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2"/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4.47145833333333cm"/>
    </style:style>
    <style:style style:name="co8" style:family="table-column">
      <style:table-column-properties fo:break-before="auto" style:column-width="4.02166666666667cm"/>
    </style:style>
    <style:style style:name="co9" style:family="table-column">
      <style:table-column-properties fo:break-before="auto" style:column-width="0.687916666666667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3.38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P-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number-columns-repeated="14" table:default-cell-style-name="ce1"/>
        <table:table-column table:style-name="co5" table:number-columns-repeated="16367" table:default-cell-style-name="ce1"/>
        <table:table-row table:style-name="ro1">
          <table:table-cell office:value-type="string" table:style-name="ce2">
            <text:p>Deformação(mm)</text:p>
          </table:table-cell>
          <table:table-cell office:value-type="string" table:style-name="ce2">
            <text:p>Força(N)</text:p>
          </table:table-cell>
          <table:table-cell table:number-columns-repeated="5" table:style-name="ce3"/>
          <table:table-cell table:number-columns-repeated="16377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tan(rad</text:p>
          </table:table-cell>
          <table:table-cell office:value-type="string" table:style-name="ce4">
            <text:p>atan(rad)</text:p>
          </table:table-cell>
          <table:table-cell office:value-type="string" table:style-name="ce4">
            <text:p>ang</text:p>
          </table:table-cell>
          <table:table-cell office:value-type="string" table:style-name="ce4">
            <text:p>delta ang</text:p>
          </table:table-cell>
          <table:table-cell table:number-columns-repeated="16377" table:style-name="ce1"/>
        </table:table-row>
        <table:table-row table:style-name="ro1">
          <table:table-cell office:value-type="float" office:value="8.3752000000000002E-4" table:style-name="ce2">
            <text:p>0,00083752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11769.271181583723" table:formula="of:=([.B3]-[.B2])/([.A3]-[.A2])" table:style-name="ce4">
            <text:p>11769,3</text:p>
          </table:table-cell>
          <table:table-cell office:value-type="float" office:value="1.1736112807930554" table:formula="of:=TAN([.C3])" table:style-name="ce4">
            <text:p>1,2</text:p>
          </table:table-cell>
          <table:table-cell office:value-type="float" office:value="1.5707113597665934" table:formula="of:=ATAN([.C3])" table:style-name="ce4">
            <text:p>1,6</text:p>
          </table:table-cell>
          <table:table-cell office:value-type="float" office:value="89.995131747880464" table:formula="of:=([.E3]*180)/PI()" table:style-name="ce4">
            <text:p>90,0</text:p>
          </table:table-cell>
          <table:table-cell office:value-type="float" office:value="0" table:formula="of:=[.F3]-[.F3]" table:style-name="ce4">
            <text:p>0,0</text:p>
          </table:table-cell>
          <table:table-cell table:number-columns-repeated="16377" table:style-name="ce1"/>
        </table:table-row>
        <table:table-row table:style-name="ro1">
          <table:table-cell office:value-type="float" office:value="1.5820000000000001E-3" table:style-name="ce2">
            <text:p>0,001582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4]-[.B3])/([.A4]-[.A3])" table:style-name="ce4">
            <text:p>0,0</text:p>
          </table:table-cell>
          <table:table-cell office:value-type="float" office:value="0" table:formula="of:=TAN([.C4])" table:style-name="ce4">
            <text:p>0,0</text:p>
          </table:table-cell>
          <table:table-cell office:value-type="float" office:value="0" table:formula="of:=ATAN([.C4])" table:style-name="ce4">
            <text:p>0,0</text:p>
          </table:table-cell>
          <table:table-cell office:value-type="float" office:value="0" table:formula="of:=([.E4]*180)/PI()" table:style-name="ce4">
            <text:p>0,0</text:p>
          </table:table-cell>
          <table:table-cell office:value-type="float" office:value="0" table:formula="of:=[.F4]-[.F4]" table:style-name="ce4">
            <text:p>0,0</text:p>
          </table:table-cell>
          <table:table-cell table:number-columns-repeated="16377" table:style-name="ce1"/>
        </table:table-row>
        <table:table-row table:style-name="ro1">
          <table:table-cell office:value-type="float" office:value="2.5125999999999998E-3" table:style-name="ce2">
            <text:p>0,0025126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5]-[.B4])/([.A5]-[.A4])" table:style-name="ce4">
            <text:p>0,0</text:p>
          </table:table-cell>
          <table:table-cell office:value-type="float" office:value="0" table:formula="of:=TAN([.C5])" table:style-name="ce4">
            <text:p>0,0</text:p>
          </table:table-cell>
          <table:table-cell office:value-type="float" office:value="0" table:formula="of:=ATAN([.C5])" table:style-name="ce4">
            <text:p>0,0</text:p>
          </table:table-cell>
          <table:table-cell office:value-type="float" office:value="0" table:formula="of:=([.E5]*180)/PI()" table:style-name="ce4">
            <text:p>0,0</text:p>
          </table:table-cell>
          <table:table-cell office:value-type="float" office:value="0" table:formula="of:=[.F5]-[.F5]" table:style-name="ce4">
            <text:p>0,0</text:p>
          </table:table-cell>
          <table:table-cell table:style-name="ce1"/>
          <table:table-cell table:style-name="ce1">
            <draw:frame draw:z-index="1" draw:id="id0" draw:style-name="a0" draw:name="Gráfico 1" svg:x="0.00927in" svg:y="0.11542in" svg:width="12.43504in" svg:height="6.7346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 office:value-type="float" office:value="3.5362000000000002E-3" table:style-name="ce2">
            <text:p>0,0035362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6]-[.B5])/([.A6]-[.A5])" table:style-name="ce4">
            <text:p>0,0</text:p>
          </table:table-cell>
          <table:table-cell office:value-type="float" office:value="0" table:formula="of:=TAN([.C6])" table:style-name="ce4">
            <text:p>0,0</text:p>
          </table:table-cell>
          <table:table-cell office:value-type="float" office:value="0" table:formula="of:=ATAN([.C6])" table:style-name="ce4">
            <text:p>0,0</text:p>
          </table:table-cell>
          <table:table-cell office:value-type="float" office:value="0" table:formula="of:=([.E6]*180)/PI()" table:style-name="ce4">
            <text:p>0,0</text:p>
          </table:table-cell>
          <table:table-cell office:value-type="float" office:value="0" table:formula="of:=[.F6]-[.F6]" table:style-name="ce4">
            <text:p>0,0</text:p>
          </table:table-cell>
          <table:table-cell table:number-columns-repeated="16377" table:style-name="ce1"/>
        </table:table-row>
        <table:table-row table:style-name="ro1">
          <table:table-cell office:value-type="float" office:value="4.5598000000000001E-3" table:style-name="ce2">
            <text:p>0,0045598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7]-[.B6])/([.A7]-[.A6])" table:style-name="ce4">
            <text:p>0,0</text:p>
          </table:table-cell>
          <table:table-cell office:value-type="float" office:value="0" table:formula="of:=TAN([.C7])" table:style-name="ce4">
            <text:p>0,0</text:p>
          </table:table-cell>
          <table:table-cell office:value-type="float" office:value="0" table:formula="of:=ATAN([.C7])" table:style-name="ce4">
            <text:p>0,0</text:p>
          </table:table-cell>
          <table:table-cell office:value-type="float" office:value="0" table:formula="of:=([.E7]*180)/PI()" table:style-name="ce4">
            <text:p>0,0</text:p>
          </table:table-cell>
          <table:table-cell office:value-type="float" office:value="0" table:formula="of:=[.F7]-[.F7]" table:style-name="ce4">
            <text:p>0,0</text:p>
          </table:table-cell>
          <table:table-cell table:number-columns-repeated="16377" table:style-name="ce1"/>
        </table:table-row>
        <table:table-row table:style-name="ro1">
          <table:table-cell office:value-type="float" office:value="5.7695999999999997E-3" table:style-name="ce2">
            <text:p>0,0057696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8]-[.B7])/([.A8]-[.A7])" table:style-name="ce4">
            <text:p>0,0</text:p>
          </table:table-cell>
          <table:table-cell office:value-type="float" office:value="0" table:formula="of:=TAN([.C8])" table:style-name="ce4">
            <text:p>0,0</text:p>
          </table:table-cell>
          <table:table-cell office:value-type="float" office:value="0" table:formula="of:=ATAN([.C8])" table:style-name="ce4">
            <text:p>0,0</text:p>
          </table:table-cell>
          <table:table-cell office:value-type="float" office:value="0" table:formula="of:=([.E8]*180)/PI()" table:style-name="ce4">
            <text:p>0,0</text:p>
          </table:table-cell>
          <table:table-cell office:value-type="float" office:value="0" table:formula="of:=[.F8]-[.F8]" table:style-name="ce4">
            <text:p>0,0</text:p>
          </table:table-cell>
          <table:table-cell table:number-columns-repeated="16377" table:style-name="ce1"/>
        </table:table-row>
        <table:table-row table:style-name="ro1">
          <table:table-cell office:value-type="float" office:value="6.7932000000000001E-3" table:style-name="ce2">
            <text:p>0,0067932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9]-[.B8])/([.A9]-[.A8])" table:style-name="ce4">
            <text:p>0,0</text:p>
          </table:table-cell>
          <table:table-cell office:value-type="float" office:value="0" table:formula="of:=TAN([.C9])" table:style-name="ce4">
            <text:p>0,0</text:p>
          </table:table-cell>
          <table:table-cell office:value-type="float" office:value="0" table:formula="of:=ATAN([.C9])" table:style-name="ce4">
            <text:p>0,0</text:p>
          </table:table-cell>
          <table:table-cell office:value-type="float" office:value="0" table:formula="of:=([.E9]*180)/PI()" table:style-name="ce4">
            <text:p>0,0</text:p>
          </table:table-cell>
          <table:table-cell office:value-type="float" office:value="0" table:formula="of:=[.F9]-[.F9]" table:style-name="ce4">
            <text:p>0,0</text:p>
          </table:table-cell>
          <table:table-cell table:number-columns-repeated="16377" table:style-name="ce1"/>
        </table:table-row>
        <table:table-row table:style-name="ro1">
          <table:table-cell office:value-type="float" office:value="8.0029999999999997E-3" table:style-name="ce2">
            <text:p>0,008003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10]-[.B9])/([.A10]-[.A9])" table:style-name="ce4">
            <text:p>0,0</text:p>
          </table:table-cell>
          <table:table-cell office:value-type="float" office:value="0" table:formula="of:=TAN([.C10])" table:style-name="ce4">
            <text:p>0,0</text:p>
          </table:table-cell>
          <table:table-cell office:value-type="float" office:value="0" table:formula="of:=ATAN([.C10])" table:style-name="ce4">
            <text:p>0,0</text:p>
          </table:table-cell>
          <table:table-cell office:value-type="float" office:value="0" table:formula="of:=([.E10]*180)/PI()" table:style-name="ce4">
            <text:p>0,0</text:p>
          </table:table-cell>
          <table:table-cell office:value-type="float" office:value="0" table:formula="of:=[.F10]-[.F10]" table:style-name="ce4">
            <text:p>0,0</text:p>
          </table:table-cell>
          <table:table-cell table:number-columns-repeated="9" table:style-name="ce1"/>
          <table:table-cell office:value-type="string" table:style-name="ce1">
            <text:p><text:s/></text:p>
          </table:table-cell>
          <table:table-cell table:number-columns-repeated="16367"/>
        </table:table-row>
        <table:table-row table:style-name="ro1">
          <table:table-cell office:value-type="float" office:value="9.3989E-3" table:style-name="ce2">
            <text:p>0,0093989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11]-[.B10])/([.A11]-[.A10])" table:style-name="ce4">
            <text:p>0,0</text:p>
          </table:table-cell>
          <table:table-cell office:value-type="float" office:value="0" table:formula="of:=TAN([.C11])" table:style-name="ce4">
            <text:p>0,0</text:p>
          </table:table-cell>
          <table:table-cell office:value-type="float" office:value="0" table:formula="of:=ATAN([.C11])" table:style-name="ce4">
            <text:p>0,0</text:p>
          </table:table-cell>
          <table:table-cell office:value-type="float" office:value="0" table:formula="of:=([.E11]*180)/PI()" table:style-name="ce4">
            <text:p>0,0</text:p>
          </table:table-cell>
          <table:table-cell office:value-type="float" office:value="0" table:formula="of:=[.F11]-[.F11]" table:style-name="ce4">
            <text:p>0,0</text:p>
          </table:table-cell>
          <table:table-cell table:number-columns-repeated="16377" table:style-name="ce1"/>
        </table:table-row>
        <table:table-row table:style-name="ro1">
          <table:table-cell office:value-type="float" office:value="1.0609E-2" table:style-name="ce2">
            <text:p>0,010609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12]-[.B11])/([.A12]-[.A11])" table:style-name="ce4">
            <text:p>0,0</text:p>
          </table:table-cell>
          <table:table-cell office:value-type="float" office:value="0" table:formula="of:=TAN([.C12])" table:style-name="ce4">
            <text:p>0,0</text:p>
          </table:table-cell>
          <table:table-cell office:value-type="float" office:value="0" table:formula="of:=ATAN([.C12])" table:style-name="ce4">
            <text:p>0,0</text:p>
          </table:table-cell>
          <table:table-cell office:value-type="float" office:value="0" table:formula="of:=([.E12]*180)/PI()" table:style-name="ce4">
            <text:p>0,0</text:p>
          </table:table-cell>
          <table:table-cell office:value-type="float" office:value="0" table:formula="of:=[.F12]-[.F12]" table:style-name="ce4">
            <text:p>0,0</text:p>
          </table:table-cell>
          <table:table-cell table:number-columns-repeated="16377" table:style-name="ce1"/>
        </table:table-row>
        <table:table-row table:style-name="ro1">
          <table:table-cell office:value-type="float" office:value="1.1632E-2" table:style-name="ce2">
            <text:p>0,011632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13]-[.B12])/([.A13]-[.A12])" table:style-name="ce4">
            <text:p>0,0</text:p>
          </table:table-cell>
          <table:table-cell office:value-type="float" office:value="0" table:formula="of:=TAN([.C13])" table:style-name="ce4">
            <text:p>0,0</text:p>
          </table:table-cell>
          <table:table-cell office:value-type="float" office:value="0" table:formula="of:=ATAN([.C13])" table:style-name="ce4">
            <text:p>0,0</text:p>
          </table:table-cell>
          <table:table-cell office:value-type="float" office:value="0" table:formula="of:=([.E13]*180)/PI()" table:style-name="ce4">
            <text:p>0,0</text:p>
          </table:table-cell>
          <table:table-cell office:value-type="float" office:value="0" table:formula="of:=[.F13]-[.F13]" table:style-name="ce4">
            <text:p>0,0</text:p>
          </table:table-cell>
          <table:table-cell table:number-columns-repeated="16377" table:style-name="ce1"/>
        </table:table-row>
        <table:table-row table:style-name="ro1">
          <table:table-cell office:value-type="float" office:value="1.3121000000000001E-2" table:style-name="ce2">
            <text:p>0,013121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14]-[.B13])/([.A14]-[.A13])" table:style-name="ce4">
            <text:p>0,0</text:p>
          </table:table-cell>
          <table:table-cell office:value-type="float" office:value="0" table:formula="of:=TAN([.C14])" table:style-name="ce4">
            <text:p>0,0</text:p>
          </table:table-cell>
          <table:table-cell office:value-type="float" office:value="0" table:formula="of:=ATAN([.C14])" table:style-name="ce4">
            <text:p>0,0</text:p>
          </table:table-cell>
          <table:table-cell office:value-type="float" office:value="0" table:formula="of:=([.E14]*180)/PI()" table:style-name="ce4">
            <text:p>0,0</text:p>
          </table:table-cell>
          <table:table-cell office:value-type="float" office:value="0" table:formula="of:=[.F14]-[.F14]" table:style-name="ce4">
            <text:p>0,0</text:p>
          </table:table-cell>
          <table:table-cell table:number-columns-repeated="16377" table:style-name="ce1"/>
        </table:table-row>
        <table:table-row table:style-name="ro1">
          <table:table-cell office:value-type="float" office:value="1.4517E-2" table:style-name="ce2">
            <text:p>0,014517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15]-[.B14])/([.A15]-[.A14])" table:style-name="ce4">
            <text:p>0,0</text:p>
          </table:table-cell>
          <table:table-cell office:value-type="float" office:value="0" table:formula="of:=TAN([.C15])" table:style-name="ce4">
            <text:p>0,0</text:p>
          </table:table-cell>
          <table:table-cell office:value-type="float" office:value="0" table:formula="of:=ATAN([.C15])" table:style-name="ce4">
            <text:p>0,0</text:p>
          </table:table-cell>
          <table:table-cell office:value-type="float" office:value="0" table:formula="of:=([.E15]*180)/PI()" table:style-name="ce4">
            <text:p>0,0</text:p>
          </table:table-cell>
          <table:table-cell office:value-type="float" office:value="0" table:formula="of:=[.F15]-[.F15]" table:style-name="ce4">
            <text:p>0,0</text:p>
          </table:table-cell>
          <table:table-cell table:number-columns-repeated="16377" table:style-name="ce1"/>
        </table:table-row>
        <table:table-row table:style-name="ro1">
          <table:table-cell office:value-type="float" office:value="1.5633999999999999E-2" table:style-name="ce2">
            <text:p>0,015634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16]-[.B15])/([.A16]-[.A15])" table:style-name="ce4">
            <text:p>0,0</text:p>
          </table:table-cell>
          <table:table-cell office:value-type="float" office:value="0" table:formula="of:=TAN([.C16])" table:style-name="ce4">
            <text:p>0,0</text:p>
          </table:table-cell>
          <table:table-cell office:value-type="float" office:value="0" table:formula="of:=ATAN([.C16])" table:style-name="ce4">
            <text:p>0,0</text:p>
          </table:table-cell>
          <table:table-cell office:value-type="float" office:value="0" table:formula="of:=([.E16]*180)/PI()" table:style-name="ce4">
            <text:p>0,0</text:p>
          </table:table-cell>
          <table:table-cell office:value-type="float" office:value="0" table:formula="of:=[.F16]-[.F16]" table:style-name="ce4">
            <text:p>0,0</text:p>
          </table:table-cell>
          <table:table-cell table:number-columns-repeated="16377" table:style-name="ce1"/>
        </table:table-row>
        <table:table-row table:style-name="ro1">
          <table:table-cell office:value-type="float" office:value="1.6937000000000001E-2" table:style-name="ce2">
            <text:p>0,016937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17]-[.B16])/([.A17]-[.A16])" table:style-name="ce4">
            <text:p>0,0</text:p>
          </table:table-cell>
          <table:table-cell office:value-type="float" office:value="0" table:formula="of:=TAN([.C17])" table:style-name="ce4">
            <text:p>0,0</text:p>
          </table:table-cell>
          <table:table-cell office:value-type="float" office:value="0" table:formula="of:=ATAN([.C17])" table:style-name="ce4">
            <text:p>0,0</text:p>
          </table:table-cell>
          <table:table-cell office:value-type="float" office:value="0" table:formula="of:=([.E17]*180)/PI()" table:style-name="ce4">
            <text:p>0,0</text:p>
          </table:table-cell>
          <table:table-cell office:value-type="float" office:value="0" table:formula="of:=[.F17]-[.F1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8332000000000001E-2" table:style-name="ce2">
            <text:p>0,018332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18]-[.B17])/([.A18]-[.A17])" table:style-name="ce4">
            <text:p>0,0</text:p>
          </table:table-cell>
          <table:table-cell office:value-type="float" office:value="0" table:formula="of:=TAN([.C18])" table:style-name="ce4">
            <text:p>0,0</text:p>
          </table:table-cell>
          <table:table-cell office:value-type="float" office:value="0" table:formula="of:=ATAN([.C18])" table:style-name="ce4">
            <text:p>0,0</text:p>
          </table:table-cell>
          <table:table-cell office:value-type="float" office:value="0" table:formula="of:=([.E18]*180)/PI()" table:style-name="ce4">
            <text:p>0,0</text:p>
          </table:table-cell>
          <table:table-cell office:value-type="float" office:value="0" table:formula="of:=[.F18]-[.F1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635E-2" table:style-name="ce2">
            <text:p>0,019635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7564.8503453568765" table:formula="of:=([.B19]-[.B18])/([.A19]-[.A18])" table:style-name="ce4">
            <text:p>7564,9</text:p>
          </table:table-cell>
          <table:table-cell office:value-type="float" office:value="-0.10514946185677976" table:formula="of:=TAN([.C19])" table:style-name="ce4">
            <text:p>-0,1</text:p>
          </table:table-cell>
          <table:table-cell office:value-type="float" office:value="1.5706641364740677" table:formula="of:=ATAN([.C19])" table:style-name="ce4">
            <text:p>1,6</text:p>
          </table:table-cell>
          <table:table-cell office:value-type="float" office:value="89.992426052524024" table:formula="of:=([.E19]*180)/PI()" table:style-name="ce4">
            <text:p>90,0</text:p>
          </table:table-cell>
          <table:table-cell office:value-type="float" office:value="0" table:formula="of:=[.F19]-[.F1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124E-2" table:style-name="ce2">
            <text:p>0,021124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-6619.8791134989888" table:formula="of:=([.B20]-[.B19])/([.A20]-[.A19])" table:style-name="ce4">
            <text:p>-6619,9</text:p>
          </table:table-cell>
          <table:table-cell office:value-type="float" office:value="-0.6040503603181635" table:formula="of:=TAN([.C20])" table:style-name="ce4">
            <text:p>-0,6</text:p>
          </table:table-cell>
          <table:table-cell office:value-type="float" office:value="-1.5706452666357535" table:formula="of:=ATAN([.C20])" table:style-name="ce4">
            <text:p>-1,6</text:p>
          </table:table-cell>
          <table:table-cell office:value-type="float" office:value="-89.991344890428522" table:formula="of:=([.E20]*180)/PI()" table:style-name="ce4">
            <text:p>-90,0</text:p>
          </table:table-cell>
          <table:table-cell office:value-type="float" office:value="0" table:formula="of:=[.F20]-[.F2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426999999999999E-2" table:style-name="ce2">
            <text:p>0,022427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21]-[.B20])/([.A21]-[.A20])" table:style-name="ce4">
            <text:p>0,0</text:p>
          </table:table-cell>
          <table:table-cell office:value-type="float" office:value="0" table:formula="of:=TAN([.C21])" table:style-name="ce4">
            <text:p>0,0</text:p>
          </table:table-cell>
          <table:table-cell office:value-type="float" office:value="0" table:formula="of:=ATAN([.C21])" table:style-name="ce4">
            <text:p>0,0</text:p>
          </table:table-cell>
          <table:table-cell office:value-type="float" office:value="0" table:formula="of:=([.E21]*180)/PI()" table:style-name="ce4">
            <text:p>0,0</text:p>
          </table:table-cell>
          <table:table-cell office:value-type="float" office:value="0" table:formula="of:=[.F21]-[.F2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730000000000001E-2" table:style-name="ce2">
            <text:p>0,02373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22]-[.B21])/([.A22]-[.A21])" table:style-name="ce4">
            <text:p>0,0</text:p>
          </table:table-cell>
          <table:table-cell office:value-type="float" office:value="0" table:formula="of:=TAN([.C22])" table:style-name="ce4">
            <text:p>0,0</text:p>
          </table:table-cell>
          <table:table-cell office:value-type="float" office:value="0" table:formula="of:=ATAN([.C22])" table:style-name="ce4">
            <text:p>0,0</text:p>
          </table:table-cell>
          <table:table-cell office:value-type="float" office:value="0" table:formula="of:=([.E22]*180)/PI()" table:style-name="ce4">
            <text:p>0,0</text:p>
          </table:table-cell>
          <table:table-cell office:value-type="float" office:value="0" table:formula="of:=[.F22]-[.F2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218999999999998E-2" table:style-name="ce2">
            <text:p>0,025219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23]-[.B22])/([.A23]-[.A22])" table:style-name="ce4">
            <text:p>0,0</text:p>
          </table:table-cell>
          <table:table-cell office:value-type="float" office:value="0" table:formula="of:=TAN([.C23])" table:style-name="ce4">
            <text:p>0,0</text:p>
          </table:table-cell>
          <table:table-cell office:value-type="float" office:value="0" table:formula="of:=ATAN([.C23])" table:style-name="ce4">
            <text:p>0,0</text:p>
          </table:table-cell>
          <table:table-cell office:value-type="float" office:value="0" table:formula="of:=([.E23]*180)/PI()" table:style-name="ce4">
            <text:p>0,0</text:p>
          </table:table-cell>
          <table:table-cell office:value-type="float" office:value="0" table:formula="of:=[.F23]-[.F2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615E-2" table:style-name="ce2">
            <text:p>0,026615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7060.8882521489895" table:formula="of:=([.B24]-[.B23])/([.A24]-[.A23])" table:style-name="ce4">
            <text:p>7060,9</text:p>
          </table:table-cell>
          <table:table-cell office:value-type="float" office:value="-6.2456784193340358" table:formula="of:=TAN([.C24])" table:style-name="ce4">
            <text:p>-6,2</text:p>
          </table:table-cell>
          <table:table-cell office:value-type="float" office:value="1.5706547015548979" table:formula="of:=ATAN([.C24])" table:style-name="ce4">
            <text:p>1,6</text:p>
          </table:table-cell>
          <table:table-cell office:value-type="float" office:value="89.991885471475555" table:formula="of:=([.E24]*180)/PI()" table:style-name="ce4">
            <text:p>90,0</text:p>
          </table:table-cell>
          <table:table-cell office:value-type="float" office:value="0" table:formula="of:=[.F24]-[.F2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637999999999999E-2" table:style-name="ce2">
            <text:p>0,027638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-9635.3861192570894" table:formula="of:=([.B25]-[.B24])/([.A25]-[.A24])" table:style-name="ce4">
            <text:p>-9635,4</text:p>
          </table:table-cell>
          <table:table-cell office:value-type="float" office:value="-0.12205138516691903" table:formula="of:=TAN([.C25])" table:style-name="ce4">
            <text:p>-0,1</text:p>
          </table:table-cell>
          <table:table-cell office:value-type="float" office:value="-1.5706925426824561" table:formula="of:=ATAN([.C25])" table:style-name="ce4">
            <text:p>-1,6</text:p>
          </table:table-cell>
          <table:table-cell office:value-type="float" office:value="-89.994053608376646" table:formula="of:=([.E25]*180)/PI()" table:style-name="ce4">
            <text:p>-90,0</text:p>
          </table:table-cell>
          <table:table-cell office:value-type="float" office:value="0" table:formula="of:=[.F25]-[.F2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312999999999999E-2" table:style-name="ce2">
            <text:p>0,029313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26]-[.B25])/([.A26]-[.A25])" table:style-name="ce4">
            <text:p>0,0</text:p>
          </table:table-cell>
          <table:table-cell office:value-type="float" office:value="0" table:formula="of:=TAN([.C26])" table:style-name="ce4">
            <text:p>0,0</text:p>
          </table:table-cell>
          <table:table-cell office:value-type="float" office:value="0" table:formula="of:=ATAN([.C26])" table:style-name="ce4">
            <text:p>0,0</text:p>
          </table:table-cell>
          <table:table-cell office:value-type="float" office:value="0" table:formula="of:=([.E26]*180)/PI()" table:style-name="ce4">
            <text:p>0,0</text:p>
          </table:table-cell>
          <table:table-cell office:value-type="float" office:value="0" table:formula="of:=[.F26]-[.F2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894999999999999E-2" table:style-name="ce2">
            <text:p>0,030895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27]-[.B26])/([.A27]-[.A26])" table:style-name="ce4">
            <text:p>0,0</text:p>
          </table:table-cell>
          <table:table-cell office:value-type="float" office:value="0" table:formula="of:=TAN([.C27])" table:style-name="ce4">
            <text:p>0,0</text:p>
          </table:table-cell>
          <table:table-cell office:value-type="float" office:value="0" table:formula="of:=ATAN([.C27])" table:style-name="ce4">
            <text:p>0,0</text:p>
          </table:table-cell>
          <table:table-cell office:value-type="float" office:value="0" table:formula="of:=([.E27]*180)/PI()" table:style-name="ce4">
            <text:p>0,0</text:p>
          </table:table-cell>
          <table:table-cell office:value-type="float" office:value="0" table:formula="of:=[.F27]-[.F2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826E-2" table:style-name="ce2">
            <text:p>0,031826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28]-[.B27])/([.A28]-[.A27])" table:style-name="ce4">
            <text:p>0,0</text:p>
          </table:table-cell>
          <table:table-cell office:value-type="float" office:value="0" table:formula="of:=TAN([.C28])" table:style-name="ce4">
            <text:p>0,0</text:p>
          </table:table-cell>
          <table:table-cell office:value-type="float" office:value="0" table:formula="of:=ATAN([.C28])" table:style-name="ce4">
            <text:p>0,0</text:p>
          </table:table-cell>
          <table:table-cell office:value-type="float" office:value="0" table:formula="of:=([.E28]*180)/PI()" table:style-name="ce4">
            <text:p>0,0</text:p>
          </table:table-cell>
          <table:table-cell office:value-type="float" office:value="0" table:formula="of:=[.F28]-[.F2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3222000000000002E-2" table:style-name="ce2">
            <text:p>0,033222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29]-[.B28])/([.A29]-[.A28])" table:style-name="ce4">
            <text:p>0,0</text:p>
          </table:table-cell>
          <table:table-cell office:value-type="float" office:value="0" table:formula="of:=TAN([.C29])" table:style-name="ce4">
            <text:p>0,0</text:p>
          </table:table-cell>
          <table:table-cell office:value-type="float" office:value="0" table:formula="of:=ATAN([.C29])" table:style-name="ce4">
            <text:p>0,0</text:p>
          </table:table-cell>
          <table:table-cell office:value-type="float" office:value="0" table:formula="of:=([.E29]*180)/PI()" table:style-name="ce4">
            <text:p>0,0</text:p>
          </table:table-cell>
          <table:table-cell office:value-type="float" office:value="0" table:formula="of:=[.F29]-[.F2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5083000000000003E-2" table:style-name="ce2">
            <text:p>0,035083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30]-[.B29])/([.A30]-[.A29])" table:style-name="ce4">
            <text:p>0,0</text:p>
          </table:table-cell>
          <table:table-cell office:value-type="float" office:value="0" table:formula="of:=TAN([.C30])" table:style-name="ce4">
            <text:p>0,0</text:p>
          </table:table-cell>
          <table:table-cell office:value-type="float" office:value="0" table:formula="of:=ATAN([.C30])" table:style-name="ce4">
            <text:p>0,0</text:p>
          </table:table-cell>
          <table:table-cell office:value-type="float" office:value="0" table:formula="of:=([.E30]*180)/PI()" table:style-name="ce4">
            <text:p>0,0</text:p>
          </table:table-cell>
          <table:table-cell office:value-type="float" office:value="0" table:formula="of:=[.F30]-[.F3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6292999999999999E-2" table:style-name="ce2">
            <text:p>0,036293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8146.2809917355653" table:formula="of:=([.B31]-[.B30])/([.A31]-[.A30])" table:style-name="ce4">
            <text:p>8146,3</text:p>
          </table:table-cell>
          <table:table-cell office:value-type="float" office:value="0.13199971178577777" table:formula="of:=TAN([.C31])" table:style-name="ce4">
            <text:p>0,1</text:p>
          </table:table-cell>
          <table:table-cell office:value-type="float" office:value="1.5706735713932609" table:formula="of:=ATAN([.C31])" table:style-name="ce4">
            <text:p>1,6</text:p>
          </table:table-cell>
          <table:table-cell office:value-type="float" office:value="89.992966633573843" table:formula="of:=([.E31]*180)/PI()" table:style-name="ce4">
            <text:p>90,0</text:p>
          </table:table-cell>
          <table:table-cell office:value-type="float" office:value="0" table:formula="of:=[.F31]-[.F3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7316000000000002E-2" table:style-name="ce2">
            <text:p>0,037316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32]-[.B31])/([.A32]-[.A31])" table:style-name="ce4">
            <text:p>0,0</text:p>
          </table:table-cell>
          <table:table-cell office:value-type="float" office:value="0" table:formula="of:=TAN([.C32])" table:style-name="ce4">
            <text:p>0,0</text:p>
          </table:table-cell>
          <table:table-cell office:value-type="float" office:value="0" table:formula="of:=ATAN([.C32])" table:style-name="ce4">
            <text:p>0,0</text:p>
          </table:table-cell>
          <table:table-cell office:value-type="float" office:value="0" table:formula="of:=([.E32]*180)/PI()" table:style-name="ce4">
            <text:p>0,0</text:p>
          </table:table-cell>
          <table:table-cell office:value-type="float" office:value="0" table:formula="of:=[.F32]-[.F3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9176999999999997E-2" table:style-name="ce2">
            <text:p>0,039177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33]-[.B32])/([.A33]-[.A32])" table:style-name="ce4">
            <text:p>0,0</text:p>
          </table:table-cell>
          <table:table-cell office:value-type="float" office:value="0" table:formula="of:=TAN([.C33])" table:style-name="ce4">
            <text:p>0,0</text:p>
          </table:table-cell>
          <table:table-cell office:value-type="float" office:value="0" table:formula="of:=ATAN([.C33])" table:style-name="ce4">
            <text:p>0,0</text:p>
          </table:table-cell>
          <table:table-cell office:value-type="float" office:value="0" table:formula="of:=([.E33]*180)/PI()" table:style-name="ce4">
            <text:p>0,0</text:p>
          </table:table-cell>
          <table:table-cell office:value-type="float" office:value="0" table:formula="of:=[.F33]-[.F3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0572999999999998E-2" table:style-name="ce2">
            <text:p>0,040573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34]-[.B33])/([.A34]-[.A33])" table:style-name="ce4">
            <text:p>0,0</text:p>
          </table:table-cell>
          <table:table-cell office:value-type="float" office:value="0" table:formula="of:=TAN([.C34])" table:style-name="ce4">
            <text:p>0,0</text:p>
          </table:table-cell>
          <table:table-cell office:value-type="float" office:value="0" table:formula="of:=ATAN([.C34])" table:style-name="ce4">
            <text:p>0,0</text:p>
          </table:table-cell>
          <table:table-cell office:value-type="float" office:value="0" table:formula="of:=([.E34]*180)/PI()" table:style-name="ce4">
            <text:p>0,0</text:p>
          </table:table-cell>
          <table:table-cell office:value-type="float" office:value="0" table:formula="of:=[.F34]-[.F3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1503999999999999E-2" table:style-name="ce2">
            <text:p>0,041504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35]-[.B34])/([.A35]-[.A34])" table:style-name="ce4">
            <text:p>0,0</text:p>
          </table:table-cell>
          <table:table-cell office:value-type="float" office:value="0" table:formula="of:=TAN([.C35])" table:style-name="ce4">
            <text:p>0,0</text:p>
          </table:table-cell>
          <table:table-cell office:value-type="float" office:value="0" table:formula="of:=ATAN([.C35])" table:style-name="ce4">
            <text:p>0,0</text:p>
          </table:table-cell>
          <table:table-cell office:value-type="float" office:value="0" table:formula="of:=([.E35]*180)/PI()" table:style-name="ce4">
            <text:p>0,0</text:p>
          </table:table-cell>
          <table:table-cell office:value-type="float" office:value="0" table:formula="of:=[.F35]-[.F3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3179000000000002E-2" table:style-name="ce2">
            <text:p>0,043179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36]-[.B35])/([.A36]-[.A35])" table:style-name="ce4">
            <text:p>0,0</text:p>
          </table:table-cell>
          <table:table-cell office:value-type="float" office:value="0" table:formula="of:=TAN([.C36])" table:style-name="ce4">
            <text:p>0,0</text:p>
          </table:table-cell>
          <table:table-cell office:value-type="float" office:value="0" table:formula="of:=ATAN([.C36])" table:style-name="ce4">
            <text:p>0,0</text:p>
          </table:table-cell>
          <table:table-cell office:value-type="float" office:value="0" table:formula="of:=([.E36]*180)/PI()" table:style-name="ce4">
            <text:p>0,0</text:p>
          </table:table-cell>
          <table:table-cell office:value-type="float" office:value="0" table:formula="of:=[.F36]-[.F3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4761000000000002E-2" table:style-name="ce2">
            <text:p>0,044761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37]-[.B36])/([.A37]-[.A36])" table:style-name="ce4">
            <text:p>0,0</text:p>
          </table:table-cell>
          <table:table-cell office:value-type="float" office:value="0" table:formula="of:=TAN([.C37])" table:style-name="ce4">
            <text:p>0,0</text:p>
          </table:table-cell>
          <table:table-cell office:value-type="float" office:value="0" table:formula="of:=ATAN([.C37])" table:style-name="ce4">
            <text:p>0,0</text:p>
          </table:table-cell>
          <table:table-cell office:value-type="float" office:value="0" table:formula="of:=([.E37]*180)/PI()" table:style-name="ce4">
            <text:p>0,0</text:p>
          </table:table-cell>
          <table:table-cell office:value-type="float" office:value="0" table:formula="of:=[.F37]-[.F3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5878000000000002E-2" table:style-name="ce2">
            <text:p>0,045878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-8824.5299910474478" table:formula="of:=([.B38]-[.B37])/([.A38]-[.A37])" table:style-name="ce4">
            <text:p>-8824,5</text:p>
          </table:table-cell>
          <table:table-cell office:value-type="float" office:value="0.20664097985854141" table:formula="of:=TAN([.C38])" table:style-name="ce4">
            <text:p>0,2</text:p>
          </table:table-cell>
          <table:table-cell office:value-type="float" office:value="-1.5706830063124761" table:formula="of:=ATAN([.C38])" table:style-name="ce4">
            <text:p>-1,6</text:p>
          </table:table-cell>
          <table:table-cell office:value-type="float" office:value="-89.993507214624927" table:formula="of:=([.E38]*180)/PI()" table:style-name="ce4">
            <text:p>-90,0</text:p>
          </table:table-cell>
          <table:table-cell office:value-type="float" office:value="0" table:formula="of:=[.F38]-[.F3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7460000000000002E-2" table:style-name="ce2">
            <text:p>0,04746</text:p>
          </table:table-cell>
          <table:table-cell office:value-type="float" office:value="9.8569999999999993" table:style-name="ce2">
            <text:p>9,857</text:p>
          </table:table-cell>
          <table:table-cell office:value-type="float" office:value="0" table:formula="of:=([.B39]-[.B38])/([.A39]-[.A38])" table:style-name="ce4">
            <text:p>0,0</text:p>
          </table:table-cell>
          <table:table-cell office:value-type="float" office:value="0" table:formula="of:=TAN([.C39])" table:style-name="ce4">
            <text:p>0,0</text:p>
          </table:table-cell>
          <table:table-cell office:value-type="float" office:value="0" table:formula="of:=ATAN([.C39])" table:style-name="ce4">
            <text:p>0,0</text:p>
          </table:table-cell>
          <table:table-cell office:value-type="float" office:value="0" table:formula="of:=([.E39]*180)/PI()" table:style-name="ce4">
            <text:p>0,0</text:p>
          </table:table-cell>
          <table:table-cell office:value-type="float" office:value="0" table:formula="of:=[.F39]-[.F3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8948999999999999E-2" table:style-name="ce2">
            <text:p>0,048949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6619.8791134990042" table:formula="of:=([.B40]-[.B39])/([.A40]-[.A39])" table:style-name="ce4">
            <text:p>6619,9</text:p>
          </table:table-cell>
          <table:table-cell office:value-type="float" office:value="0.6040503603392664" table:formula="of:=TAN([.C40])" table:style-name="ce4">
            <text:p>0,6</text:p>
          </table:table-cell>
          <table:table-cell office:value-type="float" office:value="1.5706452666357535" table:formula="of:=ATAN([.C40])" table:style-name="ce4">
            <text:p>1,6</text:p>
          </table:table-cell>
          <table:table-cell office:value-type="float" office:value="89.991344890428522" table:formula="of:=([.E40]*180)/PI()" table:style-name="ce4">
            <text:p>90,0</text:p>
          </table:table-cell>
          <table:table-cell office:value-type="float" office:value="0" table:formula="of:=[.F40]-[.F4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0064999999999998E-2" table:style-name="ce2">
            <text:p>0,050065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41]-[.B40])/([.A41]-[.A40])" table:style-name="ce4">
            <text:p>0,0</text:p>
          </table:table-cell>
          <table:table-cell office:value-type="float" office:value="0" table:formula="of:=TAN([.C41])" table:style-name="ce4">
            <text:p>0,0</text:p>
          </table:table-cell>
          <table:table-cell office:value-type="float" office:value="0" table:formula="of:=ATAN([.C41])" table:style-name="ce4">
            <text:p>0,0</text:p>
          </table:table-cell>
          <table:table-cell office:value-type="float" office:value="0" table:formula="of:=([.E41]*180)/PI()" table:style-name="ce4">
            <text:p>0,0</text:p>
          </table:table-cell>
          <table:table-cell office:value-type="float" office:value="0" table:formula="of:=[.F41]-[.F4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1646999999999998E-2" table:style-name="ce2">
            <text:p>0,051647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42]-[.B41])/([.A42]-[.A41])" table:style-name="ce4">
            <text:p>0,0</text:p>
          </table:table-cell>
          <table:table-cell office:value-type="float" office:value="0" table:formula="of:=TAN([.C42])" table:style-name="ce4">
            <text:p>0,0</text:p>
          </table:table-cell>
          <table:table-cell office:value-type="float" office:value="0" table:formula="of:=ATAN([.C42])" table:style-name="ce4">
            <text:p>0,0</text:p>
          </table:table-cell>
          <table:table-cell office:value-type="float" office:value="0" table:formula="of:=([.E42]*180)/PI()" table:style-name="ce4">
            <text:p>0,0</text:p>
          </table:table-cell>
          <table:table-cell office:value-type="float" office:value="0" table:formula="of:=[.F42]-[.F4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3228999999999999E-2" table:style-name="ce2">
            <text:p>0,053229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43]-[.B42])/([.A43]-[.A42])" table:style-name="ce4">
            <text:p>0,0</text:p>
          </table:table-cell>
          <table:table-cell office:value-type="float" office:value="0" table:formula="of:=TAN([.C43])" table:style-name="ce4">
            <text:p>0,0</text:p>
          </table:table-cell>
          <table:table-cell office:value-type="float" office:value="0" table:formula="of:=ATAN([.C43])" table:style-name="ce4">
            <text:p>0,0</text:p>
          </table:table-cell>
          <table:table-cell office:value-type="float" office:value="0" table:formula="of:=([.E43]*180)/PI()" table:style-name="ce4">
            <text:p>0,0</text:p>
          </table:table-cell>
          <table:table-cell office:value-type="float" office:value="0" table:formula="of:=[.F43]-[.F4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4253000000000003E-2" table:style-name="ce2">
            <text:p>0,054253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44]-[.B43])/([.A44]-[.A43])" table:style-name="ce4">
            <text:p>0,0</text:p>
          </table:table-cell>
          <table:table-cell office:value-type="float" office:value="0" table:formula="of:=TAN([.C44])" table:style-name="ce4">
            <text:p>0,0</text:p>
          </table:table-cell>
          <table:table-cell office:value-type="float" office:value="0" table:formula="of:=ATAN([.C44])" table:style-name="ce4">
            <text:p>0,0</text:p>
          </table:table-cell>
          <table:table-cell office:value-type="float" office:value="0" table:formula="of:=([.E44]*180)/PI()" table:style-name="ce4">
            <text:p>0,0</text:p>
          </table:table-cell>
          <table:table-cell office:value-type="float" office:value="0" table:formula="of:=[.F44]-[.F4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5835000000000003E-2" table:style-name="ce2">
            <text:p>0,055835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45]-[.B44])/([.A45]-[.A44])" table:style-name="ce4">
            <text:p>0,0</text:p>
          </table:table-cell>
          <table:table-cell office:value-type="float" office:value="0" table:formula="of:=TAN([.C45])" table:style-name="ce4">
            <text:p>0,0</text:p>
          </table:table-cell>
          <table:table-cell office:value-type="float" office:value="0" table:formula="of:=ATAN([.C45])" table:style-name="ce4">
            <text:p>0,0</text:p>
          </table:table-cell>
          <table:table-cell office:value-type="float" office:value="0" table:formula="of:=([.E45]*180)/PI()" table:style-name="ce4">
            <text:p>0,0</text:p>
          </table:table-cell>
          <table:table-cell office:value-type="float" office:value="0" table:formula="of:=[.F45]-[.F4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7509999999999999E-2" table:style-name="ce2">
            <text:p>0,05751</text:p>
          </table:table-cell>
          <table:table-cell office:value-type="float" office:value="29.571000000000002" table:style-name="ce2">
            <text:p>29,571</text:p>
          </table:table-cell>
          <table:table-cell office:value-type="float" office:value="5884.7761194030008" table:formula="of:=([.B46]-[.B45])/([.A46]-[.A45])" table:style-name="ce4">
            <text:p>5884,8</text:p>
          </table:table-cell>
          <table:table-cell office:value-type="float" office:value="0.64532145875240499" table:formula="of:=TAN([.C46])" table:style-name="ce4">
            <text:p>0,6</text:p>
          </table:table-cell>
          <table:table-cell office:value-type="float" office:value="1.5706263967975467" table:formula="of:=ATAN([.C46])" table:style-name="ce4">
            <text:p>1,6</text:p>
          </table:table-cell>
          <table:table-cell office:value-type="float" office:value="89.990263728339187" table:formula="of:=([.E46]*180)/PI()" table:style-name="ce4">
            <text:p>90,0</text:p>
          </table:table-cell>
          <table:table-cell office:value-type="float" office:value="0" table:formula="of:=[.F46]-[.F4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8439999999999999E-2" table:style-name="ce2">
            <text:p>0,05844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-10598.924731182795" table:formula="of:=([.B47]-[.B46])/([.A47]-[.A46])" table:style-name="ce4">
            <text:p>-10598,9</text:p>
          </table:table-cell>
          <table:table-cell office:value-type="float" office:value="1.0481062971010215" table:formula="of:=TAN([.C47])" table:style-name="ce4">
            <text:p>1,0</text:p>
          </table:table-cell>
          <table:table-cell office:value-type="float" office:value="-1.5707019776017099" table:formula="of:=ATAN([.C47])" table:style-name="ce4">
            <text:p>-1,6</text:p>
          </table:table-cell>
          <table:table-cell office:value-type="float" office:value="-89.994594189429947" table:formula="of:=([.E47]*180)/PI()" table:style-name="ce4">
            <text:p>-90,0</text:p>
          </table:table-cell>
          <table:table-cell office:value-type="float" office:value="0" table:formula="of:=[.F47]-[.F4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9836E-2" table:style-name="ce2">
            <text:p>0,059836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48]-[.B47])/([.A48]-[.A47])" table:style-name="ce4">
            <text:p>0,0</text:p>
          </table:table-cell>
          <table:table-cell office:value-type="float" office:value="0" table:formula="of:=TAN([.C48])" table:style-name="ce4">
            <text:p>0,0</text:p>
          </table:table-cell>
          <table:table-cell office:value-type="float" office:value="0" table:formula="of:=ATAN([.C48])" table:style-name="ce4">
            <text:p>0,0</text:p>
          </table:table-cell>
          <table:table-cell office:value-type="float" office:value="0" table:formula="of:=([.E48]*180)/PI()" table:style-name="ce4">
            <text:p>0,0</text:p>
          </table:table-cell>
          <table:table-cell office:value-type="float" office:value="0" table:formula="of:=[.F48]-[.F4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1697000000000002E-2" table:style-name="ce2">
            <text:p>0,061697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49]-[.B48])/([.A49]-[.A48])" table:style-name="ce4">
            <text:p>0,0</text:p>
          </table:table-cell>
          <table:table-cell office:value-type="float" office:value="0" table:formula="of:=TAN([.C49])" table:style-name="ce4">
            <text:p>0,0</text:p>
          </table:table-cell>
          <table:table-cell office:value-type="float" office:value="0" table:formula="of:=ATAN([.C49])" table:style-name="ce4">
            <text:p>0,0</text:p>
          </table:table-cell>
          <table:table-cell office:value-type="float" office:value="0" table:formula="of:=([.E49]*180)/PI()" table:style-name="ce4">
            <text:p>0,0</text:p>
          </table:table-cell>
          <table:table-cell office:value-type="float" office:value="0" table:formula="of:=[.F49]-[.F4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2720999999999999E-2" table:style-name="ce2">
            <text:p>0,062721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50]-[.B49])/([.A50]-[.A49])" table:style-name="ce4">
            <text:p>0,0</text:p>
          </table:table-cell>
          <table:table-cell office:value-type="float" office:value="0" table:formula="of:=TAN([.C50])" table:style-name="ce4">
            <text:p>0,0</text:p>
          </table:table-cell>
          <table:table-cell office:value-type="float" office:value="0" table:formula="of:=ATAN([.C50])" table:style-name="ce4">
            <text:p>0,0</text:p>
          </table:table-cell>
          <table:table-cell office:value-type="float" office:value="0" table:formula="of:=([.E50]*180)/PI()" table:style-name="ce4">
            <text:p>0,0</text:p>
          </table:table-cell>
          <table:table-cell office:value-type="float" office:value="0" table:formula="of:=[.F50]-[.F5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3744999999999996E-2" table:style-name="ce2">
            <text:p>0,063745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51]-[.B50])/([.A51]-[.A50])" table:style-name="ce4">
            <text:p>0,0</text:p>
          </table:table-cell>
          <table:table-cell office:value-type="float" office:value="0" table:formula="of:=TAN([.C51])" table:style-name="ce4">
            <text:p>0,0</text:p>
          </table:table-cell>
          <table:table-cell office:value-type="float" office:value="0" table:formula="of:=ATAN([.C51])" table:style-name="ce4">
            <text:p>0,0</text:p>
          </table:table-cell>
          <table:table-cell office:value-type="float" office:value="0" table:formula="of:=([.E51]*180)/PI()" table:style-name="ce4">
            <text:p>0,0</text:p>
          </table:table-cell>
          <table:table-cell office:value-type="float" office:value="0" table:formula="of:=[.F51]-[.F5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5698999999999994E-2" table:style-name="ce2">
            <text:p>0,065699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0" table:formula="of:=([.B52]-[.B51])/([.A52]-[.A51])" table:style-name="ce4">
            <text:p>0,0</text:p>
          </table:table-cell>
          <table:table-cell office:value-type="float" office:value="0" table:formula="of:=TAN([.C52])" table:style-name="ce4">
            <text:p>0,0</text:p>
          </table:table-cell>
          <table:table-cell office:value-type="float" office:value="0" table:formula="of:=ATAN([.C52])" table:style-name="ce4">
            <text:p>0,0</text:p>
          </table:table-cell>
          <table:table-cell office:value-type="float" office:value="0" table:formula="of:=([.E52]*180)/PI()" table:style-name="ce4">
            <text:p>0,0</text:p>
          </table:table-cell>
          <table:table-cell office:value-type="float" office:value="0" table:formula="of:=[.F52]-[.F5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6908999999999996E-2" table:style-name="ce2">
            <text:p>0,066909</text:p>
          </table:table-cell>
          <table:table-cell office:value-type="float" office:value="29.571000000000002" table:style-name="ce2">
            <text:p>29,571</text:p>
          </table:table-cell>
          <table:table-cell office:value-type="float" office:value="8146.2809917355207" table:formula="of:=([.B53]-[.B52])/([.A53]-[.A52])" table:style-name="ce4">
            <text:p>8146,3</text:p>
          </table:table-cell>
          <table:table-cell office:value-type="float" office:value="0.13199971174043604" table:formula="of:=TAN([.C53])" table:style-name="ce4">
            <text:p>0,1</text:p>
          </table:table-cell>
          <table:table-cell office:value-type="float" office:value="1.5706735713932609" table:formula="of:=ATAN([.C53])" table:style-name="ce4">
            <text:p>1,6</text:p>
          </table:table-cell>
          <table:table-cell office:value-type="float" office:value="89.992966633573843" table:formula="of:=([.E53]*180)/PI()" table:style-name="ce4">
            <text:p>90,0</text:p>
          </table:table-cell>
          <table:table-cell office:value-type="float" office:value="0" table:formula="of:=[.F53]-[.F5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7932000000000006E-2" table:style-name="ce2">
            <text:p>0,067932</text:p>
          </table:table-cell>
          <table:table-cell office:value-type="float" office:value="19.713999999999999" table:style-name="ce2">
            <text:p>19,714</text:p>
          </table:table-cell>
          <table:table-cell office:value-type="float" office:value="-9635.3861192569948" table:formula="of:=([.B54]-[.B53])/([.A54]-[.A53])" table:style-name="ce4">
            <text:p>-9635,4</text:p>
          </table:table-cell>
          <table:table-cell office:value-type="float" office:value="-0.12205138507092256" table:formula="of:=TAN([.C54])" table:style-name="ce4">
            <text:p>-0,1</text:p>
          </table:table-cell>
          <table:table-cell office:value-type="float" office:value="-1.5706925426824561" table:formula="of:=ATAN([.C54])" table:style-name="ce4">
            <text:p>-1,6</text:p>
          </table:table-cell>
          <table:table-cell office:value-type="float" office:value="-89.994053608376646" table:formula="of:=([.E54]*180)/PI()" table:style-name="ce4">
            <text:p>-90,0</text:p>
          </table:table-cell>
          <table:table-cell office:value-type="float" office:value="0" table:formula="of:=[.F54]-[.F5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9699999999999998E-2" table:style-name="ce2">
            <text:p>0,0697</text:p>
          </table:table-cell>
          <table:table-cell office:value-type="float" office:value="29.571000000000002" table:style-name="ce2">
            <text:p>29,571</text:p>
          </table:table-cell>
          <table:table-cell office:value-type="float" office:value="5575.2262443439186" table:formula="of:=([.B55]-[.B54])/([.A55]-[.A54])" table:style-name="ce4">
            <text:p>5575,2</text:p>
          </table:table-cell>
          <table:table-cell office:value-type="float" office:value="-1.9682434388866779" table:formula="of:=TAN([.C55])" table:style-name="ce4">
            <text:p>-2,0</text:p>
          </table:table-cell>
          <table:table-cell office:value-type="float" office:value="1.570616961878488" table:formula="of:=ATAN([.C55])" table:style-name="ce4">
            <text:p>1,6</text:p>
          </table:table-cell>
          <table:table-cell office:value-type="float" office:value="89.98972314729707" table:formula="of:=([.E55]*180)/PI()" table:style-name="ce4">
            <text:p>90,0</text:p>
          </table:table-cell>
          <table:table-cell office:value-type="float" office:value="0" table:formula="of:=[.F55]-[.F5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7.1096000000000006E-2" table:style-name="ce2">
            <text:p>0,071096</text:p>
          </table:table-cell>
          <table:table-cell office:value-type="float" office:value="29.571000000000002" table:style-name="ce2">
            <text:p>29,571</text:p>
          </table:table-cell>
          <table:table-cell office:value-type="float" office:value="0" table:formula="of:=([.B56]-[.B55])/([.A56]-[.A55])" table:style-name="ce4">
            <text:p>0,0</text:p>
          </table:table-cell>
          <table:table-cell office:value-type="float" office:value="0" table:formula="of:=TAN([.C56])" table:style-name="ce4">
            <text:p>0,0</text:p>
          </table:table-cell>
          <table:table-cell office:value-type="float" office:value="0" table:formula="of:=ATAN([.C56])" table:style-name="ce4">
            <text:p>0,0</text:p>
          </table:table-cell>
          <table:table-cell office:value-type="float" office:value="0" table:formula="of:=([.E56]*180)/PI()" table:style-name="ce4">
            <text:p>0,0</text:p>
          </table:table-cell>
          <table:table-cell office:value-type="float" office:value="0" table:formula="of:=[.F56]-[.F5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7.2120000000000004E-2" table:style-name="ce2">
            <text:p>0,07212</text:p>
          </table:table-cell>
          <table:table-cell office:value-type="float" office:value="29.571000000000002" table:style-name="ce2">
            <text:p>29,571</text:p>
          </table:table-cell>
          <table:table-cell office:value-type="float" office:value="0" table:formula="of:=([.B57]-[.B56])/([.A57]-[.A56])" table:style-name="ce4">
            <text:p>0,0</text:p>
          </table:table-cell>
          <table:table-cell office:value-type="float" office:value="0" table:formula="of:=TAN([.C57])" table:style-name="ce4">
            <text:p>0,0</text:p>
          </table:table-cell>
          <table:table-cell office:value-type="float" office:value="0" table:formula="of:=ATAN([.C57])" table:style-name="ce4">
            <text:p>0,0</text:p>
          </table:table-cell>
          <table:table-cell office:value-type="float" office:value="0" table:formula="of:=([.E57]*180)/PI()" table:style-name="ce4">
            <text:p>0,0</text:p>
          </table:table-cell>
          <table:table-cell office:value-type="float" office:value="0" table:formula="of:=[.F57]-[.F5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7.3887999999999995E-2" table:style-name="ce2">
            <text:p>0,073888</text:p>
          </table:table-cell>
          <table:table-cell office:value-type="float" office:value="39.427999999999997" table:style-name="ce2">
            <text:p>39,428</text:p>
          </table:table-cell>
          <table:table-cell office:value-type="float" office:value="5575.2262443439149" table:formula="of:=([.B58]-[.B57])/([.A58]-[.A57])" table:style-name="ce4">
            <text:p>5575,2</text:p>
          </table:table-cell>
          <table:table-cell office:value-type="float" office:value="-1.9682434389044092" table:formula="of:=TAN([.C58])" table:style-name="ce4">
            <text:p>-2,0</text:p>
          </table:table-cell>
          <table:table-cell office:value-type="float" office:value="1.570616961878488" table:formula="of:=ATAN([.C58])" table:style-name="ce4">
            <text:p>1,6</text:p>
          </table:table-cell>
          <table:table-cell office:value-type="float" office:value="89.98972314729707" table:formula="of:=([.E58]*180)/PI()" table:style-name="ce4">
            <text:p>90,0</text:p>
          </table:table-cell>
          <table:table-cell office:value-type="float" office:value="0" table:formula="of:=[.F58]-[.F5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7.5190999999999994E-2" table:style-name="ce2">
            <text:p>0,075191</text:p>
          </table:table-cell>
          <table:table-cell office:value-type="float" office:value="29.571000000000002" table:style-name="ce2">
            <text:p>29,571</text:p>
          </table:table-cell>
          <table:table-cell office:value-type="float" office:value="-7564.8503453568737" table:formula="of:=([.B59]-[.B58])/([.A59]-[.A58])" table:style-name="ce4">
            <text:p>-7564,9</text:p>
          </table:table-cell>
          <table:table-cell office:value-type="float" office:value="0.10514946185953841" table:formula="of:=TAN([.C59])" table:style-name="ce4">
            <text:p>0,1</text:p>
          </table:table-cell>
          <table:table-cell office:value-type="float" office:value="-1.5706641364740677" table:formula="of:=ATAN([.C59])" table:style-name="ce4">
            <text:p>-1,6</text:p>
          </table:table-cell>
          <table:table-cell office:value-type="float" office:value="-89.992426052524024" table:formula="of:=([.E59]*180)/PI()" table:style-name="ce4">
            <text:p>-90,0</text:p>
          </table:table-cell>
          <table:table-cell office:value-type="float" office:value="0" table:formula="of:=[.F59]-[.F5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7.6308000000000001E-2" table:style-name="ce2">
            <text:p>0,076308</text:p>
          </table:table-cell>
          <table:table-cell office:value-type="float" office:value="29.571000000000002" table:style-name="ce2">
            <text:p>29,571</text:p>
          </table:table-cell>
          <table:table-cell office:value-type="float" office:value="0" table:formula="of:=([.B60]-[.B59])/([.A60]-[.A59])" table:style-name="ce4">
            <text:p>0,0</text:p>
          </table:table-cell>
          <table:table-cell office:value-type="float" office:value="0" table:formula="of:=TAN([.C60])" table:style-name="ce4">
            <text:p>0,0</text:p>
          </table:table-cell>
          <table:table-cell office:value-type="float" office:value="0" table:formula="of:=ATAN([.C60])" table:style-name="ce4">
            <text:p>0,0</text:p>
          </table:table-cell>
          <table:table-cell office:value-type="float" office:value="0" table:formula="of:=([.E60]*180)/PI()" table:style-name="ce4">
            <text:p>0,0</text:p>
          </table:table-cell>
          <table:table-cell office:value-type="float" office:value="0" table:formula="of:=[.F60]-[.F6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7.7982999999999997E-2" table:style-name="ce2">
            <text:p>0,077983</text:p>
          </table:table-cell>
          <table:table-cell office:value-type="float" office:value="29.571000000000002" table:style-name="ce2">
            <text:p>29,571</text:p>
          </table:table-cell>
          <table:table-cell office:value-type="float" office:value="0" table:formula="of:=([.B61]-[.B60])/([.A61]-[.A60])" table:style-name="ce4">
            <text:p>0,0</text:p>
          </table:table-cell>
          <table:table-cell office:value-type="float" office:value="0" table:formula="of:=TAN([.C61])" table:style-name="ce4">
            <text:p>0,0</text:p>
          </table:table-cell>
          <table:table-cell office:value-type="float" office:value="0" table:formula="of:=ATAN([.C61])" table:style-name="ce4">
            <text:p>0,0</text:p>
          </table:table-cell>
          <table:table-cell office:value-type="float" office:value="0" table:formula="of:=([.E61]*180)/PI()" table:style-name="ce4">
            <text:p>0,0</text:p>
          </table:table-cell>
          <table:table-cell office:value-type="float" office:value="0" table:formula="of:=[.F61]-[.F6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7.9378000000000004E-2" table:style-name="ce2">
            <text:p>0,079378</text:p>
          </table:table-cell>
          <table:table-cell office:value-type="float" office:value="39.427999999999997" table:style-name="ce2">
            <text:p>39,428</text:p>
          </table:table-cell>
          <table:table-cell office:value-type="float" office:value="7065.9498207884899" table:formula="of:=([.B62]-[.B61])/([.A62]-[.A61])" table:style-name="ce4">
            <text:p>7065,9</text:p>
          </table:table-cell>
          <table:table-cell office:value-type="float" office:value="0.55666104018146301" table:formula="of:=TAN([.C62])" table:style-name="ce4">
            <text:p>0,6</text:p>
          </table:table-cell>
          <table:table-cell office:value-type="float" office:value="1.5706548030056415" table:formula="of:=ATAN([.C62])" table:style-name="ce4">
            <text:p>1,6</text:p>
          </table:table-cell>
          <table:table-cell office:value-type="float" office:value="89.991891284174997" table:formula="of:=([.E62]*180)/PI()" table:style-name="ce4">
            <text:p>90,0</text:p>
          </table:table-cell>
          <table:table-cell office:value-type="float" office:value="0" table:formula="of:=[.F62]-[.F6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8.0494999999999997E-2" table:style-name="ce2">
            <text:p>0,080495</text:p>
          </table:table-cell>
          <table:table-cell office:value-type="float" office:value="29.571000000000002" table:style-name="ce2">
            <text:p>29,571</text:p>
          </table:table-cell>
          <table:table-cell office:value-type="float" office:value="-8824.5299910475005" table:formula="of:=([.B63]-[.B62])/([.A63]-[.A62])" table:style-name="ce4">
            <text:p>-8824,5</text:p>
          </table:table-cell>
          <table:table-cell office:value-type="float" office:value="0.20664097980353824" table:formula="of:=TAN([.C63])" table:style-name="ce4">
            <text:p>0,2</text:p>
          </table:table-cell>
          <table:table-cell office:value-type="float" office:value="-1.5706830063124761" table:formula="of:=ATAN([.C63])" table:style-name="ce4">
            <text:p>-1,6</text:p>
          </table:table-cell>
          <table:table-cell office:value-type="float" office:value="-89.993507214624927" table:formula="of:=([.E63]*180)/PI()" table:style-name="ce4">
            <text:p>-90,0</text:p>
          </table:table-cell>
          <table:table-cell office:value-type="float" office:value="0" table:formula="of:=[.F63]-[.F6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8.2170000000000007E-2" table:style-name="ce2">
            <text:p>0,08217</text:p>
          </table:table-cell>
          <table:table-cell office:value-type="float" office:value="39.427999999999997" table:style-name="ce2">
            <text:p>39,428</text:p>
          </table:table-cell>
          <table:table-cell office:value-type="float" office:value="5884.7761194029481" table:formula="of:=([.B64]-[.B63])/([.A64]-[.A63])" table:style-name="ce4">
            <text:p>5884,8</text:p>
          </table:table-cell>
          <table:table-cell office:value-type="float" office:value="0.64532145867768687" table:formula="of:=TAN([.C64])" table:style-name="ce4">
            <text:p>0,6</text:p>
          </table:table-cell>
          <table:table-cell office:value-type="float" office:value="1.5706263967975467" table:formula="of:=ATAN([.C64])" table:style-name="ce4">
            <text:p>1,6</text:p>
          </table:table-cell>
          <table:table-cell office:value-type="float" office:value="89.990263728339187" table:formula="of:=([.E64]*180)/PI()" table:style-name="ce4">
            <text:p>90,0</text:p>
          </table:table-cell>
          <table:table-cell office:value-type="float" office:value="0" table:formula="of:=[.F64]-[.F6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8.3566000000000001E-2" table:style-name="ce2">
            <text:p>0,083566</text:p>
          </table:table-cell>
          <table:table-cell office:value-type="float" office:value="39.427999999999997" table:style-name="ce2">
            <text:p>39,428</text:p>
          </table:table-cell>
          <table:table-cell office:value-type="float" office:value="0" table:formula="of:=([.B65]-[.B64])/([.A65]-[.A64])" table:style-name="ce4">
            <text:p>0,0</text:p>
          </table:table-cell>
          <table:table-cell office:value-type="float" office:value="0" table:formula="of:=TAN([.C65])" table:style-name="ce4">
            <text:p>0,0</text:p>
          </table:table-cell>
          <table:table-cell office:value-type="float" office:value="0" table:formula="of:=ATAN([.C65])" table:style-name="ce4">
            <text:p>0,0</text:p>
          </table:table-cell>
          <table:table-cell office:value-type="float" office:value="0" table:formula="of:=([.E65]*180)/PI()" table:style-name="ce4">
            <text:p>0,0</text:p>
          </table:table-cell>
          <table:table-cell office:value-type="float" office:value="0" table:formula="of:=[.F65]-[.F6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8.4497000000000003E-2" table:style-name="ce2">
            <text:p>0,084497</text:p>
          </table:table-cell>
          <table:table-cell office:value-type="float" office:value="39.427999999999997" table:style-name="ce2">
            <text:p>39,428</text:p>
          </table:table-cell>
          <table:table-cell office:value-type="float" office:value="0" table:formula="of:=([.B66]-[.B65])/([.A66]-[.A65])" table:style-name="ce4">
            <text:p>0,0</text:p>
          </table:table-cell>
          <table:table-cell office:value-type="float" office:value="0" table:formula="of:=TAN([.C66])" table:style-name="ce4">
            <text:p>0,0</text:p>
          </table:table-cell>
          <table:table-cell office:value-type="float" office:value="0" table:formula="of:=ATAN([.C66])" table:style-name="ce4">
            <text:p>0,0</text:p>
          </table:table-cell>
          <table:table-cell office:value-type="float" office:value="0" table:formula="of:=([.E66]*180)/PI()" table:style-name="ce4">
            <text:p>0,0</text:p>
          </table:table-cell>
          <table:table-cell office:value-type="float" office:value="0" table:formula="of:=[.F66]-[.F6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8.6264999999999994E-2" table:style-name="ce2">
            <text:p>0,086265</text:p>
          </table:table-cell>
          <table:table-cell office:value-type="float" office:value="39.427999999999997" table:style-name="ce2">
            <text:p>39,428</text:p>
          </table:table-cell>
          <table:table-cell office:value-type="float" office:value="0" table:formula="of:=([.B67]-[.B66])/([.A67]-[.A66])" table:style-name="ce4">
            <text:p>0,0</text:p>
          </table:table-cell>
          <table:table-cell office:value-type="float" office:value="0" table:formula="of:=TAN([.C67])" table:style-name="ce4">
            <text:p>0,0</text:p>
          </table:table-cell>
          <table:table-cell office:value-type="float" office:value="0" table:formula="of:=ATAN([.C67])" table:style-name="ce4">
            <text:p>0,0</text:p>
          </table:table-cell>
          <table:table-cell office:value-type="float" office:value="0" table:formula="of:=([.E67]*180)/PI()" table:style-name="ce4">
            <text:p>0,0</text:p>
          </table:table-cell>
          <table:table-cell office:value-type="float" office:value="0" table:formula="of:=[.F67]-[.F6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8.7940000000000004E-2" table:style-name="ce2">
            <text:p>0,08794</text:p>
          </table:table-cell>
          <table:table-cell office:value-type="float" office:value="39.427999999999997" table:style-name="ce2">
            <text:p>39,428</text:p>
          </table:table-cell>
          <table:table-cell office:value-type="float" office:value="0" table:formula="of:=([.B68]-[.B67])/([.A68]-[.A67])" table:style-name="ce4">
            <text:p>0,0</text:p>
          </table:table-cell>
          <table:table-cell office:value-type="float" office:value="0" table:formula="of:=TAN([.C68])" table:style-name="ce4">
            <text:p>0,0</text:p>
          </table:table-cell>
          <table:table-cell office:value-type="float" office:value="0" table:formula="of:=ATAN([.C68])" table:style-name="ce4">
            <text:p>0,0</text:p>
          </table:table-cell>
          <table:table-cell office:value-type="float" office:value="0" table:formula="of:=([.E68]*180)/PI()" table:style-name="ce4">
            <text:p>0,0</text:p>
          </table:table-cell>
          <table:table-cell office:value-type="float" office:value="0" table:formula="of:=[.F68]-[.F6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8.8776999999999995E-2" table:style-name="ce2">
            <text:p>0,088777</text:p>
          </table:table-cell>
          <table:table-cell office:value-type="float" office:value="39.427999999999997" table:style-name="ce2">
            <text:p>39,428</text:p>
          </table:table-cell>
          <table:table-cell office:value-type="float" office:value="0" table:formula="of:=([.B69]-[.B68])/([.A69]-[.A68])" table:style-name="ce4">
            <text:p>0,0</text:p>
          </table:table-cell>
          <table:table-cell office:value-type="float" office:value="0" table:formula="of:=TAN([.C69])" table:style-name="ce4">
            <text:p>0,0</text:p>
          </table:table-cell>
          <table:table-cell office:value-type="float" office:value="0" table:formula="of:=ATAN([.C69])" table:style-name="ce4">
            <text:p>0,0</text:p>
          </table:table-cell>
          <table:table-cell office:value-type="float" office:value="0" table:formula="of:=([.E69]*180)/PI()" table:style-name="ce4">
            <text:p>0,0</text:p>
          </table:table-cell>
          <table:table-cell office:value-type="float" office:value="0" table:formula="of:=[.F69]-[.F6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9.0358999999999995E-2" table:style-name="ce2">
            <text:p>0,090359</text:p>
          </table:table-cell>
          <table:table-cell office:value-type="float" office:value="39.427999999999997" table:style-name="ce2">
            <text:p>39,428</text:p>
          </table:table-cell>
          <table:table-cell office:value-type="float" office:value="0" table:formula="of:=([.B70]-[.B69])/([.A70]-[.A69])" table:style-name="ce4">
            <text:p>0,0</text:p>
          </table:table-cell>
          <table:table-cell office:value-type="float" office:value="0" table:formula="of:=TAN([.C70])" table:style-name="ce4">
            <text:p>0,0</text:p>
          </table:table-cell>
          <table:table-cell office:value-type="float" office:value="0" table:formula="of:=ATAN([.C70])" table:style-name="ce4">
            <text:p>0,0</text:p>
          </table:table-cell>
          <table:table-cell office:value-type="float" office:value="0" table:formula="of:=([.E70]*180)/PI()" table:style-name="ce4">
            <text:p>0,0</text:p>
          </table:table-cell>
          <table:table-cell office:value-type="float" office:value="0" table:formula="of:=[.F70]-[.F7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9.2219999999999996E-2" table:style-name="ce2">
            <text:p>0,09222</text:p>
          </table:table-cell>
          <table:table-cell office:value-type="float" office:value="39.427999999999997" table:style-name="ce2">
            <text:p>39,428</text:p>
          </table:table-cell>
          <table:table-cell office:value-type="float" office:value="0" table:formula="of:=([.B71]-[.B70])/([.A71]-[.A70])" table:style-name="ce4">
            <text:p>0,0</text:p>
          </table:table-cell>
          <table:table-cell office:value-type="float" office:value="0" table:formula="of:=TAN([.C71])" table:style-name="ce4">
            <text:p>0,0</text:p>
          </table:table-cell>
          <table:table-cell office:value-type="float" office:value="0" table:formula="of:=ATAN([.C71])" table:style-name="ce4">
            <text:p>0,0</text:p>
          </table:table-cell>
          <table:table-cell office:value-type="float" office:value="0" table:formula="of:=([.E71]*180)/PI()" table:style-name="ce4">
            <text:p>0,0</text:p>
          </table:table-cell>
          <table:table-cell office:value-type="float" office:value="0" table:formula="of:=[.F71]-[.F7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9.3150999999999998E-2" table:style-name="ce2">
            <text:p>0,093151</text:p>
          </table:table-cell>
          <table:table-cell office:value-type="float" office:value="49.284999999999997" table:style-name="ce2">
            <text:p>49,285</text:p>
          </table:table-cell>
          <table:table-cell office:value-type="float" office:value="10587.540279269588" table:formula="of:=([.B72]-[.B71])/([.A72]-[.A71])" table:style-name="ce4">
            <text:p>10587,5</text:p>
          </table:table-cell>
          <table:table-cell office:value-type="float" office:value="0.39136079429957948" table:formula="of:=TAN([.C72])" table:style-name="ce4">
            <text:p>0,4</text:p>
          </table:table-cell>
          <table:table-cell office:value-type="float" office:value="1.5707018761509652" table:formula="of:=ATAN([.C72])" table:style-name="ce4">
            <text:p>1,6</text:p>
          </table:table-cell>
          <table:table-cell office:value-type="float" office:value="89.994588376730448" table:formula="of:=([.E72]*180)/PI()" table:style-name="ce4">
            <text:p>90,0</text:p>
          </table:table-cell>
          <table:table-cell office:value-type="float" office:value="0" table:formula="of:=[.F72]-[.F7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9.4453999999999996E-2" table:style-name="ce2">
            <text:p>0,094454</text:p>
          </table:table-cell>
          <table:table-cell office:value-type="float" office:value="49.284999999999997" table:style-name="ce2">
            <text:p>49,285</text:p>
          </table:table-cell>
          <table:table-cell office:value-type="float" office:value="0" table:formula="of:=([.B73]-[.B72])/([.A73]-[.A72])" table:style-name="ce4">
            <text:p>0,0</text:p>
          </table:table-cell>
          <table:table-cell office:value-type="float" office:value="0" table:formula="of:=TAN([.C73])" table:style-name="ce4">
            <text:p>0,0</text:p>
          </table:table-cell>
          <table:table-cell office:value-type="float" office:value="0" table:formula="of:=ATAN([.C73])" table:style-name="ce4">
            <text:p>0,0</text:p>
          </table:table-cell>
          <table:table-cell office:value-type="float" office:value="0" table:formula="of:=([.E73]*180)/PI()" table:style-name="ce4">
            <text:p>0,0</text:p>
          </table:table-cell>
          <table:table-cell office:value-type="float" office:value="0" table:formula="of:=[.F73]-[.F7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9.6314999999999998E-2" table:style-name="ce2">
            <text:p>0,096315</text:p>
          </table:table-cell>
          <table:table-cell office:value-type="float" office:value="49.284999999999997" table:style-name="ce2">
            <text:p>49,285</text:p>
          </table:table-cell>
          <table:table-cell office:value-type="float" office:value="0" table:formula="of:=([.B74]-[.B73])/([.A74]-[.A73])" table:style-name="ce4">
            <text:p>0,0</text:p>
          </table:table-cell>
          <table:table-cell office:value-type="float" office:value="0" table:formula="of:=TAN([.C74])" table:style-name="ce4">
            <text:p>0,0</text:p>
          </table:table-cell>
          <table:table-cell office:value-type="float" office:value="0" table:formula="of:=ATAN([.C74])" table:style-name="ce4">
            <text:p>0,0</text:p>
          </table:table-cell>
          <table:table-cell office:value-type="float" office:value="0" table:formula="of:=([.E74]*180)/PI()" table:style-name="ce4">
            <text:p>0,0</text:p>
          </table:table-cell>
          <table:table-cell office:value-type="float" office:value="0" table:formula="of:=[.F74]-[.F7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9.7525000000000001E-2" table:style-name="ce2">
            <text:p>0,097525</text:p>
          </table:table-cell>
          <table:table-cell office:value-type="float" office:value="49.284999999999997" table:style-name="ce2">
            <text:p>49,285</text:p>
          </table:table-cell>
          <table:table-cell office:value-type="float" office:value="0" table:formula="of:=([.B75]-[.B74])/([.A75]-[.A74])" table:style-name="ce4">
            <text:p>0,0</text:p>
          </table:table-cell>
          <table:table-cell office:value-type="float" office:value="0" table:formula="of:=TAN([.C75])" table:style-name="ce4">
            <text:p>0,0</text:p>
          </table:table-cell>
          <table:table-cell office:value-type="float" office:value="0" table:formula="of:=ATAN([.C75])" table:style-name="ce4">
            <text:p>0,0</text:p>
          </table:table-cell>
          <table:table-cell office:value-type="float" office:value="0" table:formula="of:=([.E75]*180)/PI()" table:style-name="ce4">
            <text:p>0,0</text:p>
          </table:table-cell>
          <table:table-cell office:value-type="float" office:value="0" table:formula="of:=[.F75]-[.F7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9.8641000000000006E-2" table:style-name="ce2">
            <text:p>0,098641</text:p>
          </table:table-cell>
          <table:table-cell office:value-type="float" office:value="49.284999999999997" table:style-name="ce2">
            <text:p>49,285</text:p>
          </table:table-cell>
          <table:table-cell office:value-type="float" office:value="0" table:formula="of:=([.B76]-[.B75])/([.A76]-[.A75])" table:style-name="ce4">
            <text:p>0,0</text:p>
          </table:table-cell>
          <table:table-cell office:value-type="float" office:value="0" table:formula="of:=TAN([.C76])" table:style-name="ce4">
            <text:p>0,0</text:p>
          </table:table-cell>
          <table:table-cell office:value-type="float" office:value="0" table:formula="of:=ATAN([.C76])" table:style-name="ce4">
            <text:p>0,0</text:p>
          </table:table-cell>
          <table:table-cell office:value-type="float" office:value="0" table:formula="of:=([.E76]*180)/PI()" table:style-name="ce4">
            <text:p>0,0</text:p>
          </table:table-cell>
          <table:table-cell office:value-type="float" office:value="0" table:formula="of:=[.F76]-[.F7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0032000000000001" table:style-name="ce2">
            <text:p>0,10032</text:p>
          </table:table-cell>
          <table:table-cell office:value-type="float" office:value="49.284999999999997" table:style-name="ce2">
            <text:p>49,285</text:p>
          </table:table-cell>
          <table:table-cell office:value-type="float" office:value="0" table:formula="of:=([.B77]-[.B76])/([.A77]-[.A76])" table:style-name="ce4">
            <text:p>0,0</text:p>
          </table:table-cell>
          <table:table-cell office:value-type="float" office:value="0" table:formula="of:=TAN([.C77])" table:style-name="ce4">
            <text:p>0,0</text:p>
          </table:table-cell>
          <table:table-cell office:value-type="float" office:value="0" table:formula="of:=ATAN([.C77])" table:style-name="ce4">
            <text:p>0,0</text:p>
          </table:table-cell>
          <table:table-cell office:value-type="float" office:value="0" table:formula="of:=([.E77]*180)/PI()" table:style-name="ce4">
            <text:p>0,0</text:p>
          </table:table-cell>
          <table:table-cell office:value-type="float" office:value="0" table:formula="of:=[.F77]-[.F7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0170999999999999" table:style-name="ce2">
            <text:p>0,10171</text:p>
          </table:table-cell>
          <table:table-cell office:value-type="float" office:value="59.142000000000003" table:style-name="ce2">
            <text:p>59,142</text:p>
          </table:table-cell>
          <table:table-cell office:value-type="float" office:value="7091.3669064748838" table:formula="of:=([.B78]-[.B77])/([.A78]-[.A77])" table:style-name="ce4">
            <text:p>7091,4</text:p>
          </table:table-cell>
          <table:table-cell office:value-type="float" office:value="1.013874119154921" table:formula="of:=TAN([.C78])" table:style-name="ce4">
            <text:p>1,0</text:p>
          </table:table-cell>
          <table:table-cell office:value-type="float" office:value="1.5706553102593599" table:formula="of:=ATAN([.C78])" table:style-name="ce4">
            <text:p>1,6</text:p>
          </table:table-cell>
          <table:table-cell office:value-type="float" office:value="89.991920347672192" table:formula="of:=([.E78]*180)/PI()" table:style-name="ce4">
            <text:p>90,0</text:p>
          </table:table-cell>
          <table:table-cell office:value-type="float" office:value="0" table:formula="of:=[.F78]-[.F7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0283" table:style-name="ce2">
            <text:p>0,10283</text:p>
          </table:table-cell>
          <table:table-cell office:value-type="float" office:value="59.142000000000003" table:style-name="ce2">
            <text:p>59,142</text:p>
          </table:table-cell>
          <table:table-cell office:value-type="float" office:value="0" table:formula="of:=([.B79]-[.B78])/([.A79]-[.A78])" table:style-name="ce4">
            <text:p>0,0</text:p>
          </table:table-cell>
          <table:table-cell office:value-type="float" office:value="0" table:formula="of:=TAN([.C79])" table:style-name="ce4">
            <text:p>0,0</text:p>
          </table:table-cell>
          <table:table-cell office:value-type="float" office:value="0" table:formula="of:=ATAN([.C79])" table:style-name="ce4">
            <text:p>0,0</text:p>
          </table:table-cell>
          <table:table-cell office:value-type="float" office:value="0" table:formula="of:=([.E79]*180)/PI()" table:style-name="ce4">
            <text:p>0,0</text:p>
          </table:table-cell>
          <table:table-cell office:value-type="float" office:value="0" table:formula="of:=[.F79]-[.F7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045" table:style-name="ce2">
            <text:p>0,1045</text:p>
          </table:table-cell>
          <table:table-cell office:value-type="float" office:value="59.142000000000003" table:style-name="ce2">
            <text:p>59,142</text:p>
          </table:table-cell>
          <table:table-cell office:value-type="float" office:value="0" table:formula="of:=([.B80]-[.B79])/([.A80]-[.A79])" table:style-name="ce4">
            <text:p>0,0</text:p>
          </table:table-cell>
          <table:table-cell office:value-type="float" office:value="0" table:formula="of:=TAN([.C80])" table:style-name="ce4">
            <text:p>0,0</text:p>
          </table:table-cell>
          <table:table-cell office:value-type="float" office:value="0" table:formula="of:=ATAN([.C80])" table:style-name="ce4">
            <text:p>0,0</text:p>
          </table:table-cell>
          <table:table-cell office:value-type="float" office:value="0" table:formula="of:=([.E80]*180)/PI()" table:style-name="ce4">
            <text:p>0,0</text:p>
          </table:table-cell>
          <table:table-cell office:value-type="float" office:value="0" table:formula="of:=[.F80]-[.F8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0581" table:style-name="ce2">
            <text:p>0,10581</text:p>
          </table:table-cell>
          <table:table-cell office:value-type="float" office:value="49.284999999999997" table:style-name="ce2">
            <text:p>49,285</text:p>
          </table:table-cell>
          <table:table-cell office:value-type="float" office:value="-7524.4274809160033" table:formula="of:=([.B81]-[.B80])/([.A81]-[.A80])" table:style-name="ce4">
            <text:p>-7524,4</text:p>
          </table:table-cell>
          <table:table-cell office:value-type="float" office:value="-0.32372201164873288" table:formula="of:=TAN([.C81])" table:style-name="ce4">
            <text:p>-0,3</text:p>
          </table:table-cell>
          <table:table-cell office:value-type="float" office:value="-1.5706634263188606" table:formula="of:=ATAN([.C81])" table:style-name="ce4">
            <text:p>-1,6</text:p>
          </table:table-cell>
          <table:table-cell office:value-type="float" office:value="-89.992385363627861" table:formula="of:=([.E81]*180)/PI()" table:style-name="ce4">
            <text:p>-90,0</text:p>
          </table:table-cell>
          <table:table-cell office:value-type="float" office:value="0" table:formula="of:=[.F81]-[.F8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0702" table:style-name="ce2">
            <text:p>0,10702</text:p>
          </table:table-cell>
          <table:table-cell office:value-type="float" office:value="49.284999999999997" table:style-name="ce2">
            <text:p>49,285</text:p>
          </table:table-cell>
          <table:table-cell office:value-type="float" office:value="0" table:formula="of:=([.B82]-[.B81])/([.A82]-[.A81])" table:style-name="ce4">
            <text:p>0,0</text:p>
          </table:table-cell>
          <table:table-cell office:value-type="float" office:value="0" table:formula="of:=TAN([.C82])" table:style-name="ce4">
            <text:p>0,0</text:p>
          </table:table-cell>
          <table:table-cell office:value-type="float" office:value="0" table:formula="of:=ATAN([.C82])" table:style-name="ce4">
            <text:p>0,0</text:p>
          </table:table-cell>
          <table:table-cell office:value-type="float" office:value="0" table:formula="of:=([.E82]*180)/PI()" table:style-name="ce4">
            <text:p>0,0</text:p>
          </table:table-cell>
          <table:table-cell office:value-type="float" office:value="0" table:formula="of:=[.F82]-[.F8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086" table:style-name="ce2">
            <text:p>0,1086</text:p>
          </table:table-cell>
          <table:table-cell office:value-type="float" office:value="59.142000000000003" table:style-name="ce2">
            <text:p>59,142</text:p>
          </table:table-cell>
          <table:table-cell office:value-type="float" office:value="6238.6075949367205" table:formula="of:=([.B83]-[.B82])/([.A83]-[.A82])" table:style-name="ce4">
            <text:p>6238,6</text:p>
          </table:table-cell>
          <table:table-cell office:value-type="float" office:value="-0.67742696612104247" table:formula="of:=TAN([.C83])" table:style-name="ce4">
            <text:p>-0,7</text:p>
          </table:table-cell>
          <table:table-cell office:value-type="float" office:value="1.5706360346181218" table:formula="of:=ATAN([.C83])" table:style-name="ce4">
            <text:p>1,6</text:p>
          </table:table-cell>
          <table:table-cell office:value-type="float" office:value="89.99081593478185" table:formula="of:=([.E83]*180)/PI()" table:style-name="ce4">
            <text:p>90,0</text:p>
          </table:table-cell>
          <table:table-cell office:value-type="float" office:value="0" table:formula="of:=[.F83]-[.F8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0999" table:style-name="ce2">
            <text:p>0,10999</text:p>
          </table:table-cell>
          <table:table-cell office:value-type="float" office:value="59.142000000000003" table:style-name="ce2">
            <text:p>59,142</text:p>
          </table:table-cell>
          <table:table-cell office:value-type="float" office:value="0" table:formula="of:=([.B84]-[.B83])/([.A84]-[.A83])" table:style-name="ce4">
            <text:p>0,0</text:p>
          </table:table-cell>
          <table:table-cell office:value-type="float" office:value="0" table:formula="of:=TAN([.C84])" table:style-name="ce4">
            <text:p>0,0</text:p>
          </table:table-cell>
          <table:table-cell office:value-type="float" office:value="0" table:formula="of:=ATAN([.C84])" table:style-name="ce4">
            <text:p>0,0</text:p>
          </table:table-cell>
          <table:table-cell office:value-type="float" office:value="0" table:formula="of:=([.E84]*180)/PI()" table:style-name="ce4">
            <text:p>0,0</text:p>
          </table:table-cell>
          <table:table-cell office:value-type="float" office:value="0" table:formula="of:=[.F84]-[.F8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1111" table:style-name="ce2">
            <text:p>0,11111</text:p>
          </table:table-cell>
          <table:table-cell office:value-type="float" office:value="68.998999999999995" table:style-name="ce2">
            <text:p>68,999</text:p>
          </table:table-cell>
          <table:table-cell office:value-type="float" office:value="8800.8928571428823" table:formula="of:=([.B85]-[.B84])/([.A85]-[.A84])" table:style-name="ce4">
            <text:p>8800,9</text:p>
          </table:table-cell>
          <table:table-cell office:value-type="float" office:value="3.4912457429610688" table:formula="of:=TAN([.C85])" table:style-name="ce4">
            <text:p>3,5</text:p>
          </table:table-cell>
          <table:table-cell office:value-type="float" office:value="1.5706827019602432" table:formula="of:=ATAN([.C85])" table:style-name="ce4">
            <text:p>1,6</text:p>
          </table:table-cell>
          <table:table-cell office:value-type="float" office:value="89.993489776526488" table:formula="of:=([.E85]*180)/PI()" table:style-name="ce4">
            <text:p>90,0</text:p>
          </table:table-cell>
          <table:table-cell office:value-type="float" office:value="0" table:formula="of:=[.F85]-[.F8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1279" table:style-name="ce2">
            <text:p>0,11279</text:p>
          </table:table-cell>
          <table:table-cell office:value-type="float" office:value="59.142000000000003" table:style-name="ce2">
            <text:p>59,142</text:p>
          </table:table-cell>
          <table:table-cell office:value-type="float" office:value="-5867.2619047618964" table:formula="of:=([.B86]-[.B85])/([.A86]-[.A85])" table:style-name="ce4">
            <text:p>-5867,3</text:p>
          </table:table-cell>
          <table:table-cell office:value-type="float" office:value="2.8484671169271945" table:formula="of:=TAN([.C86])" table:style-name="ce4">
            <text:p>2,8</text:p>
          </table:table-cell>
          <table:table-cell office:value-type="float" office:value="-1.5706258895438332" table:formula="of:=ATAN([.C86])" table:style-name="ce4">
            <text:p>-1,6</text:p>
          </table:table-cell>
          <table:table-cell office:value-type="float" office:value="-89.990234664842262" table:formula="of:=([.E86]*180)/PI()" table:style-name="ce4">
            <text:p>-90,0</text:p>
          </table:table-cell>
          <table:table-cell office:value-type="float" office:value="0" table:formula="of:=[.F86]-[.F8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1409" table:style-name="ce2">
            <text:p>0,11409</text:p>
          </table:table-cell>
          <table:table-cell office:value-type="float" office:value="68.998999999999995" table:style-name="ce2">
            <text:p>68,999</text:p>
          </table:table-cell>
          <table:table-cell office:value-type="float" office:value="7582.3076923077124" table:formula="of:=([.B87]-[.B86])/([.A87]-[.A86])" table:style-name="ce4">
            <text:p>7582,3</text:p>
          </table:table-cell>
          <table:table-cell office:value-type="float" office:value="-13.521321391052371" table:formula="of:=TAN([.C87])" table:style-name="ce4">
            <text:p>-13,5</text:p>
          </table:table-cell>
          <table:table-cell office:value-type="float" office:value="1.5706644408262995" table:formula="of:=ATAN([.C87])" table:style-name="ce4">
            <text:p>1,6</text:p>
          </table:table-cell>
          <table:table-cell office:value-type="float" office:value="89.992443490622406" table:formula="of:=([.E87]*180)/PI()" table:style-name="ce4">
            <text:p>90,0</text:p>
          </table:table-cell>
          <table:table-cell office:value-type="float" office:value="0" table:formula="of:=[.F87]-[.F8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1521000000000001" table:style-name="ce2">
            <text:p>0,11521</text:p>
          </table:table-cell>
          <table:table-cell office:value-type="float" office:value="68.998999999999995" table:style-name="ce2">
            <text:p>68,999</text:p>
          </table:table-cell>
          <table:table-cell office:value-type="float" office:value="0" table:formula="of:=([.B88]-[.B87])/([.A88]-[.A87])" table:style-name="ce4">
            <text:p>0,0</text:p>
          </table:table-cell>
          <table:table-cell office:value-type="float" office:value="0" table:formula="of:=TAN([.C88])" table:style-name="ce4">
            <text:p>0,0</text:p>
          </table:table-cell>
          <table:table-cell office:value-type="float" office:value="0" table:formula="of:=ATAN([.C88])" table:style-name="ce4">
            <text:p>0,0</text:p>
          </table:table-cell>
          <table:table-cell office:value-type="float" office:value="0" table:formula="of:=([.E88]*180)/PI()" table:style-name="ce4">
            <text:p>0,0</text:p>
          </table:table-cell>
          <table:table-cell office:value-type="float" office:value="0" table:formula="of:=[.F88]-[.F8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1688" table:style-name="ce2">
            <text:p>0,11688</text:p>
          </table:table-cell>
          <table:table-cell office:value-type="float" office:value="68.998999999999995" table:style-name="ce2">
            <text:p>68,999</text:p>
          </table:table-cell>
          <table:table-cell office:value-type="float" office:value="0" table:formula="of:=([.B89]-[.B88])/([.A89]-[.A88])" table:style-name="ce4">
            <text:p>0,0</text:p>
          </table:table-cell>
          <table:table-cell office:value-type="float" office:value="0" table:formula="of:=TAN([.C89])" table:style-name="ce4">
            <text:p>0,0</text:p>
          </table:table-cell>
          <table:table-cell office:value-type="float" office:value="0" table:formula="of:=ATAN([.C89])" table:style-name="ce4">
            <text:p>0,0</text:p>
          </table:table-cell>
          <table:table-cell office:value-type="float" office:value="0" table:formula="of:=([.E89]*180)/PI()" table:style-name="ce4">
            <text:p>0,0</text:p>
          </table:table-cell>
          <table:table-cell office:value-type="float" office:value="0" table:formula="of:=[.F89]-[.F8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1837" table:style-name="ce2">
            <text:p>0,11837</text:p>
          </table:table-cell>
          <table:table-cell office:value-type="float" office:value="68.998999999999995" table:style-name="ce2">
            <text:p>68,999</text:p>
          </table:table-cell>
          <table:table-cell office:value-type="float" office:value="0" table:formula="of:=([.B90]-[.B89])/([.A90]-[.A89])" table:style-name="ce4">
            <text:p>0,0</text:p>
          </table:table-cell>
          <table:table-cell office:value-type="float" office:value="0" table:formula="of:=TAN([.C90])" table:style-name="ce4">
            <text:p>0,0</text:p>
          </table:table-cell>
          <table:table-cell office:value-type="float" office:value="0" table:formula="of:=ATAN([.C90])" table:style-name="ce4">
            <text:p>0,0</text:p>
          </table:table-cell>
          <table:table-cell office:value-type="float" office:value="0" table:formula="of:=([.E90]*180)/PI()" table:style-name="ce4">
            <text:p>0,0</text:p>
          </table:table-cell>
          <table:table-cell office:value-type="float" office:value="0" table:formula="of:=[.F90]-[.F9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1939" table:style-name="ce2">
            <text:p>0,11939</text:p>
          </table:table-cell>
          <table:table-cell office:value-type="float" office:value="68.998999999999995" table:style-name="ce2">
            <text:p>68,999</text:p>
          </table:table-cell>
          <table:table-cell office:value-type="float" office:value="0" table:formula="of:=([.B91]-[.B90])/([.A91]-[.A90])" table:style-name="ce4">
            <text:p>0,0</text:p>
          </table:table-cell>
          <table:table-cell office:value-type="float" office:value="0" table:formula="of:=TAN([.C91])" table:style-name="ce4">
            <text:p>0,0</text:p>
          </table:table-cell>
          <table:table-cell office:value-type="float" office:value="0" table:formula="of:=ATAN([.C91])" table:style-name="ce4">
            <text:p>0,0</text:p>
          </table:table-cell>
          <table:table-cell office:value-type="float" office:value="0" table:formula="of:=([.E91]*180)/PI()" table:style-name="ce4">
            <text:p>0,0</text:p>
          </table:table-cell>
          <table:table-cell office:value-type="float" office:value="0" table:formula="of:=[.F91]-[.F9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2088" table:style-name="ce2">
            <text:p>0,12088</text:p>
          </table:table-cell>
          <table:table-cell office:value-type="float" office:value="68.998999999999995" table:style-name="ce2">
            <text:p>68,999</text:p>
          </table:table-cell>
          <table:table-cell office:value-type="float" office:value="0" table:formula="of:=([.B92]-[.B91])/([.A92]-[.A91])" table:style-name="ce4">
            <text:p>0,0</text:p>
          </table:table-cell>
          <table:table-cell office:value-type="float" office:value="0" table:formula="of:=TAN([.C92])" table:style-name="ce4">
            <text:p>0,0</text:p>
          </table:table-cell>
          <table:table-cell office:value-type="float" office:value="0" table:formula="of:=ATAN([.C92])" table:style-name="ce4">
            <text:p>0,0</text:p>
          </table:table-cell>
          <table:table-cell office:value-type="float" office:value="0" table:formula="of:=([.E92]*180)/PI()" table:style-name="ce4">
            <text:p>0,0</text:p>
          </table:table-cell>
          <table:table-cell office:value-type="float" office:value="0" table:formula="of:=[.F92]-[.F9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2246" table:style-name="ce2">
            <text:p>0,12246</text:p>
          </table:table-cell>
          <table:table-cell office:value-type="float" office:value="78.855999999999995" table:style-name="ce2">
            <text:p>78,856</text:p>
          </table:table-cell>
          <table:table-cell office:value-type="float" office:value="6238.6075949367159" table:formula="of:=([.B93]-[.B92])/([.A93]-[.A92])" table:style-name="ce4">
            <text:p>6238,6</text:p>
          </table:table-cell>
          <table:table-cell office:value-type="float" office:value="-0.67742696612767683" table:formula="of:=TAN([.C93])" table:style-name="ce4">
            <text:p>-0,7</text:p>
          </table:table-cell>
          <table:table-cell office:value-type="float" office:value="1.5706360346181218" table:formula="of:=ATAN([.C93])" table:style-name="ce4">
            <text:p>1,6</text:p>
          </table:table-cell>
          <table:table-cell office:value-type="float" office:value="89.99081593478185" table:formula="of:=([.E93]*180)/PI()" table:style-name="ce4">
            <text:p>90,0</text:p>
          </table:table-cell>
          <table:table-cell office:value-type="float" office:value="0" table:formula="of:=[.F93]-[.F9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2367" table:style-name="ce2">
            <text:p>0,12367</text:p>
          </table:table-cell>
          <table:table-cell office:value-type="float" office:value="78.855999999999995" table:style-name="ce2">
            <text:p>78,856</text:p>
          </table:table-cell>
          <table:table-cell office:value-type="float" office:value="0" table:formula="of:=([.B94]-[.B93])/([.A94]-[.A93])" table:style-name="ce4">
            <text:p>0,0</text:p>
          </table:table-cell>
          <table:table-cell office:value-type="float" office:value="0" table:formula="of:=TAN([.C94])" table:style-name="ce4">
            <text:p>0,0</text:p>
          </table:table-cell>
          <table:table-cell office:value-type="float" office:value="0" table:formula="of:=ATAN([.C94])" table:style-name="ce4">
            <text:p>0,0</text:p>
          </table:table-cell>
          <table:table-cell office:value-type="float" office:value="0" table:formula="of:=([.E94]*180)/PI()" table:style-name="ce4">
            <text:p>0,0</text:p>
          </table:table-cell>
          <table:table-cell office:value-type="float" office:value="0" table:formula="of:=[.F94]-[.F9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2506999999999999" table:style-name="ce2">
            <text:p>0,12507</text:p>
          </table:table-cell>
          <table:table-cell office:value-type="float" office:value="78.855999999999995" table:style-name="ce2">
            <text:p>78,856</text:p>
          </table:table-cell>
          <table:table-cell office:value-type="float" office:value="0" table:formula="of:=([.B95]-[.B94])/([.A95]-[.A94])" table:style-name="ce4">
            <text:p>0,0</text:p>
          </table:table-cell>
          <table:table-cell office:value-type="float" office:value="0" table:formula="of:=TAN([.C95])" table:style-name="ce4">
            <text:p>0,0</text:p>
          </table:table-cell>
          <table:table-cell office:value-type="float" office:value="0" table:formula="of:=ATAN([.C95])" table:style-name="ce4">
            <text:p>0,0</text:p>
          </table:table-cell>
          <table:table-cell office:value-type="float" office:value="0" table:formula="of:=([.E95]*180)/PI()" table:style-name="ce4">
            <text:p>0,0</text:p>
          </table:table-cell>
          <table:table-cell office:value-type="float" office:value="0" table:formula="of:=[.F95]-[.F9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2656000000000001" table:style-name="ce2">
            <text:p>0,12656</text:p>
          </table:table-cell>
          <table:table-cell office:value-type="float" office:value="78.855999999999995" table:style-name="ce2">
            <text:p>78,856</text:p>
          </table:table-cell>
          <table:table-cell office:value-type="float" office:value="0" table:formula="of:=([.B96]-[.B95])/([.A96]-[.A95])" table:style-name="ce4">
            <text:p>0,0</text:p>
          </table:table-cell>
          <table:table-cell office:value-type="float" office:value="0" table:formula="of:=TAN([.C96])" table:style-name="ce4">
            <text:p>0,0</text:p>
          </table:table-cell>
          <table:table-cell office:value-type="float" office:value="0" table:formula="of:=ATAN([.C96])" table:style-name="ce4">
            <text:p>0,0</text:p>
          </table:table-cell>
          <table:table-cell office:value-type="float" office:value="0" table:formula="of:=([.E96]*180)/PI()" table:style-name="ce4">
            <text:p>0,0</text:p>
          </table:table-cell>
          <table:table-cell office:value-type="float" office:value="0" table:formula="of:=[.F96]-[.F9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2795000000000001" table:style-name="ce2">
            <text:p>0,12795</text:p>
          </table:table-cell>
          <table:table-cell office:value-type="float" office:value="78.855999999999995" table:style-name="ce2">
            <text:p>78,856</text:p>
          </table:table-cell>
          <table:table-cell office:value-type="float" office:value="0" table:formula="of:=([.B97]-[.B96])/([.A97]-[.A96])" table:style-name="ce4">
            <text:p>0,0</text:p>
          </table:table-cell>
          <table:table-cell office:value-type="float" office:value="0" table:formula="of:=TAN([.C97])" table:style-name="ce4">
            <text:p>0,0</text:p>
          </table:table-cell>
          <table:table-cell office:value-type="float" office:value="0" table:formula="of:=ATAN([.C97])" table:style-name="ce4">
            <text:p>0,0</text:p>
          </table:table-cell>
          <table:table-cell office:value-type="float" office:value="0" table:formula="of:=([.E97]*180)/PI()" table:style-name="ce4">
            <text:p>0,0</text:p>
          </table:table-cell>
          <table:table-cell office:value-type="float" office:value="0" table:formula="of:=[.F97]-[.F9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2934999999999999" table:style-name="ce2">
            <text:p>0,12935</text:p>
          </table:table-cell>
          <table:table-cell office:value-type="float" office:value="78.855999999999995" table:style-name="ce2">
            <text:p>78,856</text:p>
          </table:table-cell>
          <table:table-cell office:value-type="float" office:value="0" table:formula="of:=([.B98]-[.B97])/([.A98]-[.A97])" table:style-name="ce4">
            <text:p>0,0</text:p>
          </table:table-cell>
          <table:table-cell office:value-type="float" office:value="0" table:formula="of:=TAN([.C98])" table:style-name="ce4">
            <text:p>0,0</text:p>
          </table:table-cell>
          <table:table-cell office:value-type="float" office:value="0" table:formula="of:=ATAN([.C98])" table:style-name="ce4">
            <text:p>0,0</text:p>
          </table:table-cell>
          <table:table-cell office:value-type="float" office:value="0" table:formula="of:=([.E98]*180)/PI()" table:style-name="ce4">
            <text:p>0,0</text:p>
          </table:table-cell>
          <table:table-cell office:value-type="float" office:value="0" table:formula="of:=[.F98]-[.F9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3075000000000001" table:style-name="ce2">
            <text:p>0,13075</text:p>
          </table:table-cell>
          <table:table-cell office:value-type="float" office:value="88.712999999999994" table:style-name="ce2">
            <text:p>88,713</text:p>
          </table:table-cell>
          <table:table-cell office:value-type="float" office:value="7040.7142857142235" table:formula="of:=([.B99]-[.B98])/([.A99]-[.A98])" table:style-name="ce4">
            <text:p>7040,7</text:p>
          </table:table-cell>
          <table:table-cell office:value-type="float" office:value="0.4288759422767815" table:formula="of:=TAN([.C99])" table:style-name="ce4">
            <text:p>0,4</text:p>
          </table:table-cell>
          <table:table-cell office:value-type="float" office:value="1.5706542957519234" table:formula="of:=ATAN([.C99])" table:style-name="ce4">
            <text:p>1,6</text:p>
          </table:table-cell>
          <table:table-cell office:value-type="float" office:value="89.991862220677802" table:formula="of:=([.E99]*180)/PI()" table:style-name="ce4">
            <text:p>90,0</text:p>
          </table:table-cell>
          <table:table-cell office:value-type="float" office:value="0" table:formula="of:=[.F99]-[.F9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3205" table:style-name="ce2">
            <text:p>0,13205</text:p>
          </table:table-cell>
          <table:table-cell office:value-type="float" office:value="88.712999999999994" table:style-name="ce2">
            <text:p>88,713</text:p>
          </table:table-cell>
          <table:table-cell office:value-type="float" office:value="0" table:formula="of:=([.B100]-[.B99])/([.A100]-[.A99])" table:style-name="ce4">
            <text:p>0,0</text:p>
          </table:table-cell>
          <table:table-cell office:value-type="float" office:value="0" table:formula="of:=TAN([.C100])" table:style-name="ce4">
            <text:p>0,0</text:p>
          </table:table-cell>
          <table:table-cell office:value-type="float" office:value="0" table:formula="of:=ATAN([.C100])" table:style-name="ce4">
            <text:p>0,0</text:p>
          </table:table-cell>
          <table:table-cell office:value-type="float" office:value="0" table:formula="of:=([.E100]*180)/PI()" table:style-name="ce4">
            <text:p>0,0</text:p>
          </table:table-cell>
          <table:table-cell office:value-type="float" office:value="0" table:formula="of:=[.F100]-[.F10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3363" table:style-name="ce2">
            <text:p>0,13363</text:p>
          </table:table-cell>
          <table:table-cell office:value-type="float" office:value="78.855999999999995" table:style-name="ce2">
            <text:p>78,856</text:p>
          </table:table-cell>
          <table:table-cell office:value-type="float" office:value="-6238.6075949367159" table:formula="of:=([.B101]-[.B100])/([.A101]-[.A100])" table:style-name="ce4">
            <text:p>-6238,6</text:p>
          </table:table-cell>
          <table:table-cell office:value-type="float" office:value="0.67742696612767683" table:formula="of:=TAN([.C101])" table:style-name="ce4">
            <text:p>0,7</text:p>
          </table:table-cell>
          <table:table-cell office:value-type="float" office:value="-1.5706360346181218" table:formula="of:=ATAN([.C101])" table:style-name="ce4">
            <text:p>-1,6</text:p>
          </table:table-cell>
          <table:table-cell office:value-type="float" office:value="-89.99081593478185" table:formula="of:=([.E101]*180)/PI()" table:style-name="ce4">
            <text:p>-90,0</text:p>
          </table:table-cell>
          <table:table-cell office:value-type="float" office:value="0" table:formula="of:=[.F101]-[.F10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3492999999999999" table:style-name="ce2">
            <text:p>0,13493</text:p>
          </table:table-cell>
          <table:table-cell office:value-type="float" office:value="88.712999999999994" table:style-name="ce2">
            <text:p>88,713</text:p>
          </table:table-cell>
          <table:table-cell office:value-type="float" office:value="7582.3076923077178" table:formula="of:=([.B102]-[.B101])/([.A102]-[.A101])" table:style-name="ce4">
            <text:p>7582,3</text:p>
          </table:table-cell>
          <table:table-cell office:value-type="float" office:value="-13.521321390049238" table:formula="of:=TAN([.C102])" table:style-name="ce4">
            <text:p>-13,5</text:p>
          </table:table-cell>
          <table:table-cell office:value-type="float" office:value="1.5706644408262995" table:formula="of:=ATAN([.C102])" table:style-name="ce4">
            <text:p>1,6</text:p>
          </table:table-cell>
          <table:table-cell office:value-type="float" office:value="89.992443490622406" table:formula="of:=([.E102]*180)/PI()" table:style-name="ce4">
            <text:p>90,0</text:p>
          </table:table-cell>
          <table:table-cell office:value-type="float" office:value="0" table:formula="of:=[.F102]-[.F10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3614000000000001" table:style-name="ce2">
            <text:p>0,13614</text:p>
          </table:table-cell>
          <table:table-cell office:value-type="float" office:value="88.712999999999994" table:style-name="ce2">
            <text:p>88,713</text:p>
          </table:table-cell>
          <table:table-cell office:value-type="float" office:value="0" table:formula="of:=([.B103]-[.B102])/([.A103]-[.A102])" table:style-name="ce4">
            <text:p>0,0</text:p>
          </table:table-cell>
          <table:table-cell office:value-type="float" office:value="0" table:formula="of:=TAN([.C103])" table:style-name="ce4">
            <text:p>0,0</text:p>
          </table:table-cell>
          <table:table-cell office:value-type="float" office:value="0" table:formula="of:=ATAN([.C103])" table:style-name="ce4">
            <text:p>0,0</text:p>
          </table:table-cell>
          <table:table-cell office:value-type="float" office:value="0" table:formula="of:=([.E103]*180)/PI()" table:style-name="ce4">
            <text:p>0,0</text:p>
          </table:table-cell>
          <table:table-cell office:value-type="float" office:value="0" table:formula="of:=[.F103]-[.F10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3782" table:style-name="ce2">
            <text:p>0,13782</text:p>
          </table:table-cell>
          <table:table-cell office:value-type="float" office:value="88.712999999999994" table:style-name="ce2">
            <text:p>88,713</text:p>
          </table:table-cell>
          <table:table-cell office:value-type="float" office:value="0" table:formula="of:=([.B104]-[.B103])/([.A104]-[.A103])" table:style-name="ce4">
            <text:p>0,0</text:p>
          </table:table-cell>
          <table:table-cell office:value-type="float" office:value="0" table:formula="of:=TAN([.C104])" table:style-name="ce4">
            <text:p>0,0</text:p>
          </table:table-cell>
          <table:table-cell office:value-type="float" office:value="0" table:formula="of:=ATAN([.C104])" table:style-name="ce4">
            <text:p>0,0</text:p>
          </table:table-cell>
          <table:table-cell office:value-type="float" office:value="0" table:formula="of:=([.E104]*180)/PI()" table:style-name="ce4">
            <text:p>0,0</text:p>
          </table:table-cell>
          <table:table-cell office:value-type="float" office:value="0" table:formula="of:=[.F104]-[.F10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3930999999999999" table:style-name="ce2">
            <text:p>0,13931</text:p>
          </table:table-cell>
          <table:table-cell office:value-type="float" office:value="98.57" table:style-name="ce2">
            <text:p>98,57</text:p>
          </table:table-cell>
          <table:table-cell office:value-type="float" office:value="6615.4362416107761" table:formula="of:=([.B105]-[.B104])/([.A105]-[.A104])" table:style-name="ce4">
            <text:p>6615,4</text:p>
          </table:table-cell>
          <table:table-cell office:value-type="float" office:value="-0.94643743440215811" table:formula="of:=TAN([.C105])" table:style-name="ce4">
            <text:p>-0,9</text:p>
          </table:table-cell>
          <table:table-cell office:value-type="float" office:value="1.5706451651850102" table:formula="of:=ATAN([.C105])" table:style-name="ce4">
            <text:p>1,6</text:p>
          </table:table-cell>
          <table:table-cell office:value-type="float" office:value="89.991339077729108" table:formula="of:=([.E105]*180)/PI()" table:style-name="ce4">
            <text:p>90,0</text:p>
          </table:table-cell>
          <table:table-cell office:value-type="float" office:value="0" table:formula="of:=[.F105]-[.F10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4041999999999999" table:style-name="ce2">
            <text:p>0,14042</text:p>
          </table:table-cell>
          <table:table-cell office:value-type="float" office:value="98.57" table:style-name="ce2">
            <text:p>98,57</text:p>
          </table:table-cell>
          <table:table-cell office:value-type="float" office:value="0" table:formula="of:=([.B106]-[.B105])/([.A106]-[.A105])" table:style-name="ce4">
            <text:p>0,0</text:p>
          </table:table-cell>
          <table:table-cell office:value-type="float" office:value="0" table:formula="of:=TAN([.C106])" table:style-name="ce4">
            <text:p>0,0</text:p>
          </table:table-cell>
          <table:table-cell office:value-type="float" office:value="0" table:formula="of:=ATAN([.C106])" table:style-name="ce4">
            <text:p>0,0</text:p>
          </table:table-cell>
          <table:table-cell office:value-type="float" office:value="0" table:formula="of:=([.E106]*180)/PI()" table:style-name="ce4">
            <text:p>0,0</text:p>
          </table:table-cell>
          <table:table-cell office:value-type="float" office:value="0" table:formula="of:=[.F106]-[.F10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4191000000000001" table:style-name="ce2">
            <text:p>0,14191</text:p>
          </table:table-cell>
          <table:table-cell office:value-type="float" office:value="98.57" table:style-name="ce2">
            <text:p>98,57</text:p>
          </table:table-cell>
          <table:table-cell office:value-type="float" office:value="0" table:formula="of:=([.B107]-[.B106])/([.A107]-[.A106])" table:style-name="ce4">
            <text:p>0,0</text:p>
          </table:table-cell>
          <table:table-cell office:value-type="float" office:value="0" table:formula="of:=TAN([.C107])" table:style-name="ce4">
            <text:p>0,0</text:p>
          </table:table-cell>
          <table:table-cell office:value-type="float" office:value="0" table:formula="of:=ATAN([.C107])" table:style-name="ce4">
            <text:p>0,0</text:p>
          </table:table-cell>
          <table:table-cell office:value-type="float" office:value="0" table:formula="of:=([.E107]*180)/PI()" table:style-name="ce4">
            <text:p>0,0</text:p>
          </table:table-cell>
          <table:table-cell office:value-type="float" office:value="0" table:formula="of:=[.F107]-[.F10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4349999999999999" table:style-name="ce2">
            <text:p>0,1435</text:p>
          </table:table-cell>
          <table:table-cell office:value-type="float" office:value="98.57" table:style-name="ce2">
            <text:p>98,57</text:p>
          </table:table-cell>
          <table:table-cell office:value-type="float" office:value="0" table:formula="of:=([.B108]-[.B107])/([.A108]-[.A107])" table:style-name="ce4">
            <text:p>0,0</text:p>
          </table:table-cell>
          <table:table-cell office:value-type="float" office:value="0" table:formula="of:=TAN([.C108])" table:style-name="ce4">
            <text:p>0,0</text:p>
          </table:table-cell>
          <table:table-cell office:value-type="float" office:value="0" table:formula="of:=ATAN([.C108])" table:style-name="ce4">
            <text:p>0,0</text:p>
          </table:table-cell>
          <table:table-cell office:value-type="float" office:value="0" table:formula="of:=([.E108]*180)/PI()" table:style-name="ce4">
            <text:p>0,0</text:p>
          </table:table-cell>
          <table:table-cell office:value-type="float" office:value="0" table:formula="of:=[.F108]-[.F10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4460999999999999" table:style-name="ce2">
            <text:p>0,14461</text:p>
          </table:table-cell>
          <table:table-cell office:value-type="float" office:value="98.57" table:style-name="ce2">
            <text:p>98,57</text:p>
          </table:table-cell>
          <table:table-cell office:value-type="float" office:value="0" table:formula="of:=([.B109]-[.B108])/([.A109]-[.A108])" table:style-name="ce4">
            <text:p>0,0</text:p>
          </table:table-cell>
          <table:table-cell office:value-type="float" office:value="0" table:formula="of:=TAN([.C109])" table:style-name="ce4">
            <text:p>0,0</text:p>
          </table:table-cell>
          <table:table-cell office:value-type="float" office:value="0" table:formula="of:=ATAN([.C109])" table:style-name="ce4">
            <text:p>0,0</text:p>
          </table:table-cell>
          <table:table-cell office:value-type="float" office:value="0" table:formula="of:=([.E109]*180)/PI()" table:style-name="ce4">
            <text:p>0,0</text:p>
          </table:table-cell>
          <table:table-cell office:value-type="float" office:value="0" table:formula="of:=[.F109]-[.F10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4601" table:style-name="ce2">
            <text:p>0,14601</text:p>
          </table:table-cell>
          <table:table-cell office:value-type="float" office:value="108.43" table:style-name="ce2">
            <text:p>108,43</text:p>
          </table:table-cell>
          <table:table-cell office:value-type="float" office:value="7042.8571428570904" table:formula="of:=([.B110]-[.B109])/([.A110]-[.A109])" table:style-name="ce4">
            <text:p>7042,9</text:p>
          </table:table-cell>
          <table:table-cell office:value-type="float" office:value="-0.67476250384162728" table:formula="of:=TAN([.C110])" table:style-name="ce4">
            <text:p>-0,7</text:p>
          </table:table-cell>
          <table:table-cell office:value-type="float" office:value="1.5706543389662362" table:formula="of:=ATAN([.C110])" table:style-name="ce4">
            <text:p>1,6</text:p>
          </table:table-cell>
          <table:table-cell office:value-type="float" office:value="89.99186469667552" table:formula="of:=([.E110]*180)/PI()" table:style-name="ce4">
            <text:p>90,0</text:p>
          </table:table-cell>
          <table:table-cell office:value-type="float" office:value="0" table:formula="of:=[.F110]-[.F11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4759" table:style-name="ce2">
            <text:p>0,14759</text:p>
          </table:table-cell>
          <table:table-cell office:value-type="float" office:value="98.57" table:style-name="ce2">
            <text:p>98,57</text:p>
          </table:table-cell>
          <table:table-cell office:value-type="float" office:value="-6240.5063291139404" table:formula="of:=([.B111]-[.B110])/([.A111]-[.A110])" table:style-name="ce4">
            <text:p>-6240,5</text:p>
          </table:table-cell>
          <table:table-cell office:value-type="float" office:value="-3.6490485722306247" table:formula="of:=TAN([.C111])" table:style-name="ce4">
            <text:p>-3,6</text:p>
          </table:table-cell>
          <table:table-cell office:value-type="float" office:value="-1.5706360833885602" table:formula="of:=ATAN([.C111])" table:style-name="ce4">
            <text:p>-1,6</text:p>
          </table:table-cell>
          <table:table-cell office:value-type="float" office:value="-89.990818729122125" table:formula="of:=([.E111]*180)/PI()" table:style-name="ce4">
            <text:p>-90,0</text:p>
          </table:table-cell>
          <table:table-cell office:value-type="float" office:value="0" table:formula="of:=[.F111]-[.F11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4879999999999999" table:style-name="ce2">
            <text:p>0,1488</text:p>
          </table:table-cell>
          <table:table-cell office:value-type="float" office:value="98.57" table:style-name="ce2">
            <text:p>98,57</text:p>
          </table:table-cell>
          <table:table-cell office:value-type="float" office:value="0" table:formula="of:=([.B112]-[.B111])/([.A112]-[.A111])" table:style-name="ce4">
            <text:p>0,0</text:p>
          </table:table-cell>
          <table:table-cell office:value-type="float" office:value="0" table:formula="of:=TAN([.C112])" table:style-name="ce4">
            <text:p>0,0</text:p>
          </table:table-cell>
          <table:table-cell office:value-type="float" office:value="0" table:formula="of:=ATAN([.C112])" table:style-name="ce4">
            <text:p>0,0</text:p>
          </table:table-cell>
          <table:table-cell office:value-type="float" office:value="0" table:formula="of:=([.E112]*180)/PI()" table:style-name="ce4">
            <text:p>0,0</text:p>
          </table:table-cell>
          <table:table-cell office:value-type="float" office:value="0" table:formula="of:=[.F112]-[.F11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502" table:style-name="ce2">
            <text:p>0,1502</text:p>
          </table:table-cell>
          <table:table-cell office:value-type="float" office:value="108.43" table:style-name="ce2">
            <text:p>108,43</text:p>
          </table:table-cell>
          <table:table-cell office:value-type="float" office:value="7042.8571428570904" table:formula="of:=([.B113]-[.B112])/([.A113]-[.A112])" table:style-name="ce4">
            <text:p>7042,9</text:p>
          </table:table-cell>
          <table:table-cell office:value-type="float" office:value="-0.67476250384162728" table:formula="of:=TAN([.C113])" table:style-name="ce4">
            <text:p>-0,7</text:p>
          </table:table-cell>
          <table:table-cell office:value-type="float" office:value="1.5706543389662362" table:formula="of:=ATAN([.C113])" table:style-name="ce4">
            <text:p>1,6</text:p>
          </table:table-cell>
          <table:table-cell office:value-type="float" office:value="89.99186469667552" table:formula="of:=([.E113]*180)/PI()" table:style-name="ce4">
            <text:p>90,0</text:p>
          </table:table-cell>
          <table:table-cell office:value-type="float" office:value="0" table:formula="of:=[.F113]-[.F11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5168000000000001" table:style-name="ce2">
            <text:p>0,15168</text:p>
          </table:table-cell>
          <table:table-cell office:value-type="float" office:value="108.43" table:style-name="ce2">
            <text:p>108,43</text:p>
          </table:table-cell>
          <table:table-cell office:value-type="float" office:value="0" table:formula="of:=([.B114]-[.B113])/([.A114]-[.A113])" table:style-name="ce4">
            <text:p>0,0</text:p>
          </table:table-cell>
          <table:table-cell office:value-type="float" office:value="0" table:formula="of:=TAN([.C114])" table:style-name="ce4">
            <text:p>0,0</text:p>
          </table:table-cell>
          <table:table-cell office:value-type="float" office:value="0" table:formula="of:=ATAN([.C114])" table:style-name="ce4">
            <text:p>0,0</text:p>
          </table:table-cell>
          <table:table-cell office:value-type="float" office:value="0" table:formula="of:=([.E114]*180)/PI()" table:style-name="ce4">
            <text:p>0,0</text:p>
          </table:table-cell>
          <table:table-cell office:value-type="float" office:value="0" table:formula="of:=[.F114]-[.F11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5289" table:style-name="ce2">
            <text:p>0,15289</text:p>
          </table:table-cell>
          <table:table-cell office:value-type="float" office:value="108.43" table:style-name="ce2">
            <text:p>108,43</text:p>
          </table:table-cell>
          <table:table-cell office:value-type="float" office:value="0" table:formula="of:=([.B115]-[.B114])/([.A115]-[.A114])" table:style-name="ce4">
            <text:p>0,0</text:p>
          </table:table-cell>
          <table:table-cell office:value-type="float" office:value="0" table:formula="of:=TAN([.C115])" table:style-name="ce4">
            <text:p>0,0</text:p>
          </table:table-cell>
          <table:table-cell office:value-type="float" office:value="0" table:formula="of:=ATAN([.C115])" table:style-name="ce4">
            <text:p>0,0</text:p>
          </table:table-cell>
          <table:table-cell office:value-type="float" office:value="0" table:formula="of:=([.E115]*180)/PI()" table:style-name="ce4">
            <text:p>0,0</text:p>
          </table:table-cell>
          <table:table-cell office:value-type="float" office:value="0" table:formula="of:=[.F115]-[.F11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5437999999999999" table:style-name="ce2">
            <text:p>0,15438</text:p>
          </table:table-cell>
          <table:table-cell office:value-type="float" office:value="108.43" table:style-name="ce2">
            <text:p>108,43</text:p>
          </table:table-cell>
          <table:table-cell office:value-type="float" office:value="0" table:formula="of:=([.B116]-[.B115])/([.A116]-[.A115])" table:style-name="ce4">
            <text:p>0,0</text:p>
          </table:table-cell>
          <table:table-cell office:value-type="float" office:value="0" table:formula="of:=TAN([.C116])" table:style-name="ce4">
            <text:p>0,0</text:p>
          </table:table-cell>
          <table:table-cell office:value-type="float" office:value="0" table:formula="of:=ATAN([.C116])" table:style-name="ce4">
            <text:p>0,0</text:p>
          </table:table-cell>
          <table:table-cell office:value-type="float" office:value="0" table:formula="of:=([.E116]*180)/PI()" table:style-name="ce4">
            <text:p>0,0</text:p>
          </table:table-cell>
          <table:table-cell office:value-type="float" office:value="0" table:formula="of:=[.F116]-[.F11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5578" table:style-name="ce2">
            <text:p>0,15578</text:p>
          </table:table-cell>
          <table:table-cell office:value-type="float" office:value="108.43" table:style-name="ce2">
            <text:p>108,43</text:p>
          </table:table-cell>
          <table:table-cell office:value-type="float" office:value="0" table:formula="of:=([.B117]-[.B116])/([.A117]-[.A116])" table:style-name="ce4">
            <text:p>0,0</text:p>
          </table:table-cell>
          <table:table-cell office:value-type="float" office:value="0" table:formula="of:=TAN([.C117])" table:style-name="ce4">
            <text:p>0,0</text:p>
          </table:table-cell>
          <table:table-cell office:value-type="float" office:value="0" table:formula="of:=ATAN([.C117])" table:style-name="ce4">
            <text:p>0,0</text:p>
          </table:table-cell>
          <table:table-cell office:value-type="float" office:value="0" table:formula="of:=([.E117]*180)/PI()" table:style-name="ce4">
            <text:p>0,0</text:p>
          </table:table-cell>
          <table:table-cell office:value-type="float" office:value="0" table:formula="of:=[.F117]-[.F11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5698999999999999" table:style-name="ce2">
            <text:p>0,15699</text:p>
          </table:table-cell>
          <table:table-cell office:value-type="float" office:value="108.43" table:style-name="ce2">
            <text:p>108,43</text:p>
          </table:table-cell>
          <table:table-cell office:value-type="float" office:value="0" table:formula="of:=([.B118]-[.B117])/([.A118]-[.A117])" table:style-name="ce4">
            <text:p>0,0</text:p>
          </table:table-cell>
          <table:table-cell office:value-type="float" office:value="0" table:formula="of:=TAN([.C118])" table:style-name="ce4">
            <text:p>0,0</text:p>
          </table:table-cell>
          <table:table-cell office:value-type="float" office:value="0" table:formula="of:=ATAN([.C118])" table:style-name="ce4">
            <text:p>0,0</text:p>
          </table:table-cell>
          <table:table-cell office:value-type="float" office:value="0" table:formula="of:=([.E118]*180)/PI()" table:style-name="ce4">
            <text:p>0,0</text:p>
          </table:table-cell>
          <table:table-cell office:value-type="float" office:value="0" table:formula="of:=[.F118]-[.F11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5856999999999999" table:style-name="ce2">
            <text:p>0,15857</text:p>
          </table:table-cell>
          <table:table-cell office:value-type="float" office:value="118.28" table:style-name="ce2">
            <text:p>118,28</text:p>
          </table:table-cell>
          <table:table-cell office:value-type="float" office:value="6234.1772151898776" table:formula="of:=([.B119]-[.B118])/([.A119]-[.A118])" table:style-name="ce4">
            <text:p>6234,2</text:p>
          </table:table-cell>
          <table:table-cell office:value-type="float" office:value="3.0855916486931436" table:formula="of:=TAN([.C119])" table:style-name="ce4">
            <text:p>3,1</text:p>
          </table:table-cell>
          <table:table-cell office:value-type="float" office:value="1.5706359207049019" table:formula="of:=ATAN([.C119])" table:style-name="ce4">
            <text:p>1,6</text:p>
          </table:table-cell>
          <table:table-cell office:value-type="float" office:value="89.990809408035105" table:formula="of:=([.E119]*180)/PI()" table:style-name="ce4">
            <text:p>90,0</text:p>
          </table:table-cell>
          <table:table-cell office:value-type="float" office:value="0" table:formula="of:=[.F119]-[.F11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6006000000000001" table:style-name="ce2">
            <text:p>0,16006</text:p>
          </table:table-cell>
          <table:table-cell office:value-type="float" office:value="128.13999999999999" table:style-name="ce2">
            <text:p>128,14</text:p>
          </table:table-cell>
          <table:table-cell office:value-type="float" office:value="6617.4496644294359" table:formula="of:=([.B120]-[.B119])/([.A120]-[.A119])" table:style-name="ce4">
            <text:p>6617,4</text:p>
          </table:table-cell>
          <table:table-cell office:value-type="float" office:value="3.0661916900340587" table:formula="of:=TAN([.C120])" table:style-name="ce4">
            <text:p>3,1</text:p>
          </table:table-cell>
          <table:table-cell office:value-type="float" office:value="1.5706452111773856" table:formula="of:=ATAN([.C120])" table:style-name="ce4">
            <text:p>1,6</text:p>
          </table:table-cell>
          <table:table-cell office:value-type="float" office:value="89.991341712898105" table:formula="of:=([.E120]*180)/PI()" table:style-name="ce4">
            <text:p>90,0</text:p>
          </table:table-cell>
          <table:table-cell office:value-type="float" office:value="0" table:formula="of:=[.F120]-[.F12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6256999999999999" table:style-name="ce2">
            <text:p>0,16257</text:p>
          </table:table-cell>
          <table:table-cell office:value-type="float" office:value="128.13999999999999" table:style-name="ce2">
            <text:p>128,14</text:p>
          </table:table-cell>
          <table:table-cell office:value-type="float" office:value="0" table:formula="of:=([.B121]-[.B120])/([.A121]-[.A120])" table:style-name="ce4">
            <text:p>0,0</text:p>
          </table:table-cell>
          <table:table-cell office:value-type="float" office:value="0" table:formula="of:=TAN([.C121])" table:style-name="ce4">
            <text:p>0,0</text:p>
          </table:table-cell>
          <table:table-cell office:value-type="float" office:value="0" table:formula="of:=ATAN([.C121])" table:style-name="ce4">
            <text:p>0,0</text:p>
          </table:table-cell>
          <table:table-cell office:value-type="float" office:value="0" table:formula="of:=([.E121]*180)/PI()" table:style-name="ce4">
            <text:p>0,0</text:p>
          </table:table-cell>
          <table:table-cell office:value-type="float" office:value="0" table:formula="of:=[.F121]-[.F12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6425000000000001" table:style-name="ce2">
            <text:p>0,16425</text:p>
          </table:table-cell>
          <table:table-cell office:value-type="float" office:value="128.13999999999999" table:style-name="ce2">
            <text:p>128,14</text:p>
          </table:table-cell>
          <table:table-cell office:value-type="float" office:value="0" table:formula="of:=([.B122]-[.B121])/([.A122]-[.A121])" table:style-name="ce4">
            <text:p>0,0</text:p>
          </table:table-cell>
          <table:table-cell office:value-type="float" office:value="0" table:formula="of:=TAN([.C122])" table:style-name="ce4">
            <text:p>0,0</text:p>
          </table:table-cell>
          <table:table-cell office:value-type="float" office:value="0" table:formula="of:=ATAN([.C122])" table:style-name="ce4">
            <text:p>0,0</text:p>
          </table:table-cell>
          <table:table-cell office:value-type="float" office:value="0" table:formula="of:=([.E122]*180)/PI()" table:style-name="ce4">
            <text:p>0,0</text:p>
          </table:table-cell>
          <table:table-cell office:value-type="float" office:value="0" table:formula="of:=[.F122]-[.F12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6546" table:style-name="ce2">
            <text:p>0,16546</text:p>
          </table:table-cell>
          <table:table-cell office:value-type="float" office:value="118.28" table:style-name="ce2">
            <text:p>118,28</text:p>
          </table:table-cell>
          <table:table-cell office:value-type="float" office:value="-8148.7603305785751" table:formula="of:=([.B123]-[.B122])/([.A123]-[.A122])" table:style-name="ce4">
            <text:p>-8148,8</text:p>
          </table:table-cell>
          <table:table-cell office:value-type="float" office:value="0.58727835870280332" table:formula="of:=TAN([.C123])" table:style-name="ce4">
            <text:p>0,6</text:p>
          </table:table-cell>
          <table:table-cell office:value-type="float" office:value="-1.5706736087427744" table:formula="of:=ATAN([.C123])" table:style-name="ce4">
            <text:p>-1,6</text:p>
          </table:table-cell>
          <table:table-cell office:value-type="float" office:value="-89.992968773543325" table:formula="of:=([.E123]*180)/PI()" table:style-name="ce4">
            <text:p>-90,0</text:p>
          </table:table-cell>
          <table:table-cell office:value-type="float" office:value="0" table:formula="of:=[.F123]-[.F12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6667000000000001" table:style-name="ce2">
            <text:p>0,16667</text:p>
          </table:table-cell>
          <table:table-cell office:value-type="float" office:value="128.13999999999999" table:style-name="ce2">
            <text:p>128,14</text:p>
          </table:table-cell>
          <table:table-cell office:value-type="float" office:value="8148.7603305783887" table:formula="of:=([.B124]-[.B123])/([.A124]-[.A123])" table:style-name="ce4">
            <text:p>8148,8</text:p>
          </table:table-cell>
          <table:table-cell office:value-type="float" office:value="-0.58727835895355429" table:formula="of:=TAN([.C124])" table:style-name="ce4">
            <text:p>-0,6</text:p>
          </table:table-cell>
          <table:table-cell office:value-type="float" office:value="1.5706736087427744" table:formula="of:=ATAN([.C124])" table:style-name="ce4">
            <text:p>1,6</text:p>
          </table:table-cell>
          <table:table-cell office:value-type="float" office:value="89.992968773543325" table:formula="of:=([.E124]*180)/PI()" table:style-name="ce4">
            <text:p>90,0</text:p>
          </table:table-cell>
          <table:table-cell office:value-type="float" office:value="0" table:formula="of:=[.F124]-[.F12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6825000000000001" table:style-name="ce2">
            <text:p>0,16825</text:p>
          </table:table-cell>
          <table:table-cell office:value-type="float" office:value="138" table:style-name="ce2">
            <text:p>138</text:p>
          </table:table-cell>
          <table:table-cell office:value-type="float" office:value="6240.5063291139404" table:formula="of:=([.B125]-[.B124])/([.A125]-[.A124])" table:style-name="ce4">
            <text:p>6240,5</text:p>
          </table:table-cell>
          <table:table-cell office:value-type="float" office:value="3.6490485722306247" table:formula="of:=TAN([.C125])" table:style-name="ce4">
            <text:p>3,6</text:p>
          </table:table-cell>
          <table:table-cell office:value-type="float" office:value="1.5706360833885602" table:formula="of:=ATAN([.C125])" table:style-name="ce4">
            <text:p>1,6</text:p>
          </table:table-cell>
          <table:table-cell office:value-type="float" office:value="89.990818729122125" table:formula="of:=([.E125]*180)/PI()" table:style-name="ce4">
            <text:p>90,0</text:p>
          </table:table-cell>
          <table:table-cell office:value-type="float" office:value="0" table:formula="of:=[.F125]-[.F12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6964000000000001" table:style-name="ce2">
            <text:p>0,16964</text:p>
          </table:table-cell>
          <table:table-cell office:value-type="float" office:value="138" table:style-name="ce2">
            <text:p>138</text:p>
          </table:table-cell>
          <table:table-cell office:value-type="float" office:value="0" table:formula="of:=([.B126]-[.B125])/([.A126]-[.A125])" table:style-name="ce4">
            <text:p>0,0</text:p>
          </table:table-cell>
          <table:table-cell office:value-type="float" office:value="0" table:formula="of:=TAN([.C126])" table:style-name="ce4">
            <text:p>0,0</text:p>
          </table:table-cell>
          <table:table-cell office:value-type="float" office:value="0" table:formula="of:=ATAN([.C126])" table:style-name="ce4">
            <text:p>0,0</text:p>
          </table:table-cell>
          <table:table-cell office:value-type="float" office:value="0" table:formula="of:=([.E126]*180)/PI()" table:style-name="ce4">
            <text:p>0,0</text:p>
          </table:table-cell>
          <table:table-cell office:value-type="float" office:value="0" table:formula="of:=[.F126]-[.F12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7233999999999999" table:style-name="ce2">
            <text:p>0,17234</text:p>
          </table:table-cell>
          <table:table-cell office:value-type="float" office:value="138" table:style-name="ce2">
            <text:p>138</text:p>
          </table:table-cell>
          <table:table-cell office:value-type="float" office:value="0" table:formula="of:=([.B127]-[.B126])/([.A127]-[.A126])" table:style-name="ce4">
            <text:p>0,0</text:p>
          </table:table-cell>
          <table:table-cell office:value-type="float" office:value="0" table:formula="of:=TAN([.C127])" table:style-name="ce4">
            <text:p>0,0</text:p>
          </table:table-cell>
          <table:table-cell office:value-type="float" office:value="0" table:formula="of:=ATAN([.C127])" table:style-name="ce4">
            <text:p>0,0</text:p>
          </table:table-cell>
          <table:table-cell office:value-type="float" office:value="0" table:formula="of:=([.E127]*180)/PI()" table:style-name="ce4">
            <text:p>0,0</text:p>
          </table:table-cell>
          <table:table-cell office:value-type="float" office:value="0" table:formula="of:=[.F127]-[.F12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7383000000000001" table:style-name="ce2">
            <text:p>0,17383</text:p>
          </table:table-cell>
          <table:table-cell office:value-type="float" office:value="138" table:style-name="ce2">
            <text:p>138</text:p>
          </table:table-cell>
          <table:table-cell office:value-type="float" office:value="0" table:formula="of:=([.B128]-[.B127])/([.A128]-[.A127])" table:style-name="ce4">
            <text:p>0,0</text:p>
          </table:table-cell>
          <table:table-cell office:value-type="float" office:value="0" table:formula="of:=TAN([.C128])" table:style-name="ce4">
            <text:p>0,0</text:p>
          </table:table-cell>
          <table:table-cell office:value-type="float" office:value="0" table:formula="of:=ATAN([.C128])" table:style-name="ce4">
            <text:p>0,0</text:p>
          </table:table-cell>
          <table:table-cell office:value-type="float" office:value="0" table:formula="of:=([.E128]*180)/PI()" table:style-name="ce4">
            <text:p>0,0</text:p>
          </table:table-cell>
          <table:table-cell office:value-type="float" office:value="0" table:formula="of:=[.F128]-[.F12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7644000000000001" table:style-name="ce2">
            <text:p>0,17644</text:p>
          </table:table-cell>
          <table:table-cell office:value-type="float" office:value="138" table:style-name="ce2">
            <text:p>138</text:p>
          </table:table-cell>
          <table:table-cell office:value-type="float" office:value="0" table:formula="of:=([.B129]-[.B128])/([.A129]-[.A128])" table:style-name="ce4">
            <text:p>0,0</text:p>
          </table:table-cell>
          <table:table-cell office:value-type="float" office:value="0" table:formula="of:=TAN([.C129])" table:style-name="ce4">
            <text:p>0,0</text:p>
          </table:table-cell>
          <table:table-cell office:value-type="float" office:value="0" table:formula="of:=ATAN([.C129])" table:style-name="ce4">
            <text:p>0,0</text:p>
          </table:table-cell>
          <table:table-cell office:value-type="float" office:value="0" table:formula="of:=([.E129]*180)/PI()" table:style-name="ce4">
            <text:p>0,0</text:p>
          </table:table-cell>
          <table:table-cell office:value-type="float" office:value="0" table:formula="of:=[.F129]-[.F12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7802000000000001" table:style-name="ce2">
            <text:p>0,17802</text:p>
          </table:table-cell>
          <table:table-cell office:value-type="float" office:value="147.86000000000001" table:style-name="ce2">
            <text:p>147,86</text:p>
          </table:table-cell>
          <table:table-cell office:value-type="float" office:value="6240.5063291139404" table:formula="of:=([.B130]-[.B129])/([.A130]-[.A129])" table:style-name="ce4">
            <text:p>6240,5</text:p>
          </table:table-cell>
          <table:table-cell office:value-type="float" office:value="3.6490485722306247" table:formula="of:=TAN([.C130])" table:style-name="ce4">
            <text:p>3,6</text:p>
          </table:table-cell>
          <table:table-cell office:value-type="float" office:value="1.5706360833885602" table:formula="of:=ATAN([.C130])" table:style-name="ce4">
            <text:p>1,6</text:p>
          </table:table-cell>
          <table:table-cell office:value-type="float" office:value="89.990818729122125" table:formula="of:=([.E130]*180)/PI()" table:style-name="ce4">
            <text:p>90,0</text:p>
          </table:table-cell>
          <table:table-cell office:value-type="float" office:value="0" table:formula="of:=[.F130]-[.F13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7942" table:style-name="ce2">
            <text:p>0,17942</text:p>
          </table:table-cell>
          <table:table-cell office:value-type="float" office:value="147.86000000000001" table:style-name="ce2">
            <text:p>147,86</text:p>
          </table:table-cell>
          <table:table-cell office:value-type="float" office:value="0" table:formula="of:=([.B131]-[.B130])/([.A131]-[.A130])" table:style-name="ce4">
            <text:p>0,0</text:p>
          </table:table-cell>
          <table:table-cell office:value-type="float" office:value="0" table:formula="of:=TAN([.C131])" table:style-name="ce4">
            <text:p>0,0</text:p>
          </table:table-cell>
          <table:table-cell office:value-type="float" office:value="0" table:formula="of:=ATAN([.C131])" table:style-name="ce4">
            <text:p>0,0</text:p>
          </table:table-cell>
          <table:table-cell office:value-type="float" office:value="0" table:formula="of:=([.E131]*180)/PI()" table:style-name="ce4">
            <text:p>0,0</text:p>
          </table:table-cell>
          <table:table-cell office:value-type="float" office:value="0" table:formula="of:=[.F131]-[.F13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8210999999999999" table:style-name="ce2">
            <text:p>0,18211</text:p>
          </table:table-cell>
          <table:table-cell office:value-type="float" office:value="147.86000000000001" table:style-name="ce2">
            <text:p>147,86</text:p>
          </table:table-cell>
          <table:table-cell office:value-type="float" office:value="0" table:formula="of:=([.B132]-[.B131])/([.A132]-[.A131])" table:style-name="ce4">
            <text:p>0,0</text:p>
          </table:table-cell>
          <table:table-cell office:value-type="float" office:value="0" table:formula="of:=TAN([.C132])" table:style-name="ce4">
            <text:p>0,0</text:p>
          </table:table-cell>
          <table:table-cell office:value-type="float" office:value="0" table:formula="of:=ATAN([.C132])" table:style-name="ce4">
            <text:p>0,0</text:p>
          </table:table-cell>
          <table:table-cell office:value-type="float" office:value="0" table:formula="of:=([.E132]*180)/PI()" table:style-name="ce4">
            <text:p>0,0</text:p>
          </table:table-cell>
          <table:table-cell office:value-type="float" office:value="0" table:formula="of:=[.F132]-[.F13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8351000000000001" table:style-name="ce2">
            <text:p>0,18351</text:p>
          </table:table-cell>
          <table:table-cell office:value-type="float" office:value="147.86000000000001" table:style-name="ce2">
            <text:p>147,86</text:p>
          </table:table-cell>
          <table:table-cell office:value-type="float" office:value="0" table:formula="of:=([.B133]-[.B132])/([.A133]-[.A132])" table:style-name="ce4">
            <text:p>0,0</text:p>
          </table:table-cell>
          <table:table-cell office:value-type="float" office:value="0" table:formula="of:=TAN([.C133])" table:style-name="ce4">
            <text:p>0,0</text:p>
          </table:table-cell>
          <table:table-cell office:value-type="float" office:value="0" table:formula="of:=ATAN([.C133])" table:style-name="ce4">
            <text:p>0,0</text:p>
          </table:table-cell>
          <table:table-cell office:value-type="float" office:value="0" table:formula="of:=([.E133]*180)/PI()" table:style-name="ce4">
            <text:p>0,0</text:p>
          </table:table-cell>
          <table:table-cell office:value-type="float" office:value="0" table:formula="of:=[.F133]-[.F13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8490999999999999" table:style-name="ce2">
            <text:p>0,18491</text:p>
          </table:table-cell>
          <table:table-cell office:value-type="float" office:value="147.86000000000001" table:style-name="ce2">
            <text:p>147,86</text:p>
          </table:table-cell>
          <table:table-cell office:value-type="float" office:value="0" table:formula="of:=([.B134]-[.B133])/([.A134]-[.A133])" table:style-name="ce4">
            <text:p>0,0</text:p>
          </table:table-cell>
          <table:table-cell office:value-type="float" office:value="0" table:formula="of:=TAN([.C134])" table:style-name="ce4">
            <text:p>0,0</text:p>
          </table:table-cell>
          <table:table-cell office:value-type="float" office:value="0" table:formula="of:=ATAN([.C134])" table:style-name="ce4">
            <text:p>0,0</text:p>
          </table:table-cell>
          <table:table-cell office:value-type="float" office:value="0" table:formula="of:=([.E134]*180)/PI()" table:style-name="ce4">
            <text:p>0,0</text:p>
          </table:table-cell>
          <table:table-cell office:value-type="float" office:value="0" table:formula="of:=[.F134]-[.F13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8640000000000001" table:style-name="ce2">
            <text:p>0,1864</text:p>
          </table:table-cell>
          <table:table-cell office:value-type="float" office:value="157.71" table:style-name="ce2">
            <text:p>157,71</text:p>
          </table:table-cell>
          <table:table-cell office:value-type="float" office:value="6610.7382550334687" table:formula="of:=([.B135]-[.B134])/([.A135]-[.A134])" table:style-name="ce4">
            <text:p>6610,7</text:p>
          </table:table-cell>
          <table:table-cell office:value-type="float" office:value="1.087548176855067" table:formula="of:=TAN([.C135])" table:style-name="ce4">
            <text:p>1,1</text:p>
          </table:table-cell>
          <table:table-cell office:value-type="float" office:value="1.5706450577605173" table:formula="of:=ATAN([.C135])" table:style-name="ce4">
            <text:p>1,6</text:p>
          </table:table-cell>
          <table:table-cell office:value-type="float" office:value="89.991332922759042" table:formula="of:=([.E135]*180)/PI()" table:style-name="ce4">
            <text:p>90,0</text:p>
          </table:table-cell>
          <table:table-cell office:value-type="float" office:value="0" table:formula="of:=[.F135]-[.F13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8919" table:style-name="ce2">
            <text:p>0,18919</text:p>
          </table:table-cell>
          <table:table-cell office:value-type="float" office:value="157.71" table:style-name="ce2">
            <text:p>157,71</text:p>
          </table:table-cell>
          <table:table-cell office:value-type="float" office:value="0" table:formula="of:=([.B136]-[.B135])/([.A136]-[.A135])" table:style-name="ce4">
            <text:p>0,0</text:p>
          </table:table-cell>
          <table:table-cell office:value-type="float" office:value="0" table:formula="of:=TAN([.C136])" table:style-name="ce4">
            <text:p>0,0</text:p>
          </table:table-cell>
          <table:table-cell office:value-type="float" office:value="0" table:formula="of:=ATAN([.C136])" table:style-name="ce4">
            <text:p>0,0</text:p>
          </table:table-cell>
          <table:table-cell office:value-type="float" office:value="0" table:formula="of:=([.E136]*180)/PI()" table:style-name="ce4">
            <text:p>0,0</text:p>
          </table:table-cell>
          <table:table-cell office:value-type="float" office:value="0" table:formula="of:=[.F136]-[.F13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9067999999999999" table:style-name="ce2">
            <text:p>0,19068</text:p>
          </table:table-cell>
          <table:table-cell office:value-type="float" office:value="157.71" table:style-name="ce2">
            <text:p>157,71</text:p>
          </table:table-cell>
          <table:table-cell office:value-type="float" office:value="0" table:formula="of:=([.B137]-[.B136])/([.A137]-[.A136])" table:style-name="ce4">
            <text:p>0,0</text:p>
          </table:table-cell>
          <table:table-cell office:value-type="float" office:value="0" table:formula="of:=TAN([.C137])" table:style-name="ce4">
            <text:p>0,0</text:p>
          </table:table-cell>
          <table:table-cell office:value-type="float" office:value="0" table:formula="of:=ATAN([.C137])" table:style-name="ce4">
            <text:p>0,0</text:p>
          </table:table-cell>
          <table:table-cell office:value-type="float" office:value="0" table:formula="of:=([.E137]*180)/PI()" table:style-name="ce4">
            <text:p>0,0</text:p>
          </table:table-cell>
          <table:table-cell office:value-type="float" office:value="0" table:formula="of:=[.F137]-[.F13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9328000000000001" table:style-name="ce2">
            <text:p>0,19328</text:p>
          </table:table-cell>
          <table:table-cell office:value-type="float" office:value="167.57" table:style-name="ce2">
            <text:p>167,57</text:p>
          </table:table-cell>
          <table:table-cell office:value-type="float" office:value="3792.3076923076592" table:formula="of:=([.B138]-[.B137])/([.A138]-[.A137])" table:style-name="ce4">
            <text:p>3792,3</text:p>
          </table:table-cell>
          <table:table-cell office:value-type="float" office:value="0.42912507084904083" table:formula="of:=TAN([.C138])" table:style-name="ce4">
            <text:p>0,4</text:p>
          </table:table-cell>
          <table:table-cell office:value-type="float" office:value="1.5705326351174385" table:formula="of:=ATAN([.C138])" table:style-name="ce4">
            <text:p>1,6</text:p>
          </table:table-cell>
          <table:table-cell office:value-type="float" office:value="89.984891579788936" table:formula="of:=([.E138]*180)/PI()" table:style-name="ce4">
            <text:p>90,0</text:p>
          </table:table-cell>
          <table:table-cell office:value-type="float" office:value="0" table:formula="of:=[.F138]-[.F13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9486000000000001" table:style-name="ce2">
            <text:p>0,19486</text:p>
          </table:table-cell>
          <table:table-cell office:value-type="float" office:value="167.57" table:style-name="ce2">
            <text:p>167,57</text:p>
          </table:table-cell>
          <table:table-cell office:value-type="float" office:value="0" table:formula="of:=([.B139]-[.B138])/([.A139]-[.A138])" table:style-name="ce4">
            <text:p>0,0</text:p>
          </table:table-cell>
          <table:table-cell office:value-type="float" office:value="0" table:formula="of:=TAN([.C139])" table:style-name="ce4">
            <text:p>0,0</text:p>
          </table:table-cell>
          <table:table-cell office:value-type="float" office:value="0" table:formula="of:=ATAN([.C139])" table:style-name="ce4">
            <text:p>0,0</text:p>
          </table:table-cell>
          <table:table-cell office:value-type="float" office:value="0" table:formula="of:=([.E139]*180)/PI()" table:style-name="ce4">
            <text:p>0,0</text:p>
          </table:table-cell>
          <table:table-cell office:value-type="float" office:value="0" table:formula="of:=[.F139]-[.F13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19747000000000001" table:style-name="ce2">
            <text:p>0,19747</text:p>
          </table:table-cell>
          <table:table-cell office:value-type="float" office:value="177.43" table:style-name="ce2">
            <text:p>177,43</text:p>
          </table:table-cell>
          <table:table-cell office:value-type="float" office:value="3777.7777777777815" table:formula="of:=([.B140]-[.B139])/([.A140]-[.A139])" table:style-name="ce4">
            <text:p>3777,8</text:p>
          </table:table-cell>
          <table:table-cell office:value-type="float" office:value="-79.286392211235409" table:formula="of:=TAN([.C140])" table:style-name="ce4">
            <text:p>-79,3</text:p>
          </table:table-cell>
          <table:table-cell office:value-type="float" office:value="1.5705316209187263" table:formula="of:=ATAN([.C140])" table:style-name="ce4">
            <text:p>1,6</text:p>
          </table:table-cell>
          <table:table-cell office:value-type="float" office:value="89.984833470483125" table:formula="of:=([.E140]*180)/PI()" table:style-name="ce4">
            <text:p>90,0</text:p>
          </table:table-cell>
          <table:table-cell office:value-type="float" office:value="0" table:formula="of:=[.F140]-[.F14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0035" table:style-name="ce2">
            <text:p>0,20035</text:p>
          </table:table-cell>
          <table:table-cell office:value-type="float" office:value="177.43" table:style-name="ce2">
            <text:p>177,43</text:p>
          </table:table-cell>
          <table:table-cell office:value-type="float" office:value="0" table:formula="of:=([.B141]-[.B140])/([.A141]-[.A140])" table:style-name="ce4">
            <text:p>0,0</text:p>
          </table:table-cell>
          <table:table-cell office:value-type="float" office:value="0" table:formula="of:=TAN([.C141])" table:style-name="ce4">
            <text:p>0,0</text:p>
          </table:table-cell>
          <table:table-cell office:value-type="float" office:value="0" table:formula="of:=ATAN([.C141])" table:style-name="ce4">
            <text:p>0,0</text:p>
          </table:table-cell>
          <table:table-cell office:value-type="float" office:value="0" table:formula="of:=([.E141]*180)/PI()" table:style-name="ce4">
            <text:p>0,0</text:p>
          </table:table-cell>
          <table:table-cell office:value-type="float" office:value="0" table:formula="of:=[.F141]-[.F14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0296" table:style-name="ce2">
            <text:p>0,20296</text:p>
          </table:table-cell>
          <table:table-cell office:value-type="float" office:value="187.28" table:style-name="ce2">
            <text:p>187,28</text:p>
          </table:table-cell>
          <table:table-cell office:value-type="float" office:value="3773.946360153253" table:formula="of:=([.B142]-[.B141])/([.A142]-[.A141])" table:style-name="ce4">
            <text:p>3773,9</text:p>
          </table:table-cell>
          <table:table-cell office:value-type="float" office:value="1.2436845098279223" table:formula="of:=TAN([.C142])" table:style-name="ce4">
            <text:p>1,2</text:p>
          </table:table-cell>
          <table:table-cell office:value-type="float" office:value="1.5705313521818087" table:formula="of:=ATAN([.C142])" table:style-name="ce4">
            <text:p>1,6</text:p>
          </table:table-cell>
          <table:table-cell office:value-type="float" office:value="89.984818072991956" table:formula="of:=([.E142]*180)/PI()" table:style-name="ce4">
            <text:p>90,0</text:p>
          </table:table-cell>
          <table:table-cell office:value-type="float" office:value="0" table:formula="of:=[.F142]-[.F14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0574999999999999" table:style-name="ce2">
            <text:p>0,20575</text:p>
          </table:table-cell>
          <table:table-cell office:value-type="float" office:value="187.28" table:style-name="ce2">
            <text:p>187,28</text:p>
          </table:table-cell>
          <table:table-cell office:value-type="float" office:value="0" table:formula="of:=([.B143]-[.B142])/([.A143]-[.A142])" table:style-name="ce4">
            <text:p>0,0</text:p>
          </table:table-cell>
          <table:table-cell office:value-type="float" office:value="0" table:formula="of:=TAN([.C143])" table:style-name="ce4">
            <text:p>0,0</text:p>
          </table:table-cell>
          <table:table-cell office:value-type="float" office:value="0" table:formula="of:=ATAN([.C143])" table:style-name="ce4">
            <text:p>0,0</text:p>
          </table:table-cell>
          <table:table-cell office:value-type="float" office:value="0" table:formula="of:=([.E143]*180)/PI()" table:style-name="ce4">
            <text:p>0,0</text:p>
          </table:table-cell>
          <table:table-cell office:value-type="float" office:value="0" table:formula="of:=[.F143]-[.F14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0835999999999999" table:style-name="ce2">
            <text:p>0,20836</text:p>
          </table:table-cell>
          <table:table-cell office:value-type="float" office:value="197.14" table:style-name="ce2">
            <text:p>197,14</text:p>
          </table:table-cell>
          <table:table-cell office:value-type="float" office:value="3777.7777777777706" table:formula="of:=([.B144]-[.B143])/([.A144]-[.A143])" table:style-name="ce4">
            <text:p>3777,8</text:p>
          </table:table-cell>
          <table:table-cell office:value-type="float" office:value="-79.286392279854951" table:formula="of:=TAN([.C144])" table:style-name="ce4">
            <text:p>-79,3</text:p>
          </table:table-cell>
          <table:table-cell office:value-type="float" office:value="1.5705316209187263" table:formula="of:=ATAN([.C144])" table:style-name="ce4">
            <text:p>1,6</text:p>
          </table:table-cell>
          <table:table-cell office:value-type="float" office:value="89.984833470483125" table:formula="of:=([.E144]*180)/PI()" table:style-name="ce4">
            <text:p>90,0</text:p>
          </table:table-cell>
          <table:table-cell office:value-type="float" office:value="0" table:formula="of:=[.F144]-[.F14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0993999999999999" table:style-name="ce2">
            <text:p>0,20994</text:p>
          </table:table-cell>
          <table:table-cell office:value-type="float" office:value="197.14" table:style-name="ce2">
            <text:p>197,14</text:p>
          </table:table-cell>
          <table:table-cell office:value-type="float" office:value="0" table:formula="of:=([.B145]-[.B144])/([.A145]-[.A144])" table:style-name="ce4">
            <text:p>0,0</text:p>
          </table:table-cell>
          <table:table-cell office:value-type="float" office:value="0" table:formula="of:=TAN([.C145])" table:style-name="ce4">
            <text:p>0,0</text:p>
          </table:table-cell>
          <table:table-cell office:value-type="float" office:value="0" table:formula="of:=ATAN([.C145])" table:style-name="ce4">
            <text:p>0,0</text:p>
          </table:table-cell>
          <table:table-cell office:value-type="float" office:value="0" table:formula="of:=([.E145]*180)/PI()" table:style-name="ce4">
            <text:p>0,0</text:p>
          </table:table-cell>
          <table:table-cell office:value-type="float" office:value="0" table:formula="of:=[.F145]-[.F14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1254000000000001" table:style-name="ce2">
            <text:p>0,21254</text:p>
          </table:table-cell>
          <table:table-cell office:value-type="float" office:value="197.14" table:style-name="ce2">
            <text:p>197,14</text:p>
          </table:table-cell>
          <table:table-cell office:value-type="float" office:value="0" table:formula="of:=([.B146]-[.B145])/([.A146]-[.A145])" table:style-name="ce4">
            <text:p>0,0</text:p>
          </table:table-cell>
          <table:table-cell office:value-type="float" office:value="0" table:formula="of:=TAN([.C146])" table:style-name="ce4">
            <text:p>0,0</text:p>
          </table:table-cell>
          <table:table-cell office:value-type="float" office:value="0" table:formula="of:=ATAN([.C146])" table:style-name="ce4">
            <text:p>0,0</text:p>
          </table:table-cell>
          <table:table-cell office:value-type="float" office:value="0" table:formula="of:=([.E146]*180)/PI()" table:style-name="ce4">
            <text:p>0,0</text:p>
          </table:table-cell>
          <table:table-cell office:value-type="float" office:value="0" table:formula="of:=[.F146]-[.F14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1551999999999999" table:style-name="ce2">
            <text:p>0,21552</text:p>
          </table:table-cell>
          <table:table-cell office:value-type="float" office:value="197.14" table:style-name="ce2">
            <text:p>197,14</text:p>
          </table:table-cell>
          <table:table-cell office:value-type="float" office:value="0" table:formula="of:=([.B147]-[.B146])/([.A147]-[.A146])" table:style-name="ce4">
            <text:p>0,0</text:p>
          </table:table-cell>
          <table:table-cell office:value-type="float" office:value="0" table:formula="of:=TAN([.C147])" table:style-name="ce4">
            <text:p>0,0</text:p>
          </table:table-cell>
          <table:table-cell office:value-type="float" office:value="0" table:formula="of:=ATAN([.C147])" table:style-name="ce4">
            <text:p>0,0</text:p>
          </table:table-cell>
          <table:table-cell office:value-type="float" office:value="0" table:formula="of:=([.E147]*180)/PI()" table:style-name="ce4">
            <text:p>0,0</text:p>
          </table:table-cell>
          <table:table-cell office:value-type="float" office:value="0" table:formula="of:=[.F147]-[.F14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1803" table:style-name="ce2">
            <text:p>0,21803</text:p>
          </table:table-cell>
          <table:table-cell office:value-type="float" office:value="197.14" table:style-name="ce2">
            <text:p>197,14</text:p>
          </table:table-cell>
          <table:table-cell office:value-type="float" office:value="0" table:formula="of:=([.B148]-[.B147])/([.A148]-[.A147])" table:style-name="ce4">
            <text:p>0,0</text:p>
          </table:table-cell>
          <table:table-cell office:value-type="float" office:value="0" table:formula="of:=TAN([.C148])" table:style-name="ce4">
            <text:p>0,0</text:p>
          </table:table-cell>
          <table:table-cell office:value-type="float" office:value="0" table:formula="of:=ATAN([.C148])" table:style-name="ce4">
            <text:p>0,0</text:p>
          </table:table-cell>
          <table:table-cell office:value-type="float" office:value="0" table:formula="of:=([.E148]*180)/PI()" table:style-name="ce4">
            <text:p>0,0</text:p>
          </table:table-cell>
          <table:table-cell office:value-type="float" office:value="0" table:formula="of:=[.F148]-[.F14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2111" table:style-name="ce2">
            <text:p>0,22111</text:p>
          </table:table-cell>
          <table:table-cell office:value-type="float" office:value="216.85" table:style-name="ce2">
            <text:p>216,85</text:p>
          </table:table-cell>
          <table:table-cell office:value-type="float" office:value="6399.3506493506529" table:formula="of:=([.B149]-[.B148])/([.A149]-[.A148])" table:style-name="ce4">
            <text:p>6399,4</text:p>
          </table:table-cell>
          <table:table-cell office:value-type="float" office:value="-7.3719120397361212E-2" table:formula="of:=TAN([.C149])" table:style-name="ce4">
            <text:p>-0,1</text:p>
          </table:table-cell>
          <table:table-cell office:value-type="float" office:value="1.5706400609412725" table:formula="of:=ATAN([.C149])" table:style-name="ce4">
            <text:p>1,6</text:p>
          </table:table-cell>
          <table:table-cell office:value-type="float" office:value="89.99104662610533" table:formula="of:=([.E149]*180)/PI()" table:style-name="ce4">
            <text:p>90,0</text:p>
          </table:table-cell>
          <table:table-cell office:value-type="float" office:value="0" table:formula="of:=[.F149]-[.F14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2370999999999999" table:style-name="ce2">
            <text:p>0,22371</text:p>
          </table:table-cell>
          <table:table-cell office:value-type="float" office:value="216.85" table:style-name="ce2">
            <text:p>216,85</text:p>
          </table:table-cell>
          <table:table-cell office:value-type="float" office:value="0" table:formula="of:=([.B150]-[.B149])/([.A150]-[.A149])" table:style-name="ce4">
            <text:p>0,0</text:p>
          </table:table-cell>
          <table:table-cell office:value-type="float" office:value="0" table:formula="of:=TAN([.C150])" table:style-name="ce4">
            <text:p>0,0</text:p>
          </table:table-cell>
          <table:table-cell office:value-type="float" office:value="0" table:formula="of:=ATAN([.C150])" table:style-name="ce4">
            <text:p>0,0</text:p>
          </table:table-cell>
          <table:table-cell office:value-type="float" office:value="0" table:formula="of:=([.E150]*180)/PI()" table:style-name="ce4">
            <text:p>0,0</text:p>
          </table:table-cell>
          <table:table-cell office:value-type="float" office:value="0" table:formula="of:=[.F150]-[.F15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266" table:style-name="ce2">
            <text:p>0,2266</text:p>
          </table:table-cell>
          <table:table-cell office:value-type="float" office:value="216.85" table:style-name="ce2">
            <text:p>216,85</text:p>
          </table:table-cell>
          <table:table-cell office:value-type="float" office:value="0" table:formula="of:=([.B151]-[.B150])/([.A151]-[.A150])" table:style-name="ce4">
            <text:p>0,0</text:p>
          </table:table-cell>
          <table:table-cell office:value-type="float" office:value="0" table:formula="of:=TAN([.C151])" table:style-name="ce4">
            <text:p>0,0</text:p>
          </table:table-cell>
          <table:table-cell office:value-type="float" office:value="0" table:formula="of:=ATAN([.C151])" table:style-name="ce4">
            <text:p>0,0</text:p>
          </table:table-cell>
          <table:table-cell office:value-type="float" office:value="0" table:formula="of:=([.E151]*180)/PI()" table:style-name="ce4">
            <text:p>0,0</text:p>
          </table:table-cell>
          <table:table-cell office:value-type="float" office:value="0" table:formula="of:=[.F151]-[.F15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2928999999999999" table:style-name="ce2">
            <text:p>0,22929</text:p>
          </table:table-cell>
          <table:table-cell office:value-type="float" office:value="226.71" table:style-name="ce2">
            <text:p>226,71</text:p>
          </table:table-cell>
          <table:table-cell office:value-type="float" office:value="3665.4275092936882" table:formula="of:=([.B152]-[.B151])/([.A152]-[.A151])" table:style-name="ce4">
            <text:p>3665,4</text:p>
          </table:table-cell>
          <table:table-cell office:value-type="float" office:value="-1.0528084030676108" table:formula="of:=TAN([.C152])" table:style-name="ce4">
            <text:p>-1,1</text:p>
          </table:table-cell>
          <table:table-cell office:value-type="float" office:value="1.5705235073290487" table:formula="of:=ATAN([.C152])" table:style-name="ce4">
            <text:p>1,6</text:p>
          </table:table-cell>
          <table:table-cell office:value-type="float" office:value="89.98436859603791" table:formula="of:=([.E152]*180)/PI()" table:style-name="ce4">
            <text:p>90,0</text:p>
          </table:table-cell>
          <table:table-cell office:value-type="float" office:value="0" table:formula="of:=[.F152]-[.F15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3227" table:style-name="ce2">
            <text:p>0,23227</text:p>
          </table:table-cell>
          <table:table-cell office:value-type="float" office:value="236.57" table:style-name="ce2">
            <text:p>236,57</text:p>
          </table:table-cell>
          <table:table-cell office:value-type="float" office:value="3308.7248322147484" table:formula="of:=([.B153]-[.B152])/([.A153]-[.A152])" table:style-name="ce4">
            <text:p>3308,7</text:p>
          </table:table-cell>
          <table:table-cell office:value-type="float" office:value="0.72570170477370022" table:formula="of:=TAN([.C153])" table:style-name="ce4">
            <text:p>0,7</text:p>
          </table:table-cell>
          <table:table-cell office:value-type="float" office:value="1.5704940955667763" table:formula="of:=ATAN([.C153])" table:style-name="ce4">
            <text:p>1,6</text:p>
          </table:table-cell>
          <table:table-cell office:value-type="float" office:value="89.982683426191656" table:formula="of:=([.E153]*180)/PI()" table:style-name="ce4">
            <text:p>90,0</text:p>
          </table:table-cell>
          <table:table-cell office:value-type="float" office:value="0" table:formula="of:=[.F153]-[.F15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3497000000000001" table:style-name="ce2">
            <text:p>0,23497</text:p>
          </table:table-cell>
          <table:table-cell office:value-type="float" office:value="236.57" table:style-name="ce2">
            <text:p>236,57</text:p>
          </table:table-cell>
          <table:table-cell office:value-type="float" office:value="0" table:formula="of:=([.B154]-[.B153])/([.A154]-[.A153])" table:style-name="ce4">
            <text:p>0,0</text:p>
          </table:table-cell>
          <table:table-cell office:value-type="float" office:value="0" table:formula="of:=TAN([.C154])" table:style-name="ce4">
            <text:p>0,0</text:p>
          </table:table-cell>
          <table:table-cell office:value-type="float" office:value="0" table:formula="of:=ATAN([.C154])" table:style-name="ce4">
            <text:p>0,0</text:p>
          </table:table-cell>
          <table:table-cell office:value-type="float" office:value="0" table:formula="of:=([.E154]*180)/PI()" table:style-name="ce4">
            <text:p>0,0</text:p>
          </table:table-cell>
          <table:table-cell office:value-type="float" office:value="0" table:formula="of:=[.F154]-[.F15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3776" table:style-name="ce2">
            <text:p>0,23776</text:p>
          </table:table-cell>
          <table:table-cell office:value-type="float" office:value="236.57" table:style-name="ce2">
            <text:p>236,57</text:p>
          </table:table-cell>
          <table:table-cell office:value-type="float" office:value="0" table:formula="of:=([.B155]-[.B154])/([.A155]-[.A154])" table:style-name="ce4">
            <text:p>0,0</text:p>
          </table:table-cell>
          <table:table-cell office:value-type="float" office:value="0" table:formula="of:=TAN([.C155])" table:style-name="ce4">
            <text:p>0,0</text:p>
          </table:table-cell>
          <table:table-cell office:value-type="float" office:value="0" table:formula="of:=ATAN([.C155])" table:style-name="ce4">
            <text:p>0,0</text:p>
          </table:table-cell>
          <table:table-cell office:value-type="float" office:value="0" table:formula="of:=([.E155]*180)/PI()" table:style-name="ce4">
            <text:p>0,0</text:p>
          </table:table-cell>
          <table:table-cell office:value-type="float" office:value="0" table:formula="of:=[.F155]-[.F15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4055000000000001" table:style-name="ce2">
            <text:p>0,24055</text:p>
          </table:table-cell>
          <table:table-cell office:value-type="float" office:value="246.43" table:style-name="ce2">
            <text:p>246,43</text:p>
          </table:table-cell>
          <table:table-cell office:value-type="float" office:value="3534.050179211456" table:formula="of:=([.B156]-[.B155])/([.A156]-[.A155])" table:style-name="ce4">
            <text:p>3534,1</text:p>
          </table:table-cell>
          <table:table-cell office:value-type="float" office:value="-0.24636659702668243" table:formula="of:=TAN([.C156])" table:style-name="ce4">
            <text:p>-0,2</text:p>
          </table:table-cell>
          <table:table-cell office:value-type="float" office:value="1.5705133653420023" table:formula="of:=ATAN([.C156])" table:style-name="ce4">
            <text:p>1,6</text:p>
          </table:table-cell>
          <table:table-cell office:value-type="float" office:value="89.983787502984256" table:formula="of:=([.E156]*180)/PI()" table:style-name="ce4">
            <text:p>90,0</text:p>
          </table:table-cell>
          <table:table-cell office:value-type="float" office:value="0" table:formula="of:=[.F156]-[.F15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4335000000000001" table:style-name="ce2">
            <text:p>0,24335</text:p>
          </table:table-cell>
          <table:table-cell office:value-type="float" office:value="246.43" table:style-name="ce2">
            <text:p>246,43</text:p>
          </table:table-cell>
          <table:table-cell office:value-type="float" office:value="0" table:formula="of:=([.B157]-[.B156])/([.A157]-[.A156])" table:style-name="ce4">
            <text:p>0,0</text:p>
          </table:table-cell>
          <table:table-cell office:value-type="float" office:value="0" table:formula="of:=TAN([.C157])" table:style-name="ce4">
            <text:p>0,0</text:p>
          </table:table-cell>
          <table:table-cell office:value-type="float" office:value="0" table:formula="of:=ATAN([.C157])" table:style-name="ce4">
            <text:p>0,0</text:p>
          </table:table-cell>
          <table:table-cell office:value-type="float" office:value="0" table:formula="of:=([.E157]*180)/PI()" table:style-name="ce4">
            <text:p>0,0</text:p>
          </table:table-cell>
          <table:table-cell office:value-type="float" office:value="0" table:formula="of:=[.F157]-[.F15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4604999999999999" table:style-name="ce2">
            <text:p>0,24605</text:p>
          </table:table-cell>
          <table:table-cell office:value-type="float" office:value="256.27999999999997" table:style-name="ce2">
            <text:p>256,28</text:p>
          </table:table-cell>
          <table:table-cell office:value-type="float" office:value="3648.1481481481624" table:formula="of:=([.B158]-[.B157])/([.A158]-[.A157])" table:style-name="ce4">
            <text:p>3648,1</text:p>
          </table:table-cell>
          <table:table-cell office:value-type="float" office:value="0.94869682831884539" table:formula="of:=TAN([.C158])" table:style-name="ce4">
            <text:p>0,9</text:p>
          </table:table-cell>
          <table:table-cell office:value-type="float" office:value="1.5705222151266351" table:formula="of:=ATAN([.C158])" table:style-name="ce4">
            <text:p>1,6</text:p>
          </table:table-cell>
          <table:table-cell office:value-type="float" office:value="89.984294558293328" table:formula="of:=([.E158]*180)/PI()" table:style-name="ce4">
            <text:p>90,0</text:p>
          </table:table-cell>
          <table:table-cell office:value-type="float" office:value="0" table:formula="of:=[.F158]-[.F15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4884000000000001" table:style-name="ce2">
            <text:p>0,24884</text:p>
          </table:table-cell>
          <table:table-cell office:value-type="float" office:value="256.27999999999997" table:style-name="ce2">
            <text:p>256,28</text:p>
          </table:table-cell>
          <table:table-cell office:value-type="float" office:value="0" table:formula="of:=([.B159]-[.B158])/([.A159]-[.A158])" table:style-name="ce4">
            <text:p>0,0</text:p>
          </table:table-cell>
          <table:table-cell office:value-type="float" office:value="0" table:formula="of:=TAN([.C159])" table:style-name="ce4">
            <text:p>0,0</text:p>
          </table:table-cell>
          <table:table-cell office:value-type="float" office:value="0" table:formula="of:=ATAN([.C159])" table:style-name="ce4">
            <text:p>0,0</text:p>
          </table:table-cell>
          <table:table-cell office:value-type="float" office:value="0" table:formula="of:=([.E159]*180)/PI()" table:style-name="ce4">
            <text:p>0,0</text:p>
          </table:table-cell>
          <table:table-cell office:value-type="float" office:value="0" table:formula="of:=[.F159]-[.F15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5163000000000002" table:style-name="ce2">
            <text:p>0,25163</text:p>
          </table:table-cell>
          <table:table-cell office:value-type="float" office:value="256.27999999999997" table:style-name="ce2">
            <text:p>256,28</text:p>
          </table:table-cell>
          <table:table-cell office:value-type="float" office:value="0" table:formula="of:=([.B160]-[.B159])/([.A160]-[.A159])" table:style-name="ce4">
            <text:p>0,0</text:p>
          </table:table-cell>
          <table:table-cell office:value-type="float" office:value="0" table:formula="of:=TAN([.C160])" table:style-name="ce4">
            <text:p>0,0</text:p>
          </table:table-cell>
          <table:table-cell office:value-type="float" office:value="0" table:formula="of:=ATAN([.C160])" table:style-name="ce4">
            <text:p>0,0</text:p>
          </table:table-cell>
          <table:table-cell office:value-type="float" office:value="0" table:formula="of:=([.E160]*180)/PI()" table:style-name="ce4">
            <text:p>0,0</text:p>
          </table:table-cell>
          <table:table-cell office:value-type="float" office:value="0" table:formula="of:=[.F160]-[.F16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5423000000000001" table:style-name="ce2">
            <text:p>0,25423</text:p>
          </table:table-cell>
          <table:table-cell office:value-type="float" office:value="276" table:style-name="ce2">
            <text:p>276</text:p>
          </table:table-cell>
          <table:table-cell office:value-type="float" office:value="7584.6153846154211" table:formula="of:=([.B161]-[.B160])/([.A161]-[.A160])" table:style-name="ce4">
            <text:p>7584,6</text:p>
          </table:table-cell>
          <table:table-cell office:value-type="float" office:value="1.0519683536597373" table:formula="of:=TAN([.C161])" table:style-name="ce4">
            <text:p>1,1</text:p>
          </table:table-cell>
          <table:table-cell office:value-type="float" office:value="1.5706644809538757" table:formula="of:=ATAN([.C161])" table:style-name="ce4">
            <text:p>1,6</text:p>
          </table:table-cell>
          <table:table-cell office:value-type="float" office:value="89.992445789763153" table:formula="of:=([.E161]*180)/PI()" table:style-name="ce4">
            <text:p>90,0</text:p>
          </table:table-cell>
          <table:table-cell office:value-type="float" office:value="0" table:formula="of:=[.F161]-[.F16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5720999999999999" table:style-name="ce2">
            <text:p>0,25721</text:p>
          </table:table-cell>
          <table:table-cell office:value-type="float" office:value="266.14" table:style-name="ce2">
            <text:p>266,14</text:p>
          </table:table-cell>
          <table:table-cell office:value-type="float" office:value="-3308.7248322147889" table:formula="of:=([.B162]-[.B161])/([.A162]-[.A161])" table:style-name="ce4">
            <text:p>-3308,7</text:p>
          </table:table-cell>
          <table:table-cell office:value-type="float" office:value="-0.72570170483548724" table:formula="of:=TAN([.C162])" table:style-name="ce4">
            <text:p>-0,7</text:p>
          </table:table-cell>
          <table:table-cell office:value-type="float" office:value="-1.5704940955667763" table:formula="of:=ATAN([.C162])" table:style-name="ce4">
            <text:p>-1,6</text:p>
          </table:table-cell>
          <table:table-cell office:value-type="float" office:value="-89.982683426191656" table:formula="of:=([.E162]*180)/PI()" table:style-name="ce4">
            <text:p>-90,0</text:p>
          </table:table-cell>
          <table:table-cell office:value-type="float" office:value="0" table:formula="of:=[.F162]-[.F16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5982" table:style-name="ce2">
            <text:p>0,25982</text:p>
          </table:table-cell>
          <table:table-cell office:value-type="float" office:value="276" table:style-name="ce2">
            <text:p>276</text:p>
          </table:table-cell>
          <table:table-cell office:value-type="float" office:value="3777.7777777777815" table:formula="of:=([.B163]-[.B162])/([.A163]-[.A162])" table:style-name="ce4">
            <text:p>3777,8</text:p>
          </table:table-cell>
          <table:table-cell office:value-type="float" office:value="-79.286392211235409" table:formula="of:=TAN([.C163])" table:style-name="ce4">
            <text:p>-79,3</text:p>
          </table:table-cell>
          <table:table-cell office:value-type="float" office:value="1.5705316209187263" table:formula="of:=ATAN([.C163])" table:style-name="ce4">
            <text:p>1,6</text:p>
          </table:table-cell>
          <table:table-cell office:value-type="float" office:value="89.984833470483125" table:formula="of:=([.E163]*180)/PI()" table:style-name="ce4">
            <text:p>90,0</text:p>
          </table:table-cell>
          <table:table-cell office:value-type="float" office:value="0" table:formula="of:=[.F163]-[.F16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6269999999999999" table:style-name="ce2">
            <text:p>0,2627</text:p>
          </table:table-cell>
          <table:table-cell office:value-type="float" office:value="285.85000000000002" table:style-name="ce2">
            <text:p>285,85</text:p>
          </table:table-cell>
          <table:table-cell office:value-type="float" office:value="3420.1388888889041" table:formula="of:=([.B164]-[.B163])/([.A164]-[.A163])" table:style-name="ce4">
            <text:p>3420,1</text:p>
          </table:table-cell>
          <table:table-cell office:value-type="float" office:value="-1.765790685152097" table:formula="of:=TAN([.C164])" table:style-name="ce4">
            <text:p>-1,8</text:p>
          </table:table-cell>
          <table:table-cell office:value-type="float" office:value="1.5705039410164265" table:formula="of:=ATAN([.C164])" table:style-name="ce4">
            <text:p>1,6</text:p>
          </table:table-cell>
          <table:table-cell office:value-type="float" office:value="89.983247528904016" table:formula="of:=([.E164]*180)/PI()" table:style-name="ce4">
            <text:p>90,0</text:p>
          </table:table-cell>
          <table:table-cell office:value-type="float" office:value="0" table:formula="of:=[.F164]-[.F16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6530999999999999" table:style-name="ce2">
            <text:p>0,26531</text:p>
          </table:table-cell>
          <table:table-cell office:value-type="float" office:value="285.85000000000002" table:style-name="ce2">
            <text:p>285,85</text:p>
          </table:table-cell>
          <table:table-cell office:value-type="float" office:value="0" table:formula="of:=([.B165]-[.B164])/([.A165]-[.A164])" table:style-name="ce4">
            <text:p>0,0</text:p>
          </table:table-cell>
          <table:table-cell office:value-type="float" office:value="0" table:formula="of:=TAN([.C165])" table:style-name="ce4">
            <text:p>0,0</text:p>
          </table:table-cell>
          <table:table-cell office:value-type="float" office:value="0" table:formula="of:=ATAN([.C165])" table:style-name="ce4">
            <text:p>0,0</text:p>
          </table:table-cell>
          <table:table-cell office:value-type="float" office:value="0" table:formula="of:=([.E165]*180)/PI()" table:style-name="ce4">
            <text:p>0,0</text:p>
          </table:table-cell>
          <table:table-cell office:value-type="float" office:value="0" table:formula="of:=[.F165]-[.F16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6838000000000001" table:style-name="ce2">
            <text:p>0,26838</text:p>
          </table:table-cell>
          <table:table-cell office:value-type="float" office:value="285.85000000000002" table:style-name="ce2">
            <text:p>285,85</text:p>
          </table:table-cell>
          <table:table-cell office:value-type="float" office:value="0" table:formula="of:=([.B166]-[.B165])/([.A166]-[.A165])" table:style-name="ce4">
            <text:p>0,0</text:p>
          </table:table-cell>
          <table:table-cell office:value-type="float" office:value="0" table:formula="of:=TAN([.C166])" table:style-name="ce4">
            <text:p>0,0</text:p>
          </table:table-cell>
          <table:table-cell office:value-type="float" office:value="0" table:formula="of:=ATAN([.C166])" table:style-name="ce4">
            <text:p>0,0</text:p>
          </table:table-cell>
          <table:table-cell office:value-type="float" office:value="0" table:formula="of:=([.E166]*180)/PI()" table:style-name="ce4">
            <text:p>0,0</text:p>
          </table:table-cell>
          <table:table-cell office:value-type="float" office:value="0" table:formula="of:=[.F166]-[.F16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7089000000000002" table:style-name="ce2">
            <text:p>0,27089</text:p>
          </table:table-cell>
          <table:table-cell office:value-type="float" office:value="295.70999999999998" table:style-name="ce2">
            <text:p>295,71</text:p>
          </table:table-cell>
          <table:table-cell office:value-type="float" office:value="3928.2868525896051" table:formula="of:=([.B167]-[.B166])/([.A167]-[.A166])" table:style-name="ce4">
            <text:p>3928,3</text:p>
          </table:table-cell>
          <table:table-cell office:value-type="float" office:value="3.547479171195306" table:formula="of:=TAN([.C167])" table:style-name="ce4">
            <text:p>3,5</text:p>
          </table:table-cell>
          <table:table-cell office:value-type="float" office:value="1.570541762905872" table:formula="of:=ATAN([.C167])" table:style-name="ce4">
            <text:p>1,6</text:p>
          </table:table-cell>
          <table:table-cell office:value-type="float" office:value="89.985414563542449" table:formula="of:=([.E167]*180)/PI()" table:style-name="ce4">
            <text:p>90,0</text:p>
          </table:table-cell>
          <table:table-cell office:value-type="float" office:value="0" table:formula="of:=[.F167]-[.F16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7378000000000002" table:style-name="ce2">
            <text:p>0,27378</text:p>
          </table:table-cell>
          <table:table-cell office:value-type="float" office:value="295.70999999999998" table:style-name="ce2">
            <text:p>295,71</text:p>
          </table:table-cell>
          <table:table-cell office:value-type="float" office:value="0" table:formula="of:=([.B168]-[.B167])/([.A168]-[.A167])" table:style-name="ce4">
            <text:p>0,0</text:p>
          </table:table-cell>
          <table:table-cell office:value-type="float" office:value="0" table:formula="of:=TAN([.C168])" table:style-name="ce4">
            <text:p>0,0</text:p>
          </table:table-cell>
          <table:table-cell office:value-type="float" office:value="0" table:formula="of:=ATAN([.C168])" table:style-name="ce4">
            <text:p>0,0</text:p>
          </table:table-cell>
          <table:table-cell office:value-type="float" office:value="0" table:formula="of:=([.E168]*180)/PI()" table:style-name="ce4">
            <text:p>0,0</text:p>
          </table:table-cell>
          <table:table-cell office:value-type="float" office:value="0" table:formula="of:=[.F168]-[.F16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7656999999999998" table:style-name="ce2">
            <text:p>0,27657</text:p>
          </table:table-cell>
          <table:table-cell office:value-type="float" office:value="305.57" table:style-name="ce2">
            <text:p>305,57</text:p>
          </table:table-cell>
          <table:table-cell office:value-type="float" office:value="3534.050179211526" table:formula="of:=([.B169]-[.B168])/([.A169]-[.A168])" table:style-name="ce4">
            <text:p>3534,1</text:p>
          </table:table-cell>
          <table:table-cell office:value-type="float" office:value="-0.24636659695240071" table:formula="of:=TAN([.C169])" table:style-name="ce4">
            <text:p>-0,2</text:p>
          </table:table-cell>
          <table:table-cell office:value-type="float" office:value="1.5705133653420023" table:formula="of:=ATAN([.C169])" table:style-name="ce4">
            <text:p>1,6</text:p>
          </table:table-cell>
          <table:table-cell office:value-type="float" office:value="89.983787502984256" table:formula="of:=([.E169]*180)/PI()" table:style-name="ce4">
            <text:p>90,0</text:p>
          </table:table-cell>
          <table:table-cell office:value-type="float" office:value="0" table:formula="of:=[.F169]-[.F16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7936" table:style-name="ce2">
            <text:p>0,27936</text:p>
          </table:table-cell>
          <table:table-cell office:value-type="float" office:value="305.57" table:style-name="ce2">
            <text:p>305,57</text:p>
          </table:table-cell>
          <table:table-cell office:value-type="float" office:value="0" table:formula="of:=([.B170]-[.B169])/([.A170]-[.A169])" table:style-name="ce4">
            <text:p>0,0</text:p>
          </table:table-cell>
          <table:table-cell office:value-type="float" office:value="0" table:formula="of:=TAN([.C170])" table:style-name="ce4">
            <text:p>0,0</text:p>
          </table:table-cell>
          <table:table-cell office:value-type="float" office:value="0" table:formula="of:=ATAN([.C170])" table:style-name="ce4">
            <text:p>0,0</text:p>
          </table:table-cell>
          <table:table-cell office:value-type="float" office:value="0" table:formula="of:=([.E170]*180)/PI()" table:style-name="ce4">
            <text:p>0,0</text:p>
          </table:table-cell>
          <table:table-cell office:value-type="float" office:value="0" table:formula="of:=[.F170]-[.F17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8215000000000001" table:style-name="ce2">
            <text:p>0,28215</text:p>
          </table:table-cell>
          <table:table-cell office:value-type="float" office:value="315.43" table:style-name="ce2">
            <text:p>315,43</text:p>
          </table:table-cell>
          <table:table-cell office:value-type="float" office:value="3534.050179211456" table:formula="of:=([.B171]-[.B170])/([.A171]-[.A170])" table:style-name="ce4">
            <text:p>3534,1</text:p>
          </table:table-cell>
          <table:table-cell office:value-type="float" office:value="-0.24636659702668243" table:formula="of:=TAN([.C171])" table:style-name="ce4">
            <text:p>-0,2</text:p>
          </table:table-cell>
          <table:table-cell office:value-type="float" office:value="1.5705133653420023" table:formula="of:=ATAN([.C171])" table:style-name="ce4">
            <text:p>1,6</text:p>
          </table:table-cell>
          <table:table-cell office:value-type="float" office:value="89.983787502984256" table:formula="of:=([.E171]*180)/PI()" table:style-name="ce4">
            <text:p>90,0</text:p>
          </table:table-cell>
          <table:table-cell office:value-type="float" office:value="0" table:formula="of:=[.F171]-[.F17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8504000000000002" table:style-name="ce2">
            <text:p>0,28504</text:p>
          </table:table-cell>
          <table:table-cell office:value-type="float" office:value="325.27999999999997" table:style-name="ce2">
            <text:p>325,28</text:p>
          </table:table-cell>
          <table:table-cell office:value-type="float" office:value="3408.3044982698802" table:formula="of:=([.B172]-[.B171])/([.A172]-[.A171])" table:style-name="ce4">
            <text:p>3408,3</text:p>
          </table:table-cell>
          <table:table-cell office:value-type="float" office:value="-0.33531264408130157" table:formula="of:=TAN([.C172])" table:style-name="ce4">
            <text:p>-0,3</text:p>
          </table:table-cell>
          <table:table-cell office:value-type="float" office:value="1.5705029257880871" table:formula="of:=ATAN([.C172])" table:style-name="ce4">
            <text:p>1,6</text:p>
          </table:table-cell>
          <table:table-cell office:value-type="float" office:value="89.983189360604925" table:formula="of:=([.E172]*180)/PI()" table:style-name="ce4">
            <text:p>90,0</text:p>
          </table:table-cell>
          <table:table-cell office:value-type="float" office:value="0" table:formula="of:=[.F172]-[.F17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8782999999999997" table:style-name="ce2">
            <text:p>0,28783</text:p>
          </table:table-cell>
          <table:table-cell office:value-type="float" office:value="325.27999999999997" table:style-name="ce2">
            <text:p>325,28</text:p>
          </table:table-cell>
          <table:table-cell office:value-type="float" office:value="0" table:formula="of:=([.B173]-[.B172])/([.A173]-[.A172])" table:style-name="ce4">
            <text:p>0,0</text:p>
          </table:table-cell>
          <table:table-cell office:value-type="float" office:value="0" table:formula="of:=TAN([.C173])" table:style-name="ce4">
            <text:p>0,0</text:p>
          </table:table-cell>
          <table:table-cell office:value-type="float" office:value="0" table:formula="of:=ATAN([.C173])" table:style-name="ce4">
            <text:p>0,0</text:p>
          </table:table-cell>
          <table:table-cell office:value-type="float" office:value="0" table:formula="of:=([.E173]*180)/PI()" table:style-name="ce4">
            <text:p>0,0</text:p>
          </table:table-cell>
          <table:table-cell office:value-type="float" office:value="0" table:formula="of:=[.F173]-[.F17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9043000000000002" table:style-name="ce2">
            <text:p>0,29043</text:p>
          </table:table-cell>
          <table:table-cell office:value-type="float" office:value="335.14" table:style-name="ce2">
            <text:p>335,14</text:p>
          </table:table-cell>
          <table:table-cell office:value-type="float" office:value="3792.3076923076296" table:formula="of:=([.B174]-[.B173])/([.A174]-[.A173])" table:style-name="ce4">
            <text:p>3792,3</text:p>
          </table:table-cell>
          <table:table-cell office:value-type="float" office:value="0.42912507081403911" table:formula="of:=TAN([.C174])" table:style-name="ce4">
            <text:p>0,4</text:p>
          </table:table-cell>
          <table:table-cell office:value-type="float" office:value="1.5705326351174385" table:formula="of:=ATAN([.C174])" table:style-name="ce4">
            <text:p>1,6</text:p>
          </table:table-cell>
          <table:table-cell office:value-type="float" office:value="89.984891579788936" table:formula="of:=([.E174]*180)/PI()" table:style-name="ce4">
            <text:p>90,0</text:p>
          </table:table-cell>
          <table:table-cell office:value-type="float" office:value="0" table:formula="of:=[.F174]-[.F17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9332000000000003" table:style-name="ce2">
            <text:p>0,29332</text:p>
          </table:table-cell>
          <table:table-cell office:value-type="float" office:value="325.27999999999997" table:style-name="ce2">
            <text:p>325,28</text:p>
          </table:table-cell>
          <table:table-cell office:value-type="float" office:value="-3411.7647058823532" table:formula="of:=([.B175]-[.B174])/([.A175]-[.A174])" table:style-name="ce4">
            <text:p>-3411,8</text:p>
          </table:table-cell>
          <table:table-cell office:value-type="float" office:value="4.915955762407667E-3" table:formula="of:=TAN([.C175])" table:style-name="ce4">
            <text:p>0,0</text:p>
          </table:table-cell>
          <table:table-cell office:value-type="float" office:value="-1.5705032233550142" table:formula="of:=ATAN([.C175])" table:style-name="ce4">
            <text:p>-1,6</text:p>
          </table:table-cell>
          <table:table-cell office:value-type="float" office:value="-89.983206409933985" table:formula="of:=([.E175]*180)/PI()" table:style-name="ce4">
            <text:p>-90,0</text:p>
          </table:table-cell>
          <table:table-cell office:value-type="float" office:value="0" table:formula="of:=[.F175]-[.F17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9592000000000002" table:style-name="ce2">
            <text:p>0,29592</text:p>
          </table:table-cell>
          <table:table-cell office:value-type="float" office:value="335.14" table:style-name="ce2">
            <text:p>335,14</text:p>
          </table:table-cell>
          <table:table-cell office:value-type="float" office:value="3792.3076923077106" table:formula="of:=([.B176]-[.B175])/([.A176]-[.A175])" table:style-name="ce4">
            <text:p>3792,3</text:p>
          </table:table-cell>
          <table:table-cell office:value-type="float" office:value="0.42912507090989005" table:formula="of:=TAN([.C176])" table:style-name="ce4">
            <text:p>0,4</text:p>
          </table:table-cell>
          <table:table-cell office:value-type="float" office:value="1.5705326351174385" table:formula="of:=ATAN([.C176])" table:style-name="ce4">
            <text:p>1,6</text:p>
          </table:table-cell>
          <table:table-cell office:value-type="float" office:value="89.984891579788936" table:formula="of:=([.E176]*180)/PI()" table:style-name="ce4">
            <text:p>90,0</text:p>
          </table:table-cell>
          <table:table-cell office:value-type="float" office:value="0" table:formula="of:=[.F176]-[.F17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2989" table:style-name="ce2">
            <text:p>0,2989</text:p>
          </table:table-cell>
          <table:table-cell office:value-type="float" office:value="345" table:style-name="ce2">
            <text:p>345</text:p>
          </table:table-cell>
          <table:table-cell office:value-type="float" office:value="3308.7248322147889" table:formula="of:=([.B177]-[.B176])/([.A177]-[.A176])" table:style-name="ce4">
            <text:p>3308,7</text:p>
          </table:table-cell>
          <table:table-cell office:value-type="float" office:value="0.72570170483548724" table:formula="of:=TAN([.C177])" table:style-name="ce4">
            <text:p>0,7</text:p>
          </table:table-cell>
          <table:table-cell office:value-type="float" office:value="1.5704940955667763" table:formula="of:=ATAN([.C177])" table:style-name="ce4">
            <text:p>1,6</text:p>
          </table:table-cell>
          <table:table-cell office:value-type="float" office:value="89.982683426191656" table:formula="of:=([.E177]*180)/PI()" table:style-name="ce4">
            <text:p>90,0</text:p>
          </table:table-cell>
          <table:table-cell office:value-type="float" office:value="0" table:formula="of:=[.F177]-[.F17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0141000000000001" table:style-name="ce2">
            <text:p>0,30141</text:p>
          </table:table-cell>
          <table:table-cell office:value-type="float" office:value="345" table:style-name="ce2">
            <text:p>345</text:p>
          </table:table-cell>
          <table:table-cell office:value-type="float" office:value="0" table:formula="of:=([.B178]-[.B177])/([.A178]-[.A177])" table:style-name="ce4">
            <text:p>0,0</text:p>
          </table:table-cell>
          <table:table-cell office:value-type="float" office:value="0" table:formula="of:=TAN([.C178])" table:style-name="ce4">
            <text:p>0,0</text:p>
          </table:table-cell>
          <table:table-cell office:value-type="float" office:value="0" table:formula="of:=ATAN([.C178])" table:style-name="ce4">
            <text:p>0,0</text:p>
          </table:table-cell>
          <table:table-cell office:value-type="float" office:value="0" table:formula="of:=([.E178]*180)/PI()" table:style-name="ce4">
            <text:p>0,0</text:p>
          </table:table-cell>
          <table:table-cell office:value-type="float" office:value="0" table:formula="of:=[.F178]-[.F17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0438999999999999" table:style-name="ce2">
            <text:p>0,30439</text:p>
          </table:table-cell>
          <table:table-cell office:value-type="float" office:value="354.85" table:style-name="ce2">
            <text:p>354,85</text:p>
          </table:table-cell>
          <table:table-cell office:value-type="float" office:value="3305.3691275168053" table:formula="of:=([.B179]-[.B178])/([.A179]-[.A178])" table:style-name="ce4">
            <text:p>3305,4</text:p>
          </table:table-cell>
          <table:table-cell office:value-type="float" office:value="0.4389847047814831" table:formula="of:=TAN([.C179])" table:style-name="ce4">
            <text:p>0,4</text:p>
          </table:table-cell>
          <table:table-cell office:value-type="float" office:value="1.570493788733061" table:formula="of:=ATAN([.C179])" table:style-name="ce4">
            <text:p>1,6</text:p>
          </table:table-cell>
          <table:table-cell office:value-type="float" office:value="89.982665845914752" table:formula="of:=([.E179]*180)/PI()" table:style-name="ce4">
            <text:p>90,0</text:p>
          </table:table-cell>
          <table:table-cell office:value-type="float" office:value="0" table:formula="of:=[.F179]-[.F17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0708999999999997" table:style-name="ce2">
            <text:p>0,30709</text:p>
          </table:table-cell>
          <table:table-cell office:value-type="float" office:value="354.85" table:style-name="ce2">
            <text:p>354,85</text:p>
          </table:table-cell>
          <table:table-cell office:value-type="float" office:value="0" table:formula="of:=([.B180]-[.B179])/([.A180]-[.A179])" table:style-name="ce4">
            <text:p>0,0</text:p>
          </table:table-cell>
          <table:table-cell office:value-type="float" office:value="0" table:formula="of:=TAN([.C180])" table:style-name="ce4">
            <text:p>0,0</text:p>
          </table:table-cell>
          <table:table-cell office:value-type="float" office:value="0" table:formula="of:=ATAN([.C180])" table:style-name="ce4">
            <text:p>0,0</text:p>
          </table:table-cell>
          <table:table-cell office:value-type="float" office:value="0" table:formula="of:=([.E180]*180)/PI()" table:style-name="ce4">
            <text:p>0,0</text:p>
          </table:table-cell>
          <table:table-cell office:value-type="float" office:value="0" table:formula="of:=[.F180]-[.F18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0987999999999999" table:style-name="ce2">
            <text:p>0,30988</text:p>
          </table:table-cell>
          <table:table-cell office:value-type="float" office:value="364.71" table:style-name="ce2">
            <text:p>364,71</text:p>
          </table:table-cell>
          <table:table-cell office:value-type="float" office:value="3534.0501792114355" table:formula="of:=([.B181]-[.B180])/([.A181]-[.A180])" table:style-name="ce4">
            <text:p>3534,1</text:p>
          </table:table-cell>
          <table:table-cell office:value-type="float" office:value="-0.24636659704838812" table:formula="of:=TAN([.C181])" table:style-name="ce4">
            <text:p>-0,2</text:p>
          </table:table-cell>
          <table:table-cell office:value-type="float" office:value="1.5705133653420023" table:formula="of:=ATAN([.C181])" table:style-name="ce4">
            <text:p>1,6</text:p>
          </table:table-cell>
          <table:table-cell office:value-type="float" office:value="89.983787502984256" table:formula="of:=([.E181]*180)/PI()" table:style-name="ce4">
            <text:p>90,0</text:p>
          </table:table-cell>
          <table:table-cell office:value-type="float" office:value="0" table:formula="of:=[.F181]-[.F18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1267" table:style-name="ce2">
            <text:p>0,31267</text:p>
          </table:table-cell>
          <table:table-cell office:value-type="float" office:value="374.57" table:style-name="ce2">
            <text:p>374,57</text:p>
          </table:table-cell>
          <table:table-cell office:value-type="float" office:value="3534.050179211456" table:formula="of:=([.B182]-[.B181])/([.A182]-[.A181])" table:style-name="ce4">
            <text:p>3534,1</text:p>
          </table:table-cell>
          <table:table-cell office:value-type="float" office:value="-0.24636659702668243" table:formula="of:=TAN([.C182])" table:style-name="ce4">
            <text:p>-0,2</text:p>
          </table:table-cell>
          <table:table-cell office:value-type="float" office:value="1.5705133653420023" table:formula="of:=ATAN([.C182])" table:style-name="ce4">
            <text:p>1,6</text:p>
          </table:table-cell>
          <table:table-cell office:value-type="float" office:value="89.983787502984256" table:formula="of:=([.E182]*180)/PI()" table:style-name="ce4">
            <text:p>90,0</text:p>
          </table:table-cell>
          <table:table-cell office:value-type="float" office:value="0" table:formula="of:=[.F182]-[.F18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1546999999999997" table:style-name="ce2">
            <text:p>0,31547</text:p>
          </table:table-cell>
          <table:table-cell office:value-type="float" office:value="374.57" table:style-name="ce2">
            <text:p>374,57</text:p>
          </table:table-cell>
          <table:table-cell office:value-type="float" office:value="0" table:formula="of:=([.B183]-[.B182])/([.A183]-[.A182])" table:style-name="ce4">
            <text:p>0,0</text:p>
          </table:table-cell>
          <table:table-cell office:value-type="float" office:value="0" table:formula="of:=TAN([.C183])" table:style-name="ce4">
            <text:p>0,0</text:p>
          </table:table-cell>
          <table:table-cell office:value-type="float" office:value="0" table:formula="of:=ATAN([.C183])" table:style-name="ce4">
            <text:p>0,0</text:p>
          </table:table-cell>
          <table:table-cell office:value-type="float" office:value="0" table:formula="of:=([.E183]*180)/PI()" table:style-name="ce4">
            <text:p>0,0</text:p>
          </table:table-cell>
          <table:table-cell office:value-type="float" office:value="0" table:formula="of:=[.F183]-[.F18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1835000000000002" table:style-name="ce2">
            <text:p>0,31835</text:p>
          </table:table-cell>
          <table:table-cell office:value-type="float" office:value="374.57" table:style-name="ce2">
            <text:p>374,57</text:p>
          </table:table-cell>
          <table:table-cell office:value-type="float" office:value="0" table:formula="of:=([.B184]-[.B183])/([.A184]-[.A183])" table:style-name="ce4">
            <text:p>0,0</text:p>
          </table:table-cell>
          <table:table-cell office:value-type="float" office:value="0" table:formula="of:=TAN([.C184])" table:style-name="ce4">
            <text:p>0,0</text:p>
          </table:table-cell>
          <table:table-cell office:value-type="float" office:value="0" table:formula="of:=ATAN([.C184])" table:style-name="ce4">
            <text:p>0,0</text:p>
          </table:table-cell>
          <table:table-cell office:value-type="float" office:value="0" table:formula="of:=([.E184]*180)/PI()" table:style-name="ce4">
            <text:p>0,0</text:p>
          </table:table-cell>
          <table:table-cell office:value-type="float" office:value="0" table:formula="of:=[.F184]-[.F18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2096000000000002" table:style-name="ce2">
            <text:p>0,32096</text:p>
          </table:table-cell>
          <table:table-cell office:value-type="float" office:value="384.42" table:style-name="ce2">
            <text:p>384,42</text:p>
          </table:table-cell>
          <table:table-cell office:value-type="float" office:value="3773.9463601532639" table:formula="of:=([.B185]-[.B184])/([.A185]-[.A184])" table:style-name="ce4">
            <text:p>3773,9</text:p>
          </table:table-cell>
          <table:table-cell office:value-type="float" office:value="1.2436845098557174" table:formula="of:=TAN([.C185])" table:style-name="ce4">
            <text:p>1,2</text:p>
          </table:table-cell>
          <table:table-cell office:value-type="float" office:value="1.5705313521818087" table:formula="of:=ATAN([.C185])" table:style-name="ce4">
            <text:p>1,6</text:p>
          </table:table-cell>
          <table:table-cell office:value-type="float" office:value="89.984818072991956" table:formula="of:=([.E185]*180)/PI()" table:style-name="ce4">
            <text:p>90,0</text:p>
          </table:table-cell>
          <table:table-cell office:value-type="float" office:value="0" table:formula="of:=[.F185]-[.F18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2384000000000002" table:style-name="ce2">
            <text:p>0,32384</text:p>
          </table:table-cell>
          <table:table-cell office:value-type="float" office:value="384.42" table:style-name="ce2">
            <text:p>384,42</text:p>
          </table:table-cell>
          <table:table-cell office:value-type="float" office:value="0" table:formula="of:=([.B186]-[.B185])/([.A186]-[.A185])" table:style-name="ce4">
            <text:p>0,0</text:p>
          </table:table-cell>
          <table:table-cell office:value-type="float" office:value="0" table:formula="of:=TAN([.C186])" table:style-name="ce4">
            <text:p>0,0</text:p>
          </table:table-cell>
          <table:table-cell office:value-type="float" office:value="0" table:formula="of:=ATAN([.C186])" table:style-name="ce4">
            <text:p>0,0</text:p>
          </table:table-cell>
          <table:table-cell office:value-type="float" office:value="0" table:formula="of:=([.E186]*180)/PI()" table:style-name="ce4">
            <text:p>0,0</text:p>
          </table:table-cell>
          <table:table-cell office:value-type="float" office:value="0" table:formula="of:=[.F186]-[.F18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2654" table:style-name="ce2">
            <text:p>0,32654</text:p>
          </table:table-cell>
          <table:table-cell office:value-type="float" office:value="394.28" table:style-name="ce2">
            <text:p>394,28</text:p>
          </table:table-cell>
          <table:table-cell office:value-type="float" office:value="3651.8518518518626" table:formula="of:=([.B187]-[.B186])/([.A187]-[.A186])" table:style-name="ce4">
            <text:p>3651,9</text:p>
          </table:table-cell>
          <table:table-cell office:value-type="float" office:value="3.9227324088074109" table:formula="of:=TAN([.C187])" table:style-name="ce4">
            <text:p>3,9</text:p>
          </table:table-cell>
          <table:table-cell office:value-type="float" office:value="1.5705224931303414" table:formula="of:=ATAN([.C187])" table:style-name="ce4">
            <text:p>1,6</text:p>
          </table:table-cell>
          <table:table-cell office:value-type="float" office:value="89.984310486732397" table:formula="of:=([.E187]*180)/PI()" table:style-name="ce4">
            <text:p>90,0</text:p>
          </table:table-cell>
          <table:table-cell office:value-type="float" office:value="0" table:formula="of:=[.F187]-[.F18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2951999999999998" table:style-name="ce2">
            <text:p>0,32952</text:p>
          </table:table-cell>
          <table:table-cell office:value-type="float" office:value="394.28" table:style-name="ce2">
            <text:p>394,28</text:p>
          </table:table-cell>
          <table:table-cell office:value-type="float" office:value="0" table:formula="of:=([.B188]-[.B187])/([.A188]-[.A187])" table:style-name="ce4">
            <text:p>0,0</text:p>
          </table:table-cell>
          <table:table-cell office:value-type="float" office:value="0" table:formula="of:=TAN([.C188])" table:style-name="ce4">
            <text:p>0,0</text:p>
          </table:table-cell>
          <table:table-cell office:value-type="float" office:value="0" table:formula="of:=ATAN([.C188])" table:style-name="ce4">
            <text:p>0,0</text:p>
          </table:table-cell>
          <table:table-cell office:value-type="float" office:value="0" table:formula="of:=([.E188]*180)/PI()" table:style-name="ce4">
            <text:p>0,0</text:p>
          </table:table-cell>
          <table:table-cell office:value-type="float" office:value="0" table:formula="of:=[.F188]-[.F18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3202999999999999" table:style-name="ce2">
            <text:p>0,33203</text:p>
          </table:table-cell>
          <table:table-cell office:value-type="float" office:value="404.14" table:style-name="ce2">
            <text:p>404,14</text:p>
          </table:table-cell>
          <table:table-cell office:value-type="float" office:value="3928.2868525896279" table:formula="of:=([.B189]-[.B188])/([.A189]-[.A188])" table:style-name="ce4">
            <text:p>3928,3</text:p>
          </table:table-cell>
          <table:table-cell office:value-type="float" office:value="3.5474791715041842" table:formula="of:=TAN([.C189])" table:style-name="ce4">
            <text:p>3,5</text:p>
          </table:table-cell>
          <table:table-cell office:value-type="float" office:value="1.570541762905872" table:formula="of:=ATAN([.C189])" table:style-name="ce4">
            <text:p>1,6</text:p>
          </table:table-cell>
          <table:table-cell office:value-type="float" office:value="89.985414563542449" table:formula="of:=([.E189]*180)/PI()" table:style-name="ce4">
            <text:p>90,0</text:p>
          </table:table-cell>
          <table:table-cell office:value-type="float" office:value="0" table:formula="of:=[.F189]-[.F18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3510000000000001" table:style-name="ce2">
            <text:p>0,3351</text:p>
          </table:table-cell>
          <table:table-cell office:value-type="float" office:value="404.14" table:style-name="ce2">
            <text:p>404,14</text:p>
          </table:table-cell>
          <table:table-cell office:value-type="float" office:value="0" table:formula="of:=([.B190]-[.B189])/([.A190]-[.A189])" table:style-name="ce4">
            <text:p>0,0</text:p>
          </table:table-cell>
          <table:table-cell office:value-type="float" office:value="0" table:formula="of:=TAN([.C190])" table:style-name="ce4">
            <text:p>0,0</text:p>
          </table:table-cell>
          <table:table-cell office:value-type="float" office:value="0" table:formula="of:=ATAN([.C190])" table:style-name="ce4">
            <text:p>0,0</text:p>
          </table:table-cell>
          <table:table-cell office:value-type="float" office:value="0" table:formula="of:=([.E190]*180)/PI()" table:style-name="ce4">
            <text:p>0,0</text:p>
          </table:table-cell>
          <table:table-cell office:value-type="float" office:value="0" table:formula="of:=[.F190]-[.F19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392" table:style-name="ce2">
            <text:p>0,3392</text:p>
          </table:table-cell>
          <table:table-cell office:value-type="float" office:value="414" table:style-name="ce2">
            <text:p>414</text:p>
          </table:table-cell>
          <table:table-cell office:value-type="float" office:value="2404.8780487804956" table:formula="of:=([.B191]-[.B190])/([.A191]-[.A190])" table:style-name="ce4">
            <text:p>2404,9</text:p>
          </table:table-cell>
          <table:table-cell office:value-type="float" office:value="89.863393143076095" table:formula="of:=TAN([.C191])" table:style-name="ce4">
            <text:p>89,9</text:p>
          </table:table-cell>
          <table:table-cell office:value-type="float" office:value="1.5703805053178486" table:formula="of:=ATAN([.C191])" table:style-name="ce4">
            <text:p>1,6</text:p>
          </table:table-cell>
          <table:table-cell office:value-type="float" office:value="89.976175184334252" table:formula="of:=([.E191]*180)/PI()" table:style-name="ce4">
            <text:p>90,0</text:p>
          </table:table-cell>
          <table:table-cell office:value-type="float" office:value="0" table:formula="of:=[.F191]-[.F19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4179999999999999" table:style-name="ce2">
            <text:p>0,3418</text:p>
          </table:table-cell>
          <table:table-cell office:value-type="float" office:value="423.85" table:style-name="ce2">
            <text:p>423,85</text:p>
          </table:table-cell>
          <table:table-cell office:value-type="float" office:value="3788.4615384615599" table:formula="of:=([.B192]-[.B191])/([.A192]-[.A191])" table:style-name="ce4">
            <text:p>3788,5</text:p>
          </table:table-cell>
          <table:table-cell office:value-type="float" office:value="-0.30846185108297752" table:formula="of:=TAN([.C192])" table:style-name="ce4">
            <text:p>-0,3</text:p>
          </table:table-cell>
          <table:table-cell office:value-type="float" office:value="1.5705323674101641" table:formula="of:=ATAN([.C192])" table:style-name="ce4">
            <text:p>1,6</text:p>
          </table:table-cell>
          <table:table-cell office:value-type="float" office:value="89.984876241291957" table:formula="of:=([.E192]*180)/PI()" table:style-name="ce4">
            <text:p>90,0</text:p>
          </table:table-cell>
          <table:table-cell office:value-type="float" office:value="0" table:formula="of:=[.F192]-[.F19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4469" table:style-name="ce2">
            <text:p>0,34469</text:p>
          </table:table-cell>
          <table:table-cell office:value-type="float" office:value="423.85" table:style-name="ce2">
            <text:p>423,85</text:p>
          </table:table-cell>
          <table:table-cell office:value-type="float" office:value="0" table:formula="of:=([.B193]-[.B192])/([.A193]-[.A192])" table:style-name="ce4">
            <text:p>0,0</text:p>
          </table:table-cell>
          <table:table-cell office:value-type="float" office:value="0" table:formula="of:=TAN([.C193])" table:style-name="ce4">
            <text:p>0,0</text:p>
          </table:table-cell>
          <table:table-cell office:value-type="float" office:value="0" table:formula="of:=ATAN([.C193])" table:style-name="ce4">
            <text:p>0,0</text:p>
          </table:table-cell>
          <table:table-cell office:value-type="float" office:value="0" table:formula="of:=([.E193]*180)/PI()" table:style-name="ce4">
            <text:p>0,0</text:p>
          </table:table-cell>
          <table:table-cell office:value-type="float" office:value="0" table:formula="of:=[.F193]-[.F19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4738999999999998" table:style-name="ce2">
            <text:p>0,34739</text:p>
          </table:table-cell>
          <table:table-cell office:value-type="float" office:value="423.85" table:style-name="ce2">
            <text:p>423,85</text:p>
          </table:table-cell>
          <table:table-cell office:value-type="float" office:value="0" table:formula="of:=([.B194]-[.B193])/([.A194]-[.A193])" table:style-name="ce4">
            <text:p>0,0</text:p>
          </table:table-cell>
          <table:table-cell office:value-type="float" office:value="0" table:formula="of:=TAN([.C194])" table:style-name="ce4">
            <text:p>0,0</text:p>
          </table:table-cell>
          <table:table-cell office:value-type="float" office:value="0" table:formula="of:=ATAN([.C194])" table:style-name="ce4">
            <text:p>0,0</text:p>
          </table:table-cell>
          <table:table-cell office:value-type="float" office:value="0" table:formula="of:=([.E194]*180)/PI()" table:style-name="ce4">
            <text:p>0,0</text:p>
          </table:table-cell>
          <table:table-cell office:value-type="float" office:value="0" table:formula="of:=[.F194]-[.F19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5027000000000003" table:style-name="ce2">
            <text:p>0,35027</text:p>
          </table:table-cell>
          <table:table-cell office:value-type="float" office:value="433.71" table:style-name="ce2">
            <text:p>433,71</text:p>
          </table:table-cell>
          <table:table-cell office:value-type="float" office:value="3423.6111111110376" table:formula="of:=([.B195]-[.B194])/([.A195]-[.A194])" table:style-name="ce4">
            <text:p>3423,6</text:p>
          </table:table-cell>
          <table:table-cell office:value-type="float" office:value="-0.88574133576930703" table:formula="of:=TAN([.C195])" table:style-name="ce4">
            <text:p>-0,9</text:p>
          </table:table-cell>
          <table:table-cell office:value-type="float" office:value="1.5705042375537104" table:formula="of:=ATAN([.C195])" table:style-name="ce4">
            <text:p>1,6</text:p>
          </table:table-cell>
          <table:table-cell office:value-type="float" office:value="89.983264519238844" table:formula="of:=([.E195]*180)/PI()" table:style-name="ce4">
            <text:p>90,0</text:p>
          </table:table-cell>
          <table:table-cell office:value-type="float" office:value="0" table:formula="of:=[.F195]-[.F19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5426999999999997" table:style-name="ce2">
            <text:p>0,35427</text:p>
          </table:table-cell>
          <table:table-cell office:value-type="float" office:value="433.71" table:style-name="ce2">
            <text:p>433,71</text:p>
          </table:table-cell>
          <table:table-cell office:value-type="float" office:value="0" table:formula="of:=([.B196]-[.B195])/([.A196]-[.A195])" table:style-name="ce4">
            <text:p>0,0</text:p>
          </table:table-cell>
          <table:table-cell office:value-type="float" office:value="0" table:formula="of:=TAN([.C196])" table:style-name="ce4">
            <text:p>0,0</text:p>
          </table:table-cell>
          <table:table-cell office:value-type="float" office:value="0" table:formula="of:=ATAN([.C196])" table:style-name="ce4">
            <text:p>0,0</text:p>
          </table:table-cell>
          <table:table-cell office:value-type="float" office:value="0" table:formula="of:=([.E196]*180)/PI()" table:style-name="ce4">
            <text:p>0,0</text:p>
          </table:table-cell>
          <table:table-cell office:value-type="float" office:value="0" table:formula="of:=[.F196]-[.F19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5697000000000001" table:style-name="ce2">
            <text:p>0,35697</text:p>
          </table:table-cell>
          <table:table-cell office:value-type="float" office:value="453.42" table:style-name="ce2">
            <text:p>453,42</text:p>
          </table:table-cell>
          <table:table-cell office:value-type="float" office:value="7299.9999999999172" table:formula="of:=([.B197]-[.B196])/([.A197]-[.A196])" table:style-name="ce4">
            <text:p>7300,0</text:p>
          </table:table-cell>
          <table:table-cell office:value-type="float" office:value="-1.7899901693563776" table:formula="of:=TAN([.C197])" table:style-name="ce4">
            <text:p>-1,8</text:p>
          </table:table-cell>
          <table:table-cell office:value-type="float" office:value="1.5706593404943836" table:formula="of:=ATAN([.C197])" table:style-name="ce4">
            <text:p>1,6</text:p>
          </table:table-cell>
          <table:table-cell office:value-type="float" office:value="89.9921512631295" table:formula="of:=([.E197]*180)/PI()" table:style-name="ce4">
            <text:p>90,0</text:p>
          </table:table-cell>
          <table:table-cell office:value-type="float" office:value="0" table:formula="of:=[.F197]-[.F19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6004000000000003" table:style-name="ce2">
            <text:p>0,36004</text:p>
          </table:table-cell>
          <table:table-cell office:value-type="float" office:value="453.42" table:style-name="ce2">
            <text:p>453,42</text:p>
          </table:table-cell>
          <table:table-cell office:value-type="float" office:value="0" table:formula="of:=([.B198]-[.B197])/([.A198]-[.A197])" table:style-name="ce4">
            <text:p>0,0</text:p>
          </table:table-cell>
          <table:table-cell office:value-type="float" office:value="0" table:formula="of:=TAN([.C198])" table:style-name="ce4">
            <text:p>0,0</text:p>
          </table:table-cell>
          <table:table-cell office:value-type="float" office:value="0" table:formula="of:=ATAN([.C198])" table:style-name="ce4">
            <text:p>0,0</text:p>
          </table:table-cell>
          <table:table-cell office:value-type="float" office:value="0" table:formula="of:=([.E198]*180)/PI()" table:style-name="ce4">
            <text:p>0,0</text:p>
          </table:table-cell>
          <table:table-cell office:value-type="float" office:value="0" table:formula="of:=[.F198]-[.F19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6414000000000002" table:style-name="ce2">
            <text:p>0,36414</text:p>
          </table:table-cell>
          <table:table-cell office:value-type="float" office:value="453.42" table:style-name="ce2">
            <text:p>453,42</text:p>
          </table:table-cell>
          <table:table-cell office:value-type="float" office:value="0" table:formula="of:=([.B199]-[.B198])/([.A199]-[.A198])" table:style-name="ce4">
            <text:p>0,0</text:p>
          </table:table-cell>
          <table:table-cell office:value-type="float" office:value="0" table:formula="of:=TAN([.C199])" table:style-name="ce4">
            <text:p>0,0</text:p>
          </table:table-cell>
          <table:table-cell office:value-type="float" office:value="0" table:formula="of:=ATAN([.C199])" table:style-name="ce4">
            <text:p>0,0</text:p>
          </table:table-cell>
          <table:table-cell office:value-type="float" office:value="0" table:formula="of:=([.E199]*180)/PI()" table:style-name="ce4">
            <text:p>0,0</text:p>
          </table:table-cell>
          <table:table-cell office:value-type="float" office:value="0" table:formula="of:=[.F199]-[.F19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6831999999999998" table:style-name="ce2">
            <text:p>0,36832</text:p>
          </table:table-cell>
          <table:table-cell office:value-type="float" office:value="463.28" table:style-name="ce2">
            <text:p>463,28</text:p>
          </table:table-cell>
          <table:table-cell office:value-type="float" office:value="2358.8516746411597" table:formula="of:=([.B200]-[.B199])/([.A200]-[.A199])" table:style-name="ce4">
            <text:p>2358,9</text:p>
          </table:table-cell>
          <table:table-cell office:value-type="float" office:value="-0.52622675427891064" table:formula="of:=TAN([.C200])" table:style-name="ce4">
            <text:p>-0,5</text:p>
          </table:table-cell>
          <table:table-cell office:value-type="float" office:value="1.5703723917290153" table:formula="of:=ATAN([.C200])" table:style-name="ce4">
            <text:p>1,6</text:p>
          </table:table-cell>
          <table:table-cell office:value-type="float" office:value="89.975710309937412" table:formula="of:=([.E200]*180)/PI()" table:style-name="ce4">
            <text:p>90,0</text:p>
          </table:table-cell>
          <table:table-cell office:value-type="float" office:value="0" table:formula="of:=[.F200]-[.F20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7259999999999999" table:style-name="ce2">
            <text:p>0,3726</text:p>
          </table:table-cell>
          <table:table-cell office:value-type="float" office:value="473.14" table:style-name="ce2">
            <text:p>473,14</text:p>
          </table:table-cell>
          <table:table-cell office:value-type="float" office:value="2303.7383177570091" table:formula="of:=([.B201]-[.B200])/([.A201]-[.A200])" table:style-name="ce4">
            <text:p>2303,7</text:p>
          </table:table-cell>
          <table:table-cell office:value-type="float" office:value="1.4010537962535212" table:formula="of:=TAN([.C201])" table:style-name="ce4">
            <text:p>1,4</text:p>
          </table:table-cell>
          <table:table-cell office:value-type="float" office:value="1.5703622497430525" table:formula="of:=ATAN([.C201])" table:style-name="ce4">
            <text:p>1,6</text:p>
          </table:table-cell>
          <table:table-cell office:value-type="float" office:value="89.975129216945845" table:formula="of:=([.E201]*180)/PI()" table:style-name="ce4">
            <text:p>90,0</text:p>
          </table:table-cell>
          <table:table-cell office:value-type="float" office:value="0" table:formula="of:=[.F201]-[.F20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7687999999999999" table:style-name="ce2">
            <text:p>0,37688</text:p>
          </table:table-cell>
          <table:table-cell office:value-type="float" office:value="483" table:style-name="ce2">
            <text:p>483</text:p>
          </table:table-cell>
          <table:table-cell office:value-type="float" office:value="2303.7383177570091" table:formula="of:=([.B202]-[.B201])/([.A202]-[.A201])" table:style-name="ce4">
            <text:p>2303,7</text:p>
          </table:table-cell>
          <table:table-cell office:value-type="float" office:value="1.4010537962535212" table:formula="of:=TAN([.C202])" table:style-name="ce4">
            <text:p>1,4</text:p>
          </table:table-cell>
          <table:table-cell office:value-type="float" office:value="1.5703622497430525" table:formula="of:=ATAN([.C202])" table:style-name="ce4">
            <text:p>1,6</text:p>
          </table:table-cell>
          <table:table-cell office:value-type="float" office:value="89.975129216945845" table:formula="of:=([.E202]*180)/PI()" table:style-name="ce4">
            <text:p>90,0</text:p>
          </table:table-cell>
          <table:table-cell office:value-type="float" office:value="0" table:formula="of:=[.F202]-[.F20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8107000000000002" table:style-name="ce2">
            <text:p>0,38107</text:p>
          </table:table-cell>
          <table:table-cell office:value-type="float" office:value="492.85" table:style-name="ce2">
            <text:p>492,85</text:p>
          </table:table-cell>
          <table:table-cell office:value-type="float" office:value="2350.8353221956945" table:formula="of:=([.B203]-[.B202])/([.A203]-[.A202])" table:style-name="ce4">
            <text:p>2350,8</text:p>
          </table:table-cell>
          <table:table-cell office:value-type="float" office:value="1.3242676244027816" table:formula="of:=TAN([.C203])" table:style-name="ce4">
            <text:p>1,3</text:p>
          </table:table-cell>
          <table:table-cell office:value-type="float" office:value="1.570370946109894" table:formula="of:=ATAN([.C203])" table:style-name="ce4">
            <text:p>1,6</text:p>
          </table:table-cell>
          <table:table-cell office:value-type="float" office:value="89.975627482062976" table:formula="of:=([.E203]*180)/PI()" table:style-name="ce4">
            <text:p>90,0</text:p>
          </table:table-cell>
          <table:table-cell office:value-type="float" office:value="0" table:formula="of:=[.F203]-[.F20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8497999999999999" table:style-name="ce2">
            <text:p>0,38498</text:p>
          </table:table-cell>
          <table:table-cell office:value-type="float" office:value="492.85" table:style-name="ce2">
            <text:p>492,85</text:p>
          </table:table-cell>
          <table:table-cell office:value-type="float" office:value="0" table:formula="of:=([.B204]-[.B203])/([.A204]-[.A203])" table:style-name="ce4">
            <text:p>0,0</text:p>
          </table:table-cell>
          <table:table-cell office:value-type="float" office:value="0" table:formula="of:=TAN([.C204])" table:style-name="ce4">
            <text:p>0,0</text:p>
          </table:table-cell>
          <table:table-cell office:value-type="float" office:value="0" table:formula="of:=ATAN([.C204])" table:style-name="ce4">
            <text:p>0,0</text:p>
          </table:table-cell>
          <table:table-cell office:value-type="float" office:value="0" table:formula="of:=([.E204]*180)/PI()" table:style-name="ce4">
            <text:p>0,0</text:p>
          </table:table-cell>
          <table:table-cell office:value-type="float" office:value="0" table:formula="of:=[.F204]-[.F20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8907999999999998" table:style-name="ce2">
            <text:p>0,38908</text:p>
          </table:table-cell>
          <table:table-cell office:value-type="float" office:value="502.71" table:style-name="ce2">
            <text:p>502,71</text:p>
          </table:table-cell>
          <table:table-cell office:value-type="float" office:value="2404.8780487804815" table:formula="of:=([.B205]-[.B204])/([.A205]-[.A204])" table:style-name="ce4">
            <text:p>2404,9</text:p>
          </table:table-cell>
          <table:table-cell office:value-type="float" office:value="89.863393029221314" table:formula="of:=TAN([.C205])" table:style-name="ce4">
            <text:p>89,9</text:p>
          </table:table-cell>
          <table:table-cell office:value-type="float" office:value="1.5703805053178486" table:formula="of:=ATAN([.C205])" table:style-name="ce4">
            <text:p>1,6</text:p>
          </table:table-cell>
          <table:table-cell office:value-type="float" office:value="89.976175184334252" table:formula="of:=([.E205]*180)/PI()" table:style-name="ce4">
            <text:p>90,0</text:p>
          </table:table-cell>
          <table:table-cell office:value-type="float" office:value="0" table:formula="of:=[.F205]-[.F20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9326" table:style-name="ce2">
            <text:p>0,39326</text:p>
          </table:table-cell>
          <table:table-cell office:value-type="float" office:value="512.57000000000005" table:style-name="ce2">
            <text:p>512,57</text:p>
          </table:table-cell>
          <table:table-cell office:value-type="float" office:value="2358.8516746411556" table:formula="of:=([.B206]-[.B205])/([.A206]-[.A205])" table:style-name="ce4">
            <text:p>2358,9</text:p>
          </table:table-cell>
          <table:table-cell office:value-type="float" office:value="-0.52622675428413668" table:formula="of:=TAN([.C206])" table:style-name="ce4">
            <text:p>-0,5</text:p>
          </table:table-cell>
          <table:table-cell office:value-type="float" office:value="1.5703723917290153" table:formula="of:=ATAN([.C206])" table:style-name="ce4">
            <text:p>1,6</text:p>
          </table:table-cell>
          <table:table-cell office:value-type="float" office:value="89.975710309937412" table:formula="of:=([.E206]*180)/PI()" table:style-name="ce4">
            <text:p>90,0</text:p>
          </table:table-cell>
          <table:table-cell office:value-type="float" office:value="0" table:formula="of:=[.F206]-[.F20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39745000000000003" table:style-name="ce2">
            <text:p>0,39745</text:p>
          </table:table-cell>
          <table:table-cell office:value-type="float" office:value="512.57000000000005" table:style-name="ce2">
            <text:p>512,57</text:p>
          </table:table-cell>
          <table:table-cell office:value-type="float" office:value="0" table:formula="of:=([.B207]-[.B206])/([.A207]-[.A206])" table:style-name="ce4">
            <text:p>0,0</text:p>
          </table:table-cell>
          <table:table-cell office:value-type="float" office:value="0" table:formula="of:=TAN([.C207])" table:style-name="ce4">
            <text:p>0,0</text:p>
          </table:table-cell>
          <table:table-cell office:value-type="float" office:value="0" table:formula="of:=ATAN([.C207])" table:style-name="ce4">
            <text:p>0,0</text:p>
          </table:table-cell>
          <table:table-cell office:value-type="float" office:value="0" table:formula="of:=([.E207]*180)/PI()" table:style-name="ce4">
            <text:p>0,0</text:p>
          </table:table-cell>
          <table:table-cell office:value-type="float" office:value="0" table:formula="of:=[.F207]-[.F20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0164" table:style-name="ce2">
            <text:p>0,40164</text:p>
          </table:table-cell>
          <table:table-cell office:value-type="float" office:value="522.41999999999996" table:style-name="ce2">
            <text:p>522,42</text:p>
          </table:table-cell>
          <table:table-cell office:value-type="float" office:value="2350.8353221956982" table:formula="of:=([.B208]-[.B207])/([.A208]-[.A207])" table:style-name="ce4">
            <text:p>2350,8</text:p>
          </table:table-cell>
          <table:table-cell office:value-type="float" office:value="1.3242676244127995" table:formula="of:=TAN([.C208])" table:style-name="ce4">
            <text:p>1,3</text:p>
          </table:table-cell>
          <table:table-cell office:value-type="float" office:value="1.570370946109894" table:formula="of:=ATAN([.C208])" table:style-name="ce4">
            <text:p>1,6</text:p>
          </table:table-cell>
          <table:table-cell office:value-type="float" office:value="89.975627482062976" table:formula="of:=([.E208]*180)/PI()" table:style-name="ce4">
            <text:p>90,0</text:p>
          </table:table-cell>
          <table:table-cell office:value-type="float" office:value="0" table:formula="of:=[.F208]-[.F20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0564" table:style-name="ce2">
            <text:p>0,40564</text:p>
          </table:table-cell>
          <table:table-cell office:value-type="float" office:value="532.28" table:style-name="ce2">
            <text:p>532,28</text:p>
          </table:table-cell>
          <table:table-cell office:value-type="float" office:value="2465.0000000000014" table:formula="of:=([.B209]-[.B208])/([.A209]-[.A208])" table:style-name="ce4">
            <text:p>2465,0</text:p>
          </table:table-cell>
          <table:table-cell office:value-type="float" office:value="-2.2358944475751623" table:formula="of:=TAN([.C209])" table:style-name="ce4">
            <text:p>-2,2</text:p>
          </table:table-cell>
          <table:table-cell office:value-type="float" office:value="1.570390647303967" table:formula="of:=ATAN([.C209])" table:style-name="ce4">
            <text:p>1,6</text:p>
          </table:table-cell>
          <table:table-cell office:value-type="float" office:value="89.976756277334715" table:formula="of:=([.E209]*180)/PI()" table:style-name="ce4">
            <text:p>90,0</text:p>
          </table:table-cell>
          <table:table-cell office:value-type="float" office:value="0" table:formula="of:=[.F209]-[.F20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0972999999999998" table:style-name="ce2">
            <text:p>0,40973</text:p>
          </table:table-cell>
          <table:table-cell office:value-type="float" office:value="542.14" table:style-name="ce2">
            <text:p>542,14</text:p>
          </table:table-cell>
          <table:table-cell office:value-type="float" office:value="2410.7579462102826" table:formula="of:=([.B210]-[.B209])/([.A210]-[.A209])" table:style-name="ce4">
            <text:p>2410,8</text:p>
          </table:table-cell>
          <table:table-cell office:value-type="float" office:value="2.2732912346353524" table:formula="of:=TAN([.C210])" table:style-name="ce4">
            <text:p>2,3</text:p>
          </table:table-cell>
          <table:table-cell office:value-type="float" office:value="1.5703815195164568" table:formula="of:=ATAN([.C210])" table:style-name="ce4">
            <text:p>1,6</text:p>
          </table:table-cell>
          <table:table-cell office:value-type="float" office:value="89.976233293634095" table:formula="of:=([.E210]*180)/PI()" table:style-name="ce4">
            <text:p>90,0</text:p>
          </table:table-cell>
          <table:table-cell office:value-type="float" office:value="0" table:formula="of:=[.F210]-[.F21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1392000000000001" table:style-name="ce2">
            <text:p>0,41392</text:p>
          </table:table-cell>
          <table:table-cell office:value-type="float" office:value="551.99" table:style-name="ce2">
            <text:p>551,99</text:p>
          </table:table-cell>
          <table:table-cell office:value-type="float" office:value="2350.8353221956945" table:formula="of:=([.B211]-[.B210])/([.A211]-[.A210])" table:style-name="ce4">
            <text:p>2350,8</text:p>
          </table:table-cell>
          <table:table-cell office:value-type="float" office:value="1.3242676244027816" table:formula="of:=TAN([.C211])" table:style-name="ce4">
            <text:p>1,3</text:p>
          </table:table-cell>
          <table:table-cell office:value-type="float" office:value="1.570370946109894" table:formula="of:=ATAN([.C211])" table:style-name="ce4">
            <text:p>1,6</text:p>
          </table:table-cell>
          <table:table-cell office:value-type="float" office:value="89.975627482062976" table:formula="of:=([.E211]*180)/PI()" table:style-name="ce4">
            <text:p>90,0</text:p>
          </table:table-cell>
          <table:table-cell office:value-type="float" office:value="0" table:formula="of:=[.F211]-[.F21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1820000000000002" table:style-name="ce2">
            <text:p>0,4182</text:p>
          </table:table-cell>
          <table:table-cell office:value-type="float" office:value="551.99" table:style-name="ce2">
            <text:p>551,99</text:p>
          </table:table-cell>
          <table:table-cell office:value-type="float" office:value="0" table:formula="of:=([.B212]-[.B211])/([.A212]-[.A211])" table:style-name="ce4">
            <text:p>0,0</text:p>
          </table:table-cell>
          <table:table-cell office:value-type="float" office:value="0" table:formula="of:=TAN([.C212])" table:style-name="ce4">
            <text:p>0,0</text:p>
          </table:table-cell>
          <table:table-cell office:value-type="float" office:value="0" table:formula="of:=ATAN([.C212])" table:style-name="ce4">
            <text:p>0,0</text:p>
          </table:table-cell>
          <table:table-cell office:value-type="float" office:value="0" table:formula="of:=([.E212]*180)/PI()" table:style-name="ce4">
            <text:p>0,0</text:p>
          </table:table-cell>
          <table:table-cell office:value-type="float" office:value="0" table:formula="of:=[.F212]-[.F21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2238999999999999" table:style-name="ce2">
            <text:p>0,42239</text:p>
          </table:table-cell>
          <table:table-cell office:value-type="float" office:value="561.85" table:style-name="ce2">
            <text:p>561,85</text:p>
          </table:table-cell>
          <table:table-cell office:value-type="float" office:value="2353.2219570405919" table:formula="of:=([.B213]-[.B212])/([.A213]-[.A212])" table:style-name="ce4">
            <text:p>2353,2</text:p>
          </table:table-cell>
          <table:table-cell office:value-type="float" office:value="0.17068876722743007" table:formula="of:=TAN([.C213])" table:style-name="ce4">
            <text:p>0,2</text:p>
          </table:table-cell>
          <table:table-cell office:value-type="float" office:value="1.5703713775304151" table:formula="of:=ATAN([.C213])" table:style-name="ce4">
            <text:p>1,6</text:p>
          </table:table-cell>
          <table:table-cell office:value-type="float" office:value="89.975652200638024" table:formula="of:=([.E213]*180)/PI()" table:style-name="ce4">
            <text:p>90,0</text:p>
          </table:table-cell>
          <table:table-cell office:value-type="float" office:value="0" table:formula="of:=[.F213]-[.F21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2648000000000003" table:style-name="ce2">
            <text:p>0,42648</text:p>
          </table:table-cell>
          <table:table-cell office:value-type="float" office:value="571.71" table:style-name="ce2">
            <text:p>571,71</text:p>
          </table:table-cell>
          <table:table-cell office:value-type="float" office:value="2410.7579462102499" table:formula="of:=([.B214]-[.B213])/([.A214]-[.A213])" table:style-name="ce4">
            <text:p>2410,8</text:p>
          </table:table-cell>
          <table:table-cell office:value-type="float" office:value="2.273291234433406" table:formula="of:=TAN([.C214])" table:style-name="ce4">
            <text:p>2,3</text:p>
          </table:table-cell>
          <table:table-cell office:value-type="float" office:value="1.5703815195164568" table:formula="of:=ATAN([.C214])" table:style-name="ce4">
            <text:p>1,6</text:p>
          </table:table-cell>
          <table:table-cell office:value-type="float" office:value="89.976233293634095" table:formula="of:=([.E214]*180)/PI()" table:style-name="ce4">
            <text:p>90,0</text:p>
          </table:table-cell>
          <table:table-cell office:value-type="float" office:value="0" table:formula="of:=[.F214]-[.F21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3058000000000002" table:style-name="ce2">
            <text:p>0,43058</text:p>
          </table:table-cell>
          <table:table-cell office:value-type="float" office:value="581.57000000000005" table:style-name="ce2">
            <text:p>581,57</text:p>
          </table:table-cell>
          <table:table-cell office:value-type="float" office:value="2404.8780487804956" table:formula="of:=([.B215]-[.B214])/([.A215]-[.A214])" table:style-name="ce4">
            <text:p>2404,9</text:p>
          </table:table-cell>
          <table:table-cell office:value-type="float" office:value="89.863393143076095" table:formula="of:=TAN([.C215])" table:style-name="ce4">
            <text:p>89,9</text:p>
          </table:table-cell>
          <table:table-cell office:value-type="float" office:value="1.5703805053178486" table:formula="of:=ATAN([.C215])" table:style-name="ce4">
            <text:p>1,6</text:p>
          </table:table-cell>
          <table:table-cell office:value-type="float" office:value="89.976175184334252" table:formula="of:=([.E215]*180)/PI()" table:style-name="ce4">
            <text:p>90,0</text:p>
          </table:table-cell>
          <table:table-cell office:value-type="float" office:value="0" table:formula="of:=[.F215]-[.F21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3486000000000002" table:style-name="ce2">
            <text:p>0,43486</text:p>
          </table:table-cell>
          <table:table-cell office:value-type="float" office:value="581.57000000000005" table:style-name="ce2">
            <text:p>581,57</text:p>
          </table:table-cell>
          <table:table-cell office:value-type="float" office:value="0" table:formula="of:=([.B216]-[.B215])/([.A216]-[.A215])" table:style-name="ce4">
            <text:p>0,0</text:p>
          </table:table-cell>
          <table:table-cell office:value-type="float" office:value="0" table:formula="of:=TAN([.C216])" table:style-name="ce4">
            <text:p>0,0</text:p>
          </table:table-cell>
          <table:table-cell office:value-type="float" office:value="0" table:formula="of:=ATAN([.C216])" table:style-name="ce4">
            <text:p>0,0</text:p>
          </table:table-cell>
          <table:table-cell office:value-type="float" office:value="0" table:formula="of:=([.E216]*180)/PI()" table:style-name="ce4">
            <text:p>0,0</text:p>
          </table:table-cell>
          <table:table-cell office:value-type="float" office:value="0" table:formula="of:=[.F216]-[.F21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3895000000000001" table:style-name="ce2">
            <text:p>0,43895</text:p>
          </table:table-cell>
          <table:table-cell office:value-type="float" office:value="591.41999999999996" table:style-name="ce2">
            <text:p>591,42</text:p>
          </table:table-cell>
          <table:table-cell office:value-type="float" office:value="2408.3129584351959" table:formula="of:=([.B217]-[.B216])/([.A217]-[.A216])" table:style-name="ce4">
            <text:p>2408,3</text:p>
          </table:table-cell>
          <table:table-cell office:value-type="float" office:value="-3.449152156387191" table:formula="of:=TAN([.C217])" table:style-name="ce4">
            <text:p>-3,4</text:p>
          </table:table-cell>
          <table:table-cell office:value-type="float" office:value="1.5703810983923645" table:formula="of:=ATAN([.C217])" table:style-name="ce4">
            <text:p>1,6</text:p>
          </table:table-cell>
          <table:table-cell office:value-type="float" office:value="89.976209165000952" table:formula="of:=([.E217]*180)/PI()" table:style-name="ce4">
            <text:p>90,0</text:p>
          </table:table-cell>
          <table:table-cell office:value-type="float" office:value="0" table:formula="of:=[.F217]-[.F21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4324000000000002" table:style-name="ce2">
            <text:p>0,44324</text:p>
          </table:table-cell>
          <table:table-cell office:value-type="float" office:value="601.28" table:style-name="ce2">
            <text:p>601,28</text:p>
          </table:table-cell>
          <table:table-cell office:value-type="float" office:value="2298.3682983682929" table:formula="of:=([.B218]-[.B217])/([.A218]-[.A217])" table:style-name="ce4">
            <text:p>2298,4</text:p>
          </table:table-cell>
          <table:table-cell office:value-type="float" office:value="-3.3114781737029402" table:formula="of:=TAN([.C218])" table:style-name="ce4">
            <text:p>-3,3</text:p>
          </table:table-cell>
          <table:table-cell office:value-type="float" office:value="1.5703612355444609" table:formula="of:=ATAN([.C218])" table:style-name="ce4">
            <text:p>1,6</text:p>
          </table:table-cell>
          <table:table-cell office:value-type="float" office:value="89.975071107646968" table:formula="of:=([.E218]*180)/PI()" table:style-name="ce4">
            <text:p>90,0</text:p>
          </table:table-cell>
          <table:table-cell office:value-type="float" office:value="0" table:formula="of:=[.F218]-[.F21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4733000000000001" table:style-name="ce2">
            <text:p>0,44733</text:p>
          </table:table-cell>
          <table:table-cell office:value-type="float" office:value="611.14" table:style-name="ce2">
            <text:p>611,14</text:p>
          </table:table-cell>
          <table:table-cell office:value-type="float" office:value="2410.7579462102826" table:formula="of:=([.B219]-[.B218])/([.A219]-[.A218])" table:style-name="ce4">
            <text:p>2410,8</text:p>
          </table:table-cell>
          <table:table-cell office:value-type="float" office:value="2.2732912346353524" table:formula="of:=TAN([.C219])" table:style-name="ce4">
            <text:p>2,3</text:p>
          </table:table-cell>
          <table:table-cell office:value-type="float" office:value="1.5703815195164568" table:formula="of:=ATAN([.C219])" table:style-name="ce4">
            <text:p>1,6</text:p>
          </table:table-cell>
          <table:table-cell office:value-type="float" office:value="89.976233293634095" table:formula="of:=([.E219]*180)/PI()" table:style-name="ce4">
            <text:p>90,0</text:p>
          </table:table-cell>
          <table:table-cell office:value-type="float" office:value="0" table:formula="of:=[.F219]-[.F21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5133000000000001" table:style-name="ce2">
            <text:p>0,45133</text:p>
          </table:table-cell>
          <table:table-cell office:value-type="float" office:value="620.99" table:style-name="ce2">
            <text:p>620,99</text:p>
          </table:table-cell>
          <table:table-cell office:value-type="float" office:value="2462.5000000000036" table:formula="of:=([.B220]-[.B219])/([.A220]-[.A219])" table:style-name="ce4">
            <text:p>2462,5</text:p>
          </table:table-cell>
          <table:table-cell office:value-type="float" office:value="-0.55757509527808546" table:formula="of:=TAN([.C220])" table:style-name="ce4">
            <text:p>-0,6</text:p>
          </table:table-cell>
          <table:table-cell office:value-type="float" office:value="1.570390235446661" table:formula="of:=ATAN([.C220])" table:style-name="ce4">
            <text:p>1,6</text:p>
          </table:table-cell>
          <table:table-cell office:value-type="float" office:value="89.976732679649317" table:formula="of:=([.E220]*180)/PI()" table:style-name="ce4">
            <text:p>90,0</text:p>
          </table:table-cell>
          <table:table-cell office:value-type="float" office:value="0" table:formula="of:=[.F220]-[.F22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5561000000000001" table:style-name="ce2">
            <text:p>0,45561</text:p>
          </table:table-cell>
          <table:table-cell office:value-type="float" office:value="630.85" table:style-name="ce2">
            <text:p>630,85</text:p>
          </table:table-cell>
          <table:table-cell office:value-type="float" office:value="2303.7383177570091" table:formula="of:=([.B221]-[.B220])/([.A221]-[.A220])" table:style-name="ce4">
            <text:p>2303,7</text:p>
          </table:table-cell>
          <table:table-cell office:value-type="float" office:value="1.4010537962535212" table:formula="of:=TAN([.C221])" table:style-name="ce4">
            <text:p>1,4</text:p>
          </table:table-cell>
          <table:table-cell office:value-type="float" office:value="1.5703622497430525" table:formula="of:=ATAN([.C221])" table:style-name="ce4">
            <text:p>1,6</text:p>
          </table:table-cell>
          <table:table-cell office:value-type="float" office:value="89.975129216945845" table:formula="of:=([.E221]*180)/PI()" table:style-name="ce4">
            <text:p>90,0</text:p>
          </table:table-cell>
          <table:table-cell office:value-type="float" office:value="0" table:formula="of:=[.F221]-[.F22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5989000000000002" table:style-name="ce2">
            <text:p>0,45989</text:p>
          </table:table-cell>
          <table:table-cell office:value-type="float" office:value="630.85" table:style-name="ce2">
            <text:p>630,85</text:p>
          </table:table-cell>
          <table:table-cell office:value-type="float" office:value="0" table:formula="of:=([.B222]-[.B221])/([.A222]-[.A221])" table:style-name="ce4">
            <text:p>0,0</text:p>
          </table:table-cell>
          <table:table-cell office:value-type="float" office:value="0" table:formula="of:=TAN([.C222])" table:style-name="ce4">
            <text:p>0,0</text:p>
          </table:table-cell>
          <table:table-cell office:value-type="float" office:value="0" table:formula="of:=ATAN([.C222])" table:style-name="ce4">
            <text:p>0,0</text:p>
          </table:table-cell>
          <table:table-cell office:value-type="float" office:value="0" table:formula="of:=([.E222]*180)/PI()" table:style-name="ce4">
            <text:p>0,0</text:p>
          </table:table-cell>
          <table:table-cell office:value-type="float" office:value="0" table:formula="of:=[.F222]-[.F22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6417000000000003" table:style-name="ce2">
            <text:p>0,46417</text:p>
          </table:table-cell>
          <table:table-cell office:value-type="float" office:value="640.71" table:style-name="ce2">
            <text:p>640,71</text:p>
          </table:table-cell>
          <table:table-cell office:value-type="float" office:value="2303.7383177570091" table:formula="of:=([.B223]-[.B222])/([.A223]-[.A222])" table:style-name="ce4">
            <text:p>2303,7</text:p>
          </table:table-cell>
          <table:table-cell office:value-type="float" office:value="1.4010537962535212" table:formula="of:=TAN([.C223])" table:style-name="ce4">
            <text:p>1,4</text:p>
          </table:table-cell>
          <table:table-cell office:value-type="float" office:value="1.5703622497430525" table:formula="of:=ATAN([.C223])" table:style-name="ce4">
            <text:p>1,6</text:p>
          </table:table-cell>
          <table:table-cell office:value-type="float" office:value="89.975129216945845" table:formula="of:=([.E223]*180)/PI()" table:style-name="ce4">
            <text:p>90,0</text:p>
          </table:table-cell>
          <table:table-cell office:value-type="float" office:value="0" table:formula="of:=[.F223]-[.F22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6827000000000002" table:style-name="ce2">
            <text:p>0,46827</text:p>
          </table:table-cell>
          <table:table-cell office:value-type="float" office:value="650.57000000000005" table:style-name="ce2">
            <text:p>650,57</text:p>
          </table:table-cell>
          <table:table-cell office:value-type="float" office:value="2404.8780487804956" table:formula="of:=([.B224]-[.B223])/([.A224]-[.A223])" table:style-name="ce4">
            <text:p>2404,9</text:p>
          </table:table-cell>
          <table:table-cell office:value-type="float" office:value="89.863393143076095" table:formula="of:=TAN([.C224])" table:style-name="ce4">
            <text:p>89,9</text:p>
          </table:table-cell>
          <table:table-cell office:value-type="float" office:value="1.5703805053178486" table:formula="of:=ATAN([.C224])" table:style-name="ce4">
            <text:p>1,6</text:p>
          </table:table-cell>
          <table:table-cell office:value-type="float" office:value="89.976175184334252" table:formula="of:=([.E224]*180)/PI()" table:style-name="ce4">
            <text:p>90,0</text:p>
          </table:table-cell>
          <table:table-cell office:value-type="float" office:value="0" table:formula="of:=[.F224]-[.F22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7236" table:style-name="ce2">
            <text:p>0,47236</text:p>
          </table:table-cell>
          <table:table-cell office:value-type="float" office:value="660.42" table:style-name="ce2">
            <text:p>660,42</text:p>
          </table:table-cell>
          <table:table-cell office:value-type="float" office:value="2408.3129584351959" table:formula="of:=([.B225]-[.B224])/([.A225]-[.A224])" table:style-name="ce4">
            <text:p>2408,3</text:p>
          </table:table-cell>
          <table:table-cell office:value-type="float" office:value="-3.449152156387191" table:formula="of:=TAN([.C225])" table:style-name="ce4">
            <text:p>-3,4</text:p>
          </table:table-cell>
          <table:table-cell office:value-type="float" office:value="1.5703810983923645" table:formula="of:=ATAN([.C225])" table:style-name="ce4">
            <text:p>1,6</text:p>
          </table:table-cell>
          <table:table-cell office:value-type="float" office:value="89.976209165000952" table:formula="of:=([.E225]*180)/PI()" table:style-name="ce4">
            <text:p>90,0</text:p>
          </table:table-cell>
          <table:table-cell office:value-type="float" office:value="0" table:formula="of:=[.F225]-[.F22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7664000000000001" table:style-name="ce2">
            <text:p>0,47664</text:p>
          </table:table-cell>
          <table:table-cell office:value-type="float" office:value="660.42" table:style-name="ce2">
            <text:p>660,42</text:p>
          </table:table-cell>
          <table:table-cell office:value-type="float" office:value="0" table:formula="of:=([.B226]-[.B225])/([.A226]-[.A225])" table:style-name="ce4">
            <text:p>0,0</text:p>
          </table:table-cell>
          <table:table-cell office:value-type="float" office:value="0" table:formula="of:=TAN([.C226])" table:style-name="ce4">
            <text:p>0,0</text:p>
          </table:table-cell>
          <table:table-cell office:value-type="float" office:value="0" table:formula="of:=ATAN([.C226])" table:style-name="ce4">
            <text:p>0,0</text:p>
          </table:table-cell>
          <table:table-cell office:value-type="float" office:value="0" table:formula="of:=([.E226]*180)/PI()" table:style-name="ce4">
            <text:p>0,0</text:p>
          </table:table-cell>
          <table:table-cell office:value-type="float" office:value="0" table:formula="of:=[.F226]-[.F22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8082999999999998" table:style-name="ce2">
            <text:p>0,48083</text:p>
          </table:table-cell>
          <table:table-cell office:value-type="float" office:value="670.28" table:style-name="ce2">
            <text:p>670,28</text:p>
          </table:table-cell>
          <table:table-cell office:value-type="float" office:value="2353.2219570405919" table:formula="of:=([.B227]-[.B226])/([.A227]-[.A226])" table:style-name="ce4">
            <text:p>2353,2</text:p>
          </table:table-cell>
          <table:table-cell office:value-type="float" office:value="0.17068876722743007" table:formula="of:=TAN([.C227])" table:style-name="ce4">
            <text:p>0,2</text:p>
          </table:table-cell>
          <table:table-cell office:value-type="float" office:value="1.5703713775304151" table:formula="of:=ATAN([.C227])" table:style-name="ce4">
            <text:p>1,6</text:p>
          </table:table-cell>
          <table:table-cell office:value-type="float" office:value="89.975652200638024" table:formula="of:=([.E227]*180)/PI()" table:style-name="ce4">
            <text:p>90,0</text:p>
          </table:table-cell>
          <table:table-cell office:value-type="float" office:value="0" table:formula="of:=[.F227]-[.F22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8493000000000003" table:style-name="ce2">
            <text:p>0,48493</text:p>
          </table:table-cell>
          <table:table-cell office:value-type="float" office:value="680.14" table:style-name="ce2">
            <text:p>680,14</text:p>
          </table:table-cell>
          <table:table-cell office:value-type="float" office:value="2404.8780487804629" table:formula="of:=([.B228]-[.B227])/([.A228]-[.A227])" table:style-name="ce4">
            <text:p>2404,9</text:p>
          </table:table-cell>
          <table:table-cell office:value-type="float" office:value="89.863392878639189" table:formula="of:=TAN([.C228])" table:style-name="ce4">
            <text:p>89,9</text:p>
          </table:table-cell>
          <table:table-cell office:value-type="float" office:value="1.5703805053178486" table:formula="of:=ATAN([.C228])" table:style-name="ce4">
            <text:p>1,6</text:p>
          </table:table-cell>
          <table:table-cell office:value-type="float" office:value="89.976175184334252" table:formula="of:=([.E228]*180)/PI()" table:style-name="ce4">
            <text:p>90,0</text:p>
          </table:table-cell>
          <table:table-cell office:value-type="float" office:value="0" table:formula="of:=[.F228]-[.F22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8920999999999998" table:style-name="ce2">
            <text:p>0,48921</text:p>
          </table:table-cell>
          <table:table-cell office:value-type="float" office:value="680.14" table:style-name="ce2">
            <text:p>680,14</text:p>
          </table:table-cell>
          <table:table-cell office:value-type="float" office:value="0" table:formula="of:=([.B229]-[.B228])/([.A229]-[.A228])" table:style-name="ce4">
            <text:p>0,0</text:p>
          </table:table-cell>
          <table:table-cell office:value-type="float" office:value="0" table:formula="of:=TAN([.C229])" table:style-name="ce4">
            <text:p>0,0</text:p>
          </table:table-cell>
          <table:table-cell office:value-type="float" office:value="0" table:formula="of:=ATAN([.C229])" table:style-name="ce4">
            <text:p>0,0</text:p>
          </table:table-cell>
          <table:table-cell office:value-type="float" office:value="0" table:formula="of:=([.E229]*180)/PI()" table:style-name="ce4">
            <text:p>0,0</text:p>
          </table:table-cell>
          <table:table-cell office:value-type="float" office:value="0" table:formula="of:=[.F229]-[.F22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9320999999999998" table:style-name="ce2">
            <text:p>0,49321</text:p>
          </table:table-cell>
          <table:table-cell office:value-type="float" office:value="699.85" table:style-name="ce2">
            <text:p>699,85</text:p>
          </table:table-cell>
          <table:table-cell office:value-type="float" office:value="4927.5000000000045" table:formula="of:=([.B230]-[.B229])/([.A230]-[.A229])" table:style-name="ce4">
            <text:p>4927,5</text:p>
          </table:table-cell>
          <table:table-cell office:value-type="float" office:value="11.324307571679986" table:formula="of:=TAN([.C230])" table:style-name="ce4">
            <text:p>11,3</text:p>
          </table:table-cell>
          <table:table-cell office:value-type="float" office:value="1.5705933841289867" table:formula="of:=ATAN([.C230])" table:style-name="ce4">
            <text:p>1,6</text:p>
          </table:table-cell>
          <table:table-cell office:value-type="float" office:value="89.988372241760246" table:formula="of:=([.E230]*180)/PI()" table:style-name="ce4">
            <text:p>90,0</text:p>
          </table:table-cell>
          <table:table-cell office:value-type="float" office:value="0" table:formula="of:=[.F230]-[.F23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49740000000000001" table:style-name="ce2">
            <text:p>0,4974</text:p>
          </table:table-cell>
          <table:table-cell office:value-type="float" office:value="699.85" table:style-name="ce2">
            <text:p>699,85</text:p>
          </table:table-cell>
          <table:table-cell office:value-type="float" office:value="0" table:formula="of:=([.B231]-[.B230])/([.A231]-[.A230])" table:style-name="ce4">
            <text:p>0,0</text:p>
          </table:table-cell>
          <table:table-cell office:value-type="float" office:value="0" table:formula="of:=TAN([.C231])" table:style-name="ce4">
            <text:p>0,0</text:p>
          </table:table-cell>
          <table:table-cell office:value-type="float" office:value="0" table:formula="of:=ATAN([.C231])" table:style-name="ce4">
            <text:p>0,0</text:p>
          </table:table-cell>
          <table:table-cell office:value-type="float" office:value="0" table:formula="of:=([.E231]*180)/PI()" table:style-name="ce4">
            <text:p>0,0</text:p>
          </table:table-cell>
          <table:table-cell office:value-type="float" office:value="0" table:formula="of:=[.F231]-[.F23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0148999999999999" table:style-name="ce2">
            <text:p>0,50149</text:p>
          </table:table-cell>
          <table:table-cell office:value-type="float" office:value="709.71" table:style-name="ce2">
            <text:p>709,71</text:p>
          </table:table-cell>
          <table:table-cell office:value-type="float" office:value="2410.7579462102826" table:formula="of:=([.B232]-[.B231])/([.A232]-[.A231])" table:style-name="ce4">
            <text:p>2410,8</text:p>
          </table:table-cell>
          <table:table-cell office:value-type="float" office:value="2.2732912346353524" table:formula="of:=TAN([.C232])" table:style-name="ce4">
            <text:p>2,3</text:p>
          </table:table-cell>
          <table:table-cell office:value-type="float" office:value="1.5703815195164568" table:formula="of:=ATAN([.C232])" table:style-name="ce4">
            <text:p>1,6</text:p>
          </table:table-cell>
          <table:table-cell office:value-type="float" office:value="89.976233293634095" table:formula="of:=([.E232]*180)/PI()" table:style-name="ce4">
            <text:p>90,0</text:p>
          </table:table-cell>
          <table:table-cell office:value-type="float" office:value="0" table:formula="of:=[.F232]-[.F23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0585999999999998" table:style-name="ce2">
            <text:p>0,50586</text:p>
          </table:table-cell>
          <table:table-cell office:value-type="float" office:value="719.56" table:style-name="ce2">
            <text:p>719,56</text:p>
          </table:table-cell>
          <table:table-cell office:value-type="float" office:value="2254.004576659026" table:formula="of:=([.B233]-[.B232])/([.A233]-[.A232])" table:style-name="ce4">
            <text:p>2254,0</text:p>
          </table:table-cell>
          <table:table-cell office:value-type="float" office:value="11.314605246408979" table:formula="of:=TAN([.C233])" table:style-name="ce4">
            <text:p>11,3</text:p>
          </table:table-cell>
          <table:table-cell office:value-type="float" office:value="1.5703526720016696" table:formula="of:=ATAN([.C233])" table:style-name="ce4">
            <text:p>1,6</text:p>
          </table:table-cell>
          <table:table-cell office:value-type="float" office:value="89.97458045278735" table:formula="of:=([.E233]*180)/PI()" table:style-name="ce4">
            <text:p>90,0</text:p>
          </table:table-cell>
          <table:table-cell office:value-type="float" office:value="0" table:formula="of:=[.F233]-[.F23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0995999999999997" table:style-name="ce2">
            <text:p>0,50996</text:p>
          </table:table-cell>
          <table:table-cell office:value-type="float" office:value="729.42" table:style-name="ce2">
            <text:p>729,42</text:p>
          </table:table-cell>
          <table:table-cell office:value-type="float" office:value="2404.8780487804956" table:formula="of:=([.B234]-[.B233])/([.A234]-[.A233])" table:style-name="ce4">
            <text:p>2404,9</text:p>
          </table:table-cell>
          <table:table-cell office:value-type="float" office:value="89.863393143076095" table:formula="of:=TAN([.C234])" table:style-name="ce4">
            <text:p>89,9</text:p>
          </table:table-cell>
          <table:table-cell office:value-type="float" office:value="1.5703805053178486" table:formula="of:=ATAN([.C234])" table:style-name="ce4">
            <text:p>1,6</text:p>
          </table:table-cell>
          <table:table-cell office:value-type="float" office:value="89.976175184334252" table:formula="of:=([.E234]*180)/PI()" table:style-name="ce4">
            <text:p>90,0</text:p>
          </table:table-cell>
          <table:table-cell office:value-type="float" office:value="0" table:formula="of:=[.F234]-[.F23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1415" table:style-name="ce2">
            <text:p>0,51415</text:p>
          </table:table-cell>
          <table:table-cell office:value-type="float" office:value="729.42" table:style-name="ce2">
            <text:p>729,42</text:p>
          </table:table-cell>
          <table:table-cell office:value-type="float" office:value="0" table:formula="of:=([.B235]-[.B234])/([.A235]-[.A234])" table:style-name="ce4">
            <text:p>0,0</text:p>
          </table:table-cell>
          <table:table-cell office:value-type="float" office:value="0" table:formula="of:=TAN([.C235])" table:style-name="ce4">
            <text:p>0,0</text:p>
          </table:table-cell>
          <table:table-cell office:value-type="float" office:value="0" table:formula="of:=ATAN([.C235])" table:style-name="ce4">
            <text:p>0,0</text:p>
          </table:table-cell>
          <table:table-cell office:value-type="float" office:value="0" table:formula="of:=([.E235]*180)/PI()" table:style-name="ce4">
            <text:p>0,0</text:p>
          </table:table-cell>
          <table:table-cell office:value-type="float" office:value="0" table:formula="of:=[.F235]-[.F23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1832999999999996" table:style-name="ce2">
            <text:p>0,51833</text:p>
          </table:table-cell>
          <table:table-cell office:value-type="float" office:value="749.14" table:style-name="ce2">
            <text:p>749,14</text:p>
          </table:table-cell>
          <table:table-cell office:value-type="float" office:value="4717.7033492823466" table:formula="of:=([.B236]-[.B235])/([.A236]-[.A235])" table:style-name="ce4">
            <text:p>4717,7</text:p>
          </table:table-cell>
          <table:table-cell office:value-type="float" office:value="-1.4555037399617912" table:formula="of:=TAN([.C236])" table:style-name="ce4">
            <text:p>-1,5</text:p>
          </table:table-cell>
          <table:table-cell office:value-type="float" office:value="1.5705843592524322" table:formula="of:=ATAN([.C236])" table:style-name="ce4">
            <text:p>1,6</text:p>
          </table:table-cell>
          <table:table-cell office:value-type="float" office:value="89.987855154423031" table:formula="of:=([.E236]*180)/PI()" table:style-name="ce4">
            <text:p>90,0</text:p>
          </table:table-cell>
          <table:table-cell office:value-type="float" office:value="0" table:formula="of:=[.F236]-[.F23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2261000000000002" table:style-name="ce2">
            <text:p>0,52261</text:p>
          </table:table-cell>
          <table:table-cell office:value-type="float" office:value="749.14" table:style-name="ce2">
            <text:p>749,14</text:p>
          </table:table-cell>
          <table:table-cell office:value-type="float" office:value="0" table:formula="of:=([.B237]-[.B236])/([.A237]-[.A236])" table:style-name="ce4">
            <text:p>0,0</text:p>
          </table:table-cell>
          <table:table-cell office:value-type="float" office:value="0" table:formula="of:=TAN([.C237])" table:style-name="ce4">
            <text:p>0,0</text:p>
          </table:table-cell>
          <table:table-cell office:value-type="float" office:value="0" table:formula="of:=ATAN([.C237])" table:style-name="ce4">
            <text:p>0,0</text:p>
          </table:table-cell>
          <table:table-cell office:value-type="float" office:value="0" table:formula="of:=([.E237]*180)/PI()" table:style-name="ce4">
            <text:p>0,0</text:p>
          </table:table-cell>
          <table:table-cell office:value-type="float" office:value="0" table:formula="of:=[.F237]-[.F23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2671000000000001" table:style-name="ce2">
            <text:p>0,52671</text:p>
          </table:table-cell>
          <table:table-cell office:value-type="float" office:value="758.99" table:style-name="ce2">
            <text:p>758,99</text:p>
          </table:table-cell>
          <table:table-cell office:value-type="float" office:value="2402.439024390254" table:formula="of:=([.B238]-[.B237])/([.A238]-[.A237])" table:style-name="ce4">
            <text:p>2402,4</text:p>
          </table:table-cell>
          <table:table-cell office:value-type="float" office:value="-1.2080780296082405" table:formula="of:=TAN([.C238])" table:style-name="ce4">
            <text:p>-1,2</text:p>
          </table:table-cell>
          <table:table-cell office:value-type="float" office:value="1.5703800831641135" table:formula="of:=ATAN([.C238])" table:style-name="ce4">
            <text:p>1,6</text:p>
          </table:table-cell>
          <table:table-cell office:value-type="float" office:value="89.976150996706934" table:formula="of:=([.E238]*180)/PI()" table:style-name="ce4">
            <text:p>90,0</text:p>
          </table:table-cell>
          <table:table-cell office:value-type="float" office:value="0" table:formula="of:=[.F238]-[.F23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3080000000000005" table:style-name="ce2">
            <text:p>0,5308</text:p>
          </table:table-cell>
          <table:table-cell office:value-type="float" office:value="768.85" table:style-name="ce2">
            <text:p>768,85</text:p>
          </table:table-cell>
          <table:table-cell office:value-type="float" office:value="2410.7579462102499" table:formula="of:=([.B239]-[.B238])/([.A239]-[.A238])" table:style-name="ce4">
            <text:p>2410,8</text:p>
          </table:table-cell>
          <table:table-cell office:value-type="float" office:value="2.273291234433406" table:formula="of:=TAN([.C239])" table:style-name="ce4">
            <text:p>2,3</text:p>
          </table:table-cell>
          <table:table-cell office:value-type="float" office:value="1.5703815195164568" table:formula="of:=ATAN([.C239])" table:style-name="ce4">
            <text:p>1,6</text:p>
          </table:table-cell>
          <table:table-cell office:value-type="float" office:value="89.976233293634095" table:formula="of:=([.E239]*180)/PI()" table:style-name="ce4">
            <text:p>90,0</text:p>
          </table:table-cell>
          <table:table-cell office:value-type="float" office:value="0" table:formula="of:=[.F239]-[.F23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3639000000000003" table:style-name="ce2">
            <text:p>0,53639</text:p>
          </table:table-cell>
          <table:table-cell office:value-type="float" office:value="778.71" table:style-name="ce2">
            <text:p>778,71</text:p>
          </table:table-cell>
          <table:table-cell office:value-type="float" office:value="1763.8640429338179" table:formula="of:=([.B240]-[.B239])/([.A240]-[.A239])" table:style-name="ce4">
            <text:p>1763,9</text:p>
          </table:table-cell>
          <table:table-cell office:value-type="float" office:value="7.0842316844531252" table:formula="of:=TAN([.C240])" table:style-name="ce4">
            <text:p>7,1</text:p>
          </table:table-cell>
          <table:table-cell office:value-type="float" office:value="1.5702293897359623" table:formula="of:=ATAN([.C240])" table:style-name="ce4">
            <text:p>1,6</text:p>
          </table:table-cell>
          <table:table-cell office:value-type="float" office:value="89.967516899273519" table:formula="of:=([.E240]*180)/PI()" table:style-name="ce4">
            <text:p>90,0</text:p>
          </table:table-cell>
          <table:table-cell office:value-type="float" office:value="0" table:formula="of:=[.F240]-[.F24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4196999999999995" table:style-name="ce2">
            <text:p>0,54197</text:p>
          </table:table-cell>
          <table:table-cell office:value-type="float" office:value="788.56" table:style-name="ce2">
            <text:p>788,56</text:p>
          </table:table-cell>
          <table:table-cell office:value-type="float" office:value="1765.2329749104038" table:formula="of:=([.B241]-[.B240])/([.A241]-[.A240])" table:style-name="ce4">
            <text:p>1765,2</text:p>
          </table:table-cell>
          <table:table-cell office:value-type="float" office:value="-0.35609736198849157" table:formula="of:=TAN([.C241])" table:style-name="ce4">
            <text:p>-0,4</text:p>
          </table:table-cell>
          <table:table-cell office:value-type="float" office:value="1.5702298293935677" table:formula="of:=ATAN([.C241])" table:style-name="ce4">
            <text:p>1,6</text:p>
          </table:table-cell>
          <table:table-cell office:value-type="float" office:value="89.967542089798727" table:formula="of:=([.E241]*180)/PI()" table:style-name="ce4">
            <text:p>90,0</text:p>
          </table:table-cell>
          <table:table-cell office:value-type="float" office:value="0" table:formula="of:=[.F241]-[.F24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4745999999999995" table:style-name="ce2">
            <text:p>0,54746</text:p>
          </table:table-cell>
          <table:table-cell office:value-type="float" office:value="798.42" table:style-name="ce2">
            <text:p>798,42</text:p>
          </table:table-cell>
          <table:table-cell office:value-type="float" office:value="1795.9927140255052" table:formula="of:=([.B242]-[.B241])/([.A242]-[.A241])" table:style-name="ce4">
            <text:p>1796,0</text:p>
          </table:table-cell>
          <table:table-cell office:value-type="float" office:value="-1.55154460973655" table:formula="of:=TAN([.C242])" table:style-name="ce4">
            <text:p>-1,6</text:p>
          </table:table-cell>
          <table:table-cell office:value-type="float" office:value="1.5702395317205902" table:formula="of:=ATAN([.C242])" table:style-name="ce4">
            <text:p>1,6</text:p>
          </table:table-cell>
          <table:table-cell office:value-type="float" office:value="89.968097992188575" table:formula="of:=([.E242]*180)/PI()" table:style-name="ce4">
            <text:p>90,0</text:p>
          </table:table-cell>
          <table:table-cell office:value-type="float" office:value="0" table:formula="of:=[.F242]-[.F24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5164999999999997" table:style-name="ce2">
            <text:p>0,55165</text:p>
          </table:table-cell>
          <table:table-cell office:value-type="float" office:value="808.28" table:style-name="ce2">
            <text:p>808,28</text:p>
          </table:table-cell>
          <table:table-cell office:value-type="float" office:value="2353.2219570405609" table:formula="of:=([.B243]-[.B242])/([.A243]-[.A242])" table:style-name="ce4">
            <text:p>2353,2</text:p>
          </table:table-cell>
          <table:table-cell office:value-type="float" office:value="0.17068876719560633" table:formula="of:=TAN([.C243])" table:style-name="ce4">
            <text:p>0,2</text:p>
          </table:table-cell>
          <table:table-cell office:value-type="float" office:value="1.5703713775304151" table:formula="of:=ATAN([.C243])" table:style-name="ce4">
            <text:p>1,6</text:p>
          </table:table-cell>
          <table:table-cell office:value-type="float" office:value="89.975652200638024" table:formula="of:=([.E243]*180)/PI()" table:style-name="ce4">
            <text:p>90,0</text:p>
          </table:table-cell>
          <table:table-cell office:value-type="float" office:value="0" table:formula="of:=[.F243]-[.F24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5723" table:style-name="ce2">
            <text:p>0,55723</text:p>
          </table:table-cell>
          <table:table-cell office:value-type="float" office:value="827.99" table:style-name="ce2">
            <text:p>827,99</text:p>
          </table:table-cell>
          <table:table-cell office:value-type="float" office:value="3532.258064516117" table:formula="of:=([.B244]-[.B243])/([.A244]-[.A243])" table:style-name="ce4">
            <text:p>3532,3</text:p>
          </table:table-cell>
          <table:table-cell office:value-type="float" office:value="2.0038718048234418" table:formula="of:=TAN([.C244])" table:style-name="ce4">
            <text:p>2,0</text:p>
          </table:table-cell>
          <table:table-cell office:value-type="float" office:value="1.5705132217796292" table:formula="of:=ATAN([.C244])" table:style-name="ce4">
            <text:p>1,6</text:p>
          </table:table-cell>
          <table:table-cell office:value-type="float" office:value="89.983779277466184" table:formula="of:=([.E244]*180)/PI()" table:style-name="ce4">
            <text:p>90,0</text:p>
          </table:table-cell>
          <table:table-cell office:value-type="float" office:value="0" table:formula="of:=[.F244]-[.F24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6299999999999994" table:style-name="ce2">
            <text:p>0,563</text:p>
          </table:table-cell>
          <table:table-cell office:value-type="float" office:value="827.99" table:style-name="ce2">
            <text:p>827,99</text:p>
          </table:table-cell>
          <table:table-cell office:value-type="float" office:value="0" table:formula="of:=([.B245]-[.B244])/([.A245]-[.A244])" table:style-name="ce4">
            <text:p>0,0</text:p>
          </table:table-cell>
          <table:table-cell office:value-type="float" office:value="0" table:formula="of:=TAN([.C245])" table:style-name="ce4">
            <text:p>0,0</text:p>
          </table:table-cell>
          <table:table-cell office:value-type="float" office:value="0" table:formula="of:=ATAN([.C245])" table:style-name="ce4">
            <text:p>0,0</text:p>
          </table:table-cell>
          <table:table-cell office:value-type="float" office:value="0" table:formula="of:=([.E245]*180)/PI()" table:style-name="ce4">
            <text:p>0,0</text:p>
          </table:table-cell>
          <table:table-cell office:value-type="float" office:value="0" table:formula="of:=[.F245]-[.F24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6840000000000002" table:style-name="ce2">
            <text:p>0,5684</text:p>
          </table:table-cell>
          <table:table-cell office:value-type="float" office:value="837.85" table:style-name="ce2">
            <text:p>837,85</text:p>
          </table:table-cell>
          <table:table-cell office:value-type="float" office:value="1825.9259259259043" table:formula="of:=([.B246]-[.B245])/([.A246]-[.A245])" table:style-name="ce4">
            <text:p>1825,9</text:p>
          </table:table-cell>
          <table:table-cell office:value-type="float" office:value="0.77705744630873264" table:formula="of:=TAN([.C246])" table:style-name="ce4">
            <text:p>0,8</text:p>
          </table:table-cell>
          <table:table-cell office:value-type="float" office:value="1.5702486595068532" table:formula="of:=ATAN([.C246])" table:style-name="ce4">
            <text:p>1,6</text:p>
          </table:table-cell>
          <table:table-cell office:value-type="float" office:value="89.968620975817743" table:formula="of:=([.E246]*180)/PI()" table:style-name="ce4">
            <text:p>90,0</text:p>
          </table:table-cell>
          <table:table-cell office:value-type="float" office:value="0" table:formula="of:=[.F246]-[.F24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7389000000000001" table:style-name="ce2">
            <text:p>0,57389</text:p>
          </table:table-cell>
          <table:table-cell office:value-type="float" office:value="847.71" table:style-name="ce2">
            <text:p>847,71</text:p>
          </table:table-cell>
          <table:table-cell office:value-type="float" office:value="1795.9927140255052" table:formula="of:=([.B247]-[.B246])/([.A247]-[.A246])" table:style-name="ce4">
            <text:p>1796,0</text:p>
          </table:table-cell>
          <table:table-cell office:value-type="float" office:value="-1.55154460973655" table:formula="of:=TAN([.C247])" table:style-name="ce4">
            <text:p>-1,6</text:p>
          </table:table-cell>
          <table:table-cell office:value-type="float" office:value="1.5702395317205902" table:formula="of:=ATAN([.C247])" table:style-name="ce4">
            <text:p>1,6</text:p>
          </table:table-cell>
          <table:table-cell office:value-type="float" office:value="89.968097992188575" table:formula="of:=([.E247]*180)/PI()" table:style-name="ce4">
            <text:p>90,0</text:p>
          </table:table-cell>
          <table:table-cell office:value-type="float" office:value="0" table:formula="of:=[.F247]-[.F24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7938000000000001" table:style-name="ce2">
            <text:p>0,57938</text:p>
          </table:table-cell>
          <table:table-cell office:value-type="float" office:value="857.56" table:style-name="ce2">
            <text:p>857,56</text:p>
          </table:table-cell>
          <table:table-cell office:value-type="float" office:value="1794.1712204007138" table:formula="of:=([.B248]-[.B247])/([.A248]-[.A247])" table:style-name="ce4">
            <text:p>1794,2</text:p>
          </table:table-cell>
          <table:table-cell office:value-type="float" office:value="0.33340516437595735" table:formula="of:=TAN([.C248])" table:style-name="ce4">
            <text:p>0,3</text:p>
          </table:table-cell>
          <table:table-cell office:value-type="float" office:value="1.5702389664465199" table:formula="of:=ATAN([.C248])" table:style-name="ce4">
            <text:p>1,6</text:p>
          </table:table-cell>
          <table:table-cell office:value-type="float" office:value="89.968065604370082" table:formula="of:=([.E248]*180)/PI()" table:style-name="ce4">
            <text:p>90,0</text:p>
          </table:table-cell>
          <table:table-cell office:value-type="float" office:value="0" table:formula="of:=[.F248]-[.F24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8487" table:style-name="ce2">
            <text:p>0,58487</text:p>
          </table:table-cell>
          <table:table-cell office:value-type="float" office:value="867.42" table:style-name="ce2">
            <text:p>867,42</text:p>
          </table:table-cell>
          <table:table-cell office:value-type="float" office:value="1795.9927140255052" table:formula="of:=([.B249]-[.B248])/([.A249]-[.A248])" table:style-name="ce4">
            <text:p>1796,0</text:p>
          </table:table-cell>
          <table:table-cell office:value-type="float" office:value="-1.55154460973655" table:formula="of:=TAN([.C249])" table:style-name="ce4">
            <text:p>-1,6</text:p>
          </table:table-cell>
          <table:table-cell office:value-type="float" office:value="1.5702395317205902" table:formula="of:=ATAN([.C249])" table:style-name="ce4">
            <text:p>1,6</text:p>
          </table:table-cell>
          <table:table-cell office:value-type="float" office:value="89.968097992188575" table:formula="of:=([.E249]*180)/PI()" table:style-name="ce4">
            <text:p>90,0</text:p>
          </table:table-cell>
          <table:table-cell office:value-type="float" office:value="0" table:formula="of:=[.F249]-[.F24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9026999999999996" table:style-name="ce2">
            <text:p>0,59027</text:p>
          </table:table-cell>
          <table:table-cell office:value-type="float" office:value="877.28" table:style-name="ce2">
            <text:p>877,28</text:p>
          </table:table-cell>
          <table:table-cell office:value-type="float" office:value="1825.9259259259418" table:formula="of:=([.B250]-[.B249])/([.A250]-[.A249])" table:style-name="ce4">
            <text:p>1825,9</text:p>
          </table:table-cell>
          <table:table-cell office:value-type="float" office:value="0.7770574463689025" table:formula="of:=TAN([.C250])" table:style-name="ce4">
            <text:p>0,8</text:p>
          </table:table-cell>
          <table:table-cell office:value-type="float" office:value="1.5702486595068532" table:formula="of:=ATAN([.C250])" table:style-name="ce4">
            <text:p>1,6</text:p>
          </table:table-cell>
          <table:table-cell office:value-type="float" office:value="89.968620975817743" table:formula="of:=([.E250]*180)/PI()" table:style-name="ce4">
            <text:p>90,0</text:p>
          </table:table-cell>
          <table:table-cell office:value-type="float" office:value="0" table:formula="of:=[.F250]-[.F25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59594000000000003" table:style-name="ce2">
            <text:p>0,59594</text:p>
          </table:table-cell>
          <table:table-cell office:value-type="float" office:value="887.13" table:style-name="ce2">
            <text:p>887,13</text:p>
          </table:table-cell>
          <table:table-cell office:value-type="float" office:value="1737.213403880055" table:formula="of:=([.B251]-[.B250])/([.A251]-[.A250])" table:style-name="ce4">
            <text:p>1737,2</text:p>
          </table:table-cell>
          <table:table-cell office:value-type="float" office:value="-8.7556269967662081E-2" table:formula="of:=TAN([.C251])" table:style-name="ce4">
            <text:p>-0,1</text:p>
          </table:table-cell>
          <table:table-cell office:value-type="float" office:value="1.5702206923407098" table:formula="of:=ATAN([.C251])" table:style-name="ce4">
            <text:p>1,6</text:p>
          </table:table-cell>
          <table:table-cell office:value-type="float" office:value="89.967018575232785" table:formula="of:=([.E251]*180)/PI()" table:style-name="ce4">
            <text:p>90,0</text:p>
          </table:table-cell>
          <table:table-cell office:value-type="float" office:value="0" table:formula="of:=[.F251]-[.F25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0153000000000001" table:style-name="ce2">
            <text:p>0,60153</text:p>
          </table:table-cell>
          <table:table-cell office:value-type="float" office:value="896.99" table:style-name="ce2">
            <text:p>896,99</text:p>
          </table:table-cell>
          <table:table-cell office:value-type="float" office:value="1763.8640429338179" table:formula="of:=([.B252]-[.B251])/([.A252]-[.A251])" table:style-name="ce4">
            <text:p>1763,9</text:p>
          </table:table-cell>
          <table:table-cell office:value-type="float" office:value="7.0842316844531252" table:formula="of:=TAN([.C252])" table:style-name="ce4">
            <text:p>7,1</text:p>
          </table:table-cell>
          <table:table-cell office:value-type="float" office:value="1.5702293897359623" table:formula="of:=ATAN([.C252])" table:style-name="ce4">
            <text:p>1,6</text:p>
          </table:table-cell>
          <table:table-cell office:value-type="float" office:value="89.967516899273519" table:formula="of:=([.E252]*180)/PI()" table:style-name="ce4">
            <text:p>90,0</text:p>
          </table:table-cell>
          <table:table-cell office:value-type="float" office:value="0" table:formula="of:=[.F252]-[.F25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0702" table:style-name="ce2">
            <text:p>0,60702</text:p>
          </table:table-cell>
          <table:table-cell office:value-type="float" office:value="916.71" table:style-name="ce2">
            <text:p>916,71</text:p>
          </table:table-cell>
          <table:table-cell office:value-type="float" office:value="3591.9854280510103" table:formula="of:=([.B253]-[.B252])/([.A253]-[.A252])" table:style-name="ce4">
            <text:p>3592,0</text:p>
          </table:table-cell>
          <table:table-cell office:value-type="float" office:value="2.2050094357816183" table:formula="of:=TAN([.C253])" table:style-name="ce4">
            <text:p>2,2</text:p>
          </table:table-cell>
          <table:table-cell office:value-type="float" office:value="1.5705179292361662" table:formula="of:=ATAN([.C253])" table:style-name="ce4">
            <text:p>1,6</text:p>
          </table:table-cell>
          <table:table-cell office:value-type="float" office:value="89.984048994858014" table:formula="of:=([.E253]*180)/PI()" table:style-name="ce4">
            <text:p>90,0</text:p>
          </table:table-cell>
          <table:table-cell office:value-type="float" office:value="0" table:formula="of:=[.F253]-[.F25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1278999999999995" table:style-name="ce2">
            <text:p>0,61279</text:p>
          </table:table-cell>
          <table:table-cell office:value-type="float" office:value="926.56" table:style-name="ce2">
            <text:p>926,56</text:p>
          </table:table-cell>
          <table:table-cell office:value-type="float" office:value="1707.1057192374365" table:formula="of:=([.B254]-[.B253])/([.A254]-[.A253])" table:style-name="ce4">
            <text:p>1707,1</text:p>
          </table:table-cell>
          <table:table-cell office:value-type="float" office:value="2.7404651001320697" table:formula="of:=TAN([.C254])" table:style-name="ce4">
            <text:p>2,7</text:p>
          </table:table-cell>
          <table:table-cell office:value-type="float" office:value="1.5702105400598696" table:formula="of:=ATAN([.C254])" table:style-name="ce4">
            <text:p>1,6</text:p>
          </table:table-cell>
          <table:table-cell office:value-type="float" office:value="89.966436892388217" table:formula="of:=([.E254]*180)/PI()" table:style-name="ce4">
            <text:p>90,0</text:p>
          </table:table-cell>
          <table:table-cell office:value-type="float" office:value="0" table:formula="of:=[.F254]-[.F25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1836999999999998" table:style-name="ce2">
            <text:p>0,61837</text:p>
          </table:table-cell>
          <table:table-cell office:value-type="float" office:value="936.42" table:style-name="ce2">
            <text:p>936,42</text:p>
          </table:table-cell>
          <table:table-cell office:value-type="float" office:value="1767.025089605728" table:formula="of:=([.B255]-[.B254])/([.A255]-[.A254])" table:style-name="ce4">
            <text:p>1767,0</text:p>
          </table:table-cell>
          <table:table-cell office:value-type="float" office:value="8.2393523854941773" table:formula="of:=TAN([.C255])" table:style-name="ce4">
            <text:p>8,2</text:p>
          </table:table-cell>
          <table:table-cell office:value-type="float" office:value="1.5702304039344199" table:formula="of:=ATAN([.C255])" table:style-name="ce4">
            <text:p>1,6</text:p>
          </table:table-cell>
          <table:table-cell office:value-type="float" office:value="89.967575008564722" table:formula="of:=([.E255]*180)/PI()" table:style-name="ce4">
            <text:p>90,0</text:p>
          </table:table-cell>
          <table:table-cell office:value-type="float" office:value="0" table:formula="of:=[.F255]-[.F25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2377000000000005" table:style-name="ce2">
            <text:p>0,62377</text:p>
          </table:table-cell>
          <table:table-cell office:value-type="float" office:value="946.28" table:style-name="ce2">
            <text:p>946,28</text:p>
          </table:table-cell>
          <table:table-cell office:value-type="float" office:value="1825.9259259259043" table:formula="of:=([.B256]-[.B255])/([.A256]-[.A255])" table:style-name="ce4">
            <text:p>1825,9</text:p>
          </table:table-cell>
          <table:table-cell office:value-type="float" office:value="0.77705744630873264" table:formula="of:=TAN([.C256])" table:style-name="ce4">
            <text:p>0,8</text:p>
          </table:table-cell>
          <table:table-cell office:value-type="float" office:value="1.5702486595068532" table:formula="of:=ATAN([.C256])" table:style-name="ce4">
            <text:p>1,6</text:p>
          </table:table-cell>
          <table:table-cell office:value-type="float" office:value="89.968620975817743" table:formula="of:=([.E256]*180)/PI()" table:style-name="ce4">
            <text:p>90,0</text:p>
          </table:table-cell>
          <table:table-cell office:value-type="float" office:value="0" table:formula="of:=[.F256]-[.F25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2934999999999997" table:style-name="ce2">
            <text:p>0,62935</text:p>
          </table:table-cell>
          <table:table-cell office:value-type="float" office:value="956.13" table:style-name="ce2">
            <text:p>956,13</text:p>
          </table:table-cell>
          <table:table-cell office:value-type="float" office:value="1765.2329749104242" table:formula="of:=([.B257]-[.B256])/([.A257]-[.A256])" table:style-name="ce4">
            <text:p>1765,2</text:p>
          </table:table-cell>
          <table:table-cell office:value-type="float" office:value="-0.35609736196543307" table:formula="of:=TAN([.C257])" table:style-name="ce4">
            <text:p>-0,4</text:p>
          </table:table-cell>
          <table:table-cell office:value-type="float" office:value="1.5702298293935677" table:formula="of:=ATAN([.C257])" table:style-name="ce4">
            <text:p>1,6</text:p>
          </table:table-cell>
          <table:table-cell office:value-type="float" office:value="89.967542089798727" table:formula="of:=([.E257]*180)/PI()" table:style-name="ce4">
            <text:p>90,0</text:p>
          </table:table-cell>
          <table:table-cell office:value-type="float" office:value="0" table:formula="of:=[.F257]-[.F25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3502999999999998" table:style-name="ce2">
            <text:p>0,63503</text:p>
          </table:table-cell>
          <table:table-cell office:value-type="float" office:value="965.99" table:style-name="ce2">
            <text:p>965,99</text:p>
          </table:table-cell>
          <table:table-cell office:value-type="float" office:value="1735.9154929577433" table:formula="of:=([.B258]-[.B257])/([.A258]-[.A257])" table:style-name="ce4">
            <text:p>1735,9</text:p>
          </table:table-cell>
          <table:table-cell office:value-type="float" office:value="-5.327336150799967" table:formula="of:=TAN([.C258])" table:style-name="ce4">
            <text:p>-5,3</text:p>
          </table:table-cell>
          <table:table-cell office:value-type="float" office:value="1.5702202619498971" table:formula="of:=ATAN([.C258])" table:style-name="ce4">
            <text:p>1,6</text:p>
          </table:table-cell>
          <table:table-cell office:value-type="float" office:value="89.966993915655678" table:formula="of:=([.E258]*180)/PI()" table:style-name="ce4">
            <text:p>90,0</text:p>
          </table:table-cell>
          <table:table-cell office:value-type="float" office:value="0" table:formula="of:=[.F258]-[.F25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4051999999999998" table:style-name="ce2">
            <text:p>0,64052</text:p>
          </table:table-cell>
          <table:table-cell office:value-type="float" office:value="985.7" table:style-name="ce2">
            <text:p>985,7</text:p>
          </table:table-cell>
          <table:table-cell office:value-type="float" office:value="3590.1639344262394" table:formula="of:=([.B259]-[.B258])/([.A259]-[.A258])" table:style-name="ce4">
            <text:p>3590,2</text:p>
          </table:table-cell>
          <table:table-cell office:value-type="float" office:value="-0.80283732728852097" table:formula="of:=TAN([.C259])" table:style-name="ce4">
            <text:p>-0,8</text:p>
          </table:table-cell>
          <table:table-cell office:value-type="float" office:value="1.5705177879893146" table:formula="of:=ATAN([.C259])" table:style-name="ce4">
            <text:p>1,6</text:p>
          </table:table-cell>
          <table:table-cell office:value-type="float" office:value="89.984040902009539" table:formula="of:=([.E259]*180)/PI()" table:style-name="ce4">
            <text:p>90,0</text:p>
          </table:table-cell>
          <table:table-cell office:value-type="float" office:value="0" table:formula="of:=[.F259]-[.F25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4600999999999997" table:style-name="ce2">
            <text:p>0,64601</text:p>
          </table:table-cell>
          <table:table-cell office:value-type="float" office:value="995.56" table:style-name="ce2">
            <text:p>995,56</text:p>
          </table:table-cell>
          <table:table-cell office:value-type="float" office:value="1795.9927140254845" table:formula="of:=([.B260]-[.B259])/([.A260]-[.A259])" table:style-name="ce4">
            <text:p>1796,0</text:p>
          </table:table-cell>
          <table:table-cell office:value-type="float" office:value="-1.5515446098070502" table:formula="of:=TAN([.C260])" table:style-name="ce4">
            <text:p>-1,6</text:p>
          </table:table-cell>
          <table:table-cell office:value-type="float" office:value="1.5702395317205902" table:formula="of:=ATAN([.C260])" table:style-name="ce4">
            <text:p>1,6</text:p>
          </table:table-cell>
          <table:table-cell office:value-type="float" office:value="89.968097992188575" table:formula="of:=([.E260]*180)/PI()" table:style-name="ce4">
            <text:p>90,0</text:p>
          </table:table-cell>
          <table:table-cell office:value-type="float" office:value="0" table:formula="of:=[.F260]-[.F26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5159" table:style-name="ce2">
            <text:p>0,65159</text:p>
          </table:table-cell>
          <table:table-cell office:value-type="float" office:value="1005.4" table:style-name="ce2">
            <text:p>1005,4</text:p>
          </table:table-cell>
          <table:table-cell office:value-type="float" office:value="1763.4408602150502" table:formula="of:=([.B261]-[.B260])/([.A261]-[.A260])" table:style-name="ce4">
            <text:p>1763,4</text:p>
          </table:table-cell>
          <table:table-cell office:value-type="float" office:value="1.5829879036430545" table:formula="of:=TAN([.C261])" table:style-name="ce4">
            <text:p>1,6</text:p>
          </table:table-cell>
          <table:table-cell office:value-type="float" office:value="1.5702292536849498" table:formula="of:=ATAN([.C261])" table:style-name="ce4">
            <text:p>1,6</text:p>
          </table:table-cell>
          <table:table-cell office:value-type="float" office:value="89.967509104124687" table:formula="of:=([.E261]*180)/PI()" table:style-name="ce4">
            <text:p>90,0</text:p>
          </table:table-cell>
          <table:table-cell office:value-type="float" office:value="0" table:formula="of:=[.F261]-[.F26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5717999999999999" table:style-name="ce2">
            <text:p>0,65718</text:p>
          </table:table-cell>
          <table:table-cell office:value-type="float" office:value="1005.4" table:style-name="ce2">
            <text:p>1005,4</text:p>
          </table:table-cell>
          <table:table-cell office:value-type="float" office:value="0" table:formula="of:=([.B262]-[.B261])/([.A262]-[.A261])" table:style-name="ce4">
            <text:p>0,0</text:p>
          </table:table-cell>
          <table:table-cell office:value-type="float" office:value="0" table:formula="of:=TAN([.C262])" table:style-name="ce4">
            <text:p>0,0</text:p>
          </table:table-cell>
          <table:table-cell office:value-type="float" office:value="0" table:formula="of:=ATAN([.C262])" table:style-name="ce4">
            <text:p>0,0</text:p>
          </table:table-cell>
          <table:table-cell office:value-type="float" office:value="0" table:formula="of:=([.E262]*180)/PI()" table:style-name="ce4">
            <text:p>0,0</text:p>
          </table:table-cell>
          <table:table-cell office:value-type="float" office:value="0" table:formula="of:=[.F262]-[.F26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6266999999999998" table:style-name="ce2">
            <text:p>0,66267</text:p>
          </table:table-cell>
          <table:table-cell office:value-type="float" office:value="1035" table:style-name="ce2">
            <text:p>1035</text:p>
          </table:table-cell>
          <table:table-cell office:value-type="float" office:value="5391.6211293260567" table:formula="of:=([.B263]-[.B262])/([.A263]-[.A262])" table:style-name="ce4">
            <text:p>5391,6</text:p>
          </table:table-cell>
          <table:table-cell office:value-type="float" office:value="0.75726696378700786" table:formula="of:=TAN([.C263])" table:style-name="ce4">
            <text:p>0,8</text:p>
          </table:table-cell>
          <table:table-cell office:value-type="float" office:value="1.5706108538240504" table:formula="of:=ATAN([.C263])" table:style-name="ce4">
            <text:p>1,6</text:p>
          </table:table-cell>
          <table:table-cell office:value-type="float" office:value="89.989373181556758" table:formula="of:=([.E263]*180)/PI()" table:style-name="ce4">
            <text:p>90,0</text:p>
          </table:table-cell>
          <table:table-cell office:value-type="float" office:value="0" table:formula="of:=[.F263]-[.F26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6825000000000001" table:style-name="ce2">
            <text:p>0,66825</text:p>
          </table:table-cell>
          <table:table-cell office:value-type="float" office:value="1035" table:style-name="ce2">
            <text:p>1035</text:p>
          </table:table-cell>
          <table:table-cell office:value-type="float" office:value="0" table:formula="of:=([.B264]-[.B263])/([.A264]-[.A263])" table:style-name="ce4">
            <text:p>0,0</text:p>
          </table:table-cell>
          <table:table-cell office:value-type="float" office:value="0" table:formula="of:=TAN([.C264])" table:style-name="ce4">
            <text:p>0,0</text:p>
          </table:table-cell>
          <table:table-cell office:value-type="float" office:value="0" table:formula="of:=ATAN([.C264])" table:style-name="ce4">
            <text:p>0,0</text:p>
          </table:table-cell>
          <table:table-cell office:value-type="float" office:value="0" table:formula="of:=([.E264]*180)/PI()" table:style-name="ce4">
            <text:p>0,0</text:p>
          </table:table-cell>
          <table:table-cell office:value-type="float" office:value="0" table:formula="of:=[.F264]-[.F26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7374000000000001" table:style-name="ce2">
            <text:p>0,67374</text:p>
          </table:table-cell>
          <table:table-cell office:value-type="float" office:value="1054.7" table:style-name="ce2">
            <text:p>1054,7</text:p>
          </table:table-cell>
          <table:table-cell office:value-type="float" office:value="3588.3424408014689" table:formula="of:=([.B265]-[.B264])/([.A265]-[.A264])" table:style-name="ce4">
            <text:p>3588,3</text:p>
          </table:table-cell>
          <table:table-cell office:value-type="float" office:value="0.75020204011128089" table:formula="of:=TAN([.C265])" table:style-name="ce4">
            <text:p>0,8</text:p>
          </table:table-cell>
          <table:table-cell office:value-type="float" office:value="1.5705176465990653" table:formula="of:=ATAN([.C265])" table:style-name="ce4">
            <text:p>1,6</text:p>
          </table:table-cell>
          <table:table-cell office:value-type="float" office:value="89.984032800945002" table:formula="of:=([.E265]*180)/PI()" table:style-name="ce4">
            <text:p>90,0</text:p>
          </table:table-cell>
          <table:table-cell office:value-type="float" office:value="0" table:formula="of:=[.F265]-[.F26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7923" table:style-name="ce2">
            <text:p>0,67923</text:p>
          </table:table-cell>
          <table:table-cell office:value-type="float" office:value="1064.5999999999999" table:style-name="ce2">
            <text:p>1064,6</text:p>
          </table:table-cell>
          <table:table-cell office:value-type="float" office:value="1803.2786885245671" table:formula="of:=([.B266]-[.B265])/([.A266]-[.A265])" table:style-name="ce4">
            <text:p>1803,3</text:p>
          </table:table-cell>
          <table:table-cell office:value-type="float" office:value="4.505394509767024E-3" table:formula="of:=TAN([.C266])" table:style-name="ce4">
            <text:p>0,0</text:p>
          </table:table-cell>
          <table:table-cell office:value-type="float" office:value="1.5702417813971958" table:formula="of:=ATAN([.C266])" table:style-name="ce4">
            <text:p>1,6</text:p>
          </table:table-cell>
          <table:table-cell office:value-type="float" office:value="89.968226889163347" table:formula="of:=([.E266]*180)/PI()" table:style-name="ce4">
            <text:p>90,0</text:p>
          </table:table-cell>
          <table:table-cell office:value-type="float" office:value="0" table:formula="of:=[.F266]-[.F26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8481000000000003" table:style-name="ce2">
            <text:p>0,68481</text:p>
          </table:table-cell>
          <table:table-cell office:value-type="float" office:value="1074.4000000000001" table:style-name="ce2">
            <text:p>1074,4</text:p>
          </table:table-cell>
          <table:table-cell office:value-type="float" office:value="1756.272401433715" table:formula="of:=([.B267]-[.B266])/([.A267]-[.A266])" table:style-name="ce4">
            <text:p>1756,3</text:p>
          </table:table-cell>
          <table:table-cell office:value-type="float" office:value="0.12271861130970109" table:formula="of:=TAN([.C267])" table:style-name="ce4">
            <text:p>0,1</text:p>
          </table:table-cell>
          <table:table-cell office:value-type="float" office:value="1.5702269391013268" table:formula="of:=ATAN([.C267])" table:style-name="ce4">
            <text:p>1,6</text:p>
          </table:table-cell>
          <table:table-cell office:value-type="float" office:value="89.967376488251773" table:formula="of:=([.E267]*180)/PI()" table:style-name="ce4">
            <text:p>90,0</text:p>
          </table:table-cell>
          <table:table-cell office:value-type="float" office:value="0" table:formula="of:=[.F267]-[.F26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9049000000000005" table:style-name="ce2">
            <text:p>0,69049</text:p>
          </table:table-cell>
          <table:table-cell office:value-type="float" office:value="1084.3" table:style-name="ce2">
            <text:p>1084,3</text:p>
          </table:table-cell>
          <table:table-cell office:value-type="float" office:value="1742.9577464788435" table:formula="of:=([.B268]-[.B267])/([.A268]-[.A267])" table:style-name="ce4">
            <text:p>1743,0</text:p>
          </table:table-cell>
          <table:table-cell office:value-type="float" office:value="-0.72327451642716223" table:formula="of:=TAN([.C268])" table:style-name="ce4">
            <text:p>-0,7</text:p>
          </table:table-cell>
          <table:table-cell office:value-type="float" office:value="1.5702225894841124" table:formula="of:=ATAN([.C268])" table:style-name="ce4">
            <text:p>1,6</text:p>
          </table:table-cell>
          <table:table-cell office:value-type="float" office:value="89.967127273542886" table:formula="of:=([.E268]*180)/PI()" table:style-name="ce4">
            <text:p>90,0</text:p>
          </table:table-cell>
          <table:table-cell office:value-type="float" office:value="0" table:formula="of:=[.F268]-[.F26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69606999999999997" table:style-name="ce2">
            <text:p>0,69607</text:p>
          </table:table-cell>
          <table:table-cell office:value-type="float" office:value="1104" table:style-name="ce2">
            <text:p>1104</text:p>
          </table:table-cell>
          <table:table-cell office:value-type="float" office:value="3530.4659498208484" table:formula="of:=([.B269]-[.B268])/([.A269]-[.A268])" table:style-name="ce4">
            <text:p>3530,5</text:p>
          </table:table-cell>
          <table:table-cell office:value-type="float" office:value="-0.81561964287823996" table:formula="of:=TAN([.C269])" table:style-name="ce4">
            <text:p>-0,8</text:p>
          </table:table-cell>
          <table:table-cell office:value-type="float" office:value="1.5705130780715071" table:formula="of:=ATAN([.C269])" table:style-name="ce4">
            <text:p>1,6</text:p>
          </table:table-cell>
          <table:table-cell office:value-type="float" office:value="89.983771043597315" table:formula="of:=([.E269]*180)/PI()" table:style-name="ce4">
            <text:p>90,0</text:p>
          </table:table-cell>
          <table:table-cell office:value-type="float" office:value="0" table:formula="of:=[.F269]-[.F26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0165999999999995" table:style-name="ce2">
            <text:p>0,70166</text:p>
          </table:table-cell>
          <table:table-cell office:value-type="float" office:value="1113.8" table:style-name="ce2">
            <text:p>1113,8</text:p>
          </table:table-cell>
          <table:table-cell office:value-type="float" office:value="1753.1305903398895" table:formula="of:=([.B270]-[.B269])/([.A270]-[.A269])" table:style-name="ce4">
            <text:p>1753,1</text:p>
          </table:table-cell>
          <table:table-cell office:value-type="float" office:value="0.12249688733533537" table:formula="of:=TAN([.C270])" table:style-name="ce4">
            <text:p>0,1</text:p>
          </table:table-cell>
          <table:table-cell office:value-type="float" office:value="1.570225918693495" table:formula="of:=ATAN([.C270])" table:style-name="ce4">
            <text:p>1,6</text:p>
          </table:table-cell>
          <table:table-cell office:value-type="float" office:value="89.96731802318962" table:formula="of:=([.E270]*180)/PI()" table:style-name="ce4">
            <text:p>90,0</text:p>
          </table:table-cell>
          <table:table-cell office:value-type="float" office:value="0" table:formula="of:=[.F270]-[.F27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0714999999999995" table:style-name="ce2">
            <text:p>0,70715</text:p>
          </table:table-cell>
          <table:table-cell office:value-type="float" office:value="1123.7" table:style-name="ce2">
            <text:p>1123,7</text:p>
          </table:table-cell>
          <table:table-cell office:value-type="float" office:value="1803.2786885246085" table:formula="of:=([.B271]-[.B270])/([.A271]-[.A270])" table:style-name="ce4">
            <text:p>1803,3</text:p>
          </table:table-cell>
          <table:table-cell office:value-type="float" office:value="4.5053945511498725E-3" table:formula="of:=TAN([.C271])" table:style-name="ce4">
            <text:p>0,0</text:p>
          </table:table-cell>
          <table:table-cell office:value-type="float" office:value="1.5702417813971958" table:formula="of:=ATAN([.C271])" table:style-name="ce4">
            <text:p>1,6</text:p>
          </table:table-cell>
          <table:table-cell office:value-type="float" office:value="89.968226889163347" table:formula="of:=([.E271]*180)/PI()" table:style-name="ce4">
            <text:p>90,0</text:p>
          </table:table-cell>
          <table:table-cell office:value-type="float" office:value="0" table:formula="of:=[.F271]-[.F27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1264000000000005" table:style-name="ce2">
            <text:p>0,71264</text:p>
          </table:table-cell>
          <table:table-cell office:value-type="float" office:value="1133.5999999999999" table:style-name="ce2">
            <text:p>1133,6</text:p>
          </table:table-cell>
          <table:table-cell office:value-type="float" office:value="1803.2786885245305" table:formula="of:=([.B272]-[.B271])/([.A272]-[.A271])" table:style-name="ce4">
            <text:p>1803,3</text:p>
          </table:table-cell>
          <table:table-cell office:value-type="float" office:value="4.5053944731591189E-3" table:formula="of:=TAN([.C272])" table:style-name="ce4">
            <text:p>0,0</text:p>
          </table:table-cell>
          <table:table-cell office:value-type="float" office:value="1.5702417813971958" table:formula="of:=ATAN([.C272])" table:style-name="ce4">
            <text:p>1,6</text:p>
          </table:table-cell>
          <table:table-cell office:value-type="float" office:value="89.968226889163347" table:formula="of:=([.E272]*180)/PI()" table:style-name="ce4">
            <text:p>90,0</text:p>
          </table:table-cell>
          <table:table-cell office:value-type="float" office:value="0" table:formula="of:=[.F272]-[.F27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1821999999999997" table:style-name="ce2">
            <text:p>0,71822</text:p>
          </table:table-cell>
          <table:table-cell office:value-type="float" office:value="1133.5999999999999" table:style-name="ce2">
            <text:p>1133,6</text:p>
          </table:table-cell>
          <table:table-cell office:value-type="float" office:value="0" table:formula="of:=([.B273]-[.B272])/([.A273]-[.A272])" table:style-name="ce4">
            <text:p>0,0</text:p>
          </table:table-cell>
          <table:table-cell office:value-type="float" office:value="0" table:formula="of:=TAN([.C273])" table:style-name="ce4">
            <text:p>0,0</text:p>
          </table:table-cell>
          <table:table-cell office:value-type="float" office:value="0" table:formula="of:=ATAN([.C273])" table:style-name="ce4">
            <text:p>0,0</text:p>
          </table:table-cell>
          <table:table-cell office:value-type="float" office:value="0" table:formula="of:=([.E273]*180)/PI()" table:style-name="ce4">
            <text:p>0,0</text:p>
          </table:table-cell>
          <table:table-cell office:value-type="float" office:value="0" table:formula="of:=[.F273]-[.F27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2380999999999995" table:style-name="ce2">
            <text:p>0,72381</text:p>
          </table:table-cell>
          <table:table-cell office:value-type="float" office:value="1143.4000000000001" table:style-name="ce2">
            <text:p>1143,4</text:p>
          </table:table-cell>
          <table:table-cell office:value-type="float" office:value="1753.1305903399302" table:formula="of:=([.B274]-[.B273])/([.A274]-[.A273])" table:style-name="ce4">
            <text:p>1753,1</text:p>
          </table:table-cell>
          <table:table-cell office:value-type="float" office:value="0.12249688737664598" table:formula="of:=TAN([.C274])" table:style-name="ce4">
            <text:p>0,1</text:p>
          </table:table-cell>
          <table:table-cell office:value-type="float" office:value="1.570225918693495" table:formula="of:=ATAN([.C274])" table:style-name="ce4">
            <text:p>1,6</text:p>
          </table:table-cell>
          <table:table-cell office:value-type="float" office:value="89.96731802318962" table:formula="of:=([.E274]*180)/PI()" table:style-name="ce4">
            <text:p>90,0</text:p>
          </table:table-cell>
          <table:table-cell office:value-type="float" office:value="0" table:formula="of:=[.F274]-[.F27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3060000000000003" table:style-name="ce2">
            <text:p>0,7306</text:p>
          </table:table-cell>
          <table:table-cell office:value-type="float" office:value="1173" table:style-name="ce2">
            <text:p>1173</text:p>
          </table:table-cell>
          <table:table-cell office:value-type="float" office:value="4359.3519882179071" table:formula="of:=([.B275]-[.B274])/([.A275]-[.A274])" table:style-name="ce4">
            <text:p>4359,4</text:p>
          </table:table-cell>
          <table:table-cell office:value-type="float" office:value="-2.4177531975917712" table:formula="of:=TAN([.C275])" table:style-name="ce4">
            <text:p>-2,4</text:p>
          </table:table-cell>
          <table:table-cell office:value-type="float" office:value="1.5705669349070284" table:formula="of:=ATAN([.C275])" table:style-name="ce4">
            <text:p>1,6</text:p>
          </table:table-cell>
          <table:table-cell office:value-type="float" office:value="89.986856812970615" table:formula="of:=([.E275]*180)/PI()" table:style-name="ce4">
            <text:p>90,0</text:p>
          </table:table-cell>
          <table:table-cell office:value-type="float" office:value="0" table:formula="of:=[.F275]-[.F27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3626999999999998" table:style-name="ce2">
            <text:p>0,73627</text:p>
          </table:table-cell>
          <table:table-cell office:value-type="float" office:value="1182.8" table:style-name="ce2">
            <text:p>1182,8</text:p>
          </table:table-cell>
          <table:table-cell office:value-type="float" office:value="1728.3950617284015" table:formula="of:=([.B276]-[.B275])/([.A276]-[.A275])" table:style-name="ce4">
            <text:p>1728,4</text:p>
          </table:table-cell>
          <table:table-cell office:value-type="float" office:value="0.57137039094724595" table:formula="of:=TAN([.C276])" table:style-name="ce4">
            <text:p>0,6</text:p>
          </table:table-cell>
          <table:table-cell office:value-type="float" office:value="1.5702177554308832" table:formula="of:=ATAN([.C276])" table:style-name="ce4">
            <text:p>1,6</text:p>
          </table:table-cell>
          <table:table-cell office:value-type="float" office:value="89.966850302694908" table:formula="of:=([.E276]*180)/PI()" table:style-name="ce4">
            <text:p>90,0</text:p>
          </table:table-cell>
          <table:table-cell office:value-type="float" office:value="0" table:formula="of:=[.F276]-[.F27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4195" table:style-name="ce2">
            <text:p>0,74195</text:p>
          </table:table-cell>
          <table:table-cell office:value-type="float" office:value="1192.7" table:style-name="ce2">
            <text:p>1192,7</text:p>
          </table:table-cell>
          <table:table-cell office:value-type="float" office:value="1742.9577464788836" table:formula="of:=([.B277]-[.B276])/([.A277]-[.A276])" table:style-name="ce4">
            <text:p>1743,0</text:p>
          </table:table-cell>
          <table:table-cell office:value-type="float" office:value="-0.7232745163662101" table:formula="of:=TAN([.C277])" table:style-name="ce4">
            <text:p>-0,7</text:p>
          </table:table-cell>
          <table:table-cell office:value-type="float" office:value="1.5702225894841124" table:formula="of:=ATAN([.C277])" table:style-name="ce4">
            <text:p>1,6</text:p>
          </table:table-cell>
          <table:table-cell office:value-type="float" office:value="89.967127273542886" table:formula="of:=([.E277]*180)/PI()" table:style-name="ce4">
            <text:p>90,0</text:p>
          </table:table-cell>
          <table:table-cell office:value-type="float" office:value="0" table:formula="of:=[.F277]-[.F27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4902000000000002" table:style-name="ce2">
            <text:p>0,74902</text:p>
          </table:table-cell>
          <table:table-cell office:value-type="float" office:value="1202.5999999999999" table:style-name="ce2">
            <text:p>1202,6</text:p>
          </table:table-cell>
          <table:table-cell office:value-type="float" office:value="1400.2828854313768" table:formula="of:=([.B278]-[.B277])/([.A278]-[.A277])" table:style-name="ce4">
            <text:p>1400,3</text:p>
          </table:table-cell>
          <table:table-cell office:value-type="float" office:value="-1.1791820710961498" table:formula="of:=TAN([.C278])" table:style-name="ce4">
            <text:p>-1,2</text:p>
          </table:table-cell>
          <table:table-cell office:value-type="float" office:value="1.5700821855021587" table:formula="of:=ATAN([.C278])" table:style-name="ce4">
            <text:p>1,6</text:p>
          </table:table-cell>
          <table:table-cell office:value-type="float" office:value="89.95908271795011" table:formula="of:=([.E278]*180)/PI()" table:style-name="ce4">
            <text:p>90,0</text:p>
          </table:table-cell>
          <table:table-cell office:value-type="float" office:value="0" table:formula="of:=[.F278]-[.F27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5582000000000005" table:style-name="ce2">
            <text:p>0,75582</text:p>
          </table:table-cell>
          <table:table-cell office:value-type="float" office:value="1222.3" table:style-name="ce2">
            <text:p>1222,3</text:p>
          </table:table-cell>
          <table:table-cell office:value-type="float" office:value="2897.0588235294063" table:formula="of:=([.B279]-[.B278])/([.A279]-[.A278])" table:style-name="ce4">
            <text:p>2897,1</text:p>
          </table:table-cell>
          <table:table-cell office:value-type="float" office:value="0.5598799400838349" table:formula="of:=TAN([.C279])" table:style-name="ce4">
            <text:p>0,6</text:p>
          </table:table-cell>
          <table:table-cell office:value-type="float" office:value="1.570451149143631" table:formula="of:=ATAN([.C279])" table:style-name="ce4">
            <text:p>1,6</text:p>
          </table:table-cell>
          <table:table-cell office:value-type="float" office:value="89.980222777400243" table:formula="of:=([.E279]*180)/PI()" table:style-name="ce4">
            <text:p>90,0</text:p>
          </table:table-cell>
          <table:table-cell office:value-type="float" office:value="0" table:formula="of:=[.F279]-[.F27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6261000000000001" table:style-name="ce2">
            <text:p>0,76261</text:p>
          </table:table-cell>
          <table:table-cell office:value-type="float" office:value="1242" table:style-name="ce2">
            <text:p>1242</text:p>
          </table:table-cell>
          <table:table-cell office:value-type="float" office:value="2901.3254786450889" table:formula="of:=([.B280]-[.B279])/([.A280]-[.A279])" table:style-name="ce4">
            <text:p>2901,3</text:p>
          </table:table-cell>
          <table:table-cell office:value-type="float" office:value="-15.443220899753362" table:formula="of:=TAN([.C280])" table:style-name="ce4">
            <text:p>-15,4</text:p>
          </table:table-cell>
          <table:table-cell office:value-type="float" office:value="1.5704516567577838" table:formula="of:=ATAN([.C280])" table:style-name="ce4">
            <text:p>1,6</text:p>
          </table:table-cell>
          <table:table-cell office:value-type="float" office:value="89.980251861548822" table:formula="of:=([.E280]*180)/PI()" table:style-name="ce4">
            <text:p>90,0</text:p>
          </table:table-cell>
          <table:table-cell office:value-type="float" office:value="0" table:formula="of:=[.F280]-[.F28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6968000000000003" table:style-name="ce2">
            <text:p>0,76968</text:p>
          </table:table-cell>
          <table:table-cell office:value-type="float" office:value="1251.8" table:style-name="ce2">
            <text:p>1251,8</text:p>
          </table:table-cell>
          <table:table-cell office:value-type="float" office:value="1386.1386138613757" table:formula="of:=([.B281]-[.B280])/([.A281]-[.A280])" table:style-name="ce4">
            <text:p>1386,1</text:p>
          </table:table-cell>
          <table:table-cell office:value-type="float" office:value="0.83590426176627475" table:formula="of:=TAN([.C281])" table:style-name="ce4">
            <text:p>0,8</text:p>
          </table:table-cell>
          <table:table-cell office:value-type="float" office:value="1.5700748983486261" table:formula="of:=ATAN([.C281])" table:style-name="ce4">
            <text:p>1,6</text:p>
          </table:table-cell>
          <table:table-cell office:value-type="float" office:value="89.958665194808034" table:formula="of:=([.E281]*180)/PI()" table:style-name="ce4">
            <text:p>90,0</text:p>
          </table:table-cell>
          <table:table-cell office:value-type="float" office:value="0" table:formula="of:=[.F281]-[.F28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7637999999999996" table:style-name="ce2">
            <text:p>0,77638</text:p>
          </table:table-cell>
          <table:table-cell office:value-type="float" office:value="1261.7" table:style-name="ce2">
            <text:p>1261,7</text:p>
          </table:table-cell>
          <table:table-cell office:value-type="float" office:value="1477.6119402985369" table:formula="of:=([.B282]-[.B281])/([.A282]-[.A281])" table:style-name="ce4">
            <text:p>1477,6</text:p>
          </table:table-cell>
          <table:table-cell office:value-type="float" office:value="1.798708733263406" table:formula="of:=TAN([.C282])" table:style-name="ce4">
            <text:p>1,8</text:p>
          </table:table-cell>
          <table:table-cell office:value-type="float" office:value="1.5701195592214521" table:formula="of:=ATAN([.C282])" table:style-name="ce4">
            <text:p>1,6</text:p>
          </table:table-cell>
          <table:table-cell office:value-type="float" office:value="89.961224074330318" table:formula="of:=([.E282]*180)/PI()" table:style-name="ce4">
            <text:p>90,0</text:p>
          </table:table-cell>
          <table:table-cell office:value-type="float" office:value="0" table:formula="of:=[.F282]-[.F28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8354999999999997" table:style-name="ce2">
            <text:p>0,78355</text:p>
          </table:table-cell>
          <table:table-cell office:value-type="float" office:value="1281.4000000000001" table:style-name="ce2">
            <text:p>1281,4</text:p>
          </table:table-cell>
          <table:table-cell office:value-type="float" office:value="2747.5592747559299" table:formula="of:=([.B283]-[.B282])/([.A283]-[.A282])" table:style-name="ce4">
            <text:p>2747,6</text:p>
          </table:table-cell>
          <table:table-cell office:value-type="float" office:value="-4.1492156714158464" table:formula="of:=TAN([.C283])" table:style-name="ce4">
            <text:p>-4,1</text:p>
          </table:table-cell>
          <table:table-cell office:value-type="float" office:value="1.5704323674201044" table:formula="of:=ATAN([.C283])" table:style-name="ce4">
            <text:p>1,6</text:p>
          </table:table-cell>
          <table:table-cell office:value-type="float" office:value="89.979146663910186" table:formula="of:=([.E283]*180)/PI()" table:style-name="ce4">
            <text:p>90,0</text:p>
          </table:table-cell>
          <table:table-cell office:value-type="float" office:value="0" table:formula="of:=[.F283]-[.F28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9052999999999995" table:style-name="ce2">
            <text:p>0,79053</text:p>
          </table:table-cell>
          <table:table-cell office:value-type="float" office:value="1291.3" table:style-name="ce2">
            <text:p>1291,3</text:p>
          </table:table-cell>
          <table:table-cell office:value-type="float" office:value="1418.3381088825047" table:formula="of:=([.B284]-[.B283])/([.A284]-[.A283])" table:style-name="ce4">
            <text:p>1418,3</text:p>
          </table:table-cell>
          <table:table-cell office:value-type="float" office:value="10.961784350155007" table:formula="of:=TAN([.C284])" table:style-name="ce4">
            <text:p>11,0</text:p>
          </table:table-cell>
          <table:table-cell office:value-type="float" office:value="1.5700912764066721" table:formula="of:=ATAN([.C284])" table:style-name="ce4">
            <text:p>1,6</text:p>
          </table:table-cell>
          <table:table-cell office:value-type="float" office:value="89.959603588410673" table:formula="of:=([.E284]*180)/PI()" table:style-name="ce4">
            <text:p>90,0</text:p>
          </table:table-cell>
          <table:table-cell office:value-type="float" office:value="0" table:formula="of:=[.F284]-[.F28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79740999999999995" table:style-name="ce2">
            <text:p>0,79741</text:p>
          </table:table-cell>
          <table:table-cell office:value-type="float" office:value="1311" table:style-name="ce2">
            <text:p>1311</text:p>
          </table:table-cell>
          <table:table-cell office:value-type="float" office:value="2863.3720930232635" table:formula="of:=([.B285]-[.B284])/([.A285]-[.A284])" table:style-name="ce4">
            <text:p>2863,4</text:p>
          </table:table-cell>
          <table:table-cell office:value-type="float" office:value="5.2106077239624868" table:formula="of:=TAN([.C285])" table:style-name="ce4">
            <text:p>5,2</text:p>
          </table:table-cell>
          <table:table-cell office:value-type="float" office:value="1.5704470882304151" table:formula="of:=ATAN([.C285])" table:style-name="ce4">
            <text:p>1,6</text:p>
          </table:table-cell>
          <table:table-cell office:value-type="float" office:value="89.979990104212007" table:formula="of:=([.E285]*180)/PI()" table:style-name="ce4">
            <text:p>90,0</text:p>
          </table:table-cell>
          <table:table-cell office:value-type="float" office:value="0" table:formula="of:=[.F285]-[.F28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0439000000000005" table:style-name="ce2">
            <text:p>0,80439</text:p>
          </table:table-cell>
          <table:table-cell office:value-type="float" office:value="1320.8" table:style-name="ce2">
            <text:p>1320,8</text:p>
          </table:table-cell>
          <table:table-cell office:value-type="float" office:value="1404.0114613180256" table:formula="of:=([.B286]-[.B285])/([.A286]-[.A285])" table:style-name="ce4">
            <text:p>1404,0</text:p>
          </table:table-cell>
          <table:table-cell office:value-type="float" office:value="-0.28804683610141801" table:formula="of:=TAN([.C286])" table:style-name="ce4">
            <text:p>-0,3</text:p>
          </table:table-cell>
          <table:table-cell office:value-type="float" office:value="1.5700840820173763" table:formula="of:=ATAN([.C286])" table:style-name="ce4">
            <text:p>1,6</text:p>
          </table:table-cell>
          <table:table-cell office:value-type="float" office:value="89.959191380267853" table:formula="of:=([.E286]*180)/PI()" table:style-name="ce4">
            <text:p>90,0</text:p>
          </table:table-cell>
          <table:table-cell office:value-type="float" office:value="0" table:formula="of:=[.F286]-[.F28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1128" table:style-name="ce2">
            <text:p>0,81128</text:p>
          </table:table-cell>
          <table:table-cell office:value-type="float" office:value="1340.6" table:style-name="ce2">
            <text:p>1340,6</text:p>
          </table:table-cell>
          <table:table-cell office:value-type="float" office:value="2873.7300435413777" table:formula="of:=([.B287]-[.B286])/([.A287]-[.A286])" table:style-name="ce4">
            <text:p>2873,7</text:p>
          </table:table-cell>
          <table:table-cell office:value-type="float" office:value="-1.0873792731729319" table:formula="of:=TAN([.C287])" table:style-name="ce4">
            <text:p>-1,1</text:p>
          </table:table-cell>
          <table:table-cell office:value-type="float" office:value="1.5704483470109625" table:formula="of:=ATAN([.C287])" table:style-name="ce4">
            <text:p>1,6</text:p>
          </table:table-cell>
          <table:table-cell office:value-type="float" office:value="89.980062227024703" table:formula="of:=([.E287]*180)/PI()" table:style-name="ce4">
            <text:p>90,0</text:p>
          </table:table-cell>
          <table:table-cell office:value-type="float" office:value="0" table:formula="of:=[.F287]-[.F28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1816999999999995" table:style-name="ce2">
            <text:p>0,81817</text:p>
          </table:table-cell>
          <table:table-cell office:value-type="float" office:value="1360.3" table:style-name="ce2">
            <text:p>1360,3</text:p>
          </table:table-cell>
          <table:table-cell office:value-type="float" office:value="2859.2162554426973" table:formula="of:=([.B288]-[.B287])/([.A288]-[.A287])" table:style-name="ce4">
            <text:p>2859,2</text:p>
          </table:table-cell>
          <table:table-cell office:value-type="float" office:value="0.38434775997360743" table:formula="of:=TAN([.C288])" table:style-name="ce4">
            <text:p>0,4</text:p>
          </table:table-cell>
          <table:table-cell office:value-type="float" office:value="1.5704465806162637" table:formula="of:=ATAN([.C288])" table:style-name="ce4">
            <text:p>1,6</text:p>
          </table:table-cell>
          <table:table-cell office:value-type="float" office:value="89.979961020063513" table:formula="of:=([.E288]*180)/PI()" table:style-name="ce4">
            <text:p>90,0</text:p>
          </table:table-cell>
          <table:table-cell office:value-type="float" office:value="0" table:formula="of:=[.F288]-[.F28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2515000000000005" table:style-name="ce2">
            <text:p>0,82515</text:p>
          </table:table-cell>
          <table:table-cell office:value-type="float" office:value="1370.1" table:style-name="ce2">
            <text:p>1370,1</text:p>
          </table:table-cell>
          <table:table-cell office:value-type="float" office:value="1404.0114613180256" table:formula="of:=([.B289]-[.B288])/([.A289]-[.A288])" table:style-name="ce4">
            <text:p>1404,0</text:p>
          </table:table-cell>
          <table:table-cell office:value-type="float" office:value="-0.28804683610141801" table:formula="of:=TAN([.C289])" table:style-name="ce4">
            <text:p>-0,3</text:p>
          </table:table-cell>
          <table:table-cell office:value-type="float" office:value="1.5700840820173763" table:formula="of:=ATAN([.C289])" table:style-name="ce4">
            <text:p>1,6</text:p>
          </table:table-cell>
          <table:table-cell office:value-type="float" office:value="89.959191380267853" table:formula="of:=([.E289]*180)/PI()" table:style-name="ce4">
            <text:p>90,0</text:p>
          </table:table-cell>
          <table:table-cell office:value-type="float" office:value="0" table:formula="of:=[.F289]-[.F28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3211999999999997" table:style-name="ce2">
            <text:p>0,83212</text:p>
          </table:table-cell>
          <table:table-cell office:value-type="float" office:value="1389.8" table:style-name="ce2">
            <text:p>1389,8</text:p>
          </table:table-cell>
          <table:table-cell office:value-type="float" office:value="2826.3988522238551" table:formula="of:=([.B290]-[.B289])/([.A290]-[.A289])" table:style-name="ce4">
            <text:p>2826,4</text:p>
          </table:table-cell>
          <table:table-cell office:value-type="float" office:value="-1.6824888965023697" table:formula="of:=TAN([.C290])" table:style-name="ce4">
            <text:p>-1,7</text:p>
          </table:table-cell>
          <table:table-cell office:value-type="float" office:value="1.5704425197030607" table:formula="of:=ATAN([.C290])" table:style-name="ce4">
            <text:p>1,6</text:p>
          </table:table-cell>
          <table:table-cell office:value-type="float" office:value="89.979728346876001" table:formula="of:=([.E290]*180)/PI()" table:style-name="ce4">
            <text:p>90,0</text:p>
          </table:table-cell>
          <table:table-cell office:value-type="float" office:value="0" table:formula="of:=[.F290]-[.F29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3909999999999996" table:style-name="ce2">
            <text:p>0,8391</text:p>
          </table:table-cell>
          <table:table-cell office:value-type="float" office:value="1399.7" table:style-name="ce2">
            <text:p>1399,7</text:p>
          </table:table-cell>
          <table:table-cell office:value-type="float" office:value="1418.3381088825374" table:formula="of:=([.B291]-[.B290])/([.A291]-[.A290])" table:style-name="ce4">
            <text:p>1418,3</text:p>
          </table:table-cell>
          <table:table-cell office:value-type="float" office:value="10.961784354122027" table:formula="of:=TAN([.C291])" table:style-name="ce4">
            <text:p>11,0</text:p>
          </table:table-cell>
          <table:table-cell office:value-type="float" office:value="1.5700912764066721" table:formula="of:=ATAN([.C291])" table:style-name="ce4">
            <text:p>1,6</text:p>
          </table:table-cell>
          <table:table-cell office:value-type="float" office:value="89.959603588410673" table:formula="of:=([.E291]*180)/PI()" table:style-name="ce4">
            <text:p>90,0</text:p>
          </table:table-cell>
          <table:table-cell office:value-type="float" office:value="0" table:formula="of:=[.F291]-[.F29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4608000000000005" table:style-name="ce2">
            <text:p>0,84608</text:p>
          </table:table-cell>
          <table:table-cell office:value-type="float" office:value="1409.6" table:style-name="ce2">
            <text:p>1409,6</text:p>
          </table:table-cell>
          <table:table-cell office:value-type="float" office:value="1418.3381088824822" table:formula="of:=([.B292]-[.B291])/([.A292]-[.A291])" table:style-name="ce4">
            <text:p>1418,3</text:p>
          </table:table-cell>
          <table:table-cell office:value-type="float" office:value="10.961784347427679" table:formula="of:=TAN([.C292])" table:style-name="ce4">
            <text:p>11,0</text:p>
          </table:table-cell>
          <table:table-cell office:value-type="float" office:value="1.5700912764066721" table:formula="of:=ATAN([.C292])" table:style-name="ce4">
            <text:p>1,6</text:p>
          </table:table-cell>
          <table:table-cell office:value-type="float" office:value="89.959603588410673" table:formula="of:=([.E292]*180)/PI()" table:style-name="ce4">
            <text:p>90,0</text:p>
          </table:table-cell>
          <table:table-cell office:value-type="float" office:value="0" table:formula="of:=[.F292]-[.F29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5306000000000004" table:style-name="ce2">
            <text:p>0,85306</text:p>
          </table:table-cell>
          <table:table-cell office:value-type="float" office:value="1429.3" table:style-name="ce2">
            <text:p>1429,3</text:p>
          </table:table-cell>
          <table:table-cell office:value-type="float" office:value="2822.3495702005853" table:formula="of:=([.B293]-[.B292])/([.A293]-[.A292])" table:style-name="ce4">
            <text:p>2822,3</text:p>
          </table:table-cell>
          <table:table-cell office:value-type="float" office:value="2.5673406551959115" table:formula="of:=TAN([.C293])" table:style-name="ce4">
            <text:p>2,6</text:p>
          </table:table-cell>
          <table:table-cell office:value-type="float" office:value="1.5704420120889111" table:formula="of:=ATAN([.C293])" table:style-name="ce4">
            <text:p>1,6</text:p>
          </table:table-cell>
          <table:table-cell office:value-type="float" office:value="89.979699262727607" table:formula="of:=([.E293]*180)/PI()" table:style-name="ce4">
            <text:p>90,0</text:p>
          </table:table-cell>
          <table:table-cell office:value-type="float" office:value="0" table:formula="of:=[.F293]-[.F29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5975999999999997" table:style-name="ce2">
            <text:p>0,85976</text:p>
          </table:table-cell>
          <table:table-cell office:value-type="float" office:value="1439.1" table:style-name="ce2">
            <text:p>1439,1</text:p>
          </table:table-cell>
          <table:table-cell office:value-type="float" office:value="1462.6865671641881" table:formula="of:=([.B294]-[.B293])/([.A294]-[.A293])" table:style-name="ce4">
            <text:p>1462,7</text:p>
          </table:table-cell>
          <table:table-cell office:value-type="float" office:value="-3.5416982364614733" table:formula="of:=TAN([.C294])" table:style-name="ce4">
            <text:p>-3,5</text:p>
          </table:table-cell>
          <table:table-cell office:value-type="float" office:value="1.5701126534320273" table:formula="of:=ATAN([.C294])" table:style-name="ce4">
            <text:p>1,6</text:p>
          </table:table-cell>
          <table:table-cell office:value-type="float" office:value="89.960828401742077" table:formula="of:=([.E294]*180)/PI()" table:style-name="ce4">
            <text:p>90,0</text:p>
          </table:table-cell>
          <table:table-cell office:value-type="float" office:value="0" table:formula="of:=[.F294]-[.F29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6692999999999998" table:style-name="ce2">
            <text:p>0,86693</text:p>
          </table:table-cell>
          <table:table-cell office:value-type="float" office:value="1458.8" table:style-name="ce2">
            <text:p>1458,8</text:p>
          </table:table-cell>
          <table:table-cell office:value-type="float" office:value="2747.5592747559299" table:formula="of:=([.B295]-[.B294])/([.A295]-[.A294])" table:style-name="ce4">
            <text:p>2747,6</text:p>
          </table:table-cell>
          <table:table-cell office:value-type="float" office:value="-4.1492156714158464" table:formula="of:=TAN([.C295])" table:style-name="ce4">
            <text:p>-4,1</text:p>
          </table:table-cell>
          <table:table-cell office:value-type="float" office:value="1.5704323674201044" table:formula="of:=ATAN([.C295])" table:style-name="ce4">
            <text:p>1,6</text:p>
          </table:table-cell>
          <table:table-cell office:value-type="float" office:value="89.979146663910186" table:formula="of:=([.E295]*180)/PI()" table:style-name="ce4">
            <text:p>90,0</text:p>
          </table:table-cell>
          <table:table-cell office:value-type="float" office:value="0" table:formula="of:=[.F295]-[.F29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7380999999999998" table:style-name="ce2">
            <text:p>0,87381</text:p>
          </table:table-cell>
          <table:table-cell office:value-type="float" office:value="1468.7" table:style-name="ce2">
            <text:p>1468,7</text:p>
          </table:table-cell>
          <table:table-cell office:value-type="float" office:value="1438.9534883721069" table:formula="of:=([.B296]-[.B295])/([.A296]-[.A295])" table:style-name="ce4">
            <text:p>1439,0</text:p>
          </table:table-cell>
          <table:table-cell office:value-type="float" office:value="0.10443018999383108" table:formula="of:=TAN([.C296])" table:style-name="ce4">
            <text:p>0,1</text:p>
          </table:table-cell>
          <table:table-cell office:value-type="float" office:value="1.5701013774118235" table:formula="of:=ATAN([.C296])" table:style-name="ce4">
            <text:p>1,6</text:p>
          </table:table-cell>
          <table:table-cell office:value-type="float" office:value="89.960182333374703" table:formula="of:=([.E296]*180)/PI()" table:style-name="ce4">
            <text:p>90,0</text:p>
          </table:table-cell>
          <table:table-cell office:value-type="float" office:value="0" table:formula="of:=[.F296]-[.F29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8070000000000004" table:style-name="ce2">
            <text:p>0,8807</text:p>
          </table:table-cell>
          <table:table-cell office:value-type="float" office:value="1498.3" table:style-name="ce2">
            <text:p>1498,3</text:p>
          </table:table-cell>
          <table:table-cell office:value-type="float" office:value="4296.0812772133004" table:formula="of:=([.B297]-[.B296])/([.A297]-[.A296])" table:style-name="ce4">
            <text:p>4296,1</text:p>
          </table:table-cell>
          <table:table-cell office:value-type="float" office:value="21.408463486652423" table:formula="of:=TAN([.C297])" table:style-name="ce4">
            <text:p>21,4</text:p>
          </table:table-cell>
          <table:table-cell office:value-type="float" office:value="1.5705635565288303" table:formula="of:=ATAN([.C297])" table:style-name="ce4">
            <text:p>1,6</text:p>
          </table:table-cell>
          <table:table-cell office:value-type="float" office:value="89.986663246158272" table:formula="of:=([.E297]*180)/PI()" table:style-name="ce4">
            <text:p>90,0</text:p>
          </table:table-cell>
          <table:table-cell office:value-type="float" office:value="0" table:formula="of:=[.F297]-[.F29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8787000000000005" table:style-name="ce2">
            <text:p>0,88787</text:p>
          </table:table-cell>
          <table:table-cell office:value-type="float" office:value="1508.1" table:style-name="ce2">
            <text:p>1508,1</text:p>
          </table:table-cell>
          <table:table-cell office:value-type="float" office:value="1366.8061366806055" table:formula="of:=([.B298]-[.B297])/([.A298]-[.A297])" table:style-name="ce4">
            <text:p>1366,8</text:p>
          </table:table-cell>
          <table:table-cell office:value-type="float" office:value="0.21662869103791871" table:formula="of:=TAN([.C298])" table:style-name="ce4">
            <text:p>0,2</text:p>
          </table:table-cell>
          <table:table-cell office:value-type="float" office:value="1.5700646942723797" table:formula="of:=ATAN([.C298])" table:style-name="ce4">
            <text:p>1,6</text:p>
          </table:table-cell>
          <table:table-cell office:value-type="float" office:value="89.958080544305275" table:formula="of:=([.E298]*180)/PI()" table:style-name="ce4">
            <text:p>90,0</text:p>
          </table:table-cell>
          <table:table-cell office:value-type="float" office:value="0" table:formula="of:=[.F298]-[.F29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89605999999999997" table:style-name="ce2">
            <text:p>0,89606</text:p>
          </table:table-cell>
          <table:table-cell office:value-type="float" office:value="1527.8" table:style-name="ce2">
            <text:p>1527,8</text:p>
          </table:table-cell>
          <table:table-cell office:value-type="float" office:value="2405.3724053724345" table:formula="of:=([.B299]-[.B298])/([.A299]-[.A298])" table:style-name="ce4">
            <text:p>2405,4</text:p>
          </table:table-cell>
          <table:table-cell office:value-type="float" office:value="-1.9057710318220433" table:formula="of:=TAN([.C299])" table:style-name="ce4">
            <text:p>-1,9</text:p>
          </table:table-cell>
          <table:table-cell office:value-type="float" office:value="1.5703805907782389" table:formula="of:=ATAN([.C299])" table:style-name="ce4">
            <text:p>1,6</text:p>
          </table:table-cell>
          <table:table-cell office:value-type="float" office:value="89.976180080853936" table:formula="of:=([.E299]*180)/PI()" table:style-name="ce4">
            <text:p>90,0</text:p>
          </table:table-cell>
          <table:table-cell office:value-type="float" office:value="0" table:formula="of:=[.F299]-[.F29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90303" table:style-name="ce2">
            <text:p>0,90303</text:p>
          </table:table-cell>
          <table:table-cell office:value-type="float" office:value="1547.6" table:style-name="ce2">
            <text:p>1547,6</text:p>
          </table:table-cell>
          <table:table-cell office:value-type="float" office:value="2840.7460545193494" table:formula="of:=([.B300]-[.B299])/([.A300]-[.A299])" table:style-name="ce4">
            <text:p>2840,7</text:p>
          </table:table-cell>
          <table:table-cell office:value-type="float" office:value="0.92470101778722291" table:formula="of:=TAN([.C300])" table:style-name="ce4">
            <text:p>0,9</text:p>
          </table:table-cell>
          <table:table-cell office:value-type="float" office:value="1.570444306607417" table:formula="of:=ATAN([.C300])" table:style-name="ce4">
            <text:p>1,6</text:p>
          </table:table-cell>
          <table:table-cell office:value-type="float" office:value="89.979830728954013" table:formula="of:=([.E300]*180)/PI()" table:style-name="ce4">
            <text:p>90,0</text:p>
          </table:table-cell>
          <table:table-cell office:value-type="float" office:value="0" table:formula="of:=[.F300]-[.F30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91113" table:style-name="ce2">
            <text:p>0,91113</text:p>
          </table:table-cell>
          <table:table-cell office:value-type="float" office:value="1557.4" table:style-name="ce2">
            <text:p>1557,4</text:p>
          </table:table-cell>
          <table:table-cell office:value-type="float" office:value="1209.8765432098996" table:formula="of:=([.B301]-[.B300])/([.A301]-[.A300])" table:style-name="ce4">
            <text:p>1209,9</text:p>
          </table:table-cell>
          <table:table-cell office:value-type="float" office:value="0.38025701742248513" table:formula="of:=TAN([.C301])" table:style-name="ce4">
            <text:p>0,4</text:p>
          </table:table-cell>
          <table:table-cell office:value-type="float" office:value="1.5699697963708672" table:formula="of:=ATAN([.C301])" table:style-name="ce4">
            <text:p>1,6</text:p>
          </table:table-cell>
          <table:table-cell office:value-type="float" office:value="89.952643295063965" table:formula="of:=([.E301]*180)/PI()" table:style-name="ce4">
            <text:p>90,0</text:p>
          </table:table-cell>
          <table:table-cell office:value-type="float" office:value="0" table:formula="of:=[.F301]-[.F30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91830000000000001" table:style-name="ce2">
            <text:p>0,9183</text:p>
          </table:table-cell>
          <table:table-cell office:value-type="float" office:value="1577.1" table:style-name="ce2">
            <text:p>1577,1</text:p>
          </table:table-cell>
          <table:table-cell office:value-type="float" office:value="2747.5592747558985" table:formula="of:=([.B302]-[.B301])/([.A302]-[.A301])" table:style-name="ce4">
            <text:p>2747,6</text:p>
          </table:table-cell>
          <table:table-cell office:value-type="float" office:value="-4.1492156719874203" table:formula="of:=TAN([.C302])" table:style-name="ce4">
            <text:p>-4,1</text:p>
          </table:table-cell>
          <table:table-cell office:value-type="float" office:value="1.5704323674201044" table:formula="of:=ATAN([.C302])" table:style-name="ce4">
            <text:p>1,6</text:p>
          </table:table-cell>
          <table:table-cell office:value-type="float" office:value="89.979146663910186" table:formula="of:=([.E302]*180)/PI()" table:style-name="ce4">
            <text:p>90,0</text:p>
          </table:table-cell>
          <table:table-cell office:value-type="float" office:value="0" table:formula="of:=[.F302]-[.F30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92649000000000004" table:style-name="ce2">
            <text:p>0,92649</text:p>
          </table:table-cell>
          <table:table-cell office:value-type="float" office:value="1596.8" table:style-name="ce2">
            <text:p>1596,8</text:p>
          </table:table-cell>
          <table:table-cell office:value-type="float" office:value="2405.3724053724018" table:formula="of:=([.B303]-[.B302])/([.A303]-[.A302])" table:style-name="ce4">
            <text:p>2405,4</text:p>
          </table:table-cell>
          <table:table-cell office:value-type="float" office:value="-1.905771031973702" table:formula="of:=TAN([.C303])" table:style-name="ce4">
            <text:p>-1,9</text:p>
          </table:table-cell>
          <table:table-cell office:value-type="float" office:value="1.5703805907782389" table:formula="of:=ATAN([.C303])" table:style-name="ce4">
            <text:p>1,6</text:p>
          </table:table-cell>
          <table:table-cell office:value-type="float" office:value="89.976180080853936" table:formula="of:=([.E303]*180)/PI()" table:style-name="ce4">
            <text:p>90,0</text:p>
          </table:table-cell>
          <table:table-cell office:value-type="float" office:value="0" table:formula="of:=[.F303]-[.F30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93364999999999998" table:style-name="ce2">
            <text:p>0,93365</text:p>
          </table:table-cell>
          <table:table-cell office:value-type="float" office:value="1616.6" table:style-name="ce2">
            <text:p>1616,6</text:p>
          </table:table-cell>
          <table:table-cell office:value-type="float" office:value="2765.3631284916355" table:formula="of:=([.B304]-[.B303])/([.A304]-[.A303])" table:style-name="ce4">
            <text:p>2765,4</text:p>
          </table:table-cell>
          <table:table-cell office:value-type="float" office:value="0.95348874514875981" table:formula="of:=TAN([.C304])" table:style-name="ce4">
            <text:p>1,0</text:p>
          </table:table-cell>
          <table:table-cell office:value-type="float" office:value="1.5704347106490428" table:formula="of:=ATAN([.C304])" table:style-name="ce4">
            <text:p>1,6</text:p>
          </table:table-cell>
          <table:table-cell office:value-type="float" office:value="89.979280921038807" table:formula="of:=([.E304]*180)/PI()" table:style-name="ce4">
            <text:p>90,0</text:p>
          </table:table-cell>
          <table:table-cell office:value-type="float" office:value="0" table:formula="of:=[.F304]-[.F30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94193000000000005" table:style-name="ce2">
            <text:p>0,94193</text:p>
          </table:table-cell>
          <table:table-cell office:value-type="float" office:value="1636.3" table:style-name="ce2">
            <text:p>1636,3</text:p>
          </table:table-cell>
          <table:table-cell office:value-type="float" office:value="2379.2270531400836" table:formula="of:=([.B305]-[.B304])/([.A305]-[.A304])" table:style-name="ce4">
            <text:p>2379,2</text:p>
          </table:table-cell>
          <table:table-cell office:value-type="float" office:value="1.7091472572320987" table:formula="of:=TAN([.C305])" table:style-name="ce4">
            <text:p>1,7</text:p>
          </table:table-cell>
          <table:table-cell office:value-type="float" office:value="1.5703760222511185" table:formula="of:=ATAN([.C305])" table:style-name="ce4">
            <text:p>1,6</text:p>
          </table:table-cell>
          <table:table-cell office:value-type="float" office:value="89.975918323531346" table:formula="of:=([.E305]*180)/PI()" table:style-name="ce4">
            <text:p>90,0</text:p>
          </table:table-cell>
          <table:table-cell office:value-type="float" office:value="0" table:formula="of:=[.F305]-[.F30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95021999999999995" table:style-name="ce2">
            <text:p>0,95022</text:p>
          </table:table-cell>
          <table:table-cell office:value-type="float" office:value="1646.1" table:style-name="ce2">
            <text:p>1646,1</text:p>
          </table:table-cell>
          <table:table-cell office:value-type="float" office:value="1182.1471652593561" table:formula="of:=([.B306]-[.B305])/([.A306]-[.A305])" table:style-name="ce4">
            <text:p>1182,1</text:p>
          </table:table-cell>
          <table:table-cell office:value-type="float" office:value="1.281938871044652" table:formula="of:=TAN([.C306])" table:style-name="ce4">
            <text:p>1,3</text:p>
          </table:table-cell>
          <table:table-cell office:value-type="float" office:value="1.569950408629323" table:formula="of:=ATAN([.C306])" table:style-name="ce4">
            <text:p>1,6</text:p>
          </table:table-cell>
          <table:table-cell office:value-type="float" office:value="89.951532459299187" table:formula="of:=([.E306]*180)/PI()" table:style-name="ce4">
            <text:p>90,0</text:p>
          </table:table-cell>
          <table:table-cell office:value-type="float" office:value="0" table:formula="of:=[.F306]-[.F30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95840000000000003" table:style-name="ce2">
            <text:p>0,9584</text:p>
          </table:table-cell>
          <table:table-cell office:value-type="float" office:value="1675.7" table:style-name="ce2">
            <text:p>1675,7</text:p>
          </table:table-cell>
          <table:table-cell office:value-type="float" office:value="3618.5819070904477" table:formula="of:=([.B307]-[.B306])/([.A307]-[.A306])" table:style-name="ce4">
            <text:p>3618,6</text:p>
          </table:table-cell>
          <table:table-cell office:value-type="float" office:value="-0.58972466328511997" table:formula="of:=TAN([.C307])" table:style-name="ce4">
            <text:p>-0,6</text:p>
          </table:table-cell>
          <table:table-cell office:value-type="float" office:value="1.5705199754505803" table:formula="of:=ATAN([.C307])" table:style-name="ce4">
            <text:p>1,6</text:p>
          </table:table-cell>
          <table:table-cell office:value-type="float" office:value="89.984166234307907" table:formula="of:=([.E307]*180)/PI()" table:style-name="ce4">
            <text:p>90,0</text:p>
          </table:table-cell>
          <table:table-cell office:value-type="float" office:value="0" table:formula="of:=[.F307]-[.F30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96677999999999997" table:style-name="ce2">
            <text:p>0,96678</text:p>
          </table:table-cell>
          <table:table-cell office:value-type="float" office:value="1695.4" table:style-name="ce2">
            <text:p>1695,4</text:p>
          </table:table-cell>
          <table:table-cell office:value-type="float" office:value="2350.8353221957254" table:formula="of:=([.B308]-[.B307])/([.A308]-[.A307])" table:style-name="ce4">
            <text:p>2350,8</text:p>
          </table:table-cell>
          <table:table-cell office:value-type="float" office:value="1.3242676244879332" table:formula="of:=TAN([.C308])" table:style-name="ce4">
            <text:p>1,3</text:p>
          </table:table-cell>
          <table:table-cell office:value-type="float" office:value="1.570370946109894" table:formula="of:=ATAN([.C308])" table:style-name="ce4">
            <text:p>1,6</text:p>
          </table:table-cell>
          <table:table-cell office:value-type="float" office:value="89.975627482062976" table:formula="of:=([.E308]*180)/PI()" table:style-name="ce4">
            <text:p>90,0</text:p>
          </table:table-cell>
          <table:table-cell office:value-type="float" office:value="0" table:formula="of:=[.F308]-[.F30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97514999999999996" table:style-name="ce2">
            <text:p>0,97515</text:p>
          </table:table-cell>
          <table:table-cell office:value-type="float" office:value="1705.3" table:style-name="ce2">
            <text:p>1705,3</text:p>
          </table:table-cell>
          <table:table-cell office:value-type="float" office:value="1182.7956989247166" table:formula="of:=([.B309]-[.B308])/([.A309]-[.A308])" table:style-name="ce4">
            <text:p>1182,8</text:p>
          </table:table-cell>
          <table:table-cell office:value-type="float" office:value="71.75632394371209" table:formula="of:=TAN([.C309])" table:style-name="ce4">
            <text:p>71,8</text:p>
          </table:table-cell>
          <table:table-cell office:value-type="float" office:value="1.5699508724508837" table:formula="of:=ATAN([.C309])" table:style-name="ce4">
            <text:p>1,6</text:p>
          </table:table-cell>
          <table:table-cell office:value-type="float" office:value="89.951559034317071" table:formula="of:=([.E309]*180)/PI()" table:style-name="ce4">
            <text:p>90,0</text:p>
          </table:table-cell>
          <table:table-cell office:value-type="float" office:value="0" table:formula="of:=[.F309]-[.F30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98343999999999998" table:style-name="ce2">
            <text:p>0,98344</text:p>
          </table:table-cell>
          <table:table-cell office:value-type="float" office:value="1725" table:style-name="ce2">
            <text:p>1725</text:p>
          </table:table-cell>
          <table:table-cell office:value-type="float" office:value="2376.3570566948129" table:formula="of:=([.B310]-[.B309])/([.A310]-[.A309])" table:style-name="ce4">
            <text:p>2376,4</text:p>
          </table:table-cell>
          <table:table-cell office:value-type="float" office:value="3.7928787453906234" table:formula="of:=TAN([.C310])" table:style-name="ce4">
            <text:p>3,8</text:p>
          </table:table-cell>
          <table:table-cell office:value-type="float" office:value="1.5703755146369951" table:formula="of:=ATAN([.C310])" table:style-name="ce4">
            <text:p>1,6</text:p>
          </table:table-cell>
          <table:table-cell office:value-type="float" office:value="89.975889239384458" table:formula="of:=([.E310]*180)/PI()" table:style-name="ce4">
            <text:p>90,0</text:p>
          </table:table-cell>
          <table:table-cell office:value-type="float" office:value="0" table:formula="of:=[.F310]-[.F31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0.99190999999999996" table:style-name="ce2">
            <text:p>0,99191</text:p>
          </table:table-cell>
          <table:table-cell office:value-type="float" office:value="1744.7" table:style-name="ce2">
            <text:p>1744,7</text:p>
          </table:table-cell>
          <table:table-cell office:value-type="float" office:value="2325.8559622196103" table:formula="of:=([.B311]-[.B310])/([.A311]-[.A310])" table:style-name="ce4">
            <text:p>2325,9</text:p>
          </table:table-cell>
          <table:table-cell office:value-type="float" office:value="1.8595637902732076" table:formula="of:=TAN([.C311])" table:style-name="ce4">
            <text:p>1,9</text:p>
          </table:table-cell>
          <table:table-cell office:value-type="float" office:value="1.5703663775828109" table:formula="of:=ATAN([.C311])" table:style-name="ce4">
            <text:p>1,6</text:p>
          </table:table-cell>
          <table:table-cell office:value-type="float" office:value="89.975365724742517" table:formula="of:=([.E311]*180)/PI()" table:style-name="ce4">
            <text:p>90,0</text:p>
          </table:table-cell>
          <table:table-cell office:value-type="float" office:value="0" table:formula="of:=[.F311]-[.F31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0001" table:style-name="ce5">
            <text:p>1,0001</text:p>
          </table:table-cell>
          <table:table-cell office:value-type="float" office:value="1764.4" table:style-name="ce2">
            <text:p>1764,4</text:p>
          </table:table-cell>
          <table:table-cell office:value-type="float" office:value="2405.3724053724018" table:formula="of:=([.B312]-[.B311])/([.A312]-[.A311])" table:style-name="ce4">
            <text:p>2405,4</text:p>
          </table:table-cell>
          <table:table-cell office:value-type="float" office:value="-1.905771031973702" table:formula="of:=TAN([.C312])" table:style-name="ce4">
            <text:p>-1,9</text:p>
          </table:table-cell>
          <table:table-cell office:value-type="float" office:value="1.5703805907782389" table:formula="of:=ATAN([.C312])" table:style-name="ce4">
            <text:p>1,6</text:p>
          </table:table-cell>
          <table:table-cell office:value-type="float" office:value="89.976180080853936" table:formula="of:=([.E312]*180)/PI()" table:style-name="ce4">
            <text:p>90,0</text:p>
          </table:table-cell>
          <table:table-cell office:value-type="float" office:value="0" table:formula="of:=[.F312]-[.F31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0085" table:style-name="ce2">
            <text:p>1,0085</text:p>
          </table:table-cell>
          <table:table-cell office:value-type="float" office:value="1784.1" table:style-name="ce2">
            <text:p>1784,1</text:p>
          </table:table-cell>
          <table:table-cell office:value-type="float" office:value="2345.238095238084" table:formula="of:=([.B313]-[.B312])/([.A313]-[.A312])" table:style-name="ce4">
            <text:p>2345,2</text:p>
          </table:table-cell>
          <table:table-cell office:value-type="float" office:value="-25.510599338296984" table:formula="of:=TAN([.C313])" table:style-name="ce4">
            <text:p>-25,5</text:p>
          </table:table-cell>
          <table:table-cell office:value-type="float" office:value="1.5703699308816519" table:formula="of:=ATAN([.C313])" table:style-name="ce4">
            <text:p>1,6</text:p>
          </table:table-cell>
          <table:table-cell office:value-type="float" office:value="89.975569313769455" table:formula="of:=([.E313]*180)/PI()" table:style-name="ce4">
            <text:p>90,0</text:p>
          </table:table-cell>
          <table:table-cell office:value-type="float" office:value="0" table:formula="of:=[.F313]-[.F31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0169999999999999" table:style-name="ce2">
            <text:p>1,017</text:p>
          </table:table-cell>
          <table:table-cell office:value-type="float" office:value="1803.8" table:style-name="ce2">
            <text:p>1803,8</text:p>
          </table:table-cell>
          <table:table-cell office:value-type="float" office:value="2317.6470588235479" table:formula="of:=([.B314]-[.B313])/([.A314]-[.A313])" table:style-name="ce4">
            <text:p>2317,6</text:p>
          </table:table-cell>
          <table:table-cell office:value-type="float" office:value="-1.1344820405562839" table:formula="of:=TAN([.C314])" table:style-name="ce4">
            <text:p>-1,1</text:p>
          </table:table-cell>
          <table:table-cell office:value-type="float" office:value="1.5703648547404538" table:formula="of:=ATAN([.C314])" table:style-name="ce4">
            <text:p>1,6</text:p>
          </table:table-cell>
          <table:table-cell office:value-type="float" office:value="89.975278472302591" table:formula="of:=([.E314]*180)/PI()" table:style-name="ce4">
            <text:p>90,0</text:p>
          </table:table-cell>
          <table:table-cell office:value-type="float" office:value="0" table:formula="of:=[.F314]-[.F31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0251999999999999" table:style-name="ce2">
            <text:p>1,0252</text:p>
          </table:table-cell>
          <table:table-cell office:value-type="float" office:value="1833.4" table:style-name="ce2">
            <text:p>1833,4</text:p>
          </table:table-cell>
          <table:table-cell office:value-type="float" office:value="3609.756097560999" table:formula="of:=([.B315]-[.B314])/([.A315]-[.A314])" table:style-name="ce4">
            <text:p>3609,8</text:p>
          </table:table-cell>
          <table:table-cell office:value-type="float" office:value="6.6235192314563623E-2" table:formula="of:=TAN([.C315])" table:style-name="ce4">
            <text:p>0,1</text:p>
          </table:table-cell>
          <table:table-cell office:value-type="float" office:value="1.5705192997749564" table:formula="of:=ATAN([.C315])" table:style-name="ce4">
            <text:p>1,6</text:p>
          </table:table-cell>
          <table:table-cell office:value-type="float" office:value="89.984127520946345" table:formula="of:=([.E315]*180)/PI()" table:style-name="ce4">
            <text:p>90,0</text:p>
          </table:table-cell>
          <table:table-cell office:value-type="float" office:value="0" table:formula="of:=[.F315]-[.F31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0337000000000001" table:style-name="ce2">
            <text:p>1,0337</text:p>
          </table:table-cell>
          <table:table-cell office:value-type="float" office:value="1843.3" table:style-name="ce2">
            <text:p>1843,3</text:p>
          </table:table-cell>
          <table:table-cell office:value-type="float" office:value="1164.7058823529012" table:formula="of:=([.B316]-[.B315])/([.A316]-[.A315])" table:style-name="ce4">
            <text:p>1164,7</text:p>
          </table:table-cell>
          <table:table-cell office:value-type="float" office:value="-1.0824974465112229" table:formula="of:=TAN([.C316])" table:style-name="ce4">
            <text:p>-1,1</text:p>
          </table:table-cell>
          <table:table-cell office:value-type="float" office:value="1.569937741147285" table:formula="of:=ATAN([.C316])" table:style-name="ce4">
            <text:p>1,6</text:p>
          </table:table-cell>
          <table:table-cell office:value-type="float" office:value="89.950806666041345" table:formula="of:=([.E316]*180)/PI()" table:style-name="ce4">
            <text:p>90,0</text:p>
          </table:table-cell>
          <table:table-cell office:value-type="float" office:value="0" table:formula="of:=[.F316]-[.F31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0419" table:style-name="ce2">
            <text:p>1,0419</text:p>
          </table:table-cell>
          <table:table-cell office:value-type="float" office:value="1863" table:style-name="ce2">
            <text:p>1863</text:p>
          </table:table-cell>
          <table:table-cell office:value-type="float" office:value="2402.439024390254" table:formula="of:=([.B317]-[.B316])/([.A317]-[.A316])" table:style-name="ce4">
            <text:p>2402,4</text:p>
          </table:table-cell>
          <table:table-cell office:value-type="float" office:value="-1.2080780296082405" table:formula="of:=TAN([.C317])" table:style-name="ce4">
            <text:p>-1,2</text:p>
          </table:table-cell>
          <table:table-cell office:value-type="float" office:value="1.5703800831641135" table:formula="of:=ATAN([.C317])" table:style-name="ce4">
            <text:p>1,6</text:p>
          </table:table-cell>
          <table:table-cell office:value-type="float" office:value="89.976150996706934" table:formula="of:=([.E317]*180)/PI()" table:style-name="ce4">
            <text:p>90,0</text:p>
          </table:table-cell>
          <table:table-cell office:value-type="float" office:value="0" table:formula="of:=[.F317]-[.F31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0502" table:style-name="ce2">
            <text:p>1,0502</text:p>
          </table:table-cell>
          <table:table-cell office:value-type="float" office:value="1882.7" table:style-name="ce2">
            <text:p>1882,7</text:p>
          </table:table-cell>
          <table:table-cell office:value-type="float" office:value="2373.4939759036274" table:formula="of:=([.B318]-[.B317])/([.A318]-[.A317])" table:style-name="ce4">
            <text:p>2373,5</text:p>
          </table:table-cell>
          <table:table-cell office:value-type="float" office:value="-48.241396471947304" table:formula="of:=TAN([.C318])" table:style-name="ce4">
            <text:p>-48,2</text:p>
          </table:table-cell>
          <table:table-cell office:value-type="float" office:value="1.5703750070228719" table:formula="of:=ATAN([.C318])" table:style-name="ce4">
            <text:p>1,6</text:p>
          </table:table-cell>
          <table:table-cell office:value-type="float" office:value="89.975860155237569" table:formula="of:=([.E318]*180)/PI()" table:style-name="ce4">
            <text:p>90,0</text:p>
          </table:table-cell>
          <table:table-cell office:value-type="float" office:value="0" table:formula="of:=[.F318]-[.F31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0585" table:style-name="ce2">
            <text:p>1,0585</text:p>
          </table:table-cell>
          <table:table-cell office:value-type="float" office:value="1902.4" table:style-name="ce2">
            <text:p>1902,4</text:p>
          </table:table-cell>
          <table:table-cell office:value-type="float" office:value="2373.4939759036274" table:formula="of:=([.B319]-[.B318])/([.A319]-[.A318])" table:style-name="ce4">
            <text:p>2373,5</text:p>
          </table:table-cell>
          <table:table-cell office:value-type="float" office:value="-48.241396471947304" table:formula="of:=TAN([.C319])" table:style-name="ce4">
            <text:p>-48,2</text:p>
          </table:table-cell>
          <table:table-cell office:value-type="float" office:value="1.5703750070228719" table:formula="of:=ATAN([.C319])" table:style-name="ce4">
            <text:p>1,6</text:p>
          </table:table-cell>
          <table:table-cell office:value-type="float" office:value="89.975860155237569" table:formula="of:=([.E319]*180)/PI()" table:style-name="ce4">
            <text:p>90,0</text:p>
          </table:table-cell>
          <table:table-cell office:value-type="float" office:value="0" table:formula="of:=[.F319]-[.F31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0669" table:style-name="ce2">
            <text:p>1,0669</text:p>
          </table:table-cell>
          <table:table-cell office:value-type="float" office:value="1932" table:style-name="ce2">
            <text:p>1932</text:p>
          </table:table-cell>
          <table:table-cell office:value-type="float" office:value="3523.8095238095284" table:formula="of:=([.B320]-[.B319])/([.A320]-[.A319])" table:style-name="ce4">
            <text:p>3523,8</text:p>
          </table:table-cell>
          <table:table-cell office:value-type="float" office:value="-1.7737351623839961" table:formula="of:=TAN([.C320])" table:style-name="ce4">
            <text:p>-1,8</text:p>
          </table:table-cell>
          <table:table-cell office:value-type="float" office:value="1.5705125430187308" table:formula="of:=ATAN([.C320])" table:style-name="ce4">
            <text:p>1,6</text:p>
          </table:table-cell>
          <table:table-cell office:value-type="float" office:value="89.983740387331423" table:formula="of:=([.E320]*180)/PI()" table:style-name="ce4">
            <text:p>90,0</text:p>
          </table:table-cell>
          <table:table-cell office:value-type="float" office:value="0" table:formula="of:=[.F320]-[.F32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0752999999999999" table:style-name="ce2">
            <text:p>1,0753</text:p>
          </table:table-cell>
          <table:table-cell office:value-type="float" office:value="1941.8" table:style-name="ce2">
            <text:p>1941,8</text:p>
          </table:table-cell>
          <table:table-cell office:value-type="float" office:value="1166.6666666666663" table:formula="of:=([.B321]-[.B320])/([.A321]-[.A320])" table:style-name="ce4">
            <text:p>1166,7</text:p>
          </table:table-cell>
          <table:table-cell office:value-type="float" office:value="2.1519644761626235" table:formula="of:=TAN([.C321])" table:style-name="ce4">
            <text:p>2,2</text:p>
          </table:table-cell>
          <table:table-cell office:value-type="float" office:value="1.5699391841476662" table:formula="of:=ATAN([.C321])" table:style-name="ce4">
            <text:p>1,6</text:p>
          </table:table-cell>
          <table:table-cell office:value-type="float" office:value="89.950889343873044" table:formula="of:=([.E321]*180)/PI()" table:style-name="ce4">
            <text:p>90,0</text:p>
          </table:table-cell>
          <table:table-cell office:value-type="float" office:value="0" table:formula="of:=[.F321]-[.F32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0837000000000001" table:style-name="ce2">
            <text:p>1,0837</text:p>
          </table:table-cell>
          <table:table-cell office:value-type="float" office:value="1971.4" table:style-name="ce2">
            <text:p>1971,4</text:p>
          </table:table-cell>
          <table:table-cell office:value-type="float" office:value="3523.8095238094625" table:formula="of:=([.B322]-[.B321])/([.A322]-[.A321])" table:style-name="ce4">
            <text:p>3523,8</text:p>
          </table:table-cell>
          <table:table-cell office:value-type="float" office:value="-1.7737351626573856" table:formula="of:=TAN([.C322])" table:style-name="ce4">
            <text:p>-1,8</text:p>
          </table:table-cell>
          <table:table-cell office:value-type="float" office:value="1.5705125430187308" table:formula="of:=ATAN([.C322])" table:style-name="ce4">
            <text:p>1,6</text:p>
          </table:table-cell>
          <table:table-cell office:value-type="float" office:value="89.983740387331423" table:formula="of:=([.E322]*180)/PI()" table:style-name="ce4">
            <text:p>90,0</text:p>
          </table:table-cell>
          <table:table-cell office:value-type="float" office:value="0" table:formula="of:=[.F322]-[.F32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0931999999999999" table:style-name="ce2">
            <text:p>1,0932</text:p>
          </table:table-cell>
          <table:table-cell office:value-type="float" office:value="1991.1" table:style-name="ce2">
            <text:p>1991,1</text:p>
          </table:table-cell>
          <table:table-cell office:value-type="float" office:value="2073.6842105263313" table:formula="of:=([.B323]-[.B322])/([.A323]-[.A322])" table:style-name="ce4">
            <text:p>2073,7</text:p>
          </table:table-cell>
          <table:table-cell office:value-type="float" office:value="0.23737255502010743" table:formula="of:=TAN([.C323])" table:style-name="ce4">
            <text:p>0,2</text:p>
          </table:table-cell>
          <table:table-cell office:value-type="float" office:value="1.5703140933297395" table:formula="of:=ATAN([.C323])" table:style-name="ce4">
            <text:p>1,6</text:p>
          </table:table-cell>
          <table:table-cell office:value-type="float" office:value="89.972370057706527" table:formula="of:=([.E323]*180)/PI()" table:style-name="ce4">
            <text:p>90,0</text:p>
          </table:table-cell>
          <table:table-cell office:value-type="float" office:value="0" table:formula="of:=[.F323]-[.F32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1027" table:style-name="ce2">
            <text:p>1,1027</text:p>
          </table:table-cell>
          <table:table-cell office:value-type="float" office:value="2030.6" table:style-name="ce2">
            <text:p>2030,6</text:p>
          </table:table-cell>
          <table:table-cell office:value-type="float" office:value="4157.8947368420777" table:formula="of:=([.B324]-[.B323])/([.A324]-[.A323])" table:style-name="ce4">
            <text:p>4157,9</text:p>
          </table:table-cell>
          <table:table-cell office:value-type="float" office:value="318.45162854444936" table:formula="of:=TAN([.C324])" table:style-name="ce4">
            <text:p>318,5</text:p>
          </table:table-cell>
          <table:table-cell office:value-type="float" office:value="1.57055582047042" table:formula="of:=ATAN([.C324])" table:style-name="ce4">
            <text:p>1,6</text:p>
          </table:table-cell>
          <table:table-cell office:value-type="float" office:value="89.986220002661298" table:formula="of:=([.E324]*180)/PI()" table:style-name="ce4">
            <text:p>90,0</text:p>
          </table:table-cell>
          <table:table-cell office:value-type="float" office:value="0" table:formula="of:=[.F324]-[.F32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1113" table:style-name="ce2">
            <text:p>1,1113</text:p>
          </table:table-cell>
          <table:table-cell office:value-type="float" office:value="2050.3000000000002" table:style-name="ce2">
            <text:p>2050,3</text:p>
          </table:table-cell>
          <table:table-cell office:value-type="float" office:value="2290.6976744186522" table:formula="of:=([.B325]-[.B324])/([.A325]-[.A324])" table:style-name="ce4">
            <text:p>2290,7</text:p>
          </table:table-cell>
          <table:table-cell office:value-type="float" office:value="0.51633487857137139" table:formula="of:=TAN([.C325])" table:style-name="ce4">
            <text:p>0,5</text:p>
          </table:table-cell>
          <table:table-cell office:value-type="float" office:value="1.570359778599278" table:formula="of:=ATAN([.C325])" table:style-name="ce4">
            <text:p>1,6</text:p>
          </table:table-cell>
          <table:table-cell office:value-type="float" office:value="89.974987630837006" table:formula="of:=([.E325]*180)/PI()" table:style-name="ce4">
            <text:p>90,0</text:p>
          </table:table-cell>
          <table:table-cell office:value-type="float" office:value="0" table:formula="of:=[.F325]-[.F32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1213" table:style-name="ce2">
            <text:p>1,1213</text:p>
          </table:table-cell>
          <table:table-cell office:value-type="float" office:value="2079.8000000000002" table:style-name="ce2">
            <text:p>2079,8</text:p>
          </table:table-cell>
          <table:table-cell office:value-type="float" office:value="2949.9999999999973" table:formula="of:=([.B326]-[.B325])/([.A326]-[.A325])" table:style-name="ce4">
            <text:p>2950,0</text:p>
          </table:table-cell>
          <table:table-cell office:value-type="float" office:value="4.4527672763309767E-2" table:formula="of:=TAN([.C326])" table:style-name="ce4">
            <text:p>0,0</text:p>
          </table:table-cell>
          <table:table-cell office:value-type="float" office:value="1.5704573437570333" table:formula="of:=ATAN([.C326])" table:style-name="ce4">
            <text:p>1,6</text:p>
          </table:table-cell>
          <table:table-cell office:value-type="float" office:value="89.98057770260391" table:formula="of:=([.E326]*180)/PI()" table:style-name="ce4">
            <text:p>90,0</text:p>
          </table:table-cell>
          <table:table-cell office:value-type="float" office:value="0" table:formula="of:=[.F326]-[.F32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1307" table:style-name="ce2">
            <text:p>1,1307</text:p>
          </table:table-cell>
          <table:table-cell office:value-type="float" office:value="2109.4" table:style-name="ce2">
            <text:p>2109,4</text:p>
          </table:table-cell>
          <table:table-cell office:value-type="float" office:value="3148.9361702127312" table:formula="of:=([.B327]-[.B326])/([.A327]-[.A326])" table:style-name="ce4">
            <text:p>3148,9</text:p>
          </table:table-cell>
          <table:table-cell office:value-type="float" office:value="1.7858119338234431" table:formula="of:=TAN([.C327])" table:style-name="ce4">
            <text:p>1,8</text:p>
          </table:table-cell>
          <table:table-cell office:value-type="float" office:value="1.5704787592380045" table:formula="of:=ATAN([.C327])" table:style-name="ce4">
            <text:p>1,6</text:p>
          </table:table-cell>
          <table:table-cell office:value-type="float" office:value="89.981804719279808" table:formula="of:=([.E327]*180)/PI()" table:style-name="ce4">
            <text:p>90,0</text:p>
          </table:table-cell>
          <table:table-cell office:value-type="float" office:value="0" table:formula="of:=[.F327]-[.F32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1405000000000001" table:style-name="ce2">
            <text:p>1,1405</text:p>
          </table:table-cell>
          <table:table-cell office:value-type="float" office:value="2139" table:style-name="ce2">
            <text:p>2139</text:p>
          </table:table-cell>
          <table:table-cell office:value-type="float" office:value="3020.4081632652874" table:formula="of:=([.B328]-[.B327])/([.A328]-[.A327])" table:style-name="ce4">
            <text:p>3020,4</text:p>
          </table:table-cell>
          <table:table-cell office:value-type="float" office:value="4.2106506645062316" table:formula="of:=TAN([.C328])" table:style-name="ce4">
            <text:p>4,2</text:p>
          </table:table-cell>
          <table:table-cell office:value-type="float" office:value="1.5704652457259127" table:formula="of:=ATAN([.C328])" table:style-name="ce4">
            <text:p>1,6</text:p>
          </table:table-cell>
          <table:table-cell office:value-type="float" office:value="89.981030452070542" table:formula="of:=([.E328]*180)/PI()" table:style-name="ce4">
            <text:p>90,0</text:p>
          </table:table-cell>
          <table:table-cell office:value-type="float" office:value="0" table:formula="of:=[.F328]-[.F32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1501999999999999" table:style-name="ce2">
            <text:p>1,1502</text:p>
          </table:table-cell>
          <table:table-cell office:value-type="float" office:value="2168.6" table:style-name="ce2">
            <text:p>2168,6</text:p>
          </table:table-cell>
          <table:table-cell office:value-type="float" office:value="3051.5463917526245" table:formula="of:=([.B329]-[.B328])/([.A329]-[.A328])" table:style-name="ce4">
            <text:p>3051,5</text:p>
          </table:table-cell>
          <table:table-cell office:value-type="float" office:value="1.7841115498337554" table:formula="of:=TAN([.C329])" table:style-name="ce4">
            <text:p>1,8</text:p>
          </table:table-cell>
          <table:table-cell office:value-type="float" office:value="1.5704686241039245" table:formula="of:=ATAN([.C329])" table:style-name="ce4">
            <text:p>1,6</text:p>
          </table:table-cell>
          <table:table-cell office:value-type="float" office:value="89.981224018872211" table:formula="of:=([.E329]*180)/PI()" table:style-name="ce4">
            <text:p>90,0</text:p>
          </table:table-cell>
          <table:table-cell office:value-type="float" office:value="0" table:formula="of:=[.F329]-[.F32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1598999999999999" table:style-name="ce2">
            <text:p>1,1599</text:p>
          </table:table-cell>
          <table:table-cell office:value-type="float" office:value="2198.1" table:style-name="ce2">
            <text:p>2198,1</text:p>
          </table:table-cell>
          <table:table-cell office:value-type="float" office:value="3041.2371134020486" table:formula="of:=([.B330]-[.B329])/([.A330]-[.A329])" table:style-name="ce4">
            <text:p>3041,2</text:p>
          </table:table-cell>
          <table:table-cell office:value-type="float" office:value="0.17724665469502332" table:formula="of:=TAN([.C330])" table:style-name="ce4">
            <text:p>0,2</text:p>
          </table:table-cell>
          <table:table-cell office:value-type="float" office:value="1.5704675132474248" table:formula="of:=ATAN([.C330])" table:style-name="ce4">
            <text:p>1,6</text:p>
          </table:table-cell>
          <table:table-cell office:value-type="float" office:value="89.981160371483142" table:formula="of:=([.E330]*180)/PI()" table:style-name="ce4">
            <text:p>90,0</text:p>
          </table:table-cell>
          <table:table-cell office:value-type="float" office:value="0" table:formula="of:=[.F330]-[.F33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1696" table:style-name="ce2">
            <text:p>1,1696</text:p>
          </table:table-cell>
          <table:table-cell office:value-type="float" office:value="2227.6999999999998" table:style-name="ce2">
            <text:p>2227,7</text:p>
          </table:table-cell>
          <table:table-cell office:value-type="float" office:value="3051.5463917525549" table:formula="of:=([.B331]-[.B330])/([.A331]-[.A330])" table:style-name="ce4">
            <text:p>3051,5</text:p>
          </table:table-cell>
          <table:table-cell office:value-type="float" office:value="1.7841115495427138" table:formula="of:=TAN([.C331])" table:style-name="ce4">
            <text:p>1,8</text:p>
          </table:table-cell>
          <table:table-cell office:value-type="float" office:value="1.5704686241039245" table:formula="of:=ATAN([.C331])" table:style-name="ce4">
            <text:p>1,6</text:p>
          </table:table-cell>
          <table:table-cell office:value-type="float" office:value="89.981224018872211" table:formula="of:=([.E331]*180)/PI()" table:style-name="ce4">
            <text:p>90,0</text:p>
          </table:table-cell>
          <table:table-cell office:value-type="float" office:value="0" table:formula="of:=[.F331]-[.F33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1794" table:style-name="ce2">
            <text:p>1,1794</text:p>
          </table:table-cell>
          <table:table-cell office:value-type="float" office:value="2267.1" table:style-name="ce2">
            <text:p>2267,1</text:p>
          </table:table-cell>
          <table:table-cell office:value-type="float" office:value="4020.4081632653028" table:formula="of:=([.B332]-[.B331])/([.A332]-[.A331])" table:style-name="ce4">
            <text:p>4020,4</text:p>
          </table:table-cell>
          <table:table-cell office:value-type="float" office:value="-1.0943847849219746" table:formula="of:=TAN([.C332])" table:style-name="ce4">
            <text:p>-1,1</text:p>
          </table:table-cell>
          <table:table-cell office:value-type="float" office:value="1.570547595835559" table:formula="of:=ATAN([.C332])" table:style-name="ce4">
            <text:p>1,6</text:p>
          </table:table-cell>
          <table:table-cell office:value-type="float" office:value="89.985748765795719" table:formula="of:=([.E332]*180)/PI()" table:style-name="ce4">
            <text:p>90,0</text:p>
          </table:table-cell>
          <table:table-cell office:value-type="float" office:value="0" table:formula="of:=[.F332]-[.F33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1891" table:style-name="ce2">
            <text:p>1,1891</text:p>
          </table:table-cell>
          <table:table-cell office:value-type="float" office:value="2296.6999999999998" table:style-name="ce2">
            <text:p>2296,7</text:p>
          </table:table-cell>
          <table:table-cell office:value-type="float" office:value="3051.5463917525549" table:formula="of:=([.B333]-[.B332])/([.A333]-[.A332])" table:style-name="ce4">
            <text:p>3051,5</text:p>
          </table:table-cell>
          <table:table-cell office:value-type="float" office:value="1.7841115495427138" table:formula="of:=TAN([.C333])" table:style-name="ce4">
            <text:p>1,8</text:p>
          </table:table-cell>
          <table:table-cell office:value-type="float" office:value="1.5704686241039245" table:formula="of:=ATAN([.C333])" table:style-name="ce4">
            <text:p>1,6</text:p>
          </table:table-cell>
          <table:table-cell office:value-type="float" office:value="89.981224018872211" table:formula="of:=([.E333]*180)/PI()" table:style-name="ce4">
            <text:p>90,0</text:p>
          </table:table-cell>
          <table:table-cell office:value-type="float" office:value="0" table:formula="of:=[.F333]-[.F33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1989000000000001" table:style-name="ce2">
            <text:p>1,1989</text:p>
          </table:table-cell>
          <table:table-cell office:value-type="float" office:value="2326.3000000000002" table:style-name="ce2">
            <text:p>2326,3</text:p>
          </table:table-cell>
          <table:table-cell office:value-type="float" office:value="3020.4081632653338" table:formula="of:=([.B334]-[.B333])/([.A334]-[.A333])" table:style-name="ce4">
            <text:p>3020,4</text:p>
          </table:table-cell>
          <table:table-cell office:value-type="float" office:value="4.2106506653749882" table:formula="of:=TAN([.C334])" table:style-name="ce4">
            <text:p>4,2</text:p>
          </table:table-cell>
          <table:table-cell office:value-type="float" office:value="1.5704652457259127" table:formula="of:=ATAN([.C334])" table:style-name="ce4">
            <text:p>1,6</text:p>
          </table:table-cell>
          <table:table-cell office:value-type="float" office:value="89.981030452070542" table:formula="of:=([.E334]*180)/PI()" table:style-name="ce4">
            <text:p>90,0</text:p>
          </table:table-cell>
          <table:table-cell office:value-type="float" office:value="0" table:formula="of:=[.F334]-[.F33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2084999999999999" table:style-name="ce2">
            <text:p>1,2085</text:p>
          </table:table-cell>
          <table:table-cell office:value-type="float" office:value="2355.8000000000002" table:style-name="ce2">
            <text:p>2355,8</text:p>
          </table:table-cell>
          <table:table-cell office:value-type="float" office:value="3072.9166666667206" table:formula="of:=([.B335]-[.B334])/([.A335]-[.A334])" table:style-name="ce4">
            <text:p>3072,9</text:p>
          </table:table-cell>
          <table:table-cell office:value-type="float" office:value="0.4696222701482583" table:formula="of:=TAN([.C335])" table:style-name="ce4">
            <text:p>0,5</text:p>
          </table:table-cell>
          <table:table-cell office:value-type="float" office:value="1.5704709030775705" table:formula="of:=ATAN([.C335])" table:style-name="ce4">
            <text:p>1,6</text:p>
          </table:table-cell>
          <table:table-cell office:value-type="float" office:value="89.981354594443758" table:formula="of:=([.E335]*180)/PI()" table:style-name="ce4">
            <text:p>90,0</text:p>
          </table:table-cell>
          <table:table-cell office:value-type="float" office:value="0" table:formula="of:=[.F335]-[.F33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2168000000000001" table:style-name="ce2">
            <text:p>1,2168</text:p>
          </table:table-cell>
          <table:table-cell office:value-type="float" office:value="2395.3000000000002" table:style-name="ce2">
            <text:p>2395,3</text:p>
          </table:table-cell>
          <table:table-cell office:value-type="float" office:value="4759.0361445782009" table:formula="of:=([.B336]-[.B335])/([.A336]-[.A335])" table:style-name="ce4">
            <text:p>4759,0</text:p>
          </table:table-cell>
          <table:table-cell office:value-type="float" office:value="-0.5164560459567209" table:formula="of:=TAN([.C336])" table:style-name="ce4">
            <text:p>-0,5</text:p>
          </table:table-cell>
          <table:table-cell office:value-type="float" office:value="1.5705862002157107" table:formula="of:=ATAN([.C336])" table:style-name="ce4">
            <text:p>1,6</text:p>
          </table:table-cell>
          <table:table-cell office:value-type="float" office:value="89.987960633849127" table:formula="of:=([.E336]*180)/PI()" table:style-name="ce4">
            <text:p>90,0</text:p>
          </table:table-cell>
          <table:table-cell office:value-type="float" office:value="0" table:formula="of:=[.F336]-[.F33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2264999999999999" table:style-name="ce2">
            <text:p>1,2265</text:p>
          </table:table-cell>
          <table:table-cell office:value-type="float" office:value="2415" table:style-name="ce2">
            <text:p>2415</text:p>
          </table:table-cell>
          <table:table-cell office:value-type="float" office:value="2030.9278350515654" table:formula="of:=([.B337]-[.B336])/([.A337]-[.A336])" table:style-name="ce4">
            <text:p>2030,9</text:p>
          </table:table-cell>
          <table:table-cell office:value-type="float" office:value="8.9060014507605061" table:formula="of:=TAN([.C337])" table:style-name="ce4">
            <text:p>8,9</text:p>
          </table:table-cell>
          <table:table-cell office:value-type="float" office:value="1.5703039410478865" table:formula="of:=ATAN([.C337])" table:style-name="ce4">
            <text:p>1,6</text:p>
          </table:table-cell>
          <table:table-cell office:value-type="float" office:value="89.971788374803921" table:formula="of:=([.E337]*180)/PI()" table:style-name="ce4">
            <text:p>90,0</text:p>
          </table:table-cell>
          <table:table-cell office:value-type="float" office:value="0" table:formula="of:=[.F337]-[.F33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2350000000000001" table:style-name="ce2">
            <text:p>1,235</text:p>
          </table:table-cell>
          <table:table-cell office:value-type="float" office:value="2454.4" table:style-name="ce2">
            <text:p>2454,4</text:p>
          </table:table-cell>
          <table:table-cell office:value-type="float" office:value="4635.2941176469749" table:formula="of:=([.B338]-[.B337])/([.A338]-[.A337])" table:style-name="ce4">
            <text:p>4635,3</text:p>
          </table:table-cell>
          <table:table-cell office:value-type="float" office:value="7.904434866402279" table:formula="of:=TAN([.C338])" table:style-name="ce4">
            <text:p>7,9</text:p>
          </table:table-cell>
          <table:table-cell office:value-type="float" office:value="1.5705805907576345" table:formula="of:=ATAN([.C338])" table:style-name="ce4">
            <text:p>1,6</text:p>
          </table:table-cell>
          <table:table-cell office:value-type="float" office:value="89.987639235576012" table:formula="of:=([.E338]*180)/PI()" table:style-name="ce4">
            <text:p>90,0</text:p>
          </table:table-cell>
          <table:table-cell office:value-type="float" office:value="0" table:formula="of:=[.F338]-[.F33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2446999999999999" table:style-name="ce2">
            <text:p>1,2447</text:p>
          </table:table-cell>
          <table:table-cell office:value-type="float" office:value="2484" table:style-name="ce2">
            <text:p>2484</text:p>
          </table:table-cell>
          <table:table-cell office:value-type="float" office:value="3051.5463917526245" table:formula="of:=([.B339]-[.B338])/([.A339]-[.A338])" table:style-name="ce4">
            <text:p>3051,5</text:p>
          </table:table-cell>
          <table:table-cell office:value-type="float" office:value="1.7841115498337554" table:formula="of:=TAN([.C339])" table:style-name="ce4">
            <text:p>1,8</text:p>
          </table:table-cell>
          <table:table-cell office:value-type="float" office:value="1.5704686241039245" table:formula="of:=ATAN([.C339])" table:style-name="ce4">
            <text:p>1,6</text:p>
          </table:table-cell>
          <table:table-cell office:value-type="float" office:value="89.981224018872211" table:formula="of:=([.E339]*180)/PI()" table:style-name="ce4">
            <text:p>90,0</text:p>
          </table:table-cell>
          <table:table-cell office:value-type="float" office:value="0" table:formula="of:=[.F339]-[.F33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2514000000000001" table:style-name="ce2">
            <text:p>1,2514</text:p>
          </table:table-cell>
          <table:table-cell office:value-type="float" office:value="2523.4" table:style-name="ce2">
            <text:p>2523,4</text:p>
          </table:table-cell>
          <table:table-cell office:value-type="float" office:value="5880.5970149252544" table:formula="of:=([.B340]-[.B339])/([.A340]-[.A339])" table:style-name="ce4">
            <text:p>5880,6</text:p>
          </table:table-cell>
          <table:table-cell office:value-type="float" office:value="-0.5009816177768589" table:formula="of:=TAN([.C340])" table:style-name="ce4">
            <text:p>-0,5</text:p>
          </table:table-cell>
          <table:table-cell office:value-type="float" office:value="1.5706262760351144" table:formula="of:=ATAN([.C340])" table:style-name="ce4">
            <text:p>1,6</text:p>
          </table:table-cell>
          <table:table-cell office:value-type="float" office:value="89.990256809161494" table:formula="of:=([.E340]*180)/PI()" table:style-name="ce4">
            <text:p>90,0</text:p>
          </table:table-cell>
          <table:table-cell office:value-type="float" office:value="0" table:formula="of:=[.F340]-[.F34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2614000000000001" table:style-name="ce2">
            <text:p>1,2614</text:p>
          </table:table-cell>
          <table:table-cell office:value-type="float" office:value="2553" table:style-name="ce2">
            <text:p>2553</text:p>
          </table:table-cell>
          <table:table-cell office:value-type="float" office:value="2959.9999999999882" table:formula="of:=([.B341]-[.B340])/([.A341]-[.A340])" table:style-name="ce4">
            <text:p>2960,0</text:p>
          </table:table-cell>
          <table:table-cell office:value-type="float" office:value="0.71348686511864035" table:formula="of:=TAN([.C341])" table:style-name="ce4">
            <text:p>0,7</text:p>
          </table:table-cell>
          <table:table-cell office:value-type="float" office:value="1.5704584889699118" table:formula="of:=ATAN([.C341])" table:style-name="ce4">
            <text:p>1,6</text:p>
          </table:table-cell>
          <table:table-cell office:value-type="float" office:value="89.980643318468495" table:formula="of:=([.E341]*180)/PI()" table:style-name="ce4">
            <text:p>90,0</text:p>
          </table:table-cell>
          <table:table-cell office:value-type="float" office:value="0" table:formula="of:=[.F341]-[.F34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2710999999999999" table:style-name="ce2">
            <text:p>1,2711</text:p>
          </table:table-cell>
          <table:table-cell office:value-type="float" office:value="2592.4" table:style-name="ce2">
            <text:p>2592,4</text:p>
          </table:table-cell>
          <table:table-cell office:value-type="float" office:value="4061.8556701031775" table:formula="of:=([.B342]-[.B341])/([.A342]-[.A341])" table:style-name="ce4">
            <text:p>4061,9</text:p>
          </table:table-cell>
          <table:table-cell office:value-type="float" office:value="-0.22743509480547031" table:formula="of:=TAN([.C342])" table:style-name="ce4">
            <text:p>-0,2</text:p>
          </table:table-cell>
          <table:table-cell office:value-type="float" office:value="1.5705501339064696" table:formula="of:=ATAN([.C342])" table:style-name="ce4">
            <text:p>1,6</text:p>
          </table:table-cell>
          <table:table-cell office:value-type="float" office:value="89.985894186546986" table:formula="of:=([.E342]*180)/PI()" table:style-name="ce4">
            <text:p>90,0</text:p>
          </table:table-cell>
          <table:table-cell office:value-type="float" office:value="0" table:formula="of:=[.F342]-[.F34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2807999999999999" table:style-name="ce2">
            <text:p>1,2808</text:p>
          </table:table-cell>
          <table:table-cell office:value-type="float" office:value="2631.8" table:style-name="ce2">
            <text:p>2631,8</text:p>
          </table:table-cell>
          <table:table-cell office:value-type="float" office:value="4061.8556701030848" table:formula="of:=([.B343]-[.B342])/([.A343]-[.A342])" table:style-name="ce4">
            <text:p>4061,9</text:p>
          </table:table-cell>
          <table:table-cell office:value-type="float" office:value="-0.22743509490303737" table:formula="of:=TAN([.C343])" table:style-name="ce4">
            <text:p>-0,2</text:p>
          </table:table-cell>
          <table:table-cell office:value-type="float" office:value="1.5705501339064696" table:formula="of:=ATAN([.C343])" table:style-name="ce4">
            <text:p>1,6</text:p>
          </table:table-cell>
          <table:table-cell office:value-type="float" office:value="89.985894186546986" table:formula="of:=([.E343]*180)/PI()" table:style-name="ce4">
            <text:p>90,0</text:p>
          </table:table-cell>
          <table:table-cell office:value-type="float" office:value="0" table:formula="of:=[.F343]-[.F34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2888999999999999" table:style-name="ce2">
            <text:p>1,2889</text:p>
          </table:table-cell>
          <table:table-cell office:value-type="float" office:value="2671.3" table:style-name="ce2">
            <text:p>2671,3</text:p>
          </table:table-cell>
          <table:table-cell office:value-type="float" office:value="4876.5432098765459" table:formula="of:=([.B344]-[.B343])/([.A344]-[.A343])" table:style-name="ce4">
            <text:p>4876,5</text:p>
          </table:table-cell>
          <table:table-cell office:value-type="float" office:value="1.0120995883810193" table:formula="of:=TAN([.C344])" table:style-name="ce4">
            <text:p>1,0</text:p>
          </table:table-cell>
          <table:table-cell office:value-type="float" office:value="1.5705912635066317" table:formula="of:=ATAN([.C344])" table:style-name="ce4">
            <text:p>1,6</text:p>
          </table:table-cell>
          <table:table-cell office:value-type="float" office:value="89.988250739049363" table:formula="of:=([.E344]*180)/PI()" table:style-name="ce4">
            <text:p>90,0</text:p>
          </table:table-cell>
          <table:table-cell office:value-type="float" office:value="0" table:formula="of:=[.F344]-[.F34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2987" table:style-name="ce2">
            <text:p>1,2987</text:p>
          </table:table-cell>
          <table:table-cell office:value-type="float" office:value="2710.7" table:style-name="ce2">
            <text:p>2710,7</text:p>
          </table:table-cell>
          <table:table-cell office:value-type="float" office:value="4020.4081632652565" table:formula="of:=([.B345]-[.B344])/([.A345]-[.A344])" table:style-name="ce4">
            <text:p>4020,4</text:p>
          </table:table-cell>
          <table:table-cell office:value-type="float" office:value="-1.0943847850239121" table:formula="of:=TAN([.C345])" table:style-name="ce4">
            <text:p>-1,1</text:p>
          </table:table-cell>
          <table:table-cell office:value-type="float" office:value="1.570547595835559" table:formula="of:=ATAN([.C345])" table:style-name="ce4">
            <text:p>1,6</text:p>
          </table:table-cell>
          <table:table-cell office:value-type="float" office:value="89.985748765795719" table:formula="of:=([.E345]*180)/PI()" table:style-name="ce4">
            <text:p>90,0</text:p>
          </table:table-cell>
          <table:table-cell office:value-type="float" office:value="0" table:formula="of:=[.F345]-[.F34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3087" table:style-name="ce2">
            <text:p>1,3087</text:p>
          </table:table-cell>
          <table:table-cell office:value-type="float" office:value="2760" table:style-name="ce2">
            <text:p>2760</text:p>
          </table:table-cell>
          <table:table-cell office:value-type="float" office:value="4930.0000000000136" table:formula="of:=([.B346]-[.B345])/([.A346]-[.A345])" table:style-name="ce4">
            <text:p>4930,0</text:p>
          </table:table-cell>
          <table:table-cell office:value-type="float" office:value="1.1181641530536859" table:formula="of:=TAN([.C346])" table:style-name="ce4">
            <text:p>1,1</text:p>
          </table:table-cell>
          <table:table-cell office:value-type="float" office:value="1.5705934870410863" table:formula="of:=ATAN([.C346])" table:style-name="ce4">
            <text:p>1,6</text:p>
          </table:table-cell>
          <table:table-cell office:value-type="float" office:value="89.988378138189205" table:formula="of:=([.E346]*180)/PI()" table:style-name="ce4">
            <text:p>90,0</text:p>
          </table:table-cell>
          <table:table-cell office:value-type="float" office:value="0" table:formula="of:=[.F346]-[.F34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3196000000000001" table:style-name="ce2">
            <text:p>1,3196</text:p>
          </table:table-cell>
          <table:table-cell office:value-type="float" office:value="2799.4" table:style-name="ce2">
            <text:p>2799,4</text:p>
          </table:table-cell>
          <table:table-cell office:value-type="float" office:value="3614.6788990825335" table:formula="of:=([.B347]-[.B346])/([.A347]-[.A346])" table:style-name="ce4">
            <text:p>3614,7</text:p>
          </table:table-cell>
          <table:table-cell office:value-type="float" office:value="-3.5233107248936761" table:formula="of:=TAN([.C347])" table:style-name="ce4">
            <text:p>-3,5</text:p>
          </table:table-cell>
          <table:table-cell office:value-type="float" office:value="1.5705196770557615" table:formula="of:=ATAN([.C347])" table:style-name="ce4">
            <text:p>1,6</text:p>
          </table:table-cell>
          <table:table-cell office:value-type="float" office:value="89.984149137544165" table:formula="of:=([.E347]*180)/PI()" table:style-name="ce4">
            <text:p>90,0</text:p>
          </table:table-cell>
          <table:table-cell office:value-type="float" office:value="0" table:formula="of:=[.F347]-[.F34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3292999999999999" table:style-name="ce2">
            <text:p>1,3293</text:p>
          </table:table-cell>
          <table:table-cell office:value-type="float" office:value="2838.8" table:style-name="ce2">
            <text:p>2838,8</text:p>
          </table:table-cell>
          <table:table-cell office:value-type="float" office:value="4061.8556701031775" table:formula="of:=([.B348]-[.B347])/([.A348]-[.A347])" table:style-name="ce4">
            <text:p>4061,9</text:p>
          </table:table-cell>
          <table:table-cell office:value-type="float" office:value="-0.22743509480547031" table:formula="of:=TAN([.C348])" table:style-name="ce4">
            <text:p>-0,2</text:p>
          </table:table-cell>
          <table:table-cell office:value-type="float" office:value="1.5705501339064696" table:formula="of:=ATAN([.C348])" table:style-name="ce4">
            <text:p>1,6</text:p>
          </table:table-cell>
          <table:table-cell office:value-type="float" office:value="89.985894186546986" table:formula="of:=([.E348]*180)/PI()" table:style-name="ce4">
            <text:p>90,0</text:p>
          </table:table-cell>
          <table:table-cell office:value-type="float" office:value="0" table:formula="of:=[.F348]-[.F34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3362000000000001" table:style-name="ce2">
            <text:p>1,3362</text:p>
          </table:table-cell>
          <table:table-cell office:value-type="float" office:value="2878.3" table:style-name="ce2">
            <text:p>2878,3</text:p>
          </table:table-cell>
          <table:table-cell office:value-type="float" office:value="5724.6376811593136" table:formula="of:=([.B349]-[.B348])/([.A349]-[.A348])" table:style-name="ce4">
            <text:p>5724,6</text:p>
          </table:table-cell>
          <table:table-cell office:value-type="float" office:value="0.76950249884164834" table:formula="of:=TAN([.C349])" table:style-name="ce4">
            <text:p>0,8</text:p>
          </table:table-cell>
          <table:table-cell office:value-type="float" office:value="1.5706216432523696" table:formula="of:=ATAN([.C349])" table:style-name="ce4">
            <text:p>1,6</text:p>
          </table:table-cell>
          <table:table-cell office:value-type="float" office:value="89.989991370262814" table:formula="of:=([.E349]*180)/PI()" table:style-name="ce4">
            <text:p>90,0</text:p>
          </table:table-cell>
          <table:table-cell office:value-type="float" office:value="0" table:formula="of:=[.F349]-[.F34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3446" table:style-name="ce2">
            <text:p>1,3446</text:p>
          </table:table-cell>
          <table:table-cell office:value-type="float" office:value="2917.7" table:style-name="ce2">
            <text:p>2917,7</text:p>
          </table:table-cell>
          <table:table-cell office:value-type="float" office:value="4690.4761904761681" table:formula="of:=([.B350]-[.B349])/([.A350]-[.A349])" table:style-name="ce4">
            <text:p>4690,5</text:p>
          </table:table-cell>
          <table:table-cell office:value-type="float" office:value="7.8519437654277213E-2" table:formula="of:=TAN([.C350])" table:style-name="ce4">
            <text:p>0,1</text:p>
          </table:table-cell>
          <table:table-cell office:value-type="float" office:value="1.5705831288285836" table:formula="of:=ATAN([.C350])" table:style-name="ce4">
            <text:p>1,6</text:p>
          </table:table-cell>
          <table:table-cell office:value-type="float" office:value="89.987784656329509" table:formula="of:=([.E350]*180)/PI()" table:style-name="ce4">
            <text:p>90,0</text:p>
          </table:table-cell>
          <table:table-cell office:value-type="float" office:value="0" table:formula="of:=[.F350]-[.F35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3546" table:style-name="ce2">
            <text:p>1,3546</text:p>
          </table:table-cell>
          <table:table-cell office:value-type="float" office:value="2957.1" table:style-name="ce2">
            <text:p>2957,1</text:p>
          </table:table-cell>
          <table:table-cell office:value-type="float" office:value="3940.0000000000055" table:formula="of:=([.B351]-[.B350])/([.A351]-[.A350])" table:style-name="ce4">
            <text:p>3940,0</text:p>
          </table:table-cell>
          <table:table-cell office:value-type="float" office:value="0.47422081373455333" table:formula="of:=TAN([.C351])" table:style-name="ce4">
            <text:p>0,5</text:p>
          </table:table-cell>
          <table:table-cell office:value-type="float" office:value="1.5705425196937475" table:formula="of:=ATAN([.C351])" table:style-name="ce4">
            <text:p>1,6</text:p>
          </table:table-cell>
          <table:table-cell office:value-type="float" office:value="89.985457924293698" table:formula="of:=([.E351]*180)/PI()" table:style-name="ce4">
            <text:p>90,0</text:p>
          </table:table-cell>
          <table:table-cell office:value-type="float" office:value="0" table:formula="of:=[.F351]-[.F35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3613" table:style-name="ce2">
            <text:p>1,3613</text:p>
          </table:table-cell>
          <table:table-cell office:value-type="float" office:value="2996.5" table:style-name="ce2">
            <text:p>2996,5</text:p>
          </table:table-cell>
          <table:table-cell office:value-type="float" office:value="5880.5970149254499" table:formula="of:=([.B352]-[.B351])/([.A352]-[.A351])" table:style-name="ce4">
            <text:p>5880,6</text:p>
          </table:table-cell>
          <table:table-cell office:value-type="float" office:value="-0.50098161753224002" table:formula="of:=TAN([.C352])" table:style-name="ce4">
            <text:p>-0,5</text:p>
          </table:table-cell>
          <table:table-cell office:value-type="float" office:value="1.5706262760351144" table:formula="of:=ATAN([.C352])" table:style-name="ce4">
            <text:p>1,6</text:p>
          </table:table-cell>
          <table:table-cell office:value-type="float" office:value="89.990256809161494" table:formula="of:=([.E352]*180)/PI()" table:style-name="ce4">
            <text:p>90,0</text:p>
          </table:table-cell>
          <table:table-cell office:value-type="float" office:value="0" table:formula="of:=[.F352]-[.F35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3711" table:style-name="ce2">
            <text:p>1,3711</text:p>
          </table:table-cell>
          <table:table-cell office:value-type="float" office:value="3036" table:style-name="ce2">
            <text:p>3036</text:p>
          </table:table-cell>
          <table:table-cell office:value-type="float" office:value="4030.6122448979463" table:formula="of:=([.B353]-[.B352])/([.A353]-[.A352])" table:style-name="ce4">
            <text:p>4030,6</text:p>
          </table:table-cell>
          <table:table-cell office:value-type="float" office:value="-5.1174259496811578E-2" table:formula="of:=TAN([.C353])" table:style-name="ce4">
            <text:p>-0,1</text:p>
          </table:table-cell>
          <table:table-cell office:value-type="float" office:value="1.5705482255341643" table:formula="of:=ATAN([.C353])" table:style-name="ce4">
            <text:p>1,6</text:p>
          </table:table-cell>
          <table:table-cell office:value-type="float" office:value="89.985784844868164" table:formula="of:=([.E353]*180)/PI()" table:style-name="ce4">
            <text:p>90,0</text:p>
          </table:table-cell>
          <table:table-cell office:value-type="float" office:value="0" table:formula="of:=[.F353]-[.F35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3793" table:style-name="ce2">
            <text:p>1,3793</text:p>
          </table:table-cell>
          <table:table-cell office:value-type="float" office:value="3075.4" table:style-name="ce2">
            <text:p>3075,4</text:p>
          </table:table-cell>
          <table:table-cell office:value-type="float" office:value="4804.8780487805079" table:formula="of:=([.B354]-[.B353])/([.A354]-[.A353])" table:style-name="ce4">
            <text:p>4804,9</text:p>
          </table:table-cell>
          <table:table-cell office:value-type="float" office:value="5.2587719611397228" table:formula="of:=TAN([.C354])" table:style-name="ce4">
            <text:p>5,3</text:p>
          </table:table-cell>
          <table:table-cell office:value-type="float" office:value="1.5705882049704905" table:formula="of:=ATAN([.C354])" table:style-name="ce4">
            <text:p>1,6</text:p>
          </table:table-cell>
          <table:table-cell office:value-type="float" office:value="89.988075497836974" table:formula="of:=([.E354]*180)/PI()" table:style-name="ce4">
            <text:p>90,0</text:p>
          </table:table-cell>
          <table:table-cell office:value-type="float" office:value="0" table:formula="of:=[.F354]-[.F35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3863000000000001" table:style-name="ce2">
            <text:p>1,3863</text:p>
          </table:table-cell>
          <table:table-cell office:value-type="float" office:value="3114.8" table:style-name="ce2">
            <text:p>3114,8</text:p>
          </table:table-cell>
          <table:table-cell office:value-type="float" office:value="5628.5714285713475" table:formula="of:=([.B355]-[.B354])/([.A355]-[.A354])" table:style-name="ce4">
            <text:p>5628,6</text:p>
          </table:table-cell>
          <table:table-cell office:value-type="float" office:value="-2.3122425538297064" table:formula="of:=TAN([.C355])" table:style-name="ce4">
            <text:p>-2,3</text:p>
          </table:table-cell>
          <table:table-cell office:value-type="float" office:value="1.5706186618221467" table:formula="of:=ATAN([.C355])" table:style-name="ce4">
            <text:p>1,6</text:p>
          </table:table-cell>
          <table:table-cell office:value-type="float" office:value="89.989820546894123" table:formula="of:=([.E355]*180)/PI()" table:style-name="ce4">
            <text:p>90,0</text:p>
          </table:table-cell>
          <table:table-cell office:value-type="float" office:value="0" table:formula="of:=[.F355]-[.F35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3960999999999999" table:style-name="ce2">
            <text:p>1,3961</text:p>
          </table:table-cell>
          <table:table-cell office:value-type="float" office:value="3164.1" table:style-name="ce2">
            <text:p>3164,1</text:p>
          </table:table-cell>
          <table:table-cell office:value-type="float" office:value="5030.6122448980295" table:formula="of:=([.B356]-[.B355])/([.A356]-[.A355])" table:style-name="ce4">
            <text:p>5030,6</text:p>
          </table:table-cell>
          <table:table-cell office:value-type="float" office:value="1.319841400091845" table:formula="of:=TAN([.C356])" table:style-name="ce4">
            <text:p>1,3</text:p>
          </table:table-cell>
          <table:table-cell office:value-type="float" office:value="1.5705975438360544" table:formula="of:=ATAN([.C356])" table:style-name="ce4">
            <text:p>1,6</text:p>
          </table:table-cell>
          <table:table-cell office:value-type="float" office:value="89.988610575419216" table:formula="of:=([.E356]*180)/PI()" table:style-name="ce4">
            <text:p>90,0</text:p>
          </table:table-cell>
          <table:table-cell office:value-type="float" office:value="0" table:formula="of:=[.F356]-[.F35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4028" table:style-name="ce2">
            <text:p>1,4028</text:p>
          </table:table-cell>
          <table:table-cell office:value-type="float" office:value="3203.5" table:style-name="ce2">
            <text:p>3203,5</text:p>
          </table:table-cell>
          <table:table-cell office:value-type="float" office:value="5880.5970149252544" table:formula="of:=([.B357]-[.B356])/([.A357]-[.A356])" table:style-name="ce4">
            <text:p>5880,6</text:p>
          </table:table-cell>
          <table:table-cell office:value-type="float" office:value="-0.5009816177768589" table:formula="of:=TAN([.C357])" table:style-name="ce4">
            <text:p>-0,5</text:p>
          </table:table-cell>
          <table:table-cell office:value-type="float" office:value="1.5706262760351144" table:formula="of:=ATAN([.C357])" table:style-name="ce4">
            <text:p>1,6</text:p>
          </table:table-cell>
          <table:table-cell office:value-type="float" office:value="89.990256809161494" table:formula="of:=([.E357]*180)/PI()" table:style-name="ce4">
            <text:p>90,0</text:p>
          </table:table-cell>
          <table:table-cell office:value-type="float" office:value="0" table:formula="of:=[.F357]-[.F35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4113" table:style-name="ce2">
            <text:p>1,4113</text:p>
          </table:table-cell>
          <table:table-cell office:value-type="float" office:value="3243" table:style-name="ce2">
            <text:p>3243</text:p>
          </table:table-cell>
          <table:table-cell office:value-type="float" office:value="4647.0588235294381" table:formula="of:=([.B358]-[.B357])/([.A358]-[.A357])" table:style-name="ce4">
            <text:p>4647,1</text:p>
          </table:table-cell>
          <table:table-cell office:value-type="float" office:value="0.74966842986871285" table:formula="of:=TAN([.C358])" table:style-name="ce4">
            <text:p>0,7</text:p>
          </table:table-cell>
          <table:table-cell office:value-type="float" office:value="1.5705811369248004" table:formula="of:=ATAN([.C358])" table:style-name="ce4">
            <text:p>1,6</text:p>
          </table:table-cell>
          <table:table-cell office:value-type="float" office:value="89.987670528649517" table:formula="of:=([.E358]*180)/PI()" table:style-name="ce4">
            <text:p>90,0</text:p>
          </table:table-cell>
          <table:table-cell office:value-type="float" office:value="0" table:formula="of:=[.F358]-[.F35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4197" table:style-name="ce2">
            <text:p>1,4197</text:p>
          </table:table-cell>
          <table:table-cell office:value-type="float" office:value="3282.4" table:style-name="ce2">
            <text:p>3282,4</text:p>
          </table:table-cell>
          <table:table-cell office:value-type="float" office:value="4690.4761904762217" table:formula="of:=([.B359]-[.B358])/([.A359]-[.A358])" table:style-name="ce4">
            <text:p>4690,5</text:p>
          </table:table-cell>
          <table:table-cell office:value-type="float" office:value="7.8519437708268233E-2" table:formula="of:=TAN([.C359])" table:style-name="ce4">
            <text:p>0,1</text:p>
          </table:table-cell>
          <table:table-cell office:value-type="float" office:value="1.5705831288285836" table:formula="of:=ATAN([.C359])" table:style-name="ce4">
            <text:p>1,6</text:p>
          </table:table-cell>
          <table:table-cell office:value-type="float" office:value="89.987784656329509" table:formula="of:=([.E359]*180)/PI()" table:style-name="ce4">
            <text:p>90,0</text:p>
          </table:table-cell>
          <table:table-cell office:value-type="float" office:value="0" table:formula="of:=[.F359]-[.F35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4267000000000001" table:style-name="ce2">
            <text:p>1,4267</text:p>
          </table:table-cell>
          <table:table-cell office:value-type="float" office:value="3321.8" table:style-name="ce2">
            <text:p>3321,8</text:p>
          </table:table-cell>
          <table:table-cell office:value-type="float" office:value="5628.5714285713475" table:formula="of:=([.B360]-[.B359])/([.A360]-[.A359])" table:style-name="ce4">
            <text:p>5628,6</text:p>
          </table:table-cell>
          <table:table-cell office:value-type="float" office:value="-2.3122425538297064" table:formula="of:=TAN([.C360])" table:style-name="ce4">
            <text:p>-2,3</text:p>
          </table:table-cell>
          <table:table-cell office:value-type="float" office:value="1.5706186618221467" table:formula="of:=ATAN([.C360])" table:style-name="ce4">
            <text:p>1,6</text:p>
          </table:table-cell>
          <table:table-cell office:value-type="float" office:value="89.989820546894123" table:formula="of:=([.E360]*180)/PI()" table:style-name="ce4">
            <text:p>90,0</text:p>
          </table:table-cell>
          <table:table-cell office:value-type="float" office:value="0" table:formula="of:=[.F360]-[.F36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4350000000000001" table:style-name="ce2">
            <text:p>1,435</text:p>
          </table:table-cell>
          <table:table-cell office:value-type="float" office:value="3361.3" table:style-name="ce2">
            <text:p>3361,3</text:p>
          </table:table-cell>
          <table:table-cell office:value-type="float" office:value="4759.0361445783283" table:formula="of:=([.B361]-[.B360])/([.A361]-[.A360])" table:style-name="ce4">
            <text:p>4759,0</text:p>
          </table:table-cell>
          <table:table-cell office:value-type="float" office:value="-0.51645604579542959" table:formula="of:=TAN([.C361])" table:style-name="ce4">
            <text:p>-0,5</text:p>
          </table:table-cell>
          <table:table-cell office:value-type="float" office:value="1.5705862002157107" table:formula="of:=ATAN([.C361])" table:style-name="ce4">
            <text:p>1,6</text:p>
          </table:table-cell>
          <table:table-cell office:value-type="float" office:value="89.987960633849127" table:formula="of:=([.E361]*180)/PI()" table:style-name="ce4">
            <text:p>90,0</text:p>
          </table:table-cell>
          <table:table-cell office:value-type="float" office:value="0" table:formula="of:=[.F361]-[.F36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4418" table:style-name="ce2">
            <text:p>1,4418</text:p>
          </table:table-cell>
          <table:table-cell office:value-type="float" office:value="3400.7" table:style-name="ce2">
            <text:p>3400,7</text:p>
          </table:table-cell>
          <table:table-cell office:value-type="float" office:value="5794.1176470588407" table:formula="of:=([.B362]-[.B361])/([.A362]-[.A361])" table:style-name="ce4">
            <text:p>5794,1</text:p>
          </table:table-cell>
          <table:table-cell office:value-type="float" office:value="1.6310323186960751" table:formula="of:=TAN([.C362])" table:style-name="ce4">
            <text:p>1,6</text:p>
          </table:table-cell>
          <table:table-cell office:value-type="float" office:value="1.570623737964123" table:formula="of:=ATAN([.C362])" table:style-name="ce4">
            <text:p>1,6</text:p>
          </table:table-cell>
          <table:table-cell office:value-type="float" office:value="89.99011138840558" table:formula="of:=([.E362]*180)/PI()" table:style-name="ce4">
            <text:p>90,0</text:p>
          </table:table-cell>
          <table:table-cell office:value-type="float" office:value="0" table:formula="of:=[.F362]-[.F36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4489000000000001" table:style-name="ce2">
            <text:p>1,4489</text:p>
          </table:table-cell>
          <table:table-cell office:value-type="float" office:value="3440.1" table:style-name="ce2">
            <text:p>3440,1</text:p>
          </table:table-cell>
          <table:table-cell office:value-type="float" office:value="5549.2957746478169" table:formula="of:=([.B363]-[.B362])/([.A363]-[.A362])" table:style-name="ce4">
            <text:p>5549,3</text:p>
          </table:table-cell>
          <table:table-cell office:value-type="float" office:value="2.9420509269923865" table:formula="of:=TAN([.C363])" table:style-name="ce4">
            <text:p>2,9</text:p>
          </table:table-cell>
          <table:table-cell office:value-type="float" office:value="1.570616123751162" table:formula="of:=ATAN([.C363])" table:style-name="ce4">
            <text:p>1,6</text:p>
          </table:table-cell>
          <table:table-cell office:value-type="float" office:value="89.989675126138593" table:formula="of:=([.E363]*180)/PI()" table:style-name="ce4">
            <text:p>90,0</text:p>
          </table:table-cell>
          <table:table-cell office:value-type="float" office:value="0" table:formula="of:=[.F363]-[.F36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4558" table:style-name="ce2">
            <text:p>1,4558</text:p>
          </table:table-cell>
          <table:table-cell office:value-type="float" office:value="3479.5" table:style-name="ce2">
            <text:p>3479,5</text:p>
          </table:table-cell>
          <table:table-cell office:value-type="float" office:value="5710.1449275363229" table:formula="of:=([.B364]-[.B363])/([.A364]-[.A363])" table:style-name="ce4">
            <text:p>5710,1</text:p>
          </table:table-cell>
          <table:table-cell office:value-type="float" office:value="-3.2295290448741292" table:formula="of:=TAN([.C364])" table:style-name="ce4">
            <text:p>-3,2</text:p>
          </table:table-cell>
          <table:table-cell office:value-type="float" office:value="1.5706211998931336" table:formula="of:=ATAN([.C364])" table:style-name="ce4">
            <text:p>1,6</text:p>
          </table:table-cell>
          <table:table-cell office:value-type="float" office:value="89.989965967649795" table:formula="of:=([.E364]*180)/PI()" table:style-name="ce4">
            <text:p>90,0</text:p>
          </table:table-cell>
          <table:table-cell office:value-type="float" office:value="0" table:formula="of:=[.F364]-[.F36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464" table:style-name="ce2">
            <text:p>1,464</text:p>
          </table:table-cell>
          <table:table-cell office:value-type="float" office:value="3519" table:style-name="ce2">
            <text:p>3519</text:p>
          </table:table-cell>
          <table:table-cell office:value-type="float" office:value="4817.0731707317163" table:formula="of:=([.B365]-[.B364])/([.A365]-[.A364])" table:style-name="ce4">
            <text:p>4817,1</text:p>
          </table:table-cell>
          <table:table-cell office:value-type="float" office:value="1.5979931424417275" table:formula="of:=TAN([.C365])" table:style-name="ce4">
            <text:p>1,6</text:p>
          </table:table-cell>
          <table:table-cell office:value-type="float" office:value="1.57058873186117" table:formula="of:=ATAN([.C365])" table:style-name="ce4">
            <text:p>1,6</text:p>
          </table:table-cell>
          <table:table-cell office:value-type="float" office:value="89.988105686449174" table:formula="of:=([.E365]*180)/PI()" table:style-name="ce4">
            <text:p>90,0</text:p>
          </table:table-cell>
          <table:table-cell office:value-type="float" office:value="0" table:formula="of:=[.F365]-[.F36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4724999999999999" table:style-name="ce2">
            <text:p>1,4725</text:p>
          </table:table-cell>
          <table:table-cell office:value-type="float" office:value="3558.4" table:style-name="ce2">
            <text:p>3558,4</text:p>
          </table:table-cell>
          <table:table-cell office:value-type="float" office:value="4635.2941176470958" table:formula="of:=([.B366]-[.B365])/([.A366]-[.A365])" table:style-name="ce4">
            <text:p>4635,3</text:p>
          </table:table-cell>
          <table:table-cell office:value-type="float" office:value="7.9044348740810086" table:formula="of:=TAN([.C366])" table:style-name="ce4">
            <text:p>7,9</text:p>
          </table:table-cell>
          <table:table-cell office:value-type="float" office:value="1.5705805907576345" table:formula="of:=ATAN([.C366])" table:style-name="ce4">
            <text:p>1,6</text:p>
          </table:table-cell>
          <table:table-cell office:value-type="float" office:value="89.987639235576012" table:formula="of:=([.E366]*180)/PI()" table:style-name="ce4">
            <text:p>90,0</text:p>
          </table:table-cell>
          <table:table-cell office:value-type="float" office:value="0" table:formula="of:=[.F366]-[.F36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4792000000000001" table:style-name="ce2">
            <text:p>1,4792</text:p>
          </table:table-cell>
          <table:table-cell office:value-type="float" office:value="3597.8" table:style-name="ce2">
            <text:p>3597,8</text:p>
          </table:table-cell>
          <table:table-cell office:value-type="float" office:value="5880.5970149252544" table:formula="of:=([.B367]-[.B366])/([.A367]-[.A366])" table:style-name="ce4">
            <text:p>5880,6</text:p>
          </table:table-cell>
          <table:table-cell office:value-type="float" office:value="-0.5009816177768589" table:formula="of:=TAN([.C367])" table:style-name="ce4">
            <text:p>-0,5</text:p>
          </table:table-cell>
          <table:table-cell office:value-type="float" office:value="1.5706262760351144" table:formula="of:=ATAN([.C367])" table:style-name="ce4">
            <text:p>1,6</text:p>
          </table:table-cell>
          <table:table-cell office:value-type="float" office:value="89.990256809161494" table:formula="of:=([.E367]*180)/PI()" table:style-name="ce4">
            <text:p>90,0</text:p>
          </table:table-cell>
          <table:table-cell office:value-type="float" office:value="0" table:formula="of:=[.F367]-[.F36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4862" table:style-name="ce2">
            <text:p>1,4862</text:p>
          </table:table-cell>
          <table:table-cell office:value-type="float" office:value="3637.2" table:style-name="ce2">
            <text:p>3637,2</text:p>
          </table:table-cell>
          <table:table-cell office:value-type="float" office:value="5628.5714285714612" table:formula="of:=([.B368]-[.B367])/([.A368]-[.A367])" table:style-name="ce4">
            <text:p>5628,6</text:p>
          </table:table-cell>
          <table:table-cell office:value-type="float" office:value="-2.3122425531081965" table:formula="of:=TAN([.C368])" table:style-name="ce4">
            <text:p>-2,3</text:p>
          </table:table-cell>
          <table:table-cell office:value-type="float" office:value="1.5706186618221467" table:formula="of:=ATAN([.C368])" table:style-name="ce4">
            <text:p>1,6</text:p>
          </table:table-cell>
          <table:table-cell office:value-type="float" office:value="89.989820546894123" table:formula="of:=([.E368]*180)/PI()" table:style-name="ce4">
            <text:p>90,0</text:p>
          </table:table-cell>
          <table:table-cell office:value-type="float" office:value="0" table:formula="of:=[.F368]-[.F36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4935" table:style-name="ce2">
            <text:p>1,4935</text:p>
          </table:table-cell>
          <table:table-cell office:value-type="float" office:value="3676.7" table:style-name="ce2">
            <text:p>3676,7</text:p>
          </table:table-cell>
          <table:table-cell office:value-type="float" office:value="5410.9589041095269" table:formula="of:=([.B369]-[.B368])/([.A369]-[.A368])" table:style-name="ce4">
            <text:p>5411,0</text:p>
          </table:table-cell>
          <table:table-cell office:value-type="float" office:value="2.1551354037673276" table:formula="of:=TAN([.C369])" table:style-name="ce4">
            <text:p>2,2</text:p>
          </table:table-cell>
          <table:table-cell office:value-type="float" office:value="1.5706115166704184" table:formula="of:=ATAN([.C369])" table:style-name="ce4">
            <text:p>1,6</text:p>
          </table:table-cell>
          <table:table-cell office:value-type="float" office:value="89.989411159856118" table:formula="of:=([.E369]*180)/PI()" table:style-name="ce4">
            <text:p>90,0</text:p>
          </table:table-cell>
          <table:table-cell office:value-type="float" office:value="0" table:formula="of:=[.F369]-[.F36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002" table:style-name="ce2">
            <text:p>1,5002</text:p>
          </table:table-cell>
          <table:table-cell office:value-type="float" office:value="3716.1" table:style-name="ce2">
            <text:p>3716,1</text:p>
          </table:table-cell>
          <table:table-cell office:value-type="float" office:value="5880.5970149254499" table:formula="of:=([.B370]-[.B369])/([.A370]-[.A369])" table:style-name="ce4">
            <text:p>5880,6</text:p>
          </table:table-cell>
          <table:table-cell office:value-type="float" office:value="-0.50098161753224002" table:formula="of:=TAN([.C370])" table:style-name="ce4">
            <text:p>-0,5</text:p>
          </table:table-cell>
          <table:table-cell office:value-type="float" office:value="1.5706262760351144" table:formula="of:=ATAN([.C370])" table:style-name="ce4">
            <text:p>1,6</text:p>
          </table:table-cell>
          <table:table-cell office:value-type="float" office:value="89.990256809161494" table:formula="of:=([.E370]*180)/PI()" table:style-name="ce4">
            <text:p>90,0</text:p>
          </table:table-cell>
          <table:table-cell office:value-type="float" office:value="0" table:formula="of:=[.F370]-[.F37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071000000000001" table:style-name="ce2">
            <text:p>1,5071</text:p>
          </table:table-cell>
          <table:table-cell office:value-type="float" office:value="3755.5" table:style-name="ce2">
            <text:p>3755,5</text:p>
          </table:table-cell>
          <table:table-cell office:value-type="float" office:value="5710.1449275361392" table:formula="of:=([.B371]-[.B370])/([.A371]-[.A370])" table:style-name="ce4">
            <text:p>5710,1</text:p>
          </table:table-cell>
          <table:table-cell office:value-type="float" office:value="-3.2295290469739988" table:formula="of:=TAN([.C371])" table:style-name="ce4">
            <text:p>-3,2</text:p>
          </table:table-cell>
          <table:table-cell office:value-type="float" office:value="1.5706211998931336" table:formula="of:=ATAN([.C371])" table:style-name="ce4">
            <text:p>1,6</text:p>
          </table:table-cell>
          <table:table-cell office:value-type="float" office:value="89.989965967649795" table:formula="of:=([.E371]*180)/PI()" table:style-name="ce4">
            <text:p>90,0</text:p>
          </table:table-cell>
          <table:table-cell office:value-type="float" office:value="0" table:formula="of:=[.F371]-[.F37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126999999999999" table:style-name="ce2">
            <text:p>1,5127</text:p>
          </table:table-cell>
          <table:table-cell office:value-type="float" office:value="3795" table:style-name="ce2">
            <text:p>3795</text:p>
          </table:table-cell>
          <table:table-cell office:value-type="float" office:value="7053.5714285716458" table:formula="of:=([.B372]-[.B371])/([.A372]-[.A371])" table:style-name="ce4">
            <text:p>7053,6</text:p>
          </table:table-cell>
          <table:table-cell office:value-type="float" office:value="0.83533981697611071" table:formula="of:=TAN([.C372])" table:style-name="ce4">
            <text:p>0,8</text:p>
          </table:table-cell>
          <table:table-cell office:value-type="float" office:value="1.5706545546439477" table:formula="of:=ATAN([.C372])" table:style-name="ce4">
            <text:p>1,6</text:p>
          </table:table-cell>
          <table:table-cell office:value-type="float" office:value="89.99187705409814" table:formula="of:=([.E372]*180)/PI()" table:style-name="ce4">
            <text:p>90,0</text:p>
          </table:table-cell>
          <table:table-cell office:value-type="float" office:value="0" table:formula="of:=[.F372]-[.F37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197000000000001" table:style-name="ce2">
            <text:p>1,5197</text:p>
          </table:table-cell>
          <table:table-cell office:value-type="float" office:value="3834.4" table:style-name="ce2">
            <text:p>3834,4</text:p>
          </table:table-cell>
          <table:table-cell office:value-type="float" office:value="5628.5714285713475" table:formula="of:=([.B373]-[.B372])/([.A373]-[.A372])" table:style-name="ce4">
            <text:p>5628,6</text:p>
          </table:table-cell>
          <table:table-cell office:value-type="float" office:value="-2.3122425538297064" table:formula="of:=TAN([.C373])" table:style-name="ce4">
            <text:p>-2,3</text:p>
          </table:table-cell>
          <table:table-cell office:value-type="float" office:value="1.5706186618221467" table:formula="of:=ATAN([.C373])" table:style-name="ce4">
            <text:p>1,6</text:p>
          </table:table-cell>
          <table:table-cell office:value-type="float" office:value="89.989820546894123" table:formula="of:=([.E373]*180)/PI()" table:style-name="ce4">
            <text:p>90,0</text:p>
          </table:table-cell>
          <table:table-cell office:value-type="float" office:value="0" table:formula="of:=[.F373]-[.F37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264" table:style-name="ce2">
            <text:p>1,5264</text:p>
          </table:table-cell>
          <table:table-cell office:value-type="float" office:value="3873.8" table:style-name="ce2">
            <text:p>3873,8</text:p>
          </table:table-cell>
          <table:table-cell office:value-type="float" office:value="5880.5970149254499" table:formula="of:=([.B374]-[.B373])/([.A374]-[.A373])" table:style-name="ce4">
            <text:p>5880,6</text:p>
          </table:table-cell>
          <table:table-cell office:value-type="float" office:value="-0.50098161753224002" table:formula="of:=TAN([.C374])" table:style-name="ce4">
            <text:p>-0,5</text:p>
          </table:table-cell>
          <table:table-cell office:value-type="float" office:value="1.5706262760351144" table:formula="of:=ATAN([.C374])" table:style-name="ce4">
            <text:p>1,6</text:p>
          </table:table-cell>
          <table:table-cell office:value-type="float" office:value="89.990256809161494" table:formula="of:=([.E374]*180)/PI()" table:style-name="ce4">
            <text:p>90,0</text:p>
          </table:table-cell>
          <table:table-cell office:value-type="float" office:value="0" table:formula="of:=[.F374]-[.F37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336000000000001" table:style-name="ce2">
            <text:p>1,5336</text:p>
          </table:table-cell>
          <table:table-cell office:value-type="float" office:value="3913.2" table:style-name="ce2">
            <text:p>3913,2</text:p>
          </table:table-cell>
          <table:table-cell office:value-type="float" office:value="5472.2222222220989" table:formula="of:=([.B375]-[.B374])/([.A375]-[.A374])" table:style-name="ce4">
            <text:p>5472,2</text:p>
          </table:table-cell>
          <table:table-cell office:value-type="float" office:value="-0.4612625965801278" table:formula="of:=TAN([.C375])" table:style-name="ce4">
            <text:p>-0,5</text:p>
          </table:table-cell>
          <table:table-cell office:value-type="float" office:value="1.5706135856801795" table:formula="of:=ATAN([.C375])" table:style-name="ce4">
            <text:p>1,6</text:p>
          </table:table-cell>
          <table:table-cell office:value-type="float" office:value="89.989529705383191" table:formula="of:=([.E375]*180)/PI()" table:style-name="ce4">
            <text:p>90,0</text:p>
          </table:table-cell>
          <table:table-cell office:value-type="float" office:value="0" table:formula="of:=[.F375]-[.F37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407" table:style-name="ce2">
            <text:p>1,5407</text:p>
          </table:table-cell>
          <table:table-cell office:value-type="float" office:value="3952.7" table:style-name="ce2">
            <text:p>3952,7</text:p>
          </table:table-cell>
          <table:table-cell office:value-type="float" office:value="5563.3802816902316" table:formula="of:=([.B376]-[.B375])/([.A376]-[.A375])" table:style-name="ce4">
            <text:p>5563,4</text:p>
          </table:table-cell>
          <table:table-cell office:value-type="float" office:value="-0.39976968889777653" table:formula="of:=TAN([.C376])" table:style-name="ce4">
            <text:p>-0,4</text:p>
          </table:table-cell>
          <table:table-cell office:value-type="float" office:value="1.5706165799613894" table:formula="of:=ATAN([.C376])" table:style-name="ce4">
            <text:p>1,6</text:p>
          </table:table-cell>
          <table:table-cell office:value-type="float" office:value="89.989701265059196" table:formula="of:=([.E376]*180)/PI()" table:style-name="ce4">
            <text:p>90,0</text:p>
          </table:table-cell>
          <table:table-cell office:value-type="float" office:value="0" table:formula="of:=[.F376]-[.F37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474000000000001" table:style-name="ce2">
            <text:p>1,5474</text:p>
          </table:table-cell>
          <table:table-cell office:value-type="float" office:value="3992.1" table:style-name="ce2">
            <text:p>3992,1</text:p>
          </table:table-cell>
          <table:table-cell office:value-type="float" office:value="5880.5970149252544" table:formula="of:=([.B377]-[.B376])/([.A377]-[.A376])" table:style-name="ce4">
            <text:p>5880,6</text:p>
          </table:table-cell>
          <table:table-cell office:value-type="float" office:value="-0.5009816177768589" table:formula="of:=TAN([.C377])" table:style-name="ce4">
            <text:p>-0,5</text:p>
          </table:table-cell>
          <table:table-cell office:value-type="float" office:value="1.5706262760351144" table:formula="of:=ATAN([.C377])" table:style-name="ce4">
            <text:p>1,6</text:p>
          </table:table-cell>
          <table:table-cell office:value-type="float" office:value="89.990256809161494" table:formula="of:=([.E377]*180)/PI()" table:style-name="ce4">
            <text:p>90,0</text:p>
          </table:table-cell>
          <table:table-cell office:value-type="float" office:value="0" table:formula="of:=[.F377]-[.F37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543" table:style-name="ce2">
            <text:p>1,5543</text:p>
          </table:table-cell>
          <table:table-cell office:value-type="float" office:value="4031.5" table:style-name="ce2">
            <text:p>4031,5</text:p>
          </table:table-cell>
          <table:table-cell office:value-type="float" office:value="5710.1449275363229" table:formula="of:=([.B378]-[.B377])/([.A378]-[.A377])" table:style-name="ce4">
            <text:p>5710,1</text:p>
          </table:table-cell>
          <table:table-cell office:value-type="float" office:value="-3.2295290448741292" table:formula="of:=TAN([.C378])" table:style-name="ce4">
            <text:p>-3,2</text:p>
          </table:table-cell>
          <table:table-cell office:value-type="float" office:value="1.5706211998931336" table:formula="of:=ATAN([.C378])" table:style-name="ce4">
            <text:p>1,6</text:p>
          </table:table-cell>
          <table:table-cell office:value-type="float" office:value="89.989965967649795" table:formula="of:=([.E378]*180)/PI()" table:style-name="ce4">
            <text:p>90,0</text:p>
          </table:table-cell>
          <table:table-cell office:value-type="float" office:value="0" table:formula="of:=[.F378]-[.F37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613999999999999" table:style-name="ce2">
            <text:p>1,5614</text:p>
          </table:table-cell>
          <table:table-cell office:value-type="float" office:value="4071" table:style-name="ce2">
            <text:p>4071</text:p>
          </table:table-cell>
          <table:table-cell office:value-type="float" office:value="5563.3802816902316" table:formula="of:=([.B379]-[.B378])/([.A379]-[.A378])" table:style-name="ce4">
            <text:p>5563,4</text:p>
          </table:table-cell>
          <table:table-cell office:value-type="float" office:value="-0.39976968889777653" table:formula="of:=TAN([.C379])" table:style-name="ce4">
            <text:p>-0,4</text:p>
          </table:table-cell>
          <table:table-cell office:value-type="float" office:value="1.5706165799613894" table:formula="of:=ATAN([.C379])" table:style-name="ce4">
            <text:p>1,6</text:p>
          </table:table-cell>
          <table:table-cell office:value-type="float" office:value="89.989701265059196" table:formula="of:=([.E379]*180)/PI()" table:style-name="ce4">
            <text:p>90,0</text:p>
          </table:table-cell>
          <table:table-cell office:value-type="float" office:value="0" table:formula="of:=[.F379]-[.F37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668" table:style-name="ce2">
            <text:p>1,5668</text:p>
          </table:table-cell>
          <table:table-cell office:value-type="float" office:value="4110.3999999999996" table:style-name="ce2">
            <text:p>4110,4</text:p>
          </table:table-cell>
          <table:table-cell office:value-type="float" office:value="7296.2962962961328" table:formula="of:=([.B380]-[.B379])/([.A380]-[.A379])" table:style-name="ce4">
            <text:p>7296,3</text:p>
          </table:table-cell>
          <table:table-cell office:value-type="float" office:value="18.978808748673895" table:formula="of:=TAN([.C380])" table:style-name="ce4">
            <text:p>19,0</text:p>
          </table:table-cell>
          <table:table-cell office:value-type="float" office:value="1.5706592709581912" table:formula="of:=ATAN([.C380])" table:style-name="ce4">
            <text:p>1,6</text:p>
          </table:table-cell>
          <table:table-cell office:value-type="float" office:value="89.992147278999155" table:formula="of:=([.E380]*180)/PI()" table:style-name="ce4">
            <text:p>90,0</text:p>
          </table:table-cell>
          <table:table-cell office:value-type="float" office:value="0" table:formula="of:=[.F380]-[.F38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738000000000001" table:style-name="ce2">
            <text:p>1,5738</text:p>
          </table:table-cell>
          <table:table-cell office:value-type="float" office:value="4149.8" table:style-name="ce2">
            <text:p>4149,8</text:p>
          </table:table-cell>
          <table:table-cell office:value-type="float" office:value="5628.5714285714121" table:formula="of:=([.B381]-[.B380])/([.A381]-[.A380])" table:style-name="ce4">
            <text:p>5628,6</text:p>
          </table:table-cell>
          <table:table-cell office:value-type="float" office:value="-2.3122425534198889" table:formula="of:=TAN([.C381])" table:style-name="ce4">
            <text:p>-2,3</text:p>
          </table:table-cell>
          <table:table-cell office:value-type="float" office:value="1.5706186618221467" table:formula="of:=ATAN([.C381])" table:style-name="ce4">
            <text:p>1,6</text:p>
          </table:table-cell>
          <table:table-cell office:value-type="float" office:value="89.989820546894123" table:formula="of:=([.E381]*180)/PI()" table:style-name="ce4">
            <text:p>90,0</text:p>
          </table:table-cell>
          <table:table-cell office:value-type="float" office:value="0" table:formula="of:=[.F381]-[.F38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807" table:style-name="ce2">
            <text:p>1,5807</text:p>
          </table:table-cell>
          <table:table-cell office:value-type="float" office:value="4189.2" table:style-name="ce2">
            <text:p>4189,2</text:p>
          </table:table-cell>
          <table:table-cell office:value-type="float" office:value="5710.1449275362565" table:formula="of:=([.B382]-[.B381])/([.A382]-[.A381])" table:style-name="ce4">
            <text:p>5710,1</text:p>
          </table:table-cell>
          <table:table-cell office:value-type="float" office:value="-3.2295290456329928" table:formula="of:=TAN([.C382])" table:style-name="ce4">
            <text:p>-3,2</text:p>
          </table:table-cell>
          <table:table-cell office:value-type="float" office:value="1.5706211998931336" table:formula="of:=ATAN([.C382])" table:style-name="ce4">
            <text:p>1,6</text:p>
          </table:table-cell>
          <table:table-cell office:value-type="float" office:value="89.989965967649795" table:formula="of:=([.E382]*180)/PI()" table:style-name="ce4">
            <text:p>90,0</text:p>
          </table:table-cell>
          <table:table-cell office:value-type="float" office:value="0" table:formula="of:=[.F382]-[.F38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865" table:style-name="ce2">
            <text:p>1,5865</text:p>
          </table:table-cell>
          <table:table-cell office:value-type="float" office:value="4228.7" table:style-name="ce2">
            <text:p>4228,7</text:p>
          </table:table-cell>
          <table:table-cell office:value-type="float" office:value="6810.3448275861747" table:formula="of:=([.B383]-[.B382])/([.A383]-[.A382])" table:style-name="ce4">
            <text:p>6810,3</text:p>
          </table:table-cell>
          <table:table-cell office:value-type="float" office:value="-0.72612529883587462" table:formula="of:=TAN([.C383])" table:style-name="ce4">
            <text:p>-0,7</text:p>
          </table:table-cell>
          <table:table-cell office:value-type="float" office:value="1.5706494913529139" table:formula="of:=ATAN([.C383])" table:style-name="ce4">
            <text:p>1,6</text:p>
          </table:table-cell>
          <table:table-cell office:value-type="float" office:value="89.991586948891467" table:formula="of:=([.E383]*180)/PI()" table:style-name="ce4">
            <text:p>90,0</text:p>
          </table:table-cell>
          <table:table-cell office:value-type="float" office:value="0" table:formula="of:=[.F383]-[.F38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5931999999999999" table:style-name="ce2">
            <text:p>1,5932</text:p>
          </table:table-cell>
          <table:table-cell office:value-type="float" office:value="4268.1000000000004" table:style-name="ce2">
            <text:p>4268,1</text:p>
          </table:table-cell>
          <table:table-cell office:value-type="float" office:value="5880.5970149255172" table:formula="of:=([.B384]-[.B383])/([.A384]-[.A383])" table:style-name="ce4">
            <text:p>5880,6</text:p>
          </table:table-cell>
          <table:table-cell office:value-type="float" office:value="-0.5009816174480457" table:formula="of:=TAN([.C384])" table:style-name="ce4">
            <text:p>-0,5</text:p>
          </table:table-cell>
          <table:table-cell office:value-type="float" office:value="1.5706262760351144" table:formula="of:=ATAN([.C384])" table:style-name="ce4">
            <text:p>1,6</text:p>
          </table:table-cell>
          <table:table-cell office:value-type="float" office:value="89.990256809161494" table:formula="of:=([.E384]*180)/PI()" table:style-name="ce4">
            <text:p>90,0</text:p>
          </table:table-cell>
          <table:table-cell office:value-type="float" office:value="0" table:formula="of:=[.F384]-[.F38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6001000000000001" table:style-name="ce2">
            <text:p>1,6001</text:p>
          </table:table-cell>
          <table:table-cell office:value-type="float" office:value="4307.5" table:style-name="ce2">
            <text:p>4307,5</text:p>
          </table:table-cell>
          <table:table-cell office:value-type="float" office:value="5710.1449275360728" table:formula="of:=([.B385]-[.B384])/([.A385]-[.A384])" table:style-name="ce4">
            <text:p>5710,1</text:p>
          </table:table-cell>
          <table:table-cell office:value-type="float" office:value="-3.2295290477328629" table:formula="of:=TAN([.C385])" table:style-name="ce4">
            <text:p>-3,2</text:p>
          </table:table-cell>
          <table:table-cell office:value-type="float" office:value="1.5706211998931336" table:formula="of:=ATAN([.C385])" table:style-name="ce4">
            <text:p>1,6</text:p>
          </table:table-cell>
          <table:table-cell office:value-type="float" office:value="89.989965967649795" table:formula="of:=([.E385]*180)/PI()" table:style-name="ce4">
            <text:p>90,0</text:p>
          </table:table-cell>
          <table:table-cell office:value-type="float" office:value="0" table:formula="of:=[.F385]-[.F38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6057999999999999" table:style-name="ce2">
            <text:p>1,6058</text:p>
          </table:table-cell>
          <table:table-cell office:value-type="float" office:value="4347" table:style-name="ce2">
            <text:p>4347</text:p>
          </table:table-cell>
          <table:table-cell office:value-type="float" office:value="6929.8245614037323" table:formula="of:=([.B386]-[.B385])/([.A386]-[.A385])" table:style-name="ce4">
            <text:p>6929,8</text:p>
          </table:table-cell>
          <table:table-cell office:value-type="float" office:value="-0.58434966912429231" table:formula="of:=TAN([.C386])" table:style-name="ce4">
            <text:p>-0,6</text:p>
          </table:table-cell>
          <table:table-cell office:value-type="float" office:value="1.57065202299843" table:formula="of:=ATAN([.C386])" table:style-name="ce4">
            <text:p>1,6</text:p>
          </table:table-cell>
          <table:table-cell office:value-type="float" office:value="89.991732001494753" table:formula="of:=([.E386]*180)/PI()" table:style-name="ce4">
            <text:p>90,0</text:p>
          </table:table-cell>
          <table:table-cell office:value-type="float" office:value="0" table:formula="of:=[.F386]-[.F38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6140000000000001" table:style-name="ce2">
            <text:p>1,614</text:p>
          </table:table-cell>
          <table:table-cell office:value-type="float" office:value="4386.3999999999996" table:style-name="ce2">
            <text:p>4386,4</text:p>
          </table:table-cell>
          <table:table-cell office:value-type="float" office:value="4804.8780487803224" table:formula="of:=([.B387]-[.B386])/([.A387]-[.A386])" table:style-name="ce4">
            <text:p>4804,9</text:p>
          </table:table-cell>
          <table:table-cell office:value-type="float" office:value="5.2587719558232218" table:formula="of:=TAN([.C387])" table:style-name="ce4">
            <text:p>5,3</text:p>
          </table:table-cell>
          <table:table-cell office:value-type="float" office:value="1.5705882049704905" table:formula="of:=ATAN([.C387])" table:style-name="ce4">
            <text:p>1,6</text:p>
          </table:table-cell>
          <table:table-cell office:value-type="float" office:value="89.988075497836974" table:formula="of:=([.E387]*180)/PI()" table:style-name="ce4">
            <text:p>90,0</text:p>
          </table:table-cell>
          <table:table-cell office:value-type="float" office:value="0" table:formula="of:=[.F387]-[.F38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6194999999999999" table:style-name="ce2">
            <text:p>1,6195</text:p>
          </table:table-cell>
          <table:table-cell office:value-type="float" office:value="4425.8" table:style-name="ce2">
            <text:p>4425,8</text:p>
          </table:table-cell>
          <table:table-cell office:value-type="float" office:value="7163.6363636366732" table:formula="of:=([.B388]-[.B387])/([.A388]-[.A387])" table:style-name="ce4">
            <text:p>7163,6</text:p>
          </table:table-cell>
          <table:table-cell office:value-type="float" office:value="1.040228914106041" table:formula="of:=TAN([.C388])" table:style-name="ce4">
            <text:p>1,0</text:p>
          </table:table-cell>
          <table:table-cell office:value-type="float" office:value="1.5706567328871739" table:formula="of:=ATAN([.C388])" table:style-name="ce4">
            <text:p>1,6</text:p>
          </table:table-cell>
          <table:table-cell office:value-type="float" office:value="89.992001858241764" table:formula="of:=([.E388]*180)/PI()" table:style-name="ce4">
            <text:p>90,0</text:p>
          </table:table-cell>
          <table:table-cell office:value-type="float" office:value="0" table:formula="of:=[.F388]-[.F38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6293" table:style-name="ce2">
            <text:p>1,6293</text:p>
          </table:table-cell>
          <table:table-cell office:value-type="float" office:value="4465.2" table:style-name="ce2">
            <text:p>4465,2</text:p>
          </table:table-cell>
          <table:table-cell office:value-type="float" office:value="4020.4081632652565" table:formula="of:=([.B389]-[.B388])/([.A389]-[.A388])" table:style-name="ce4">
            <text:p>4020,4</text:p>
          </table:table-cell>
          <table:table-cell office:value-type="float" office:value="-1.0943847850239121" table:formula="of:=TAN([.C389])" table:style-name="ce4">
            <text:p>-1,1</text:p>
          </table:table-cell>
          <table:table-cell office:value-type="float" office:value="1.570547595835559" table:formula="of:=ATAN([.C389])" table:style-name="ce4">
            <text:p>1,6</text:p>
          </table:table-cell>
          <table:table-cell office:value-type="float" office:value="89.985748765795719" table:formula="of:=([.E389]*180)/PI()" table:style-name="ce4">
            <text:p>90,0</text:p>
          </table:table-cell>
          <table:table-cell office:value-type="float" office:value="0" table:formula="of:=[.F389]-[.F38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6349" table:style-name="ce2">
            <text:p>1,6349</text:p>
          </table:table-cell>
          <table:table-cell office:value-type="float" office:value="4504.7" table:style-name="ce2">
            <text:p>4504,7</text:p>
          </table:table-cell>
          <table:table-cell office:value-type="float" office:value="7053.5714285713666" table:formula="of:=([.B390]-[.B389])/([.A390]-[.A389])" table:style-name="ce4">
            <text:p>7053,6</text:p>
          </table:table-cell>
          <table:table-cell office:value-type="float" office:value="0.83533981650206179" table:formula="of:=TAN([.C390])" table:style-name="ce4">
            <text:p>0,8</text:p>
          </table:table-cell>
          <table:table-cell office:value-type="float" office:value="1.5706545546439477" table:formula="of:=ATAN([.C390])" table:style-name="ce4">
            <text:p>1,6</text:p>
          </table:table-cell>
          <table:table-cell office:value-type="float" office:value="89.99187705409814" table:formula="of:=([.E390]*180)/PI()" table:style-name="ce4">
            <text:p>90,0</text:p>
          </table:table-cell>
          <table:table-cell office:value-type="float" office:value="0" table:formula="of:=[.F390]-[.F39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6433" table:style-name="ce2">
            <text:p>1,6433</text:p>
          </table:table-cell>
          <table:table-cell office:value-type="float" office:value="4544.1000000000004" table:style-name="ce2">
            <text:p>4544,1</text:p>
          </table:table-cell>
          <table:table-cell office:value-type="float" office:value="4690.4761904762763" table:formula="of:=([.B391]-[.B390])/([.A391]-[.A390])" table:style-name="ce4">
            <text:p>4690,5</text:p>
          </table:table-cell>
          <table:table-cell office:value-type="float" office:value="7.8519437763174355E-2" table:formula="of:=TAN([.C391])" table:style-name="ce4">
            <text:p>0,1</text:p>
          </table:table-cell>
          <table:table-cell office:value-type="float" office:value="1.5705831288285836" table:formula="of:=ATAN([.C391])" table:style-name="ce4">
            <text:p>1,6</text:p>
          </table:table-cell>
          <table:table-cell office:value-type="float" office:value="89.987784656329509" table:formula="of:=([.E391]*180)/PI()" table:style-name="ce4">
            <text:p>90,0</text:p>
          </table:table-cell>
          <table:table-cell office:value-type="float" office:value="0" table:formula="of:=[.F391]-[.F39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6515" table:style-name="ce2">
            <text:p>1,6515</text:p>
          </table:table-cell>
          <table:table-cell office:value-type="float" office:value="4583.5" table:style-name="ce2">
            <text:p>4583,5</text:p>
          </table:table-cell>
          <table:table-cell office:value-type="float" office:value="4804.8780487804524" table:formula="of:=([.B392]-[.B391])/([.A392]-[.A391])" table:style-name="ce4">
            <text:p>4804,9</text:p>
          </table:table-cell>
          <table:table-cell office:value-type="float" office:value="5.2587719595499847" table:formula="of:=TAN([.C392])" table:style-name="ce4">
            <text:p>5,3</text:p>
          </table:table-cell>
          <table:table-cell office:value-type="float" office:value="1.5705882049704905" table:formula="of:=ATAN([.C392])" table:style-name="ce4">
            <text:p>1,6</text:p>
          </table:table-cell>
          <table:table-cell office:value-type="float" office:value="89.988075497836974" table:formula="of:=([.E392]*180)/PI()" table:style-name="ce4">
            <text:p>90,0</text:p>
          </table:table-cell>
          <table:table-cell office:value-type="float" office:value="0" table:formula="of:=[.F392]-[.F39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6612" table:style-name="ce2">
            <text:p>1,6612</text:p>
          </table:table-cell>
          <table:table-cell office:value-type="float" office:value="4623" table:style-name="ce2">
            <text:p>4623</text:p>
          </table:table-cell>
          <table:table-cell office:value-type="float" office:value="4072.1649484535906" table:formula="of:=([.B393]-[.B392])/([.A393]-[.A392])" table:style-name="ce4">
            <text:p>4072,2</text:p>
          </table:table-cell>
          <table:table-cell office:value-type="float" office:value="0.77749892913887797" table:formula="of:=TAN([.C393])" table:style-name="ce4">
            <text:p>0,8</text:p>
          </table:table-cell>
          <table:table-cell office:value-type="float" office:value="1.5705507571795798" table:formula="of:=ATAN([.C393])" table:style-name="ce4">
            <text:p>1,6</text:p>
          </table:table-cell>
          <table:table-cell office:value-type="float" office:value="89.985929897465695" table:formula="of:=([.E393]*180)/PI()" table:style-name="ce4">
            <text:p>90,0</text:p>
          </table:table-cell>
          <table:table-cell office:value-type="float" office:value="0" table:formula="of:=[.F393]-[.F39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6696" table:style-name="ce2">
            <text:p>1,6696</text:p>
          </table:table-cell>
          <table:table-cell office:value-type="float" office:value="4662.3999999999996" table:style-name="ce2">
            <text:p>4662,4</text:p>
          </table:table-cell>
          <table:table-cell office:value-type="float" office:value="4690.4761904761681" table:formula="of:=([.B394]-[.B393])/([.A394]-[.A393])" table:style-name="ce4">
            <text:p>4690,5</text:p>
          </table:table-cell>
          <table:table-cell office:value-type="float" office:value="7.8519437654277213E-2" table:formula="of:=TAN([.C394])" table:style-name="ce4">
            <text:p>0,1</text:p>
          </table:table-cell>
          <table:table-cell office:value-type="float" office:value="1.5705831288285836" table:formula="of:=ATAN([.C394])" table:style-name="ce4">
            <text:p>1,6</text:p>
          </table:table-cell>
          <table:table-cell office:value-type="float" office:value="89.987784656329509" table:formula="of:=([.E394]*180)/PI()" table:style-name="ce4">
            <text:p>90,0</text:p>
          </table:table-cell>
          <table:table-cell office:value-type="float" office:value="0" table:formula="of:=[.F394]-[.F39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6780999999999999" table:style-name="ce2">
            <text:p>1,6781</text:p>
          </table:table-cell>
          <table:table-cell office:value-type="float" office:value="4701.8" table:style-name="ce2">
            <text:p>4701,8</text:p>
          </table:table-cell>
          <table:table-cell office:value-type="float" office:value="4635.2941176471495" table:formula="of:=([.B395]-[.B394])/([.A395]-[.A394])" table:style-name="ce4">
            <text:p>4635,3</text:p>
          </table:table-cell>
          <table:table-cell office:value-type="float" office:value="7.9044348774873621" table:formula="of:=TAN([.C395])" table:style-name="ce4">
            <text:p>7,9</text:p>
          </table:table-cell>
          <table:table-cell office:value-type="float" office:value="1.5705805907576345" table:formula="of:=ATAN([.C395])" table:style-name="ce4">
            <text:p>1,6</text:p>
          </table:table-cell>
          <table:table-cell office:value-type="float" office:value="89.987639235576012" table:formula="of:=([.E395]*180)/PI()" table:style-name="ce4">
            <text:p>90,0</text:p>
          </table:table-cell>
          <table:table-cell office:value-type="float" office:value="0" table:formula="of:=[.F395]-[.F39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6863999999999999" table:style-name="ce2">
            <text:p>1,6864</text:p>
          </table:table-cell>
          <table:table-cell office:value-type="float" office:value="4741.2" table:style-name="ce2">
            <text:p>4741,2</text:p>
          </table:table-cell>
          <table:table-cell office:value-type="float" office:value="4746.9879518072003" table:formula="of:=([.B396]-[.B395])/([.A396]-[.A395])" table:style-name="ce4">
            <text:p>4747,0</text:p>
          </table:table-cell>
          <table:table-cell office:value-type="float" office:value="4.1475991638775925E-2" table:formula="of:=TAN([.C396])" table:style-name="ce4">
            <text:p>0,0</text:p>
          </table:table-cell>
          <table:table-cell office:value-type="float" office:value="1.5705856668995357" table:formula="of:=ATAN([.C396])" table:style-name="ce4">
            <text:p>1,6</text:p>
          </table:table-cell>
          <table:table-cell office:value-type="float" office:value="89.987930077083163" table:formula="of:=([.E396]*180)/PI()" table:style-name="ce4">
            <text:p>90,0</text:p>
          </table:table-cell>
          <table:table-cell office:value-type="float" office:value="0" table:formula="of:=[.F396]-[.F39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6947000000000001" table:style-name="ce2">
            <text:p>1,6947</text:p>
          </table:table-cell>
          <table:table-cell office:value-type="float" office:value="4780.7" table:style-name="ce2">
            <text:p>4780,7</text:p>
          </table:table-cell>
          <table:table-cell office:value-type="float" office:value="4759.0361445782009" table:formula="of:=([.B397]-[.B396])/([.A397]-[.A396])" table:style-name="ce4">
            <text:p>4759,0</text:p>
          </table:table-cell>
          <table:table-cell office:value-type="float" office:value="-0.5164560459567209" table:formula="of:=TAN([.C397])" table:style-name="ce4">
            <text:p>-0,5</text:p>
          </table:table-cell>
          <table:table-cell office:value-type="float" office:value="1.5705862002157107" table:formula="of:=ATAN([.C397])" table:style-name="ce4">
            <text:p>1,6</text:p>
          </table:table-cell>
          <table:table-cell office:value-type="float" office:value="89.987960633849127" table:formula="of:=([.E397]*180)/PI()" table:style-name="ce4">
            <text:p>90,0</text:p>
          </table:table-cell>
          <table:table-cell office:value-type="float" office:value="0" table:formula="of:=[.F397]-[.F39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7029000000000001" table:style-name="ce2">
            <text:p>1,7029</text:p>
          </table:table-cell>
          <table:table-cell office:value-type="float" office:value="4820.1000000000004" table:style-name="ce2">
            <text:p>4820,1</text:p>
          </table:table-cell>
          <table:table-cell office:value-type="float" office:value="4804.8780487805634" table:formula="of:=([.B398]-[.B397])/([.A398]-[.A397])" table:style-name="ce4">
            <text:p>4804,9</text:p>
          </table:table-cell>
          <table:table-cell office:value-type="float" office:value="5.2587719627294618" table:formula="of:=TAN([.C398])" table:style-name="ce4">
            <text:p>5,3</text:p>
          </table:table-cell>
          <table:table-cell office:value-type="float" office:value="1.5705882049704905" table:formula="of:=ATAN([.C398])" table:style-name="ce4">
            <text:p>1,6</text:p>
          </table:table-cell>
          <table:table-cell office:value-type="float" office:value="89.988075497836974" table:formula="of:=([.E398]*180)/PI()" table:style-name="ce4">
            <text:p>90,0</text:p>
          </table:table-cell>
          <table:table-cell office:value-type="float" office:value="0" table:formula="of:=[.F398]-[.F39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7141" table:style-name="ce2">
            <text:p>1,7141</text:p>
          </table:table-cell>
          <table:table-cell office:value-type="float" office:value="4859.5" table:style-name="ce2">
            <text:p>4859,5</text:p>
          </table:table-cell>
          <table:table-cell office:value-type="float" office:value="3517.857142857149" table:formula="of:=([.B399]-[.B398])/([.A399]-[.A398])" table:style-name="ce4">
            <text:p>3517,9</text:p>
          </table:table-cell>
          <table:table-cell office:value-type="float" office:value="-0.88886530023879606" table:formula="of:=TAN([.C399])" table:style-name="ce4">
            <text:p>-0,9</text:p>
          </table:table-cell>
          <table:table-cell office:value-type="float" office:value="1.5705120628431626" table:formula="of:=ATAN([.C399])" table:style-name="ce4">
            <text:p>1,6</text:p>
          </table:table-cell>
          <table:table-cell office:value-type="float" office:value="89.983712875297925" table:formula="of:=([.E399]*180)/PI()" table:style-name="ce4">
            <text:p>90,0</text:p>
          </table:table-cell>
          <table:table-cell office:value-type="float" office:value="0" table:formula="of:=[.F399]-[.F39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7211000000000001" table:style-name="ce2">
            <text:p>1,7211</text:p>
          </table:table-cell>
          <table:table-cell office:value-type="float" office:value="4899" table:style-name="ce2">
            <text:p>4899</text:p>
          </table:table-cell>
          <table:table-cell office:value-type="float" office:value="5642.8571428570485" table:formula="of:=([.B400]-[.B399])/([.A400]-[.A399])" table:style-name="ce4">
            <text:p>5642,9</text:p>
          </table:table-cell>
          <table:table-cell office:value-type="float" office:value="0.62241323917196767" table:formula="of:=TAN([.C400])" table:style-name="ce4">
            <text:p>0,6</text:p>
          </table:table-cell>
          <table:table-cell office:value-type="float" office:value="1.5706191116068784" table:formula="of:=ATAN([.C400])" table:style-name="ce4">
            <text:p>1,6</text:p>
          </table:table-cell>
          <table:table-cell office:value-type="float" office:value="89.989846317660948" table:formula="of:=([.E400]*180)/PI()" table:style-name="ce4">
            <text:p>90,0</text:p>
          </table:table-cell>
          <table:table-cell office:value-type="float" office:value="0" table:formula="of:=[.F400]-[.F40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7310000000000001" table:style-name="ce2">
            <text:p>1,731</text:p>
          </table:table-cell>
          <table:table-cell office:value-type="float" office:value="4938.3999999999996" table:style-name="ce2">
            <text:p>4938,4</text:p>
          </table:table-cell>
          <table:table-cell office:value-type="float" office:value="3979.7979797979351" table:formula="of:=([.B401]-[.B400])/([.A401]-[.A400])" table:style-name="ce4">
            <text:p>3979,8</text:p>
          </table:table-cell>
          <table:table-cell office:value-type="float" office:value="-0.68400806916803869" table:formula="of:=TAN([.C401])" table:style-name="ce4">
            <text:p>-0,7</text:p>
          </table:table-cell>
          <table:table-cell office:value-type="float" office:value="1.5705450577646516" table:formula="of:=ATAN([.C401])" table:style-name="ce4">
            <text:p>1,6</text:p>
          </table:table-cell>
          <table:table-cell office:value-type="float" office:value="89.985603345044609" table:formula="of:=([.E401]*180)/PI()" table:style-name="ce4">
            <text:p>90,0</text:p>
          </table:table-cell>
          <table:table-cell office:value-type="float" office:value="0" table:formula="of:=[.F401]-[.F40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7377" table:style-name="ce2">
            <text:p>1,7377</text:p>
          </table:table-cell>
          <table:table-cell office:value-type="float" office:value="4977.8" table:style-name="ce2">
            <text:p>4977,8</text:p>
          </table:table-cell>
          <table:table-cell office:value-type="float" office:value="5880.5970149255172" table:formula="of:=([.B402]-[.B401])/([.A402]-[.A401])" table:style-name="ce4">
            <text:p>5880,6</text:p>
          </table:table-cell>
          <table:table-cell office:value-type="float" office:value="-0.5009816174480457" table:formula="of:=TAN([.C402])" table:style-name="ce4">
            <text:p>-0,5</text:p>
          </table:table-cell>
          <table:table-cell office:value-type="float" office:value="1.5706262760351144" table:formula="of:=ATAN([.C402])" table:style-name="ce4">
            <text:p>1,6</text:p>
          </table:table-cell>
          <table:table-cell office:value-type="float" office:value="89.990256809161494" table:formula="of:=([.E402]*180)/PI()" table:style-name="ce4">
            <text:p>90,0</text:p>
          </table:table-cell>
          <table:table-cell office:value-type="float" office:value="0" table:formula="of:=[.F402]-[.F40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7475000000000001" table:style-name="ce2">
            <text:p>1,7475</text:p>
          </table:table-cell>
          <table:table-cell office:value-type="float" office:value="5017.2" table:style-name="ce2">
            <text:p>5017,2</text:p>
          </table:table-cell>
          <table:table-cell office:value-type="float" office:value="4020.4081632652565" table:formula="of:=([.B403]-[.B402])/([.A403]-[.A402])" table:style-name="ce4">
            <text:p>4020,4</text:p>
          </table:table-cell>
          <table:table-cell office:value-type="float" office:value="-1.0943847850239121" table:formula="of:=TAN([.C403])" table:style-name="ce4">
            <text:p>-1,1</text:p>
          </table:table-cell>
          <table:table-cell office:value-type="float" office:value="1.570547595835559" table:formula="of:=ATAN([.C403])" table:style-name="ce4">
            <text:p>1,6</text:p>
          </table:table-cell>
          <table:table-cell office:value-type="float" office:value="89.985748765795719" table:formula="of:=([.E403]*180)/PI()" table:style-name="ce4">
            <text:p>90,0</text:p>
          </table:table-cell>
          <table:table-cell office:value-type="float" office:value="0" table:formula="of:=[.F403]-[.F40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7558" table:style-name="ce2">
            <text:p>1,7558</text:p>
          </table:table-cell>
          <table:table-cell office:value-type="float" office:value="5056.7" table:style-name="ce2">
            <text:p>5056,7</text:p>
          </table:table-cell>
          <table:table-cell office:value-type="float" office:value="4759.0361445783283" table:formula="of:=([.B404]-[.B403])/([.A404]-[.A403])" table:style-name="ce4">
            <text:p>4759,0</text:p>
          </table:table-cell>
          <table:table-cell office:value-type="float" office:value="-0.51645604579542959" table:formula="of:=TAN([.C404])" table:style-name="ce4">
            <text:p>-0,5</text:p>
          </table:table-cell>
          <table:table-cell office:value-type="float" office:value="1.5705862002157107" table:formula="of:=ATAN([.C404])" table:style-name="ce4">
            <text:p>1,6</text:p>
          </table:table-cell>
          <table:table-cell office:value-type="float" office:value="89.987960633849127" table:formula="of:=([.E404]*180)/PI()" table:style-name="ce4">
            <text:p>90,0</text:p>
          </table:table-cell>
          <table:table-cell office:value-type="float" office:value="0" table:formula="of:=[.F404]-[.F40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7626999999999999" table:style-name="ce2">
            <text:p>1,7627</text:p>
          </table:table-cell>
          <table:table-cell office:value-type="float" office:value="5096.1000000000004" table:style-name="ce2">
            <text:p>5096,1</text:p>
          </table:table-cell>
          <table:table-cell office:value-type="float" office:value="5710.1449275363884" table:formula="of:=([.B405]-[.B404])/([.A405]-[.A404])" table:style-name="ce4">
            <text:p>5710,1</text:p>
          </table:table-cell>
          <table:table-cell office:value-type="float" office:value="-3.2295290441256603" table:formula="of:=TAN([.C405])" table:style-name="ce4">
            <text:p>-3,2</text:p>
          </table:table-cell>
          <table:table-cell office:value-type="float" office:value="1.5706211998931336" table:formula="of:=ATAN([.C405])" table:style-name="ce4">
            <text:p>1,6</text:p>
          </table:table-cell>
          <table:table-cell office:value-type="float" office:value="89.989965967649795" table:formula="of:=([.E405]*180)/PI()" table:style-name="ce4">
            <text:p>90,0</text:p>
          </table:table-cell>
          <table:table-cell office:value-type="float" office:value="0" table:formula="of:=[.F405]-[.F40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7725" table:style-name="ce2">
            <text:p>1,7725</text:p>
          </table:table-cell>
          <table:table-cell office:value-type="float" office:value="5135.5" table:style-name="ce2">
            <text:p>5135,5</text:p>
          </table:table-cell>
          <table:table-cell office:value-type="float" office:value="4020.4081632652565" table:formula="of:=([.B406]-[.B405])/([.A406]-[.A405])" table:style-name="ce4">
            <text:p>4020,4</text:p>
          </table:table-cell>
          <table:table-cell office:value-type="float" office:value="-1.0943847850239121" table:formula="of:=TAN([.C406])" table:style-name="ce4">
            <text:p>-1,1</text:p>
          </table:table-cell>
          <table:table-cell office:value-type="float" office:value="1.570547595835559" table:formula="of:=ATAN([.C406])" table:style-name="ce4">
            <text:p>1,6</text:p>
          </table:table-cell>
          <table:table-cell office:value-type="float" office:value="89.985748765795719" table:formula="of:=([.E406]*180)/PI()" table:style-name="ce4">
            <text:p>90,0</text:p>
          </table:table-cell>
          <table:table-cell office:value-type="float" office:value="0" table:formula="of:=[.F406]-[.F40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7807999999999999" table:style-name="ce2">
            <text:p>1,7808</text:p>
          </table:table-cell>
          <table:table-cell office:value-type="float" office:value="5174.8999999999996" table:style-name="ce2">
            <text:p>5174,9</text:p>
          </table:table-cell>
          <table:table-cell office:value-type="float" office:value="4746.9879518072003" table:formula="of:=([.B407]-[.B406])/([.A407]-[.A406])" table:style-name="ce4">
            <text:p>4747,0</text:p>
          </table:table-cell>
          <table:table-cell office:value-type="float" office:value="4.1475991638775925E-2" table:formula="of:=TAN([.C407])" table:style-name="ce4">
            <text:p>0,0</text:p>
          </table:table-cell>
          <table:table-cell office:value-type="float" office:value="1.5705856668995357" table:formula="of:=ATAN([.C407])" table:style-name="ce4">
            <text:p>1,6</text:p>
          </table:table-cell>
          <table:table-cell office:value-type="float" office:value="89.987930077083163" table:formula="of:=([.E407]*180)/PI()" table:style-name="ce4">
            <text:p>90,0</text:p>
          </table:table-cell>
          <table:table-cell office:value-type="float" office:value="0" table:formula="of:=[.F407]-[.F40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7890999999999999" table:style-name="ce2">
            <text:p>1,7891</text:p>
          </table:table-cell>
          <table:table-cell office:value-type="float" office:value="5214.3999999999996" table:style-name="ce2">
            <text:p>5214,4</text:p>
          </table:table-cell>
          <table:table-cell office:value-type="float" office:value="4759.0361445783283" table:formula="of:=([.B408]-[.B407])/([.A408]-[.A407])" table:style-name="ce4">
            <text:p>4759,0</text:p>
          </table:table-cell>
          <table:table-cell office:value-type="float" office:value="-0.51645604579542959" table:formula="of:=TAN([.C408])" table:style-name="ce4">
            <text:p>-0,5</text:p>
          </table:table-cell>
          <table:table-cell office:value-type="float" office:value="1.5705862002157107" table:formula="of:=ATAN([.C408])" table:style-name="ce4">
            <text:p>1,6</text:p>
          </table:table-cell>
          <table:table-cell office:value-type="float" office:value="89.987960633849127" table:formula="of:=([.E408]*180)/PI()" table:style-name="ce4">
            <text:p>90,0</text:p>
          </table:table-cell>
          <table:table-cell office:value-type="float" office:value="0" table:formula="of:=[.F408]-[.F40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7959000000000001" table:style-name="ce2">
            <text:p>1,7959</text:p>
          </table:table-cell>
          <table:table-cell office:value-type="float" office:value="5253.8" table:style-name="ce2">
            <text:p>5253,8</text:p>
          </table:table-cell>
          <table:table-cell office:value-type="float" office:value="5794.1176470587852" table:formula="of:=([.B409]-[.B408])/([.A409]-[.A408])" table:style-name="ce4">
            <text:p>5794,1</text:p>
          </table:table-cell>
          <table:table-cell office:value-type="float" office:value="1.6310323184930064" table:formula="of:=TAN([.C409])" table:style-name="ce4">
            <text:p>1,6</text:p>
          </table:table-cell>
          <table:table-cell office:value-type="float" office:value="1.570623737964123" table:formula="of:=ATAN([.C409])" table:style-name="ce4">
            <text:p>1,6</text:p>
          </table:table-cell>
          <table:table-cell office:value-type="float" office:value="89.99011138840558" table:formula="of:=([.E409]*180)/PI()" table:style-name="ce4">
            <text:p>90,0</text:p>
          </table:table-cell>
          <table:table-cell office:value-type="float" office:value="0" table:formula="of:=[.F409]-[.F40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8042" table:style-name="ce2">
            <text:p>1,8042</text:p>
          </table:table-cell>
          <table:table-cell office:value-type="float" office:value="5293.2" table:style-name="ce2">
            <text:p>5293,2</text:p>
          </table:table-cell>
          <table:table-cell office:value-type="float" office:value="4746.9879518072003" table:formula="of:=([.B410]-[.B409])/([.A410]-[.A409])" table:style-name="ce4">
            <text:p>4747,0</text:p>
          </table:table-cell>
          <table:table-cell office:value-type="float" office:value="4.1475991638775925E-2" table:formula="of:=TAN([.C410])" table:style-name="ce4">
            <text:p>0,0</text:p>
          </table:table-cell>
          <table:table-cell office:value-type="float" office:value="1.5705856668995357" table:formula="of:=ATAN([.C410])" table:style-name="ce4">
            <text:p>1,6</text:p>
          </table:table-cell>
          <table:table-cell office:value-type="float" office:value="89.987930077083163" table:formula="of:=([.E410]*180)/PI()" table:style-name="ce4">
            <text:p>90,0</text:p>
          </table:table-cell>
          <table:table-cell office:value-type="float" office:value="0" table:formula="of:=[.F410]-[.F41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8128" table:style-name="ce2">
            <text:p>1,8128</text:p>
          </table:table-cell>
          <table:table-cell office:value-type="float" office:value="5332.7" table:style-name="ce2">
            <text:p>5332,7</text:p>
          </table:table-cell>
          <table:table-cell office:value-type="float" office:value="4593.0232558139851" table:formula="of:=([.B411]-[.B410])/([.A411]-[.A410])" table:style-name="ce4">
            <text:p>4593,0</text:p>
          </table:table-cell>
          <table:table-cell office:value-type="float" office:value="1.4797345581520176E-2" table:formula="of:=TAN([.C411])" table:style-name="ce4">
            <text:p>0,0</text:p>
          </table:table-cell>
          <table:table-cell office:value-type="float" office:value="1.5705786052793496" table:formula="of:=ATAN([.C411])" table:style-name="ce4">
            <text:p>1,6</text:p>
          </table:table-cell>
          <table:table-cell office:value-type="float" office:value="89.987525476049953" table:formula="of:=([.E411]*180)/PI()" table:style-name="ce4">
            <text:p>90,0</text:p>
          </table:table-cell>
          <table:table-cell office:value-type="float" office:value="0" table:formula="of:=[.F411]-[.F41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821" table:style-name="ce2">
            <text:p>1,821</text:p>
          </table:table-cell>
          <table:table-cell office:value-type="float" office:value="5372.1" table:style-name="ce2">
            <text:p>5372,1</text:p>
          </table:table-cell>
          <table:table-cell office:value-type="float" office:value="4804.8780487805634" table:formula="of:=([.B412]-[.B411])/([.A412]-[.A411])" table:style-name="ce4">
            <text:p>4804,9</text:p>
          </table:table-cell>
          <table:table-cell office:value-type="float" office:value="5.2587719627294618" table:formula="of:=TAN([.C412])" table:style-name="ce4">
            <text:p>5,3</text:p>
          </table:table-cell>
          <table:table-cell office:value-type="float" office:value="1.5705882049704905" table:formula="of:=ATAN([.C412])" table:style-name="ce4">
            <text:p>1,6</text:p>
          </table:table-cell>
          <table:table-cell office:value-type="float" office:value="89.988075497836974" table:formula="of:=([.E412]*180)/PI()" table:style-name="ce4">
            <text:p>90,0</text:p>
          </table:table-cell>
          <table:table-cell office:value-type="float" office:value="0" table:formula="of:=[.F412]-[.F41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8280000000000001" table:style-name="ce2">
            <text:p>1,828</text:p>
          </table:table-cell>
          <table:table-cell office:value-type="float" office:value="5411.5" table:style-name="ce2">
            <text:p>5411,5</text:p>
          </table:table-cell>
          <table:table-cell office:value-type="float" office:value="5628.571428571282" table:formula="of:=([.B413]-[.B412])/([.A413]-[.A412])" table:style-name="ce4">
            <text:p>5628,6</text:p>
          </table:table-cell>
          <table:table-cell office:value-type="float" office:value="-2.3122425542452958" table:formula="of:=TAN([.C413])" table:style-name="ce4">
            <text:p>-2,3</text:p>
          </table:table-cell>
          <table:table-cell office:value-type="float" office:value="1.5706186618221467" table:formula="of:=ATAN([.C413])" table:style-name="ce4">
            <text:p>1,6</text:p>
          </table:table-cell>
          <table:table-cell office:value-type="float" office:value="89.989820546894123" table:formula="of:=([.E413]*180)/PI()" table:style-name="ce4">
            <text:p>90,0</text:p>
          </table:table-cell>
          <table:table-cell office:value-type="float" office:value="0" table:formula="of:=[.F413]-[.F41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8362000000000001" table:style-name="ce2">
            <text:p>1,8362</text:p>
          </table:table-cell>
          <table:table-cell office:value-type="float" office:value="5450.9" table:style-name="ce2">
            <text:p>5450,9</text:p>
          </table:table-cell>
          <table:table-cell office:value-type="float" office:value="4804.8780487804524" table:formula="of:=([.B414]-[.B413])/([.A414]-[.A413])" table:style-name="ce4">
            <text:p>4804,9</text:p>
          </table:table-cell>
          <table:table-cell office:value-type="float" office:value="5.2587719595499847" table:formula="of:=TAN([.C414])" table:style-name="ce4">
            <text:p>5,3</text:p>
          </table:table-cell>
          <table:table-cell office:value-type="float" office:value="1.5705882049704905" table:formula="of:=ATAN([.C414])" table:style-name="ce4">
            <text:p>1,6</text:p>
          </table:table-cell>
          <table:table-cell office:value-type="float" office:value="89.988075497836974" table:formula="of:=([.E414]*180)/PI()" table:style-name="ce4">
            <text:p>90,0</text:p>
          </table:table-cell>
          <table:table-cell office:value-type="float" office:value="0" table:formula="of:=[.F414]-[.F41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8459000000000001" table:style-name="ce2">
            <text:p>1,8459</text:p>
          </table:table-cell>
          <table:table-cell office:value-type="float" office:value="5490.4" table:style-name="ce2">
            <text:p>5490,4</text:p>
          </table:table-cell>
          <table:table-cell office:value-type="float" office:value="4072.1649484535906" table:formula="of:=([.B415]-[.B414])/([.A415]-[.A414])" table:style-name="ce4">
            <text:p>4072,2</text:p>
          </table:table-cell>
          <table:table-cell office:value-type="float" office:value="0.77749892913887797" table:formula="of:=TAN([.C415])" table:style-name="ce4">
            <text:p>0,8</text:p>
          </table:table-cell>
          <table:table-cell office:value-type="float" office:value="1.5705507571795798" table:formula="of:=ATAN([.C415])" table:style-name="ce4">
            <text:p>1,6</text:p>
          </table:table-cell>
          <table:table-cell office:value-type="float" office:value="89.985929897465695" table:formula="of:=([.E415]*180)/PI()" table:style-name="ce4">
            <text:p>90,0</text:p>
          </table:table-cell>
          <table:table-cell office:value-type="float" office:value="0" table:formula="of:=[.F415]-[.F41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853" table:style-name="ce2">
            <text:p>1,853</text:p>
          </table:table-cell>
          <table:table-cell office:value-type="float" office:value="5529.8" table:style-name="ce2">
            <text:p>5529,8</text:p>
          </table:table-cell>
          <table:table-cell office:value-type="float" office:value="5549.2957746480552" table:formula="of:=([.B416]-[.B415])/([.A416]-[.A415])" table:style-name="ce4">
            <text:p>5549,3</text:p>
          </table:table-cell>
          <table:table-cell office:value-type="float" office:value="2.9420509292932113" table:formula="of:=TAN([.C416])" table:style-name="ce4">
            <text:p>2,9</text:p>
          </table:table-cell>
          <table:table-cell office:value-type="float" office:value="1.570616123751162" table:formula="of:=ATAN([.C416])" table:style-name="ce4">
            <text:p>1,6</text:p>
          </table:table-cell>
          <table:table-cell office:value-type="float" office:value="89.989675126138593" table:formula="of:=([.E416]*180)/PI()" table:style-name="ce4">
            <text:p>90,0</text:p>
          </table:table-cell>
          <table:table-cell office:value-type="float" office:value="0" table:formula="of:=[.F416]-[.F41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86" table:style-name="ce2">
            <text:p>1,86</text:p>
          </table:table-cell>
          <table:table-cell office:value-type="float" office:value="5569.2" table:style-name="ce2">
            <text:p>5569,2</text:p>
          </table:table-cell>
          <table:table-cell office:value-type="float" office:value="5628.571428571282" table:formula="of:=([.B417]-[.B416])/([.A417]-[.A416])" table:style-name="ce4">
            <text:p>5628,6</text:p>
          </table:table-cell>
          <table:table-cell office:value-type="float" office:value="-2.3122425542452958" table:formula="of:=TAN([.C417])" table:style-name="ce4">
            <text:p>-2,3</text:p>
          </table:table-cell>
          <table:table-cell office:value-type="float" office:value="1.5706186618221467" table:formula="of:=ATAN([.C417])" table:style-name="ce4">
            <text:p>1,6</text:p>
          </table:table-cell>
          <table:table-cell office:value-type="float" office:value="89.989820546894123" table:formula="of:=([.E417]*180)/PI()" table:style-name="ce4">
            <text:p>90,0</text:p>
          </table:table-cell>
          <table:table-cell office:value-type="float" office:value="0" table:formula="of:=[.F417]-[.F41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8683000000000001" table:style-name="ce2">
            <text:p>1,8683</text:p>
          </table:table-cell>
          <table:table-cell office:value-type="float" office:value="5608.7" table:style-name="ce2">
            <text:p>5608,7</text:p>
          </table:table-cell>
          <table:table-cell office:value-type="float" office:value="4759.0361445783283" table:formula="of:=([.B418]-[.B417])/([.A418]-[.A417])" table:style-name="ce4">
            <text:p>4759,0</text:p>
          </table:table-cell>
          <table:table-cell office:value-type="float" office:value="-0.51645604579542959" table:formula="of:=TAN([.C418])" table:style-name="ce4">
            <text:p>-0,5</text:p>
          </table:table-cell>
          <table:table-cell office:value-type="float" office:value="1.5705862002157107" table:formula="of:=ATAN([.C418])" table:style-name="ce4">
            <text:p>1,6</text:p>
          </table:table-cell>
          <table:table-cell office:value-type="float" office:value="89.987960633849127" table:formula="of:=([.E418]*180)/PI()" table:style-name="ce4">
            <text:p>90,0</text:p>
          </table:table-cell>
          <table:table-cell office:value-type="float" office:value="0" table:formula="of:=[.F418]-[.F41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8766" table:style-name="ce2">
            <text:p>1,8766</text:p>
          </table:table-cell>
          <table:table-cell office:value-type="float" office:value="5648.1" table:style-name="ce2">
            <text:p>5648,1</text:p>
          </table:table-cell>
          <table:table-cell office:value-type="float" office:value="4746.9879518073094" table:formula="of:=([.B419]-[.B418])/([.A419]-[.A418])" table:style-name="ce4">
            <text:p>4747,0</text:p>
          </table:table-cell>
          <table:table-cell office:value-type="float" office:value="4.1475991748103035E-2" table:formula="of:=TAN([.C419])" table:style-name="ce4">
            <text:p>0,0</text:p>
          </table:table-cell>
          <table:table-cell office:value-type="float" office:value="1.5705856668995357" table:formula="of:=ATAN([.C419])" table:style-name="ce4">
            <text:p>1,6</text:p>
          </table:table-cell>
          <table:table-cell office:value-type="float" office:value="89.987930077083163" table:formula="of:=([.E419]*180)/PI()" table:style-name="ce4">
            <text:p>90,0</text:p>
          </table:table-cell>
          <table:table-cell office:value-type="float" office:value="0" table:formula="of:=[.F419]-[.F41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8849" table:style-name="ce2">
            <text:p>1,8849</text:p>
          </table:table-cell>
          <table:table-cell office:value-type="float" office:value="5687.5" table:style-name="ce2">
            <text:p>5687,5</text:p>
          </table:table-cell>
          <table:table-cell office:value-type="float" office:value="4746.9879518072003" table:formula="of:=([.B420]-[.B419])/([.A420]-[.A419])" table:style-name="ce4">
            <text:p>4747,0</text:p>
          </table:table-cell>
          <table:table-cell office:value-type="float" office:value="4.1475991638775925E-2" table:formula="of:=TAN([.C420])" table:style-name="ce4">
            <text:p>0,0</text:p>
          </table:table-cell>
          <table:table-cell office:value-type="float" office:value="1.5705856668995357" table:formula="of:=ATAN([.C420])" table:style-name="ce4">
            <text:p>1,6</text:p>
          </table:table-cell>
          <table:table-cell office:value-type="float" office:value="89.987930077083163" table:formula="of:=([.E420]*180)/PI()" table:style-name="ce4">
            <text:p>90,0</text:p>
          </table:table-cell>
          <table:table-cell office:value-type="float" office:value="0" table:formula="of:=[.F420]-[.F42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8931" table:style-name="ce2">
            <text:p>1,8931</text:p>
          </table:table-cell>
          <table:table-cell office:value-type="float" office:value="5726.9" table:style-name="ce2">
            <text:p>5726,9</text:p>
          </table:table-cell>
          <table:table-cell office:value-type="float" office:value="4804.8780487804524" table:formula="of:=([.B421]-[.B420])/([.A421]-[.A420])" table:style-name="ce4">
            <text:p>4804,9</text:p>
          </table:table-cell>
          <table:table-cell office:value-type="float" office:value="5.2587719595499847" table:formula="of:=TAN([.C421])" table:style-name="ce4">
            <text:p>5,3</text:p>
          </table:table-cell>
          <table:table-cell office:value-type="float" office:value="1.5705882049704905" table:formula="of:=ATAN([.C421])" table:style-name="ce4">
            <text:p>1,6</text:p>
          </table:table-cell>
          <table:table-cell office:value-type="float" office:value="89.988075497836974" table:formula="of:=([.E421]*180)/PI()" table:style-name="ce4">
            <text:p>90,0</text:p>
          </table:table-cell>
          <table:table-cell office:value-type="float" office:value="0" table:formula="of:=[.F421]-[.F42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015" table:style-name="ce2">
            <text:p>1,9015</text:p>
          </table:table-cell>
          <table:table-cell office:value-type="float" office:value="5766.4" table:style-name="ce2">
            <text:p>5766,4</text:p>
          </table:table-cell>
          <table:table-cell office:value-type="float" office:value="4702.3809523809732" table:formula="of:=([.B422]-[.B421])/([.A422]-[.A421])" table:style-name="ce4">
            <text:p>4702,4</text:p>
          </table:table-cell>
          <table:table-cell office:value-type="float" office:value="-0.65982348713895045" table:formula="of:=TAN([.C422])" table:style-name="ce4">
            <text:p>-0,7</text:p>
          </table:table-cell>
          <table:table-cell office:value-type="float" office:value="1.5705836685702543" table:formula="of:=ATAN([.C422])" table:style-name="ce4">
            <text:p>1,6</text:p>
          </table:table-cell>
          <table:table-cell office:value-type="float" office:value="89.987815581249251" table:formula="of:=([.E422]*180)/PI()" table:style-name="ce4">
            <text:p>90,0</text:p>
          </table:table-cell>
          <table:table-cell office:value-type="float" office:value="0" table:formula="of:=[.F422]-[.F42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097" table:style-name="ce2">
            <text:p>1,9097</text:p>
          </table:table-cell>
          <table:table-cell office:value-type="float" office:value="5805.8" table:style-name="ce2">
            <text:p>5805,8</text:p>
          </table:table-cell>
          <table:table-cell office:value-type="float" office:value="4804.8780487805634" table:formula="of:=([.B423]-[.B422])/([.A423]-[.A422])" table:style-name="ce4">
            <text:p>4804,9</text:p>
          </table:table-cell>
          <table:table-cell office:value-type="float" office:value="5.2587719627294618" table:formula="of:=TAN([.C423])" table:style-name="ce4">
            <text:p>5,3</text:p>
          </table:table-cell>
          <table:table-cell office:value-type="float" office:value="1.5705882049704905" table:formula="of:=ATAN([.C423])" table:style-name="ce4">
            <text:p>1,6</text:p>
          </table:table-cell>
          <table:table-cell office:value-type="float" office:value="89.988075497836974" table:formula="of:=([.E423]*180)/PI()" table:style-name="ce4">
            <text:p>90,0</text:p>
          </table:table-cell>
          <table:table-cell office:value-type="float" office:value="0" table:formula="of:=[.F423]-[.F42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196" table:style-name="ce2">
            <text:p>1,9196</text:p>
          </table:table-cell>
          <table:table-cell office:value-type="float" office:value="5845.2" table:style-name="ce2">
            <text:p>5845,2</text:p>
          </table:table-cell>
          <table:table-cell office:value-type="float" office:value="3979.7979797979351" table:formula="of:=([.B424]-[.B423])/([.A424]-[.A423])" table:style-name="ce4">
            <text:p>3979,8</text:p>
          </table:table-cell>
          <table:table-cell office:value-type="float" office:value="-0.68400806916803869" table:formula="of:=TAN([.C424])" table:style-name="ce4">
            <text:p>-0,7</text:p>
          </table:table-cell>
          <table:table-cell office:value-type="float" office:value="1.5705450577646516" table:formula="of:=ATAN([.C424])" table:style-name="ce4">
            <text:p>1,6</text:p>
          </table:table-cell>
          <table:table-cell office:value-type="float" office:value="89.985603345044609" table:formula="of:=([.E424]*180)/PI()" table:style-name="ce4">
            <text:p>90,0</text:p>
          </table:table-cell>
          <table:table-cell office:value-type="float" office:value="0" table:formula="of:=[.F424]-[.F42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306000000000001" table:style-name="ce2">
            <text:p>1,9306</text:p>
          </table:table-cell>
          <table:table-cell office:value-type="float" office:value="5884.7" table:style-name="ce2">
            <text:p>5884,7</text:p>
          </table:table-cell>
          <table:table-cell office:value-type="float" office:value="3590.9090909090514" table:formula="of:=([.B425]-[.B424])/([.A425]-[.A424])" table:style-name="ce4">
            <text:p>3590,9</text:p>
          </table:table-cell>
          <table:table-cell office:value-type="float" office:value="6.8796083765702162E-2" table:formula="of:=TAN([.C425])" table:style-name="ce4">
            <text:p>0,1</text:p>
          </table:table-cell>
          <table:table-cell office:value-type="float" office:value="1.5705178457894373" table:formula="of:=ATAN([.C425])" table:style-name="ce4">
            <text:p>1,6</text:p>
          </table:table-cell>
          <table:table-cell office:value-type="float" office:value="89.984044213712622" table:formula="of:=([.E425]*180)/PI()" table:style-name="ce4">
            <text:p>90,0</text:p>
          </table:table-cell>
          <table:table-cell office:value-type="float" office:value="0" table:formula="of:=[.F425]-[.F42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390000000000001" table:style-name="ce2">
            <text:p>1,939</text:p>
          </table:table-cell>
          <table:table-cell office:value-type="float" office:value="5924.1" table:style-name="ce2">
            <text:p>5924,1</text:p>
          </table:table-cell>
          <table:table-cell office:value-type="float" office:value="4690.4761904762763" table:formula="of:=([.B426]-[.B425])/([.A426]-[.A425])" table:style-name="ce4">
            <text:p>4690,5</text:p>
          </table:table-cell>
          <table:table-cell office:value-type="float" office:value="7.8519437763174355E-2" table:formula="of:=TAN([.C426])" table:style-name="ce4">
            <text:p>0,1</text:p>
          </table:table-cell>
          <table:table-cell office:value-type="float" office:value="1.5705831288285836" table:formula="of:=ATAN([.C426])" table:style-name="ce4">
            <text:p>1,6</text:p>
          </table:table-cell>
          <table:table-cell office:value-type="float" office:value="89.987784656329509" table:formula="of:=([.E426]*180)/PI()" table:style-name="ce4">
            <text:p>90,0</text:p>
          </table:table-cell>
          <table:table-cell office:value-type="float" office:value="0" table:formula="of:=[.F426]-[.F42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475" table:style-name="ce2">
            <text:p>1,9475</text:p>
          </table:table-cell>
          <table:table-cell office:value-type="float" office:value="5963.5" table:style-name="ce2">
            <text:p>5963,5</text:p>
          </table:table-cell>
          <table:table-cell office:value-type="float" office:value="4635.2941176470422" table:formula="of:=([.B427]-[.B426])/([.A427]-[.A426])" table:style-name="ce4">
            <text:p>4635,3</text:p>
          </table:table-cell>
          <table:table-cell office:value-type="float" office:value="7.9044348706746552" table:formula="of:=TAN([.C427])" table:style-name="ce4">
            <text:p>7,9</text:p>
          </table:table-cell>
          <table:table-cell office:value-type="float" office:value="1.5705805907576345" table:formula="of:=ATAN([.C427])" table:style-name="ce4">
            <text:p>1,6</text:p>
          </table:table-cell>
          <table:table-cell office:value-type="float" office:value="89.987639235576012" table:formula="of:=([.E427]*180)/PI()" table:style-name="ce4">
            <text:p>90,0</text:p>
          </table:table-cell>
          <table:table-cell office:value-type="float" office:value="0" table:formula="of:=[.F427]-[.F42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557" table:style-name="ce2">
            <text:p>1,9557</text:p>
          </table:table-cell>
          <table:table-cell office:value-type="float" office:value="6002.9" table:style-name="ce2">
            <text:p>6002,9</text:p>
          </table:table-cell>
          <table:table-cell office:value-type="float" office:value="4804.8780487804524" table:formula="of:=([.B428]-[.B427])/([.A428]-[.A427])" table:style-name="ce4">
            <text:p>4804,9</text:p>
          </table:table-cell>
          <table:table-cell office:value-type="float" office:value="5.2587719595499847" table:formula="of:=TAN([.C428])" table:style-name="ce4">
            <text:p>5,3</text:p>
          </table:table-cell>
          <table:table-cell office:value-type="float" office:value="1.5705882049704905" table:formula="of:=ATAN([.C428])" table:style-name="ce4">
            <text:p>1,6</text:p>
          </table:table-cell>
          <table:table-cell office:value-type="float" office:value="89.988075497836974" table:formula="of:=([.E428]*180)/PI()" table:style-name="ce4">
            <text:p>90,0</text:p>
          </table:table-cell>
          <table:table-cell office:value-type="float" office:value="0" table:formula="of:=[.F428]-[.F42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629000000000001" table:style-name="ce2">
            <text:p>1,9629</text:p>
          </table:table-cell>
          <table:table-cell office:value-type="float" office:value="6042.4" table:style-name="ce2">
            <text:p>6042,4</text:p>
          </table:table-cell>
          <table:table-cell office:value-type="float" office:value="5486.1111111110386" table:formula="of:=([.B429]-[.B428])/([.A429]-[.A428])" table:style-name="ce4">
            <text:p>5486,1</text:p>
          </table:table-cell>
          <table:table-cell office:value-type="float" office:value="1.2354528636252007" table:formula="of:=TAN([.C429])" table:style-name="ce4">
            <text:p>1,2</text:p>
          </table:table-cell>
          <table:table-cell office:value-type="float" office:value="1.5706140483159028" table:formula="of:=ATAN([.C429])" table:style-name="ce4">
            <text:p>1,6</text:p>
          </table:table-cell>
          <table:table-cell office:value-type="float" office:value="89.9895562124576" table:formula="of:=([.E429]*180)/PI()" table:style-name="ce4">
            <text:p>90,0</text:p>
          </table:table-cell>
          <table:table-cell office:value-type="float" office:value="0" table:formula="of:=[.F429]-[.F42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710000000000001" table:style-name="ce2">
            <text:p>1,971</text:p>
          </table:table-cell>
          <table:table-cell office:value-type="float" office:value="6081.8" table:style-name="ce2">
            <text:p>6081,8</text:p>
          </table:table-cell>
          <table:table-cell office:value-type="float" office:value="4864.1975308642668" table:formula="of:=([.B430]-[.B429])/([.A430]-[.A429])" table:style-name="ce4">
            <text:p>4864,2</text:p>
          </table:table-cell>
          <table:table-cell office:value-type="float" office:value="1.5996657513221071" table:formula="of:=TAN([.C430])" table:style-name="ce4">
            <text:p>1,6</text:p>
          </table:table-cell>
          <table:table-cell office:value-type="float" office:value="1.5705907430414479" table:formula="of:=ATAN([.C430])" table:style-name="ce4">
            <text:p>1,6</text:p>
          </table:table-cell>
          <table:table-cell office:value-type="float" office:value="89.98822091859094" table:formula="of:=([.E430]*180)/PI()" table:style-name="ce4">
            <text:p>90,0</text:p>
          </table:table-cell>
          <table:table-cell office:value-type="float" office:value="0" table:formula="of:=[.F430]-[.F43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764999999999999" table:style-name="ce2">
            <text:p>1,9765</text:p>
          </table:table-cell>
          <table:table-cell office:value-type="float" office:value="6121.2" table:style-name="ce2">
            <text:p>6121,2</text:p>
          </table:table-cell>
          <table:table-cell office:value-type="float" office:value="7163.6363636365077" table:formula="of:=([.B431]-[.B430])/([.A431]-[.A430])" table:style-name="ce4">
            <text:p>7163,6</text:p>
          </table:table-cell>
          <table:table-cell office:value-type="float" office:value="1.0402289137613991" table:formula="of:=TAN([.C431])" table:style-name="ce4">
            <text:p>1,0</text:p>
          </table:table-cell>
          <table:table-cell office:value-type="float" office:value="1.5706567328871739" table:formula="of:=ATAN([.C431])" table:style-name="ce4">
            <text:p>1,6</text:p>
          </table:table-cell>
          <table:table-cell office:value-type="float" office:value="89.992001858241764" table:formula="of:=([.E431]*180)/PI()" table:style-name="ce4">
            <text:p>90,0</text:p>
          </table:table-cell>
          <table:table-cell office:value-type="float" office:value="0" table:formula="of:=[.F431]-[.F43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836" table:style-name="ce2">
            <text:p>1,9836</text:p>
          </table:table-cell>
          <table:table-cell office:value-type="float" office:value="6160.7" table:style-name="ce2">
            <text:p>6160,7</text:p>
          </table:table-cell>
          <table:table-cell office:value-type="float" office:value="5563.3802816900579" table:formula="of:=([.B432]-[.B431])/([.A432]-[.A431])" table:style-name="ce4">
            <text:p>5563,4</text:p>
          </table:table-cell>
          <table:table-cell office:value-type="float" office:value="-0.39976968909925215" table:formula="of:=TAN([.C432])" table:style-name="ce4">
            <text:p>-0,4</text:p>
          </table:table-cell>
          <table:table-cell office:value-type="float" office:value="1.5706165799613894" table:formula="of:=ATAN([.C432])" table:style-name="ce4">
            <text:p>1,6</text:p>
          </table:table-cell>
          <table:table-cell office:value-type="float" office:value="89.989701265059196" table:formula="of:=([.E432]*180)/PI()" table:style-name="ce4">
            <text:p>90,0</text:p>
          </table:table-cell>
          <table:table-cell office:value-type="float" office:value="0" table:formula="of:=[.F432]-[.F43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918" table:style-name="ce2">
            <text:p>1,9918</text:p>
          </table:table-cell>
          <table:table-cell office:value-type="float" office:value="6200.1" table:style-name="ce2">
            <text:p>6200,1</text:p>
          </table:table-cell>
          <table:table-cell office:value-type="float" office:value="4804.8780487805634" table:formula="of:=([.B433]-[.B432])/([.A433]-[.A432])" table:style-name="ce4">
            <text:p>4804,9</text:p>
          </table:table-cell>
          <table:table-cell office:value-type="float" office:value="5.2587719627294618" table:formula="of:=TAN([.C433])" table:style-name="ce4">
            <text:p>5,3</text:p>
          </table:table-cell>
          <table:table-cell office:value-type="float" office:value="1.5705882049704905" table:formula="of:=ATAN([.C433])" table:style-name="ce4">
            <text:p>1,6</text:p>
          </table:table-cell>
          <table:table-cell office:value-type="float" office:value="89.988075497836974" table:formula="of:=([.E433]*180)/PI()" table:style-name="ce4">
            <text:p>90,0</text:p>
          </table:table-cell>
          <table:table-cell office:value-type="float" office:value="0" table:formula="of:=[.F433]-[.F43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1.9973000000000001" table:style-name="ce2">
            <text:p>1,9973</text:p>
          </table:table-cell>
          <table:table-cell office:value-type="float" office:value="6239.5" table:style-name="ce2">
            <text:p>6239,5</text:p>
          </table:table-cell>
          <table:table-cell office:value-type="float" office:value="7163.6363636362184" table:formula="of:=([.B434]-[.B433])/([.A434]-[.A433])" table:style-name="ce4">
            <text:p>7163,6</text:p>
          </table:table-cell>
          <table:table-cell office:value-type="float" office:value="1.0402289131592224" table:formula="of:=TAN([.C434])" table:style-name="ce4">
            <text:p>1,0</text:p>
          </table:table-cell>
          <table:table-cell office:value-type="float" office:value="1.5706567328871739" table:formula="of:=ATAN([.C434])" table:style-name="ce4">
            <text:p>1,6</text:p>
          </table:table-cell>
          <table:table-cell office:value-type="float" office:value="89.992001858241764" table:formula="of:=([.E434]*180)/PI()" table:style-name="ce4">
            <text:p>90,0</text:p>
          </table:table-cell>
          <table:table-cell office:value-type="float" office:value="0" table:formula="of:=[.F434]-[.F43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045999999999999" table:style-name="ce5">
            <text:p>2,0046</text:p>
          </table:table-cell>
          <table:table-cell office:value-type="float" office:value="6278.9" table:style-name="ce2">
            <text:p>6278,9</text:p>
          </table:table-cell>
          <table:table-cell office:value-type="float" office:value="5397.2602739726544" table:formula="of:=([.B435]-[.B434])/([.A435]-[.A434])" table:style-name="ce4">
            <text:p>5397,3</text:p>
          </table:table-cell>
          <table:table-cell office:value-type="float" office:value="4.0951282812876615E-3" table:formula="of:=TAN([.C435])" table:style-name="ce4">
            <text:p>0,0</text:p>
          </table:table-cell>
          <table:table-cell office:value-type="float" office:value="1.5706110476091995" table:formula="of:=ATAN([.C435])" table:style-name="ce4">
            <text:p>1,6</text:p>
          </table:table-cell>
          <table:table-cell office:value-type="float" office:value="89.989384284627931" table:formula="of:=([.E435]*180)/PI()" table:style-name="ce4">
            <text:p>90,0</text:p>
          </table:table-cell>
          <table:table-cell office:value-type="float" office:value="0" table:formula="of:=[.F435]-[.F43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127000000000002" table:style-name="ce2">
            <text:p>2,0127</text:p>
          </table:table-cell>
          <table:table-cell office:value-type="float" office:value="6318.4" table:style-name="ce2">
            <text:p>6318,4</text:p>
          </table:table-cell>
          <table:table-cell office:value-type="float" office:value="4876.5432098764122" table:formula="of:=([.B436]-[.B435])/([.A436]-[.A435])" table:style-name="ce4">
            <text:p>4876,5</text:p>
          </table:table-cell>
          <table:table-cell office:value-type="float" office:value="1.0120995881103729" table:formula="of:=TAN([.C436])" table:style-name="ce4">
            <text:p>1,0</text:p>
          </table:table-cell>
          <table:table-cell office:value-type="float" office:value="1.5705912635066317" table:formula="of:=ATAN([.C436])" table:style-name="ce4">
            <text:p>1,6</text:p>
          </table:table-cell>
          <table:table-cell office:value-type="float" office:value="89.988250739049363" table:formula="of:=([.E436]*180)/PI()" table:style-name="ce4">
            <text:p>90,0</text:p>
          </table:table-cell>
          <table:table-cell office:value-type="float" office:value="0" table:formula="of:=[.F436]-[.F43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181" table:style-name="ce2">
            <text:p>2,0181</text:p>
          </table:table-cell>
          <table:table-cell office:value-type="float" office:value="6357.8" table:style-name="ce2">
            <text:p>6357,8</text:p>
          </table:table-cell>
          <table:table-cell office:value-type="float" office:value="7296.2962962966012" table:formula="of:=([.B437]-[.B436])/([.A437]-[.A436])" table:style-name="ce4">
            <text:p>7296,3</text:p>
          </table:table-cell>
          <table:table-cell office:value-type="float" office:value="18.978808917854025" table:formula="of:=TAN([.C437])" table:style-name="ce4">
            <text:p>19,0</text:p>
          </table:table-cell>
          <table:table-cell office:value-type="float" office:value="1.5706592709581912" table:formula="of:=ATAN([.C437])" table:style-name="ce4">
            <text:p>1,6</text:p>
          </table:table-cell>
          <table:table-cell office:value-type="float" office:value="89.992147278999155" table:formula="of:=([.E437]*180)/PI()" table:style-name="ce4">
            <text:p>90,0</text:p>
          </table:table-cell>
          <table:table-cell office:value-type="float" office:value="0" table:formula="of:=[.F437]-[.F43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236999999999998" table:style-name="ce2">
            <text:p>2,0237</text:p>
          </table:table-cell>
          <table:table-cell office:value-type="float" office:value="6407.1" table:style-name="ce2">
            <text:p>6407,1</text:p>
          </table:table-cell>
          <table:table-cell office:value-type="float" office:value="8803.5714285717331" table:formula="of:=([.B438]-[.B437])/([.A438]-[.A437])" table:style-name="ce4">
            <text:p>8803,6</text:p>
          </table:table-cell>
          <table:table-cell office:value-type="float" office:value="1.0908305890286119" table:formula="of:=TAN([.C438])" table:style-name="ce4">
            <text:p>1,1</text:p>
          </table:table-cell>
          <table:table-cell office:value-type="float" office:value="1.5706827365316935" table:formula="of:=ATAN([.C438])" table:style-name="ce4">
            <text:p>1,6</text:p>
          </table:table-cell>
          <table:table-cell office:value-type="float" office:value="89.993491757324691" table:formula="of:=([.E438]*180)/PI()" table:style-name="ce4">
            <text:p>90,0</text:p>
          </table:table-cell>
          <table:table-cell office:value-type="float" office:value="0" table:formula="of:=[.F438]-[.F43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278" table:style-name="ce2">
            <text:p>2,0278</text:p>
          </table:table-cell>
          <table:table-cell office:value-type="float" office:value="6446.5" table:style-name="ce2">
            <text:p>6446,5</text:p>
          </table:table-cell>
          <table:table-cell office:value-type="float" office:value="9609.7560975603847" table:formula="of:=([.B439]-[.B438])/([.A439]-[.A438])" table:style-name="ce4">
            <text:p>9609,8</text:p>
          </table:table-cell>
          <table:table-cell office:value-type="float" office:value="-0.39458522630040627" table:formula="of:=TAN([.C439])" table:style-name="ce4">
            <text:p>-0,4</text:p>
          </table:table-cell>
          <table:table-cell office:value-type="float" office:value="1.5706922658815667" table:formula="of:=ATAN([.C439])" table:style-name="ce4">
            <text:p>1,6</text:p>
          </table:table-cell>
          <table:table-cell office:value-type="float" office:value="89.994037748853927" table:formula="of:=([.E439]*180)/PI()" table:style-name="ce4">
            <text:p>90,0</text:p>
          </table:table-cell>
          <table:table-cell office:value-type="float" office:value="0" table:formula="of:=[.F439]-[.F43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333999999999999" table:style-name="ce2">
            <text:p>2,0334</text:p>
          </table:table-cell>
          <table:table-cell office:value-type="float" office:value="6485.9" table:style-name="ce2">
            <text:p>6485,9</text:p>
          </table:table-cell>
          <table:table-cell office:value-type="float" office:value="7035.7142857144381" table:formula="of:=([.B440]-[.B439])/([.A440]-[.A439])" table:style-name="ce4">
            <text:p>7035,7</text:p>
          </table:table-cell>
          <table:table-cell office:value-type="float" office:value="-8.4686713385644818" table:formula="of:=TAN([.C440])" table:style-name="ce4">
            <text:p>-8,5</text:p>
          </table:table-cell>
          <table:table-cell office:value-type="float" office:value="1.5706541948161583" table:formula="of:=ATAN([.C440])" table:style-name="ce4">
            <text:p>1,6</text:p>
          </table:table-cell>
          <table:table-cell office:value-type="float" office:value="89.991856437484458" table:formula="of:=([.E440]*180)/PI()" table:style-name="ce4">
            <text:p>90,0</text:p>
          </table:table-cell>
          <table:table-cell office:value-type="float" office:value="0" table:formula="of:=[.F440]-[.F44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404" table:style-name="ce2">
            <text:p>2,0404</text:p>
          </table:table-cell>
          <table:table-cell office:value-type="float" office:value="6525.4" table:style-name="ce2">
            <text:p>6525,4</text:p>
          </table:table-cell>
          <table:table-cell office:value-type="float" office:value="5642.8571428570485" table:formula="of:=([.B441]-[.B440])/([.A441]-[.A440])" table:style-name="ce4">
            <text:p>5642,9</text:p>
          </table:table-cell>
          <table:table-cell office:value-type="float" office:value="0.62241323917196767" table:formula="of:=TAN([.C441])" table:style-name="ce4">
            <text:p>0,6</text:p>
          </table:table-cell>
          <table:table-cell office:value-type="float" office:value="1.5706191116068784" table:formula="of:=ATAN([.C441])" table:style-name="ce4">
            <text:p>1,6</text:p>
          </table:table-cell>
          <table:table-cell office:value-type="float" office:value="89.989846317660948" table:formula="of:=([.E441]*180)/PI()" table:style-name="ce4">
            <text:p>90,0</text:p>
          </table:table-cell>
          <table:table-cell office:value-type="float" office:value="0" table:formula="of:=[.F441]-[.F44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476000000000001" table:style-name="ce2">
            <text:p>2,0476</text:p>
          </table:table-cell>
          <table:table-cell office:value-type="float" office:value="6564.8" table:style-name="ce2">
            <text:p>6564,8</text:p>
          </table:table-cell>
          <table:table-cell office:value-type="float" office:value="5472.2222222222254" table:formula="of:=([.B442]-[.B441])/([.A442]-[.A441])" table:style-name="ce4">
            <text:p>5472,2</text:p>
          </table:table-cell>
          <table:table-cell office:value-type="float" office:value="-0.46126259642681056" table:formula="of:=TAN([.C442])" table:style-name="ce4">
            <text:p>-0,5</text:p>
          </table:table-cell>
          <table:table-cell office:value-type="float" office:value="1.5706135856801795" table:formula="of:=ATAN([.C442])" table:style-name="ce4">
            <text:p>1,6</text:p>
          </table:table-cell>
          <table:table-cell office:value-type="float" office:value="89.989529705383191" table:formula="of:=([.E442]*180)/PI()" table:style-name="ce4">
            <text:p>90,0</text:p>
          </table:table-cell>
          <table:table-cell office:value-type="float" office:value="0" table:formula="of:=[.F442]-[.F44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543999999999998" table:style-name="ce2">
            <text:p>2,0544</text:p>
          </table:table-cell>
          <table:table-cell office:value-type="float" office:value="6604.2" table:style-name="ce2">
            <text:p>6604,2</text:p>
          </table:table-cell>
          <table:table-cell office:value-type="float" office:value="5794.1176470590299" table:formula="of:=([.B443]-[.B442])/([.A443]-[.A442])" table:style-name="ce4">
            <text:p>5794,1</text:p>
          </table:table-cell>
          <table:table-cell office:value-type="float" office:value="1.6310323193885057" table:formula="of:=TAN([.C443])" table:style-name="ce4">
            <text:p>1,6</text:p>
          </table:table-cell>
          <table:table-cell office:value-type="float" office:value="1.570623737964123" table:formula="of:=ATAN([.C443])" table:style-name="ce4">
            <text:p>1,6</text:p>
          </table:table-cell>
          <table:table-cell office:value-type="float" office:value="89.99011138840558" table:formula="of:=([.E443]*180)/PI()" table:style-name="ce4">
            <text:p>90,0</text:p>
          </table:table-cell>
          <table:table-cell office:value-type="float" office:value="0" table:formula="of:=[.F443]-[.F44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585" table:style-name="ce2">
            <text:p>2,0585</text:p>
          </table:table-cell>
          <table:table-cell office:value-type="float" office:value="6643.6" table:style-name="ce2">
            <text:p>6643,6</text:p>
          </table:table-cell>
          <table:table-cell office:value-type="float" office:value="9609.7560975606066" table:formula="of:=([.B444]-[.B443])/([.A444]-[.A443])" table:style-name="ce4">
            <text:p>9609,8</text:p>
          </table:table-cell>
          <table:table-cell office:value-type="float" office:value="-0.39458522604393764" table:formula="of:=TAN([.C444])" table:style-name="ce4">
            <text:p>-0,4</text:p>
          </table:table-cell>
          <table:table-cell office:value-type="float" office:value="1.5706922658815667" table:formula="of:=ATAN([.C444])" table:style-name="ce4">
            <text:p>1,6</text:p>
          </table:table-cell>
          <table:table-cell office:value-type="float" office:value="89.994037748853927" table:formula="of:=([.E444]*180)/PI()" table:style-name="ce4">
            <text:p>90,0</text:p>
          </table:table-cell>
          <table:table-cell office:value-type="float" office:value="0" table:formula="of:=[.F444]-[.F44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669" table:style-name="ce2">
            <text:p>2,0669</text:p>
          </table:table-cell>
          <table:table-cell office:value-type="float" office:value="6692.9" table:style-name="ce2">
            <text:p>6692,9</text:p>
          </table:table-cell>
          <table:table-cell office:value-type="float" office:value="5869.0476190475583" table:formula="of:=([.B445]-[.B444])/([.A445]-[.A444])" table:style-name="ce4">
            <text:p>5869,0</text:p>
          </table:table-cell>
          <table:table-cell office:value-type="float" office:value="0.61660840877513212" table:formula="of:=TAN([.C445])" table:style-name="ce4">
            <text:p>0,6</text:p>
          </table:table-cell>
          <table:table-cell office:value-type="float" office:value="1.570625941401008" table:formula="of:=ATAN([.C445])" table:style-name="ce4">
            <text:p>1,6</text:p>
          </table:table-cell>
          <table:table-cell office:value-type="float" office:value="89.99023763603951" table:formula="of:=([.E445]*180)/PI()" table:style-name="ce4">
            <text:p>90,0</text:p>
          </table:table-cell>
          <table:table-cell office:value-type="float" office:value="0" table:formula="of:=[.F445]-[.F44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735999999999999" table:style-name="ce2">
            <text:p>2,0736</text:p>
          </table:table-cell>
          <table:table-cell office:value-type="float" office:value="6732.4" table:style-name="ce2">
            <text:p>6732,4</text:p>
          </table:table-cell>
          <table:table-cell office:value-type="float" office:value="5895.522388059765" table:formula="of:=([.B446]-[.B445])/([.A446]-[.A445])" table:style-name="ce4">
            <text:p>5895,5</text:p>
          </table:table-cell>
          <table:table-cell office:value-type="float" office:value="-2.9798915720643238" table:formula="of:=TAN([.C446])" table:style-name="ce4">
            <text:p>-3,0</text:p>
          </table:table-cell>
          <table:table-cell office:value-type="float" office:value="1.5706267065433588" table:formula="of:=ATAN([.C446])" table:style-name="ce4">
            <text:p>1,6</text:p>
          </table:table-cell>
          <table:table-cell office:value-type="float" office:value="89.990281475466929" table:formula="of:=([.E446]*180)/PI()" table:style-name="ce4">
            <text:p>90,0</text:p>
          </table:table-cell>
          <table:table-cell office:value-type="float" office:value="0" table:formula="of:=[.F446]-[.F44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823" table:style-name="ce2">
            <text:p>2,0823</text:p>
          </table:table-cell>
          <table:table-cell office:value-type="float" office:value="6771.8" table:style-name="ce2">
            <text:p>6771,8</text:p>
          </table:table-cell>
          <table:table-cell office:value-type="float" office:value="4528.7356321838915" table:formula="of:=([.B447]-[.B446])/([.A447]-[.A446])" table:style-name="ce4">
            <text:p>4528,7</text:p>
          </table:table-cell>
          <table:table-cell office:value-type="float" office:value="-7.6595299368844314" table:formula="of:=TAN([.C447])" table:style-name="ce4">
            <text:p>-7,7</text:p>
          </table:table-cell>
          <table:table-cell office:value-type="float" office:value="1.5705755146157443" table:formula="of:=ATAN([.C447])" table:style-name="ce4">
            <text:p>1,6</text:p>
          </table:table-cell>
          <table:table-cell office:value-type="float" office:value="89.987348394069485" table:formula="of:=([.E447]*180)/PI()" table:style-name="ce4">
            <text:p>90,0</text:p>
          </table:table-cell>
          <table:table-cell office:value-type="float" office:value="0" table:formula="of:=[.F447]-[.F44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876000000000001" table:style-name="ce2">
            <text:p>2,0876</text:p>
          </table:table-cell>
          <table:table-cell office:value-type="float" office:value="6811.2" table:style-name="ce2">
            <text:p>6811,2</text:p>
          </table:table-cell>
          <table:table-cell office:value-type="float" office:value="7433.9622641507594" table:formula="of:=([.B448]-[.B447])/([.A448]-[.A447])" table:style-name="ce4">
            <text:p>7434,0</text:p>
          </table:table-cell>
          <table:table-cell office:value-type="float" office:value="1.4104078178217925" table:formula="of:=TAN([.C448])" table:style-name="ce4">
            <text:p>1,4</text:p>
          </table:table-cell>
          <table:table-cell office:value-type="float" office:value="1.5706618090292106" table:formula="of:=ATAN([.C448])" table:style-name="ce4">
            <text:p>1,6</text:p>
          </table:table-cell>
          <table:table-cell office:value-type="float" office:value="89.992292699756661" table:formula="of:=([.E448]*180)/PI()" table:style-name="ce4">
            <text:p>90,0</text:p>
          </table:table-cell>
          <table:table-cell office:value-type="float" office:value="0" table:formula="of:=[.F448]-[.F44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0948000000000002" table:style-name="ce2">
            <text:p>2,0948</text:p>
          </table:table-cell>
          <table:table-cell office:value-type="float" office:value="6850.6" table:style-name="ce2">
            <text:p>6850,6</text:p>
          </table:table-cell>
          <table:table-cell office:value-type="float" office:value="5472.2222222222254" table:formula="of:=([.B449]-[.B448])/([.A449]-[.A448])" table:style-name="ce4">
            <text:p>5472,2</text:p>
          </table:table-cell>
          <table:table-cell office:value-type="float" office:value="-0.46126259642681056" table:formula="of:=TAN([.C449])" table:style-name="ce4">
            <text:p>-0,5</text:p>
          </table:table-cell>
          <table:table-cell office:value-type="float" office:value="1.5706135856801795" table:formula="of:=ATAN([.C449])" table:style-name="ce4">
            <text:p>1,6</text:p>
          </table:table-cell>
          <table:table-cell office:value-type="float" office:value="89.989529705383191" table:formula="of:=([.E449]*180)/PI()" table:style-name="ce4">
            <text:p>90,0</text:p>
          </table:table-cell>
          <table:table-cell office:value-type="float" office:value="0" table:formula="of:=[.F449]-[.F44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" table:style-name="ce2">
            <text:p>2,1</text:p>
          </table:table-cell>
          <table:table-cell office:value-type="float" office:value="6890.1" table:style-name="ce2">
            <text:p>6890,1</text:p>
          </table:table-cell>
          <table:table-cell office:value-type="float" office:value="7596.153846154034" table:formula="of:=([.B450]-[.B449])/([.A450]-[.A449])" table:style-name="ce4">
            <text:p>7596,2</text:p>
          </table:table-cell>
          <table:table-cell office:value-type="float" office:value="-0.22067098784671704" table:formula="of:=TAN([.C450])" table:style-name="ce4">
            <text:p>-0,2</text:p>
          </table:table-cell>
          <table:table-cell office:value-type="float" office:value="1.570664681226037" table:formula="of:=ATAN([.C450])" table:style-name="ce4">
            <text:p>1,6</text:p>
          </table:table-cell>
          <table:table-cell office:value-type="float" office:value="89.992457264512751" table:formula="of:=([.E450]*180)/PI()" table:style-name="ce4">
            <text:p>90,0</text:p>
          </table:table-cell>
          <table:table-cell office:value-type="float" office:value="0" table:formula="of:=[.F450]-[.F45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073" table:style-name="ce2">
            <text:p>2,1073</text:p>
          </table:table-cell>
          <table:table-cell office:value-type="float" office:value="6929.5" table:style-name="ce2">
            <text:p>6929,5</text:p>
          </table:table-cell>
          <table:table-cell office:value-type="float" office:value="5397.2602739726544" table:formula="of:=([.B451]-[.B450])/([.A451]-[.A450])" table:style-name="ce4">
            <text:p>5397,3</text:p>
          </table:table-cell>
          <table:table-cell office:value-type="float" office:value="4.0951282812876615E-3" table:formula="of:=TAN([.C451])" table:style-name="ce4">
            <text:p>0,0</text:p>
          </table:table-cell>
          <table:table-cell office:value-type="float" office:value="1.5706110476091995" table:formula="of:=ATAN([.C451])" table:style-name="ce4">
            <text:p>1,6</text:p>
          </table:table-cell>
          <table:table-cell office:value-type="float" office:value="89.989384284627931" table:formula="of:=([.E451]*180)/PI()" table:style-name="ce4">
            <text:p>90,0</text:p>
          </table:table-cell>
          <table:table-cell office:value-type="float" office:value="0" table:formula="of:=[.F451]-[.F45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114000000000002" table:style-name="ce2">
            <text:p>2,1114</text:p>
          </table:table-cell>
          <table:table-cell office:value-type="float" office:value="6968.9" table:style-name="ce2">
            <text:p>6968,9</text:p>
          </table:table-cell>
          <table:table-cell office:value-type="float" office:value="9609.7560975603847" table:formula="of:=([.B452]-[.B451])/([.A452]-[.A451])" table:style-name="ce4">
            <text:p>9609,8</text:p>
          </table:table-cell>
          <table:table-cell office:value-type="float" office:value="-0.39458522630040627" table:formula="of:=TAN([.C452])" table:style-name="ce4">
            <text:p>-0,4</text:p>
          </table:table-cell>
          <table:table-cell office:value-type="float" office:value="1.5706922658815667" table:formula="of:=ATAN([.C452])" table:style-name="ce4">
            <text:p>1,6</text:p>
          </table:table-cell>
          <table:table-cell office:value-type="float" office:value="89.994037748853927" table:formula="of:=([.E452]*180)/PI()" table:style-name="ce4">
            <text:p>90,0</text:p>
          </table:table-cell>
          <table:table-cell office:value-type="float" office:value="0" table:formula="of:=[.F452]-[.F45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166999999999998" table:style-name="ce2">
            <text:p>2,1167</text:p>
          </table:table-cell>
          <table:table-cell office:value-type="float" office:value="7008.4" table:style-name="ce2">
            <text:p>7008,4</text:p>
          </table:table-cell>
          <table:table-cell office:value-type="float" office:value="7452.8301886797535" table:formula="of:=([.B453]-[.B452])/([.A453]-[.A452])" table:style-name="ce4">
            <text:p>7452,8</text:p>
          </table:table-cell>
          <table:table-cell office:value-type="float" office:value="1.4667830480655235" table:formula="of:=TAN([.C453])" table:style-name="ce4">
            <text:p>1,5</text:p>
          </table:table-cell>
          <table:table-cell office:value-type="float" office:value="1.570662149580512" table:formula="of:=ATAN([.C453])" table:style-name="ce4">
            <text:p>1,6</text:p>
          </table:table-cell>
          <table:table-cell office:value-type="float" office:value="89.992312211908938" table:formula="of:=([.E453]*180)/PI()" table:style-name="ce4">
            <text:p>90,0</text:p>
          </table:table-cell>
          <table:table-cell office:value-type="float" office:value="0" table:formula="of:=[.F453]-[.F45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198000000000001" table:style-name="ce2">
            <text:p>2,1198</text:p>
          </table:table-cell>
          <table:table-cell office:value-type="float" office:value="7047.8" table:style-name="ce2">
            <text:p>7047,8</text:p>
          </table:table-cell>
          <table:table-cell office:value-type="float" office:value="12709.677419353684" table:formula="of:=([.B454]-[.B453])/([.A454]-[.A453])" table:style-name="ce4">
            <text:p>12709,7</text:p>
          </table:table-cell>
          <table:table-cell office:value-type="float" office:value="-2.6221596966479166" table:formula="of:=TAN([.C454])" table:style-name="ce4">
            <text:p>-2,6</text:p>
          </table:table-cell>
          <table:table-cell office:value-type="float" office:value="1.5707176465920132" table:formula="of:=ATAN([.C454])" table:style-name="ce4">
            <text:p>1,6</text:p>
          </table:table-cell>
          <table:table-cell office:value-type="float" office:value="89.995491956443544" table:formula="of:=([.E454]*180)/PI()" table:style-name="ce4">
            <text:p>90,0</text:p>
          </table:table-cell>
          <table:table-cell office:value-type="float" office:value="0" table:formula="of:=[.F454]-[.F45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240000000000001" table:style-name="ce2">
            <text:p>2,124</text:p>
          </table:table-cell>
          <table:table-cell office:value-type="float" office:value="7087.2" table:style-name="ce2">
            <text:p>7087,2</text:p>
          </table:table-cell>
          <table:table-cell office:value-type="float" office:value="9380.9523809523362" table:formula="of:=([.B455]-[.B454])/([.A455]-[.A454])" table:style-name="ce4">
            <text:p>9381,0</text:p>
          </table:table-cell>
          <table:table-cell office:value-type="float" office:value="0.15801307364165257" table:formula="of:=TAN([.C455])" table:style-name="ce4">
            <text:p>0,2</text:p>
          </table:table-cell>
          <table:table-cell office:value-type="float" office:value="1.5706897278105287" table:formula="of:=ATAN([.C455])" table:style-name="ce4">
            <text:p>1,6</text:p>
          </table:table-cell>
          <table:table-cell office:value-type="float" office:value="89.993892328095342" table:formula="of:=([.E455]*180)/PI()" table:style-name="ce4">
            <text:p>90,0</text:p>
          </table:table-cell>
          <table:table-cell office:value-type="float" office:value="0" table:formula="of:=[.F455]-[.F45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280999999999999" table:style-name="ce2">
            <text:p>2,1281</text:p>
          </table:table-cell>
          <table:table-cell office:value-type="float" office:value="7136.5" table:style-name="ce2">
            <text:p>7136,5</text:p>
          </table:table-cell>
          <table:table-cell office:value-type="float" office:value="12024.390243903157" table:formula="of:=([.B456]-[.B455])/([.A456]-[.A455])" table:style-name="ce4">
            <text:p>12024,4</text:p>
          </table:table-cell>
          <table:table-cell office:value-type="float" office:value="17.954870957853235" table:formula="of:=TAN([.C456])" table:style-name="ce4">
            <text:p>18,0</text:p>
          </table:table-cell>
          <table:table-cell office:value-type="float" office:value="1.5707131624948856" table:formula="of:=ATAN([.C456])" table:style-name="ce4">
            <text:p>1,6</text:p>
          </table:table-cell>
          <table:table-cell office:value-type="float" office:value="89.995235036603205" table:formula="of:=([.E456]*180)/PI()" table:style-name="ce4">
            <text:p>90,0</text:p>
          </table:table-cell>
          <table:table-cell office:value-type="float" office:value="0" table:formula="of:=[.F456]-[.F45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320999999999999" table:style-name="ce2">
            <text:p>2,1321</text:p>
          </table:table-cell>
          <table:table-cell office:value-type="float" office:value="7175.9" table:style-name="ce2">
            <text:p>7175,9</text:p>
          </table:table-cell>
          <table:table-cell office:value-type="float" office:value="9849.9999999999" table:formula="of:=([.B457]-[.B456])/([.A457]-[.A456])" table:style-name="ce4">
            <text:p>9850,0</text:p>
          </table:table-cell>
          <table:table-cell office:value-type="float" office:value="1.9994115290694205" table:formula="of:=TAN([.C457])" table:style-name="ce4">
            <text:p>2,0</text:p>
          </table:table-cell>
          <table:table-cell office:value-type="float" office:value="1.5706948039526059" table:formula="of:=ATAN([.C457])" table:style-name="ce4">
            <text:p>1,6</text:p>
          </table:table-cell>
          <table:table-cell office:value-type="float" office:value="89.994183169612569" table:formula="of:=([.E457]*180)/PI()" table:style-name="ce4">
            <text:p>90,0</text:p>
          </table:table-cell>
          <table:table-cell office:value-type="float" office:value="0" table:formula="of:=[.F457]-[.F45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347999999999998" table:style-name="ce2">
            <text:p>2,1348</text:p>
          </table:table-cell>
          <table:table-cell office:value-type="float" office:value="7215.4" table:style-name="ce2">
            <text:p>7215,4</text:p>
          </table:table-cell>
          <table:table-cell office:value-type="float" office:value="14629.629629630037" table:formula="of:=([.B458]-[.B457])/([.A458]-[.A457])" table:style-name="ce4">
            <text:p>14629,6</text:p>
          </table:table-cell>
          <table:table-cell office:value-type="float" office:value="-0.96455552262031563" table:formula="of:=TAN([.C458])" table:style-name="ce4">
            <text:p>-1,0</text:p>
          </table:table-cell>
          <table:table-cell office:value-type="float" office:value="1.5707279723646232" table:formula="of:=ATAN([.C458])" table:style-name="ce4">
            <text:p>1,6</text:p>
          </table:table-cell>
          <table:table-cell office:value-type="float" office:value="89.996083579634316" table:formula="of:=([.E458]*180)/PI()" table:style-name="ce4">
            <text:p>90,0</text:p>
          </table:table-cell>
          <table:table-cell office:value-type="float" office:value="0" table:formula="of:=[.F458]-[.F45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389999999999998" table:style-name="ce2">
            <text:p>2,139</text:p>
          </table:table-cell>
          <table:table-cell office:value-type="float" office:value="7254.8" table:style-name="ce2">
            <text:p>7254,8</text:p>
          </table:table-cell>
          <table:table-cell office:value-type="float" office:value="9380.9523809525526" table:formula="of:=([.B459]-[.B458])/([.A459]-[.A458])" table:style-name="ce4">
            <text:p>9381,0</text:p>
          </table:table-cell>
          <table:table-cell office:value-type="float" office:value="0.1580130738635169" table:formula="of:=TAN([.C459])" table:style-name="ce4">
            <text:p>0,2</text:p>
          </table:table-cell>
          <table:table-cell office:value-type="float" office:value="1.5706897278105287" table:formula="of:=ATAN([.C459])" table:style-name="ce4">
            <text:p>1,6</text:p>
          </table:table-cell>
          <table:table-cell office:value-type="float" office:value="89.993892328095342" table:formula="of:=([.E459]*180)/PI()" table:style-name="ce4">
            <text:p>90,0</text:p>
          </table:table-cell>
          <table:table-cell office:value-type="float" office:value="0" table:formula="of:=[.F459]-[.F45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432000000000002" table:style-name="ce2">
            <text:p>2,1432</text:p>
          </table:table-cell>
          <table:table-cell office:value-type="float" office:value="7304.1" table:style-name="ce2">
            <text:p>7304,1</text:p>
          </table:table-cell>
          <table:table-cell office:value-type="float" office:value="11738.095238094093" table:formula="of:=([.B460]-[.B459])/([.A460]-[.A459])" table:style-name="ce4">
            <text:p>11738,1</text:p>
          </table:table-cell>
          <table:table-cell office:value-type="float" office:value="1.9897202532922129" table:formula="of:=TAN([.C460])" table:style-name="ce4">
            <text:p>2,0</text:p>
          </table:table-cell>
          <table:table-cell office:value-type="float" office:value="1.5707111340973339" table:formula="of:=ATAN([.C460])" table:style-name="ce4">
            <text:p>1,6</text:p>
          </table:table-cell>
          <table:table-cell office:value-type="float" office:value="89.99511881798432" table:formula="of:=([.E460]*180)/PI()" table:style-name="ce4">
            <text:p>90,0</text:p>
          </table:table-cell>
          <table:table-cell office:value-type="float" office:value="0" table:formula="of:=[.F460]-[.F46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473" table:style-name="ce2">
            <text:p>2,1473</text:p>
          </table:table-cell>
          <table:table-cell office:value-type="float" office:value="7353.4" table:style-name="ce2">
            <text:p>7353,4</text:p>
          </table:table-cell>
          <table:table-cell office:value-type="float" office:value="12024.390243902935" table:formula="of:=([.B461]-[.B460])/([.A461]-[.A460])" table:style-name="ce4">
            <text:p>12024,4</text:p>
          </table:table-cell>
          <table:table-cell office:value-type="float" office:value="17.95487088609039" table:formula="of:=TAN([.C461])" table:style-name="ce4">
            <text:p>18,0</text:p>
          </table:table-cell>
          <table:table-cell office:value-type="float" office:value="1.5707131624948856" table:formula="of:=ATAN([.C461])" table:style-name="ce4">
            <text:p>1,6</text:p>
          </table:table-cell>
          <table:table-cell office:value-type="float" office:value="89.995235036603205" table:formula="of:=([.E461]*180)/PI()" table:style-name="ce4">
            <text:p>90,0</text:p>
          </table:table-cell>
          <table:table-cell office:value-type="float" office:value="0" table:formula="of:=[.F461]-[.F46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515" table:style-name="ce2">
            <text:p>2,1515</text:p>
          </table:table-cell>
          <table:table-cell office:value-type="float" office:value="7392.8" table:style-name="ce2">
            <text:p>7392,8</text:p>
          </table:table-cell>
          <table:table-cell office:value-type="float" office:value="9380.9523809525526" table:formula="of:=([.B462]-[.B461])/([.A462]-[.A461])" table:style-name="ce4">
            <text:p>9381,0</text:p>
          </table:table-cell>
          <table:table-cell office:value-type="float" office:value="0.1580130738635169" table:formula="of:=TAN([.C462])" table:style-name="ce4">
            <text:p>0,2</text:p>
          </table:table-cell>
          <table:table-cell office:value-type="float" office:value="1.5706897278105287" table:formula="of:=ATAN([.C462])" table:style-name="ce4">
            <text:p>1,6</text:p>
          </table:table-cell>
          <table:table-cell office:value-type="float" office:value="89.993892328095342" table:formula="of:=([.E462]*180)/PI()" table:style-name="ce4">
            <text:p>90,0</text:p>
          </table:table-cell>
          <table:table-cell office:value-type="float" office:value="0" table:formula="of:=[.F462]-[.F46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545999999999998" table:style-name="ce2">
            <text:p>2,1546</text:p>
          </table:table-cell>
          <table:table-cell office:value-type="float" office:value="7432.2" table:style-name="ce2">
            <text:p>7432,2</text:p>
          </table:table-cell>
          <table:table-cell office:value-type="float" office:value="12709.67741935521" table:formula="of:=([.B463]-[.B462])/([.A463]-[.A462])" table:style-name="ce4">
            <text:p>12709,7</text:p>
          </table:table-cell>
          <table:table-cell office:value-type="float" office:value="-2.6221596846285253" table:formula="of:=TAN([.C463])" table:style-name="ce4">
            <text:p>-2,6</text:p>
          </table:table-cell>
          <table:table-cell office:value-type="float" office:value="1.5707176465920134" table:formula="of:=ATAN([.C463])" table:style-name="ce4">
            <text:p>1,6</text:p>
          </table:table-cell>
          <table:table-cell office:value-type="float" office:value="89.995491956443558" table:formula="of:=([.E463]*180)/PI()" table:style-name="ce4">
            <text:p>90,0</text:p>
          </table:table-cell>
          <table:table-cell office:value-type="float" office:value="0" table:formula="of:=[.F463]-[.F46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570999999999998" table:style-name="ce2">
            <text:p>2,1571</text:p>
          </table:table-cell>
          <table:table-cell office:value-type="float" office:value="7471.6" table:style-name="ce2">
            <text:p>7471,6</text:p>
          </table:table-cell>
          <table:table-cell office:value-type="float" office:value="15760.000000000555" table:formula="of:=([.B464]-[.B463])/([.A464]-[.A463])" table:style-name="ce4">
            <text:p>15760,0</text:p>
          </table:table-cell>
          <table:table-cell office:value-type="float" office:value="-4.9216965066765166" table:formula="of:=TAN([.C464])" table:style-name="ce4">
            <text:p>-4,9</text:p>
          </table:table-cell>
          <table:table-cell office:value-type="float" office:value="1.570732875018332" table:formula="of:=ATAN([.C464])" table:style-name="ce4">
            <text:p>1,6</text:p>
          </table:table-cell>
          <table:table-cell office:value-type="float" office:value="89.996364481000242" table:formula="of:=([.E464]*180)/PI()" table:style-name="ce4">
            <text:p>90,0</text:p>
          </table:table-cell>
          <table:table-cell office:value-type="float" office:value="0" table:formula="of:=[.F464]-[.F46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613000000000002" table:style-name="ce2">
            <text:p>2,1613</text:p>
          </table:table-cell>
          <table:table-cell office:value-type="float" office:value="7511.1" table:style-name="ce2">
            <text:p>7511,1</text:p>
          </table:table-cell>
          <table:table-cell office:value-type="float" office:value="9404.7619047609514" table:formula="of:=([.B465]-[.B464])/([.A465]-[.A464])" table:style-name="ce4">
            <text:p>9404,8</text:p>
          </table:table-cell>
          <table:table-cell office:value-type="float" office:value="-2.3371766400363896" table:formula="of:=TAN([.C465])" table:style-name="ce4">
            <text:p>-2,3</text:p>
          </table:table-cell>
          <table:table-cell office:value-type="float" office:value="1.5706899976813733" table:formula="of:=ATAN([.C465])" table:style-name="ce4">
            <text:p>1,6</text:p>
          </table:table-cell>
          <table:table-cell office:value-type="float" office:value="89.993907790555753" table:formula="of:=([.E465]*180)/PI()" table:style-name="ce4">
            <text:p>90,0</text:p>
          </table:table-cell>
          <table:table-cell office:value-type="float" office:value="0" table:formula="of:=[.F465]-[.F46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655000000000002" table:style-name="ce2">
            <text:p>2,1655</text:p>
          </table:table-cell>
          <table:table-cell office:value-type="float" office:value="7560.4" table:style-name="ce2">
            <text:p>7560,4</text:p>
          </table:table-cell>
          <table:table-cell office:value-type="float" office:value="11738.095238095117" table:formula="of:=([.B466]-[.B465])/([.A466]-[.A465])" table:style-name="ce4">
            <text:p>11738,1</text:p>
          </table:table-cell>
          <table:table-cell office:value-type="float" office:value="1.9897202583706666" table:formula="of:=TAN([.C466])" table:style-name="ce4">
            <text:p>2,0</text:p>
          </table:table-cell>
          <table:table-cell office:value-type="float" office:value="1.5707111340973339" table:formula="of:=ATAN([.C466])" table:style-name="ce4">
            <text:p>1,6</text:p>
          </table:table-cell>
          <table:table-cell office:value-type="float" office:value="89.99511881798432" table:formula="of:=([.E466]*180)/PI()" table:style-name="ce4">
            <text:p>90,0</text:p>
          </table:table-cell>
          <table:table-cell office:value-type="float" office:value="0" table:formula="of:=[.F466]-[.F46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696" table:style-name="ce2">
            <text:p>2,1696</text:p>
          </table:table-cell>
          <table:table-cell office:value-type="float" office:value="7599.8" table:style-name="ce2">
            <text:p>7599,8</text:p>
          </table:table-cell>
          <table:table-cell office:value-type="float" office:value="9609.756097561647" table:formula="of:=([.B467]-[.B466])/([.A467]-[.A466])" table:style-name="ce4">
            <text:p>9609,8</text:p>
          </table:table-cell>
          <table:table-cell office:value-type="float" office:value="-0.3945852248414784" table:formula="of:=TAN([.C467])" table:style-name="ce4">
            <text:p>-0,4</text:p>
          </table:table-cell>
          <table:table-cell office:value-type="float" office:value="1.5706922658815667" table:formula="of:=ATAN([.C467])" table:style-name="ce4">
            <text:p>1,6</text:p>
          </table:table-cell>
          <table:table-cell office:value-type="float" office:value="89.994037748853927" table:formula="of:=([.E467]*180)/PI()" table:style-name="ce4">
            <text:p>90,0</text:p>
          </table:table-cell>
          <table:table-cell office:value-type="float" office:value="0" table:formula="of:=[.F467]-[.F46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736" table:style-name="ce2">
            <text:p>2,1736</text:p>
          </table:table-cell>
          <table:table-cell office:value-type="float" office:value="7658.9" table:style-name="ce2">
            <text:p>7658,9</text:p>
          </table:table-cell>
          <table:table-cell office:value-type="float" office:value="14774.999999999851" table:formula="of:=([.B468]-[.B467])/([.A468]-[.A467])" table:style-name="ce4">
            <text:p>14775,0</text:p>
          </table:table-cell>
          <table:table-cell office:value-type="float" office:value="8.9991928011301126E-2" table:formula="of:=TAN([.C468])" table:style-name="ce4">
            <text:p>0,1</text:p>
          </table:table-cell>
          <table:table-cell office:value-type="float" office:value="1.5707286448999069" table:formula="of:=ATAN([.C468])" table:style-name="ce4">
            <text:p>1,6</text:p>
          </table:table-cell>
          <table:table-cell office:value-type="float" office:value="89.996122113067656" table:formula="of:=([.E468]*180)/PI()" table:style-name="ce4">
            <text:p>90,0</text:p>
          </table:table-cell>
          <table:table-cell office:value-type="float" office:value="0" table:formula="of:=[.F468]-[.F46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793999999999998" table:style-name="ce2">
            <text:p>2,1794</text:p>
          </table:table-cell>
          <table:table-cell office:value-type="float" office:value="7718.1" table:style-name="ce2">
            <text:p>7718,1</text:p>
          </table:table-cell>
          <table:table-cell office:value-type="float" office:value="10206.896551724605" table:formula="of:=([.B469]-[.B468])/([.A469]-[.A468])" table:style-name="ce4">
            <text:p>10206,9</text:p>
          </table:table-cell>
          <table:table-cell office:value-type="float" office:value="-0.13886214788501194" table:formula="of:=TAN([.C469])" table:style-name="ce4">
            <text:p>-0,1</text:p>
          </table:table-cell>
          <table:table-cell office:value-type="float" office:value="1.5706983538222372" table:formula="of:=ATAN([.C469])" table:style-name="ce4">
            <text:p>1,6</text:p>
          </table:table-cell>
          <table:table-cell office:value-type="float" office:value="89.994386562160258" table:formula="of:=([.E469]*180)/PI()" table:style-name="ce4">
            <text:p>90,0</text:p>
          </table:table-cell>
          <table:table-cell office:value-type="float" office:value="0" table:formula="of:=[.F469]-[.F46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850000000000001" table:style-name="ce2">
            <text:p>2,185</text:p>
          </table:table-cell>
          <table:table-cell office:value-type="float" office:value="7787.1" table:style-name="ce2">
            <text:p>7787,1</text:p>
          </table:table-cell>
          <table:table-cell office:value-type="float" office:value="12321.428571427974" table:formula="of:=([.B470]-[.B469])/([.A470]-[.A469])" table:style-name="ce4">
            <text:p>12321,4</text:p>
          </table:table-cell>
          <table:table-cell office:value-type="float" office:value="0.1025411948476974" table:formula="of:=TAN([.C470])" table:style-name="ce4">
            <text:p>0,1</text:p>
          </table:table-cell>
          <table:table-cell office:value-type="float" office:value="1.570715167374785" table:formula="of:=ATAN([.C470])" table:style-name="ce4">
            <text:p>1,6</text:p>
          </table:table-cell>
          <table:table-cell office:value-type="float" office:value="89.995349907759874" table:formula="of:=([.E470]*180)/PI()" table:style-name="ce4">
            <text:p>90,0</text:p>
          </table:table-cell>
          <table:table-cell office:value-type="float" office:value="0" table:formula="of:=[.F470]-[.F47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905999999999999" table:style-name="ce2">
            <text:p>2,1906</text:p>
          </table:table-cell>
          <table:table-cell office:value-type="float" office:value="7846.2" table:style-name="ce2">
            <text:p>7846,2</text:p>
          </table:table-cell>
          <table:table-cell office:value-type="float" office:value="10553.571428571657" table:formula="of:=([.B471]-[.B470])/([.A471]-[.A470])" table:style-name="ce4">
            <text:p>10553,6</text:p>
          </table:table-cell>
          <table:table-cell office:value-type="float" office:value="1.4335541999086079" table:formula="of:=TAN([.C471])" table:style-name="ce4">
            <text:p>1,4</text:p>
          </table:table-cell>
          <table:table-cell office:value-type="float" office:value="1.5707015721420499" table:formula="of:=ATAN([.C471])" table:style-name="ce4">
            <text:p>1,6</text:p>
          </table:table-cell>
          <table:table-cell office:value-type="float" office:value="89.994570958302646" table:formula="of:=([.E471]*180)/PI()" table:style-name="ce4">
            <text:p>90,0</text:p>
          </table:table-cell>
          <table:table-cell office:value-type="float" office:value="0" table:formula="of:=[.F471]-[.F47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1947000000000001" table:style-name="ce2">
            <text:p>2,1947</text:p>
          </table:table-cell>
          <table:table-cell office:value-type="float" office:value="7905.4" table:style-name="ce2">
            <text:p>7905,4</text:p>
          </table:table-cell>
          <table:table-cell office:value-type="float" office:value="14439.024390243103" table:formula="of:=([.B472]-[.B471])/([.A472]-[.A471])" table:style-name="ce4">
            <text:p>14439,0</text:p>
          </table:table-cell>
          <table:table-cell office:value-type="float" office:value="0.2709041348108277" table:formula="of:=TAN([.C472])" table:style-name="ce4">
            <text:p>0,3</text:p>
          </table:table-cell>
          <table:table-cell office:value-type="float" office:value="1.5707270700382505" table:formula="of:=ATAN([.C472])" table:style-name="ce4">
            <text:p>1,6</text:p>
          </table:table-cell>
          <table:table-cell office:value-type="float" office:value="89.996031880141416" table:formula="of:=([.E472]*180)/PI()" table:style-name="ce4">
            <text:p>90,0</text:p>
          </table:table-cell>
          <table:table-cell office:value-type="float" office:value="0" table:formula="of:=[.F472]-[.F47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002000000000002" table:style-name="ce2">
            <text:p>2,2002</text:p>
          </table:table-cell>
          <table:table-cell office:value-type="float" office:value="7964.5" table:style-name="ce2">
            <text:p>7964,5</text:p>
          </table:table-cell>
          <table:table-cell office:value-type="float" office:value="10745.454545454493" table:formula="of:=([.B473]-[.B472])/([.A473]-[.A472])" table:style-name="ce4">
            <text:p>10745,5</text:p>
          </table:table-cell>
          <table:table-cell office:value-type="float" office:value="2.6317442806499827" table:formula="of:=TAN([.C473])" table:style-name="ce4">
            <text:p>2,6</text:p>
          </table:table-cell>
          <table:table-cell office:value-type="float" office:value="1.5707032641894123" table:formula="of:=ATAN([.C473])" table:style-name="ce4">
            <text:p>1,6</text:p>
          </table:table-cell>
          <table:table-cell office:value-type="float" office:value="89.994667905475268" table:formula="of:=([.E473]*180)/PI()" table:style-name="ce4">
            <text:p>90,0</text:p>
          </table:table-cell>
          <table:table-cell office:value-type="float" office:value="0" table:formula="of:=[.F473]-[.F47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057000000000002" table:style-name="ce2">
            <text:p>2,2057</text:p>
          </table:table-cell>
          <table:table-cell office:value-type="float" office:value="8043.3" table:style-name="ce2">
            <text:p>8043,3</text:p>
          </table:table-cell>
          <table:table-cell office:value-type="float" office:value="14327.272727272602" table:formula="of:=([.B474]-[.B473])/([.A474]-[.A473])" table:style-name="ce4">
            <text:p>14327,3</text:p>
          </table:table-cell>
          <table:table-cell office:value-type="float" office:value="-25.347884357798261" table:formula="of:=TAN([.C474])" table:style-name="ce4">
            <text:p>-25,3</text:p>
          </table:table-cell>
          <table:table-cell office:value-type="float" office:value="1.5707265298406952" table:formula="of:=ATAN([.C474])" table:style-name="ce4">
            <text:p>1,6</text:p>
          </table:table-cell>
          <table:table-cell office:value-type="float" office:value="89.996000929101399" table:formula="of:=([.E474]*180)/PI()" table:style-name="ce4">
            <text:p>90,0</text:p>
          </table:table-cell>
          <table:table-cell office:value-type="float" office:value="0" table:formula="of:=[.F474]-[.F47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113" table:style-name="ce2">
            <text:p>2,2113</text:p>
          </table:table-cell>
          <table:table-cell office:value-type="float" office:value="8102.5" table:style-name="ce2">
            <text:p>8102,5</text:p>
          </table:table-cell>
          <table:table-cell office:value-type="float" office:value="10571.428571428865" table:formula="of:=([.B475]-[.B474])/([.A475]-[.A474])" table:style-name="ce4">
            <text:p>10571,4</text:p>
          </table:table-cell>
          <table:table-cell office:value-type="float" office:value="-3.0717556693714471E-2" table:formula="of:=TAN([.C475])" table:style-name="ce4">
            <text:p>0,0</text:p>
          </table:table-cell>
          <table:table-cell office:value-type="float" office:value="1.5707017322005841" table:formula="of:=ATAN([.C475])" table:style-name="ce4">
            <text:p>1,6</text:p>
          </table:table-cell>
          <table:table-cell office:value-type="float" office:value="89.994580128981141" table:formula="of:=([.E475]*180)/PI()" table:style-name="ce4">
            <text:p>90,0</text:p>
          </table:table-cell>
          <table:table-cell office:value-type="float" office:value="0" table:formula="of:=[.F475]-[.F47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168999999999999" table:style-name="ce2">
            <text:p>2,2169</text:p>
          </table:table-cell>
          <table:table-cell office:value-type="float" office:value="8171.5" table:style-name="ce2">
            <text:p>8171,5</text:p>
          </table:table-cell>
          <table:table-cell office:value-type="float" office:value="12321.428571428951" table:formula="of:=([.B476]-[.B475])/([.A476]-[.A475])" table:style-name="ce4">
            <text:p>12321,4</text:p>
          </table:table-cell>
          <table:table-cell office:value-type="float" office:value="0.10254119583476544" table:formula="of:=TAN([.C476])" table:style-name="ce4">
            <text:p>0,1</text:p>
          </table:table-cell>
          <table:table-cell office:value-type="float" office:value="1.570715167374785" table:formula="of:=ATAN([.C476])" table:style-name="ce4">
            <text:p>1,6</text:p>
          </table:table-cell>
          <table:table-cell office:value-type="float" office:value="89.995349907759874" table:formula="of:=([.E476]*180)/PI()" table:style-name="ce4">
            <text:p>90,0</text:p>
          </table:table-cell>
          <table:table-cell office:value-type="float" office:value="0" table:formula="of:=[.F476]-[.F47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225000000000001" table:style-name="ce2">
            <text:p>2,2225</text:p>
          </table:table-cell>
          <table:table-cell office:value-type="float" office:value="8240.5" table:style-name="ce2">
            <text:p>8240,5</text:p>
          </table:table-cell>
          <table:table-cell office:value-type="float" office:value="12321.428571427974" table:formula="of:=([.B477]-[.B476])/([.A477]-[.A476])" table:style-name="ce4">
            <text:p>12321,4</text:p>
          </table:table-cell>
          <table:table-cell office:value-type="float" office:value="0.1025411948476974" table:formula="of:=TAN([.C477])" table:style-name="ce4">
            <text:p>0,1</text:p>
          </table:table-cell>
          <table:table-cell office:value-type="float" office:value="1.570715167374785" table:formula="of:=ATAN([.C477])" table:style-name="ce4">
            <text:p>1,6</text:p>
          </table:table-cell>
          <table:table-cell office:value-type="float" office:value="89.995349907759874" table:formula="of:=([.E477]*180)/PI()" table:style-name="ce4">
            <text:p>90,0</text:p>
          </table:table-cell>
          <table:table-cell office:value-type="float" office:value="0" table:formula="of:=[.F477]-[.F47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280000000000002" table:style-name="ce2">
            <text:p>2,228</text:p>
          </table:table-cell>
          <table:table-cell office:value-type="float" office:value="8309.5" table:style-name="ce2">
            <text:p>8309,5</text:p>
          </table:table-cell>
          <table:table-cell office:value-type="float" office:value="12545.454545454408" table:formula="of:=([.B478]-[.B477])/([.A478]-[.A477])" table:style-name="ce4">
            <text:p>12545,5</text:p>
          </table:table-cell>
          <table:table-cell office:value-type="float" office:value="1.8492705855464979" table:formula="of:=TAN([.C478])" table:style-name="ce4">
            <text:p>1,8</text:p>
          </table:table-cell>
          <table:table-cell office:value-type="float" office:value="1.5707166166501378" table:formula="of:=ATAN([.C478])" table:style-name="ce4">
            <text:p>1,6</text:p>
          </table:table-cell>
          <table:table-cell office:value-type="float" office:value="89.995432945120953" table:formula="of:=([.E478]*180)/PI()" table:style-name="ce4">
            <text:p>90,0</text:p>
          </table:table-cell>
          <table:table-cell office:value-type="float" office:value="0" table:formula="of:=[.F478]-[.F47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336999999999998" table:style-name="ce2">
            <text:p>2,2337</text:p>
          </table:table-cell>
          <table:table-cell office:value-type="float" office:value="8378.5" table:style-name="ce2">
            <text:p>8378,5</text:p>
          </table:table-cell>
          <table:table-cell office:value-type="float" office:value="12105.263157895599" table:formula="of:=([.B479]-[.B478])/([.A479]-[.A478])" table:style-name="ce4">
            <text:p>12105,3</text:p>
          </table:table-cell>
          <table:table-cell office:value-type="float" office:value="0.85374395984967499" table:formula="of:=TAN([.C479])" table:style-name="ce4">
            <text:p>0,9</text:p>
          </table:table-cell>
          <table:table-cell office:value-type="float" office:value="1.5707137180994324" table:formula="of:=ATAN([.C479])" table:style-name="ce4">
            <text:p>1,6</text:p>
          </table:table-cell>
          <table:table-cell office:value-type="float" office:value="89.995266870398822" table:formula="of:=([.E479]*180)/PI()" table:style-name="ce4">
            <text:p>90,0</text:p>
          </table:table-cell>
          <table:table-cell office:value-type="float" office:value="0" table:formula="of:=[.F479]-[.F47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38" table:style-name="ce2">
            <text:p>2,238</text:p>
          </table:table-cell>
          <table:table-cell office:value-type="float" office:value="8437.6" table:style-name="ce2">
            <text:p>8437,6</text:p>
          </table:table-cell>
          <table:table-cell office:value-type="float" office:value="13744.186046511097" table:formula="of:=([.B480]-[.B479])/([.A480]-[.A479])" table:style-name="ce4">
            <text:p>13744,2</text:p>
          </table:table-cell>
          <table:table-cell office:value-type="float" office:value="-0.2895182037609848" table:formula="of:=TAN([.C480])" table:style-name="ce4">
            <text:p>-0,3</text:p>
          </table:table-cell>
          <table:table-cell office:value-type="float" office:value="1.5707235687578001" table:formula="of:=ATAN([.C480])" table:style-name="ce4">
            <text:p>1,6</text:p>
          </table:table-cell>
          <table:table-cell office:value-type="float" office:value="89.995831271548724" table:formula="of:=([.E480]*180)/PI()" table:style-name="ce4">
            <text:p>90,0</text:p>
          </table:table-cell>
          <table:table-cell office:value-type="float" office:value="0" table:formula="of:=[.F480]-[.F48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433999999999998" table:style-name="ce2">
            <text:p>2,2434</text:p>
          </table:table-cell>
          <table:table-cell office:value-type="float" office:value="8506.6" table:style-name="ce2">
            <text:p>8506,6</text:p>
          </table:table-cell>
          <table:table-cell office:value-type="float" office:value="12777.777777778134" table:formula="of:=([.B481]-[.B480])/([.A481]-[.A480])" table:style-name="ce4">
            <text:p>12777,8</text:p>
          </table:table-cell>
          <table:table-cell office:value-type="float" office:value="1.314505875977261" table:formula="of:=TAN([.C481])" table:style-name="ce4">
            <text:p>1,3</text:p>
          </table:table-cell>
          <table:table-cell office:value-type="float" office:value="1.5707180659254911" table:formula="of:=ATAN([.C481])" table:style-name="ce4">
            <text:p>1,6</text:p>
          </table:table-cell>
          <table:table-cell office:value-type="float" office:value="89.995515982482047" table:formula="of:=([.E481]*180)/PI()" table:style-name="ce4">
            <text:p>90,0</text:p>
          </table:table-cell>
          <table:table-cell office:value-type="float" office:value="0" table:formula="of:=[.F481]-[.F48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486999999999999" table:style-name="ce2">
            <text:p>2,2487</text:p>
          </table:table-cell>
          <table:table-cell office:value-type="float" office:value="8565.7999999999993" table:style-name="ce2">
            <text:p>8565,8</text:p>
          </table:table-cell>
          <table:table-cell office:value-type="float" office:value="11169.811320754337" table:formula="of:=([.B482]-[.B481])/([.A482]-[.A481])" table:style-name="ce4">
            <text:p>11169,8</text:p>
          </table:table-cell>
          <table:table-cell office:value-type="float" office:value="8.1995166430983648" table:formula="of:=TAN([.C482])" table:style-name="ce4">
            <text:p>8,2</text:p>
          </table:table-cell>
          <table:table-cell office:value-type="float" office:value="1.5707067997681088" table:formula="of:=ATAN([.C482])" table:style-name="ce4">
            <text:p>1,6</text:p>
          </table:table-cell>
          <table:table-cell office:value-type="float" office:value="89.994870479212707" table:formula="of:=([.E482]*180)/PI()" table:style-name="ce4">
            <text:p>90,0</text:p>
          </table:table-cell>
          <table:table-cell office:value-type="float" office:value="0" table:formula="of:=[.F482]-[.F48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528999999999999" table:style-name="ce2">
            <text:p>2,2529</text:p>
          </table:table-cell>
          <table:table-cell office:value-type="float" office:value="8624.9" table:style-name="ce2">
            <text:p>8624,9</text:p>
          </table:table-cell>
          <table:table-cell office:value-type="float" office:value="14071.42857142872" table:formula="of:=([.B483]-[.B482])/([.A483]-[.A482])" table:style-name="ce4">
            <text:p>14071,4</text:p>
          </table:table-cell>
          <table:table-cell office:value-type="float" office:value="0.23950406181171721" table:formula="of:=TAN([.C483])" table:style-name="ce4">
            <text:p>0,2</text:p>
          </table:table-cell>
          <table:table-cell office:value-type="float" office:value="1.5707252608051685" table:formula="of:=ATAN([.C483])" table:style-name="ce4">
            <text:p>1,6</text:p>
          </table:table-cell>
          <table:table-cell office:value-type="float" office:value="89.995928218721659" table:formula="of:=([.E483]*180)/PI()" table:style-name="ce4">
            <text:p>90,0</text:p>
          </table:table-cell>
          <table:table-cell office:value-type="float" office:value="0" table:formula="of:=[.F483]-[.F48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585999999999999" table:style-name="ce2">
            <text:p>2,2586</text:p>
          </table:table-cell>
          <table:table-cell office:value-type="float" office:value="8693.9" table:style-name="ce2">
            <text:p>8693,9</text:p>
          </table:table-cell>
          <table:table-cell office:value-type="float" office:value="12105.263157894655" table:formula="of:=([.B484]-[.B483])/([.A484]-[.A483])" table:style-name="ce4">
            <text:p>12105,3</text:p>
          </table:table-cell>
          <table:table-cell office:value-type="float" office:value="0.85374395821751747" table:formula="of:=TAN([.C484])" table:style-name="ce4">
            <text:p>0,9</text:p>
          </table:table-cell>
          <table:table-cell office:value-type="float" office:value="1.5707137180994324" table:formula="of:=ATAN([.C484])" table:style-name="ce4">
            <text:p>1,6</text:p>
          </table:table-cell>
          <table:table-cell office:value-type="float" office:value="89.995266870398822" table:formula="of:=([.E484]*180)/PI()" table:style-name="ce4">
            <text:p>90,0</text:p>
          </table:table-cell>
          <table:table-cell office:value-type="float" office:value="0" table:formula="of:=[.F484]-[.F48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641" table:style-name="ce2">
            <text:p>2,2641</text:p>
          </table:table-cell>
          <table:table-cell office:value-type="float" office:value="8762.9" table:style-name="ce2">
            <text:p>8762,9</text:p>
          </table:table-cell>
          <table:table-cell office:value-type="float" office:value="12545.454545454408" table:formula="of:=([.B485]-[.B484])/([.A485]-[.A484])" table:style-name="ce4">
            <text:p>12545,5</text:p>
          </table:table-cell>
          <table:table-cell office:value-type="float" office:value="1.8492705855464979" table:formula="of:=TAN([.C485])" table:style-name="ce4">
            <text:p>1,8</text:p>
          </table:table-cell>
          <table:table-cell office:value-type="float" office:value="1.5707166166501378" table:formula="of:=ATAN([.C485])" table:style-name="ce4">
            <text:p>1,6</text:p>
          </table:table-cell>
          <table:table-cell office:value-type="float" office:value="89.995432945120953" table:formula="of:=([.E485]*180)/PI()" table:style-name="ce4">
            <text:p>90,0</text:p>
          </table:table-cell>
          <table:table-cell office:value-type="float" office:value="0" table:formula="of:=[.F485]-[.F48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684000000000002" table:style-name="ce2">
            <text:p>2,2684</text:p>
          </table:table-cell>
          <table:table-cell office:value-type="float" office:value="8822.1" table:style-name="ce2">
            <text:p>8822,1</text:p>
          </table:table-cell>
          <table:table-cell office:value-type="float" office:value="13767.441860464669" table:formula="of:=([.B486]-[.B485])/([.A486]-[.A485])" table:style-name="ce4">
            <text:p>13767,4</text:p>
          </table:table-cell>
          <table:table-cell office:value-type="float" office:value="1.5001908273855158" table:formula="of:=TAN([.C486])" table:style-name="ce4">
            <text:p>1,5</text:p>
          </table:table-cell>
          <table:table-cell office:value-type="float" office:value="1.5707236916598892" table:formula="of:=ATAN([.C486])" table:style-name="ce4">
            <text:p>1,6</text:p>
          </table:table-cell>
          <table:table-cell office:value-type="float" office:value="89.995838313319723" table:formula="of:=([.E486]*180)/PI()" table:style-name="ce4">
            <text:p>90,0</text:p>
          </table:table-cell>
          <table:table-cell office:value-type="float" office:value="0" table:formula="of:=[.F486]-[.F48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738" table:style-name="ce2">
            <text:p>2,2738</text:p>
          </table:table-cell>
          <table:table-cell office:value-type="float" office:value="8891.1" table:style-name="ce2">
            <text:p>8891,1</text:p>
          </table:table-cell>
          <table:table-cell office:value-type="float" office:value="12777.777777778134" table:formula="of:=([.B487]-[.B486])/([.A487]-[.A486])" table:style-name="ce4">
            <text:p>12777,8</text:p>
          </table:table-cell>
          <table:table-cell office:value-type="float" office:value="1.314505875977261" table:formula="of:=TAN([.C487])" table:style-name="ce4">
            <text:p>1,3</text:p>
          </table:table-cell>
          <table:table-cell office:value-type="float" office:value="1.5707180659254911" table:formula="of:=ATAN([.C487])" table:style-name="ce4">
            <text:p>1,6</text:p>
          </table:table-cell>
          <table:table-cell office:value-type="float" office:value="89.995515982482047" table:formula="of:=([.E487]*180)/PI()" table:style-name="ce4">
            <text:p>90,0</text:p>
          </table:table-cell>
          <table:table-cell office:value-type="float" office:value="0" table:formula="of:=[.F487]-[.F48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795000000000001" table:style-name="ce2">
            <text:p>2,2795</text:p>
          </table:table-cell>
          <table:table-cell office:value-type="float" office:value="8969.9" table:style-name="ce2">
            <text:p>8969,9</text:p>
          </table:table-cell>
          <table:table-cell office:value-type="float" office:value="13824.561403508551" table:formula="of:=([.B488]-[.B487])/([.A488]-[.A487])" table:style-name="ce4">
            <text:p>13824,6</text:p>
          </table:table-cell>
          <table:table-cell office:value-type="float" office:value="58.581377761336491" table:formula="of:=TAN([.C488])" table:style-name="ce4">
            <text:p>58,6</text:p>
          </table:table-cell>
          <table:table-cell office:value-type="float" office:value="1.5707239917696421" table:formula="of:=ATAN([.C488])" table:style-name="ce4">
            <text:p>1,6</text:p>
          </table:table-cell>
          <table:table-cell office:value-type="float" office:value="89.995855508341947" table:formula="of:=([.E488]*180)/PI()" table:style-name="ce4">
            <text:p>90,0</text:p>
          </table:table-cell>
          <table:table-cell office:value-type="float" office:value="0" table:formula="of:=[.F488]-[.F48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835999999999999" table:style-name="ce2">
            <text:p>2,2836</text:p>
          </table:table-cell>
          <table:table-cell office:value-type="float" office:value="9029.1" table:style-name="ce2">
            <text:p>9029,1</text:p>
          </table:table-cell>
          <table:table-cell office:value-type="float" office:value="14439.024390244887" table:formula="of:=([.B489]-[.B488])/([.A489]-[.A488])" table:style-name="ce4">
            <text:p>14439,0</text:p>
          </table:table-cell>
          <table:table-cell office:value-type="float" office:value="0.27090413672621383" table:formula="of:=TAN([.C489])" table:style-name="ce4">
            <text:p>0,3</text:p>
          </table:table-cell>
          <table:table-cell office:value-type="float" office:value="1.5707270700382505" table:formula="of:=ATAN([.C489])" table:style-name="ce4">
            <text:p>1,6</text:p>
          </table:table-cell>
          <table:table-cell office:value-type="float" office:value="89.996031880141416" table:formula="of:=([.E489]*180)/PI()" table:style-name="ce4">
            <text:p>90,0</text:p>
          </table:table-cell>
          <table:table-cell office:value-type="float" office:value="0" table:formula="of:=[.F489]-[.F48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877000000000001" table:style-name="ce2">
            <text:p>2,2877</text:p>
          </table:table-cell>
          <table:table-cell office:value-type="float" office:value="9088.2000000000007" table:style-name="ce2">
            <text:p>9088,2</text:p>
          </table:table-cell>
          <table:table-cell office:value-type="float" office:value="14414.634146340797" table:formula="of:=([.B490]-[.B489])/([.A490]-[.A489])" table:style-name="ce4">
            <text:p>14414,6</text:p>
          </table:table-cell>
          <table:table-cell office:value-type="float" office:value="1.5818319959535931" table:formula="of:=TAN([.C490])" table:style-name="ce4">
            <text:p>1,6</text:p>
          </table:table-cell>
          <table:table-cell office:value-type="float" office:value="1.5707269528525376" table:formula="of:=ATAN([.C490])" table:style-name="ce4">
            <text:p>1,6</text:p>
          </table:table-cell>
          <table:table-cell office:value-type="float" office:value="89.996025165894636" table:formula="of:=([.E490]*180)/PI()" table:style-name="ce4">
            <text:p>90,0</text:p>
          </table:table-cell>
          <table:table-cell office:value-type="float" office:value="0" table:formula="of:=[.F490]-[.F49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932000000000001" table:style-name="ce2">
            <text:p>2,2932</text:p>
          </table:table-cell>
          <table:table-cell office:value-type="float" office:value="9157.2000000000007" table:style-name="ce2">
            <text:p>9157,2</text:p>
          </table:table-cell>
          <table:table-cell office:value-type="float" office:value="12545.454545454408" table:formula="of:=([.B491]-[.B490])/([.A491]-[.A490])" table:style-name="ce4">
            <text:p>12545,5</text:p>
          </table:table-cell>
          <table:table-cell office:value-type="float" office:value="1.8492705855464979" table:formula="of:=TAN([.C491])" table:style-name="ce4">
            <text:p>1,8</text:p>
          </table:table-cell>
          <table:table-cell office:value-type="float" office:value="1.5707166166501378" table:formula="of:=ATAN([.C491])" table:style-name="ce4">
            <text:p>1,6</text:p>
          </table:table-cell>
          <table:table-cell office:value-type="float" office:value="89.995432945120953" table:formula="of:=([.E491]*180)/PI()" table:style-name="ce4">
            <text:p>90,0</text:p>
          </table:table-cell>
          <table:table-cell office:value-type="float" office:value="0" table:formula="of:=[.F491]-[.F49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2972000000000001" table:style-name="ce2">
            <text:p>2,2972</text:p>
          </table:table-cell>
          <table:table-cell office:value-type="float" office:value="9216.2999999999993" table:style-name="ce2">
            <text:p>9216,3</text:p>
          </table:table-cell>
          <table:table-cell office:value-type="float" office:value="14774.999999999623" table:formula="of:=([.B492]-[.B491])/([.A492]-[.A491])" table:style-name="ce4">
            <text:p>14775,0</text:p>
          </table:table-cell>
          <table:table-cell office:value-type="float" office:value="8.9991927782086048E-2" table:formula="of:=TAN([.C492])" table:style-name="ce4">
            <text:p>0,1</text:p>
          </table:table-cell>
          <table:table-cell office:value-type="float" office:value="1.5707286448999069" table:formula="of:=ATAN([.C492])" table:style-name="ce4">
            <text:p>1,6</text:p>
          </table:table-cell>
          <table:table-cell office:value-type="float" office:value="89.996122113067656" table:formula="of:=([.E492]*180)/PI()" table:style-name="ce4">
            <text:p>90,0</text:p>
          </table:table-cell>
          <table:table-cell office:value-type="float" office:value="0" table:formula="of:=[.F492]-[.F49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029000000000002" table:style-name="ce2">
            <text:p>2,3029</text:p>
          </table:table-cell>
          <table:table-cell office:value-type="float" office:value="9285.2999999999993" table:style-name="ce2">
            <text:p>9285,3</text:p>
          </table:table-cell>
          <table:table-cell office:value-type="float" office:value="12105.263157894655" table:formula="of:=([.B493]-[.B492])/([.A493]-[.A492])" table:style-name="ce4">
            <text:p>12105,3</text:p>
          </table:table-cell>
          <table:table-cell office:value-type="float" office:value="0.85374395821751747" table:formula="of:=TAN([.C493])" table:style-name="ce4">
            <text:p>0,9</text:p>
          </table:table-cell>
          <table:table-cell office:value-type="float" office:value="1.5707137180994324" table:formula="of:=ATAN([.C493])" table:style-name="ce4">
            <text:p>1,6</text:p>
          </table:table-cell>
          <table:table-cell office:value-type="float" office:value="89.995266870398822" table:formula="of:=([.E493]*180)/PI()" table:style-name="ce4">
            <text:p>90,0</text:p>
          </table:table-cell>
          <table:table-cell office:value-type="float" office:value="0" table:formula="of:=[.F493]-[.F49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071000000000002" table:style-name="ce2">
            <text:p>2,3071</text:p>
          </table:table-cell>
          <table:table-cell office:value-type="float" office:value="9344.5" table:style-name="ce2">
            <text:p>9344,5</text:p>
          </table:table-cell>
          <table:table-cell office:value-type="float" office:value="14095.23809523833" table:formula="of:=([.B494]-[.B493])/([.A494]-[.A493])" table:style-name="ce4">
            <text:p>14095,2</text:p>
          </table:table-cell>
          <table:table-cell office:value-type="float" office:value="-1.9084333485323699" table:formula="of:=TAN([.C494])" table:style-name="ce4">
            <text:p>-1,9</text:p>
          </table:table-cell>
          <table:table-cell office:value-type="float" office:value="1.5707253808490698" table:formula="of:=ATAN([.C494])" table:style-name="ce4">
            <text:p>1,6</text:p>
          </table:table-cell>
          <table:table-cell office:value-type="float" office:value="89.995935096730562" table:formula="of:=([.E494]*180)/PI()" table:style-name="ce4">
            <text:p>90,0</text:p>
          </table:table-cell>
          <table:table-cell office:value-type="float" office:value="0" table:formula="of:=[.F494]-[.F49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113000000000001" table:style-name="ce2">
            <text:p>2,3113</text:p>
          </table:table-cell>
          <table:table-cell office:value-type="float" office:value="9403.6" table:style-name="ce2">
            <text:p>9403,6</text:p>
          </table:table-cell>
          <table:table-cell office:value-type="float" office:value="14071.42857142872" table:formula="of:=([.B495]-[.B494])/([.A495]-[.A494])" table:style-name="ce4">
            <text:p>14071,4</text:p>
          </table:table-cell>
          <table:table-cell office:value-type="float" office:value="0.23950406181171721" table:formula="of:=TAN([.C495])" table:style-name="ce4">
            <text:p>0,2</text:p>
          </table:table-cell>
          <table:table-cell office:value-type="float" office:value="1.5707252608051685" table:formula="of:=ATAN([.C495])" table:style-name="ce4">
            <text:p>1,6</text:p>
          </table:table-cell>
          <table:table-cell office:value-type="float" office:value="89.995928218721659" table:formula="of:=([.E495]*180)/PI()" table:style-name="ce4">
            <text:p>90,0</text:p>
          </table:table-cell>
          <table:table-cell office:value-type="float" office:value="0" table:formula="of:=[.F495]-[.F49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169" table:style-name="ce2">
            <text:p>2,3169</text:p>
          </table:table-cell>
          <table:table-cell office:value-type="float" office:value="9472.6" table:style-name="ce2">
            <text:p>9472,6</text:p>
          </table:table-cell>
          <table:table-cell office:value-type="float" office:value="12321.428571428951" table:formula="of:=([.B496]-[.B495])/([.A496]-[.A495])" table:style-name="ce4">
            <text:p>12321,4</text:p>
          </table:table-cell>
          <table:table-cell office:value-type="float" office:value="0.10254119583476544" table:formula="of:=TAN([.C496])" table:style-name="ce4">
            <text:p>0,1</text:p>
          </table:table-cell>
          <table:table-cell office:value-type="float" office:value="1.570715167374785" table:formula="of:=ATAN([.C496])" table:style-name="ce4">
            <text:p>1,6</text:p>
          </table:table-cell>
          <table:table-cell office:value-type="float" office:value="89.995349907759874" table:formula="of:=([.E496]*180)/PI()" table:style-name="ce4">
            <text:p>90,0</text:p>
          </table:table-cell>
          <table:table-cell office:value-type="float" office:value="0" table:formula="of:=[.F496]-[.F49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210999999999999" table:style-name="ce2">
            <text:p>2,3211</text:p>
          </table:table-cell>
          <table:table-cell office:value-type="float" office:value="9531.7999999999993" table:style-name="ce2">
            <text:p>9531,8</text:p>
          </table:table-cell>
          <table:table-cell office:value-type="float" office:value="14095.238095237897" table:formula="of:=([.B497]-[.B496])/([.A497]-[.A496])" table:style-name="ce4">
            <text:p>14095,2</text:p>
          </table:table-cell>
          <table:table-cell office:value-type="float" office:value="-1.908433350542033" table:formula="of:=TAN([.C497])" table:style-name="ce4">
            <text:p>-1,9</text:p>
          </table:table-cell>
          <table:table-cell office:value-type="float" office:value="1.5707253808490698" table:formula="of:=ATAN([.C497])" table:style-name="ce4">
            <text:p>1,6</text:p>
          </table:table-cell>
          <table:table-cell office:value-type="float" office:value="89.995935096730562" table:formula="of:=([.E497]*180)/PI()" table:style-name="ce4">
            <text:p>90,0</text:p>
          </table:table-cell>
          <table:table-cell office:value-type="float" office:value="0" table:formula="of:=[.F497]-[.F49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264999999999998" table:style-name="ce2">
            <text:p>2,3265</text:p>
          </table:table-cell>
          <table:table-cell office:value-type="float" office:value="9610.6" table:style-name="ce2">
            <text:p>9610,6</text:p>
          </table:table-cell>
          <table:table-cell office:value-type="float" office:value="14592.592592593202" table:formula="of:=([.B498]-[.B497])/([.A498]-[.A497])" table:style-name="ce4">
            <text:p>14592,6</text:p>
          </table:table-cell>
          <table:table-cell office:value-type="float" office:value="-0.10567407111813699" table:formula="of:=TAN([.C498])" table:style-name="ce4">
            <text:p>-0,1</text:p>
          </table:table-cell>
          <table:table-cell office:value-type="float" office:value="1.5707277988762223" table:formula="of:=ATAN([.C498])" table:style-name="ce4">
            <text:p>1,6</text:p>
          </table:table-cell>
          <table:table-cell office:value-type="float" office:value="89.996073639481153" table:formula="of:=([.E498]*180)/PI()" table:style-name="ce4">
            <text:p>90,0</text:p>
          </table:table-cell>
          <table:table-cell office:value-type="float" office:value="0" table:formula="of:=[.F498]-[.F49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321000000000001" table:style-name="ce2">
            <text:p>2,3321</text:p>
          </table:table-cell>
          <table:table-cell office:value-type="float" office:value="9679.6" table:style-name="ce2">
            <text:p>9679,6</text:p>
          </table:table-cell>
          <table:table-cell office:value-type="float" office:value="12321.428571427974" table:formula="of:=([.B499]-[.B498])/([.A499]-[.A498])" table:style-name="ce4">
            <text:p>12321,4</text:p>
          </table:table-cell>
          <table:table-cell office:value-type="float" office:value="0.1025411948476974" table:formula="of:=TAN([.C499])" table:style-name="ce4">
            <text:p>0,1</text:p>
          </table:table-cell>
          <table:table-cell office:value-type="float" office:value="1.570715167374785" table:formula="of:=ATAN([.C499])" table:style-name="ce4">
            <text:p>1,6</text:p>
          </table:table-cell>
          <table:table-cell office:value-type="float" office:value="89.995349907759874" table:formula="of:=([.E499]*180)/PI()" table:style-name="ce4">
            <text:p>90,0</text:p>
          </table:table-cell>
          <table:table-cell office:value-type="float" office:value="0" table:formula="of:=[.F499]-[.F49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363" table:style-name="ce2">
            <text:p>2,3363</text:p>
          </table:table-cell>
          <table:table-cell office:value-type="float" office:value="9738.7999999999993" table:style-name="ce2">
            <text:p>9738,8</text:p>
          </table:table-cell>
          <table:table-cell office:value-type="float" office:value="14095.238095237897" table:formula="of:=([.B500]-[.B499])/([.A500]-[.A499])" table:style-name="ce4">
            <text:p>14095,2</text:p>
          </table:table-cell>
          <table:table-cell office:value-type="float" office:value="-1.908433350542033" table:formula="of:=TAN([.C500])" table:style-name="ce4">
            <text:p>-1,9</text:p>
          </table:table-cell>
          <table:table-cell office:value-type="float" office:value="1.5707253808490698" table:formula="of:=ATAN([.C500])" table:style-name="ce4">
            <text:p>1,6</text:p>
          </table:table-cell>
          <table:table-cell office:value-type="float" office:value="89.995935096730562" table:formula="of:=([.E500]*180)/PI()" table:style-name="ce4">
            <text:p>90,0</text:p>
          </table:table-cell>
          <table:table-cell office:value-type="float" office:value="0" table:formula="of:=[.F500]-[.F50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405" table:style-name="ce2">
            <text:p>2,3405</text:p>
          </table:table-cell>
          <table:table-cell office:value-type="float" office:value="9797.9" table:style-name="ce2">
            <text:p>9797,9</text:p>
          </table:table-cell>
          <table:table-cell office:value-type="float" office:value="14071.42857142872" table:formula="of:=([.B501]-[.B500])/([.A501]-[.A500])" table:style-name="ce4">
            <text:p>14071,4</text:p>
          </table:table-cell>
          <table:table-cell office:value-type="float" office:value="0.23950406181171721" table:formula="of:=TAN([.C501])" table:style-name="ce4">
            <text:p>0,2</text:p>
          </table:table-cell>
          <table:table-cell office:value-type="float" office:value="1.5707252608051685" table:formula="of:=ATAN([.C501])" table:style-name="ce4">
            <text:p>1,6</text:p>
          </table:table-cell>
          <table:table-cell office:value-type="float" office:value="89.995928218721659" table:formula="of:=([.E501]*180)/PI()" table:style-name="ce4">
            <text:p>90,0</text:p>
          </table:table-cell>
          <table:table-cell office:value-type="float" office:value="0" table:formula="of:=[.F501]-[.F50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445999999999998" table:style-name="ce2">
            <text:p>2,3446</text:p>
          </table:table-cell>
          <table:table-cell office:value-type="float" office:value="9857" table:style-name="ce2">
            <text:p>9857</text:p>
          </table:table-cell>
          <table:table-cell office:value-type="float" office:value="14414.63414634236" table:formula="of:=([.B502]-[.B501])/([.A502]-[.A501])" table:style-name="ce4">
            <text:p>14414,6</text:p>
          </table:table-cell>
          <table:table-cell office:value-type="float" office:value="1.5818320014258105" table:formula="of:=TAN([.C502])" table:style-name="ce4">
            <text:p>1,6</text:p>
          </table:table-cell>
          <table:table-cell office:value-type="float" office:value="1.5707269528525376" table:formula="of:=ATAN([.C502])" table:style-name="ce4">
            <text:p>1,6</text:p>
          </table:table-cell>
          <table:table-cell office:value-type="float" office:value="89.996025165894636" table:formula="of:=([.E502]*180)/PI()" table:style-name="ce4">
            <text:p>90,0</text:p>
          </table:table-cell>
          <table:table-cell office:value-type="float" office:value="0" table:formula="of:=[.F502]-[.F50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487" table:style-name="ce2">
            <text:p>2,3487</text:p>
          </table:table-cell>
          <table:table-cell office:value-type="float" office:value="9916.2000000000007" table:style-name="ce2">
            <text:p>9916,2</text:p>
          </table:table-cell>
          <table:table-cell office:value-type="float" office:value="14439.024390243325" table:formula="of:=([.B503]-[.B502])/([.A503]-[.A502])" table:style-name="ce4">
            <text:p>14439,0</text:p>
          </table:table-cell>
          <table:table-cell office:value-type="float" office:value="0.27090413504903066" table:formula="of:=TAN([.C503])" table:style-name="ce4">
            <text:p>0,3</text:p>
          </table:table-cell>
          <table:table-cell office:value-type="float" office:value="1.5707270700382505" table:formula="of:=ATAN([.C503])" table:style-name="ce4">
            <text:p>1,6</text:p>
          </table:table-cell>
          <table:table-cell office:value-type="float" office:value="89.996031880141416" table:formula="of:=([.E503]*180)/PI()" table:style-name="ce4">
            <text:p>90,0</text:p>
          </table:table-cell>
          <table:table-cell office:value-type="float" office:value="0" table:formula="of:=[.F503]-[.F50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530000000000002" table:style-name="ce2">
            <text:p>2,353</text:p>
          </table:table-cell>
          <table:table-cell office:value-type="float" office:value="9975.2999999999993" table:style-name="ce2">
            <text:p>9975,3</text:p>
          </table:table-cell>
          <table:table-cell office:value-type="float" office:value="13744.186046510675" table:formula="of:=([.B504]-[.B503])/([.A504]-[.A503])" table:style-name="ce4">
            <text:p>13744,2</text:p>
          </table:table-cell>
          <table:table-cell office:value-type="float" office:value="-0.28951820421836316" table:formula="of:=TAN([.C504])" table:style-name="ce4">
            <text:p>-0,3</text:p>
          </table:table-cell>
          <table:table-cell office:value-type="float" office:value="1.5707235687578001" table:formula="of:=ATAN([.C504])" table:style-name="ce4">
            <text:p>1,6</text:p>
          </table:table-cell>
          <table:table-cell office:value-type="float" office:value="89.995831271548724" table:formula="of:=([.E504]*180)/PI()" table:style-name="ce4">
            <text:p>90,0</text:p>
          </table:table-cell>
          <table:table-cell office:value-type="float" office:value="0" table:formula="of:=[.F504]-[.F50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573" table:style-name="ce2">
            <text:p>2,3573</text:p>
          </table:table-cell>
          <table:table-cell office:value-type="float" office:value="10034" table:style-name="ce2">
            <text:p>10034</text:p>
          </table:table-cell>
          <table:table-cell office:value-type="float" office:value="13651.162790698641" table:formula="of:=([.B505]-[.B504])/([.A505]-[.A504])" table:style-name="ce4">
            <text:p>13651,2</text:p>
          </table:table-cell>
          <table:table-cell office:value-type="float" office:value="1.3770566974100495" table:formula="of:=TAN([.C505])" table:style-name="ce4">
            <text:p>1,4</text:p>
          </table:table-cell>
          <table:table-cell office:value-type="float" office:value="1.5707230729619783" table:formula="of:=ATAN([.C505])" table:style-name="ce4">
            <text:p>1,6</text:p>
          </table:table-cell>
          <table:table-cell office:value-type="float" office:value="89.995802864540622" table:formula="of:=([.E505]*180)/PI()" table:style-name="ce4">
            <text:p>90,0</text:p>
          </table:table-cell>
          <table:table-cell office:value-type="float" office:value="0" table:formula="of:=[.F505]-[.F50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614000000000002" table:style-name="ce2">
            <text:p>2,3614</text:p>
          </table:table-cell>
          <table:table-cell office:value-type="float" office:value="10094" table:style-name="ce2">
            <text:p>10094</text:p>
          </table:table-cell>
          <table:table-cell office:value-type="float" office:value="14634.146341462649" table:formula="of:=([.B506]-[.B505])/([.A506]-[.A505])" table:style-name="ce4">
            <text:p>14634,1</text:p>
          </table:table-cell>
          <table:table-cell office:value-type="float" office:value="0.69559140162383171" table:formula="of:=TAN([.C506])" table:style-name="ce4">
            <text:p>0,7</text:p>
          </table:table-cell>
          <table:table-cell office:value-type="float" office:value="1.5707279934616696" table:formula="of:=ATAN([.C506])" table:style-name="ce4">
            <text:p>1,6</text:p>
          </table:table-cell>
          <table:table-cell office:value-type="float" office:value="89.996084788406023" table:formula="of:=([.E506]*180)/PI()" table:style-name="ce4">
            <text:p>90,0</text:p>
          </table:table-cell>
          <table:table-cell office:value-type="float" office:value="0" table:formula="of:=[.F506]-[.F50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668999999999998" table:style-name="ce2">
            <text:p>2,3669</text:p>
          </table:table-cell>
          <table:table-cell office:value-type="float" office:value="10172" table:style-name="ce2">
            <text:p>10172</text:p>
          </table:table-cell>
          <table:table-cell office:value-type="float" office:value="14181.818181819172" table:formula="of:=([.B507]-[.B506])/([.A507]-[.A506])" table:style-name="ce4">
            <text:p>14181,8</text:p>
          </table:table-cell>
          <table:table-cell office:value-type="float" office:value="0.79053600652179612" table:formula="of:=TAN([.C507])" table:style-name="ce4">
            <text:p>0,8</text:p>
          </table:table-cell>
          <table:table-cell office:value-type="float" office:value="1.5707258139745006" table:formula="of:=ATAN([.C507])" table:style-name="ce4">
            <text:p>1,6</text:p>
          </table:table-cell>
          <table:table-cell office:value-type="float" office:value="89.995959912989747" table:formula="of:=([.E507]*180)/PI()" table:style-name="ce4">
            <text:p>90,0</text:p>
          </table:table-cell>
          <table:table-cell office:value-type="float" office:value="0" table:formula="of:=[.F507]-[.F50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725999999999998" table:style-name="ce2">
            <text:p>2,3726</text:p>
          </table:table-cell>
          <table:table-cell office:value-type="float" office:value="10261" table:style-name="ce2">
            <text:p>10261</text:p>
          </table:table-cell>
          <table:table-cell office:value-type="float" office:value="15614.035087719192" table:formula="of:=([.B508]-[.B507])/([.A508]-[.A507])" table:style-name="ce4">
            <text:p>15614,0</text:p>
          </table:table-cell>
          <table:table-cell office:value-type="float" office:value="0.33094484624944853" table:formula="of:=TAN([.C508])" table:style-name="ce4">
            <text:p>0,3</text:p>
          </table:table-cell>
          <table:table-cell office:value-type="float" office:value="1.570732281851164" table:formula="of:=ATAN([.C508])" table:style-name="ce4">
            <text:p>1,6</text:p>
          </table:table-cell>
          <table:table-cell office:value-type="float" office:value="89.996330495024964" table:formula="of:=([.E508]*180)/PI()" table:style-name="ce4">
            <text:p>90,0</text:p>
          </table:table-cell>
          <table:table-cell office:value-type="float" office:value="0" table:formula="of:=[.F508]-[.F50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780999999999999" table:style-name="ce2">
            <text:p>2,3781</text:p>
          </table:table-cell>
          <table:table-cell office:value-type="float" office:value="10340" table:style-name="ce2">
            <text:p>10340</text:p>
          </table:table-cell>
          <table:table-cell office:value-type="float" office:value="14363.636363636206" table:formula="of:=([.B509]-[.B508])/([.A509]-[.A508])" table:style-name="ce4">
            <text:p>14363,6</text:p>
          </table:table-cell>
          <table:table-cell office:value-type="float" office:value="0.28188026928114962" table:formula="of:=TAN([.C509])" table:style-name="ce4">
            <text:p>0,3</text:p>
          </table:table-cell>
          <table:table-cell office:value-type="float" office:value="1.5707267065418447" table:formula="of:=ATAN([.C509])" table:style-name="ce4">
            <text:p>1,6</text:p>
          </table:table-cell>
          <table:table-cell office:value-type="float" office:value="89.996011053331486" table:formula="of:=([.E509]*180)/PI()" table:style-name="ce4">
            <text:p>90,0</text:p>
          </table:table-cell>
          <table:table-cell office:value-type="float" office:value="0" table:formula="of:=[.F509]-[.F50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835999999999999" table:style-name="ce2">
            <text:p>2,3836</text:p>
          </table:table-cell>
          <table:table-cell office:value-type="float" office:value="10429" table:style-name="ce2">
            <text:p>10429</text:p>
          </table:table-cell>
          <table:table-cell office:value-type="float" office:value="16181.818181818004" table:formula="of:=([.B510]-[.B509])/([.A510]-[.A509])" table:style-name="ce4">
            <text:p>16181,8</text:p>
          </table:table-cell>
          <table:table-cell office:value-type="float" office:value="-0.57999068462088632" table:formula="of:=TAN([.C510])" table:style-name="ce4">
            <text:p>-0,6</text:p>
          </table:table-cell>
          <table:table-cell office:value-type="float" office:value="1.5707345290421664" table:formula="of:=ATAN([.C510])" table:style-name="ce4">
            <text:p>1,6</text:p>
          </table:table-cell>
          <table:table-cell office:value-type="float" office:value="89.996459249585172" table:formula="of:=([.E510]*180)/PI()" table:style-name="ce4">
            <text:p>90,0</text:p>
          </table:table-cell>
          <table:table-cell office:value-type="float" office:value="0" table:formula="of:=[.F510]-[.F51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891" table:style-name="ce2">
            <text:p>2,3891</text:p>
          </table:table-cell>
          <table:table-cell office:value-type="float" office:value="10517" table:style-name="ce2">
            <text:p>10517</text:p>
          </table:table-cell>
          <table:table-cell office:value-type="float" office:value="15999.999999999824" table:formula="of:=([.B511]-[.B510])/([.A511]-[.A510])" table:style-name="ce4">
            <text:p>16000,0</text:p>
          </table:table-cell>
          <table:table-cell office:value-type="float" office:value="-0.13214597511367468" table:formula="of:=TAN([.C511])" table:style-name="ce4">
            <text:p>-0,1</text:p>
          </table:table-cell>
          <table:table-cell office:value-type="float" office:value="1.570733826794978" table:formula="of:=ATAN([.C511])" table:style-name="ce4">
            <text:p>1,6</text:p>
          </table:table-cell>
          <table:table-cell office:value-type="float" office:value="89.996419013785101" table:formula="of:=([.E511]*180)/PI()" table:style-name="ce4">
            <text:p>90,0</text:p>
          </table:table-cell>
          <table:table-cell office:value-type="float" office:value="0" table:formula="of:=[.F511]-[.F51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3946000000000001" table:style-name="ce2">
            <text:p>2,3946</text:p>
          </table:table-cell>
          <table:table-cell office:value-type="float" office:value="10596" table:style-name="ce2">
            <text:p>10596</text:p>
          </table:table-cell>
          <table:table-cell office:value-type="float" office:value="14363.636363636206" table:formula="of:=([.B512]-[.B511])/([.A512]-[.A511])" table:style-name="ce4">
            <text:p>14363,6</text:p>
          </table:table-cell>
          <table:table-cell office:value-type="float" office:value="0.28188026928114962" table:formula="of:=TAN([.C512])" table:style-name="ce4">
            <text:p>0,3</text:p>
          </table:table-cell>
          <table:table-cell office:value-type="float" office:value="1.5707267065418447" table:formula="of:=ATAN([.C512])" table:style-name="ce4">
            <text:p>1,6</text:p>
          </table:table-cell>
          <table:table-cell office:value-type="float" office:value="89.996011053331486" table:formula="of:=([.E512]*180)/PI()" table:style-name="ce4">
            <text:p>90,0</text:p>
          </table:table-cell>
          <table:table-cell office:value-type="float" office:value="0" table:formula="of:=[.F512]-[.F51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001000000000001" table:style-name="ce2">
            <text:p>2,4001</text:p>
          </table:table-cell>
          <table:table-cell office:value-type="float" office:value="10685" table:style-name="ce2">
            <text:p>10685</text:p>
          </table:table-cell>
          <table:table-cell office:value-type="float" office:value="16181.818181818004" table:formula="of:=([.B513]-[.B512])/([.A513]-[.A512])" table:style-name="ce4">
            <text:p>16181,8</text:p>
          </table:table-cell>
          <table:table-cell office:value-type="float" office:value="-0.57999068462088632" table:formula="of:=TAN([.C513])" table:style-name="ce4">
            <text:p>-0,6</text:p>
          </table:table-cell>
          <table:table-cell office:value-type="float" office:value="1.5707345290421664" table:formula="of:=ATAN([.C513])" table:style-name="ce4">
            <text:p>1,6</text:p>
          </table:table-cell>
          <table:table-cell office:value-type="float" office:value="89.996459249585172" table:formula="of:=([.E513]*180)/PI()" table:style-name="ce4">
            <text:p>90,0</text:p>
          </table:table-cell>
          <table:table-cell office:value-type="float" office:value="0" table:formula="of:=[.F513]-[.F51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056000000000002" table:style-name="ce2">
            <text:p>2,4056</text:p>
          </table:table-cell>
          <table:table-cell office:value-type="float" office:value="10774" table:style-name="ce2">
            <text:p>10774</text:p>
          </table:table-cell>
          <table:table-cell office:value-type="float" office:value="16181.818181818004" table:formula="of:=([.B514]-[.B513])/([.A514]-[.A513])" table:style-name="ce4">
            <text:p>16181,8</text:p>
          </table:table-cell>
          <table:table-cell office:value-type="float" office:value="-0.57999068462088632" table:formula="of:=TAN([.C514])" table:style-name="ce4">
            <text:p>-0,6</text:p>
          </table:table-cell>
          <table:table-cell office:value-type="float" office:value="1.5707345290421664" table:formula="of:=ATAN([.C514])" table:style-name="ce4">
            <text:p>1,6</text:p>
          </table:table-cell>
          <table:table-cell office:value-type="float" office:value="89.996459249585172" table:formula="of:=([.E514]*180)/PI()" table:style-name="ce4">
            <text:p>90,0</text:p>
          </table:table-cell>
          <table:table-cell office:value-type="float" office:value="0" table:formula="of:=[.F514]-[.F51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112" table:style-name="ce2">
            <text:p>2,4112</text:p>
          </table:table-cell>
          <table:table-cell office:value-type="float" office:value="10862" table:style-name="ce2">
            <text:p>10862</text:p>
          </table:table-cell>
          <table:table-cell office:value-type="float" office:value="15714.285714286199" table:formula="of:=([.B515]-[.B514])/([.A515]-[.A514])" table:style-name="ce4">
            <text:p>15714,3</text:p>
          </table:table-cell>
          <table:table-cell office:value-type="float" office:value="3.9281215189296732E-2" table:formula="of:=TAN([.C515])" table:style-name="ce4">
            <text:p>0,0</text:p>
          </table:table-cell>
          <table:table-cell office:value-type="float" office:value="1.5707326904313461" table:formula="of:=ATAN([.C515])" table:style-name="ce4">
            <text:p>1,6</text:p>
          </table:table-cell>
          <table:table-cell office:value-type="float" office:value="89.996353904944996" table:formula="of:=([.E515]*180)/PI()" table:style-name="ce4">
            <text:p>90,0</text:p>
          </table:table-cell>
          <table:table-cell office:value-type="float" office:value="0" table:formula="of:=[.F515]-[.F51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169" table:style-name="ce2">
            <text:p>2,4169</text:p>
          </table:table-cell>
          <table:table-cell office:value-type="float" office:value="10951" table:style-name="ce2">
            <text:p>10951</text:p>
          </table:table-cell>
          <table:table-cell office:value-type="float" office:value="15614.035087719192" table:formula="of:=([.B516]-[.B515])/([.A516]-[.A515])" table:style-name="ce4">
            <text:p>15614,0</text:p>
          </table:table-cell>
          <table:table-cell office:value-type="float" office:value="0.33094484624944853" table:formula="of:=TAN([.C516])" table:style-name="ce4">
            <text:p>0,3</text:p>
          </table:table-cell>
          <table:table-cell office:value-type="float" office:value="1.570732281851164" table:formula="of:=ATAN([.C516])" table:style-name="ce4">
            <text:p>1,6</text:p>
          </table:table-cell>
          <table:table-cell office:value-type="float" office:value="89.996330495024964" table:formula="of:=([.E516]*180)/PI()" table:style-name="ce4">
            <text:p>90,0</text:p>
          </table:table-cell>
          <table:table-cell office:value-type="float" office:value="0" table:formula="of:=[.F516]-[.F51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209999999999998" table:style-name="ce2">
            <text:p>2,421</text:p>
          </table:table-cell>
          <table:table-cell office:value-type="float" office:value="11030" table:style-name="ce2">
            <text:p>11030</text:p>
          </table:table-cell>
          <table:table-cell office:value-type="float" office:value="19268.292682927909" table:formula="of:=([.B517]-[.B516])/([.A517]-[.A516])" table:style-name="ce4">
            <text:p>19268,3</text:p>
          </table:table-cell>
          <table:table-cell office:value-type="float" office:value="1.2730190910885026" table:formula="of:=TAN([.C517])" table:style-name="ce4">
            <text:p>1,3</text:p>
          </table:table-cell>
          <table:table-cell office:value-type="float" office:value="1.5707444280607661" table:formula="of:=ATAN([.C517])" table:style-name="ce4">
            <text:p>1,6</text:p>
          </table:table-cell>
          <table:table-cell office:value-type="float" office:value="89.997026421572244" table:formula="of:=([.E517]*180)/PI()" table:style-name="ce4">
            <text:p>90,0</text:p>
          </table:table-cell>
          <table:table-cell office:value-type="float" office:value="0" table:formula="of:=[.F517]-[.F51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266999999999999" table:style-name="ce2">
            <text:p>2,4267</text:p>
          </table:table-cell>
          <table:table-cell office:value-type="float" office:value="11119" table:style-name="ce2">
            <text:p>11119</text:p>
          </table:table-cell>
          <table:table-cell office:value-type="float" office:value="15614.035087719192" table:formula="of:=([.B518]-[.B517])/([.A518]-[.A517])" table:style-name="ce4">
            <text:p>15614,0</text:p>
          </table:table-cell>
          <table:table-cell office:value-type="float" office:value="0.33094484624944853" table:formula="of:=TAN([.C518])" table:style-name="ce4">
            <text:p>0,3</text:p>
          </table:table-cell>
          <table:table-cell office:value-type="float" office:value="1.570732281851164" table:formula="of:=ATAN([.C518])" table:style-name="ce4">
            <text:p>1,6</text:p>
          </table:table-cell>
          <table:table-cell office:value-type="float" office:value="89.996330495024964" table:formula="of:=([.E518]*180)/PI()" table:style-name="ce4">
            <text:p>90,0</text:p>
          </table:table-cell>
          <table:table-cell office:value-type="float" office:value="0" table:formula="of:=[.F518]-[.F51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321000000000002" table:style-name="ce2">
            <text:p>2,4321</text:p>
          </table:table-cell>
          <table:table-cell office:value-type="float" office:value="11207" table:style-name="ce2">
            <text:p>11207</text:p>
          </table:table-cell>
          <table:table-cell office:value-type="float" office:value="16296.296296295412" table:formula="of:=([.B519]-[.B518])/([.A519]-[.A518])" table:style-name="ce4">
            <text:p>16296,3</text:p>
          </table:table-cell>
          <table:table-cell office:value-type="float" office:value="1.1503470133133051" table:formula="of:=TAN([.C519])" table:style-name="ce4">
            <text:p>1,2</text:p>
          </table:table-cell>
          <table:table-cell office:value-type="float" office:value="1.5707349631586101" table:formula="of:=ATAN([.C519])" table:style-name="ce4">
            <text:p>1,6</text:p>
          </table:table-cell>
          <table:table-cell office:value-type="float" office:value="89.996484122625205" table:formula="of:=([.E519]*180)/PI()" table:style-name="ce4">
            <text:p>90,0</text:p>
          </table:table-cell>
          <table:table-cell office:value-type="float" office:value="0" table:formula="of:=[.F519]-[.F51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377" table:style-name="ce2">
            <text:p>2,4377</text:p>
          </table:table-cell>
          <table:table-cell office:value-type="float" office:value="11296" table:style-name="ce2">
            <text:p>11296</text:p>
          </table:table-cell>
          <table:table-cell office:value-type="float" office:value="15892.857142857632" table:formula="of:=([.B520]-[.B519])/([.A520]-[.A519])" table:style-name="ce4">
            <text:p>15892,9</text:p>
          </table:table-cell>
          <table:table-cell office:value-type="float" office:value="-0.49556292548201841" table:formula="of:=TAN([.C520])" table:style-name="ce4">
            <text:p>-0,5</text:p>
          </table:table-cell>
          <table:table-cell office:value-type="float" office:value="1.5707334054466651" table:formula="of:=ATAN([.C520])" table:style-name="ce4">
            <text:p>1,6</text:p>
          </table:table-cell>
          <table:table-cell office:value-type="float" office:value="89.996394872305061" table:formula="of:=([.E520]*180)/PI()" table:style-name="ce4">
            <text:p>90,0</text:p>
          </table:table-cell>
          <table:table-cell office:value-type="float" office:value="0" table:formula="of:=[.F520]-[.F52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432" table:style-name="ce2">
            <text:p>2,4432</text:p>
          </table:table-cell>
          <table:table-cell office:value-type="float" office:value="11385" table:style-name="ce2">
            <text:p>11385</text:p>
          </table:table-cell>
          <table:table-cell office:value-type="float" office:value="16181.818181818004" table:formula="of:=([.B521]-[.B520])/([.A521]-[.A520])" table:style-name="ce4">
            <text:p>16181,8</text:p>
          </table:table-cell>
          <table:table-cell office:value-type="float" office:value="-0.57999068462088632" table:formula="of:=TAN([.C521])" table:style-name="ce4">
            <text:p>-0,6</text:p>
          </table:table-cell>
          <table:table-cell office:value-type="float" office:value="1.5707345290421664" table:formula="of:=ATAN([.C521])" table:style-name="ce4">
            <text:p>1,6</text:p>
          </table:table-cell>
          <table:table-cell office:value-type="float" office:value="89.996459249585172" table:formula="of:=([.E521]*180)/PI()" table:style-name="ce4">
            <text:p>90,0</text:p>
          </table:table-cell>
          <table:table-cell office:value-type="float" office:value="0" table:formula="of:=[.F521]-[.F52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487000000000001" table:style-name="ce2">
            <text:p>2,4487</text:p>
          </table:table-cell>
          <table:table-cell office:value-type="float" office:value="11474" table:style-name="ce2">
            <text:p>11474</text:p>
          </table:table-cell>
          <table:table-cell office:value-type="float" office:value="16181.818181818004" table:formula="of:=([.B522]-[.B521])/([.A522]-[.A521])" table:style-name="ce4">
            <text:p>16181,8</text:p>
          </table:table-cell>
          <table:table-cell office:value-type="float" office:value="-0.57999068462088632" table:formula="of:=TAN([.C522])" table:style-name="ce4">
            <text:p>-0,6</text:p>
          </table:table-cell>
          <table:table-cell office:value-type="float" office:value="1.5707345290421664" table:formula="of:=ATAN([.C522])" table:style-name="ce4">
            <text:p>1,6</text:p>
          </table:table-cell>
          <table:table-cell office:value-type="float" office:value="89.996459249585172" table:formula="of:=([.E522]*180)/PI()" table:style-name="ce4">
            <text:p>90,0</text:p>
          </table:table-cell>
          <table:table-cell office:value-type="float" office:value="0" table:formula="of:=[.F522]-[.F52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527999999999999" table:style-name="ce2">
            <text:p>2,4528</text:p>
          </table:table-cell>
          <table:table-cell office:value-type="float" office:value="11552" table:style-name="ce2">
            <text:p>11552</text:p>
          </table:table-cell>
          <table:table-cell office:value-type="float" office:value="19024.390243903505" table:formula="of:=([.B523]-[.B522])/([.A523]-[.A522])" table:style-name="ce4">
            <text:p>19024,4</text:p>
          </table:table-cell>
          <table:table-cell office:value-type="float" office:value="-1.9400570738624865" table:formula="of:=TAN([.C523])" table:style-name="ce4">
            <text:p>-1,9</text:p>
          </table:table-cell>
          <table:table-cell office:value-type="float" office:value="1.570743762692381" table:formula="of:=ATAN([.C523])" table:style-name="ce4">
            <text:p>1,6</text:p>
          </table:table-cell>
          <table:table-cell office:value-type="float" office:value="89.996988298771967" table:formula="of:=([.E523]*180)/PI()" table:style-name="ce4">
            <text:p>90,0</text:p>
          </table:table-cell>
          <table:table-cell office:value-type="float" office:value="0" table:formula="of:=[.F523]-[.F52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586000000000001" table:style-name="ce2">
            <text:p>2,4586</text:p>
          </table:table-cell>
          <table:table-cell office:value-type="float" office:value="11651" table:style-name="ce2">
            <text:p>11651</text:p>
          </table:table-cell>
          <table:table-cell office:value-type="float" office:value="17068.965517240646" table:formula="of:=([.B524]-[.B523])/([.A524]-[.A523])" table:style-name="ce4">
            <text:p>17069,0</text:p>
          </table:table-cell>
          <table:table-cell office:value-type="float" office:value="0.82976772153350531" table:formula="of:=TAN([.C524])" table:style-name="ce4">
            <text:p>0,8</text:p>
          </table:table-cell>
          <table:table-cell office:value-type="float" office:value="1.5707377409363779" table:formula="of:=ATAN([.C524])" table:style-name="ce4">
            <text:p>1,6</text:p>
          </table:table-cell>
          <table:table-cell office:value-type="float" office:value="89.996643277567728" table:formula="of:=([.E524]*180)/PI()" table:style-name="ce4">
            <text:p>90,0</text:p>
          </table:table-cell>
          <table:table-cell office:value-type="float" office:value="0" table:formula="of:=[.F524]-[.F52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641999999999999" table:style-name="ce2">
            <text:p>2,4642</text:p>
          </table:table-cell>
          <table:table-cell office:value-type="float" office:value="11740" table:style-name="ce2">
            <text:p>11740</text:p>
          </table:table-cell>
          <table:table-cell office:value-type="float" office:value="15892.857142857632" table:formula="of:=([.B525]-[.B524])/([.A525]-[.A524])" table:style-name="ce4">
            <text:p>15892,9</text:p>
          </table:table-cell>
          <table:table-cell office:value-type="float" office:value="-0.49556292548201841" table:formula="of:=TAN([.C525])" table:style-name="ce4">
            <text:p>-0,5</text:p>
          </table:table-cell>
          <table:table-cell office:value-type="float" office:value="1.5707334054466651" table:formula="of:=ATAN([.C525])" table:style-name="ce4">
            <text:p>1,6</text:p>
          </table:table-cell>
          <table:table-cell office:value-type="float" office:value="89.996394872305061" table:formula="of:=([.E525]*180)/PI()" table:style-name="ce4">
            <text:p>90,0</text:p>
          </table:table-cell>
          <table:table-cell office:value-type="float" office:value="0" table:formula="of:=[.F525]-[.F52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683000000000002" table:style-name="ce2">
            <text:p>2,4683</text:p>
          </table:table-cell>
          <table:table-cell office:value-type="float" office:value="11819" table:style-name="ce2">
            <text:p>11819</text:p>
          </table:table-cell>
          <table:table-cell office:value-type="float" office:value="19268.292682925821" table:formula="of:=([.B526]-[.B525])/([.A526]-[.A525])" table:style-name="ce4">
            <text:p>19268,3</text:p>
          </table:table-cell>
          <table:table-cell office:value-type="float" office:value="1.2730190856162129" table:formula="of:=TAN([.C526])" table:style-name="ce4">
            <text:p>1,3</text:p>
          </table:table-cell>
          <table:table-cell office:value-type="float" office:value="1.5707444280607661" table:formula="of:=ATAN([.C526])" table:style-name="ce4">
            <text:p>1,6</text:p>
          </table:table-cell>
          <table:table-cell office:value-type="float" office:value="89.997026421572244" table:formula="of:=([.E526]*180)/PI()" table:style-name="ce4">
            <text:p>90,0</text:p>
          </table:table-cell>
          <table:table-cell office:value-type="float" office:value="0" table:formula="of:=[.F526]-[.F52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739" table:style-name="ce2">
            <text:p>2,4739</text:p>
          </table:table-cell>
          <table:table-cell office:value-type="float" office:value="11907" table:style-name="ce2">
            <text:p>11907</text:p>
          </table:table-cell>
          <table:table-cell office:value-type="float" office:value="15714.285714286199" table:formula="of:=([.B527]-[.B526])/([.A527]-[.A526])" table:style-name="ce4">
            <text:p>15714,3</text:p>
          </table:table-cell>
          <table:table-cell office:value-type="float" office:value="3.9281215189296732E-2" table:formula="of:=TAN([.C527])" table:style-name="ce4">
            <text:p>0,0</text:p>
          </table:table-cell>
          <table:table-cell office:value-type="float" office:value="1.5707326904313461" table:formula="of:=ATAN([.C527])" table:style-name="ce4">
            <text:p>1,6</text:p>
          </table:table-cell>
          <table:table-cell office:value-type="float" office:value="89.996353904944996" table:formula="of:=([.E527]*180)/PI()" table:style-name="ce4">
            <text:p>90,0</text:p>
          </table:table-cell>
          <table:table-cell office:value-type="float" office:value="0" table:formula="of:=[.F527]-[.F52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779" table:style-name="ce2">
            <text:p>2,4779</text:p>
          </table:table-cell>
          <table:table-cell office:value-type="float" office:value="11986" table:style-name="ce2">
            <text:p>11986</text:p>
          </table:table-cell>
          <table:table-cell office:value-type="float" office:value="19749.999999999982" table:formula="of:=([.B528]-[.B527])/([.A528]-[.A527])" table:style-name="ce4">
            <text:p>19750,0</text:p>
          </table:table-cell>
          <table:table-cell office:value-type="float" office:value="-2.5198783573732926" table:formula="of:=TAN([.C528])" table:style-name="ce4">
            <text:p>-2,5</text:p>
          </table:table-cell>
          <table:table-cell office:value-type="float" office:value="1.5707456938835476" table:formula="of:=ATAN([.C528])" table:style-name="ce4">
            <text:p>1,6</text:p>
          </table:table-cell>
          <table:table-cell office:value-type="float" office:value="89.997098947875244" table:formula="of:=([.E528]*180)/PI()" table:style-name="ce4">
            <text:p>90,0</text:p>
          </table:table-cell>
          <table:table-cell office:value-type="float" office:value="0" table:formula="of:=[.F528]-[.F52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834000000000001" table:style-name="ce2">
            <text:p>2,4834</text:p>
          </table:table-cell>
          <table:table-cell office:value-type="float" office:value="12085" table:style-name="ce2">
            <text:p>12085</text:p>
          </table:table-cell>
          <table:table-cell office:value-type="float" office:value="17999.999999999804" table:formula="of:=([.B529]-[.B528])/([.A529]-[.A528])" table:style-name="ce4">
            <text:p>18000,0</text:p>
          </table:table-cell>
          <table:table-cell office:value-type="float" office:value="-4.0014864224354785" table:formula="of:=TAN([.C529])" table:style-name="ce4">
            <text:p>-4,0</text:p>
          </table:table-cell>
          <table:table-cell office:value-type="float" office:value="1.5707407712393981" table:formula="of:=ATAN([.C529])" table:style-name="ce4">
            <text:p>1,6</text:p>
          </table:table-cell>
          <table:table-cell office:value-type="float" office:value="89.996816901141443" table:formula="of:=([.E529]*180)/PI()" table:style-name="ce4">
            <text:p>90,0</text:p>
          </table:table-cell>
          <table:table-cell office:value-type="float" office:value="0" table:formula="of:=[.F529]-[.F52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889000000000001" table:style-name="ce2">
            <text:p>2,4889</text:p>
          </table:table-cell>
          <table:table-cell office:value-type="float" office:value="12183" table:style-name="ce2">
            <text:p>12183</text:p>
          </table:table-cell>
          <table:table-cell office:value-type="float" office:value="17818.181818181623" table:formula="of:=([.B530]-[.B529])/([.A530]-[.A529])" table:style-name="ce4">
            <text:p>17818,2</text:p>
          </table:table-cell>
          <table:table-cell office:value-type="float" office:value="-1.3456776864153084" table:formula="of:=TAN([.C530])" table:style-name="ce4">
            <text:p>-1,3</text:p>
          </table:table-cell>
          <table:table-cell office:value-type="float" office:value="1.5707402043459759" table:formula="of:=ATAN([.C530])" table:style-name="ce4">
            <text:p>1,6</text:p>
          </table:table-cell>
          <table:table-cell office:value-type="float" office:value="89.996784420540919" table:formula="of:=([.E530]*180)/PI()" table:style-name="ce4">
            <text:p>90,0</text:p>
          </table:table-cell>
          <table:table-cell office:value-type="float" office:value="0" table:formula="of:=[.F530]-[.F53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931000000000001" table:style-name="ce2">
            <text:p>2,4931</text:p>
          </table:table-cell>
          <table:table-cell office:value-type="float" office:value="12262" table:style-name="ce2">
            <text:p>12262</text:p>
          </table:table-cell>
          <table:table-cell office:value-type="float" office:value="18809.523809523893" table:formula="of:=([.B531]-[.B530])/([.A531]-[.A530])" table:style-name="ce4">
            <text:p>18809,5</text:p>
          </table:table-cell>
          <table:table-cell office:value-type="float" office:value="1.0474988585153375" table:formula="of:=TAN([.C531])" table:style-name="ce4">
            <text:p>1,0</text:p>
          </table:table-cell>
          <table:table-cell office:value-type="float" office:value="1.5707431622379846" table:formula="of:=ATAN([.C531])" table:style-name="ce4">
            <text:p>1,6</text:p>
          </table:table-cell>
          <table:table-cell office:value-type="float" office:value="89.996953895269257" table:formula="of:=([.E531]*180)/PI()" table:style-name="ce4">
            <text:p>90,0</text:p>
          </table:table-cell>
          <table:table-cell office:value-type="float" office:value="0" table:formula="of:=[.F531]-[.F53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4986999999999999" table:style-name="ce2">
            <text:p>2,4987</text:p>
          </table:table-cell>
          <table:table-cell office:value-type="float" office:value="12351" table:style-name="ce2">
            <text:p>12351</text:p>
          </table:table-cell>
          <table:table-cell office:value-type="float" office:value="15892.857142857632" table:formula="of:=([.B532]-[.B531])/([.A532]-[.A531])" table:style-name="ce4">
            <text:p>15892,9</text:p>
          </table:table-cell>
          <table:table-cell office:value-type="float" office:value="-0.49556292548201841" table:formula="of:=TAN([.C532])" table:style-name="ce4">
            <text:p>-0,5</text:p>
          </table:table-cell>
          <table:table-cell office:value-type="float" office:value="1.5707334054466651" table:formula="of:=ATAN([.C532])" table:style-name="ce4">
            <text:p>1,6</text:p>
          </table:table-cell>
          <table:table-cell office:value-type="float" office:value="89.996394872305061" table:formula="of:=([.E532]*180)/PI()" table:style-name="ce4">
            <text:p>90,0</text:p>
          </table:table-cell>
          <table:table-cell office:value-type="float" office:value="0" table:formula="of:=[.F532]-[.F53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028999999999999" table:style-name="ce2">
            <text:p>2,5029</text:p>
          </table:table-cell>
          <table:table-cell office:value-type="float" office:value="12430" table:style-name="ce2">
            <text:p>12430</text:p>
          </table:table-cell>
          <table:table-cell office:value-type="float" office:value="18809.523809523893" table:formula="of:=([.B533]-[.B532])/([.A533]-[.A532])" table:style-name="ce4">
            <text:p>18809,5</text:p>
          </table:table-cell>
          <table:table-cell office:value-type="float" office:value="1.0474988585153375" table:formula="of:=TAN([.C533])" table:style-name="ce4">
            <text:p>1,0</text:p>
          </table:table-cell>
          <table:table-cell office:value-type="float" office:value="1.5707431622379846" table:formula="of:=ATAN([.C533])" table:style-name="ce4">
            <text:p>1,6</text:p>
          </table:table-cell>
          <table:table-cell office:value-type="float" office:value="89.996953895269257" table:formula="of:=([.E533]*180)/PI()" table:style-name="ce4">
            <text:p>90,0</text:p>
          </table:table-cell>
          <table:table-cell office:value-type="float" office:value="0" table:formula="of:=[.F533]-[.F53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070999999999999" table:style-name="ce2">
            <text:p>2,5071</text:p>
          </table:table-cell>
          <table:table-cell office:value-type="float" office:value="12509" table:style-name="ce2">
            <text:p>12509</text:p>
          </table:table-cell>
          <table:table-cell office:value-type="float" office:value="18809.523809523893" table:formula="of:=([.B534]-[.B533])/([.A534]-[.A533])" table:style-name="ce4">
            <text:p>18809,5</text:p>
          </table:table-cell>
          <table:table-cell office:value-type="float" office:value="1.0474988585153375" table:formula="of:=TAN([.C534])" table:style-name="ce4">
            <text:p>1,0</text:p>
          </table:table-cell>
          <table:table-cell office:value-type="float" office:value="1.5707431622379846" table:formula="of:=ATAN([.C534])" table:style-name="ce4">
            <text:p>1,6</text:p>
          </table:table-cell>
          <table:table-cell office:value-type="float" office:value="89.996953895269257" table:formula="of:=([.E534]*180)/PI()" table:style-name="ce4">
            <text:p>90,0</text:p>
          </table:table-cell>
          <table:table-cell office:value-type="float" office:value="0" table:formula="of:=[.F534]-[.F53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127999999999999" table:style-name="ce2">
            <text:p>2,5128</text:p>
          </table:table-cell>
          <table:table-cell office:value-type="float" office:value="12607" table:style-name="ce2">
            <text:p>12607</text:p>
          </table:table-cell>
          <table:table-cell office:value-type="float" office:value="17192.982456140235" table:formula="of:=([.B535]-[.B534])/([.A535]-[.A534])" table:style-name="ce4">
            <text:p>17193,0</text:p>
          </table:table-cell>
          <table:table-cell office:value-type="float" office:value="-1.4106804707044502" table:formula="of:=TAN([.C535])" table:style-name="ce4">
            <text:p>-1,4</text:p>
          </table:table-cell>
          <table:table-cell office:value-type="float" office:value="1.570738163529656" table:formula="of:=ATAN([.C535])" table:style-name="ce4">
            <text:p>1,6</text:p>
          </table:table-cell>
          <table:table-cell office:value-type="float" office:value="89.996667490379025" table:formula="of:=([.E535]*180)/PI()" table:style-name="ce4">
            <text:p>90,0</text:p>
          </table:table-cell>
          <table:table-cell office:value-type="float" office:value="0" table:formula="of:=[.F535]-[.F53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169000000000001" table:style-name="ce2">
            <text:p>2,5169</text:p>
          </table:table-cell>
          <table:table-cell office:value-type="float" office:value="12686" table:style-name="ce2">
            <text:p>12686</text:p>
          </table:table-cell>
          <table:table-cell office:value-type="float" office:value="19268.292682925821" table:formula="of:=([.B536]-[.B535])/([.A536]-[.A535])" table:style-name="ce4">
            <text:p>19268,3</text:p>
          </table:table-cell>
          <table:table-cell office:value-type="float" office:value="1.2730190856162129" table:formula="of:=TAN([.C536])" table:style-name="ce4">
            <text:p>1,3</text:p>
          </table:table-cell>
          <table:table-cell office:value-type="float" office:value="1.5707444280607661" table:formula="of:=ATAN([.C536])" table:style-name="ce4">
            <text:p>1,6</text:p>
          </table:table-cell>
          <table:table-cell office:value-type="float" office:value="89.997026421572244" table:formula="of:=([.E536]*180)/PI()" table:style-name="ce4">
            <text:p>90,0</text:p>
          </table:table-cell>
          <table:table-cell office:value-type="float" office:value="0" table:formula="of:=[.F536]-[.F53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225" table:style-name="ce2">
            <text:p>2,5225</text:p>
          </table:table-cell>
          <table:table-cell office:value-type="float" office:value="12785" table:style-name="ce2">
            <text:p>12785</text:p>
          </table:table-cell>
          <table:table-cell office:value-type="float" office:value="17678.571428571973" table:formula="of:=([.B537]-[.B536])/([.A537]-[.A536])" table:style-name="ce4">
            <text:p>17678,6</text:p>
          </table:table-cell>
          <table:table-cell office:value-type="float" office:value="1.0924822842166861" table:formula="of:=TAN([.C537])" table:style-name="ce4">
            <text:p>1,1</text:p>
          </table:table-cell>
          <table:table-cell office:value-type="float" office:value="1.5707397611383913" table:formula="of:=ATAN([.C537])" table:style-name="ce4">
            <text:p>1,6</text:p>
          </table:table-cell>
          <table:table-cell office:value-type="float" office:value="89.996759026616857" table:formula="of:=([.E537]*180)/PI()" table:style-name="ce4">
            <text:p>90,0</text:p>
          </table:table-cell>
          <table:table-cell office:value-type="float" office:value="0" table:formula="of:=[.F537]-[.F53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28" table:style-name="ce2">
            <text:p>2,528</text:p>
          </table:table-cell>
          <table:table-cell office:value-type="float" office:value="12903" table:style-name="ce2">
            <text:p>12903</text:p>
          </table:table-cell>
          <table:table-cell office:value-type="float" office:value="21454.545454545219" table:formula="of:=([.B538]-[.B537])/([.A538]-[.A537])" table:style-name="ce4">
            <text:p>21454,5</text:p>
          </table:table-cell>
          <table:table-cell office:value-type="float" office:value="0.69776320334844233" table:formula="of:=TAN([.C538])" table:style-name="ce4">
            <text:p>0,7</text:p>
          </table:table-cell>
          <table:table-cell office:value-type="float" office:value="1.5707497166254389" table:formula="of:=ATAN([.C538])" table:style-name="ce4">
            <text:p>1,6</text:p>
          </table:table-cell>
          <table:table-cell office:value-type="float" office:value="89.997329434007682" table:formula="of:=([.E538]*180)/PI()" table:style-name="ce4">
            <text:p>90,0</text:p>
          </table:table-cell>
          <table:table-cell office:value-type="float" office:value="0" table:formula="of:=[.F538]-[.F53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335000000000001" table:style-name="ce2">
            <text:p>2,5335</text:p>
          </table:table-cell>
          <table:table-cell office:value-type="float" office:value="13011" table:style-name="ce2">
            <text:p>13011</text:p>
          </table:table-cell>
          <table:table-cell office:value-type="float" office:value="19636.363636363421" table:formula="of:=([.B539]-[.B538])/([.A539]-[.A538])" table:style-name="ce4">
            <text:p>19636,4</text:p>
          </table:table-cell>
          <table:table-cell office:value-type="float" office:value="6.1479048573893476" table:formula="of:=TAN([.C539])" table:style-name="ce4">
            <text:p>6,1</text:p>
          </table:table-cell>
          <table:table-cell office:value-type="float" office:value="1.5707454008690147" table:formula="of:=ATAN([.C539])" table:style-name="ce4">
            <text:p>1,6</text:p>
          </table:table-cell>
          <table:table-cell office:value-type="float" office:value="89.997082159379175" table:formula="of:=([.E539]*180)/PI()" table:style-name="ce4">
            <text:p>90,0</text:p>
          </table:table-cell>
          <table:table-cell office:value-type="float" office:value="0" table:formula="of:=[.F539]-[.F53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390000000000001" table:style-name="ce2">
            <text:p>2,539</text:p>
          </table:table-cell>
          <table:table-cell office:value-type="float" office:value="13110" table:style-name="ce2">
            <text:p>13110</text:p>
          </table:table-cell>
          <table:table-cell office:value-type="float" office:value="17999.999999999804" table:formula="of:=([.B540]-[.B539])/([.A540]-[.A539])" table:style-name="ce4">
            <text:p>18000,0</text:p>
          </table:table-cell>
          <table:table-cell office:value-type="float" office:value="-4.0014864224354785" table:formula="of:=TAN([.C540])" table:style-name="ce4">
            <text:p>-4,0</text:p>
          </table:table-cell>
          <table:table-cell office:value-type="float" office:value="1.5707407712393981" table:formula="of:=ATAN([.C540])" table:style-name="ce4">
            <text:p>1,6</text:p>
          </table:table-cell>
          <table:table-cell office:value-type="float" office:value="89.996816901141443" table:formula="of:=([.E540]*180)/PI()" table:style-name="ce4">
            <text:p>90,0</text:p>
          </table:table-cell>
          <table:table-cell office:value-type="float" office:value="0" table:formula="of:=[.F540]-[.F54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445000000000002" table:style-name="ce2">
            <text:p>2,5445</text:p>
          </table:table-cell>
          <table:table-cell office:value-type="float" office:value="13218" table:style-name="ce2">
            <text:p>13218</text:p>
          </table:table-cell>
          <table:table-cell office:value-type="float" office:value="19636.363636363421" table:formula="of:=([.B541]-[.B540])/([.A541]-[.A540])" table:style-name="ce4">
            <text:p>19636,4</text:p>
          </table:table-cell>
          <table:table-cell office:value-type="float" office:value="6.1479048573893476" table:formula="of:=TAN([.C541])" table:style-name="ce4">
            <text:p>6,1</text:p>
          </table:table-cell>
          <table:table-cell office:value-type="float" office:value="1.5707454008690147" table:formula="of:=ATAN([.C541])" table:style-name="ce4">
            <text:p>1,6</text:p>
          </table:table-cell>
          <table:table-cell office:value-type="float" office:value="89.997082159379175" table:formula="of:=([.E541]*180)/PI()" table:style-name="ce4">
            <text:p>90,0</text:p>
          </table:table-cell>
          <table:table-cell office:value-type="float" office:value="0" table:formula="of:=[.F541]-[.F54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501" table:style-name="ce2">
            <text:p>2,5501</text:p>
          </table:table-cell>
          <table:table-cell office:value-type="float" office:value="13327" table:style-name="ce2">
            <text:p>13327</text:p>
          </table:table-cell>
          <table:table-cell office:value-type="float" office:value="19464.285714286314" table:formula="of:=([.B542]-[.B541])/([.A542]-[.A541])" table:style-name="ce4">
            <text:p>19464,3</text:p>
          </table:table-cell>
          <table:table-cell office:value-type="float" office:value="-1.6368066336402067" table:formula="of:=TAN([.C542])" table:style-name="ce4">
            <text:p>-1,6</text:p>
          </table:table-cell>
          <table:table-cell office:value-type="float" office:value="1.5707449506481528" table:formula="of:=ATAN([.C542])" table:style-name="ce4">
            <text:p>1,6</text:p>
          </table:table-cell>
          <table:table-cell office:value-type="float" office:value="89.99705636362394" table:formula="of:=([.E542]*180)/PI()" table:style-name="ce4">
            <text:p>90,0</text:p>
          </table:table-cell>
          <table:table-cell office:value-type="float" office:value="0" table:formula="of:=[.F542]-[.F54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543" table:style-name="ce2">
            <text:p>2,5543</text:p>
          </table:table-cell>
          <table:table-cell office:value-type="float" office:value="13425" table:style-name="ce2">
            <text:p>13425</text:p>
          </table:table-cell>
          <table:table-cell office:value-type="float" office:value="23333.333333333438" table:formula="of:=([.B543]-[.B542])/([.A543]-[.A542])" table:style-name="ce4">
            <text:p>23333,3</text:p>
          </table:table-cell>
          <table:table-cell office:value-type="float" office:value="0.88540914568248119" table:formula="of:=TAN([.C543])" table:style-name="ce4">
            <text:p>0,9</text:p>
          </table:table-cell>
          <table:table-cell office:value-type="float" office:value="1.5707534696520657" table:formula="of:=ATAN([.C543])" table:style-name="ce4">
            <text:p>1,6</text:p>
          </table:table-cell>
          <table:table-cell office:value-type="float" office:value="89.997544466593808" table:formula="of:=([.E543]*180)/PI()" table:style-name="ce4">
            <text:p>90,0</text:p>
          </table:table-cell>
          <table:table-cell office:value-type="float" office:value="0" table:formula="of:=[.F543]-[.F54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598999999999998" table:style-name="ce2">
            <text:p>2,5599</text:p>
          </table:table-cell>
          <table:table-cell office:value-type="float" office:value="13534" table:style-name="ce2">
            <text:p>13534</text:p>
          </table:table-cell>
          <table:table-cell office:value-type="float" office:value="19464.285714286314" table:formula="of:=([.B544]-[.B543])/([.A544]-[.A543])" table:style-name="ce4">
            <text:p>19464,3</text:p>
          </table:table-cell>
          <table:table-cell office:value-type="float" office:value="-1.6368066336402067" table:formula="of:=TAN([.C544])" table:style-name="ce4">
            <text:p>-1,6</text:p>
          </table:table-cell>
          <table:table-cell office:value-type="float" office:value="1.5707449506481528" table:formula="of:=ATAN([.C544])" table:style-name="ce4">
            <text:p>1,6</text:p>
          </table:table-cell>
          <table:table-cell office:value-type="float" office:value="89.99705636362394" table:formula="of:=([.E544]*180)/PI()" table:style-name="ce4">
            <text:p>90,0</text:p>
          </table:table-cell>
          <table:table-cell office:value-type="float" office:value="0" table:formula="of:=[.F544]-[.F54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653999999999999" table:style-name="ce2">
            <text:p>2,5654</text:p>
          </table:table-cell>
          <table:table-cell office:value-type="float" office:value="13642" table:style-name="ce2">
            <text:p>13642</text:p>
          </table:table-cell>
          <table:table-cell office:value-type="float" office:value="19636.363636363421" table:formula="of:=([.B545]-[.B544])/([.A545]-[.A544])" table:style-name="ce4">
            <text:p>19636,4</text:p>
          </table:table-cell>
          <table:table-cell office:value-type="float" office:value="6.1479048573893476" table:formula="of:=TAN([.C545])" table:style-name="ce4">
            <text:p>6,1</text:p>
          </table:table-cell>
          <table:table-cell office:value-type="float" office:value="1.5707454008690147" table:formula="of:=ATAN([.C545])" table:style-name="ce4">
            <text:p>1,6</text:p>
          </table:table-cell>
          <table:table-cell office:value-type="float" office:value="89.997082159379175" table:formula="of:=([.E545]*180)/PI()" table:style-name="ce4">
            <text:p>90,0</text:p>
          </table:table-cell>
          <table:table-cell office:value-type="float" office:value="0" table:formula="of:=[.F545]-[.F54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710000000000002" table:style-name="ce2">
            <text:p>2,571</text:p>
          </table:table-cell>
          <table:table-cell office:value-type="float" office:value="13760" table:style-name="ce2">
            <text:p>13760</text:p>
          </table:table-cell>
          <table:table-cell office:value-type="float" office:value="21071.42857142755" table:formula="of:=([.B546]-[.B545])/([.A546]-[.A545])" table:style-name="ce4">
            <text:p>21071,4</text:p>
          </table:table-cell>
          <table:table-cell office:value-type="float" office:value="0.96317753935579942" table:formula="of:=TAN([.C546])" table:style-name="ce4">
            <text:p>1,0</text:p>
          </table:table-cell>
          <table:table-cell office:value-type="float" office:value="1.5707488691678135" table:formula="of:=ATAN([.C546])" table:style-name="ce4">
            <text:p>1,6</text:p>
          </table:table-cell>
          <table:table-cell office:value-type="float" office:value="89.99728087826243" table:formula="of:=([.E546]*180)/PI()" table:style-name="ce4">
            <text:p>90,0</text:p>
          </table:table-cell>
          <table:table-cell office:value-type="float" office:value="0" table:formula="of:=[.F546]-[.F54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764999999999998" table:style-name="ce2">
            <text:p>2,5765</text:p>
          </table:table-cell>
          <table:table-cell office:value-type="float" office:value="13869" table:style-name="ce2">
            <text:p>13869</text:p>
          </table:table-cell>
          <table:table-cell office:value-type="float" office:value="19818.181818183202" table:formula="of:=([.B547]-[.B546])/([.A547]-[.A546])" table:style-name="ce4">
            <text:p>19818,2</text:p>
          </table:table-cell>
          <table:table-cell office:value-type="float" office:value="1.6113151746896741" table:formula="of:=TAN([.C547])" table:style-name="ce4">
            <text:p>1,6</text:p>
          </table:table-cell>
          <table:table-cell office:value-type="float" office:value="1.5707458680793431" table:formula="of:=ATAN([.C547])" table:style-name="ce4">
            <text:p>1,6</text:p>
          </table:table-cell>
          <table:table-cell office:value-type="float" office:value="89.997108928559143" table:formula="of:=([.E547]*180)/PI()" table:style-name="ce4">
            <text:p>90,0</text:p>
          </table:table-cell>
          <table:table-cell office:value-type="float" office:value="0" table:formula="of:=[.F547]-[.F54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819999999999999" table:style-name="ce2">
            <text:p>2,582</text:p>
          </table:table-cell>
          <table:table-cell office:value-type="float" office:value="13987" table:style-name="ce2">
            <text:p>13987</text:p>
          </table:table-cell>
          <table:table-cell office:value-type="float" office:value="21454.545454545219" table:formula="of:=([.B548]-[.B547])/([.A548]-[.A547])" table:style-name="ce4">
            <text:p>21454,5</text:p>
          </table:table-cell>
          <table:table-cell office:value-type="float" office:value="0.69776320334844233" table:formula="of:=TAN([.C548])" table:style-name="ce4">
            <text:p>0,7</text:p>
          </table:table-cell>
          <table:table-cell office:value-type="float" office:value="1.5707497166254389" table:formula="of:=ATAN([.C548])" table:style-name="ce4">
            <text:p>1,6</text:p>
          </table:table-cell>
          <table:table-cell office:value-type="float" office:value="89.997329434007682" table:formula="of:=([.E548]*180)/PI()" table:style-name="ce4">
            <text:p>90,0</text:p>
          </table:table-cell>
          <table:table-cell office:value-type="float" office:value="0" table:formula="of:=[.F548]-[.F54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874999999999999" table:style-name="ce2">
            <text:p>2,5875</text:p>
          </table:table-cell>
          <table:table-cell office:value-type="float" office:value="14096" table:style-name="ce2">
            <text:p>14096</text:p>
          </table:table-cell>
          <table:table-cell office:value-type="float" office:value="19818.181818181602" table:formula="of:=([.B549]-[.B548])/([.A549]-[.A548])" table:style-name="ce4">
            <text:p>19818,2</text:p>
          </table:table-cell>
          <table:table-cell office:value-type="float" office:value="1.6113151689329799" table:formula="of:=TAN([.C549])" table:style-name="ce4">
            <text:p>1,6</text:p>
          </table:table-cell>
          <table:table-cell office:value-type="float" office:value="1.5707458680793431" table:formula="of:=ATAN([.C549])" table:style-name="ce4">
            <text:p>1,6</text:p>
          </table:table-cell>
          <table:table-cell office:value-type="float" office:value="89.997108928559143" table:formula="of:=([.E549]*180)/PI()" table:style-name="ce4">
            <text:p>90,0</text:p>
          </table:table-cell>
          <table:table-cell office:value-type="float" office:value="0" table:formula="of:=[.F549]-[.F54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931999999999999" table:style-name="ce2">
            <text:p>2,5932</text:p>
          </table:table-cell>
          <table:table-cell office:value-type="float" office:value="14214" table:style-name="ce2">
            <text:p>14214</text:p>
          </table:table-cell>
          <table:table-cell office:value-type="float" office:value="20701.754385964774" table:formula="of:=([.B550]-[.B549])/([.A550]-[.A549])" table:style-name="ce4">
            <text:p>20701,8</text:p>
          </table:table-cell>
          <table:table-cell office:value-type="float" office:value="-4.2786909672357138" table:formula="of:=TAN([.C550])" table:style-name="ce4">
            <text:p>-4,3</text:p>
          </table:table-cell>
          <table:table-cell office:value-type="float" office:value="1.5707480217101883" table:formula="of:=ATAN([.C550])" table:style-name="ce4">
            <text:p>1,6</text:p>
          </table:table-cell>
          <table:table-cell office:value-type="float" office:value="89.997232322517206" table:formula="of:=([.E550]*180)/PI()" table:style-name="ce4">
            <text:p>90,0</text:p>
          </table:table-cell>
          <table:table-cell office:value-type="float" office:value="0" table:formula="of:=[.F550]-[.F55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5989" table:style-name="ce2">
            <text:p>2,5989</text:p>
          </table:table-cell>
          <table:table-cell office:value-type="float" office:value="14332" table:style-name="ce2">
            <text:p>14332</text:p>
          </table:table-cell>
          <table:table-cell office:value-type="float" office:value="20701.754385964774" table:formula="of:=([.B551]-[.B550])/([.A551]-[.A550])" table:style-name="ce4">
            <text:p>20701,8</text:p>
          </table:table-cell>
          <table:table-cell office:value-type="float" office:value="-4.2786909672357138" table:formula="of:=TAN([.C551])" table:style-name="ce4">
            <text:p>-4,3</text:p>
          </table:table-cell>
          <table:table-cell office:value-type="float" office:value="1.5707480217101883" table:formula="of:=ATAN([.C551])" table:style-name="ce4">
            <text:p>1,6</text:p>
          </table:table-cell>
          <table:table-cell office:value-type="float" office:value="89.997232322517206" table:formula="of:=([.E551]*180)/PI()" table:style-name="ce4">
            <text:p>90,0</text:p>
          </table:table-cell>
          <table:table-cell office:value-type="float" office:value="0" table:formula="of:=[.F551]-[.F55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044999999999998" table:style-name="ce2">
            <text:p>2,6045</text:p>
          </table:table-cell>
          <table:table-cell office:value-type="float" office:value="14450" table:style-name="ce2">
            <text:p>14450</text:p>
          </table:table-cell>
          <table:table-cell office:value-type="float" office:value="21071.42857142922" table:formula="of:=([.B552]-[.B551])/([.A552]-[.A551])" table:style-name="ce4">
            <text:p>21071,4</text:p>
          </table:table-cell>
          <table:table-cell office:value-type="float" office:value="0.96317754257475341" table:formula="of:=TAN([.C552])" table:style-name="ce4">
            <text:p>1,0</text:p>
          </table:table-cell>
          <table:table-cell office:value-type="float" office:value="1.5707488691678135" table:formula="of:=ATAN([.C552])" table:style-name="ce4">
            <text:p>1,6</text:p>
          </table:table-cell>
          <table:table-cell office:value-type="float" office:value="89.99728087826243" table:formula="of:=([.E552]*180)/PI()" table:style-name="ce4">
            <text:p>90,0</text:p>
          </table:table-cell>
          <table:table-cell office:value-type="float" office:value="0" table:formula="of:=[.F552]-[.F55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101000000000001" table:style-name="ce2">
            <text:p>2,6101</text:p>
          </table:table-cell>
          <table:table-cell office:value-type="float" office:value="14559" table:style-name="ce2">
            <text:p>14559</text:p>
          </table:table-cell>
          <table:table-cell office:value-type="float" office:value="19464.285714284772" table:formula="of:=([.B553]-[.B552])/([.A553]-[.A552])" table:style-name="ce4">
            <text:p>19464,3</text:p>
          </table:table-cell>
          <table:table-cell office:value-type="float" office:value="-1.6368066393152849" table:formula="of:=TAN([.C553])" table:style-name="ce4">
            <text:p>-1,6</text:p>
          </table:table-cell>
          <table:table-cell office:value-type="float" office:value="1.5707449506481528" table:formula="of:=ATAN([.C553])" table:style-name="ce4">
            <text:p>1,6</text:p>
          </table:table-cell>
          <table:table-cell office:value-type="float" office:value="89.99705636362394" table:formula="of:=([.E553]*180)/PI()" table:style-name="ce4">
            <text:p>90,0</text:p>
          </table:table-cell>
          <table:table-cell office:value-type="float" office:value="0" table:formula="of:=[.F553]-[.F55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141999999999999" table:style-name="ce2">
            <text:p>2,6142</text:p>
          </table:table-cell>
          <table:table-cell office:value-type="float" office:value="14667" table:style-name="ce2">
            <text:p>14667</text:p>
          </table:table-cell>
          <table:table-cell office:value-type="float" office:value="26341.463414635622" table:formula="of:=([.B554]-[.B553])/([.A554]-[.A553])" table:style-name="ce4">
            <text:p>26341,5</text:p>
          </table:table-cell>
          <table:table-cell office:value-type="float" office:value="-1.0112380127205605" table:formula="of:=TAN([.C554])" table:style-name="ce4">
            <text:p>-1,0</text:p>
          </table:table-cell>
          <table:table-cell office:value-type="float" office:value="1.570758363831952" table:formula="of:=ATAN([.C554])" table:style-name="ce4">
            <text:p>1,6</text:p>
          </table:table-cell>
          <table:table-cell office:value-type="float" office:value="89.997824882445471" table:formula="of:=([.E554]*180)/PI()" table:style-name="ce4">
            <text:p>90,0</text:p>
          </table:table-cell>
          <table:table-cell office:value-type="float" office:value="0" table:formula="of:=[.F554]-[.F55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196999999999999" table:style-name="ce2">
            <text:p>2,6197</text:p>
          </table:table-cell>
          <table:table-cell office:value-type="float" office:value="14776" table:style-name="ce2">
            <text:p>14776</text:p>
          </table:table-cell>
          <table:table-cell office:value-type="float" office:value="19818.181818181602" table:formula="of:=([.B555]-[.B554])/([.A555]-[.A554])" table:style-name="ce4">
            <text:p>19818,2</text:p>
          </table:table-cell>
          <table:table-cell office:value-type="float" office:value="1.6113151689329799" table:formula="of:=TAN([.C555])" table:style-name="ce4">
            <text:p>1,6</text:p>
          </table:table-cell>
          <table:table-cell office:value-type="float" office:value="1.5707458680793431" table:formula="of:=ATAN([.C555])" table:style-name="ce4">
            <text:p>1,6</text:p>
          </table:table-cell>
          <table:table-cell office:value-type="float" office:value="89.997108928559143" table:formula="of:=([.E555]*180)/PI()" table:style-name="ce4">
            <text:p>90,0</text:p>
          </table:table-cell>
          <table:table-cell office:value-type="float" office:value="0" table:formula="of:=[.F555]-[.F55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236999999999999" table:style-name="ce2">
            <text:p>2,6237</text:p>
          </table:table-cell>
          <table:table-cell office:value-type="float" office:value="14874" table:style-name="ce2">
            <text:p>14874</text:p>
          </table:table-cell>
          <table:table-cell office:value-type="float" office:value="24499.999999999978" table:formula="of:=([.B556]-[.B555])/([.A556]-[.A555])" table:style-name="ce4">
            <text:p>24500,0</text:p>
          </table:table-cell>
          <table:table-cell office:value-type="float" office:value="-3.354845955666387" table:formula="of:=TAN([.C556])" table:style-name="ce4">
            <text:p>-3,4</text:p>
          </table:table-cell>
          <table:table-cell office:value-type="float" office:value="1.5707555104683886" table:formula="of:=ATAN([.C556])" table:style-name="ce4">
            <text:p>1,6</text:p>
          </table:table-cell>
          <table:table-cell office:value-type="float" office:value="89.997661396755873" table:formula="of:=([.E556]*180)/PI()" table:style-name="ce4">
            <text:p>90,0</text:p>
          </table:table-cell>
          <table:table-cell office:value-type="float" office:value="0" table:formula="of:=[.F556]-[.F55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292" table:style-name="ce2">
            <text:p>2,6292</text:p>
          </table:table-cell>
          <table:table-cell office:value-type="float" office:value="14993" table:style-name="ce2">
            <text:p>14993</text:p>
          </table:table-cell>
          <table:table-cell office:value-type="float" office:value="21636.3636363634" table:formula="of:=([.B557]-[.B556])/([.A557]-[.A556])" table:style-name="ce4">
            <text:p>21636,4</text:p>
          </table:table-cell>
          <table:table-cell office:value-type="float" office:value="0.21840778647258274" table:formula="of:=TAN([.C557])" table:style-name="ce4">
            <text:p>0,2</text:p>
          </table:table-cell>
          <table:table-cell office:value-type="float" office:value="1.5707501083075346" table:formula="of:=ATAN([.C557])" table:style-name="ce4">
            <text:p>1,6</text:p>
          </table:table-cell>
          <table:table-cell office:value-type="float" office:value="89.997351875738673" table:formula="of:=([.E557]*180)/PI()" table:style-name="ce4">
            <text:p>90,0</text:p>
          </table:table-cell>
          <table:table-cell office:value-type="float" office:value="0" table:formula="of:=[.F557]-[.F55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347999999999998" table:style-name="ce2">
            <text:p>2,6348</text:p>
          </table:table-cell>
          <table:table-cell office:value-type="float" office:value="15111" table:style-name="ce2">
            <text:p>15111</text:p>
          </table:table-cell>
          <table:table-cell office:value-type="float" office:value="21071.42857142922" table:formula="of:=([.B558]-[.B557])/([.A558]-[.A557])" table:style-name="ce4">
            <text:p>21071,4</text:p>
          </table:table-cell>
          <table:table-cell office:value-type="float" office:value="0.96317754257475341" table:formula="of:=TAN([.C558])" table:style-name="ce4">
            <text:p>1,0</text:p>
          </table:table-cell>
          <table:table-cell office:value-type="float" office:value="1.5707488691678135" table:formula="of:=ATAN([.C558])" table:style-name="ce4">
            <text:p>1,6</text:p>
          </table:table-cell>
          <table:table-cell office:value-type="float" office:value="89.99728087826243" table:formula="of:=([.E558]*180)/PI()" table:style-name="ce4">
            <text:p>90,0</text:p>
          </table:table-cell>
          <table:table-cell office:value-type="float" office:value="0" table:formula="of:=[.F558]-[.F55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389" table:style-name="ce2">
            <text:p>2,6389</text:p>
          </table:table-cell>
          <table:table-cell office:value-type="float" office:value="15219" table:style-name="ce2">
            <text:p>15219</text:p>
          </table:table-cell>
          <table:table-cell office:value-type="float" office:value="26341.463414632766" table:formula="of:=([.B559]-[.B558])/([.A559]-[.A558])" table:style-name="ce4">
            <text:p>26341,5</text:p>
          </table:table-cell>
          <table:table-cell office:value-type="float" office:value="-1.0112380184967351" table:formula="of:=TAN([.C559])" table:style-name="ce4">
            <text:p>-1,0</text:p>
          </table:table-cell>
          <table:table-cell office:value-type="float" office:value="1.570758363831952" table:formula="of:=ATAN([.C559])" table:style-name="ce4">
            <text:p>1,6</text:p>
          </table:table-cell>
          <table:table-cell office:value-type="float" office:value="89.997824882445471" table:formula="of:=([.E559]*180)/PI()" table:style-name="ce4">
            <text:p>90,0</text:p>
          </table:table-cell>
          <table:table-cell office:value-type="float" office:value="0" table:formula="of:=[.F559]-[.F55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446000000000001" table:style-name="ce2">
            <text:p>2,6446</text:p>
          </table:table-cell>
          <table:table-cell office:value-type="float" office:value="15338" table:style-name="ce2">
            <text:p>15338</text:p>
          </table:table-cell>
          <table:table-cell office:value-type="float" office:value="20877.192982455999" table:formula="of:=([.B560]-[.B559])/([.A560]-[.A559])" table:style-name="ce4">
            <text:p>20877,2</text:p>
          </table:table-cell>
          <table:table-cell office:value-type="float" office:value="3.7440653712691128" table:formula="of:=TAN([.C560])" table:style-name="ce4">
            <text:p>3,7</text:p>
          </table:table-cell>
          <table:table-cell office:value-type="float" office:value="1.5707484276352695" table:formula="of:=ATAN([.C560])" table:style-name="ce4">
            <text:p>1,6</text:p>
          </table:table-cell>
          <table:table-cell office:value-type="float" office:value="89.997255580311133" table:formula="of:=([.E560]*180)/PI()" table:style-name="ce4">
            <text:p>90,0</text:p>
          </table:table-cell>
          <table:table-cell office:value-type="float" office:value="0" table:formula="of:=[.F560]-[.F56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501999999999999" table:style-name="ce2">
            <text:p>2,6502</text:p>
          </table:table-cell>
          <table:table-cell office:value-type="float" office:value="15456" table:style-name="ce2">
            <text:p>15456</text:p>
          </table:table-cell>
          <table:table-cell office:value-type="float" office:value="21071.42857142922" table:formula="of:=([.B561]-[.B560])/([.A561]-[.A560])" table:style-name="ce4">
            <text:p>21071,4</text:p>
          </table:table-cell>
          <table:table-cell office:value-type="float" office:value="0.96317754257475341" table:formula="of:=TAN([.C561])" table:style-name="ce4">
            <text:p>1,0</text:p>
          </table:table-cell>
          <table:table-cell office:value-type="float" office:value="1.5707488691678135" table:formula="of:=ATAN([.C561])" table:style-name="ce4">
            <text:p>1,6</text:p>
          </table:table-cell>
          <table:table-cell office:value-type="float" office:value="89.99728087826243" table:formula="of:=([.E561]*180)/PI()" table:style-name="ce4">
            <text:p>90,0</text:p>
          </table:table-cell>
          <table:table-cell office:value-type="float" office:value="0" table:formula="of:=[.F561]-[.F56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558999999999999" table:style-name="ce2">
            <text:p>2,6559</text:p>
          </table:table-cell>
          <table:table-cell office:value-type="float" office:value="15594" table:style-name="ce2">
            <text:p>15594</text:p>
          </table:table-cell>
          <table:table-cell office:value-type="float" office:value="24210.52631578931" table:formula="of:=([.B562]-[.B561])/([.A562]-[.A561])" table:style-name="ce4">
            <text:p>24210,5</text:p>
          </table:table-cell>
          <table:table-cell office:value-type="float" office:value="6.297875553681175" table:formula="of:=TAN([.C562])" table:style-name="ce4">
            <text:p>6,3</text:p>
          </table:table-cell>
          <table:table-cell office:value-type="float" office:value="1.5707550224470941" table:formula="of:=ATAN([.C562])" table:style-name="ce4">
            <text:p>1,6</text:p>
          </table:table-cell>
          <table:table-cell office:value-type="float" office:value="89.997633435195382" table:formula="of:=([.E562]*180)/PI()" table:style-name="ce4">
            <text:p>90,0</text:p>
          </table:table-cell>
          <table:table-cell office:value-type="float" office:value="0" table:formula="of:=[.F562]-[.F56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614" table:style-name="ce2">
            <text:p>2,6614</text:p>
          </table:table-cell>
          <table:table-cell office:value-type="float" office:value="15722" table:style-name="ce2">
            <text:p>15722</text:p>
          </table:table-cell>
          <table:table-cell office:value-type="float" office:value="23272.727272727017" table:formula="of:=([.B563]-[.B562])/([.A563]-[.A562])" table:style-name="ce4">
            <text:p>23272,7</text:p>
          </table:table-cell>
          <table:table-cell office:value-type="float" office:value="-0.19346602078076916" table:formula="of:=TAN([.C563])" table:style-name="ce4">
            <text:p>-0,2</text:p>
          </table:table-cell>
          <table:table-cell office:value-type="float" office:value="1.5707533580449231" table:formula="of:=ATAN([.C563])" table:style-name="ce4">
            <text:p>1,6</text:p>
          </table:table-cell>
          <table:table-cell office:value-type="float" office:value="89.997538071975569" table:formula="of:=([.E563]*180)/PI()" table:style-name="ce4">
            <text:p>90,0</text:p>
          </table:table-cell>
          <table:table-cell office:value-type="float" office:value="0" table:formula="of:=[.F563]-[.F56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669" table:style-name="ce2">
            <text:p>2,6669</text:p>
          </table:table-cell>
          <table:table-cell office:value-type="float" office:value="15850" table:style-name="ce2">
            <text:p>15850</text:p>
          </table:table-cell>
          <table:table-cell office:value-type="float" office:value="23272.727272727017" table:formula="of:=([.B564]-[.B563])/([.A564]-[.A563])" table:style-name="ce4">
            <text:p>23272,7</text:p>
          </table:table-cell>
          <table:table-cell office:value-type="float" office:value="-0.19346602078076916" table:formula="of:=TAN([.C564])" table:style-name="ce4">
            <text:p>-0,2</text:p>
          </table:table-cell>
          <table:table-cell office:value-type="float" office:value="1.5707533580449231" table:formula="of:=ATAN([.C564])" table:style-name="ce4">
            <text:p>1,6</text:p>
          </table:table-cell>
          <table:table-cell office:value-type="float" office:value="89.997538071975569" table:formula="of:=([.E564]*180)/PI()" table:style-name="ce4">
            <text:p>90,0</text:p>
          </table:table-cell>
          <table:table-cell office:value-type="float" office:value="0" table:formula="of:=[.F564]-[.F56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722999999999999" table:style-name="ce2">
            <text:p>2,6723</text:p>
          </table:table-cell>
          <table:table-cell office:value-type="float" office:value="15978" table:style-name="ce2">
            <text:p>15978</text:p>
          </table:table-cell>
          <table:table-cell office:value-type="float" office:value="23703.703703704366" table:formula="of:=([.B565]-[.B564])/([.A565]-[.A564])" table:style-name="ce4">
            <text:p>23703,7</text:p>
          </table:table-cell>
          <table:table-cell office:value-type="float" office:value="0.40770668959724549" table:formula="of:=TAN([.C565])" table:style-name="ce4">
            <text:p>0,4</text:p>
          </table:table-cell>
          <table:table-cell office:value-type="float" office:value="1.5707541392949216" table:formula="of:=ATAN([.C565])" table:style-name="ce4">
            <text:p>1,6</text:p>
          </table:table-cell>
          <table:table-cell office:value-type="float" office:value="89.997582834303216" table:formula="of:=([.E565]*180)/PI()" table:style-name="ce4">
            <text:p>90,0</text:p>
          </table:table-cell>
          <table:table-cell office:value-type="float" office:value="0" table:formula="of:=[.F565]-[.F56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779000000000002" table:style-name="ce2">
            <text:p>2,6779</text:p>
          </table:table-cell>
          <table:table-cell office:value-type="float" office:value="16106" table:style-name="ce2">
            <text:p>16106</text:p>
          </table:table-cell>
          <table:table-cell office:value-type="float" office:value="22857.142857141749" table:formula="of:=([.B566]-[.B565])/([.A566]-[.A565])" table:style-name="ce4">
            <text:p>22857,1</text:p>
          </table:table-cell>
          <table:table-cell office:value-type="float" office:value="-1.8952700640358631" table:formula="of:=TAN([.C566])" table:style-name="ce4">
            <text:p>-1,9</text:p>
          </table:table-cell>
          <table:table-cell office:value-type="float" office:value="1.5707525767949246" table:formula="of:=ATAN([.C566])" table:style-name="ce4">
            <text:p>1,6</text:p>
          </table:table-cell>
          <table:table-cell office:value-type="float" office:value="89.997493309647908" table:formula="of:=([.E566]*180)/PI()" table:style-name="ce4">
            <text:p>90,0</text:p>
          </table:table-cell>
          <table:table-cell office:value-type="float" office:value="0" table:formula="of:=[.F566]-[.F56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833999999999998" table:style-name="ce2">
            <text:p>2,6834</text:p>
          </table:table-cell>
          <table:table-cell office:value-type="float" office:value="16235" table:style-name="ce2">
            <text:p>16235</text:p>
          </table:table-cell>
          <table:table-cell office:value-type="float" office:value="23454.545454547089" table:formula="of:=([.B567]-[.B566])/([.A567]-[.A566])" table:style-name="ce4">
            <text:p>23454,5</text:p>
          </table:table-cell>
          <table:table-cell office:value-type="float" office:value="-0.66276582171604714" table:formula="of:=TAN([.C567])" table:style-name="ce4">
            <text:p>-0,7</text:p>
          </table:table-cell>
          <table:table-cell office:value-type="float" office:value="1.5707536911360078" table:formula="of:=ATAN([.C567])" table:style-name="ce4">
            <text:p>1,6</text:p>
          </table:table-cell>
          <table:table-cell office:value-type="float" office:value="89.997557156688913" table:formula="of:=([.E567]*180)/PI()" table:style-name="ce4">
            <text:p>90,0</text:p>
          </table:table-cell>
          <table:table-cell office:value-type="float" office:value="0" table:formula="of:=[.F567]-[.F56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888999999999998" table:style-name="ce2">
            <text:p>2,6889</text:p>
          </table:table-cell>
          <table:table-cell office:value-type="float" office:value="16382" table:style-name="ce2">
            <text:p>16382</text:p>
          </table:table-cell>
          <table:table-cell office:value-type="float" office:value="26727.272727272433" table:formula="of:=([.B568]-[.B567])/([.A568]-[.A567])" table:style-name="ce4">
            <text:p>26727,3</text:p>
          </table:table-cell>
          <table:table-cell office:value-type="float" office:value="-5.7149187689843819" table:formula="of:=TAN([.C568])" table:style-name="ce4">
            <text:p>-5,7</text:p>
          </table:table-cell>
          <table:table-cell office:value-type="float" office:value="1.5707589118289276" table:formula="of:=ATAN([.C568])" table:style-name="ce4">
            <text:p>1,6</text:p>
          </table:table-cell>
          <table:table-cell office:value-type="float" office:value="89.997856280359358" table:formula="of:=([.E568]*180)/PI()" table:style-name="ce4">
            <text:p>90,0</text:p>
          </table:table-cell>
          <table:table-cell office:value-type="float" office:value="0" table:formula="of:=[.F568]-[.F56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6945999999999999" table:style-name="ce2">
            <text:p>2,6946</text:p>
          </table:table-cell>
          <table:table-cell office:value-type="float" office:value="16511" table:style-name="ce2">
            <text:p>16511</text:p>
          </table:table-cell>
          <table:table-cell office:value-type="float" office:value="22631.578947368267" table:formula="of:=([.B569]-[.B568])/([.A569]-[.A568])" table:style-name="ce4">
            <text:p>22631,6</text:p>
          </table:table-cell>
          <table:table-cell office:value-type="float" office:value="-0.48865327267764597" table:formula="of:=TAN([.C569])" table:style-name="ce4">
            <text:p>-0,5</text:p>
          </table:table-cell>
          <table:table-cell office:value-type="float" office:value="1.5707521407484137" table:formula="of:=ATAN([.C569])" table:style-name="ce4">
            <text:p>1,6</text:p>
          </table:table-cell>
          <table:table-cell office:value-type="float" office:value="89.997468326023167" table:formula="of:=([.E569]*180)/PI()" table:style-name="ce4">
            <text:p>90,0</text:p>
          </table:table-cell>
          <table:table-cell office:value-type="float" office:value="0" table:formula="of:=[.F569]-[.F56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000999999999999" table:style-name="ce2">
            <text:p>2,7001</text:p>
          </table:table-cell>
          <table:table-cell office:value-type="float" office:value="16649" table:style-name="ce2">
            <text:p>16649</text:p>
          </table:table-cell>
          <table:table-cell office:value-type="float" office:value="25090.909090908815" table:formula="of:=([.B570]-[.B569])/([.A570]-[.A569])" table:style-name="ce4">
            <text:p>25090,9</text:p>
          </table:table-cell>
          <table:table-cell office:value-type="float" office:value="-1.5284480431940008" table:formula="of:=TAN([.C570])" table:style-name="ce4">
            <text:p>-1,5</text:p>
          </table:table-cell>
          <table:table-cell office:value-type="float" office:value="1.570756471722454" table:formula="of:=ATAN([.C570])" table:style-name="ce4">
            <text:p>1,6</text:p>
          </table:table-cell>
          <table:table-cell office:value-type="float" office:value="89.99771647255686" table:formula="of:=([.E570]*180)/PI()" table:style-name="ce4">
            <text:p>90,0</text:p>
          </table:table-cell>
          <table:table-cell office:value-type="float" office:value="0" table:formula="of:=[.F570]-[.F57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057000000000002" table:style-name="ce2">
            <text:p>2,7057</text:p>
          </table:table-cell>
          <table:table-cell office:value-type="float" office:value="16787" table:style-name="ce2">
            <text:p>16787</text:p>
          </table:table-cell>
          <table:table-cell office:value-type="float" office:value="24642.857142855948" table:formula="of:=([.B571]-[.B570])/([.A571]-[.A570])" table:style-name="ce4">
            <text:p>24642,9</text:p>
          </table:table-cell>
          <table:table-cell office:value-type="float" office:value="0.20726168342183557" table:formula="of:=TAN([.C571])" table:style-name="ce4">
            <text:p>0,2</text:p>
          </table:table-cell>
          <table:table-cell office:value-type="float" office:value="1.5707557470847739" table:formula="of:=ATAN([.C571])" table:style-name="ce4">
            <text:p>1,6</text:p>
          </table:table-cell>
          <table:table-cell office:value-type="float" office:value="89.997674953876114" table:formula="of:=([.E571]*180)/PI()" table:style-name="ce4">
            <text:p>90,0</text:p>
          </table:table-cell>
          <table:table-cell office:value-type="float" office:value="0" table:formula="of:=[.F571]-[.F57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111999999999998" table:style-name="ce2">
            <text:p>2,7112</text:p>
          </table:table-cell>
          <table:table-cell office:value-type="float" office:value="16925" table:style-name="ce2">
            <text:p>16925</text:p>
          </table:table-cell>
          <table:table-cell office:value-type="float" office:value="25090.909090910842" table:formula="of:=([.B572]-[.B571])/([.A572]-[.A571])" table:style-name="ce4">
            <text:p>25090,9</text:p>
          </table:table-cell>
          <table:table-cell office:value-type="float" office:value="-1.5284480364337725" table:formula="of:=TAN([.C572])" table:style-name="ce4">
            <text:p>-1,5</text:p>
          </table:table-cell>
          <table:table-cell office:value-type="float" office:value="1.570756471722454" table:formula="of:=ATAN([.C572])" table:style-name="ce4">
            <text:p>1,6</text:p>
          </table:table-cell>
          <table:table-cell office:value-type="float" office:value="89.99771647255686" table:formula="of:=([.E572]*180)/PI()" table:style-name="ce4">
            <text:p>90,0</text:p>
          </table:table-cell>
          <table:table-cell office:value-type="float" office:value="0" table:formula="of:=[.F572]-[.F57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166999999999999" table:style-name="ce2">
            <text:p>2,7167</text:p>
          </table:table-cell>
          <table:table-cell office:value-type="float" office:value="17063" table:style-name="ce2">
            <text:p>17063</text:p>
          </table:table-cell>
          <table:table-cell office:value-type="float" office:value="25090.909090908815" table:formula="of:=([.B573]-[.B572])/([.A573]-[.A572])" table:style-name="ce4">
            <text:p>25090,9</text:p>
          </table:table-cell>
          <table:table-cell office:value-type="float" office:value="-1.5284480431940008" table:formula="of:=TAN([.C573])" table:style-name="ce4">
            <text:p>-1,5</text:p>
          </table:table-cell>
          <table:table-cell office:value-type="float" office:value="1.570756471722454" table:formula="of:=ATAN([.C573])" table:style-name="ce4">
            <text:p>1,6</text:p>
          </table:table-cell>
          <table:table-cell office:value-type="float" office:value="89.99771647255686" table:formula="of:=([.E573]*180)/PI()" table:style-name="ce4">
            <text:p>90,0</text:p>
          </table:table-cell>
          <table:table-cell office:value-type="float" office:value="0" table:formula="of:=[.F573]-[.F57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223000000000002" table:style-name="ce2">
            <text:p>2,7223</text:p>
          </table:table-cell>
          <table:table-cell office:value-type="float" office:value="17201" table:style-name="ce2">
            <text:p>17201</text:p>
          </table:table-cell>
          <table:table-cell office:value-type="float" office:value="24642.857142855948" table:formula="of:=([.B574]-[.B573])/([.A574]-[.A573])" table:style-name="ce4">
            <text:p>24642,9</text:p>
          </table:table-cell>
          <table:table-cell office:value-type="float" office:value="0.20726168342183557" table:formula="of:=TAN([.C574])" table:style-name="ce4">
            <text:p>0,2</text:p>
          </table:table-cell>
          <table:table-cell office:value-type="float" office:value="1.5707557470847739" table:formula="of:=ATAN([.C574])" table:style-name="ce4">
            <text:p>1,6</text:p>
          </table:table-cell>
          <table:table-cell office:value-type="float" office:value="89.997674953876114" table:formula="of:=([.E574]*180)/PI()" table:style-name="ce4">
            <text:p>90,0</text:p>
          </table:table-cell>
          <table:table-cell office:value-type="float" office:value="0" table:formula="of:=[.F574]-[.F57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277" table:style-name="ce2">
            <text:p>2,7277</text:p>
          </table:table-cell>
          <table:table-cell office:value-type="float" office:value="17339" table:style-name="ce2">
            <text:p>17339</text:p>
          </table:table-cell>
          <table:table-cell office:value-type="float" office:value="25555.555555556268" table:formula="of:=([.B575]-[.B574])/([.A575]-[.A574])" table:style-name="ce4">
            <text:p>25555,6</text:p>
          </table:table-cell>
          <table:table-cell office:value-type="float" office:value="-3.6116484955189532" table:formula="of:=TAN([.C575])" table:style-name="ce4">
            <text:p>-3,6</text:p>
          </table:table-cell>
          <table:table-cell office:value-type="float" office:value="1.5707571963601339" table:formula="of:=ATAN([.C575])" table:style-name="ce4">
            <text:p>1,6</text:p>
          </table:table-cell>
          <table:table-cell office:value-type="float" office:value="89.997757991237592" table:formula="of:=([.E575]*180)/PI()" table:style-name="ce4">
            <text:p>90,0</text:p>
          </table:table-cell>
          <table:table-cell office:value-type="float" office:value="0" table:formula="of:=[.F575]-[.F57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319" table:style-name="ce2">
            <text:p>2,7319</text:p>
          </table:table-cell>
          <table:table-cell office:value-type="float" office:value="17457" table:style-name="ce2">
            <text:p>17457</text:p>
          </table:table-cell>
          <table:table-cell office:value-type="float" office:value="28095.238095238219" table:formula="of:=([.B576]-[.B575])/([.A576]-[.A575])" table:style-name="ce4">
            <text:p>28095,2</text:p>
          </table:table-cell>
          <table:table-cell office:value-type="float" office:value="-2.5011028574500351E-2" table:formula="of:=TAN([.C576])" table:style-name="ce4">
            <text:p>0,0</text:p>
          </table:table-cell>
          <table:table-cell office:value-type="float" office:value="1.5707607335745726" table:formula="of:=ATAN([.C576])" table:style-name="ce4">
            <text:p>1,6</text:p>
          </table:table-cell>
          <table:table-cell office:value-type="float" office:value="89.997960658696158" table:formula="of:=([.E576]*180)/PI()" table:style-name="ce4">
            <text:p>90,0</text:p>
          </table:table-cell>
          <table:table-cell office:value-type="float" office:value="0" table:formula="of:=[.F576]-[.F57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376999999999998" table:style-name="ce2">
            <text:p>2,7377</text:p>
          </table:table-cell>
          <table:table-cell office:value-type="float" office:value="17595" table:style-name="ce2">
            <text:p>17595</text:p>
          </table:table-cell>
          <table:table-cell office:value-type="float" office:value="23793.103448276659" table:formula="of:=([.B577]-[.B576])/([.A577]-[.A576])" table:style-name="ce4">
            <text:p>23793,1</text:p>
          </table:table-cell>
          <table:table-cell office:value-type="float" office:value="-3.8921751529192332" table:formula="of:=TAN([.C577])" table:style-name="ce4">
            <text:p>-3,9</text:p>
          </table:table-cell>
          <table:table-cell office:value-type="float" office:value="1.5707542978094142" table:formula="of:=ATAN([.C577])" table:style-name="ce4">
            <text:p>1,6</text:p>
          </table:table-cell>
          <table:table-cell office:value-type="float" office:value="89.997591916514637" table:formula="of:=([.E577]*180)/PI()" table:style-name="ce4">
            <text:p>90,0</text:p>
          </table:table-cell>
          <table:table-cell office:value-type="float" office:value="0" table:formula="of:=[.F577]-[.F57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433000000000001" table:style-name="ce2">
            <text:p>2,7433</text:p>
          </table:table-cell>
          <table:table-cell office:value-type="float" office:value="17733" table:style-name="ce2">
            <text:p>17733</text:p>
          </table:table-cell>
          <table:table-cell office:value-type="float" office:value="24642.857142855948" table:formula="of:=([.B578]-[.B577])/([.A578]-[.A577])" table:style-name="ce4">
            <text:p>24642,9</text:p>
          </table:table-cell>
          <table:table-cell office:value-type="float" office:value="0.20726168342183557" table:formula="of:=TAN([.C578])" table:style-name="ce4">
            <text:p>0,2</text:p>
          </table:table-cell>
          <table:table-cell office:value-type="float" office:value="1.5707557470847739" table:formula="of:=ATAN([.C578])" table:style-name="ce4">
            <text:p>1,6</text:p>
          </table:table-cell>
          <table:table-cell office:value-type="float" office:value="89.997674953876114" table:formula="of:=([.E578]*180)/PI()" table:style-name="ce4">
            <text:p>90,0</text:p>
          </table:table-cell>
          <table:table-cell office:value-type="float" office:value="0" table:formula="of:=[.F578]-[.F57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488999999999999" table:style-name="ce2">
            <text:p>2,7489</text:p>
          </table:table-cell>
          <table:table-cell office:value-type="float" office:value="17881" table:style-name="ce2">
            <text:p>17881</text:p>
          </table:table-cell>
          <table:table-cell office:value-type="float" office:value="26428.571428572242" table:formula="of:=([.B579]-[.B578])/([.A579]-[.A578])" table:style-name="ce4">
            <text:p>26428,6</text:p>
          </table:table-cell>
          <table:table-cell office:value-type="float" office:value="13.000363704137015" table:formula="of:=TAN([.C579])" table:style-name="ce4">
            <text:p>13,0</text:p>
          </table:table-cell>
          <table:table-cell office:value-type="float" office:value="1.5707584889570769" table:formula="of:=ATAN([.C579])" table:style-name="ce4">
            <text:p>1,6</text:p>
          </table:table-cell>
          <table:table-cell office:value-type="float" office:value="89.997832051587025" table:formula="of:=([.E579]*180)/PI()" table:style-name="ce4">
            <text:p>90,0</text:p>
          </table:table-cell>
          <table:table-cell office:value-type="float" office:value="0" table:formula="of:=[.F579]-[.F57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544" table:style-name="ce2">
            <text:p>2,7544</text:p>
          </table:table-cell>
          <table:table-cell office:value-type="float" office:value="18019" table:style-name="ce2">
            <text:p>18019</text:p>
          </table:table-cell>
          <table:table-cell office:value-type="float" office:value="25090.909090908815" table:formula="of:=([.B580]-[.B579])/([.A580]-[.A579])" table:style-name="ce4">
            <text:p>25090,9</text:p>
          </table:table-cell>
          <table:table-cell office:value-type="float" office:value="-1.5284480431940008" table:formula="of:=TAN([.C580])" table:style-name="ce4">
            <text:p>-1,5</text:p>
          </table:table-cell>
          <table:table-cell office:value-type="float" office:value="1.570756471722454" table:formula="of:=ATAN([.C580])" table:style-name="ce4">
            <text:p>1,6</text:p>
          </table:table-cell>
          <table:table-cell office:value-type="float" office:value="89.99771647255686" table:formula="of:=([.E580]*180)/PI()" table:style-name="ce4">
            <text:p>90,0</text:p>
          </table:table-cell>
          <table:table-cell office:value-type="float" office:value="0" table:formula="of:=[.F580]-[.F58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6" table:style-name="ce2">
            <text:p>2,76</text:p>
          </table:table-cell>
          <table:table-cell office:value-type="float" office:value="18157" table:style-name="ce2">
            <text:p>18157</text:p>
          </table:table-cell>
          <table:table-cell office:value-type="float" office:value="24642.857142857902" table:formula="of:=([.B581]-[.B580])/([.A581]-[.A580])" table:style-name="ce4">
            <text:p>24642,9</text:p>
          </table:table-cell>
          <table:table-cell office:value-type="float" office:value="0.20726168545935156" table:formula="of:=TAN([.C581])" table:style-name="ce4">
            <text:p>0,2</text:p>
          </table:table-cell>
          <table:table-cell office:value-type="float" office:value="1.5707557470847739" table:formula="of:=ATAN([.C581])" table:style-name="ce4">
            <text:p>1,6</text:p>
          </table:table-cell>
          <table:table-cell office:value-type="float" office:value="89.997674953876114" table:formula="of:=([.E581]*180)/PI()" table:style-name="ce4">
            <text:p>90,0</text:p>
          </table:table-cell>
          <table:table-cell office:value-type="float" office:value="0" table:formula="of:=[.F581]-[.F58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654000000000001" table:style-name="ce2">
            <text:p>2,7654</text:p>
          </table:table-cell>
          <table:table-cell office:value-type="float" office:value="18305" table:style-name="ce2">
            <text:p>18305</text:p>
          </table:table-cell>
          <table:table-cell office:value-type="float" office:value="27407.407407405917" table:formula="of:=([.B582]-[.B581])/([.A582]-[.A581])" table:style-name="ce4">
            <text:p>27407,4</text:p>
          </table:table-cell>
          <table:table-cell office:value-type="float" office:value="0.15430495301693151" table:formula="of:=TAN([.C582])" table:style-name="ce4">
            <text:p>0,2</text:p>
          </table:table-cell>
          <table:table-cell office:value-type="float" office:value="1.5707598403084264" table:formula="of:=ATAN([.C582])" table:style-name="ce4">
            <text:p>1,6</text:p>
          </table:table-cell>
          <table:table-cell office:value-type="float" office:value="89.997909478316004" table:formula="of:=([.E582]*180)/PI()" table:style-name="ce4">
            <text:p>90,0</text:p>
          </table:table-cell>
          <table:table-cell office:value-type="float" office:value="0" table:formula="of:=[.F582]-[.F58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709000000000001" table:style-name="ce2">
            <text:p>2,7709</text:p>
          </table:table-cell>
          <table:table-cell office:value-type="float" office:value="18443" table:style-name="ce2">
            <text:p>18443</text:p>
          </table:table-cell>
          <table:table-cell office:value-type="float" office:value="25090.909090908815" table:formula="of:=([.B583]-[.B582])/([.A583]-[.A582])" table:style-name="ce4">
            <text:p>25090,9</text:p>
          </table:table-cell>
          <table:table-cell office:value-type="float" office:value="-1.5284480431940008" table:formula="of:=TAN([.C583])" table:style-name="ce4">
            <text:p>-1,5</text:p>
          </table:table-cell>
          <table:table-cell office:value-type="float" office:value="1.570756471722454" table:formula="of:=ATAN([.C583])" table:style-name="ce4">
            <text:p>1,6</text:p>
          </table:table-cell>
          <table:table-cell office:value-type="float" office:value="89.99771647255686" table:formula="of:=([.E583]*180)/PI()" table:style-name="ce4">
            <text:p>90,0</text:p>
          </table:table-cell>
          <table:table-cell office:value-type="float" office:value="0" table:formula="of:=[.F583]-[.F58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765" table:style-name="ce2">
            <text:p>2,7765</text:p>
          </table:table-cell>
          <table:table-cell office:value-type="float" office:value="18590" table:style-name="ce2">
            <text:p>18590</text:p>
          </table:table-cell>
          <table:table-cell office:value-type="float" office:value="26250.000000000808" table:formula="of:=([.B584]-[.B583])/([.A584]-[.A583])" table:style-name="ce4">
            <text:p>26250,0</text:p>
          </table:table-cell>
          <table:table-cell office:value-type="float" office:value="-2.2238324329274266" table:formula="of:=TAN([.C584])" table:style-name="ce4">
            <text:p>-2,2</text:p>
          </table:table-cell>
          <table:table-cell office:value-type="float" office:value="1.5707582315568198" table:formula="of:=ATAN([.C584])" table:style-name="ce4">
            <text:p>1,6</text:p>
          </table:table-cell>
          <table:table-cell office:value-type="float" office:value="89.997817303638655" table:formula="of:=([.E584]*180)/PI()" table:style-name="ce4">
            <text:p>90,0</text:p>
          </table:table-cell>
          <table:table-cell office:value-type="float" office:value="0" table:formula="of:=[.F584]-[.F58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820999999999998" table:style-name="ce2">
            <text:p>2,7821</text:p>
          </table:table-cell>
          <table:table-cell office:value-type="float" office:value="18738" table:style-name="ce2">
            <text:p>18738</text:p>
          </table:table-cell>
          <table:table-cell office:value-type="float" office:value="26428.571428572242" table:formula="of:=([.B585]-[.B584])/([.A585]-[.A584])" table:style-name="ce4">
            <text:p>26428,6</text:p>
          </table:table-cell>
          <table:table-cell office:value-type="float" office:value="13.000363704137015" table:formula="of:=TAN([.C585])" table:style-name="ce4">
            <text:p>13,0</text:p>
          </table:table-cell>
          <table:table-cell office:value-type="float" office:value="1.5707584889570769" table:formula="of:=ATAN([.C585])" table:style-name="ce4">
            <text:p>1,6</text:p>
          </table:table-cell>
          <table:table-cell office:value-type="float" office:value="89.997832051587025" table:formula="of:=([.E585]*180)/PI()" table:style-name="ce4">
            <text:p>90,0</text:p>
          </table:table-cell>
          <table:table-cell office:value-type="float" office:value="0" table:formula="of:=[.F585]-[.F58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875999999999999" table:style-name="ce2">
            <text:p>2,7876</text:p>
          </table:table-cell>
          <table:table-cell office:value-type="float" office:value="18886" table:style-name="ce2">
            <text:p>18886</text:p>
          </table:table-cell>
          <table:table-cell office:value-type="float" office:value="26909.090909090613" table:formula="of:=([.B586]-[.B585])/([.A586]-[.A585])" table:style-name="ce4">
            <text:p>26909,1</text:p>
          </table:table-cell>
          <table:table-cell office:value-type="float" office:value="4.4517028868938322" table:formula="of:=TAN([.C586])" table:style-name="ce4">
            <text:p>4,5</text:p>
          </table:table-cell>
          <table:table-cell office:value-type="float" office:value="1.5707591646327517" table:formula="of:=ATAN([.C586])" table:style-name="ce4">
            <text:p>1,6</text:p>
          </table:table-cell>
          <table:table-cell office:value-type="float" office:value="89.997870764951514" table:formula="of:=([.E586]*180)/PI()" table:style-name="ce4">
            <text:p>90,0</text:p>
          </table:table-cell>
          <table:table-cell office:value-type="float" office:value="0" table:formula="of:=[.F586]-[.F58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932000000000001" table:style-name="ce2">
            <text:p>2,7932</text:p>
          </table:table-cell>
          <table:table-cell office:value-type="float" office:value="19044" table:style-name="ce2">
            <text:p>19044</text:p>
          </table:table-cell>
          <table:table-cell office:value-type="float" office:value="28214.285714284346" table:formula="of:=([.B587]-[.B586])/([.A587]-[.A586])" table:style-name="ce4">
            <text:p>28214,3</text:p>
          </table:table-cell>
          <table:table-cell office:value-type="float" office:value="-0.37401588510921924" table:formula="of:=TAN([.C587])" table:style-name="ce4">
            <text:p>-0,4</text:p>
          </table:table-cell>
          <table:table-cell office:value-type="float" office:value="1.5707608837569367" table:formula="of:=ATAN([.C587])" table:style-name="ce4">
            <text:p>1,6</text:p>
          </table:table-cell>
          <table:table-cell office:value-type="float" office:value="89.997969263511777" table:formula="of:=([.E587]*180)/PI()" table:style-name="ce4">
            <text:p>90,0</text:p>
          </table:table-cell>
          <table:table-cell office:value-type="float" office:value="0" table:formula="of:=[.F587]-[.F58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7988" table:style-name="ce2">
            <text:p>2,7988</text:p>
          </table:table-cell>
          <table:table-cell office:value-type="float" office:value="19182" table:style-name="ce2">
            <text:p>19182</text:p>
          </table:table-cell>
          <table:table-cell office:value-type="float" office:value="24642.857142857902" table:formula="of:=([.B588]-[.B587])/([.A588]-[.A587])" table:style-name="ce4">
            <text:p>24642,9</text:p>
          </table:table-cell>
          <table:table-cell office:value-type="float" office:value="0.20726168545935156" table:formula="of:=TAN([.C588])" table:style-name="ce4">
            <text:p>0,2</text:p>
          </table:table-cell>
          <table:table-cell office:value-type="float" office:value="1.5707557470847739" table:formula="of:=ATAN([.C588])" table:style-name="ce4">
            <text:p>1,6</text:p>
          </table:table-cell>
          <table:table-cell office:value-type="float" office:value="89.997674953876114" table:formula="of:=([.E588]*180)/PI()" table:style-name="ce4">
            <text:p>90,0</text:p>
          </table:table-cell>
          <table:table-cell office:value-type="float" office:value="0" table:formula="of:=[.F588]-[.F58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043999999999998" table:style-name="ce2">
            <text:p>2,8044</text:p>
          </table:table-cell>
          <table:table-cell office:value-type="float" office:value="19330" table:style-name="ce2">
            <text:p>19330</text:p>
          </table:table-cell>
          <table:table-cell office:value-type="float" office:value="26428.571428572242" table:formula="of:=([.B589]-[.B588])/([.A589]-[.A588])" table:style-name="ce4">
            <text:p>26428,6</text:p>
          </table:table-cell>
          <table:table-cell office:value-type="float" office:value="13.000363704137015" table:formula="of:=TAN([.C589])" table:style-name="ce4">
            <text:p>13,0</text:p>
          </table:table-cell>
          <table:table-cell office:value-type="float" office:value="1.5707584889570769" table:formula="of:=ATAN([.C589])" table:style-name="ce4">
            <text:p>1,6</text:p>
          </table:table-cell>
          <table:table-cell office:value-type="float" office:value="89.997832051587025" table:formula="of:=([.E589]*180)/PI()" table:style-name="ce4">
            <text:p>90,0</text:p>
          </table:table-cell>
          <table:table-cell office:value-type="float" office:value="0" table:formula="of:=[.F589]-[.F58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098000000000001" table:style-name="ce2">
            <text:p>2,8098</text:p>
          </table:table-cell>
          <table:table-cell office:value-type="float" office:value="19478" table:style-name="ce2">
            <text:p>19478</text:p>
          </table:table-cell>
          <table:table-cell office:value-type="float" office:value="27407.407407405917" table:formula="of:=([.B590]-[.B589])/([.A590]-[.A589])" table:style-name="ce4">
            <text:p>27407,4</text:p>
          </table:table-cell>
          <table:table-cell office:value-type="float" office:value="0.15430495301693151" table:formula="of:=TAN([.C590])" table:style-name="ce4">
            <text:p>0,2</text:p>
          </table:table-cell>
          <table:table-cell office:value-type="float" office:value="1.5707598403084264" table:formula="of:=ATAN([.C590])" table:style-name="ce4">
            <text:p>1,6</text:p>
          </table:table-cell>
          <table:table-cell office:value-type="float" office:value="89.997909478316004" table:formula="of:=([.E590]*180)/PI()" table:style-name="ce4">
            <text:p>90,0</text:p>
          </table:table-cell>
          <table:table-cell office:value-type="float" office:value="0" table:formula="of:=[.F590]-[.F59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153000000000001" table:style-name="ce2">
            <text:p>2,8153</text:p>
          </table:table-cell>
          <table:table-cell office:value-type="float" office:value="19616" table:style-name="ce2">
            <text:p>19616</text:p>
          </table:table-cell>
          <table:table-cell office:value-type="float" office:value="25090.909090908815" table:formula="of:=([.B591]-[.B590])/([.A591]-[.A590])" table:style-name="ce4">
            <text:p>25090,9</text:p>
          </table:table-cell>
          <table:table-cell office:value-type="float" office:value="-1.5284480431940008" table:formula="of:=TAN([.C591])" table:style-name="ce4">
            <text:p>-1,5</text:p>
          </table:table-cell>
          <table:table-cell office:value-type="float" office:value="1.570756471722454" table:formula="of:=ATAN([.C591])" table:style-name="ce4">
            <text:p>1,6</text:p>
          </table:table-cell>
          <table:table-cell office:value-type="float" office:value="89.99771647255686" table:formula="of:=([.E591]*180)/PI()" table:style-name="ce4">
            <text:p>90,0</text:p>
          </table:table-cell>
          <table:table-cell office:value-type="float" office:value="0" table:formula="of:=[.F591]-[.F59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207" table:style-name="ce2">
            <text:p>2,8207</text:p>
          </table:table-cell>
          <table:table-cell office:value-type="float" office:value="19773" table:style-name="ce2">
            <text:p>19773</text:p>
          </table:table-cell>
          <table:table-cell office:value-type="float" office:value="29074.074074074884" table:formula="of:=([.B592]-[.B591])/([.A592]-[.A591])" table:style-name="ce4">
            <text:p>29074,1</text:p>
          </table:table-cell>
          <table:table-cell office:value-type="float" office:value="-4.8128694092571918" table:formula="of:=TAN([.C592])" table:style-name="ce4">
            <text:p>-4,8</text:p>
          </table:table-cell>
          <table:table-cell office:value-type="float" office:value="1.5707619318904515" table:formula="of:=ATAN([.C592])" table:style-name="ce4">
            <text:p>1,6</text:p>
          </table:table-cell>
          <table:table-cell office:value-type="float" office:value="89.998029317138545" table:formula="of:=([.E592]*180)/PI()" table:style-name="ce4">
            <text:p>90,0</text:p>
          </table:table-cell>
          <table:table-cell office:value-type="float" office:value="0" table:formula="of:=[.F592]-[.F59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264999999999998" table:style-name="ce2">
            <text:p>2,8265</text:p>
          </table:table-cell>
          <table:table-cell office:value-type="float" office:value="19921" table:style-name="ce2">
            <text:p>19921</text:p>
          </table:table-cell>
          <table:table-cell office:value-type="float" office:value="25517.241379311203" table:formula="of:=([.B593]-[.B592])/([.A593]-[.A592])" table:style-name="ce4">
            <text:p>25517,2</text:p>
          </table:table-cell>
          <table:table-cell office:value-type="float" office:value="2.7830695611224541" table:formula="of:=TAN([.C593])" table:style-name="ce4">
            <text:p>2,8</text:p>
          </table:table-cell>
          <table:table-cell office:value-type="float" office:value="1.5707571376057274" table:formula="of:=ATAN([.C593])" table:style-name="ce4">
            <text:p>1,6</text:p>
          </table:table-cell>
          <table:table-cell office:value-type="float" office:value="89.997754624858061" table:formula="of:=([.E593]*180)/PI()" table:style-name="ce4">
            <text:p>90,0</text:p>
          </table:table-cell>
          <table:table-cell office:value-type="float" office:value="0" table:formula="of:=[.F593]-[.F59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321999999999998" table:style-name="ce2">
            <text:p>2,8322</text:p>
          </table:table-cell>
          <table:table-cell office:value-type="float" office:value="20079" table:style-name="ce2">
            <text:p>20079</text:p>
          </table:table-cell>
          <table:table-cell office:value-type="float" office:value="27719.298245613849" table:formula="of:=([.B594]-[.B593])/([.A594]-[.A593])" table:style-name="ce4">
            <text:p>27719,3</text:p>
          </table:table-cell>
          <table:table-cell office:value-type="float" office:value="1.6512312547965895" table:formula="of:=TAN([.C594])" table:style-name="ce4">
            <text:p>1,7</text:p>
          </table:table-cell>
          <table:table-cell office:value-type="float" office:value="1.5707602508455452" table:formula="of:=ATAN([.C594])" table:style-name="ce4">
            <text:p>1,6</text:p>
          </table:table-cell>
          <table:table-cell office:value-type="float" office:value="89.997933000360248" table:formula="of:=([.E594]*180)/PI()" table:style-name="ce4">
            <text:p>90,0</text:p>
          </table:table-cell>
          <table:table-cell office:value-type="float" office:value="0" table:formula="of:=[.F594]-[.F59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376999999999999" table:style-name="ce2">
            <text:p>2,8377</text:p>
          </table:table-cell>
          <table:table-cell office:value-type="float" office:value="20217" table:style-name="ce2">
            <text:p>20217</text:p>
          </table:table-cell>
          <table:table-cell office:value-type="float" office:value="25090.909090908815" table:formula="of:=([.B595]-[.B594])/([.A595]-[.A594])" table:style-name="ce4">
            <text:p>25090,9</text:p>
          </table:table-cell>
          <table:table-cell office:value-type="float" office:value="-1.5284480431940008" table:formula="of:=TAN([.C595])" table:style-name="ce4">
            <text:p>-1,5</text:p>
          </table:table-cell>
          <table:table-cell office:value-type="float" office:value="1.570756471722454" table:formula="of:=ATAN([.C595])" table:style-name="ce4">
            <text:p>1,6</text:p>
          </table:table-cell>
          <table:table-cell office:value-type="float" office:value="89.99771647255686" table:formula="of:=([.E595]*180)/PI()" table:style-name="ce4">
            <text:p>90,0</text:p>
          </table:table-cell>
          <table:table-cell office:value-type="float" office:value="0" table:formula="of:=[.F595]-[.F59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433999999999999" table:style-name="ce2">
            <text:p>2,8434</text:p>
          </table:table-cell>
          <table:table-cell office:value-type="float" office:value="20375" table:style-name="ce2">
            <text:p>20375</text:p>
          </table:table-cell>
          <table:table-cell office:value-type="float" office:value="27719.298245613849" table:formula="of:=([.B596]-[.B595])/([.A596]-[.A595])" table:style-name="ce4">
            <text:p>27719,3</text:p>
          </table:table-cell>
          <table:table-cell office:value-type="float" office:value="1.6512312547965895" table:formula="of:=TAN([.C596])" table:style-name="ce4">
            <text:p>1,7</text:p>
          </table:table-cell>
          <table:table-cell office:value-type="float" office:value="1.5707602508455452" table:formula="of:=ATAN([.C596])" table:style-name="ce4">
            <text:p>1,6</text:p>
          </table:table-cell>
          <table:table-cell office:value-type="float" office:value="89.997933000360248" table:formula="of:=([.E596]*180)/PI()" table:style-name="ce4">
            <text:p>90,0</text:p>
          </table:table-cell>
          <table:table-cell office:value-type="float" office:value="0" table:formula="of:=[.F596]-[.F59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500999999999999" table:style-name="ce2">
            <text:p>2,8501</text:p>
          </table:table-cell>
          <table:table-cell office:value-type="float" office:value="20572" table:style-name="ce2">
            <text:p>20572</text:p>
          </table:table-cell>
          <table:table-cell office:value-type="float" office:value="29402.98507462718" table:formula="of:=([.B597]-[.B596])/([.A597]-[.A596])" table:style-name="ce4">
            <text:p>29403,0</text:p>
          </table:table-cell>
          <table:table-cell office:value-type="float" office:value="1.0704890990630918" table:formula="of:=TAN([.C597])" table:style-name="ce4">
            <text:p>1,1</text:p>
          </table:table-cell>
          <table:table-cell office:value-type="float" office:value="1.5707623166426254" table:formula="of:=ATAN([.C597])" table:style-name="ce4">
            <text:p>1,6</text:p>
          </table:table-cell>
          <table:table-cell office:value-type="float" office:value="89.998051361814262" table:formula="of:=([.E597]*180)/PI()" table:style-name="ce4">
            <text:p>90,0</text:p>
          </table:table-cell>
          <table:table-cell office:value-type="float" office:value="0" table:formula="of:=[.F597]-[.F59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571" table:style-name="ce2">
            <text:p>2,8571</text:p>
          </table:table-cell>
          <table:table-cell office:value-type="float" office:value="20749" table:style-name="ce2">
            <text:p>20749</text:p>
          </table:table-cell>
          <table:table-cell office:value-type="float" office:value="25285.714285713861" table:formula="of:=([.B598]-[.B597])/([.A598]-[.A597])" table:style-name="ce4">
            <text:p>25285,7</text:p>
          </table:table-cell>
          <table:table-cell office:value-type="float" office:value="-1.44361565242179" table:formula="of:=TAN([.C598])" table:style-name="ce4">
            <text:p>-1,4</text:p>
          </table:table-cell>
          <table:table-cell office:value-type="float" office:value="1.5707567787723185" table:formula="of:=ATAN([.C598])" table:style-name="ce4">
            <text:p>1,6</text:p>
          </table:table-cell>
          <table:table-cell office:value-type="float" office:value="89.997734065218182" table:formula="of:=([.E598]*180)/PI()" table:style-name="ce4">
            <text:p>90,0</text:p>
          </table:table-cell>
          <table:table-cell office:value-type="float" office:value="0" table:formula="of:=[.F598]-[.F59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639000000000001" table:style-name="ce2">
            <text:p>2,8639</text:p>
          </table:table-cell>
          <table:table-cell office:value-type="float" office:value="20936" table:style-name="ce2">
            <text:p>20936</text:p>
          </table:table-cell>
          <table:table-cell office:value-type="float" office:value="27499.999999999436" table:formula="of:=([.B599]-[.B598])/([.A599]-[.A598])" table:style-name="ce4">
            <text:p>27500,0</text:p>
          </table:table-cell>
          <table:table-cell office:value-type="float" office:value="-14.531690398901528" table:formula="of:=TAN([.C599])" table:style-name="ce4">
            <text:p>-14,5</text:p>
          </table:table-cell>
          <table:table-cell office:value-type="float" office:value="1.5707599631585489" table:formula="of:=ATAN([.C599])" table:style-name="ce4">
            <text:p>1,6</text:p>
          </table:table-cell>
          <table:table-cell office:value-type="float" office:value="89.997916517109545" table:formula="of:=([.E599]*180)/PI()" table:style-name="ce4">
            <text:p>90,0</text:p>
          </table:table-cell>
          <table:table-cell office:value-type="float" office:value="0" table:formula="of:=[.F599]-[.F59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708" table:style-name="ce2">
            <text:p>2,8708</text:p>
          </table:table-cell>
          <table:table-cell office:value-type="float" office:value="21134" table:style-name="ce2">
            <text:p>21134</text:p>
          </table:table-cell>
          <table:table-cell office:value-type="float" office:value="28695.652173913433" table:formula="of:=([.B600]-[.B599])/([.A600]-[.A599])" table:style-name="ce4">
            <text:p>28695,7</text:p>
          </table:table-cell>
          <table:table-cell office:value-type="float" office:value="0.35923256080940119" table:formula="of:=TAN([.C600])" table:style-name="ce4">
            <text:p>0,4</text:p>
          </table:table-cell>
          <table:table-cell office:value-type="float" office:value="1.5707614783100623" table:formula="of:=ATAN([.C600])" table:style-name="ce4">
            <text:p>1,6</text:p>
          </table:table-cell>
          <table:table-cell office:value-type="float" office:value="89.998003328896573" table:formula="of:=([.E600]*180)/PI()" table:style-name="ce4">
            <text:p>90,0</text:p>
          </table:table-cell>
          <table:table-cell office:value-type="float" office:value="0" table:formula="of:=[.F600]-[.F60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765000000000001" table:style-name="ce2">
            <text:p>2,8765</text:p>
          </table:table-cell>
          <table:table-cell office:value-type="float" office:value="21291" table:style-name="ce2">
            <text:p>21291</text:p>
          </table:table-cell>
          <table:table-cell office:value-type="float" office:value="27543.85964912262" table:formula="of:=([.B601]-[.B600])/([.A601]-[.A600])" table:style-name="ce4">
            <text:p>27543,9</text:p>
          </table:table-cell>
          <table:table-cell office:value-type="float" office:value="18.520712312375441" table:formula="of:=TAN([.C601])" table:style-name="ce4">
            <text:p>18,5</text:p>
          </table:table-cell>
          <table:table-cell office:value-type="float" office:value="1.5707600210624284" table:formula="of:=ATAN([.C601])" table:style-name="ce4">
            <text:p>1,6</text:p>
          </table:table-cell>
          <table:table-cell office:value-type="float" office:value="89.99791983475744" table:formula="of:=([.E601]*180)/PI()" table:style-name="ce4">
            <text:p>90,0</text:p>
          </table:table-cell>
          <table:table-cell office:value-type="float" office:value="0" table:formula="of:=[.F601]-[.F60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820999999999999" table:style-name="ce2">
            <text:p>2,8821</text:p>
          </table:table-cell>
          <table:table-cell office:value-type="float" office:value="21449" table:style-name="ce2">
            <text:p>21449</text:p>
          </table:table-cell>
          <table:table-cell office:value-type="float" office:value="28214.285714286583" table:formula="of:=([.B602]-[.B601])/([.A602]-[.A601])" table:style-name="ce4">
            <text:p>28214,3</text:p>
          </table:table-cell>
          <table:table-cell office:value-type="float" office:value="-0.37401588255888313" table:formula="of:=TAN([.C602])" table:style-name="ce4">
            <text:p>-0,4</text:p>
          </table:table-cell>
          <table:table-cell office:value-type="float" office:value="1.5707608837569367" table:formula="of:=ATAN([.C602])" table:style-name="ce4">
            <text:p>1,6</text:p>
          </table:table-cell>
          <table:table-cell office:value-type="float" office:value="89.997969263511777" table:formula="of:=([.E602]*180)/PI()" table:style-name="ce4">
            <text:p>90,0</text:p>
          </table:table-cell>
          <table:table-cell office:value-type="float" office:value="0" table:formula="of:=[.F602]-[.F60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877000000000002" table:style-name="ce2">
            <text:p>2,8877</text:p>
          </table:table-cell>
          <table:table-cell office:value-type="float" office:value="21607" table:style-name="ce2">
            <text:p>21607</text:p>
          </table:table-cell>
          <table:table-cell office:value-type="float" office:value="28214.285714284346" table:formula="of:=([.B603]-[.B602])/([.A603]-[.A602])" table:style-name="ce4">
            <text:p>28214,3</text:p>
          </table:table-cell>
          <table:table-cell office:value-type="float" office:value="-0.37401588510921924" table:formula="of:=TAN([.C603])" table:style-name="ce4">
            <text:p>-0,4</text:p>
          </table:table-cell>
          <table:table-cell office:value-type="float" office:value="1.5707608837569367" table:formula="of:=ATAN([.C603])" table:style-name="ce4">
            <text:p>1,6</text:p>
          </table:table-cell>
          <table:table-cell office:value-type="float" office:value="89.997969263511777" table:formula="of:=([.E603]*180)/PI()" table:style-name="ce4">
            <text:p>90,0</text:p>
          </table:table-cell>
          <table:table-cell office:value-type="float" office:value="0" table:formula="of:=[.F603]-[.F60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934000000000002" table:style-name="ce2">
            <text:p>2,8934</text:p>
          </table:table-cell>
          <table:table-cell office:value-type="float" office:value="21764" table:style-name="ce2">
            <text:p>21764</text:p>
          </table:table-cell>
          <table:table-cell office:value-type="float" office:value="27543.85964912262" table:formula="of:=([.B604]-[.B603])/([.A604]-[.A603])" table:style-name="ce4">
            <text:p>27543,9</text:p>
          </table:table-cell>
          <table:table-cell office:value-type="float" office:value="18.520712312375441" table:formula="of:=TAN([.C604])" table:style-name="ce4">
            <text:p>18,5</text:p>
          </table:table-cell>
          <table:table-cell office:value-type="float" office:value="1.5707600210624284" table:formula="of:=ATAN([.C604])" table:style-name="ce4">
            <text:p>1,6</text:p>
          </table:table-cell>
          <table:table-cell office:value-type="float" office:value="89.99791983475744" table:formula="of:=([.E604]*180)/PI()" table:style-name="ce4">
            <text:p>90,0</text:p>
          </table:table-cell>
          <table:table-cell office:value-type="float" office:value="0" table:formula="of:=[.F604]-[.F60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8988" table:style-name="ce2">
            <text:p>2,8988</text:p>
          </table:table-cell>
          <table:table-cell office:value-type="float" office:value="21922" table:style-name="ce2">
            <text:p>21922</text:p>
          </table:table-cell>
          <table:table-cell office:value-type="float" office:value="29259.259259260074" table:formula="of:=([.B605]-[.B604])/([.A605]-[.A604])" table:style-name="ce4">
            <text:p>29259,3</text:p>
          </table:table-cell>
          <table:table-cell office:value-type="float" office:value="-27.704118936832671" table:formula="of:=TAN([.C605])" table:style-name="ce4">
            <text:p>-27,7</text:p>
          </table:table-cell>
          <table:table-cell office:value-type="float" office:value="1.5707621495797202" table:formula="of:=ATAN([.C605])" table:style-name="ce4">
            <text:p>1,6</text:p>
          </table:table-cell>
          <table:table-cell office:value-type="float" office:value="89.998041789814877" table:formula="of:=([.E605]*180)/PI()" table:style-name="ce4">
            <text:p>90,0</text:p>
          </table:table-cell>
          <table:table-cell office:value-type="float" office:value="0" table:formula="of:=[.F605]-[.F60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056000000000002" table:style-name="ce2">
            <text:p>2,9056</text:p>
          </table:table-cell>
          <table:table-cell office:value-type="float" office:value="22109" table:style-name="ce2">
            <text:p>22109</text:p>
          </table:table-cell>
          <table:table-cell office:value-type="float" office:value="27499.999999999436" table:formula="of:=([.B606]-[.B605])/([.A606]-[.A605])" table:style-name="ce4">
            <text:p>27500,0</text:p>
          </table:table-cell>
          <table:table-cell office:value-type="float" office:value="-14.531690398901528" table:formula="of:=TAN([.C606])" table:style-name="ce4">
            <text:p>-14,5</text:p>
          </table:table-cell>
          <table:table-cell office:value-type="float" office:value="1.5707599631585489" table:formula="of:=ATAN([.C606])" table:style-name="ce4">
            <text:p>1,6</text:p>
          </table:table-cell>
          <table:table-cell office:value-type="float" office:value="89.997916517109545" table:formula="of:=([.E606]*180)/PI()" table:style-name="ce4">
            <text:p>90,0</text:p>
          </table:table-cell>
          <table:table-cell office:value-type="float" office:value="0" table:formula="of:=[.F606]-[.F60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11" table:style-name="ce2">
            <text:p>2,911</text:p>
          </table:table-cell>
          <table:table-cell office:value-type="float" office:value="22277" table:style-name="ce2">
            <text:p>22277</text:p>
          </table:table-cell>
          <table:table-cell office:value-type="float" office:value="31111.111111111979" table:formula="of:=([.B607]-[.B606])/([.A607]-[.A606])" table:style-name="ce4">
            <text:p>31111,1</text:p>
          </table:table-cell>
          <table:table-cell office:value-type="float" office:value="-8.1114588603668381E-2" table:formula="of:=TAN([.C607])" table:style-name="ce4">
            <text:p>-0,1</text:p>
          </table:table-cell>
          <table:table-cell office:value-type="float" office:value="1.5707641839377648" table:formula="of:=ATAN([.C607])" table:style-name="ce4">
            <text:p>1,6</text:p>
          </table:table-cell>
          <table:table-cell office:value-type="float" office:value="89.998158349944859" table:formula="of:=([.E607]*180)/PI()" table:style-name="ce4">
            <text:p>90,0</text:p>
          </table:table-cell>
          <table:table-cell office:value-type="float" office:value="0" table:formula="of:=[.F607]-[.F60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167000000000001" table:style-name="ce2">
            <text:p>2,9167</text:p>
          </table:table-cell>
          <table:table-cell office:value-type="float" office:value="22435" table:style-name="ce2">
            <text:p>22435</text:p>
          </table:table-cell>
          <table:table-cell office:value-type="float" office:value="27719.298245613849" table:formula="of:=([.B608]-[.B607])/([.A608]-[.A607])" table:style-name="ce4">
            <text:p>27719,3</text:p>
          </table:table-cell>
          <table:table-cell office:value-type="float" office:value="1.6512312547965895" table:formula="of:=TAN([.C608])" table:style-name="ce4">
            <text:p>1,7</text:p>
          </table:table-cell>
          <table:table-cell office:value-type="float" office:value="1.5707602508455452" table:formula="of:=ATAN([.C608])" table:style-name="ce4">
            <text:p>1,6</text:p>
          </table:table-cell>
          <table:table-cell office:value-type="float" office:value="89.997933000360248" table:formula="of:=([.E608]*180)/PI()" table:style-name="ce4">
            <text:p>90,0</text:p>
          </table:table-cell>
          <table:table-cell office:value-type="float" office:value="0" table:formula="of:=[.F608]-[.F60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222999999999999" table:style-name="ce2">
            <text:p>2,9223</text:p>
          </table:table-cell>
          <table:table-cell office:value-type="float" office:value="22592" table:style-name="ce2">
            <text:p>22592</text:p>
          </table:table-cell>
          <table:table-cell office:value-type="float" office:value="28035.714285715148" table:formula="of:=([.B609]-[.B608])/([.A609]-[.A608])" table:style-name="ce4">
            <text:p>28035,7</text:p>
          </table:table-cell>
          <table:table-cell office:value-type="float" office:value="0.14239597385691971" table:formula="of:=TAN([.C609])" table:style-name="ce4">
            <text:p>0,1</text:p>
          </table:table-cell>
          <table:table-cell office:value-type="float" office:value="1.5707606580051028" table:formula="of:=ATAN([.C609])" table:style-name="ce4">
            <text:p>1,6</text:p>
          </table:table-cell>
          <table:table-cell office:value-type="float" office:value="89.99795632888447" table:formula="of:=([.E609]*180)/PI()" table:style-name="ce4">
            <text:p>90,0</text:p>
          </table:table-cell>
          <table:table-cell office:value-type="float" office:value="0" table:formula="of:=[.F609]-[.F60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279000000000002" table:style-name="ce2">
            <text:p>2,9279</text:p>
          </table:table-cell>
          <table:table-cell office:value-type="float" office:value="22750" table:style-name="ce2">
            <text:p>22750</text:p>
          </table:table-cell>
          <table:table-cell office:value-type="float" office:value="28214.285714284346" table:formula="of:=([.B610]-[.B609])/([.A610]-[.A609])" table:style-name="ce4">
            <text:p>28214,3</text:p>
          </table:table-cell>
          <table:table-cell office:value-type="float" office:value="-0.37401588510921924" table:formula="of:=TAN([.C610])" table:style-name="ce4">
            <text:p>-0,4</text:p>
          </table:table-cell>
          <table:table-cell office:value-type="float" office:value="1.5707608837569367" table:formula="of:=ATAN([.C610])" table:style-name="ce4">
            <text:p>1,6</text:p>
          </table:table-cell>
          <table:table-cell office:value-type="float" office:value="89.997969263511777" table:formula="of:=([.E610]*180)/PI()" table:style-name="ce4">
            <text:p>90,0</text:p>
          </table:table-cell>
          <table:table-cell office:value-type="float" office:value="0" table:formula="of:=[.F610]-[.F61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350000000000001" table:style-name="ce2">
            <text:p>2,935</text:p>
          </table:table-cell>
          <table:table-cell office:value-type="float" office:value="22947" table:style-name="ce2">
            <text:p>22947</text:p>
          </table:table-cell>
          <table:table-cell office:value-type="float" office:value="27746.478873239888" table:formula="of:=([.B611]-[.B610])/([.A611]-[.A610])" table:style-name="ce4">
            <text:p>27746,5</text:p>
          </table:table-cell>
          <table:table-cell office:value-type="float" office:value="-6.7545708903687746E-2" table:formula="of:=TAN([.C611])" table:style-name="ce4">
            <text:p>-0,1</text:p>
          </table:table-cell>
          <table:table-cell office:value-type="float" office:value="1.5707602861857752" table:formula="of:=ATAN([.C611])" table:style-name="ce4">
            <text:p>1,6</text:p>
          </table:table-cell>
          <table:table-cell office:value-type="float" office:value="89.997935025206274" table:formula="of:=([.E611]*180)/PI()" table:style-name="ce4">
            <text:p>90,0</text:p>
          </table:table-cell>
          <table:table-cell office:value-type="float" office:value="0" table:formula="of:=[.F611]-[.F61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418000000000002" table:style-name="ce2">
            <text:p>2,9418</text:p>
          </table:table-cell>
          <table:table-cell office:value-type="float" office:value="23154" table:style-name="ce2">
            <text:p>23154</text:p>
          </table:table-cell>
          <table:table-cell office:value-type="float" office:value="30441.176470587612" table:formula="of:=([.B612]-[.B611])/([.A612]-[.A611])" table:style-name="ce4">
            <text:p>30441,2</text:p>
          </table:table-cell>
          <table:table-cell office:value-type="float" office:value="-1.1530003855315993" table:formula="of:=TAN([.C612])" table:style-name="ce4">
            <text:p>-1,2</text:p>
          </table:table-cell>
          <table:table-cell office:value-type="float" office:value="1.5707634765533625" table:formula="of:=ATAN([.C612])" table:style-name="ce4">
            <text:p>1,6</text:p>
          </table:table-cell>
          <table:table-cell office:value-type="float" office:value="89.998117819804108" table:formula="of:=([.E612]*180)/PI()" table:style-name="ce4">
            <text:p>90,0</text:p>
          </table:table-cell>
          <table:table-cell office:value-type="float" office:value="0" table:formula="of:=[.F612]-[.F61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485999999999999" table:style-name="ce2">
            <text:p>2,9486</text:p>
          </table:table-cell>
          <table:table-cell office:value-type="float" office:value="23351" table:style-name="ce2">
            <text:p>23351</text:p>
          </table:table-cell>
          <table:table-cell office:value-type="float" office:value="28970.588235295418" table:formula="of:=([.B613]-[.B612])/([.A613]-[.A612])" table:style-name="ce4">
            <text:p>28970,6</text:p>
          </table:table-cell>
          <table:table-cell office:value-type="float" office:value="-2.421874343810277" table:formula="of:=TAN([.C613])" table:style-name="ce4">
            <text:p>-2,4</text:p>
          </table:table-cell>
          <table:table-cell office:value-type="float" office:value="1.5707618090284128" table:formula="of:=ATAN([.C613])" table:style-name="ce4">
            <text:p>1,6</text:p>
          </table:table-cell>
          <table:table-cell office:value-type="float" office:value="89.998022277662258" table:formula="of:=([.E613]*180)/PI()" table:style-name="ce4">
            <text:p>90,0</text:p>
          </table:table-cell>
          <table:table-cell office:value-type="float" office:value="0" table:formula="of:=[.F613]-[.F61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556" table:style-name="ce2">
            <text:p>2,9556</text:p>
          </table:table-cell>
          <table:table-cell office:value-type="float" office:value="23539" table:style-name="ce2">
            <text:p>23539</text:p>
          </table:table-cell>
          <table:table-cell office:value-type="float" office:value="26857.142857142408" table:formula="of:=([.B614]-[.B613])/([.A614]-[.A613])" table:style-name="ce4">
            <text:p>26857,1</text:p>
          </table:table-cell>
          <table:table-cell office:value-type="float" office:value="-0.34558742220152489" table:formula="of:=TAN([.C614])" table:style-name="ce4">
            <text:p>-0,3</text:p>
          </table:table-cell>
          <table:table-cell office:value-type="float" office:value="1.5707590927523607" table:formula="of:=ATAN([.C614])" table:style-name="ce4">
            <text:p>1,6</text:p>
          </table:table-cell>
          <table:table-cell office:value-type="float" office:value="89.997866646508484" table:formula="of:=([.E614]*180)/PI()" table:style-name="ce4">
            <text:p>90,0</text:p>
          </table:table-cell>
          <table:table-cell office:value-type="float" office:value="0" table:formula="of:=[.F614]-[.F61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626000000000001" table:style-name="ce2">
            <text:p>2,9626</text:p>
          </table:table-cell>
          <table:table-cell office:value-type="float" office:value="23746" table:style-name="ce2">
            <text:p>23746</text:p>
          </table:table-cell>
          <table:table-cell office:value-type="float" office:value="29571.428571428078" table:formula="of:=([.B615]-[.B614])/([.A615]-[.A614])" table:style-name="ce4">
            <text:p>29571,4</text:p>
          </table:table-cell>
          <table:table-cell office:value-type="float" office:value="-0.40298478066721405" table:formula="of:=TAN([.C615])" table:style-name="ce4">
            <text:p>-0,4</text:p>
          </table:table-cell>
          <table:table-cell office:value-type="float" office:value="1.5707625103697886" table:formula="of:=ATAN([.C615])" table:style-name="ce4">
            <text:p>1,6</text:p>
          </table:table-cell>
          <table:table-cell office:value-type="float" office:value="89.998062461563094" table:formula="of:=([.E615]*180)/PI()" table:style-name="ce4">
            <text:p>90,0</text:p>
          </table:table-cell>
          <table:table-cell office:value-type="float" office:value="0" table:formula="of:=[.F615]-[.F61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695999999999998" table:style-name="ce2">
            <text:p>2,9696</text:p>
          </table:table-cell>
          <table:table-cell office:value-type="float" office:value="23953" table:style-name="ce2">
            <text:p>23953</text:p>
          </table:table-cell>
          <table:table-cell office:value-type="float" office:value="29571.428571429951" table:formula="of:=([.B616]-[.B615])/([.A616]-[.A615])" table:style-name="ce4">
            <text:p>29571,4</text:p>
          </table:table-cell>
          <table:table-cell office:value-type="float" office:value="-0.40298477848939512" table:formula="of:=TAN([.C616])" table:style-name="ce4">
            <text:p>-0,4</text:p>
          </table:table-cell>
          <table:table-cell office:value-type="float" office:value="1.5707625103697886" table:formula="of:=ATAN([.C616])" table:style-name="ce4">
            <text:p>1,6</text:p>
          </table:table-cell>
          <table:table-cell office:value-type="float" office:value="89.998062461563094" table:formula="of:=([.E616]*180)/PI()" table:style-name="ce4">
            <text:p>90,0</text:p>
          </table:table-cell>
          <table:table-cell office:value-type="float" office:value="0" table:formula="of:=[.F616]-[.F61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765999999999999" table:style-name="ce2">
            <text:p>2,9766</text:p>
          </table:table-cell>
          <table:table-cell office:value-type="float" office:value="24140" table:style-name="ce2">
            <text:p>24140</text:p>
          </table:table-cell>
          <table:table-cell office:value-type="float" office:value="26714.285714285266" table:formula="of:=([.B617]-[.B616])/([.A617]-[.A616])" table:style-name="ce4">
            <text:p>26714,3</text:p>
          </table:table-cell>
          <table:table-cell office:value-type="float" office:value="3.9589733315037328" table:formula="of:=TAN([.C617])" table:style-name="ce4">
            <text:p>4,0</text:p>
          </table:table-cell>
          <table:table-cell office:value-type="float" office:value="1.5707588936398338" table:formula="of:=ATAN([.C617])" table:style-name="ce4">
            <text:p>1,6</text:p>
          </table:table-cell>
          <table:table-cell office:value-type="float" office:value="89.997855238201041" table:formula="of:=([.E617]*180)/PI()" table:style-name="ce4">
            <text:p>90,0</text:p>
          </table:table-cell>
          <table:table-cell office:value-type="float" office:value="0" table:formula="of:=[.F617]-[.F61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836" table:style-name="ce2">
            <text:p>2,9836</text:p>
          </table:table-cell>
          <table:table-cell office:value-type="float" office:value="24347" table:style-name="ce2">
            <text:p>24347</text:p>
          </table:table-cell>
          <table:table-cell office:value-type="float" office:value="29571.428571428078" table:formula="of:=([.B618]-[.B617])/([.A618]-[.A617])" table:style-name="ce4">
            <text:p>29571,4</text:p>
          </table:table-cell>
          <table:table-cell office:value-type="float" office:value="-0.40298478066721405" table:formula="of:=TAN([.C618])" table:style-name="ce4">
            <text:p>-0,4</text:p>
          </table:table-cell>
          <table:table-cell office:value-type="float" office:value="1.5707625103697886" table:formula="of:=ATAN([.C618])" table:style-name="ce4">
            <text:p>1,6</text:p>
          </table:table-cell>
          <table:table-cell office:value-type="float" office:value="89.998062461563094" table:formula="of:=([.E618]*180)/PI()" table:style-name="ce4">
            <text:p>90,0</text:p>
          </table:table-cell>
          <table:table-cell office:value-type="float" office:value="0" table:formula="of:=[.F618]-[.F61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904000000000002" table:style-name="ce2">
            <text:p>2,9904</text:p>
          </table:table-cell>
          <table:table-cell office:value-type="float" office:value="24544" table:style-name="ce2">
            <text:p>24544</text:p>
          </table:table-cell>
          <table:table-cell office:value-type="float" office:value="28970.588235293526" table:formula="of:=([.B619]-[.B618])/([.A619]-[.A618])" table:style-name="ce4">
            <text:p>28970,6</text:p>
          </table:table-cell>
          <table:table-cell office:value-type="float" office:value="-2.4218743567980332" table:formula="of:=TAN([.C619])" table:style-name="ce4">
            <text:p>-2,4</text:p>
          </table:table-cell>
          <table:table-cell office:value-type="float" office:value="1.5707618090284128" table:formula="of:=ATAN([.C619])" table:style-name="ce4">
            <text:p>1,6</text:p>
          </table:table-cell>
          <table:table-cell office:value-type="float" office:value="89.998022277662258" table:formula="of:=([.E619]*180)/PI()" table:style-name="ce4">
            <text:p>90,0</text:p>
          </table:table-cell>
          <table:table-cell office:value-type="float" office:value="0" table:formula="of:=[.F619]-[.F61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2.9973000000000001" table:style-name="ce2">
            <text:p>2,9973</text:p>
          </table:table-cell>
          <table:table-cell office:value-type="float" office:value="24741" table:style-name="ce2">
            <text:p>24741</text:p>
          </table:table-cell>
          <table:table-cell office:value-type="float" office:value="28550.724637681549" table:formula="of:=([.B620]-[.B619])/([.A620]-[.A619])" table:style-name="ce4">
            <text:p>28550,7</text:p>
          </table:table-cell>
          <table:table-cell office:value-type="float" office:value="-6.9509767049928617E-2" table:formula="of:=TAN([.C620])" table:style-name="ce4">
            <text:p>-0,1</text:p>
          </table:table-cell>
          <table:table-cell office:value-type="float" office:value="1.5707613014142003" table:formula="of:=ATAN([.C620])" table:style-name="ce4">
            <text:p>1,6</text:p>
          </table:table-cell>
          <table:table-cell office:value-type="float" office:value="89.997993193510268" table:formula="of:=([.E620]*180)/PI()" table:style-name="ce4">
            <text:p>90,0</text:p>
          </table:table-cell>
          <table:table-cell office:value-type="float" office:value="0" table:formula="of:=[.F620]-[.F62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042" table:style-name="ce5">
            <text:p>3,0042</text:p>
          </table:table-cell>
          <table:table-cell office:value-type="float" office:value="24948" table:style-name="ce2">
            <text:p>24948</text:p>
          </table:table-cell>
          <table:table-cell office:value-type="float" office:value="30000.000000000407" table:formula="of:=([.B621]-[.B620])/([.A621]-[.A620])" table:style-name="ce4">
            <text:p>30000,0</text:p>
          </table:table-cell>
          <table:table-cell office:value-type="float" office:value="1.3457841999193965" table:formula="of:=TAN([.C621])" table:style-name="ce4">
            <text:p>1,3</text:p>
          </table:table-cell>
          <table:table-cell office:value-type="float" office:value="1.5707629934615757" table:formula="of:=ATAN([.C621])" table:style-name="ce4">
            <text:p>1,6</text:p>
          </table:table-cell>
          <table:table-cell office:value-type="float" office:value="89.998090140683615" table:formula="of:=([.E621]*180)/PI()" table:style-name="ce4">
            <text:p>90,0</text:p>
          </table:table-cell>
          <table:table-cell office:value-type="float" office:value="0" table:formula="of:=[.F621]-[.F62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110999999999999" table:style-name="ce2">
            <text:p>3,0111</text:p>
          </table:table-cell>
          <table:table-cell office:value-type="float" office:value="25155" table:style-name="ce2">
            <text:p>25155</text:p>
          </table:table-cell>
          <table:table-cell office:value-type="float" office:value="30000.000000000407" table:formula="of:=([.B622]-[.B621])/([.A622]-[.A621])" table:style-name="ce4">
            <text:p>30000,0</text:p>
          </table:table-cell>
          <table:table-cell office:value-type="float" office:value="1.3457841999193965" table:formula="of:=TAN([.C622])" table:style-name="ce4">
            <text:p>1,3</text:p>
          </table:table-cell>
          <table:table-cell office:value-type="float" office:value="1.5707629934615757" table:formula="of:=ATAN([.C622])" table:style-name="ce4">
            <text:p>1,6</text:p>
          </table:table-cell>
          <table:table-cell office:value-type="float" office:value="89.998090140683615" table:formula="of:=([.E622]*180)/PI()" table:style-name="ce4">
            <text:p>90,0</text:p>
          </table:table-cell>
          <table:table-cell office:value-type="float" office:value="0" table:formula="of:=[.F622]-[.F62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183" table:style-name="ce2">
            <text:p>3,0183</text:p>
          </table:table-cell>
          <table:table-cell office:value-type="float" office:value="25362" table:style-name="ce2">
            <text:p>25362</text:p>
          </table:table-cell>
          <table:table-cell office:value-type="float" office:value="28749.999999999618" table:formula="of:=([.B623]-[.B622])/([.A623]-[.A622])" table:style-name="ce4">
            <text:p>28750,0</text:p>
          </table:table-cell>
          <table:table-cell office:value-type="float" office:value="3.411112688073473" table:formula="of:=TAN([.C623])" table:style-name="ce4">
            <text:p>3,4</text:p>
          </table:table-cell>
          <table:table-cell office:value-type="float" office:value="1.5707615441862151" table:formula="of:=ATAN([.C623])" table:style-name="ce4">
            <text:p>1,6</text:p>
          </table:table-cell>
          <table:table-cell office:value-type="float" office:value="89.998007103322109" table:formula="of:=([.E623]*180)/PI()" table:style-name="ce4">
            <text:p>90,0</text:p>
          </table:table-cell>
          <table:table-cell office:value-type="float" office:value="0" table:formula="of:=[.F623]-[.F62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251999999999999" table:style-name="ce2">
            <text:p>3,0252</text:p>
          </table:table-cell>
          <table:table-cell office:value-type="float" office:value="25569" table:style-name="ce2">
            <text:p>25569</text:p>
          </table:table-cell>
          <table:table-cell office:value-type="float" office:value="30000.000000000407" table:formula="of:=([.B624]-[.B623])/([.A624]-[.A623])" table:style-name="ce4">
            <text:p>30000,0</text:p>
          </table:table-cell>
          <table:table-cell office:value-type="float" office:value="1.3457841999193965" table:formula="of:=TAN([.C624])" table:style-name="ce4">
            <text:p>1,3</text:p>
          </table:table-cell>
          <table:table-cell office:value-type="float" office:value="1.5707629934615757" table:formula="of:=ATAN([.C624])" table:style-name="ce4">
            <text:p>1,6</text:p>
          </table:table-cell>
          <table:table-cell office:value-type="float" office:value="89.998090140683615" table:formula="of:=([.E624]*180)/PI()" table:style-name="ce4">
            <text:p>90,0</text:p>
          </table:table-cell>
          <table:table-cell office:value-type="float" office:value="0" table:formula="of:=[.F624]-[.F62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322" table:style-name="ce2">
            <text:p>3,0322</text:p>
          </table:table-cell>
          <table:table-cell office:value-type="float" office:value="25776" table:style-name="ce2">
            <text:p>25776</text:p>
          </table:table-cell>
          <table:table-cell office:value-type="float" office:value="29571.428571428078" table:formula="of:=([.B625]-[.B624])/([.A625]-[.A624])" table:style-name="ce4">
            <text:p>29571,4</text:p>
          </table:table-cell>
          <table:table-cell office:value-type="float" office:value="-0.40298478066721405" table:formula="of:=TAN([.C625])" table:style-name="ce4">
            <text:p>-0,4</text:p>
          </table:table-cell>
          <table:table-cell office:value-type="float" office:value="1.5707625103697886" table:formula="of:=ATAN([.C625])" table:style-name="ce4">
            <text:p>1,6</text:p>
          </table:table-cell>
          <table:table-cell office:value-type="float" office:value="89.998062461563094" table:formula="of:=([.E625]*180)/PI()" table:style-name="ce4">
            <text:p>90,0</text:p>
          </table:table-cell>
          <table:table-cell office:value-type="float" office:value="0" table:formula="of:=[.F625]-[.F62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390999999999999" table:style-name="ce2">
            <text:p>3,0391</text:p>
          </table:table-cell>
          <table:table-cell office:value-type="float" office:value="25973" table:style-name="ce2">
            <text:p>25973</text:p>
          </table:table-cell>
          <table:table-cell office:value-type="float" office:value="28550.724637681549" table:formula="of:=([.B626]-[.B625])/([.A626]-[.A625])" table:style-name="ce4">
            <text:p>28550,7</text:p>
          </table:table-cell>
          <table:table-cell office:value-type="float" office:value="-6.9509767049928617E-2" table:formula="of:=TAN([.C626])" table:style-name="ce4">
            <text:p>-0,1</text:p>
          </table:table-cell>
          <table:table-cell office:value-type="float" office:value="1.5707613014142003" table:formula="of:=ATAN([.C626])" table:style-name="ce4">
            <text:p>1,6</text:p>
          </table:table-cell>
          <table:table-cell office:value-type="float" office:value="89.997993193510268" table:formula="of:=([.E626]*180)/PI()" table:style-name="ce4">
            <text:p>90,0</text:p>
          </table:table-cell>
          <table:table-cell office:value-type="float" office:value="0" table:formula="of:=[.F626]-[.F62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457999999999998" table:style-name="ce2">
            <text:p>3,0458</text:p>
          </table:table-cell>
          <table:table-cell office:value-type="float" office:value="26180" table:style-name="ce2">
            <text:p>26180</text:p>
          </table:table-cell>
          <table:table-cell office:value-type="float" office:value="30895.522388060032" table:formula="of:=([.B627]-[.B626])/([.A627]-[.A626])" table:style-name="ce4">
            <text:p>30895,5</text:p>
          </table:table-cell>
          <table:table-cell office:value-type="float" office:value="1.9658909575721897" table:formula="of:=TAN([.C627])" table:style-name="ce4">
            <text:p>2,0</text:p>
          </table:table-cell>
          <table:table-cell office:value-type="float" office:value="1.5707639596451495" table:formula="of:=ATAN([.C627])" table:style-name="ce4">
            <text:p>1,6</text:p>
          </table:table-cell>
          <table:table-cell office:value-type="float" office:value="89.998145498924629" table:formula="of:=([.E627]*180)/PI()" table:style-name="ce4">
            <text:p>90,0</text:p>
          </table:table-cell>
          <table:table-cell office:value-type="float" office:value="0" table:formula="of:=[.F627]-[.F62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526" table:style-name="ce2">
            <text:p>3,0526</text:p>
          </table:table-cell>
          <table:table-cell office:value-type="float" office:value="26387" table:style-name="ce2">
            <text:p>26387</text:p>
          </table:table-cell>
          <table:table-cell office:value-type="float" office:value="30441.176470587612" table:formula="of:=([.B628]-[.B627])/([.A628]-[.A627])" table:style-name="ce4">
            <text:p>30441,2</text:p>
          </table:table-cell>
          <table:table-cell office:value-type="float" office:value="-1.1530003855315993" table:formula="of:=TAN([.C628])" table:style-name="ce4">
            <text:p>-1,2</text:p>
          </table:table-cell>
          <table:table-cell office:value-type="float" office:value="1.5707634765533625" table:formula="of:=ATAN([.C628])" table:style-name="ce4">
            <text:p>1,6</text:p>
          </table:table-cell>
          <table:table-cell office:value-type="float" office:value="89.998117819804108" table:formula="of:=([.E628]*180)/PI()" table:style-name="ce4">
            <text:p>90,0</text:p>
          </table:table-cell>
          <table:table-cell office:value-type="float" office:value="0" table:formula="of:=[.F628]-[.F62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598000000000001" table:style-name="ce2">
            <text:p>3,0598</text:p>
          </table:table-cell>
          <table:table-cell office:value-type="float" office:value="26594" table:style-name="ce2">
            <text:p>26594</text:p>
          </table:table-cell>
          <table:table-cell office:value-type="float" office:value="28749.999999999618" table:formula="of:=([.B629]-[.B628])/([.A629]-[.A628])" table:style-name="ce4">
            <text:p>28750,0</text:p>
          </table:table-cell>
          <table:table-cell office:value-type="float" office:value="3.411112688073473" table:formula="of:=TAN([.C629])" table:style-name="ce4">
            <text:p>3,4</text:p>
          </table:table-cell>
          <table:table-cell office:value-type="float" office:value="1.5707615441862151" table:formula="of:=ATAN([.C629])" table:style-name="ce4">
            <text:p>1,6</text:p>
          </table:table-cell>
          <table:table-cell office:value-type="float" office:value="89.998007103322109" table:formula="of:=([.E629]*180)/PI()" table:style-name="ce4">
            <text:p>90,0</text:p>
          </table:table-cell>
          <table:table-cell office:value-type="float" office:value="0" table:formula="of:=[.F629]-[.F62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668000000000002" table:style-name="ce2">
            <text:p>3,0668</text:p>
          </table:table-cell>
          <table:table-cell office:value-type="float" office:value="26811" table:style-name="ce2">
            <text:p>26811</text:p>
          </table:table-cell>
          <table:table-cell office:value-type="float" office:value="30999.99999999948" table:formula="of:=([.B630]-[.B629])/([.A630]-[.A629])" table:style-name="ce4">
            <text:p>31000,0</text:p>
          </table:table-cell>
          <table:table-cell office:value-type="float" office:value="-2.8772822107644083" table:formula="of:=TAN([.C630])" table:style-name="ce4">
            <text:p>-2,9</text:p>
          </table:table-cell>
          <table:table-cell office:value-type="float" office:value="1.5707640687303916" table:formula="of:=ATAN([.C630])" table:style-name="ce4">
            <text:p>1,6</text:p>
          </table:table-cell>
          <table:table-cell office:value-type="float" office:value="89.998151749048603" table:formula="of:=([.E630]*180)/PI()" table:style-name="ce4">
            <text:p>90,0</text:p>
          </table:table-cell>
          <table:table-cell office:value-type="float" office:value="0" table:formula="of:=[.F630]-[.F63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737000000000001" table:style-name="ce2">
            <text:p>3,0737</text:p>
          </table:table-cell>
          <table:table-cell office:value-type="float" office:value="27018" table:style-name="ce2">
            <text:p>27018</text:p>
          </table:table-cell>
          <table:table-cell office:value-type="float" office:value="30000.000000000407" table:formula="of:=([.B631]-[.B630])/([.A631]-[.A630])" table:style-name="ce4">
            <text:p>30000,0</text:p>
          </table:table-cell>
          <table:table-cell office:value-type="float" office:value="1.3457841999193965" table:formula="of:=TAN([.C631])" table:style-name="ce4">
            <text:p>1,3</text:p>
          </table:table-cell>
          <table:table-cell office:value-type="float" office:value="1.5707629934615757" table:formula="of:=ATAN([.C631])" table:style-name="ce4">
            <text:p>1,6</text:p>
          </table:table-cell>
          <table:table-cell office:value-type="float" office:value="89.998090140683615" table:formula="of:=([.E631]*180)/PI()" table:style-name="ce4">
            <text:p>90,0</text:p>
          </table:table-cell>
          <table:table-cell office:value-type="float" office:value="0" table:formula="of:=[.F631]-[.F63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809000000000002" table:style-name="ce2">
            <text:p>3,0809</text:p>
          </table:table-cell>
          <table:table-cell office:value-type="float" office:value="27215" table:style-name="ce2">
            <text:p>27215</text:p>
          </table:table-cell>
          <table:table-cell office:value-type="float" office:value="27361.111111110749" table:formula="of:=([.B632]-[.B631])/([.A632]-[.A631])" table:style-name="ce4">
            <text:p>27361,1</text:p>
          </table:table-cell>
          <table:table-cell office:value-type="float" office:value="1.4931876172974452" table:formula="of:=TAN([.C632])" table:style-name="ce4">
            <text:p>1,5</text:p>
          </table:table-cell>
          <table:table-cell office:value-type="float" office:value="1.5707597785715626" table:formula="of:=ATAN([.C632])" table:style-name="ce4">
            <text:p>1,6</text:p>
          </table:table-cell>
          <table:table-cell office:value-type="float" office:value="89.99790594105427" table:formula="of:=([.E632]*180)/PI()" table:style-name="ce4">
            <text:p>90,0</text:p>
          </table:table-cell>
          <table:table-cell office:value-type="float" office:value="0" table:formula="of:=[.F632]-[.F63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876999999999999" table:style-name="ce2">
            <text:p>3,0877</text:p>
          </table:table-cell>
          <table:table-cell office:value-type="float" office:value="27432" table:style-name="ce2">
            <text:p>27432</text:p>
          </table:table-cell>
          <table:table-cell office:value-type="float" office:value="31911.764705883783" table:formula="of:=([.B633]-[.B632])/([.A633]-[.A632])" table:style-name="ce4">
            <text:p>31911,8</text:p>
          </table:table-cell>
          <table:table-cell office:value-type="float" office:value="-0.59058680493970184" table:formula="of:=TAN([.C633])" table:style-name="ce4">
            <text:p>-0,6</text:p>
          </table:table-cell>
          <table:table-cell office:value-type="float" office:value="1.570764990389377" table:formula="of:=ATAN([.C633])" table:style-name="ce4">
            <text:p>1,6</text:p>
          </table:table-cell>
          <table:table-cell office:value-type="float" office:value="89.99820455621861" table:formula="of:=([.E633]*180)/PI()" table:style-name="ce4">
            <text:p>90,0</text:p>
          </table:table-cell>
          <table:table-cell office:value-type="float" office:value="0" table:formula="of:=[.F633]-[.F63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0943999999999998" table:style-name="ce2">
            <text:p>3,0944</text:p>
          </table:table-cell>
          <table:table-cell office:value-type="float" office:value="27629" table:style-name="ce2">
            <text:p>27629</text:p>
          </table:table-cell>
          <table:table-cell office:value-type="float" office:value="29402.98507462718" table:formula="of:=([.B634]-[.B633])/([.A634]-[.A633])" table:style-name="ce4">
            <text:p>29403,0</text:p>
          </table:table-cell>
          <table:table-cell office:value-type="float" office:value="1.0704890990630918" table:formula="of:=TAN([.C634])" table:style-name="ce4">
            <text:p>1,1</text:p>
          </table:table-cell>
          <table:table-cell office:value-type="float" office:value="1.5707623166426254" table:formula="of:=ATAN([.C634])" table:style-name="ce4">
            <text:p>1,6</text:p>
          </table:table-cell>
          <table:table-cell office:value-type="float" office:value="89.998051361814262" table:formula="of:=([.E634]*180)/PI()" table:style-name="ce4">
            <text:p>90,0</text:p>
          </table:table-cell>
          <table:table-cell office:value-type="float" office:value="0" table:formula="of:=[.F634]-[.F63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013999999999999" table:style-name="ce2">
            <text:p>3,1014</text:p>
          </table:table-cell>
          <table:table-cell office:value-type="float" office:value="27846" table:style-name="ce2">
            <text:p>27846</text:p>
          </table:table-cell>
          <table:table-cell office:value-type="float" office:value="30999.99999999948" table:formula="of:=([.B635]-[.B634])/([.A635]-[.A634])" table:style-name="ce4">
            <text:p>31000,0</text:p>
          </table:table-cell>
          <table:table-cell office:value-type="float" office:value="-2.8772822107644083" table:formula="of:=TAN([.C635])" table:style-name="ce4">
            <text:p>-2,9</text:p>
          </table:table-cell>
          <table:table-cell office:value-type="float" office:value="1.5707640687303916" table:formula="of:=ATAN([.C635])" table:style-name="ce4">
            <text:p>1,6</text:p>
          </table:table-cell>
          <table:table-cell office:value-type="float" office:value="89.998151749048603" table:formula="of:=([.E635]*180)/PI()" table:style-name="ce4">
            <text:p>90,0</text:p>
          </table:table-cell>
          <table:table-cell office:value-type="float" office:value="0" table:formula="of:=[.F635]-[.F63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084000000000001" table:style-name="ce2">
            <text:p>3,1084</text:p>
          </table:table-cell>
          <table:table-cell office:value-type="float" office:value="28063" table:style-name="ce2">
            <text:p>28063</text:p>
          </table:table-cell>
          <table:table-cell office:value-type="float" office:value="30999.99999999948" table:formula="of:=([.B636]-[.B635])/([.A636]-[.A635])" table:style-name="ce4">
            <text:p>31000,0</text:p>
          </table:table-cell>
          <table:table-cell office:value-type="float" office:value="-2.8772822107644083" table:formula="of:=TAN([.C636])" table:style-name="ce4">
            <text:p>-2,9</text:p>
          </table:table-cell>
          <table:table-cell office:value-type="float" office:value="1.5707640687303916" table:formula="of:=ATAN([.C636])" table:style-name="ce4">
            <text:p>1,6</text:p>
          </table:table-cell>
          <table:table-cell office:value-type="float" office:value="89.998151749048603" table:formula="of:=([.E636]*180)/PI()" table:style-name="ce4">
            <text:p>90,0</text:p>
          </table:table-cell>
          <table:table-cell office:value-type="float" office:value="0" table:formula="of:=[.F636]-[.F63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17" table:style-name="ce2">
            <text:p>3,117</text:p>
          </table:table-cell>
          <table:table-cell office:value-type="float" office:value="28309" table:style-name="ce2">
            <text:p>28309</text:p>
          </table:table-cell>
          <table:table-cell office:value-type="float" office:value="28604.651162790895" table:formula="of:=([.B637]-[.B636])/([.A637]-[.A636])" table:style-name="ce4">
            <text:p>28604,7</text:p>
          </table:table-cell>
          <table:table-cell office:value-type="float" office:value="0.48311902319884759" table:formula="of:=TAN([.C637])" table:style-name="ce4">
            <text:p>0,5</text:p>
          </table:table-cell>
          <table:table-cell office:value-type="float" office:value="1.5707613674453174" table:formula="of:=ATAN([.C637])" table:style-name="ce4">
            <text:p>1,6</text:p>
          </table:table-cell>
          <table:table-cell office:value-type="float" office:value="89.997996976814591" table:formula="of:=([.E637]*180)/PI()" table:style-name="ce4">
            <text:p>90,0</text:p>
          </table:table-cell>
          <table:table-cell office:value-type="float" office:value="0" table:formula="of:=[.F637]-[.F63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238000000000001" table:style-name="ce2">
            <text:p>3,1238</text:p>
          </table:table-cell>
          <table:table-cell office:value-type="float" office:value="28526" table:style-name="ce2">
            <text:p>28526</text:p>
          </table:table-cell>
          <table:table-cell office:value-type="float" office:value="31911.764705881698" table:formula="of:=([.B638]-[.B637])/([.A638]-[.A637])" table:style-name="ce4">
            <text:p>31911,8</text:p>
          </table:table-cell>
          <table:table-cell office:value-type="float" office:value="-0.59058680775134376" table:formula="of:=TAN([.C638])" table:style-name="ce4">
            <text:p>-0,6</text:p>
          </table:table-cell>
          <table:table-cell office:value-type="float" office:value="1.570764990389377" table:formula="of:=ATAN([.C638])" table:style-name="ce4">
            <text:p>1,6</text:p>
          </table:table-cell>
          <table:table-cell office:value-type="float" office:value="89.99820455621861" table:formula="of:=([.E638]*180)/PI()" table:style-name="ce4">
            <text:p>90,0</text:p>
          </table:table-cell>
          <table:table-cell office:value-type="float" office:value="0" table:formula="of:=[.F638]-[.F63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320999999999999" table:style-name="ce2">
            <text:p>3,1321</text:p>
          </table:table-cell>
          <table:table-cell office:value-type="float" office:value="28763" table:style-name="ce2">
            <text:p>28763</text:p>
          </table:table-cell>
          <table:table-cell office:value-type="float" office:value="28554.216867470732" table:formula="of:=([.B639]-[.B638])/([.A639]-[.A638])" table:style-name="ce4">
            <text:p>28554,2</text:p>
          </table:table-cell>
          <table:table-cell office:value-type="float" office:value="0.28889624685641307" table:formula="of:=TAN([.C639])" table:style-name="ce4">
            <text:p>0,3</text:p>
          </table:table-cell>
          <table:table-cell office:value-type="float" office:value="1.5707613056978644" table:formula="of:=ATAN([.C639])" table:style-name="ce4">
            <text:p>1,6</text:p>
          </table:table-cell>
          <table:table-cell office:value-type="float" office:value="89.997993438946125" table:formula="of:=([.E639]*180)/PI()" table:style-name="ce4">
            <text:p>90,0</text:p>
          </table:table-cell>
          <table:table-cell office:value-type="float" office:value="0" table:formula="of:=[.F639]-[.F63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387999999999998" table:style-name="ce2">
            <text:p>3,1388</text:p>
          </table:table-cell>
          <table:table-cell office:value-type="float" office:value="28980" table:style-name="ce2">
            <text:p>28980</text:p>
          </table:table-cell>
          <table:table-cell office:value-type="float" office:value="32388.059701492883" table:formula="of:=([.B640]-[.B639])/([.A640]-[.A639])" table:style-name="ce4">
            <text:p>32388,1</text:p>
          </table:table-cell>
          <table:table-cell office:value-type="float" office:value="5.2063893770152632" table:formula="of:=TAN([.C640])" table:style-name="ce4">
            <text:p>5,2</text:p>
          </table:table-cell>
          <table:table-cell office:value-type="float" office:value="1.5707654512188696" table:formula="of:=ATAN([.C640])" table:style-name="ce4">
            <text:p>1,6</text:p>
          </table:table-cell>
          <table:table-cell office:value-type="float" office:value="89.998230959803621" table:formula="of:=([.E640]*180)/PI()" table:style-name="ce4">
            <text:p>90,0</text:p>
          </table:table-cell>
          <table:table-cell office:value-type="float" office:value="0" table:formula="of:=[.F640]-[.F64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472000000000002" table:style-name="ce2">
            <text:p>3,1472</text:p>
          </table:table-cell>
          <table:table-cell office:value-type="float" office:value="29226" table:style-name="ce2">
            <text:p>29226</text:p>
          </table:table-cell>
          <table:table-cell office:value-type="float" office:value="29285.714285712867" table:formula="of:=([.B641]-[.B640])/([.A641]-[.A640])" table:style-name="ce4">
            <text:p>29285,7</text:p>
          </table:table-cell>
          <table:table-cell office:value-type="float" office:value="-0.21568526009293582" table:formula="of:=TAN([.C641])" table:style-name="ce4">
            <text:p>-0,2</text:p>
          </table:table-cell>
          <table:table-cell office:value-type="float" office:value="1.5707621804534464" table:formula="of:=ATAN([.C641])" table:style-name="ce4">
            <text:p>1,6</text:p>
          </table:table-cell>
          <table:table-cell office:value-type="float" office:value="89.998043558749089" table:formula="of:=([.E641]*180)/PI()" table:style-name="ce4">
            <text:p>90,0</text:p>
          </table:table-cell>
          <table:table-cell office:value-type="float" office:value="0" table:formula="of:=[.F641]-[.F64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543000000000001" table:style-name="ce2">
            <text:p>3,1543</text:p>
          </table:table-cell>
          <table:table-cell office:value-type="float" office:value="29443" table:style-name="ce2">
            <text:p>29443</text:p>
          </table:table-cell>
          <table:table-cell office:value-type="float" office:value="30563.380281690639" table:formula="of:=([.B642]-[.B641])/([.A642]-[.A641])" table:style-name="ce4">
            <text:p>30563,4</text:p>
          </table:table-cell>
          <table:table-cell office:value-type="float" office:value="-2.3908354810179722" table:formula="of:=TAN([.C642])" table:style-name="ce4">
            <text:p>-2,4</text:p>
          </table:table-cell>
          <table:table-cell office:value-type="float" office:value="1.5707636079008991" table:formula="of:=ATAN([.C642])" table:style-name="ce4">
            <text:p>1,6</text:p>
          </table:table-cell>
          <table:table-cell office:value-type="float" office:value="89.998125345463606" table:formula="of:=([.E642]*180)/PI()" table:style-name="ce4">
            <text:p>90,0</text:p>
          </table:table-cell>
          <table:table-cell office:value-type="float" office:value="0" table:formula="of:=[.F642]-[.F64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610999999999998" table:style-name="ce2">
            <text:p>3,1611</text:p>
          </table:table-cell>
          <table:table-cell office:value-type="float" office:value="29660" table:style-name="ce2">
            <text:p>29660</text:p>
          </table:table-cell>
          <table:table-cell office:value-type="float" office:value="31911.764705883783" table:formula="of:=([.B643]-[.B642])/([.A643]-[.A642])" table:style-name="ce4">
            <text:p>31911,8</text:p>
          </table:table-cell>
          <table:table-cell office:value-type="float" office:value="-0.59058680493970184" table:formula="of:=TAN([.C643])" table:style-name="ce4">
            <text:p>-0,6</text:p>
          </table:table-cell>
          <table:table-cell office:value-type="float" office:value="1.570764990389377" table:formula="of:=ATAN([.C643])" table:style-name="ce4">
            <text:p>1,6</text:p>
          </table:table-cell>
          <table:table-cell office:value-type="float" office:value="89.99820455621861" table:formula="of:=([.E643]*180)/PI()" table:style-name="ce4">
            <text:p>90,0</text:p>
          </table:table-cell>
          <table:table-cell office:value-type="float" office:value="0" table:formula="of:=[.F643]-[.F64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682999999999999" table:style-name="ce2">
            <text:p>3,1683</text:p>
          </table:table-cell>
          <table:table-cell office:value-type="float" office:value="29877" table:style-name="ce2">
            <text:p>29877</text:p>
          </table:table-cell>
          <table:table-cell office:value-type="float" office:value="30138.88888888849" table:formula="of:=([.B644]-[.B643])/([.A644]-[.A643])" table:style-name="ce4">
            <text:p>30138,9</text:p>
          </table:table-cell>
          <table:table-cell office:value-type="float" office:value="-50.583609322078708" table:formula="of:=TAN([.C644])" table:style-name="ce4">
            <text:p>-50,6</text:p>
          </table:table-cell>
          <table:table-cell office:value-type="float" office:value="1.5707631470714065" table:formula="of:=ATAN([.C644])" table:style-name="ce4">
            <text:p>1,6</text:p>
          </table:table-cell>
          <table:table-cell office:value-type="float" office:value="89.998098941878609" table:formula="of:=([.E644]*180)/PI()" table:style-name="ce4">
            <text:p>90,0</text:p>
          </table:table-cell>
          <table:table-cell office:value-type="float" office:value="0" table:formula="of:=[.F644]-[.F64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751999999999998" table:style-name="ce2">
            <text:p>3,1752</text:p>
          </table:table-cell>
          <table:table-cell office:value-type="float" office:value="30094" table:style-name="ce2">
            <text:p>30094</text:p>
          </table:table-cell>
          <table:table-cell office:value-type="float" office:value="31449.275362319269" table:formula="of:=([.B645]-[.B644])/([.A645]-[.A644])" table:style-name="ce4">
            <text:p>31449,3</text:p>
          </table:table-cell>
          <table:table-cell office:value-type="float" office:value="-2.6398712888737998" table:formula="of:=TAN([.C645])" table:style-name="ce4">
            <text:p>-2,6</text:p>
          </table:table-cell>
          <table:table-cell office:value-type="float" office:value="1.5707645295598842" table:formula="of:=ATAN([.C645])" table:style-name="ce4">
            <text:p>1,6</text:p>
          </table:table-cell>
          <table:table-cell office:value-type="float" office:value="89.998178152633614" table:formula="of:=([.E645]*180)/PI()" table:style-name="ce4">
            <text:p>90,0</text:p>
          </table:table-cell>
          <table:table-cell office:value-type="float" office:value="0" table:formula="of:=[.F645]-[.F64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833" table:style-name="ce2">
            <text:p>3,1833</text:p>
          </table:table-cell>
          <table:table-cell office:value-type="float" office:value="30350" table:style-name="ce2">
            <text:p>30350</text:p>
          </table:table-cell>
          <table:table-cell office:value-type="float" office:value="31604.938271604085" table:formula="of:=([.B646]-[.B645])/([.A646]-[.A645])" table:style-name="ce4">
            <text:p>31604,9</text:p>
          </table:table-cell>
          <table:table-cell office:value-type="float" office:value="0.56749593681055432" table:formula="of:=TAN([.C646])" table:style-name="ce4">
            <text:p>0,6</text:p>
          </table:table-cell>
          <table:table-cell office:value-type="float" office:value="1.5707646861699072" table:formula="of:=ATAN([.C646])" table:style-name="ce4">
            <text:p>1,6</text:p>
          </table:table-cell>
          <table:table-cell office:value-type="float" office:value="89.998187125726943" table:formula="of:=([.E646]*180)/PI()" table:style-name="ce4">
            <text:p>90,0</text:p>
          </table:table-cell>
          <table:table-cell office:value-type="float" office:value="0" table:formula="of:=[.F646]-[.F64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915" table:style-name="ce2">
            <text:p>3,1915</text:p>
          </table:table-cell>
          <table:table-cell office:value-type="float" office:value="30596" table:style-name="ce2">
            <text:p>30596</text:p>
          </table:table-cell>
          <table:table-cell office:value-type="float" office:value="30000.000000000055" table:formula="of:=([.B647]-[.B646])/([.A647]-[.A646])" table:style-name="ce4">
            <text:p>30000,0</text:p>
          </table:table-cell>
          <table:table-cell office:value-type="float" office:value="1.345784198927392" table:formula="of:=TAN([.C647])" table:style-name="ce4">
            <text:p>1,3</text:p>
          </table:table-cell>
          <table:table-cell office:value-type="float" office:value="1.5707629934615757" table:formula="of:=ATAN([.C647])" table:style-name="ce4">
            <text:p>1,6</text:p>
          </table:table-cell>
          <table:table-cell office:value-type="float" office:value="89.998090140683615" table:formula="of:=([.E647]*180)/PI()" table:style-name="ce4">
            <text:p>90,0</text:p>
          </table:table-cell>
          <table:table-cell office:value-type="float" office:value="0" table:formula="of:=[.F647]-[.F64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1987000000000001" table:style-name="ce2">
            <text:p>3,1987</text:p>
          </table:table-cell>
          <table:table-cell office:value-type="float" office:value="30833" table:style-name="ce2">
            <text:p>30833</text:p>
          </table:table-cell>
          <table:table-cell office:value-type="float" office:value="32916.666666666235" table:formula="of:=([.B648]-[.B647])/([.A648]-[.A647])" table:style-name="ce4">
            <text:p>32916,7</text:p>
          </table:table-cell>
          <table:table-cell office:value-type="float" office:value="-1.3725677750722101" table:formula="of:=TAN([.C648])" table:style-name="ce4">
            <text:p>-1,4</text:p>
          </table:table-cell>
          <table:table-cell office:value-type="float" office:value="1.5707659470480706" table:formula="of:=ATAN([.C648])" table:style-name="ce4">
            <text:p>1,6</text:p>
          </table:table-cell>
          <table:table-cell office:value-type="float" office:value="89.998259368724206" table:formula="of:=([.E648]*180)/PI()" table:style-name="ce4">
            <text:p>90,0</text:p>
          </table:table-cell>
          <table:table-cell office:value-type="float" office:value="0" table:formula="of:=[.F648]-[.F64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2069999999999999" table:style-name="ce2">
            <text:p>3,207</text:p>
          </table:table-cell>
          <table:table-cell office:value-type="float" office:value="31089" table:style-name="ce2">
            <text:p>31089</text:p>
          </table:table-cell>
          <table:table-cell office:value-type="float" office:value="30843.373493976826" table:formula="of:=([.B649]-[.B648])/([.A649]-[.A648])" table:style-name="ce4">
            <text:p>30843,4</text:p>
          </table:table-cell>
          <table:table-cell office:value-type="float" office:value="-0.99557142932872733" table:formula="of:=TAN([.C649])" table:style-name="ce4">
            <text:p>-1,0</text:p>
          </table:table-cell>
          <table:table-cell office:value-type="float" office:value="1.570763904919908" table:formula="of:=ATAN([.C649])" table:style-name="ce4">
            <text:p>1,6</text:p>
          </table:table-cell>
          <table:table-cell office:value-type="float" office:value="89.998142363399268" table:formula="of:=([.E649]*180)/PI()" table:style-name="ce4">
            <text:p>90,0</text:p>
          </table:table-cell>
          <table:table-cell office:value-type="float" office:value="0" table:formula="of:=[.F649]-[.F64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2155" table:style-name="ce2">
            <text:p>3,2155</text:p>
          </table:table-cell>
          <table:table-cell office:value-type="float" office:value="31355" table:style-name="ce2">
            <text:p>31355</text:p>
          </table:table-cell>
          <table:table-cell office:value-type="float" office:value="31294.117647058181" table:formula="of:=([.B650]-[.B649])/([.A650]-[.A649])" table:style-name="ce4">
            <text:p>31294,1</text:p>
          </table:table-cell>
          <table:table-cell office:value-type="float" office:value="0.8651512568087113" table:formula="of:=TAN([.C650])" table:style-name="ce4">
            <text:p>0,9</text:p>
          </table:table-cell>
          <table:table-cell office:value-type="float" office:value="1.5707643719076894" table:formula="of:=ATAN([.C650])" table:style-name="ce4">
            <text:p>1,6</text:p>
          </table:table-cell>
          <table:table-cell office:value-type="float" office:value="89.998169119828205" table:formula="of:=([.E650]*180)/PI()" table:style-name="ce4">
            <text:p>90,0</text:p>
          </table:table-cell>
          <table:table-cell office:value-type="float" office:value="0" table:formula="of:=[.F650]-[.F65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2238000000000002" table:style-name="ce2">
            <text:p>3,2238</text:p>
          </table:table-cell>
          <table:table-cell office:value-type="float" office:value="31621" table:style-name="ce2">
            <text:p>31621</text:p>
          </table:table-cell>
          <table:table-cell office:value-type="float" office:value="32048.192771083581" table:formula="of:=([.B651]-[.B650])/([.A651]-[.A650])" table:style-name="ce4">
            <text:p>32048,2</text:p>
          </table:table-cell>
          <table:table-cell office:value-type="float" office:value="1.0423097418656884" table:formula="of:=TAN([.C651])" table:style-name="ce4">
            <text:p>1,0</text:p>
          </table:table-cell>
          <table:table-cell office:value-type="float" office:value="1.5707651237873879" table:formula="of:=ATAN([.C651])" table:style-name="ce4">
            <text:p>1,6</text:p>
          </table:table-cell>
          <table:table-cell office:value-type="float" office:value="89.998212199361632" table:formula="of:=([.E651]*180)/PI()" table:style-name="ce4">
            <text:p>90,0</text:p>
          </table:table-cell>
          <table:table-cell office:value-type="float" office:value="0" table:formula="of:=[.F651]-[.F65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2319" table:style-name="ce2">
            <text:p>3,2319</text:p>
          </table:table-cell>
          <table:table-cell office:value-type="float" office:value="31878" table:style-name="ce2">
            <text:p>31878</text:p>
          </table:table-cell>
          <table:table-cell office:value-type="float" office:value="31728.395061729279" table:formula="of:=([.B652]-[.B651])/([.A652]-[.A651])" table:style-name="ce4">
            <text:p>31728,4</text:p>
          </table:table-cell>
          <table:table-cell office:value-type="float" office:value="8.297260122432137" table:formula="of:=TAN([.C652])" table:style-name="ce4">
            <text:p>8,3</text:p>
          </table:table-cell>
          <table:table-cell office:value-type="float" office:value="1.5707648092851794" table:formula="of:=ATAN([.C652])" table:style-name="ce4">
            <text:p>1,6</text:p>
          </table:table-cell>
          <table:table-cell office:value-type="float" office:value="89.998194179712456" table:formula="of:=([.E652]*180)/PI()" table:style-name="ce4">
            <text:p>90,0</text:p>
          </table:table-cell>
          <table:table-cell office:value-type="float" office:value="0" table:formula="of:=[.F652]-[.F65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2402000000000002" table:style-name="ce2">
            <text:p>3,2402</text:p>
          </table:table-cell>
          <table:table-cell office:value-type="float" office:value="32144" table:style-name="ce2">
            <text:p>32144</text:p>
          </table:table-cell>
          <table:table-cell office:value-type="float" office:value="32048.192771083581" table:formula="of:=([.B653]-[.B652])/([.A653]-[.A652])" table:style-name="ce4">
            <text:p>32048,2</text:p>
          </table:table-cell>
          <table:table-cell office:value-type="float" office:value="1.0423097418656884" table:formula="of:=TAN([.C653])" table:style-name="ce4">
            <text:p>1,0</text:p>
          </table:table-cell>
          <table:table-cell office:value-type="float" office:value="1.5707651237873879" table:formula="of:=ATAN([.C653])" table:style-name="ce4">
            <text:p>1,6</text:p>
          </table:table-cell>
          <table:table-cell office:value-type="float" office:value="89.998212199361632" table:formula="of:=([.E653]*180)/PI()" table:style-name="ce4">
            <text:p>90,0</text:p>
          </table:table-cell>
          <table:table-cell office:value-type="float" office:value="0" table:formula="of:=[.F653]-[.F65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2486999999999999" table:style-name="ce2">
            <text:p>3,2487</text:p>
          </table:table-cell>
          <table:table-cell office:value-type="float" office:value="32410" table:style-name="ce2">
            <text:p>32410</text:p>
          </table:table-cell>
          <table:table-cell office:value-type="float" office:value="31294.117647059818" table:formula="of:=([.B654]-[.B653])/([.A654]-[.A653])" table:style-name="ce4">
            <text:p>31294,1</text:p>
          </table:table-cell>
          <table:table-cell office:value-type="float" office:value="0.86515125967114226" table:formula="of:=TAN([.C654])" table:style-name="ce4">
            <text:p>0,9</text:p>
          </table:table-cell>
          <table:table-cell office:value-type="float" office:value="1.5707643719076894" table:formula="of:=ATAN([.C654])" table:style-name="ce4">
            <text:p>1,6</text:p>
          </table:table-cell>
          <table:table-cell office:value-type="float" office:value="89.998169119828205" table:formula="of:=([.E654]*180)/PI()" table:style-name="ce4">
            <text:p>90,0</text:p>
          </table:table-cell>
          <table:table-cell office:value-type="float" office:value="0" table:formula="of:=[.F654]-[.F65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2572000000000001" table:style-name="ce2">
            <text:p>3,2572</text:p>
          </table:table-cell>
          <table:table-cell office:value-type="float" office:value="32676" table:style-name="ce2">
            <text:p>32676</text:p>
          </table:table-cell>
          <table:table-cell office:value-type="float" office:value="31294.117647058181" table:formula="of:=([.B655]-[.B654])/([.A655]-[.A654])" table:style-name="ce4">
            <text:p>31294,1</text:p>
          </table:table-cell>
          <table:table-cell office:value-type="float" office:value="0.8651512568087113" table:formula="of:=TAN([.C655])" table:style-name="ce4">
            <text:p>0,9</text:p>
          </table:table-cell>
          <table:table-cell office:value-type="float" office:value="1.5707643719076894" table:formula="of:=ATAN([.C655])" table:style-name="ce4">
            <text:p>1,6</text:p>
          </table:table-cell>
          <table:table-cell office:value-type="float" office:value="89.998169119828205" table:formula="of:=([.E655]*180)/PI()" table:style-name="ce4">
            <text:p>90,0</text:p>
          </table:table-cell>
          <table:table-cell office:value-type="float" office:value="0" table:formula="of:=[.F655]-[.F65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2656000000000001" table:style-name="ce2">
            <text:p>3,2656</text:p>
          </table:table-cell>
          <table:table-cell office:value-type="float" office:value="32942" table:style-name="ce2">
            <text:p>32942</text:p>
          </table:table-cell>
          <table:table-cell office:value-type="float" office:value="31666.666666666806" table:formula="of:=([.B656]-[.B655])/([.A656]-[.A655])" table:style-name="ce4">
            <text:p>31666,7</text:p>
          </table:table-cell>
          <table:table-cell office:value-type="float" office:value="-0.66562559938594867" table:formula="of:=TAN([.C656])" table:style-name="ce4">
            <text:p>-0,7</text:p>
          </table:table-cell>
          <table:table-cell office:value-type="float" office:value="1.5707647478475386" table:formula="of:=ATAN([.C656])" table:style-name="ce4">
            <text:p>1,6</text:p>
          </table:table-cell>
          <table:table-cell office:value-type="float" office:value="89.998190659594911" table:formula="of:=([.E656]*180)/PI()" table:style-name="ce4">
            <text:p>90,0</text:p>
          </table:table-cell>
          <table:table-cell office:value-type="float" office:value="0" table:formula="of:=[.F656]-[.F65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2736999999999998" table:style-name="ce2">
            <text:p>3,2737</text:p>
          </table:table-cell>
          <table:table-cell office:value-type="float" office:value="33208" table:style-name="ce2">
            <text:p>33208</text:p>
          </table:table-cell>
          <table:table-cell office:value-type="float" office:value="32839.506172840425" table:formula="of:=([.B657]-[.B656])/([.A657]-[.A656])" table:style-name="ce4">
            <text:p>32839,5</text:p>
          </table:table-cell>
          <table:table-cell office:value-type="float" office:value="0.46854059767786693" table:formula="of:=TAN([.C657])" table:style-name="ce4">
            <text:p>0,5</text:p>
          </table:table-cell>
          <table:table-cell office:value-type="float" office:value="1.5707658756670866" table:formula="of:=ATAN([.C657])" table:style-name="ce4">
            <text:p>1,6</text:p>
          </table:table-cell>
          <table:table-cell office:value-type="float" office:value="89.998255278895087" table:formula="of:=([.E657]*180)/PI()" table:style-name="ce4">
            <text:p>90,0</text:p>
          </table:table-cell>
          <table:table-cell office:value-type="float" office:value="0" table:formula="of:=[.F657]-[.F65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282" table:style-name="ce2">
            <text:p>3,282</text:p>
          </table:table-cell>
          <table:table-cell office:value-type="float" office:value="33465" table:style-name="ce2">
            <text:p>33465</text:p>
          </table:table-cell>
          <table:table-cell office:value-type="float" office:value="30963.855421686014" table:formula="of:=([.B658]-[.B657])/([.A658]-[.A657])" table:style-name="ce4">
            <text:p>30963,9</text:p>
          </table:table-cell>
          <table:table-cell office:value-type="float" office:value="0.32942385286650361" table:formula="of:=TAN([.C658])" table:style-name="ce4">
            <text:p>0,3</text:p>
          </table:table-cell>
          <table:table-cell office:value-type="float" office:value="1.5707640310750635" table:formula="of:=ATAN([.C658])" table:style-name="ce4">
            <text:p>1,6</text:p>
          </table:table-cell>
          <table:table-cell office:value-type="float" office:value="89.998149591557222" table:formula="of:=([.E658]*180)/PI()" table:style-name="ce4">
            <text:p>90,0</text:p>
          </table:table-cell>
          <table:table-cell office:value-type="float" office:value="0" table:formula="of:=[.F658]-[.F65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2902999999999998" table:style-name="ce2">
            <text:p>3,2903</text:p>
          </table:table-cell>
          <table:table-cell office:value-type="float" office:value="33731" table:style-name="ce2">
            <text:p>33731</text:p>
          </table:table-cell>
          <table:table-cell office:value-type="float" office:value="32048.192771085294" table:formula="of:=([.B659]-[.B658])/([.A659]-[.A658])" table:style-name="ce4">
            <text:p>32048,2</text:p>
          </table:table-cell>
          <table:table-cell office:value-type="float" office:value="1.0423097454407262" table:formula="of:=TAN([.C659])" table:style-name="ce4">
            <text:p>1,0</text:p>
          </table:table-cell>
          <table:table-cell office:value-type="float" office:value="1.5707651237873879" table:formula="of:=ATAN([.C659])" table:style-name="ce4">
            <text:p>1,6</text:p>
          </table:table-cell>
          <table:table-cell office:value-type="float" office:value="89.998212199361632" table:formula="of:=([.E659]*180)/PI()" table:style-name="ce4">
            <text:p>90,0</text:p>
          </table:table-cell>
          <table:table-cell office:value-type="float" office:value="0" table:formula="of:=[.F659]-[.F65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2987000000000002" table:style-name="ce2">
            <text:p>3,2987</text:p>
          </table:table-cell>
          <table:table-cell office:value-type="float" office:value="34007" table:style-name="ce2">
            <text:p>34007</text:p>
          </table:table-cell>
          <table:table-cell office:value-type="float" office:value="32857.142857141262" table:formula="of:=([.B660]-[.B659])/([.A660]-[.A659])" table:style-name="ce4">
            <text:p>32857,1</text:p>
          </table:table-cell>
          <table:table-cell office:value-type="float" office:value="-0.97884257847613387" table:formula="of:=TAN([.C660])" table:style-name="ce4">
            <text:p>-1,0</text:p>
          </table:table-cell>
          <table:table-cell office:value-type="float" office:value="1.5707658920122973" table:formula="of:=ATAN([.C660])" table:style-name="ce4">
            <text:p>1,6</text:p>
          </table:table-cell>
          <table:table-cell office:value-type="float" office:value="89.99825621540667" table:formula="of:=([.E660]*180)/PI()" table:style-name="ce4">
            <text:p>90,0</text:p>
          </table:table-cell>
          <table:table-cell office:value-type="float" office:value="0" table:formula="of:=[.F660]-[.F66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3071999999999999" table:style-name="ce2">
            <text:p>3,3072</text:p>
          </table:table-cell>
          <table:table-cell office:value-type="float" office:value="34263" table:style-name="ce2">
            <text:p>34263</text:p>
          </table:table-cell>
          <table:table-cell office:value-type="float" office:value="30117.647058824485" table:formula="of:=([.B661]-[.B660])/([.A661]-[.A660])" table:style-name="ce4">
            <text:p>30117,6</text:p>
          </table:table-cell>
          <table:table-cell office:value-type="float" office:value="-1.0331699987508229" table:formula="of:=TAN([.C661])" table:style-name="ce4">
            <text:p>-1,0</text:p>
          </table:table-cell>
          <table:table-cell office:value-type="float" office:value="1.5707631236699089" table:formula="of:=ATAN([.C661])" table:style-name="ce4">
            <text:p>1,6</text:p>
          </table:table-cell>
          <table:table-cell office:value-type="float" office:value="89.998097601071564" table:formula="of:=([.E661]*180)/PI()" table:style-name="ce4">
            <text:p>90,0</text:p>
          </table:table-cell>
          <table:table-cell office:value-type="float" office:value="0" table:formula="of:=[.F661]-[.F66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3153999999999999" table:style-name="ce2">
            <text:p>3,3154</text:p>
          </table:table-cell>
          <table:table-cell office:value-type="float" office:value="34539" table:style-name="ce2">
            <text:p>34539</text:p>
          </table:table-cell>
          <table:table-cell office:value-type="float" office:value="33658.536585365917" table:formula="of:=([.B662]-[.B661])/([.A662]-[.A661])" table:style-name="ce4">
            <text:p>33658,5</text:p>
          </table:table-cell>
          <table:table-cell office:value-type="float" office:value="-0.52967548352473703" table:formula="of:=TAN([.C662])" table:style-name="ce4">
            <text:p>-0,5</text:p>
          </table:table-cell>
          <table:table-cell office:value-type="float" office:value="1.5707666166499779" table:formula="of:=ATAN([.C662])" table:style-name="ce4">
            <text:p>1,6</text:p>
          </table:table-cell>
          <table:table-cell office:value-type="float" office:value="89.998297734087444" table:formula="of:=([.E662]*180)/PI()" table:style-name="ce4">
            <text:p>90,0</text:p>
          </table:table-cell>
          <table:table-cell office:value-type="float" office:value="0" table:formula="of:=[.F662]-[.F66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3237000000000001" table:style-name="ce2">
            <text:p>3,3237</text:p>
          </table:table-cell>
          <table:table-cell office:value-type="float" office:value="34795" table:style-name="ce2">
            <text:p>34795</text:p>
          </table:table-cell>
          <table:table-cell office:value-type="float" office:value="30843.373493975174" table:formula="of:=([.B663]-[.B662])/([.A663]-[.A662])" table:style-name="ce4">
            <text:p>30843,4</text:p>
          </table:table-cell>
          <table:table-cell office:value-type="float" office:value="-0.99557143261741565" table:formula="of:=TAN([.C663])" table:style-name="ce4">
            <text:p>-1,0</text:p>
          </table:table-cell>
          <table:table-cell office:value-type="float" office:value="1.570763904919908" table:formula="of:=ATAN([.C663])" table:style-name="ce4">
            <text:p>1,6</text:p>
          </table:table-cell>
          <table:table-cell office:value-type="float" office:value="89.998142363399268" table:formula="of:=([.E663]*180)/PI()" table:style-name="ce4">
            <text:p>90,0</text:p>
          </table:table-cell>
          <table:table-cell office:value-type="float" office:value="0" table:formula="of:=[.F663]-[.F66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3317999999999999" table:style-name="ce2">
            <text:p>3,3318</text:p>
          </table:table-cell>
          <table:table-cell office:value-type="float" office:value="35062" table:style-name="ce2">
            <text:p>35062</text:p>
          </table:table-cell>
          <table:table-cell office:value-type="float" office:value="32962.96296296388" table:formula="of:=([.B664]-[.B663])/([.A664]-[.A663])" table:style-name="ce4">
            <text:p>32963,0</text:p>
          </table:table-cell>
          <table:table-cell office:value-type="float" office:value="4.9854995999167278" table:formula="of:=TAN([.C664])" table:style-name="ce4">
            <text:p>5,0</text:p>
          </table:table-cell>
          <table:table-cell office:value-type="float" office:value="1.5707659897162543" table:formula="of:=ATAN([.C664])" table:style-name="ce4">
            <text:p>1,6</text:p>
          </table:table-cell>
          <table:table-cell office:value-type="float" office:value="89.998261813431029" table:formula="of:=([.E664]*180)/PI()" table:style-name="ce4">
            <text:p>90,0</text:p>
          </table:table-cell>
          <table:table-cell office:value-type="float" office:value="0" table:formula="of:=[.F664]-[.F66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3403999999999998" table:style-name="ce2">
            <text:p>3,3404</text:p>
          </table:table-cell>
          <table:table-cell office:value-type="float" office:value="35338" table:style-name="ce2">
            <text:p>35338</text:p>
          </table:table-cell>
          <table:table-cell office:value-type="float" office:value="32093.023255814172" table:formula="of:=([.B665]-[.B664])/([.A665]-[.A664])" table:style-name="ce4">
            <text:p>32093,0</text:p>
          </table:table-cell>
          <table:table-cell office:value-type="float" office:value="-11.947760638622636" table:formula="of:=TAN([.C665])" table:style-name="ce4">
            <text:p>-11,9</text:p>
          </table:table-cell>
          <table:table-cell office:value-type="float" office:value="1.5707651673746168" table:formula="of:=ATAN([.C665])" table:style-name="ce4">
            <text:p>1,6</text:p>
          </table:table-cell>
          <table:table-cell office:value-type="float" office:value="89.998214696725896" table:formula="of:=([.E665]*180)/PI()" table:style-name="ce4">
            <text:p>90,0</text:p>
          </table:table-cell>
          <table:table-cell office:value-type="float" office:value="0" table:formula="of:=[.F665]-[.F66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3502999999999998" table:style-name="ce2">
            <text:p>3,3503</text:p>
          </table:table-cell>
          <table:table-cell office:value-type="float" office:value="35653" table:style-name="ce2">
            <text:p>35653</text:p>
          </table:table-cell>
          <table:table-cell office:value-type="float" office:value="31818.181818181754" table:formula="of:=([.B666]-[.B665])/([.A666]-[.A665])" table:style-name="ce4">
            <text:p>31818,2</text:p>
          </table:table-cell>
          <table:table-cell office:value-type="float" office:value="0.1321845283214263" table:formula="of:=TAN([.C666])" table:style-name="ce4">
            <text:p>0,1</text:p>
          </table:table-cell>
          <table:table-cell office:value-type="float" office:value="1.5707648982234783" table:formula="of:=ATAN([.C666])" table:style-name="ce4">
            <text:p>1,6</text:p>
          </table:table-cell>
          <table:table-cell office:value-type="float" office:value="89.998199275501605" table:formula="of:=([.E666]*180)/PI()" table:style-name="ce4">
            <text:p>90,0</text:p>
          </table:table-cell>
          <table:table-cell office:value-type="float" office:value="0" table:formula="of:=[.F666]-[.F66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36" table:style-name="ce2">
            <text:p>3,36</text:p>
          </table:table-cell>
          <table:table-cell office:value-type="float" office:value="35968" table:style-name="ce2">
            <text:p>35968</text:p>
          </table:table-cell>
          <table:table-cell office:value-type="float" office:value="32474.226804123569" table:formula="of:=([.B667]-[.B666])/([.A667]-[.A666])" table:style-name="ce4">
            <text:p>32474,2</text:p>
          </table:table-cell>
          <table:table-cell office:value-type="float" office:value="-0.44232851678044405" table:formula="of:=TAN([.C667])" table:style-name="ce4">
            <text:p>-0,4</text:p>
          </table:table-cell>
          <table:table-cell office:value-type="float" office:value="1.5707655331441126" table:formula="of:=ATAN([.C667])" table:style-name="ce4">
            <text:p>1,6</text:p>
          </table:table-cell>
          <table:table-cell office:value-type="float" office:value="89.998235653774287" table:formula="of:=([.E667]*180)/PI()" table:style-name="ce4">
            <text:p>90,0</text:p>
          </table:table-cell>
          <table:table-cell office:value-type="float" office:value="0" table:formula="of:=[.F667]-[.F66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3694000000000002" table:style-name="ce2">
            <text:p>3,3694</text:p>
          </table:table-cell>
          <table:table-cell office:value-type="float" office:value="36284" table:style-name="ce2">
            <text:p>36284</text:p>
          </table:table-cell>
          <table:table-cell office:value-type="float" office:value="33617.021276594685" table:formula="of:=([.B668]-[.B667])/([.A668]-[.A667])" table:style-name="ce4">
            <text:p>33617,0</text:p>
          </table:table-cell>
          <table:table-cell office:value-type="float" office:value="-2.3065603428314483" table:formula="of:=TAN([.C668])" table:style-name="ce4">
            <text:p>-2,3</text:p>
          </table:table-cell>
          <table:table-cell office:value-type="float" office:value="1.5707665799594623" table:formula="of:=ATAN([.C668])" table:style-name="ce4">
            <text:p>1,6</text:p>
          </table:table-cell>
          <table:table-cell office:value-type="float" office:value="89.998295631875735" table:formula="of:=([.E668]*180)/PI()" table:style-name="ce4">
            <text:p>90,0</text:p>
          </table:table-cell>
          <table:table-cell office:value-type="float" office:value="0" table:formula="of:=[.F668]-[.F66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379" table:style-name="ce2">
            <text:p>3,379</text:p>
          </table:table-cell>
          <table:table-cell office:value-type="float" office:value="36599" table:style-name="ce2">
            <text:p>36599</text:p>
          </table:table-cell>
          <table:table-cell office:value-type="float" office:value="32812.500000000575" table:formula="of:=([.B669]-[.B668])/([.A669]-[.A668])" table:style-name="ce4">
            <text:p>32812,5</text:p>
          </table:table-cell>
          <table:table-cell office:value-type="float" office:value="-7.3332310101846421" table:formula="of:=TAN([.C669])" table:style-name="ce4">
            <text:p>-7,3</text:p>
          </table:table-cell>
          <table:table-cell office:value-type="float" office:value="1.57076585060443" table:formula="of:=ATAN([.C669])" table:style-name="ce4">
            <text:p>1,6</text:p>
          </table:table-cell>
          <table:table-cell office:value-type="float" office:value="89.998253842910614" table:formula="of:=([.E669]*180)/PI()" table:style-name="ce4">
            <text:p>90,0</text:p>
          </table:table-cell>
          <table:table-cell office:value-type="float" office:value="0" table:formula="of:=[.F669]-[.F66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3875999999999999" table:style-name="ce2">
            <text:p>3,3876</text:p>
          </table:table-cell>
          <table:table-cell office:value-type="float" office:value="36875" table:style-name="ce2">
            <text:p>36875</text:p>
          </table:table-cell>
          <table:table-cell office:value-type="float" office:value="32093.023255814172" table:formula="of:=([.B670]-[.B669])/([.A670]-[.A669])" table:style-name="ce4">
            <text:p>32093,0</text:p>
          </table:table-cell>
          <table:table-cell office:value-type="float" office:value="-11.947760638622636" table:formula="of:=TAN([.C670])" table:style-name="ce4">
            <text:p>-11,9</text:p>
          </table:table-cell>
          <table:table-cell office:value-type="float" office:value="1.5707651673746168" table:formula="of:=ATAN([.C670])" table:style-name="ce4">
            <text:p>1,6</text:p>
          </table:table-cell>
          <table:table-cell office:value-type="float" office:value="89.998214696725896" table:formula="of:=([.E670]*180)/PI()" table:style-name="ce4">
            <text:p>90,0</text:p>
          </table:table-cell>
          <table:table-cell office:value-type="float" office:value="0" table:formula="of:=[.F670]-[.F67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3961999999999999" table:style-name="ce2">
            <text:p>3,3962</text:p>
          </table:table-cell>
          <table:table-cell office:value-type="float" office:value="37151" table:style-name="ce2">
            <text:p>37151</text:p>
          </table:table-cell>
          <table:table-cell office:value-type="float" office:value="32093.023255814172" table:formula="of:=([.B671]-[.B670])/([.A671]-[.A670])" table:style-name="ce4">
            <text:p>32093,0</text:p>
          </table:table-cell>
          <table:table-cell office:value-type="float" office:value="-11.947760638622636" table:formula="of:=TAN([.C671])" table:style-name="ce4">
            <text:p>-11,9</text:p>
          </table:table-cell>
          <table:table-cell office:value-type="float" office:value="1.5707651673746168" table:formula="of:=ATAN([.C671])" table:style-name="ce4">
            <text:p>1,6</text:p>
          </table:table-cell>
          <table:table-cell office:value-type="float" office:value="89.998214696725896" table:formula="of:=([.E671]*180)/PI()" table:style-name="ce4">
            <text:p>90,0</text:p>
          </table:table-cell>
          <table:table-cell office:value-type="float" office:value="0" table:formula="of:=[.F671]-[.F67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4043999999999999" table:style-name="ce2">
            <text:p>3,4044</text:p>
          </table:table-cell>
          <table:table-cell office:value-type="float" office:value="37427" table:style-name="ce2">
            <text:p>37427</text:p>
          </table:table-cell>
          <table:table-cell office:value-type="float" office:value="33658.536585365917" table:formula="of:=([.B672]-[.B671])/([.A672]-[.A671])" table:style-name="ce4">
            <text:p>33658,5</text:p>
          </table:table-cell>
          <table:table-cell office:value-type="float" office:value="-0.52967548352473703" table:formula="of:=TAN([.C672])" table:style-name="ce4">
            <text:p>-0,5</text:p>
          </table:table-cell>
          <table:table-cell office:value-type="float" office:value="1.5707666166499779" table:formula="of:=ATAN([.C672])" table:style-name="ce4">
            <text:p>1,6</text:p>
          </table:table-cell>
          <table:table-cell office:value-type="float" office:value="89.998297734087444" table:formula="of:=([.E672]*180)/PI()" table:style-name="ce4">
            <text:p>90,0</text:p>
          </table:table-cell>
          <table:table-cell office:value-type="float" office:value="0" table:formula="of:=[.F672]-[.F67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4125999999999999" table:style-name="ce2">
            <text:p>3,4126</text:p>
          </table:table-cell>
          <table:table-cell office:value-type="float" office:value="37703" table:style-name="ce2">
            <text:p>37703</text:p>
          </table:table-cell>
          <table:table-cell office:value-type="float" office:value="33658.536585365917" table:formula="of:=([.B673]-[.B672])/([.A673]-[.A672])" table:style-name="ce4">
            <text:p>33658,5</text:p>
          </table:table-cell>
          <table:table-cell office:value-type="float" office:value="-0.52967548352473703" table:formula="of:=TAN([.C673])" table:style-name="ce4">
            <text:p>-0,5</text:p>
          </table:table-cell>
          <table:table-cell office:value-type="float" office:value="1.5707666166499779" table:formula="of:=ATAN([.C673])" table:style-name="ce4">
            <text:p>1,6</text:p>
          </table:table-cell>
          <table:table-cell office:value-type="float" office:value="89.998297734087444" table:formula="of:=([.E673]*180)/PI()" table:style-name="ce4">
            <text:p>90,0</text:p>
          </table:table-cell>
          <table:table-cell office:value-type="float" office:value="0" table:formula="of:=[.F673]-[.F67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4220999999999999" table:style-name="ce2">
            <text:p>3,4221</text:p>
          </table:table-cell>
          <table:table-cell office:value-type="float" office:value="38019" table:style-name="ce2">
            <text:p>38019</text:p>
          </table:table-cell>
          <table:table-cell office:value-type="float" office:value="33263.157894736622" table:formula="of:=([.B674]-[.B673])/([.A674]-[.A673])" table:style-name="ce4">
            <text:p>33263,2</text:p>
          </table:table-cell>
          <table:table-cell office:value-type="float" office:value="-2.5126758066532886E-2" table:formula="of:=TAN([.C674])" table:style-name="ce4">
            <text:p>0,0</text:p>
          </table:table-cell>
          <table:table-cell office:value-type="float" office:value="1.5707662635037665" table:formula="of:=ATAN([.C674])" table:style-name="ce4">
            <text:p>1,6</text:p>
          </table:table-cell>
          <table:table-cell office:value-type="float" office:value="89.998277500299977" table:formula="of:=([.E674]*180)/PI()" table:style-name="ce4">
            <text:p>90,0</text:p>
          </table:table-cell>
          <table:table-cell office:value-type="float" office:value="0" table:formula="of:=[.F674]-[.F67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4319999999999999" table:style-name="ce2">
            <text:p>3,432</text:p>
          </table:table-cell>
          <table:table-cell office:value-type="float" office:value="38344" table:style-name="ce2">
            <text:p>38344</text:p>
          </table:table-cell>
          <table:table-cell office:value-type="float" office:value="32828.282828282761" table:formula="of:=([.B675]-[.B674])/([.A675]-[.A674])" table:style-name="ce4">
            <text:p>32828,3</text:p>
          </table:table-cell>
          <table:table-cell office:value-type="float" office:value="-4.6826344127002395" table:formula="of:=TAN([.C675])" table:style-name="ce4">
            <text:p>-4,7</text:p>
          </table:table-cell>
          <table:table-cell office:value-type="float" office:value="1.5707658652564445" table:formula="of:=ATAN([.C675])" table:style-name="ce4">
            <text:p>1,6</text:p>
          </table:table-cell>
          <table:table-cell office:value-type="float" office:value="89.998254682409211" table:formula="of:=([.E675]*180)/PI()" table:style-name="ce4">
            <text:p>90,0</text:p>
          </table:table-cell>
          <table:table-cell office:value-type="float" office:value="0" table:formula="of:=[.F675]-[.F67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4419" table:style-name="ce2">
            <text:p>3,4419</text:p>
          </table:table-cell>
          <table:table-cell office:value-type="float" office:value="38669" table:style-name="ce2">
            <text:p>38669</text:p>
          </table:table-cell>
          <table:table-cell office:value-type="float" office:value="32828.282828282761" table:formula="of:=([.B676]-[.B675])/([.A676]-[.A675])" table:style-name="ce4">
            <text:p>32828,3</text:p>
          </table:table-cell>
          <table:table-cell office:value-type="float" office:value="-4.6826344127002395" table:formula="of:=TAN([.C676])" table:style-name="ce4">
            <text:p>-4,7</text:p>
          </table:table-cell>
          <table:table-cell office:value-type="float" office:value="1.5707658652564445" table:formula="of:=ATAN([.C676])" table:style-name="ce4">
            <text:p>1,6</text:p>
          </table:table-cell>
          <table:table-cell office:value-type="float" office:value="89.998254682409211" table:formula="of:=([.E676]*180)/PI()" table:style-name="ce4">
            <text:p>90,0</text:p>
          </table:table-cell>
          <table:table-cell office:value-type="float" office:value="0" table:formula="of:=[.F676]-[.F67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4500999999999999" table:style-name="ce2">
            <text:p>3,4501</text:p>
          </table:table-cell>
          <table:table-cell office:value-type="float" office:value="38965" table:style-name="ce2">
            <text:p>38965</text:p>
          </table:table-cell>
          <table:table-cell office:value-type="float" office:value="36097.56097560982" table:formula="of:=([.B677]-[.B676])/([.A677]-[.A676])" table:style-name="ce4">
            <text:p>36097,6</text:p>
          </table:table-cell>
          <table:table-cell office:value-type="float" office:value="0.77832792754573865" table:formula="of:=TAN([.C677])" table:style-name="ce4">
            <text:p>0,8</text:p>
          </table:table-cell>
          <table:table-cell office:value-type="float" office:value="1.570768624092201" table:formula="of:=ATAN([.C677])" table:style-name="ce4">
            <text:p>1,6</text:p>
          </table:table-cell>
          <table:table-cell office:value-type="float" office:value="89.998412752054435" table:formula="of:=([.E677]*180)/PI()" table:style-name="ce4">
            <text:p>90,0</text:p>
          </table:table-cell>
          <table:table-cell office:value-type="float" office:value="0" table:formula="of:=[.F677]-[.F67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4597000000000002" table:style-name="ce2">
            <text:p>3,4597</text:p>
          </table:table-cell>
          <table:table-cell office:value-type="float" office:value="39300" table:style-name="ce2">
            <text:p>39300</text:p>
          </table:table-cell>
          <table:table-cell office:value-type="float" office:value="34895.833333332332" table:formula="of:=([.B678]-[.B677])/([.A678]-[.A677])" table:style-name="ce4">
            <text:p>34895,8</text:p>
          </table:table-cell>
          <table:table-cell office:value-type="float" office:value="-1.4840918497204871" table:formula="of:=TAN([.C678])" table:style-name="ce4">
            <text:p>-1,5</text:p>
          </table:table-cell>
          <table:table-cell office:value-type="float" office:value="1.5707676700784865" table:formula="of:=ATAN([.C678])" table:style-name="ce4">
            <text:p>1,6</text:p>
          </table:table-cell>
          <table:table-cell office:value-type="float" office:value="89.998358091094985" table:formula="of:=([.E678]*180)/PI()" table:style-name="ce4">
            <text:p>90,0</text:p>
          </table:table-cell>
          <table:table-cell office:value-type="float" office:value="0" table:formula="of:=[.F678]-[.F67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4693999999999998" table:style-name="ce2">
            <text:p>3,4694</text:p>
          </table:table-cell>
          <table:table-cell office:value-type="float" office:value="39635" table:style-name="ce2">
            <text:p>39635</text:p>
          </table:table-cell>
          <table:table-cell office:value-type="float" office:value="34536.082474228235" table:formula="of:=([.B679]-[.B678])/([.A679]-[.A678])" table:style-name="ce4">
            <text:p>34536,1</text:p>
          </table:table-cell>
          <table:table-cell office:value-type="float" office:value="0.61922166855973038" table:formula="of:=TAN([.C679])" table:style-name="ce4">
            <text:p>0,6</text:p>
          </table:table-cell>
          <table:table-cell office:value-type="float" office:value="1.5707673715710242" table:formula="of:=ATAN([.C679])" table:style-name="ce4">
            <text:p>1,6</text:p>
          </table:table-cell>
          <table:table-cell office:value-type="float" office:value="89.998340987877256" table:formula="of:=([.E679]*180)/PI()" table:style-name="ce4">
            <text:p>90,0</text:p>
          </table:table-cell>
          <table:table-cell office:value-type="float" office:value="0" table:formula="of:=[.F679]-[.F67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4779" table:style-name="ce2">
            <text:p>3,4779</text:p>
          </table:table-cell>
          <table:table-cell office:value-type="float" office:value="39931" table:style-name="ce2">
            <text:p>39931</text:p>
          </table:table-cell>
          <table:table-cell office:value-type="float" office:value="34823.529411763993" table:formula="of:=([.B680]-[.B679])/([.A680]-[.A679])" table:style-name="ce4">
            <text:p>34823,5</text:p>
          </table:table-cell>
          <table:table-cell office:value-type="float" office:value="-1.6471034025371123" table:formula="of:=TAN([.C680])" table:style-name="ce4">
            <text:p>-1,6</text:p>
          </table:table-cell>
          <table:table-cell office:value-type="float" office:value="1.5707676105786883" table:formula="of:=ATAN([.C680])" table:style-name="ce4">
            <text:p>1,6</text:p>
          </table:table-cell>
          <table:table-cell office:value-type="float" office:value="89.998354682007687" table:formula="of:=([.E680]*180)/PI()" table:style-name="ce4">
            <text:p>90,0</text:p>
          </table:table-cell>
          <table:table-cell office:value-type="float" office:value="0" table:formula="of:=[.F680]-[.F68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4861" table:style-name="ce2">
            <text:p>3,4861</text:p>
          </table:table-cell>
          <table:table-cell office:value-type="float" office:value="40246" table:style-name="ce2">
            <text:p>40246</text:p>
          </table:table-cell>
          <table:table-cell office:value-type="float" office:value="38414.63414634153" table:formula="of:=([.B681]-[.B680])/([.A681]-[.A680])" table:style-name="ce4">
            <text:p>38414,6</text:p>
          </table:table-cell>
          <table:table-cell office:value-type="float" office:value="-0.95201677644307403" table:formula="of:=TAN([.C681])" table:style-name="ce4">
            <text:p>-1,0</text:p>
          </table:table-cell>
          <table:table-cell office:value-type="float" office:value="1.5707702950488707" table:formula="of:=ATAN([.C681])" table:style-name="ce4">
            <text:p>1,6</text:p>
          </table:table-cell>
          <table:table-cell office:value-type="float" office:value="89.998508490819361" table:formula="of:=([.E681]*180)/PI()" table:style-name="ce4">
            <text:p>90,0</text:p>
          </table:table-cell>
          <table:table-cell office:value-type="float" office:value="0" table:formula="of:=[.F681]-[.F68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496" table:style-name="ce2">
            <text:p>3,496</text:p>
          </table:table-cell>
          <table:table-cell office:value-type="float" office:value="40591" table:style-name="ce2">
            <text:p>40591</text:p>
          </table:table-cell>
          <table:table-cell office:value-type="float" office:value="34848.484848484775" table:formula="of:=([.B682]-[.B681])/([.A682]-[.A681])" table:style-name="ce4">
            <text:p>34848,5</text:p>
          </table:table-cell>
          <table:table-cell office:value-type="float" office:value="-2.5909891629447483" table:formula="of:=TAN([.C682])" table:style-name="ce4">
            <text:p>-2,6</text:p>
          </table:table-cell>
          <table:table-cell office:value-type="float" office:value="1.5707676311427305" table:formula="of:=ATAN([.C682])" table:style-name="ce4">
            <text:p>1,6</text:p>
          </table:table-cell>
          <table:table-cell office:value-type="float" office:value="89.998355860240508" table:formula="of:=([.E682]*180)/PI()" table:style-name="ce4">
            <text:p>90,0</text:p>
          </table:table-cell>
          <table:table-cell office:value-type="float" office:value="0" table:formula="of:=[.F682]-[.F68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5057" table:style-name="ce2">
            <text:p>3,5057</text:p>
          </table:table-cell>
          <table:table-cell office:value-type="float" office:value="40936" table:style-name="ce2">
            <text:p>40936</text:p>
          </table:table-cell>
          <table:table-cell office:value-type="float" office:value="35567.010309278194" table:formula="of:=([.B683]-[.B682])/([.A683]-[.A682])" table:style-name="ce4">
            <text:p>35567,0</text:p>
          </table:table-cell>
          <table:table-cell office:value-type="float" office:value="1.7031385840056359" table:formula="of:=TAN([.C683])" table:style-name="ce4">
            <text:p>1,7</text:p>
          </table:table-cell>
          <table:table-cell office:value-type="float" office:value="1.5707682108528751" table:formula="of:=ATAN([.C683])" table:style-name="ce4">
            <text:p>1,6</text:p>
          </table:table-cell>
          <table:table-cell office:value-type="float" office:value="89.998389075185145" table:formula="of:=([.E683]*180)/PI()" table:style-name="ce4">
            <text:p>90,0</text:p>
          </table:table-cell>
          <table:table-cell office:value-type="float" office:value="0" table:formula="of:=[.F683]-[.F68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5152999999999999" table:style-name="ce2">
            <text:p>3,5153</text:p>
          </table:table-cell>
          <table:table-cell office:value-type="float" office:value="41281" table:style-name="ce2">
            <text:p>41281</text:p>
          </table:table-cell>
          <table:table-cell office:value-type="float" office:value="35937.500000000633" table:formula="of:=([.B684]-[.B683])/([.A684]-[.A683])" table:style-name="ce4">
            <text:p>35937,5</text:p>
          </table:table-cell>
          <table:table-cell office:value-type="float" office:value="1.0752340701617775" table:formula="of:=TAN([.C684])" table:style-name="ce4">
            <text:p>1,1</text:p>
          </table:table-cell>
          <table:table-cell office:value-type="float" office:value="1.5707685007079473" table:formula="of:=ATAN([.C684])" table:style-name="ce4">
            <text:p>1,6</text:p>
          </table:table-cell>
          <table:table-cell office:value-type="float" office:value="89.998405682657449" table:formula="of:=([.E684]*180)/PI()" table:style-name="ce4">
            <text:p>90,0</text:p>
          </table:table-cell>
          <table:table-cell office:value-type="float" office:value="0" table:formula="of:=[.F684]-[.F68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5234999999999999" table:style-name="ce2">
            <text:p>3,5235</text:p>
          </table:table-cell>
          <table:table-cell office:value-type="float" office:value="41607" table:style-name="ce2">
            <text:p>41607</text:p>
          </table:table-cell>
          <table:table-cell office:value-type="float" office:value="39756.097560975679" table:formula="of:=([.B685]-[.B684])/([.A685]-[.A684])" table:style-name="ce4">
            <text:p>39756,1</text:p>
          </table:table-cell>
          <table:table-cell office:value-type="float" office:value="-0.94564789128856064" table:formula="of:=TAN([.C685])" table:style-name="ce4">
            <text:p>-0,9</text:p>
          </table:table-cell>
          <table:table-cell office:value-type="float" office:value="1.5707711734206689" table:formula="of:=ATAN([.C685])" table:style-name="ce4">
            <text:p>1,6</text:p>
          </table:table-cell>
          <table:table-cell office:value-type="float" office:value="89.998558817816232" table:formula="of:=([.E685]*180)/PI()" table:style-name="ce4">
            <text:p>90,0</text:p>
          </table:table-cell>
          <table:table-cell office:value-type="float" office:value="0" table:formula="of:=[.F685]-[.F68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532" table:style-name="ce2">
            <text:p>3,532</text:p>
          </table:table-cell>
          <table:table-cell office:value-type="float" office:value="41922" table:style-name="ce2">
            <text:p>41922</text:p>
          </table:table-cell>
          <table:table-cell office:value-type="float" office:value="37058.823529411005" table:formula="of:=([.B686]-[.B685])/([.A686]-[.A685])" table:style-name="ce4">
            <text:p>37058,8</text:p>
          </table:table-cell>
          <table:table-cell office:value-type="float" office:value="0.67913900242029035" table:formula="of:=TAN([.C686])" table:style-name="ce4">
            <text:p>0,7</text:p>
          </table:table-cell>
          <table:table-cell office:value-type="float" office:value="1.570769342667919" table:formula="of:=ATAN([.C686])" table:style-name="ce4">
            <text:p>1,6</text:p>
          </table:table-cell>
          <table:table-cell office:value-type="float" office:value="89.998453923410352" table:formula="of:=([.E686]*180)/PI()" table:style-name="ce4">
            <text:p>90,0</text:p>
          </table:table-cell>
          <table:table-cell office:value-type="float" office:value="0" table:formula="of:=[.F686]-[.F68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5419" table:style-name="ce2">
            <text:p>3,5419</text:p>
          </table:table-cell>
          <table:table-cell office:value-type="float" office:value="42277" table:style-name="ce2">
            <text:p>42277</text:p>
          </table:table-cell>
          <table:table-cell office:value-type="float" office:value="35858.585858585786" table:formula="of:=([.B687]-[.B686])/([.A687]-[.A686])" table:style-name="ce4">
            <text:p>35858,6</text:p>
          </table:table-cell>
          <table:table-cell office:value-type="float" office:value="0.47974230229676834" table:formula="of:=TAN([.C687])" table:style-name="ce4">
            <text:p>0,5</text:p>
          </table:table-cell>
          <table:table-cell office:value-type="float" office:value="1.5707684394709602" table:formula="of:=ATAN([.C687])" table:style-name="ce4">
            <text:p>1,6</text:p>
          </table:table-cell>
          <table:table-cell office:value-type="float" office:value="89.998402174036528" table:formula="of:=([.E687]*180)/PI()" table:style-name="ce4">
            <text:p>90,0</text:p>
          </table:table-cell>
          <table:table-cell office:value-type="float" office:value="0" table:formula="of:=[.F687]-[.F68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5516000000000001" table:style-name="ce2">
            <text:p>3,5516</text:p>
          </table:table-cell>
          <table:table-cell office:value-type="float" office:value="42632" table:style-name="ce2">
            <text:p>42632</text:p>
          </table:table-cell>
          <table:table-cell office:value-type="float" office:value="36597.938144329739" table:formula="of:=([.B688]-[.B687])/([.A688]-[.A687])" table:style-name="ce4">
            <text:p>36597,9</text:p>
          </table:table-cell>
          <table:table-cell office:value-type="float" office:value="21.975590266601095" table:formula="of:=TAN([.C688])" table:style-name="ce4">
            <text:p>22,0</text:p>
          </table:table-cell>
          <table:table-cell office:value-type="float" office:value="1.5707690028512415" table:formula="of:=ATAN([.C688])" table:style-name="ce4">
            <text:p>1,6</text:p>
          </table:table-cell>
          <table:table-cell office:value-type="float" office:value="89.998434453348921" table:formula="of:=([.E688]*180)/PI()" table:style-name="ce4">
            <text:p>90,0</text:p>
          </table:table-cell>
          <table:table-cell office:value-type="float" office:value="0" table:formula="of:=[.F688]-[.F68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5596999999999999" table:style-name="ce2">
            <text:p>3,5597</text:p>
          </table:table-cell>
          <table:table-cell office:value-type="float" office:value="42947" table:style-name="ce2">
            <text:p>42947</text:p>
          </table:table-cell>
          <table:table-cell office:value-type="float" office:value="38888.888888889975" table:formula="of:=([.B689]-[.B688])/([.A689]-[.A688])" table:style-name="ce4">
            <text:p>38888,9</text:p>
          </table:table-cell>
          <table:table-cell office:value-type="float" office:value="-1.2259775511498305" table:formula="of:=TAN([.C689])" table:style-name="ce4">
            <text:p>-1,2</text:p>
          </table:table-cell>
          <table:table-cell office:value-type="float" office:value="1.570770612509188" table:formula="of:=ATAN([.C689])" table:style-name="ce4">
            <text:p>1,6</text:p>
          </table:table-cell>
          <table:table-cell office:value-type="float" office:value="89.998526679955717" table:formula="of:=([.E689]*180)/PI()" table:style-name="ce4">
            <text:p>90,0</text:p>
          </table:table-cell>
          <table:table-cell office:value-type="float" office:value="0" table:formula="of:=[.F689]-[.F68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5693000000000001" table:style-name="ce2">
            <text:p>3,5693</text:p>
          </table:table-cell>
          <table:table-cell office:value-type="float" office:value="43322" table:style-name="ce2">
            <text:p>43322</text:p>
          </table:table-cell>
          <table:table-cell office:value-type="float" office:value="39062.49999999888" table:formula="of:=([.B690]-[.B689])/([.A690]-[.A689])" table:style-name="ce4">
            <text:p>39062,5</text:p>
          </table:table-cell>
          <table:table-cell office:value-type="float" office:value="-6.3138436162973391E-2" table:formula="of:=TAN([.C690])" table:style-name="ce4">
            <text:p>-0,1</text:p>
          </table:table-cell>
          <table:table-cell office:value-type="float" office:value="1.5707707267949023" table:formula="of:=ATAN([.C690])" table:style-name="ce4">
            <text:p>1,6</text:p>
          </table:table-cell>
          <table:table-cell office:value-type="float" office:value="89.998533228044792" table:formula="of:=([.E690]*180)/PI()" table:style-name="ce4">
            <text:p>90,0</text:p>
          </table:table-cell>
          <table:table-cell office:value-type="float" office:value="0" table:formula="of:=[.F690]-[.F69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5790999999999999" table:style-name="ce2">
            <text:p>3,5791</text:p>
          </table:table-cell>
          <table:table-cell office:value-type="float" office:value="43696" table:style-name="ce2">
            <text:p>43696</text:p>
          </table:table-cell>
          <table:table-cell office:value-type="float" office:value="38163.26530612319" table:formula="of:=([.B691]-[.B690])/([.A691]-[.A690])" table:style-name="ce4">
            <text:p>38163,3</text:p>
          </table:table-cell>
          <table:table-cell office:value-type="float" office:value="-1.0342840278140426" table:formula="of:=TAN([.C691])" table:style-name="ce4">
            <text:p>-1,0</text:p>
          </table:table-cell>
          <table:table-cell office:value-type="float" office:value="1.5707701235863465" table:formula="of:=ATAN([.C691])" table:style-name="ce4">
            <text:p>1,6</text:p>
          </table:table-cell>
          <table:table-cell office:value-type="float" office:value="89.998498666740389" table:formula="of:=([.E691]*180)/PI()" table:style-name="ce4">
            <text:p>90,0</text:p>
          </table:table-cell>
          <table:table-cell office:value-type="float" office:value="0" table:formula="of:=[.F691]-[.F69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5891000000000002" table:style-name="ce2">
            <text:p>3,5891</text:p>
          </table:table-cell>
          <table:table-cell office:value-type="float" office:value="44071" table:style-name="ce2">
            <text:p>44071</text:p>
          </table:table-cell>
          <table:table-cell office:value-type="float" office:value="37499.999999999134" table:formula="of:=([.B692]-[.B691])/([.A692]-[.A691])" table:style-name="ce4">
            <text:p>37500,0</text:p>
          </table:table-cell>
          <table:table-cell office:value-type="float" office:value="-2.508842540585011" table:formula="of:=TAN([.C692])" table:style-name="ce4">
            <text:p>-2,5</text:p>
          </table:table-cell>
          <table:table-cell office:value-type="float" office:value="1.5707696601282364" table:formula="of:=ATAN([.C692])" table:style-name="ce4">
            <text:p>1,6</text:p>
          </table:table-cell>
          <table:table-cell office:value-type="float" office:value="89.998472112546679" table:formula="of:=([.E692]*180)/PI()" table:style-name="ce4">
            <text:p>90,0</text:p>
          </table:table-cell>
          <table:table-cell office:value-type="float" office:value="0" table:formula="of:=[.F692]-[.F69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5987" table:style-name="ce2">
            <text:p>3,5987</text:p>
          </table:table-cell>
          <table:table-cell office:value-type="float" office:value="44436" table:style-name="ce2">
            <text:p>44436</text:p>
          </table:table-cell>
          <table:table-cell office:value-type="float" office:value="38020.833333334005" table:formula="of:=([.B693]-[.B692])/([.A693]-[.A692])" table:style-name="ce4">
            <text:p>38020,8</text:p>
          </table:table-cell>
          <table:table-cell office:value-type="float" office:value="3.329704330761742" table:formula="of:=TAN([.C693])" table:style-name="ce4">
            <text:p>3,3</text:p>
          </table:table-cell>
          <table:table-cell office:value-type="float" office:value="1.5707700254250396" table:formula="of:=ATAN([.C693])" table:style-name="ce4">
            <text:p>1,6</text:p>
          </table:table-cell>
          <table:table-cell office:value-type="float" office:value="89.998493042511797" table:formula="of:=([.E693]*180)/PI()" table:style-name="ce4">
            <text:p>90,0</text:p>
          </table:table-cell>
          <table:table-cell office:value-type="float" office:value="0" table:formula="of:=[.F693]-[.F69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6082999999999998" table:style-name="ce2">
            <text:p>3,6083</text:p>
          </table:table-cell>
          <table:table-cell office:value-type="float" office:value="44810" table:style-name="ce2">
            <text:p>44810</text:p>
          </table:table-cell>
          <table:table-cell office:value-type="float" office:value="38958.33333333402" table:formula="of:=([.B694]-[.B693])/([.A694]-[.A693])" table:style-name="ce4">
            <text:p>38958,3</text:p>
          </table:table-cell>
          <table:table-cell office:value-type="float" office:value="-0.62300557036008974" table:formula="of:=TAN([.C694])" table:style-name="ce4">
            <text:p>-0,6</text:p>
          </table:table-cell>
          <table:table-cell office:value-type="float" office:value="1.5707706583457044" table:formula="of:=ATAN([.C694])" table:style-name="ce4">
            <text:p>1,6</text:p>
          </table:table-cell>
          <table:table-cell office:value-type="float" office:value="89.998529306194641" table:formula="of:=([.E694]*180)/PI()" table:style-name="ce4">
            <text:p>90,0</text:p>
          </table:table-cell>
          <table:table-cell office:value-type="float" office:value="0" table:formula="of:=[.F694]-[.F69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6166999999999998" table:style-name="ce2">
            <text:p>3,6167</text:p>
          </table:table-cell>
          <table:table-cell office:value-type="float" office:value="45145" table:style-name="ce2">
            <text:p>45145</text:p>
          </table:table-cell>
          <table:table-cell office:value-type="float" office:value="39880.952380952556" table:formula="of:=([.B695]-[.B694])/([.A695]-[.A694])" table:style-name="ce4">
            <text:p>39881,0</text:p>
          </table:table-cell>
          <table:table-cell office:value-type="float" office:value="-225.22593024777683" table:formula="of:=TAN([.C695])" table:style-name="ce4">
            <text:p>-225,2</text:p>
          </table:table-cell>
          <table:table-cell office:value-type="float" office:value="1.5707712521680361" table:formula="of:=ATAN([.C695])" table:style-name="ce4">
            <text:p>1,6</text:p>
          </table:table-cell>
          <table:table-cell office:value-type="float" office:value="89.998563329708034" table:formula="of:=([.E695]*180)/PI()" table:style-name="ce4">
            <text:p>90,0</text:p>
          </table:table-cell>
          <table:table-cell office:value-type="float" office:value="0" table:formula="of:=[.F695]-[.F69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6251000000000002" table:style-name="ce2">
            <text:p>3,6251</text:p>
          </table:table-cell>
          <table:table-cell office:value-type="float" office:value="45490" table:style-name="ce2">
            <text:p>45490</text:p>
          </table:table-cell>
          <table:table-cell office:value-type="float" office:value="41071.428571426579" table:formula="of:=([.B696]-[.B695])/([.A696]-[.A695])" table:style-name="ce4">
            <text:p>41071,4</text:p>
          </table:table-cell>
          <table:table-cell office:value-type="float" office:value="5.4037887848620958" table:formula="of:=TAN([.C696])" table:style-name="ce4">
            <text:p>5,4</text:p>
          </table:table-cell>
          <table:table-cell office:value-type="float" office:value="1.5707719789688144" table:formula="of:=ATAN([.C696])" table:style-name="ce4">
            <text:p>1,6</text:p>
          </table:table-cell>
          <table:table-cell office:value-type="float" office:value="89.998604972325168" table:formula="of:=([.E696]*180)/PI()" table:style-name="ce4">
            <text:p>90,0</text:p>
          </table:table-cell>
          <table:table-cell office:value-type="float" office:value="0" table:formula="of:=[.F696]-[.F69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6349" table:style-name="ce2">
            <text:p>3,6349</text:p>
          </table:table-cell>
          <table:table-cell office:value-type="float" office:value="45875" table:style-name="ce2">
            <text:p>45875</text:p>
          </table:table-cell>
          <table:table-cell office:value-type="float" office:value="39285.714285715054" table:formula="of:=([.B697]-[.B696])/([.A697]-[.A696])" table:style-name="ce4">
            <text:p>39285,7</text:p>
          </table:table-cell>
          <table:table-cell office:value-type="float" office:value="9.8468992359886959E-2" table:formula="of:=TAN([.C697])" table:style-name="ce4">
            <text:p>0,1</text:p>
          </table:table-cell>
          <table:table-cell office:value-type="float" office:value="1.5707708722494476" table:formula="of:=ATAN([.C697])" table:style-name="ce4">
            <text:p>1,6</text:p>
          </table:table-cell>
          <table:table-cell office:value-type="float" office:value="89.998541561976339" table:formula="of:=([.E697]*180)/PI()" table:style-name="ce4">
            <text:p>90,0</text:p>
          </table:table-cell>
          <table:table-cell office:value-type="float" office:value="0" table:formula="of:=[.F697]-[.F69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6446000000000001" table:style-name="ce2">
            <text:p>3,6446</text:p>
          </table:table-cell>
          <table:table-cell office:value-type="float" office:value="46269" table:style-name="ce2">
            <text:p>46269</text:p>
          </table:table-cell>
          <table:table-cell office:value-type="float" office:value="40618.55670103075" table:formula="of:=([.B698]-[.B697])/([.A698]-[.A697])" table:style-name="ce4">
            <text:p>40618,6</text:p>
          </table:table-cell>
          <table:table-cell office:value-type="float" office:value="1.273921768955194" table:formula="of:=TAN([.C698])" table:style-name="ce4">
            <text:p>1,3</text:p>
          </table:table-cell>
          <table:table-cell office:value-type="float" office:value="1.5707717075055614" table:formula="of:=ATAN([.C698])" table:style-name="ce4">
            <text:p>1,6</text:p>
          </table:table-cell>
          <table:table-cell office:value-type="float" office:value="89.99858941862648" table:formula="of:=([.E698]*180)/PI()" table:style-name="ce4">
            <text:p>90,0</text:p>
          </table:table-cell>
          <table:table-cell office:value-type="float" office:value="0" table:formula="of:=[.F698]-[.F69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6541999999999999" table:style-name="ce2">
            <text:p>3,6542</text:p>
          </table:table-cell>
          <table:table-cell office:value-type="float" office:value="46653" table:style-name="ce2">
            <text:p>46653</text:p>
          </table:table-cell>
          <table:table-cell office:value-type="float" office:value="40000.000000000706" table:formula="of:=([.B699]-[.B698])/([.A699]-[.A698])" table:style-name="ce4">
            <text:p>40000,0</text:p>
          </table:table-cell>
          <table:table-cell office:value-type="float" office:value="2.934210830856486" table:formula="of:=TAN([.C699])" table:style-name="ce4">
            <text:p>2,9</text:p>
          </table:table-cell>
          <table:table-cell office:value-type="float" office:value="1.5707713267949017" table:formula="of:=ATAN([.C699])" table:style-name="ce4">
            <text:p>1,6</text:p>
          </table:table-cell>
          <table:table-cell office:value-type="float" office:value="89.998567605512463" table:formula="of:=([.E699]*180)/PI()" table:style-name="ce4">
            <text:p>90,0</text:p>
          </table:table-cell>
          <table:table-cell office:value-type="float" office:value="0" table:formula="of:=[.F699]-[.F69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6638999999999999" table:style-name="ce2">
            <text:p>3,6639</text:p>
          </table:table-cell>
          <table:table-cell office:value-type="float" office:value="47058" table:style-name="ce2">
            <text:p>47058</text:p>
          </table:table-cell>
          <table:table-cell office:value-type="float" office:value="41752.57731958745" table:formula="of:=([.B700]-[.B699])/([.A700]-[.A699])" table:style-name="ce4">
            <text:p>41752,6</text:p>
          </table:table-cell>
          <table:table-cell office:value-type="float" office:value="1.052462544082686" table:formula="of:=TAN([.C700])" table:style-name="ce4">
            <text:p>1,1</text:p>
          </table:table-cell>
          <table:table-cell office:value-type="float" office:value="1.5707723761776173" table:formula="of:=ATAN([.C700])" table:style-name="ce4">
            <text:p>1,6</text:p>
          </table:table-cell>
          <table:table-cell office:value-type="float" office:value="89.998627730713167" table:formula="of:=([.E700]*180)/PI()" table:style-name="ce4">
            <text:p>90,0</text:p>
          </table:table-cell>
          <table:table-cell office:value-type="float" office:value="0" table:formula="of:=[.F700]-[.F70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6722999999999999" table:style-name="ce2">
            <text:p>3,6723</text:p>
          </table:table-cell>
          <table:table-cell office:value-type="float" office:value="47412" table:style-name="ce2">
            <text:p>47412</text:p>
          </table:table-cell>
          <table:table-cell office:value-type="float" office:value="42142.857142857327" table:formula="of:=([.B701]-[.B700])/([.A701]-[.A700])" table:style-name="ce4">
            <text:p>42142,9</text:p>
          </table:table-cell>
          <table:table-cell office:value-type="float" office:value="26.647961038808575" table:formula="of:=TAN([.C701])" table:style-name="ce4">
            <text:p>26,6</text:p>
          </table:table-cell>
          <table:table-cell office:value-type="float" office:value="1.5707725979813418" table:formula="of:=ATAN([.C701])" table:style-name="ce4">
            <text:p>1,6</text:p>
          </table:table-cell>
          <table:table-cell office:value-type="float" office:value="89.998640439130469" table:formula="of:=([.E701]*180)/PI()" table:style-name="ce4">
            <text:p>90,0</text:p>
          </table:table-cell>
          <table:table-cell office:value-type="float" office:value="0" table:formula="of:=[.F701]-[.F70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6821000000000002" table:style-name="ce2">
            <text:p>3,6821</text:p>
          </table:table-cell>
          <table:table-cell office:value-type="float" office:value="47807" table:style-name="ce2">
            <text:p>47807</text:p>
          </table:table-cell>
          <table:table-cell office:value-type="float" office:value="40306.122448978553" table:formula="of:=([.B702]-[.B701])/([.A702]-[.A701])" table:style-name="ce4">
            <text:p>40306,1</text:p>
          </table:table-cell>
          <table:table-cell office:value-type="float" office:value="-0.56106220685183339" table:formula="of:=TAN([.C702])" table:style-name="ce4">
            <text:p>-0,6</text:p>
          </table:table-cell>
          <table:table-cell office:value-type="float" office:value="1.5707715166683194" table:formula="of:=ATAN([.C702])" table:style-name="ce4">
            <text:p>1,6</text:p>
          </table:table-cell>
          <table:table-cell office:value-type="float" office:value="89.998578484457937" table:formula="of:=([.E702]*180)/PI()" table:style-name="ce4">
            <text:p>90,0</text:p>
          </table:table-cell>
          <table:table-cell office:value-type="float" office:value="0" table:formula="of:=[.F702]-[.F70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6903999999999999" table:style-name="ce2">
            <text:p>3,6904</text:p>
          </table:table-cell>
          <table:table-cell office:value-type="float" office:value="48162" table:style-name="ce2">
            <text:p>48162</text:p>
          </table:table-cell>
          <table:table-cell office:value-type="float" office:value="42771.084337350672" table:formula="of:=([.B703]-[.B702])/([.A703]-[.A702])" table:style-name="ce4">
            <text:p>42771,1</text:p>
          </table:table-cell>
          <table:table-cell office:value-type="float" office:value="7.7182707685530394" table:formula="of:=TAN([.C703])" table:style-name="ce4">
            <text:p>7,7</text:p>
          </table:table-cell>
          <table:table-cell office:value-type="float" office:value="1.5707729465132108" table:formula="of:=ATAN([.C703])" table:style-name="ce4">
            <text:p>1,6</text:p>
          </table:table-cell>
          <table:table-cell office:value-type="float" office:value="89.998660408535571" table:formula="of:=([.E703]*180)/PI()" table:style-name="ce4">
            <text:p>90,0</text:p>
          </table:table-cell>
          <table:table-cell office:value-type="float" office:value="0" table:formula="of:=[.F703]-[.F70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7" table:style-name="ce2">
            <text:p>3,7</text:p>
          </table:table-cell>
          <table:table-cell office:value-type="float" office:value="48556" table:style-name="ce2">
            <text:p>48556</text:p>
          </table:table-cell>
          <table:table-cell office:value-type="float" office:value="41041.666666665493" table:formula="of:=([.B704]-[.B703])/([.A704]-[.A703])" table:style-name="ce4">
            <text:p>41041,7</text:p>
          </table:table-cell>
          <table:table-cell office:value-type="float" office:value="-0.10009209170558153" table:formula="of:=TAN([.C704])" table:style-name="ce4">
            <text:p>-0,1</text:p>
          </table:table-cell>
          <table:table-cell office:value-type="float" office:value="1.5707719613126678" table:formula="of:=ATAN([.C704])" table:style-name="ce4">
            <text:p>1,6</text:p>
          </table:table-cell>
          <table:table-cell office:value-type="float" office:value="89.998603960702496" table:formula="of:=([.E704]*180)/PI()" table:style-name="ce4">
            <text:p>90,0</text:p>
          </table:table-cell>
          <table:table-cell office:value-type="float" office:value="0" table:formula="of:=[.F704]-[.F70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7098" table:style-name="ce2">
            <text:p>3,7098</text:p>
          </table:table-cell>
          <table:table-cell office:value-type="float" office:value="48990" table:style-name="ce2">
            <text:p>48990</text:p>
          </table:table-cell>
          <table:table-cell office:value-type="float" office:value="44285.714285715148" table:formula="of:=([.B705]-[.B704])/([.A705]-[.A704])" table:style-name="ce4">
            <text:p>44285,7</text:p>
          </table:table-cell>
          <table:table-cell office:value-type="float" office:value="-3.8607933160697727" table:formula="of:=TAN([.C705])" table:style-name="ce4">
            <text:p>-3,9</text:p>
          </table:table-cell>
          <table:table-cell office:value-type="float" office:value="1.5707737461497391" table:formula="of:=ATAN([.C705])" table:style-name="ce4">
            <text:p>1,6</text:p>
          </table:table-cell>
          <table:table-cell office:value-type="float" office:value="89.998706224333787" table:formula="of:=([.E705]*180)/PI()" table:style-name="ce4">
            <text:p>90,0</text:p>
          </table:table-cell>
          <table:table-cell office:value-type="float" office:value="0" table:formula="of:=[.F705]-[.F70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7195" table:style-name="ce2">
            <text:p>3,7195</text:p>
          </table:table-cell>
          <table:table-cell office:value-type="float" office:value="49404" table:style-name="ce2">
            <text:p>49404</text:p>
          </table:table-cell>
          <table:table-cell office:value-type="float" office:value="42680.41237113384" table:formula="of:=([.B706]-[.B705])/([.A706]-[.A705])" table:style-name="ce4">
            <text:p>42680,4</text:p>
          </table:table-cell>
          <table:table-cell office:value-type="float" office:value="-3.1722233927156296" table:formula="of:=TAN([.C706])" table:style-name="ce4">
            <text:p>-3,2</text:p>
          </table:table-cell>
          <table:table-cell office:value-type="float" office:value="1.57077289684321" table:formula="of:=ATAN([.C706])" table:style-name="ce4">
            <text:p>1,6</text:p>
          </table:table-cell>
          <table:table-cell office:value-type="float" office:value="89.998657562654159" table:formula="of:=([.E706]*180)/PI()" table:style-name="ce4">
            <text:p>90,0</text:p>
          </table:table-cell>
          <table:table-cell office:value-type="float" office:value="0" table:formula="of:=[.F706]-[.F70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7294" table:style-name="ce2">
            <text:p>3,7294</text:p>
          </table:table-cell>
          <table:table-cell office:value-type="float" office:value="49827" table:style-name="ce2">
            <text:p>49827</text:p>
          </table:table-cell>
          <table:table-cell office:value-type="float" office:value="42727.272727272641" table:formula="of:=([.B707]-[.B706])/([.A707]-[.A706])" table:style-name="ce4">
            <text:p>42727,3</text:p>
          </table:table-cell>
          <table:table-cell office:value-type="float" office:value="-23.885410988363354" table:formula="of:=TAN([.C707])" table:style-name="ce4">
            <text:p>-23,9</text:p>
          </table:table-cell>
          <table:table-cell office:value-type="float" office:value="1.5707729225395817" table:formula="of:=ATAN([.C707])" table:style-name="ce4">
            <text:p>1,6</text:p>
          </table:table-cell>
          <table:table-cell office:value-type="float" office:value="89.998659034947806" table:formula="of:=([.E707]*180)/PI()" table:style-name="ce4">
            <text:p>90,0</text:p>
          </table:table-cell>
          <table:table-cell office:value-type="float" office:value="0" table:formula="of:=[.F707]-[.F70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7389000000000001" table:style-name="ce2">
            <text:p>3,7389</text:p>
          </table:table-cell>
          <table:table-cell office:value-type="float" office:value="50251" table:style-name="ce2">
            <text:p>50251</text:p>
          </table:table-cell>
          <table:table-cell office:value-type="float" office:value="44631.578947368122" table:formula="of:=([.B708]-[.B707])/([.A708]-[.A707])" table:style-name="ce4">
            <text:p>44631,6</text:p>
          </table:table-cell>
          <table:table-cell office:value-type="float" office:value="-1.6572814560909597" table:formula="of:=TAN([.C708])" table:style-name="ce4">
            <text:p>-1,7</text:p>
          </table:table-cell>
          <table:table-cell office:value-type="float" office:value="1.5707739211345231" table:formula="of:=ATAN([.C708])" table:style-name="ce4">
            <text:p>1,6</text:p>
          </table:table-cell>
          <table:table-cell office:value-type="float" office:value="89.998716250223396" table:formula="of:=([.E708]*180)/PI()" table:style-name="ce4">
            <text:p>90,0</text:p>
          </table:table-cell>
          <table:table-cell office:value-type="float" office:value="0" table:formula="of:=[.F708]-[.F70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7484999999999999" table:style-name="ce2">
            <text:p>3,7485</text:p>
          </table:table-cell>
          <table:table-cell office:value-type="float" office:value="50665" table:style-name="ce2">
            <text:p>50665</text:p>
          </table:table-cell>
          <table:table-cell office:value-type="float" office:value="43125.000000000757" table:formula="of:=([.B709]-[.B708])/([.A709]-[.A708])" table:style-name="ce4">
            <text:p>43125,0</text:p>
          </table:table-cell>
          <table:table-cell office:value-type="float" office:value="0.37371563182953038" table:formula="of:=TAN([.C709])" table:style-name="ce4">
            <text:p>0,4</text:p>
          </table:table-cell>
          <table:table-cell office:value-type="float" office:value="1.5707731383891037" table:formula="of:=ATAN([.C709])" table:style-name="ce4">
            <text:p>1,6</text:p>
          </table:table-cell>
          <table:table-cell office:value-type="float" office:value="89.998671402214427" table:formula="of:=([.E709]*180)/PI()" table:style-name="ce4">
            <text:p>90,0</text:p>
          </table:table-cell>
          <table:table-cell office:value-type="float" office:value="0" table:formula="of:=[.F709]-[.F70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7584" table:style-name="ce2">
            <text:p>3,7584</text:p>
          </table:table-cell>
          <table:table-cell office:value-type="float" office:value="51099" table:style-name="ce2">
            <text:p>51099</text:p>
          </table:table-cell>
          <table:table-cell office:value-type="float" office:value="43838.38383838375" table:formula="of:=([.B710]-[.B709])/([.A710]-[.A709])" table:style-name="ce4">
            <text:p>43838,4</text:p>
          </table:table-cell>
          <table:table-cell office:value-type="float" office:value="0.68406369020892355" table:formula="of:=TAN([.C710])" table:style-name="ce4">
            <text:p>0,7</text:p>
          </table:table-cell>
          <table:table-cell office:value-type="float" office:value="1.5707735157349927" table:formula="of:=ATAN([.C710])" table:style-name="ce4">
            <text:p>1,6</text:p>
          </table:table-cell>
          <table:table-cell office:value-type="float" office:value="89.998693022541289" table:formula="of:=([.E710]*180)/PI()" table:style-name="ce4">
            <text:p>90,0</text:p>
          </table:table-cell>
          <table:table-cell office:value-type="float" office:value="0" table:formula="of:=[.F710]-[.F71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7683" table:style-name="ce2">
            <text:p>3,7683</text:p>
          </table:table-cell>
          <table:table-cell office:value-type="float" office:value="51533" table:style-name="ce2">
            <text:p>51533</text:p>
          </table:table-cell>
          <table:table-cell office:value-type="float" office:value="43838.38383838375" table:formula="of:=([.B711]-[.B710])/([.A711]-[.A710])" table:style-name="ce4">
            <text:p>43838,4</text:p>
          </table:table-cell>
          <table:table-cell office:value-type="float" office:value="0.68406369020892355" table:formula="of:=TAN([.C711])" table:style-name="ce4">
            <text:p>0,7</text:p>
          </table:table-cell>
          <table:table-cell office:value-type="float" office:value="1.5707735157349927" table:formula="of:=ATAN([.C711])" table:style-name="ce4">
            <text:p>1,6</text:p>
          </table:table-cell>
          <table:table-cell office:value-type="float" office:value="89.998693022541289" table:formula="of:=([.E711]*180)/PI()" table:style-name="ce4">
            <text:p>90,0</text:p>
          </table:table-cell>
          <table:table-cell office:value-type="float" office:value="0" table:formula="of:=[.F711]-[.F71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7780999999999998" table:style-name="ce2">
            <text:p>3,7781</text:p>
          </table:table-cell>
          <table:table-cell office:value-type="float" office:value="51976" table:style-name="ce2">
            <text:p>51976</text:p>
          </table:table-cell>
          <table:table-cell office:value-type="float" office:value="45204.081632653943" table:formula="of:=([.B712]-[.B711])/([.A712]-[.A711])" table:style-name="ce4">
            <text:p>45204,1</text:p>
          </table:table-cell>
          <table:table-cell office:value-type="float" office:value="-0.30393159681620158" table:formula="of:=TAN([.C712])" table:style-name="ce4">
            <text:p>-0,3</text:p>
          </table:table-cell>
          <table:table-cell office:value-type="float" office:value="1.5707742048987376" table:formula="of:=ATAN([.C712])" table:style-name="ce4">
            <text:p>1,6</text:p>
          </table:table-cell>
          <table:table-cell office:value-type="float" office:value="89.998732508715264" table:formula="of:=([.E712]*180)/PI()" table:style-name="ce4">
            <text:p>90,0</text:p>
          </table:table-cell>
          <table:table-cell office:value-type="float" office:value="0" table:formula="of:=[.F712]-[.F71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7875000000000001" table:style-name="ce2">
            <text:p>3,7875</text:p>
          </table:table-cell>
          <table:table-cell office:value-type="float" office:value="52420" table:style-name="ce2">
            <text:p>52420</text:p>
          </table:table-cell>
          <table:table-cell office:value-type="float" office:value="47234.042553189996" table:formula="of:=([.B713]-[.B712])/([.A713]-[.A712])" table:style-name="ce4">
            <text:p>47234,0</text:p>
          </table:table-cell>
          <table:table-cell office:value-type="float" office:value="0.19959537537623601" table:formula="of:=TAN([.C713])" table:style-name="ce4">
            <text:p>0,2</text:p>
          </table:table-cell>
          <table:table-cell office:value-type="float" office:value="1.5707751556237286" table:formula="of:=ATAN([.C713])" table:style-name="ce4">
            <text:p>1,6</text:p>
          </table:table-cell>
          <table:table-cell office:value-type="float" office:value="89.99878698124472" table:formula="of:=([.E713]*180)/PI()" table:style-name="ce4">
            <text:p>90,0</text:p>
          </table:table-cell>
          <table:table-cell office:value-type="float" office:value="0" table:formula="of:=[.F713]-[.F71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7970000000000002" table:style-name="ce2">
            <text:p>3,797</text:p>
          </table:table-cell>
          <table:table-cell office:value-type="float" office:value="52853" table:style-name="ce2">
            <text:p>52853</text:p>
          </table:table-cell>
          <table:table-cell office:value-type="float" office:value="45578.947368420748" table:formula="of:=([.B714]-[.B713])/([.A714]-[.A713])" table:style-name="ce4">
            <text:p>45578,9</text:p>
          </table:table-cell>
          <table:table-cell office:value-type="float" office:value="0.87910483859630195" table:formula="of:=TAN([.C714])" table:style-name="ce4">
            <text:p>0,9</text:p>
          </table:table-cell>
          <table:table-cell office:value-type="float" office:value="1.5707743868410895" table:formula="of:=ATAN([.C714])" table:style-name="ce4">
            <text:p>1,6</text:p>
          </table:table-cell>
          <table:table-cell office:value-type="float" office:value="89.998742933244145" table:formula="of:=([.E714]*180)/PI()" table:style-name="ce4">
            <text:p>90,0</text:p>
          </table:table-cell>
          <table:table-cell office:value-type="float" office:value="0" table:formula="of:=[.F714]-[.F71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8056000000000001" table:style-name="ce2">
            <text:p>3,8056</text:p>
          </table:table-cell>
          <table:table-cell office:value-type="float" office:value="53248" table:style-name="ce2">
            <text:p>53248</text:p>
          </table:table-cell>
          <table:table-cell office:value-type="float" office:value="45930.232558139847" table:formula="of:=([.B715]-[.B714])/([.A715]-[.A714])" table:style-name="ce4">
            <text:p>45930,2</text:p>
          </table:table-cell>
          <table:table-cell office:value-type="float" office:value="0.14905197701564829" table:formula="of:=TAN([.C715])" table:style-name="ce4">
            <text:p>0,1</text:p>
          </table:table-cell>
          <table:table-cell office:value-type="float" office:value="1.5707745546430014" table:formula="of:=ATAN([.C715])" table:style-name="ce4">
            <text:p>1,6</text:p>
          </table:table-cell>
          <table:table-cell office:value-type="float" office:value="89.998752547585482" table:formula="of:=([.E715]*180)/PI()" table:style-name="ce4">
            <text:p>90,0</text:p>
          </table:table-cell>
          <table:table-cell office:value-type="float" office:value="0" table:formula="of:=[.F715]-[.F71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8155000000000001" table:style-name="ce2">
            <text:p>3,8155</text:p>
          </table:table-cell>
          <table:table-cell office:value-type="float" office:value="53701" table:style-name="ce2">
            <text:p>53701</text:p>
          </table:table-cell>
          <table:table-cell office:value-type="float" office:value="45757.575757575665" table:formula="of:=([.B716]-[.B715])/([.A716]-[.A715])" table:style-name="ce4">
            <text:p>45757,6</text:p>
          </table:table-cell>
          <table:table-cell office:value-type="float" office:value="0.28621015089549567" table:formula="of:=TAN([.C716])" table:style-name="ce4">
            <text:p>0,3</text:p>
          </table:table-cell>
          <table:table-cell office:value-type="float" office:value="1.5707744724902644" table:formula="of:=ATAN([.C716])" table:style-name="ce4">
            <text:p>1,6</text:p>
          </table:table-cell>
          <table:table-cell office:value-type="float" office:value="89.998747840580378" table:formula="of:=([.E716]*180)/PI()" table:style-name="ce4">
            <text:p>90,0</text:p>
          </table:table-cell>
          <table:table-cell office:value-type="float" office:value="0" table:formula="of:=[.F716]-[.F71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8252000000000002" table:style-name="ce2">
            <text:p>3,8252</text:p>
          </table:table-cell>
          <table:table-cell office:value-type="float" office:value="54164" table:style-name="ce2">
            <text:p>54164</text:p>
          </table:table-cell>
          <table:table-cell office:value-type="float" office:value="47731.958762886388" table:formula="of:=([.B717]-[.B716])/([.A717]-[.A716])" table:style-name="ce4">
            <text:p>47732,0</text:p>
          </table:table-cell>
          <table:table-cell office:value-type="float" office:value="-5.7984291986332668" table:formula="of:=TAN([.C717])" table:style-name="ce4">
            <text:p>-5,8</text:p>
          </table:table-cell>
          <table:table-cell office:value-type="float" office:value="1.5707753764709256" table:formula="of:=ATAN([.C717])" table:style-name="ce4">
            <text:p>1,6</text:p>
          </table:table-cell>
          <table:table-cell office:value-type="float" office:value="89.998799634857036" table:formula="of:=([.E717]*180)/PI()" table:style-name="ce4">
            <text:p>90,0</text:p>
          </table:table-cell>
          <table:table-cell office:value-type="float" office:value="0" table:formula="of:=[.F717]-[.F71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8347000000000002" table:style-name="ce2">
            <text:p>3,8347</text:p>
          </table:table-cell>
          <table:table-cell office:value-type="float" office:value="54608" table:style-name="ce2">
            <text:p>54608</text:p>
          </table:table-cell>
          <table:table-cell office:value-type="float" office:value="46736.84210526284" table:formula="of:=([.B718]-[.B717])/([.A718]-[.A717])" table:style-name="ce4">
            <text:p>46736,8</text:p>
          </table:table-cell>
          <table:table-cell office:value-type="float" office:value="-0.73187861698752366" table:formula="of:=TAN([.C718])" table:style-name="ce4">
            <text:p>-0,7</text:p>
          </table:table-cell>
          <table:table-cell office:value-type="float" office:value="1.5707749303985035" table:formula="of:=ATAN([.C718])" table:style-name="ce4">
            <text:p>1,6</text:p>
          </table:table-cell>
          <table:table-cell office:value-type="float" office:value="89.998774076789886" table:formula="of:=([.E718]*180)/PI()" table:style-name="ce4">
            <text:p>90,0</text:p>
          </table:table-cell>
          <table:table-cell office:value-type="float" office:value="0" table:formula="of:=[.F718]-[.F71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8443000000000001" table:style-name="ce2">
            <text:p>3,8443</text:p>
          </table:table-cell>
          <table:table-cell office:value-type="float" office:value="55071" table:style-name="ce2">
            <text:p>55071</text:p>
          </table:table-cell>
          <table:table-cell office:value-type="float" office:value="48229.166666667516" table:formula="of:=([.B719]-[.B718])/([.A719]-[.A718])" table:style-name="ce4">
            <text:p>48229,2</text:p>
          </table:table-cell>
          <table:table-cell office:value-type="float" office:value="-0.6321876067445138" table:formula="of:=TAN([.C719])" table:style-name="ce4">
            <text:p>-0,6</text:p>
          </table:table-cell>
          <table:table-cell office:value-type="float" office:value="1.5707755924536468" table:formula="of:=ATAN([.C719])" table:style-name="ce4">
            <text:p>1,6</text:p>
          </table:table-cell>
          <table:table-cell office:value-type="float" office:value="89.998812009755412" table:formula="of:=([.E719]*180)/PI()" table:style-name="ce4">
            <text:p>90,0</text:p>
          </table:table-cell>
          <table:table-cell office:value-type="float" office:value="0" table:formula="of:=[.F719]-[.F71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8527999999999998" table:style-name="ce2">
            <text:p>3,8528</text:p>
          </table:table-cell>
          <table:table-cell office:value-type="float" office:value="55485" table:style-name="ce2">
            <text:p>55485</text:p>
          </table:table-cell>
          <table:table-cell office:value-type="float" office:value="48705.882352942725" table:formula="of:=([.B720]-[.B719])/([.A720]-[.A719])" table:style-name="ce4">
            <text:p>48705,9</text:p>
          </table:table-cell>
          <table:table-cell office:value-type="float" office:value="-4.9167891129020607" table:formula="of:=TAN([.C720])" table:style-name="ce4">
            <text:p>-4,9</text:p>
          </table:table-cell>
          <table:table-cell office:value-type="float" office:value="1.5707757953939334" table:formula="of:=ATAN([.C720])" table:style-name="ce4">
            <text:p>1,6</text:p>
          </table:table-cell>
          <table:table-cell office:value-type="float" office:value="89.998823637377328" table:formula="of:=([.E720]*180)/PI()" table:style-name="ce4">
            <text:p>90,0</text:p>
          </table:table-cell>
          <table:table-cell office:value-type="float" office:value="0" table:formula="of:=[.F720]-[.F72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8614000000000002" table:style-name="ce2">
            <text:p>3,8614</text:p>
          </table:table-cell>
          <table:table-cell office:value-type="float" office:value="55899" table:style-name="ce2">
            <text:p>55899</text:p>
          </table:table-cell>
          <table:table-cell office:value-type="float" office:value="48139.534883718778" table:formula="of:=([.B721]-[.B720])/([.A721]-[.A720])" table:style-name="ce4">
            <text:p>48139,5</text:p>
          </table:table-cell>
          <table:table-cell office:value-type="float" office:value="1.2881037557365418" table:formula="of:=TAN([.C721])" table:style-name="ce4">
            <text:p>1,3</text:p>
          </table:table-cell>
          <table:table-cell office:value-type="float" office:value="1.5707755538480397" table:formula="of:=ATAN([.C721])" table:style-name="ce4">
            <text:p>1,6</text:p>
          </table:table-cell>
          <table:table-cell office:value-type="float" office:value="89.998809797817046" table:formula="of:=([.E721]*180)/PI()" table:style-name="ce4">
            <text:p>90,0</text:p>
          </table:table-cell>
          <table:table-cell office:value-type="float" office:value="0" table:formula="of:=[.F721]-[.F72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8696000000000002" table:style-name="ce2">
            <text:p>3,8696</text:p>
          </table:table-cell>
          <table:table-cell office:value-type="float" office:value="56333" table:style-name="ce2">
            <text:p>56333</text:p>
          </table:table-cell>
          <table:table-cell office:value-type="float" office:value="52926.829268292779" table:formula="of:=([.B722]-[.B721])/([.A722]-[.A721])" table:style-name="ce4">
            <text:p>52926,8</text:p>
          </table:table-cell>
          <table:table-cell office:value-type="float" office:value="0.44397621453529018" table:formula="of:=TAN([.C722])" table:style-name="ce4">
            <text:p>0,4</text:p>
          </table:table-cell>
          <table:table-cell office:value-type="float" office:value="1.5707774327856823" table:formula="of:=ATAN([.C722])" table:style-name="ce4">
            <text:p>1,6</text:p>
          </table:table-cell>
          <table:table-cell office:value-type="float" office:value="89.998917453013945" table:formula="of:=([.E722]*180)/PI()" table:style-name="ce4">
            <text:p>90,0</text:p>
          </table:table-cell>
          <table:table-cell office:value-type="float" office:value="0" table:formula="of:=[.F722]-[.F72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8791000000000002" table:style-name="ce2">
            <text:p>3,8791</text:p>
          </table:table-cell>
          <table:table-cell office:value-type="float" office:value="56826" table:style-name="ce2">
            <text:p>56826</text:p>
          </table:table-cell>
          <table:table-cell office:value-type="float" office:value="51894.73684210491" table:formula="of:=([.B723]-[.B722])/([.A723]-[.A722])" table:style-name="ce4">
            <text:p>51894,7</text:p>
          </table:table-cell>
          <table:table-cell office:value-type="float" office:value="-2.8396547558442009" table:formula="of:=TAN([.C723])" table:style-name="ce4">
            <text:p>-2,8</text:p>
          </table:table-cell>
          <table:table-cell office:value-type="float" office:value="1.5707770570180228" table:formula="of:=ATAN([.C723])" table:style-name="ce4">
            <text:p>1,6</text:p>
          </table:table-cell>
          <table:table-cell office:value-type="float" office:value="89.998895923112968" table:formula="of:=([.E723]*180)/PI()" table:style-name="ce4">
            <text:p>90,0</text:p>
          </table:table-cell>
          <table:table-cell office:value-type="float" office:value="0" table:formula="of:=[.F723]-[.F72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8887" table:style-name="ce2">
            <text:p>3,8887</text:p>
          </table:table-cell>
          <table:table-cell office:value-type="float" office:value="57329" table:style-name="ce2">
            <text:p>57329</text:p>
          </table:table-cell>
          <table:table-cell office:value-type="float" office:value="52395.83333333426" table:formula="of:=([.B724]-[.B723])/([.A724]-[.A723])" table:style-name="ce4">
            <text:p>52395,8</text:p>
          </table:table-cell>
          <table:table-cell office:value-type="float" office:value="0.36622653043062714" table:formula="of:=TAN([.C724])" table:style-name="ce4">
            <text:p>0,4</text:p>
          </table:table-cell>
          <table:table-cell office:value-type="float" office:value="1.5707772413078214" table:formula="of:=ATAN([.C724])" table:style-name="ce4">
            <text:p>1,6</text:p>
          </table:table-cell>
          <table:table-cell office:value-type="float" office:value="89.99890648214064" table:formula="of:=([.E724]*180)/PI()" table:style-name="ce4">
            <text:p>90,0</text:p>
          </table:table-cell>
          <table:table-cell office:value-type="float" office:value="0" table:formula="of:=[.F724]-[.F72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8973" table:style-name="ce2">
            <text:p>3,8973</text:p>
          </table:table-cell>
          <table:table-cell office:value-type="float" office:value="57772" table:style-name="ce2">
            <text:p>57772</text:p>
          </table:table-cell>
          <table:table-cell office:value-type="float" office:value="51511.627906977097" table:formula="of:=([.B725]-[.B724])/([.A725]-[.A724])" table:style-name="ce4">
            <text:p>51511,6</text:p>
          </table:table-cell>
          <table:table-cell office:value-type="float" office:value="-1.8133726487946245" table:formula="of:=TAN([.C725])" table:style-name="ce4">
            <text:p>-1,8</text:p>
          </table:table-cell>
          <table:table-cell office:value-type="float" office:value="1.5707769137023482" table:formula="of:=ATAN([.C725])" table:style-name="ce4">
            <text:p>1,6</text:p>
          </table:table-cell>
          <table:table-cell office:value-type="float" office:value="89.998887711729679" table:formula="of:=([.E725]*180)/PI()" table:style-name="ce4">
            <text:p>90,0</text:p>
          </table:table-cell>
          <table:table-cell office:value-type="float" office:value="0" table:formula="of:=[.F725]-[.F72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9056000000000002" table:style-name="ce2">
            <text:p>3,9056</text:p>
          </table:table-cell>
          <table:table-cell office:value-type="float" office:value="58226" table:style-name="ce2">
            <text:p>58226</text:p>
          </table:table-cell>
          <table:table-cell office:value-type="float" office:value="54698.795180721601" table:formula="of:=([.B726]-[.B725])/([.A726]-[.A725])" table:style-name="ce4">
            <text:p>54698,8</text:p>
          </table:table-cell>
          <table:table-cell office:value-type="float" office:value="0.57987341801379544" table:formula="of:=TAN([.C726])" table:style-name="ce4">
            <text:p>0,6</text:p>
          </table:table-cell>
          <table:table-cell office:value-type="float" office:value="1.5707780448565727" table:formula="of:=ATAN([.C726])" table:style-name="ce4">
            <text:p>1,6</text:p>
          </table:table-cell>
          <table:table-cell office:value-type="float" office:value="89.998952522092736" table:formula="of:=([.E726]*180)/PI()" table:style-name="ce4">
            <text:p>90,0</text:p>
          </table:table-cell>
          <table:table-cell office:value-type="float" office:value="0" table:formula="of:=[.F726]-[.F72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9155000000000002" table:style-name="ce2">
            <text:p>3,9155</text:p>
          </table:table-cell>
          <table:table-cell office:value-type="float" office:value="58738" table:style-name="ce2">
            <text:p>58738</text:p>
          </table:table-cell>
          <table:table-cell office:value-type="float" office:value="51717.171717171615" table:formula="of:=([.B727]-[.B726])/([.A727]-[.A726])" table:style-name="ce4">
            <text:p>51717,2</text:p>
          </table:table-cell>
          <table:table-cell office:value-type="float" office:value="0.28048002695619867" table:formula="of:=TAN([.C727])" table:style-name="ce4">
            <text:p>0,3</text:p>
          </table:table-cell>
          <table:table-cell office:value-type="float" office:value="1.570776990857399" table:formula="of:=ATAN([.C727])" table:style-name="ce4">
            <text:p>1,6</text:p>
          </table:table-cell>
          <table:table-cell office:value-type="float" office:value="89.998892132388463" table:formula="of:=([.E727]*180)/PI()" table:style-name="ce4">
            <text:p>90,0</text:p>
          </table:table-cell>
          <table:table-cell office:value-type="float" office:value="0" table:formula="of:=[.F727]-[.F72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9251" table:style-name="ce2">
            <text:p>3,9251</text:p>
          </table:table-cell>
          <table:table-cell office:value-type="float" office:value="59270" table:style-name="ce2">
            <text:p>59270</text:p>
          </table:table-cell>
          <table:table-cell office:value-type="float" office:value="55416.666666667646" table:formula="of:=([.B728]-[.B727])/([.A728]-[.A727])" table:style-name="ce4">
            <text:p>55416,7</text:p>
          </table:table-cell>
          <table:table-cell office:value-type="float" office:value="-1.6567588322415194" table:formula="of:=TAN([.C728])" table:style-name="ce4">
            <text:p>-1,7</text:p>
          </table:table-cell>
          <table:table-cell office:value-type="float" office:value="1.5707782816821165" table:formula="of:=ATAN([.C728])" table:style-name="ce4">
            <text:p>1,6</text:p>
          </table:table-cell>
          <table:table-cell office:value-type="float" office:value="89.998966091196877" table:formula="of:=([.E728]*180)/PI()" table:style-name="ce4">
            <text:p>90,0</text:p>
          </table:table-cell>
          <table:table-cell office:value-type="float" office:value="0" table:formula="of:=[.F728]-[.F72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9346999999999999" table:style-name="ce2">
            <text:p>3,9347</text:p>
          </table:table-cell>
          <table:table-cell office:value-type="float" office:value="59793" table:style-name="ce2">
            <text:p>59793</text:p>
          </table:table-cell>
          <table:table-cell office:value-type="float" office:value="54479.166666667625" table:formula="of:=([.B729]-[.B728])/([.A729]-[.A728])" table:style-name="ce4">
            <text:p>54479,2</text:p>
          </table:table-cell>
          <table:table-cell office:value-type="float" office:value="1.0472226572896479" table:formula="of:=TAN([.C729])" table:style-name="ce4">
            <text:p>1,0</text:p>
          </table:table-cell>
          <table:table-cell office:value-type="float" office:value="1.5707779711543632" table:formula="of:=ATAN([.C729])" table:style-name="ce4">
            <text:p>1,6</text:p>
          </table:table-cell>
          <table:table-cell office:value-type="float" office:value="89.998948299267184" table:formula="of:=([.E729]*180)/PI()" table:style-name="ce4">
            <text:p>90,0</text:p>
          </table:table-cell>
          <table:table-cell office:value-type="float" office:value="0" table:formula="of:=[.F729]-[.F72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9430999999999998" table:style-name="ce2">
            <text:p>3,9431</text:p>
          </table:table-cell>
          <table:table-cell office:value-type="float" office:value="60256" table:style-name="ce2">
            <text:p>60256</text:p>
          </table:table-cell>
          <table:table-cell office:value-type="float" office:value="55119.047619047858" table:formula="of:=([.B730]-[.B729])/([.A730]-[.A729])" table:style-name="ce4">
            <text:p>55119,0</text:p>
          </table:table-cell>
          <table:table-cell office:value-type="float" office:value="-0.19801708425062106" table:formula="of:=TAN([.C730])" table:style-name="ce4">
            <text:p>-0,2</text:p>
          </table:table-cell>
          <table:table-cell office:value-type="float" office:value="1.5707781842463024" table:formula="of:=ATAN([.C730])" table:style-name="ce4">
            <text:p>1,6</text:p>
          </table:table-cell>
          <table:table-cell office:value-type="float" office:value="89.998960508535944" table:formula="of:=([.E730]*180)/PI()" table:style-name="ce4">
            <text:p>90,0</text:p>
          </table:table-cell>
          <table:table-cell office:value-type="float" office:value="0" table:formula="of:=[.F730]-[.F73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9512999999999998" table:style-name="ce2">
            <text:p>3,9513</text:p>
          </table:table-cell>
          <table:table-cell office:value-type="float" office:value="60739" table:style-name="ce2">
            <text:p>60739</text:p>
          </table:table-cell>
          <table:table-cell office:value-type="float" office:value="58902.439024390354" table:formula="of:=([.B731]-[.B730])/([.A731]-[.A730])" table:style-name="ce4">
            <text:p>58902,4</text:p>
          </table:table-cell>
          <table:table-cell office:value-type="float" office:value="0.8741744414925039" table:formula="of:=TAN([.C731])" table:style-name="ce4">
            <text:p>0,9</text:p>
          </table:table-cell>
          <table:table-cell office:value-type="float" office:value="1.5707793495692253" table:formula="of:=ATAN([.C731])" table:style-name="ce4">
            <text:p>1,6</text:p>
          </table:table-cell>
          <table:table-cell office:value-type="float" office:value="89.999027276621192" table:formula="of:=([.E731]*180)/PI()" table:style-name="ce4">
            <text:p>90,0</text:p>
          </table:table-cell>
          <table:table-cell office:value-type="float" office:value="0" table:formula="of:=[.F731]-[.F73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9611999999999998" table:style-name="ce2">
            <text:p>3,9612</text:p>
          </table:table-cell>
          <table:table-cell office:value-type="float" office:value="61281" table:style-name="ce2">
            <text:p>61281</text:p>
          </table:table-cell>
          <table:table-cell office:value-type="float" office:value="54747.47474747464" table:formula="of:=([.B732]-[.B731])/([.A732]-[.A731])" table:style-name="ce4">
            <text:p>54747,5</text:p>
          </table:table-cell>
          <table:table-cell office:value-type="float" office:value="-1.7862113046417136" table:formula="of:=TAN([.C732])" table:style-name="ce4">
            <text:p>-1,8</text:p>
          </table:table-cell>
          <table:table-cell office:value-type="float" office:value="1.5707780611122417" table:formula="of:=ATAN([.C732])" table:style-name="ce4">
            <text:p>1,6</text:p>
          </table:table-cell>
          <table:table-cell office:value-type="float" office:value="89.998953453473945" table:formula="of:=([.E732]*180)/PI()" table:style-name="ce4">
            <text:p>90,0</text:p>
          </table:table-cell>
          <table:table-cell office:value-type="float" office:value="0" table:formula="of:=[.F732]-[.F73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9710000000000001" table:style-name="ce2">
            <text:p>3,971</text:p>
          </table:table-cell>
          <table:table-cell office:value-type="float" office:value="61823" table:style-name="ce2">
            <text:p>61823</text:p>
          </table:table-cell>
          <table:table-cell office:value-type="float" office:value="55306.122448978167" table:formula="of:=([.B733]-[.B732])/([.A733]-[.A732])" table:style-name="ce4">
            <text:p>55306,1</text:p>
          </table:table-cell>
          <table:table-cell office:value-type="float" office:value="22.001036044381081" table:formula="of:=TAN([.C733])" table:style-name="ce4">
            <text:p>22,0</text:p>
          </table:table-cell>
          <table:table-cell office:value-type="float" office:value="1.5707782456140869" table:formula="of:=ATAN([.C733])" table:style-name="ce4">
            <text:p>1,6</text:p>
          </table:table-cell>
          <table:table-cell office:value-type="float" office:value="89.998964024651002" table:formula="of:=([.E733]*180)/PI()" table:style-name="ce4">
            <text:p>90,0</text:p>
          </table:table-cell>
          <table:table-cell office:value-type="float" office:value="0" table:formula="of:=[.F733]-[.F73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9792000000000001" table:style-name="ce2">
            <text:p>3,9792</text:p>
          </table:table-cell>
          <table:table-cell office:value-type="float" office:value="62297" table:style-name="ce2">
            <text:p>62297</text:p>
          </table:table-cell>
          <table:table-cell office:value-type="float" office:value="57804.878048780593" table:formula="of:=([.B734]-[.B733])/([.A734]-[.A733])" table:style-name="ce4">
            <text:p>57804,9</text:p>
          </table:table-cell>
          <table:table-cell office:value-type="float" office:value="-0.45472619129393022" table:formula="of:=TAN([.C734])" table:style-name="ce4">
            <text:p>-0,5</text:p>
          </table:table-cell>
          <table:table-cell office:value-type="float" office:value="1.5707790272168394" table:formula="of:=ATAN([.C734])" table:style-name="ce4">
            <text:p>1,6</text:p>
          </table:table-cell>
          <table:table-cell office:value-type="float" office:value="89.999008807189966" table:formula="of:=([.E734]*180)/PI()" table:style-name="ce4">
            <text:p>90,0</text:p>
          </table:table-cell>
          <table:table-cell office:value-type="float" office:value="0" table:formula="of:=[.F734]-[.F73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9874000000000001" table:style-name="ce2">
            <text:p>3,9874</text:p>
          </table:table-cell>
          <table:table-cell office:value-type="float" office:value="62789" table:style-name="ce2">
            <text:p>62789</text:p>
          </table:table-cell>
          <table:table-cell office:value-type="float" office:value="60000.000000000109" table:formula="of:=([.B735]-[.B734])/([.A735]-[.A734])" table:style-name="ce4">
            <text:p>60000,0</text:p>
          </table:table-cell>
          <table:table-cell office:value-type="float" office:value="-3.318273817022364" table:formula="of:=TAN([.C735])" table:style-name="ce4">
            <text:p>-3,3</text:p>
          </table:table-cell>
          <table:table-cell office:value-type="float" office:value="1.5707796601282316" table:formula="of:=ATAN([.C735])" table:style-name="ce4">
            <text:p>1,6</text:p>
          </table:table-cell>
          <table:table-cell office:value-type="float" office:value="89.999045070341552" table:formula="of:=([.E735]*180)/PI()" table:style-name="ce4">
            <text:p>90,0</text:p>
          </table:table-cell>
          <table:table-cell office:value-type="float" office:value="0" table:formula="of:=[.F735]-[.F73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3.996" table:style-name="ce2">
            <text:p>3,996</text:p>
          </table:table-cell>
          <table:table-cell office:value-type="float" office:value="63302" table:style-name="ce2">
            <text:p>63302</text:p>
          </table:table-cell>
          <table:table-cell office:value-type="float" office:value="59651.162790698087" table:formula="of:=([.B736]-[.B735])/([.A736]-[.A735])" table:style-name="ce4">
            <text:p>59651,2</text:p>
          </table:table-cell>
          <table:table-cell office:value-type="float" office:value="-5.7469411544046105" table:formula="of:=TAN([.C736])" table:style-name="ce4">
            <text:p>-5,7</text:p>
          </table:table-cell>
          <table:table-cell office:value-type="float" office:value="1.5707795626623446" table:formula="of:=ATAN([.C736])" table:style-name="ce4">
            <text:p>1,6</text:p>
          </table:table-cell>
          <table:table-cell office:value-type="float" office:value="89.999039485957582" table:formula="of:=([.E736]*180)/PI()" table:style-name="ce4">
            <text:p>90,0</text:p>
          </table:table-cell>
          <table:table-cell office:value-type="float" office:value="0" table:formula="of:=[.F736]-[.F73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0042999999999997" table:style-name="ce5">
            <text:p>4,0043</text:p>
          </table:table-cell>
          <table:table-cell office:value-type="float" office:value="63805" table:style-name="ce2">
            <text:p>63805</text:p>
          </table:table-cell>
          <table:table-cell office:value-type="float" office:value="60602.409638556026" table:formula="of:=([.B737]-[.B736])/([.A737]-[.A736])" table:style-name="ce4">
            <text:p>60602,4</text:p>
          </table:table-cell>
          <table:table-cell office:value-type="float" office:value="1.9047687714586301" table:formula="of:=TAN([.C737])" table:style-name="ce4">
            <text:p>1,9</text:p>
          </table:table-cell>
          <table:table-cell office:value-type="float" office:value="1.5707798258008623" table:formula="of:=ATAN([.C737])" table:style-name="ce4">
            <text:p>1,6</text:p>
          </table:table-cell>
          <table:table-cell office:value-type="float" office:value="89.999054562684051" table:formula="of:=([.E737]*180)/PI()" table:style-name="ce4">
            <text:p>90,0</text:p>
          </table:table-cell>
          <table:table-cell office:value-type="float" office:value="0" table:formula="of:=[.F737]-[.F73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0125999999999999" table:style-name="ce2">
            <text:p>4,0126</text:p>
          </table:table-cell>
          <table:table-cell office:value-type="float" office:value="64307" table:style-name="ce2">
            <text:p>64307</text:p>
          </table:table-cell>
          <table:table-cell office:value-type="float" office:value="60481.927710841941" table:formula="of:=([.B738]-[.B737])/([.A738]-[.A737])" table:style-name="ce4">
            <text:p>60481,9</text:p>
          </table:table-cell>
          <table:table-cell office:value-type="float" office:value="-1.4056994531798076E-2" table:formula="of:=TAN([.C738])" table:style-name="ce4">
            <text:p>0,0</text:p>
          </table:table-cell>
          <table:table-cell office:value-type="float" office:value="1.5707797929303562" table:formula="of:=ATAN([.C738])" table:style-name="ce4">
            <text:p>1,6</text:p>
          </table:table-cell>
          <table:table-cell office:value-type="float" office:value="89.999052679342796" table:formula="of:=([.E738]*180)/PI()" table:style-name="ce4">
            <text:p>90,0</text:p>
          </table:table-cell>
          <table:table-cell office:value-type="float" office:value="0" table:formula="of:=[.F738]-[.F73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0209000000000001" table:style-name="ce2">
            <text:p>4,0209</text:p>
          </table:table-cell>
          <table:table-cell office:value-type="float" office:value="64810" table:style-name="ce2">
            <text:p>64810</text:p>
          </table:table-cell>
          <table:table-cell office:value-type="float" office:value="60602.409638552788" table:formula="of:=([.B739]-[.B738])/([.A739]-[.A738])" table:style-name="ce4">
            <text:p>60602,4</text:p>
          </table:table-cell>
          <table:table-cell office:value-type="float" office:value="1.90476875647362" table:formula="of:=TAN([.C739])" table:style-name="ce4">
            <text:p>1,9</text:p>
          </table:table-cell>
          <table:table-cell office:value-type="float" office:value="1.5707798258008623" table:formula="of:=ATAN([.C739])" table:style-name="ce4">
            <text:p>1,6</text:p>
          </table:table-cell>
          <table:table-cell office:value-type="float" office:value="89.999054562684051" table:formula="of:=([.E739]*180)/PI()" table:style-name="ce4">
            <text:p>90,0</text:p>
          </table:table-cell>
          <table:table-cell office:value-type="float" office:value="0" table:formula="of:=[.F739]-[.F73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0289000000000001" table:style-name="ce2">
            <text:p>4,0289</text:p>
          </table:table-cell>
          <table:table-cell office:value-type="float" office:value="65323" table:style-name="ce2">
            <text:p>65323</text:p>
          </table:table-cell>
          <table:table-cell office:value-type="float" office:value="64124.999999999942" table:formula="of:=([.B740]-[.B739])/([.A740]-[.A739])" table:style-name="ce4">
            <text:p>64125,0</text:p>
          </table:table-cell>
          <table:table-cell office:value-type="float" office:value="-2.4924443918666697" table:formula="of:=TAN([.C740])" table:style-name="ce4">
            <text:p>-2,5</text:p>
          </table:table-cell>
          <table:table-cell office:value-type="float" office:value="1.5707807322529876" table:formula="of:=ATAN([.C740])" table:style-name="ce4">
            <text:p>1,6</text:p>
          </table:table-cell>
          <table:table-cell office:value-type="float" office:value="89.999106498565183" table:formula="of:=([.E740]*180)/PI()" table:style-name="ce4">
            <text:p>90,0</text:p>
          </table:table-cell>
          <table:table-cell office:value-type="float" office:value="0" table:formula="of:=[.F740]-[.F74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0373999999999999" table:style-name="ce2">
            <text:p>4,0374</text:p>
          </table:table-cell>
          <table:table-cell office:value-type="float" office:value="65845" table:style-name="ce2">
            <text:p>65845</text:p>
          </table:table-cell>
          <table:table-cell office:value-type="float" office:value="61411.764705884307" table:formula="of:=([.B741]-[.B740])/([.A741]-[.A740])" table:style-name="ce4">
            <text:p>61411,8</text:p>
          </table:table-cell>
          <table:table-cell office:value-type="float" office:value="-8.8718160148977612E-2" table:formula="of:=TAN([.C741])" table:style-name="ce4">
            <text:p>-0,1</text:p>
          </table:table-cell>
          <table:table-cell office:value-type="float" office:value="1.5707800432699939" table:formula="of:=ATAN([.C741])" table:style-name="ce4">
            <text:p>1,6</text:p>
          </table:table-cell>
          <table:table-cell office:value-type="float" office:value="89.999067022747468" table:formula="of:=([.E741]*180)/PI()" table:style-name="ce4">
            <text:p>90,0</text:p>
          </table:table-cell>
          <table:table-cell office:value-type="float" office:value="0" table:formula="of:=[.F741]-[.F74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0458999999999996" table:style-name="ce2">
            <text:p>4,0459</text:p>
          </table:table-cell>
          <table:table-cell office:value-type="float" office:value="66387" table:style-name="ce2">
            <text:p>66387</text:p>
          </table:table-cell>
          <table:table-cell office:value-type="float" office:value="63764.705882354967" table:formula="of:=([.B742]-[.B741])/([.A742]-[.A741])" table:style-name="ce4">
            <text:p>63764,7</text:p>
          </table:table-cell>
          <table:table-cell office:value-type="float" office:value="-0.20292613047203378" table:formula="of:=TAN([.C742])" table:style-name="ce4">
            <text:p>-0,2</text:p>
          </table:table-cell>
          <table:table-cell office:value-type="float" office:value="1.5707806441380714" table:formula="of:=ATAN([.C742])" table:style-name="ce4">
            <text:p>1,6</text:p>
          </table:table-cell>
          <table:table-cell office:value-type="float" office:value="89.999101449952363" table:formula="of:=([.E742]*180)/PI()" table:style-name="ce4">
            <text:p>90,0</text:p>
          </table:table-cell>
          <table:table-cell office:value-type="float" office:value="0" table:formula="of:=[.F742]-[.F74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0542999999999996" table:style-name="ce2">
            <text:p>4,0543</text:p>
          </table:table-cell>
          <table:table-cell office:value-type="float" office:value="66939" table:style-name="ce2">
            <text:p>66939</text:p>
          </table:table-cell>
          <table:table-cell office:value-type="float" office:value="65714.285714286001" table:formula="of:=([.B743]-[.B742])/([.A743]-[.A742])" table:style-name="ce4">
            <text:p>65714,3</text:p>
          </table:table-cell>
          <table:table-cell office:value-type="float" office:value="-46.759385189224488" table:formula="of:=TAN([.C743])" table:style-name="ce4">
            <text:p>-46,8</text:p>
          </table:table-cell>
          <table:table-cell office:value-type="float" office:value="1.5707811094035935" table:formula="of:=ATAN([.C743])" table:style-name="ce4">
            <text:p>1,6</text:p>
          </table:table-cell>
          <table:table-cell office:value-type="float" office:value="89.999128107703129" table:formula="of:=([.E743]*180)/PI()" table:style-name="ce4">
            <text:p>90,0</text:p>
          </table:table-cell>
          <table:table-cell office:value-type="float" office:value="0" table:formula="of:=[.F743]-[.F74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0625" table:style-name="ce2">
            <text:p>4,0625</text:p>
          </table:table-cell>
          <table:table-cell office:value-type="float" office:value="67462" table:style-name="ce2">
            <text:p>67462</text:p>
          </table:table-cell>
          <table:table-cell office:value-type="float" office:value="63780.487804874712" table:formula="of:=([.B744]-[.B743])/([.A744]-[.A743])" table:style-name="ce4">
            <text:p>63780,5</text:p>
          </table:table-cell>
          <table:table-cell office:value-type="float" office:value="-0.12692335118915146" table:formula="of:=TAN([.C744])" table:style-name="ce4">
            <text:p>-0,1</text:p>
          </table:table-cell>
          <table:table-cell office:value-type="float" office:value="1.5707806480186073" table:formula="of:=ATAN([.C744])" table:style-name="ce4">
            <text:p>1,6</text:p>
          </table:table-cell>
          <table:table-cell office:value-type="float" office:value="89.999101672290706" table:formula="of:=([.E744]*180)/PI()" table:style-name="ce4">
            <text:p>90,0</text:p>
          </table:table-cell>
          <table:table-cell office:value-type="float" office:value="0" table:formula="of:=[.F744]-[.F74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0708000000000002" table:style-name="ce2">
            <text:p>4,0708</text:p>
          </table:table-cell>
          <table:table-cell office:value-type="float" office:value="68004" table:style-name="ce2">
            <text:p>68004</text:p>
          </table:table-cell>
          <table:table-cell office:value-type="float" office:value="65301.204819275568" table:formula="of:=([.B745]-[.B744])/([.A745]-[.A744])" table:style-name="ce4">
            <text:p>65301,2</text:p>
          </table:table-cell>
          <table:table-cell office:value-type="float" office:value="5.9993579978115434E-2" table:formula="of:=TAN([.C745])" table:style-name="ce4">
            <text:p>0,1</text:p>
          </table:table-cell>
          <table:table-cell office:value-type="float" office:value="1.5707810131417612" table:formula="of:=ATAN([.C745])" table:style-name="ce4">
            <text:p>1,6</text:p>
          </table:table-cell>
          <table:table-cell office:value-type="float" office:value="89.999122592306421" table:formula="of:=([.E745]*180)/PI()" table:style-name="ce4">
            <text:p>90,0</text:p>
          </table:table-cell>
          <table:table-cell office:value-type="float" office:value="0" table:formula="of:=[.F745]-[.F74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0792000000000002" table:style-name="ce2">
            <text:p>4,0792</text:p>
          </table:table-cell>
          <table:table-cell office:value-type="float" office:value="68556" table:style-name="ce2">
            <text:p>68556</text:p>
          </table:table-cell>
          <table:table-cell office:value-type="float" office:value="65714.285714286001" table:formula="of:=([.B746]-[.B745])/([.A746]-[.A745])" table:style-name="ce4">
            <text:p>65714,3</text:p>
          </table:table-cell>
          <table:table-cell office:value-type="float" office:value="-46.759385189224488" table:formula="of:=TAN([.C746])" table:style-name="ce4">
            <text:p>-46,8</text:p>
          </table:table-cell>
          <table:table-cell office:value-type="float" office:value="1.5707811094035935" table:formula="of:=ATAN([.C746])" table:style-name="ce4">
            <text:p>1,6</text:p>
          </table:table-cell>
          <table:table-cell office:value-type="float" office:value="89.999128107703129" table:formula="of:=([.E746]*180)/PI()" table:style-name="ce4">
            <text:p>90,0</text:p>
          </table:table-cell>
          <table:table-cell office:value-type="float" office:value="0" table:formula="of:=[.F746]-[.F74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0876999999999999" table:style-name="ce2">
            <text:p>4,0877</text:p>
          </table:table-cell>
          <table:table-cell office:value-type="float" office:value="69157" table:style-name="ce2">
            <text:p>69157</text:p>
          </table:table-cell>
          <table:table-cell office:value-type="float" office:value="70705.882352943416" table:formula="of:=([.B747]-[.B746])/([.A747]-[.A746])" table:style-name="ce4">
            <text:p>70705,9</text:p>
          </table:table-cell>
          <table:table-cell office:value-type="float" office:value="2.5576856668976613" table:formula="of:=TAN([.C747])" table:style-name="ce4">
            <text:p>2,6</text:p>
          </table:table-cell>
          <table:table-cell office:value-type="float" office:value="1.5707821837000557" table:formula="of:=ATAN([.C747])" table:style-name="ce4">
            <text:p>1,6</text:p>
          </table:table-cell>
          <table:table-cell office:value-type="float" office:value="89.999189660356365" table:formula="of:=([.E747]*180)/PI()" table:style-name="ce4">
            <text:p>90,0</text:p>
          </table:table-cell>
          <table:table-cell office:value-type="float" office:value="0" table:formula="of:=[.F747]-[.F74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0959000000000003" table:style-name="ce2">
            <text:p>4,0959</text:p>
          </table:table-cell>
          <table:table-cell office:value-type="float" office:value="69748" table:style-name="ce2">
            <text:p>69748</text:p>
          </table:table-cell>
          <table:table-cell office:value-type="float" office:value="72073.170731703547" table:formula="of:=([.B748]-[.B747])/([.A748]-[.A747])" table:style-name="ce4">
            <text:p>72073,2</text:p>
          </table:table-cell>
          <table:table-cell office:value-type="float" office:value="-2.9888492333247458" table:formula="of:=TAN([.C748])" table:style-name="ce4">
            <text:p>-3,0</text:p>
          </table:table-cell>
          <table:table-cell office:value-type="float" office:value="1.5707824520064035" table:formula="of:=ATAN([.C748])" table:style-name="ce4">
            <text:p>1,6</text:p>
          </table:table-cell>
          <table:table-cell office:value-type="float" office:value="89.999205033177716" table:formula="of:=([.E748]*180)/PI()" table:style-name="ce4">
            <text:p>90,0</text:p>
          </table:table-cell>
          <table:table-cell office:value-type="float" office:value="0" table:formula="of:=[.F748]-[.F74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1044" table:style-name="ce2">
            <text:p>4,1044</text:p>
          </table:table-cell>
          <table:table-cell office:value-type="float" office:value="70320" table:style-name="ce2">
            <text:p>70320</text:p>
          </table:table-cell>
          <table:table-cell office:value-type="float" office:value="67294.117647060964" table:formula="of:=([.B749]-[.B748])/([.A749]-[.A748])" table:style-name="ce4">
            <text:p>67294,1</text:p>
          </table:table-cell>
          <table:table-cell office:value-type="float" office:value="2.5952327013662089" table:formula="of:=TAN([.C749])" table:style-name="ce4">
            <text:p>2,6</text:p>
          </table:table-cell>
          <table:table-cell office:value-type="float" office:value="1.5707814666550375" table:formula="of:=ATAN([.C749])" table:style-name="ce4">
            <text:p>1,6</text:p>
          </table:table-cell>
          <table:table-cell office:value-type="float" office:value="89.999148576703092" table:formula="of:=([.E749]*180)/PI()" table:style-name="ce4">
            <text:p>90,0</text:p>
          </table:table-cell>
          <table:table-cell office:value-type="float" office:value="0" table:formula="of:=[.F749]-[.F74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1124000000000001" table:style-name="ce2">
            <text:p>4,1124</text:p>
          </table:table-cell>
          <table:table-cell office:value-type="float" office:value="70902" table:style-name="ce2">
            <text:p>70902</text:p>
          </table:table-cell>
          <table:table-cell office:value-type="float" office:value="72749.999999999942" table:formula="of:=([.B750]-[.B749])/([.A750]-[.A749])" table:style-name="ce4">
            <text:p>72750,0</text:p>
          </table:table-cell>
          <table:table-cell office:value-type="float" office:value="0.13982145163382259" table:formula="of:=TAN([.C750])" table:style-name="ce4">
            <text:p>0,1</text:p>
          </table:table-cell>
          <table:table-cell office:value-type="float" office:value="1.5707825810904301" table:formula="of:=ATAN([.C750])" table:style-name="ce4">
            <text:p>1,6</text:p>
          </table:table-cell>
          <table:table-cell office:value-type="float" office:value="89.999212429147647" table:formula="of:=([.E750]*180)/PI()" table:style-name="ce4">
            <text:p>90,0</text:p>
          </table:table-cell>
          <table:table-cell office:value-type="float" office:value="0" table:formula="of:=[.F750]-[.F75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1207000000000003" table:style-name="ce2">
            <text:p>4,1207</text:p>
          </table:table-cell>
          <table:table-cell office:value-type="float" office:value="71493" table:style-name="ce2">
            <text:p>71493</text:p>
          </table:table-cell>
          <table:table-cell office:value-type="float" office:value="71204.819277106755" table:formula="of:=([.B751]-[.B750])/([.A751]-[.A750])" table:style-name="ce4">
            <text:p>71204,8</text:p>
          </table:table-cell>
          <table:table-cell office:value-type="float" office:value="0.71660492261489439" table:formula="of:=TAN([.C751])" table:style-name="ce4">
            <text:p>0,7</text:p>
          </table:table-cell>
          <table:table-cell office:value-type="float" office:value="1.5707822828016658" table:formula="of:=ATAN([.C751])" table:style-name="ce4">
            <text:p>1,6</text:p>
          </table:table-cell>
          <table:table-cell office:value-type="float" office:value="89.999195338460368" table:formula="of:=([.E751]*180)/PI()" table:style-name="ce4">
            <text:p>90,0</text:p>
          </table:table-cell>
          <table:table-cell office:value-type="float" office:value="0" table:formula="of:=[.F751]-[.F75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1291000000000002" table:style-name="ce2">
            <text:p>4,1291</text:p>
          </table:table-cell>
          <table:table-cell office:value-type="float" office:value="72085" table:style-name="ce2">
            <text:p>72085</text:p>
          </table:table-cell>
          <table:table-cell office:value-type="float" office:value="70476.190476190779" table:formula="of:=([.B752]-[.B751])/([.A752]-[.A751])" table:style-name="ce4">
            <text:p>70476,2</text:p>
          </table:table-cell>
          <table:table-cell office:value-type="float" office:value="1.1212104625568404" table:formula="of:=TAN([.C752])" table:style-name="ce4">
            <text:p>1,1</text:p>
          </table:table-cell>
          <table:table-cell office:value-type="float" office:value="1.5707821376057083" table:formula="of:=ATAN([.C752])" table:style-name="ce4">
            <text:p>1,6</text:p>
          </table:table-cell>
          <table:table-cell office:value-type="float" office:value="89.999187019344788" table:formula="of:=([.E752]*180)/PI()" table:style-name="ce4">
            <text:p>90,0</text:p>
          </table:table-cell>
          <table:table-cell office:value-type="float" office:value="0" table:formula="of:=[.F752]-[.F75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1375000000000002" table:style-name="ce2">
            <text:p>4,1375</text:p>
          </table:table-cell>
          <table:table-cell office:value-type="float" office:value="72696" table:style-name="ce2">
            <text:p>72696</text:p>
          </table:table-cell>
          <table:table-cell office:value-type="float" office:value="72738.095238095557" table:formula="of:=([.B753]-[.B752])/([.A753]-[.A752])" table:style-name="ce4">
            <text:p>72738,1</text:p>
          </table:table-cell>
          <table:table-cell office:value-type="float" office:value="1.0307300686577905" table:formula="of:=TAN([.C753])" table:style-name="ce4">
            <text:p>1,0</text:p>
          </table:table-cell>
          <table:table-cell office:value-type="float" office:value="1.5707825788407239" table:formula="of:=ATAN([.C753])" table:style-name="ce4">
            <text:p>1,6</text:p>
          </table:table-cell>
          <table:table-cell office:value-type="float" office:value="89.999212300248971" table:formula="of:=([.E753]*180)/PI()" table:style-name="ce4">
            <text:p>90,0</text:p>
          </table:table-cell>
          <table:table-cell office:value-type="float" office:value="0" table:formula="of:=[.F753]-[.F75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1459000000000001" table:style-name="ce2">
            <text:p>4,1459</text:p>
          </table:table-cell>
          <table:table-cell office:value-type="float" office:value="73297" table:style-name="ce2">
            <text:p>73297</text:p>
          </table:table-cell>
          <table:table-cell office:value-type="float" office:value="71547.619047619359" table:formula="of:=([.B754]-[.B753])/([.A754]-[.A753])" table:style-name="ce4">
            <text:p>71547,6</text:p>
          </table:table-cell>
          <table:table-cell office:value-type="float" office:value="1.5169044036211938" table:formula="of:=TAN([.C754])" table:style-name="ce4">
            <text:p>1,5</text:p>
          </table:table-cell>
          <table:table-cell office:value-type="float" office:value="1.5707823500894067" table:formula="of:=ATAN([.C754])" table:style-name="ce4">
            <text:p>1,6</text:p>
          </table:table-cell>
          <table:table-cell office:value-type="float" office:value="89.999199193763928" table:formula="of:=([.E754]*180)/PI()" table:style-name="ce4">
            <text:p>90,0</text:p>
          </table:table-cell>
          <table:table-cell office:value-type="float" office:value="0" table:formula="of:=[.F754]-[.F75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1542000000000003" table:style-name="ce2">
            <text:p>4,1542</text:p>
          </table:table-cell>
          <table:table-cell office:value-type="float" office:value="73908" table:style-name="ce2">
            <text:p>73908</text:p>
          </table:table-cell>
          <table:table-cell office:value-type="float" office:value="73614.457831323569" table:formula="of:=([.B755]-[.B754])/([.A755]-[.A754])" table:style-name="ce4">
            <text:p>73614,5</text:p>
          </table:table-cell>
          <table:table-cell office:value-type="float" office:value="0.77413976504921678" table:formula="of:=TAN([.C755])" table:style-name="ce4">
            <text:p>0,8</text:p>
          </table:table-cell>
          <table:table-cell office:value-type="float" office:value="1.570782742506845" table:formula="of:=ATAN([.C755])" table:style-name="ce4">
            <text:p>1,6</text:p>
          </table:table-cell>
          <table:table-cell office:value-type="float" office:value="89.999221677626963" table:formula="of:=([.E755]*180)/PI()" table:style-name="ce4">
            <text:p>90,0</text:p>
          </table:table-cell>
          <table:table-cell office:value-type="float" office:value="0" table:formula="of:=[.F755]-[.F75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1623999999999999" table:style-name="ce2">
            <text:p>4,1624</text:p>
          </table:table-cell>
          <table:table-cell office:value-type="float" office:value="74509" table:style-name="ce2">
            <text:p>74509</text:p>
          </table:table-cell>
          <table:table-cell office:value-type="float" office:value="73292.682926833368" table:formula="of:=([.B756]-[.B755])/([.A756]-[.A755])" table:style-name="ce4">
            <text:p>73292,7</text:p>
          </table:table-cell>
          <table:table-cell office:value-type="float" office:value="-0.79826384877527556" table:formula="of:=TAN([.C756])" table:style-name="ce4">
            <text:p>-0,8</text:p>
          </table:table-cell>
          <table:table-cell office:value-type="float" office:value="1.5707826828681088" table:formula="of:=ATAN([.C756])" table:style-name="ce4">
            <text:p>1,6</text:p>
          </table:table-cell>
          <table:table-cell office:value-type="float" office:value="89.99921826057907" table:formula="of:=([.E756]*180)/PI()" table:style-name="ce4">
            <text:p>90,0</text:p>
          </table:table-cell>
          <table:table-cell office:value-type="float" office:value="0" table:formula="of:=[.F756]-[.F75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1707000000000001" table:style-name="ce2">
            <text:p>4,1707</text:p>
          </table:table-cell>
          <table:table-cell office:value-type="float" office:value="75130" table:style-name="ce2">
            <text:p>75130</text:p>
          </table:table-cell>
          <table:table-cell office:value-type="float" office:value="74819.277108431968" table:formula="of:=([.B757]-[.B756])/([.A757]-[.A756])" table:style-name="ce4">
            <text:p>74819,3</text:p>
          </table:table-cell>
          <table:table-cell office:value-type="float" office:value="-1.2435476836510591" table:formula="of:=TAN([.C757])" table:style-name="ce4">
            <text:p>-1,2</text:p>
          </table:table-cell>
          <table:table-cell office:value-type="float" office:value="1.5707829612554449" table:formula="of:=ATAN([.C757])" table:style-name="ce4">
            <text:p>1,6</text:p>
          </table:table-cell>
          <table:table-cell office:value-type="float" office:value="89.999234210998509" table:formula="of:=([.E757]*180)/PI()" table:style-name="ce4">
            <text:p>90,0</text:p>
          </table:table-cell>
          <table:table-cell office:value-type="float" office:value="0" table:formula="of:=[.F757]-[.F75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1791999999999998" table:style-name="ce2">
            <text:p>4,1792</text:p>
          </table:table-cell>
          <table:table-cell office:value-type="float" office:value="75791" table:style-name="ce2">
            <text:p>75791</text:p>
          </table:table-cell>
          <table:table-cell office:value-type="float" office:value="77764.705882355411" table:formula="of:=([.B758]-[.B757])/([.A758]-[.A757])" table:style-name="ce4">
            <text:p>77764,7</text:p>
          </table:table-cell>
          <table:table-cell office:value-type="float" office:value="1.1684579558207988" table:formula="of:=TAN([.C758])" table:style-name="ce4">
            <text:p>1,2</text:p>
          </table:table-cell>
          <table:table-cell office:value-type="float" office:value="1.5707834674908125" table:formula="of:=ATAN([.C758])" table:style-name="ce4">
            <text:p>1,6</text:p>
          </table:table-cell>
          <table:table-cell office:value-type="float" office:value="89.999263216148506" table:formula="of:=([.E758]*180)/PI()" table:style-name="ce4">
            <text:p>90,0</text:p>
          </table:table-cell>
          <table:table-cell office:value-type="float" office:value="0" table:formula="of:=[.F758]-[.F75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1877000000000004" table:style-name="ce2">
            <text:p>4,1877</text:p>
          </table:table-cell>
          <table:table-cell office:value-type="float" office:value="76432" table:style-name="ce2">
            <text:p>76432</text:p>
          </table:table-cell>
          <table:table-cell office:value-type="float" office:value="75411.764705876863" table:formula="of:=([.B759]-[.B758])/([.A759]-[.A758])" table:style-name="ce4">
            <text:p>75411,8</text:p>
          </table:table-cell>
          <table:table-cell office:value-type="float" office:value="1.4738489063823217" table:formula="of:=TAN([.C759])" table:style-name="ce4">
            <text:p>1,5</text:p>
          </table:table-cell>
          <table:table-cell office:value-type="float" office:value="1.5707830662644762" table:formula="of:=ATAN([.C759])" table:style-name="ce4">
            <text:p>1,6</text:p>
          </table:table-cell>
          <table:table-cell office:value-type="float" office:value="89.999240227572798" table:formula="of:=([.E759]*180)/PI()" table:style-name="ce4">
            <text:p>90,0</text:p>
          </table:table-cell>
          <table:table-cell office:value-type="float" office:value="0" table:formula="of:=[.F759]-[.F75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1961000000000004" table:style-name="ce2">
            <text:p>4,1961</text:p>
          </table:table-cell>
          <table:table-cell office:value-type="float" office:value="77082" table:style-name="ce2">
            <text:p>77082</text:p>
          </table:table-cell>
          <table:table-cell office:value-type="float" office:value="77380.952380952716" table:formula="of:=([.B760]-[.B759])/([.A760]-[.A759])" table:style-name="ce4">
            <text:p>77381,0</text:p>
          </table:table-cell>
          <table:table-cell office:value-type="float" office:value="0.40374468840442557" table:formula="of:=TAN([.C760])" table:style-name="ce4">
            <text:p>0,4</text:p>
          </table:table-cell>
          <table:table-cell office:value-type="float" office:value="1.5707834037179742" table:formula="of:=ATAN([.C760])" table:style-name="ce4">
            <text:p>1,6</text:p>
          </table:table-cell>
          <table:table-cell office:value-type="float" office:value="89.99925956223403" table:formula="of:=([.E760]*180)/PI()" table:style-name="ce4">
            <text:p>90,0</text:p>
          </table:table-cell>
          <table:table-cell office:value-type="float" office:value="0" table:formula="of:=[.F760]-[.F76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2042000000000002" table:style-name="ce2">
            <text:p>4,2042</text:p>
          </table:table-cell>
          <table:table-cell office:value-type="float" office:value="77723" table:style-name="ce2">
            <text:p>77723</text:p>
          </table:table-cell>
          <table:table-cell office:value-type="float" office:value="79135.802469138012" table:formula="of:=([.B761]-[.B760])/([.A761]-[.A760])" table:style-name="ce4">
            <text:p>79135,8</text:p>
          </table:table-cell>
          <table:table-cell office:value-type="float" office:value="-1.3037029144983352" table:formula="of:=TAN([.C761])" table:style-name="ce4">
            <text:p>-1,3</text:p>
          </table:table-cell>
          <table:table-cell office:value-type="float" office:value="1.570783690289437" table:formula="of:=ATAN([.C761])" table:style-name="ce4">
            <text:p>1,6</text:p>
          </table:table-cell>
          <table:table-cell office:value-type="float" office:value="89.999275981569383" table:formula="of:=([.E761]*180)/PI()" table:style-name="ce4">
            <text:p>90,0</text:p>
          </table:table-cell>
          <table:table-cell office:value-type="float" office:value="0" table:formula="of:=[.F761]-[.F76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2123999999999997" table:style-name="ce2">
            <text:p>4,2124</text:p>
          </table:table-cell>
          <table:table-cell office:value-type="float" office:value="78383" table:style-name="ce2">
            <text:p>78383</text:p>
          </table:table-cell>
          <table:table-cell office:value-type="float" office:value="80487.804878053284" table:formula="of:=([.B762]-[.B761])/([.A762]-[.A761])" table:style-name="ce4">
            <text:p>80487,8</text:p>
          </table:table-cell>
          <table:table-cell office:value-type="float" office:value="0.203848287212676" table:formula="of:=TAN([.C762])" table:style-name="ce4">
            <text:p>0,2</text:p>
          </table:table-cell>
          <table:table-cell office:value-type="float" office:value="1.570783902552473" table:formula="of:=ATAN([.C762])" table:style-name="ce4">
            <text:p>1,6</text:p>
          </table:table-cell>
          <table:table-cell office:value-type="float" office:value="89.999288143345481" table:formula="of:=([.E762]*180)/PI()" table:style-name="ce4">
            <text:p>90,0</text:p>
          </table:table-cell>
          <table:table-cell office:value-type="float" office:value="0" table:formula="of:=[.F762]-[.F76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2207999999999997" table:style-name="ce2">
            <text:p>4,2208</text:p>
          </table:table-cell>
          <table:table-cell office:value-type="float" office:value="79054" table:style-name="ce2">
            <text:p>79054</text:p>
          </table:table-cell>
          <table:table-cell office:value-type="float" office:value="79880.952380952731" table:formula="of:=([.B763]-[.B762])/([.A763]-[.A762])" table:style-name="ce4">
            <text:p>79881,0</text:p>
          </table:table-cell>
          <table:table-cell office:value-type="float" office:value="-0.33585893932464334" table:formula="of:=TAN([.C763])" table:style-name="ce4">
            <text:p>-0,3</text:p>
          </table:table-cell>
          <table:table-cell office:value-type="float" office:value="1.5707838081659853" table:formula="of:=ATAN([.C763])" table:style-name="ce4">
            <text:p>1,6</text:p>
          </table:table-cell>
          <table:table-cell office:value-type="float" office:value="89.999282735398097" table:formula="of:=([.E763]*180)/PI()" table:style-name="ce4">
            <text:p>90,0</text:p>
          </table:table-cell>
          <table:table-cell office:value-type="float" office:value="0" table:formula="of:=[.F763]-[.F76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2291999999999996" table:style-name="ce2">
            <text:p>4,2292</text:p>
          </table:table-cell>
          <table:table-cell office:value-type="float" office:value="79753" table:style-name="ce2">
            <text:p>79753</text:p>
          </table:table-cell>
          <table:table-cell office:value-type="float" office:value="83214.285714286074" table:formula="of:=([.B764]-[.B763])/([.A764]-[.A763])" table:style-name="ce4">
            <text:p>83214,3</text:p>
          </table:table-cell>
          <table:table-cell office:value-type="float" office:value="-0.2241381820441733" table:formula="of:=TAN([.C764])" table:style-name="ce4">
            <text:p>-0,2</text:p>
          </table:table-cell>
          <table:table-cell office:value-type="float" office:value="1.5707843096275151" table:formula="of:=ATAN([.C764])" table:style-name="ce4">
            <text:p>1,6</text:p>
          </table:table-cell>
          <table:table-cell office:value-type="float" office:value="89.999311467027354" table:formula="of:=([.E764]*180)/PI()" table:style-name="ce4">
            <text:p>90,0</text:p>
          </table:table-cell>
          <table:table-cell office:value-type="float" office:value="0" table:formula="of:=[.F764]-[.F76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2375999999999996" table:style-name="ce2">
            <text:p>4,2376</text:p>
          </table:table-cell>
          <table:table-cell office:value-type="float" office:value="80424" table:style-name="ce2">
            <text:p>80424</text:p>
          </table:table-cell>
          <table:table-cell office:value-type="float" office:value="79880.952380952731" table:formula="of:=([.B765]-[.B764])/([.A765]-[.A764])" table:style-name="ce4">
            <text:p>79881,0</text:p>
          </table:table-cell>
          <table:table-cell office:value-type="float" office:value="-0.33585893932464334" table:formula="of:=TAN([.C765])" table:style-name="ce4">
            <text:p>-0,3</text:p>
          </table:table-cell>
          <table:table-cell office:value-type="float" office:value="1.5707838081659853" table:formula="of:=ATAN([.C765])" table:style-name="ce4">
            <text:p>1,6</text:p>
          </table:table-cell>
          <table:table-cell office:value-type="float" office:value="89.999282735398097" table:formula="of:=([.E765]*180)/PI()" table:style-name="ce4">
            <text:p>90,0</text:p>
          </table:table-cell>
          <table:table-cell office:value-type="float" office:value="0" table:formula="of:=[.F765]-[.F76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2458" table:style-name="ce2">
            <text:p>4,2458</text:p>
          </table:table-cell>
          <table:table-cell office:value-type="float" office:value="81104" table:style-name="ce2">
            <text:p>81104</text:p>
          </table:table-cell>
          <table:table-cell office:value-type="float" office:value="82926.829268288348" table:formula="of:=([.B766]-[.B765])/([.A766]-[.A765])" table:style-name="ce4">
            <text:p>82926,8</text:p>
          </table:table-cell>
          <table:table-cell office:value-type="float" office:value="4.4465673649095043" table:formula="of:=TAN([.C766])" table:style-name="ce4">
            <text:p>4,4</text:p>
          </table:table-cell>
          <table:table-cell office:value-type="float" office:value="1.5707842679713677" table:formula="of:=ATAN([.C766])" table:style-name="ce4">
            <text:p>1,6</text:p>
          </table:table-cell>
          <table:table-cell office:value-type="float" office:value="89.999309080305906" table:formula="of:=([.E766]*180)/PI()" table:style-name="ce4">
            <text:p>90,0</text:p>
          </table:table-cell>
          <table:table-cell office:value-type="float" office:value="0" table:formula="of:=[.F766]-[.F76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2541000000000002" table:style-name="ce2">
            <text:p>4,2541</text:p>
          </table:table-cell>
          <table:table-cell office:value-type="float" office:value="81764" table:style-name="ce2">
            <text:p>81764</text:p>
          </table:table-cell>
          <table:table-cell office:value-type="float" office:value="79518.072289154748" table:formula="of:=([.B767]-[.B766])/([.A767]-[.A766])" table:style-name="ce4">
            <text:p>79518,1</text:p>
          </table:table-cell>
          <table:table-cell office:value-type="float" office:value="2.7381334145196519" table:formula="of:=TAN([.C767])" table:style-name="ce4">
            <text:p>2,7</text:p>
          </table:table-cell>
          <table:table-cell office:value-type="float" office:value="1.5707837510373215" table:formula="of:=ATAN([.C767])" table:style-name="ce4">
            <text:p>1,6</text:p>
          </table:table-cell>
          <table:table-cell office:value-type="float" office:value="89.999279462166768" table:formula="of:=([.E767]*180)/PI()" table:style-name="ce4">
            <text:p>90,0</text:p>
          </table:table-cell>
          <table:table-cell office:value-type="float" office:value="0" table:formula="of:=[.F767]-[.F76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2622" table:style-name="ce2">
            <text:p>4,2622</text:p>
          </table:table-cell>
          <table:table-cell office:value-type="float" office:value="82444" table:style-name="ce2">
            <text:p>82444</text:p>
          </table:table-cell>
          <table:table-cell office:value-type="float" office:value="83950.617283952961" table:formula="of:=([.B768]-[.B767])/([.A768]-[.A767])" table:style-name="ce4">
            <text:p>83950,6</text:p>
          </table:table-cell>
          <table:table-cell office:value-type="float" office:value="1.4857968881389416" table:formula="of:=TAN([.C768])" table:style-name="ce4">
            <text:p>1,5</text:p>
          </table:table-cell>
          <table:table-cell office:value-type="float" office:value="1.5707844150301913" table:formula="of:=ATAN([.C768])" table:style-name="ce4">
            <text:p>1,6</text:p>
          </table:table-cell>
          <table:table-cell office:value-type="float" office:value="89.999317506155847" table:formula="of:=([.E768]*180)/PI()" table:style-name="ce4">
            <text:p>90,0</text:p>
          </table:table-cell>
          <table:table-cell office:value-type="float" office:value="0" table:formula="of:=[.F768]-[.F76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2708000000000004" table:style-name="ce2">
            <text:p>4,2708</text:p>
          </table:table-cell>
          <table:table-cell office:value-type="float" office:value="83144" table:style-name="ce2">
            <text:p>83144</text:p>
          </table:table-cell>
          <table:table-cell office:value-type="float" office:value="81395.34883720566" table:formula="of:=([.B769]-[.B768])/([.A769]-[.A768])" table:style-name="ce4">
            <text:p>81395,3</text:p>
          </table:table-cell>
          <table:table-cell office:value-type="float" office:value="-0.17704030154799" table:formula="of:=TAN([.C769])" table:style-name="ce4">
            <text:p>-0,2</text:p>
          </table:table-cell>
          <table:table-cell office:value-type="float" office:value="1.5707840410806115" table:formula="of:=ATAN([.C769])" table:style-name="ce4">
            <text:p>1,6</text:p>
          </table:table-cell>
          <table:table-cell office:value-type="float" office:value="89.999296080423179" table:formula="of:=([.E769]*180)/PI()" table:style-name="ce4">
            <text:p>90,0</text:p>
          </table:table-cell>
          <table:table-cell office:value-type="float" office:value="0" table:formula="of:=[.F769]-[.F76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2793000000000001" table:style-name="ce2">
            <text:p>4,2793</text:p>
          </table:table-cell>
          <table:table-cell office:value-type="float" office:value="83824" table:style-name="ce2">
            <text:p>83824</text:p>
          </table:table-cell>
          <table:table-cell office:value-type="float" office:value="80000.000000002547" table:formula="of:=([.B770]-[.B769])/([.A770]-[.A769])" table:style-name="ce4">
            <text:p>80000,0</text:p>
          </table:table-cell>
          <table:table-cell office:value-type="float" office:value="-0.77118730183947626" table:formula="of:=TAN([.C770])" table:style-name="ce4">
            <text:p>-0,8</text:p>
          </table:table-cell>
          <table:table-cell office:value-type="float" office:value="1.5707838267948973" table:formula="of:=ATAN([.C770])" table:style-name="ce4">
            <text:p>1,6</text:p>
          </table:table-cell>
          <table:table-cell office:value-type="float" office:value="89.999283802756125" table:formula="of:=([.E770]*180)/PI()" table:style-name="ce4">
            <text:p>90,0</text:p>
          </table:table-cell>
          <table:table-cell office:value-type="float" office:value="0" table:formula="of:=[.F770]-[.F77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2876000000000003" table:style-name="ce2">
            <text:p>4,2876</text:p>
          </table:table-cell>
          <table:table-cell office:value-type="float" office:value="84534" table:style-name="ce2">
            <text:p>84534</text:p>
          </table:table-cell>
          <table:table-cell office:value-type="float" office:value="85542.168674696775" table:formula="of:=([.B771]-[.B770])/([.A771]-[.A770])" table:style-name="ce4">
            <text:p>85542,2</text:p>
          </table:table-cell>
          <table:table-cell office:value-type="float" office:value="-0.26354947627618192" table:formula="of:=TAN([.C771])" table:style-name="ce4">
            <text:p>-0,3</text:p>
          </table:table-cell>
          <table:table-cell office:value-type="float" office:value="1.5707846366540521" table:formula="of:=ATAN([.C771])" table:style-name="ce4">
            <text:p>1,6</text:p>
          </table:table-cell>
          <table:table-cell office:value-type="float" office:value="89.999330204267693" table:formula="of:=([.E771]*180)/PI()" table:style-name="ce4">
            <text:p>90,0</text:p>
          </table:table-cell>
          <table:table-cell office:value-type="float" office:value="0" table:formula="of:=[.F771]-[.F77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2960000000000003" table:style-name="ce2">
            <text:p>4,296</text:p>
          </table:table-cell>
          <table:table-cell office:value-type="float" office:value="85204" table:style-name="ce2">
            <text:p>85204</text:p>
          </table:table-cell>
          <table:table-cell office:value-type="float" office:value="79761.904761905113" table:formula="of:=([.B772]-[.B771])/([.A772]-[.A771])" table:style-name="ce4">
            <text:p>79761,9</text:p>
          </table:table-cell>
          <table:table-cell office:value-type="float" office:value="8.8801472615969487E-3" table:formula="of:=TAN([.C772])" table:style-name="ce4">
            <text:p>0,0</text:p>
          </table:table-cell>
          <table:table-cell office:value-type="float" office:value="1.5707837894814645" table:formula="of:=ATAN([.C772])" table:style-name="ce4">
            <text:p>1,6</text:p>
          </table:table-cell>
          <table:table-cell office:value-type="float" office:value="89.99928166485391" table:formula="of:=([.E772]*180)/PI()" table:style-name="ce4">
            <text:p>90,0</text:p>
          </table:table-cell>
          <table:table-cell office:value-type="float" office:value="0" table:formula="of:=[.F772]-[.F77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3041" table:style-name="ce2">
            <text:p>4,3041</text:p>
          </table:table-cell>
          <table:table-cell office:value-type="float" office:value="85894" table:style-name="ce2">
            <text:p>85894</text:p>
          </table:table-cell>
          <table:table-cell office:value-type="float" office:value="85185.185185187554" table:formula="of:=([.B773]-[.B772])/([.A773]-[.A772])" table:style-name="ce4">
            <text:p>85185,2</text:p>
          </table:table-cell>
          <table:table-cell office:value-type="float" office:value="1.2611501595947932" table:formula="of:=TAN([.C773])" table:style-name="ce4">
            <text:p>1,3</text:p>
          </table:table-cell>
          <table:table-cell office:value-type="float" office:value="1.5707845876644624" table:formula="of:=ATAN([.C773])" table:style-name="ce4">
            <text:p>1,6</text:p>
          </table:table-cell>
          <table:table-cell office:value-type="float" office:value="89.999327397370962" table:formula="of:=([.E773]*180)/PI()" table:style-name="ce4">
            <text:p>90,0</text:p>
          </table:table-cell>
          <table:table-cell office:value-type="float" office:value="0" table:formula="of:=[.F773]-[.F77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3124000000000002" table:style-name="ce2">
            <text:p>4,3124</text:p>
          </table:table-cell>
          <table:table-cell office:value-type="float" office:value="86594" table:style-name="ce2">
            <text:p>86594</text:p>
          </table:table-cell>
          <table:table-cell office:value-type="float" office:value="84337.349397588376" table:formula="of:=([.B774]-[.B773])/([.A774]-[.A773])" table:style-name="ce4">
            <text:p>84337,3</text:p>
          </table:table-cell>
          <table:table-cell office:value-type="float" office:value="3.5282368546063259" table:formula="of:=TAN([.C774])" table:style-name="ce4">
            <text:p>3,5</text:p>
          </table:table-cell>
          <table:table-cell office:value-type="float" office:value="1.5707844696520401" table:formula="of:=ATAN([.C774])" table:style-name="ce4">
            <text:p>1,6</text:p>
          </table:table-cell>
          <table:table-cell office:value-type="float" office:value="89.999320635757229" table:formula="of:=([.E774]*180)/PI()" table:style-name="ce4">
            <text:p>90,0</text:p>
          </table:table-cell>
          <table:table-cell office:value-type="float" office:value="0" table:formula="of:=[.F774]-[.F77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3211000000000004" table:style-name="ce2">
            <text:p>4,3211</text:p>
          </table:table-cell>
          <table:table-cell office:value-type="float" office:value="87324" table:style-name="ce2">
            <text:p>87324</text:p>
          </table:table-cell>
          <table:table-cell office:value-type="float" office:value="83908.045977010028" table:formula="of:=([.B775]-[.B774])/([.A775]-[.A774])" table:style-name="ce4">
            <text:p>83908,0</text:p>
          </table:table-cell>
          <table:table-cell office:value-type="float" office:value="-0.9357287033027224" table:formula="of:=TAN([.C775])" table:style-name="ce4">
            <text:p>-0,9</text:p>
          </table:table-cell>
          <table:table-cell office:value-type="float" office:value="1.570784408986678" table:formula="of:=ATAN([.C775])" table:style-name="ce4">
            <text:p>1,6</text:p>
          </table:table-cell>
          <table:table-cell office:value-type="float" office:value="89.999317159888037" table:formula="of:=([.E775]*180)/PI()" table:style-name="ce4">
            <text:p>90,0</text:p>
          </table:table-cell>
          <table:table-cell office:value-type="float" office:value="0" table:formula="of:=[.F775]-[.F77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3292000000000002" table:style-name="ce2">
            <text:p>4,3292</text:p>
          </table:table-cell>
          <table:table-cell office:value-type="float" office:value="88043" table:style-name="ce2">
            <text:p>88043</text:p>
          </table:table-cell>
          <table:table-cell office:value-type="float" office:value="88765.432098767909" table:formula="of:=([.B776]-[.B775])/([.A776]-[.A775])" table:style-name="ce4">
            <text:p>88765,4</text:p>
          </table:table-cell>
          <table:table-cell office:value-type="float" office:value="-0.27495934265026312" table:formula="of:=TAN([.C776])" table:style-name="ce4">
            <text:p>-0,3</text:p>
          </table:table-cell>
          <table:table-cell office:value-type="float" office:value="1.5707850611481655" table:formula="of:=ATAN([.C776])" table:style-name="ce4">
            <text:p>1,6</text:p>
          </table:table-cell>
          <table:table-cell office:value-type="float" office:value="89.999354525988821" table:formula="of:=([.E776]*180)/PI()" table:style-name="ce4">
            <text:p>90,0</text:p>
          </table:table-cell>
          <table:table-cell office:value-type="float" office:value="0" table:formula="of:=[.F776]-[.F77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3376000000000001" table:style-name="ce2">
            <text:p>4,3376</text:p>
          </table:table-cell>
          <table:table-cell office:value-type="float" office:value="88773" table:style-name="ce2">
            <text:p>88773</text:p>
          </table:table-cell>
          <table:table-cell office:value-type="float" office:value="86904.761904762287" table:formula="of:=([.B777]-[.B776])/([.A777]-[.A776])" table:style-name="ce4">
            <text:p>86904,8</text:p>
          </table:table-cell>
          <table:table-cell office:value-type="float" office:value="-2.0433539127964049" table:formula="of:=TAN([.C777])" table:style-name="ce4">
            <text:p>-2,0</text:p>
          </table:table-cell>
          <table:table-cell office:value-type="float" office:value="1.5707848199455821" table:formula="of:=ATAN([.C777])" table:style-name="ce4">
            <text:p>1,6</text:p>
          </table:table-cell>
          <table:table-cell office:value-type="float" office:value="89.999340706098778" table:formula="of:=([.E777]*180)/PI()" table:style-name="ce4">
            <text:p>90,0</text:p>
          </table:table-cell>
          <table:table-cell office:value-type="float" office:value="0" table:formula="of:=[.F777]-[.F77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3457999999999997" table:style-name="ce2">
            <text:p>4,3458</text:p>
          </table:table-cell>
          <table:table-cell office:value-type="float" office:value="89482" table:style-name="ce2">
            <text:p>89482</text:p>
          </table:table-cell>
          <table:table-cell office:value-type="float" office:value="86463.414634151181" table:formula="of:=([.B778]-[.B777])/([.A778]-[.A777])" table:style-name="ce4">
            <text:p>86463,4</text:p>
          </table:table-cell>
          <table:table-cell office:value-type="float" office:value="0.54841050842811168" table:formula="of:=TAN([.C778])" table:style-name="ce4">
            <text:p>0,5</text:p>
          </table:table-cell>
          <table:table-cell office:value-type="float" office:value="1.5707847612095658" table:formula="of:=ATAN([.C778])" table:style-name="ce4">
            <text:p>1,6</text:p>
          </table:table-cell>
          <table:table-cell office:value-type="float" office:value="89.999337340772954" table:formula="of:=([.E778]*180)/PI()" table:style-name="ce4">
            <text:p>90,0</text:p>
          </table:table-cell>
          <table:table-cell office:value-type="float" office:value="0" table:formula="of:=[.F778]-[.F77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3539000000000003" table:style-name="ce2">
            <text:p>4,3539</text:p>
          </table:table-cell>
          <table:table-cell office:value-type="float" office:value="90202" table:style-name="ce2">
            <text:p>90202</text:p>
          </table:table-cell>
          <table:table-cell office:value-type="float" office:value="88888.888888881615" table:formula="of:=([.B779]-[.B778])/([.A779]-[.A778])" table:style-name="ce4">
            <text:p>88888,9</text:p>
          </table:table-cell>
          <table:table-cell office:value-type="float" office:value="0.78632740175911697" table:formula="of:=TAN([.C779])" table:style-name="ce4">
            <text:p>0,8</text:p>
          </table:table-cell>
          <table:table-cell office:value-type="float" office:value="1.570785076794897" table:formula="of:=ATAN([.C779])" table:style-name="ce4">
            <text:p>1,6</text:p>
          </table:table-cell>
          <table:table-cell office:value-type="float" office:value="89.999355422480491" table:formula="of:=([.E779]*180)/PI()" table:style-name="ce4">
            <text:p>90,0</text:p>
          </table:table-cell>
          <table:table-cell office:value-type="float" office:value="0" table:formula="of:=[.F779]-[.F77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3624999999999998" table:style-name="ce2">
            <text:p>4,3625</text:p>
          </table:table-cell>
          <table:table-cell office:value-type="float" office:value="90921" table:style-name="ce2">
            <text:p>90921</text:p>
          </table:table-cell>
          <table:table-cell office:value-type="float" office:value="83604.651162795592" table:formula="of:=([.B780]-[.B779])/([.A780]-[.A779])" table:style-name="ce4">
            <text:p>83604,7</text:p>
          </table:table-cell>
          <table:table-cell office:value-type="float" office:value="0.66589107611027842" table:formula="of:=TAN([.C780])" table:style-name="ce4">
            <text:p>0,7</text:p>
          </table:table-cell>
          <table:table-cell office:value-type="float" office:value="1.5707843657378735" table:formula="of:=ATAN([.C780])" table:style-name="ce4">
            <text:p>1,6</text:p>
          </table:table-cell>
          <table:table-cell office:value-type="float" office:value="89.999314681914058" table:formula="of:=([.E780]*180)/PI()" table:style-name="ce4">
            <text:p>90,0</text:p>
          </table:table-cell>
          <table:table-cell office:value-type="float" office:value="0" table:formula="of:=[.F780]-[.F78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3707000000000003" table:style-name="ce2">
            <text:p>4,3707</text:p>
          </table:table-cell>
          <table:table-cell office:value-type="float" office:value="91680" table:style-name="ce2">
            <text:p>91680</text:p>
          </table:table-cell>
          <table:table-cell office:value-type="float" office:value="92560.975609751258" table:formula="of:=([.B781]-[.B780])/([.A781]-[.A780])" table:style-name="ce4">
            <text:p>92561,0</text:p>
          </table:table-cell>
          <table:table-cell office:value-type="float" office:value="0.23546970319036464" table:formula="of:=TAN([.C781])" table:style-name="ce4">
            <text:p>0,2</text:p>
          </table:table-cell>
          <table:table-cell office:value-type="float" office:value="1.5707855231058325" table:formula="of:=ATAN([.C781])" table:style-name="ce4">
            <text:p>1,6</text:p>
          </table:table-cell>
          <table:table-cell office:value-type="float" office:value="89.999380994213453" table:formula="of:=([.E781]*180)/PI()" table:style-name="ce4">
            <text:p>90,0</text:p>
          </table:table-cell>
          <table:table-cell office:value-type="float" office:value="0" table:formula="of:=[.F781]-[.F78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3792" table:style-name="ce2">
            <text:p>4,3792</text:p>
          </table:table-cell>
          <table:table-cell office:value-type="float" office:value="92410" table:style-name="ce2">
            <text:p>92410</text:p>
          </table:table-cell>
          <table:table-cell office:value-type="float" office:value="85882.352941179197" table:formula="of:=([.B782]-[.B781])/([.A782]-[.A781])" table:style-name="ce4">
            <text:p>85882,4</text:p>
          </table:table-cell>
          <table:table-cell office:value-type="float" office:value="0.73613762101232916" table:formula="of:=TAN([.C782])" table:style-name="ce4">
            <text:p>0,7</text:p>
          </table:table-cell>
          <table:table-cell office:value-type="float" office:value="1.5707846829592806" table:formula="of:=ATAN([.C782])" table:style-name="ce4">
            <text:p>1,6</text:p>
          </table:table-cell>
          <table:table-cell office:value-type="float" office:value="89.999332857361864" table:formula="of:=([.E782]*180)/PI()" table:style-name="ce4">
            <text:p>90,0</text:p>
          </table:table-cell>
          <table:table-cell office:value-type="float" office:value="0" table:formula="of:=[.F782]-[.F78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3875000000000002" table:style-name="ce2">
            <text:p>4,3875</text:p>
          </table:table-cell>
          <table:table-cell office:value-type="float" office:value="93149" table:style-name="ce2">
            <text:p>93149</text:p>
          </table:table-cell>
          <table:table-cell office:value-type="float" office:value="89036.144578311156" table:formula="of:=([.B783]-[.B782])/([.A783]-[.A782])" table:style-name="ce4">
            <text:p>89036,1</text:p>
          </table:table-cell>
          <table:table-cell office:value-type="float" office:value="0.27372763919636772" table:formula="of:=TAN([.C783])" table:style-name="ce4">
            <text:p>0,3</text:p>
          </table:table-cell>
          <table:table-cell office:value-type="float" office:value="1.5707850954011218" table:formula="of:=ATAN([.C783])" table:style-name="ce4">
            <text:p>1,6</text:p>
          </table:table-cell>
          <table:table-cell office:value-type="float" office:value="89.999356488538666" table:formula="of:=([.E783]*180)/PI()" table:style-name="ce4">
            <text:p>90,0</text:p>
          </table:table-cell>
          <table:table-cell office:value-type="float" office:value="0" table:formula="of:=[.F783]-[.F78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3958000000000004" table:style-name="ce2">
            <text:p>4,3958</text:p>
          </table:table-cell>
          <table:table-cell office:value-type="float" office:value="93898" table:style-name="ce2">
            <text:p>93898</text:p>
          </table:table-cell>
          <table:table-cell office:value-type="float" office:value="90240.963855419555" table:formula="of:=([.B784]-[.B783])/([.A784]-[.A783])" table:style-name="ce4">
            <text:p>90241,0</text:p>
          </table:table-cell>
          <table:table-cell office:value-type="float" office:value="-3.4047042040337727" table:formula="of:=TAN([.C784])" table:style-name="ce4">
            <text:p>-3,4</text:p>
          </table:table-cell>
          <table:table-cell office:value-type="float" office:value="1.5707852453529745" table:formula="of:=ATAN([.C784])" table:style-name="ce4">
            <text:p>1,6</text:p>
          </table:table-cell>
          <table:table-cell office:value-type="float" office:value="89.999365080146944" table:formula="of:=([.E784]*180)/PI()" table:style-name="ce4">
            <text:p>90,0</text:p>
          </table:table-cell>
          <table:table-cell office:value-type="float" office:value="0" table:formula="of:=[.F784]-[.F78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4055" table:style-name="ce2">
            <text:p>4,4055</text:p>
          </table:table-cell>
          <table:table-cell office:value-type="float" office:value="94756" table:style-name="ce2">
            <text:p>94756</text:p>
          </table:table-cell>
          <table:table-cell office:value-type="float" office:value="88453.608247426353" table:formula="of:=([.B785]-[.B784])/([.A785]-[.A784])" table:style-name="ce4">
            <text:p>88453,6</text:p>
          </table:table-cell>
          <table:table-cell office:value-type="float" office:value="-1.8467423845790043" table:formula="of:=TAN([.C785])" table:style-name="ce4">
            <text:p>-1,8</text:p>
          </table:table-cell>
          <table:table-cell office:value-type="float" office:value="1.5707850214335917" table:formula="of:=ATAN([.C785])" table:style-name="ce4">
            <text:p>1,6</text:p>
          </table:table-cell>
          <table:table-cell office:value-type="float" office:value="89.99935225051135" table:formula="of:=([.E785]*180)/PI()" table:style-name="ce4">
            <text:p>90,0</text:p>
          </table:table-cell>
          <table:table-cell office:value-type="float" office:value="0" table:formula="of:=[.F785]-[.F78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4139999999999997" table:style-name="ce2">
            <text:p>4,414</text:p>
          </table:table-cell>
          <table:table-cell office:value-type="float" office:value="95544" table:style-name="ce2">
            <text:p>95544</text:p>
          </table:table-cell>
          <table:table-cell office:value-type="float" office:value="92705.882352944114" table:formula="of:=([.B786]-[.B785])/([.A786]-[.A785])" table:style-name="ce4">
            <text:p>92705,9</text:p>
          </table:table-cell>
          <table:table-cell office:value-type="float" office:value="0.72108638245677026" table:formula="of:=TAN([.C786])" table:style-name="ce4">
            <text:p>0,7</text:p>
          </table:table-cell>
          <table:table-cell office:value-type="float" office:value="1.5707855399928665" table:formula="of:=ATAN([.C786])" table:style-name="ce4">
            <text:p>1,6</text:p>
          </table:table-cell>
          <table:table-cell office:value-type="float" office:value="89.999381961769231" table:formula="of:=([.E786]*180)/PI()" table:style-name="ce4">
            <text:p>90,0</text:p>
          </table:table-cell>
          <table:table-cell office:value-type="float" office:value="0" table:formula="of:=[.F786]-[.F78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4222999999999999" table:style-name="ce2">
            <text:p>4,4223</text:p>
          </table:table-cell>
          <table:table-cell office:value-type="float" office:value="96313" table:style-name="ce2">
            <text:p>96313</text:p>
          </table:table-cell>
          <table:table-cell office:value-type="float" office:value="92650.602409636369" table:formula="of:=([.B787]-[.B786])/([.A787]-[.A786])" table:style-name="ce4">
            <text:p>92650,6</text:p>
          </table:table-cell>
          <table:table-cell office:value-type="float" office:value="-2.9908676999953481" table:formula="of:=TAN([.C787])" table:style-name="ce4">
            <text:p>-3,0</text:p>
          </table:table-cell>
          <table:table-cell office:value-type="float" office:value="1.5707855335569256" table:formula="of:=ATAN([.C787])" table:style-name="ce4">
            <text:p>1,6</text:p>
          </table:table-cell>
          <table:table-cell office:value-type="float" office:value="89.999381593016992" table:formula="of:=([.E787]*180)/PI()" table:style-name="ce4">
            <text:p>90,0</text:p>
          </table:table-cell>
          <table:table-cell office:value-type="float" office:value="0" table:formula="of:=[.F787]-[.F78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4306999999999999" table:style-name="ce2">
            <text:p>4,4307</text:p>
          </table:table-cell>
          <table:table-cell office:value-type="float" office:value="97082" table:style-name="ce2">
            <text:p>97082</text:p>
          </table:table-cell>
          <table:table-cell office:value-type="float" office:value="91547.619047619446" table:formula="of:=([.B788]-[.B787])/([.A788]-[.A787])" table:style-name="ce4">
            <text:p>91547,6</text:p>
          </table:table-cell>
          <table:table-cell office:value-type="float" office:value="-26.079385262830595" table:formula="of:=TAN([.C788])" table:style-name="ce4">
            <text:p>-26,1</text:p>
          </table:table-cell>
          <table:table-cell office:value-type="float" office:value="1.5707854035179141" table:formula="of:=ATAN([.C788])" table:style-name="ce4">
            <text:p>1,6</text:p>
          </table:table-cell>
          <table:table-cell office:value-type="float" office:value="89.999374142330453" table:formula="of:=([.E788]*180)/PI()" table:style-name="ce4">
            <text:p>90,0</text:p>
          </table:table-cell>
          <table:table-cell office:value-type="float" office:value="0" table:formula="of:=[.F788]-[.F78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4401999999999999" table:style-name="ce2">
            <text:p>4,4402</text:p>
          </table:table-cell>
          <table:table-cell office:value-type="float" office:value="97949" table:style-name="ce2">
            <text:p>97949</text:p>
          </table:table-cell>
          <table:table-cell office:value-type="float" office:value="91263.157894736229" table:formula="of:=([.B789]-[.B788])/([.A789]-[.A788])" table:style-name="ce4">
            <text:p>91263,2</text:p>
          </table:table-cell>
          <table:table-cell office:value-type="float" office:value="-0.10912210753964698" table:formula="of:=TAN([.C789])" table:style-name="ce4">
            <text:p>-0,1</text:p>
          </table:table-cell>
          <table:table-cell office:value-type="float" office:value="1.5707853694707909" table:formula="of:=ATAN([.C789])" table:style-name="ce4">
            <text:p>1,6</text:p>
          </table:table-cell>
          <table:table-cell office:value-type="float" office:value="89.999372191573983" table:formula="of:=([.E789]*180)/PI()" table:style-name="ce4">
            <text:p>90,0</text:p>
          </table:table-cell>
          <table:table-cell office:value-type="float" office:value="0" table:formula="of:=[.F789]-[.F78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4484000000000004" table:style-name="ce2">
            <text:p>4,4484</text:p>
          </table:table-cell>
          <table:table-cell office:value-type="float" office:value="98728" table:style-name="ce2">
            <text:p>98728</text:p>
          </table:table-cell>
          <table:table-cell office:value-type="float" office:value="94999.999999995023" table:formula="of:=([.B790]-[.B789])/([.A790]-[.A789])" table:style-name="ce4">
            <text:p>95000,0</text:p>
          </table:table-cell>
          <table:table-cell office:value-type="float" office:value="5.1704420291827811" table:formula="of:=TAN([.C790])" table:style-name="ce4">
            <text:p>5,2</text:p>
          </table:table-cell>
          <table:table-cell office:value-type="float" office:value="1.5707858004791075" table:formula="of:=ATAN([.C790])" table:style-name="ce4">
            <text:p>1,6</text:p>
          </table:table-cell>
          <table:table-cell office:value-type="float" office:value="89.999396886531471" table:formula="of:=([.E790]*180)/PI()" table:style-name="ce4">
            <text:p>90,0</text:p>
          </table:table-cell>
          <table:table-cell office:value-type="float" office:value="0" table:formula="of:=[.F790]-[.F79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4568000000000003" table:style-name="ce2">
            <text:p>4,4568</text:p>
          </table:table-cell>
          <table:table-cell office:value-type="float" office:value="99507" table:style-name="ce2">
            <text:p>99507</text:p>
          </table:table-cell>
          <table:table-cell office:value-type="float" office:value="92738.095238095644" table:formula="of:=([.B791]-[.B790])/([.A791]-[.A790])" table:style-name="ce4">
            <text:p>92738,1</text:p>
          </table:table-cell>
          <table:table-cell office:value-type="float" office:value="6.6571547728582674" table:formula="of:=TAN([.C791])" table:style-name="ce4">
            <text:p>6,7</text:p>
          </table:table-cell>
          <table:table-cell office:value-type="float" office:value="1.570785543739698" table:formula="of:=ATAN([.C791])" table:style-name="ce4">
            <text:p>1,6</text:p>
          </table:table-cell>
          <table:table-cell office:value-type="float" office:value="89.999382176446872" table:formula="of:=([.E791]*180)/PI()" table:style-name="ce4">
            <text:p>90,0</text:p>
          </table:table-cell>
          <table:table-cell office:value-type="float" office:value="0" table:formula="of:=[.F791]-[.F79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4653999999999998" table:style-name="ce2">
            <text:p>4,4654</text:p>
          </table:table-cell>
          <table:table-cell office:value-type="float" office:value="100310" table:style-name="ce2">
            <text:p>100310</text:p>
          </table:table-cell>
          <table:table-cell office:value-type="float" office:value="93372.093023261274" table:formula="of:=([.B792]-[.B791])/([.A792]-[.A791])" table:style-name="ce4">
            <text:p>93372,1</text:p>
          </table:table-cell>
          <table:table-cell office:value-type="float" office:value="1.0669251000206212" table:formula="of:=TAN([.C792])" table:style-name="ce4">
            <text:p>1,1</text:p>
          </table:table-cell>
          <table:table-cell office:value-type="float" office:value="1.57078561695679" table:formula="of:=ATAN([.C792])" table:style-name="ce4">
            <text:p>1,6</text:p>
          </table:table-cell>
          <table:table-cell office:value-type="float" office:value="89.999386371477229" table:formula="of:=([.E792]*180)/PI()" table:style-name="ce4">
            <text:p>90,0</text:p>
          </table:table-cell>
          <table:table-cell office:value-type="float" office:value="0" table:formula="of:=[.F792]-[.F79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4737999999999998" table:style-name="ce2">
            <text:p>4,4738</text:p>
          </table:table-cell>
          <table:table-cell office:value-type="float" office:value="101120" table:style-name="ce2">
            <text:p>101120</text:p>
          </table:table-cell>
          <table:table-cell office:value-type="float" office:value="96428.571428571857" table:formula="of:=([.B793]-[.B792])/([.A793]-[.A792])" table:style-name="ce4">
            <text:p>96428,6</text:p>
          </table:table-cell>
          <table:table-cell office:value-type="float" office:value="0.581250872171866" table:formula="of:=TAN([.C793])" table:style-name="ce4">
            <text:p>0,6</text:p>
          </table:table-cell>
          <table:table-cell office:value-type="float" office:value="1.5707859564245266" table:formula="of:=ATAN([.C793])" table:style-name="ce4">
            <text:p>1,6</text:p>
          </table:table-cell>
          <table:table-cell office:value-type="float" office:value="89.999405821545807" table:formula="of:=([.E793]*180)/PI()" table:style-name="ce4">
            <text:p>90,0</text:p>
          </table:table-cell>
          <table:table-cell office:value-type="float" office:value="0" table:formula="of:=[.F793]-[.F79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4833999999999996" table:style-name="ce2">
            <text:p>4,4834</text:p>
          </table:table-cell>
          <table:table-cell office:value-type="float" office:value="102060" table:style-name="ce2">
            <text:p>102060</text:p>
          </table:table-cell>
          <table:table-cell office:value-type="float" office:value="97916.666666668389" table:formula="of:=([.B794]-[.B793])/([.A794]-[.A793])" table:style-name="ce4">
            <text:p>97916,7</text:p>
          </table:table-cell>
          <table:table-cell office:value-type="float" office:value="-0.53745458158824222" table:formula="of:=TAN([.C794])" table:style-name="ce4">
            <text:p>-0,5</text:p>
          </table:table-cell>
          <table:table-cell office:value-type="float" office:value="1.5707861140289394" table:formula="of:=ATAN([.C794])" table:style-name="ce4">
            <text:p>1,6</text:p>
          </table:table-cell>
          <table:table-cell office:value-type="float" office:value="89.999414851613508" table:formula="of:=([.E794]*180)/PI()" table:style-name="ce4">
            <text:p>90,0</text:p>
          </table:table-cell>
          <table:table-cell office:value-type="float" office:value="0" table:formula="of:=[.F794]-[.F79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4916999999999998" table:style-name="ce2">
            <text:p>4,4917</text:p>
          </table:table-cell>
          <table:table-cell office:value-type="float" office:value="102860" table:style-name="ce2">
            <text:p>102860</text:p>
          </table:table-cell>
          <table:table-cell office:value-type="float" office:value="96385.542168672415" table:formula="of:=([.B795]-[.B794])/([.A795]-[.A794])" table:style-name="ce4">
            <text:p>96385,5</text:p>
          </table:table-cell>
          <table:table-cell office:value-type="float" office:value="10.929700379567512" table:formula="of:=TAN([.C795])" table:style-name="ce4">
            <text:p>10,9</text:p>
          </table:table-cell>
          <table:table-cell office:value-type="float" office:value="1.570785951794897" table:formula="of:=ATAN([.C795])" table:style-name="ce4">
            <text:p>1,6</text:p>
          </table:table-cell>
          <table:table-cell office:value-type="float" office:value="89.99940555628757" table:formula="of:=([.E795]*180)/PI()" table:style-name="ce4">
            <text:p>90,0</text:p>
          </table:table-cell>
          <table:table-cell office:value-type="float" office:value="0" table:formula="of:=[.F795]-[.F79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4999000000000002" table:style-name="ce2">
            <text:p>4,4999</text:p>
          </table:table-cell>
          <table:table-cell office:value-type="float" office:value="103690" table:style-name="ce2">
            <text:p>103690</text:p>
          </table:table-cell>
          <table:table-cell office:value-type="float" office:value="101219.51219511665" table:formula="of:=([.B796]-[.B795])/([.A796]-[.A795])" table:style-name="ce4">
            <text:p>101219,5</text:p>
          </table:table-cell>
          <table:table-cell office:value-type="float" office:value="0.59737769927735729" table:formula="of:=TAN([.C796])" table:style-name="ce4">
            <text:p>0,6</text:p>
          </table:table-cell>
          <table:table-cell office:value-type="float" office:value="1.5707864472768247" table:formula="of:=ATAN([.C796])" table:style-name="ce4">
            <text:p>1,6</text:p>
          </table:table-cell>
          <table:table-cell office:value-type="float" office:value="89.999433945310855" table:formula="of:=([.E796]*180)/PI()" table:style-name="ce4">
            <text:p>90,0</text:p>
          </table:table-cell>
          <table:table-cell office:value-type="float" office:value="0" table:formula="of:=[.F796]-[.F79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5084" table:style-name="ce2">
            <text:p>4,5084</text:p>
          </table:table-cell>
          <table:table-cell office:value-type="float" office:value="104550" table:style-name="ce2">
            <text:p>104550</text:p>
          </table:table-cell>
          <table:table-cell office:value-type="float" office:value="101176.4705882385" table:formula="of:=([.B797]-[.B796])/([.A797]-[.A796])" table:style-name="ce4">
            <text:p>101176,5</text:p>
          </table:table-cell>
          <table:table-cell office:value-type="float" office:value="10.884455016779162" table:formula="of:=TAN([.C797])" table:style-name="ce4">
            <text:p>10,9</text:p>
          </table:table-cell>
          <table:table-cell office:value-type="float" office:value="1.5707864430739666" table:formula="of:=ATAN([.C797])" table:style-name="ce4">
            <text:p>1,6</text:p>
          </table:table-cell>
          <table:table-cell office:value-type="float" office:value="89.999433704504824" table:formula="of:=([.E797]*180)/PI()" table:style-name="ce4">
            <text:p>90,0</text:p>
          </table:table-cell>
          <table:table-cell office:value-type="float" office:value="0" table:formula="of:=[.F797]-[.F79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5167999999999999" table:style-name="ce2">
            <text:p>4,5168</text:p>
          </table:table-cell>
          <table:table-cell office:value-type="float" office:value="105390" table:style-name="ce2">
            <text:p>105390</text:p>
          </table:table-cell>
          <table:table-cell office:value-type="float" office:value="100000.00000000044" table:formula="of:=([.B798]-[.B797])/([.A798]-[.A797])" table:style-name="ce4">
            <text:p>100000,0</text:p>
          </table:table-cell>
          <table:table-cell office:value-type="float" office:value="-3.5771662515784293E-2" table:formula="of:=TAN([.C798])" table:style-name="ce4">
            <text:p>0,0</text:p>
          </table:table-cell>
          <table:table-cell office:value-type="float" office:value="1.5707863267948969" table:formula="of:=ATAN([.C798])" table:style-name="ce4">
            <text:p>1,6</text:p>
          </table:table-cell>
          <table:table-cell office:value-type="float" office:value="89.999427042204886" table:formula="of:=([.E798]*180)/PI()" table:style-name="ce4">
            <text:p>90,0</text:p>
          </table:table-cell>
          <table:table-cell office:value-type="float" office:value="0" table:formula="of:=[.F798]-[.F79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5250000000000004" table:style-name="ce2">
            <text:p>4,525</text:p>
          </table:table-cell>
          <table:table-cell office:value-type="float" office:value="106220" table:style-name="ce2">
            <text:p>106220</text:p>
          </table:table-cell>
          <table:table-cell office:value-type="float" office:value="101219.51219511665" table:formula="of:=([.B799]-[.B798])/([.A799]-[.A798])" table:style-name="ce4">
            <text:p>101219,5</text:p>
          </table:table-cell>
          <table:table-cell office:value-type="float" office:value="0.59737769927735729" table:formula="of:=TAN([.C799])" table:style-name="ce4">
            <text:p>0,6</text:p>
          </table:table-cell>
          <table:table-cell office:value-type="float" office:value="1.5707864472768247" table:formula="of:=ATAN([.C799])" table:style-name="ce4">
            <text:p>1,6</text:p>
          </table:table-cell>
          <table:table-cell office:value-type="float" office:value="89.999433945310855" table:formula="of:=([.E799]*180)/PI()" table:style-name="ce4">
            <text:p>90,0</text:p>
          </table:table-cell>
          <table:table-cell office:value-type="float" office:value="0" table:formula="of:=[.F799]-[.F79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5346000000000002" table:style-name="ce2">
            <text:p>4,5346</text:p>
          </table:table-cell>
          <table:table-cell office:value-type="float" office:value="107180" table:style-name="ce2">
            <text:p>107180</text:p>
          </table:table-cell>
          <table:table-cell office:value-type="float" office:value="100000.00000000176" table:formula="of:=([.B800]-[.B799])/([.A800]-[.A799])" table:style-name="ce4">
            <text:p>100000,0</text:p>
          </table:table-cell>
          <table:table-cell office:value-type="float" office:value="-3.5771661189865515E-2" table:formula="of:=TAN([.C800])" table:style-name="ce4">
            <text:p>0,0</text:p>
          </table:table-cell>
          <table:table-cell office:value-type="float" office:value="1.5707863267948969" table:formula="of:=ATAN([.C800])" table:style-name="ce4">
            <text:p>1,6</text:p>
          </table:table-cell>
          <table:table-cell office:value-type="float" office:value="89.999427042204886" table:formula="of:=([.E800]*180)/PI()" table:style-name="ce4">
            <text:p>90,0</text:p>
          </table:table-cell>
          <table:table-cell office:value-type="float" office:value="0" table:formula="of:=[.F800]-[.F80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5429000000000004" table:style-name="ce2">
            <text:p>4,5429</text:p>
          </table:table-cell>
          <table:table-cell office:value-type="float" office:value="108000" table:style-name="ce2">
            <text:p>108000</text:p>
          </table:table-cell>
          <table:table-cell office:value-type="float" office:value="98795.180722889228" table:formula="of:=([.B801]-[.B800])/([.A801]-[.A800])" table:style-name="ce4">
            <text:p>98795,2</text:p>
          </table:table-cell>
          <table:table-cell office:value-type="float" office:value="18.414794974583934" table:formula="of:=TAN([.C801])" table:style-name="ce4">
            <text:p>18,4</text:p>
          </table:table-cell>
          <table:table-cell office:value-type="float" office:value="1.5707862048436774" table:formula="of:=ATAN([.C801])" table:style-name="ce4">
            <text:p>1,6</text:p>
          </table:table-cell>
          <table:table-cell office:value-type="float" office:value="89.999420054914694" table:formula="of:=([.E801]*180)/PI()" table:style-name="ce4">
            <text:p>90,0</text:p>
          </table:table-cell>
          <table:table-cell office:value-type="float" office:value="0" table:formula="of:=[.F801]-[.F80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5513000000000003" table:style-name="ce2">
            <text:p>4,5513</text:p>
          </table:table-cell>
          <table:table-cell office:value-type="float" office:value="108890" table:style-name="ce2">
            <text:p>108890</text:p>
          </table:table-cell>
          <table:table-cell office:value-type="float" office:value="105952.38095238141" table:formula="of:=([.B802]-[.B801])/([.A802]-[.A801])" table:style-name="ce4">
            <text:p>105952,4</text:p>
          </table:table-cell>
          <table:table-cell office:value-type="float" office:value="-1.4682596454220507" table:formula="of:=TAN([.C802])" table:style-name="ce4">
            <text:p>-1,5</text:p>
          </table:table-cell>
          <table:table-cell office:value-type="float" office:value="1.5707868885926497" table:formula="of:=ATAN([.C802])" table:style-name="ce4">
            <text:p>1,6</text:p>
          </table:table-cell>
          <table:table-cell office:value-type="float" office:value="89.999459230845076" table:formula="of:=([.E802]*180)/PI()" table:style-name="ce4">
            <text:p>90,0</text:p>
          </table:table-cell>
          <table:table-cell office:value-type="float" office:value="0" table:formula="of:=[.F802]-[.F80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5598999999999998" table:style-name="ce2">
            <text:p>4,5599</text:p>
          </table:table-cell>
          <table:table-cell office:value-type="float" office:value="109770" table:style-name="ce2">
            <text:p>109770</text:p>
          </table:table-cell>
          <table:table-cell office:value-type="float" office:value="102325.58139535482" table:formula="of:=([.B803]-[.B802])/([.A803]-[.A802])" table:style-name="ce4">
            <text:p>102325,6</text:p>
          </table:table-cell>
          <table:table-cell office:value-type="float" office:value="0.96400965561297414" table:formula="of:=TAN([.C803])" table:style-name="ce4">
            <text:p>1,0</text:p>
          </table:table-cell>
          <table:table-cell office:value-type="float" office:value="1.5707865540676242" table:formula="of:=ATAN([.C803])" table:style-name="ce4">
            <text:p>1,6</text:p>
          </table:table-cell>
          <table:table-cell office:value-type="float" office:value="89.999440063972955" table:formula="of:=([.E803]*180)/PI()" table:style-name="ce4">
            <text:p>90,0</text:p>
          </table:table-cell>
          <table:table-cell office:value-type="float" office:value="0" table:formula="of:=[.F803]-[.F80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5682" table:style-name="ce2">
            <text:p>4,5682</text:p>
          </table:table-cell>
          <table:table-cell office:value-type="float" office:value="110650" table:style-name="ce2">
            <text:p>110650</text:p>
          </table:table-cell>
          <table:table-cell office:value-type="float" office:value="106024.09638553967" table:formula="of:=([.B804]-[.B803])/([.A804]-[.A803])" table:style-name="ce4">
            <text:p>106024,1</text:p>
          </table:table-cell>
          <table:table-cell office:value-type="float" office:value="-17.612841635549618" table:formula="of:=TAN([.C804])" table:style-name="ce4">
            <text:p>-17,6</text:p>
          </table:table-cell>
          <table:table-cell office:value-type="float" office:value="1.570786894976715" table:formula="of:=ATAN([.C804])" table:style-name="ce4">
            <text:p>1,6</text:p>
          </table:table-cell>
          <table:table-cell office:value-type="float" office:value="89.999459596625059" table:formula="of:=([.E804]*180)/PI()" table:style-name="ce4">
            <text:p>90,0</text:p>
          </table:table-cell>
          <table:table-cell office:value-type="float" office:value="0" table:formula="of:=[.F804]-[.F80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5765000000000002" table:style-name="ce2">
            <text:p>4,5765</text:p>
          </table:table-cell>
          <table:table-cell office:value-type="float" office:value="111520" table:style-name="ce2">
            <text:p>111520</text:p>
          </table:table-cell>
          <table:table-cell office:value-type="float" office:value="104819.27710843126" table:formula="of:=([.B805]-[.B804])/([.A805]-[.A804])" table:style-name="ce4">
            <text:p>104819,3</text:p>
          </table:table-cell>
          <table:table-cell office:value-type="float" office:value="3.8240030932401116E-2" table:formula="of:=TAN([.C805])" table:style-name="ce4">
            <text:p>0,0</text:p>
          </table:table-cell>
          <table:table-cell office:value-type="float" office:value="1.5707867865650118" table:formula="of:=ATAN([.C805])" table:style-name="ce4">
            <text:p>1,6</text:p>
          </table:table-cell>
          <table:table-cell office:value-type="float" office:value="89.999453385092025" table:formula="of:=([.E805]*180)/PI()" table:style-name="ce4">
            <text:p>90,0</text:p>
          </table:table-cell>
          <table:table-cell office:value-type="float" office:value="0" table:formula="of:=[.F805]-[.F80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5846999999999998" table:style-name="ce2">
            <text:p>4,5847</text:p>
          </table:table-cell>
          <table:table-cell office:value-type="float" office:value="112400" table:style-name="ce2">
            <text:p>112400</text:p>
          </table:table-cell>
          <table:table-cell office:value-type="float" office:value="107317.07317073771" table:formula="of:=([.B806]-[.B805])/([.A806]-[.A805])" table:style-name="ce4">
            <text:p>107317,1</text:p>
          </table:table-cell>
          <table:table-cell office:value-type="float" office:value="0.27473960794830876" table:formula="of:=TAN([.C806])" table:style-name="ce4">
            <text:p>0,3</text:p>
          </table:table-cell>
          <table:table-cell office:value-type="float" office:value="1.5707870086130786" table:formula="of:=ATAN([.C806])" table:style-name="ce4">
            <text:p>1,6</text:p>
          </table:table-cell>
          <table:table-cell office:value-type="float" office:value="89.999466107509093" table:formula="of:=([.E806]*180)/PI()" table:style-name="ce4">
            <text:p>90,0</text:p>
          </table:table-cell>
          <table:table-cell office:value-type="float" office:value="0" table:formula="of:=[.F806]-[.F80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5929000000000002" table:style-name="ce2">
            <text:p>4,5929</text:p>
          </table:table-cell>
          <table:table-cell office:value-type="float" office:value="113290" table:style-name="ce2">
            <text:p>113290</text:p>
          </table:table-cell>
          <table:table-cell office:value-type="float" office:value="108536.58536584798" table:formula="of:=([.B807]-[.B806])/([.A807]-[.A806])" table:style-name="ce4">
            <text:p>108536,6</text:p>
          </table:table-cell>
          <table:table-cell office:value-type="float" office:value="1.1209654079643399" table:formula="of:=TAN([.C807])" table:style-name="ce4">
            <text:p>1,1</text:p>
          </table:table-cell>
          <table:table-cell office:value-type="float" office:value="1.5707871133117508" table:formula="of:=ATAN([.C807])" table:style-name="ce4">
            <text:p>1,6</text:p>
          </table:table-cell>
          <table:table-cell office:value-type="float" office:value="89.999472106301141" table:formula="of:=([.E807]*180)/PI()" table:style-name="ce4">
            <text:p>90,0</text:p>
          </table:table-cell>
          <table:table-cell office:value-type="float" office:value="0" table:formula="of:=[.F807]-[.F80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6013999999999999" table:style-name="ce2">
            <text:p>4,6014</text:p>
          </table:table-cell>
          <table:table-cell office:value-type="float" office:value="114210" table:style-name="ce2">
            <text:p>114210</text:p>
          </table:table-cell>
          <table:table-cell office:value-type="float" office:value="108235.2941176505" table:formula="of:=([.B808]-[.B807])/([.A808]-[.A807])" table:style-name="ce4">
            <text:p>108235,3</text:p>
          </table:table-cell>
          <table:table-cell office:value-type="float" office:value="2.1991087723436333" table:formula="of:=TAN([.C808])" table:style-name="ce4">
            <text:p>2,2</text:p>
          </table:table-cell>
          <table:table-cell office:value-type="float" office:value="1.5707870876644621" table:formula="of:=ATAN([.C808])" table:style-name="ce4">
            <text:p>1,6</text:p>
          </table:table-cell>
          <table:table-cell office:value-type="float" office:value="89.999470636819723" table:formula="of:=([.E808]*180)/PI()" table:style-name="ce4">
            <text:p>90,0</text:p>
          </table:table-cell>
          <table:table-cell office:value-type="float" office:value="0" table:formula="of:=[.F808]-[.F80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6111000000000004" table:style-name="ce2">
            <text:p>4,6111</text:p>
          </table:table-cell>
          <table:table-cell office:value-type="float" office:value="115220" table:style-name="ce2">
            <text:p>115220</text:p>
          </table:table-cell>
          <table:table-cell office:value-type="float" office:value="104123.71134020097" table:formula="of:=([.B809]-[.B808])/([.A809]-[.A808])" table:style-name="ce4">
            <text:p>104123,7</text:p>
          </table:table-cell>
          <table:table-cell office:value-type="float" office:value="-2.8704744504204411" table:formula="of:=TAN([.C809])" table:style-name="ce4">
            <text:p>-2,9</text:p>
          </table:table-cell>
          <table:table-cell office:value-type="float" office:value="1.5707867228345009" table:formula="of:=ATAN([.C809])" table:style-name="ce4">
            <text:p>1,6</text:p>
          </table:table-cell>
          <table:table-cell office:value-type="float" office:value="89.999449733602717" table:formula="of:=([.E809]*180)/PI()" table:style-name="ce4">
            <text:p>90,0</text:p>
          </table:table-cell>
          <table:table-cell office:value-type="float" office:value="0" table:formula="of:=[.F809]-[.F80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6193" table:style-name="ce2">
            <text:p>4,6193</text:p>
          </table:table-cell>
          <table:table-cell office:value-type="float" office:value="116120" table:style-name="ce2">
            <text:p>116120</text:p>
          </table:table-cell>
          <table:table-cell office:value-type="float" office:value="109756.09756098175" table:formula="of:=([.B810]-[.B809])/([.A810]-[.A809])" table:style-name="ce4">
            <text:p>109756,1</text:p>
          </table:table-cell>
          <table:table-cell office:value-type="float" office:value="6.434401473307835" table:formula="of:=TAN([.C810])" table:style-name="ce4">
            <text:p>6,4</text:p>
          </table:table-cell>
          <table:table-cell office:value-type="float" office:value="1.5707872156837857" table:formula="of:=ATAN([.C810])" table:style-name="ce4">
            <text:p>1,6</text:p>
          </table:table-cell>
          <table:table-cell office:value-type="float" office:value="89.999477971786675" table:formula="of:=([.E810]*180)/PI()" table:style-name="ce4">
            <text:p>90,0</text:p>
          </table:table-cell>
          <table:table-cell office:value-type="float" office:value="0" table:formula="of:=[.F810]-[.F81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6291000000000002" table:style-name="ce2">
            <text:p>4,6291</text:p>
          </table:table-cell>
          <table:table-cell office:value-type="float" office:value="117130" table:style-name="ce2">
            <text:p>117130</text:p>
          </table:table-cell>
          <table:table-cell office:value-type="float" office:value="103061.22448979325" table:formula="of:=([.B811]-[.B810])/([.A811]-[.A810])" table:style-name="ce4">
            <text:p>103061,2</text:p>
          </table:table-cell>
          <table:table-cell office:value-type="float" office:value="3.3110560742903745" table:formula="of:=TAN([.C811])" table:style-name="ce4">
            <text:p>3,3</text:p>
          </table:table-cell>
          <table:table-cell office:value-type="float" office:value="1.5707866238246" table:formula="of:=ATAN([.C811])" table:style-name="ce4">
            <text:p>1,6</text:p>
          </table:table-cell>
          <table:table-cell office:value-type="float" office:value="89.999444060753277" table:formula="of:=([.E811]*180)/PI()" table:style-name="ce4">
            <text:p>90,0</text:p>
          </table:table-cell>
          <table:table-cell office:value-type="float" office:value="0" table:formula="of:=[.F811]-[.F81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6387999999999998" table:style-name="ce2">
            <text:p>4,6388</text:p>
          </table:table-cell>
          <table:table-cell office:value-type="float" office:value="118200" table:style-name="ce2">
            <text:p>118200</text:p>
          </table:table-cell>
          <table:table-cell office:value-type="float" office:value="110309.27835052004" table:formula="of:=([.B812]-[.B811])/([.A812]-[.A811])" table:style-name="ce4">
            <text:p>110309,3</text:p>
          </table:table-cell>
          <table:table-cell office:value-type="float" office:value="-9.3717578875058791" table:formula="of:=TAN([.C812])" table:style-name="ce4">
            <text:p>-9,4</text:p>
          </table:table-cell>
          <table:table-cell office:value-type="float" office:value="1.5707872613743361" table:formula="of:=ATAN([.C812])" table:style-name="ce4">
            <text:p>1,6</text:p>
          </table:table-cell>
          <table:table-cell office:value-type="float" office:value="89.999480589662369" table:formula="of:=([.E812]*180)/PI()" table:style-name="ce4">
            <text:p>90,0</text:p>
          </table:table-cell>
          <table:table-cell office:value-type="float" office:value="0" table:formula="of:=[.F812]-[.F81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6473000000000004" table:style-name="ce2">
            <text:p>4,6473</text:p>
          </table:table-cell>
          <table:table-cell office:value-type="float" office:value="119140" table:style-name="ce2">
            <text:p>119140</text:p>
          </table:table-cell>
          <table:table-cell office:value-type="float" office:value="110588.2352941096" table:formula="of:=([.B813]-[.B812])/([.A813]-[.A812])" table:style-name="ce4">
            <text:p>110588,2</text:p>
          </table:table-cell>
          <table:table-cell office:value-type="float" office:value="1.6739367118721824" table:formula="of:=TAN([.C813])" table:style-name="ce4">
            <text:p>1,7</text:p>
          </table:table-cell>
          <table:table-cell office:value-type="float" office:value="1.5707872842417054" table:formula="of:=ATAN([.C813])" table:style-name="ce4">
            <text:p>1,6</text:p>
          </table:table-cell>
          <table:table-cell office:value-type="float" office:value="89.999481899866126" table:formula="of:=([.E813]*180)/PI()" table:style-name="ce4">
            <text:p>90,0</text:p>
          </table:table-cell>
          <table:table-cell office:value-type="float" office:value="0" table:formula="of:=[.F813]-[.F81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6555999999999997" table:style-name="ce2">
            <text:p>4,6556</text:p>
          </table:table-cell>
          <table:table-cell office:value-type="float" office:value="120080" table:style-name="ce2">
            <text:p>120080</text:p>
          </table:table-cell>
          <table:table-cell office:value-type="float" office:value="113253.01204820222" table:formula="of:=([.B814]-[.B813])/([.A814]-[.A813])" table:style-name="ce4">
            <text:p>113253,0</text:p>
          </table:table-cell>
          <table:table-cell office:value-type="float" office:value="-5.9076481233694995" table:formula="of:=TAN([.C814])" table:style-name="ce4">
            <text:p>-5,9</text:p>
          </table:table-cell>
          <table:table-cell office:value-type="float" office:value="1.5707874970076627" table:formula="of:=ATAN([.C814])" table:style-name="ce4">
            <text:p>1,6</text:p>
          </table:table-cell>
          <table:table-cell office:value-type="float" office:value="89.999494090457503" table:formula="of:=([.E814]*180)/PI()" table:style-name="ce4">
            <text:p>90,0</text:p>
          </table:table-cell>
          <table:table-cell office:value-type="float" office:value="0" table:formula="of:=[.F814]-[.F81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6651999999999996" table:style-name="ce2">
            <text:p>4,6652</text:p>
          </table:table-cell>
          <table:table-cell office:value-type="float" office:value="121120" table:style-name="ce2">
            <text:p>121120</text:p>
          </table:table-cell>
          <table:table-cell office:value-type="float" office:value="108333.33333333523" table:formula="of:=([.B815]-[.B814])/([.A815]-[.A814])" table:style-name="ce4">
            <text:p>108333,3</text:p>
          </table:table-cell>
          <table:table-cell office:value-type="float" office:value="-4.408430722467906" table:formula="of:=TAN([.C815])" table:style-name="ce4">
            <text:p>-4,4</text:p>
          </table:table-cell>
          <table:table-cell office:value-type="float" office:value="1.570787096025666" table:formula="of:=ATAN([.C815])" table:style-name="ce4">
            <text:p>1,6</text:p>
          </table:table-cell>
          <table:table-cell office:value-type="float" office:value="89.99947111588142" table:formula="of:=([.E815]*180)/PI()" table:style-name="ce4">
            <text:p>90,0</text:p>
          </table:table-cell>
          <table:table-cell office:value-type="float" office:value="0" table:formula="of:=[.F815]-[.F81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6749000000000001" table:style-name="ce2">
            <text:p>4,6749</text:p>
          </table:table-cell>
          <table:table-cell office:value-type="float" office:value="122160" table:style-name="ce2">
            <text:p>122160</text:p>
          </table:table-cell>
          <table:table-cell office:value-type="float" office:value="107216.49484535545" table:formula="of:=([.B816]-[.B815])/([.A816]-[.A815])" table:style-name="ce4">
            <text:p>107216,5</text:p>
          </table:table-cell>
          <table:table-cell office:value-type="float" office:value="0.22442138807328074" table:formula="of:=TAN([.C816])" table:style-name="ce4">
            <text:p>0,2</text:p>
          </table:table-cell>
          <table:table-cell office:value-type="float" office:value="1.57078699987182" table:formula="of:=ATAN([.C816])" table:style-name="ce4">
            <text:p>1,6</text:p>
          </table:table-cell>
          <table:table-cell office:value-type="float" office:value="89.999465606671876" table:formula="of:=([.E816]*180)/PI()" table:style-name="ce4">
            <text:p>90,0</text:p>
          </table:table-cell>
          <table:table-cell office:value-type="float" office:value="0" table:formula="of:=[.F816]-[.F81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6847000000000003" table:style-name="ce2">
            <text:p>4,6847</text:p>
          </table:table-cell>
          <table:table-cell office:value-type="float" office:value="123230" table:style-name="ce2">
            <text:p>123230</text:p>
          </table:table-cell>
          <table:table-cell office:value-type="float" office:value="109183.67346938494" table:formula="of:=([.B817]-[.B816])/([.A817]-[.A816])" table:style-name="ce4">
            <text:p>109183,7</text:p>
          </table:table-cell>
          <table:table-cell office:value-type="float" office:value="0.95500420805431896" table:formula="of:=TAN([.C817])" table:style-name="ce4">
            <text:p>1,0</text:p>
          </table:table-cell>
          <table:table-cell office:value-type="float" office:value="1.5707871679163923" table:formula="of:=ATAN([.C817])" table:style-name="ce4">
            <text:p>1,6</text:p>
          </table:table-cell>
          <table:table-cell office:value-type="float" office:value="89.99947523491663" table:formula="of:=([.E817]*180)/PI()" table:style-name="ce4">
            <text:p>90,0</text:p>
          </table:table-cell>
          <table:table-cell office:value-type="float" office:value="0" table:formula="of:=[.F817]-[.F81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6932" table:style-name="ce2">
            <text:p>4,6932</text:p>
          </table:table-cell>
          <table:table-cell office:value-type="float" office:value="124200" table:style-name="ce2">
            <text:p>124200</text:p>
          </table:table-cell>
          <table:table-cell office:value-type="float" office:value="114117.64705882715" table:formula="of:=([.B818]-[.B817])/([.A818]-[.A817])" table:style-name="ce4">
            <text:p>114117,6</text:p>
          </table:table-cell>
          <table:table-cell office:value-type="float" office:value="-0.85274033837537488" table:formula="of:=TAN([.C818])" table:style-name="ce4">
            <text:p>-0,9</text:p>
          </table:table-cell>
          <table:table-cell office:value-type="float" office:value="1.5707875639082989" table:formula="of:=ATAN([.C818])" table:style-name="ce4">
            <text:p>1,6</text:p>
          </table:table-cell>
          <table:table-cell office:value-type="float" office:value="89.999497923581615" table:formula="of:=([.E818]*180)/PI()" table:style-name="ce4">
            <text:p>90,0</text:p>
          </table:table-cell>
          <table:table-cell office:value-type="float" office:value="0" table:formula="of:=[.F818]-[.F81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7027999999999999" table:style-name="ce2">
            <text:p>4,7028</text:p>
          </table:table-cell>
          <table:table-cell office:value-type="float" office:value="125300" table:style-name="ce2">
            <text:p>125300</text:p>
          </table:table-cell>
          <table:table-cell office:value-type="float" office:value="114583.33333333535" table:formula="of:=([.B819]-[.B818])/([.A819]-[.A818])" table:style-name="ce4">
            <text:p>114583,3</text:p>
          </table:table-cell>
          <table:table-cell office:value-type="float" office:value="2.4483845414775524E-2" table:formula="of:=TAN([.C819])" table:style-name="ce4">
            <text:p>0,0</text:p>
          </table:table-cell>
          <table:table-cell office:value-type="float" office:value="1.5707875995221696" table:formula="of:=ATAN([.C819])" table:style-name="ce4">
            <text:p>1,6</text:p>
          </table:table-cell>
          <table:table-cell office:value-type="float" office:value="89.999499964106093" table:formula="of:=([.E819]*180)/PI()" table:style-name="ce4">
            <text:p>90,0</text:p>
          </table:table-cell>
          <table:table-cell office:value-type="float" office:value="0" table:formula="of:=[.F819]-[.F81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7123999999999997" table:style-name="ce2">
            <text:p>4,7124</text:p>
          </table:table-cell>
          <table:table-cell office:value-type="float" office:value="126380" table:style-name="ce2">
            <text:p>126380</text:p>
          </table:table-cell>
          <table:table-cell office:value-type="float" office:value="112500.00000000198" table:formula="of:=([.B820]-[.B819])/([.A820]-[.A819])" table:style-name="ce4">
            <text:p>112500,0</text:p>
          </table:table-cell>
          <table:table-cell office:value-type="float" office:value="-0.46216607269736892" table:formula="of:=TAN([.C820])" table:style-name="ce4">
            <text:p>-0,5</text:p>
          </table:table-cell>
          <table:table-cell office:value-type="float" office:value="1.5707874379060081" table:formula="of:=ATAN([.C820])" table:style-name="ce4">
            <text:p>1,6</text:p>
          </table:table-cell>
          <table:table-cell office:value-type="float" office:value="89.999490704182122" table:formula="of:=([.E820]*180)/PI()" table:style-name="ce4">
            <text:p>90,0</text:p>
          </table:table-cell>
          <table:table-cell office:value-type="float" office:value="0" table:formula="of:=[.F820]-[.F82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7222" table:style-name="ce2">
            <text:p>4,7222</text:p>
          </table:table-cell>
          <table:table-cell office:value-type="float" office:value="127440" table:style-name="ce2">
            <text:p>127440</text:p>
          </table:table-cell>
          <table:table-cell office:value-type="float" office:value="108163.26530611966" table:formula="of:=([.B821]-[.B820])/([.A821]-[.A820])" table:style-name="ce4">
            <text:p>108163,3</text:p>
          </table:table-cell>
          <table:table-cell office:value-type="float" office:value="4.9596235835691402" table:formula="of:=TAN([.C821])" table:style-name="ce4">
            <text:p>5,0</text:p>
          </table:table-cell>
          <table:table-cell office:value-type="float" office:value="1.5707870815118781" table:formula="of:=ATAN([.C821])" table:style-name="ce4">
            <text:p>1,6</text:p>
          </table:table-cell>
          <table:table-cell office:value-type="float" office:value="89.999470284302646" table:formula="of:=([.E821]*180)/PI()" table:style-name="ce4">
            <text:p>90,0</text:p>
          </table:table-cell>
          <table:table-cell office:value-type="float" office:value="0" table:formula="of:=[.F821]-[.F82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7317999999999998" table:style-name="ce2">
            <text:p>4,7318</text:p>
          </table:table-cell>
          <table:table-cell office:value-type="float" office:value="128540" table:style-name="ce2">
            <text:p>128540</text:p>
          </table:table-cell>
          <table:table-cell office:value-type="float" office:value="114583.33333333535" table:formula="of:=([.B822]-[.B821])/([.A822]-[.A821])" table:style-name="ce4">
            <text:p>114583,3</text:p>
          </table:table-cell>
          <table:table-cell office:value-type="float" office:value="2.4483845414775524E-2" table:formula="of:=TAN([.C822])" table:style-name="ce4">
            <text:p>0,0</text:p>
          </table:table-cell>
          <table:table-cell office:value-type="float" office:value="1.5707875995221696" table:formula="of:=ATAN([.C822])" table:style-name="ce4">
            <text:p>1,6</text:p>
          </table:table-cell>
          <table:table-cell office:value-type="float" office:value="89.999499964106093" table:formula="of:=([.E822]*180)/PI()" table:style-name="ce4">
            <text:p>90,0</text:p>
          </table:table-cell>
          <table:table-cell office:value-type="float" office:value="0" table:formula="of:=[.F822]-[.F82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7404000000000002" table:style-name="ce2">
            <text:p>4,7404</text:p>
          </table:table-cell>
          <table:table-cell office:value-type="float" office:value="129540" table:style-name="ce2">
            <text:p>129540</text:p>
          </table:table-cell>
          <table:table-cell office:value-type="float" office:value="116279.06976743665" table:formula="of:=([.B823]-[.B822])/([.A823]-[.A822])" table:style-name="ce4">
            <text:p>116279,1</text:p>
          </table:table-cell>
          <table:table-cell office:value-type="float" office:value="-0.84078497772428029" table:formula="of:=TAN([.C823])" table:style-name="ce4">
            <text:p>-0,8</text:p>
          </table:table-cell>
          <table:table-cell office:value-type="float" office:value="1.5707877267948969" table:formula="of:=ATAN([.C823])" table:style-name="ce4">
            <text:p>1,6</text:p>
          </table:table-cell>
          <table:table-cell office:value-type="float" office:value="89.999507256296198" table:formula="of:=([.E823]*180)/PI()" table:style-name="ce4">
            <text:p>90,0</text:p>
          </table:table-cell>
          <table:table-cell office:value-type="float" office:value="0" table:formula="of:=[.F823]-[.F82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75" table:style-name="ce2">
            <text:p>4,75</text:p>
          </table:table-cell>
          <table:table-cell office:value-type="float" office:value="130640" table:style-name="ce2">
            <text:p>130640</text:p>
          </table:table-cell>
          <table:table-cell office:value-type="float" office:value="114583.33333333535" table:formula="of:=([.B824]-[.B823])/([.A824]-[.A823])" table:style-name="ce4">
            <text:p>114583,3</text:p>
          </table:table-cell>
          <table:table-cell office:value-type="float" office:value="2.4483845414775524E-2" table:formula="of:=TAN([.C824])" table:style-name="ce4">
            <text:p>0,0</text:p>
          </table:table-cell>
          <table:table-cell office:value-type="float" office:value="1.5707875995221696" table:formula="of:=ATAN([.C824])" table:style-name="ce4">
            <text:p>1,6</text:p>
          </table:table-cell>
          <table:table-cell office:value-type="float" office:value="89.999499964106093" table:formula="of:=([.E824]*180)/PI()" table:style-name="ce4">
            <text:p>90,0</text:p>
          </table:table-cell>
          <table:table-cell office:value-type="float" office:value="0" table:formula="of:=[.F824]-[.F82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7596999999999996" table:style-name="ce2">
            <text:p>4,7597</text:p>
          </table:table-cell>
          <table:table-cell office:value-type="float" office:value="131720" table:style-name="ce2">
            <text:p>131720</text:p>
          </table:table-cell>
          <table:table-cell office:value-type="float" office:value="111340.20618557163" table:formula="of:=([.B825]-[.B824])/([.A825]-[.A824])" table:style-name="ce4">
            <text:p>111340,2</text:p>
          </table:table-cell>
          <table:table-cell office:value-type="float" office:value="-1.487901764830984" table:formula="of:=TAN([.C825])" table:style-name="ce4">
            <text:p>-1,5</text:p>
          </table:table-cell>
          <table:table-cell office:value-type="float" office:value="1.5707873453134154" table:formula="of:=ATAN([.C825])" table:style-name="ce4">
            <text:p>1,6</text:p>
          </table:table-cell>
          <table:table-cell office:value-type="float" office:value="89.99948539901736" table:formula="of:=([.E825]*180)/PI()" table:style-name="ce4">
            <text:p>90,0</text:p>
          </table:table-cell>
          <table:table-cell office:value-type="float" office:value="0" table:formula="of:=[.F825]-[.F82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7694000000000001" table:style-name="ce2">
            <text:p>4,7694</text:p>
          </table:table-cell>
          <table:table-cell office:value-type="float" office:value="132800" table:style-name="ce2">
            <text:p>132800</text:p>
          </table:table-cell>
          <table:table-cell office:value-type="float" office:value="111340.20618556143" table:formula="of:=([.B826]-[.B825])/([.A826]-[.A825])" table:style-name="ce4">
            <text:p>111340,2</text:p>
          </table:table-cell>
          <table:table-cell office:value-type="float" office:value="-1.4879017976151401" table:formula="of:=TAN([.C826])" table:style-name="ce4">
            <text:p>-1,5</text:p>
          </table:table-cell>
          <table:table-cell office:value-type="float" office:value="1.5707873453134154" table:formula="of:=ATAN([.C826])" table:style-name="ce4">
            <text:p>1,6</text:p>
          </table:table-cell>
          <table:table-cell office:value-type="float" office:value="89.99948539901736" table:formula="of:=([.E826]*180)/PI()" table:style-name="ce4">
            <text:p>90,0</text:p>
          </table:table-cell>
          <table:table-cell office:value-type="float" office:value="0" table:formula="of:=[.F826]-[.F82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7789999999999999" table:style-name="ce2">
            <text:p>4,779</text:p>
          </table:table-cell>
          <table:table-cell office:value-type="float" office:value="133920" table:style-name="ce2">
            <text:p>133920</text:p>
          </table:table-cell>
          <table:table-cell office:value-type="float" office:value="116666.66666666872" table:formula="of:=([.B827]-[.B826])/([.A827]-[.A826])" table:style-name="ce4">
            <text:p>116666,7</text:p>
          </table:table-cell>
          <table:table-cell office:value-type="float" office:value="0.52300650241155178" table:formula="of:=TAN([.C827])" table:style-name="ce4">
            <text:p>0,5</text:p>
          </table:table-cell>
          <table:table-cell office:value-type="float" office:value="1.5707877553663254" table:formula="of:=ATAN([.C827])" table:style-name="ce4">
            <text:p>1,6</text:p>
          </table:table-cell>
          <table:table-cell office:value-type="float" office:value="89.999508893318477" table:formula="of:=([.E827]*180)/PI()" table:style-name="ce4">
            <text:p>90,0</text:p>
          </table:table-cell>
          <table:table-cell office:value-type="float" office:value="0" table:formula="of:=[.F827]-[.F82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7887000000000004" table:style-name="ce2">
            <text:p>4,7887</text:p>
          </table:table-cell>
          <table:table-cell office:value-type="float" office:value="135070" table:style-name="ce2">
            <text:p>135070</text:p>
          </table:table-cell>
          <table:table-cell office:value-type="float" office:value="118556.70103092189" table:formula="of:=([.B828]-[.B827])/([.A828]-[.A827])" table:style-name="ce4">
            <text:p>118556,7</text:p>
          </table:table-cell>
          <table:table-cell office:value-type="float" office:value="-0.88155450565458482" table:formula="of:=TAN([.C828])" table:style-name="ce4">
            <text:p>-0,9</text:p>
          </table:table-cell>
          <table:table-cell office:value-type="float" office:value="1.5707878920122882" table:formula="of:=ATAN([.C828])" table:style-name="ce4">
            <text:p>1,6</text:p>
          </table:table-cell>
          <table:table-cell office:value-type="float" office:value="89.999516722555441" table:formula="of:=([.E828]*180)/PI()" table:style-name="ce4">
            <text:p>90,0</text:p>
          </table:table-cell>
          <table:table-cell office:value-type="float" office:value="0" table:formula="of:=[.F828]-[.F82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7986000000000004" table:style-name="ce2">
            <text:p>4,7986</text:p>
          </table:table-cell>
          <table:table-cell office:value-type="float" office:value="136130" table:style-name="ce2">
            <text:p>136130</text:p>
          </table:table-cell>
          <table:table-cell office:value-type="float" office:value="107070.70707070685" table:formula="of:=([.B829]-[.B828])/([.A829]-[.A828])" table:style-name="ce4">
            <text:p>107070,7</text:p>
          </table:table-cell>
          <table:table-cell office:value-type="float" office:value="-1.7585575246575507" table:formula="of:=TAN([.C829])" table:style-name="ce4">
            <text:p>-1,8</text:p>
          </table:table-cell>
          <table:table-cell office:value-type="float" office:value="1.5707869871722553" table:formula="of:=ATAN([.C829])" table:style-name="ce4">
            <text:p>1,6</text:p>
          </table:table-cell>
          <table:table-cell office:value-type="float" office:value="89.999464879040417" table:formula="of:=([.E829]*180)/PI()" table:style-name="ce4">
            <text:p>90,0</text:p>
          </table:table-cell>
          <table:table-cell office:value-type="float" office:value="0" table:formula="of:=[.F829]-[.F82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8085000000000004" table:style-name="ce2">
            <text:p>4,8085</text:p>
          </table:table-cell>
          <table:table-cell office:value-type="float" office:value="137200" table:style-name="ce2">
            <text:p>137200</text:p>
          </table:table-cell>
          <table:table-cell office:value-type="float" office:value="108080.80808080787" table:formula="of:=([.B830]-[.B829])/([.A830]-[.A829])" table:style-name="ce4">
            <text:p>108080,8</text:p>
          </table:table-cell>
          <table:table-cell office:value-type="float" office:value="0.67830889473520706" table:formula="of:=TAN([.C830])" table:style-name="ce4">
            <text:p>0,7</text:p>
          </table:table-cell>
          <table:table-cell office:value-type="float" office:value="1.5707870744584482" table:formula="of:=ATAN([.C830])" table:style-name="ce4">
            <text:p>1,6</text:p>
          </table:table-cell>
          <table:table-cell office:value-type="float" office:value="89.999469880170878" table:formula="of:=([.E830]*180)/PI()" table:style-name="ce4">
            <text:p>90,0</text:p>
          </table:table-cell>
          <table:table-cell office:value-type="float" office:value="0" table:formula="of:=[.F830]-[.F83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8179999999999996" table:style-name="ce2">
            <text:p>4,818</text:p>
          </table:table-cell>
          <table:table-cell office:value-type="float" office:value="138300" table:style-name="ce2">
            <text:p>138300</text:p>
          </table:table-cell>
          <table:table-cell office:value-type="float" office:value="115789.47368422057" table:formula="of:=([.B831]-[.B830])/([.A831]-[.A830])" table:style-name="ce4">
            <text:p>115789,5</text:p>
          </table:table-cell>
          <table:table-cell office:value-type="float" office:value="-0.20974623840207626" table:formula="of:=TAN([.C831])" table:style-name="ce4">
            <text:p>-0,2</text:p>
          </table:table-cell>
          <table:table-cell office:value-type="float" office:value="1.5707876904312605" table:formula="of:=ATAN([.C831])" table:style-name="ce4">
            <text:p>1,6</text:p>
          </table:table-cell>
          <table:table-cell office:value-type="float" office:value="89.999505172813315" table:formula="of:=([.E831]*180)/PI()" table:style-name="ce4">
            <text:p>90,0</text:p>
          </table:table-cell>
          <table:table-cell office:value-type="float" office:value="0" table:formula="of:=[.F831]-[.F83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8276000000000003" table:style-name="ce2">
            <text:p>4,8276</text:p>
          </table:table-cell>
          <table:table-cell office:value-type="float" office:value="139410" table:style-name="ce2">
            <text:p>139410</text:p>
          </table:table-cell>
          <table:table-cell office:value-type="float" office:value="115624.99999999134" table:formula="of:=([.B832]-[.B831])/([.A832]-[.A831])" table:style-name="ce4">
            <text:p>115625,0</text:p>
          </table:table-cell>
          <table:table-cell office:value-type="float" office:value="-3.8649877997670514" table:formula="of:=TAN([.C832])" table:style-name="ce4">
            <text:p>-3,9</text:p>
          </table:table-cell>
          <table:table-cell office:value-type="float" office:value="1.5707876781462482" table:formula="of:=ATAN([.C832])" table:style-name="ce4">
            <text:p>1,6</text:p>
          </table:table-cell>
          <table:table-cell office:value-type="float" office:value="89.999504468933964" table:formula="of:=([.E832]*180)/PI()" table:style-name="ce4">
            <text:p>90,0</text:p>
          </table:table-cell>
          <table:table-cell office:value-type="float" office:value="0" table:formula="of:=[.F832]-[.F83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8373999999999997" table:style-name="ce2">
            <text:p>4,8374</text:p>
          </table:table-cell>
          <table:table-cell office:value-type="float" office:value="140500" table:style-name="ce2">
            <text:p>140500</text:p>
          </table:table-cell>
          <table:table-cell office:value-type="float" office:value="111224.48979592558" table:formula="of:=([.B833]-[.B832])/([.A833]-[.A832])" table:style-name="ce4">
            <text:p>111224,5</text:p>
          </table:table-cell>
          <table:table-cell office:value-type="float" office:value="-0.49111175975160543" table:formula="of:=TAN([.C833])" table:style-name="ce4">
            <text:p>-0,5</text:p>
          </table:table-cell>
          <table:table-cell office:value-type="float" office:value="1.5707873359692088" table:formula="of:=ATAN([.C833])" table:style-name="ce4">
            <text:p>1,6</text:p>
          </table:table-cell>
          <table:table-cell office:value-type="float" office:value="89.999484863633754" table:formula="of:=([.E833]*180)/PI()" table:style-name="ce4">
            <text:p>90,0</text:p>
          </table:table-cell>
          <table:table-cell office:value-type="float" office:value="0" table:formula="of:=[.F833]-[.F83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8475000000000001" table:style-name="ce2">
            <text:p>4,8475</text:p>
          </table:table-cell>
          <table:table-cell office:value-type="float" office:value="141610" table:style-name="ce2">
            <text:p>141610</text:p>
          </table:table-cell>
          <table:table-cell office:value-type="float" office:value="109900.9900990051" table:formula="of:=([.B834]-[.B833])/([.A834]-[.A833])" table:style-name="ce4">
            <text:p>109901,0</text:p>
          </table:table-cell>
          <table:table-cell office:value-type="float" office:value="-4.3672863631117984" table:formula="of:=TAN([.C834])" table:style-name="ce4">
            <text:p>-4,4</text:p>
          </table:table-cell>
          <table:table-cell office:value-type="float" office:value="1.5707872276957977" table:formula="of:=ATAN([.C834])" table:style-name="ce4">
            <text:p>1,6</text:p>
          </table:table-cell>
          <table:table-cell office:value-type="float" office:value="89.999478660024266" table:formula="of:=([.E834]*180)/PI()" table:style-name="ce4">
            <text:p>90,0</text:p>
          </table:table-cell>
          <table:table-cell office:value-type="float" office:value="0" table:formula="of:=[.F834]-[.F83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8569000000000004" table:style-name="ce2">
            <text:p>4,8569</text:p>
          </table:table-cell>
          <table:table-cell office:value-type="float" office:value="142730" table:style-name="ce2">
            <text:p>142730</text:p>
          </table:table-cell>
          <table:table-cell office:value-type="float" office:value="119148.936170209" table:formula="of:=([.B835]-[.B834])/([.A835]-[.A834])" table:style-name="ce4">
            <text:p>119148,9</text:p>
          </table:table-cell>
          <table:table-cell office:value-type="float" office:value="1.2426840506889734" table:formula="of:=TAN([.C835])" table:style-name="ce4">
            <text:p>1,2</text:p>
          </table:table-cell>
          <table:table-cell office:value-type="float" office:value="1.570787933937754" table:formula="of:=ATAN([.C835])" table:style-name="ce4">
            <text:p>1,6</text:p>
          </table:table-cell>
          <table:table-cell office:value-type="float" office:value="89.99951912470766" table:formula="of:=([.E835]*180)/PI()" table:style-name="ce4">
            <text:p>90,0</text:p>
          </table:table-cell>
          <table:table-cell office:value-type="float" office:value="0" table:formula="of:=[.F835]-[.F83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8677999999999999" table:style-name="ce2">
            <text:p>4,8678</text:p>
          </table:table-cell>
          <table:table-cell office:value-type="float" office:value="143940" table:style-name="ce2">
            <text:p>143940</text:p>
          </table:table-cell>
          <table:table-cell office:value-type="float" office:value="111009.17431193205" table:formula="of:=([.B836]-[.B835])/([.A836]-[.A835])" table:style-name="ce4">
            <text:p>111009,2</text:p>
          </table:table-cell>
          <table:table-cell office:value-type="float" office:value="1.5502285111707126" table:formula="of:=TAN([.C836])" table:style-name="ce4">
            <text:p>1,6</text:p>
          </table:table-cell>
          <table:table-cell office:value-type="float" office:value="1.570787318530434" table:formula="of:=ATAN([.C836])" table:style-name="ce4">
            <text:p>1,6</text:p>
          </table:table-cell>
          <table:table-cell office:value-type="float" office:value="89.999483864465546" table:formula="of:=([.E836]*180)/PI()" table:style-name="ce4">
            <text:p>90,0</text:p>
          </table:table-cell>
          <table:table-cell office:value-type="float" office:value="0" table:formula="of:=[.F836]-[.F83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8777999999999997" table:style-name="ce2">
            <text:p>4,8778</text:p>
          </table:table-cell>
          <table:table-cell office:value-type="float" office:value="145070" table:style-name="ce2">
            <text:p>145070</text:p>
          </table:table-cell>
          <table:table-cell office:value-type="float" office:value="113000.00000000242" table:formula="of:=([.B837]-[.B836])/([.A837]-[.A836])" table:style-name="ce4">
            <text:p>113000,0</text:p>
          </table:table-cell>
          <table:table-cell office:value-type="float" office:value="5.3895123158898967E-2" table:formula="of:=TAN([.C837])" table:style-name="ce4">
            <text:p>0,1</text:p>
          </table:table-cell>
          <table:table-cell office:value-type="float" office:value="1.5707874772373747" table:formula="of:=ATAN([.C837])" table:style-name="ce4">
            <text:p>1,6</text:p>
          </table:table-cell>
          <table:table-cell office:value-type="float" office:value="89.999492957703424" table:formula="of:=([.E837]*180)/PI()" table:style-name="ce4">
            <text:p>90,0</text:p>
          </table:table-cell>
          <table:table-cell office:value-type="float" office:value="0" table:formula="of:=[.F837]-[.F83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8875000000000002" table:style-name="ce2">
            <text:p>4,8875</text:p>
          </table:table-cell>
          <table:table-cell office:value-type="float" office:value="146220" table:style-name="ce2">
            <text:p>146220</text:p>
          </table:table-cell>
          <table:table-cell office:value-type="float" office:value="118556.70103092189" table:formula="of:=([.B838]-[.B837])/([.A838]-[.A837])" table:style-name="ce4">
            <text:p>118556,7</text:p>
          </table:table-cell>
          <table:table-cell office:value-type="float" office:value="-0.88155450565458482" table:formula="of:=TAN([.C838])" table:style-name="ce4">
            <text:p>-0,9</text:p>
          </table:table-cell>
          <table:table-cell office:value-type="float" office:value="1.5707878920122882" table:formula="of:=ATAN([.C838])" table:style-name="ce4">
            <text:p>1,6</text:p>
          </table:table-cell>
          <table:table-cell office:value-type="float" office:value="89.999516722555441" table:formula="of:=([.E838]*180)/PI()" table:style-name="ce4">
            <text:p>90,0</text:p>
          </table:table-cell>
          <table:table-cell office:value-type="float" office:value="0" table:formula="of:=[.F838]-[.F83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8985000000000003" table:style-name="ce2">
            <text:p>4,8985</text:p>
          </table:table-cell>
          <table:table-cell office:value-type="float" office:value="147450" table:style-name="ce2">
            <text:p>147450</text:p>
          </table:table-cell>
          <table:table-cell office:value-type="float" office:value="111818.18181818059" table:formula="of:=([.B839]-[.B838])/([.A839]-[.A838])" table:style-name="ce4">
            <text:p>111818,2</text:p>
          </table:table-cell>
          <table:table-cell office:value-type="float" office:value="-0.57988941469615707" table:formula="of:=TAN([.C839])" table:style-name="ce4">
            <text:p>-0,6</text:p>
          </table:table-cell>
          <table:table-cell office:value-type="float" office:value="1.570787383705466" table:formula="of:=ATAN([.C839])" table:style-name="ce4">
            <text:p>1,6</text:p>
          </table:table-cell>
          <table:table-cell office:value-type="float" office:value="89.999487598719824" table:formula="of:=([.E839]*180)/PI()" table:style-name="ce4">
            <text:p>90,0</text:p>
          </table:table-cell>
          <table:table-cell office:value-type="float" office:value="0" table:formula="of:=[.F839]-[.F83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9097" table:style-name="ce2">
            <text:p>4,9097</text:p>
          </table:table-cell>
          <table:table-cell office:value-type="float" office:value="148680" table:style-name="ce2">
            <text:p>148680</text:p>
          </table:table-cell>
          <table:table-cell office:value-type="float" office:value="109821.42857143196" table:formula="of:=([.B840]-[.B839])/([.A840]-[.A839])" table:style-name="ce4">
            <text:p>109821,4</text:p>
          </table:table-cell>
          <table:table-cell office:value-type="float" office:value="0.9778114466763308" table:formula="of:=TAN([.C840])" table:style-name="ce4">
            <text:p>1,0</text:p>
          </table:table-cell>
          <table:table-cell office:value-type="float" office:value="1.5707872211038401" table:formula="of:=ATAN([.C840])" table:style-name="ce4">
            <text:p>1,6</text:p>
          </table:table-cell>
          <table:table-cell office:value-type="float" office:value="89.999478282332916" table:formula="of:=([.E840]*180)/PI()" table:style-name="ce4">
            <text:p>90,0</text:p>
          </table:table-cell>
          <table:table-cell office:value-type="float" office:value="0" table:formula="of:=[.F840]-[.F84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9206000000000003" table:style-name="ce2">
            <text:p>4,9206</text:p>
          </table:table-cell>
          <table:table-cell office:value-type="float" office:value="149970" table:style-name="ce2">
            <text:p>149970</text:p>
          </table:table-cell>
          <table:table-cell office:value-type="float" office:value="118348.62385320717" table:formula="of:=([.B841]-[.B840])/([.A841]-[.A840])" table:style-name="ce4">
            <text:p>118348,6</text:p>
          </table:table-cell>
          <table:table-cell office:value-type="float" office:value="-8.5668234141768789" table:formula="of:=TAN([.C841])" table:style-name="ce4">
            <text:p>-8,6</text:p>
          </table:table-cell>
          <table:table-cell office:value-type="float" office:value="1.5707878771824937" table:formula="of:=ATAN([.C841])" table:style-name="ce4">
            <text:p>1,6</text:p>
          </table:table-cell>
          <table:table-cell office:value-type="float" office:value="89.999515872870802" table:formula="of:=([.E841]*180)/PI()" table:style-name="ce4">
            <text:p>90,0</text:p>
          </table:table-cell>
          <table:table-cell office:value-type="float" office:value="0" table:formula="of:=[.F841]-[.F84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9321000000000002" table:style-name="ce2">
            <text:p>4,9321</text:p>
          </table:table-cell>
          <table:table-cell office:value-type="float" office:value="151210" table:style-name="ce2">
            <text:p>151210</text:p>
          </table:table-cell>
          <table:table-cell office:value-type="float" office:value="107826.0869565232" table:formula="of:=([.B842]-[.B841])/([.A842]-[.A841])" table:style-name="ce4">
            <text:p>107826,1</text:p>
          </table:table-cell>
          <table:table-cell office:value-type="float" office:value="0.35813098457817216" table:formula="of:=TAN([.C842])" table:style-name="ce4">
            <text:p>0,4</text:p>
          </table:table-cell>
          <table:table-cell office:value-type="float" office:value="1.5707870526013485" table:formula="of:=ATAN([.C842])" table:style-name="ce4">
            <text:p>1,6</text:p>
          </table:table-cell>
          <table:table-cell office:value-type="float" office:value="89.9994686278513" table:formula="of:=([.E842]*180)/PI()" table:style-name="ce4">
            <text:p>90,0</text:p>
          </table:table-cell>
          <table:table-cell office:value-type="float" office:value="0" table:formula="of:=[.F842]-[.F84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9431000000000003" table:style-name="ce2">
            <text:p>4,9431</text:p>
          </table:table-cell>
          <table:table-cell office:value-type="float" office:value="152540" table:style-name="ce2">
            <text:p>152540</text:p>
          </table:table-cell>
          <table:table-cell office:value-type="float" office:value="120909.09090908959" table:formula="of:=([.B843]-[.B842])/([.A843]-[.A842])" table:style-name="ce4">
            <text:p>120909,1</text:p>
          </table:table-cell>
          <table:table-cell office:value-type="float" office:value="-5.3363160168079196" table:formula="of:=TAN([.C843])" table:style-name="ce4">
            <text:p>-5,3</text:p>
          </table:table-cell>
          <table:table-cell office:value-type="float" office:value="1.570788056118205" table:formula="of:=ATAN([.C843])" table:style-name="ce4">
            <text:p>1,6</text:p>
          </table:table-cell>
          <table:table-cell office:value-type="float" office:value="89.999526125131851" table:formula="of:=([.E843]*180)/PI()" table:style-name="ce4">
            <text:p>90,0</text:p>
          </table:table-cell>
          <table:table-cell office:value-type="float" office:value="0" table:formula="of:=[.F843]-[.F84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9539" table:style-name="ce2">
            <text:p>4,9539</text:p>
          </table:table-cell>
          <table:table-cell office:value-type="float" office:value="153740" table:style-name="ce2">
            <text:p>153740</text:p>
          </table:table-cell>
          <table:table-cell office:value-type="float" office:value="111111.11111111421" table:formula="of:=([.B844]-[.B843])/([.A844]-[.A843])" table:style-name="ce4">
            <text:p>111111,1</text:p>
          </table:table-cell>
          <table:table-cell office:value-type="float" office:value="-0.90917490991351424" table:formula="of:=TAN([.C844])" table:style-name="ce4">
            <text:p>-0,9</text:p>
          </table:table-cell>
          <table:table-cell office:value-type="float" office:value="1.5707873267948969" table:formula="of:=ATAN([.C844])" table:style-name="ce4">
            <text:p>1,6</text:p>
          </table:table-cell>
          <table:table-cell office:value-type="float" office:value="89.999484337984399" table:formula="of:=([.E844]*180)/PI()" table:style-name="ce4">
            <text:p>90,0</text:p>
          </table:table-cell>
          <table:table-cell office:value-type="float" office:value="0" table:formula="of:=[.F844]-[.F84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9650999999999996" table:style-name="ce2">
            <text:p>4,9651</text:p>
          </table:table-cell>
          <table:table-cell office:value-type="float" office:value="155060" table:style-name="ce2">
            <text:p>155060</text:p>
          </table:table-cell>
          <table:table-cell office:value-type="float" office:value="117857.14285714649" table:formula="of:=([.B845]-[.B844])/([.A845]-[.A844])" table:style-name="ce4">
            <text:p>117857,1</text:p>
          </table:table-cell>
          <table:table-cell office:value-type="float" office:value="0.30327397202197981" table:formula="of:=TAN([.C845])" table:style-name="ce4">
            <text:p>0,3</text:p>
          </table:table-cell>
          <table:table-cell office:value-type="float" office:value="1.5707878419464121" table:formula="of:=ATAN([.C845])" table:style-name="ce4">
            <text:p>1,6</text:p>
          </table:table-cell>
          <table:table-cell office:value-type="float" office:value="89.999513853992028" table:formula="of:=([.E845]*180)/PI()" table:style-name="ce4">
            <text:p>90,0</text:p>
          </table:table-cell>
          <table:table-cell office:value-type="float" office:value="0" table:formula="of:=[.F845]-[.F84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9762000000000004" table:style-name="ce2">
            <text:p>4,9762</text:p>
          </table:table-cell>
          <table:table-cell office:value-type="float" office:value="156330" table:style-name="ce2">
            <text:p>156330</text:p>
          </table:table-cell>
          <table:table-cell office:value-type="float" office:value="114414.41441440642" table:formula="of:=([.B846]-[.B845])/([.A846]-[.A845])" table:style-name="ce4">
            <text:p>114414,4</text:p>
          </table:table-cell>
          <table:table-cell office:value-type="float" office:value="0.93452080240177215" table:formula="of:=TAN([.C846])" table:style-name="ce4">
            <text:p>0,9</text:p>
          </table:table-cell>
          <table:table-cell office:value-type="float" office:value="1.5707875866374166" table:formula="of:=ATAN([.C846])" table:style-name="ce4">
            <text:p>1,6</text:p>
          </table:table-cell>
          <table:table-cell office:value-type="float" office:value="89.999499225864128" table:formula="of:=([.E846]*180)/PI()" table:style-name="ce4">
            <text:p>90,0</text:p>
          </table:table-cell>
          <table:table-cell office:value-type="float" office:value="0" table:formula="of:=[.F846]-[.F84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9877000000000002" table:style-name="ce2">
            <text:p>4,9877</text:p>
          </table:table-cell>
          <table:table-cell office:value-type="float" office:value="157600" table:style-name="ce2">
            <text:p>157600</text:p>
          </table:table-cell>
          <table:table-cell office:value-type="float" office:value="110434.78260869715" table:formula="of:=([.B847]-[.B846])/([.A847]-[.A846])" table:style-name="ce4">
            <text:p>110434,8</text:p>
          </table:table-cell>
          <table:table-cell office:value-type="float" office:value="18.798153826758909" table:formula="of:=TAN([.C847])" table:style-name="ce4">
            <text:p>18,8</text:p>
          </table:table-cell>
          <table:table-cell office:value-type="float" office:value="1.5707872716767866" table:formula="of:=ATAN([.C847])" table:style-name="ce4">
            <text:p>1,6</text:p>
          </table:table-cell>
          <table:table-cell office:value-type="float" office:value="89.999481179949314" table:formula="of:=([.E847]*180)/PI()" table:style-name="ce4">
            <text:p>90,0</text:p>
          </table:table-cell>
          <table:table-cell office:value-type="float" office:value="0" table:formula="of:=[.F847]-[.F84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4.9984999999999999" table:style-name="ce2">
            <text:p>4,9985</text:p>
          </table:table-cell>
          <table:table-cell office:value-type="float" office:value="158910" table:style-name="ce2">
            <text:p>158910</text:p>
          </table:table-cell>
          <table:table-cell office:value-type="float" office:value="121296.29629629968" table:formula="of:=([.B848]-[.B847])/([.A848]-[.A847])" table:style-name="ce4">
            <text:p>121296,3</text:p>
          </table:table-cell>
          <table:table-cell office:value-type="float" office:value="-0.67836648861296678" table:formula="of:=TAN([.C848])" table:style-name="ce4">
            <text:p>-0,7</text:p>
          </table:table-cell>
          <table:table-cell office:value-type="float" office:value="1.5707880825200877" table:formula="of:=ATAN([.C848])" table:style-name="ce4">
            <text:p>1,6</text:p>
          </table:table-cell>
          <table:table-cell office:value-type="float" office:value="89.999527637848303" table:formula="of:=([.E848]*180)/PI()" table:style-name="ce4">
            <text:p>90,0</text:p>
          </table:table-cell>
          <table:table-cell office:value-type="float" office:value="0" table:formula="of:=[.F848]-[.F84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0110000000000001" table:style-name="ce5">
            <text:p>5,011</text:p>
          </table:table-cell>
          <table:table-cell office:value-type="float" office:value="160300" table:style-name="ce2">
            <text:p>160300</text:p>
          </table:table-cell>
          <table:table-cell office:value-type="float" office:value="111199.99999999841" table:formula="of:=([.B849]-[.B848])/([.A849]-[.A848])" table:style-name="ce4">
            <text:p>111200,0</text:p>
          </table:table-cell>
          <table:table-cell office:value-type="float" office:value="0.18862397838655739" table:formula="of:=TAN([.C849])" table:style-name="ce4">
            <text:p>0,2</text:p>
          </table:table-cell>
          <table:table-cell office:value-type="float" office:value="1.5707873339891414" table:formula="of:=ATAN([.C849])" table:style-name="ce4">
            <text:p>1,6</text:p>
          </table:table-cell>
          <table:table-cell office:value-type="float" office:value="89.999484750184251" table:formula="of:=([.E849]*180)/PI()" table:style-name="ce4">
            <text:p>90,0</text:p>
          </table:table-cell>
          <table:table-cell office:value-type="float" office:value="0" table:formula="of:=[.F849]-[.F84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0220000000000002" table:style-name="ce2">
            <text:p>5,022</text:p>
          </table:table-cell>
          <table:table-cell office:value-type="float" office:value="161660" table:style-name="ce2">
            <text:p>161660</text:p>
          </table:table-cell>
          <table:table-cell office:value-type="float" office:value="123636.36363636228" table:formula="of:=([.B850]-[.B849])/([.A850]-[.A849])" table:style-name="ce4">
            <text:p>123636,4</text:p>
          </table:table-cell>
          <table:table-cell office:value-type="float" office:value="-1.6109064368820381" table:formula="of:=TAN([.C850])" table:style-name="ce4">
            <text:p>-1,6</text:p>
          </table:table-cell>
          <table:table-cell office:value-type="float" office:value="1.5707882385596026" table:formula="of:=ATAN([.C850])" table:style-name="ce4">
            <text:p>1,6</text:p>
          </table:table-cell>
          <table:table-cell office:value-type="float" office:value="89.999536578253952" table:formula="of:=([.E850]*180)/PI()" table:style-name="ce4">
            <text:p>90,0</text:p>
          </table:table-cell>
          <table:table-cell office:value-type="float" office:value="0" table:formula="of:=[.F850]-[.F85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0335000000000001" table:style-name="ce2">
            <text:p>5,0335</text:p>
          </table:table-cell>
          <table:table-cell office:value-type="float" office:value="162940" table:style-name="ce2">
            <text:p>162940</text:p>
          </table:table-cell>
          <table:table-cell office:value-type="float" office:value="111304.34782608847" table:formula="of:=([.B851]-[.B850])/([.A851]-[.A850])" table:style-name="ce4">
            <text:p>111304,3</text:p>
          </table:table-cell>
          <table:table-cell office:value-type="float" office:value="1.1655622719954042" table:formula="of:=TAN([.C851])" table:style-name="ce4">
            <text:p>1,2</text:p>
          </table:table-cell>
          <table:table-cell office:value-type="float" office:value="1.5707873424198968" table:formula="of:=ATAN([.C851])" table:style-name="ce4">
            <text:p>1,6</text:p>
          </table:table-cell>
          <table:table-cell office:value-type="float" office:value="89.999485233230956" table:formula="of:=([.E851]*180)/PI()" table:style-name="ce4">
            <text:p>90,0</text:p>
          </table:table-cell>
          <table:table-cell office:value-type="float" office:value="0" table:formula="of:=[.F851]-[.F85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0442999999999998" table:style-name="ce2">
            <text:p>5,0443</text:p>
          </table:table-cell>
          <table:table-cell office:value-type="float" office:value="164260" table:style-name="ce2">
            <text:p>164260</text:p>
          </table:table-cell>
          <table:table-cell office:value-type="float" office:value="122222.22222222564" table:formula="of:=([.B852]-[.B851])/([.A852]-[.A851])" table:style-name="ce4">
            <text:p>122222,2</text:p>
          </table:table-cell>
          <table:table-cell office:value-type="float" office:value="-7.5998093018510664" table:formula="of:=TAN([.C852])" table:style-name="ce4">
            <text:p>-7,6</text:p>
          </table:table-cell>
          <table:table-cell office:value-type="float" office:value="1.5707881449767149" table:formula="of:=ATAN([.C852])" table:style-name="ce4">
            <text:p>1,6</text:p>
          </table:table-cell>
          <table:table-cell office:value-type="float" office:value="89.999531216349453" table:formula="of:=([.E852]*180)/PI()" table:style-name="ce4">
            <text:p>90,0</text:p>
          </table:table-cell>
          <table:table-cell office:value-type="float" office:value="0" table:formula="of:=[.F852]-[.F85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0553999999999997" table:style-name="ce2">
            <text:p>5,0554</text:p>
          </table:table-cell>
          <table:table-cell office:value-type="float" office:value="165500" table:style-name="ce2">
            <text:p>165500</text:p>
          </table:table-cell>
          <table:table-cell office:value-type="float" office:value="111711.71171171284" table:formula="of:=([.B853]-[.B852])/([.A853]-[.A852])" table:style-name="ce4">
            <text:p>111711,7</text:p>
          </table:table-cell>
          <table:table-cell office:value-type="float" office:value="-0.18347547107597831" table:formula="of:=TAN([.C853])" table:style-name="ce4">
            <text:p>-0,2</text:p>
          </table:table-cell>
          <table:table-cell office:value-type="float" office:value="1.5707873751819936" table:formula="of:=ATAN([.C853])" table:style-name="ce4">
            <text:p>1,6</text:p>
          </table:table-cell>
          <table:table-cell office:value-type="float" office:value="89.999487110360818" table:formula="of:=([.E853]*180)/PI()" table:style-name="ce4">
            <text:p>90,0</text:p>
          </table:table-cell>
          <table:table-cell office:value-type="float" office:value="0" table:formula="of:=[.F853]-[.F85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0666000000000002" table:style-name="ce2">
            <text:p>5,0666</text:p>
          </table:table-cell>
          <table:table-cell office:value-type="float" office:value="166910" table:style-name="ce2">
            <text:p>166910</text:p>
          </table:table-cell>
          <table:table-cell office:value-type="float" office:value="125892.85714285105" table:formula="of:=([.B854]-[.B853])/([.A854]-[.A853])" table:style-name="ce4">
            <text:p>125892,9</text:p>
          </table:table-cell>
          <table:table-cell office:value-type="float" office:value="-0.187413568643505" table:formula="of:=TAN([.C854])" table:style-name="ce4">
            <text:p>-0,2</text:p>
          </table:table-cell>
          <table:table-cell office:value-type="float" office:value="1.5707883835324854" table:formula="of:=ATAN([.C854])" table:style-name="ce4">
            <text:p>1,6</text:p>
          </table:table-cell>
          <table:table-cell office:value-type="float" office:value="89.999544884588275" table:formula="of:=([.E854]*180)/PI()" table:style-name="ce4">
            <text:p>90,0</text:p>
          </table:table-cell>
          <table:table-cell office:value-type="float" office:value="0" table:formula="of:=[.F854]-[.F85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0776000000000003" table:style-name="ce2">
            <text:p>5,0776</text:p>
          </table:table-cell>
          <table:table-cell office:value-type="float" office:value="168160" table:style-name="ce2">
            <text:p>168160</text:p>
          </table:table-cell>
          <table:table-cell office:value-type="float" office:value="113636.3636363624" table:formula="of:=([.B855]-[.B854])/([.A855]-[.A854])" table:style-name="ce4">
            <text:p>113636,4</text:p>
          </table:table-cell>
          <table:table-cell office:value-type="float" office:value="-4.0001976161259698" table:formula="of:=TAN([.C855])" table:style-name="ce4">
            <text:p>-4,0</text:p>
          </table:table-cell>
          <table:table-cell office:value-type="float" office:value="1.5707875267948967" table:formula="of:=ATAN([.C855])" table:style-name="ce4">
            <text:p>1,6</text:p>
          </table:table-cell>
          <table:table-cell office:value-type="float" office:value="89.999495797140298" table:formula="of:=([.E855]*180)/PI()" table:style-name="ce4">
            <text:p>90,0</text:p>
          </table:table-cell>
          <table:table-cell office:value-type="float" office:value="0" table:formula="of:=[.F855]-[.F85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0888999999999998" table:style-name="ce2">
            <text:p>5,0889</text:p>
          </table:table-cell>
          <table:table-cell office:value-type="float" office:value="169480" table:style-name="ce2">
            <text:p>169480</text:p>
          </table:table-cell>
          <table:table-cell office:value-type="float" office:value="116814.15929204138" table:formula="of:=([.B856]-[.B855])/([.A856]-[.A855])" table:style-name="ce4">
            <text:p>116814,2</text:p>
          </table:table-cell>
          <table:table-cell office:value-type="float" office:value="0.33100502148104866" table:formula="of:=TAN([.C856])" table:style-name="ce4">
            <text:p>0,3</text:p>
          </table:table-cell>
          <table:table-cell office:value-type="float" office:value="1.5707877661888363" table:formula="of:=ATAN([.C856])" table:style-name="ce4">
            <text:p>1,6</text:p>
          </table:table-cell>
          <table:table-cell office:value-type="float" office:value="89.999509513402671" table:formula="of:=([.E856]*180)/PI()" table:style-name="ce4">
            <text:p>90,0</text:p>
          </table:table-cell>
          <table:table-cell office:value-type="float" office:value="0" table:formula="of:=[.F856]-[.F85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0995999999999997" table:style-name="ce2">
            <text:p>5,0996</text:p>
          </table:table-cell>
          <table:table-cell office:value-type="float" office:value="170750" table:style-name="ce2">
            <text:p>170750</text:p>
          </table:table-cell>
          <table:table-cell office:value-type="float" office:value="118691.58878504748" table:formula="of:=([.B857]-[.B856])/([.A857]-[.A856])" table:style-name="ce4">
            <text:p>118691,6</text:p>
          </table:table-cell>
          <table:table-cell office:value-type="float" office:value="-1.3221849468103937" table:formula="of:=TAN([.C857])" table:style-name="ce4">
            <text:p>-1,3</text:p>
          </table:table-cell>
          <table:table-cell office:value-type="float" office:value="1.5707879015980464" table:formula="of:=ATAN([.C857])" table:style-name="ce4">
            <text:p>1,6</text:p>
          </table:table-cell>
          <table:table-cell office:value-type="float" office:value="89.999517271778913" table:formula="of:=([.E857]*180)/PI()" table:style-name="ce4">
            <text:p>90,0</text:p>
          </table:table-cell>
          <table:table-cell office:value-type="float" office:value="0" table:formula="of:=[.F857]-[.F85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1112000000000002" table:style-name="ce2">
            <text:p>5,1112</text:p>
          </table:table-cell>
          <table:table-cell office:value-type="float" office:value="172040" table:style-name="ce2">
            <text:p>172040</text:p>
          </table:table-cell>
          <table:table-cell office:value-type="float" office:value="111206.89655171936" table:formula="of:=([.B858]-[.B857])/([.A858]-[.A857])" table:style-name="ce4">
            <text:p>111206,9</text:p>
          </table:table-cell>
          <table:table-cell office:value-type="float" office:value="1.0292265033845314" table:formula="of:=TAN([.C858])" table:style-name="ce4">
            <text:p>1,0</text:p>
          </table:table-cell>
          <table:table-cell office:value-type="float" office:value="1.5707873345468348" table:formula="of:=ATAN([.C858])" table:style-name="ce4">
            <text:p>1,6</text:p>
          </table:table-cell>
          <table:table-cell office:value-type="float" office:value="89.999484782137728" table:formula="of:=([.E858]*180)/PI()" table:style-name="ce4">
            <text:p>90,0</text:p>
          </table:table-cell>
          <table:table-cell office:value-type="float" office:value="0" table:formula="of:=[.F858]-[.F85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1222000000000003" table:style-name="ce2">
            <text:p>5,1222</text:p>
          </table:table-cell>
          <table:table-cell office:value-type="float" office:value="173380" table:style-name="ce2">
            <text:p>173380</text:p>
          </table:table-cell>
          <table:table-cell office:value-type="float" office:value="121818.18181818048" table:formula="of:=([.B859]-[.B858])/([.A859]-[.A858])" table:style-name="ce4">
            <text:p>121818,2</text:p>
          </table:table-cell>
          <table:table-cell office:value-type="float" office:value="-0.21828869384072591" table:formula="of:=TAN([.C859])" table:style-name="ce4">
            <text:p>-0,2</text:p>
          </table:table-cell>
          <table:table-cell office:value-type="float" office:value="1.570788117839673" table:formula="of:=ATAN([.C859])" table:style-name="ce4">
            <text:p>1,6</text:p>
          </table:table-cell>
          <table:table-cell office:value-type="float" office:value="89.999529661511488" table:formula="of:=([.E859]*180)/PI()" table:style-name="ce4">
            <text:p>90,0</text:p>
          </table:table-cell>
          <table:table-cell office:value-type="float" office:value="0" table:formula="of:=[.F859]-[.F85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1348000000000003" table:style-name="ce2">
            <text:p>5,1348</text:p>
          </table:table-cell>
          <table:table-cell office:value-type="float" office:value="174790" table:style-name="ce2">
            <text:p>174790</text:p>
          </table:table-cell>
          <table:table-cell office:value-type="float" office:value="111904.7619047624" table:formula="of:=([.B860]-[.B859])/([.A860]-[.A859])" table:style-name="ce4">
            <text:p>111904,8</text:p>
          </table:table-cell>
          <table:table-cell office:value-type="float" office:value="2.8340573597303984" table:formula="of:=TAN([.C860])" table:style-name="ce4">
            <text:p>2,8</text:p>
          </table:table-cell>
          <table:table-cell office:value-type="float" office:value="1.5707873906246841" table:formula="of:=ATAN([.C860])" table:style-name="ce4">
            <text:p>1,6</text:p>
          </table:table-cell>
          <table:table-cell office:value-type="float" office:value="89.9994879951618" table:formula="of:=([.E860]*180)/PI()" table:style-name="ce4">
            <text:p>90,0</text:p>
          </table:table-cell>
          <table:table-cell office:value-type="float" office:value="0" table:formula="of:=[.F860]-[.F86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1454000000000004" table:style-name="ce2">
            <text:p>5,1454</text:p>
          </table:table-cell>
          <table:table-cell office:value-type="float" office:value="176120" table:style-name="ce2">
            <text:p>176120</text:p>
          </table:table-cell>
          <table:table-cell office:value-type="float" office:value="125471.6981132056" table:formula="of:=([.B861]-[.B860])/([.A861]-[.A860])" table:style-name="ce4">
            <text:p>125471,7</text:p>
          </table:table-cell>
          <table:table-cell office:value-type="float" office:value="-0.38887418579026778" table:formula="of:=TAN([.C861])" table:style-name="ce4">
            <text:p>-0,4</text:p>
          </table:table-cell>
          <table:table-cell office:value-type="float" office:value="1.5707883568700847" table:formula="of:=ATAN([.C861])" table:style-name="ce4">
            <text:p>1,6</text:p>
          </table:table-cell>
          <table:table-cell office:value-type="float" office:value="89.999543356945253" table:formula="of:=([.E861]*180)/PI()" table:style-name="ce4">
            <text:p>90,0</text:p>
          </table:table-cell>
          <table:table-cell office:value-type="float" office:value="0" table:formula="of:=[.F861]-[.F86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157" table:style-name="ce2">
            <text:p>5,157</text:p>
          </table:table-cell>
          <table:table-cell office:value-type="float" office:value="177380" table:style-name="ce2">
            <text:p>177380</text:p>
          </table:table-cell>
          <table:table-cell office:value-type="float" office:value="108620.68965517606" table:formula="of:=([.B862]-[.B861])/([.A862]-[.A861])" table:style-name="ce4">
            <text:p>108620,7</text:p>
          </table:table-cell>
          <table:table-cell office:value-type="float" office:value="0.12429147474899367" table:formula="of:=TAN([.C862])" table:style-name="ce4">
            <text:p>0,1</text:p>
          </table:table-cell>
          <table:table-cell office:value-type="float" office:value="1.5707871204456905" table:formula="of:=ATAN([.C862])" table:style-name="ce4">
            <text:p>1,6</text:p>
          </table:table-cell>
          <table:table-cell office:value-type="float" office:value="89.999472515045767" table:formula="of:=([.E862]*180)/PI()" table:style-name="ce4">
            <text:p>90,0</text:p>
          </table:table-cell>
          <table:table-cell office:value-type="float" office:value="0" table:formula="of:=[.F862]-[.F86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1680000000000001" table:style-name="ce2">
            <text:p>5,168</text:p>
          </table:table-cell>
          <table:table-cell office:value-type="float" office:value="178750" table:style-name="ce2">
            <text:p>178750</text:p>
          </table:table-cell>
          <table:table-cell office:value-type="float" office:value="124545.45454545318" table:formula="of:=([.B863]-[.B862])/([.A863]-[.A862])" table:style-name="ce4">
            <text:p>124545,5</text:p>
          </table:table-cell>
          <table:table-cell office:value-type="float" office:value="0.15664933837169726" table:formula="of:=TAN([.C863])" table:style-name="ce4">
            <text:p>0,2</text:p>
          </table:table-cell>
          <table:table-cell office:value-type="float" office:value="1.5707882975978165" table:formula="of:=ATAN([.C863])" table:style-name="ce4">
            <text:p>1,6</text:p>
          </table:table-cell>
          <table:table-cell office:value-type="float" office:value="89.999539960894424" table:formula="of:=([.E863]*180)/PI()" table:style-name="ce4">
            <text:p>90,0</text:p>
          </table:table-cell>
          <table:table-cell office:value-type="float" office:value="0" table:formula="of:=[.F863]-[.F86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1791" table:style-name="ce2">
            <text:p>5,1791</text:p>
          </table:table-cell>
          <table:table-cell office:value-type="float" office:value="179990" table:style-name="ce2">
            <text:p>179990</text:p>
          </table:table-cell>
          <table:table-cell office:value-type="float" office:value="111711.71171171284" table:formula="of:=([.B864]-[.B863])/([.A864]-[.A863])" table:style-name="ce4">
            <text:p>111711,7</text:p>
          </table:table-cell>
          <table:table-cell office:value-type="float" office:value="-0.18347547107597831" table:formula="of:=TAN([.C864])" table:style-name="ce4">
            <text:p>-0,2</text:p>
          </table:table-cell>
          <table:table-cell office:value-type="float" office:value="1.5707873751819936" table:formula="of:=ATAN([.C864])" table:style-name="ce4">
            <text:p>1,6</text:p>
          </table:table-cell>
          <table:table-cell office:value-type="float" office:value="89.999487110360818" table:formula="of:=([.E864]*180)/PI()" table:style-name="ce4">
            <text:p>90,0</text:p>
          </table:table-cell>
          <table:table-cell office:value-type="float" office:value="0" table:formula="of:=[.F864]-[.F86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1901000000000002" table:style-name="ce2">
            <text:p>5,1901</text:p>
          </table:table-cell>
          <table:table-cell office:value-type="float" office:value="181280" table:style-name="ce2">
            <text:p>181280</text:p>
          </table:table-cell>
          <table:table-cell office:value-type="float" office:value="117272.72727272598" table:formula="of:=([.B865]-[.B864])/([.A865]-[.A864])" table:style-name="ce4">
            <text:p>117272,7</text:p>
          </table:table-cell>
          <table:table-cell office:value-type="float" office:value="0.21848718484051943" table:formula="of:=TAN([.C865])" table:style-name="ce4">
            <text:p>0,2</text:p>
          </table:table-cell>
          <table:table-cell office:value-type="float" office:value="1.5707877996631139" table:formula="of:=ATAN([.C865])" table:style-name="ce4">
            <text:p>1,6</text:p>
          </table:table-cell>
          <table:table-cell office:value-type="float" office:value="89.99951143133751" table:formula="of:=([.E865]*180)/PI()" table:style-name="ce4">
            <text:p>90,0</text:p>
          </table:table-cell>
          <table:table-cell office:value-type="float" office:value="0" table:formula="of:=[.F865]-[.F86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2009999999999996" table:style-name="ce2">
            <text:p>5,201</text:p>
          </table:table-cell>
          <table:table-cell office:value-type="float" office:value="182580" table:style-name="ce2">
            <text:p>182580</text:p>
          </table:table-cell>
          <table:table-cell office:value-type="float" office:value="119266.05504587741" table:formula="of:=([.B866]-[.B865])/([.A866]-[.A865])" table:style-name="ce4">
            <text:p>119266,1</text:p>
          </table:table-cell>
          <table:table-cell office:value-type="float" office:value="-4.8745123394739966" table:formula="of:=TAN([.C866])" table:style-name="ce4">
            <text:p>-4,9</text:p>
          </table:table-cell>
          <table:table-cell office:value-type="float" office:value="1.5707879421795121" table:formula="of:=ATAN([.C866])" table:style-name="ce4">
            <text:p>1,6</text:p>
          </table:table-cell>
          <table:table-cell office:value-type="float" office:value="89.999519596925623" table:formula="of:=([.E866]*180)/PI()" table:style-name="ce4">
            <text:p>90,0</text:p>
          </table:table-cell>
          <table:table-cell office:value-type="float" office:value="0" table:formula="of:=[.F866]-[.F86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2126000000000001" table:style-name="ce2">
            <text:p>5,2126</text:p>
          </table:table-cell>
          <table:table-cell office:value-type="float" office:value="183920" table:style-name="ce2">
            <text:p>183920</text:p>
          </table:table-cell>
          <table:table-cell office:value-type="float" office:value="115517.24137930537" table:formula="of:=([.B867]-[.B866])/([.A867]-[.A866])" table:style-name="ce4">
            <text:p>115517,2</text:p>
          </table:table-cell>
          <table:table-cell office:value-type="float" office:value="1.2084499735026339" table:formula="of:=TAN([.C867])" table:style-name="ce4">
            <text:p>1,2</text:p>
          </table:table-cell>
          <table:table-cell office:value-type="float" office:value="1.5707876700784789" table:formula="of:=ATAN([.C867])" table:style-name="ce4">
            <text:p>1,6</text:p>
          </table:table-cell>
          <table:table-cell office:value-type="float" office:value="89.999504006684816" table:formula="of:=([.E867]*180)/PI()" table:style-name="ce4">
            <text:p>90,0</text:p>
          </table:table-cell>
          <table:table-cell office:value-type="float" office:value="0" table:formula="of:=[.F867]-[.F86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2233000000000001" table:style-name="ce2">
            <text:p>5,2233</text:p>
          </table:table-cell>
          <table:table-cell office:value-type="float" office:value="185190" table:style-name="ce2">
            <text:p>185190</text:p>
          </table:table-cell>
          <table:table-cell office:value-type="float" office:value="118691.58878504748" table:formula="of:=([.B868]-[.B867])/([.A868]-[.A867])" table:style-name="ce4">
            <text:p>118691,6</text:p>
          </table:table-cell>
          <table:table-cell office:value-type="float" office:value="-1.3221849468103937" table:formula="of:=TAN([.C868])" table:style-name="ce4">
            <text:p>-1,3</text:p>
          </table:table-cell>
          <table:table-cell office:value-type="float" office:value="1.5707879015980464" table:formula="of:=ATAN([.C868])" table:style-name="ce4">
            <text:p>1,6</text:p>
          </table:table-cell>
          <table:table-cell office:value-type="float" office:value="89.999517271778913" table:formula="of:=([.E868]*180)/PI()" table:style-name="ce4">
            <text:p>90,0</text:p>
          </table:table-cell>
          <table:table-cell office:value-type="float" office:value="0" table:formula="of:=[.F868]-[.F86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2347000000000001" table:style-name="ce2">
            <text:p>5,2347</text:p>
          </table:table-cell>
          <table:table-cell office:value-type="float" office:value="186440" table:style-name="ce2">
            <text:p>186440</text:p>
          </table:table-cell>
          <table:table-cell office:value-type="float" office:value="109649.1228070168" table:formula="of:=([.B869]-[.B868])/([.A869]-[.A868])" table:style-name="ce4">
            <text:p>109649,1</text:p>
          </table:table-cell>
          <table:table-cell office:value-type="float" office:value="3.071144386454284" table:formula="of:=TAN([.C869])" table:style-name="ce4">
            <text:p>3,1</text:p>
          </table:table-cell>
          <table:table-cell office:value-type="float" office:value="1.5707872067948969" table:formula="of:=ATAN([.C869])" table:style-name="ce4">
            <text:p>1,6</text:p>
          </table:table-cell>
          <table:table-cell office:value-type="float" office:value="89.999477462490873" table:formula="of:=([.E869]*180)/PI()" table:style-name="ce4">
            <text:p>90,0</text:p>
          </table:table-cell>
          <table:table-cell office:value-type="float" office:value="0" table:formula="of:=[.F869]-[.F86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2455999999999996" table:style-name="ce2">
            <text:p>5,2456</text:p>
          </table:table-cell>
          <table:table-cell office:value-type="float" office:value="187740" table:style-name="ce2">
            <text:p>187740</text:p>
          </table:table-cell>
          <table:table-cell office:value-type="float" office:value="119266.05504587741" table:formula="of:=([.B870]-[.B869])/([.A870]-[.A869])" table:style-name="ce4">
            <text:p>119266,1</text:p>
          </table:table-cell>
          <table:table-cell office:value-type="float" office:value="-4.8745123394739966" table:formula="of:=TAN([.C870])" table:style-name="ce4">
            <text:p>-4,9</text:p>
          </table:table-cell>
          <table:table-cell office:value-type="float" office:value="1.5707879421795121" table:formula="of:=ATAN([.C870])" table:style-name="ce4">
            <text:p>1,6</text:p>
          </table:table-cell>
          <table:table-cell office:value-type="float" office:value="89.999519596925623" table:formula="of:=([.E870]*180)/PI()" table:style-name="ce4">
            <text:p>90,0</text:p>
          </table:table-cell>
          <table:table-cell office:value-type="float" office:value="0" table:formula="of:=[.F870]-[.F87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2568999999999999" table:style-name="ce2">
            <text:p>5,2569</text:p>
          </table:table-cell>
          <table:table-cell office:value-type="float" office:value="189020" table:style-name="ce2">
            <text:p>189020</text:p>
          </table:table-cell>
          <table:table-cell office:value-type="float" office:value="113274.33628318274" table:formula="of:=([.B871]-[.B870])/([.A871]-[.A870])" table:style-name="ce4">
            <text:p>113274,3</text:p>
          </table:table-cell>
          <table:table-cell office:value-type="float" office:value="1.8338382130890349" table:formula="of:=TAN([.C871])" table:style-name="ce4">
            <text:p>1,8</text:p>
          </table:table-cell>
          <table:table-cell office:value-type="float" office:value="1.5707874986698969" table:formula="of:=ATAN([.C871])" table:style-name="ce4">
            <text:p>1,6</text:p>
          </table:table-cell>
          <table:table-cell office:value-type="float" office:value="89.999494185696506" table:formula="of:=([.E871]*180)/PI()" table:style-name="ce4">
            <text:p>90,0</text:p>
          </table:table-cell>
          <table:table-cell office:value-type="float" office:value="0" table:formula="of:=[.F871]-[.F87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2680999999999996" table:style-name="ce2">
            <text:p>5,2681</text:p>
          </table:table-cell>
          <table:table-cell office:value-type="float" office:value="190410" table:style-name="ce2">
            <text:p>190410</text:p>
          </table:table-cell>
          <table:table-cell office:value-type="float" office:value="124107.14285714668" table:formula="of:=([.B872]-[.B871])/([.A872]-[.A871])" table:style-name="ce4">
            <text:p>124107,1</text:p>
          </table:table-cell>
          <table:table-cell office:value-type="float" office:value="-10.398443436228263" table:formula="of:=TAN([.C872])" table:style-name="ce4">
            <text:p>-10,4</text:p>
          </table:table-cell>
          <table:table-cell office:value-type="float" office:value="1.5707882692409401" table:formula="of:=ATAN([.C872])" table:style-name="ce4">
            <text:p>1,6</text:p>
          </table:table-cell>
          <table:table-cell office:value-type="float" office:value="89.999538336165088" table:formula="of:=([.E872]*180)/PI()" table:style-name="ce4">
            <text:p>90,0</text:p>
          </table:table-cell>
          <table:table-cell office:value-type="float" office:value="0" table:formula="of:=[.F872]-[.F87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2804000000000002" table:style-name="ce2">
            <text:p>5,2804</text:p>
          </table:table-cell>
          <table:table-cell office:value-type="float" office:value="191780" table:style-name="ce2">
            <text:p>191780</text:p>
          </table:table-cell>
          <table:table-cell office:value-type="float" office:value="111382.11382113239" table:formula="of:=([.B873]-[.B872])/([.A873]-[.A872])" table:style-name="ce4">
            <text:p>111382,1</text:p>
          </table:table-cell>
          <table:table-cell office:value-type="float" office:value="8.8107696123717744E-2" table:formula="of:=TAN([.C873])" table:style-name="ce4">
            <text:p>0,1</text:p>
          </table:table-cell>
          <table:table-cell office:value-type="float" office:value="1.5707873486927071" table:formula="of:=ATAN([.C873])" table:style-name="ce4">
            <text:p>1,6</text:p>
          </table:table-cell>
          <table:table-cell office:value-type="float" office:value="89.999485592636503" table:formula="of:=([.E873]*180)/PI()" table:style-name="ce4">
            <text:p>90,0</text:p>
          </table:table-cell>
          <table:table-cell office:value-type="float" office:value="0" table:formula="of:=[.F873]-[.F87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2914000000000003" table:style-name="ce2">
            <text:p>5,2914</text:p>
          </table:table-cell>
          <table:table-cell office:value-type="float" office:value="193110" table:style-name="ce2">
            <text:p>193110</text:p>
          </table:table-cell>
          <table:table-cell office:value-type="float" office:value="120909.09090908959" table:formula="of:=([.B874]-[.B873])/([.A874]-[.A873])" table:style-name="ce4">
            <text:p>120909,1</text:p>
          </table:table-cell>
          <table:table-cell office:value-type="float" office:value="-5.3363160168079196" table:formula="of:=TAN([.C874])" table:style-name="ce4">
            <text:p>-5,3</text:p>
          </table:table-cell>
          <table:table-cell office:value-type="float" office:value="1.570788056118205" table:formula="of:=ATAN([.C874])" table:style-name="ce4">
            <text:p>1,6</text:p>
          </table:table-cell>
          <table:table-cell office:value-type="float" office:value="89.999526125131851" table:formula="of:=([.E874]*180)/PI()" table:style-name="ce4">
            <text:p>90,0</text:p>
          </table:table-cell>
          <table:table-cell office:value-type="float" office:value="0" table:formula="of:=[.F874]-[.F87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3026" table:style-name="ce2">
            <text:p>5,3026</text:p>
          </table:table-cell>
          <table:table-cell office:value-type="float" office:value="194380" table:style-name="ce2">
            <text:p>194380</text:p>
          </table:table-cell>
          <table:table-cell office:value-type="float" office:value="113392.85714286064" table:formula="of:=([.B875]-[.B874])/([.A875]-[.A874])" table:style-name="ce4">
            <text:p>113392,9</text:p>
          </table:table-cell>
          <table:table-cell office:value-type="float" office:value="0.21513395252364934" table:formula="of:=TAN([.C875])" table:style-name="ce4">
            <text:p>0,2</text:p>
          </table:table-cell>
          <table:table-cell office:value-type="float" office:value="1.5707875078972591" table:formula="of:=ATAN([.C875])" table:style-name="ce4">
            <text:p>1,6</text:p>
          </table:table-cell>
          <table:table-cell office:value-type="float" office:value="89.99949471438542" table:formula="of:=([.E875]*180)/PI()" table:style-name="ce4">
            <text:p>90,0</text:p>
          </table:table-cell>
          <table:table-cell office:value-type="float" office:value="0" table:formula="of:=[.F875]-[.F87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3140000000000001" table:style-name="ce2">
            <text:p>5,314</text:p>
          </table:table-cell>
          <table:table-cell office:value-type="float" office:value="195740" table:style-name="ce2">
            <text:p>195740</text:p>
          </table:table-cell>
          <table:table-cell office:value-type="float" office:value="119298.24561403428" table:formula="of:=([.B876]-[.B875])/([.A876]-[.A875])" table:style-name="ce4">
            <text:p>119298,2</text:p>
          </table:table-cell>
          <table:table-cell office:value-type="float" office:value="-0.67509275323222462" table:formula="of:=TAN([.C876])" table:style-name="ce4">
            <text:p>-0,7</text:p>
          </table:table-cell>
          <table:table-cell office:value-type="float" office:value="1.5707879444419557" table:formula="of:=ATAN([.C876])" table:style-name="ce4">
            <text:p>1,6</text:p>
          </table:table-cell>
          <table:table-cell office:value-type="float" office:value="89.999519726554098" table:formula="of:=([.E876]*180)/PI()" table:style-name="ce4">
            <text:p>90,0</text:p>
          </table:table-cell>
          <table:table-cell office:value-type="float" office:value="0" table:formula="of:=[.F876]-[.F87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3247999999999998" table:style-name="ce2">
            <text:p>5,3248</text:p>
          </table:table-cell>
          <table:table-cell office:value-type="float" office:value="196990" table:style-name="ce2">
            <text:p>196990</text:p>
          </table:table-cell>
          <table:table-cell office:value-type="float" office:value="115740.74074074398" table:formula="of:=([.B877]-[.B876])/([.A877]-[.A876])" table:style-name="ce4">
            <text:p>115740,7</text:p>
          </table:table-cell>
          <table:table-cell office:value-type="float" office:value="3.9995270911107776" table:formula="of:=TAN([.C877])" table:style-name="ce4">
            <text:p>4,0</text:p>
          </table:table-cell>
          <table:table-cell office:value-type="float" office:value="1.5707876867948969" table:formula="of:=ATAN([.C877])" table:style-name="ce4">
            <text:p>1,6</text:p>
          </table:table-cell>
          <table:table-cell office:value-type="float" office:value="89.999504964465032" table:formula="of:=([.E877]*180)/PI()" table:style-name="ce4">
            <text:p>90,0</text:p>
          </table:table-cell>
          <table:table-cell office:value-type="float" office:value="0" table:formula="of:=[.F877]-[.F87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3360000000000003" table:style-name="ce2">
            <text:p>5,336</text:p>
          </table:table-cell>
          <table:table-cell office:value-type="float" office:value="198240" table:style-name="ce2">
            <text:p>198240</text:p>
          </table:table-cell>
          <table:table-cell office:value-type="float" office:value="111607.14285713744" table:formula="of:=([.B878]-[.B877])/([.A878]-[.A877])" table:style-name="ce4">
            <text:p>111607,1</text:p>
          </table:table-cell>
          <table:table-cell office:value-type="float" office:value="-1.861150678140798" table:formula="of:=TAN([.C878])" table:style-name="ce4">
            <text:p>-1,9</text:p>
          </table:table-cell>
          <table:table-cell office:value-type="float" office:value="1.5707873667948968" table:formula="of:=ATAN([.C878])" table:style-name="ce4">
            <text:p>1,6</text:p>
          </table:table-cell>
          <table:table-cell office:value-type="float" office:value="89.999486629815578" table:formula="of:=([.E878]*180)/PI()" table:style-name="ce4">
            <text:p>90,0</text:p>
          </table:table-cell>
          <table:table-cell office:value-type="float" office:value="0" table:formula="of:=[.F878]-[.F87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3468999999999998" table:style-name="ce2">
            <text:p>5,3469</text:p>
          </table:table-cell>
          <table:table-cell office:value-type="float" office:value="199620" table:style-name="ce2">
            <text:p>199620</text:p>
          </table:table-cell>
          <table:table-cell office:value-type="float" office:value="126605.50458716217" table:formula="of:=([.B879]-[.B878])/([.A879]-[.A878])" table:style-name="ce4">
            <text:p>126605,5</text:p>
          </table:table-cell>
          <table:table-cell office:value-type="float" office:value="-0.80759102441916397" table:formula="of:=TAN([.C879])" table:style-name="ce4">
            <text:p>-0,8</text:p>
          </table:table-cell>
          <table:table-cell office:value-type="float" office:value="1.5707884282441722" table:formula="of:=ATAN([.C879])" table:style-name="ce4">
            <text:p>1,6</text:p>
          </table:table-cell>
          <table:table-cell office:value-type="float" office:value="89.999547446379239" table:formula="of:=([.E879]*180)/PI()" table:style-name="ce4">
            <text:p>90,0</text:p>
          </table:table-cell>
          <table:table-cell office:value-type="float" office:value="0" table:formula="of:=[.F879]-[.F87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3598999999999997" table:style-name="ce2">
            <text:p>5,3599</text:p>
          </table:table-cell>
          <table:table-cell office:value-type="float" office:value="201040" table:style-name="ce2">
            <text:p>201040</text:p>
          </table:table-cell>
          <table:table-cell office:value-type="float" office:value="109230.76923077006" table:formula="of:=([.B880]-[.B879])/([.A880]-[.A879])" table:style-name="ce4">
            <text:p>109230,8</text:p>
          </table:table-cell>
          <table:table-cell office:value-type="float" office:value="0.90261523684279144" table:formula="of:=TAN([.C880])" table:style-name="ce4">
            <text:p>0,9</text:p>
          </table:table-cell>
          <table:table-cell office:value-type="float" office:value="1.5707871718653195" table:formula="of:=ATAN([.C880])" table:style-name="ce4">
            <text:p>1,6</text:p>
          </table:table-cell>
          <table:table-cell office:value-type="float" office:value="89.999475461173489" table:formula="of:=([.E880]*180)/PI()" table:style-name="ce4">
            <text:p>90,0</text:p>
          </table:table-cell>
          <table:table-cell office:value-type="float" office:value="0" table:formula="of:=[.F880]-[.F88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3707000000000003" table:style-name="ce2">
            <text:p>5,3707</text:p>
          </table:table-cell>
          <table:table-cell office:value-type="float" office:value="202320" table:style-name="ce2">
            <text:p>202320</text:p>
          </table:table-cell>
          <table:table-cell office:value-type="float" office:value="118518.51851851208" table:formula="of:=([.B881]-[.B880])/([.A881]-[.A880])" table:style-name="ce4">
            <text:p>118518,5</text:p>
          </table:table-cell>
          <table:table-cell office:value-type="float" office:value="-2.6180207764749883" table:formula="of:=TAN([.C881])" table:style-name="ce4">
            <text:p>-2,6</text:p>
          </table:table-cell>
          <table:table-cell office:value-type="float" office:value="1.5707878892948968" table:formula="of:=ATAN([.C881])" table:style-name="ce4">
            <text:p>1,6</text:p>
          </table:table-cell>
          <table:table-cell office:value-type="float" office:value="89.999516566860379" table:formula="of:=([.E881]*180)/PI()" table:style-name="ce4">
            <text:p>90,0</text:p>
          </table:table-cell>
          <table:table-cell office:value-type="float" office:value="0" table:formula="of:=[.F881]-[.F88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3832000000000004" table:style-name="ce2">
            <text:p>5,3832</text:p>
          </table:table-cell>
          <table:table-cell office:value-type="float" office:value="203670" table:style-name="ce2">
            <text:p>203670</text:p>
          </table:table-cell>
          <table:table-cell office:value-type="float" office:value="107999.99999999847" table:formula="of:=([.B882]-[.B881])/([.A882]-[.A881])" table:style-name="ce4">
            <text:p>108000,0</text:p>
          </table:table-cell>
          <table:table-cell office:value-type="float" office:value="9.8233510506163721" table:formula="of:=TAN([.C882])" table:style-name="ce4">
            <text:p>9,8</text:p>
          </table:table-cell>
          <table:table-cell office:value-type="float" office:value="1.5707870675356377" table:formula="of:=ATAN([.C882])" table:style-name="ce4">
            <text:p>1,6</text:p>
          </table:table-cell>
          <table:table-cell office:value-type="float" office:value="89.999469483523043" table:formula="of:=([.E882]*180)/PI()" table:style-name="ce4">
            <text:p>90,0</text:p>
          </table:table-cell>
          <table:table-cell office:value-type="float" office:value="0" table:formula="of:=[.F882]-[.F88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3941999999999997" table:style-name="ce2">
            <text:p>5,3942</text:p>
          </table:table-cell>
          <table:table-cell office:value-type="float" office:value="204980" table:style-name="ce2">
            <text:p>204980</text:p>
          </table:table-cell>
          <table:table-cell office:value-type="float" office:value="119090.9090909174" table:formula="of:=([.B883]-[.B882])/([.A883]-[.A882])" table:style-name="ce4">
            <text:p>119090,9</text:p>
          </table:table-cell>
          <table:table-cell office:value-type="float" office:value="-0.6626567460462115" table:formula="of:=TAN([.C883])" table:style-name="ce4">
            <text:p>-0,7</text:p>
          </table:table-cell>
          <table:table-cell office:value-type="float" office:value="1.5707879298483318" table:formula="of:=ATAN([.C883])" table:style-name="ce4">
            <text:p>1,6</text:p>
          </table:table-cell>
          <table:table-cell office:value-type="float" office:value="89.999518890401049" table:formula="of:=([.E883]*180)/PI()" table:style-name="ce4">
            <text:p>90,0</text:p>
          </table:table-cell>
          <table:table-cell office:value-type="float" office:value="0" table:formula="of:=[.F883]-[.F88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4070999999999998" table:style-name="ce2">
            <text:p>5,4071</text:p>
          </table:table-cell>
          <table:table-cell office:value-type="float" office:value="206370" table:style-name="ce2">
            <text:p>206370</text:p>
          </table:table-cell>
          <table:table-cell office:value-type="float" office:value="107751.937984495" table:formula="of:=([.B884]-[.B883])/([.A884]-[.A883])" table:style-name="ce4">
            <text:p>107751,9</text:p>
          </table:table-cell>
          <table:table-cell office:value-type="float" office:value="-44.724578658879288" table:formula="of:=TAN([.C884])" table:style-name="ce4">
            <text:p>-44,7</text:p>
          </table:table-cell>
          <table:table-cell office:value-type="float" office:value="1.5707870462193574" table:formula="of:=ATAN([.C884])" table:style-name="ce4">
            <text:p>1,6</text:p>
          </table:table-cell>
          <table:table-cell office:value-type="float" office:value="89.999468262190163" table:formula="of:=([.E884]*180)/PI()" table:style-name="ce4">
            <text:p>90,0</text:p>
          </table:table-cell>
          <table:table-cell office:value-type="float" office:value="0" table:formula="of:=[.F884]-[.F88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4191000000000003" table:style-name="ce2">
            <text:p>5,4191</text:p>
          </table:table-cell>
          <table:table-cell office:value-type="float" office:value="207720" table:style-name="ce2">
            <text:p>207720</text:p>
          </table:table-cell>
          <table:table-cell office:value-type="float" office:value="112499.99999999574" table:formula="of:=([.B885]-[.B884])/([.A885]-[.A884])" table:style-name="ce4">
            <text:p>112500,0</text:p>
          </table:table-cell>
          <table:table-cell office:value-type="float" office:value="-0.46216608027358086" table:formula="of:=TAN([.C885])" table:style-name="ce4">
            <text:p>-0,5</text:p>
          </table:table-cell>
          <table:table-cell office:value-type="float" office:value="1.5707874379060081" table:formula="of:=ATAN([.C885])" table:style-name="ce4">
            <text:p>1,6</text:p>
          </table:table-cell>
          <table:table-cell office:value-type="float" office:value="89.999490704182122" table:formula="of:=([.E885]*180)/PI()" table:style-name="ce4">
            <text:p>90,0</text:p>
          </table:table-cell>
          <table:table-cell office:value-type="float" office:value="0" table:formula="of:=[.F885]-[.F88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4303999999999997" table:style-name="ce2">
            <text:p>5,4304</text:p>
          </table:table-cell>
          <table:table-cell office:value-type="float" office:value="208990" table:style-name="ce2">
            <text:p>208990</text:p>
          </table:table-cell>
          <table:table-cell office:value-type="float" office:value="112389.38053097921" table:formula="of:=([.B886]-[.B885])/([.A886]-[.A885])" table:style-name="ce4">
            <text:p>112389,4</text:p>
          </table:table-cell>
          <table:table-cell office:value-type="float" office:value="-1.9485898589986372" table:formula="of:=TAN([.C886])" table:style-name="ce4">
            <text:p>-1,9</text:p>
          </table:table-cell>
          <table:table-cell office:value-type="float" office:value="1.5707874291571016" table:formula="of:=ATAN([.C886])" table:style-name="ce4">
            <text:p>1,6</text:p>
          </table:table-cell>
          <table:table-cell office:value-type="float" office:value="89.999490202906713" table:formula="of:=([.E886]*180)/PI()" table:style-name="ce4">
            <text:p>90,0</text:p>
          </table:table-cell>
          <table:table-cell office:value-type="float" office:value="0" table:formula="of:=[.F886]-[.F88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4413999999999998" table:style-name="ce2">
            <text:p>5,4414</text:p>
          </table:table-cell>
          <table:table-cell office:value-type="float" office:value="210250" table:style-name="ce2">
            <text:p>210250</text:p>
          </table:table-cell>
          <table:table-cell office:value-type="float" office:value="114545.45454545329" table:formula="of:=([.B887]-[.B886])/([.A887]-[.A886])" table:style-name="ce4">
            <text:p>114545,5</text:p>
          </table:table-cell>
          <table:table-cell office:value-type="float" office:value="-0.15645523982996554" table:formula="of:=TAN([.C887])" table:style-name="ce4">
            <text:p>-0,2</text:p>
          </table:table-cell>
          <table:table-cell office:value-type="float" office:value="1.5707875966361666" table:formula="of:=ATAN([.C887])" table:style-name="ce4">
            <text:p>1,6</text:p>
          </table:table-cell>
          <table:table-cell office:value-type="float" office:value="89.999499798750307" table:formula="of:=([.E887]*180)/PI()" table:style-name="ce4">
            <text:p>90,0</text:p>
          </table:table-cell>
          <table:table-cell office:value-type="float" office:value="0" table:formula="of:=[.F887]-[.F88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4528999999999996" table:style-name="ce2">
            <text:p>5,4529</text:p>
          </table:table-cell>
          <table:table-cell office:value-type="float" office:value="211490" table:style-name="ce2">
            <text:p>211490</text:p>
          </table:table-cell>
          <table:table-cell office:value-type="float" office:value="107826.0869565232" table:formula="of:=([.B888]-[.B887])/([.A888]-[.A887])" table:style-name="ce4">
            <text:p>107826,1</text:p>
          </table:table-cell>
          <table:table-cell office:value-type="float" office:value="0.35813098457817216" table:formula="of:=TAN([.C888])" table:style-name="ce4">
            <text:p>0,4</text:p>
          </table:table-cell>
          <table:table-cell office:value-type="float" office:value="1.5707870526013485" table:formula="of:=ATAN([.C888])" table:style-name="ce4">
            <text:p>1,6</text:p>
          </table:table-cell>
          <table:table-cell office:value-type="float" office:value="89.9994686278513" table:formula="of:=([.E888]*180)/PI()" table:style-name="ce4">
            <text:p>90,0</text:p>
          </table:table-cell>
          <table:table-cell office:value-type="float" office:value="0" table:formula="of:=[.F888]-[.F88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4635999999999996" table:style-name="ce2">
            <text:p>5,4636</text:p>
          </table:table-cell>
          <table:table-cell office:value-type="float" office:value="212730" table:style-name="ce2">
            <text:p>212730</text:p>
          </table:table-cell>
          <table:table-cell office:value-type="float" office:value="115887.85046729045" table:formula="of:=([.B889]-[.B888])/([.A889]-[.A888])" table:style-name="ce4">
            <text:p>115887,9</text:p>
          </table:table-cell>
          <table:table-cell office:value-type="float" office:value="0.99057160056805227" table:formula="of:=TAN([.C889])" table:style-name="ce4">
            <text:p>1,0</text:p>
          </table:table-cell>
          <table:table-cell office:value-type="float" office:value="1.5707876977626387" table:formula="of:=ATAN([.C889])" table:style-name="ce4">
            <text:p>1,6</text:p>
          </table:table-cell>
          <table:table-cell office:value-type="float" office:value="89.999505592870335" table:formula="of:=([.E889]*180)/PI()" table:style-name="ce4">
            <text:p>90,0</text:p>
          </table:table-cell>
          <table:table-cell office:value-type="float" office:value="0" table:formula="of:=[.F889]-[.F88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4762000000000004" table:style-name="ce2">
            <text:p>5,4762</text:p>
          </table:table-cell>
          <table:table-cell office:value-type="float" office:value="214060" table:style-name="ce2">
            <text:p>214060</text:p>
          </table:table-cell>
          <table:table-cell office:value-type="float" office:value="105555.55555554858" table:formula="of:=([.B890]-[.B889])/([.A890]-[.A889])" table:style-name="ce4">
            <text:p>105555,6</text:p>
          </table:table-cell>
          <table:table-cell office:value-type="float" office:value="2.4550160248206456" table:formula="of:=TAN([.C890])" table:style-name="ce4">
            <text:p>2,5</text:p>
          </table:table-cell>
          <table:table-cell office:value-type="float" office:value="1.5707868531106863" table:formula="of:=ATAN([.C890])" table:style-name="ce4">
            <text:p>1,6</text:p>
          </table:table-cell>
          <table:table-cell office:value-type="float" office:value="89.9994571978783" table:formula="of:=([.E890]*180)/PI()" table:style-name="ce4">
            <text:p>90,0</text:p>
          </table:table-cell>
          <table:table-cell office:value-type="float" office:value="0" table:formula="of:=[.F890]-[.F89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4871999999999996" table:style-name="ce2">
            <text:p>5,4872</text:p>
          </table:table-cell>
          <table:table-cell office:value-type="float" office:value="215390" table:style-name="ce2">
            <text:p>215390</text:p>
          </table:table-cell>
          <table:table-cell office:value-type="float" office:value="120909.09090909934" table:formula="of:=([.B891]-[.B890])/([.A891]-[.A890])" table:style-name="ce4">
            <text:p>120909,1</text:p>
          </table:table-cell>
          <table:table-cell office:value-type="float" office:value="-5.336315729420706" table:formula="of:=TAN([.C891])" table:style-name="ce4">
            <text:p>-5,3</text:p>
          </table:table-cell>
          <table:table-cell office:value-type="float" office:value="1.570788056118205" table:formula="of:=ATAN([.C891])" table:style-name="ce4">
            <text:p>1,6</text:p>
          </table:table-cell>
          <table:table-cell office:value-type="float" office:value="89.999526125131851" table:formula="of:=([.E891]*180)/PI()" table:style-name="ce4">
            <text:p>90,0</text:p>
          </table:table-cell>
          <table:table-cell office:value-type="float" office:value="0" table:formula="of:=[.F891]-[.F89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4987000000000004" table:style-name="ce2">
            <text:p>5,4987</text:p>
          </table:table-cell>
          <table:table-cell office:value-type="float" office:value="216630" table:style-name="ce2">
            <text:p>216630</text:p>
          </table:table-cell>
          <table:table-cell office:value-type="float" office:value="107826.08695651488" table:formula="of:=([.B892]-[.B891])/([.A892]-[.A891])" table:style-name="ce4">
            <text:p>107826,1</text:p>
          </table:table-cell>
          <table:table-cell office:value-type="float" office:value="0.35813097518689779" table:formula="of:=TAN([.C892])" table:style-name="ce4">
            <text:p>0,4</text:p>
          </table:table-cell>
          <table:table-cell office:value-type="float" office:value="1.5707870526013485" table:formula="of:=ATAN([.C892])" table:style-name="ce4">
            <text:p>1,6</text:p>
          </table:table-cell>
          <table:table-cell office:value-type="float" office:value="89.9994686278513" table:formula="of:=([.E892]*180)/PI()" table:style-name="ce4">
            <text:p>90,0</text:p>
          </table:table-cell>
          <table:table-cell office:value-type="float" office:value="0" table:formula="of:=[.F892]-[.F89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5095000000000001" table:style-name="ce2">
            <text:p>5,5095</text:p>
          </table:table-cell>
          <table:table-cell office:value-type="float" office:value="217920" table:style-name="ce2">
            <text:p>217920</text:p>
          </table:table-cell>
          <table:table-cell office:value-type="float" office:value="119444.44444444777" table:formula="of:=([.B893]-[.B892])/([.A893]-[.A892])" table:style-name="ce4">
            <text:p>119444,4</text:p>
          </table:table-cell>
          <table:table-cell office:value-type="float" office:value="1.9253244069398383" table:formula="of:=TAN([.C893])" table:style-name="ce4">
            <text:p>1,9</text:p>
          </table:table-cell>
          <table:table-cell office:value-type="float" office:value="1.5707879547018735" table:formula="of:=ATAN([.C893])" table:style-name="ce4">
            <text:p>1,6</text:p>
          </table:table-cell>
          <table:table-cell office:value-type="float" office:value="89.99952031440408" table:formula="of:=([.E893]*180)/PI()" table:style-name="ce4">
            <text:p>90,0</text:p>
          </table:table-cell>
          <table:table-cell office:value-type="float" office:value="0" table:formula="of:=[.F893]-[.F89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5221999999999998" table:style-name="ce2">
            <text:p>5,5222</text:p>
          </table:table-cell>
          <table:table-cell office:value-type="float" office:value="219230" table:style-name="ce2">
            <text:p>219230</text:p>
          </table:table-cell>
          <table:table-cell office:value-type="float" office:value="103149.60629921494" table:formula="of:=([.B894]-[.B893])/([.A894]-[.A893])" table:style-name="ce4">
            <text:p>103149,6</text:p>
          </table:table-cell>
          <table:table-cell office:value-type="float" office:value="-8.0291867774676362" table:formula="of:=TAN([.C894])" table:style-name="ce4">
            <text:p>-8,0</text:p>
          </table:table-cell>
          <table:table-cell office:value-type="float" office:value="1.5707866321384083" table:formula="of:=ATAN([.C894])" table:style-name="ce4">
            <text:p>1,6</text:p>
          </table:table-cell>
          <table:table-cell office:value-type="float" office:value="89.999444537099393" table:formula="of:=([.E894]*180)/PI()" table:style-name="ce4">
            <text:p>90,0</text:p>
          </table:table-cell>
          <table:table-cell office:value-type="float" office:value="0" table:formula="of:=[.F894]-[.F89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5328999999999997" table:style-name="ce2">
            <text:p>5,5329</text:p>
          </table:table-cell>
          <table:table-cell office:value-type="float" office:value="220590" table:style-name="ce2">
            <text:p>220590</text:p>
          </table:table-cell>
          <table:table-cell office:value-type="float" office:value="127102.80373831857" table:formula="of:=([.B895]-[.B894])/([.A895]-[.A894])" table:style-name="ce4">
            <text:p>127102,8</text:p>
          </table:table-cell>
          <table:table-cell office:value-type="float" office:value="0.25338221544127687" table:formula="of:=TAN([.C895])" table:style-name="ce4">
            <text:p>0,3</text:p>
          </table:table-cell>
          <table:table-cell office:value-type="float" office:value="1.570788459147838" table:formula="of:=ATAN([.C895])" table:style-name="ce4">
            <text:p>1,6</text:p>
          </table:table-cell>
          <table:table-cell office:value-type="float" office:value="89.999549217028857" table:formula="of:=([.E895]*180)/PI()" table:style-name="ce4">
            <text:p>90,0</text:p>
          </table:table-cell>
          <table:table-cell office:value-type="float" office:value="0" table:formula="of:=[.F895]-[.F89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5461" table:style-name="ce2">
            <text:p>5,5461</text:p>
          </table:table-cell>
          <table:table-cell office:value-type="float" office:value="221910" table:style-name="ce2">
            <text:p>221910</text:p>
          </table:table-cell>
          <table:table-cell office:value-type="float" office:value="99999.999999997555" table:formula="of:=([.B896]-[.B895])/([.A896]-[.A895])" table:style-name="ce4">
            <text:p>100000,0</text:p>
          </table:table-cell>
          <table:table-cell office:value-type="float" office:value="-3.5771665400750427E-2" table:formula="of:=TAN([.C896])" table:style-name="ce4">
            <text:p>0,0</text:p>
          </table:table-cell>
          <table:table-cell office:value-type="float" office:value="1.5707863267948969" table:formula="of:=ATAN([.C896])" table:style-name="ce4">
            <text:p>1,6</text:p>
          </table:table-cell>
          <table:table-cell office:value-type="float" office:value="89.999427042204886" table:formula="of:=([.E896]*180)/PI()" table:style-name="ce4">
            <text:p>90,0</text:p>
          </table:table-cell>
          <table:table-cell office:value-type="float" office:value="0" table:formula="of:=[.F896]-[.F89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5579999999999998" table:style-name="ce2">
            <text:p>5,558</text:p>
          </table:table-cell>
          <table:table-cell office:value-type="float" office:value="223240" table:style-name="ce2">
            <text:p>223240</text:p>
          </table:table-cell>
          <table:table-cell office:value-type="float" office:value="111764.70588235483" table:formula="of:=([.B897]-[.B896])/([.A897]-[.A896])" table:style-name="ce4">
            <text:p>111764,7</text:p>
          </table:table-cell>
          <table:table-cell office:value-type="float" office:value="-0.67589134034785414" table:formula="of:=TAN([.C897])" table:style-name="ce4">
            <text:p>-0,7</text:p>
          </table:table-cell>
          <table:table-cell office:value-type="float" office:value="1.5707873794264757" table:formula="of:=ATAN([.C897])" table:style-name="ce4">
            <text:p>1,6</text:p>
          </table:table-cell>
          <table:table-cell office:value-type="float" office:value="89.999487353551743" table:formula="of:=([.E897]*180)/PI()" table:style-name="ce4">
            <text:p>90,0</text:p>
          </table:table-cell>
          <table:table-cell office:value-type="float" office:value="0" table:formula="of:=[.F897]-[.F89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5705" table:style-name="ce2">
            <text:p>5,5705</text:p>
          </table:table-cell>
          <table:table-cell office:value-type="float" office:value="224590" table:style-name="ce2">
            <text:p>224590</text:p>
          </table:table-cell>
          <table:table-cell office:value-type="float" office:value="107999.99999999847" table:formula="of:=([.B898]-[.B897])/([.A898]-[.A897])" table:style-name="ce4">
            <text:p>108000,0</text:p>
          </table:table-cell>
          <table:table-cell office:value-type="float" office:value="9.8233510506163721" table:formula="of:=TAN([.C898])" table:style-name="ce4">
            <text:p>9,8</text:p>
          </table:table-cell>
          <table:table-cell office:value-type="float" office:value="1.5707870675356377" table:formula="of:=ATAN([.C898])" table:style-name="ce4">
            <text:p>1,6</text:p>
          </table:table-cell>
          <table:table-cell office:value-type="float" office:value="89.999469483523043" table:formula="of:=([.E898]*180)/PI()" table:style-name="ce4">
            <text:p>90,0</text:p>
          </table:table-cell>
          <table:table-cell office:value-type="float" office:value="0" table:formula="of:=[.F898]-[.F89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5834000000000001" table:style-name="ce2">
            <text:p>5,5834</text:p>
          </table:table-cell>
          <table:table-cell office:value-type="float" office:value="225900" table:style-name="ce2">
            <text:p>225900</text:p>
          </table:table-cell>
          <table:table-cell office:value-type="float" office:value="101550.38759689817" table:formula="of:=([.B899]-[.B898])/([.A899]-[.A898])" table:style-name="ce4">
            <text:p>101550,4</text:p>
          </table:table-cell>
          <table:table-cell office:value-type="float" office:value="41.427162700473197" table:formula="of:=TAN([.C899])" table:style-name="ce4">
            <text:p>41,4</text:p>
          </table:table-cell>
          <table:table-cell office:value-type="float" office:value="1.5707864794666526" table:formula="of:=ATAN([.C899])" table:style-name="ce4">
            <text:p>1,6</text:p>
          </table:table-cell>
          <table:table-cell office:value-type="float" office:value="89.999435789652139" table:formula="of:=([.E899]*180)/PI()" table:style-name="ce4">
            <text:p>90,0</text:p>
          </table:table-cell>
          <table:table-cell office:value-type="float" office:value="0" table:formula="of:=[.F899]-[.F89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5944000000000003" table:style-name="ce2">
            <text:p>5,5944</text:p>
          </table:table-cell>
          <table:table-cell office:value-type="float" office:value="227200" table:style-name="ce2">
            <text:p>227200</text:p>
          </table:table-cell>
          <table:table-cell office:value-type="float" office:value="118181.81818181688" table:formula="of:=([.B900]-[.B899])/([.A900]-[.A899])" table:style-name="ce4">
            <text:p>118181,8</text:p>
          </table:table-cell>
          <table:table-cell office:value-type="float" office:value="5.3419061023880898" table:formula="of:=TAN([.C900])" table:style-name="ce4">
            <text:p>5,3</text:p>
          </table:table-cell>
          <table:table-cell office:value-type="float" office:value="1.5707878652564353" table:formula="of:=ATAN([.C900])" table:style-name="ce4">
            <text:p>1,6</text:p>
          </table:table-cell>
          <table:table-cell office:value-type="float" office:value="89.999515189557982" table:formula="of:=([.E900]*180)/PI()" table:style-name="ce4">
            <text:p>90,0</text:p>
          </table:table-cell>
          <table:table-cell office:value-type="float" office:value="0" table:formula="of:=[.F900]-[.F90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6067999999999998" table:style-name="ce2">
            <text:p>5,6068</text:p>
          </table:table-cell>
          <table:table-cell office:value-type="float" office:value="228440" table:style-name="ce2">
            <text:p>228440</text:p>
          </table:table-cell>
          <table:table-cell office:value-type="float" office:value="100000.00000000386" table:formula="of:=([.B901]-[.B900])/([.A901]-[.A900])" table:style-name="ce4">
            <text:p>100000,0</text:p>
          </table:table-cell>
          <table:table-cell office:value-type="float" office:value="-3.5771659091708326E-2" table:formula="of:=TAN([.C901])" table:style-name="ce4">
            <text:p>0,0</text:p>
          </table:table-cell>
          <table:table-cell office:value-type="float" office:value="1.5707863267948969" table:formula="of:=ATAN([.C901])" table:style-name="ce4">
            <text:p>1,6</text:p>
          </table:table-cell>
          <table:table-cell office:value-type="float" office:value="89.999427042204886" table:formula="of:=([.E901]*180)/PI()" table:style-name="ce4">
            <text:p>90,0</text:p>
          </table:table-cell>
          <table:table-cell office:value-type="float" office:value="0" table:formula="of:=[.F901]-[.F90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6177000000000001" table:style-name="ce2">
            <text:p>5,6177</text:p>
          </table:table-cell>
          <table:table-cell office:value-type="float" office:value="229690" table:style-name="ce2">
            <text:p>229690</text:p>
          </table:table-cell>
          <table:table-cell office:value-type="float" office:value="114678.89908256508" table:formula="of:=([.B902]-[.B901])/([.A902]-[.A901])" table:style-name="ce4">
            <text:p>114678,9</text:p>
          </table:table-cell>
          <table:table-cell office:value-type="float" office:value="4.302903712634099" table:formula="of:=TAN([.C902])" table:style-name="ce4">
            <text:p>4,3</text:p>
          </table:table-cell>
          <table:table-cell office:value-type="float" office:value="1.5707876067948969" table:formula="of:=ATAN([.C902])" table:style-name="ce4">
            <text:p>1,6</text:p>
          </table:table-cell>
          <table:table-cell office:value-type="float" office:value="89.999500380802672" table:formula="of:=([.E902]*180)/PI()" table:style-name="ce4">
            <text:p>90,0</text:p>
          </table:table-cell>
          <table:table-cell office:value-type="float" office:value="0" table:formula="of:=[.F902]-[.F90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6307999999999998" table:style-name="ce2">
            <text:p>5,6308</text:p>
          </table:table-cell>
          <table:table-cell office:value-type="float" office:value="230950" table:style-name="ce2">
            <text:p>230950</text:p>
          </table:table-cell>
          <table:table-cell office:value-type="float" office:value="96183.206106872676" table:formula="of:=([.B903]-[.B902])/([.A903]-[.A902])" table:style-name="ce4">
            <text:p>96183,2</text:p>
          </table:table-cell>
          <table:table-cell office:value-type="float" office:value="0.20836377831762348" table:formula="of:=TAN([.C903])" table:style-name="ce4">
            <text:p>0,2</text:p>
          </table:table-cell>
          <table:table-cell office:value-type="float" office:value="1.5707859299695002" table:formula="of:=ATAN([.C903])" table:style-name="ce4">
            <text:p>1,6</text:p>
          </table:table-cell>
          <table:table-cell office:value-type="float" office:value="89.999404305784452" table:formula="of:=([.E903]*180)/PI()" table:style-name="ce4">
            <text:p>90,0</text:p>
          </table:table-cell>
          <table:table-cell office:value-type="float" office:value="0" table:formula="of:=[.F903]-[.F90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6414999999999997" table:style-name="ce2">
            <text:p>5,6415</text:p>
          </table:table-cell>
          <table:table-cell office:value-type="float" office:value="232220" table:style-name="ce2">
            <text:p>232220</text:p>
          </table:table-cell>
          <table:table-cell office:value-type="float" office:value="118691.58878504748" table:formula="of:=([.B904]-[.B903])/([.A904]-[.A903])" table:style-name="ce4">
            <text:p>118691,6</text:p>
          </table:table-cell>
          <table:table-cell office:value-type="float" office:value="-1.3221849468103937" table:formula="of:=TAN([.C904])" table:style-name="ce4">
            <text:p>-1,3</text:p>
          </table:table-cell>
          <table:table-cell office:value-type="float" office:value="1.5707879015980464" table:formula="of:=ATAN([.C904])" table:style-name="ce4">
            <text:p>1,6</text:p>
          </table:table-cell>
          <table:table-cell office:value-type="float" office:value="89.999517271778913" table:formula="of:=([.E904]*180)/PI()" table:style-name="ce4">
            <text:p>90,0</text:p>
          </table:table-cell>
          <table:table-cell office:value-type="float" office:value="0" table:formula="of:=[.F904]-[.F90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6555" table:style-name="ce2">
            <text:p>5,6555</text:p>
          </table:table-cell>
          <table:table-cell office:value-type="float" office:value="233640" table:style-name="ce2">
            <text:p>233640</text:p>
          </table:table-cell>
          <table:table-cell office:value-type="float" office:value="101428.57142856973" table:formula="of:=([.B905]-[.B904])/([.A905]-[.A904])" table:style-name="ce4">
            <text:p>101428,6</text:p>
          </table:table-cell>
          <table:table-cell office:value-type="float" office:value="-1.2320411453647411" table:formula="of:=TAN([.C905])" table:style-name="ce4">
            <text:p>-1,2</text:p>
          </table:table-cell>
          <table:table-cell office:value-type="float" office:value="1.5707864676399674" table:formula="of:=ATAN([.C905])" table:style-name="ce4">
            <text:p>1,6</text:p>
          </table:table-cell>
          <table:table-cell office:value-type="float" office:value="89.999435112032998" table:formula="of:=([.E905]*180)/PI()" table:style-name="ce4">
            <text:p>90,0</text:p>
          </table:table-cell>
          <table:table-cell office:value-type="float" office:value="0" table:formula="of:=[.F905]-[.F90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6677999999999997" table:style-name="ce2">
            <text:p>5,6678</text:p>
          </table:table-cell>
          <table:table-cell office:value-type="float" office:value="234900" table:style-name="ce2">
            <text:p>234900</text:p>
          </table:table-cell>
          <table:table-cell office:value-type="float" office:value="102439.02439024593" table:formula="of:=([.B906]-[.B905])/([.A906]-[.A905])" table:style-name="ce4">
            <text:p>102439,0</text:p>
          </table:table-cell>
          <table:table-cell office:value-type="float" office:value="2.0282454768057154" table:formula="of:=TAN([.C906])" table:style-name="ce4">
            <text:p>2,0</text:p>
          </table:table-cell>
          <table:table-cell office:value-type="float" office:value="1.5707865648901351" table:formula="of:=ATAN([.C906])" table:style-name="ce4">
            <text:p>1,6</text:p>
          </table:table-cell>
          <table:table-cell office:value-type="float" office:value="89.999440684057163" table:formula="of:=([.E906]*180)/PI()" table:style-name="ce4">
            <text:p>90,0</text:p>
          </table:table-cell>
          <table:table-cell office:value-type="float" office:value="0" table:formula="of:=[.F906]-[.F90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6803999999999997" table:style-name="ce2">
            <text:p>5,6804</text:p>
          </table:table-cell>
          <table:table-cell office:value-type="float" office:value="236250" table:style-name="ce2">
            <text:p>236250</text:p>
          </table:table-cell>
          <table:table-cell office:value-type="float" office:value="107142.85714285761" table:formula="of:=([.B907]-[.B906])/([.A907]-[.A906])" table:style-name="ce4">
            <text:p>107142,9</text:p>
          </table:table-cell>
          <table:table-cell office:value-type="float" office:value="-2.2977301640584473" table:formula="of:=TAN([.C907])" table:style-name="ce4">
            <text:p>-2,3</text:p>
          </table:table-cell>
          <table:table-cell office:value-type="float" office:value="1.5707869934615635" table:formula="of:=ATAN([.C907])" table:style-name="ce4">
            <text:p>1,6</text:p>
          </table:table-cell>
          <table:table-cell office:value-type="float" office:value="89.999465239391228" table:formula="of:=([.E907]*180)/PI()" table:style-name="ce4">
            <text:p>90,0</text:p>
          </table:table-cell>
          <table:table-cell office:value-type="float" office:value="0" table:formula="of:=[.F907]-[.F90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6943000000000001" table:style-name="ce2">
            <text:p>5,6943</text:p>
          </table:table-cell>
          <table:table-cell office:value-type="float" office:value="237650" table:style-name="ce2">
            <text:p>237650</text:p>
          </table:table-cell>
          <table:table-cell office:value-type="float" office:value="100719.42446042827" table:formula="of:=([.B908]-[.B907])/([.A908]-[.A907])" table:style-name="ce4">
            <text:p>100719,4</text:p>
          </table:table-cell>
          <table:table-cell office:value-type="float" office:value="-3.6029238291518502E-2" table:formula="of:=TAN([.C908])" table:style-name="ce4">
            <text:p>0,0</text:p>
          </table:table-cell>
          <table:table-cell office:value-type="float" office:value="1.5707863982234684" table:formula="of:=ATAN([.C908])" table:style-name="ce4">
            <text:p>1,6</text:p>
          </table:table-cell>
          <table:table-cell office:value-type="float" office:value="89.999431134760584" table:formula="of:=([.E908]*180)/PI()" table:style-name="ce4">
            <text:p>90,0</text:p>
          </table:table-cell>
          <table:table-cell office:value-type="float" office:value="0" table:formula="of:=[.F908]-[.F90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7083000000000004" table:style-name="ce2">
            <text:p>5,7083</text:p>
          </table:table-cell>
          <table:table-cell office:value-type="float" office:value="238920" table:style-name="ce2">
            <text:p>238920</text:p>
          </table:table-cell>
          <table:table-cell office:value-type="float" office:value="90714.285714284197" table:formula="of:=([.B909]-[.B908])/([.A909]-[.A908])" table:style-name="ce4">
            <text:p>90714,3</text:p>
          </table:table-cell>
          <table:table-cell office:value-type="float" office:value="1.0252023426627739" table:formula="of:=TAN([.C909])" table:style-name="ce4">
            <text:p>1,0</text:p>
          </table:table-cell>
          <table:table-cell office:value-type="float" office:value="1.5707853031728498" table:formula="of:=ATAN([.C909])" table:style-name="ce4">
            <text:p>1,6</text:p>
          </table:table-cell>
          <table:table-cell office:value-type="float" office:value="89.999368392981779" table:formula="of:=([.E909]*180)/PI()" table:style-name="ce4">
            <text:p>90,0</text:p>
          </table:table-cell>
          <table:table-cell office:value-type="float" office:value="0" table:formula="of:=[.F909]-[.F90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7205000000000004" table:style-name="ce2">
            <text:p>5,7205</text:p>
          </table:table-cell>
          <table:table-cell office:value-type="float" office:value="240200" table:style-name="ce2">
            <text:p>240200</text:p>
          </table:table-cell>
          <table:table-cell office:value-type="float" office:value="104918.03278688535" table:formula="of:=([.B910]-[.B909])/([.A910]-[.A909])" table:style-name="ce4">
            <text:p>104918,0</text:p>
          </table:table-cell>
          <table:table-cell office:value-type="float" office:value="5.9588348204925685" table:formula="of:=TAN([.C910])" table:style-name="ce4">
            <text:p>6,0</text:p>
          </table:table-cell>
          <table:table-cell office:value-type="float" office:value="1.5707867955448969" table:formula="of:=ATAN([.C910])" table:style-name="ce4">
            <text:p>1,6</text:p>
          </table:table-cell>
          <table:table-cell office:value-type="float" office:value="89.999453899601519" table:formula="of:=([.E910]*180)/PI()" table:style-name="ce4">
            <text:p>90,0</text:p>
          </table:table-cell>
          <table:table-cell office:value-type="float" office:value="0" table:formula="of:=[.F910]-[.F91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7332999999999998" table:style-name="ce2">
            <text:p>5,7333</text:p>
          </table:table-cell>
          <table:table-cell office:value-type="float" office:value="241450" table:style-name="ce2">
            <text:p>241450</text:p>
          </table:table-cell>
          <table:table-cell office:value-type="float" office:value="97656.250000003973" table:formula="of:=([.B911]-[.B910])/([.A911]-[.A910])" table:style-name="ce4">
            <text:p>97656,3</text:p>
          </table:table-cell>
          <table:table-cell office:value-type="float" office:value="-0.15895567063210814" table:formula="of:=TAN([.C911])" table:style-name="ce4">
            <text:p>-0,2</text:p>
          </table:table-cell>
          <table:table-cell office:value-type="float" office:value="1.5707860867948971" table:formula="of:=ATAN([.C911])" table:style-name="ce4">
            <text:p>1,6</text:p>
          </table:table-cell>
          <table:table-cell office:value-type="float" office:value="89.999413291217806" table:formula="of:=([.E911]*180)/PI()" table:style-name="ce4">
            <text:p>90,0</text:p>
          </table:table-cell>
          <table:table-cell office:value-type="float" office:value="0" table:formula="of:=[.F911]-[.F91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7484000000000002" table:style-name="ce2">
            <text:p>5,7484</text:p>
          </table:table-cell>
          <table:table-cell office:value-type="float" office:value="242840" table:style-name="ce2">
            <text:p>242840</text:p>
          </table:table-cell>
          <table:table-cell office:value-type="float" office:value="92052.980132448283" table:formula="of:=([.B912]-[.B911])/([.A912]-[.A911])" table:style-name="ce4">
            <text:p>92053,0</text:p>
          </table:table-cell>
          <table:table-cell office:value-type="float" office:value="2.3851017847475138" table:formula="of:=TAN([.C912])" table:style-name="ce4">
            <text:p>2,4</text:p>
          </table:table-cell>
          <table:table-cell office:value-type="float" office:value="1.5707854634855445" table:formula="of:=ATAN([.C912])" table:style-name="ce4">
            <text:p>1,6</text:p>
          </table:table-cell>
          <table:table-cell office:value-type="float" office:value="89.999377578222592" table:formula="of:=([.E912]*180)/PI()" table:style-name="ce4">
            <text:p>90,0</text:p>
          </table:table-cell>
          <table:table-cell office:value-type="float" office:value="0" table:formula="of:=[.F912]-[.F91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7625999999999999" table:style-name="ce2">
            <text:p>5,7626</text:p>
          </table:table-cell>
          <table:table-cell office:value-type="float" office:value="244120" table:style-name="ce2">
            <text:p>244120</text:p>
          </table:table-cell>
          <table:table-cell office:value-type="float" office:value="90140.845070424009" table:formula="of:=([.B913]-[.B912])/([.A913]-[.A912])" table:style-name="ce4">
            <text:p>90140,8</text:p>
          </table:table-cell>
          <table:table-cell office:value-type="float" office:value="-1.1924179384439328" table:formula="of:=TAN([.C913])" table:style-name="ce4">
            <text:p>-1,2</text:p>
          </table:table-cell>
          <table:table-cell office:value-type="float" office:value="1.570785233044897" table:formula="of:=ATAN([.C913])" table:style-name="ce4">
            <text:p>1,6</text:p>
          </table:table-cell>
          <table:table-cell office:value-type="float" office:value="89.999364374946055" table:formula="of:=([.E913]*180)/PI()" table:style-name="ce4">
            <text:p>90,0</text:p>
          </table:table-cell>
          <table:table-cell office:value-type="float" office:value="0" table:formula="of:=[.F913]-[.F91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7763999999999998" table:style-name="ce2">
            <text:p>5,7764</text:p>
          </table:table-cell>
          <table:table-cell office:value-type="float" office:value="245450" table:style-name="ce2">
            <text:p>245450</text:p>
          </table:table-cell>
          <table:table-cell office:value-type="float" office:value="96376.811594204206" table:formula="of:=([.B914]-[.B913])/([.A914]-[.A913])" table:style-name="ce4">
            <text:p>96376,8</text:p>
          </table:table-cell>
          <table:table-cell office:value-type="float" office:value="-1.452440197589697" table:formula="of:=TAN([.C914])" table:style-name="ce4">
            <text:p>-1,5</text:p>
          </table:table-cell>
          <table:table-cell office:value-type="float" office:value="1.5707859508550475" table:formula="of:=ATAN([.C914])" table:style-name="ce4">
            <text:p>1,6</text:p>
          </table:table-cell>
          <table:table-cell office:value-type="float" office:value="89.999405502438165" table:formula="of:=([.E914]*180)/PI()" table:style-name="ce4">
            <text:p>90,0</text:p>
          </table:table-cell>
          <table:table-cell office:value-type="float" office:value="0" table:formula="of:=[.F914]-[.F91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7899000000000003" table:style-name="ce2">
            <text:p>5,7899</text:p>
          </table:table-cell>
          <table:table-cell office:value-type="float" office:value="246690" table:style-name="ce2">
            <text:p>246690</text:p>
          </table:table-cell>
          <table:table-cell office:value-type="float" office:value="91851.851851848376" table:formula="of:=([.B915]-[.B914])/([.A915]-[.A914])" table:style-name="ce4">
            <text:p>91851,9</text:p>
          </table:table-cell>
          <table:table-cell office:value-type="float" office:value="2.0014514712447036" table:formula="of:=TAN([.C915])" table:style-name="ce4">
            <text:p>2,0</text:p>
          </table:table-cell>
          <table:table-cell office:value-type="float" office:value="1.5707854396981229" table:formula="of:=ATAN([.C915])" table:style-name="ce4">
            <text:p>1,6</text:p>
          </table:table-cell>
          <table:table-cell office:value-type="float" office:value="89.999376215303712" table:formula="of:=([.E915]*180)/PI()" table:style-name="ce4">
            <text:p>90,0</text:p>
          </table:table-cell>
          <table:table-cell office:value-type="float" office:value="0" table:formula="of:=[.F915]-[.F91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8037999999999998" table:style-name="ce2">
            <text:p>5,8038</text:p>
          </table:table-cell>
          <table:table-cell office:value-type="float" office:value="247930" table:style-name="ce2">
            <text:p>247930</text:p>
          </table:table-cell>
          <table:table-cell office:value-type="float" office:value="89208.633093527882" table:formula="of:=([.B916]-[.B915])/([.A916]-[.A915])" table:style-name="ce4">
            <text:p>89208,6</text:p>
          </table:table-cell>
          <table:table-cell office:value-type="float" office:value="-3.1908630647316076E-2" table:formula="of:=TAN([.C916])" table:style-name="ce4">
            <text:p>0,0</text:p>
          </table:table-cell>
          <table:table-cell office:value-type="float" office:value="1.5707851171174778" table:formula="of:=ATAN([.C916])" table:style-name="ce4">
            <text:p>1,6</text:p>
          </table:table-cell>
          <table:table-cell office:value-type="float" office:value="89.999357732794195" table:formula="of:=([.E916]*180)/PI()" table:style-name="ce4">
            <text:p>90,0</text:p>
          </table:table-cell>
          <table:table-cell office:value-type="float" office:value="0" table:formula="of:=[.F916]-[.F91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8193000000000001" table:style-name="ce2">
            <text:p>5,8193</text:p>
          </table:table-cell>
          <table:table-cell office:value-type="float" office:value="249310" table:style-name="ce2">
            <text:p>249310</text:p>
          </table:table-cell>
          <table:table-cell office:value-type="float" office:value="89032.258064514463" table:formula="of:=([.B917]-[.B916])/([.A917]-[.A916])" table:style-name="ce4">
            <text:p>89032,3</text:p>
          </table:table-cell>
          <table:table-cell office:value-type="float" office:value="-0.51773941775786725" table:formula="of:=TAN([.C917])" table:style-name="ce4">
            <text:p>-0,5</text:p>
          </table:table-cell>
          <table:table-cell office:value-type="float" office:value="1.5707850949108391" table:formula="of:=ATAN([.C917])" table:style-name="ce4">
            <text:p>1,6</text:p>
          </table:table-cell>
          <table:table-cell office:value-type="float" office:value="89.999356460447515" table:formula="of:=([.E917]*180)/PI()" table:style-name="ce4">
            <text:p>90,0</text:p>
          </table:table-cell>
          <table:table-cell office:value-type="float" office:value="0" table:formula="of:=[.F917]-[.F91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8358999999999996" table:style-name="ce2">
            <text:p>5,8359</text:p>
          </table:table-cell>
          <table:table-cell office:value-type="float" office:value="250640" table:style-name="ce2">
            <text:p>250640</text:p>
          </table:table-cell>
          <table:table-cell office:value-type="float" office:value="80120.481927713234" table:formula="of:=([.B918]-[.B917])/([.A918]-[.A917])" table:style-name="ce4">
            <text:p>80120,5</text:p>
          </table:table-cell>
          <table:table-cell office:value-type="float" office:value="0.47626899453398103" table:formula="of:=TAN([.C918])" table:style-name="ce4">
            <text:p>0,5</text:p>
          </table:table-cell>
          <table:table-cell office:value-type="float" office:value="1.5707838455918897" table:formula="of:=ATAN([.C918])" table:style-name="ce4">
            <text:p>1,6</text:p>
          </table:table-cell>
          <table:table-cell office:value-type="float" office:value="89.999284879744465" table:formula="of:=([.E918]*180)/PI()" table:style-name="ce4">
            <text:p>90,0</text:p>
          </table:table-cell>
          <table:table-cell office:value-type="float" office:value="0" table:formula="of:=[.F918]-[.F91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8522999999999996" table:style-name="ce2">
            <text:p>5,8523</text:p>
          </table:table-cell>
          <table:table-cell office:value-type="float" office:value="251930" table:style-name="ce2">
            <text:p>251930</text:p>
          </table:table-cell>
          <table:table-cell office:value-type="float" office:value="78658.53658536599" table:formula="of:=([.B919]-[.B918])/([.A919]-[.A918])" table:style-name="ce4">
            <text:p>78658,5</text:p>
          </table:table-cell>
          <table:table-cell office:value-type="float" office:value="-0.77654599515706713" table:formula="of:=TAN([.C919])" table:style-name="ce4">
            <text:p>-0,8</text:p>
          </table:table-cell>
          <table:table-cell office:value-type="float" office:value="1.5707836136166027" table:formula="of:=ATAN([.C919])" table:style-name="ce4">
            <text:p>1,6</text:p>
          </table:table-cell>
          <table:table-cell office:value-type="float" office:value="89.999271588539571" table:formula="of:=([.E919]*180)/PI()" table:style-name="ce4">
            <text:p>90,0</text:p>
          </table:table-cell>
          <table:table-cell office:value-type="float" office:value="0" table:formula="of:=[.F919]-[.F91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8678999999999997" table:style-name="ce2">
            <text:p>5,8679</text:p>
          </table:table-cell>
          <table:table-cell office:value-type="float" office:value="253170" table:style-name="ce2">
            <text:p>253170</text:p>
          </table:table-cell>
          <table:table-cell office:value-type="float" office:value="79487.179487179194" table:formula="of:=([.B920]-[.B919])/([.A920]-[.A919])" table:style-name="ce4">
            <text:p>79487,2</text:p>
          </table:table-cell>
          <table:table-cell office:value-type="float" office:value="-5.7238347283949018" table:formula="of:=TAN([.C920])" table:style-name="ce4">
            <text:p>-5,7</text:p>
          </table:table-cell>
          <table:table-cell office:value-type="float" office:value="1.570783746149736" table:formula="of:=ATAN([.C920])" table:style-name="ce4">
            <text:p>1,6</text:p>
          </table:table-cell>
          <table:table-cell office:value-type="float" office:value="89.99927918212876" table:formula="of:=([.E920]*180)/PI()" table:style-name="ce4">
            <text:p>90,0</text:p>
          </table:table-cell>
          <table:table-cell office:value-type="float" office:value="0" table:formula="of:=[.F920]-[.F92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8844000000000003" table:style-name="ce2">
            <text:p>5,8844</text:p>
          </table:table-cell>
          <table:table-cell office:value-type="float" office:value="254410" table:style-name="ce2">
            <text:p>254410</text:p>
          </table:table-cell>
          <table:table-cell office:value-type="float" office:value="75151.5151515123" table:formula="of:=([.B921]-[.B920])/([.A921]-[.A920])" table:style-name="ce4">
            <text:p>75151,5</text:p>
          </table:table-cell>
          <table:table-cell office:value-type="float" office:value="10.662702007049351" table:formula="of:=TAN([.C921])" table:style-name="ce4">
            <text:p>10,7</text:p>
          </table:table-cell>
          <table:table-cell office:value-type="float" office:value="1.5707830203432844" table:formula="of:=ATAN([.C921])" table:style-name="ce4">
            <text:p>1,6</text:p>
          </table:table-cell>
          <table:table-cell office:value-type="float" office:value="89.999237596482331" table:formula="of:=([.E921]*180)/PI()" table:style-name="ce4">
            <text:p>90,0</text:p>
          </table:table-cell>
          <table:table-cell office:value-type="float" office:value="0" table:formula="of:=[.F921]-[.F92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9028999999999998" table:style-name="ce2">
            <text:p>5,9029</text:p>
          </table:table-cell>
          <table:table-cell office:value-type="float" office:value="255730" table:style-name="ce2">
            <text:p>255730</text:p>
          </table:table-cell>
          <table:table-cell office:value-type="float" office:value="71351.351351353209" table:formula="of:=([.B922]-[.B921])/([.A922]-[.A921])" table:style-name="ce4">
            <text:p>71351,4</text:p>
          </table:table-cell>
          <table:table-cell office:value-type="float" office:value="-0.54759771845411942" table:formula="of:=TAN([.C922])" table:style-name="ce4">
            <text:p>-0,5</text:p>
          </table:table-cell>
          <table:table-cell office:value-type="float" office:value="1.5707823116433823" table:formula="of:=ATAN([.C922])" table:style-name="ce4">
            <text:p>1,6</text:p>
          </table:table-cell>
          <table:table-cell office:value-type="float" office:value="89.999196990969011" table:formula="of:=([.E922]*180)/PI()" table:style-name="ce4">
            <text:p>90,0</text:p>
          </table:table-cell>
          <table:table-cell office:value-type="float" office:value="0" table:formula="of:=[.F922]-[.F92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9195000000000002" table:style-name="ce2">
            <text:p>5,9195</text:p>
          </table:table-cell>
          <table:table-cell office:value-type="float" office:value="256980" table:style-name="ce2">
            <text:p>256980</text:p>
          </table:table-cell>
          <table:table-cell office:value-type="float" office:value="75301.204819275328" table:formula="of:=([.B923]-[.B922])/([.A923]-[.A922])" table:style-name="ce4">
            <text:p>75301,2</text:p>
          </table:table-cell>
          <table:table-cell office:value-type="float" office:value="0.38844468577755076" table:formula="of:=TAN([.C923])" table:style-name="ce4">
            <text:p>0,4</text:p>
          </table:table-cell>
          <table:table-cell office:value-type="float" office:value="1.5707830467948973" table:formula="of:=ATAN([.C923])" table:style-name="ce4">
            <text:p>1,6</text:p>
          </table:table-cell>
          <table:table-cell office:value-type="float" office:value="89.999239112048116" table:formula="of:=([.E923]*180)/PI()" table:style-name="ce4">
            <text:p>90,0</text:p>
          </table:table-cell>
          <table:table-cell office:value-type="float" office:value="0" table:formula="of:=[.F923]-[.F92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94" table:style-name="ce2">
            <text:p>5,94</text:p>
          </table:table-cell>
          <table:table-cell office:value-type="float" office:value="258260" table:style-name="ce2">
            <text:p>258260</text:p>
          </table:table-cell>
          <table:table-cell office:value-type="float" office:value="62439.024390243343" table:formula="of:=([.B924]-[.B923])/([.A924]-[.A923])" table:style-name="ce4">
            <text:p>62439,0</text:p>
          </table:table-cell>
          <table:table-cell office:value-type="float" office:value="-0.13033035367277002" table:formula="of:=TAN([.C924])" table:style-name="ce4">
            <text:p>-0,1</text:p>
          </table:table-cell>
          <table:table-cell office:value-type="float" office:value="1.5707803111698979" table:formula="of:=ATAN([.C924])" table:style-name="ce4">
            <text:p>1,6</text:p>
          </table:table-cell>
          <table:table-cell office:value-type="float" office:value="89.999082372281308" table:formula="of:=([.E924]*180)/PI()" table:style-name="ce4">
            <text:p>90,0</text:p>
          </table:table-cell>
          <table:table-cell office:value-type="float" office:value="0" table:formula="of:=[.F924]-[.F92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9581999999999997" table:style-name="ce2">
            <text:p>5,9582</text:p>
          </table:table-cell>
          <table:table-cell office:value-type="float" office:value="259620" table:style-name="ce2">
            <text:p>259620</text:p>
          </table:table-cell>
          <table:table-cell office:value-type="float" office:value="74725.274725277486" table:formula="of:=([.B925]-[.B924])/([.A925]-[.A924])" table:style-name="ce4">
            <text:p>74725,3</text:p>
          </table:table-cell>
          <table:table-cell office:value-type="float" office:value="-0.75726262635870967" table:formula="of:=TAN([.C925])" table:style-name="ce4">
            <text:p>-0,8</text:p>
          </table:table-cell>
          <table:table-cell office:value-type="float" office:value="1.5707829444419563" table:formula="of:=ATAN([.C925])" table:style-name="ce4">
            <text:p>1,6</text:p>
          </table:table-cell>
          <table:table-cell office:value-type="float" office:value="89.999233247656562" table:formula="of:=([.E925]*180)/PI()" table:style-name="ce4">
            <text:p>90,0</text:p>
          </table:table-cell>
          <table:table-cell office:value-type="float" office:value="0" table:formula="of:=[.F925]-[.F92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9791999999999996" table:style-name="ce2">
            <text:p>5,9792</text:p>
          </table:table-cell>
          <table:table-cell office:value-type="float" office:value="260900" table:style-name="ce2">
            <text:p>260900</text:p>
          </table:table-cell>
          <table:table-cell office:value-type="float" office:value="60952.380952381223" table:formula="of:=([.B926]-[.B925])/([.A926]-[.A925])" table:style-name="ce4">
            <text:p>60952,4</text:p>
          </table:table-cell>
          <table:table-cell office:value-type="float" office:value="-1.0290465774855626" table:formula="of:=TAN([.C926])" table:style-name="ce4">
            <text:p>-1,0</text:p>
          </table:table-cell>
          <table:table-cell office:value-type="float" office:value="1.570779920544898" table:formula="of:=ATAN([.C926])" table:style-name="ce4">
            <text:p>1,6</text:p>
          </table:table-cell>
          <table:table-cell office:value-type="float" office:value="89.999059991117448" table:formula="of:=([.E926]*180)/PI()" table:style-name="ce4">
            <text:p>90,0</text:p>
          </table:table-cell>
          <table:table-cell office:value-type="float" office:value="0" table:formula="of:=[.F926]-[.F92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5.9981999999999998" table:style-name="ce2">
            <text:p>5,9982</text:p>
          </table:table-cell>
          <table:table-cell office:value-type="float" office:value="262180" table:style-name="ce2">
            <text:p>262180</text:p>
          </table:table-cell>
          <table:table-cell office:value-type="float" office:value="67368.421052631122" table:formula="of:=([.B927]-[.B926])/([.A927]-[.A926])" table:style-name="ce4">
            <text:p>67368,4</text:p>
          </table:table-cell>
          <table:table-cell office:value-type="float" office:value="0.10861315027438299" table:formula="of:=TAN([.C927])" table:style-name="ce4">
            <text:p>0,1</text:p>
          </table:table-cell>
          <table:table-cell office:value-type="float" office:value="1.5707814830448976" table:formula="of:=ATAN([.C927])" table:style-name="ce4">
            <text:p>1,6</text:p>
          </table:table-cell>
          <table:table-cell office:value-type="float" office:value="89.999149515772913" table:formula="of:=([.E927]*180)/PI()" table:style-name="ce4">
            <text:p>90,0</text:p>
          </table:table-cell>
          <table:table-cell office:value-type="float" office:value="0" table:formula="of:=[.F927]-[.F92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0194999999999999" table:style-name="ce5">
            <text:p>6,0195</text:p>
          </table:table-cell>
          <table:table-cell office:value-type="float" office:value="263440" table:style-name="ce2">
            <text:p>263440</text:p>
          </table:table-cell>
          <table:table-cell office:value-type="float" office:value="59154.929577464522" table:formula="of:=([.B928]-[.B927])/([.A928]-[.A927])" table:style-name="ce4">
            <text:p>59154,9</text:p>
          </table:table-cell>
          <table:table-cell office:value-type="float" office:value="-3.1142277793337079" table:formula="of:=TAN([.C928])" table:style-name="ce4">
            <text:p>-3,1</text:p>
          </table:table-cell>
          <table:table-cell office:value-type="float" office:value="1.5707794220329934" table:formula="of:=ATAN([.C928])" table:style-name="ce4">
            <text:p>1,6</text:p>
          </table:table-cell>
          <table:table-cell office:value-type="float" office:value="89.999031428489275" table:formula="of:=([.E928]*180)/PI()" table:style-name="ce4">
            <text:p>90,0</text:p>
          </table:table-cell>
          <table:table-cell office:value-type="float" office:value="0" table:formula="of:=[.F928]-[.F92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0415999999999999" table:style-name="ce2">
            <text:p>6,0416</text:p>
          </table:table-cell>
          <table:table-cell office:value-type="float" office:value="264680" table:style-name="ce2">
            <text:p>264680</text:p>
          </table:table-cell>
          <table:table-cell office:value-type="float" office:value="56108.597285067852" table:formula="of:=([.B929]-[.B928])/([.A929]-[.A928])" table:style-name="ce4">
            <text:p>56108,6</text:p>
          </table:table-cell>
          <table:table-cell office:value-type="float" office:value="-0.25268917537249441" table:formula="of:=TAN([.C929])" table:style-name="ce4">
            <text:p>-0,3</text:p>
          </table:table-cell>
          <table:table-cell office:value-type="float" office:value="1.5707785042142532" table:formula="of:=ATAN([.C929])" table:style-name="ce4">
            <text:p>1,6</text:p>
          </table:table-cell>
          <table:table-cell office:value-type="float" office:value="89.9989788413491" table:formula="of:=([.E929]*180)/PI()" table:style-name="ce4">
            <text:p>90,0</text:p>
          </table:table-cell>
          <table:table-cell office:value-type="float" office:value="0" table:formula="of:=[.F929]-[.F92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0606999999999998" table:style-name="ce2">
            <text:p>6,0607</text:p>
          </table:table-cell>
          <table:table-cell office:value-type="float" office:value="265930" table:style-name="ce2">
            <text:p>265930</text:p>
          </table:table-cell>
          <table:table-cell office:value-type="float" office:value="65445.026178010834" table:formula="of:=([.B930]-[.B929])/([.A930]-[.A929])" table:style-name="ce4">
            <text:p>65445,0</text:p>
          </table:table-cell>
          <table:table-cell office:value-type="float" office:value="-0.73215411620374182" table:formula="of:=TAN([.C930])" table:style-name="ce4">
            <text:p>-0,7</text:p>
          </table:table-cell>
          <table:table-cell office:value-type="float" office:value="1.5707810467948977" table:formula="of:=ATAN([.C930])" table:style-name="ce4">
            <text:p>1,6</text:p>
          </table:table-cell>
          <table:table-cell office:value-type="float" office:value="89.999124520489104" table:formula="of:=([.E930]*180)/PI()" table:style-name="ce4">
            <text:p>90,0</text:p>
          </table:table-cell>
          <table:table-cell office:value-type="float" office:value="0" table:formula="of:=[.F930]-[.F93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0829000000000004" table:style-name="ce2">
            <text:p>6,0829</text:p>
          </table:table-cell>
          <table:table-cell office:value-type="float" office:value="267190" table:style-name="ce2">
            <text:p>267190</text:p>
          </table:table-cell>
          <table:table-cell office:value-type="float" office:value="56756.756756755058" table:formula="of:=([.B931]-[.B930])/([.A931]-[.A930])" table:style-name="ce4">
            <text:p>56756,8</text:p>
          </table:table-cell>
          <table:table-cell office:value-type="float" office:value="0.92022421041843938" table:formula="of:=TAN([.C931])" table:style-name="ce4">
            <text:p>0,9</text:p>
          </table:table-cell>
          <table:table-cell office:value-type="float" office:value="1.5707787077472795" table:formula="of:=ATAN([.C931])" table:style-name="ce4">
            <text:p>1,6</text:p>
          </table:table-cell>
          <table:table-cell office:value-type="float" office:value="89.9989905029325" table:formula="of:=([.E931]*180)/PI()" table:style-name="ce4">
            <text:p>90,0</text:p>
          </table:table-cell>
          <table:table-cell office:value-type="float" office:value="0" table:formula="of:=[.F931]-[.F931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1055000000000001" table:style-name="ce2">
            <text:p>6,1055</text:p>
          </table:table-cell>
          <table:table-cell office:value-type="float" office:value="268530" table:style-name="ce2">
            <text:p>268530</text:p>
          </table:table-cell>
          <table:table-cell office:value-type="float" office:value="59292.035398230793" table:formula="of:=([.B932]-[.B931])/([.A932]-[.A931])" table:style-name="ce4">
            <text:p>59292,0</text:p>
          </table:table-cell>
          <table:table-cell office:value-type="float" office:value="0.94522523593130914" table:formula="of:=TAN([.C932])" table:style-name="ce4">
            <text:p>0,9</text:p>
          </table:table-cell>
          <table:table-cell office:value-type="float" office:value="1.5707794611232564" table:formula="of:=ATAN([.C932])" table:style-name="ce4">
            <text:p>1,6</text:p>
          </table:table-cell>
          <table:table-cell office:value-type="float" office:value="89.999033668196361" table:formula="of:=([.E932]*180)/PI()" table:style-name="ce4">
            <text:p>90,0</text:p>
          </table:table-cell>
          <table:table-cell office:value-type="float" office:value="0" table:formula="of:=[.F932]-[.F932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1288" table:style-name="ce2">
            <text:p>6,1288</text:p>
          </table:table-cell>
          <table:table-cell office:value-type="float" office:value="269780" table:style-name="ce2">
            <text:p>269780</text:p>
          </table:table-cell>
          <table:table-cell office:value-type="float" office:value="53648.068669528184" table:formula="of:=([.B933]-[.B932])/([.A933]-[.A932])" table:style-name="ce4">
            <text:p>53648,1</text:p>
          </table:table-cell>
          <table:table-cell office:value-type="float" office:value="-1.2839188424883941" table:formula="of:=TAN([.C933])" table:style-name="ce4">
            <text:p>-1,3</text:p>
          </table:table-cell>
          <table:table-cell office:value-type="float" office:value="1.5707776867948988" table:formula="of:=ATAN([.C933])" table:style-name="ce4">
            <text:p>1,6</text:p>
          </table:table-cell>
          <table:table-cell office:value-type="float" office:value="89.998932006670003" table:formula="of:=([.E933]*180)/PI()" table:style-name="ce4">
            <text:p>90,0</text:p>
          </table:table-cell>
          <table:table-cell office:value-type="float" office:value="0" table:formula="of:=[.F933]-[.F933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1527000000000003" table:style-name="ce2">
            <text:p>6,1527</text:p>
          </table:table-cell>
          <table:table-cell office:value-type="float" office:value="271100" table:style-name="ce2">
            <text:p>271100</text:p>
          </table:table-cell>
          <table:table-cell office:value-type="float" office:value="55230.125523011964" table:formula="of:=([.B934]-[.B933])/([.A934]-[.A933])" table:style-name="ce4">
            <text:p>55230,1</text:p>
          </table:table-cell>
          <table:table-cell office:value-type="float" office:value="1.3316061146009497" table:formula="of:=TAN([.C934])" table:style-name="ce4">
            <text:p>1,3</text:p>
          </table:table-cell>
          <table:table-cell office:value-type="float" office:value="1.5707782207342926" table:formula="of:=ATAN([.C934])" table:style-name="ce4">
            <text:p>1,6</text:p>
          </table:table-cell>
          <table:table-cell office:value-type="float" office:value="89.99896259914378" table:formula="of:=([.E934]*180)/PI()" table:style-name="ce4">
            <text:p>90,0</text:p>
          </table:table-cell>
          <table:table-cell office:value-type="float" office:value="0" table:formula="of:=[.F934]-[.F934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1787000000000001" table:style-name="ce2">
            <text:p>6,1787</text:p>
          </table:table-cell>
          <table:table-cell office:value-type="float" office:value="272340" table:style-name="ce2">
            <text:p>272340</text:p>
          </table:table-cell>
          <table:table-cell office:value-type="float" office:value="47692.307692308059" table:formula="of:=([.B935]-[.B934])/([.A935]-[.A934])" table:style-name="ce4">
            <text:p>47692,3</text:p>
          </table:table-cell>
          <table:table-cell office:value-type="float" office:value="-0.21354166229835525" table:formula="of:=TAN([.C935])" table:style-name="ce4">
            <text:p>-0,2</text:p>
          </table:table-cell>
          <table:table-cell office:value-type="float" office:value="1.5707753590529643" table:formula="of:=ATAN([.C935])" table:style-name="ce4">
            <text:p>1,6</text:p>
          </table:table-cell>
          <table:table-cell office:value-type="float" office:value="89.998798636881361" table:formula="of:=([.E935]*180)/PI()" table:style-name="ce4">
            <text:p>90,0</text:p>
          </table:table-cell>
          <table:table-cell office:value-type="float" office:value="0" table:formula="of:=[.F935]-[.F935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2054999999999998" table:style-name="ce2">
            <text:p>6,2055</text:p>
          </table:table-cell>
          <table:table-cell office:value-type="float" office:value="273660" table:style-name="ce2">
            <text:p>273660</text:p>
          </table:table-cell>
          <table:table-cell office:value-type="float" office:value="49253.731343284111" table:formula="of:=([.B936]-[.B935])/([.A936]-[.A935])" table:style-name="ce4">
            <text:p>49253,7</text:p>
          </table:table-cell>
          <table:table-cell office:value-type="float" office:value="-0.15961484312979493" table:formula="of:=TAN([.C936])" table:style-name="ce4">
            <text:p>-0,2</text:p>
          </table:table-cell>
          <table:table-cell office:value-type="float" office:value="1.5707760237645965" table:formula="of:=ATAN([.C936])" table:style-name="ce4">
            <text:p>1,6</text:p>
          </table:table-cell>
          <table:table-cell office:value-type="float" office:value="89.998836722052474" table:formula="of:=([.E936]*180)/PI()" table:style-name="ce4">
            <text:p>90,0</text:p>
          </table:table-cell>
          <table:table-cell office:value-type="float" office:value="0" table:formula="of:=[.F936]-[.F936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2302" table:style-name="ce2">
            <text:p>6,2302</text:p>
          </table:table-cell>
          <table:table-cell office:value-type="float" office:value="274940" table:style-name="ce2">
            <text:p>274940</text:p>
          </table:table-cell>
          <table:table-cell office:value-type="float" office:value="51821.86234817779" table:formula="of:=([.B937]-[.B936])/([.A937]-[.A936])" table:style-name="ce4">
            <text:p>51821,9</text:p>
          </table:table-cell>
          <table:table-cell office:value-type="float" office:value="3.4871981729969397" table:formula="of:=TAN([.C937])" table:style-name="ce4">
            <text:p>3,5</text:p>
          </table:table-cell>
          <table:table-cell office:value-type="float" office:value="1.5707770299198991" table:formula="of:=ATAN([.C937])" table:style-name="ce4">
            <text:p>1,6</text:p>
          </table:table-cell>
          <table:table-cell office:value-type="float" office:value="89.998894370504843" table:formula="of:=([.E937]*180)/PI()" table:style-name="ce4">
            <text:p>90,0</text:p>
          </table:table-cell>
          <table:table-cell office:value-type="float" office:value="0" table:formula="of:=[.F937]-[.F937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2595000000000001" table:style-name="ce2">
            <text:p>6,2595</text:p>
          </table:table-cell>
          <table:table-cell office:value-type="float" office:value="276260" table:style-name="ce2">
            <text:p>276260</text:p>
          </table:table-cell>
          <table:table-cell office:value-type="float" office:value="45051.194539248987" table:formula="of:=([.B938]-[.B937])/([.A938]-[.A937])" table:style-name="ce4">
            <text:p>45051,2</text:p>
          </table:table-cell>
          <table:table-cell office:value-type="float" office:value="0.94265295771782931" table:formula="of:=TAN([.C938])" table:style-name="ce4">
            <text:p>0,9</text:p>
          </table:table-cell>
          <table:table-cell office:value-type="float" office:value="1.5707741298252034" table:formula="of:=ATAN([.C938])" table:style-name="ce4">
            <text:p>1,6</text:p>
          </table:table-cell>
          <table:table-cell office:value-type="float" office:value="89.998728207318592" table:formula="of:=([.E938]*180)/PI()" table:style-name="ce4">
            <text:p>90,0</text:p>
          </table:table-cell>
          <table:table-cell office:value-type="float" office:value="0" table:formula="of:=[.F938]-[.F938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2846000000000002" table:style-name="ce2">
            <text:p>6,2846</text:p>
          </table:table-cell>
          <table:table-cell office:value-type="float" office:value="277540" table:style-name="ce2">
            <text:p>277540</text:p>
          </table:table-cell>
          <table:table-cell office:value-type="float" office:value="50996.015936254735" table:formula="of:=([.B939]-[.B938])/([.A939]-[.A938])" table:style-name="ce4">
            <text:p>50996,0</text:p>
          </table:table-cell>
          <table:table-cell office:value-type="float" office:value="-8.7971867100098784" table:formula="of:=TAN([.C939])" table:style-name="ce4">
            <text:p>-8,8</text:p>
          </table:table-cell>
          <table:table-cell office:value-type="float" office:value="1.5707767174198992" table:formula="of:=ATAN([.C939])" table:style-name="ce4">
            <text:p>1,6</text:p>
          </table:table-cell>
          <table:table-cell office:value-type="float" office:value="89.998876465573773" table:formula="of:=([.E939]*180)/PI()" table:style-name="ce4">
            <text:p>90,0</text:p>
          </table:table-cell>
          <table:table-cell office:value-type="float" office:value="0" table:formula="of:=[.F939]-[.F939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3148" table:style-name="ce2">
            <text:p>6,3148</text:p>
          </table:table-cell>
          <table:table-cell office:value-type="float" office:value="278850" table:style-name="ce2">
            <text:p>278850</text:p>
          </table:table-cell>
          <table:table-cell office:value-type="float" office:value="43377.483443708923" table:formula="of:=([.B940]-[.B939])/([.A940]-[.A939])" table:style-name="ce4">
            <text:p>43377,5</text:p>
          </table:table-cell>
          <table:table-cell office:value-type="float" office:value="17.487734017510206" table:formula="of:=TAN([.C940])" table:style-name="ce4">
            <text:p>17,5</text:p>
          </table:table-cell>
          <table:table-cell office:value-type="float" office:value="1.5707732733597861" table:formula="of:=ATAN([.C940])" table:style-name="ce4">
            <text:p>1,6</text:p>
          </table:table-cell>
          <table:table-cell office:value-type="float" office:value="89.998679135464883" table:formula="of:=([.E940]*180)/PI()" table:style-name="ce4">
            <text:p>90,0</text:p>
          </table:table-cell>
          <table:table-cell office:value-type="float" office:value="0" table:formula="of:=[.F940]-[.F940]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float" office:value="6.3445999999999998" table:style-name="ce2">
            <text:p>6,3446</text:p>
          </table:table-cell>
          <table:table-cell office:value-type="float" office:value="280140" table:style-name="ce2">
            <text:p>280140</text:p>
          </table:table-cell>
          <table:table-cell office:value-type="float" office:value="43288.5906040271" table:formula="of:=([.B941]-[.B940])/([.A941]-[.A940])" table:style-name="ce4">
            <text:p>43288,6</text:p>
          </table:table-cell>
          <table:table-cell office:value-type="float" office:value="0.6629573449546633" table:formula="of:=TAN([.C941])" table:style-name="ce4">
            <text:p>0,7</text:p>
          </table:table-cell>
          <table:table-cell office:value-type="float" office:value="1.5707732260197069" table:formula="of:=ATAN([.C941])" table:style-name="ce4">
            <text:p>1,6</text:p>
          </table:table-cell>
          <table:table-cell office:value-type="float" office:value="89.998676423078152" table:formula="of:=([.E941]*180)/PI()" table:style-name="ce4">
            <text:p>90,0</text:p>
          </table:table-cell>
          <table:table-cell office:value-type="float" office:value="0" table:formula="of:=[.F941]-[.F941]" table:style-name="ce4">
            <text:p>0,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4"/>
          <table:table-cell table:number-columns-repeated="16377"/>
        </table:table-row>
        <table:table-row table:number-rows-repeated="1047634" table:style-name="ro1">
          <table:table-cell table:number-columns-repeated="16384"/>
        </table:table-row>
      </table:table>
      <table:table table:name="CP-2" table:style-name="ta1">
        <table:table-column table:style-name="co4" table:number-columns-repeated="5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Tempo(s)</text:p>
          </table:table-cell>
          <table:table-cell office:value-type="string" table:style-name="ce1">
            <text:p>Deformação(mm)</text:p>
          </table:table-cell>
          <table:table-cell office:value-type="string" table:style-name="ce1">
            <text:p>Força(N)</text:p>
          </table:table-cell>
          <table:table-cell table:number-columns-repeated="16381"/>
        </table:table-row>
        <table:table-row table:style-name="ro1">
          <table:table-cell office:value-type="float" office:value="1.6667000000000001E-2" table:style-name="ce1">
            <text:p>0,016667</text:p>
          </table:table-cell>
          <table:table-cell office:value-type="float" office:value="9.3049999999999998E-5" table:style-name="ce1">
            <text:p>0,0000930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05" table:style-name="ce1">
            <text:p>0,05</text:p>
          </table:table-cell>
          <table:table-cell office:value-type="float" office:value="4.6528999999999999E-4" table:style-name="ce1">
            <text:p>0,0004652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6.6667000000000004E-2" table:style-name="ce1">
            <text:p>0,066667</text:p>
          </table:table-cell>
          <table:table-cell office:value-type="float" office:value="1.3028E-3" table:style-name="ce1">
            <text:p>0,001302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8.3333000000000004E-2" table:style-name="ce1">
            <text:p>0,083333</text:p>
          </table:table-cell>
          <table:table-cell office:value-type="float" office:value="2.0473000000000002E-3" table:style-name="ce1">
            <text:p>0,0020473</text:p>
          </table:table-cell>
          <table:table-cell office:value-type="float" office:value="0" table:style-name="ce1">
            <text:p>0</text:p>
          </table:table-cell>
          <table:table-cell/>
          <table:table-cell table:style-name="ce1">
            <draw:frame draw:z-index="1" draw:id="id1" draw:style-name="a1" draw:name="Gráfico 1" svg:x="0.19528in" svg:y="0.12559in" svg:width="12.18386in" svg:height="6.7240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2.8847999999999999E-3" table:style-name="ce1">
            <text:p>0,002884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11667" table:style-name="ce1">
            <text:p>0,11667</text:p>
          </table:table-cell>
          <table:table-cell office:value-type="float" office:value="4.0014999999999998E-3" table:style-name="ce1">
            <text:p>0,004001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13333" table:style-name="ce1">
            <text:p>0,13333</text:p>
          </table:table-cell>
          <table:table-cell office:value-type="float" office:value="5.0251000000000002E-3" table:style-name="ce1">
            <text:p>0,005025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15" table:style-name="ce1">
            <text:p>0,15</text:p>
          </table:table-cell>
          <table:table-cell office:value-type="float" office:value="6.0488E-3" table:style-name="ce1">
            <text:p>0,006048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16667000000000001" table:style-name="ce1">
            <text:p>0,16667</text:p>
          </table:table-cell>
          <table:table-cell office:value-type="float" office:value="7.4446E-3" table:style-name="ce1">
            <text:p>0,007444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18332999999999999" table:style-name="ce1">
            <text:p>0,18333</text:p>
          </table:table-cell>
          <table:table-cell office:value-type="float" office:value="8.7475000000000001E-3" table:style-name="ce1">
            <text:p>0,008747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9.7710999999999996E-3" table:style-name="ce1">
            <text:p>0,009771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667" table:style-name="ce1">
            <text:p>0,21667</text:p>
          </table:table-cell>
          <table:table-cell office:value-type="float" office:value="1.0980999999999999E-2" table:style-name="ce1">
            <text:p>0,01098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23333000000000001" table:style-name="ce1">
            <text:p>0,23333</text:p>
          </table:table-cell>
          <table:table-cell office:value-type="float" office:value="1.2563E-2" table:style-name="ce1">
            <text:p>0,01256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25" table:style-name="ce1">
            <text:p>0,25</text:p>
          </table:table-cell>
          <table:table-cell office:value-type="float" office:value="1.3958999999999999E-2" table:style-name="ce1">
            <text:p>0,013959</text:p>
          </table:table-cell>
          <table:table-cell office:value-type="float" office:value="-9.8568999999999996" table:style-name="ce1">
            <text:p>-9,8569</text:p>
          </table:table-cell>
          <table:table-cell table:number-columns-repeated="16381"/>
        </table:table-row>
        <table:table-row table:style-name="ro1">
          <table:table-cell office:value-type="float" office:value="0.26667000000000002" table:style-name="ce1">
            <text:p>0,26667</text:p>
          </table:table-cell>
          <table:table-cell office:value-type="float" office:value="1.4982000000000001E-2" table:style-name="ce1">
            <text:p>0,01498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28333000000000003" table:style-name="ce1">
            <text:p>0,28333</text:p>
          </table:table-cell>
          <table:table-cell office:value-type="float" office:value="1.6471E-2" table:style-name="ce1">
            <text:p>0,01647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1.796E-2" table:style-name="ce1">
            <text:p>0,0179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31667000000000001" table:style-name="ce1">
            <text:p>0,31667</text:p>
          </table:table-cell>
          <table:table-cell office:value-type="float" office:value="1.917E-2" table:style-name="ce1">
            <text:p>0,0191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33333000000000002" table:style-name="ce1">
            <text:p>0,33333</text:p>
          </table:table-cell>
          <table:table-cell office:value-type="float" office:value="2.0566000000000001E-2" table:style-name="ce1">
            <text:p>0,02056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35" table:style-name="ce1">
            <text:p>0,35</text:p>
          </table:table-cell>
          <table:table-cell office:value-type="float" office:value="2.1869E-2" table:style-name="ce1">
            <text:p>0,02186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36667" table:style-name="ce1">
            <text:p>0,36667</text:p>
          </table:table-cell>
          <table:table-cell office:value-type="float" office:value="2.3171000000000001E-2" table:style-name="ce1">
            <text:p>0,02317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38333" table:style-name="ce1">
            <text:p>0,38333</text:p>
          </table:table-cell>
          <table:table-cell office:value-type="float" office:value="2.4660000000000001E-2" table:style-name="ce1">
            <text:p>0,02466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2.5870000000000001E-2" table:style-name="ce1">
            <text:p>0,0258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41666999999999998" table:style-name="ce1">
            <text:p>0,41667</text:p>
          </table:table-cell>
          <table:table-cell office:value-type="float" office:value="2.7172999999999999E-2" table:style-name="ce1">
            <text:p>0,027173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43332999999999999" table:style-name="ce1">
            <text:p>0,43333</text:p>
          </table:table-cell>
          <table:table-cell office:value-type="float" office:value="2.8754999999999999E-2" table:style-name="ce1">
            <text:p>0,028755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45" table:style-name="ce1">
            <text:p>0,45</text:p>
          </table:table-cell>
          <table:table-cell office:value-type="float" office:value="3.0151000000000001E-2" table:style-name="ce1">
            <text:p>0,03015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46666999999999997" table:style-name="ce1">
            <text:p>0,46667</text:p>
          </table:table-cell>
          <table:table-cell office:value-type="float" office:value="3.1174E-2" table:style-name="ce1">
            <text:p>0,03117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48332999999999998" table:style-name="ce1">
            <text:p>0,48333</text:p>
          </table:table-cell>
          <table:table-cell office:value-type="float" office:value="3.2756E-2" table:style-name="ce1">
            <text:p>0,032756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3.4338E-2" table:style-name="ce1">
            <text:p>0,03433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51666999999999996" table:style-name="ce1">
            <text:p>0,51667</text:p>
          </table:table-cell>
          <table:table-cell office:value-type="float" office:value="3.5455E-2" table:style-name="ce1">
            <text:p>0,035455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53332999999999997" table:style-name="ce1">
            <text:p>0,53333</text:p>
          </table:table-cell>
          <table:table-cell office:value-type="float" office:value="3.6851000000000002E-2" table:style-name="ce1">
            <text:p>0,03685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55000000000000004" table:style-name="ce1">
            <text:p>0,55</text:p>
          </table:table-cell>
          <table:table-cell office:value-type="float" office:value="3.8433000000000002E-2" table:style-name="ce1">
            <text:p>0,038433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56667000000000001" table:style-name="ce1">
            <text:p>0,56667</text:p>
          </table:table-cell>
          <table:table-cell office:value-type="float" office:value="3.9736E-2" table:style-name="ce1">
            <text:p>0,039736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58333000000000002" table:style-name="ce1">
            <text:p>0,58333</text:p>
          </table:table-cell>
          <table:table-cell office:value-type="float" office:value="4.0946000000000003E-2" table:style-name="ce1">
            <text:p>0,04094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4.2433999999999999E-2" table:style-name="ce1">
            <text:p>0,042434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61667000000000005" table:style-name="ce1">
            <text:p>0,61667</text:p>
          </table:table-cell>
          <table:table-cell office:value-type="float" office:value="4.4016E-2" table:style-name="ce1">
            <text:p>0,044016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63332999999999995" table:style-name="ce1">
            <text:p>0,63333</text:p>
          </table:table-cell>
          <table:table-cell office:value-type="float" office:value="4.5318999999999998E-2" table:style-name="ce1">
            <text:p>0,045319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65" table:style-name="ce1">
            <text:p>0,65</text:p>
          </table:table-cell>
          <table:table-cell office:value-type="float" office:value="4.6621999999999997E-2" table:style-name="ce1">
            <text:p>0,046622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66666999999999998" table:style-name="ce1">
            <text:p>0,66667</text:p>
          </table:table-cell>
          <table:table-cell office:value-type="float" office:value="4.8017999999999998E-2" table:style-name="ce1">
            <text:p>0,048018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68332999999999999" table:style-name="ce1">
            <text:p>0,68333</text:p>
          </table:table-cell>
          <table:table-cell office:value-type="float" office:value="4.9599999999999998E-2" table:style-name="ce1">
            <text:p>0,0496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5.0902999999999997E-2" table:style-name="ce1">
            <text:p>0,050903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71667000000000003" table:style-name="ce1">
            <text:p>0,71667</text:p>
          </table:table-cell>
          <table:table-cell office:value-type="float" office:value="5.2206000000000002E-2" table:style-name="ce1">
            <text:p>0,052206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73333000000000004" table:style-name="ce1">
            <text:p>0,73333</text:p>
          </table:table-cell>
          <table:table-cell office:value-type="float" office:value="5.3693999999999999E-2" table:style-name="ce1">
            <text:p>0,053694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75" table:style-name="ce1">
            <text:p>0,75</text:p>
          </table:table-cell>
          <table:table-cell office:value-type="float" office:value="5.5183000000000003E-2" table:style-name="ce1">
            <text:p>0,055183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76666999999999996" table:style-name="ce1">
            <text:p>0,76667</text:p>
          </table:table-cell>
          <table:table-cell office:value-type="float" office:value="5.6486000000000001E-2" table:style-name="ce1">
            <text:p>0,056486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78332999999999997" table:style-name="ce1">
            <text:p>0,78333</text:p>
          </table:table-cell>
          <table:table-cell office:value-type="float" office:value="5.7695999999999997E-2" table:style-name="ce1">
            <text:p>0,057696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5.9371E-2" table:style-name="ce1">
            <text:p>0,059371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0.81667000000000001" table:style-name="ce1">
            <text:p>0,81667</text:p>
          </table:table-cell>
          <table:table-cell office:value-type="float" office:value="6.0767000000000002E-2" table:style-name="ce1">
            <text:p>0,060767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83333000000000002" table:style-name="ce1">
            <text:p>0,83333</text:p>
          </table:table-cell>
          <table:table-cell office:value-type="float" office:value="6.1884000000000002E-2" table:style-name="ce1">
            <text:p>0,061884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85" table:style-name="ce1">
            <text:p>0,85</text:p>
          </table:table-cell>
          <table:table-cell office:value-type="float" office:value="6.3465999999999995E-2" table:style-name="ce1">
            <text:p>0,063466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86667000000000005" table:style-name="ce1">
            <text:p>0,86667</text:p>
          </table:table-cell>
          <table:table-cell office:value-type="float" office:value="6.5047999999999995E-2" table:style-name="ce1">
            <text:p>0,065048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0.88332999999999995" table:style-name="ce1">
            <text:p>0,88333</text:p>
          </table:table-cell>
          <table:table-cell office:value-type="float" office:value="6.6164000000000001E-2" table:style-name="ce1">
            <text:p>0,066164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6.7466999999999999E-2" table:style-name="ce1">
            <text:p>0,067467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91666999999999998" table:style-name="ce1">
            <text:p>0,91667</text:p>
          </table:table-cell>
          <table:table-cell office:value-type="float" office:value="6.9141999999999995E-2" table:style-name="ce1">
            <text:p>0,069142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0.93332999999999999" table:style-name="ce1">
            <text:p>0,93333</text:p>
          </table:table-cell>
          <table:table-cell office:value-type="float" office:value="7.0351999999999998E-2" table:style-name="ce1">
            <text:p>0,070352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95" table:style-name="ce1">
            <text:p>0,95</text:p>
          </table:table-cell>
          <table:table-cell office:value-type="float" office:value="7.1562000000000001E-2" table:style-name="ce1">
            <text:p>0,071562</text:p>
          </table:table-cell>
          <table:table-cell office:value-type="float" office:value="9.8569999999999993" table:style-name="ce1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96667000000000003" table:style-name="ce1">
            <text:p>0,96667</text:p>
          </table:table-cell>
          <table:table-cell office:value-type="float" office:value="7.3144000000000001E-2" table:style-name="ce1">
            <text:p>0,073144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0.98333000000000004" table:style-name="ce1">
            <text:p>0,98333</text:p>
          </table:table-cell>
          <table:table-cell office:value-type="float" office:value="7.4445999999999998E-2" table:style-name="ce1">
            <text:p>0,074446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5748999999999997E-2" table:style-name="ce1">
            <text:p>0,075749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0166999999999999" table:style-name="ce1">
            <text:p>1,0167</text:p>
          </table:table-cell>
          <table:table-cell office:value-type="float" office:value="7.7330999999999997E-2" table:style-name="ce1">
            <text:p>0,077331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0333000000000001" table:style-name="ce1">
            <text:p>1,0333</text:p>
          </table:table-cell>
          <table:table-cell office:value-type="float" office:value="7.8633999999999996E-2" table:style-name="ce1">
            <text:p>0,078634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05" table:style-name="ce1">
            <text:p>1,05</text:p>
          </table:table-cell>
          <table:table-cell office:value-type="float" office:value="7.9936999999999994E-2" table:style-name="ce1">
            <text:p>0,079937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0667" table:style-name="ce1">
            <text:p>1,0667</text:p>
          </table:table-cell>
          <table:table-cell office:value-type="float" office:value="8.1518999999999994E-2" table:style-name="ce1">
            <text:p>0,081519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0832999999999999" table:style-name="ce1">
            <text:p>1,0833</text:p>
          </table:table-cell>
          <table:table-cell office:value-type="float" office:value="8.2822000000000007E-2" table:style-name="ce1">
            <text:p>0,082822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8.3937999999999999E-2" table:style-name="ce1">
            <text:p>0,083938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1167" table:style-name="ce1">
            <text:p>1,1167</text:p>
          </table:table-cell>
          <table:table-cell office:value-type="float" office:value="8.5706000000000004E-2" table:style-name="ce1">
            <text:p>0,085706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1333" table:style-name="ce1">
            <text:p>1,1333</text:p>
          </table:table-cell>
          <table:table-cell office:value-type="float" office:value="8.7009000000000003E-2" table:style-name="ce1">
            <text:p>0,087009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1499999999999999" table:style-name="ce1">
            <text:p>1,15</text:p>
          </table:table-cell>
          <table:table-cell office:value-type="float" office:value="8.8033E-2" table:style-name="ce1">
            <text:p>0,088033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1667000000000001" table:style-name="ce1">
            <text:p>1,1667</text:p>
          </table:table-cell>
          <table:table-cell office:value-type="float" office:value="8.9707999999999996E-2" table:style-name="ce1">
            <text:p>0,089708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1833" table:style-name="ce1">
            <text:p>1,1833</text:p>
          </table:table-cell>
          <table:table-cell office:value-type="float" office:value="9.1289999999999996E-2" table:style-name="ce1">
            <text:p>0,09129</text:p>
          </table:table-cell>
          <table:table-cell office:value-type="float" office:value="19.713999999999999" table:style-name="ce1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9.2219999999999996E-2" table:style-name="ce1">
            <text:p>0,09222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2166999999999999" table:style-name="ce1">
            <text:p>1,2167</text:p>
          </table:table-cell>
          <table:table-cell office:value-type="float" office:value="9.3709000000000001E-2" table:style-name="ce1">
            <text:p>0,093709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2333000000000001" table:style-name="ce1">
            <text:p>1,2333</text:p>
          </table:table-cell>
          <table:table-cell office:value-type="float" office:value="9.5477999999999993E-2" table:style-name="ce1">
            <text:p>0,095478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25" table:style-name="ce1">
            <text:p>1,25</text:p>
          </table:table-cell>
          <table:table-cell office:value-type="float" office:value="9.6593999999999999E-2" table:style-name="ce1">
            <text:p>0,096594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2666999999999999" table:style-name="ce1">
            <text:p>1,2667</text:p>
          </table:table-cell>
          <table:table-cell office:value-type="float" office:value="9.7896999999999998E-2" table:style-name="ce1">
            <text:p>0,097897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2833000000000001" table:style-name="ce1">
            <text:p>1,2833</text:p>
          </table:table-cell>
          <table:table-cell office:value-type="float" office:value="9.9571999999999994E-2" table:style-name="ce1">
            <text:p>0,099572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0.10097" table:style-name="ce1">
            <text:p>0,10097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3167" table:style-name="ce1">
            <text:p>1,3167</text:p>
          </table:table-cell>
          <table:table-cell office:value-type="float" office:value="0.10218000000000001" table:style-name="ce1">
            <text:p>0,10218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3332999999999999" table:style-name="ce1">
            <text:p>1,3333</text:p>
          </table:table-cell>
          <table:table-cell office:value-type="float" office:value="0.10376000000000001" table:style-name="ce1">
            <text:p>0,10376</text:p>
          </table:table-cell>
          <table:table-cell office:value-type="float" office:value="39.427999999999997" table:style-name="ce1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35" table:style-name="ce1">
            <text:p>1,35</text:p>
          </table:table-cell>
          <table:table-cell office:value-type="float" office:value="0.10516" table:style-name="ce1">
            <text:p>0,10516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3667" table:style-name="ce1">
            <text:p>1,3667</text:p>
          </table:table-cell>
          <table:table-cell office:value-type="float" office:value="0.10637000000000001" table:style-name="ce1">
            <text:p>0,10637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3833" table:style-name="ce1">
            <text:p>1,3833</text:p>
          </table:table-cell>
          <table:table-cell office:value-type="float" office:value="0.10795" table:style-name="ce1">
            <text:p>0,10795</text:p>
          </table:table-cell>
          <table:table-cell office:value-type="float" office:value="39.427999999999997" table:style-name="ce1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0.10934000000000001" table:style-name="ce1">
            <text:p>0,10934</text:p>
          </table:table-cell>
          <table:table-cell office:value-type="float" office:value="39.427999999999997" table:style-name="ce1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4167000000000001" table:style-name="ce1">
            <text:p>1,4167</text:p>
          </table:table-cell>
          <table:table-cell office:value-type="float" office:value="0.11055" table:style-name="ce1">
            <text:p>0,11055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4333" table:style-name="ce1">
            <text:p>1,4333</text:p>
          </table:table-cell>
          <table:table-cell office:value-type="float" office:value="0.11204" table:style-name="ce1">
            <text:p>0,11204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45" table:style-name="ce1">
            <text:p>1,45</text:p>
          </table:table-cell>
          <table:table-cell office:value-type="float" office:value="0.11362" table:style-name="ce1">
            <text:p>0,11362</text:p>
          </table:table-cell>
          <table:table-cell office:value-type="float" office:value="29.571000000000002" table:style-name="ce1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4666999999999999" table:style-name="ce1">
            <text:p>1,4667</text:p>
          </table:table-cell>
          <table:table-cell office:value-type="float" office:value="0.11465" table:style-name="ce1">
            <text:p>0,11465</text:p>
          </table:table-cell>
          <table:table-cell office:value-type="float" office:value="39.427999999999997" table:style-name="ce1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4833000000000001" table:style-name="ce1">
            <text:p>1,4833</text:p>
          </table:table-cell>
          <table:table-cell office:value-type="float" office:value="0.11613999999999999" table:style-name="ce1">
            <text:p>0,11614</text:p>
          </table:table-cell>
          <table:table-cell office:value-type="float" office:value="39.427999999999997" table:style-name="ce1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11781" table:style-name="ce1">
            <text:p>0,11781</text:p>
          </table:table-cell>
          <table:table-cell office:value-type="float" office:value="39.427999999999997" table:style-name="ce1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5166999999999999" table:style-name="ce1">
            <text:p>1,5167</text:p>
          </table:table-cell>
          <table:table-cell office:value-type="float" office:value="0.11874" table:style-name="ce1">
            <text:p>0,11874</text:p>
          </table:table-cell>
          <table:table-cell office:value-type="float" office:value="49.284999999999997" table:style-name="ce1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5333000000000001" table:style-name="ce1">
            <text:p>1,5333</text:p>
          </table:table-cell>
          <table:table-cell office:value-type="float" office:value="0.12014" table:style-name="ce1">
            <text:p>0,12014</text:p>
          </table:table-cell>
          <table:table-cell office:value-type="float" office:value="39.427999999999997" table:style-name="ce1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55" table:style-name="ce1">
            <text:p>1,55</text:p>
          </table:table-cell>
          <table:table-cell office:value-type="float" office:value="0.122" table:style-name="ce1">
            <text:p>0,122</text:p>
          </table:table-cell>
          <table:table-cell office:value-type="float" office:value="39.427999999999997" table:style-name="ce1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5667" table:style-name="ce1">
            <text:p>1,5667</text:p>
          </table:table-cell>
          <table:table-cell office:value-type="float" office:value="0.12302" table:style-name="ce1">
            <text:p>0,12302</text:p>
          </table:table-cell>
          <table:table-cell office:value-type="float" office:value="39.427999999999997" table:style-name="ce1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5832999999999999" table:style-name="ce1">
            <text:p>1,5833</text:p>
          </table:table-cell>
          <table:table-cell office:value-type="float" office:value="0.12414" table:style-name="ce1">
            <text:p>0,12414</text:p>
          </table:table-cell>
          <table:table-cell office:value-type="float" office:value="39.427999999999997" table:style-name="ce1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0.126" table:style-name="ce1">
            <text:p>0,126</text:p>
          </table:table-cell>
          <table:table-cell office:value-type="float" office:value="39.427999999999997" table:style-name="ce1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6167" table:style-name="ce1">
            <text:p>1,6167</text:p>
          </table:table-cell>
          <table:table-cell office:value-type="float" office:value="0.12720999999999999" table:style-name="ce1">
            <text:p>0,12721</text:p>
          </table:table-cell>
          <table:table-cell office:value-type="float" office:value="39.427999999999997" table:style-name="ce1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6333" table:style-name="ce1">
            <text:p>1,6333</text:p>
          </table:table-cell>
          <table:table-cell office:value-type="float" office:value="0.12833" table:style-name="ce1">
            <text:p>0,12833</text:p>
          </table:table-cell>
          <table:table-cell office:value-type="float" office:value="49.284999999999997" table:style-name="ce1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65" table:style-name="ce1">
            <text:p>1,65</text:p>
          </table:table-cell>
          <table:table-cell office:value-type="float" office:value="0.12991" table:style-name="ce1">
            <text:p>0,12991</text:p>
          </table:table-cell>
          <table:table-cell office:value-type="float" office:value="49.284999999999997" table:style-name="ce1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6667000000000001" table:style-name="ce1">
            <text:p>1,6667</text:p>
          </table:table-cell>
          <table:table-cell office:value-type="float" office:value="0.13139999999999999" table:style-name="ce1">
            <text:p>0,1314</text:p>
          </table:table-cell>
          <table:table-cell office:value-type="float" office:value="49.284999999999997" table:style-name="ce1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6833" table:style-name="ce1">
            <text:p>1,6833</text:p>
          </table:table-cell>
          <table:table-cell office:value-type="float" office:value="0.13270000000000001" table:style-name="ce1">
            <text:p>0,1327</text:p>
          </table:table-cell>
          <table:table-cell office:value-type="float" office:value="49.284999999999997" table:style-name="ce1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0.1341" table:style-name="ce1">
            <text:p>0,1341</text:p>
          </table:table-cell>
          <table:table-cell office:value-type="float" office:value="49.284999999999997" table:style-name="ce1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7166999999999999" table:style-name="ce1">
            <text:p>1,7167</text:p>
          </table:table-cell>
          <table:table-cell office:value-type="float" office:value="0.13549" table:style-name="ce1">
            <text:p>0,13549</text:p>
          </table:table-cell>
          <table:table-cell office:value-type="float" office:value="39.427999999999997" table:style-name="ce1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7333000000000001" table:style-name="ce1">
            <text:p>1,7333</text:p>
          </table:table-cell>
          <table:table-cell office:value-type="float" office:value="0.13697999999999999" table:style-name="ce1">
            <text:p>0,13698</text:p>
          </table:table-cell>
          <table:table-cell office:value-type="float" office:value="49.284999999999997" table:style-name="ce1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75" table:style-name="ce1">
            <text:p>1,75</text:p>
          </table:table-cell>
          <table:table-cell office:value-type="float" office:value="0.13847000000000001" table:style-name="ce1">
            <text:p>0,13847</text:p>
          </table:table-cell>
          <table:table-cell office:value-type="float" office:value="49.284999999999997" table:style-name="ce1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7666999999999999" table:style-name="ce1">
            <text:p>1,7667</text:p>
          </table:table-cell>
          <table:table-cell office:value-type="float" office:value="0.13968" table:style-name="ce1">
            <text:p>0,13968</text:p>
          </table:table-cell>
          <table:table-cell office:value-type="float" office:value="49.284999999999997" table:style-name="ce1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7833000000000001" table:style-name="ce1">
            <text:p>1,7833</text:p>
          </table:table-cell>
          <table:table-cell office:value-type="float" office:value="0.14116999999999999" table:style-name="ce1">
            <text:p>0,14117</text:p>
          </table:table-cell>
          <table:table-cell office:value-type="float" office:value="49.284999999999997" table:style-name="ce1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8" table:style-name="ce1">
            <text:p>1,8</text:p>
          </table:table-cell>
          <table:table-cell office:value-type="float" office:value="0.14274999999999999" table:style-name="ce1">
            <text:p>0,14275</text:p>
          </table:table-cell>
          <table:table-cell office:value-type="float" office:value="49.284999999999997" table:style-name="ce1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8167" table:style-name="ce1">
            <text:p>1,8167</text:p>
          </table:table-cell>
          <table:table-cell office:value-type="float" office:value="0.14396" table:style-name="ce1">
            <text:p>0,14396</text:p>
          </table:table-cell>
          <table:table-cell office:value-type="float" office:value="59.142000000000003" table:style-name="ce1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1.8332999999999999" table:style-name="ce1">
            <text:p>1,8333</text:p>
          </table:table-cell>
          <table:table-cell office:value-type="float" office:value="0.14507999999999999" table:style-name="ce1">
            <text:p>0,14508</text:p>
          </table:table-cell>
          <table:table-cell office:value-type="float" office:value="59.142000000000003" table:style-name="ce1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1.85" table:style-name="ce1">
            <text:p>1,85</text:p>
          </table:table-cell>
          <table:table-cell office:value-type="float" office:value="0.14685000000000001" table:style-name="ce1">
            <text:p>0,14685</text:p>
          </table:table-cell>
          <table:table-cell office:value-type="float" office:value="49.284999999999997" table:style-name="ce1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8667" table:style-name="ce1">
            <text:p>1,8667</text:p>
          </table:table-cell>
          <table:table-cell office:value-type="float" office:value="0.14832999999999999" table:style-name="ce1">
            <text:p>0,14833</text:p>
          </table:table-cell>
          <table:table-cell office:value-type="float" office:value="59.142000000000003" table:style-name="ce1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0.15085000000000001" table:style-name="ce1">
            <text:p>0,15085</text:p>
          </table:table-cell>
          <table:table-cell office:value-type="float" office:value="49.284999999999997" table:style-name="ce1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9167000000000001" table:style-name="ce1">
            <text:p>1,9167</text:p>
          </table:table-cell>
          <table:table-cell office:value-type="float" office:value="0.15251999999999999" table:style-name="ce1">
            <text:p>0,15252</text:p>
          </table:table-cell>
          <table:table-cell office:value-type="float" office:value="59.142000000000003" table:style-name="ce1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1.9333" table:style-name="ce1">
            <text:p>1,9333</text:p>
          </table:table-cell>
          <table:table-cell office:value-type="float" office:value="0.15373000000000001" table:style-name="ce1">
            <text:p>0,15373</text:p>
          </table:table-cell>
          <table:table-cell office:value-type="float" office:value="59.142000000000003" table:style-name="ce1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1.95" table:style-name="ce1">
            <text:p>1,95</text:p>
          </table:table-cell>
          <table:table-cell office:value-type="float" office:value="0.15493999999999999" table:style-name="ce1">
            <text:p>0,15494</text:p>
          </table:table-cell>
          <table:table-cell office:value-type="float" office:value="68.998999999999995" table:style-name="ce1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1.9666999999999999" table:style-name="ce1">
            <text:p>1,9667</text:p>
          </table:table-cell>
          <table:table-cell office:value-type="float" office:value="0.15662000000000001" table:style-name="ce1">
            <text:p>0,15662</text:p>
          </table:table-cell>
          <table:table-cell office:value-type="float" office:value="59.142000000000003" table:style-name="ce1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1.9833000000000001" table:style-name="ce1">
            <text:p>1,9833</text:p>
          </table:table-cell>
          <table:table-cell office:value-type="float" office:value="0.15801000000000001" table:style-name="ce1">
            <text:p>0,15801</text:p>
          </table:table-cell>
          <table:table-cell office:value-type="float" office:value="59.142000000000003" table:style-name="ce1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2.0167000000000002" table:style-name="ce1">
            <text:p>2,0167</text:p>
          </table:table-cell>
          <table:table-cell office:value-type="float" office:value="0.16070999999999999" table:style-name="ce1">
            <text:p>0,16071</text:p>
          </table:table-cell>
          <table:table-cell office:value-type="float" office:value="68.998999999999995" table:style-name="ce1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0333000000000001" table:style-name="ce1">
            <text:p>2,0333</text:p>
          </table:table-cell>
          <table:table-cell office:value-type="float" office:value="0.16211" table:style-name="ce1">
            <text:p>0,16211</text:p>
          </table:table-cell>
          <table:table-cell office:value-type="float" office:value="59.142000000000003" table:style-name="ce1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2.0499999999999998" table:style-name="ce1">
            <text:p>2,05</text:p>
          </table:table-cell>
          <table:table-cell office:value-type="float" office:value="0.16331999999999999" table:style-name="ce1">
            <text:p>0,16332</text:p>
          </table:table-cell>
          <table:table-cell office:value-type="float" office:value="59.142000000000003" table:style-name="ce1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2.0667" table:style-name="ce1">
            <text:p>2,0667</text:p>
          </table:table-cell>
          <table:table-cell office:value-type="float" office:value="0.16481000000000001" table:style-name="ce1">
            <text:p>0,16481</text:p>
          </table:table-cell>
          <table:table-cell office:value-type="float" office:value="68.998999999999995" table:style-name="ce1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0832999999999999" table:style-name="ce1">
            <text:p>2,0833</text:p>
          </table:table-cell>
          <table:table-cell office:value-type="float" office:value="0.16619999999999999" table:style-name="ce1">
            <text:p>0,1662</text:p>
          </table:table-cell>
          <table:table-cell office:value-type="float" office:value="68.998999999999995" table:style-name="ce1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1" table:style-name="ce1">
            <text:p>2,1</text:p>
          </table:table-cell>
          <table:table-cell office:value-type="float" office:value="0.16741" table:style-name="ce1">
            <text:p>0,16741</text:p>
          </table:table-cell>
          <table:table-cell office:value-type="float" office:value="68.998999999999995" table:style-name="ce1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1166999999999998" table:style-name="ce1">
            <text:p>2,1167</text:p>
          </table:table-cell>
          <table:table-cell office:value-type="float" office:value="0.16899" table:style-name="ce1">
            <text:p>0,16899</text:p>
          </table:table-cell>
          <table:table-cell office:value-type="float" office:value="68.998999999999995" table:style-name="ce1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1333000000000002" table:style-name="ce1">
            <text:p>2,1333</text:p>
          </table:table-cell>
          <table:table-cell office:value-type="float" office:value="0.17039000000000001" table:style-name="ce1">
            <text:p>0,17039</text:p>
          </table:table-cell>
          <table:table-cell office:value-type="float" office:value="68.998999999999995" table:style-name="ce1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1667000000000001" table:style-name="ce1">
            <text:p>2,1667</text:p>
          </table:table-cell>
          <table:table-cell office:value-type="float" office:value="0.17308999999999999" table:style-name="ce1">
            <text:p>0,17309</text:p>
          </table:table-cell>
          <table:table-cell office:value-type="float" office:value="68.998999999999995" table:style-name="ce1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1833" table:style-name="ce1">
            <text:p>2,1833</text:p>
          </table:table-cell>
          <table:table-cell office:value-type="float" office:value="0.17466999999999999" table:style-name="ce1">
            <text:p>0,17467</text:p>
          </table:table-cell>
          <table:table-cell office:value-type="float" office:value="68.998999999999995" table:style-name="ce1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2166999999999999" table:style-name="ce1">
            <text:p>2,2167</text:p>
          </table:table-cell>
          <table:table-cell office:value-type="float" office:value="0.17709" table:style-name="ce1">
            <text:p>0,17709</text:p>
          </table:table-cell>
          <table:table-cell office:value-type="float" office:value="68.998999999999995" table:style-name="ce1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2332999999999998" table:style-name="ce1">
            <text:p>2,2333</text:p>
          </table:table-cell>
          <table:table-cell office:value-type="float" office:value="0.17885999999999999" table:style-name="ce1">
            <text:p>0,17886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2667000000000002" table:style-name="ce1">
            <text:p>2,2667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2833000000000001" table:style-name="ce1">
            <text:p>2,2833</text:p>
          </table:table-cell>
          <table:table-cell office:value-type="float" office:value="0.18285999999999999" table:style-name="ce1">
            <text:p>0,18286</text:p>
          </table:table-cell>
          <table:table-cell office:value-type="float" office:value="68.998999999999995" table:style-name="ce1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2999999999999998" table:style-name="ce1">
            <text:p>2,3</text:p>
          </table:table-cell>
          <table:table-cell office:value-type="float" office:value="0.18425" table:style-name="ce1">
            <text:p>0,18425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3332999999999999" table:style-name="ce1">
            <text:p>2,3333</text:p>
          </table:table-cell>
          <table:table-cell office:value-type="float" office:value="0.18686" table:style-name="ce1">
            <text:p>0,18686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35" table:style-name="ce1">
            <text:p>2,35</text:p>
          </table:table-cell>
          <table:table-cell office:value-type="float" office:value="0.18844" table:style-name="ce1">
            <text:p>0,18844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3833000000000002" table:style-name="ce1">
            <text:p>2,3833</text:p>
          </table:table-cell>
          <table:table-cell office:value-type="float" office:value="0.19123000000000001" table:style-name="ce1">
            <text:p>0,19123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4167000000000001" table:style-name="ce1">
            <text:p>2,4167</text:p>
          </table:table-cell>
          <table:table-cell office:value-type="float" office:value="0.19392999999999999" table:style-name="ce1">
            <text:p>0,19393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4333" table:style-name="ce1">
            <text:p>2,4333</text:p>
          </table:table-cell>
          <table:table-cell office:value-type="float" office:value="0.19542000000000001" table:style-name="ce1">
            <text:p>0,19542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4666999999999999" table:style-name="ce1">
            <text:p>2,4667</text:p>
          </table:table-cell>
          <table:table-cell office:value-type="float" office:value="0.19811999999999999" table:style-name="ce1">
            <text:p>0,19812</text:p>
          </table:table-cell>
          <table:table-cell office:value-type="float" office:value="88.712999999999994" table:style-name="ce1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2.4832999999999998" table:style-name="ce1">
            <text:p>2,4833</text:p>
          </table:table-cell>
          <table:table-cell office:value-type="float" office:value="0.19969999999999999" table:style-name="ce1">
            <text:p>0,1997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0.20119000000000001" table:style-name="ce1">
            <text:p>0,20119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5333000000000001" table:style-name="ce1">
            <text:p>2,5333</text:p>
          </table:table-cell>
          <table:table-cell office:value-type="float" office:value="0.20380000000000001" table:style-name="ce1">
            <text:p>0,2038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5499999999999998" table:style-name="ce1">
            <text:p>2,55</text:p>
          </table:table-cell>
          <table:table-cell office:value-type="float" office:value="0.20547000000000001" table:style-name="ce1">
            <text:p>0,20547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5832999999999999" table:style-name="ce1">
            <text:p>2,5833</text:p>
          </table:table-cell>
          <table:table-cell office:value-type="float" office:value="0.20760999999999999" table:style-name="ce1">
            <text:p>0,20761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0.20957000000000001" table:style-name="ce1">
            <text:p>0,20957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6333000000000002" table:style-name="ce1">
            <text:p>2,6333</text:p>
          </table:table-cell>
          <table:table-cell office:value-type="float" office:value="0.21171000000000001" table:style-name="ce1">
            <text:p>0,21171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65" table:style-name="ce1">
            <text:p>2,65</text:p>
          </table:table-cell>
          <table:table-cell office:value-type="float" office:value="0.21357000000000001" table:style-name="ce1">
            <text:p>0,21357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6833" table:style-name="ce1">
            <text:p>2,6833</text:p>
          </table:table-cell>
          <table:table-cell office:value-type="float" office:value="0.21589" table:style-name="ce1">
            <text:p>0,21589</text:p>
          </table:table-cell>
          <table:table-cell office:value-type="float" office:value="88.712999999999994" table:style-name="ce1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2.7166999999999999" table:style-name="ce1">
            <text:p>2,7167</text:p>
          </table:table-cell>
          <table:table-cell office:value-type="float" office:value="0.21915000000000001" table:style-name="ce1">
            <text:p>0,21915</text:p>
          </table:table-cell>
          <table:table-cell office:value-type="float" office:value="78.855999999999995" table:style-name="ce1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75" table:style-name="ce1">
            <text:p>2,75</text:p>
          </table:table-cell>
          <table:table-cell office:value-type="float" office:value="0.22166" table:style-name="ce1">
            <text:p>0,22166</text:p>
          </table:table-cell>
          <table:table-cell office:value-type="float" office:value="88.712999999999994" table:style-name="ce1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2.7833000000000001" table:style-name="ce1">
            <text:p>2,7833</text:p>
          </table:table-cell>
          <table:table-cell office:value-type="float" office:value="0.22427" table:style-name="ce1">
            <text:p>0,22427</text:p>
          </table:table-cell>
          <table:table-cell office:value-type="float" office:value="88.712999999999994" table:style-name="ce1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2.8167" table:style-name="ce1">
            <text:p>2,8167</text:p>
          </table:table-cell>
          <table:table-cell office:value-type="float" office:value="0.22742999999999999" table:style-name="ce1">
            <text:p>0,22743</text:p>
          </table:table-cell>
          <table:table-cell office:value-type="float" office:value="88.712999999999994" table:style-name="ce1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2.85" table:style-name="ce1">
            <text:p>2,85</text:p>
          </table:table-cell>
          <table:table-cell office:value-type="float" office:value="0.22994999999999999" table:style-name="ce1">
            <text:p>0,22995</text:p>
          </table:table-cell>
          <table:table-cell office:value-type="float" office:value="88.712999999999994" table:style-name="ce1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2.8666999999999998" table:style-name="ce1">
            <text:p>2,8667</text:p>
          </table:table-cell>
          <table:table-cell office:value-type="float" office:value="0.23171" table:style-name="ce1">
            <text:p>0,23171</text:p>
          </table:table-cell>
          <table:table-cell office:value-type="float" office:value="88.712999999999994" table:style-name="ce1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0.23385" table:style-name="ce1">
            <text:p>0,23385</text:p>
          </table:table-cell>
          <table:table-cell office:value-type="float" office:value="88.712999999999994" table:style-name="ce1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2.9167000000000001" table:style-name="ce1">
            <text:p>2,9167</text:p>
          </table:table-cell>
          <table:table-cell office:value-type="float" office:value="0.2359" table:style-name="ce1">
            <text:p>0,2359</text:p>
          </table:table-cell>
          <table:table-cell office:value-type="float" office:value="98.57" table:style-name="ce1">
            <text:p>98,57</text:p>
          </table:table-cell>
          <table:table-cell table:number-columns-repeated="16381"/>
        </table:table-row>
        <table:table-row table:style-name="ro1">
          <table:table-cell office:value-type="float" office:value="2.95" table:style-name="ce1">
            <text:p>2,95</text:p>
          </table:table-cell>
          <table:table-cell office:value-type="float" office:value="0.23794999999999999" table:style-name="ce1">
            <text:p>0,23795</text:p>
          </table:table-cell>
          <table:table-cell office:value-type="float" office:value="88.712999999999994" table:style-name="ce1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2.9666999999999999" table:style-name="ce1">
            <text:p>2,9667</text:p>
          </table:table-cell>
          <table:table-cell office:value-type="float" office:value="0.24" table:style-name="ce1">
            <text:p>0,24</text:p>
          </table:table-cell>
          <table:table-cell office:value-type="float" office:value="88.712999999999994" table:style-name="ce1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4232000000000001" table:style-name="ce1">
            <text:p>0,24232</text:p>
          </table:table-cell>
          <table:table-cell office:value-type="float" office:value="98.57" table:style-name="ce1">
            <text:p>98,57</text:p>
          </table:table-cell>
          <table:table-cell table:number-columns-repeated="16381"/>
        </table:table-row>
        <table:table-row table:style-name="ro1">
          <table:table-cell office:value-type="float" office:value="3.0333000000000001" table:style-name="ce1">
            <text:p>3,0333</text:p>
          </table:table-cell>
          <table:table-cell office:value-type="float" office:value="0.24557999999999999" table:style-name="ce1">
            <text:p>0,24558</text:p>
          </table:table-cell>
          <table:table-cell office:value-type="float" office:value="98.57" table:style-name="ce1">
            <text:p>98,57</text:p>
          </table:table-cell>
          <table:table-cell table:number-columns-repeated="16381"/>
        </table:table-row>
        <table:table-row table:style-name="ro1">
          <table:table-cell office:value-type="float" office:value="3.0667" table:style-name="ce1">
            <text:p>3,0667</text:p>
          </table:table-cell>
          <table:table-cell office:value-type="float" office:value="0.24818999999999999" table:style-name="ce1">
            <text:p>0,24819</text:p>
          </table:table-cell>
          <table:table-cell office:value-type="float" office:value="88.712999999999994" table:style-name="ce1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3.1" table:style-name="ce1">
            <text:p>3,1</text:p>
          </table:table-cell>
          <table:table-cell office:value-type="float" office:value="0.25079000000000001" table:style-name="ce1">
            <text:p>0,25079</text:p>
          </table:table-cell>
          <table:table-cell office:value-type="float" office:value="98.57" table:style-name="ce1">
            <text:p>98,57</text:p>
          </table:table-cell>
          <table:table-cell table:number-columns-repeated="16381"/>
        </table:table-row>
        <table:table-row table:style-name="ro1">
          <table:table-cell office:value-type="float" office:value="3.1333000000000002" table:style-name="ce1">
            <text:p>3,1333</text:p>
          </table:table-cell>
          <table:table-cell office:value-type="float" office:value="0.25396000000000002" table:style-name="ce1">
            <text:p>0,25396</text:p>
          </table:table-cell>
          <table:table-cell office:value-type="float" office:value="98.57" table:style-name="ce1">
            <text:p>98,57</text:p>
          </table:table-cell>
          <table:table-cell table:number-columns-repeated="16381"/>
        </table:table-row>
        <table:table-row table:style-name="ro1">
          <table:table-cell office:value-type="float" office:value="3.1667000000000001" table:style-name="ce1">
            <text:p>3,1667</text:p>
          </table:table-cell>
          <table:table-cell office:value-type="float" office:value="0.25636999999999999" table:style-name="ce1">
            <text:p>0,25637</text:p>
          </table:table-cell>
          <table:table-cell office:value-type="float" office:value="108.43" table:style-name="ce1">
            <text:p>108,43</text:p>
          </table:table-cell>
          <table:table-cell table:number-columns-repeated="16381"/>
        </table:table-row>
        <table:table-row table:style-name="ro1">
          <table:table-cell office:value-type="float" office:value="3.2" table:style-name="ce1">
            <text:p>3,2</text:p>
          </table:table-cell>
          <table:table-cell office:value-type="float" office:value="0.25907000000000002" table:style-name="ce1">
            <text:p>0,25907</text:p>
          </table:table-cell>
          <table:table-cell office:value-type="float" office:value="108.43" table:style-name="ce1">
            <text:p>108,43</text:p>
          </table:table-cell>
          <table:table-cell table:number-columns-repeated="16381"/>
        </table:table-row>
        <table:table-row table:style-name="ro1">
          <table:table-cell office:value-type="float" office:value="3.2332999999999998" table:style-name="ce1">
            <text:p>3,2333</text:p>
          </table:table-cell>
          <table:table-cell office:value-type="float" office:value="0.26223999999999997" table:style-name="ce1">
            <text:p>0,26224</text:p>
          </table:table-cell>
          <table:table-cell office:value-type="float" office:value="108.43" table:style-name="ce1">
            <text:p>108,43</text:p>
          </table:table-cell>
          <table:table-cell table:number-columns-repeated="16381"/>
        </table:table-row>
        <table:table-row table:style-name="ro1">
          <table:table-cell office:value-type="float" office:value="3.2667000000000002" table:style-name="ce1">
            <text:p>3,2667</text:p>
          </table:table-cell>
          <table:table-cell office:value-type="float" office:value="0.26438" table:style-name="ce1">
            <text:p>0,26438</text:p>
          </table:table-cell>
          <table:table-cell office:value-type="float" office:value="98.57" table:style-name="ce1">
            <text:p>98,57</text:p>
          </table:table-cell>
          <table:table-cell table:number-columns-repeated="16381"/>
        </table:table-row>
        <table:table-row table:style-name="ro1">
          <table:table-cell office:value-type="float" office:value="3.2833000000000001" table:style-name="ce1">
            <text:p>3,2833</text:p>
          </table:table-cell>
          <table:table-cell office:value-type="float" office:value="0.26643" table:style-name="ce1">
            <text:p>0,26643</text:p>
          </table:table-cell>
          <table:table-cell office:value-type="float" office:value="108.43" table:style-name="ce1">
            <text:p>108,43</text:p>
          </table:table-cell>
          <table:table-cell table:number-columns-repeated="16381"/>
        </table:table-row>
        <table:table-row table:style-name="ro1">
          <table:table-cell office:value-type="float" office:value="3.3167" table:style-name="ce1">
            <text:p>3,3167</text:p>
          </table:table-cell>
          <table:table-cell office:value-type="float" office:value="0.26856999999999998" table:style-name="ce1">
            <text:p>0,26857</text:p>
          </table:table-cell>
          <table:table-cell office:value-type="float" office:value="108.43" table:style-name="ce1">
            <text:p>108,43</text:p>
          </table:table-cell>
          <table:table-cell table:number-columns-repeated="16381"/>
        </table:table-row>
        <table:table-row table:style-name="ro1">
          <table:table-cell office:value-type="float" office:value="3.35" table:style-name="ce1">
            <text:p>3,35</text:p>
          </table:table-cell>
          <table:table-cell office:value-type="float" office:value="0.27173000000000003" table:style-name="ce1">
            <text:p>0,27173</text:p>
          </table:table-cell>
          <table:table-cell office:value-type="float" office:value="108.43" table:style-name="ce1">
            <text:p>108,43</text:p>
          </table:table-cell>
          <table:table-cell table:number-columns-repeated="16381"/>
        </table:table-row>
        <table:table-row table:style-name="ro1">
          <table:table-cell office:value-type="float" office:value="3.3833000000000002" table:style-name="ce1">
            <text:p>3,3833</text:p>
          </table:table-cell>
          <table:table-cell office:value-type="float" office:value="0.27443000000000001" table:style-name="ce1">
            <text:p>0,27443</text:p>
          </table:table-cell>
          <table:table-cell office:value-type="float" office:value="108.43" table:style-name="ce1">
            <text:p>108,43</text:p>
          </table:table-cell>
          <table:table-cell table:number-columns-repeated="16381"/>
        </table:table-row>
        <table:table-row table:style-name="ro1">
          <table:table-cell office:value-type="float" office:value="3.4167000000000001" table:style-name="ce1">
            <text:p>3,4167</text:p>
          </table:table-cell>
          <table:table-cell office:value-type="float" office:value="0.27703" table:style-name="ce1">
            <text:p>0,27703</text:p>
          </table:table-cell>
          <table:table-cell office:value-type="float" office:value="108.43" table:style-name="ce1">
            <text:p>108,43</text:p>
          </table:table-cell>
          <table:table-cell table:number-columns-repeated="16381"/>
        </table:table-row>
        <table:table-row table:style-name="ro1">
          <table:table-cell office:value-type="float" office:value="3.45" table:style-name="ce1">
            <text:p>3,45</text:p>
          </table:table-cell>
          <table:table-cell office:value-type="float" office:value="0.28000999999999998" table:style-name="ce1">
            <text:p>0,28001</text:p>
          </table:table-cell>
          <table:table-cell office:value-type="float" office:value="118.28" table:style-name="ce1">
            <text:p>118,28</text:p>
          </table:table-cell>
          <table:table-cell table:number-columns-repeated="16381"/>
        </table:table-row>
        <table:table-row table:style-name="ro1">
          <table:table-cell office:value-type="float" office:value="3.4832999999999998" table:style-name="ce1">
            <text:p>3,4833</text:p>
          </table:table-cell>
          <table:table-cell office:value-type="float" office:value="0.28289999999999998" table:style-name="ce1">
            <text:p>0,2829</text:p>
          </table:table-cell>
          <table:table-cell office:value-type="float" office:value="118.28" table:style-name="ce1">
            <text:p>118,28</text:p>
          </table:table-cell>
          <table:table-cell table:number-columns-repeated="16381"/>
        </table:table-row>
        <table:table-row table:style-name="ro1">
          <table:table-cell office:value-type="float" office:value="3.5167000000000002" table:style-name="ce1">
            <text:p>3,5167</text:p>
          </table:table-cell>
          <table:table-cell office:value-type="float" office:value="0.28541" table:style-name="ce1">
            <text:p>0,28541</text:p>
          </table:table-cell>
          <table:table-cell office:value-type="float" office:value="118.28" table:style-name="ce1">
            <text:p>118,28</text:p>
          </table:table-cell>
          <table:table-cell table:number-columns-repeated="16381"/>
        </table:table-row>
        <table:table-row table:style-name="ro1">
          <table:table-cell office:value-type="float" office:value="3.55" table:style-name="ce1">
            <text:p>3,55</text:p>
          </table:table-cell>
          <table:table-cell office:value-type="float" office:value="0.28866999999999998" table:style-name="ce1">
            <text:p>0,28867</text:p>
          </table:table-cell>
          <table:table-cell office:value-type="float" office:value="128.13999999999999" table:style-name="ce1">
            <text:p>128,14</text:p>
          </table:table-cell>
          <table:table-cell table:number-columns-repeated="16381"/>
        </table:table-row>
        <table:table-row table:style-name="ro1">
          <table:table-cell office:value-type="float" office:value="3.5832999999999999" table:style-name="ce1">
            <text:p>3,5833</text:p>
          </table:table-cell>
          <table:table-cell office:value-type="float" office:value="0.29109000000000002" table:style-name="ce1">
            <text:p>0,29109</text:p>
          </table:table-cell>
          <table:table-cell office:value-type="float" office:value="128.13999999999999" table:style-name="ce1">
            <text:p>128,14</text:p>
          </table:table-cell>
          <table:table-cell table:number-columns-repeated="16381"/>
        </table:table-row>
        <table:table-row table:style-name="ro1">
          <table:table-cell office:value-type="float" office:value="3.6166999999999998" table:style-name="ce1">
            <text:p>3,6167</text:p>
          </table:table-cell>
          <table:table-cell office:value-type="float" office:value="0.29397000000000001" table:style-name="ce1">
            <text:p>0,29397</text:p>
          </table:table-cell>
          <table:table-cell office:value-type="float" office:value="128.13999999999999" table:style-name="ce1">
            <text:p>128,14</text:p>
          </table:table-cell>
          <table:table-cell table:number-columns-repeated="16381"/>
        </table:table-row>
        <table:table-row table:style-name="ro1">
          <table:table-cell office:value-type="float" office:value="3.65" table:style-name="ce1">
            <text:p>3,65</text:p>
          </table:table-cell>
          <table:table-cell office:value-type="float" office:value="0.29704000000000003" table:style-name="ce1">
            <text:p>0,29704</text:p>
          </table:table-cell>
          <table:table-cell office:value-type="float" office:value="128.13999999999999" table:style-name="ce1">
            <text:p>128,14</text:p>
          </table:table-cell>
          <table:table-cell table:number-columns-repeated="16381"/>
        </table:table-row>
        <table:table-row table:style-name="ro1">
          <table:table-cell office:value-type="float" office:value="3.6833" table:style-name="ce1">
            <text:p>3,6833</text:p>
          </table:table-cell>
          <table:table-cell office:value-type="float" office:value="0.29926999999999998" table:style-name="ce1">
            <text:p>0,29927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3.7166999999999999" table:style-name="ce1">
            <text:p>3,7167</text:p>
          </table:table-cell>
          <table:table-cell office:value-type="float" office:value="0.30253000000000002" table:style-name="ce1">
            <text:p>0,30253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3.75" table:style-name="ce1">
            <text:p>3,75</text:p>
          </table:table-cell>
          <table:table-cell office:value-type="float" office:value="0.30514000000000002" table:style-name="ce1">
            <text:p>0,30514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3.7833000000000001" table:style-name="ce1">
            <text:p>3,7833</text:p>
          </table:table-cell>
          <table:table-cell office:value-type="float" office:value="0.30756" table:style-name="ce1">
            <text:p>0,30756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3.8167" table:style-name="ce1">
            <text:p>3,8167</text:p>
          </table:table-cell>
          <table:table-cell office:value-type="float" office:value="0.31080999999999998" table:style-name="ce1">
            <text:p>0,31081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3.85" table:style-name="ce1">
            <text:p>3,85</text:p>
          </table:table-cell>
          <table:table-cell office:value-type="float" office:value="0.31333" table:style-name="ce1">
            <text:p>0,31333</text:p>
          </table:table-cell>
          <table:table-cell office:value-type="float" office:value="147.86000000000001" table:style-name="ce1">
            <text:p>147,86</text:p>
          </table:table-cell>
          <table:table-cell table:number-columns-repeated="16381"/>
        </table:table-row>
        <table:table-row table:style-name="ro1">
          <table:table-cell office:value-type="float" office:value="3.8833000000000002" table:style-name="ce1">
            <text:p>3,8833</text:p>
          </table:table-cell>
          <table:table-cell office:value-type="float" office:value="0.31584000000000001" table:style-name="ce1">
            <text:p>0,31584</text:p>
          </table:table-cell>
          <table:table-cell office:value-type="float" office:value="147.86000000000001" table:style-name="ce1">
            <text:p>147,86</text:p>
          </table:table-cell>
          <table:table-cell table:number-columns-repeated="16381"/>
        </table:table-row>
        <table:table-row table:style-name="ro1">
          <table:table-cell office:value-type="float" office:value="3.9167000000000001" table:style-name="ce1">
            <text:p>3,9167</text:p>
          </table:table-cell>
          <table:table-cell office:value-type="float" office:value="0.31918999999999997" table:style-name="ce1">
            <text:p>0,31919</text:p>
          </table:table-cell>
          <table:table-cell office:value-type="float" office:value="147.86000000000001" table:style-name="ce1">
            <text:p>147,86</text:p>
          </table:table-cell>
          <table:table-cell table:number-columns-repeated="16381"/>
        </table:table-row>
        <table:table-row table:style-name="ro1">
          <table:table-cell office:value-type="float" office:value="3.9666999999999999" table:style-name="ce1">
            <text:p>3,9667</text:p>
          </table:table-cell>
          <table:table-cell office:value-type="float" office:value="0.32328000000000001" table:style-name="ce1">
            <text:p>0,32328</text:p>
          </table:table-cell>
          <table:table-cell office:value-type="float" office:value="147.86000000000001" table:style-name="ce1">
            <text:p>147,86</text:p>
          </table:table-cell>
          <table:table-cell table:number-columns-repeated="16381"/>
        </table:table-row>
        <table:table-row table:style-name="ro1">
          <table:table-cell office:value-type="float" office:value="4.0167000000000002" table:style-name="ce1">
            <text:p>4,0167</text:p>
          </table:table-cell>
          <table:table-cell office:value-type="float" office:value="0.32738" table:style-name="ce1">
            <text:p>0,32738</text:p>
          </table:table-cell>
          <table:table-cell office:value-type="float" office:value="157.71" table:style-name="ce1">
            <text:p>157,71</text:p>
          </table:table-cell>
          <table:table-cell table:number-columns-repeated="16381"/>
        </table:table-row>
        <table:table-row table:style-name="ro1">
          <table:table-cell office:value-type="float" office:value="4.0667" table:style-name="ce1">
            <text:p>4,0667</text:p>
          </table:table-cell>
          <table:table-cell office:value-type="float" office:value="0.33146999999999999" table:style-name="ce1">
            <text:p>0,33147</text:p>
          </table:table-cell>
          <table:table-cell office:value-type="float" office:value="157.71" table:style-name="ce1">
            <text:p>157,71</text:p>
          </table:table-cell>
          <table:table-cell table:number-columns-repeated="16381"/>
        </table:table-row>
        <table:table-row table:style-name="ro1">
          <table:table-cell office:value-type="float" office:value="4.0999999999999996" table:style-name="ce1">
            <text:p>4,1</text:p>
          </table:table-cell>
          <table:table-cell office:value-type="float" office:value="0.33407999999999999" table:style-name="ce1">
            <text:p>0,33408</text:p>
          </table:table-cell>
          <table:table-cell office:value-type="float" office:value="167.57" table:style-name="ce1">
            <text:p>167,57</text:p>
          </table:table-cell>
          <table:table-cell table:number-columns-repeated="16381"/>
        </table:table-row>
        <table:table-row table:style-name="ro1">
          <table:table-cell office:value-type="float" office:value="4.1333000000000002" table:style-name="ce1">
            <text:p>4,1333</text:p>
          </table:table-cell>
          <table:table-cell office:value-type="float" office:value="0.33715000000000001" table:style-name="ce1">
            <text:p>0,33715</text:p>
          </table:table-cell>
          <table:table-cell office:value-type="float" office:value="167.57" table:style-name="ce1">
            <text:p>167,57</text:p>
          </table:table-cell>
          <table:table-cell table:number-columns-repeated="16381"/>
        </table:table-row>
        <table:table-row table:style-name="ro1">
          <table:table-cell office:value-type="float" office:value="4.1666999999999996" table:style-name="ce1">
            <text:p>4,1667</text:p>
          </table:table-cell>
          <table:table-cell office:value-type="float" office:value="0.33994000000000002" table:style-name="ce1">
            <text:p>0,33994</text:p>
          </table:table-cell>
          <table:table-cell office:value-type="float" office:value="167.57" table:style-name="ce1">
            <text:p>167,57</text:p>
          </table:table-cell>
          <table:table-cell table:number-columns-repeated="16381"/>
        </table:table-row>
        <table:table-row table:style-name="ro1">
          <table:table-cell office:value-type="float" office:value="4.2167000000000003" table:style-name="ce1">
            <text:p>4,2167</text:p>
          </table:table-cell>
          <table:table-cell office:value-type="float" office:value="0.34404000000000001" table:style-name="ce1">
            <text:p>0,34404</text:p>
          </table:table-cell>
          <table:table-cell office:value-type="float" office:value="177.43" table:style-name="ce1">
            <text:p>177,43</text:p>
          </table:table-cell>
          <table:table-cell table:number-columns-repeated="16381"/>
        </table:table-row>
        <table:table-row table:style-name="ro1">
          <table:table-cell office:value-type="float" office:value="4.2667000000000002" table:style-name="ce1">
            <text:p>4,2667</text:p>
          </table:table-cell>
          <table:table-cell office:value-type="float" office:value="0.34804000000000002" table:style-name="ce1">
            <text:p>0,34804</text:p>
          </table:table-cell>
          <table:table-cell office:value-type="float" office:value="177.43" table:style-name="ce1">
            <text:p>177,43</text:p>
          </table:table-cell>
          <table:table-cell table:number-columns-repeated="16381"/>
        </table:table-row>
        <table:table-row table:style-name="ro1">
          <table:table-cell office:value-type="float" office:value="4.3" table:style-name="ce1">
            <text:p>4,3</text:p>
          </table:table-cell>
          <table:table-cell office:value-type="float" office:value="0.35082999999999998" table:style-name="ce1">
            <text:p>0,35083</text:p>
          </table:table-cell>
          <table:table-cell office:value-type="float" office:value="187.28" table:style-name="ce1">
            <text:p>187,28</text:p>
          </table:table-cell>
          <table:table-cell table:number-columns-repeated="16381"/>
        </table:table-row>
        <table:table-row table:style-name="ro1">
          <table:table-cell office:value-type="float" office:value="4.3333000000000004" table:style-name="ce1">
            <text:p>4,3333</text:p>
          </table:table-cell>
          <table:table-cell office:value-type="float" office:value="0.35399000000000003" table:style-name="ce1">
            <text:p>0,35399</text:p>
          </table:table-cell>
          <table:table-cell office:value-type="float" office:value="187.28" table:style-name="ce1">
            <text:p>187,28</text:p>
          </table:table-cell>
          <table:table-cell table:number-columns-repeated="16381"/>
        </table:table-row>
        <table:table-row table:style-name="ro1">
          <table:table-cell office:value-type="float" office:value="4.3833000000000002" table:style-name="ce1">
            <text:p>4,3833</text:p>
          </table:table-cell>
          <table:table-cell office:value-type="float" office:value="0.3579" table:style-name="ce1">
            <text:p>0,3579</text:p>
          </table:table-cell>
          <table:table-cell office:value-type="float" office:value="187.28" table:style-name="ce1">
            <text:p>187,28</text:p>
          </table:table-cell>
          <table:table-cell table:number-columns-repeated="16381"/>
        </table:table-row>
        <table:table-row table:style-name="ro1">
          <table:table-cell office:value-type="float" office:value="4.4333" table:style-name="ce1">
            <text:p>4,4333</text:p>
          </table:table-cell>
          <table:table-cell office:value-type="float" office:value="0.36199999999999999" table:style-name="ce1">
            <text:p>0,362</text:p>
          </table:table-cell>
          <table:table-cell office:value-type="float" office:value="197.14" table:style-name="ce1">
            <text:p>197,14</text:p>
          </table:table-cell>
          <table:table-cell table:number-columns-repeated="16381"/>
        </table:table-row>
        <table:table-row table:style-name="ro1">
          <table:table-cell office:value-type="float" office:value="4.4832999999999998" table:style-name="ce1">
            <text:p>4,4833</text:p>
          </table:table-cell>
          <table:table-cell office:value-type="float" office:value="0.36627999999999999" table:style-name="ce1">
            <text:p>0,36628</text:p>
          </table:table-cell>
          <table:table-cell office:value-type="float" office:value="197.14" table:style-name="ce1">
            <text:p>197,14</text:p>
          </table:table-cell>
          <table:table-cell table:number-columns-repeated="16381"/>
        </table:table-row>
        <table:table-row table:style-name="ro1">
          <table:table-cell office:value-type="float" office:value="4.5332999999999997" table:style-name="ce1">
            <text:p>4,5333</text:p>
          </table:table-cell>
          <table:table-cell office:value-type="float" office:value="0.37046000000000001" table:style-name="ce1">
            <text:p>0,37046</text:p>
          </table:table-cell>
          <table:table-cell office:value-type="float" office:value="207" table:style-name="ce1">
            <text:p>207</text:p>
          </table:table-cell>
          <table:table-cell table:number-columns-repeated="16381"/>
        </table:table-row>
        <table:table-row table:style-name="ro1">
          <table:table-cell office:value-type="float" office:value="4.5833000000000004" table:style-name="ce1">
            <text:p>4,5833</text:p>
          </table:table-cell>
          <table:table-cell office:value-type="float" office:value="0.37456" table:style-name="ce1">
            <text:p>0,37456</text:p>
          </table:table-cell>
          <table:table-cell office:value-type="float" office:value="216.85" table:style-name="ce1">
            <text:p>216,85</text:p>
          </table:table-cell>
          <table:table-cell table:number-columns-repeated="16381"/>
        </table:table-row>
        <table:table-row table:style-name="ro1">
          <table:table-cell office:value-type="float" office:value="4.6333000000000002" table:style-name="ce1">
            <text:p>4,6333</text:p>
          </table:table-cell>
          <table:table-cell office:value-type="float" office:value="0.37856000000000001" table:style-name="ce1">
            <text:p>0,37856</text:p>
          </table:table-cell>
          <table:table-cell office:value-type="float" office:value="226.71" table:style-name="ce1">
            <text:p>226,71</text:p>
          </table:table-cell>
          <table:table-cell table:number-columns-repeated="16381"/>
        </table:table-row>
        <table:table-row table:style-name="ro1">
          <table:table-cell office:value-type="float" office:value="4.6833" table:style-name="ce1">
            <text:p>4,6833</text:p>
          </table:table-cell>
          <table:table-cell office:value-type="float" office:value="0.38264999999999999" table:style-name="ce1">
            <text:p>0,38265</text:p>
          </table:table-cell>
          <table:table-cell office:value-type="float" office:value="226.71" table:style-name="ce1">
            <text:p>226,71</text:p>
          </table:table-cell>
          <table:table-cell table:number-columns-repeated="16381"/>
        </table:table-row>
        <table:table-row table:style-name="ro1">
          <table:table-cell office:value-type="float" office:value="4.7167000000000003" table:style-name="ce1">
            <text:p>4,7167</text:p>
          </table:table-cell>
          <table:table-cell office:value-type="float" office:value="0.38573000000000002" table:style-name="ce1">
            <text:p>0,38573</text:p>
          </table:table-cell>
          <table:table-cell office:value-type="float" office:value="236.57" table:style-name="ce1">
            <text:p>236,57</text:p>
          </table:table-cell>
          <table:table-cell table:number-columns-repeated="16381"/>
        </table:table-row>
        <table:table-row table:style-name="ro1">
          <table:table-cell office:value-type="float" office:value="4.75" table:style-name="ce1">
            <text:p>4,75</text:p>
          </table:table-cell>
          <table:table-cell office:value-type="float" office:value="0.38869999999999999" table:style-name="ce1">
            <text:p>0,3887</text:p>
          </table:table-cell>
          <table:table-cell office:value-type="float" office:value="236.57" table:style-name="ce1">
            <text:p>236,57</text:p>
          </table:table-cell>
          <table:table-cell table:number-columns-repeated="16381"/>
        </table:table-row>
        <table:table-row table:style-name="ro1">
          <table:table-cell office:value-type="float" office:value="4.8" table:style-name="ce1">
            <text:p>4,8</text:p>
          </table:table-cell>
          <table:table-cell office:value-type="float" office:value="0.39279999999999998" table:style-name="ce1">
            <text:p>0,3928</text:p>
          </table:table-cell>
          <table:table-cell office:value-type="float" office:value="246.43" table:style-name="ce1">
            <text:p>246,43</text:p>
          </table:table-cell>
          <table:table-cell table:number-columns-repeated="16381"/>
        </table:table-row>
        <table:table-row table:style-name="ro1">
          <table:table-cell office:value-type="float" office:value="4.8499999999999996" table:style-name="ce1">
            <text:p>4,85</text:p>
          </table:table-cell>
          <table:table-cell office:value-type="float" office:value="0.39699000000000001" table:style-name="ce1">
            <text:p>0,39699</text:p>
          </table:table-cell>
          <table:table-cell office:value-type="float" office:value="246.43" table:style-name="ce1">
            <text:p>246,43</text:p>
          </table:table-cell>
          <table:table-cell table:number-columns-repeated="16381"/>
        </table:table-row>
        <table:table-row table:style-name="ro1">
          <table:table-cell office:value-type="float" office:value="4.9000000000000004" table:style-name="ce1">
            <text:p>4,9</text:p>
          </table:table-cell>
          <table:table-cell office:value-type="float" office:value="0.40107999999999999" table:style-name="ce1">
            <text:p>0,40108</text:p>
          </table:table-cell>
          <table:table-cell office:value-type="float" office:value="256.27999999999997" table:style-name="ce1">
            <text:p>256,28</text:p>
          </table:table-cell>
          <table:table-cell table:number-columns-repeated="16381"/>
        </table:table-row>
        <table:table-row table:style-name="ro1">
          <table:table-cell office:value-type="float" office:value="4.95" table:style-name="ce1">
            <text:p>4,95</text:p>
          </table:table-cell>
          <table:table-cell office:value-type="float" office:value="0.40508" table:style-name="ce1">
            <text:p>0,40508</text:p>
          </table:table-cell>
          <table:table-cell office:value-type="float" office:value="266.14" table:style-name="ce1">
            <text:p>266,1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0899000000000002" table:style-name="ce1">
            <text:p>0,40899</text:p>
          </table:table-cell>
          <table:table-cell office:value-type="float" office:value="276" table:style-name="ce1">
            <text:p>276</text:p>
          </table:table-cell>
          <table:table-cell table:number-columns-repeated="16381"/>
        </table:table-row>
        <table:table-row table:style-name="ro1">
          <table:table-cell office:value-type="float" office:value="5.05" table:style-name="ce1">
            <text:p>5,05</text:p>
          </table:table-cell>
          <table:table-cell office:value-type="float" office:value="0.41317999999999999" table:style-name="ce1">
            <text:p>0,41318</text:p>
          </table:table-cell>
          <table:table-cell office:value-type="float" office:value="285.85000000000002" table:style-name="ce1">
            <text:p>285,85</text:p>
          </table:table-cell>
          <table:table-cell table:number-columns-repeated="16381"/>
        </table:table-row>
        <table:table-row table:style-name="ro1">
          <table:table-cell office:value-type="float" office:value="5.0999999999999996" table:style-name="ce1">
            <text:p>5,1</text:p>
          </table:table-cell>
          <table:table-cell office:value-type="float" office:value="0.41737000000000002" table:style-name="ce1">
            <text:p>0,41737</text:p>
          </table:table-cell>
          <table:table-cell office:value-type="float" office:value="285.85000000000002" table:style-name="ce1">
            <text:p>285,85</text:p>
          </table:table-cell>
          <table:table-cell table:number-columns-repeated="16381"/>
        </table:table-row>
        <table:table-row table:style-name="ro1">
          <table:table-cell office:value-type="float" office:value="5.15" table:style-name="ce1">
            <text:p>5,15</text:p>
          </table:table-cell>
          <table:table-cell office:value-type="float" office:value="0.42165000000000002" table:style-name="ce1">
            <text:p>0,42165</text:p>
          </table:table-cell>
          <table:table-cell office:value-type="float" office:value="295.70999999999998" table:style-name="ce1">
            <text:p>295,71</text:p>
          </table:table-cell>
          <table:table-cell table:number-columns-repeated="16381"/>
        </table:table-row>
        <table:table-row table:style-name="ro1">
          <table:table-cell office:value-type="float" office:value="5.2" table:style-name="ce1">
            <text:p>5,2</text:p>
          </table:table-cell>
          <table:table-cell office:value-type="float" office:value="0.42574000000000001" table:style-name="ce1">
            <text:p>0,42574</text:p>
          </table:table-cell>
          <table:table-cell office:value-type="float" office:value="295.70999999999998" table:style-name="ce1">
            <text:p>295,71</text:p>
          </table:table-cell>
          <table:table-cell table:number-columns-repeated="16381"/>
        </table:table-row>
        <table:table-row table:style-name="ro1">
          <table:table-cell office:value-type="float" office:value="5.25" table:style-name="ce1">
            <text:p>5,25</text:p>
          </table:table-cell>
          <table:table-cell office:value-type="float" office:value="0.42974000000000001" table:style-name="ce1">
            <text:p>0,42974</text:p>
          </table:table-cell>
          <table:table-cell office:value-type="float" office:value="305.57" table:style-name="ce1">
            <text:p>305,57</text:p>
          </table:table-cell>
          <table:table-cell table:number-columns-repeated="16381"/>
        </table:table-row>
        <table:table-row table:style-name="ro1">
          <table:table-cell office:value-type="float" office:value="5.2832999999999997" table:style-name="ce1">
            <text:p>5,2833</text:p>
          </table:table-cell>
          <table:table-cell office:value-type="float" office:value="0.43308999999999997" table:style-name="ce1">
            <text:p>0,43309</text:p>
          </table:table-cell>
          <table:table-cell office:value-type="float" office:value="305.57" table:style-name="ce1">
            <text:p>305,57</text:p>
          </table:table-cell>
          <table:table-cell table:number-columns-repeated="16381"/>
        </table:table-row>
        <table:table-row table:style-name="ro1">
          <table:table-cell office:value-type="float" office:value="5.3333000000000004" table:style-name="ce1">
            <text:p>5,3333</text:p>
          </table:table-cell>
          <table:table-cell office:value-type="float" office:value="0.43736999999999998" table:style-name="ce1">
            <text:p>0,43737</text:p>
          </table:table-cell>
          <table:table-cell office:value-type="float" office:value="315.43" table:style-name="ce1">
            <text:p>315,43</text:p>
          </table:table-cell>
          <table:table-cell table:number-columns-repeated="16381"/>
        </table:table-row>
        <table:table-row table:style-name="ro1">
          <table:table-cell office:value-type="float" office:value="5.3833000000000002" table:style-name="ce1">
            <text:p>5,3833</text:p>
          </table:table-cell>
          <table:table-cell office:value-type="float" office:value="0.44146999999999997" table:style-name="ce1">
            <text:p>0,44147</text:p>
          </table:table-cell>
          <table:table-cell office:value-type="float" office:value="325.27999999999997" table:style-name="ce1">
            <text:p>325,28</text:p>
          </table:table-cell>
          <table:table-cell table:number-columns-repeated="16381"/>
        </table:table-row>
        <table:table-row table:style-name="ro1">
          <table:table-cell office:value-type="float" office:value="5.4333" table:style-name="ce1">
            <text:p>5,4333</text:p>
          </table:table-cell>
          <table:table-cell office:value-type="float" office:value="0.44556000000000001" table:style-name="ce1">
            <text:p>0,44556</text:p>
          </table:table-cell>
          <table:table-cell office:value-type="float" office:value="325.27999999999997" table:style-name="ce1">
            <text:p>325,28</text:p>
          </table:table-cell>
          <table:table-cell table:number-columns-repeated="16381"/>
        </table:table-row>
        <table:table-row table:style-name="ro1">
          <table:table-cell office:value-type="float" office:value="5.4832999999999998" table:style-name="ce1">
            <text:p>5,4833</text:p>
          </table:table-cell>
          <table:table-cell office:value-type="float" office:value="0.44974999999999998" table:style-name="ce1">
            <text:p>0,44975</text:p>
          </table:table-cell>
          <table:table-cell office:value-type="float" office:value="335.14" table:style-name="ce1">
            <text:p>335,14</text:p>
          </table:table-cell>
          <table:table-cell table:number-columns-repeated="16381"/>
        </table:table-row>
        <table:table-row table:style-name="ro1">
          <table:table-cell office:value-type="float" office:value="5.5332999999999997" table:style-name="ce1">
            <text:p>5,5333</text:p>
          </table:table-cell>
          <table:table-cell office:value-type="float" office:value="0.45384000000000002" table:style-name="ce1">
            <text:p>0,45384</text:p>
          </table:table-cell>
          <table:table-cell office:value-type="float" office:value="335.14" table:style-name="ce1">
            <text:p>335,14</text:p>
          </table:table-cell>
          <table:table-cell table:number-columns-repeated="16381"/>
        </table:table-row>
        <table:table-row table:style-name="ro1">
          <table:table-cell office:value-type="float" office:value="5.5833000000000004" table:style-name="ce1">
            <text:p>5,5833</text:p>
          </table:table-cell>
          <table:table-cell office:value-type="float" office:value="0.45794000000000001" table:style-name="ce1">
            <text:p>0,45794</text:p>
          </table:table-cell>
          <table:table-cell office:value-type="float" office:value="354.85" table:style-name="ce1">
            <text:p>354,85</text:p>
          </table:table-cell>
          <table:table-cell table:number-columns-repeated="16381"/>
        </table:table-row>
        <table:table-row table:style-name="ro1">
          <table:table-cell office:value-type="float" office:value="5.6333000000000002" table:style-name="ce1">
            <text:p>5,6333</text:p>
          </table:table-cell>
          <table:table-cell office:value-type="float" office:value="0.46194000000000002" table:style-name="ce1">
            <text:p>0,46194</text:p>
          </table:table-cell>
          <table:table-cell office:value-type="float" office:value="354.85" table:style-name="ce1">
            <text:p>354,85</text:p>
          </table:table-cell>
          <table:table-cell table:number-columns-repeated="16381"/>
        </table:table-row>
        <table:table-row table:style-name="ro1">
          <table:table-cell office:value-type="float" office:value="5.6833" table:style-name="ce1">
            <text:p>5,6833</text:p>
          </table:table-cell>
          <table:table-cell office:value-type="float" office:value="0.46594000000000002" table:style-name="ce1">
            <text:p>0,46594</text:p>
          </table:table-cell>
          <table:table-cell office:value-type="float" office:value="364.71" table:style-name="ce1">
            <text:p>364,71</text:p>
          </table:table-cell>
          <table:table-cell table:number-columns-repeated="16381"/>
        </table:table-row>
        <table:table-row table:style-name="ro1">
          <table:table-cell office:value-type="float" office:value="5.7332999999999998" table:style-name="ce1">
            <text:p>5,7333</text:p>
          </table:table-cell>
          <table:table-cell office:value-type="float" office:value="0.47012999999999999" table:style-name="ce1">
            <text:p>0,47013</text:p>
          </table:table-cell>
          <table:table-cell office:value-type="float" office:value="364.71" table:style-name="ce1">
            <text:p>364,71</text:p>
          </table:table-cell>
          <table:table-cell table:number-columns-repeated="16381"/>
        </table:table-row>
        <table:table-row table:style-name="ro1">
          <table:table-cell office:value-type="float" office:value="5.7832999999999997" table:style-name="ce1">
            <text:p>5,7833</text:p>
          </table:table-cell>
          <table:table-cell office:value-type="float" office:value="0.47432000000000002" table:style-name="ce1">
            <text:p>0,47432</text:p>
          </table:table-cell>
          <table:table-cell office:value-type="float" office:value="374.57" table:style-name="ce1">
            <text:p>374,57</text:p>
          </table:table-cell>
          <table:table-cell table:number-columns-repeated="16381"/>
        </table:table-row>
        <table:table-row table:style-name="ro1">
          <table:table-cell office:value-type="float" office:value="5.8333000000000004" table:style-name="ce1">
            <text:p>5,8333</text:p>
          </table:table-cell>
          <table:table-cell office:value-type="float" office:value="0.47860000000000003" table:style-name="ce1">
            <text:p>0,4786</text:p>
          </table:table-cell>
          <table:table-cell office:value-type="float" office:value="384.42" table:style-name="ce1">
            <text:p>384,42</text:p>
          </table:table-cell>
          <table:table-cell table:number-columns-repeated="16381"/>
        </table:table-row>
        <table:table-row table:style-name="ro1">
          <table:table-cell office:value-type="float" office:value="5.8833000000000002" table:style-name="ce1">
            <text:p>5,8833</text:p>
          </table:table-cell>
          <table:table-cell office:value-type="float" office:value="0.48269000000000001" table:style-name="ce1">
            <text:p>0,48269</text:p>
          </table:table-cell>
          <table:table-cell office:value-type="float" office:value="394.28" table:style-name="ce1">
            <text:p>394,28</text:p>
          </table:table-cell>
          <table:table-cell table:number-columns-repeated="16381"/>
        </table:table-row>
        <table:table-row table:style-name="ro1">
          <table:table-cell office:value-type="float" office:value="5.9333" table:style-name="ce1">
            <text:p>5,9333</text:p>
          </table:table-cell>
          <table:table-cell office:value-type="float" office:value="0.48669000000000001" table:style-name="ce1">
            <text:p>0,48669</text:p>
          </table:table-cell>
          <table:table-cell office:value-type="float" office:value="404.14" table:style-name="ce1">
            <text:p>404,14</text:p>
          </table:table-cell>
          <table:table-cell table:number-columns-repeated="16381"/>
        </table:table-row>
        <table:table-row table:style-name="ro1">
          <table:table-cell office:value-type="float" office:value="5.9832999999999998" table:style-name="ce1">
            <text:p>5,9833</text:p>
          </table:table-cell>
          <table:table-cell office:value-type="float" office:value="0.49087999999999998" table:style-name="ce1">
            <text:p>0,49088</text:p>
          </table:table-cell>
          <table:table-cell office:value-type="float" office:value="404.14" table:style-name="ce1">
            <text:p>404,14</text:p>
          </table:table-cell>
          <table:table-cell table:number-columns-repeated="16381"/>
        </table:table-row>
        <table:table-row table:style-name="ro1">
          <table:table-cell office:value-type="float" office:value="6.0332999999999997" table:style-name="ce1">
            <text:p>6,0333</text:p>
          </table:table-cell>
          <table:table-cell office:value-type="float" office:value="0.49507000000000001" table:style-name="ce1">
            <text:p>0,49507</text:p>
          </table:table-cell>
          <table:table-cell office:value-type="float" office:value="414" table:style-name="ce1">
            <text:p>414</text:p>
          </table:table-cell>
          <table:table-cell table:number-columns-repeated="16381"/>
        </table:table-row>
        <table:table-row table:style-name="ro1">
          <table:table-cell office:value-type="float" office:value="6.0833000000000004" table:style-name="ce1">
            <text:p>6,0833</text:p>
          </table:table-cell>
          <table:table-cell office:value-type="float" office:value="0.49925999999999998" table:style-name="ce1">
            <text:p>0,49926</text:p>
          </table:table-cell>
          <table:table-cell office:value-type="float" office:value="423.85" table:style-name="ce1">
            <text:p>423,85</text:p>
          </table:table-cell>
          <table:table-cell table:number-columns-repeated="16381"/>
        </table:table-row>
        <table:table-row table:style-name="ro1">
          <table:table-cell office:value-type="float" office:value="6.1333000000000002" table:style-name="ce1">
            <text:p>6,1333</text:p>
          </table:table-cell>
          <table:table-cell office:value-type="float" office:value="0.50344" table:style-name="ce1">
            <text:p>0,50344</text:p>
          </table:table-cell>
          <table:table-cell office:value-type="float" office:value="423.85" table:style-name="ce1">
            <text:p>423,85</text:p>
          </table:table-cell>
          <table:table-cell table:number-columns-repeated="16381"/>
        </table:table-row>
        <table:table-row table:style-name="ro1">
          <table:table-cell office:value-type="float" office:value="6.1833" table:style-name="ce1">
            <text:p>6,1833</text:p>
          </table:table-cell>
          <table:table-cell office:value-type="float" office:value="0.50753999999999999" table:style-name="ce1">
            <text:p>0,50754</text:p>
          </table:table-cell>
          <table:table-cell office:value-type="float" office:value="433.71" table:style-name="ce1">
            <text:p>433,71</text:p>
          </table:table-cell>
          <table:table-cell table:number-columns-repeated="16381"/>
        </table:table-row>
        <table:table-row table:style-name="ro1">
          <table:table-cell office:value-type="float" office:value="6.2332999999999998" table:style-name="ce1">
            <text:p>6,2333</text:p>
          </table:table-cell>
          <table:table-cell office:value-type="float" office:value="0.51182000000000005" table:style-name="ce1">
            <text:p>0,51182</text:p>
          </table:table-cell>
          <table:table-cell office:value-type="float" office:value="443.57" table:style-name="ce1">
            <text:p>443,57</text:p>
          </table:table-cell>
          <table:table-cell table:number-columns-repeated="16381"/>
        </table:table-row>
        <table:table-row table:style-name="ro1">
          <table:table-cell office:value-type="float" office:value="6.2832999999999997" table:style-name="ce1">
            <text:p>6,2833</text:p>
          </table:table-cell>
          <table:table-cell office:value-type="float" office:value="0.5161" table:style-name="ce1">
            <text:p>0,5161</text:p>
          </table:table-cell>
          <table:table-cell office:value-type="float" office:value="453.42" table:style-name="ce1">
            <text:p>453,42</text:p>
          </table:table-cell>
          <table:table-cell table:number-columns-repeated="16381"/>
        </table:table-row>
        <table:table-row table:style-name="ro1">
          <table:table-cell office:value-type="float" office:value="6.3333000000000004" table:style-name="ce1">
            <text:p>6,3333</text:p>
          </table:table-cell>
          <table:table-cell office:value-type="float" office:value="0.52046999999999999" table:style-name="ce1">
            <text:p>0,52047</text:p>
          </table:table-cell>
          <table:table-cell office:value-type="float" office:value="453.42" table:style-name="ce1">
            <text:p>453,42</text:p>
          </table:table-cell>
          <table:table-cell table:number-columns-repeated="16381"/>
        </table:table-row>
        <table:table-row table:style-name="ro1">
          <table:table-cell office:value-type="float" office:value="6.3833000000000002" table:style-name="ce1">
            <text:p>6,3833</text:p>
          </table:table-cell>
          <table:table-cell office:value-type="float" office:value="0.52466000000000002" table:style-name="ce1">
            <text:p>0,52466</text:p>
          </table:table-cell>
          <table:table-cell office:value-type="float" office:value="473.14" table:style-name="ce1">
            <text:p>473,14</text:p>
          </table:table-cell>
          <table:table-cell table:number-columns-repeated="16381"/>
        </table:table-row>
        <table:table-row table:style-name="ro1">
          <table:table-cell office:value-type="float" office:value="6.4333" table:style-name="ce1">
            <text:p>6,4333</text:p>
          </table:table-cell>
          <table:table-cell office:value-type="float" office:value="0.52885000000000004" table:style-name="ce1">
            <text:p>0,52885</text:p>
          </table:table-cell>
          <table:table-cell office:value-type="float" office:value="473.14" table:style-name="ce1">
            <text:p>473,14</text:p>
          </table:table-cell>
          <table:table-cell table:number-columns-repeated="16381"/>
        </table:table-row>
        <table:table-row table:style-name="ro1">
          <table:table-cell office:value-type="float" office:value="6.4832999999999998" table:style-name="ce1">
            <text:p>6,4833</text:p>
          </table:table-cell>
          <table:table-cell office:value-type="float" office:value="0.53293999999999997" table:style-name="ce1">
            <text:p>0,53294</text:p>
          </table:table-cell>
          <table:table-cell office:value-type="float" office:value="483" table:style-name="ce1">
            <text:p>483</text:p>
          </table:table-cell>
          <table:table-cell table:number-columns-repeated="16381"/>
        </table:table-row>
        <table:table-row table:style-name="ro1">
          <table:table-cell office:value-type="float" office:value="6.5332999999999997" table:style-name="ce1">
            <text:p>6,5333</text:p>
          </table:table-cell>
          <table:table-cell office:value-type="float" office:value="0.53713" table:style-name="ce1">
            <text:p>0,53713</text:p>
          </table:table-cell>
          <table:table-cell office:value-type="float" office:value="483" table:style-name="ce1">
            <text:p>483</text:p>
          </table:table-cell>
          <table:table-cell table:number-columns-repeated="16381"/>
        </table:table-row>
        <table:table-row table:style-name="ro1">
          <table:table-cell office:value-type="float" office:value="6.5833000000000004" table:style-name="ce1">
            <text:p>6,5833</text:p>
          </table:table-cell>
          <table:table-cell office:value-type="float" office:value="0.54132000000000002" table:style-name="ce1">
            <text:p>0,54132</text:p>
          </table:table-cell>
          <table:table-cell office:value-type="float" office:value="492.85" table:style-name="ce1">
            <text:p>492,85</text:p>
          </table:table-cell>
          <table:table-cell table:number-columns-repeated="16381"/>
        </table:table-row>
        <table:table-row table:style-name="ro1">
          <table:table-cell office:value-type="float" office:value="6.6333000000000002" table:style-name="ce1">
            <text:p>6,6333</text:p>
          </table:table-cell>
          <table:table-cell office:value-type="float" office:value="0.54551000000000005" table:style-name="ce1">
            <text:p>0,54551</text:p>
          </table:table-cell>
          <table:table-cell office:value-type="float" office:value="492.85" table:style-name="ce1">
            <text:p>492,85</text:p>
          </table:table-cell>
          <table:table-cell table:number-columns-repeated="16381"/>
        </table:table-row>
        <table:table-row table:style-name="ro1">
          <table:table-cell office:value-type="float" office:value="6.7" table:style-name="ce1">
            <text:p>6,7</text:p>
          </table:table-cell>
          <table:table-cell office:value-type="float" office:value="0.55089999999999995" table:style-name="ce1">
            <text:p>0,5509</text:p>
          </table:table-cell>
          <table:table-cell office:value-type="float" office:value="512.57000000000005" table:style-name="ce1">
            <text:p>512,57</text:p>
          </table:table-cell>
          <table:table-cell table:number-columns-repeated="16381"/>
        </table:table-row>
        <table:table-row table:style-name="ro1">
          <table:table-cell office:value-type="float" office:value="6.7667000000000002" table:style-name="ce1">
            <text:p>6,7667</text:p>
          </table:table-cell>
          <table:table-cell office:value-type="float" office:value="0.55639000000000005" table:style-name="ce1">
            <text:p>0,55639</text:p>
          </table:table-cell>
          <table:table-cell office:value-type="float" office:value="522.41999999999996" table:style-name="ce1">
            <text:p>522,42</text:p>
          </table:table-cell>
          <table:table-cell table:number-columns-repeated="16381"/>
        </table:table-row>
        <table:table-row table:style-name="ro1">
          <table:table-cell office:value-type="float" office:value="6.8167" table:style-name="ce1">
            <text:p>6,8167</text:p>
          </table:table-cell>
          <table:table-cell office:value-type="float" office:value="0.56067" table:style-name="ce1">
            <text:p>0,56067</text:p>
          </table:table-cell>
          <table:table-cell office:value-type="float" office:value="522.41999999999996" table:style-name="ce1">
            <text:p>522,42</text:p>
          </table:table-cell>
          <table:table-cell table:number-columns-repeated="16381"/>
        </table:table-row>
        <table:table-row table:style-name="ro1">
          <table:table-cell office:value-type="float" office:value="6.8833000000000002" table:style-name="ce1">
            <text:p>6,8833</text:p>
          </table:table-cell>
          <table:table-cell office:value-type="float" office:value="0.56616" table:style-name="ce1">
            <text:p>0,56616</text:p>
          </table:table-cell>
          <table:table-cell office:value-type="float" office:value="532.28" table:style-name="ce1">
            <text:p>532,28</text:p>
          </table:table-cell>
          <table:table-cell table:number-columns-repeated="16381"/>
        </table:table-row>
        <table:table-row table:style-name="ro1">
          <table:table-cell office:value-type="float" office:value="6.95" table:style-name="ce1">
            <text:p>6,95</text:p>
          </table:table-cell>
          <table:table-cell office:value-type="float" office:value="0.57203000000000004" table:style-name="ce1">
            <text:p>0,57203</text:p>
          </table:table-cell>
          <table:table-cell office:value-type="float" office:value="551.99" table:style-name="ce1">
            <text:p>551,99</text:p>
          </table:table-cell>
          <table:table-cell table:number-columns-repeated="16381"/>
        </table:table-row>
        <table:table-row table:style-name="ro1">
          <table:table-cell office:value-type="float" office:value="7.0167000000000002" table:style-name="ce1">
            <text:p>7,0167</text:p>
          </table:table-cell>
          <table:table-cell office:value-type="float" office:value="0.57760999999999996" table:style-name="ce1">
            <text:p>0,57761</text:p>
          </table:table-cell>
          <table:table-cell office:value-type="float" office:value="551.99" table:style-name="ce1">
            <text:p>551,99</text:p>
          </table:table-cell>
          <table:table-cell table:number-columns-repeated="16381"/>
        </table:table-row>
        <table:table-row table:style-name="ro1">
          <table:table-cell office:value-type="float" office:value="7.0833000000000004" table:style-name="ce1">
            <text:p>7,0833</text:p>
          </table:table-cell>
          <table:table-cell office:value-type="float" office:value="0.58282" table:style-name="ce1">
            <text:p>0,58282</text:p>
          </table:table-cell>
          <table:table-cell office:value-type="float" office:value="571.71" table:style-name="ce1">
            <text:p>571,71</text:p>
          </table:table-cell>
          <table:table-cell table:number-columns-repeated="16381"/>
        </table:table-row>
        <table:table-row table:style-name="ro1">
          <table:table-cell office:value-type="float" office:value="7.15" table:style-name="ce1">
            <text:p>7,15</text:p>
          </table:table-cell>
          <table:table-cell office:value-type="float" office:value="0.58840999999999999" table:style-name="ce1">
            <text:p>0,58841</text:p>
          </table:table-cell>
          <table:table-cell office:value-type="float" office:value="581.57000000000005" table:style-name="ce1">
            <text:p>581,57</text:p>
          </table:table-cell>
          <table:table-cell table:number-columns-repeated="16381"/>
        </table:table-row>
        <table:table-row table:style-name="ro1">
          <table:table-cell office:value-type="float" office:value="7.2167000000000003" table:style-name="ce1">
            <text:p>7,2167</text:p>
          </table:table-cell>
          <table:table-cell office:value-type="float" office:value="0.59399000000000002" table:style-name="ce1">
            <text:p>0,59399</text:p>
          </table:table-cell>
          <table:table-cell office:value-type="float" office:value="591.41999999999996" table:style-name="ce1">
            <text:p>591,42</text:p>
          </table:table-cell>
          <table:table-cell table:number-columns-repeated="16381"/>
        </table:table-row>
        <table:table-row table:style-name="ro1">
          <table:table-cell office:value-type="float" office:value="7.2832999999999997" table:style-name="ce1">
            <text:p>7,2833</text:p>
          </table:table-cell>
          <table:table-cell office:value-type="float" office:value="0.59938999999999998" table:style-name="ce1">
            <text:p>0,59939</text:p>
          </table:table-cell>
          <table:table-cell office:value-type="float" office:value="601.28" table:style-name="ce1">
            <text:p>601,28</text:p>
          </table:table-cell>
          <table:table-cell table:number-columns-repeated="16381"/>
        </table:table-row>
        <table:table-row table:style-name="ro1">
          <table:table-cell office:value-type="float" office:value="7.35" table:style-name="ce1">
            <text:p>7,35</text:p>
          </table:table-cell>
          <table:table-cell office:value-type="float" office:value="0.60487999999999997" table:style-name="ce1">
            <text:p>0,60488</text:p>
          </table:table-cell>
          <table:table-cell office:value-type="float" office:value="611.14" table:style-name="ce1">
            <text:p>611,14</text:p>
          </table:table-cell>
          <table:table-cell table:number-columns-repeated="16381"/>
        </table:table-row>
        <table:table-row table:style-name="ro1">
          <table:table-cell office:value-type="float" office:value="7.4166999999999996" table:style-name="ce1">
            <text:p>7,4167</text:p>
          </table:table-cell>
          <table:table-cell office:value-type="float" office:value="0.61055000000000004" table:style-name="ce1">
            <text:p>0,61055</text:p>
          </table:table-cell>
          <table:table-cell office:value-type="float" office:value="630.85" table:style-name="ce1">
            <text:p>630,85</text:p>
          </table:table-cell>
          <table:table-cell table:number-columns-repeated="16381"/>
        </table:table-row>
        <table:table-row table:style-name="ro1">
          <table:table-cell office:value-type="float" office:value="7.4832999999999998" table:style-name="ce1">
            <text:p>7,4833</text:p>
          </table:table-cell>
          <table:table-cell office:value-type="float" office:value="0.61614000000000002" table:style-name="ce1">
            <text:p>0,61614</text:p>
          </table:table-cell>
          <table:table-cell office:value-type="float" office:value="630.85" table:style-name="ce1">
            <text:p>630,85</text:p>
          </table:table-cell>
          <table:table-cell table:number-columns-repeated="16381"/>
        </table:table-row>
        <table:table-row table:style-name="ro1">
          <table:table-cell office:value-type="float" office:value="7.55" table:style-name="ce1">
            <text:p>7,55</text:p>
          </table:table-cell>
          <table:table-cell office:value-type="float" office:value="0.62172000000000005" table:style-name="ce1">
            <text:p>0,62172</text:p>
          </table:table-cell>
          <table:table-cell office:value-type="float" office:value="640.71" table:style-name="ce1">
            <text:p>640,71</text:p>
          </table:table-cell>
          <table:table-cell table:number-columns-repeated="16381"/>
        </table:table-row>
        <table:table-row table:style-name="ro1">
          <table:table-cell office:value-type="float" office:value="7.6166999999999998" table:style-name="ce1">
            <text:p>7,6167</text:p>
          </table:table-cell>
          <table:table-cell office:value-type="float" office:value="0.62729999999999997" table:style-name="ce1">
            <text:p>0,6273</text:p>
          </table:table-cell>
          <table:table-cell office:value-type="float" office:value="650.57000000000005" table:style-name="ce1">
            <text:p>650,57</text:p>
          </table:table-cell>
          <table:table-cell table:number-columns-repeated="16381"/>
        </table:table-row>
        <table:table-row table:style-name="ro1">
          <table:table-cell office:value-type="float" office:value="7.6833" table:style-name="ce1">
            <text:p>7,6833</text:p>
          </table:table-cell>
          <table:table-cell office:value-type="float" office:value="0.63297999999999999" table:style-name="ce1">
            <text:p>0,63298</text:p>
          </table:table-cell>
          <table:table-cell office:value-type="float" office:value="660.42" table:style-name="ce1">
            <text:p>660,42</text:p>
          </table:table-cell>
          <table:table-cell table:number-columns-repeated="16381"/>
        </table:table-row>
        <table:table-row table:style-name="ro1">
          <table:table-cell office:value-type="float" office:value="7.75" table:style-name="ce1">
            <text:p>7,75</text:p>
          </table:table-cell>
          <table:table-cell office:value-type="float" office:value="0.63846999999999998" table:style-name="ce1">
            <text:p>0,63847</text:p>
          </table:table-cell>
          <table:table-cell office:value-type="float" office:value="670.28" table:style-name="ce1">
            <text:p>670,28</text:p>
          </table:table-cell>
          <table:table-cell table:number-columns-repeated="16381"/>
        </table:table-row>
        <table:table-row table:style-name="ro1">
          <table:table-cell office:value-type="float" office:value="7.8167" table:style-name="ce1">
            <text:p>7,8167</text:p>
          </table:table-cell>
          <table:table-cell office:value-type="float" office:value="0.64395999999999998" table:style-name="ce1">
            <text:p>0,64396</text:p>
          </table:table-cell>
          <table:table-cell office:value-type="float" office:value="680.14" table:style-name="ce1">
            <text:p>680,14</text:p>
          </table:table-cell>
          <table:table-cell table:number-columns-repeated="16381"/>
        </table:table-row>
        <table:table-row table:style-name="ro1">
          <table:table-cell office:value-type="float" office:value="7.8833000000000002" table:style-name="ce1">
            <text:p>7,8833</text:p>
          </table:table-cell>
          <table:table-cell office:value-type="float" office:value="0.64954000000000001" table:style-name="ce1">
            <text:p>0,64954</text:p>
          </table:table-cell>
          <table:table-cell office:value-type="float" office:value="699.85" table:style-name="ce1">
            <text:p>699,85</text:p>
          </table:table-cell>
          <table:table-cell table:number-columns-repeated="16381"/>
        </table:table-row>
        <table:table-row table:style-name="ro1">
          <table:table-cell office:value-type="float" office:value="7.95" table:style-name="ce1">
            <text:p>7,95</text:p>
          </table:table-cell>
          <table:table-cell office:value-type="float" office:value="0.65503999999999996" table:style-name="ce1">
            <text:p>0,65504</text:p>
          </table:table-cell>
          <table:table-cell office:value-type="float" office:value="699.85" table:style-name="ce1">
            <text:p>699,85</text:p>
          </table:table-cell>
          <table:table-cell table:number-columns-repeated="16381"/>
        </table:table-row>
        <table:table-row table:style-name="ro1">
          <table:table-cell office:value-type="float" office:value="8.0167000000000002" table:style-name="ce1">
            <text:p>8,0167</text:p>
          </table:table-cell>
          <table:table-cell office:value-type="float" office:value="0.66061999999999999" table:style-name="ce1">
            <text:p>0,66062</text:p>
          </table:table-cell>
          <table:table-cell office:value-type="float" office:value="709.71" table:style-name="ce1">
            <text:p>709,71</text:p>
          </table:table-cell>
          <table:table-cell table:number-columns-repeated="16381"/>
        </table:table-row>
        <table:table-row table:style-name="ro1">
          <table:table-cell office:value-type="float" office:value="8.0832999999999995" table:style-name="ce1">
            <text:p>8,0833</text:p>
          </table:table-cell>
          <table:table-cell office:value-type="float" office:value="0.66620000000000001" table:style-name="ce1">
            <text:p>0,6662</text:p>
          </table:table-cell>
          <table:table-cell office:value-type="float" office:value="729.42" table:style-name="ce1">
            <text:p>729,42</text:p>
          </table:table-cell>
          <table:table-cell table:number-columns-repeated="16381"/>
        </table:table-row>
        <table:table-row table:style-name="ro1">
          <table:table-cell office:value-type="float" office:value="8.15" table:style-name="ce1">
            <text:p>8,15</text:p>
          </table:table-cell>
          <table:table-cell office:value-type="float" office:value="0.67159999999999997" table:style-name="ce1">
            <text:p>0,6716</text:p>
          </table:table-cell>
          <table:table-cell office:value-type="float" office:value="739.28" table:style-name="ce1">
            <text:p>739,28</text:p>
          </table:table-cell>
          <table:table-cell table:number-columns-repeated="16381"/>
        </table:table-row>
        <table:table-row table:style-name="ro1">
          <table:table-cell office:value-type="float" office:value="8.2166999999999994" table:style-name="ce1">
            <text:p>8,2167</text:p>
          </table:table-cell>
          <table:table-cell office:value-type="float" office:value="0.67727999999999999" table:style-name="ce1">
            <text:p>0,67728</text:p>
          </table:table-cell>
          <table:table-cell office:value-type="float" office:value="749.14" table:style-name="ce1">
            <text:p>749,14</text:p>
          </table:table-cell>
          <table:table-cell table:number-columns-repeated="16381"/>
        </table:table-row>
        <table:table-row table:style-name="ro1">
          <table:table-cell office:value-type="float" office:value="8.2833000000000006" table:style-name="ce1">
            <text:p>8,2833</text:p>
          </table:table-cell>
          <table:table-cell office:value-type="float" office:value="0.68286000000000002" table:style-name="ce1">
            <text:p>0,68286</text:p>
          </table:table-cell>
          <table:table-cell office:value-type="float" office:value="758.99" table:style-name="ce1">
            <text:p>758,99</text:p>
          </table:table-cell>
          <table:table-cell table:number-columns-repeated="16381"/>
        </table:table-row>
        <table:table-row table:style-name="ro1">
          <table:table-cell office:value-type="float" office:value="8.35" table:style-name="ce1">
            <text:p>8,35</text:p>
          </table:table-cell>
          <table:table-cell office:value-type="float" office:value="0.68825999999999998" table:style-name="ce1">
            <text:p>0,68826</text:p>
          </table:table-cell>
          <table:table-cell office:value-type="float" office:value="768.85" table:style-name="ce1">
            <text:p>768,85</text:p>
          </table:table-cell>
          <table:table-cell table:number-columns-repeated="16381"/>
        </table:table-row>
        <table:table-row table:style-name="ro1">
          <table:table-cell office:value-type="float" office:value="8.4167000000000005" table:style-name="ce1">
            <text:p>8,4167</text:p>
          </table:table-cell>
          <table:table-cell office:value-type="float" office:value="0.69374999999999998" table:style-name="ce1">
            <text:p>0,69375</text:p>
          </table:table-cell>
          <table:table-cell office:value-type="float" office:value="778.71" table:style-name="ce1">
            <text:p>778,71</text:p>
          </table:table-cell>
          <table:table-cell table:number-columns-repeated="16381"/>
        </table:table-row>
        <table:table-row table:style-name="ro1">
          <table:table-cell office:value-type="float" office:value="8.4832999999999998" table:style-name="ce1">
            <text:p>8,4833</text:p>
          </table:table-cell>
          <table:table-cell office:value-type="float" office:value="0.69942000000000004" table:style-name="ce1">
            <text:p>0,69942</text:p>
          </table:table-cell>
          <table:table-cell office:value-type="float" office:value="788.56" table:style-name="ce1">
            <text:p>788,56</text:p>
          </table:table-cell>
          <table:table-cell table:number-columns-repeated="16381"/>
        </table:table-row>
        <table:table-row table:style-name="ro1">
          <table:table-cell office:value-type="float" office:value="8.5500000000000007" table:style-name="ce1">
            <text:p>8,55</text:p>
          </table:table-cell>
          <table:table-cell office:value-type="float" office:value="0.70518999999999998" table:style-name="ce1">
            <text:p>0,70519</text:p>
          </table:table-cell>
          <table:table-cell office:value-type="float" office:value="798.42" table:style-name="ce1">
            <text:p>798,42</text:p>
          </table:table-cell>
          <table:table-cell table:number-columns-repeated="16381"/>
        </table:table-row>
        <table:table-row table:style-name="ro1">
          <table:table-cell office:value-type="float" office:value="8.6166999999999998" table:style-name="ce1">
            <text:p>8,6167</text:p>
          </table:table-cell>
          <table:table-cell office:value-type="float" office:value="0.71067999999999998" table:style-name="ce1">
            <text:p>0,71068</text:p>
          </table:table-cell>
          <table:table-cell office:value-type="float" office:value="808.28" table:style-name="ce1">
            <text:p>808,28</text:p>
          </table:table-cell>
          <table:table-cell table:number-columns-repeated="16381"/>
        </table:table-row>
        <table:table-row table:style-name="ro1">
          <table:table-cell office:value-type="float" office:value="8.6832999999999991" table:style-name="ce1">
            <text:p>8,6833</text:p>
          </table:table-cell>
          <table:table-cell office:value-type="float" office:value="0.71626999999999996" table:style-name="ce1">
            <text:p>0,71627</text:p>
          </table:table-cell>
          <table:table-cell office:value-type="float" office:value="827.99" table:style-name="ce1">
            <text:p>827,99</text:p>
          </table:table-cell>
          <table:table-cell table:number-columns-repeated="16381"/>
        </table:table-row>
        <table:table-row table:style-name="ro1">
          <table:table-cell office:value-type="float" office:value="8.75" table:style-name="ce1">
            <text:p>8,75</text:p>
          </table:table-cell>
          <table:table-cell office:value-type="float" office:value="0.72194000000000003" table:style-name="ce1">
            <text:p>0,72194</text:p>
          </table:table-cell>
          <table:table-cell office:value-type="float" office:value="837.85" table:style-name="ce1">
            <text:p>837,85</text:p>
          </table:table-cell>
          <table:table-cell table:number-columns-repeated="16381"/>
        </table:table-row>
        <table:table-row table:style-name="ro1">
          <table:table-cell office:value-type="float" office:value="8.8332999999999995" table:style-name="ce1">
            <text:p>8,8333</text:p>
          </table:table-cell>
          <table:table-cell office:value-type="float" office:value="0.72855000000000003" table:style-name="ce1">
            <text:p>0,72855</text:p>
          </table:table-cell>
          <table:table-cell office:value-type="float" office:value="857.56" table:style-name="ce1">
            <text:p>857,56</text:p>
          </table:table-cell>
          <table:table-cell table:number-columns-repeated="16381"/>
        </table:table-row>
        <table:table-row table:style-name="ro1">
          <table:table-cell office:value-type="float" office:value="8.9" table:style-name="ce1">
            <text:p>8,9</text:p>
          </table:table-cell>
          <table:table-cell office:value-type="float" office:value="0.73423000000000005" table:style-name="ce1">
            <text:p>0,73423</text:p>
          </table:table-cell>
          <table:table-cell office:value-type="float" office:value="857.56" table:style-name="ce1">
            <text:p>857,56</text:p>
          </table:table-cell>
          <table:table-cell table:number-columns-repeated="16381"/>
        </table:table-row>
        <table:table-row table:style-name="ro1">
          <table:table-cell office:value-type="float" office:value="8.9832999999999998" table:style-name="ce1">
            <text:p>8,9833</text:p>
          </table:table-cell>
          <table:table-cell office:value-type="float" office:value="0.74102000000000001" table:style-name="ce1">
            <text:p>0,74102</text:p>
          </table:table-cell>
          <table:table-cell office:value-type="float" office:value="887.13" table:style-name="ce1">
            <text:p>887,13</text:p>
          </table:table-cell>
          <table:table-cell table:number-columns-repeated="16381"/>
        </table:table-row>
        <table:table-row table:style-name="ro1">
          <table:table-cell office:value-type="float" office:value="9.0500000000000007" table:style-name="ce1">
            <text:p>9,05</text:p>
          </table:table-cell>
          <table:table-cell office:value-type="float" office:value="0.74678999999999995" table:style-name="ce1">
            <text:p>0,74679</text:p>
          </table:table-cell>
          <table:table-cell office:value-type="float" office:value="877.28" table:style-name="ce1">
            <text:p>877,28</text:p>
          </table:table-cell>
          <table:table-cell table:number-columns-repeated="16381"/>
        </table:table-row>
        <table:table-row table:style-name="ro1">
          <table:table-cell office:value-type="float" office:value="9.1333000000000002" table:style-name="ce1">
            <text:p>9,1333</text:p>
          </table:table-cell>
          <table:table-cell office:value-type="float" office:value="0.75358000000000003" table:style-name="ce1">
            <text:p>0,75358</text:p>
          </table:table-cell>
          <table:table-cell office:value-type="float" office:value="896.99" table:style-name="ce1">
            <text:p>896,99</text:p>
          </table:table-cell>
          <table:table-cell table:number-columns-repeated="16381"/>
        </table:table-row>
        <table:table-row table:style-name="ro1">
          <table:table-cell office:value-type="float" office:value="9.2166999999999994" table:style-name="ce1">
            <text:p>9,2167</text:p>
          </table:table-cell>
          <table:table-cell office:value-type="float" office:value="0.76075000000000004" table:style-name="ce1">
            <text:p>0,76075</text:p>
          </table:table-cell>
          <table:table-cell office:value-type="float" office:value="916.71" table:style-name="ce1">
            <text:p>916,71</text:p>
          </table:table-cell>
          <table:table-cell table:number-columns-repeated="16381"/>
        </table:table-row>
        <table:table-row table:style-name="ro1">
          <table:table-cell office:value-type="float" office:value="9.3000000000000007" table:style-name="ce1">
            <text:p>9,3</text:p>
          </table:table-cell>
          <table:table-cell office:value-type="float" office:value="0.76754" table:style-name="ce1">
            <text:p>0,76754</text:p>
          </table:table-cell>
          <table:table-cell office:value-type="float" office:value="926.56" table:style-name="ce1">
            <text:p>926,56</text:p>
          </table:table-cell>
          <table:table-cell table:number-columns-repeated="16381"/>
        </table:table-row>
        <table:table-row table:style-name="ro1">
          <table:table-cell office:value-type="float" office:value="9.3833000000000002" table:style-name="ce1">
            <text:p>9,3833</text:p>
          </table:table-cell>
          <table:table-cell office:value-type="float" office:value="0.77451999999999999" table:style-name="ce1">
            <text:p>0,77452</text:p>
          </table:table-cell>
          <table:table-cell office:value-type="float" office:value="946.28" table:style-name="ce1">
            <text:p>946,28</text:p>
          </table:table-cell>
          <table:table-cell table:number-columns-repeated="16381"/>
        </table:table-row>
        <table:table-row table:style-name="ro1">
          <table:table-cell office:value-type="float" office:value="9.4666999999999994" table:style-name="ce1">
            <text:p>9,4667</text:p>
          </table:table-cell>
          <table:table-cell office:value-type="float" office:value="0.78130999999999995" table:style-name="ce1">
            <text:p>0,78131</text:p>
          </table:table-cell>
          <table:table-cell office:value-type="float" office:value="965.99" table:style-name="ce1">
            <text:p>965,99</text:p>
          </table:table-cell>
          <table:table-cell table:number-columns-repeated="16381"/>
        </table:table-row>
        <table:table-row table:style-name="ro1">
          <table:table-cell office:value-type="float" office:value="9.5500000000000007" table:style-name="ce1">
            <text:p>9,55</text:p>
          </table:table-cell>
          <table:table-cell office:value-type="float" office:value="0.78839000000000004" table:style-name="ce1">
            <text:p>0,78839</text:p>
          </table:table-cell>
          <table:table-cell office:value-type="float" office:value="975.85" table:style-name="ce1">
            <text:p>975,85</text:p>
          </table:table-cell>
          <table:table-cell table:number-columns-repeated="16381"/>
        </table:table-row>
        <table:table-row table:style-name="ro1">
          <table:table-cell office:value-type="float" office:value="9.6333000000000002" table:style-name="ce1">
            <text:p>9,6333</text:p>
          </table:table-cell>
          <table:table-cell office:value-type="float" office:value="0.79537000000000002" table:style-name="ce1">
            <text:p>0,79537</text:p>
          </table:table-cell>
          <table:table-cell office:value-type="float" office:value="985.7" table:style-name="ce1">
            <text:p>985,7</text:p>
          </table:table-cell>
          <table:table-cell table:number-columns-repeated="16381"/>
        </table:table-row>
        <table:table-row table:style-name="ro1">
          <table:table-cell office:value-type="float" office:value="9.7166999999999994" table:style-name="ce1">
            <text:p>9,7167</text:p>
          </table:table-cell>
          <table:table-cell office:value-type="float" office:value="0.80215999999999998" table:style-name="ce1">
            <text:p>0,80216</text:p>
          </table:table-cell>
          <table:table-cell office:value-type="float" office:value="1005.4" table:style-name="ce1">
            <text:p>1005,4</text:p>
          </table:table-cell>
          <table:table-cell table:number-columns-repeated="16381"/>
        </table:table-row>
        <table:table-row table:style-name="ro1">
          <table:table-cell office:value-type="float" office:value="9.8000000000000007" table:style-name="ce1">
            <text:p>9,8</text:p>
          </table:table-cell>
          <table:table-cell office:value-type="float" office:value="0.80950999999999995" table:style-name="ce1">
            <text:p>0,80951</text:p>
          </table:table-cell>
          <table:table-cell office:value-type="float" office:value="1015.3" table:style-name="ce1">
            <text:p>1015,3</text:p>
          </table:table-cell>
          <table:table-cell table:number-columns-repeated="16381"/>
        </table:table-row>
        <table:table-row table:style-name="ro1">
          <table:table-cell office:value-type="float" office:value="9.8833000000000002" table:style-name="ce1">
            <text:p>9,8833</text:p>
          </table:table-cell>
          <table:table-cell office:value-type="float" office:value="0.81620999999999999" table:style-name="ce1">
            <text:p>0,81621</text:p>
          </table:table-cell>
          <table:table-cell office:value-type="float" office:value="1035" table:style-name="ce1">
            <text:p>1035</text:p>
          </table:table-cell>
          <table:table-cell table:number-columns-repeated="16381"/>
        </table:table-row>
        <table:table-row table:style-name="ro1">
          <table:table-cell office:value-type="float" office:value="9.9666999999999994" table:style-name="ce1">
            <text:p>9,9667</text:p>
          </table:table-cell>
          <table:table-cell office:value-type="float" office:value="0.82282" table:style-name="ce1">
            <text:p>0,82282</text:p>
          </table:table-cell>
          <table:table-cell office:value-type="float" office:value="1054.7" table:style-name="ce1">
            <text:p>1054,7</text:p>
          </table:table-cell>
          <table:table-cell table:number-columns-repeated="16381"/>
        </table:table-row>
        <table:table-row table:style-name="ro1">
          <table:table-cell office:value-type="float" office:value="10.050000000000001" table:style-name="ce1">
            <text:p>10,05</text:p>
          </table:table-cell>
          <table:table-cell office:value-type="float" office:value="0.83026" table:style-name="ce1">
            <text:p>0,83026</text:p>
          </table:table-cell>
          <table:table-cell office:value-type="float" office:value="1064.5999999999999" table:style-name="ce1">
            <text:p>1064,6</text:p>
          </table:table-cell>
          <table:table-cell table:number-columns-repeated="16381"/>
        </table:table-row>
        <table:table-row table:style-name="ro1">
          <table:table-cell office:value-type="float" office:value="10.132999999999999" table:style-name="ce1">
            <text:p>10,133</text:p>
          </table:table-cell>
          <table:table-cell office:value-type="float" office:value="0.83667999999999998" table:style-name="ce1">
            <text:p>0,83668</text:p>
          </table:table-cell>
          <table:table-cell office:value-type="float" office:value="1074.4000000000001" table:style-name="ce1">
            <text:p>1074,4</text:p>
          </table:table-cell>
          <table:table-cell table:number-columns-repeated="16381"/>
        </table:table-row>
        <table:table-row table:style-name="ro1">
          <table:table-cell office:value-type="float" office:value="10.217000000000001" table:style-name="ce1">
            <text:p>10,217</text:p>
          </table:table-cell>
          <table:table-cell office:value-type="float" office:value="0.84394000000000002" table:style-name="ce1">
            <text:p>0,84394</text:p>
          </table:table-cell>
          <table:table-cell office:value-type="float" office:value="1094.0999999999999" table:style-name="ce1">
            <text:p>1094,1</text:p>
          </table:table-cell>
          <table:table-cell table:number-columns-repeated="16381"/>
        </table:table-row>
        <table:table-row table:style-name="ro1">
          <table:table-cell office:value-type="float" office:value="10.3" table:style-name="ce1">
            <text:p>10,3</text:p>
          </table:table-cell>
          <table:table-cell office:value-type="float" office:value="0.85102" table:style-name="ce1">
            <text:p>0,85102</text:p>
          </table:table-cell>
          <table:table-cell office:value-type="float" office:value="1104" table:style-name="ce1">
            <text:p>1104</text:p>
          </table:table-cell>
          <table:table-cell table:number-columns-repeated="16381"/>
        </table:table-row>
        <table:table-row table:style-name="ro1">
          <table:table-cell office:value-type="float" office:value="10.382999999999999" table:style-name="ce1">
            <text:p>10,383</text:p>
          </table:table-cell>
          <table:table-cell office:value-type="float" office:value="0.85772000000000004" table:style-name="ce1">
            <text:p>0,85772</text:p>
          </table:table-cell>
          <table:table-cell office:value-type="float" office:value="1123.7" table:style-name="ce1">
            <text:p>1123,7</text:p>
          </table:table-cell>
          <table:table-cell table:number-columns-repeated="16381"/>
        </table:table-row>
        <table:table-row table:style-name="ro1">
          <table:table-cell office:value-type="float" office:value="10.467000000000001" table:style-name="ce1">
            <text:p>10,467</text:p>
          </table:table-cell>
          <table:table-cell office:value-type="float" office:value="0.86487999999999998" table:style-name="ce1">
            <text:p>0,86488</text:p>
          </table:table-cell>
          <table:table-cell office:value-type="float" office:value="1143.4000000000001" table:style-name="ce1">
            <text:p>1143,4</text:p>
          </table:table-cell>
          <table:table-cell table:number-columns-repeated="16381"/>
        </table:table-row>
        <table:table-row table:style-name="ro1">
          <table:table-cell office:value-type="float" office:value="10.567" table:style-name="ce1">
            <text:p>10,567</text:p>
          </table:table-cell>
          <table:table-cell office:value-type="float" office:value="0.87316000000000005" table:style-name="ce1">
            <text:p>0,87316</text:p>
          </table:table-cell>
          <table:table-cell office:value-type="float" office:value="1163.0999999999999" table:style-name="ce1">
            <text:p>1163,1</text:p>
          </table:table-cell>
          <table:table-cell table:number-columns-repeated="16381"/>
        </table:table-row>
        <table:table-row table:style-name="ro1">
          <table:table-cell office:value-type="float" office:value="10.667" table:style-name="ce1">
            <text:p>10,667</text:p>
          </table:table-cell>
          <table:table-cell office:value-type="float" office:value="0.88144999999999996" table:style-name="ce1">
            <text:p>0,88145</text:p>
          </table:table-cell>
          <table:table-cell office:value-type="float" office:value="1173" table:style-name="ce1">
            <text:p>1173</text:p>
          </table:table-cell>
          <table:table-cell table:number-columns-repeated="16381"/>
        </table:table-row>
        <table:table-row table:style-name="ro1">
          <table:table-cell office:value-type="float" office:value="10.766999999999999" table:style-name="ce1">
            <text:p>10,767</text:p>
          </table:table-cell>
          <table:table-cell office:value-type="float" office:value="0.88944999999999996" table:style-name="ce1">
            <text:p>0,88945</text:p>
          </table:table-cell>
          <table:table-cell office:value-type="float" office:value="1202.5999999999999" table:style-name="ce1">
            <text:p>1202,6</text:p>
          </table:table-cell>
          <table:table-cell table:number-columns-repeated="16381"/>
        </table:table-row>
        <table:table-row table:style-name="ro1">
          <table:table-cell office:value-type="float" office:value="10.85" table:style-name="ce1">
            <text:p>10,85</text:p>
          </table:table-cell>
          <table:table-cell office:value-type="float" office:value="0.89680000000000004" table:style-name="ce1">
            <text:p>0,8968</text:p>
          </table:table-cell>
          <table:table-cell office:value-type="float" office:value="1212.4000000000001" table:style-name="ce1">
            <text:p>1212,4</text:p>
          </table:table-cell>
          <table:table-cell table:number-columns-repeated="16381"/>
        </table:table-row>
        <table:table-row table:style-name="ro1">
          <table:table-cell office:value-type="float" office:value="10.933" table:style-name="ce1">
            <text:p>10,933</text:p>
          </table:table-cell>
          <table:table-cell office:value-type="float" office:value="0.90386999999999995" table:style-name="ce1">
            <text:p>0,90387</text:p>
          </table:table-cell>
          <table:table-cell office:value-type="float" office:value="1232.0999999999999" table:style-name="ce1">
            <text:p>1232,1</text:p>
          </table:table-cell>
          <table:table-cell table:number-columns-repeated="16381"/>
        </table:table-row>
        <table:table-row table:style-name="ro1">
          <table:table-cell office:value-type="float" office:value="11.032999999999999" table:style-name="ce1">
            <text:p>11,033</text:p>
          </table:table-cell>
          <table:table-cell office:value-type="float" office:value="0.91205999999999998" table:style-name="ce1">
            <text:p>0,91206</text:p>
          </table:table-cell>
          <table:table-cell office:value-type="float" office:value="1251.8" table:style-name="ce1">
            <text:p>1251,8</text:p>
          </table:table-cell>
          <table:table-cell table:number-columns-repeated="16381"/>
        </table:table-row>
        <table:table-row table:style-name="ro1">
          <table:table-cell office:value-type="float" office:value="11.132999999999999" table:style-name="ce1">
            <text:p>11,133</text:p>
          </table:table-cell>
          <table:table-cell office:value-type="float" office:value="0.92015999999999998" table:style-name="ce1">
            <text:p>0,92016</text:p>
          </table:table-cell>
          <table:table-cell office:value-type="float" office:value="1271.5999999999999" table:style-name="ce1">
            <text:p>1271,6</text:p>
          </table:table-cell>
          <table:table-cell table:number-columns-repeated="16381"/>
        </table:table-row>
        <table:table-row table:style-name="ro1">
          <table:table-cell office:value-type="float" office:value="11.233000000000001" table:style-name="ce1">
            <text:p>11,233</text:p>
          </table:table-cell>
          <table:table-cell office:value-type="float" office:value="0.92844000000000004" table:style-name="ce1">
            <text:p>0,92844</text:p>
          </table:table-cell>
          <table:table-cell office:value-type="float" office:value="1291.3" table:style-name="ce1">
            <text:p>1291,3</text:p>
          </table:table-cell>
          <table:table-cell table:number-columns-repeated="16381"/>
        </table:table-row>
        <table:table-row table:style-name="ro1">
          <table:table-cell office:value-type="float" office:value="11.317" table:style-name="ce1">
            <text:p>11,317</text:p>
          </table:table-cell>
          <table:table-cell office:value-type="float" office:value="0.93561000000000005" table:style-name="ce1">
            <text:p>0,93561</text:p>
          </table:table-cell>
          <table:table-cell office:value-type="float" office:value="1311" table:style-name="ce1">
            <text:p>1311</text:p>
          </table:table-cell>
          <table:table-cell table:number-columns-repeated="16381"/>
        </table:table-row>
        <table:table-row table:style-name="ro1">
          <table:table-cell office:value-type="float" office:value="11.417" table:style-name="ce1">
            <text:p>11,417</text:p>
          </table:table-cell>
          <table:table-cell office:value-type="float" office:value="0.94435000000000002" table:style-name="ce1">
            <text:p>0,94435</text:p>
          </table:table-cell>
          <table:table-cell office:value-type="float" office:value="1320.8" table:style-name="ce1">
            <text:p>1320,8</text:p>
          </table:table-cell>
          <table:table-cell table:number-columns-repeated="16381"/>
        </table:table-row>
        <table:table-row table:style-name="ro1">
          <table:table-cell office:value-type="float" office:value="11.516999999999999" table:style-name="ce1">
            <text:p>11,517</text:p>
          </table:table-cell>
          <table:table-cell office:value-type="float" office:value="0.95254000000000005" table:style-name="ce1">
            <text:p>0,95254</text:p>
          </table:table-cell>
          <table:table-cell office:value-type="float" office:value="1350.4" table:style-name="ce1">
            <text:p>1350,4</text:p>
          </table:table-cell>
          <table:table-cell table:number-columns-repeated="16381"/>
        </table:table-row>
        <table:table-row table:style-name="ro1">
          <table:table-cell office:value-type="float" office:value="11.617000000000001" table:style-name="ce1">
            <text:p>11,617</text:p>
          </table:table-cell>
          <table:table-cell office:value-type="float" office:value="0.96082000000000001" table:style-name="ce1">
            <text:p>0,96082</text:p>
          </table:table-cell>
          <table:table-cell office:value-type="float" office:value="1370.1" table:style-name="ce1">
            <text:p>1370,1</text:p>
          </table:table-cell>
          <table:table-cell table:number-columns-repeated="16381"/>
        </table:table-row>
        <table:table-row table:style-name="ro1">
          <table:table-cell office:value-type="float" office:value="11.717000000000001" table:style-name="ce1">
            <text:p>11,717</text:p>
          </table:table-cell>
          <table:table-cell office:value-type="float" office:value="0.96911000000000003" table:style-name="ce1">
            <text:p>0,96911</text:p>
          </table:table-cell>
          <table:table-cell office:value-type="float" office:value="1389.8" table:style-name="ce1">
            <text:p>1389,8</text:p>
          </table:table-cell>
          <table:table-cell table:number-columns-repeated="16381"/>
        </table:table-row>
        <table:table-row table:style-name="ro1">
          <table:table-cell office:value-type="float" office:value="11.817" table:style-name="ce1">
            <text:p>11,817</text:p>
          </table:table-cell>
          <table:table-cell office:value-type="float" office:value="0.97729999999999995" table:style-name="ce1">
            <text:p>0,9773</text:p>
          </table:table-cell>
          <table:table-cell office:value-type="float" office:value="1409.6" table:style-name="ce1">
            <text:p>1409,6</text:p>
          </table:table-cell>
          <table:table-cell table:number-columns-repeated="16381"/>
        </table:table-row>
        <table:table-row table:style-name="ro1">
          <table:table-cell office:value-type="float" office:value="11.917" table:style-name="ce1">
            <text:p>11,917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1429.3" table:style-name="ce1">
            <text:p>1429,3</text:p>
          </table:table-cell>
          <table:table-cell table:number-columns-repeated="16381"/>
        </table:table-row>
        <table:table-row table:style-name="ro1">
          <table:table-cell office:value-type="float" office:value="12.016999999999999" table:style-name="ce1">
            <text:p>12,017</text:p>
          </table:table-cell>
          <table:table-cell office:value-type="float" office:value="0.99395" table:style-name="ce1">
            <text:p>0,99395</text:p>
          </table:table-cell>
          <table:table-cell office:value-type="float" office:value="1449" table:style-name="ce1">
            <text:p>1449</text:p>
          </table:table-cell>
          <table:table-cell table:number-columns-repeated="16381"/>
        </table:table-row>
        <table:table-row table:style-name="ro1">
          <table:table-cell office:value-type="float" office:value="12.117000000000001" table:style-name="ce1">
            <text:p>12,117</text:p>
          </table:table-cell>
          <table:table-cell office:value-type="float" office:value="1.0021" table:style-name="ce1">
            <text:p>1,0021</text:p>
          </table:table-cell>
          <table:table-cell office:value-type="float" office:value="1468.7" table:style-name="ce1">
            <text:p>1468,7</text:p>
          </table:table-cell>
          <table:table-cell table:number-columns-repeated="16381"/>
        </table:table-row>
        <table:table-row table:style-name="ro1">
          <table:table-cell office:value-type="float" office:value="12.217000000000001" table:style-name="ce1">
            <text:p>12,217</text:p>
          </table:table-cell>
          <table:table-cell office:value-type="float" office:value="1.0103" table:style-name="ce1">
            <text:p>1,0103</text:p>
          </table:table-cell>
          <table:table-cell office:value-type="float" office:value="1498.3" table:style-name="ce1">
            <text:p>1498,3</text:p>
          </table:table-cell>
          <table:table-cell table:number-columns-repeated="16381"/>
        </table:table-row>
        <table:table-row table:style-name="ro1">
          <table:table-cell office:value-type="float" office:value="12.317" table:style-name="ce1">
            <text:p>12,317</text:p>
          </table:table-cell>
          <table:table-cell office:value-type="float" office:value="1.0185" table:style-name="ce1">
            <text:p>1,0185</text:p>
          </table:table-cell>
          <table:table-cell office:value-type="float" office:value="1518" table:style-name="ce1">
            <text:p>1518</text:p>
          </table:table-cell>
          <table:table-cell table:number-columns-repeated="16381"/>
        </table:table-row>
        <table:table-row table:style-name="ro1">
          <table:table-cell office:value-type="float" office:value="12.417" table:style-name="ce1">
            <text:p>12,417</text:p>
          </table:table-cell>
          <table:table-cell office:value-type="float" office:value="1.0271999999999999" table:style-name="ce1">
            <text:p>1,0272</text:p>
          </table:table-cell>
          <table:table-cell office:value-type="float" office:value="1527.8" table:style-name="ce1">
            <text:p>1527,8</text:p>
          </table:table-cell>
          <table:table-cell table:number-columns-repeated="16381"/>
        </table:table-row>
        <table:table-row table:style-name="ro1">
          <table:table-cell office:value-type="float" office:value="12.516999999999999" table:style-name="ce1">
            <text:p>12,517</text:p>
          </table:table-cell>
          <table:table-cell office:value-type="float" office:value="1.0356000000000001" table:style-name="ce1">
            <text:p>1,0356</text:p>
          </table:table-cell>
          <table:table-cell office:value-type="float" office:value="1557.4" table:style-name="ce1">
            <text:p>1557,4</text:p>
          </table:table-cell>
          <table:table-cell table:number-columns-repeated="16381"/>
        </table:table-row>
        <table:table-row table:style-name="ro1">
          <table:table-cell office:value-type="float" office:value="12.617000000000001" table:style-name="ce1">
            <text:p>12,617</text:p>
          </table:table-cell>
          <table:table-cell office:value-type="float" office:value="1.0442" table:style-name="ce1">
            <text:p>1,0442</text:p>
          </table:table-cell>
          <table:table-cell office:value-type="float" office:value="1577.1" table:style-name="ce1">
            <text:p>1577,1</text:p>
          </table:table-cell>
          <table:table-cell table:number-columns-repeated="16381"/>
        </table:table-row>
        <table:table-row table:style-name="ro1">
          <table:table-cell office:value-type="float" office:value="12.717000000000001" table:style-name="ce1">
            <text:p>12,717</text:p>
          </table:table-cell>
          <table:table-cell office:value-type="float" office:value="1.0526" table:style-name="ce1">
            <text:p>1,0526</text:p>
          </table:table-cell>
          <table:table-cell office:value-type="float" office:value="1596.8" table:style-name="ce1">
            <text:p>1596,8</text:p>
          </table:table-cell>
          <table:table-cell table:number-columns-repeated="16381"/>
        </table:table-row>
        <table:table-row table:style-name="ro1">
          <table:table-cell office:value-type="float" office:value="12.833" table:style-name="ce1">
            <text:p>12,833</text:p>
          </table:table-cell>
          <table:table-cell office:value-type="float" office:value="1.0618000000000001" table:style-name="ce1">
            <text:p>1,0618</text:p>
          </table:table-cell>
          <table:table-cell office:value-type="float" office:value="1626.4" table:style-name="ce1">
            <text:p>1626,4</text:p>
          </table:table-cell>
          <table:table-cell table:number-columns-repeated="16381"/>
        </table:table-row>
        <table:table-row table:style-name="ro1">
          <table:table-cell office:value-type="float" office:value="12.933" table:style-name="ce1">
            <text:p>12,933</text:p>
          </table:table-cell>
          <table:table-cell office:value-type="float" office:value="1.0702" table:style-name="ce1">
            <text:p>1,0702</text:p>
          </table:table-cell>
          <table:table-cell office:value-type="float" office:value="1646.1" table:style-name="ce1">
            <text:p>1646,1</text:p>
          </table:table-cell>
          <table:table-cell table:number-columns-repeated="16381"/>
        </table:table-row>
        <table:table-row table:style-name="ro1">
          <table:table-cell office:value-type="float" office:value="13.032999999999999" table:style-name="ce1">
            <text:p>13,033</text:p>
          </table:table-cell>
          <table:table-cell office:value-type="float" office:value="1.0789" table:style-name="ce1">
            <text:p>1,0789</text:p>
          </table:table-cell>
          <table:table-cell office:value-type="float" office:value="1675.7" table:style-name="ce1">
            <text:p>1675,7</text:p>
          </table:table-cell>
          <table:table-cell table:number-columns-repeated="16381"/>
        </table:table-row>
        <table:table-row table:style-name="ro1">
          <table:table-cell office:value-type="float" office:value="13.132999999999999" table:style-name="ce1">
            <text:p>13,133</text:p>
          </table:table-cell>
          <table:table-cell office:value-type="float" office:value="1.0872999999999999" table:style-name="ce1">
            <text:p>1,0873</text:p>
          </table:table-cell>
          <table:table-cell office:value-type="float" office:value="1695.4" table:style-name="ce1">
            <text:p>1695,4</text:p>
          </table:table-cell>
          <table:table-cell table:number-columns-repeated="16381"/>
        </table:table-row>
        <table:table-row table:style-name="ro1">
          <table:table-cell office:value-type="float" office:value="13.25" table:style-name="ce1">
            <text:p>13,25</text:p>
          </table:table-cell>
          <table:table-cell office:value-type="float" office:value="1.0966" table:style-name="ce1">
            <text:p>1,0966</text:p>
          </table:table-cell>
          <table:table-cell office:value-type="float" office:value="1734.8" table:style-name="ce1">
            <text:p>1734,8</text:p>
          </table:table-cell>
          <table:table-cell table:number-columns-repeated="16381"/>
        </table:table-row>
        <table:table-row table:style-name="ro1">
          <table:table-cell office:value-type="float" office:value="13.367000000000001" table:style-name="ce1">
            <text:p>13,367</text:p>
          </table:table-cell>
          <table:table-cell office:value-type="float" office:value="1.1061000000000001" table:style-name="ce1">
            <text:p>1,1061</text:p>
          </table:table-cell>
          <table:table-cell office:value-type="float" office:value="1764.4" table:style-name="ce1">
            <text:p>1764,4</text:p>
          </table:table-cell>
          <table:table-cell table:number-columns-repeated="16381"/>
        </table:table-row>
        <table:table-row table:style-name="ro1">
          <table:table-cell office:value-type="float" office:value="13.467000000000001" table:style-name="ce1">
            <text:p>13,467</text:p>
          </table:table-cell>
          <table:table-cell office:value-type="float" office:value="1.1146" table:style-name="ce1">
            <text:p>1,1146</text:p>
          </table:table-cell>
          <table:table-cell office:value-type="float" office:value="1784.1" table:style-name="ce1">
            <text:p>1784,1</text:p>
          </table:table-cell>
          <table:table-cell table:number-columns-repeated="16381"/>
        </table:table-row>
        <table:table-row table:style-name="ro1">
          <table:table-cell office:value-type="float" office:value="13.583" table:style-name="ce1">
            <text:p>13,583</text:p>
          </table:table-cell>
          <table:table-cell office:value-type="float" office:value="1.1247" table:style-name="ce1">
            <text:p>1,1247</text:p>
          </table:table-cell>
          <table:table-cell office:value-type="float" office:value="1813.7" table:style-name="ce1">
            <text:p>1813,7</text:p>
          </table:table-cell>
          <table:table-cell table:number-columns-repeated="16381"/>
        </table:table-row>
        <table:table-row table:style-name="ro1">
          <table:table-cell office:value-type="float" office:value="13.683" table:style-name="ce1">
            <text:p>13,683</text:p>
          </table:table-cell>
          <table:table-cell office:value-type="float" office:value="1.1328" table:style-name="ce1">
            <text:p>1,1328</text:p>
          </table:table-cell>
          <table:table-cell office:value-type="float" office:value="1853.1" table:style-name="ce1">
            <text:p>1853,1</text:p>
          </table:table-cell>
          <table:table-cell table:number-columns-repeated="16381"/>
        </table:table-row>
        <table:table-row table:style-name="ro1">
          <table:table-cell office:value-type="float" office:value="13.8" table:style-name="ce1">
            <text:p>13,8</text:p>
          </table:table-cell>
          <table:table-cell office:value-type="float" office:value="1.1427" table:style-name="ce1">
            <text:p>1,1427</text:p>
          </table:table-cell>
          <table:table-cell office:value-type="float" office:value="1872.8" table:style-name="ce1">
            <text:p>1872,8</text:p>
          </table:table-cell>
          <table:table-cell table:number-columns-repeated="16381"/>
        </table:table-row>
        <table:table-row table:style-name="ro1">
          <table:table-cell office:value-type="float" office:value="13.9" table:style-name="ce1">
            <text:p>13,9</text:p>
          </table:table-cell>
          <table:table-cell office:value-type="float" office:value="1.1509" table:style-name="ce1">
            <text:p>1,1509</text:p>
          </table:table-cell>
          <table:table-cell office:value-type="float" office:value="1912.3" table:style-name="ce1">
            <text:p>1912,3</text:p>
          </table:table-cell>
          <table:table-cell table:number-columns-repeated="16381"/>
        </table:table-row>
        <table:table-row table:style-name="ro1">
          <table:table-cell office:value-type="float" office:value="14.016999999999999" table:style-name="ce1">
            <text:p>14,017</text:p>
          </table:table-cell>
          <table:table-cell office:value-type="float" office:value="1.1607000000000001" table:style-name="ce1">
            <text:p>1,1607</text:p>
          </table:table-cell>
          <table:table-cell office:value-type="float" office:value="1941.8" table:style-name="ce1">
            <text:p>1941,8</text:p>
          </table:table-cell>
          <table:table-cell table:number-columns-repeated="16381"/>
        </table:table-row>
        <table:table-row table:style-name="ro1">
          <table:table-cell office:value-type="float" office:value="14.132999999999999" table:style-name="ce1">
            <text:p>14,133</text:p>
          </table:table-cell>
          <table:table-cell office:value-type="float" office:value="1.1702999999999999" table:style-name="ce1">
            <text:p>1,1703</text:p>
          </table:table-cell>
          <table:table-cell office:value-type="float" office:value="1961.6" table:style-name="ce1">
            <text:p>1961,6</text:p>
          </table:table-cell>
          <table:table-cell table:number-columns-repeated="16381"/>
        </table:table-row>
        <table:table-row table:style-name="ro1">
          <table:table-cell office:value-type="float" office:value="14.2" table:style-name="ce1">
            <text:p>14,2</text:p>
          </table:table-cell>
          <table:table-cell office:value-type="float" office:value="1.1759999999999999" table:style-name="ce1">
            <text:p>1,176</text:p>
          </table:table-cell>
          <table:table-cell office:value-type="float" office:value="2001" table:style-name="ce1">
            <text:p>2001</text:p>
          </table:table-cell>
          <table:table-cell table:number-columns-repeated="16381"/>
        </table:table-row>
        <table:table-row table:style-name="ro1">
          <table:table-cell office:value-type="float" office:value="14.317" table:style-name="ce1">
            <text:p>14,317</text:p>
          </table:table-cell>
          <table:table-cell office:value-type="float" office:value="1.1857" table:style-name="ce1">
            <text:p>1,1857</text:p>
          </table:table-cell>
          <table:table-cell office:value-type="float" office:value="2030.6" table:style-name="ce1">
            <text:p>2030,6</text:p>
          </table:table-cell>
          <table:table-cell table:number-columns-repeated="16381"/>
        </table:table-row>
        <table:table-row table:style-name="ro1">
          <table:table-cell office:value-type="float" office:value="14.433" table:style-name="ce1">
            <text:p>14,433</text:p>
          </table:table-cell>
          <table:table-cell office:value-type="float" office:value="1.1952" table:style-name="ce1">
            <text:p>1,1952</text:p>
          </table:table-cell>
          <table:table-cell office:value-type="float" office:value="2060.1" table:style-name="ce1">
            <text:p>2060,1</text:p>
          </table:table-cell>
          <table:table-cell table:number-columns-repeated="16381"/>
        </table:table-row>
        <table:table-row table:style-name="ro1">
          <table:table-cell office:value-type="float" office:value="14.55" table:style-name="ce1">
            <text:p>14,55</text:p>
          </table:table-cell>
          <table:table-cell office:value-type="float" office:value="1.2048000000000001" table:style-name="ce1">
            <text:p>1,2048</text:p>
          </table:table-cell>
          <table:table-cell office:value-type="float" office:value="2089.6999999999998" table:style-name="ce1">
            <text:p>2089,7</text:p>
          </table:table-cell>
          <table:table-cell table:number-columns-repeated="16381"/>
        </table:table-row>
        <table:table-row table:style-name="ro1">
          <table:table-cell office:value-type="float" office:value="14.667" table:style-name="ce1">
            <text:p>14,667</text:p>
          </table:table-cell>
          <table:table-cell office:value-type="float" office:value="1.2148000000000001" table:style-name="ce1">
            <text:p>1,2148</text:p>
          </table:table-cell>
          <table:table-cell office:value-type="float" office:value="2129.1" table:style-name="ce1">
            <text:p>2129,1</text:p>
          </table:table-cell>
          <table:table-cell table:number-columns-repeated="16381"/>
        </table:table-row>
        <table:table-row table:style-name="ro1">
          <table:table-cell office:value-type="float" office:value="14.782999999999999" table:style-name="ce1">
            <text:p>14,783</text:p>
          </table:table-cell>
          <table:table-cell office:value-type="float" office:value="1.2246999999999999" table:style-name="ce1">
            <text:p>1,2247</text:p>
          </table:table-cell>
          <table:table-cell office:value-type="float" office:value="2158.6999999999998" table:style-name="ce1">
            <text:p>2158,7</text:p>
          </table:table-cell>
          <table:table-cell table:number-columns-repeated="16381"/>
        </table:table-row>
        <table:table-row table:style-name="ro1">
          <table:table-cell office:value-type="float" office:value="14.9" table:style-name="ce1">
            <text:p>14,9</text:p>
          </table:table-cell>
          <table:table-cell office:value-type="float" office:value="1.2343" table:style-name="ce1">
            <text:p>1,2343</text:p>
          </table:table-cell>
          <table:table-cell office:value-type="float" office:value="2188.3000000000002" table:style-name="ce1">
            <text:p>2188,3</text:p>
          </table:table-cell>
          <table:table-cell table:number-columns-repeated="16381"/>
        </table:table-row>
        <table:table-row table:style-name="ro1">
          <table:table-cell office:value-type="float" office:value="15.016999999999999" table:style-name="ce1">
            <text:p>15,017</text:p>
          </table:table-cell>
          <table:table-cell office:value-type="float" office:value="1.2438" table:style-name="ce1">
            <text:p>1,2438</text:p>
          </table:table-cell>
          <table:table-cell office:value-type="float" office:value="2227.6999999999998" table:style-name="ce1">
            <text:p>2227,7</text:p>
          </table:table-cell>
          <table:table-cell table:number-columns-repeated="16381"/>
        </table:table-row>
        <table:table-row table:style-name="ro1">
          <table:table-cell office:value-type="float" office:value="15.132999999999999" table:style-name="ce1">
            <text:p>15,133</text:p>
          </table:table-cell>
          <table:table-cell office:value-type="float" office:value="1.2538" table:style-name="ce1">
            <text:p>1,2538</text:p>
          </table:table-cell>
          <table:table-cell office:value-type="float" office:value="2257.3000000000002" table:style-name="ce1">
            <text:p>2257,3</text:p>
          </table:table-cell>
          <table:table-cell table:number-columns-repeated="16381"/>
        </table:table-row>
        <table:table-row table:style-name="ro1">
          <table:table-cell office:value-type="float" office:value="15.25" table:style-name="ce1">
            <text:p>15,25</text:p>
          </table:table-cell>
          <table:table-cell office:value-type="float" office:value="1.2636000000000001" table:style-name="ce1">
            <text:p>1,2636</text:p>
          </table:table-cell>
          <table:table-cell office:value-type="float" office:value="2286.8000000000002" table:style-name="ce1">
            <text:p>2286,8</text:p>
          </table:table-cell>
          <table:table-cell table:number-columns-repeated="16381"/>
        </table:table-row>
        <table:table-row table:style-name="ro1">
          <table:table-cell office:value-type="float" office:value="15.367000000000001" table:style-name="ce1">
            <text:p>15,367</text:p>
          </table:table-cell>
          <table:table-cell office:value-type="float" office:value="1.2730999999999999" table:style-name="ce1">
            <text:p>1,2731</text:p>
          </table:table-cell>
          <table:table-cell office:value-type="float" office:value="2326.3000000000002" table:style-name="ce1">
            <text:p>2326,3</text:p>
          </table:table-cell>
          <table:table-cell table:number-columns-repeated="16381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1.2844" table:style-name="ce1">
            <text:p>1,2844</text:p>
          </table:table-cell>
          <table:table-cell office:value-type="float" office:value="2365.6999999999998" table:style-name="ce1">
            <text:p>2365,7</text:p>
          </table:table-cell>
          <table:table-cell table:number-columns-repeated="16381"/>
        </table:table-row>
        <table:table-row table:style-name="ro1">
          <table:table-cell office:value-type="float" office:value="15.632999999999999" table:style-name="ce1">
            <text:p>15,633</text:p>
          </table:table-cell>
          <table:table-cell office:value-type="float" office:value="1.2951999999999999" table:style-name="ce1">
            <text:p>1,2952</text:p>
          </table:table-cell>
          <table:table-cell office:value-type="float" office:value="2395.3000000000002" table:style-name="ce1">
            <text:p>2395,3</text:p>
          </table:table-cell>
          <table:table-cell table:number-columns-repeated="16381"/>
        </table:table-row>
        <table:table-row table:style-name="ro1">
          <table:table-cell office:value-type="float" office:value="15.766999999999999" table:style-name="ce1">
            <text:p>15,767</text:p>
          </table:table-cell>
          <table:table-cell office:value-type="float" office:value="1.3066" table:style-name="ce1">
            <text:p>1,3066</text:p>
          </table:table-cell>
          <table:table-cell office:value-type="float" office:value="2434.6999999999998" table:style-name="ce1">
            <text:p>2434,7</text:p>
          </table:table-cell>
          <table:table-cell table:number-columns-repeated="16381"/>
        </table:table-row>
        <table:table-row table:style-name="ro1">
          <table:table-cell office:value-type="float" office:value="15.867000000000001" table:style-name="ce1">
            <text:p>15,867</text:p>
          </table:table-cell>
          <table:table-cell office:value-type="float" office:value="1.3149999999999999" table:style-name="ce1">
            <text:p>1,315</text:p>
          </table:table-cell>
          <table:table-cell office:value-type="float" office:value="2474.1" table:style-name="ce1">
            <text:p>2474,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3260000000000001" table:style-name="ce1">
            <text:p>1,326</text:p>
          </table:table-cell>
          <table:table-cell office:value-type="float" office:value="2503.6999999999998" table:style-name="ce1">
            <text:p>2503,7</text:p>
          </table:table-cell>
          <table:table-cell table:number-columns-repeated="16381"/>
        </table:table-row>
        <table:table-row table:style-name="ro1">
          <table:table-cell office:value-type="float" office:value="16.117000000000001" table:style-name="ce1">
            <text:p>16,117</text:p>
          </table:table-cell>
          <table:table-cell office:value-type="float" office:value="1.3357000000000001" table:style-name="ce1">
            <text:p>1,3357</text:p>
          </table:table-cell>
          <table:table-cell office:value-type="float" office:value="2543.1" table:style-name="ce1">
            <text:p>2543,1</text:p>
          </table:table-cell>
          <table:table-cell table:number-columns-repeated="16381"/>
        </table:table-row>
        <table:table-row table:style-name="ro1">
          <table:table-cell office:value-type="float" office:value="16.233000000000001" table:style-name="ce1">
            <text:p>16,233</text:p>
          </table:table-cell>
          <table:table-cell office:value-type="float" office:value="1.3452" table:style-name="ce1">
            <text:p>1,3452</text:p>
          </table:table-cell>
          <table:table-cell office:value-type="float" office:value="2582.5" table:style-name="ce1">
            <text:p>2582,5</text:p>
          </table:table-cell>
          <table:table-cell table:number-columns-repeated="16381"/>
        </table:table-row>
        <table:table-row table:style-name="ro1">
          <table:table-cell office:value-type="float" office:value="16.367000000000001" table:style-name="ce1">
            <text:p>16,367</text:p>
          </table:table-cell>
          <table:table-cell office:value-type="float" office:value="1.3566" table:style-name="ce1">
            <text:p>1,3566</text:p>
          </table:table-cell>
          <table:table-cell office:value-type="float" office:value="2612.1" table:style-name="ce1">
            <text:p>2612,1</text:p>
          </table:table-cell>
          <table:table-cell table:number-columns-repeated="16381"/>
        </table:table-row>
        <table:table-row table:style-name="ro1">
          <table:table-cell office:value-type="float" office:value="16.483000000000001" table:style-name="ce1">
            <text:p>16,483</text:p>
          </table:table-cell>
          <table:table-cell office:value-type="float" office:value="1.3663000000000001" table:style-name="ce1">
            <text:p>1,3663</text:p>
          </table:table-cell>
          <table:table-cell office:value-type="float" office:value="2651.5" table:style-name="ce1">
            <text:p>2651,5</text:p>
          </table:table-cell>
          <table:table-cell table:number-columns-repeated="16381"/>
        </table:table-row>
        <table:table-row table:style-name="ro1">
          <table:table-cell office:value-type="float" office:value="16.617000000000001" table:style-name="ce1">
            <text:p>16,617</text:p>
          </table:table-cell>
          <table:table-cell office:value-type="float" office:value="1.3772" table:style-name="ce1">
            <text:p>1,3772</text:p>
          </table:table-cell>
          <table:table-cell office:value-type="float" office:value="2691" table:style-name="ce1">
            <text:p>2691</text:p>
          </table:table-cell>
          <table:table-cell table:number-columns-repeated="16381"/>
        </table:table-row>
        <table:table-row table:style-name="ro1">
          <table:table-cell office:value-type="float" office:value="16.733000000000001" table:style-name="ce1">
            <text:p>16,733</text:p>
          </table:table-cell>
          <table:table-cell office:value-type="float" office:value="1.3869" table:style-name="ce1">
            <text:p>1,3869</text:p>
          </table:table-cell>
          <table:table-cell office:value-type="float" office:value="2730.4" table:style-name="ce1">
            <text:p>2730,4</text:p>
          </table:table-cell>
          <table:table-cell table:number-columns-repeated="16381"/>
        </table:table-row>
        <table:table-row table:style-name="ro1">
          <table:table-cell office:value-type="float" office:value="16.850000000000001" table:style-name="ce1">
            <text:p>16,85</text:p>
          </table:table-cell>
          <table:table-cell office:value-type="float" office:value="1.3967000000000001" table:style-name="ce1">
            <text:p>1,3967</text:p>
          </table:table-cell>
          <table:table-cell office:value-type="float" office:value="2769.8" table:style-name="ce1">
            <text:p>2769,8</text:p>
          </table:table-cell>
          <table:table-cell table:number-columns-repeated="16381"/>
        </table:table-row>
        <table:table-row table:style-name="ro1">
          <table:table-cell office:value-type="float" office:value="16.966999999999999" table:style-name="ce1">
            <text:p>16,967</text:p>
          </table:table-cell>
          <table:table-cell office:value-type="float" office:value="1.4063000000000001" table:style-name="ce1">
            <text:p>1,4063</text:p>
          </table:table-cell>
          <table:table-cell office:value-type="float" office:value="2809.3" table:style-name="ce1">
            <text:p>2809,3</text:p>
          </table:table-cell>
          <table:table-cell table:number-columns-repeated="16381"/>
        </table:table-row>
        <table:table-row table:style-name="ro1">
          <table:table-cell office:value-type="float" office:value="17.100000000000001" table:style-name="ce1">
            <text:p>17,1</text:p>
          </table:table-cell>
          <table:table-cell office:value-type="float" office:value="1.4176" table:style-name="ce1">
            <text:p>1,4176</text:p>
          </table:table-cell>
          <table:table-cell office:value-type="float" office:value="2838.8" table:style-name="ce1">
            <text:p>2838,8</text:p>
          </table:table-cell>
          <table:table-cell table:number-columns-repeated="16381"/>
        </table:table-row>
        <table:table-row table:style-name="ro1">
          <table:table-cell office:value-type="float" office:value="17.216999999999999" table:style-name="ce1">
            <text:p>17,217</text:p>
          </table:table-cell>
          <table:table-cell office:value-type="float" office:value="1.4271" table:style-name="ce1">
            <text:p>1,4271</text:p>
          </table:table-cell>
          <table:table-cell office:value-type="float" office:value="2878.3" table:style-name="ce1">
            <text:p>2878,3</text:p>
          </table:table-cell>
          <table:table-cell table:number-columns-repeated="16381"/>
        </table:table-row>
        <table:table-row table:style-name="ro1">
          <table:table-cell office:value-type="float" office:value="17.332999999999998" table:style-name="ce1">
            <text:p>17,333</text:p>
          </table:table-cell>
          <table:table-cell office:value-type="float" office:value="1.4369000000000001" table:style-name="ce1">
            <text:p>1,4369</text:p>
          </table:table-cell>
          <table:table-cell office:value-type="float" office:value="2917.7" table:style-name="ce1">
            <text:p>2917,7</text:p>
          </table:table-cell>
          <table:table-cell table:number-columns-repeated="16381"/>
        </table:table-row>
        <table:table-row table:style-name="ro1">
          <table:table-cell office:value-type="float" office:value="17.483000000000001" table:style-name="ce1">
            <text:p>17,483</text:p>
          </table:table-cell>
          <table:table-cell office:value-type="float" office:value="1.4495" table:style-name="ce1">
            <text:p>1,4495</text:p>
          </table:table-cell>
          <table:table-cell office:value-type="float" office:value="2957.1" table:style-name="ce1">
            <text:p>2957,1</text:p>
          </table:table-cell>
          <table:table-cell table:number-columns-repeated="16381"/>
        </table:table-row>
        <table:table-row table:style-name="ro1">
          <table:table-cell office:value-type="float" office:value="17.617000000000001" table:style-name="ce1">
            <text:p>17,617</text:p>
          </table:table-cell>
          <table:table-cell office:value-type="float" office:value="1.4609000000000001" table:style-name="ce1">
            <text:p>1,4609</text:p>
          </table:table-cell>
          <table:table-cell office:value-type="float" office:value="2996.5" table:style-name="ce1">
            <text:p>2996,5</text:p>
          </table:table-cell>
          <table:table-cell table:number-columns-repeated="16381"/>
        </table:table-row>
        <table:table-row table:style-name="ro1">
          <table:table-cell office:value-type="float" office:value="17.733000000000001" table:style-name="ce1">
            <text:p>17,733</text:p>
          </table:table-cell>
          <table:table-cell office:value-type="float" office:value="1.4702999999999999" table:style-name="ce1">
            <text:p>1,4703</text:p>
          </table:table-cell>
          <table:table-cell office:value-type="float" office:value="3036" table:style-name="ce1">
            <text:p>3036</text:p>
          </table:table-cell>
          <table:table-cell table:number-columns-repeated="16381"/>
        </table:table-row>
        <table:table-row table:style-name="ro1">
          <table:table-cell office:value-type="float" office:value="17.882999999999999" table:style-name="ce1">
            <text:p>17,883</text:p>
          </table:table-cell>
          <table:table-cell office:value-type="float" office:value="1.4826999999999999" table:style-name="ce1">
            <text:p>1,4827</text:p>
          </table:table-cell>
          <table:table-cell office:value-type="float" office:value="3075.4" table:style-name="ce1">
            <text:p>3075,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4925999999999999" table:style-name="ce1">
            <text:p>1,4926</text:p>
          </table:table-cell>
          <table:table-cell office:value-type="float" office:value="3114.8" table:style-name="ce1">
            <text:p>3114,8</text:p>
          </table:table-cell>
          <table:table-cell table:number-columns-repeated="16381"/>
        </table:table-row>
        <table:table-row table:style-name="ro1">
          <table:table-cell office:value-type="float" office:value="18.132999999999999" table:style-name="ce1">
            <text:p>18,133</text:p>
          </table:table-cell>
          <table:table-cell office:value-type="float" office:value="1.5039" table:style-name="ce1">
            <text:p>1,5039</text:p>
          </table:table-cell>
          <table:table-cell office:value-type="float" office:value="3154.3" table:style-name="ce1">
            <text:p>3154,3</text:p>
          </table:table-cell>
          <table:table-cell table:number-columns-repeated="16381"/>
        </table:table-row>
        <table:table-row table:style-name="ro1">
          <table:table-cell office:value-type="float" office:value="18.266999999999999" table:style-name="ce1">
            <text:p>18,267</text:p>
          </table:table-cell>
          <table:table-cell office:value-type="float" office:value="1.5147999999999999" table:style-name="ce1">
            <text:p>1,5148</text:p>
          </table:table-cell>
          <table:table-cell office:value-type="float" office:value="3193.7" table:style-name="ce1">
            <text:p>3193,7</text:p>
          </table:table-cell>
          <table:table-cell table:number-columns-repeated="16381"/>
        </table:table-row>
        <table:table-row table:style-name="ro1">
          <table:table-cell office:value-type="float" office:value="18.382999999999999" table:style-name="ce1">
            <text:p>18,383</text:p>
          </table:table-cell>
          <table:table-cell office:value-type="float" office:value="1.5246" table:style-name="ce1">
            <text:p>1,5246</text:p>
          </table:table-cell>
          <table:table-cell office:value-type="float" office:value="3233.1" table:style-name="ce1">
            <text:p>3233,1</text:p>
          </table:table-cell>
          <table:table-cell table:number-columns-repeated="16381"/>
        </table:table-row>
        <table:table-row table:style-name="ro1">
          <table:table-cell office:value-type="float" office:value="18.533000000000001" table:style-name="ce1">
            <text:p>18,533</text:p>
          </table:table-cell>
          <table:table-cell office:value-type="float" office:value="1.5369999999999999" table:style-name="ce1">
            <text:p>1,537</text:p>
          </table:table-cell>
          <table:table-cell office:value-type="float" office:value="3272.5" table:style-name="ce1">
            <text:p>3272,5</text:p>
          </table:table-cell>
          <table:table-cell table:number-columns-repeated="16381"/>
        </table:table-row>
        <table:table-row table:style-name="ro1">
          <table:table-cell office:value-type="float" office:value="18.632999999999999" table:style-name="ce1">
            <text:p>18,633</text:p>
          </table:table-cell>
          <table:table-cell office:value-type="float" office:value="1.5454000000000001" table:style-name="ce1">
            <text:p>1,5454</text:p>
          </table:table-cell>
          <table:table-cell office:value-type="float" office:value="3312" table:style-name="ce1">
            <text:p>3312</text:p>
          </table:table-cell>
          <table:table-cell table:number-columns-repeated="16381"/>
        </table:table-row>
        <table:table-row table:style-name="ro1">
          <table:table-cell office:value-type="float" office:value="18.783000000000001" table:style-name="ce1">
            <text:p>18,783</text:p>
          </table:table-cell>
          <table:table-cell office:value-type="float" office:value="1.5580000000000001" table:style-name="ce1">
            <text:p>1,558</text:p>
          </table:table-cell>
          <table:table-cell office:value-type="float" office:value="3361.3" table:style-name="ce1">
            <text:p>3361,3</text:p>
          </table:table-cell>
          <table:table-cell table:number-columns-repeated="16381"/>
        </table:table-row>
        <table:table-row table:style-name="ro1">
          <table:table-cell office:value-type="float" office:value="18.933" table:style-name="ce1">
            <text:p>18,933</text:p>
          </table:table-cell>
          <table:table-cell office:value-type="float" office:value="1.5704" table:style-name="ce1">
            <text:p>1,5704</text:p>
          </table:table-cell>
          <table:table-cell office:value-type="float" office:value="3400.7" table:style-name="ce1">
            <text:p>3400,7</text:p>
          </table:table-cell>
          <table:table-cell table:number-columns-repeated="16381"/>
        </table:table-row>
        <table:table-row table:style-name="ro1">
          <table:table-cell office:value-type="float" office:value="19.05" table:style-name="ce1">
            <text:p>19,05</text:p>
          </table:table-cell>
          <table:table-cell office:value-type="float" office:value="1.5802" table:style-name="ce1">
            <text:p>1,5802</text:p>
          </table:table-cell>
          <table:table-cell office:value-type="float" office:value="3440.1" table:style-name="ce1">
            <text:p>3440,1</text:p>
          </table:table-cell>
          <table:table-cell table:number-columns-repeated="16381"/>
        </table:table-row>
        <table:table-row table:style-name="ro1">
          <table:table-cell office:value-type="float" office:value="19.167000000000002" table:style-name="ce1">
            <text:p>19,167</text:p>
          </table:table-cell>
          <table:table-cell office:value-type="float" office:value="1.5898000000000001" table:style-name="ce1">
            <text:p>1,5898</text:p>
          </table:table-cell>
          <table:table-cell office:value-type="float" office:value="3479.5" table:style-name="ce1">
            <text:p>3479,5</text:p>
          </table:table-cell>
          <table:table-cell table:number-columns-repeated="16381"/>
        </table:table-row>
        <table:table-row table:style-name="ro1">
          <table:table-cell office:value-type="float" office:value="19.3" table:style-name="ce1">
            <text:p>19,3</text:p>
          </table:table-cell>
          <table:table-cell office:value-type="float" office:value="1.6012" table:style-name="ce1">
            <text:p>1,6012</text:p>
          </table:table-cell>
          <table:table-cell office:value-type="float" office:value="3519" table:style-name="ce1">
            <text:p>3519</text:p>
          </table:table-cell>
          <table:table-cell table:number-columns-repeated="16381"/>
        </table:table-row>
        <table:table-row table:style-name="ro1">
          <table:table-cell office:value-type="float" office:value="19.45" table:style-name="ce1">
            <text:p>19,45</text:p>
          </table:table-cell>
          <table:table-cell office:value-type="float" office:value="1.6133999999999999" table:style-name="ce1">
            <text:p>1,6134</text:p>
          </table:table-cell>
          <table:table-cell office:value-type="float" office:value="3558.4" table:style-name="ce1">
            <text:p>3558,4</text:p>
          </table:table-cell>
          <table:table-cell table:number-columns-repeated="16381"/>
        </table:table-row>
        <table:table-row table:style-name="ro1">
          <table:table-cell office:value-type="float" office:value="19.582999999999998" table:style-name="ce1">
            <text:p>19,583</text:p>
          </table:table-cell>
          <table:table-cell office:value-type="float" office:value="1.6242000000000001" table:style-name="ce1">
            <text:p>1,6242</text:p>
          </table:table-cell>
          <table:table-cell office:value-type="float" office:value="3597.8" table:style-name="ce1">
            <text:p>3597,8</text:p>
          </table:table-cell>
          <table:table-cell table:number-columns-repeated="16381"/>
        </table:table-row>
        <table:table-row table:style-name="ro1">
          <table:table-cell office:value-type="float" office:value="19.7" table:style-name="ce1">
            <text:p>19,7</text:p>
          </table:table-cell>
          <table:table-cell office:value-type="float" office:value="1.6341000000000001" table:style-name="ce1">
            <text:p>1,6341</text:p>
          </table:table-cell>
          <table:table-cell office:value-type="float" office:value="3637.2" table:style-name="ce1">
            <text:p>3637,2</text:p>
          </table:table-cell>
          <table:table-cell table:number-columns-repeated="16381"/>
        </table:table-row>
        <table:table-row table:style-name="ro1">
          <table:table-cell office:value-type="float" office:value="19.832999999999998" table:style-name="ce1">
            <text:p>19,833</text:p>
          </table:table-cell>
          <table:table-cell office:value-type="float" office:value="1.6453" table:style-name="ce1">
            <text:p>1,6453</text:p>
          </table:table-cell>
          <table:table-cell office:value-type="float" office:value="3676.7" table:style-name="ce1">
            <text:p>3676,7</text:p>
          </table:table-cell>
          <table:table-cell table:number-columns-repeated="16381"/>
        </table:table-row>
        <table:table-row table:style-name="ro1">
          <table:table-cell office:value-type="float" office:value="19.966999999999999" table:style-name="ce1">
            <text:p>19,967</text:p>
          </table:table-cell>
          <table:table-cell office:value-type="float" office:value="1.6566000000000001" table:style-name="ce1">
            <text:p>1,6566</text:p>
          </table:table-cell>
          <table:table-cell office:value-type="float" office:value="3716.1" table:style-name="ce1">
            <text:p>3716,1</text:p>
          </table:table-cell>
          <table:table-cell table:number-columns-repeated="16381"/>
        </table:table-row>
        <table:table-row table:style-name="ro1">
          <table:table-cell office:value-type="float" office:value="20.132999999999999" table:style-name="ce1">
            <text:p>20,133</text:p>
          </table:table-cell>
          <table:table-cell office:value-type="float" office:value="1.6701999999999999" table:style-name="ce1">
            <text:p>1,6702</text:p>
          </table:table-cell>
          <table:table-cell office:value-type="float" office:value="3755.5" table:style-name="ce1">
            <text:p>3755,5</text:p>
          </table:table-cell>
          <table:table-cell table:number-columns-repeated="16381"/>
        </table:table-row>
        <table:table-row table:style-name="ro1">
          <table:table-cell office:value-type="float" office:value="20.233000000000001" table:style-name="ce1">
            <text:p>20,233</text:p>
          </table:table-cell>
          <table:table-cell office:value-type="float" office:value="1.6787000000000001" table:style-name="ce1">
            <text:p>1,6787</text:p>
          </table:table-cell>
          <table:table-cell office:value-type="float" office:value="3795" table:style-name="ce1">
            <text:p>3795</text:p>
          </table:table-cell>
          <table:table-cell table:number-columns-repeated="16381"/>
        </table:table-row>
        <table:table-row table:style-name="ro1">
          <table:table-cell office:value-type="float" office:value="20.367000000000001" table:style-name="ce1">
            <text:p>20,367</text:p>
          </table:table-cell>
          <table:table-cell office:value-type="float" office:value="1.6899" table:style-name="ce1">
            <text:p>1,6899</text:p>
          </table:table-cell>
          <table:table-cell office:value-type="float" office:value="3834.4" table:style-name="ce1">
            <text:p>3834,4</text:p>
          </table:table-cell>
          <table:table-cell table:number-columns-repeated="16381"/>
        </table:table-row>
        <table:table-row table:style-name="ro1">
          <table:table-cell office:value-type="float" office:value="20.483000000000001" table:style-name="ce1">
            <text:p>20,483</text:p>
          </table:table-cell>
          <table:table-cell office:value-type="float" office:value="1.6995" table:style-name="ce1">
            <text:p>1,6995</text:p>
          </table:table-cell>
          <table:table-cell office:value-type="float" office:value="3873.8" table:style-name="ce1">
            <text:p>3873,8</text:p>
          </table:table-cell>
          <table:table-cell table:number-columns-repeated="16381"/>
        </table:table-row>
        <table:table-row table:style-name="ro1">
          <table:table-cell office:value-type="float" office:value="20.617000000000001" table:style-name="ce1">
            <text:p>20,617</text:p>
          </table:table-cell>
          <table:table-cell office:value-type="float" office:value="1.7105999999999999" table:style-name="ce1">
            <text:p>1,7106</text:p>
          </table:table-cell>
          <table:table-cell office:value-type="float" office:value="3913.2" table:style-name="ce1">
            <text:p>3913,2</text:p>
          </table:table-cell>
          <table:table-cell table:number-columns-repeated="16381"/>
        </table:table-row>
        <table:table-row table:style-name="ro1">
          <table:table-cell office:value-type="float" office:value="20.733000000000001" table:style-name="ce1">
            <text:p>20,733</text:p>
          </table:table-cell>
          <table:table-cell office:value-type="float" office:value="1.7203999999999999" table:style-name="ce1">
            <text:p>1,7204</text:p>
          </table:table-cell>
          <table:table-cell office:value-type="float" office:value="3952.7" table:style-name="ce1">
            <text:p>3952,7</text:p>
          </table:table-cell>
          <table:table-cell table:number-columns-repeated="16381"/>
        </table:table-row>
        <table:table-row table:style-name="ro1">
          <table:table-cell office:value-type="float" office:value="20.867000000000001" table:style-name="ce1">
            <text:p>20,867</text:p>
          </table:table-cell>
          <table:table-cell office:value-type="float" office:value="1.7314000000000001" table:style-name="ce1">
            <text:p>1,7314</text:p>
          </table:table-cell>
          <table:table-cell office:value-type="float" office:value="3992.1" table:style-name="ce1">
            <text:p>3992,1</text:p>
          </table:table-cell>
          <table:table-cell table:number-columns-repeated="16381"/>
        </table:table-row>
        <table:table-row table:style-name="ro1">
          <table:table-cell office:value-type="float" office:value="20.983000000000001" table:style-name="ce1">
            <text:p>20,983</text:p>
          </table:table-cell>
          <table:table-cell office:value-type="float" office:value="1.7413000000000001" table:style-name="ce1">
            <text:p>1,7413</text:p>
          </table:table-cell>
          <table:table-cell office:value-type="float" office:value="4031.5" table:style-name="ce1">
            <text:p>4031,5</text:p>
          </table:table-cell>
          <table:table-cell table:number-columns-repeated="16381"/>
        </table:table-row>
        <table:table-row table:style-name="ro1">
          <table:table-cell office:value-type="float" office:value="21.117000000000001" table:style-name="ce1">
            <text:p>21,117</text:p>
          </table:table-cell>
          <table:table-cell office:value-type="float" office:value="1.7522" table:style-name="ce1">
            <text:p>1,7522</text:p>
          </table:table-cell>
          <table:table-cell office:value-type="float" office:value="4071" table:style-name="ce1">
            <text:p>4071</text:p>
          </table:table-cell>
          <table:table-cell table:number-columns-repeated="16381"/>
        </table:table-row>
        <table:table-row table:style-name="ro1">
          <table:table-cell office:value-type="float" office:value="21.25" table:style-name="ce1">
            <text:p>21,25</text:p>
          </table:table-cell>
          <table:table-cell office:value-type="float" office:value="1.7632000000000001" table:style-name="ce1">
            <text:p>1,7632</text:p>
          </table:table-cell>
          <table:table-cell office:value-type="float" office:value="4110.3999999999996" table:style-name="ce1">
            <text:p>4110,4</text:p>
          </table:table-cell>
          <table:table-cell table:number-columns-repeated="16381"/>
        </table:table-row>
        <table:table-row table:style-name="ro1">
          <table:table-cell office:value-type="float" office:value="21.382999999999999" table:style-name="ce1">
            <text:p>21,383</text:p>
          </table:table-cell>
          <table:table-cell office:value-type="float" office:value="1.7745" table:style-name="ce1">
            <text:p>1,7745</text:p>
          </table:table-cell>
          <table:table-cell office:value-type="float" office:value="4149.8" table:style-name="ce1">
            <text:p>4149,8</text:p>
          </table:table-cell>
          <table:table-cell table:number-columns-repeated="16381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1.7841" table:style-name="ce1">
            <text:p>1,7841</text:p>
          </table:table-cell>
          <table:table-cell office:value-type="float" office:value="4189.2" table:style-name="ce1">
            <text:p>4189,2</text:p>
          </table:table-cell>
          <table:table-cell table:number-columns-repeated="16381"/>
        </table:table-row>
        <table:table-row table:style-name="ro1">
          <table:table-cell office:value-type="float" office:value="21.617000000000001" table:style-name="ce1">
            <text:p>21,617</text:p>
          </table:table-cell>
          <table:table-cell office:value-type="float" office:value="1.7939000000000001" table:style-name="ce1">
            <text:p>1,7939</text:p>
          </table:table-cell>
          <table:table-cell office:value-type="float" office:value="4228.7" table:style-name="ce1">
            <text:p>4228,7</text:p>
          </table:table-cell>
          <table:table-cell table:number-columns-repeated="16381"/>
        </table:table-row>
        <table:table-row table:style-name="ro1">
          <table:table-cell office:value-type="float" office:value="21.766999999999999" table:style-name="ce1">
            <text:p>21,767</text:p>
          </table:table-cell>
          <table:table-cell office:value-type="float" office:value="1.8064" table:style-name="ce1">
            <text:p>1,8064</text:p>
          </table:table-cell>
          <table:table-cell office:value-type="float" office:value="4268.1000000000004" table:style-name="ce1">
            <text:p>4268,1</text:p>
          </table:table-cell>
          <table:table-cell table:number-columns-repeated="16381"/>
        </table:table-row>
        <table:table-row table:style-name="ro1">
          <table:table-cell office:value-type="float" office:value="21.9" table:style-name="ce1">
            <text:p>21,9</text:p>
          </table:table-cell>
          <table:table-cell office:value-type="float" office:value="1.8177000000000001" table:style-name="ce1">
            <text:p>1,8177</text:p>
          </table:table-cell>
          <table:table-cell office:value-type="float" office:value="4307.5" table:style-name="ce1">
            <text:p>4307,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8259000000000001" table:style-name="ce1">
            <text:p>1,8259</text:p>
          </table:table-cell>
          <table:table-cell office:value-type="float" office:value="4347" table:style-name="ce1">
            <text:p>4347</text:p>
          </table:table-cell>
          <table:table-cell table:number-columns-repeated="16381"/>
        </table:table-row>
        <table:table-row table:style-name="ro1">
          <table:table-cell office:value-type="float" office:value="22.15" table:style-name="ce1">
            <text:p>22,15</text:p>
          </table:table-cell>
          <table:table-cell office:value-type="float" office:value="1.8386" table:style-name="ce1">
            <text:p>1,8386</text:p>
          </table:table-cell>
          <table:table-cell office:value-type="float" office:value="4386.3999999999996" table:style-name="ce1">
            <text:p>4386,4</text:p>
          </table:table-cell>
          <table:table-cell table:number-columns-repeated="16381"/>
        </table:table-row>
        <table:table-row table:style-name="ro1">
          <table:table-cell office:value-type="float" office:value="22.283000000000001" table:style-name="ce1">
            <text:p>22,283</text:p>
          </table:table-cell>
          <table:table-cell office:value-type="float" office:value="1.8493999999999999" table:style-name="ce1">
            <text:p>1,8494</text:p>
          </table:table-cell>
          <table:table-cell office:value-type="float" office:value="4425.8" table:style-name="ce1">
            <text:p>4425,8</text:p>
          </table:table-cell>
          <table:table-cell table:number-columns-repeated="16381"/>
        </table:table-row>
        <table:table-row table:style-name="ro1">
          <table:table-cell office:value-type="float" office:value="22.45" table:style-name="ce1">
            <text:p>22,45</text:p>
          </table:table-cell>
          <table:table-cell office:value-type="float" office:value="1.8634999999999999" table:style-name="ce1">
            <text:p>1,8635</text:p>
          </table:table-cell>
          <table:table-cell office:value-type="float" office:value="4475.1000000000004" table:style-name="ce1">
            <text:p>4475,1</text:p>
          </table:table-cell>
          <table:table-cell table:number-columns-repeated="16381"/>
        </table:table-row>
        <table:table-row table:style-name="ro1">
          <table:table-cell office:value-type="float" office:value="22.617000000000001" table:style-name="ce1">
            <text:p>22,617</text:p>
          </table:table-cell>
          <table:table-cell office:value-type="float" office:value="1.8774" table:style-name="ce1">
            <text:p>1,8774</text:p>
          </table:table-cell>
          <table:table-cell office:value-type="float" office:value="4524.3999999999996" table:style-name="ce1">
            <text:p>4524,4</text:p>
          </table:table-cell>
          <table:table-cell table:number-columns-repeated="16381"/>
        </table:table-row>
        <table:table-row table:style-name="ro1">
          <table:table-cell office:value-type="float" office:value="22.783000000000001" table:style-name="ce1">
            <text:p>22,783</text:p>
          </table:table-cell>
          <table:table-cell office:value-type="float" office:value="1.8911" table:style-name="ce1">
            <text:p>1,8911</text:p>
          </table:table-cell>
          <table:table-cell office:value-type="float" office:value="4563.8" table:style-name="ce1">
            <text:p>4563,8</text:p>
          </table:table-cell>
          <table:table-cell table:number-columns-repeated="16381"/>
        </table:table-row>
        <table:table-row table:style-name="ro1">
          <table:table-cell office:value-type="float" office:value="22.966999999999999" table:style-name="ce1">
            <text:p>22,967</text:p>
          </table:table-cell>
          <table:table-cell office:value-type="float" office:value="1.9065000000000001" table:style-name="ce1">
            <text:p>1,9065</text:p>
          </table:table-cell>
          <table:table-cell office:value-type="float" office:value="4603.2" table:style-name="ce1">
            <text:p>4603,2</text:p>
          </table:table-cell>
          <table:table-cell table:number-columns-repeated="16381"/>
        </table:table-row>
        <table:table-row table:style-name="ro1">
          <table:table-cell office:value-type="float" office:value="23.117000000000001" table:style-name="ce1">
            <text:p>23,117</text:p>
          </table:table-cell>
          <table:table-cell office:value-type="float" office:value="1.9189000000000001" table:style-name="ce1">
            <text:p>1,9189</text:p>
          </table:table-cell>
          <table:table-cell office:value-type="float" office:value="4642.7" table:style-name="ce1">
            <text:p>4642,7</text:p>
          </table:table-cell>
          <table:table-cell table:number-columns-repeated="16381"/>
        </table:table-row>
        <table:table-row table:style-name="ro1">
          <table:table-cell office:value-type="float" office:value="23.3" table:style-name="ce1">
            <text:p>23,3</text:p>
          </table:table-cell>
          <table:table-cell office:value-type="float" office:value="1.9341999999999999" table:style-name="ce1">
            <text:p>1,9342</text:p>
          </table:table-cell>
          <table:table-cell office:value-type="float" office:value="4682.1000000000004" table:style-name="ce1">
            <text:p>4682,1</text:p>
          </table:table-cell>
          <table:table-cell table:number-columns-repeated="16381"/>
        </table:table-row>
        <table:table-row table:style-name="ro1">
          <table:table-cell office:value-type="float" office:value="23.483000000000001" table:style-name="ce1">
            <text:p>23,483</text:p>
          </table:table-cell>
          <table:table-cell office:value-type="float" office:value="1.9493" table:style-name="ce1">
            <text:p>1,9493</text:p>
          </table:table-cell>
          <table:table-cell office:value-type="float" office:value="4711.7" table:style-name="ce1">
            <text:p>4711,7</text:p>
          </table:table-cell>
          <table:table-cell table:number-columns-repeated="16381"/>
        </table:table-row>
        <table:table-row table:style-name="ro1">
          <table:table-cell office:value-type="float" office:value="23.65" table:style-name="ce1">
            <text:p>23,65</text:p>
          </table:table-cell>
          <table:table-cell office:value-type="float" office:value="1.9635" table:style-name="ce1">
            <text:p>1,9635</text:p>
          </table:table-cell>
          <table:table-cell office:value-type="float" office:value="4751.1000000000004" table:style-name="ce1">
            <text:p>4751,1</text:p>
          </table:table-cell>
          <table:table-cell table:number-columns-repeated="16381"/>
        </table:table-row>
        <table:table-row table:style-name="ro1">
          <table:table-cell office:value-type="float" office:value="23.85" table:style-name="ce1">
            <text:p>23,85</text:p>
          </table:table-cell>
          <table:table-cell office:value-type="float" office:value="1.98" table:style-name="ce1">
            <text:p>1,98</text:p>
          </table:table-cell>
          <table:table-cell office:value-type="float" office:value="4790.5" table:style-name="ce1">
            <text:p>4790,5</text:p>
          </table:table-cell>
          <table:table-cell table:number-columns-repeated="16381"/>
        </table:table-row>
        <table:table-row table:style-name="ro1">
          <table:table-cell office:value-type="float" office:value="24.05" table:style-name="ce1">
            <text:p>24,05</text:p>
          </table:table-cell>
          <table:table-cell office:value-type="float" office:value="1.9966999999999999" table:style-name="ce1">
            <text:p>1,9967</text:p>
          </table:table-cell>
          <table:table-cell office:value-type="float" office:value="4820.1000000000004" table:style-name="ce1">
            <text:p>4820,1</text:p>
          </table:table-cell>
          <table:table-cell table:number-columns-repeated="16381"/>
        </table:table-row>
        <table:table-row table:style-name="ro1">
          <table:table-cell office:value-type="float" office:value="24.183" table:style-name="ce1">
            <text:p>24,183</text:p>
          </table:table-cell>
          <table:table-cell office:value-type="float" office:value="2.0078" table:style-name="ce1">
            <text:p>2,0078</text:p>
          </table:table-cell>
          <table:table-cell office:value-type="float" office:value="4859.5" table:style-name="ce1">
            <text:p>4859,5</text:p>
          </table:table-cell>
          <table:table-cell table:number-columns-repeated="16381"/>
        </table:table-row>
        <table:table-row table:style-name="ro1">
          <table:table-cell office:value-type="float" office:value="24.382999999999999" table:style-name="ce1">
            <text:p>24,383</text:p>
          </table:table-cell>
          <table:table-cell office:value-type="float" office:value="2.0246" table:style-name="ce1">
            <text:p>2,0246</text:p>
          </table:table-cell>
          <table:table-cell office:value-type="float" office:value="4889.1000000000004" table:style-name="ce1">
            <text:p>4889,1</text:p>
          </table:table-cell>
          <table:table-cell table:number-columns-repeated="16381"/>
        </table:table-row>
        <table:table-row table:style-name="ro1">
          <table:table-cell office:value-type="float" office:value="24.582999999999998" table:style-name="ce1">
            <text:p>24,583</text:p>
          </table:table-cell>
          <table:table-cell office:value-type="float" office:value="2.0411000000000001" table:style-name="ce1">
            <text:p>2,0411</text:p>
          </table:table-cell>
          <table:table-cell office:value-type="float" office:value="4918.7" table:style-name="ce1">
            <text:p>4918,7</text:p>
          </table:table-cell>
          <table:table-cell table:number-columns-repeated="16381"/>
        </table:table-row>
        <table:table-row table:style-name="ro1">
          <table:table-cell office:value-type="float" office:value="24.75" table:style-name="ce1">
            <text:p>24,75</text:p>
          </table:table-cell>
          <table:table-cell office:value-type="float" office:value="2.0552000000000001" table:style-name="ce1">
            <text:p>2,0552</text:p>
          </table:table-cell>
          <table:table-cell office:value-type="float" office:value="4958.1000000000004" table:style-name="ce1">
            <text:p>4958,1</text:p>
          </table:table-cell>
          <table:table-cell table:number-columns-repeated="16381"/>
        </table:table-row>
        <table:table-row table:style-name="ro1">
          <table:table-cell office:value-type="float" office:value="24.95" table:style-name="ce1">
            <text:p>24,95</text:p>
          </table:table-cell>
          <table:table-cell office:value-type="float" office:value="2.0718000000000001" table:style-name="ce1">
            <text:p>2,0718</text:p>
          </table:table-cell>
          <table:table-cell office:value-type="float" office:value="4987.7" table:style-name="ce1">
            <text:p>4987,7</text:p>
          </table:table-cell>
          <table:table-cell table:number-columns-repeated="16381"/>
        </table:table-row>
        <table:table-row table:style-name="ro1">
          <table:table-cell office:value-type="float" office:value="25.132999999999999" table:style-name="ce1">
            <text:p>25,133</text:p>
          </table:table-cell>
          <table:table-cell office:value-type="float" office:value="2.0870000000000002" table:style-name="ce1">
            <text:p>2,087</text:p>
          </table:table-cell>
          <table:table-cell office:value-type="float" office:value="5027.1000000000004" table:style-name="ce1">
            <text:p>5027,1</text:p>
          </table:table-cell>
          <table:table-cell table:number-columns-repeated="16381"/>
        </table:table-row>
        <table:table-row table:style-name="ro1">
          <table:table-cell office:value-type="float" office:value="25.332999999999998" table:style-name="ce1">
            <text:p>25,333</text:p>
          </table:table-cell>
          <table:table-cell office:value-type="float" office:value="2.1038000000000001" table:style-name="ce1">
            <text:p>2,1038</text:p>
          </table:table-cell>
          <table:table-cell office:value-type="float" office:value="5066.5" table:style-name="ce1">
            <text:p>5066,5</text:p>
          </table:table-cell>
          <table:table-cell table:number-columns-repeated="16381"/>
        </table:table-row>
        <table:table-row table:style-name="ro1">
          <table:table-cell office:value-type="float" office:value="25.533000000000001" table:style-name="ce1">
            <text:p>25,533</text:p>
          </table:table-cell>
          <table:table-cell office:value-type="float" office:value="2.1202999999999999" table:style-name="ce1">
            <text:p>2,1203</text:p>
          </table:table-cell>
          <table:table-cell office:value-type="float" office:value="5105.8999999999996" table:style-name="ce1">
            <text:p>5105,9</text:p>
          </table:table-cell>
          <table:table-cell table:number-columns-repeated="16381"/>
        </table:table-row>
        <table:table-row table:style-name="ro1">
          <table:table-cell office:value-type="float" office:value="25.733000000000001" table:style-name="ce1">
            <text:p>25,733</text:p>
          </table:table-cell>
          <table:table-cell office:value-type="float" office:value="2.137" table:style-name="ce1">
            <text:p>2,137</text:p>
          </table:table-cell>
          <table:table-cell office:value-type="float" office:value="5135.5" table:style-name="ce1">
            <text:p>5135,5</text:p>
          </table:table-cell>
          <table:table-cell table:number-columns-repeated="16381"/>
        </table:table-row>
        <table:table-row table:style-name="ro1">
          <table:table-cell office:value-type="float" office:value="25.9" table:style-name="ce1">
            <text:p>25,9</text:p>
          </table:table-cell>
          <table:table-cell office:value-type="float" office:value="2.1507999999999998" table:style-name="ce1">
            <text:p>2,1508</text:p>
          </table:table-cell>
          <table:table-cell office:value-type="float" office:value="5174.8999999999996" table:style-name="ce1">
            <text:p>5174,9</text:p>
          </table:table-cell>
          <table:table-cell table:number-columns-repeated="16381"/>
        </table:table-row>
        <table:table-row table:style-name="ro1">
          <table:table-cell office:value-type="float" office:value="26.1" table:style-name="ce1">
            <text:p>26,1</text:p>
          </table:table-cell>
          <table:table-cell office:value-type="float" office:value="2.1676000000000002" table:style-name="ce1">
            <text:p>2,1676</text:p>
          </table:table-cell>
          <table:table-cell office:value-type="float" office:value="5204.5" table:style-name="ce1">
            <text:p>5204,5</text:p>
          </table:table-cell>
          <table:table-cell table:number-columns-repeated="16381"/>
        </table:table-row>
        <table:table-row table:style-name="ro1">
          <table:table-cell office:value-type="float" office:value="26.283000000000001" table:style-name="ce1">
            <text:p>26,283</text:p>
          </table:table-cell>
          <table:table-cell office:value-type="float" office:value="2.1825999999999999" table:style-name="ce1">
            <text:p>2,1826</text:p>
          </table:table-cell>
          <table:table-cell office:value-type="float" office:value="5243.9" table:style-name="ce1">
            <text:p>5243,9</text:p>
          </table:table-cell>
          <table:table-cell table:number-columns-repeated="16381"/>
        </table:table-row>
        <table:table-row table:style-name="ro1">
          <table:table-cell office:value-type="float" office:value="26.483000000000001" table:style-name="ce1">
            <text:p>26,483</text:p>
          </table:table-cell>
          <table:table-cell office:value-type="float" office:value="2.1995" table:style-name="ce1">
            <text:p>2,1995</text:p>
          </table:table-cell>
          <table:table-cell office:value-type="float" office:value="5283.4" table:style-name="ce1">
            <text:p>5283,4</text:p>
          </table:table-cell>
          <table:table-cell table:number-columns-repeated="16381"/>
        </table:table-row>
        <table:table-row table:style-name="ro1">
          <table:table-cell office:value-type="float" office:value="26.7" table:style-name="ce1">
            <text:p>26,7</text:p>
          </table:table-cell>
          <table:table-cell office:value-type="float" office:value="2.2174" table:style-name="ce1">
            <text:p>2,2174</text:p>
          </table:table-cell>
          <table:table-cell office:value-type="float" office:value="5312.9" table:style-name="ce1">
            <text:p>5312,9</text:p>
          </table:table-cell>
          <table:table-cell table:number-columns-repeated="16381"/>
        </table:table-row>
        <table:table-row table:style-name="ro1">
          <table:table-cell office:value-type="float" office:value="26.867000000000001" table:style-name="ce1">
            <text:p>26,867</text:p>
          </table:table-cell>
          <table:table-cell office:value-type="float" office:value="2.2315" table:style-name="ce1">
            <text:p>2,2315</text:p>
          </table:table-cell>
          <table:table-cell office:value-type="float" office:value="5352.4" table:style-name="ce1">
            <text:p>5352,4</text:p>
          </table:table-cell>
          <table:table-cell table:number-columns-repeated="16381"/>
        </table:table-row>
        <table:table-row table:style-name="ro1">
          <table:table-cell office:value-type="float" office:value="27.082999999999998" table:style-name="ce1">
            <text:p>27,083</text:p>
          </table:table-cell>
          <table:table-cell office:value-type="float" office:value="2.2496" table:style-name="ce1">
            <text:p>2,2496</text:p>
          </table:table-cell>
          <table:table-cell office:value-type="float" office:value="5391.8" table:style-name="ce1">
            <text:p>5391,8</text:p>
          </table:table-cell>
          <table:table-cell table:number-columns-repeated="16381"/>
        </table:table-row>
        <table:table-row table:style-name="ro1">
          <table:table-cell office:value-type="float" office:value="27.3" table:style-name="ce1">
            <text:p>27,3</text:p>
          </table:table-cell>
          <table:table-cell office:value-type="float" office:value="2.2675999999999998" table:style-name="ce1">
            <text:p>2,2676</text:p>
          </table:table-cell>
          <table:table-cell office:value-type="float" office:value="5431.2" table:style-name="ce1">
            <text:p>5431,2</text:p>
          </table:table-cell>
          <table:table-cell table:number-columns-repeated="16381"/>
        </table:table-row>
        <table:table-row table:style-name="ro1">
          <table:table-cell office:value-type="float" office:value="27.516999999999999" table:style-name="ce1">
            <text:p>27,517</text:p>
          </table:table-cell>
          <table:table-cell office:value-type="float" office:value="2.2854999999999999" table:style-name="ce1">
            <text:p>2,2855</text:p>
          </table:table-cell>
          <table:table-cell office:value-type="float" office:value="5470.7" table:style-name="ce1">
            <text:p>5470,7</text:p>
          </table:table-cell>
          <table:table-cell table:number-columns-repeated="16381"/>
        </table:table-row>
        <table:table-row table:style-name="ro1">
          <table:table-cell office:value-type="float" office:value="27.716999999999999" table:style-name="ce1">
            <text:p>27,717</text:p>
          </table:table-cell>
          <table:table-cell office:value-type="float" office:value="2.3022999999999998" table:style-name="ce1">
            <text:p>2,3023</text:p>
          </table:table-cell>
          <table:table-cell office:value-type="float" office:value="5510.1" table:style-name="ce1">
            <text:p>5510,1</text:p>
          </table:table-cell>
          <table:table-cell table:number-columns-repeated="16381"/>
        </table:table-row>
        <table:table-row table:style-name="ro1">
          <table:table-cell office:value-type="float" office:value="27.882999999999999" table:style-name="ce1">
            <text:p>27,883</text:p>
          </table:table-cell>
          <table:table-cell office:value-type="float" office:value="2.3159999999999998" table:style-name="ce1">
            <text:p>2,316</text:p>
          </table:table-cell>
          <table:table-cell office:value-type="float" office:value="5549.5" table:style-name="ce1">
            <text:p>5549,5</text:p>
          </table:table-cell>
          <table:table-cell table:number-columns-repeated="16381"/>
        </table:table-row>
        <table:table-row table:style-name="ro1">
          <table:table-cell office:value-type="float" office:value="28.1" table:style-name="ce1">
            <text:p>28,1</text:p>
          </table:table-cell>
          <table:table-cell office:value-type="float" office:value="2.3342999999999998" table:style-name="ce1">
            <text:p>2,3343</text:p>
          </table:table-cell>
          <table:table-cell office:value-type="float" office:value="5579.1" table:style-name="ce1">
            <text:p>5579,1</text:p>
          </table:table-cell>
          <table:table-cell table:number-columns-repeated="16381"/>
        </table:table-row>
        <table:table-row table:style-name="ro1">
          <table:table-cell office:value-type="float" office:value="28.25" table:style-name="ce1">
            <text:p>28,25</text:p>
          </table:table-cell>
          <table:table-cell office:value-type="float" office:value="2.3466" table:style-name="ce1">
            <text:p>2,3466</text:p>
          </table:table-cell>
          <table:table-cell office:value-type="float" office:value="5618.5" table:style-name="ce1">
            <text:p>5618,5</text:p>
          </table:table-cell>
          <table:table-cell table:number-columns-repeated="16381"/>
        </table:table-row>
        <table:table-row table:style-name="ro1">
          <table:table-cell office:value-type="float" office:value="28.433" table:style-name="ce1">
            <text:p>28,433</text:p>
          </table:table-cell>
          <table:table-cell office:value-type="float" office:value="2.3618999999999999" table:style-name="ce1">
            <text:p>2,3619</text:p>
          </table:table-cell>
          <table:table-cell office:value-type="float" office:value="5657.9" table:style-name="ce1">
            <text:p>5657,9</text:p>
          </table:table-cell>
          <table:table-cell table:number-columns-repeated="16381"/>
        </table:table-row>
        <table:table-row table:style-name="ro1">
          <table:table-cell office:value-type="float" office:value="28.55" table:style-name="ce1">
            <text:p>28,55</text:p>
          </table:table-cell>
          <table:table-cell office:value-type="float" office:value="2.3717000000000001" table:style-name="ce1">
            <text:p>2,3717</text:p>
          </table:table-cell>
          <table:table-cell office:value-type="float" office:value="5697.4" table:style-name="ce1">
            <text:p>5697,4</text:p>
          </table:table-cell>
          <table:table-cell table:number-columns-repeated="16381"/>
        </table:table-row>
        <table:table-row table:style-name="ro1">
          <table:table-cell office:value-type="float" office:value="28.667000000000002" table:style-name="ce1">
            <text:p>28,667</text:p>
          </table:table-cell>
          <table:table-cell office:value-type="float" office:value="2.3815" table:style-name="ce1">
            <text:p>2,3815</text:p>
          </table:table-cell>
          <table:table-cell office:value-type="float" office:value="5736.8" table:style-name="ce1">
            <text:p>5736,8</text:p>
          </table:table-cell>
          <table:table-cell table:number-columns-repeated="16381"/>
        </table:table-row>
        <table:table-row table:style-name="ro1">
          <table:table-cell office:value-type="float" office:value="28.766999999999999" table:style-name="ce1">
            <text:p>28,767</text:p>
          </table:table-cell>
          <table:table-cell office:value-type="float" office:value="2.3896999999999999" table:style-name="ce1">
            <text:p>2,3897</text:p>
          </table:table-cell>
          <table:table-cell office:value-type="float" office:value="5776.2" table:style-name="ce1">
            <text:p>5776,2</text:p>
          </table:table-cell>
          <table:table-cell table:number-columns-repeated="16381"/>
        </table:table-row>
        <table:table-row table:style-name="ro1">
          <table:table-cell office:value-type="float" office:value="28.867000000000001" table:style-name="ce1">
            <text:p>28,867</text:p>
          </table:table-cell>
          <table:table-cell office:value-type="float" office:value="2.3980000000000001" table:style-name="ce1">
            <text:p>2,398</text:p>
          </table:table-cell>
          <table:table-cell office:value-type="float" office:value="5815.7" table:style-name="ce1">
            <text:p>5815,7</text:p>
          </table:table-cell>
          <table:table-cell table:number-columns-repeated="16381"/>
        </table:table-row>
        <table:table-row table:style-name="ro1">
          <table:table-cell office:value-type="float" office:value="28.966999999999999" table:style-name="ce1">
            <text:p>28,967</text:p>
          </table:table-cell>
          <table:table-cell office:value-type="float" office:value="2.4064000000000001" table:style-name="ce1">
            <text:p>2,4064</text:p>
          </table:table-cell>
          <table:table-cell office:value-type="float" office:value="5855.1" table:style-name="ce1">
            <text:p>5855,1</text:p>
          </table:table-cell>
          <table:table-cell table:number-columns-repeated="16381"/>
        </table:table-row>
        <table:table-row table:style-name="ro1">
          <table:table-cell office:value-type="float" office:value="29.067" table:style-name="ce1">
            <text:p>29,067</text:p>
          </table:table-cell>
          <table:table-cell office:value-type="float" office:value="2.4146000000000001" table:style-name="ce1">
            <text:p>2,4146</text:p>
          </table:table-cell>
          <table:table-cell office:value-type="float" office:value="5894.5" table:style-name="ce1">
            <text:p>5894,5</text:p>
          </table:table-cell>
          <table:table-cell table:number-columns-repeated="16381"/>
        </table:table-row>
        <table:table-row table:style-name="ro1">
          <table:table-cell office:value-type="float" office:value="29.167000000000002" table:style-name="ce1">
            <text:p>29,167</text:p>
          </table:table-cell>
          <table:table-cell office:value-type="float" office:value="2.4230999999999998" table:style-name="ce1">
            <text:p>2,4231</text:p>
          </table:table-cell>
          <table:table-cell office:value-type="float" office:value="5933.9" table:style-name="ce1">
            <text:p>5933,9</text:p>
          </table:table-cell>
          <table:table-cell table:number-columns-repeated="16381"/>
        </table:table-row>
        <table:table-row table:style-name="ro1">
          <table:table-cell office:value-type="float" office:value="29.25" table:style-name="ce1">
            <text:p>29,25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5973.4" table:style-name="ce1">
            <text:p>5973,4</text:p>
          </table:table-cell>
          <table:table-cell table:number-columns-repeated="16381"/>
        </table:table-row>
        <table:table-row table:style-name="ro1">
          <table:table-cell office:value-type="float" office:value="29.35" table:style-name="ce1">
            <text:p>29,35</text:p>
          </table:table-cell>
          <table:table-cell office:value-type="float" office:value="2.4386000000000001" table:style-name="ce1">
            <text:p>2,4386</text:p>
          </table:table-cell>
          <table:table-cell office:value-type="float" office:value="6012.8" table:style-name="ce1">
            <text:p>6012,8</text:p>
          </table:table-cell>
          <table:table-cell table:number-columns-repeated="16381"/>
        </table:table-row>
        <table:table-row table:style-name="ro1">
          <table:table-cell office:value-type="float" office:value="29.483000000000001" table:style-name="ce1">
            <text:p>29,483</text:p>
          </table:table-cell>
          <table:table-cell office:value-type="float" office:value="2.4495" table:style-name="ce1">
            <text:p>2,4495</text:p>
          </table:table-cell>
          <table:table-cell office:value-type="float" office:value="6062.1" table:style-name="ce1">
            <text:p>6062,1</text:p>
          </table:table-cell>
          <table:table-cell table:number-columns-repeated="16381"/>
        </table:table-row>
        <table:table-row table:style-name="ro1">
          <table:table-cell office:value-type="float" office:value="29.617000000000001" table:style-name="ce1">
            <text:p>29,617</text:p>
          </table:table-cell>
          <table:table-cell office:value-type="float" office:value="2.4605000000000001" table:style-name="ce1">
            <text:p>2,4605</text:p>
          </table:table-cell>
          <table:table-cell office:value-type="float" office:value="6101.5" table:style-name="ce1">
            <text:p>6101,5</text:p>
          </table:table-cell>
          <table:table-cell table:number-columns-repeated="16381"/>
        </table:table-row>
        <table:table-row table:style-name="ro1">
          <table:table-cell office:value-type="float" office:value="29.766999999999999" table:style-name="ce1">
            <text:p>29,767</text:p>
          </table:table-cell>
          <table:table-cell office:value-type="float" office:value="2.4731999999999998" table:style-name="ce1">
            <text:p>2,4732</text:p>
          </table:table-cell>
          <table:table-cell office:value-type="float" office:value="6140.9" table:style-name="ce1">
            <text:p>6140,9</text:p>
          </table:table-cell>
          <table:table-cell table:number-columns-repeated="16381"/>
        </table:table-row>
        <table:table-row table:style-name="ro1">
          <table:table-cell office:value-type="float" office:value="29.966999999999999" table:style-name="ce1">
            <text:p>29,967</text:p>
          </table:table-cell>
          <table:table-cell office:value-type="float" office:value="2.4899" table:style-name="ce1">
            <text:p>2,4899</text:p>
          </table:table-cell>
          <table:table-cell office:value-type="float" office:value="6180.4" table:style-name="ce1">
            <text:p>6180,4</text:p>
          </table:table-cell>
          <table:table-cell table:number-columns-repeated="16381"/>
        </table:table-row>
        <table:table-row table:style-name="ro1">
          <table:table-cell office:value-type="float" office:value="30.167000000000002" table:style-name="ce1">
            <text:p>30,167</text:p>
          </table:table-cell>
          <table:table-cell office:value-type="float" office:value="2.5064000000000002" table:style-name="ce1">
            <text:p>2,5064</text:p>
          </table:table-cell>
          <table:table-cell office:value-type="float" office:value="6219.8" table:style-name="ce1">
            <text:p>6219,8</text:p>
          </table:table-cell>
          <table:table-cell table:number-columns-repeated="16381"/>
        </table:table-row>
        <table:table-row table:style-name="ro1">
          <table:table-cell office:value-type="float" office:value="30.4" table:style-name="ce1">
            <text:p>30,4</text:p>
          </table:table-cell>
          <table:table-cell office:value-type="float" office:value="2.5261" table:style-name="ce1">
            <text:p>2,5261</text:p>
          </table:table-cell>
          <table:table-cell office:value-type="float" office:value="6259.2" table:style-name="ce1">
            <text:p>6259,2</text:p>
          </table:table-cell>
          <table:table-cell table:number-columns-repeated="16381"/>
        </table:table-row>
        <table:table-row table:style-name="ro1">
          <table:table-cell office:value-type="float" office:value="30.6" table:style-name="ce1">
            <text:p>30,6</text:p>
          </table:table-cell>
          <table:table-cell office:value-type="float" office:value="2.5425" table:style-name="ce1">
            <text:p>2,5425</text:p>
          </table:table-cell>
          <table:table-cell office:value-type="float" office:value="6298.7" table:style-name="ce1">
            <text:p>6298,7</text:p>
          </table:table-cell>
          <table:table-cell table:number-columns-repeated="16381"/>
        </table:table-row>
        <table:table-row table:style-name="ro1">
          <table:table-cell office:value-type="float" office:value="30.8" table:style-name="ce1">
            <text:p>30,8</text:p>
          </table:table-cell>
          <table:table-cell office:value-type="float" office:value="2.5592000000000001" table:style-name="ce1">
            <text:p>2,5592</text:p>
          </table:table-cell>
          <table:table-cell office:value-type="float" office:value="6338.1" table:style-name="ce1">
            <text:p>6338,1</text:p>
          </table:table-cell>
          <table:table-cell table:number-columns-repeated="16381"/>
        </table:table-row>
        <table:table-row table:style-name="ro1">
          <table:table-cell office:value-type="float" office:value="30.983000000000001" table:style-name="ce1">
            <text:p>30,983</text:p>
          </table:table-cell>
          <table:table-cell office:value-type="float" office:value="2.5743999999999998" table:style-name="ce1">
            <text:p>2,5744</text:p>
          </table:table-cell>
          <table:table-cell office:value-type="float" office:value="6377.5" table:style-name="ce1">
            <text:p>6377,5</text:p>
          </table:table-cell>
          <table:table-cell table:number-columns-repeated="16381"/>
        </table:table-row>
        <table:table-row table:style-name="ro1">
          <table:table-cell office:value-type="float" office:value="31.2" table:style-name="ce1">
            <text:p>31,2</text:p>
          </table:table-cell>
          <table:table-cell office:value-type="float" office:value="2.5926" table:style-name="ce1">
            <text:p>2,5926</text:p>
          </table:table-cell>
          <table:table-cell office:value-type="float" office:value="6416.9" table:style-name="ce1">
            <text:p>6416,9</text:p>
          </table:table-cell>
          <table:table-cell table:number-columns-repeated="16381"/>
        </table:table-row>
        <table:table-row table:style-name="ro1">
          <table:table-cell office:value-type="float" office:value="31.433" table:style-name="ce1">
            <text:p>31,433</text:p>
          </table:table-cell>
          <table:table-cell office:value-type="float" office:value="2.6120000000000001" table:style-name="ce1">
            <text:p>2,612</text:p>
          </table:table-cell>
          <table:table-cell office:value-type="float" office:value="6456.4" table:style-name="ce1">
            <text:p>6456,4</text:p>
          </table:table-cell>
          <table:table-cell table:number-columns-repeated="16381"/>
        </table:table-row>
        <table:table-row table:style-name="ro1">
          <table:table-cell office:value-type="float" office:value="31.6" table:style-name="ce1">
            <text:p>31,6</text:p>
          </table:table-cell>
          <table:table-cell office:value-type="float" office:value="2.6259999999999999" table:style-name="ce1">
            <text:p>2,626</text:p>
          </table:table-cell>
          <table:table-cell office:value-type="float" office:value="6495.8" table:style-name="ce1">
            <text:p>6495,8</text:p>
          </table:table-cell>
          <table:table-cell table:number-columns-repeated="16381"/>
        </table:table-row>
        <table:table-row table:style-name="ro1">
          <table:table-cell office:value-type="float" office:value="31.766999999999999" table:style-name="ce1">
            <text:p>31,767</text:p>
          </table:table-cell>
          <table:table-cell office:value-type="float" office:value="2.6398999999999999" table:style-name="ce1">
            <text:p>2,6399</text:p>
          </table:table-cell>
          <table:table-cell office:value-type="float" office:value="6535.2" table:style-name="ce1">
            <text:p>6535,2</text:p>
          </table:table-cell>
          <table:table-cell table:number-columns-repeated="16381"/>
        </table:table-row>
        <table:table-row table:style-name="ro1">
          <table:table-cell office:value-type="float" office:value="31.917000000000002" table:style-name="ce1">
            <text:p>31,917</text:p>
          </table:table-cell>
          <table:table-cell office:value-type="float" office:value="2.6522000000000001" table:style-name="ce1">
            <text:p>2,6522</text:p>
          </table:table-cell>
          <table:table-cell office:value-type="float" office:value="6574.6" table:style-name="ce1">
            <text:p>6574,6</text:p>
          </table:table-cell>
          <table:table-cell table:number-columns-repeated="16381"/>
        </table:table-row>
        <table:table-row table:style-name="ro1">
          <table:table-cell office:value-type="float" office:value="32.033000000000001" table:style-name="ce1">
            <text:p>32,033</text:p>
          </table:table-cell>
          <table:table-cell office:value-type="float" office:value="2.6619000000000002" table:style-name="ce1">
            <text:p>2,6619</text:p>
          </table:table-cell>
          <table:table-cell office:value-type="float" office:value="6614.1" table:style-name="ce1">
            <text:p>6614,1</text:p>
          </table:table-cell>
          <table:table-cell table:number-columns-repeated="16381"/>
        </table:table-row>
        <table:table-row table:style-name="ro1">
          <table:table-cell office:value-type="float" office:value="32.15" table:style-name="ce1">
            <text:p>32,15</text:p>
          </table:table-cell>
          <table:table-cell office:value-type="float" office:value="2.6718000000000002" table:style-name="ce1">
            <text:p>2,6718</text:p>
          </table:table-cell>
          <table:table-cell office:value-type="float" office:value="6653.5" table:style-name="ce1">
            <text:p>6653,5</text:p>
          </table:table-cell>
          <table:table-cell table:number-columns-repeated="16381"/>
        </table:table-row>
        <table:table-row table:style-name="ro1">
          <table:table-cell office:value-type="float" office:value="32.25" table:style-name="ce1">
            <text:p>32,25</text:p>
          </table:table-cell>
          <table:table-cell office:value-type="float" office:value="2.68" table:style-name="ce1">
            <text:p>2,68</text:p>
          </table:table-cell>
          <table:table-cell office:value-type="float" office:value="6692.9" table:style-name="ce1">
            <text:p>6692,9</text:p>
          </table:table-cell>
          <table:table-cell table:number-columns-repeated="16381"/>
        </table:table-row>
        <table:table-row table:style-name="ro1">
          <table:table-cell office:value-type="float" office:value="32.366999999999997" table:style-name="ce1">
            <text:p>32,367</text:p>
          </table:table-cell>
          <table:table-cell office:value-type="float" office:value="2.6897000000000002" table:style-name="ce1">
            <text:p>2,6897</text:p>
          </table:table-cell>
          <table:table-cell office:value-type="float" office:value="6732.4" table:style-name="ce1">
            <text:p>6732,4</text:p>
          </table:table-cell>
          <table:table-cell table:number-columns-repeated="16381"/>
        </table:table-row>
        <table:table-row table:style-name="ro1">
          <table:table-cell office:value-type="float" office:value="32.466999999999999" table:style-name="ce1">
            <text:p>32,467</text:p>
          </table:table-cell>
          <table:table-cell office:value-type="float" office:value="2.6979000000000002" table:style-name="ce1">
            <text:p>2,6979</text:p>
          </table:table-cell>
          <table:table-cell office:value-type="float" office:value="6771.8" table:style-name="ce1">
            <text:p>6771,8</text:p>
          </table:table-cell>
          <table:table-cell table:number-columns-repeated="16381"/>
        </table:table-row>
        <table:table-row table:style-name="ro1">
          <table:table-cell office:value-type="float" office:value="32.549999999999997" table:style-name="ce1">
            <text:p>32,55</text:p>
          </table:table-cell>
          <table:table-cell office:value-type="float" office:value="2.7050999999999998" table:style-name="ce1">
            <text:p>2,7051</text:p>
          </table:table-cell>
          <table:table-cell office:value-type="float" office:value="6811.2" table:style-name="ce1">
            <text:p>6811,2</text:p>
          </table:table-cell>
          <table:table-cell table:number-columns-repeated="16381"/>
        </table:table-row>
        <table:table-row table:style-name="ro1">
          <table:table-cell office:value-type="float" office:value="32.633000000000003" table:style-name="ce1">
            <text:p>32,633</text:p>
          </table:table-cell>
          <table:table-cell office:value-type="float" office:value="2.7122000000000002" table:style-name="ce1">
            <text:p>2,7122</text:p>
          </table:table-cell>
          <table:table-cell office:value-type="float" office:value="6850.6" table:style-name="ce1">
            <text:p>6850,6</text:p>
          </table:table-cell>
          <table:table-cell table:number-columns-repeated="16381"/>
        </table:table-row>
        <table:table-row table:style-name="ro1">
          <table:table-cell office:value-type="float" office:value="32.716999999999999" table:style-name="ce1">
            <text:p>32,717</text:p>
          </table:table-cell>
          <table:table-cell office:value-type="float" office:value="2.7189000000000001" table:style-name="ce1">
            <text:p>2,7189</text:p>
          </table:table-cell>
          <table:table-cell office:value-type="float" office:value="6890.1" table:style-name="ce1">
            <text:p>6890,1</text:p>
          </table:table-cell>
          <table:table-cell table:number-columns-repeated="16381"/>
        </table:table-row>
        <table:table-row table:style-name="ro1">
          <table:table-cell office:value-type="float" office:value="32.799999999999997" table:style-name="ce1">
            <text:p>32,8</text:p>
          </table:table-cell>
          <table:table-cell office:value-type="float" office:value="2.7259000000000002" table:style-name="ce1">
            <text:p>2,7259</text:p>
          </table:table-cell>
          <table:table-cell office:value-type="float" office:value="6929.5" table:style-name="ce1">
            <text:p>6929,5</text:p>
          </table:table-cell>
          <table:table-cell table:number-columns-repeated="16381"/>
        </table:table-row>
        <table:table-row table:style-name="ro1">
          <table:table-cell office:value-type="float" office:value="32.9" table:style-name="ce1">
            <text:p>32,9</text:p>
          </table:table-cell>
          <table:table-cell office:value-type="float" office:value="2.7342" table:style-name="ce1">
            <text:p>2,7342</text:p>
          </table:table-cell>
          <table:table-cell office:value-type="float" office:value="6968.9" table:style-name="ce1">
            <text:p>6968,9</text:p>
          </table:table-cell>
          <table:table-cell table:number-columns-repeated="16381"/>
        </table:table-row>
        <table:table-row table:style-name="ro1">
          <table:table-cell office:value-type="float" office:value="32.982999999999997" table:style-name="ce1">
            <text:p>32,983</text:p>
          </table:table-cell>
          <table:table-cell office:value-type="float" office:value="2.7410000000000001" table:style-name="ce1">
            <text:p>2,741</text:p>
          </table:table-cell>
          <table:table-cell office:value-type="float" office:value="7008.4" table:style-name="ce1">
            <text:p>7008,4</text:p>
          </table:table-cell>
          <table:table-cell table:number-columns-repeated="16381"/>
        </table:table-row>
        <table:table-row table:style-name="ro1">
          <table:table-cell office:value-type="float" office:value="33.082999999999998" table:style-name="ce1">
            <text:p>33,083</text:p>
          </table:table-cell>
          <table:table-cell office:value-type="float" office:value="2.7494000000000001" table:style-name="ce1">
            <text:p>2,7494</text:p>
          </table:table-cell>
          <table:table-cell office:value-type="float" office:value="7047.8" table:style-name="ce1">
            <text:p>7047,8</text:p>
          </table:table-cell>
          <table:table-cell table:number-columns-repeated="16381"/>
        </table:table-row>
        <table:table-row table:style-name="ro1">
          <table:table-cell office:value-type="float" office:value="33.167000000000002" table:style-name="ce1">
            <text:p>33,167</text:p>
          </table:table-cell>
          <table:table-cell office:value-type="float" office:value="2.7564000000000002" table:style-name="ce1">
            <text:p>2,7564</text:p>
          </table:table-cell>
          <table:table-cell office:value-type="float" office:value="7087.2" table:style-name="ce1">
            <text:p>7087,2</text:p>
          </table:table-cell>
          <table:table-cell table:number-columns-repeated="16381"/>
        </table:table-row>
        <table:table-row table:style-name="ro1">
          <table:table-cell office:value-type="float" office:value="33.267000000000003" table:style-name="ce1">
            <text:p>33,267</text:p>
          </table:table-cell>
          <table:table-cell office:value-type="float" office:value="2.7648000000000001" table:style-name="ce1">
            <text:p>2,7648</text:p>
          </table:table-cell>
          <table:table-cell office:value-type="float" office:value="7126.6" table:style-name="ce1">
            <text:p>7126,6</text:p>
          </table:table-cell>
          <table:table-cell table:number-columns-repeated="16381"/>
        </table:table-row>
        <table:table-row table:style-name="ro1">
          <table:table-cell office:value-type="float" office:value="33.366999999999997" table:style-name="ce1">
            <text:p>33,367</text:p>
          </table:table-cell>
          <table:table-cell office:value-type="float" office:value="2.7730000000000001" table:style-name="ce1">
            <text:p>2,773</text:p>
          </table:table-cell>
          <table:table-cell office:value-type="float" office:value="7166.1" table:style-name="ce1">
            <text:p>7166,1</text:p>
          </table:table-cell>
          <table:table-cell table:number-columns-repeated="16381"/>
        </table:table-row>
        <table:table-row table:style-name="ro1">
          <table:table-cell office:value-type="float" office:value="33.433" table:style-name="ce1">
            <text:p>33,433</text:p>
          </table:table-cell>
          <table:table-cell office:value-type="float" office:value="2.7787000000000002" table:style-name="ce1">
            <text:p>2,7787</text:p>
          </table:table-cell>
          <table:table-cell office:value-type="float" office:value="7205.5" table:style-name="ce1">
            <text:p>7205,5</text:p>
          </table:table-cell>
          <table:table-cell table:number-columns-repeated="16381"/>
        </table:table-row>
        <table:table-row table:style-name="ro1">
          <table:table-cell office:value-type="float" office:value="33.533000000000001" table:style-name="ce1">
            <text:p>33,533</text:p>
          </table:table-cell>
          <table:table-cell office:value-type="float" office:value="2.7869000000000002" table:style-name="ce1">
            <text:p>2,7869</text:p>
          </table:table-cell>
          <table:table-cell office:value-type="float" office:value="7244.9" table:style-name="ce1">
            <text:p>7244,9</text:p>
          </table:table-cell>
          <table:table-cell table:number-columns-repeated="16381"/>
        </table:table-row>
        <table:table-row table:style-name="ro1">
          <table:table-cell office:value-type="float" office:value="33.616999999999997" table:style-name="ce1">
            <text:p>33,617</text:p>
          </table:table-cell>
          <table:table-cell office:value-type="float" office:value="2.7940999999999998" table:style-name="ce1">
            <text:p>2,7941</text:p>
          </table:table-cell>
          <table:table-cell office:value-type="float" office:value="7284.4" table:style-name="ce1">
            <text:p>7284,4</text:p>
          </table:table-cell>
          <table:table-cell table:number-columns-repeated="16381"/>
        </table:table-row>
        <table:table-row table:style-name="ro1">
          <table:table-cell office:value-type="float" office:value="33.700000000000003" table:style-name="ce1">
            <text:p>33,7</text:p>
          </table:table-cell>
          <table:table-cell office:value-type="float" office:value="2.8010000000000002" table:style-name="ce1">
            <text:p>2,801</text:p>
          </table:table-cell>
          <table:table-cell office:value-type="float" office:value="7323.8" table:style-name="ce1">
            <text:p>7323,8</text:p>
          </table:table-cell>
          <table:table-cell table:number-columns-repeated="16381"/>
        </table:table-row>
        <table:table-row table:style-name="ro1">
          <table:table-cell office:value-type="float" office:value="33.783000000000001" table:style-name="ce1">
            <text:p>33,783</text:p>
          </table:table-cell>
          <table:table-cell office:value-type="float" office:value="2.8077999999999999" table:style-name="ce1">
            <text:p>2,8078</text:p>
          </table:table-cell>
          <table:table-cell office:value-type="float" office:value="7363.2" table:style-name="ce1">
            <text:p>7363,2</text:p>
          </table:table-cell>
          <table:table-cell table:number-columns-repeated="16381"/>
        </table:table-row>
        <table:table-row table:style-name="ro1">
          <table:table-cell office:value-type="float" office:value="33.9" table:style-name="ce1">
            <text:p>33,9</text:p>
          </table:table-cell>
          <table:table-cell office:value-type="float" office:value="2.8174000000000001" table:style-name="ce1">
            <text:p>2,8174</text:p>
          </table:table-cell>
          <table:table-cell office:value-type="float" office:value="7412.5" table:style-name="ce1">
            <text:p>7412,5</text:p>
          </table:table-cell>
          <table:table-cell table:number-columns-repeated="16381"/>
        </table:table-row>
        <table:table-row table:style-name="ro1">
          <table:table-cell office:value-type="float" office:value="33.982999999999997" table:style-name="ce1">
            <text:p>33,983</text:p>
          </table:table-cell>
          <table:table-cell office:value-type="float" office:value="2.8245" table:style-name="ce1">
            <text:p>2,8245</text:p>
          </table:table-cell>
          <table:table-cell office:value-type="float" office:value="7451.9" table:style-name="ce1">
            <text:p>7451,9</text:p>
          </table:table-cell>
          <table:table-cell table:number-columns-repeated="16381"/>
        </table:table-row>
        <table:table-row table:style-name="ro1">
          <table:table-cell office:value-type="float" office:value="34.067" table:style-name="ce1">
            <text:p>34,067</text:p>
          </table:table-cell>
          <table:table-cell office:value-type="float" office:value="2.8315000000000001" table:style-name="ce1">
            <text:p>2,8315</text:p>
          </table:table-cell>
          <table:table-cell office:value-type="float" office:value="7491.4" table:style-name="ce1">
            <text:p>7491,4</text:p>
          </table:table-cell>
          <table:table-cell table:number-columns-repeated="16381"/>
        </table:table-row>
        <table:table-row table:style-name="ro1">
          <table:table-cell office:value-type="float" office:value="34.15" table:style-name="ce1">
            <text:p>34,15</text:p>
          </table:table-cell>
          <table:table-cell office:value-type="float" office:value="2.8382999999999998" table:style-name="ce1">
            <text:p>2,8383</text:p>
          </table:table-cell>
          <table:table-cell office:value-type="float" office:value="7530.8" table:style-name="ce1">
            <text:p>7530,8</text:p>
          </table:table-cell>
          <table:table-cell table:number-columns-repeated="16381"/>
        </table:table-row>
        <table:table-row table:style-name="ro1">
          <table:table-cell office:value-type="float" office:value="34.232999999999997" table:style-name="ce1">
            <text:p>34,233</text:p>
          </table:table-cell>
          <table:table-cell office:value-type="float" office:value="2.8452999999999999" table:style-name="ce1">
            <text:p>2,8453</text:p>
          </table:table-cell>
          <table:table-cell office:value-type="float" office:value="7580.1" table:style-name="ce1">
            <text:p>7580,1</text:p>
          </table:table-cell>
          <table:table-cell table:number-columns-repeated="16381"/>
        </table:table-row>
        <table:table-row table:style-name="ro1">
          <table:table-cell office:value-type="float" office:value="34.366999999999997" table:style-name="ce1">
            <text:p>34,367</text:p>
          </table:table-cell>
          <table:table-cell office:value-type="float" office:value="2.8565" table:style-name="ce1">
            <text:p>2,8565</text:p>
          </table:table-cell>
          <table:table-cell office:value-type="float" office:value="7639.2" table:style-name="ce1">
            <text:p>7639,2</text:p>
          </table:table-cell>
          <table:table-cell table:number-columns-repeated="16381"/>
        </table:table-row>
        <table:table-row table:style-name="ro1">
          <table:table-cell office:value-type="float" office:value="34.482999999999997" table:style-name="ce1">
            <text:p>34,483</text:p>
          </table:table-cell>
          <table:table-cell office:value-type="float" office:value="2.8660999999999999" table:style-name="ce1">
            <text:p>2,8661</text:p>
          </table:table-cell>
          <table:table-cell office:value-type="float" office:value="7698.4" table:style-name="ce1">
            <text:p>7698,4</text:p>
          </table:table-cell>
          <table:table-cell table:number-columns-repeated="16381"/>
        </table:table-row>
        <table:table-row table:style-name="ro1">
          <table:table-cell office:value-type="float" office:value="34.6" table:style-name="ce1">
            <text:p>34,6</text:p>
          </table:table-cell>
          <table:table-cell office:value-type="float" office:value="2.8759000000000001" table:style-name="ce1">
            <text:p>2,8759</text:p>
          </table:table-cell>
          <table:table-cell office:value-type="float" office:value="7757.5" table:style-name="ce1">
            <text:p>7757,5</text:p>
          </table:table-cell>
          <table:table-cell table:number-columns-repeated="16381"/>
        </table:table-row>
        <table:table-row table:style-name="ro1">
          <table:table-cell office:value-type="float" office:value="34.700000000000003" table:style-name="ce1">
            <text:p>34,7</text:p>
          </table:table-cell>
          <table:table-cell office:value-type="float" office:value="2.8841000000000001" table:style-name="ce1">
            <text:p>2,8841</text:p>
          </table:table-cell>
          <table:table-cell office:value-type="float" office:value="7816.6" table:style-name="ce1">
            <text:p>7816,6</text:p>
          </table:table-cell>
          <table:table-cell table:number-columns-repeated="16381"/>
        </table:table-row>
        <table:table-row table:style-name="ro1">
          <table:table-cell office:value-type="float" office:value="34.817" table:style-name="ce1">
            <text:p>34,817</text:p>
          </table:table-cell>
          <table:table-cell office:value-type="float" office:value="2.8940000000000001" table:style-name="ce1">
            <text:p>2,894</text:p>
          </table:table-cell>
          <table:table-cell office:value-type="float" office:value="7875.8" table:style-name="ce1">
            <text:p>7875,8</text:p>
          </table:table-cell>
          <table:table-cell table:number-columns-repeated="16381"/>
        </table:table-row>
        <table:table-row table:style-name="ro1">
          <table:table-cell office:value-type="float" office:value="34.917000000000002" table:style-name="ce1">
            <text:p>34,917</text:p>
          </table:table-cell>
          <table:table-cell office:value-type="float" office:value="2.9024000000000001" table:style-name="ce1">
            <text:p>2,9024</text:p>
          </table:table-cell>
          <table:table-cell office:value-type="float" office:value="7934.9" table:style-name="ce1">
            <text:p>7934,9</text:p>
          </table:table-cell>
          <table:table-cell table:number-columns-repeated="16381"/>
        </table:table-row>
        <table:table-row table:style-name="ro1">
          <table:table-cell office:value-type="float" office:value="35.017000000000003" table:style-name="ce1">
            <text:p>35,017</text:p>
          </table:table-cell>
          <table:table-cell office:value-type="float" office:value="2.9106000000000001" table:style-name="ce1">
            <text:p>2,9106</text:p>
          </table:table-cell>
          <table:table-cell office:value-type="float" office:value="7994.1" table:style-name="ce1">
            <text:p>7994,1</text:p>
          </table:table-cell>
          <table:table-cell table:number-columns-repeated="16381"/>
        </table:table-row>
        <table:table-row table:style-name="ro1">
          <table:table-cell office:value-type="float" office:value="35.133000000000003" table:style-name="ce1">
            <text:p>35,133</text:p>
          </table:table-cell>
          <table:table-cell office:value-type="float" office:value="2.9203000000000001" table:style-name="ce1">
            <text:p>2,9203</text:p>
          </table:table-cell>
          <table:table-cell office:value-type="float" office:value="8053.2" table:style-name="ce1">
            <text:p>8053,2</text:p>
          </table:table-cell>
          <table:table-cell table:number-columns-repeated="16381"/>
        </table:table-row>
        <table:table-row table:style-name="ro1">
          <table:table-cell office:value-type="float" office:value="35.232999999999997" table:style-name="ce1">
            <text:p>35,233</text:p>
          </table:table-cell>
          <table:table-cell office:value-type="float" office:value="2.9287000000000001" table:style-name="ce1">
            <text:p>2,9287</text:p>
          </table:table-cell>
          <table:table-cell office:value-type="float" office:value="8112.3" table:style-name="ce1">
            <text:p>8112,3</text:p>
          </table:table-cell>
          <table:table-cell table:number-columns-repeated="16381"/>
        </table:table-row>
        <table:table-row table:style-name="ro1">
          <table:table-cell office:value-type="float" office:value="35.332999999999998" table:style-name="ce1">
            <text:p>35,333</text:p>
          </table:table-cell>
          <table:table-cell office:value-type="float" office:value="2.9369000000000001" table:style-name="ce1">
            <text:p>2,9369</text:p>
          </table:table-cell>
          <table:table-cell office:value-type="float" office:value="8181.3" table:style-name="ce1">
            <text:p>8181,3</text:p>
          </table:table-cell>
          <table:table-cell table:number-columns-repeated="16381"/>
        </table:table-row>
        <table:table-row table:style-name="ro1">
          <table:table-cell office:value-type="float" office:value="35.450000000000003" table:style-name="ce1">
            <text:p>35,45</text:p>
          </table:table-cell>
          <table:table-cell office:value-type="float" office:value="2.9466999999999999" table:style-name="ce1">
            <text:p>2,9467</text:p>
          </table:table-cell>
          <table:table-cell office:value-type="float" office:value="8250.2999999999993" table:style-name="ce1">
            <text:p>8250,3</text:p>
          </table:table-cell>
          <table:table-cell table:number-columns-repeated="16381"/>
        </table:table-row>
        <table:table-row table:style-name="ro1">
          <table:table-cell office:value-type="float" office:value="35.549999999999997" table:style-name="ce1">
            <text:p>35,55</text:p>
          </table:table-cell>
          <table:table-cell office:value-type="float" office:value="2.9550999999999998" table:style-name="ce1">
            <text:p>2,9551</text:p>
          </table:table-cell>
          <table:table-cell office:value-type="float" office:value="8309.5" table:style-name="ce1">
            <text:p>8309,5</text:p>
          </table:table-cell>
          <table:table-cell table:number-columns-repeated="16381"/>
        </table:table-row>
        <table:table-row table:style-name="ro1">
          <table:table-cell office:value-type="float" office:value="35.633000000000003" table:style-name="ce1">
            <text:p>35,633</text:p>
          </table:table-cell>
          <table:table-cell office:value-type="float" office:value="2.9618000000000002" table:style-name="ce1">
            <text:p>2,9618</text:p>
          </table:table-cell>
          <table:table-cell office:value-type="float" office:value="8368.6" table:style-name="ce1">
            <text:p>8368,6</text:p>
          </table:table-cell>
          <table:table-cell table:number-columns-repeated="16381"/>
        </table:table-row>
        <table:table-row table:style-name="ro1">
          <table:table-cell office:value-type="float" office:value="35.75" table:style-name="ce1">
            <text:p>35,75</text:p>
          </table:table-cell>
          <table:table-cell office:value-type="float" office:value="2.9716999999999998" table:style-name="ce1">
            <text:p>2,9717</text:p>
          </table:table-cell>
          <table:table-cell office:value-type="float" office:value="8437.6" table:style-name="ce1">
            <text:p>8437,6</text:p>
          </table:table-cell>
          <table:table-cell table:number-columns-repeated="16381"/>
        </table:table-row>
        <table:table-row table:style-name="ro1">
          <table:table-cell office:value-type="float" office:value="35.85" table:style-name="ce1">
            <text:p>35,85</text:p>
          </table:table-cell>
          <table:table-cell office:value-type="float" office:value="2.9801000000000002" table:style-name="ce1">
            <text:p>2,9801</text:p>
          </table:table-cell>
          <table:table-cell office:value-type="float" office:value="8496.7999999999993" table:style-name="ce1">
            <text:p>8496,8</text:p>
          </table:table-cell>
          <table:table-cell table:number-columns-repeated="16381"/>
        </table:table-row>
        <table:table-row table:style-name="ro1">
          <table:table-cell office:value-type="float" office:value="35.933" table:style-name="ce1">
            <text:p>35,933</text:p>
          </table:table-cell>
          <table:table-cell office:value-type="float" office:value="2.9872000000000001" table:style-name="ce1">
            <text:p>2,9872</text:p>
          </table:table-cell>
          <table:table-cell office:value-type="float" office:value="8555.9" table:style-name="ce1">
            <text:p>8555,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9927000000000001" table:style-name="ce1">
            <text:p>2,9927</text:p>
          </table:table-cell>
          <table:table-cell office:value-type="float" office:value="8615.1" table:style-name="ce1">
            <text:p>8615,1</text:p>
          </table:table-cell>
          <table:table-cell table:number-columns-repeated="16381"/>
        </table:table-row>
        <table:table-row table:style-name="ro1">
          <table:table-cell office:value-type="float" office:value="36.082999999999998" table:style-name="ce1">
            <text:p>36,083</text:p>
          </table:table-cell>
          <table:table-cell office:value-type="float" office:value="2.9994999999999998" table:style-name="ce1">
            <text:p>2,9995</text:p>
          </table:table-cell>
          <table:table-cell office:value-type="float" office:value="8674.2000000000007" table:style-name="ce1">
            <text:p>8674,2</text:p>
          </table:table-cell>
          <table:table-cell table:number-columns-repeated="16381"/>
        </table:table-row>
        <table:table-row table:style-name="ro1">
          <table:table-cell office:value-type="float" office:value="36.183" table:style-name="ce1">
            <text:p>36,183</text:p>
          </table:table-cell>
          <table:table-cell office:value-type="float" office:value="3.0078" table:style-name="ce1">
            <text:p>3,0078</text:p>
          </table:table-cell>
          <table:table-cell office:value-type="float" office:value="8733.2999999999993" table:style-name="ce1">
            <text:p>8733,3</text:p>
          </table:table-cell>
          <table:table-cell table:number-columns-repeated="16381"/>
        </table:table-row>
        <table:table-row table:style-name="ro1">
          <table:table-cell office:value-type="float" office:value="36.267000000000003" table:style-name="ce1">
            <text:p>36,267</text:p>
          </table:table-cell>
          <table:table-cell office:value-type="float" office:value="3.0146999999999999" table:style-name="ce1">
            <text:p>3,0147</text:p>
          </table:table-cell>
          <table:table-cell office:value-type="float" office:value="8792.5" table:style-name="ce1">
            <text:p>8792,5</text:p>
          </table:table-cell>
          <table:table-cell table:number-columns-repeated="16381"/>
        </table:table-row>
        <table:table-row table:style-name="ro1">
          <table:table-cell office:value-type="float" office:value="36.332999999999998" table:style-name="ce1">
            <text:p>36,333</text:p>
          </table:table-cell>
          <table:table-cell office:value-type="float" office:value="3.0202" table:style-name="ce1">
            <text:p>3,0202</text:p>
          </table:table-cell>
          <table:table-cell office:value-type="float" office:value="8851.6" table:style-name="ce1">
            <text:p>8851,6</text:p>
          </table:table-cell>
          <table:table-cell table:number-columns-repeated="16381"/>
        </table:table-row>
        <table:table-row table:style-name="ro1">
          <table:table-cell office:value-type="float" office:value="36.417000000000002" table:style-name="ce1">
            <text:p>36,417</text:p>
          </table:table-cell>
          <table:table-cell office:value-type="float" office:value="3.0274999999999999" table:style-name="ce1">
            <text:p>3,0275</text:p>
          </table:table-cell>
          <table:table-cell office:value-type="float" office:value="8910.7999999999993" table:style-name="ce1">
            <text:p>8910,8</text:p>
          </table:table-cell>
          <table:table-cell table:number-columns-repeated="16381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3.0341999999999998" table:style-name="ce1">
            <text:p>3,0342</text:p>
          </table:table-cell>
          <table:table-cell office:value-type="float" office:value="8969.9" table:style-name="ce1">
            <text:p>8969,9</text:p>
          </table:table-cell>
          <table:table-cell table:number-columns-repeated="16381"/>
        </table:table-row>
        <table:table-row table:style-name="ro1">
          <table:table-cell office:value-type="float" office:value="36.582999999999998" table:style-name="ce1">
            <text:p>36,583</text:p>
          </table:table-cell>
          <table:table-cell office:value-type="float" office:value="3.0411999999999999" table:style-name="ce1">
            <text:p>3,0412</text:p>
          </table:table-cell>
          <table:table-cell office:value-type="float" office:value="9029.1" table:style-name="ce1">
            <text:p>9029,1</text:p>
          </table:table-cell>
          <table:table-cell table:number-columns-repeated="16381"/>
        </table:table-row>
        <table:table-row table:style-name="ro1">
          <table:table-cell office:value-type="float" office:value="36.65" table:style-name="ce1">
            <text:p>36,65</text:p>
          </table:table-cell>
          <table:table-cell office:value-type="float" office:value="3.0467" table:style-name="ce1">
            <text:p>3,0467</text:p>
          </table:table-cell>
          <table:table-cell office:value-type="float" office:value="9088.2000000000007" table:style-name="ce1">
            <text:p>9088,2</text:p>
          </table:table-cell>
          <table:table-cell table:number-columns-repeated="16381"/>
        </table:table-row>
        <table:table-row table:style-name="ro1">
          <table:table-cell office:value-type="float" office:value="36.716999999999999" table:style-name="ce1">
            <text:p>36,717</text:p>
          </table:table-cell>
          <table:table-cell office:value-type="float" office:value="3.0522" table:style-name="ce1">
            <text:p>3,0522</text:p>
          </table:table-cell>
          <table:table-cell office:value-type="float" office:value="9147.2999999999993" table:style-name="ce1">
            <text:p>9147,3</text:p>
          </table:table-cell>
          <table:table-cell table:number-columns-repeated="16381"/>
        </table:table-row>
        <table:table-row table:style-name="ro1">
          <table:table-cell office:value-type="float" office:value="36.799999999999997" table:style-name="ce1">
            <text:p>36,8</text:p>
          </table:table-cell>
          <table:table-cell office:value-type="float" office:value="3.0592999999999999" table:style-name="ce1">
            <text:p>3,0593</text:p>
          </table:table-cell>
          <table:table-cell office:value-type="float" office:value="9206.5" table:style-name="ce1">
            <text:p>9206,5</text:p>
          </table:table-cell>
          <table:table-cell table:number-columns-repeated="16381"/>
        </table:table-row>
        <table:table-row table:style-name="ro1">
          <table:table-cell office:value-type="float" office:value="36.883000000000003" table:style-name="ce1">
            <text:p>36,883</text:p>
          </table:table-cell>
          <table:table-cell office:value-type="float" office:value="3.0659999999999998" table:style-name="ce1">
            <text:p>3,066</text:p>
          </table:table-cell>
          <table:table-cell office:value-type="float" office:value="9275.5" table:style-name="ce1">
            <text:p>9275,5</text:p>
          </table:table-cell>
          <table:table-cell table:number-columns-repeated="16381"/>
        </table:table-row>
        <table:table-row table:style-name="ro1">
          <table:table-cell office:value-type="float" office:value="36.966999999999999" table:style-name="ce1">
            <text:p>36,967</text:p>
          </table:table-cell>
          <table:table-cell office:value-type="float" office:value="3.0731000000000002" table:style-name="ce1">
            <text:p>3,0731</text:p>
          </table:table-cell>
          <table:table-cell office:value-type="float" office:value="9334.6" table:style-name="ce1">
            <text:p>9334,6</text:p>
          </table:table-cell>
          <table:table-cell table:number-columns-repeated="16381"/>
        </table:table-row>
        <table:table-row table:style-name="ro1">
          <table:table-cell office:value-type="float" office:value="37.033000000000001" table:style-name="ce1">
            <text:p>37,033</text:p>
          </table:table-cell>
          <table:table-cell office:value-type="float" office:value="3.0787" table:style-name="ce1">
            <text:p>3,0787</text:p>
          </table:table-cell>
          <table:table-cell office:value-type="float" office:value="9393.7999999999993" table:style-name="ce1">
            <text:p>9393,8</text:p>
          </table:table-cell>
          <table:table-cell table:number-columns-repeated="16381"/>
        </table:table-row>
        <table:table-row table:style-name="ro1">
          <table:table-cell office:value-type="float" office:value="37.116999999999997" table:style-name="ce1">
            <text:p>37,117</text:p>
          </table:table-cell>
          <table:table-cell office:value-type="float" office:value="3.0857000000000001" table:style-name="ce1">
            <text:p>3,0857</text:p>
          </table:table-cell>
          <table:table-cell office:value-type="float" office:value="9462.7999999999993" table:style-name="ce1">
            <text:p>9462,8</text:p>
          </table:table-cell>
          <table:table-cell table:number-columns-repeated="16381"/>
        </table:table-row>
        <table:table-row table:style-name="ro1">
          <table:table-cell office:value-type="float" office:value="37.183" table:style-name="ce1">
            <text:p>37,183</text:p>
          </table:table-cell>
          <table:table-cell office:value-type="float" office:value="3.0911" table:style-name="ce1">
            <text:p>3,0911</text:p>
          </table:table-cell>
          <table:table-cell office:value-type="float" office:value="9521.9" table:style-name="ce1">
            <text:p>9521,9</text:p>
          </table:table-cell>
          <table:table-cell table:number-columns-repeated="16381"/>
        </table:table-row>
        <table:table-row table:style-name="ro1">
          <table:table-cell office:value-type="float" office:value="37.25" table:style-name="ce1">
            <text:p>37,25</text:p>
          </table:table-cell>
          <table:table-cell office:value-type="float" office:value="3.0966999999999998" table:style-name="ce1">
            <text:p>3,0967</text:p>
          </table:table-cell>
          <table:table-cell office:value-type="float" office:value="9581" table:style-name="ce1">
            <text:p>9581</text:p>
          </table:table-cell>
          <table:table-cell table:number-columns-repeated="16381"/>
        </table:table-row>
        <table:table-row table:style-name="ro1">
          <table:table-cell office:value-type="float" office:value="37.317" table:style-name="ce1">
            <text:p>37,317</text:p>
          </table:table-cell>
          <table:table-cell office:value-type="float" office:value="3.1021999999999998" table:style-name="ce1">
            <text:p>3,1022</text:p>
          </table:table-cell>
          <table:table-cell office:value-type="float" office:value="9640.2000000000007" table:style-name="ce1">
            <text:p>9640,2</text:p>
          </table:table-cell>
          <table:table-cell table:number-columns-repeated="16381"/>
        </table:table-row>
        <table:table-row table:style-name="ro1">
          <table:table-cell office:value-type="float" office:value="37.383000000000003" table:style-name="ce1">
            <text:p>37,383</text:p>
          </table:table-cell>
          <table:table-cell office:value-type="float" office:value="3.1078000000000001" table:style-name="ce1">
            <text:p>3,1078</text:p>
          </table:table-cell>
          <table:table-cell office:value-type="float" office:value="9699.2999999999993" table:style-name="ce1">
            <text:p>9699,3</text:p>
          </table:table-cell>
          <table:table-cell table:number-columns-repeated="16381"/>
        </table:table-row>
        <table:table-row table:style-name="ro1">
          <table:table-cell office:value-type="float" office:value="37.450000000000003" table:style-name="ce1">
            <text:p>37,45</text:p>
          </table:table-cell>
          <table:table-cell office:value-type="float" office:value="3.1132" table:style-name="ce1">
            <text:p>3,1132</text:p>
          </table:table-cell>
          <table:table-cell office:value-type="float" office:value="9768.2999999999993" table:style-name="ce1">
            <text:p>9768,3</text:p>
          </table:table-cell>
          <table:table-cell table:number-columns-repeated="16381"/>
        </table:table-row>
        <table:table-row table:style-name="ro1">
          <table:table-cell office:value-type="float" office:value="37.533000000000001" table:style-name="ce1">
            <text:p>37,533</text:p>
          </table:table-cell>
          <table:table-cell office:value-type="float" office:value="3.1204000000000001" table:style-name="ce1">
            <text:p>3,1204</text:p>
          </table:table-cell>
          <table:table-cell office:value-type="float" office:value="9837.2999999999993" table:style-name="ce1">
            <text:p>9837,3</text:p>
          </table:table-cell>
          <table:table-cell table:number-columns-repeated="16381"/>
        </table:table-row>
        <table:table-row table:style-name="ro1">
          <table:table-cell office:value-type="float" office:value="37.6" table:style-name="ce1">
            <text:p>37,6</text:p>
          </table:table-cell>
          <table:table-cell office:value-type="float" office:value="3.1261000000000001" table:style-name="ce1">
            <text:p>3,1261</text:p>
          </table:table-cell>
          <table:table-cell office:value-type="float" office:value="9896.5" table:style-name="ce1">
            <text:p>9896,5</text:p>
          </table:table-cell>
          <table:table-cell table:number-columns-repeated="16381"/>
        </table:table-row>
        <table:table-row table:style-name="ro1">
          <table:table-cell office:value-type="float" office:value="37.667000000000002" table:style-name="ce1">
            <text:p>37,667</text:p>
          </table:table-cell>
          <table:table-cell office:value-type="float" office:value="3.1315" table:style-name="ce1">
            <text:p>3,1315</text:p>
          </table:table-cell>
          <table:table-cell office:value-type="float" office:value="9965.5" table:style-name="ce1">
            <text:p>9965,5</text:p>
          </table:table-cell>
          <table:table-cell table:number-columns-repeated="16381"/>
        </table:table-row>
        <table:table-row table:style-name="ro1">
          <table:table-cell office:value-type="float" office:value="37.732999999999997" table:style-name="ce1">
            <text:p>37,733</text:p>
          </table:table-cell>
          <table:table-cell office:value-type="float" office:value="3.1371000000000002" table:style-name="ce1">
            <text:p>3,1371</text:p>
          </table:table-cell>
          <table:table-cell office:value-type="float" office:value="10034" table:style-name="ce1">
            <text:p>10034</text:p>
          </table:table-cell>
          <table:table-cell table:number-columns-repeated="16381"/>
        </table:table-row>
        <table:table-row table:style-name="ro1">
          <table:table-cell office:value-type="float" office:value="37.799999999999997" table:style-name="ce1">
            <text:p>37,8</text:p>
          </table:table-cell>
          <table:table-cell office:value-type="float" office:value="3.1425999999999998" table:style-name="ce1">
            <text:p>3,1426</text:p>
          </table:table-cell>
          <table:table-cell office:value-type="float" office:value="10103" table:style-name="ce1">
            <text:p>10103</text:p>
          </table:table-cell>
          <table:table-cell table:number-columns-repeated="16381"/>
        </table:table-row>
        <table:table-row table:style-name="ro1">
          <table:table-cell office:value-type="float" office:value="37.883000000000003" table:style-name="ce1">
            <text:p>37,883</text:p>
          </table:table-cell>
          <table:table-cell office:value-type="float" office:value="3.1495000000000002" table:style-name="ce1">
            <text:p>3,1495</text:p>
          </table:table-cell>
          <table:table-cell office:value-type="float" office:value="10182" table:style-name="ce1">
            <text:p>10182</text:p>
          </table:table-cell>
          <table:table-cell table:number-columns-repeated="16381"/>
        </table:table-row>
        <table:table-row table:style-name="ro1">
          <table:table-cell office:value-type="float" office:value="37.966999999999999" table:style-name="ce1">
            <text:p>37,967</text:p>
          </table:table-cell>
          <table:table-cell office:value-type="float" office:value="3.1564000000000001" table:style-name="ce1">
            <text:p>3,1564</text:p>
          </table:table-cell>
          <table:table-cell office:value-type="float" office:value="10261" table:style-name="ce1">
            <text:p>10261</text:p>
          </table:table-cell>
          <table:table-cell table:number-columns-repeated="16381"/>
        </table:table-row>
        <table:table-row table:style-name="ro1">
          <table:table-cell office:value-type="float" office:value="38.033000000000001" table:style-name="ce1">
            <text:p>38,033</text:p>
          </table:table-cell>
          <table:table-cell office:value-type="float" office:value="3.1621000000000001" table:style-name="ce1">
            <text:p>3,1621</text:p>
          </table:table-cell>
          <table:table-cell office:value-type="float" office:value="10340" table:style-name="ce1">
            <text:p>10340</text:p>
          </table:table-cell>
          <table:table-cell table:number-columns-repeated="16381"/>
        </table:table-row>
        <table:table-row table:style-name="ro1">
          <table:table-cell office:value-type="float" office:value="38.116999999999997" table:style-name="ce1">
            <text:p>38,117</text:p>
          </table:table-cell>
          <table:table-cell office:value-type="float" office:value="3.1688000000000001" table:style-name="ce1">
            <text:p>3,1688</text:p>
          </table:table-cell>
          <table:table-cell office:value-type="float" office:value="10439" table:style-name="ce1">
            <text:p>10439</text:p>
          </table:table-cell>
          <table:table-cell table:number-columns-repeated="16381"/>
        </table:table-row>
        <table:table-row table:style-name="ro1">
          <table:table-cell office:value-type="float" office:value="38.200000000000003" table:style-name="ce1">
            <text:p>38,2</text:p>
          </table:table-cell>
          <table:table-cell office:value-type="float" office:value="3.1760000000000002" table:style-name="ce1">
            <text:p>3,176</text:p>
          </table:table-cell>
          <table:table-cell office:value-type="float" office:value="10517" table:style-name="ce1">
            <text:p>10517</text:p>
          </table:table-cell>
          <table:table-cell table:number-columns-repeated="16381"/>
        </table:table-row>
        <table:table-row table:style-name="ro1">
          <table:table-cell office:value-type="float" office:value="38.283000000000001" table:style-name="ce1">
            <text:p>38,283</text:p>
          </table:table-cell>
          <table:table-cell office:value-type="float" office:value="3.1829000000000001" table:style-name="ce1">
            <text:p>3,1829</text:p>
          </table:table-cell>
          <table:table-cell office:value-type="float" office:value="10606" table:style-name="ce1">
            <text:p>10606</text:p>
          </table:table-cell>
          <table:table-cell table:number-columns-repeated="16381"/>
        </table:table-row>
        <table:table-row table:style-name="ro1">
          <table:table-cell office:value-type="float" office:value="38.366999999999997" table:style-name="ce1">
            <text:p>38,367</text:p>
          </table:table-cell>
          <table:table-cell office:value-type="float" office:value="3.1897000000000002" table:style-name="ce1">
            <text:p>3,1897</text:p>
          </table:table-cell>
          <table:table-cell office:value-type="float" office:value="10705" table:style-name="ce1">
            <text:p>10705</text:p>
          </table:table-cell>
          <table:table-cell table:number-columns-repeated="16381"/>
        </table:table-row>
        <table:table-row table:style-name="ro1">
          <table:table-cell office:value-type="float" office:value="38.450000000000003" table:style-name="ce1">
            <text:p>38,45</text:p>
          </table:table-cell>
          <table:table-cell office:value-type="float" office:value="3.1966999999999999" table:style-name="ce1">
            <text:p>3,1967</text:p>
          </table:table-cell>
          <table:table-cell office:value-type="float" office:value="10793" table:style-name="ce1">
            <text:p>10793</text:p>
          </table:table-cell>
          <table:table-cell table:number-columns-repeated="16381"/>
        </table:table-row>
        <table:table-row table:style-name="ro1">
          <table:table-cell office:value-type="float" office:value="38.517000000000003" table:style-name="ce1">
            <text:p>38,517</text:p>
          </table:table-cell>
          <table:table-cell office:value-type="float" office:value="3.2021999999999999" table:style-name="ce1">
            <text:p>3,2022</text:p>
          </table:table-cell>
          <table:table-cell office:value-type="float" office:value="10872" table:style-name="ce1">
            <text:p>10872</text:p>
          </table:table-cell>
          <table:table-cell table:number-columns-repeated="16381"/>
        </table:table-row>
        <table:table-row table:style-name="ro1">
          <table:table-cell office:value-type="float" office:value="38.582999999999998" table:style-name="ce1">
            <text:p>38,583</text:p>
          </table:table-cell>
          <table:table-cell office:value-type="float" office:value="3.2079" table:style-name="ce1">
            <text:p>3,2079</text:p>
          </table:table-cell>
          <table:table-cell office:value-type="float" office:value="10951" table:style-name="ce1">
            <text:p>10951</text:p>
          </table:table-cell>
          <table:table-cell table:number-columns-repeated="16381"/>
        </table:table-row>
        <table:table-row table:style-name="ro1">
          <table:table-cell office:value-type="float" office:value="38.65" table:style-name="ce1">
            <text:p>38,65</text:p>
          </table:table-cell>
          <table:table-cell office:value-type="float" office:value="3.2134999999999998" table:style-name="ce1">
            <text:p>3,2135</text:p>
          </table:table-cell>
          <table:table-cell office:value-type="float" office:value="11030" table:style-name="ce1">
            <text:p>11030</text:p>
          </table:table-cell>
          <table:table-cell table:number-columns-repeated="16381"/>
        </table:table-row>
        <table:table-row table:style-name="ro1">
          <table:table-cell office:value-type="float" office:value="38.716999999999999" table:style-name="ce1">
            <text:p>38,717</text:p>
          </table:table-cell>
          <table:table-cell office:value-type="float" office:value="3.2191000000000001" table:style-name="ce1">
            <text:p>3,2191</text:p>
          </table:table-cell>
          <table:table-cell office:value-type="float" office:value="11109" table:style-name="ce1">
            <text:p>11109</text:p>
          </table:table-cell>
          <table:table-cell table:number-columns-repeated="16381"/>
        </table:table-row>
        <table:table-row table:style-name="ro1">
          <table:table-cell office:value-type="float" office:value="38.783000000000001" table:style-name="ce1">
            <text:p>38,783</text:p>
          </table:table-cell>
          <table:table-cell office:value-type="float" office:value="3.2246000000000001" table:style-name="ce1">
            <text:p>3,2246</text:p>
          </table:table-cell>
          <table:table-cell office:value-type="float" office:value="11188" table:style-name="ce1">
            <text:p>11188</text:p>
          </table:table-cell>
          <table:table-cell table:number-columns-repeated="16381"/>
        </table:table-row>
        <table:table-row table:style-name="ro1">
          <table:table-cell office:value-type="float" office:value="38.85" table:style-name="ce1">
            <text:p>38,85</text:p>
          </table:table-cell>
          <table:table-cell office:value-type="float" office:value="3.2301000000000002" table:style-name="ce1">
            <text:p>3,2301</text:p>
          </table:table-cell>
          <table:table-cell office:value-type="float" office:value="11267" table:style-name="ce1">
            <text:p>11267</text:p>
          </table:table-cell>
          <table:table-cell table:number-columns-repeated="16381"/>
        </table:table-row>
        <table:table-row table:style-name="ro1">
          <table:table-cell office:value-type="float" office:value="38.917000000000002" table:style-name="ce1">
            <text:p>38,917</text:p>
          </table:table-cell>
          <table:table-cell office:value-type="float" office:value="3.2357" table:style-name="ce1">
            <text:p>3,2357</text:p>
          </table:table-cell>
          <table:table-cell office:value-type="float" office:value="11345" table:style-name="ce1">
            <text:p>11345</text:p>
          </table:table-cell>
          <table:table-cell table:number-columns-repeated="16381"/>
        </table:table-row>
        <table:table-row table:style-name="ro1">
          <table:table-cell office:value-type="float" office:value="38.982999999999997" table:style-name="ce1">
            <text:p>38,983</text:p>
          </table:table-cell>
          <table:table-cell office:value-type="float" office:value="3.2410999999999999" table:style-name="ce1">
            <text:p>3,2411</text:p>
          </table:table-cell>
          <table:table-cell office:value-type="float" office:value="11434" table:style-name="ce1">
            <text:p>11434</text:p>
          </table:table-cell>
          <table:table-cell table:number-columns-repeated="16381"/>
        </table:table-row>
        <table:table-row table:style-name="ro1">
          <table:table-cell office:value-type="float" office:value="39.049999999999997" table:style-name="ce1">
            <text:p>39,05</text:p>
          </table:table-cell>
          <table:table-cell office:value-type="float" office:value="3.2467000000000001" table:style-name="ce1">
            <text:p>3,2467</text:p>
          </table:table-cell>
          <table:table-cell office:value-type="float" office:value="11513" table:style-name="ce1">
            <text:p>11513</text:p>
          </table:table-cell>
          <table:table-cell table:number-columns-repeated="16381"/>
        </table:table-row>
        <table:table-row table:style-name="ro1">
          <table:table-cell office:value-type="float" office:value="39.116999999999997" table:style-name="ce1">
            <text:p>39,117</text:p>
          </table:table-cell>
          <table:table-cell office:value-type="float" office:value="3.2522000000000002" table:style-name="ce1">
            <text:p>3,2522</text:p>
          </table:table-cell>
          <table:table-cell office:value-type="float" office:value="11602" table:style-name="ce1">
            <text:p>11602</text:p>
          </table:table-cell>
          <table:table-cell table:number-columns-repeated="16381"/>
        </table:table-row>
        <table:table-row table:style-name="ro1">
          <table:table-cell office:value-type="float" office:value="39.183" table:style-name="ce1">
            <text:p>39,183</text:p>
          </table:table-cell>
          <table:table-cell office:value-type="float" office:value="3.2576999999999998" table:style-name="ce1">
            <text:p>3,2577</text:p>
          </table:table-cell>
          <table:table-cell office:value-type="float" office:value="11681" table:style-name="ce1">
            <text:p>11681</text:p>
          </table:table-cell>
          <table:table-cell table:number-columns-repeated="16381"/>
        </table:table-row>
        <table:table-row table:style-name="ro1">
          <table:table-cell office:value-type="float" office:value="39.25" table:style-name="ce1">
            <text:p>39,25</text:p>
          </table:table-cell>
          <table:table-cell office:value-type="float" office:value="3.2633999999999999" table:style-name="ce1">
            <text:p>3,2634</text:p>
          </table:table-cell>
          <table:table-cell office:value-type="float" office:value="11769" table:style-name="ce1">
            <text:p>11769</text:p>
          </table:table-cell>
          <table:table-cell table:number-columns-repeated="16381"/>
        </table:table-row>
        <table:table-row table:style-name="ro1">
          <table:table-cell office:value-type="float" office:value="39.317" table:style-name="ce1">
            <text:p>39,317</text:p>
          </table:table-cell>
          <table:table-cell office:value-type="float" office:value="3.2690000000000001" table:style-name="ce1">
            <text:p>3,269</text:p>
          </table:table-cell>
          <table:table-cell office:value-type="float" office:value="11848" table:style-name="ce1">
            <text:p>11848</text:p>
          </table:table-cell>
          <table:table-cell table:number-columns-repeated="16381"/>
        </table:table-row>
        <table:table-row table:style-name="ro1">
          <table:table-cell office:value-type="float" office:value="39.366999999999997" table:style-name="ce1">
            <text:p>39,367</text:p>
          </table:table-cell>
          <table:table-cell office:value-type="float" office:value="3.2730999999999999" table:style-name="ce1">
            <text:p>3,2731</text:p>
          </table:table-cell>
          <table:table-cell office:value-type="float" office:value="11927" table:style-name="ce1">
            <text:p>11927</text:p>
          </table:table-cell>
          <table:table-cell table:number-columns-repeated="16381"/>
        </table:table-row>
        <table:table-row table:style-name="ro1">
          <table:table-cell office:value-type="float" office:value="39.433" table:style-name="ce1">
            <text:p>39,433</text:p>
          </table:table-cell>
          <table:table-cell office:value-type="float" office:value="3.2786" table:style-name="ce1">
            <text:p>3,2786</text:p>
          </table:table-cell>
          <table:table-cell office:value-type="float" office:value="12006" table:style-name="ce1">
            <text:p>12006</text:p>
          </table:table-cell>
          <table:table-cell table:number-columns-repeated="16381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3.2841999999999998" table:style-name="ce1">
            <text:p>3,2842</text:p>
          </table:table-cell>
          <table:table-cell office:value-type="float" office:value="12085" table:style-name="ce1">
            <text:p>12085</text:p>
          </table:table-cell>
          <table:table-cell table:number-columns-repeated="16381"/>
        </table:table-row>
        <table:table-row table:style-name="ro1">
          <table:table-cell office:value-type="float" office:value="39.567" table:style-name="ce1">
            <text:p>39,567</text:p>
          </table:table-cell>
          <table:table-cell office:value-type="float" office:value="3.2896999999999998" table:style-name="ce1">
            <text:p>3,2897</text:p>
          </table:table-cell>
          <table:table-cell office:value-type="float" office:value="12173" table:style-name="ce1">
            <text:p>12173</text:p>
          </table:table-cell>
          <table:table-cell table:number-columns-repeated="16381"/>
        </table:table-row>
        <table:table-row table:style-name="ro1">
          <table:table-cell office:value-type="float" office:value="39.633000000000003" table:style-name="ce1">
            <text:p>39,633</text:p>
          </table:table-cell>
          <table:table-cell office:value-type="float" office:value="3.2951999999999999" table:style-name="ce1">
            <text:p>3,2952</text:p>
          </table:table-cell>
          <table:table-cell office:value-type="float" office:value="12252" table:style-name="ce1">
            <text:p>12252</text:p>
          </table:table-cell>
          <table:table-cell table:number-columns-repeated="16381"/>
        </table:table-row>
        <table:table-row table:style-name="ro1">
          <table:table-cell office:value-type="float" office:value="39.700000000000003" table:style-name="ce1">
            <text:p>39,7</text:p>
          </table:table-cell>
          <table:table-cell office:value-type="float" office:value="3.3010000000000002" table:style-name="ce1">
            <text:p>3,301</text:p>
          </table:table-cell>
          <table:table-cell office:value-type="float" office:value="12351" table:style-name="ce1">
            <text:p>12351</text:p>
          </table:table-cell>
          <table:table-cell table:number-columns-repeated="16381"/>
        </table:table-row>
        <table:table-row table:style-name="ro1">
          <table:table-cell office:value-type="float" office:value="39.767000000000003" table:style-name="ce1">
            <text:p>39,767</text:p>
          </table:table-cell>
          <table:table-cell office:value-type="float" office:value="3.3065000000000002" table:style-name="ce1">
            <text:p>3,3065</text:p>
          </table:table-cell>
          <table:table-cell office:value-type="float" office:value="12440" table:style-name="ce1">
            <text:p>12440</text:p>
          </table:table-cell>
          <table:table-cell table:number-columns-repeated="16381"/>
        </table:table-row>
        <table:table-row table:style-name="ro1">
          <table:table-cell office:value-type="float" office:value="39.832999999999998" table:style-name="ce1">
            <text:p>39,833</text:p>
          </table:table-cell>
          <table:table-cell office:value-type="float" office:value="3.3121" table:style-name="ce1">
            <text:p>3,3121</text:p>
          </table:table-cell>
          <table:table-cell office:value-type="float" office:value="12528" table:style-name="ce1">
            <text:p>12528</text:p>
          </table:table-cell>
          <table:table-cell table:number-columns-repeated="16381"/>
        </table:table-row>
        <table:table-row table:style-name="ro1">
          <table:table-cell office:value-type="float" office:value="39.9" table:style-name="ce1">
            <text:p>39,9</text:p>
          </table:table-cell>
          <table:table-cell office:value-type="float" office:value="3.3176999999999999" table:style-name="ce1">
            <text:p>3,3177</text:p>
          </table:table-cell>
          <table:table-cell office:value-type="float" office:value="12617" table:style-name="ce1">
            <text:p>12617</text:p>
          </table:table-cell>
          <table:table-cell table:number-columns-repeated="16381"/>
        </table:table-row>
        <table:table-row table:style-name="ro1">
          <table:table-cell office:value-type="float" office:value="39.966999999999999" table:style-name="ce1">
            <text:p>39,967</text:p>
          </table:table-cell>
          <table:table-cell office:value-type="float" office:value="3.3231000000000002" table:style-name="ce1">
            <text:p>3,3231</text:p>
          </table:table-cell>
          <table:table-cell office:value-type="float" office:value="12716" table:style-name="ce1">
            <text:p>12716</text:p>
          </table:table-cell>
          <table:table-cell table:number-columns-repeated="16381"/>
        </table:table-row>
        <table:table-row table:style-name="ro1">
          <table:table-cell office:value-type="float" office:value="40.033000000000001" table:style-name="ce1">
            <text:p>40,033</text:p>
          </table:table-cell>
          <table:table-cell office:value-type="float" office:value="3.3287" table:style-name="ce1">
            <text:p>3,3287</text:p>
          </table:table-cell>
          <table:table-cell office:value-type="float" office:value="12814" table:style-name="ce1">
            <text:p>12814</text:p>
          </table:table-cell>
          <table:table-cell table:number-columns-repeated="16381"/>
        </table:table-row>
        <table:table-row table:style-name="ro1">
          <table:table-cell office:value-type="float" office:value="40.116999999999997" table:style-name="ce1">
            <text:p>40,117</text:p>
          </table:table-cell>
          <table:table-cell office:value-type="float" office:value="3.3355000000000001" table:style-name="ce1">
            <text:p>3,3355</text:p>
          </table:table-cell>
          <table:table-cell office:value-type="float" office:value="12923" table:style-name="ce1">
            <text:p>12923</text:p>
          </table:table-cell>
          <table:table-cell table:number-columns-repeated="16381"/>
        </table:table-row>
        <table:table-row table:style-name="ro1">
          <table:table-cell office:value-type="float" office:value="40.183" table:style-name="ce1">
            <text:p>40,183</text:p>
          </table:table-cell>
          <table:table-cell office:value-type="float" office:value="3.3411" table:style-name="ce1">
            <text:p>3,3411</text:p>
          </table:table-cell>
          <table:table-cell office:value-type="float" office:value="13021" table:style-name="ce1">
            <text:p>13021</text:p>
          </table:table-cell>
          <table:table-cell table:number-columns-repeated="16381"/>
        </table:table-row>
        <table:table-row table:style-name="ro1">
          <table:table-cell office:value-type="float" office:value="40.25" table:style-name="ce1">
            <text:p>40,25</text:p>
          </table:table-cell>
          <table:table-cell office:value-type="float" office:value="3.3466" table:style-name="ce1">
            <text:p>3,3466</text:p>
          </table:table-cell>
          <table:table-cell office:value-type="float" office:value="13130" table:style-name="ce1">
            <text:p>13130</text:p>
          </table:table-cell>
          <table:table-cell table:number-columns-repeated="16381"/>
        </table:table-row>
        <table:table-row table:style-name="ro1">
          <table:table-cell office:value-type="float" office:value="40.317" table:style-name="ce1">
            <text:p>40,317</text:p>
          </table:table-cell>
          <table:table-cell office:value-type="float" office:value="3.3523000000000001" table:style-name="ce1">
            <text:p>3,3523</text:p>
          </table:table-cell>
          <table:table-cell office:value-type="float" office:value="13228" table:style-name="ce1">
            <text:p>13228</text:p>
          </table:table-cell>
          <table:table-cell table:number-columns-repeated="16381"/>
        </table:table-row>
        <table:table-row table:style-name="ro1">
          <table:table-cell office:value-type="float" office:value="40.383000000000003" table:style-name="ce1">
            <text:p>40,383</text:p>
          </table:table-cell>
          <table:table-cell office:value-type="float" office:value="3.3578999999999999" table:style-name="ce1">
            <text:p>3,3579</text:p>
          </table:table-cell>
          <table:table-cell office:value-type="float" office:value="13327" table:style-name="ce1">
            <text:p>13327</text:p>
          </table:table-cell>
          <table:table-cell table:number-columns-repeated="16381"/>
        </table:table-row>
        <table:table-row table:style-name="ro1">
          <table:table-cell office:value-type="float" office:value="40.450000000000003" table:style-name="ce1">
            <text:p>40,45</text:p>
          </table:table-cell>
          <table:table-cell office:value-type="float" office:value="3.3635999999999999" table:style-name="ce1">
            <text:p>3,3636</text:p>
          </table:table-cell>
          <table:table-cell office:value-type="float" office:value="13425" table:style-name="ce1">
            <text:p>13425</text:p>
          </table:table-cell>
          <table:table-cell table:number-columns-repeated="16381"/>
        </table:table-row>
        <table:table-row table:style-name="ro1">
          <table:table-cell office:value-type="float" office:value="40.517000000000003" table:style-name="ce1">
            <text:p>40,517</text:p>
          </table:table-cell>
          <table:table-cell office:value-type="float" office:value="3.3692000000000002" table:style-name="ce1">
            <text:p>3,3692</text:p>
          </table:table-cell>
          <table:table-cell office:value-type="float" office:value="13534" table:style-name="ce1">
            <text:p>13534</text:p>
          </table:table-cell>
          <table:table-cell table:number-columns-repeated="16381"/>
        </table:table-row>
        <table:table-row table:style-name="ro1">
          <table:table-cell office:value-type="float" office:value="40.6" table:style-name="ce1">
            <text:p>40,6</text:p>
          </table:table-cell>
          <table:table-cell office:value-type="float" office:value="3.3759000000000001" table:style-name="ce1">
            <text:p>3,3759</text:p>
          </table:table-cell>
          <table:table-cell office:value-type="float" office:value="13652" table:style-name="ce1">
            <text:p>13652</text:p>
          </table:table-cell>
          <table:table-cell table:number-columns-repeated="16381"/>
        </table:table-row>
        <table:table-row table:style-name="ro1">
          <table:table-cell office:value-type="float" office:value="40.683" table:style-name="ce1">
            <text:p>40,683</text:p>
          </table:table-cell>
          <table:table-cell office:value-type="float" office:value="3.3828" table:style-name="ce1">
            <text:p>3,3828</text:p>
          </table:table-cell>
          <table:table-cell office:value-type="float" office:value="13770" table:style-name="ce1">
            <text:p>13770</text:p>
          </table:table-cell>
          <table:table-cell table:number-columns-repeated="16381"/>
        </table:table-row>
        <table:table-row table:style-name="ro1">
          <table:table-cell office:value-type="float" office:value="40.75" table:style-name="ce1">
            <text:p>40,75</text:p>
          </table:table-cell>
          <table:table-cell office:value-type="float" office:value="3.3881000000000001" table:style-name="ce1">
            <text:p>3,3881</text:p>
          </table:table-cell>
          <table:table-cell office:value-type="float" office:value="13879" table:style-name="ce1">
            <text:p>13879</text:p>
          </table:table-cell>
          <table:table-cell table:number-columns-repeated="16381"/>
        </table:table-row>
        <table:table-row table:style-name="ro1">
          <table:table-cell office:value-type="float" office:value="40.817" table:style-name="ce1">
            <text:p>40,817</text:p>
          </table:table-cell>
          <table:table-cell office:value-type="float" office:value="3.3938999999999999" table:style-name="ce1">
            <text:p>3,3939</text:p>
          </table:table-cell>
          <table:table-cell office:value-type="float" office:value="13987" table:style-name="ce1">
            <text:p>13987</text:p>
          </table:table-cell>
          <table:table-cell table:number-columns-repeated="16381"/>
        </table:table-row>
        <table:table-row table:style-name="ro1">
          <table:table-cell office:value-type="float" office:value="40.883000000000003" table:style-name="ce1">
            <text:p>40,883</text:p>
          </table:table-cell>
          <table:table-cell office:value-type="float" office:value="3.3995000000000002" table:style-name="ce1">
            <text:p>3,3995</text:p>
          </table:table-cell>
          <table:table-cell office:value-type="float" office:value="14086" table:style-name="ce1">
            <text:p>14086</text:p>
          </table:table-cell>
          <table:table-cell table:number-columns-repeated="16381"/>
        </table:table-row>
        <table:table-row table:style-name="ro1">
          <table:table-cell office:value-type="float" office:value="40.950000000000003" table:style-name="ce1">
            <text:p>40,95</text:p>
          </table:table-cell>
          <table:table-cell office:value-type="float" office:value="3.4051" table:style-name="ce1">
            <text:p>3,4051</text:p>
          </table:table-cell>
          <table:table-cell office:value-type="float" office:value="14194" table:style-name="ce1">
            <text:p>14194</text:p>
          </table:table-cell>
          <table:table-cell table:number-columns-repeated="16381"/>
        </table:table-row>
        <table:table-row table:style-name="ro1">
          <table:table-cell office:value-type="float" office:value="41.017000000000003" table:style-name="ce1">
            <text:p>41,017</text:p>
          </table:table-cell>
          <table:table-cell office:value-type="float" office:value="3.4106999999999998" table:style-name="ce1">
            <text:p>3,4107</text:p>
          </table:table-cell>
          <table:table-cell office:value-type="float" office:value="14312" table:style-name="ce1">
            <text:p>14312</text:p>
          </table:table-cell>
          <table:table-cell table:number-columns-repeated="16381"/>
        </table:table-row>
        <table:table-row table:style-name="ro1">
          <table:table-cell office:value-type="float" office:value="41.082999999999998" table:style-name="ce1">
            <text:p>41,083</text:p>
          </table:table-cell>
          <table:table-cell office:value-type="float" office:value="3.4161999999999999" table:style-name="ce1">
            <text:p>3,4162</text:p>
          </table:table-cell>
          <table:table-cell office:value-type="float" office:value="14421" table:style-name="ce1">
            <text:p>14421</text:p>
          </table:table-cell>
          <table:table-cell table:number-columns-repeated="16381"/>
        </table:table-row>
        <table:table-row table:style-name="ro1">
          <table:table-cell office:value-type="float" office:value="41.15" table:style-name="ce1">
            <text:p>41,15</text:p>
          </table:table-cell>
          <table:table-cell office:value-type="float" office:value="3.4217" table:style-name="ce1">
            <text:p>3,4217</text:p>
          </table:table-cell>
          <table:table-cell office:value-type="float" office:value="14529" table:style-name="ce1">
            <text:p>14529</text:p>
          </table:table-cell>
          <table:table-cell table:number-columns-repeated="16381"/>
        </table:table-row>
        <table:table-row table:style-name="ro1">
          <table:table-cell office:value-type="float" office:value="41.216999999999999" table:style-name="ce1">
            <text:p>41,217</text:p>
          </table:table-cell>
          <table:table-cell office:value-type="float" office:value="3.4270999999999998" table:style-name="ce1">
            <text:p>3,4271</text:p>
          </table:table-cell>
          <table:table-cell office:value-type="float" office:value="14638" table:style-name="ce1">
            <text:p>14638</text:p>
          </table:table-cell>
          <table:table-cell table:number-columns-repeated="16381"/>
        </table:table-row>
        <table:table-row table:style-name="ro1">
          <table:table-cell office:value-type="float" office:value="41.283000000000001" table:style-name="ce1">
            <text:p>41,283</text:p>
          </table:table-cell>
          <table:table-cell office:value-type="float" office:value="3.4325999999999999" table:style-name="ce1">
            <text:p>3,4326</text:p>
          </table:table-cell>
          <table:table-cell office:value-type="float" office:value="14756" table:style-name="ce1">
            <text:p>14756</text:p>
          </table:table-cell>
          <table:table-cell table:number-columns-repeated="16381"/>
        </table:table-row>
        <table:table-row table:style-name="ro1">
          <table:table-cell office:value-type="float" office:value="41.35" table:style-name="ce1">
            <text:p>41,35</text:p>
          </table:table-cell>
          <table:table-cell office:value-type="float" office:value="3.4382000000000001" table:style-name="ce1">
            <text:p>3,4382</text:p>
          </table:table-cell>
          <table:table-cell office:value-type="float" office:value="14864" table:style-name="ce1">
            <text:p>14864</text:p>
          </table:table-cell>
          <table:table-cell table:number-columns-repeated="16381"/>
        </table:table-row>
        <table:table-row table:style-name="ro1">
          <table:table-cell office:value-type="float" office:value="41.417000000000002" table:style-name="ce1">
            <text:p>41,417</text:p>
          </table:table-cell>
          <table:table-cell office:value-type="float" office:value="3.4438" table:style-name="ce1">
            <text:p>3,4438</text:p>
          </table:table-cell>
          <table:table-cell office:value-type="float" office:value="14983" table:style-name="ce1">
            <text:p>14983</text:p>
          </table:table-cell>
          <table:table-cell table:number-columns-repeated="16381"/>
        </table:table-row>
        <table:table-row table:style-name="ro1">
          <table:table-cell office:value-type="float" office:value="41.482999999999997" table:style-name="ce1">
            <text:p>41,483</text:p>
          </table:table-cell>
          <table:table-cell office:value-type="float" office:value="3.4495" table:style-name="ce1">
            <text:p>3,4495</text:p>
          </table:table-cell>
          <table:table-cell office:value-type="float" office:value="15101" table:style-name="ce1">
            <text:p>15101</text:p>
          </table:table-cell>
          <table:table-cell table:number-columns-repeated="16381"/>
        </table:table-row>
        <table:table-row table:style-name="ro1">
          <table:table-cell office:value-type="float" office:value="41.55" table:style-name="ce1">
            <text:p>41,55</text:p>
          </table:table-cell>
          <table:table-cell office:value-type="float" office:value="3.4550999999999998" table:style-name="ce1">
            <text:p>3,4551</text:p>
          </table:table-cell>
          <table:table-cell office:value-type="float" office:value="15209" table:style-name="ce1">
            <text:p>15209</text:p>
          </table:table-cell>
          <table:table-cell table:number-columns-repeated="16381"/>
        </table:table-row>
        <table:table-row table:style-name="ro1">
          <table:table-cell office:value-type="float" office:value="41.616999999999997" table:style-name="ce1">
            <text:p>41,617</text:p>
          </table:table-cell>
          <table:table-cell office:value-type="float" office:value="3.4605999999999999" table:style-name="ce1">
            <text:p>3,4606</text:p>
          </table:table-cell>
          <table:table-cell office:value-type="float" office:value="15328" table:style-name="ce1">
            <text:p>15328</text:p>
          </table:table-cell>
          <table:table-cell table:number-columns-repeated="16381"/>
        </table:table-row>
        <table:table-row table:style-name="ro1">
          <table:table-cell office:value-type="float" office:value="41.683" table:style-name="ce1">
            <text:p>41,683</text:p>
          </table:table-cell>
          <table:table-cell office:value-type="float" office:value="3.4662000000000002" table:style-name="ce1">
            <text:p>3,4662</text:p>
          </table:table-cell>
          <table:table-cell office:value-type="float" office:value="15446" table:style-name="ce1">
            <text:p>15446</text:p>
          </table:table-cell>
          <table:table-cell table:number-columns-repeated="16381"/>
        </table:table-row>
        <table:table-row table:style-name="ro1">
          <table:table-cell office:value-type="float" office:value="41.75" table:style-name="ce1">
            <text:p>41,75</text:p>
          </table:table-cell>
          <table:table-cell office:value-type="float" office:value="3.4716" table:style-name="ce1">
            <text:p>3,4716</text:p>
          </table:table-cell>
          <table:table-cell office:value-type="float" office:value="15564" table:style-name="ce1">
            <text:p>15564</text:p>
          </table:table-cell>
          <table:table-cell table:number-columns-repeated="16381"/>
        </table:table-row>
        <table:table-row table:style-name="ro1">
          <table:table-cell office:value-type="float" office:value="41.817" table:style-name="ce1">
            <text:p>41,817</text:p>
          </table:table-cell>
          <table:table-cell office:value-type="float" office:value="3.4771000000000001" table:style-name="ce1">
            <text:p>3,4771</text:p>
          </table:table-cell>
          <table:table-cell office:value-type="float" office:value="15683" table:style-name="ce1">
            <text:p>15683</text:p>
          </table:table-cell>
          <table:table-cell table:number-columns-repeated="16381"/>
        </table:table-row>
        <table:table-row table:style-name="ro1">
          <table:table-cell office:value-type="float" office:value="41.883000000000003" table:style-name="ce1">
            <text:p>41,883</text:p>
          </table:table-cell>
          <table:table-cell office:value-type="float" office:value="3.4826999999999999" table:style-name="ce1">
            <text:p>3,4827</text:p>
          </table:table-cell>
          <table:table-cell office:value-type="float" office:value="15801" table:style-name="ce1">
            <text:p>15801</text:p>
          </table:table-cell>
          <table:table-cell table:number-columns-repeated="16381"/>
        </table:table-row>
        <table:table-row table:style-name="ro1">
          <table:table-cell office:value-type="float" office:value="41.95" table:style-name="ce1">
            <text:p>41,95</text:p>
          </table:table-cell>
          <table:table-cell office:value-type="float" office:value="3.4883999999999999" table:style-name="ce1">
            <text:p>3,4884</text:p>
          </table:table-cell>
          <table:table-cell office:value-type="float" office:value="15929" table:style-name="ce1">
            <text:p>15929</text:p>
          </table:table-cell>
          <table:table-cell table:number-columns-repeated="16381"/>
        </table:table-row>
        <table:table-row table:style-name="ro1">
          <table:table-cell office:value-type="float" office:value="42.017000000000003" table:style-name="ce1">
            <text:p>42,017</text:p>
          </table:table-cell>
          <table:table-cell office:value-type="float" office:value="3.4939" table:style-name="ce1">
            <text:p>3,4939</text:p>
          </table:table-cell>
          <table:table-cell office:value-type="float" office:value="16057" table:style-name="ce1">
            <text:p>16057</text:p>
          </table:table-cell>
          <table:table-cell table:number-columns-repeated="16381"/>
        </table:table-row>
        <table:table-row table:style-name="ro1">
          <table:table-cell office:value-type="float" office:value="42.082999999999998" table:style-name="ce1">
            <text:p>42,083</text:p>
          </table:table-cell>
          <table:table-cell office:value-type="float" office:value="3.4994999999999998" table:style-name="ce1">
            <text:p>3,4995</text:p>
          </table:table-cell>
          <table:table-cell office:value-type="float" office:value="16175" table:style-name="ce1">
            <text:p>16175</text:p>
          </table:table-cell>
          <table:table-cell table:number-columns-repeated="16381"/>
        </table:table-row>
        <table:table-row table:style-name="ro1">
          <table:table-cell office:value-type="float" office:value="42.15" table:style-name="ce1">
            <text:p>42,15</text:p>
          </table:table-cell>
          <table:table-cell office:value-type="float" office:value="3.5049000000000001" table:style-name="ce1">
            <text:p>3,5049</text:p>
          </table:table-cell>
          <table:table-cell office:value-type="float" office:value="16304" table:style-name="ce1">
            <text:p>16304</text:p>
          </table:table-cell>
          <table:table-cell table:number-columns-repeated="16381"/>
        </table:table-row>
        <table:table-row table:style-name="ro1">
          <table:table-cell office:value-type="float" office:value="42.216999999999999" table:style-name="ce1">
            <text:p>42,217</text:p>
          </table:table-cell>
          <table:table-cell office:value-type="float" office:value="3.5105" table:style-name="ce1">
            <text:p>3,5105</text:p>
          </table:table-cell>
          <table:table-cell office:value-type="float" office:value="16432" table:style-name="ce1">
            <text:p>16432</text:p>
          </table:table-cell>
          <table:table-cell table:number-columns-repeated="16381"/>
        </table:table-row>
        <table:table-row table:style-name="ro1">
          <table:table-cell office:value-type="float" office:value="42.283000000000001" table:style-name="ce1">
            <text:p>42,283</text:p>
          </table:table-cell>
          <table:table-cell office:value-type="float" office:value="3.5160999999999998" table:style-name="ce1">
            <text:p>3,5161</text:p>
          </table:table-cell>
          <table:table-cell office:value-type="float" office:value="16550" table:style-name="ce1">
            <text:p>16550</text:p>
          </table:table-cell>
          <table:table-cell table:number-columns-repeated="16381"/>
        </table:table-row>
        <table:table-row table:style-name="ro1">
          <table:table-cell office:value-type="float" office:value="42.35" table:style-name="ce1">
            <text:p>42,35</text:p>
          </table:table-cell>
          <table:table-cell office:value-type="float" office:value="3.5215000000000001" table:style-name="ce1">
            <text:p>3,5215</text:p>
          </table:table-cell>
          <table:table-cell office:value-type="float" office:value="16678" table:style-name="ce1">
            <text:p>16678</text:p>
          </table:table-cell>
          <table:table-cell table:number-columns-repeated="16381"/>
        </table:table-row>
        <table:table-row table:style-name="ro1">
          <table:table-cell office:value-type="float" office:value="42.417000000000002" table:style-name="ce1">
            <text:p>42,417</text:p>
          </table:table-cell>
          <table:table-cell office:value-type="float" office:value="3.5270000000000001" table:style-name="ce1">
            <text:p>3,527</text:p>
          </table:table-cell>
          <table:table-cell office:value-type="float" office:value="16806" table:style-name="ce1">
            <text:p>16806</text:p>
          </table:table-cell>
          <table:table-cell table:number-columns-repeated="16381"/>
        </table:table-row>
        <table:table-row table:style-name="ro1">
          <table:table-cell office:value-type="float" office:value="42.482999999999997" table:style-name="ce1">
            <text:p>42,483</text:p>
          </table:table-cell>
          <table:table-cell office:value-type="float" office:value="3.5327999999999999" table:style-name="ce1">
            <text:p>3,5328</text:p>
          </table:table-cell>
          <table:table-cell office:value-type="float" office:value="16934" table:style-name="ce1">
            <text:p>16934</text:p>
          </table:table-cell>
          <table:table-cell table:number-columns-repeated="16381"/>
        </table:table-row>
        <table:table-row table:style-name="ro1">
          <table:table-cell office:value-type="float" office:value="42.55" table:style-name="ce1">
            <text:p>42,55</text:p>
          </table:table-cell>
          <table:table-cell office:value-type="float" office:value="3.5384000000000002" table:style-name="ce1">
            <text:p>3,5384</text:p>
          </table:table-cell>
          <table:table-cell office:value-type="float" office:value="17063" table:style-name="ce1">
            <text:p>17063</text:p>
          </table:table-cell>
          <table:table-cell table:number-columns-repeated="16381"/>
        </table:table-row>
        <table:table-row table:style-name="ro1">
          <table:table-cell office:value-type="float" office:value="42.616999999999997" table:style-name="ce1">
            <text:p>42,617</text:p>
          </table:table-cell>
          <table:table-cell office:value-type="float" office:value="3.544" table:style-name="ce1">
            <text:p>3,544</text:p>
          </table:table-cell>
          <table:table-cell office:value-type="float" office:value="17201" table:style-name="ce1">
            <text:p>17201</text:p>
          </table:table-cell>
          <table:table-cell table:number-columns-repeated="16381"/>
        </table:table-row>
        <table:table-row table:style-name="ro1">
          <table:table-cell office:value-type="float" office:value="42.683" table:style-name="ce1">
            <text:p>42,683</text:p>
          </table:table-cell>
          <table:table-cell office:value-type="float" office:value="3.5497999999999998" table:style-name="ce1">
            <text:p>3,5498</text:p>
          </table:table-cell>
          <table:table-cell office:value-type="float" office:value="17329" table:style-name="ce1">
            <text:p>17329</text:p>
          </table:table-cell>
          <table:table-cell table:number-columns-repeated="16381"/>
        </table:table-row>
        <table:table-row table:style-name="ro1">
          <table:table-cell office:value-type="float" office:value="42.75" table:style-name="ce1">
            <text:p>42,75</text:p>
          </table:table-cell>
          <table:table-cell office:value-type="float" office:value="3.5552000000000001" table:style-name="ce1">
            <text:p>3,5552</text:p>
          </table:table-cell>
          <table:table-cell office:value-type="float" office:value="17457" table:style-name="ce1">
            <text:p>17457</text:p>
          </table:table-cell>
          <table:table-cell table:number-columns-repeated="16381"/>
        </table:table-row>
        <table:table-row table:style-name="ro1">
          <table:table-cell office:value-type="float" office:value="42.817" table:style-name="ce1">
            <text:p>42,817</text:p>
          </table:table-cell>
          <table:table-cell office:value-type="float" office:value="3.5608" table:style-name="ce1">
            <text:p>3,5608</text:p>
          </table:table-cell>
          <table:table-cell office:value-type="float" office:value="17575" table:style-name="ce1">
            <text:p>17575</text:p>
          </table:table-cell>
          <table:table-cell table:number-columns-repeated="16381"/>
        </table:table-row>
        <table:table-row table:style-name="ro1">
          <table:table-cell office:value-type="float" office:value="42.866999999999997" table:style-name="ce1">
            <text:p>42,867</text:p>
          </table:table-cell>
          <table:table-cell office:value-type="float" office:value="3.5648" table:style-name="ce1">
            <text:p>3,5648</text:p>
          </table:table-cell>
          <table:table-cell office:value-type="float" office:value="17693" table:style-name="ce1">
            <text:p>17693</text:p>
          </table:table-cell>
          <table:table-cell table:number-columns-repeated="16381"/>
        </table:table-row>
        <table:table-row table:style-name="ro1">
          <table:table-cell office:value-type="float" office:value="42.95" table:style-name="ce1">
            <text:p>42,95</text:p>
          </table:table-cell>
          <table:table-cell office:value-type="float" office:value="3.5716000000000001" table:style-name="ce1">
            <text:p>3,5716</text:p>
          </table:table-cell>
          <table:table-cell office:value-type="float" office:value="17851" table:style-name="ce1">
            <text:p>17851</text:p>
          </table:table-cell>
          <table:table-cell table:number-columns-repeated="16381"/>
        </table:table-row>
        <table:table-row table:style-name="ro1">
          <table:table-cell office:value-type="float" office:value="43.033000000000001" table:style-name="ce1">
            <text:p>43,033</text:p>
          </table:table-cell>
          <table:table-cell office:value-type="float" office:value="3.5783999999999998" table:style-name="ce1">
            <text:p>3,5784</text:p>
          </table:table-cell>
          <table:table-cell office:value-type="float" office:value="18019" table:style-name="ce1">
            <text:p>18019</text:p>
          </table:table-cell>
          <table:table-cell table:number-columns-repeated="16381"/>
        </table:table-row>
        <table:table-row table:style-name="ro1">
          <table:table-cell office:value-type="float" office:value="43.116999999999997" table:style-name="ce1">
            <text:p>43,117</text:p>
          </table:table-cell>
          <table:table-cell office:value-type="float" office:value="3.5857000000000001" table:style-name="ce1">
            <text:p>3,5857</text:p>
          </table:table-cell>
          <table:table-cell office:value-type="float" office:value="18186" table:style-name="ce1">
            <text:p>18186</text:p>
          </table:table-cell>
          <table:table-cell table:number-columns-repeated="16381"/>
        </table:table-row>
        <table:table-row table:style-name="ro1">
          <table:table-cell office:value-type="float" office:value="43.2" table:style-name="ce1">
            <text:p>43,2</text:p>
          </table:table-cell>
          <table:table-cell office:value-type="float" office:value="3.5926" table:style-name="ce1">
            <text:p>3,5926</text:p>
          </table:table-cell>
          <table:table-cell office:value-type="float" office:value="18344" table:style-name="ce1">
            <text:p>18344</text:p>
          </table:table-cell>
          <table:table-cell table:number-columns-repeated="16381"/>
        </table:table-row>
        <table:table-row table:style-name="ro1">
          <table:table-cell office:value-type="float" office:value="43.267000000000003" table:style-name="ce1">
            <text:p>43,267</text:p>
          </table:table-cell>
          <table:table-cell office:value-type="float" office:value="3.5981000000000001" table:style-name="ce1">
            <text:p>3,5981</text:p>
          </table:table-cell>
          <table:table-cell office:value-type="float" office:value="18482" table:style-name="ce1">
            <text:p>18482</text:p>
          </table:table-cell>
          <table:table-cell table:number-columns-repeated="16381"/>
        </table:table-row>
        <table:table-row table:style-name="ro1">
          <table:table-cell office:value-type="float" office:value="43.332999999999998" table:style-name="ce1">
            <text:p>43,333</text:p>
          </table:table-cell>
          <table:table-cell office:value-type="float" office:value="3.6036000000000001" table:style-name="ce1">
            <text:p>3,6036</text:p>
          </table:table-cell>
          <table:table-cell office:value-type="float" office:value="18630" table:style-name="ce1">
            <text:p>18630</text:p>
          </table:table-cell>
          <table:table-cell table:number-columns-repeated="16381"/>
        </table:table-row>
        <table:table-row table:style-name="ro1">
          <table:table-cell office:value-type="float" office:value="43.417000000000002" table:style-name="ce1">
            <text:p>43,417</text:p>
          </table:table-cell>
          <table:table-cell office:value-type="float" office:value="3.6105999999999998" table:style-name="ce1">
            <text:p>3,6106</text:p>
          </table:table-cell>
          <table:table-cell office:value-type="float" office:value="18788" table:style-name="ce1">
            <text:p>18788</text:p>
          </table:table-cell>
          <table:table-cell table:number-columns-repeated="16381"/>
        </table:table-row>
        <table:table-row table:style-name="ro1">
          <table:table-cell office:value-type="float" office:value="43.482999999999997" table:style-name="ce1">
            <text:p>43,483</text:p>
          </table:table-cell>
          <table:table-cell office:value-type="float" office:value="3.6160000000000001" table:style-name="ce1">
            <text:p>3,616</text:p>
          </table:table-cell>
          <table:table-cell office:value-type="float" office:value="18926" table:style-name="ce1">
            <text:p>18926</text:p>
          </table:table-cell>
          <table:table-cell table:number-columns-repeated="16381"/>
        </table:table-row>
        <table:table-row table:style-name="ro1">
          <table:table-cell office:value-type="float" office:value="43.567" table:style-name="ce1">
            <text:p>43,567</text:p>
          </table:table-cell>
          <table:table-cell office:value-type="float" office:value="3.6230000000000002" table:style-name="ce1">
            <text:p>3,623</text:p>
          </table:table-cell>
          <table:table-cell office:value-type="float" office:value="19093" table:style-name="ce1">
            <text:p>19093</text:p>
          </table:table-cell>
          <table:table-cell table:number-columns-repeated="16381"/>
        </table:table-row>
        <table:table-row table:style-name="ro1">
          <table:table-cell office:value-type="float" office:value="43.633000000000003" table:style-name="ce1">
            <text:p>43,633</text:p>
          </table:table-cell>
          <table:table-cell office:value-type="float" office:value="3.6286" table:style-name="ce1">
            <text:p>3,6286</text:p>
          </table:table-cell>
          <table:table-cell office:value-type="float" office:value="19241" table:style-name="ce1">
            <text:p>19241</text:p>
          </table:table-cell>
          <table:table-cell table:number-columns-repeated="16381"/>
        </table:table-row>
        <table:table-row table:style-name="ro1">
          <table:table-cell office:value-type="float" office:value="43.7" table:style-name="ce1">
            <text:p>43,7</text:p>
          </table:table-cell>
          <table:table-cell office:value-type="float" office:value="3.6341000000000001" table:style-name="ce1">
            <text:p>3,6341</text:p>
          </table:table-cell>
          <table:table-cell office:value-type="float" office:value="19389" table:style-name="ce1">
            <text:p>19389</text:p>
          </table:table-cell>
          <table:table-cell table:number-columns-repeated="16381"/>
        </table:table-row>
        <table:table-row table:style-name="ro1">
          <table:table-cell office:value-type="float" office:value="43.767000000000003" table:style-name="ce1">
            <text:p>43,767</text:p>
          </table:table-cell>
          <table:table-cell office:value-type="float" office:value="3.6396999999999999" table:style-name="ce1">
            <text:p>3,6397</text:p>
          </table:table-cell>
          <table:table-cell office:value-type="float" office:value="19527" table:style-name="ce1">
            <text:p>19527</text:p>
          </table:table-cell>
          <table:table-cell table:number-columns-repeated="16381"/>
        </table:table-row>
        <table:table-row table:style-name="ro1">
          <table:table-cell office:value-type="float" office:value="43.832999999999998" table:style-name="ce1">
            <text:p>43,833</text:p>
          </table:table-cell>
          <table:table-cell office:value-type="float" office:value="3.6454" table:style-name="ce1">
            <text:p>3,6454</text:p>
          </table:table-cell>
          <table:table-cell office:value-type="float" office:value="19675" table:style-name="ce1">
            <text:p>19675</text:p>
          </table:table-cell>
          <table:table-cell table:number-columns-repeated="16381"/>
        </table:table-row>
        <table:table-row table:style-name="ro1">
          <table:table-cell office:value-type="float" office:value="43.9" table:style-name="ce1">
            <text:p>43,9</text:p>
          </table:table-cell>
          <table:table-cell office:value-type="float" office:value="3.6509" table:style-name="ce1">
            <text:p>3,6509</text:p>
          </table:table-cell>
          <table:table-cell office:value-type="float" office:value="19813" table:style-name="ce1">
            <text:p>19813</text:p>
          </table:table-cell>
          <table:table-cell table:number-columns-repeated="16381"/>
        </table:table-row>
        <table:table-row table:style-name="ro1">
          <table:table-cell office:value-type="float" office:value="43.966999999999999" table:style-name="ce1">
            <text:p>43,967</text:p>
          </table:table-cell>
          <table:table-cell office:value-type="float" office:value="3.6562999999999999" table:style-name="ce1">
            <text:p>3,6563</text:p>
          </table:table-cell>
          <table:table-cell office:value-type="float" office:value="19970" table:style-name="ce1">
            <text:p>19970</text:p>
          </table:table-cell>
          <table:table-cell table:number-columns-repeated="16381"/>
        </table:table-row>
        <table:table-row table:style-name="ro1">
          <table:table-cell office:value-type="float" office:value="44.033000000000001" table:style-name="ce1">
            <text:p>44,033</text:p>
          </table:table-cell>
          <table:table-cell office:value-type="float" office:value="3.6617999999999999" table:style-name="ce1">
            <text:p>3,6618</text:p>
          </table:table-cell>
          <table:table-cell office:value-type="float" office:value="20108" table:style-name="ce1">
            <text:p>20108</text:p>
          </table:table-cell>
          <table:table-cell table:number-columns-repeated="16381"/>
        </table:table-row>
        <table:table-row table:style-name="ro1">
          <table:table-cell office:value-type="float" office:value="44.1" table:style-name="ce1">
            <text:p>44,1</text:p>
          </table:table-cell>
          <table:table-cell office:value-type="float" office:value="3.6671999999999998" table:style-name="ce1">
            <text:p>3,6672</text:p>
          </table:table-cell>
          <table:table-cell office:value-type="float" office:value="20246" table:style-name="ce1">
            <text:p>20246</text:p>
          </table:table-cell>
          <table:table-cell table:number-columns-repeated="16381"/>
        </table:table-row>
        <table:table-row table:style-name="ro1">
          <table:table-cell office:value-type="float" office:value="44.167000000000002" table:style-name="ce1">
            <text:p>44,167</text:p>
          </table:table-cell>
          <table:table-cell office:value-type="float" office:value="3.673" table:style-name="ce1">
            <text:p>3,673</text:p>
          </table:table-cell>
          <table:table-cell office:value-type="float" office:value="20404" table:style-name="ce1">
            <text:p>20404</text:p>
          </table:table-cell>
          <table:table-cell table:number-columns-repeated="16381"/>
        </table:table-row>
        <table:table-row table:style-name="ro1">
          <table:table-cell office:value-type="float" office:value="44.25" table:style-name="ce1">
            <text:p>44,25</text:p>
          </table:table-cell>
          <table:table-cell office:value-type="float" office:value="3.6800999999999999" table:style-name="ce1">
            <text:p>3,6801</text:p>
          </table:table-cell>
          <table:table-cell office:value-type="float" office:value="20601" table:style-name="ce1">
            <text:p>20601</text:p>
          </table:table-cell>
          <table:table-cell table:number-columns-repeated="16381"/>
        </table:table-row>
        <table:table-row table:style-name="ro1">
          <table:table-cell office:value-type="float" office:value="44.332999999999998" table:style-name="ce1">
            <text:p>44,333</text:p>
          </table:table-cell>
          <table:table-cell office:value-type="float" office:value="3.6871" table:style-name="ce1">
            <text:p>3,6871</text:p>
          </table:table-cell>
          <table:table-cell office:value-type="float" office:value="20789" table:style-name="ce1">
            <text:p>20789</text:p>
          </table:table-cell>
          <table:table-cell table:number-columns-repeated="16381"/>
        </table:table-row>
        <table:table-row table:style-name="ro1">
          <table:table-cell office:value-type="float" office:value="44.417000000000002" table:style-name="ce1">
            <text:p>44,417</text:p>
          </table:table-cell>
          <table:table-cell office:value-type="float" office:value="3.6939000000000002" table:style-name="ce1">
            <text:p>3,6939</text:p>
          </table:table-cell>
          <table:table-cell office:value-type="float" office:value="20966" table:style-name="ce1">
            <text:p>20966</text:p>
          </table:table-cell>
          <table:table-cell table:number-columns-repeated="16381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3.7008999999999999" table:style-name="ce1">
            <text:p>3,7009</text:p>
          </table:table-cell>
          <table:table-cell office:value-type="float" office:value="21163" table:style-name="ce1">
            <text:p>21163</text:p>
          </table:table-cell>
          <table:table-cell table:number-columns-repeated="16381"/>
        </table:table-row>
        <table:table-row table:style-name="ro1">
          <table:table-cell office:value-type="float" office:value="44.582999999999998" table:style-name="ce1">
            <text:p>44,583</text:p>
          </table:table-cell>
          <table:table-cell office:value-type="float" office:value="3.7075999999999998" table:style-name="ce1">
            <text:p>3,7076</text:p>
          </table:table-cell>
          <table:table-cell office:value-type="float" office:value="21360" table:style-name="ce1">
            <text:p>21360</text:p>
          </table:table-cell>
          <table:table-cell table:number-columns-repeated="16381"/>
        </table:table-row>
        <table:table-row table:style-name="ro1">
          <table:table-cell office:value-type="float" office:value="44.667000000000002" table:style-name="ce1">
            <text:p>44,667</text:p>
          </table:table-cell>
          <table:table-cell office:value-type="float" office:value="3.7145999999999999" table:style-name="ce1">
            <text:p>3,7146</text:p>
          </table:table-cell>
          <table:table-cell office:value-type="float" office:value="21548" table:style-name="ce1">
            <text:p>21548</text:p>
          </table:table-cell>
          <table:table-cell table:number-columns-repeated="16381"/>
        </table:table-row>
        <table:table-row table:style-name="ro1">
          <table:table-cell office:value-type="float" office:value="44.732999999999997" table:style-name="ce1">
            <text:p>44,733</text:p>
          </table:table-cell>
          <table:table-cell office:value-type="float" office:value="3.7202999999999999" table:style-name="ce1">
            <text:p>3,7203</text:p>
          </table:table-cell>
          <table:table-cell office:value-type="float" office:value="21705" table:style-name="ce1">
            <text:p>21705</text:p>
          </table:table-cell>
          <table:table-cell table:number-columns-repeated="16381"/>
        </table:table-row>
        <table:table-row table:style-name="ro1">
          <table:table-cell office:value-type="float" office:value="44.8" table:style-name="ce1">
            <text:p>44,8</text:p>
          </table:table-cell>
          <table:table-cell office:value-type="float" office:value="3.7259000000000002" table:style-name="ce1">
            <text:p>3,7259</text:p>
          </table:table-cell>
          <table:table-cell office:value-type="float" office:value="21863" table:style-name="ce1">
            <text:p>21863</text:p>
          </table:table-cell>
          <table:table-cell table:number-columns-repeated="16381"/>
        </table:table-row>
        <table:table-row table:style-name="ro1">
          <table:table-cell office:value-type="float" office:value="44.866999999999997" table:style-name="ce1">
            <text:p>44,867</text:p>
          </table:table-cell>
          <table:table-cell office:value-type="float" office:value="3.7315" table:style-name="ce1">
            <text:p>3,7315</text:p>
          </table:table-cell>
          <table:table-cell office:value-type="float" office:value="22021" table:style-name="ce1">
            <text:p>22021</text:p>
          </table:table-cell>
          <table:table-cell table:number-columns-repeated="16381"/>
        </table:table-row>
        <table:table-row table:style-name="ro1">
          <table:table-cell office:value-type="float" office:value="44.933" table:style-name="ce1">
            <text:p>44,933</text:p>
          </table:table-cell>
          <table:table-cell office:value-type="float" office:value="3.7370999999999999" table:style-name="ce1">
            <text:p>3,7371</text:p>
          </table:table-cell>
          <table:table-cell office:value-type="float" office:value="22178" table:style-name="ce1">
            <text:p>2217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.7425999999999999" table:style-name="ce1">
            <text:p>3,7426</text:p>
          </table:table-cell>
          <table:table-cell office:value-type="float" office:value="22336" table:style-name="ce1">
            <text:p>22336</text:p>
          </table:table-cell>
          <table:table-cell table:number-columns-repeated="16381"/>
        </table:table-row>
        <table:table-row table:style-name="ro1">
          <table:table-cell office:value-type="float" office:value="45.067" table:style-name="ce1">
            <text:p>45,067</text:p>
          </table:table-cell>
          <table:table-cell office:value-type="float" office:value="3.7480000000000002" table:style-name="ce1">
            <text:p>3,748</text:p>
          </table:table-cell>
          <table:table-cell office:value-type="float" office:value="22494" table:style-name="ce1">
            <text:p>22494</text:p>
          </table:table-cell>
          <table:table-cell table:number-columns-repeated="16381"/>
        </table:table-row>
        <table:table-row table:style-name="ro1">
          <table:table-cell office:value-type="float" office:value="45.133000000000003" table:style-name="ce1">
            <text:p>45,133</text:p>
          </table:table-cell>
          <table:table-cell office:value-type="float" office:value="3.7534000000000001" table:style-name="ce1">
            <text:p>3,7534</text:p>
          </table:table-cell>
          <table:table-cell office:value-type="float" office:value="22651" table:style-name="ce1">
            <text:p>22651</text:p>
          </table:table-cell>
          <table:table-cell table:number-columns-repeated="16381"/>
        </table:table-row>
        <table:table-row table:style-name="ro1">
          <table:table-cell office:value-type="float" office:value="45.216999999999999" table:style-name="ce1">
            <text:p>45,217</text:p>
          </table:table-cell>
          <table:table-cell office:value-type="float" office:value="3.7604000000000002" table:style-name="ce1">
            <text:p>3,7604</text:p>
          </table:table-cell>
          <table:table-cell office:value-type="float" office:value="22839" table:style-name="ce1">
            <text:p>22839</text:p>
          </table:table-cell>
          <table:table-cell table:number-columns-repeated="16381"/>
        </table:table-row>
        <table:table-row table:style-name="ro1">
          <table:table-cell office:value-type="float" office:value="45.283000000000001" table:style-name="ce1">
            <text:p>45,283</text:p>
          </table:table-cell>
          <table:table-cell office:value-type="float" office:value="3.7660999999999998" table:style-name="ce1">
            <text:p>3,7661</text:p>
          </table:table-cell>
          <table:table-cell office:value-type="float" office:value="23016" table:style-name="ce1">
            <text:p>23016</text:p>
          </table:table-cell>
          <table:table-cell table:number-columns-repeated="16381"/>
        </table:table-row>
        <table:table-row table:style-name="ro1">
          <table:table-cell office:value-type="float" office:value="45.366999999999997" table:style-name="ce1">
            <text:p>45,367</text:p>
          </table:table-cell>
          <table:table-cell office:value-type="float" office:value="3.7730000000000001" table:style-name="ce1">
            <text:p>3,773</text:p>
          </table:table-cell>
          <table:table-cell office:value-type="float" office:value="23223" table:style-name="ce1">
            <text:p>23223</text:p>
          </table:table-cell>
          <table:table-cell table:number-columns-repeated="16381"/>
        </table:table-row>
        <table:table-row table:style-name="ro1">
          <table:table-cell office:value-type="float" office:value="45.45" table:style-name="ce1">
            <text:p>45,45</text:p>
          </table:table-cell>
          <table:table-cell office:value-type="float" office:value="3.7799" table:style-name="ce1">
            <text:p>3,7799</text:p>
          </table:table-cell>
          <table:table-cell office:value-type="float" office:value="23430" table:style-name="ce1">
            <text:p>23430</text:p>
          </table:table-cell>
          <table:table-cell table:number-columns-repeated="16381"/>
        </table:table-row>
        <table:table-row table:style-name="ro1">
          <table:table-cell office:value-type="float" office:value="45.533000000000001" table:style-name="ce1">
            <text:p>45,533</text:p>
          </table:table-cell>
          <table:table-cell office:value-type="float" office:value="3.7871000000000001" table:style-name="ce1">
            <text:p>3,7871</text:p>
          </table:table-cell>
          <table:table-cell office:value-type="float" office:value="23627" table:style-name="ce1">
            <text:p>23627</text:p>
          </table:table-cell>
          <table:table-cell table:number-columns-repeated="16381"/>
        </table:table-row>
        <table:table-row table:style-name="ro1">
          <table:table-cell office:value-type="float" office:value="45.616999999999997" table:style-name="ce1">
            <text:p>45,617</text:p>
          </table:table-cell>
          <table:table-cell office:value-type="float" office:value="3.7938999999999998" table:style-name="ce1">
            <text:p>3,7939</text:p>
          </table:table-cell>
          <table:table-cell office:value-type="float" office:value="23834" table:style-name="ce1">
            <text:p>23834</text:p>
          </table:table-cell>
          <table:table-cell table:number-columns-repeated="16381"/>
        </table:table-row>
        <table:table-row table:style-name="ro1">
          <table:table-cell office:value-type="float" office:value="45.7" table:style-name="ce1">
            <text:p>45,7</text:p>
          </table:table-cell>
          <table:table-cell office:value-type="float" office:value="3.8007" table:style-name="ce1">
            <text:p>3,8007</text:p>
          </table:table-cell>
          <table:table-cell office:value-type="float" office:value="24041" table:style-name="ce1">
            <text:p>24041</text:p>
          </table:table-cell>
          <table:table-cell table:number-columns-repeated="16381"/>
        </table:table-row>
        <table:table-row table:style-name="ro1">
          <table:table-cell office:value-type="float" office:value="45.783000000000001" table:style-name="ce1">
            <text:p>45,783</text:p>
          </table:table-cell>
          <table:table-cell office:value-type="float" office:value="3.8075999999999999" table:style-name="ce1">
            <text:p>3,8076</text:p>
          </table:table-cell>
          <table:table-cell office:value-type="float" office:value="24258" table:style-name="ce1">
            <text:p>24258</text:p>
          </table:table-cell>
          <table:table-cell table:number-columns-repeated="16381"/>
        </table:table-row>
        <table:table-row table:style-name="ro1">
          <table:table-cell office:value-type="float" office:value="45.866999999999997" table:style-name="ce1">
            <text:p>45,867</text:p>
          </table:table-cell>
          <table:table-cell office:value-type="float" office:value="3.8147000000000002" table:style-name="ce1">
            <text:p>3,8147</text:p>
          </table:table-cell>
          <table:table-cell office:value-type="float" office:value="24475" table:style-name="ce1">
            <text:p>24475</text:p>
          </table:table-cell>
          <table:table-cell table:number-columns-repeated="16381"/>
        </table:table-row>
        <table:table-row table:style-name="ro1">
          <table:table-cell office:value-type="float" office:value="45.933" table:style-name="ce1">
            <text:p>45,933</text:p>
          </table:table-cell>
          <table:table-cell office:value-type="float" office:value="3.8201999999999998" table:style-name="ce1">
            <text:p>3,8202</text:p>
          </table:table-cell>
          <table:table-cell office:value-type="float" office:value="24662" table:style-name="ce1">
            <text:p>24662</text:p>
          </table:table-cell>
          <table:table-cell table:number-columns-repeated="16381"/>
        </table:table-row>
        <table:table-row table:style-name="ro1">
          <table:table-cell office:value-type="float" office:value="46.017000000000003" table:style-name="ce1">
            <text:p>46,017</text:p>
          </table:table-cell>
          <table:table-cell office:value-type="float" office:value="3.8273000000000001" table:style-name="ce1">
            <text:p>3,8273</text:p>
          </table:table-cell>
          <table:table-cell office:value-type="float" office:value="24869" table:style-name="ce1">
            <text:p>24869</text:p>
          </table:table-cell>
          <table:table-cell table:number-columns-repeated="16381"/>
        </table:table-row>
        <table:table-row table:style-name="ro1">
          <table:table-cell office:value-type="float" office:value="46.1" table:style-name="ce1">
            <text:p>46,1</text:p>
          </table:table-cell>
          <table:table-cell office:value-type="float" office:value="3.8344" table:style-name="ce1">
            <text:p>3,8344</text:p>
          </table:table-cell>
          <table:table-cell office:value-type="float" office:value="25076" table:style-name="ce1">
            <text:p>25076</text:p>
          </table:table-cell>
          <table:table-cell table:number-columns-repeated="16381"/>
        </table:table-row>
        <table:table-row table:style-name="ro1">
          <table:table-cell office:value-type="float" office:value="46.167000000000002" table:style-name="ce1">
            <text:p>46,167</text:p>
          </table:table-cell>
          <table:table-cell office:value-type="float" office:value="3.8399000000000001" table:style-name="ce1">
            <text:p>3,8399</text:p>
          </table:table-cell>
          <table:table-cell office:value-type="float" office:value="25264" table:style-name="ce1">
            <text:p>25264</text:p>
          </table:table-cell>
          <table:table-cell table:number-columns-repeated="16381"/>
        </table:table-row>
        <table:table-row table:style-name="ro1">
          <table:table-cell office:value-type="float" office:value="46.25" table:style-name="ce1">
            <text:p>46,25</text:p>
          </table:table-cell>
          <table:table-cell office:value-type="float" office:value="3.8466" table:style-name="ce1">
            <text:p>3,8466</text:p>
          </table:table-cell>
          <table:table-cell office:value-type="float" office:value="25471" table:style-name="ce1">
            <text:p>25471</text:p>
          </table:table-cell>
          <table:table-cell table:number-columns-repeated="16381"/>
        </table:table-row>
        <table:table-row table:style-name="ro1">
          <table:table-cell office:value-type="float" office:value="46.332999999999998" table:style-name="ce1">
            <text:p>46,333</text:p>
          </table:table-cell>
          <table:table-cell office:value-type="float" office:value="3.8532999999999999" table:style-name="ce1">
            <text:p>3,8533</text:p>
          </table:table-cell>
          <table:table-cell office:value-type="float" office:value="25697" table:style-name="ce1">
            <text:p>25697</text:p>
          </table:table-cell>
          <table:table-cell table:number-columns-repeated="16381"/>
        </table:table-row>
        <table:table-row table:style-name="ro1">
          <table:table-cell office:value-type="float" office:value="46.417000000000002" table:style-name="ce1">
            <text:p>46,417</text:p>
          </table:table-cell>
          <table:table-cell office:value-type="float" office:value="3.8605" table:style-name="ce1">
            <text:p>3,8605</text:p>
          </table:table-cell>
          <table:table-cell office:value-type="float" office:value="25924" table:style-name="ce1">
            <text:p>25924</text:p>
          </table:table-cell>
          <table:table-cell table:number-columns-repeated="16381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3.8673999999999999" table:style-name="ce1">
            <text:p>3,8674</text:p>
          </table:table-cell>
          <table:table-cell office:value-type="float" office:value="26151" table:style-name="ce1">
            <text:p>26151</text:p>
          </table:table-cell>
          <table:table-cell table:number-columns-repeated="16381"/>
        </table:table-row>
        <table:table-row table:style-name="ro1">
          <table:table-cell office:value-type="float" office:value="46.567" table:style-name="ce1">
            <text:p>46,567</text:p>
          </table:table-cell>
          <table:table-cell office:value-type="float" office:value="3.8731" table:style-name="ce1">
            <text:p>3,8731</text:p>
          </table:table-cell>
          <table:table-cell office:value-type="float" office:value="26348" table:style-name="ce1">
            <text:p>26348</text:p>
          </table:table-cell>
          <table:table-cell table:number-columns-repeated="16381"/>
        </table:table-row>
        <table:table-row table:style-name="ro1">
          <table:table-cell office:value-type="float" office:value="46.65" table:style-name="ce1">
            <text:p>46,65</text:p>
          </table:table-cell>
          <table:table-cell office:value-type="float" office:value="3.8801000000000001" table:style-name="ce1">
            <text:p>3,8801</text:p>
          </table:table-cell>
          <table:table-cell office:value-type="float" office:value="26565" table:style-name="ce1">
            <text:p>26565</text:p>
          </table:table-cell>
          <table:table-cell table:number-columns-repeated="16381"/>
        </table:table-row>
        <table:table-row table:style-name="ro1">
          <table:table-cell office:value-type="float" office:value="46.732999999999997" table:style-name="ce1">
            <text:p>46,733</text:p>
          </table:table-cell>
          <table:table-cell office:value-type="float" office:value="3.8868999999999998" table:style-name="ce1">
            <text:p>3,8869</text:p>
          </table:table-cell>
          <table:table-cell office:value-type="float" office:value="26791" table:style-name="ce1">
            <text:p>26791</text:p>
          </table:table-cell>
          <table:table-cell table:number-columns-repeated="16381"/>
        </table:table-row>
        <table:table-row table:style-name="ro1">
          <table:table-cell office:value-type="float" office:value="46.817" table:style-name="ce1">
            <text:p>46,817</text:p>
          </table:table-cell>
          <table:table-cell office:value-type="float" office:value="3.8936000000000002" table:style-name="ce1">
            <text:p>3,8936</text:p>
          </table:table-cell>
          <table:table-cell office:value-type="float" office:value="27028" table:style-name="ce1">
            <text:p>27028</text:p>
          </table:table-cell>
          <table:table-cell table:number-columns-repeated="16381"/>
        </table:table-row>
        <table:table-row table:style-name="ro1">
          <table:table-cell office:value-type="float" office:value="46.9" table:style-name="ce1">
            <text:p>46,9</text:p>
          </table:table-cell>
          <table:table-cell office:value-type="float" office:value="3.9005999999999998" table:style-name="ce1">
            <text:p>3,9006</text:p>
          </table:table-cell>
          <table:table-cell office:value-type="float" office:value="27245" table:style-name="ce1">
            <text:p>27245</text:p>
          </table:table-cell>
          <table:table-cell table:number-columns-repeated="16381"/>
        </table:table-row>
        <table:table-row table:style-name="ro1">
          <table:table-cell office:value-type="float" office:value="46.966999999999999" table:style-name="ce1">
            <text:p>46,967</text:p>
          </table:table-cell>
          <table:table-cell office:value-type="float" office:value="3.9062999999999999" table:style-name="ce1">
            <text:p>3,9063</text:p>
          </table:table-cell>
          <table:table-cell office:value-type="float" office:value="27452" table:style-name="ce1">
            <text:p>27452</text:p>
          </table:table-cell>
          <table:table-cell table:number-columns-repeated="16381"/>
        </table:table-row>
        <table:table-row table:style-name="ro1">
          <table:table-cell office:value-type="float" office:value="47.05" table:style-name="ce1">
            <text:p>47,05</text:p>
          </table:table-cell>
          <table:table-cell office:value-type="float" office:value="3.9134000000000002" table:style-name="ce1">
            <text:p>3,9134</text:p>
          </table:table-cell>
          <table:table-cell office:value-type="float" office:value="27688" table:style-name="ce1">
            <text:p>27688</text:p>
          </table:table-cell>
          <table:table-cell table:number-columns-repeated="16381"/>
        </table:table-row>
        <table:table-row table:style-name="ro1">
          <table:table-cell office:value-type="float" office:value="47.116999999999997" table:style-name="ce1">
            <text:p>47,117</text:p>
          </table:table-cell>
          <table:table-cell office:value-type="float" office:value="3.9188999999999998" table:style-name="ce1">
            <text:p>3,9189</text:p>
          </table:table-cell>
          <table:table-cell office:value-type="float" office:value="27886" table:style-name="ce1">
            <text:p>27886</text:p>
          </table:table-cell>
          <table:table-cell table:number-columns-repeated="16381"/>
        </table:table-row>
        <table:table-row table:style-name="ro1">
          <table:table-cell office:value-type="float" office:value="47.2" table:style-name="ce1">
            <text:p>47,2</text:p>
          </table:table-cell>
          <table:table-cell office:value-type="float" office:value="3.9258999999999999" table:style-name="ce1">
            <text:p>3,9259</text:p>
          </table:table-cell>
          <table:table-cell office:value-type="float" office:value="28122" table:style-name="ce1">
            <text:p>28122</text:p>
          </table:table-cell>
          <table:table-cell table:number-columns-repeated="16381"/>
        </table:table-row>
        <table:table-row table:style-name="ro1">
          <table:table-cell office:value-type="float" office:value="47.283000000000001" table:style-name="ce1">
            <text:p>47,283</text:p>
          </table:table-cell>
          <table:table-cell office:value-type="float" office:value="3.9329000000000001" table:style-name="ce1">
            <text:p>3,9329</text:p>
          </table:table-cell>
          <table:table-cell office:value-type="float" office:value="28369" table:style-name="ce1">
            <text:p>28369</text:p>
          </table:table-cell>
          <table:table-cell table:number-columns-repeated="16381"/>
        </table:table-row>
        <table:table-row table:style-name="ro1">
          <table:table-cell office:value-type="float" office:value="47.366999999999997" table:style-name="ce1">
            <text:p>47,367</text:p>
          </table:table-cell>
          <table:table-cell office:value-type="float" office:value="3.9394999999999998" table:style-name="ce1">
            <text:p>3,9395</text:p>
          </table:table-cell>
          <table:table-cell office:value-type="float" office:value="28615" table:style-name="ce1">
            <text:p>28615</text:p>
          </table:table-cell>
          <table:table-cell table:number-columns-repeated="16381"/>
        </table:table-row>
        <table:table-row table:style-name="ro1">
          <table:table-cell office:value-type="float" office:value="47.45" table:style-name="ce1">
            <text:p>47,45</text:p>
          </table:table-cell>
          <table:table-cell office:value-type="float" office:value="3.9464000000000001" table:style-name="ce1">
            <text:p>3,9464</text:p>
          </table:table-cell>
          <table:table-cell office:value-type="float" office:value="28852" table:style-name="ce1">
            <text:p>28852</text:p>
          </table:table-cell>
          <table:table-cell table:number-columns-repeated="16381"/>
        </table:table-row>
        <table:table-row table:style-name="ro1">
          <table:table-cell office:value-type="float" office:value="47.517000000000003" table:style-name="ce1">
            <text:p>47,517</text:p>
          </table:table-cell>
          <table:table-cell office:value-type="float" office:value="3.9521000000000002" table:style-name="ce1">
            <text:p>3,9521</text:p>
          </table:table-cell>
          <table:table-cell office:value-type="float" office:value="29068" table:style-name="ce1">
            <text:p>29068</text:p>
          </table:table-cell>
          <table:table-cell table:number-columns-repeated="16381"/>
        </table:table-row>
        <table:table-row table:style-name="ro1">
          <table:table-cell office:value-type="float" office:value="47.6" table:style-name="ce1">
            <text:p>47,6</text:p>
          </table:table-cell>
          <table:table-cell office:value-type="float" office:value="3.9592000000000001" table:style-name="ce1">
            <text:p>3,9592</text:p>
          </table:table-cell>
          <table:table-cell office:value-type="float" office:value="29315" table:style-name="ce1">
            <text:p>29315</text:p>
          </table:table-cell>
          <table:table-cell table:number-columns-repeated="16381"/>
        </table:table-row>
        <table:table-row table:style-name="ro1">
          <table:table-cell office:value-type="float" office:value="47.683" table:style-name="ce1">
            <text:p>47,683</text:p>
          </table:table-cell>
          <table:table-cell office:value-type="float" office:value="3.9660000000000002" table:style-name="ce1">
            <text:p>3,966</text:p>
          </table:table-cell>
          <table:table-cell office:value-type="float" office:value="29581" table:style-name="ce1">
            <text:p>29581</text:p>
          </table:table-cell>
          <table:table-cell table:number-columns-repeated="16381"/>
        </table:table-row>
        <table:table-row table:style-name="ro1">
          <table:table-cell office:value-type="float" office:value="47.767000000000003" table:style-name="ce1">
            <text:p>47,767</text:p>
          </table:table-cell>
          <table:table-cell office:value-type="float" office:value="3.9731999999999998" table:style-name="ce1">
            <text:p>3,9732</text:p>
          </table:table-cell>
          <table:table-cell office:value-type="float" office:value="29837" table:style-name="ce1">
            <text:p>29837</text:p>
          </table:table-cell>
          <table:table-cell table:number-columns-repeated="16381"/>
        </table:table-row>
        <table:table-row table:style-name="ro1">
          <table:table-cell office:value-type="float" office:value="47.85" table:style-name="ce1">
            <text:p>47,85</text:p>
          </table:table-cell>
          <table:table-cell office:value-type="float" office:value="3.98" table:style-name="ce1">
            <text:p>3,98</text:p>
          </table:table-cell>
          <table:table-cell office:value-type="float" office:value="30094" table:style-name="ce1">
            <text:p>30094</text:p>
          </table:table-cell>
          <table:table-cell table:number-columns-repeated="16381"/>
        </table:table-row>
        <table:table-row table:style-name="ro1">
          <table:table-cell office:value-type="float" office:value="47.933" table:style-name="ce1">
            <text:p>47,933</text:p>
          </table:table-cell>
          <table:table-cell office:value-type="float" office:value="3.9866999999999999" table:style-name="ce1">
            <text:p>3,9867</text:p>
          </table:table-cell>
          <table:table-cell office:value-type="float" office:value="30350" table:style-name="ce1">
            <text:p>30350</text:p>
          </table:table-cell>
          <table:table-cell table:number-columns-repeated="16381"/>
        </table:table-row>
        <table:table-row table:style-name="ro1">
          <table:table-cell office:value-type="float" office:value="48.017000000000003" table:style-name="ce1">
            <text:p>48,017</text:p>
          </table:table-cell>
          <table:table-cell office:value-type="float" office:value="3.9937" table:style-name="ce1">
            <text:p>3,9937</text:p>
          </table:table-cell>
          <table:table-cell office:value-type="float" office:value="30606" table:style-name="ce1">
            <text:p>30606</text:p>
          </table:table-cell>
          <table:table-cell table:number-columns-repeated="16381"/>
        </table:table-row>
        <table:table-row table:style-name="ro1">
          <table:table-cell office:value-type="float" office:value="48.1" table:style-name="ce1">
            <text:p>48,1</text:p>
          </table:table-cell>
          <table:table-cell office:value-type="float" office:value="4.0007999999999999" table:style-name="ce1">
            <text:p>4,0008</text:p>
          </table:table-cell>
          <table:table-cell office:value-type="float" office:value="30882" table:style-name="ce1">
            <text:p>30882</text:p>
          </table:table-cell>
          <table:table-cell table:number-columns-repeated="16381"/>
        </table:table-row>
        <table:table-row table:style-name="ro1">
          <table:table-cell office:value-type="float" office:value="48.183" table:style-name="ce1">
            <text:p>48,183</text:p>
          </table:table-cell>
          <table:table-cell office:value-type="float" office:value="4.0076999999999998" table:style-name="ce1">
            <text:p>4,0077</text:p>
          </table:table-cell>
          <table:table-cell office:value-type="float" office:value="31168" table:style-name="ce1">
            <text:p>31168</text:p>
          </table:table-cell>
          <table:table-cell table:number-columns-repeated="16381"/>
        </table:table-row>
        <table:table-row table:style-name="ro1">
          <table:table-cell office:value-type="float" office:value="48.267000000000003" table:style-name="ce1">
            <text:p>48,267</text:p>
          </table:table-cell>
          <table:table-cell office:value-type="float" office:value="4.0148000000000001" table:style-name="ce1">
            <text:p>4,0148</text:p>
          </table:table-cell>
          <table:table-cell office:value-type="float" office:value="31424" table:style-name="ce1">
            <text:p>31424</text:p>
          </table:table-cell>
          <table:table-cell table:number-columns-repeated="16381"/>
        </table:table-row>
        <table:table-row table:style-name="ro1">
          <table:table-cell office:value-type="float" office:value="48.35" table:style-name="ce1">
            <text:p>48,35</text:p>
          </table:table-cell>
          <table:table-cell office:value-type="float" office:value="4.0216000000000003" table:style-name="ce1">
            <text:p>4,0216</text:p>
          </table:table-cell>
          <table:table-cell office:value-type="float" office:value="31700" table:style-name="ce1">
            <text:p>31700</text:p>
          </table:table-cell>
          <table:table-cell table:number-columns-repeated="16381"/>
        </table:table-row>
        <table:table-row table:style-name="ro1">
          <table:table-cell office:value-type="float" office:value="48.433" table:style-name="ce1">
            <text:p>48,433</text:p>
          </table:table-cell>
          <table:table-cell office:value-type="float" office:value="4.0285000000000002" table:style-name="ce1">
            <text:p>4,0285</text:p>
          </table:table-cell>
          <table:table-cell office:value-type="float" office:value="31976" table:style-name="ce1">
            <text:p>31976</text:p>
          </table:table-cell>
          <table:table-cell table:number-columns-repeated="16381"/>
        </table:table-row>
        <table:table-row table:style-name="ro1">
          <table:table-cell office:value-type="float" office:value="48.517000000000003" table:style-name="ce1">
            <text:p>48,517</text:p>
          </table:table-cell>
          <table:table-cell office:value-type="float" office:value="4.0354999999999999" table:style-name="ce1">
            <text:p>4,0355</text:p>
          </table:table-cell>
          <table:table-cell office:value-type="float" office:value="32242" table:style-name="ce1">
            <text:p>32242</text:p>
          </table:table-cell>
          <table:table-cell table:number-columns-repeated="16381"/>
        </table:table-row>
        <table:table-row table:style-name="ro1">
          <table:table-cell office:value-type="float" office:value="48.6" table:style-name="ce1">
            <text:p>48,6</text:p>
          </table:table-cell>
          <table:table-cell office:value-type="float" office:value="4.0423" table:style-name="ce1">
            <text:p>4,0423</text:p>
          </table:table-cell>
          <table:table-cell office:value-type="float" office:value="32528" table:style-name="ce1">
            <text:p>32528</text:p>
          </table:table-cell>
          <table:table-cell table:number-columns-repeated="16381"/>
        </table:table-row>
        <table:table-row table:style-name="ro1">
          <table:table-cell office:value-type="float" office:value="48.683" table:style-name="ce1">
            <text:p>48,683</text:p>
          </table:table-cell>
          <table:table-cell office:value-type="float" office:value="4.0495000000000001" table:style-name="ce1">
            <text:p>4,0495</text:p>
          </table:table-cell>
          <table:table-cell office:value-type="float" office:value="32794" table:style-name="ce1">
            <text:p>32794</text:p>
          </table:table-cell>
          <table:table-cell table:number-columns-repeated="16381"/>
        </table:table-row>
        <table:table-row table:style-name="ro1">
          <table:table-cell office:value-type="float" office:value="48.75" table:style-name="ce1">
            <text:p>48,75</text:p>
          </table:table-cell>
          <table:table-cell office:value-type="float" office:value="4.0548999999999999" table:style-name="ce1">
            <text:p>4,0549</text:p>
          </table:table-cell>
          <table:table-cell office:value-type="float" office:value="33031" table:style-name="ce1">
            <text:p>33031</text:p>
          </table:table-cell>
          <table:table-cell table:number-columns-repeated="16381"/>
        </table:table-row>
        <table:table-row table:style-name="ro1">
          <table:table-cell office:value-type="float" office:value="48.832999999999998" table:style-name="ce1">
            <text:p>48,833</text:p>
          </table:table-cell>
          <table:table-cell office:value-type="float" office:value="4.0621999999999998" table:style-name="ce1">
            <text:p>4,0622</text:p>
          </table:table-cell>
          <table:table-cell office:value-type="float" office:value="33307" table:style-name="ce1">
            <text:p>33307</text:p>
          </table:table-cell>
          <table:table-cell table:number-columns-repeated="16381"/>
        </table:table-row>
        <table:table-row table:style-name="ro1">
          <table:table-cell office:value-type="float" office:value="48.917000000000002" table:style-name="ce1">
            <text:p>48,917</text:p>
          </table:table-cell>
          <table:table-cell office:value-type="float" office:value="4.0689000000000002" table:style-name="ce1">
            <text:p>4,0689</text:p>
          </table:table-cell>
          <table:table-cell office:value-type="float" office:value="33603" table:style-name="ce1">
            <text:p>3360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.0757000000000003" table:style-name="ce1">
            <text:p>4,0757</text:p>
          </table:table-cell>
          <table:table-cell office:value-type="float" office:value="33869" table:style-name="ce1">
            <text:p>33869</text:p>
          </table:table-cell>
          <table:table-cell table:number-columns-repeated="16381"/>
        </table:table-row>
        <table:table-row table:style-name="ro1">
          <table:table-cell office:value-type="float" office:value="49.082999999999998" table:style-name="ce1">
            <text:p>49,083</text:p>
          </table:table-cell>
          <table:table-cell office:value-type="float" office:value="4.0826000000000002" table:style-name="ce1">
            <text:p>4,0826</text:p>
          </table:table-cell>
          <table:table-cell office:value-type="float" office:value="34135" table:style-name="ce1">
            <text:p>34135</text:p>
          </table:table-cell>
          <table:table-cell table:number-columns-repeated="16381"/>
        </table:table-row>
        <table:table-row table:style-name="ro1">
          <table:table-cell office:value-type="float" office:value="49.167000000000002" table:style-name="ce1">
            <text:p>49,167</text:p>
          </table:table-cell>
          <table:table-cell office:value-type="float" office:value="4.0895000000000001" table:style-name="ce1">
            <text:p>4,0895</text:p>
          </table:table-cell>
          <table:table-cell office:value-type="float" office:value="34431" table:style-name="ce1">
            <text:p>34431</text:p>
          </table:table-cell>
          <table:table-cell table:number-columns-repeated="16381"/>
        </table:table-row>
        <table:table-row table:style-name="ro1">
          <table:table-cell office:value-type="float" office:value="49.25" table:style-name="ce1">
            <text:p>49,25</text:p>
          </table:table-cell>
          <table:table-cell office:value-type="float" office:value="4.0967000000000002" table:style-name="ce1">
            <text:p>4,0967</text:p>
          </table:table-cell>
          <table:table-cell office:value-type="float" office:value="34707" table:style-name="ce1">
            <text:p>34707</text:p>
          </table:table-cell>
          <table:table-cell table:number-columns-repeated="16381"/>
        </table:table-row>
        <table:table-row table:style-name="ro1">
          <table:table-cell office:value-type="float" office:value="49.332999999999998" table:style-name="ce1">
            <text:p>49,333</text:p>
          </table:table-cell>
          <table:table-cell office:value-type="float" office:value="4.1037999999999997" table:style-name="ce1">
            <text:p>4,1038</text:p>
          </table:table-cell>
          <table:table-cell office:value-type="float" office:value="35002" table:style-name="ce1">
            <text:p>35002</text:p>
          </table:table-cell>
          <table:table-cell table:number-columns-repeated="16381"/>
        </table:table-row>
        <table:table-row table:style-name="ro1">
          <table:table-cell office:value-type="float" office:value="49.417000000000002" table:style-name="ce1">
            <text:p>49,417</text:p>
          </table:table-cell>
          <table:table-cell office:value-type="float" office:value="4.1106999999999996" table:style-name="ce1">
            <text:p>4,1107</text:p>
          </table:table-cell>
          <table:table-cell office:value-type="float" office:value="35298" table:style-name="ce1">
            <text:p>35298</text:p>
          </table:table-cell>
          <table:table-cell table:number-columns-repeated="16381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4.1174999999999997" table:style-name="ce1">
            <text:p>4,1175</text:p>
          </table:table-cell>
          <table:table-cell office:value-type="float" office:value="35564" table:style-name="ce1">
            <text:p>35564</text:p>
          </table:table-cell>
          <table:table-cell table:number-columns-repeated="16381"/>
        </table:table-row>
        <table:table-row table:style-name="ro1">
          <table:table-cell office:value-type="float" office:value="49.582999999999998" table:style-name="ce1">
            <text:p>49,583</text:p>
          </table:table-cell>
          <table:table-cell office:value-type="float" office:value="4.1242999999999999" table:style-name="ce1">
            <text:p>4,1243</text:p>
          </table:table-cell>
          <table:table-cell office:value-type="float" office:value="35850" table:style-name="ce1">
            <text:p>35850</text:p>
          </table:table-cell>
          <table:table-cell table:number-columns-repeated="16381"/>
        </table:table-row>
        <table:table-row table:style-name="ro1">
          <table:table-cell office:value-type="float" office:value="49.667000000000002" table:style-name="ce1">
            <text:p>49,667</text:p>
          </table:table-cell>
          <table:table-cell office:value-type="float" office:value="4.1310000000000002" table:style-name="ce1">
            <text:p>4,131</text:p>
          </table:table-cell>
          <table:table-cell office:value-type="float" office:value="36136" table:style-name="ce1">
            <text:p>36136</text:p>
          </table:table-cell>
          <table:table-cell table:number-columns-repeated="16381"/>
        </table:table-row>
        <table:table-row table:style-name="ro1">
          <table:table-cell office:value-type="float" office:value="49.75" table:style-name="ce1">
            <text:p>49,75</text:p>
          </table:table-cell>
          <table:table-cell office:value-type="float" office:value="4.1382000000000003" table:style-name="ce1">
            <text:p>4,1382</text:p>
          </table:table-cell>
          <table:table-cell office:value-type="float" office:value="36432" table:style-name="ce1">
            <text:p>36432</text:p>
          </table:table-cell>
          <table:table-cell table:number-columns-repeated="16381"/>
        </table:table-row>
        <table:table-row table:style-name="ro1">
          <table:table-cell office:value-type="float" office:value="49.832999999999998" table:style-name="ce1">
            <text:p>49,833</text:p>
          </table:table-cell>
          <table:table-cell office:value-type="float" office:value="4.1452999999999998" table:style-name="ce1">
            <text:p>4,1453</text:p>
          </table:table-cell>
          <table:table-cell office:value-type="float" office:value="36727" table:style-name="ce1">
            <text:p>36727</text:p>
          </table:table-cell>
          <table:table-cell table:number-columns-repeated="16381"/>
        </table:table-row>
        <table:table-row table:style-name="ro1">
          <table:table-cell office:value-type="float" office:value="49.917000000000002" table:style-name="ce1">
            <text:p>49,917</text:p>
          </table:table-cell>
          <table:table-cell office:value-type="float" office:value="4.1521999999999997" table:style-name="ce1">
            <text:p>4,1522</text:p>
          </table:table-cell>
          <table:table-cell office:value-type="float" office:value="37023" table:style-name="ce1">
            <text:p>3702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.1593" table:style-name="ce1">
            <text:p>4,1593</text:p>
          </table:table-cell>
          <table:table-cell office:value-type="float" office:value="37309" table:style-name="ce1">
            <text:p>37309</text:p>
          </table:table-cell>
          <table:table-cell table:number-columns-repeated="16381"/>
        </table:table-row>
        <table:table-row table:style-name="ro1">
          <table:table-cell office:value-type="float" office:value="50.082999999999998" table:style-name="ce1">
            <text:p>50,083</text:p>
          </table:table-cell>
          <table:table-cell office:value-type="float" office:value="4.1661000000000001" table:style-name="ce1">
            <text:p>4,1661</text:p>
          </table:table-cell>
          <table:table-cell office:value-type="float" office:value="37595" table:style-name="ce1">
            <text:p>37595</text:p>
          </table:table-cell>
          <table:table-cell table:number-columns-repeated="16381"/>
        </table:table-row>
        <table:table-row table:style-name="ro1">
          <table:table-cell office:value-type="float" office:value="50.167000000000002" table:style-name="ce1">
            <text:p>50,167</text:p>
          </table:table-cell>
          <table:table-cell office:value-type="float" office:value="4.1727999999999996" table:style-name="ce1">
            <text:p>4,1728</text:p>
          </table:table-cell>
          <table:table-cell office:value-type="float" office:value="37881" table:style-name="ce1">
            <text:p>37881</text:p>
          </table:table-cell>
          <table:table-cell table:number-columns-repeated="16381"/>
        </table:table-row>
        <table:table-row table:style-name="ro1">
          <table:table-cell office:value-type="float" office:value="50.25" table:style-name="ce1">
            <text:p>50,25</text:p>
          </table:table-cell>
          <table:table-cell office:value-type="float" office:value="4.1798000000000002" table:style-name="ce1">
            <text:p>4,1798</text:p>
          </table:table-cell>
          <table:table-cell office:value-type="float" office:value="38176" table:style-name="ce1">
            <text:p>38176</text:p>
          </table:table-cell>
          <table:table-cell table:number-columns-repeated="16381"/>
        </table:table-row>
        <table:table-row table:style-name="ro1">
          <table:table-cell office:value-type="float" office:value="50.332999999999998" table:style-name="ce1">
            <text:p>50,333</text:p>
          </table:table-cell>
          <table:table-cell office:value-type="float" office:value="4.1867999999999999" table:style-name="ce1">
            <text:p>4,1868</text:p>
          </table:table-cell>
          <table:table-cell office:value-type="float" office:value="38482" table:style-name="ce1">
            <text:p>38482</text:p>
          </table:table-cell>
          <table:table-cell table:number-columns-repeated="16381"/>
        </table:table-row>
        <table:table-row table:style-name="ro1">
          <table:table-cell office:value-type="float" office:value="50.417000000000002" table:style-name="ce1">
            <text:p>50,417</text:p>
          </table:table-cell>
          <table:table-cell office:value-type="float" office:value="4.1938000000000004" table:style-name="ce1">
            <text:p>4,1938</text:p>
          </table:table-cell>
          <table:table-cell office:value-type="float" office:value="38778" table:style-name="ce1">
            <text:p>38778</text:p>
          </table:table-cell>
          <table:table-cell table:number-columns-repeated="16381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4.2008999999999999" table:style-name="ce1">
            <text:p>4,2009</text:p>
          </table:table-cell>
          <table:table-cell office:value-type="float" office:value="39073" table:style-name="ce1">
            <text:p>39073</text:p>
          </table:table-cell>
          <table:table-cell table:number-columns-repeated="16381"/>
        </table:table-row>
        <table:table-row table:style-name="ro1">
          <table:table-cell office:value-type="float" office:value="50.582999999999998" table:style-name="ce1">
            <text:p>50,583</text:p>
          </table:table-cell>
          <table:table-cell office:value-type="float" office:value="4.2077999999999998" table:style-name="ce1">
            <text:p>4,2078</text:p>
          </table:table-cell>
          <table:table-cell office:value-type="float" office:value="39379" table:style-name="ce1">
            <text:p>39379</text:p>
          </table:table-cell>
          <table:table-cell table:number-columns-repeated="16381"/>
        </table:table-row>
        <table:table-row table:style-name="ro1">
          <table:table-cell office:value-type="float" office:value="50.683" table:style-name="ce1">
            <text:p>50,683</text:p>
          </table:table-cell>
          <table:table-cell office:value-type="float" office:value="4.2160000000000002" table:style-name="ce1">
            <text:p>4,216</text:p>
          </table:table-cell>
          <table:table-cell office:value-type="float" office:value="39724" table:style-name="ce1">
            <text:p>39724</text:p>
          </table:table-cell>
          <table:table-cell table:number-columns-repeated="16381"/>
        </table:table-row>
        <table:table-row table:style-name="ro1">
          <table:table-cell office:value-type="float" office:value="50.767000000000003" table:style-name="ce1">
            <text:p>50,767</text:p>
          </table:table-cell>
          <table:table-cell office:value-type="float" office:value="4.2228000000000003" table:style-name="ce1">
            <text:p>4,2228</text:p>
          </table:table-cell>
          <table:table-cell office:value-type="float" office:value="40029" table:style-name="ce1">
            <text:p>40029</text:p>
          </table:table-cell>
          <table:table-cell table:number-columns-repeated="16381"/>
        </table:table-row>
        <table:table-row table:style-name="ro1">
          <table:table-cell office:value-type="float" office:value="50.85" table:style-name="ce1">
            <text:p>50,85</text:p>
          </table:table-cell>
          <table:table-cell office:value-type="float" office:value="4.2298" table:style-name="ce1">
            <text:p>4,2298</text:p>
          </table:table-cell>
          <table:table-cell office:value-type="float" office:value="40335" table:style-name="ce1">
            <text:p>40335</text:p>
          </table:table-cell>
          <table:table-cell table:number-columns-repeated="16381"/>
        </table:table-row>
        <table:table-row table:style-name="ro1">
          <table:table-cell office:value-type="float" office:value="50.933" table:style-name="ce1">
            <text:p>50,933</text:p>
          </table:table-cell>
          <table:table-cell office:value-type="float" office:value="4.2370000000000001" table:style-name="ce1">
            <text:p>4,237</text:p>
          </table:table-cell>
          <table:table-cell office:value-type="float" office:value="40650" table:style-name="ce1">
            <text:p>40650</text:p>
          </table:table-cell>
          <table:table-cell table:number-columns-repeated="16381"/>
        </table:table-row>
        <table:table-row table:style-name="ro1">
          <table:table-cell office:value-type="float" office:value="51.033000000000001" table:style-name="ce1">
            <text:p>51,033</text:p>
          </table:table-cell>
          <table:table-cell office:value-type="float" office:value="4.2451999999999996" table:style-name="ce1">
            <text:p>4,2452</text:p>
          </table:table-cell>
          <table:table-cell office:value-type="float" office:value="41015" table:style-name="ce1">
            <text:p>41015</text:p>
          </table:table-cell>
          <table:table-cell table:number-columns-repeated="16381"/>
        </table:table-row>
        <table:table-row table:style-name="ro1">
          <table:table-cell office:value-type="float" office:value="51.133000000000003" table:style-name="ce1">
            <text:p>51,133</text:p>
          </table:table-cell>
          <table:table-cell office:value-type="float" office:value="4.2537000000000003" table:style-name="ce1">
            <text:p>4,2537</text:p>
          </table:table-cell>
          <table:table-cell office:value-type="float" office:value="41380" table:style-name="ce1">
            <text:p>41380</text:p>
          </table:table-cell>
          <table:table-cell table:number-columns-repeated="16381"/>
        </table:table-row>
        <table:table-row table:style-name="ro1">
          <table:table-cell office:value-type="float" office:value="51.232999999999997" table:style-name="ce1">
            <text:p>51,233</text:p>
          </table:table-cell>
          <table:table-cell office:value-type="float" office:value="4.2618999999999998" table:style-name="ce1">
            <text:p>4,2619</text:p>
          </table:table-cell>
          <table:table-cell office:value-type="float" office:value="41745" table:style-name="ce1">
            <text:p>41745</text:p>
          </table:table-cell>
          <table:table-cell table:number-columns-repeated="16381"/>
        </table:table-row>
        <table:table-row table:style-name="ro1">
          <table:table-cell office:value-type="float" office:value="51.332999999999998" table:style-name="ce1">
            <text:p>51,333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42109" table:style-name="ce1">
            <text:p>42109</text:p>
          </table:table-cell>
          <table:table-cell table:number-columns-repeated="16381"/>
        </table:table-row>
        <table:table-row table:style-name="ro1">
          <table:table-cell office:value-type="float" office:value="51.433" table:style-name="ce1">
            <text:p>51,433</text:p>
          </table:table-cell>
          <table:table-cell office:value-type="float" office:value="4.2785000000000002" table:style-name="ce1">
            <text:p>4,2785</text:p>
          </table:table-cell>
          <table:table-cell office:value-type="float" office:value="42474" table:style-name="ce1">
            <text:p>42474</text:p>
          </table:table-cell>
          <table:table-cell table:number-columns-repeated="16381"/>
        </table:table-row>
        <table:table-row table:style-name="ro1">
          <table:table-cell office:value-type="float" office:value="51.517000000000003" table:style-name="ce1">
            <text:p>51,517</text:p>
          </table:table-cell>
          <table:table-cell office:value-type="float" office:value="4.2855999999999996" table:style-name="ce1">
            <text:p>4,2856</text:p>
          </table:table-cell>
          <table:table-cell office:value-type="float" office:value="42799" table:style-name="ce1">
            <text:p>42799</text:p>
          </table:table-cell>
          <table:table-cell table:number-columns-repeated="16381"/>
        </table:table-row>
        <table:table-row table:style-name="ro1">
          <table:table-cell office:value-type="float" office:value="51.6" table:style-name="ce1">
            <text:p>51,6</text:p>
          </table:table-cell>
          <table:table-cell office:value-type="float" office:value="4.2926000000000002" table:style-name="ce1">
            <text:p>4,2926</text:p>
          </table:table-cell>
          <table:table-cell office:value-type="float" office:value="43115" table:style-name="ce1">
            <text:p>43115</text:p>
          </table:table-cell>
          <table:table-cell table:number-columns-repeated="16381"/>
        </table:table-row>
        <table:table-row table:style-name="ro1">
          <table:table-cell office:value-type="float" office:value="51.7" table:style-name="ce1">
            <text:p>51,7</text:p>
          </table:table-cell>
          <table:table-cell office:value-type="float" office:value="4.3010000000000002" table:style-name="ce1">
            <text:p>4,301</text:p>
          </table:table-cell>
          <table:table-cell office:value-type="float" office:value="43479" table:style-name="ce1">
            <text:p>43479</text:p>
          </table:table-cell>
          <table:table-cell table:number-columns-repeated="16381"/>
        </table:table-row>
        <table:table-row table:style-name="ro1">
          <table:table-cell office:value-type="float" office:value="51.8" table:style-name="ce1">
            <text:p>51,8</text:p>
          </table:table-cell>
          <table:table-cell office:value-type="float" office:value="4.3090999999999999" table:style-name="ce1">
            <text:p>4,3091</text:p>
          </table:table-cell>
          <table:table-cell office:value-type="float" office:value="43854" table:style-name="ce1">
            <text:p>43854</text:p>
          </table:table-cell>
          <table:table-cell table:number-columns-repeated="16381"/>
        </table:table-row>
        <table:table-row table:style-name="ro1">
          <table:table-cell office:value-type="float" office:value="51.9" table:style-name="ce1">
            <text:p>51,9</text:p>
          </table:table-cell>
          <table:table-cell office:value-type="float" office:value="4.3170999999999999" table:style-name="ce1">
            <text:p>4,3171</text:p>
          </table:table-cell>
          <table:table-cell office:value-type="float" office:value="44238" table:style-name="ce1">
            <text:p>4423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.3257000000000003" table:style-name="ce1">
            <text:p>4,3257</text:p>
          </table:table-cell>
          <table:table-cell office:value-type="float" office:value="44613" table:style-name="ce1">
            <text:p>44613</text:p>
          </table:table-cell>
          <table:table-cell table:number-columns-repeated="16381"/>
        </table:table-row>
        <table:table-row table:style-name="ro1">
          <table:table-cell office:value-type="float" office:value="52.082999999999998" table:style-name="ce1">
            <text:p>52,083</text:p>
          </table:table-cell>
          <table:table-cell office:value-type="float" office:value="4.3327" table:style-name="ce1">
            <text:p>4,3327</text:p>
          </table:table-cell>
          <table:table-cell office:value-type="float" office:value="44948" table:style-name="ce1">
            <text:p>44948</text:p>
          </table:table-cell>
          <table:table-cell table:number-columns-repeated="16381"/>
        </table:table-row>
        <table:table-row table:style-name="ro1">
          <table:table-cell office:value-type="float" office:value="52.183" table:style-name="ce1">
            <text:p>52,183</text:p>
          </table:table-cell>
          <table:table-cell office:value-type="float" office:value="4.3411999999999997" table:style-name="ce1">
            <text:p>4,3412</text:p>
          </table:table-cell>
          <table:table-cell office:value-type="float" office:value="45333" table:style-name="ce1">
            <text:p>45333</text:p>
          </table:table-cell>
          <table:table-cell table:number-columns-repeated="16381"/>
        </table:table-row>
        <table:table-row table:style-name="ro1">
          <table:table-cell office:value-type="float" office:value="52.283000000000001" table:style-name="ce1">
            <text:p>52,283</text:p>
          </table:table-cell>
          <table:table-cell office:value-type="float" office:value="4.3494000000000002" table:style-name="ce1">
            <text:p>4,3494</text:p>
          </table:table-cell>
          <table:table-cell office:value-type="float" office:value="45717" table:style-name="ce1">
            <text:p>45717</text:p>
          </table:table-cell>
          <table:table-cell table:number-columns-repeated="16381"/>
        </table:table-row>
        <table:table-row table:style-name="ro1">
          <table:table-cell office:value-type="float" office:value="52.383000000000003" table:style-name="ce1">
            <text:p>52,383</text:p>
          </table:table-cell>
          <table:table-cell office:value-type="float" office:value="4.3575999999999997" table:style-name="ce1">
            <text:p>4,3576</text:p>
          </table:table-cell>
          <table:table-cell office:value-type="float" office:value="46101" table:style-name="ce1">
            <text:p>46101</text:p>
          </table:table-cell>
          <table:table-cell table:number-columns-repeated="16381"/>
        </table:table-row>
        <table:table-row table:style-name="ro1">
          <table:table-cell office:value-type="float" office:value="52.482999999999997" table:style-name="ce1">
            <text:p>52,483</text:p>
          </table:table-cell>
          <table:table-cell office:value-type="float" office:value="4.3658000000000001" table:style-name="ce1">
            <text:p>4,3658</text:p>
          </table:table-cell>
          <table:table-cell office:value-type="float" office:value="46486" table:style-name="ce1">
            <text:p>46486</text:p>
          </table:table-cell>
          <table:table-cell table:number-columns-repeated="16381"/>
        </table:table-row>
        <table:table-row table:style-name="ro1">
          <table:table-cell office:value-type="float" office:value="52.582999999999998" table:style-name="ce1">
            <text:p>52,583</text:p>
          </table:table-cell>
          <table:table-cell office:value-type="float" office:value="4.3743999999999996" table:style-name="ce1">
            <text:p>4,3744</text:p>
          </table:table-cell>
          <table:table-cell office:value-type="float" office:value="46890" table:style-name="ce1">
            <text:p>46890</text:p>
          </table:table-cell>
          <table:table-cell table:number-columns-repeated="16381"/>
        </table:table-row>
        <table:table-row table:style-name="ro1">
          <table:table-cell office:value-type="float" office:value="52.683" table:style-name="ce1">
            <text:p>52,683</text:p>
          </table:table-cell>
          <table:table-cell office:value-type="float" office:value="4.3827999999999996" table:style-name="ce1">
            <text:p>4,3828</text:p>
          </table:table-cell>
          <table:table-cell office:value-type="float" office:value="47284" table:style-name="ce1">
            <text:p>47284</text:p>
          </table:table-cell>
          <table:table-cell table:number-columns-repeated="16381"/>
        </table:table-row>
        <table:table-row table:style-name="ro1">
          <table:table-cell office:value-type="float" office:value="52.783000000000001" table:style-name="ce1">
            <text:p>52,783</text:p>
          </table:table-cell>
          <table:table-cell office:value-type="float" office:value="4.3912000000000004" table:style-name="ce1">
            <text:p>4,3912</text:p>
          </table:table-cell>
          <table:table-cell office:value-type="float" office:value="47679" table:style-name="ce1">
            <text:p>47679</text:p>
          </table:table-cell>
          <table:table-cell table:number-columns-repeated="16381"/>
        </table:table-row>
        <table:table-row table:style-name="ro1">
          <table:table-cell office:value-type="float" office:value="52.883000000000003" table:style-name="ce1">
            <text:p>52,883</text:p>
          </table:table-cell>
          <table:table-cell office:value-type="float" office:value="4.3994" table:style-name="ce1">
            <text:p>4,3994</text:p>
          </table:table-cell>
          <table:table-cell office:value-type="float" office:value="48083" table:style-name="ce1">
            <text:p>48083</text:p>
          </table:table-cell>
          <table:table-cell table:number-columns-repeated="16381"/>
        </table:table-row>
        <table:table-row table:style-name="ro1">
          <table:table-cell office:value-type="float" office:value="52.982999999999997" table:style-name="ce1">
            <text:p>52,983</text:p>
          </table:table-cell>
          <table:table-cell office:value-type="float" office:value="4.4076000000000004" table:style-name="ce1">
            <text:p>4,4076</text:p>
          </table:table-cell>
          <table:table-cell office:value-type="float" office:value="48487" table:style-name="ce1">
            <text:p>48487</text:p>
          </table:table-cell>
          <table:table-cell table:number-columns-repeated="16381"/>
        </table:table-row>
        <table:table-row table:style-name="ro1">
          <table:table-cell office:value-type="float" office:value="53.082999999999998" table:style-name="ce1">
            <text:p>53,083</text:p>
          </table:table-cell>
          <table:table-cell office:value-type="float" office:value="4.4158999999999997" table:style-name="ce1">
            <text:p>4,4159</text:p>
          </table:table-cell>
          <table:table-cell office:value-type="float" office:value="48901" table:style-name="ce1">
            <text:p>48901</text:p>
          </table:table-cell>
          <table:table-cell table:number-columns-repeated="16381"/>
        </table:table-row>
        <table:table-row table:style-name="ro1">
          <table:table-cell office:value-type="float" office:value="53.183" table:style-name="ce1">
            <text:p>53,183</text:p>
          </table:table-cell>
          <table:table-cell office:value-type="float" office:value="4.4244000000000003" table:style-name="ce1">
            <text:p>4,4244</text:p>
          </table:table-cell>
          <table:table-cell office:value-type="float" office:value="49325" table:style-name="ce1">
            <text:p>49325</text:p>
          </table:table-cell>
          <table:table-cell table:number-columns-repeated="16381"/>
        </table:table-row>
        <table:table-row table:style-name="ro1">
          <table:table-cell office:value-type="float" office:value="53.283000000000001" table:style-name="ce1">
            <text:p>53,283</text:p>
          </table:table-cell>
          <table:table-cell office:value-type="float" office:value="4.4328000000000003" table:style-name="ce1">
            <text:p>4,4328</text:p>
          </table:table-cell>
          <table:table-cell office:value-type="float" office:value="49739" table:style-name="ce1">
            <text:p>49739</text:p>
          </table:table-cell>
          <table:table-cell table:number-columns-repeated="16381"/>
        </table:table-row>
        <table:table-row table:style-name="ro1">
          <table:table-cell office:value-type="float" office:value="53.383000000000003" table:style-name="ce1">
            <text:p>53,383</text:p>
          </table:table-cell>
          <table:table-cell office:value-type="float" office:value="4.4410999999999996" table:style-name="ce1">
            <text:p>4,4411</text:p>
          </table:table-cell>
          <table:table-cell office:value-type="float" office:value="50172" table:style-name="ce1">
            <text:p>50172</text:p>
          </table:table-cell>
          <table:table-cell table:number-columns-repeated="16381"/>
        </table:table-row>
        <table:table-row table:style-name="ro1">
          <table:table-cell office:value-type="float" office:value="53.482999999999997" table:style-name="ce1">
            <text:p>53,483</text:p>
          </table:table-cell>
          <table:table-cell office:value-type="float" office:value="4.4493" table:style-name="ce1">
            <text:p>4,4493</text:p>
          </table:table-cell>
          <table:table-cell office:value-type="float" office:value="50596" table:style-name="ce1">
            <text:p>50596</text:p>
          </table:table-cell>
          <table:table-cell table:number-columns-repeated="16381"/>
        </table:table-row>
        <table:table-row table:style-name="ro1">
          <table:table-cell office:value-type="float" office:value="53.582999999999998" table:style-name="ce1">
            <text:p>53,583</text:p>
          </table:table-cell>
          <table:table-cell office:value-type="float" office:value="4.4574999999999996" table:style-name="ce1">
            <text:p>4,4575</text:p>
          </table:table-cell>
          <table:table-cell office:value-type="float" office:value="51030" table:style-name="ce1">
            <text:p>51030</text:p>
          </table:table-cell>
          <table:table-cell table:number-columns-repeated="16381"/>
        </table:table-row>
        <table:table-row table:style-name="ro1">
          <table:table-cell office:value-type="float" office:value="53.683" table:style-name="ce1">
            <text:p>53,683</text:p>
          </table:table-cell>
          <table:table-cell office:value-type="float" office:value="4.4660000000000002" table:style-name="ce1">
            <text:p>4,466</text:p>
          </table:table-cell>
          <table:table-cell office:value-type="float" office:value="51483" table:style-name="ce1">
            <text:p>51483</text:p>
          </table:table-cell>
          <table:table-cell table:number-columns-repeated="16381"/>
        </table:table-row>
        <table:table-row table:style-name="ro1">
          <table:table-cell office:value-type="float" office:value="53.767000000000003" table:style-name="ce1">
            <text:p>53,767</text:p>
          </table:table-cell>
          <table:table-cell office:value-type="float" office:value="4.4729000000000001" table:style-name="ce1">
            <text:p>4,4729</text:p>
          </table:table-cell>
          <table:table-cell office:value-type="float" office:value="51878" table:style-name="ce1">
            <text:p>51878</text:p>
          </table:table-cell>
          <table:table-cell table:number-columns-repeated="16381"/>
        </table:table-row>
        <table:table-row table:style-name="ro1">
          <table:table-cell office:value-type="float" office:value="53.866999999999997" table:style-name="ce1">
            <text:p>53,867</text:p>
          </table:table-cell>
          <table:table-cell office:value-type="float" office:value="4.4814999999999996" table:style-name="ce1">
            <text:p>4,4815</text:p>
          </table:table-cell>
          <table:table-cell office:value-type="float" office:value="52331" table:style-name="ce1">
            <text:p>52331</text:p>
          </table:table-cell>
          <table:table-cell table:number-columns-repeated="16381"/>
        </table:table-row>
        <table:table-row table:style-name="ro1">
          <table:table-cell office:value-type="float" office:value="53.966999999999999" table:style-name="ce1">
            <text:p>53,967</text:p>
          </table:table-cell>
          <table:table-cell office:value-type="float" office:value="4.4897" table:style-name="ce1">
            <text:p>4,4897</text:p>
          </table:table-cell>
          <table:table-cell office:value-type="float" office:value="52775" table:style-name="ce1">
            <text:p>52775</text:p>
          </table:table-cell>
          <table:table-cell table:number-columns-repeated="16381"/>
        </table:table-row>
        <table:table-row table:style-name="ro1">
          <table:table-cell office:value-type="float" office:value="54.067" table:style-name="ce1">
            <text:p>54,067</text:p>
          </table:table-cell>
          <table:table-cell office:value-type="float" office:value="4.4978999999999996" table:style-name="ce1">
            <text:p>4,4979</text:p>
          </table:table-cell>
          <table:table-cell office:value-type="float" office:value="53238" table:style-name="ce1">
            <text:p>53238</text:p>
          </table:table-cell>
          <table:table-cell table:number-columns-repeated="16381"/>
        </table:table-row>
        <table:table-row table:style-name="ro1">
          <table:table-cell office:value-type="float" office:value="54.167000000000002" table:style-name="ce1">
            <text:p>54,167</text:p>
          </table:table-cell>
          <table:table-cell office:value-type="float" office:value="4.5061999999999998" table:style-name="ce1">
            <text:p>4,5062</text:p>
          </table:table-cell>
          <table:table-cell office:value-type="float" office:value="53691" table:style-name="ce1">
            <text:p>53691</text:p>
          </table:table-cell>
          <table:table-cell table:number-columns-repeated="16381"/>
        </table:table-row>
        <table:table-row table:style-name="ro1">
          <table:table-cell office:value-type="float" office:value="54.267000000000003" table:style-name="ce1">
            <text:p>54,267</text:p>
          </table:table-cell>
          <table:table-cell office:value-type="float" office:value="4.5147000000000004" table:style-name="ce1">
            <text:p>4,5147</text:p>
          </table:table-cell>
          <table:table-cell office:value-type="float" office:value="54174" table:style-name="ce1">
            <text:p>54174</text:p>
          </table:table-cell>
          <table:table-cell table:number-columns-repeated="16381"/>
        </table:table-row>
        <table:table-row table:style-name="ro1">
          <table:table-cell office:value-type="float" office:value="54.366999999999997" table:style-name="ce1">
            <text:p>54,367</text:p>
          </table:table-cell>
          <table:table-cell office:value-type="float" office:value="4.5232000000000001" table:style-name="ce1">
            <text:p>4,5232</text:p>
          </table:table-cell>
          <table:table-cell office:value-type="float" office:value="54657" table:style-name="ce1">
            <text:p>54657</text:p>
          </table:table-cell>
          <table:table-cell table:number-columns-repeated="16381"/>
        </table:table-row>
        <table:table-row table:style-name="ro1">
          <table:table-cell office:value-type="float" office:value="54.466999999999999" table:style-name="ce1">
            <text:p>54,467</text:p>
          </table:table-cell>
          <table:table-cell office:value-type="float" office:value="4.5316000000000001" table:style-name="ce1">
            <text:p>4,5316</text:p>
          </table:table-cell>
          <table:table-cell office:value-type="float" office:value="55121" table:style-name="ce1">
            <text:p>55121</text:p>
          </table:table-cell>
          <table:table-cell table:number-columns-repeated="16381"/>
        </table:table-row>
        <table:table-row table:style-name="ro1">
          <table:table-cell office:value-type="float" office:value="54.567" table:style-name="ce1">
            <text:p>54,567</text:p>
          </table:table-cell>
          <table:table-cell office:value-type="float" office:value="4.5396000000000001" table:style-name="ce1">
            <text:p>4,5396</text:p>
          </table:table-cell>
          <table:table-cell office:value-type="float" office:value="55594" table:style-name="ce1">
            <text:p>55594</text:p>
          </table:table-cell>
          <table:table-cell table:number-columns-repeated="16381"/>
        </table:table-row>
        <table:table-row table:style-name="ro1">
          <table:table-cell office:value-type="float" office:value="54.667000000000002" table:style-name="ce1">
            <text:p>54,667</text:p>
          </table:table-cell>
          <table:table-cell office:value-type="float" office:value="4.5479000000000003" table:style-name="ce1">
            <text:p>4,5479</text:p>
          </table:table-cell>
          <table:table-cell office:value-type="float" office:value="56057" table:style-name="ce1">
            <text:p>56057</text:p>
          </table:table-cell>
          <table:table-cell table:number-columns-repeated="16381"/>
        </table:table-row>
        <table:table-row table:style-name="ro1">
          <table:table-cell office:value-type="float" office:value="54.767000000000003" table:style-name="ce1">
            <text:p>54,767</text:p>
          </table:table-cell>
          <table:table-cell office:value-type="float" office:value="4.5561999999999996" table:style-name="ce1">
            <text:p>4,5562</text:p>
          </table:table-cell>
          <table:table-cell office:value-type="float" office:value="56540" table:style-name="ce1">
            <text:p>56540</text:p>
          </table:table-cell>
          <table:table-cell table:number-columns-repeated="16381"/>
        </table:table-row>
        <table:table-row table:style-name="ro1">
          <table:table-cell office:value-type="float" office:value="54.85" table:style-name="ce1">
            <text:p>54,85</text:p>
          </table:table-cell>
          <table:table-cell office:value-type="float" office:value="4.5633999999999997" table:style-name="ce1">
            <text:p>4,5634</text:p>
          </table:table-cell>
          <table:table-cell office:value-type="float" office:value="56974" table:style-name="ce1">
            <text:p>56974</text:p>
          </table:table-cell>
          <table:table-cell table:number-columns-repeated="16381"/>
        </table:table-row>
        <table:table-row table:style-name="ro1">
          <table:table-cell office:value-type="float" office:value="54.95" table:style-name="ce1">
            <text:p>54,95</text:p>
          </table:table-cell>
          <table:table-cell office:value-type="float" office:value="4.5716999999999999" table:style-name="ce1">
            <text:p>4,5717</text:p>
          </table:table-cell>
          <table:table-cell office:value-type="float" office:value="57486" table:style-name="ce1">
            <text:p>57486</text:p>
          </table:table-cell>
          <table:table-cell table:number-columns-repeated="16381"/>
        </table:table-row>
        <table:table-row table:style-name="ro1">
          <table:table-cell office:value-type="float" office:value="55.05" table:style-name="ce1">
            <text:p>55,05</text:p>
          </table:table-cell>
          <table:table-cell office:value-type="float" office:value="4.58" table:style-name="ce1">
            <text:p>4,58</text:p>
          </table:table-cell>
          <table:table-cell office:value-type="float" office:value="57989" table:style-name="ce1">
            <text:p>57989</text:p>
          </table:table-cell>
          <table:table-cell table:number-columns-repeated="16381"/>
        </table:table-row>
        <table:table-row table:style-name="ro1">
          <table:table-cell office:value-type="float" office:value="55.133000000000003" table:style-name="ce1">
            <text:p>55,133</text:p>
          </table:table-cell>
          <table:table-cell office:value-type="float" office:value="4.5868000000000002" table:style-name="ce1">
            <text:p>4,5868</text:p>
          </table:table-cell>
          <table:table-cell office:value-type="float" office:value="58423" table:style-name="ce1">
            <text:p>58423</text:p>
          </table:table-cell>
          <table:table-cell table:number-columns-repeated="16381"/>
        </table:table-row>
        <table:table-row table:style-name="ro1">
          <table:table-cell office:value-type="float" office:value="55.232999999999997" table:style-name="ce1">
            <text:p>55,233</text:p>
          </table:table-cell>
          <table:table-cell office:value-type="float" office:value="4.5951000000000004" table:style-name="ce1">
            <text:p>4,5951</text:p>
          </table:table-cell>
          <table:table-cell office:value-type="float" office:value="58935" table:style-name="ce1">
            <text:p>58935</text:p>
          </table:table-cell>
          <table:table-cell table:number-columns-repeated="16381"/>
        </table:table-row>
        <table:table-row table:style-name="ro1">
          <table:table-cell office:value-type="float" office:value="55.332999999999998" table:style-name="ce1">
            <text:p>55,333</text:p>
          </table:table-cell>
          <table:table-cell office:value-type="float" office:value="4.6033999999999997" table:style-name="ce1">
            <text:p>4,6034</text:p>
          </table:table-cell>
          <table:table-cell office:value-type="float" office:value="59448" table:style-name="ce1">
            <text:p>59448</text:p>
          </table:table-cell>
          <table:table-cell table:number-columns-repeated="16381"/>
        </table:table-row>
        <table:table-row table:style-name="ro1">
          <table:table-cell office:value-type="float" office:value="55.417000000000002" table:style-name="ce1">
            <text:p>55,417</text:p>
          </table:table-cell>
          <table:table-cell office:value-type="float" office:value="4.6105" table:style-name="ce1">
            <text:p>4,6105</text:p>
          </table:table-cell>
          <table:table-cell office:value-type="float" office:value="59911" table:style-name="ce1">
            <text:p>59911</text:p>
          </table:table-cell>
          <table:table-cell table:number-columns-repeated="16381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4.6173999999999999" table:style-name="ce1">
            <text:p>4,6174</text:p>
          </table:table-cell>
          <table:table-cell office:value-type="float" office:value="60374" table:style-name="ce1">
            <text:p>60374</text:p>
          </table:table-cell>
          <table:table-cell table:number-columns-repeated="16381"/>
        </table:table-row>
        <table:table-row table:style-name="ro1">
          <table:table-cell office:value-type="float" office:value="55.6" table:style-name="ce1">
            <text:p>55,6</text:p>
          </table:table-cell>
          <table:table-cell office:value-type="float" office:value="4.6257999999999999" table:style-name="ce1">
            <text:p>4,6258</text:p>
          </table:table-cell>
          <table:table-cell office:value-type="float" office:value="60897" table:style-name="ce1">
            <text:p>60897</text:p>
          </table:table-cell>
          <table:table-cell table:number-columns-repeated="16381"/>
        </table:table-row>
        <table:table-row table:style-name="ro1">
          <table:table-cell office:value-type="float" office:value="55.7" table:style-name="ce1">
            <text:p>55,7</text:p>
          </table:table-cell>
          <table:table-cell office:value-type="float" office:value="4.6340000000000003" table:style-name="ce1">
            <text:p>4,634</text:p>
          </table:table-cell>
          <table:table-cell office:value-type="float" office:value="61419" table:style-name="ce1">
            <text:p>61419</text:p>
          </table:table-cell>
          <table:table-cell table:number-columns-repeated="16381"/>
        </table:table-row>
        <table:table-row table:style-name="ro1">
          <table:table-cell office:value-type="float" office:value="55.8" table:style-name="ce1">
            <text:p>55,8</text:p>
          </table:table-cell>
          <table:table-cell office:value-type="float" office:value="4.6421000000000001" table:style-name="ce1">
            <text:p>4,6421</text:p>
          </table:table-cell>
          <table:table-cell office:value-type="float" office:value="61952" table:style-name="ce1">
            <text:p>61952</text:p>
          </table:table-cell>
          <table:table-cell table:number-columns-repeated="16381"/>
        </table:table-row>
        <table:table-row table:style-name="ro1">
          <table:table-cell office:value-type="float" office:value="55.9" table:style-name="ce1">
            <text:p>55,9</text:p>
          </table:table-cell>
          <table:table-cell office:value-type="float" office:value="4.6506999999999996" table:style-name="ce1">
            <text:p>4,6507</text:p>
          </table:table-cell>
          <table:table-cell office:value-type="float" office:value="62513" table:style-name="ce1">
            <text:p>62513</text:p>
          </table:table-cell>
          <table:table-cell table:number-columns-repeated="16381"/>
        </table:table-row>
        <table:table-row table:style-name="ro1">
          <table:table-cell office:value-type="float" office:value="55.982999999999997" table:style-name="ce1">
            <text:p>55,983</text:p>
          </table:table-cell>
          <table:table-cell office:value-type="float" office:value="4.6576000000000004" table:style-name="ce1">
            <text:p>4,6576</text:p>
          </table:table-cell>
          <table:table-cell office:value-type="float" office:value="63006" table:style-name="ce1">
            <text:p>63006</text:p>
          </table:table-cell>
          <table:table-cell table:number-columns-repeated="16381"/>
        </table:table-row>
        <table:table-row table:style-name="ro1">
          <table:table-cell office:value-type="float" office:value="56.067" table:style-name="ce1">
            <text:p>56,067</text:p>
          </table:table-cell>
          <table:table-cell office:value-type="float" office:value="4.6646999999999998" table:style-name="ce1">
            <text:p>4,6647</text:p>
          </table:table-cell>
          <table:table-cell office:value-type="float" office:value="63479" table:style-name="ce1">
            <text:p>63479</text:p>
          </table:table-cell>
          <table:table-cell table:number-columns-repeated="16381"/>
        </table:table-row>
        <table:table-row table:style-name="ro1">
          <table:table-cell office:value-type="float" office:value="56.167000000000002" table:style-name="ce1">
            <text:p>56,167</text:p>
          </table:table-cell>
          <table:table-cell office:value-type="float" office:value="4.6730999999999998" table:style-name="ce1">
            <text:p>4,6731</text:p>
          </table:table-cell>
          <table:table-cell office:value-type="float" office:value="64041" table:style-name="ce1">
            <text:p>64041</text:p>
          </table:table-cell>
          <table:table-cell table:number-columns-repeated="16381"/>
        </table:table-row>
        <table:table-row table:style-name="ro1">
          <table:table-cell office:value-type="float" office:value="56.267000000000003" table:style-name="ce1">
            <text:p>56,267</text:p>
          </table:table-cell>
          <table:table-cell office:value-type="float" office:value="4.6813000000000002" table:style-name="ce1">
            <text:p>4,6813</text:p>
          </table:table-cell>
          <table:table-cell office:value-type="float" office:value="64613" table:style-name="ce1">
            <text:p>64613</text:p>
          </table:table-cell>
          <table:table-cell table:number-columns-repeated="16381"/>
        </table:table-row>
        <table:table-row table:style-name="ro1">
          <table:table-cell office:value-type="float" office:value="56.366999999999997" table:style-name="ce1">
            <text:p>56,367</text:p>
          </table:table-cell>
          <table:table-cell office:value-type="float" office:value="4.6893000000000002" table:style-name="ce1">
            <text:p>4,6893</text:p>
          </table:table-cell>
          <table:table-cell office:value-type="float" office:value="65194" table:style-name="ce1">
            <text:p>65194</text:p>
          </table:table-cell>
          <table:table-cell table:number-columns-repeated="16381"/>
        </table:table-row>
        <table:table-row table:style-name="ro1">
          <table:table-cell office:value-type="float" office:value="56.45" table:style-name="ce1">
            <text:p>56,45</text:p>
          </table:table-cell>
          <table:table-cell office:value-type="float" office:value="4.6965000000000003" table:style-name="ce1">
            <text:p>4,6965</text:p>
          </table:table-cell>
          <table:table-cell office:value-type="float" office:value="65697" table:style-name="ce1">
            <text:p>65697</text:p>
          </table:table-cell>
          <table:table-cell table:number-columns-repeated="16381"/>
        </table:table-row>
        <table:table-row table:style-name="ro1">
          <table:table-cell office:value-type="float" office:value="56.533000000000001" table:style-name="ce1">
            <text:p>56,533</text:p>
          </table:table-cell>
          <table:table-cell office:value-type="float" office:value="4.7035" table:style-name="ce1">
            <text:p>4,7035</text:p>
          </table:table-cell>
          <table:table-cell office:value-type="float" office:value="66210" table:style-name="ce1">
            <text:p>66210</text:p>
          </table:table-cell>
          <table:table-cell table:number-columns-repeated="16381"/>
        </table:table-row>
        <table:table-row table:style-name="ro1">
          <table:table-cell office:value-type="float" office:value="56.616999999999997" table:style-name="ce1">
            <text:p>56,617</text:p>
          </table:table-cell>
          <table:table-cell office:value-type="float" office:value="4.7104999999999997" table:style-name="ce1">
            <text:p>4,7105</text:p>
          </table:table-cell>
          <table:table-cell office:value-type="float" office:value="66732" table:style-name="ce1">
            <text:p>66732</text:p>
          </table:table-cell>
          <table:table-cell table:number-columns-repeated="16381"/>
        </table:table-row>
        <table:table-row table:style-name="ro1">
          <table:table-cell office:value-type="float" office:value="56.716999999999999" table:style-name="ce1">
            <text:p>56,717</text:p>
          </table:table-cell>
          <table:table-cell office:value-type="float" office:value="4.7188999999999997" table:style-name="ce1">
            <text:p>4,7189</text:p>
          </table:table-cell>
          <table:table-cell office:value-type="float" office:value="67333" table:style-name="ce1">
            <text:p>67333</text:p>
          </table:table-cell>
          <table:table-cell table:number-columns-repeated="16381"/>
        </table:table-row>
        <table:table-row table:style-name="ro1">
          <table:table-cell office:value-type="float" office:value="56.8" table:style-name="ce1">
            <text:p>56,8</text:p>
          </table:table-cell>
          <table:table-cell office:value-type="float" office:value="4.7256999999999998" table:style-name="ce1">
            <text:p>4,7257</text:p>
          </table:table-cell>
          <table:table-cell office:value-type="float" office:value="67846" table:style-name="ce1">
            <text:p>67846</text:p>
          </table:table-cell>
          <table:table-cell table:number-columns-repeated="16381"/>
        </table:table-row>
        <table:table-row table:style-name="ro1">
          <table:table-cell office:value-type="float" office:value="56.9" table:style-name="ce1">
            <text:p>56,9</text:p>
          </table:table-cell>
          <table:table-cell office:value-type="float" office:value="4.734" table:style-name="ce1">
            <text:p>4,734</text:p>
          </table:table-cell>
          <table:table-cell office:value-type="float" office:value="68447" table:style-name="ce1">
            <text:p>6844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.7423000000000002" table:style-name="ce1">
            <text:p>4,7423</text:p>
          </table:table-cell>
          <table:table-cell office:value-type="float" office:value="69088" table:style-name="ce1">
            <text:p>69088</text:p>
          </table:table-cell>
          <table:table-cell table:number-columns-repeated="16381"/>
        </table:table-row>
        <table:table-row table:style-name="ro1">
          <table:table-cell office:value-type="float" office:value="57.082999999999998" table:style-name="ce1">
            <text:p>57,083</text:p>
          </table:table-cell>
          <table:table-cell office:value-type="float" office:value="4.7495000000000003" table:style-name="ce1">
            <text:p>4,7495</text:p>
          </table:table-cell>
          <table:table-cell office:value-type="float" office:value="69620" table:style-name="ce1">
            <text:p>69620</text:p>
          </table:table-cell>
          <table:table-cell table:number-columns-repeated="16381"/>
        </table:table-row>
        <table:table-row table:style-name="ro1">
          <table:table-cell office:value-type="float" office:value="57.167000000000002" table:style-name="ce1">
            <text:p>57,167</text:p>
          </table:table-cell>
          <table:table-cell office:value-type="float" office:value="4.7564000000000002" table:style-name="ce1">
            <text:p>4,7564</text:p>
          </table:table-cell>
          <table:table-cell office:value-type="float" office:value="70172" table:style-name="ce1">
            <text:p>70172</text:p>
          </table:table-cell>
          <table:table-cell table:number-columns-repeated="16381"/>
        </table:table-row>
        <table:table-row table:style-name="ro1">
          <table:table-cell office:value-type="float" office:value="57.25" table:style-name="ce1">
            <text:p>57,25</text:p>
          </table:table-cell>
          <table:table-cell office:value-type="float" office:value="4.7633999999999999" table:style-name="ce1">
            <text:p>4,7634</text:p>
          </table:table-cell>
          <table:table-cell office:value-type="float" office:value="70705" table:style-name="ce1">
            <text:p>70705</text:p>
          </table:table-cell>
          <table:table-cell table:number-columns-repeated="16381"/>
        </table:table-row>
        <table:table-row table:style-name="ro1">
          <table:table-cell office:value-type="float" office:value="57.35" table:style-name="ce1">
            <text:p>57,35</text:p>
          </table:table-cell>
          <table:table-cell office:value-type="float" office:value="4.7716000000000003" table:style-name="ce1">
            <text:p>4,7716</text:p>
          </table:table-cell>
          <table:table-cell office:value-type="float" office:value="71345" table:style-name="ce1">
            <text:p>71345</text:p>
          </table:table-cell>
          <table:table-cell table:number-columns-repeated="16381"/>
        </table:table-row>
        <table:table-row table:style-name="ro1">
          <table:table-cell office:value-type="float" office:value="57.45" table:style-name="ce1">
            <text:p>57,45</text:p>
          </table:table-cell>
          <table:table-cell office:value-type="float" office:value="4.7797999999999998" table:style-name="ce1">
            <text:p>4,7798</text:p>
          </table:table-cell>
          <table:table-cell office:value-type="float" office:value="71986" table:style-name="ce1">
            <text:p>71986</text:p>
          </table:table-cell>
          <table:table-cell table:number-columns-repeated="16381"/>
        </table:table-row>
        <table:table-row table:style-name="ro1">
          <table:table-cell office:value-type="float" office:value="57.55" table:style-name="ce1">
            <text:p>57,55</text:p>
          </table:table-cell>
          <table:table-cell office:value-type="float" office:value="4.7881" table:style-name="ce1">
            <text:p>4,7881</text:p>
          </table:table-cell>
          <table:table-cell office:value-type="float" office:value="72656" table:style-name="ce1">
            <text:p>72656</text:p>
          </table:table-cell>
          <table:table-cell table:number-columns-repeated="16381"/>
        </table:table-row>
        <table:table-row table:style-name="ro1">
          <table:table-cell office:value-type="float" office:value="57.633000000000003" table:style-name="ce1">
            <text:p>57,633</text:p>
          </table:table-cell>
          <table:table-cell office:value-type="float" office:value="4.7953999999999999" table:style-name="ce1">
            <text:p>4,7954</text:p>
          </table:table-cell>
          <table:table-cell office:value-type="float" office:value="73218" table:style-name="ce1">
            <text:p>73218</text:p>
          </table:table-cell>
          <table:table-cell table:number-columns-repeated="16381"/>
        </table:table-row>
        <table:table-row table:style-name="ro1">
          <table:table-cell office:value-type="float" office:value="57.732999999999997" table:style-name="ce1">
            <text:p>57,733</text:p>
          </table:table-cell>
          <table:table-cell office:value-type="float" office:value="4.8036000000000003" table:style-name="ce1">
            <text:p>4,8036</text:p>
          </table:table-cell>
          <table:table-cell office:value-type="float" office:value="73908" table:style-name="ce1">
            <text:p>73908</text:p>
          </table:table-cell>
          <table:table-cell table:number-columns-repeated="16381"/>
        </table:table-row>
        <table:table-row table:style-name="ro1">
          <table:table-cell office:value-type="float" office:value="57.832999999999998" table:style-name="ce1">
            <text:p>57,833</text:p>
          </table:table-cell>
          <table:table-cell office:value-type="float" office:value="4.8118999999999996" table:style-name="ce1">
            <text:p>4,8119</text:p>
          </table:table-cell>
          <table:table-cell office:value-type="float" office:value="74578" table:style-name="ce1">
            <text:p>74578</text:p>
          </table:table-cell>
          <table:table-cell table:number-columns-repeated="16381"/>
        </table:table-row>
        <table:table-row table:style-name="ro1">
          <table:table-cell office:value-type="float" office:value="57.933" table:style-name="ce1">
            <text:p>57,933</text:p>
          </table:table-cell>
          <table:table-cell office:value-type="float" office:value="4.8201000000000001" table:style-name="ce1">
            <text:p>4,8201</text:p>
          </table:table-cell>
          <table:table-cell office:value-type="float" office:value="75249" table:style-name="ce1">
            <text:p>75249</text:p>
          </table:table-cell>
          <table:table-cell table:number-columns-repeated="16381"/>
        </table:table-row>
        <table:table-row table:style-name="ro1">
          <table:table-cell office:value-type="float" office:value="58.033000000000001" table:style-name="ce1">
            <text:p>58,033</text:p>
          </table:table-cell>
          <table:table-cell office:value-type="float" office:value="4.8281999999999998" table:style-name="ce1">
            <text:p>4,8282</text:p>
          </table:table-cell>
          <table:table-cell office:value-type="float" office:value="75919" table:style-name="ce1">
            <text:p>75919</text:p>
          </table:table-cell>
          <table:table-cell table:number-columns-repeated="16381"/>
        </table:table-row>
        <table:table-row table:style-name="ro1">
          <table:table-cell office:value-type="float" office:value="58.116999999999997" table:style-name="ce1">
            <text:p>58,117</text:p>
          </table:table-cell>
          <table:table-cell office:value-type="float" office:value="4.8353999999999999" table:style-name="ce1">
            <text:p>4,8354</text:p>
          </table:table-cell>
          <table:table-cell office:value-type="float" office:value="76510" table:style-name="ce1">
            <text:p>76510</text:p>
          </table:table-cell>
          <table:table-cell table:number-columns-repeated="16381"/>
        </table:table-row>
        <table:table-row table:style-name="ro1">
          <table:table-cell office:value-type="float" office:value="58.216999999999999" table:style-name="ce1">
            <text:p>58,217</text:p>
          </table:table-cell>
          <table:table-cell office:value-type="float" office:value="4.8437999999999999" table:style-name="ce1">
            <text:p>4,8438</text:p>
          </table:table-cell>
          <table:table-cell office:value-type="float" office:value="77230" table:style-name="ce1">
            <text:p>77230</text:p>
          </table:table-cell>
          <table:table-cell table:number-columns-repeated="16381"/>
        </table:table-row>
        <table:table-row table:style-name="ro1">
          <table:table-cell office:value-type="float" office:value="58.317" table:style-name="ce1">
            <text:p>58,317</text:p>
          </table:table-cell>
          <table:table-cell office:value-type="float" office:value="4.8521999999999998" table:style-name="ce1">
            <text:p>4,8522</text:p>
          </table:table-cell>
          <table:table-cell office:value-type="float" office:value="77920" table:style-name="ce1">
            <text:p>77920</text:p>
          </table:table-cell>
          <table:table-cell table:number-columns-repeated="16381"/>
        </table:table-row>
        <table:table-row table:style-name="ro1">
          <table:table-cell office:value-type="float" office:value="58.4" table:style-name="ce1">
            <text:p>58,4</text:p>
          </table:table-cell>
          <table:table-cell office:value-type="float" office:value="4.8592000000000004" table:style-name="ce1">
            <text:p>4,8592</text:p>
          </table:table-cell>
          <table:table-cell office:value-type="float" office:value="78511" table:style-name="ce1">
            <text:p>78511</text:p>
          </table:table-cell>
          <table:table-cell table:number-columns-repeated="16381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4.8673000000000002" table:style-name="ce1">
            <text:p>4,8673</text:p>
          </table:table-cell>
          <table:table-cell office:value-type="float" office:value="79201" table:style-name="ce1">
            <text:p>79201</text:p>
          </table:table-cell>
          <table:table-cell table:number-columns-repeated="16381"/>
        </table:table-row>
        <table:table-row table:style-name="ro1">
          <table:table-cell office:value-type="float" office:value="58.6" table:style-name="ce1">
            <text:p>58,6</text:p>
          </table:table-cell>
          <table:table-cell office:value-type="float" office:value="4.8754" table:style-name="ce1">
            <text:p>4,8754</text:p>
          </table:table-cell>
          <table:table-cell office:value-type="float" office:value="79911" table:style-name="ce1">
            <text:p>79911</text:p>
          </table:table-cell>
          <table:table-cell table:number-columns-repeated="16381"/>
        </table:table-row>
        <table:table-row table:style-name="ro1">
          <table:table-cell office:value-type="float" office:value="58.7" table:style-name="ce1">
            <text:p>58,7</text:p>
          </table:table-cell>
          <table:table-cell office:value-type="float" office:value="4.8840000000000003" table:style-name="ce1">
            <text:p>4,884</text:p>
          </table:table-cell>
          <table:table-cell office:value-type="float" office:value="80631" table:style-name="ce1">
            <text:p>80631</text:p>
          </table:table-cell>
          <table:table-cell table:number-columns-repeated="16381"/>
        </table:table-row>
        <table:table-row table:style-name="ro1">
          <table:table-cell office:value-type="float" office:value="58.783000000000001" table:style-name="ce1">
            <text:p>58,783</text:p>
          </table:table-cell>
          <table:table-cell office:value-type="float" office:value="4.8909000000000002" table:style-name="ce1">
            <text:p>4,8909</text:p>
          </table:table-cell>
          <table:table-cell office:value-type="float" office:value="81281" table:style-name="ce1">
            <text:p>81281</text:p>
          </table:table-cell>
          <table:table-cell table:number-columns-repeated="16381"/>
        </table:table-row>
        <table:table-row table:style-name="ro1">
          <table:table-cell office:value-type="float" office:value="58.883000000000003" table:style-name="ce1">
            <text:p>58,883</text:p>
          </table:table-cell>
          <table:table-cell office:value-type="float" office:value="4.8994" table:style-name="ce1">
            <text:p>4,8994</text:p>
          </table:table-cell>
          <table:table-cell office:value-type="float" office:value="81991" table:style-name="ce1">
            <text:p>81991</text:p>
          </table:table-cell>
          <table:table-cell table:number-columns-repeated="16381"/>
        </table:table-row>
        <table:table-row table:style-name="ro1">
          <table:table-cell office:value-type="float" office:value="58.966999999999999" table:style-name="ce1">
            <text:p>58,967</text:p>
          </table:table-cell>
          <table:table-cell office:value-type="float" office:value="4.9062999999999999" table:style-name="ce1">
            <text:p>4,9063</text:p>
          </table:table-cell>
          <table:table-cell office:value-type="float" office:value="82632" table:style-name="ce1">
            <text:p>82632</text:p>
          </table:table-cell>
          <table:table-cell table:number-columns-repeated="16381"/>
        </table:table-row>
        <table:table-row table:style-name="ro1">
          <table:table-cell office:value-type="float" office:value="59.067" table:style-name="ce1">
            <text:p>59,067</text:p>
          </table:table-cell>
          <table:table-cell office:value-type="float" office:value="4.9145000000000003" table:style-name="ce1">
            <text:p>4,9145</text:p>
          </table:table-cell>
          <table:table-cell office:value-type="float" office:value="83341" table:style-name="ce1">
            <text:p>83341</text:p>
          </table:table-cell>
          <table:table-cell table:number-columns-repeated="16381"/>
        </table:table-row>
        <table:table-row table:style-name="ro1">
          <table:table-cell office:value-type="float" office:value="59.167000000000002" table:style-name="ce1">
            <text:p>59,167</text:p>
          </table:table-cell>
          <table:table-cell office:value-type="float" office:value="4.9226999999999999" table:style-name="ce1">
            <text:p>4,9227</text:p>
          </table:table-cell>
          <table:table-cell office:value-type="float" office:value="84090" table:style-name="ce1">
            <text:p>84090</text:p>
          </table:table-cell>
          <table:table-cell table:number-columns-repeated="16381"/>
        </table:table-row>
        <table:table-row table:style-name="ro1">
          <table:table-cell office:value-type="float" office:value="59.267000000000003" table:style-name="ce1">
            <text:p>59,267</text:p>
          </table:table-cell>
          <table:table-cell office:value-type="float" office:value="4.9311999999999996" table:style-name="ce1">
            <text:p>4,9312</text:p>
          </table:table-cell>
          <table:table-cell office:value-type="float" office:value="84849" table:style-name="ce1">
            <text:p>84849</text:p>
          </table:table-cell>
          <table:table-cell table:number-columns-repeated="16381"/>
        </table:table-row>
        <table:table-row table:style-name="ro1">
          <table:table-cell office:value-type="float" office:value="59.366999999999997" table:style-name="ce1">
            <text:p>59,367</text:p>
          </table:table-cell>
          <table:table-cell office:value-type="float" office:value="4.9397000000000002" table:style-name="ce1">
            <text:p>4,9397</text:p>
          </table:table-cell>
          <table:table-cell office:value-type="float" office:value="85608" table:style-name="ce1">
            <text:p>85608</text:p>
          </table:table-cell>
          <table:table-cell table:number-columns-repeated="16381"/>
        </table:table-row>
        <table:table-row table:style-name="ro1">
          <table:table-cell office:value-type="float" office:value="59.466999999999999" table:style-name="ce1">
            <text:p>59,467</text:p>
          </table:table-cell>
          <table:table-cell office:value-type="float" office:value="4.9480000000000004" table:style-name="ce1">
            <text:p>4,948</text:p>
          </table:table-cell>
          <table:table-cell office:value-type="float" office:value="86387" table:style-name="ce1">
            <text:p>86387</text:p>
          </table:table-cell>
          <table:table-cell table:number-columns-repeated="16381"/>
        </table:table-row>
        <table:table-row table:style-name="ro1">
          <table:table-cell office:value-type="float" office:value="59.567" table:style-name="ce1">
            <text:p>59,567</text:p>
          </table:table-cell>
          <table:table-cell office:value-type="float" office:value="4.9564000000000004" table:style-name="ce1">
            <text:p>4,9564</text:p>
          </table:table-cell>
          <table:table-cell office:value-type="float" office:value="87126" table:style-name="ce1">
            <text:p>87126</text:p>
          </table:table-cell>
          <table:table-cell table:number-columns-repeated="16381"/>
        </table:table-row>
        <table:table-row table:style-name="ro1">
          <table:table-cell office:value-type="float" office:value="59.667000000000002" table:style-name="ce1">
            <text:p>59,667</text:p>
          </table:table-cell>
          <table:table-cell office:value-type="float" office:value="4.9645999999999999" table:style-name="ce1">
            <text:p>4,9646</text:p>
          </table:table-cell>
          <table:table-cell office:value-type="float" office:value="87895" table:style-name="ce1">
            <text:p>87895</text:p>
          </table:table-cell>
          <table:table-cell table:number-columns-repeated="16381"/>
        </table:table-row>
        <table:table-row table:style-name="ro1">
          <table:table-cell office:value-type="float" office:value="59.767000000000003" table:style-name="ce1">
            <text:p>59,767</text:p>
          </table:table-cell>
          <table:table-cell office:value-type="float" office:value="4.9729000000000001" table:style-name="ce1">
            <text:p>4,9729</text:p>
          </table:table-cell>
          <table:table-cell office:value-type="float" office:value="88644" table:style-name="ce1">
            <text:p>88644</text:p>
          </table:table-cell>
          <table:table-cell table:number-columns-repeated="16381"/>
        </table:table-row>
        <table:table-row table:style-name="ro1">
          <table:table-cell office:value-type="float" office:value="59.866999999999997" table:style-name="ce1">
            <text:p>59,867</text:p>
          </table:table-cell>
          <table:table-cell office:value-type="float" office:value="4.9814999999999996" table:style-name="ce1">
            <text:p>4,9815</text:p>
          </table:table-cell>
          <table:table-cell office:value-type="float" office:value="89453" table:style-name="ce1">
            <text:p>89453</text:p>
          </table:table-cell>
          <table:table-cell table:number-columns-repeated="16381"/>
        </table:table-row>
        <table:table-row table:style-name="ro1">
          <table:table-cell office:value-type="float" office:value="59.966999999999999" table:style-name="ce1">
            <text:p>59,967</text:p>
          </table:table-cell>
          <table:table-cell office:value-type="float" office:value="4.9896000000000003" table:style-name="ce1">
            <text:p>4,9896</text:p>
          </table:table-cell>
          <table:table-cell office:value-type="float" office:value="90241" table:style-name="ce1">
            <text:p>90241</text:p>
          </table:table-cell>
          <table:table-cell table:number-columns-repeated="16381"/>
        </table:table-row>
        <table:table-row table:style-name="ro1">
          <table:table-cell office:value-type="float" office:value="60.067" table:style-name="ce1">
            <text:p>60,067</text:p>
          </table:table-cell>
          <table:table-cell office:value-type="float" office:value="4.9981" table:style-name="ce1">
            <text:p>4,9981</text:p>
          </table:table-cell>
          <table:table-cell office:value-type="float" office:value="91010" table:style-name="ce1">
            <text:p>91010</text:p>
          </table:table-cell>
          <table:table-cell table:number-columns-repeated="16381"/>
        </table:table-row>
        <table:table-row table:style-name="ro1">
          <table:table-cell office:value-type="float" office:value="60.167000000000002" table:style-name="ce1">
            <text:p>60,167</text:p>
          </table:table-cell>
          <table:table-cell office:value-type="float" office:value="5.0061999999999998" table:style-name="ce1">
            <text:p>5,0062</text:p>
          </table:table-cell>
          <table:table-cell office:value-type="float" office:value="91779" table:style-name="ce1">
            <text:p>91779</text:p>
          </table:table-cell>
          <table:table-cell table:number-columns-repeated="16381"/>
        </table:table-row>
        <table:table-row table:style-name="ro1">
          <table:table-cell office:value-type="float" office:value="60.267000000000003" table:style-name="ce1">
            <text:p>60,267</text:p>
          </table:table-cell>
          <table:table-cell office:value-type="float" office:value="5.0143000000000004" table:style-name="ce1">
            <text:p>5,0143</text:p>
          </table:table-cell>
          <table:table-cell office:value-type="float" office:value="92558" table:style-name="ce1">
            <text:p>92558</text:p>
          </table:table-cell>
          <table:table-cell table:number-columns-repeated="16381"/>
        </table:table-row>
        <table:table-row table:style-name="ro1">
          <table:table-cell office:value-type="float" office:value="60.366999999999997" table:style-name="ce1">
            <text:p>60,367</text:p>
          </table:table-cell>
          <table:table-cell office:value-type="float" office:value="5.0228999999999999" table:style-name="ce1">
            <text:p>5,0229</text:p>
          </table:table-cell>
          <table:table-cell office:value-type="float" office:value="93336" table:style-name="ce1">
            <text:p>93336</text:p>
          </table:table-cell>
          <table:table-cell table:number-columns-repeated="16381"/>
        </table:table-row>
        <table:table-row table:style-name="ro1">
          <table:table-cell office:value-type="float" office:value="60.466999999999999" table:style-name="ce1">
            <text:p>60,467</text:p>
          </table:table-cell>
          <table:table-cell office:value-type="float" office:value="5.0312000000000001" table:style-name="ce1">
            <text:p>5,0312</text:p>
          </table:table-cell>
          <table:table-cell office:value-type="float" office:value="94154" table:style-name="ce1">
            <text:p>94154</text:p>
          </table:table-cell>
          <table:table-cell table:number-columns-repeated="16381"/>
        </table:table-row>
        <table:table-row table:style-name="ro1">
          <table:table-cell office:value-type="float" office:value="60.567" table:style-name="ce1">
            <text:p>60,567</text:p>
          </table:table-cell>
          <table:table-cell office:value-type="float" office:value="5.0396999999999998" table:style-name="ce1">
            <text:p>5,0397</text:p>
          </table:table-cell>
          <table:table-cell office:value-type="float" office:value="94933" table:style-name="ce1">
            <text:p>94933</text:p>
          </table:table-cell>
          <table:table-cell table:number-columns-repeated="16381"/>
        </table:table-row>
        <table:table-row table:style-name="ro1">
          <table:table-cell office:value-type="float" office:value="60.667000000000002" table:style-name="ce1">
            <text:p>60,667</text:p>
          </table:table-cell>
          <table:table-cell office:value-type="float" office:value="5.0477999999999996" table:style-name="ce1">
            <text:p>5,0478</text:p>
          </table:table-cell>
          <table:table-cell office:value-type="float" office:value="95712" table:style-name="ce1">
            <text:p>95712</text:p>
          </table:table-cell>
          <table:table-cell table:number-columns-repeated="16381"/>
        </table:table-row>
        <table:table-row table:style-name="ro1">
          <table:table-cell office:value-type="float" office:value="60.767000000000003" table:style-name="ce1">
            <text:p>60,767</text:p>
          </table:table-cell>
          <table:table-cell office:value-type="float" office:value="5.056" table:style-name="ce1">
            <text:p>5,056</text:p>
          </table:table-cell>
          <table:table-cell office:value-type="float" office:value="96491" table:style-name="ce1">
            <text:p>96491</text:p>
          </table:table-cell>
          <table:table-cell table:number-columns-repeated="16381"/>
        </table:table-row>
        <table:table-row table:style-name="ro1">
          <table:table-cell office:value-type="float" office:value="60.866999999999997" table:style-name="ce1">
            <text:p>60,867</text:p>
          </table:table-cell>
          <table:table-cell office:value-type="float" office:value="5.0644999999999998" table:style-name="ce1">
            <text:p>5,0645</text:p>
          </table:table-cell>
          <table:table-cell office:value-type="float" office:value="97269" table:style-name="ce1">
            <text:p>97269</text:p>
          </table:table-cell>
          <table:table-cell table:number-columns-repeated="16381"/>
        </table:table-row>
        <table:table-row table:style-name="ro1">
          <table:table-cell office:value-type="float" office:value="60.966999999999999" table:style-name="ce1">
            <text:p>60,967</text:p>
          </table:table-cell>
          <table:table-cell office:value-type="float" office:value="5.0730000000000004" table:style-name="ce1">
            <text:p>5,073</text:p>
          </table:table-cell>
          <table:table-cell office:value-type="float" office:value="98107" table:style-name="ce1">
            <text:p>98107</text:p>
          </table:table-cell>
          <table:table-cell table:number-columns-repeated="16381"/>
        </table:table-row>
        <table:table-row table:style-name="ro1">
          <table:table-cell office:value-type="float" office:value="61.067" table:style-name="ce1">
            <text:p>61,067</text:p>
          </table:table-cell>
          <table:table-cell office:value-type="float" office:value="5.0814000000000004" table:style-name="ce1">
            <text:p>5,0814</text:p>
          </table:table-cell>
          <table:table-cell office:value-type="float" office:value="98896" table:style-name="ce1">
            <text:p>98896</text:p>
          </table:table-cell>
          <table:table-cell table:number-columns-repeated="16381"/>
        </table:table-row>
        <table:table-row table:style-name="ro1">
          <table:table-cell office:value-type="float" office:value="61.167000000000002" table:style-name="ce1">
            <text:p>61,167</text:p>
          </table:table-cell>
          <table:table-cell office:value-type="float" office:value="5.0898000000000003" table:style-name="ce1">
            <text:p>5,0898</text:p>
          </table:table-cell>
          <table:table-cell office:value-type="float" office:value="99704" table:style-name="ce1">
            <text:p>99704</text:p>
          </table:table-cell>
          <table:table-cell table:number-columns-repeated="16381"/>
        </table:table-row>
        <table:table-row table:style-name="ro1">
          <table:table-cell office:value-type="float" office:value="61.267000000000003" table:style-name="ce1">
            <text:p>61,267</text:p>
          </table:table-cell>
          <table:table-cell office:value-type="float" office:value="5.0979000000000001" table:style-name="ce1">
            <text:p>5,0979</text:p>
          </table:table-cell>
          <table:table-cell office:value-type="float" office:value="100480" table:style-name="ce1">
            <text:p>100480</text:p>
          </table:table-cell>
          <table:table-cell table:number-columns-repeated="16381"/>
        </table:table-row>
        <table:table-row table:style-name="ro1">
          <table:table-cell office:value-type="float" office:value="61.366999999999997" table:style-name="ce1">
            <text:p>61,367</text:p>
          </table:table-cell>
          <table:table-cell office:value-type="float" office:value="5.1062000000000003" table:style-name="ce1">
            <text:p>5,1062</text:p>
          </table:table-cell>
          <table:table-cell office:value-type="float" office:value="101260" table:style-name="ce1">
            <text:p>101260</text:p>
          </table:table-cell>
          <table:table-cell table:number-columns-repeated="16381"/>
        </table:table-row>
        <table:table-row table:style-name="ro1">
          <table:table-cell office:value-type="float" office:value="61.466999999999999" table:style-name="ce1">
            <text:p>61,467</text:p>
          </table:table-cell>
          <table:table-cell office:value-type="float" office:value="5.1146000000000003" table:style-name="ce1">
            <text:p>5,1146</text:p>
          </table:table-cell>
          <table:table-cell office:value-type="float" office:value="102060" table:style-name="ce1">
            <text:p>102060</text:p>
          </table:table-cell>
          <table:table-cell table:number-columns-repeated="16381"/>
        </table:table-row>
        <table:table-row table:style-name="ro1">
          <table:table-cell office:value-type="float" office:value="61.567" table:style-name="ce1">
            <text:p>61,567</text:p>
          </table:table-cell>
          <table:table-cell office:value-type="float" office:value="5.1227999999999998" table:style-name="ce1">
            <text:p>5,1228</text:p>
          </table:table-cell>
          <table:table-cell office:value-type="float" office:value="102880" table:style-name="ce1">
            <text:p>102880</text:p>
          </table:table-cell>
          <table:table-cell table:number-columns-repeated="16381"/>
        </table:table-row>
        <table:table-row table:style-name="ro1">
          <table:table-cell office:value-type="float" office:value="61.683" table:style-name="ce1">
            <text:p>61,683</text:p>
          </table:table-cell>
          <table:table-cell office:value-type="float" office:value="5.1326000000000001" table:style-name="ce1">
            <text:p>5,1326</text:p>
          </table:table-cell>
          <table:table-cell office:value-type="float" office:value="103770" table:style-name="ce1">
            <text:p>103770</text:p>
          </table:table-cell>
          <table:table-cell table:number-columns-repeated="16381"/>
        </table:table-row>
        <table:table-row table:style-name="ro1">
          <table:table-cell office:value-type="float" office:value="61.8" table:style-name="ce1">
            <text:p>61,8</text:p>
          </table:table-cell>
          <table:table-cell office:value-type="float" office:value="5.1425999999999998" table:style-name="ce1">
            <text:p>5,1426</text:p>
          </table:table-cell>
          <table:table-cell office:value-type="float" office:value="104670" table:style-name="ce1">
            <text:p>104670</text:p>
          </table:table-cell>
          <table:table-cell table:number-columns-repeated="16381"/>
        </table:table-row>
        <table:table-row table:style-name="ro1">
          <table:table-cell office:value-type="float" office:value="61.917000000000002" table:style-name="ce1">
            <text:p>61,917</text:p>
          </table:table-cell>
          <table:table-cell office:value-type="float" office:value="5.1520999999999999" table:style-name="ce1">
            <text:p>5,1521</text:p>
          </table:table-cell>
          <table:table-cell office:value-type="float" office:value="105600" table:style-name="ce1">
            <text:p>105600</text:p>
          </table:table-cell>
          <table:table-cell table:number-columns-repeated="16381"/>
        </table:table-row>
        <table:table-row table:style-name="ro1">
          <table:table-cell office:value-type="float" office:value="62.033000000000001" table:style-name="ce1">
            <text:p>62,033</text:p>
          </table:table-cell>
          <table:table-cell office:value-type="float" office:value="5.1616" table:style-name="ce1">
            <text:p>5,1616</text:p>
          </table:table-cell>
          <table:table-cell office:value-type="float" office:value="106520" table:style-name="ce1">
            <text:p>106520</text:p>
          </table:table-cell>
          <table:table-cell table:number-columns-repeated="16381"/>
        </table:table-row>
        <table:table-row table:style-name="ro1">
          <table:table-cell office:value-type="float" office:value="62.133000000000003" table:style-name="ce1">
            <text:p>62,133</text:p>
          </table:table-cell>
          <table:table-cell office:value-type="float" office:value="5.17" table:style-name="ce1">
            <text:p>5,17</text:p>
          </table:table-cell>
          <table:table-cell office:value-type="float" office:value="107340" table:style-name="ce1">
            <text:p>107340</text:p>
          </table:table-cell>
          <table:table-cell table:number-columns-repeated="16381"/>
        </table:table-row>
        <table:table-row table:style-name="ro1">
          <table:table-cell office:value-type="float" office:value="62.25" table:style-name="ce1">
            <text:p>62,25</text:p>
          </table:table-cell>
          <table:table-cell office:value-type="float" office:value="5.1798999999999999" table:style-name="ce1">
            <text:p>5,1799</text:p>
          </table:table-cell>
          <table:table-cell office:value-type="float" office:value="108230" table:style-name="ce1">
            <text:p>108230</text:p>
          </table:table-cell>
          <table:table-cell table:number-columns-repeated="16381"/>
        </table:table-row>
        <table:table-row table:style-name="ro1">
          <table:table-cell office:value-type="float" office:value="62.366999999999997" table:style-name="ce1">
            <text:p>62,367</text:p>
          </table:table-cell>
          <table:table-cell office:value-type="float" office:value="5.1898" table:style-name="ce1">
            <text:p>5,1898</text:p>
          </table:table-cell>
          <table:table-cell office:value-type="float" office:value="109130" table:style-name="ce1">
            <text:p>109130</text:p>
          </table:table-cell>
          <table:table-cell table:number-columns-repeated="16381"/>
        </table:table-row>
        <table:table-row table:style-name="ro1">
          <table:table-cell office:value-type="float" office:value="62.482999999999997" table:style-name="ce1">
            <text:p>62,483</text:p>
          </table:table-cell>
          <table:table-cell office:value-type="float" office:value="5.1992000000000003" table:style-name="ce1">
            <text:p>5,1992</text:p>
          </table:table-cell>
          <table:table-cell office:value-type="float" office:value="110040" table:style-name="ce1">
            <text:p>110040</text:p>
          </table:table-cell>
          <table:table-cell table:number-columns-repeated="16381"/>
        </table:table-row>
        <table:table-row table:style-name="ro1">
          <table:table-cell office:value-type="float" office:value="62.6" table:style-name="ce1">
            <text:p>62,6</text:p>
          </table:table-cell>
          <table:table-cell office:value-type="float" office:value="5.2088000000000001" table:style-name="ce1">
            <text:p>5,2088</text:p>
          </table:table-cell>
          <table:table-cell office:value-type="float" office:value="110960" table:style-name="ce1">
            <text:p>110960</text:p>
          </table:table-cell>
          <table:table-cell table:number-columns-repeated="16381"/>
        </table:table-row>
        <table:table-row table:style-name="ro1">
          <table:table-cell office:value-type="float" office:value="62.716999999999999" table:style-name="ce1">
            <text:p>62,717</text:p>
          </table:table-cell>
          <table:table-cell office:value-type="float" office:value="5.2187999999999999" table:style-name="ce1">
            <text:p>5,2188</text:p>
          </table:table-cell>
          <table:table-cell office:value-type="float" office:value="111900" table:style-name="ce1">
            <text:p>111900</text:p>
          </table:table-cell>
          <table:table-cell table:number-columns-repeated="16381"/>
        </table:table-row>
        <table:table-row table:style-name="ro1">
          <table:table-cell office:value-type="float" office:value="62.832999999999998" table:style-name="ce1">
            <text:p>62,833</text:p>
          </table:table-cell>
          <table:table-cell office:value-type="float" office:value="5.2286999999999999" table:style-name="ce1">
            <text:p>5,2287</text:p>
          </table:table-cell>
          <table:table-cell office:value-type="float" office:value="112830" table:style-name="ce1">
            <text:p>112830</text:p>
          </table:table-cell>
          <table:table-cell table:number-columns-repeated="16381"/>
        </table:table-row>
        <table:table-row table:style-name="ro1">
          <table:table-cell office:value-type="float" office:value="62.95" table:style-name="ce1">
            <text:p>62,95</text:p>
          </table:table-cell>
          <table:table-cell office:value-type="float" office:value="5.2381000000000002" table:style-name="ce1">
            <text:p>5,2381</text:p>
          </table:table-cell>
          <table:table-cell office:value-type="float" office:value="113740" table:style-name="ce1">
            <text:p>113740</text:p>
          </table:table-cell>
          <table:table-cell table:number-columns-repeated="16381"/>
        </table:table-row>
        <table:table-row table:style-name="ro1">
          <table:table-cell office:value-type="float" office:value="63.067" table:style-name="ce1">
            <text:p>63,067</text:p>
          </table:table-cell>
          <table:table-cell office:value-type="float" office:value="5.2476000000000003" table:style-name="ce1">
            <text:p>5,2476</text:p>
          </table:table-cell>
          <table:table-cell office:value-type="float" office:value="114650" table:style-name="ce1">
            <text:p>114650</text:p>
          </table:table-cell>
          <table:table-cell table:number-columns-repeated="16381"/>
        </table:table-row>
        <table:table-row table:style-name="ro1">
          <table:table-cell office:value-type="float" office:value="63.183" table:style-name="ce1">
            <text:p>63,183</text:p>
          </table:table-cell>
          <table:table-cell office:value-type="float" office:value="5.2576000000000001" table:style-name="ce1">
            <text:p>5,2576</text:p>
          </table:table-cell>
          <table:table-cell office:value-type="float" office:value="115560" table:style-name="ce1">
            <text:p>115560</text:p>
          </table:table-cell>
          <table:table-cell table:number-columns-repeated="16381"/>
        </table:table-row>
        <table:table-row table:style-name="ro1">
          <table:table-cell office:value-type="float" office:value="63.3" table:style-name="ce1">
            <text:p>63,3</text:p>
          </table:table-cell>
          <table:table-cell office:value-type="float" office:value="5.2675000000000001" table:style-name="ce1">
            <text:p>5,2675</text:p>
          </table:table-cell>
          <table:table-cell office:value-type="float" office:value="116500" table:style-name="ce1">
            <text:p>116500</text:p>
          </table:table-cell>
          <table:table-cell table:number-columns-repeated="16381"/>
        </table:table-row>
        <table:table-row table:style-name="ro1">
          <table:table-cell office:value-type="float" office:value="63.417000000000002" table:style-name="ce1">
            <text:p>63,417</text:p>
          </table:table-cell>
          <table:table-cell office:value-type="float" office:value="5.2770999999999999" table:style-name="ce1">
            <text:p>5,2771</text:p>
          </table:table-cell>
          <table:table-cell office:value-type="float" office:value="117440" table:style-name="ce1">
            <text:p>117440</text:p>
          </table:table-cell>
          <table:table-cell table:number-columns-repeated="16381"/>
        </table:table-row>
        <table:table-row table:style-name="ro1">
          <table:table-cell office:value-type="float" office:value="63.55" table:style-name="ce1">
            <text:p>63,55</text:p>
          </table:table-cell>
          <table:table-cell office:value-type="float" office:value="5.2880000000000003" table:style-name="ce1">
            <text:p>5,288</text:p>
          </table:table-cell>
          <table:table-cell office:value-type="float" office:value="118440" table:style-name="ce1">
            <text:p>118440</text:p>
          </table:table-cell>
          <table:table-cell table:number-columns-repeated="16381"/>
        </table:table-row>
        <table:table-row table:style-name="ro1">
          <table:table-cell office:value-type="float" office:value="63.683" table:style-name="ce1">
            <text:p>63,683</text:p>
          </table:table-cell>
          <table:table-cell office:value-type="float" office:value="5.2991999999999999" table:style-name="ce1">
            <text:p>5,2992</text:p>
          </table:table-cell>
          <table:table-cell office:value-type="float" office:value="119470" table:style-name="ce1">
            <text:p>119470</text:p>
          </table:table-cell>
          <table:table-cell table:number-columns-repeated="16381"/>
        </table:table-row>
        <table:table-row table:style-name="ro1">
          <table:table-cell office:value-type="float" office:value="63.8" table:style-name="ce1">
            <text:p>63,8</text:p>
          </table:table-cell>
          <table:table-cell office:value-type="float" office:value="5.3090000000000002" table:style-name="ce1">
            <text:p>5,309</text:p>
          </table:table-cell>
          <table:table-cell office:value-type="float" office:value="120460" table:style-name="ce1">
            <text:p>120460</text:p>
          </table:table-cell>
          <table:table-cell table:number-columns-repeated="16381"/>
        </table:table-row>
        <table:table-row table:style-name="ro1">
          <table:table-cell office:value-type="float" office:value="63.933" table:style-name="ce1">
            <text:p>63,933</text:p>
          </table:table-cell>
          <table:table-cell office:value-type="float" office:value="5.3201000000000001" table:style-name="ce1">
            <text:p>5,3201</text:p>
          </table:table-cell>
          <table:table-cell office:value-type="float" office:value="121490" table:style-name="ce1">
            <text:p>121490</text:p>
          </table:table-cell>
          <table:table-cell table:number-columns-repeated="16381"/>
        </table:table-row>
        <table:table-row table:style-name="ro1">
          <table:table-cell office:value-type="float" office:value="64.066999999999993" table:style-name="ce1">
            <text:p>64,067</text:p>
          </table:table-cell>
          <table:table-cell office:value-type="float" office:value="5.3311999999999999" table:style-name="ce1">
            <text:p>5,3312</text:p>
          </table:table-cell>
          <table:table-cell office:value-type="float" office:value="122560" table:style-name="ce1">
            <text:p>122560</text:p>
          </table:table-cell>
          <table:table-cell table:number-columns-repeated="16381"/>
        </table:table-row>
        <table:table-row table:style-name="ro1">
          <table:table-cell office:value-type="float" office:value="64.2" table:style-name="ce1">
            <text:p>64,2</text:p>
          </table:table-cell>
          <table:table-cell office:value-type="float" office:value="5.3421000000000003" table:style-name="ce1">
            <text:p>5,3421</text:p>
          </table:table-cell>
          <table:table-cell office:value-type="float" office:value="123560" table:style-name="ce1">
            <text:p>123560</text:p>
          </table:table-cell>
          <table:table-cell table:number-columns-repeated="16381"/>
        </table:table-row>
        <table:table-row table:style-name="ro1">
          <table:table-cell office:value-type="float" office:value="64.316999999999993" table:style-name="ce1">
            <text:p>64,317</text:p>
          </table:table-cell>
          <table:table-cell office:value-type="float" office:value="5.3521000000000001" table:style-name="ce1">
            <text:p>5,3521</text:p>
          </table:table-cell>
          <table:table-cell office:value-type="float" office:value="124510" table:style-name="ce1">
            <text:p>124510</text:p>
          </table:table-cell>
          <table:table-cell table:number-columns-repeated="16381"/>
        </table:table-row>
        <table:table-row table:style-name="ro1">
          <table:table-cell office:value-type="float" office:value="64.433000000000007" table:style-name="ce1">
            <text:p>64,433</text:p>
          </table:table-cell>
          <table:table-cell office:value-type="float" office:value="5.3619000000000003" table:style-name="ce1">
            <text:p>5,3619</text:p>
          </table:table-cell>
          <table:table-cell office:value-type="float" office:value="125490" table:style-name="ce1">
            <text:p>125490</text:p>
          </table:table-cell>
          <table:table-cell table:number-columns-repeated="16381"/>
        </table:table-row>
        <table:table-row table:style-name="ro1">
          <table:table-cell office:value-type="float" office:value="64.566999999999993" table:style-name="ce1">
            <text:p>64,567</text:p>
          </table:table-cell>
          <table:table-cell office:value-type="float" office:value="5.3727999999999998" table:style-name="ce1">
            <text:p>5,3728</text:p>
          </table:table-cell>
          <table:table-cell office:value-type="float" office:value="126530" table:style-name="ce1">
            <text:p>126530</text:p>
          </table:table-cell>
          <table:table-cell table:number-columns-repeated="16381"/>
        </table:table-row>
        <table:table-row table:style-name="ro1">
          <table:table-cell office:value-type="float" office:value="64.7" table:style-name="ce1">
            <text:p>64,7</text:p>
          </table:table-cell>
          <table:table-cell office:value-type="float" office:value="5.3841000000000001" table:style-name="ce1">
            <text:p>5,3841</text:p>
          </table:table-cell>
          <table:table-cell office:value-type="float" office:value="127520" table:style-name="ce1">
            <text:p>127520</text:p>
          </table:table-cell>
          <table:table-cell table:number-columns-repeated="16381"/>
        </table:table-row>
        <table:table-row table:style-name="ro1">
          <table:table-cell office:value-type="float" office:value="64.832999999999998" table:style-name="ce1">
            <text:p>64,833</text:p>
          </table:table-cell>
          <table:table-cell office:value-type="float" office:value="5.3949999999999996" table:style-name="ce1">
            <text:p>5,395</text:p>
          </table:table-cell>
          <table:table-cell office:value-type="float" office:value="128570" table:style-name="ce1">
            <text:p>128570</text:p>
          </table:table-cell>
          <table:table-cell table:number-columns-repeated="16381"/>
        </table:table-row>
        <table:table-row table:style-name="ro1">
          <table:table-cell office:value-type="float" office:value="64.966999999999999" table:style-name="ce1">
            <text:p>64,967</text:p>
          </table:table-cell>
          <table:table-cell office:value-type="float" office:value="5.4063999999999997" table:style-name="ce1">
            <text:p>5,4064</text:p>
          </table:table-cell>
          <table:table-cell office:value-type="float" office:value="129610" table:style-name="ce1">
            <text:p>129610</text:p>
          </table:table-cell>
          <table:table-cell table:number-columns-repeated="16381"/>
        </table:table-row>
        <table:table-row table:style-name="ro1">
          <table:table-cell office:value-type="float" office:value="65.099999999999994" table:style-name="ce1">
            <text:p>65,1</text:p>
          </table:table-cell>
          <table:table-cell office:value-type="float" office:value="5.4175000000000004" table:style-name="ce1">
            <text:p>5,4175</text:p>
          </table:table-cell>
          <table:table-cell office:value-type="float" office:value="130710" table:style-name="ce1">
            <text:p>130710</text:p>
          </table:table-cell>
          <table:table-cell table:number-columns-repeated="16381"/>
        </table:table-row>
        <table:table-row table:style-name="ro1">
          <table:table-cell office:value-type="float" office:value="65.25" table:style-name="ce1">
            <text:p>65,25</text:p>
          </table:table-cell>
          <table:table-cell office:value-type="float" office:value="5.4297000000000004" table:style-name="ce1">
            <text:p>5,4297</text:p>
          </table:table-cell>
          <table:table-cell office:value-type="float" office:value="131810" table:style-name="ce1">
            <text:p>131810</text:p>
          </table:table-cell>
          <table:table-cell table:number-columns-repeated="16381"/>
        </table:table-row>
        <table:table-row table:style-name="ro1">
          <table:table-cell office:value-type="float" office:value="65.382999999999996" table:style-name="ce1">
            <text:p>65,383</text:p>
          </table:table-cell>
          <table:table-cell office:value-type="float" office:value="5.4406999999999996" table:style-name="ce1">
            <text:p>5,4407</text:p>
          </table:table-cell>
          <table:table-cell office:value-type="float" office:value="132860" table:style-name="ce1">
            <text:p>132860</text:p>
          </table:table-cell>
          <table:table-cell table:number-columns-repeated="16381"/>
        </table:table-row>
        <table:table-row table:style-name="ro1">
          <table:table-cell office:value-type="float" office:value="65.533000000000001" table:style-name="ce1">
            <text:p>65,533</text:p>
          </table:table-cell>
          <table:table-cell office:value-type="float" office:value="5.4538000000000002" table:style-name="ce1">
            <text:p>5,4538</text:p>
          </table:table-cell>
          <table:table-cell office:value-type="float" office:value="134010" table:style-name="ce1">
            <text:p>134010</text:p>
          </table:table-cell>
          <table:table-cell table:number-columns-repeated="16381"/>
        </table:table-row>
        <table:table-row table:style-name="ro1">
          <table:table-cell office:value-type="float" office:value="65.667000000000002" table:style-name="ce1">
            <text:p>65,667</text:p>
          </table:table-cell>
          <table:table-cell office:value-type="float" office:value="5.4645999999999999" table:style-name="ce1">
            <text:p>5,4646</text:p>
          </table:table-cell>
          <table:table-cell office:value-type="float" office:value="135070" table:style-name="ce1">
            <text:p>135070</text:p>
          </table:table-cell>
          <table:table-cell table:number-columns-repeated="16381"/>
        </table:table-row>
        <table:table-row table:style-name="ro1">
          <table:table-cell office:value-type="float" office:value="65.816999999999993" table:style-name="ce1">
            <text:p>65,817</text:p>
          </table:table-cell>
          <table:table-cell office:value-type="float" office:value="5.4771000000000001" table:style-name="ce1">
            <text:p>5,4771</text:p>
          </table:table-cell>
          <table:table-cell office:value-type="float" office:value="136150" table:style-name="ce1">
            <text:p>136150</text:p>
          </table:table-cell>
          <table:table-cell table:number-columns-repeated="16381"/>
        </table:table-row>
        <table:table-row table:style-name="ro1">
          <table:table-cell office:value-type="float" office:value="65.966999999999999" table:style-name="ce1">
            <text:p>65,967</text:p>
          </table:table-cell>
          <table:table-cell office:value-type="float" office:value="5.4893999999999998" table:style-name="ce1">
            <text:p>5,4894</text:p>
          </table:table-cell>
          <table:table-cell office:value-type="float" office:value="137300" table:style-name="ce1">
            <text:p>137300</text:p>
          </table:table-cell>
          <table:table-cell table:number-columns-repeated="16381"/>
        </table:table-row>
        <table:table-row table:style-name="ro1">
          <table:table-cell office:value-type="float" office:value="66.117000000000004" table:style-name="ce1">
            <text:p>66,117</text:p>
          </table:table-cell>
          <table:table-cell office:value-type="float" office:value="5.5021000000000004" table:style-name="ce1">
            <text:p>5,5021</text:p>
          </table:table-cell>
          <table:table-cell office:value-type="float" office:value="138490" table:style-name="ce1">
            <text:p>138490</text:p>
          </table:table-cell>
          <table:table-cell table:number-columns-repeated="16381"/>
        </table:table-row>
        <table:table-row table:style-name="ro1">
          <table:table-cell office:value-type="float" office:value="66.266999999999996" table:style-name="ce1">
            <text:p>66,267</text:p>
          </table:table-cell>
          <table:table-cell office:value-type="float" office:value="5.5145999999999997" table:style-name="ce1">
            <text:p>5,5146</text:p>
          </table:table-cell>
          <table:table-cell office:value-type="float" office:value="139580" table:style-name="ce1">
            <text:p>139580</text:p>
          </table:table-cell>
          <table:table-cell table:number-columns-repeated="16381"/>
        </table:table-row>
        <table:table-row table:style-name="ro1">
          <table:table-cell office:value-type="float" office:value="66.417000000000002" table:style-name="ce1">
            <text:p>66,417</text:p>
          </table:table-cell>
          <table:table-cell office:value-type="float" office:value="5.5266999999999999" table:style-name="ce1">
            <text:p>5,5267</text:p>
          </table:table-cell>
          <table:table-cell office:value-type="float" office:value="140730" table:style-name="ce1">
            <text:p>140730</text:p>
          </table:table-cell>
          <table:table-cell table:number-columns-repeated="16381"/>
        </table:table-row>
        <table:table-row table:style-name="ro1">
          <table:table-cell office:value-type="float" office:value="66.566999999999993" table:style-name="ce1">
            <text:p>66,567</text:p>
          </table:table-cell>
          <table:table-cell office:value-type="float" office:value="5.5396999999999998" table:style-name="ce1">
            <text:p>5,5397</text:p>
          </table:table-cell>
          <table:table-cell office:value-type="float" office:value="141840" table:style-name="ce1">
            <text:p>141840</text:p>
          </table:table-cell>
          <table:table-cell table:number-columns-repeated="16381"/>
        </table:table-row>
        <table:table-row table:style-name="ro1">
          <table:table-cell office:value-type="float" office:value="66.716999999999999" table:style-name="ce1">
            <text:p>66,717</text:p>
          </table:table-cell>
          <table:table-cell office:value-type="float" office:value="5.5519999999999996" table:style-name="ce1">
            <text:p>5,552</text:p>
          </table:table-cell>
          <table:table-cell office:value-type="float" office:value="142950" table:style-name="ce1">
            <text:p>142950</text:p>
          </table:table-cell>
          <table:table-cell table:number-columns-repeated="16381"/>
        </table:table-row>
        <table:table-row table:style-name="ro1">
          <table:table-cell office:value-type="float" office:value="66.867000000000004" table:style-name="ce1">
            <text:p>66,867</text:p>
          </table:table-cell>
          <table:table-cell office:value-type="float" office:value="5.5644999999999998" table:style-name="ce1">
            <text:p>5,5645</text:p>
          </table:table-cell>
          <table:table-cell office:value-type="float" office:value="144070" table:style-name="ce1">
            <text:p>144070</text:p>
          </table:table-cell>
          <table:table-cell table:number-columns-repeated="16381"/>
        </table:table-row>
        <table:table-row table:style-name="ro1">
          <table:table-cell office:value-type="float" office:value="67.033000000000001" table:style-name="ce1">
            <text:p>67,033</text:p>
          </table:table-cell>
          <table:table-cell office:value-type="float" office:value="5.5784000000000002" table:style-name="ce1">
            <text:p>5,5784</text:p>
          </table:table-cell>
          <table:table-cell office:value-type="float" office:value="145230" table:style-name="ce1">
            <text:p>145230</text:p>
          </table:table-cell>
          <table:table-cell table:number-columns-repeated="16381"/>
        </table:table-row>
        <table:table-row table:style-name="ro1">
          <table:table-cell office:value-type="float" office:value="67.2" table:style-name="ce1">
            <text:p>67,2</text:p>
          </table:table-cell>
          <table:table-cell office:value-type="float" office:value="5.5925000000000002" table:style-name="ce1">
            <text:p>5,5925</text:p>
          </table:table-cell>
          <table:table-cell office:value-type="float" office:value="146460" table:style-name="ce1">
            <text:p>146460</text:p>
          </table:table-cell>
          <table:table-cell table:number-columns-repeated="16381"/>
        </table:table-row>
        <table:table-row table:style-name="ro1">
          <table:table-cell office:value-type="float" office:value="67.367000000000004" table:style-name="ce1">
            <text:p>67,367</text:p>
          </table:table-cell>
          <table:table-cell office:value-type="float" office:value="5.6060999999999996" table:style-name="ce1">
            <text:p>5,6061</text:p>
          </table:table-cell>
          <table:table-cell office:value-type="float" office:value="147660" table:style-name="ce1">
            <text:p>147660</text:p>
          </table:table-cell>
          <table:table-cell table:number-columns-repeated="16381"/>
        </table:table-row>
        <table:table-row table:style-name="ro1">
          <table:table-cell office:value-type="float" office:value="67.533000000000001" table:style-name="ce1">
            <text:p>67,533</text:p>
          </table:table-cell>
          <table:table-cell office:value-type="float" office:value="5.6197999999999997" table:style-name="ce1">
            <text:p>5,6198</text:p>
          </table:table-cell>
          <table:table-cell office:value-type="float" office:value="148850" table:style-name="ce1">
            <text:p>148850</text:p>
          </table:table-cell>
          <table:table-cell table:number-columns-repeated="16381"/>
        </table:table-row>
        <table:table-row table:style-name="ro1">
          <table:table-cell office:value-type="float" office:value="67.7" table:style-name="ce1">
            <text:p>67,7</text:p>
          </table:table-cell>
          <table:table-cell office:value-type="float" office:value="5.6341000000000001" table:style-name="ce1">
            <text:p>5,6341</text:p>
          </table:table-cell>
          <table:table-cell office:value-type="float" office:value="150060" table:style-name="ce1">
            <text:p>150060</text:p>
          </table:table-cell>
          <table:table-cell table:number-columns-repeated="16381"/>
        </table:table-row>
        <table:table-row table:style-name="ro1">
          <table:table-cell office:value-type="float" office:value="67.882999999999996" table:style-name="ce1">
            <text:p>67,883</text:p>
          </table:table-cell>
          <table:table-cell office:value-type="float" office:value="5.6494999999999997" table:style-name="ce1">
            <text:p>5,6495</text:p>
          </table:table-cell>
          <table:table-cell office:value-type="float" office:value="151350" table:style-name="ce1">
            <text:p>151350</text:p>
          </table:table-cell>
          <table:table-cell table:number-columns-repeated="16381"/>
        </table:table-row>
        <table:table-row table:style-name="ro1">
          <table:table-cell office:value-type="float" office:value="68.066999999999993" table:style-name="ce1">
            <text:p>68,067</text:p>
          </table:table-cell>
          <table:table-cell office:value-type="float" office:value="5.6645000000000003" table:style-name="ce1">
            <text:p>5,6645</text:p>
          </table:table-cell>
          <table:table-cell office:value-type="float" office:value="152610" table:style-name="ce1">
            <text:p>152610</text:p>
          </table:table-cell>
          <table:table-cell table:number-columns-repeated="16381"/>
        </table:table-row>
        <table:table-row table:style-name="ro1">
          <table:table-cell office:value-type="float" office:value="68.25" table:style-name="ce1">
            <text:p>68,25</text:p>
          </table:table-cell>
          <table:table-cell office:value-type="float" office:value="5.6798999999999999" table:style-name="ce1">
            <text:p>5,6799</text:p>
          </table:table-cell>
          <table:table-cell office:value-type="float" office:value="153880" table:style-name="ce1">
            <text:p>153880</text:p>
          </table:table-cell>
          <table:table-cell table:number-columns-repeated="16381"/>
        </table:table-row>
        <table:table-row table:style-name="ro1">
          <table:table-cell office:value-type="float" office:value="68.433000000000007" table:style-name="ce1">
            <text:p>68,433</text:p>
          </table:table-cell>
          <table:table-cell office:value-type="float" office:value="5.6951999999999998" table:style-name="ce1">
            <text:p>5,6952</text:p>
          </table:table-cell>
          <table:table-cell office:value-type="float" office:value="155170" table:style-name="ce1">
            <text:p>155170</text:p>
          </table:table-cell>
          <table:table-cell table:number-columns-repeated="16381"/>
        </table:table-row>
        <table:table-row table:style-name="ro1">
          <table:table-cell office:value-type="float" office:value="68.617000000000004" table:style-name="ce1">
            <text:p>68,617</text:p>
          </table:table-cell>
          <table:table-cell office:value-type="float" office:value="5.7103999999999999" table:style-name="ce1">
            <text:p>5,7104</text:p>
          </table:table-cell>
          <table:table-cell office:value-type="float" office:value="156400" table:style-name="ce1">
            <text:p>156400</text:p>
          </table:table-cell>
          <table:table-cell table:number-columns-repeated="16381"/>
        </table:table-row>
        <table:table-row table:style-name="ro1">
          <table:table-cell office:value-type="float" office:value="68.8" table:style-name="ce1">
            <text:p>68,8</text:p>
          </table:table-cell>
          <table:table-cell office:value-type="float" office:value="5.7259000000000002" table:style-name="ce1">
            <text:p>5,7259</text:p>
          </table:table-cell>
          <table:table-cell office:value-type="float" office:value="157660" table:style-name="ce1">
            <text:p>157660</text:p>
          </table:table-cell>
          <table:table-cell table:number-columns-repeated="16381"/>
        </table:table-row>
        <table:table-row table:style-name="ro1">
          <table:table-cell office:value-type="float" office:value="68.983000000000004" table:style-name="ce1">
            <text:p>68,983</text:p>
          </table:table-cell>
          <table:table-cell office:value-type="float" office:value="5.7412000000000001" table:style-name="ce1">
            <text:p>5,7412</text:p>
          </table:table-cell>
          <table:table-cell office:value-type="float" office:value="158900" table:style-name="ce1">
            <text:p>158900</text:p>
          </table:table-cell>
          <table:table-cell table:number-columns-repeated="16381"/>
        </table:table-row>
        <table:table-row table:style-name="ro1">
          <table:table-cell office:value-type="float" office:value="69.183000000000007" table:style-name="ce1">
            <text:p>69,183</text:p>
          </table:table-cell>
          <table:table-cell office:value-type="float" office:value="5.7576000000000001" table:style-name="ce1">
            <text:p>5,7576</text:p>
          </table:table-cell>
          <table:table-cell office:value-type="float" office:value="160250" table:style-name="ce1">
            <text:p>160250</text:p>
          </table:table-cell>
          <table:table-cell table:number-columns-repeated="16381"/>
        </table:table-row>
        <table:table-row table:style-name="ro1">
          <table:table-cell office:value-type="float" office:value="69.367000000000004" table:style-name="ce1">
            <text:p>69,367</text:p>
          </table:table-cell>
          <table:table-cell office:value-type="float" office:value="5.7728999999999999" table:style-name="ce1">
            <text:p>5,7729</text:p>
          </table:table-cell>
          <table:table-cell office:value-type="float" office:value="161500" table:style-name="ce1">
            <text:p>161500</text:p>
          </table:table-cell>
          <table:table-cell table:number-columns-repeated="16381"/>
        </table:table-row>
        <table:table-row table:style-name="ro1">
          <table:table-cell office:value-type="float" office:value="69.55" table:style-name="ce1">
            <text:p>69,55</text:p>
          </table:table-cell>
          <table:table-cell office:value-type="float" office:value="5.7884000000000002" table:style-name="ce1">
            <text:p>5,7884</text:p>
          </table:table-cell>
          <table:table-cell office:value-type="float" office:value="162740" table:style-name="ce1">
            <text:p>162740</text:p>
          </table:table-cell>
          <table:table-cell table:number-columns-repeated="16381"/>
        </table:table-row>
        <table:table-row table:style-name="ro1">
          <table:table-cell office:value-type="float" office:value="69.75" table:style-name="ce1">
            <text:p>69,75</text:p>
          </table:table-cell>
          <table:table-cell office:value-type="float" office:value="5.8047000000000004" table:style-name="ce1">
            <text:p>5,8047</text:p>
          </table:table-cell>
          <table:table-cell office:value-type="float" office:value="164060" table:style-name="ce1">
            <text:p>164060</text:p>
          </table:table-cell>
          <table:table-cell table:number-columns-repeated="16381"/>
        </table:table-row>
        <table:table-row table:style-name="ro1">
          <table:table-cell office:value-type="float" office:value="69.933000000000007" table:style-name="ce1">
            <text:p>69,933</text:p>
          </table:table-cell>
          <table:table-cell office:value-type="float" office:value="5.8201000000000001" table:style-name="ce1">
            <text:p>5,8201</text:p>
          </table:table-cell>
          <table:table-cell office:value-type="float" office:value="165300" table:style-name="ce1">
            <text:p>165300</text:p>
          </table:table-cell>
          <table:table-cell table:number-columns-repeated="16381"/>
        </table:table-row>
        <table:table-row table:style-name="ro1">
          <table:table-cell office:value-type="float" office:value="70.132999999999996" table:style-name="ce1">
            <text:p>70,133</text:p>
          </table:table-cell>
          <table:table-cell office:value-type="float" office:value="5.8368000000000002" table:style-name="ce1">
            <text:p>5,8368</text:p>
          </table:table-cell>
          <table:table-cell office:value-type="float" office:value="166630" table:style-name="ce1">
            <text:p>166630</text:p>
          </table:table-cell>
          <table:table-cell table:number-columns-repeated="16381"/>
        </table:table-row>
        <table:table-row table:style-name="ro1">
          <table:table-cell office:value-type="float" office:value="70.332999999999998" table:style-name="ce1">
            <text:p>70,333</text:p>
          </table:table-cell>
          <table:table-cell office:value-type="float" office:value="5.8531000000000004" table:style-name="ce1">
            <text:p>5,8531</text:p>
          </table:table-cell>
          <table:table-cell office:value-type="float" office:value="167880" table:style-name="ce1">
            <text:p>167880</text:p>
          </table:table-cell>
          <table:table-cell table:number-columns-repeated="16381"/>
        </table:table-row>
        <table:table-row table:style-name="ro1">
          <table:table-cell office:value-type="float" office:value="70.533000000000001" table:style-name="ce1">
            <text:p>70,533</text:p>
          </table:table-cell>
          <table:table-cell office:value-type="float" office:value="5.87" table:style-name="ce1">
            <text:p>5,87</text:p>
          </table:table-cell>
          <table:table-cell office:value-type="float" office:value="169190" table:style-name="ce1">
            <text:p>169190</text:p>
          </table:table-cell>
          <table:table-cell table:number-columns-repeated="16381"/>
        </table:table-row>
        <table:table-row table:style-name="ro1">
          <table:table-cell office:value-type="float" office:value="70.733000000000004" table:style-name="ce1">
            <text:p>70,733</text:p>
          </table:table-cell>
          <table:table-cell office:value-type="float" office:value="5.8868999999999998" table:style-name="ce1">
            <text:p>5,8869</text:p>
          </table:table-cell>
          <table:table-cell office:value-type="float" office:value="170490" table:style-name="ce1">
            <text:p>170490</text:p>
          </table:table-cell>
          <table:table-cell table:number-columns-repeated="16381"/>
        </table:table-row>
        <table:table-row table:style-name="ro1">
          <table:table-cell office:value-type="float" office:value="70.933000000000007" table:style-name="ce1">
            <text:p>70,933</text:p>
          </table:table-cell>
          <table:table-cell office:value-type="float" office:value="5.9032999999999998" table:style-name="ce1">
            <text:p>5,9033</text:p>
          </table:table-cell>
          <table:table-cell office:value-type="float" office:value="171750" table:style-name="ce1">
            <text:p>171750</text:p>
          </table:table-cell>
          <table:table-cell table:number-columns-repeated="16381"/>
        </table:table-row>
        <table:table-row table:style-name="ro1">
          <table:table-cell office:value-type="float" office:value="71.132999999999996" table:style-name="ce1">
            <text:p>71,133</text:p>
          </table:table-cell>
          <table:table-cell office:value-type="float" office:value="5.9202000000000004" table:style-name="ce1">
            <text:p>5,9202</text:p>
          </table:table-cell>
          <table:table-cell office:value-type="float" office:value="173140" table:style-name="ce1">
            <text:p>173140</text:p>
          </table:table-cell>
          <table:table-cell table:number-columns-repeated="16381"/>
        </table:table-row>
        <table:table-row table:style-name="ro1">
          <table:table-cell office:value-type="float" office:value="71.332999999999998" table:style-name="ce1">
            <text:p>71,333</text:p>
          </table:table-cell>
          <table:table-cell office:value-type="float" office:value="5.9367000000000001" table:style-name="ce1">
            <text:p>5,9367</text:p>
          </table:table-cell>
          <table:table-cell office:value-type="float" office:value="174450" table:style-name="ce1">
            <text:p>174450</text:p>
          </table:table-cell>
          <table:table-cell table:number-columns-repeated="16381"/>
        </table:table-row>
        <table:table-row table:style-name="ro1">
          <table:table-cell office:value-type="float" office:value="71.533000000000001" table:style-name="ce1">
            <text:p>71,533</text:p>
          </table:table-cell>
          <table:table-cell office:value-type="float" office:value="5.9531999999999998" table:style-name="ce1">
            <text:p>5,9532</text:p>
          </table:table-cell>
          <table:table-cell office:value-type="float" office:value="175710" table:style-name="ce1">
            <text:p>175710</text:p>
          </table:table-cell>
          <table:table-cell table:number-columns-repeated="16381"/>
        </table:table-row>
        <table:table-row table:style-name="ro1">
          <table:table-cell office:value-type="float" office:value="71.716999999999999" table:style-name="ce1">
            <text:p>71,717</text:p>
          </table:table-cell>
          <table:table-cell office:value-type="float" office:value="5.9687000000000001" table:style-name="ce1">
            <text:p>5,9687</text:p>
          </table:table-cell>
          <table:table-cell office:value-type="float" office:value="176950" table:style-name="ce1">
            <text:p>176950</text:p>
          </table:table-cell>
          <table:table-cell table:number-columns-repeated="16381"/>
        </table:table-row>
        <table:table-row table:style-name="ro1">
          <table:table-cell office:value-type="float" office:value="71.917000000000002" table:style-name="ce1">
            <text:p>71,917</text:p>
          </table:table-cell>
          <table:table-cell office:value-type="float" office:value="5.9851999999999999" table:style-name="ce1">
            <text:p>5,9852</text:p>
          </table:table-cell>
          <table:table-cell office:value-type="float" office:value="178230" table:style-name="ce1">
            <text:p>178230</text:p>
          </table:table-cell>
          <table:table-cell table:number-columns-repeated="16381"/>
        </table:table-row>
        <table:table-row table:style-name="ro1">
          <table:table-cell office:value-type="float" office:value="72.117000000000004" table:style-name="ce1">
            <text:p>72,117</text:p>
          </table:table-cell>
          <table:table-cell office:value-type="float" office:value="6.0019" table:style-name="ce1">
            <text:p>6,0019</text:p>
          </table:table-cell>
          <table:table-cell office:value-type="float" office:value="179510" table:style-name="ce1">
            <text:p>179510</text:p>
          </table:table-cell>
          <table:table-cell table:number-columns-repeated="16381"/>
        </table:table-row>
        <table:table-row table:style-name="ro1">
          <table:table-cell office:value-type="float" office:value="72.316999999999993" table:style-name="ce1">
            <text:p>72,317</text:p>
          </table:table-cell>
          <table:table-cell office:value-type="float" office:value="6.0189000000000004" table:style-name="ce1">
            <text:p>6,0189</text:p>
          </table:table-cell>
          <table:table-cell office:value-type="float" office:value="180840" table:style-name="ce1">
            <text:p>180840</text:p>
          </table:table-cell>
          <table:table-cell table:number-columns-repeated="16381"/>
        </table:table-row>
        <table:table-row table:style-name="ro1">
          <table:table-cell office:value-type="float" office:value="72.516999999999996" table:style-name="ce1">
            <text:p>72,517</text:p>
          </table:table-cell>
          <table:table-cell office:value-type="float" office:value="6.0354999999999999" table:style-name="ce1">
            <text:p>6,0355</text:p>
          </table:table-cell>
          <table:table-cell office:value-type="float" office:value="182140" table:style-name="ce1">
            <text:p>182140</text:p>
          </table:table-cell>
          <table:table-cell table:number-columns-repeated="16381"/>
        </table:table-row>
        <table:table-row table:style-name="ro1">
          <table:table-cell office:value-type="float" office:value="72.716999999999999" table:style-name="ce1">
            <text:p>72,717</text:p>
          </table:table-cell>
          <table:table-cell office:value-type="float" office:value="6.0521000000000003" table:style-name="ce1">
            <text:p>6,0521</text:p>
          </table:table-cell>
          <table:table-cell office:value-type="float" office:value="183460" table:style-name="ce1">
            <text:p>183460</text:p>
          </table:table-cell>
          <table:table-cell table:number-columns-repeated="16381"/>
        </table:table-row>
        <table:table-row table:style-name="ro1">
          <table:table-cell office:value-type="float" office:value="72.917000000000002" table:style-name="ce1">
            <text:p>72,917</text:p>
          </table:table-cell>
          <table:table-cell office:value-type="float" office:value="6.0688000000000004" table:style-name="ce1">
            <text:p>6,0688</text:p>
          </table:table-cell>
          <table:table-cell office:value-type="float" office:value="184810" table:style-name="ce1">
            <text:p>184810</text:p>
          </table:table-cell>
          <table:table-cell table:number-columns-repeated="16381"/>
        </table:table-row>
        <table:table-row table:style-name="ro1">
          <table:table-cell office:value-type="float" office:value="73.117000000000004" table:style-name="ce1">
            <text:p>73,117</text:p>
          </table:table-cell>
          <table:table-cell office:value-type="float" office:value="6.085" table:style-name="ce1">
            <text:p>6,085</text:p>
          </table:table-cell>
          <table:table-cell office:value-type="float" office:value="186070" table:style-name="ce1">
            <text:p>186070</text:p>
          </table:table-cell>
          <table:table-cell table:number-columns-repeated="16381"/>
        </table:table-row>
        <table:table-row table:style-name="ro1">
          <table:table-cell office:value-type="float" office:value="73.316999999999993" table:style-name="ce1">
            <text:p>73,317</text:p>
          </table:table-cell>
          <table:table-cell office:value-type="float" office:value="6.1017999999999999" table:style-name="ce1">
            <text:p>6,1018</text:p>
          </table:table-cell>
          <table:table-cell office:value-type="float" office:value="187350" table:style-name="ce1">
            <text:p>187350</text:p>
          </table:table-cell>
          <table:table-cell table:number-columns-repeated="16381"/>
        </table:table-row>
        <table:table-row table:style-name="ro1">
          <table:table-cell office:value-type="float" office:value="73.516999999999996" table:style-name="ce1">
            <text:p>73,517</text:p>
          </table:table-cell>
          <table:table-cell office:value-type="float" office:value="6.1186999999999996" table:style-name="ce1">
            <text:p>6,1187</text:p>
          </table:table-cell>
          <table:table-cell office:value-type="float" office:value="188600" table:style-name="ce1">
            <text:p>188600</text:p>
          </table:table-cell>
          <table:table-cell table:number-columns-repeated="16381"/>
        </table:table-row>
        <table:table-row table:style-name="ro1">
          <table:table-cell office:value-type="float" office:value="73.733000000000004" table:style-name="ce1">
            <text:p>73,733</text:p>
          </table:table-cell>
          <table:table-cell office:value-type="float" office:value="6.1365999999999996" table:style-name="ce1">
            <text:p>6,1366</text:p>
          </table:table-cell>
          <table:table-cell office:value-type="float" office:value="189940" table:style-name="ce1">
            <text:p>189940</text:p>
          </table:table-cell>
          <table:table-cell table:number-columns-repeated="16381"/>
        </table:table-row>
        <table:table-row table:style-name="ro1">
          <table:table-cell office:value-type="float" office:value="73.933000000000007" table:style-name="ce1">
            <text:p>73,933</text:p>
          </table:table-cell>
          <table:table-cell office:value-type="float" office:value="6.1535000000000002" table:style-name="ce1">
            <text:p>6,1535</text:p>
          </table:table-cell>
          <table:table-cell office:value-type="float" office:value="191250" table:style-name="ce1">
            <text:p>191250</text:p>
          </table:table-cell>
          <table:table-cell table:number-columns-repeated="16381"/>
        </table:table-row>
        <table:table-row table:style-name="ro1">
          <table:table-cell office:value-type="float" office:value="74.150000000000006" table:style-name="ce1">
            <text:p>74,15</text:p>
          </table:table-cell>
          <table:table-cell office:value-type="float" office:value="6.1711999999999998" table:style-name="ce1">
            <text:p>6,1712</text:p>
          </table:table-cell>
          <table:table-cell office:value-type="float" office:value="192540" table:style-name="ce1">
            <text:p>192540</text:p>
          </table:table-cell>
          <table:table-cell table:number-columns-repeated="16381"/>
        </table:table-row>
        <table:table-row table:style-name="ro1">
          <table:table-cell office:value-type="float" office:value="74.367000000000004" table:style-name="ce1">
            <text:p>74,367</text:p>
          </table:table-cell>
          <table:table-cell office:value-type="float" office:value="6.1894999999999998" table:style-name="ce1">
            <text:p>6,1895</text:p>
          </table:table-cell>
          <table:table-cell office:value-type="float" office:value="193820" table:style-name="ce1">
            <text:p>193820</text:p>
          </table:table-cell>
          <table:table-cell table:number-columns-repeated="16381"/>
        </table:table-row>
        <table:table-row table:style-name="ro1">
          <table:table-cell office:value-type="float" office:value="74.566999999999993" table:style-name="ce1">
            <text:p>74,567</text:p>
          </table:table-cell>
          <table:table-cell office:value-type="float" office:value="6.2064000000000004" table:style-name="ce1">
            <text:p>6,2064</text:p>
          </table:table-cell>
          <table:table-cell office:value-type="float" office:value="195070" table:style-name="ce1">
            <text:p>195070</text:p>
          </table:table-cell>
          <table:table-cell table:number-columns-repeated="16381"/>
        </table:table-row>
        <table:table-row table:style-name="ro1">
          <table:table-cell office:value-type="float" office:value="74.783000000000001" table:style-name="ce1">
            <text:p>74,783</text:p>
          </table:table-cell>
          <table:table-cell office:value-type="float" office:value="6.2240000000000002" table:style-name="ce1">
            <text:p>6,224</text:p>
          </table:table-cell>
          <table:table-cell office:value-type="float" office:value="196390" table:style-name="ce1">
            <text:p>196390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.2420999999999998" table:style-name="ce1">
            <text:p>6,2421</text:p>
          </table:table-cell>
          <table:table-cell office:value-type="float" office:value="197650" table:style-name="ce1">
            <text:p>197650</text:p>
          </table:table-cell>
          <table:table-cell table:number-columns-repeated="16381"/>
        </table:table-row>
        <table:table-row table:style-name="ro1">
          <table:table-cell office:value-type="float" office:value="75.216999999999999" table:style-name="ce1">
            <text:p>75,217</text:p>
          </table:table-cell>
          <table:table-cell office:value-type="float" office:value="6.2606000000000002" table:style-name="ce1">
            <text:p>6,2606</text:p>
          </table:table-cell>
          <table:table-cell office:value-type="float" office:value="198950" table:style-name="ce1">
            <text:p>198950</text:p>
          </table:table-cell>
          <table:table-cell table:number-columns-repeated="16381"/>
        </table:table-row>
        <table:table-row table:style-name="ro1">
          <table:table-cell office:value-type="float" office:value="75.433000000000007" table:style-name="ce1">
            <text:p>75,433</text:p>
          </table:table-cell>
          <table:table-cell office:value-type="float" office:value="6.2782999999999998" table:style-name="ce1">
            <text:p>6,2783</text:p>
          </table:table-cell>
          <table:table-cell office:value-type="float" office:value="200270" table:style-name="ce1">
            <text:p>200270</text:p>
          </table:table-cell>
          <table:table-cell table:number-columns-repeated="16381"/>
        </table:table-row>
        <table:table-row table:style-name="ro1">
          <table:table-cell office:value-type="float" office:value="75.650000000000006" table:style-name="ce1">
            <text:p>75,65</text:p>
          </table:table-cell>
          <table:table-cell office:value-type="float" office:value="6.2964000000000002" table:style-name="ce1">
            <text:p>6,2964</text:p>
          </table:table-cell>
          <table:table-cell office:value-type="float" office:value="201550" table:style-name="ce1">
            <text:p>201550</text:p>
          </table:table-cell>
          <table:table-cell table:number-columns-repeated="16381"/>
        </table:table-row>
        <table:table-row table:style-name="ro1">
          <table:table-cell office:value-type="float" office:value="75.882999999999996" table:style-name="ce1">
            <text:p>75,883</text:p>
          </table:table-cell>
          <table:table-cell office:value-type="float" office:value="6.3159000000000001" table:style-name="ce1">
            <text:p>6,3159</text:p>
          </table:table-cell>
          <table:table-cell office:value-type="float" office:value="202910" table:style-name="ce1">
            <text:p>202910</text:p>
          </table:table-cell>
          <table:table-cell table:number-columns-repeated="16381"/>
        </table:table-row>
        <table:table-row table:style-name="ro1">
          <table:table-cell office:value-type="float" office:value="76.099999999999994" table:style-name="ce1">
            <text:p>76,1</text:p>
          </table:table-cell>
          <table:table-cell office:value-type="float" office:value="6.3337000000000003" table:style-name="ce1">
            <text:p>6,3337</text:p>
          </table:table-cell>
          <table:table-cell office:value-type="float" office:value="204200" table:style-name="ce1">
            <text:p>204200</text:p>
          </table:table-cell>
          <table:table-cell table:number-columns-repeated="16381"/>
        </table:table-row>
        <table:table-row table:style-name="ro1">
          <table:table-cell office:value-type="float" office:value="76.332999999999998" table:style-name="ce1">
            <text:p>76,333</text:p>
          </table:table-cell>
          <table:table-cell office:value-type="float" office:value="6.3536000000000001" table:style-name="ce1">
            <text:p>6,3536</text:p>
          </table:table-cell>
          <table:table-cell office:value-type="float" office:value="205470" table:style-name="ce1">
            <text:p>205470</text:p>
          </table:table-cell>
          <table:table-cell table:number-columns-repeated="16381"/>
        </table:table-row>
        <table:table-row table:style-name="ro1">
          <table:table-cell office:value-type="float" office:value="76.55" table:style-name="ce1">
            <text:p>76,55</text:p>
          </table:table-cell>
          <table:table-cell office:value-type="float" office:value="6.3712" table:style-name="ce1">
            <text:p>6,3712</text:p>
          </table:table-cell>
          <table:table-cell office:value-type="float" office:value="206720" table:style-name="ce1">
            <text:p>206720</text:p>
          </table:table-cell>
          <table:table-cell table:number-columns-repeated="16381"/>
        </table:table-row>
        <table:table-row table:style-name="ro1">
          <table:table-cell office:value-type="float" office:value="76.783000000000001" table:style-name="ce1">
            <text:p>76,783</text:p>
          </table:table-cell>
          <table:table-cell office:value-type="float" office:value="6.3909000000000002" table:style-name="ce1">
            <text:p>6,3909</text:p>
          </table:table-cell>
          <table:table-cell office:value-type="float" office:value="208020" table:style-name="ce1">
            <text:p>208020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.4089" table:style-name="ce1">
            <text:p>6,4089</text:p>
          </table:table-cell>
          <table:table-cell office:value-type="float" office:value="209270" table:style-name="ce1">
            <text:p>209270</text:p>
          </table:table-cell>
          <table:table-cell table:number-columns-repeated="16381"/>
        </table:table-row>
        <table:table-row table:style-name="ro1">
          <table:table-cell office:value-type="float" office:value="77.216999999999999" table:style-name="ce1">
            <text:p>77,217</text:p>
          </table:table-cell>
          <table:table-cell office:value-type="float" office:value="6.4267000000000003" table:style-name="ce1">
            <text:p>6,4267</text:p>
          </table:table-cell>
          <table:table-cell office:value-type="float" office:value="210540" table:style-name="ce1">
            <text:p>210540</text:p>
          </table:table-cell>
          <table:table-cell table:number-columns-repeated="16381"/>
        </table:table-row>
        <table:table-row table:style-name="ro1">
          <table:table-cell office:value-type="float" office:value="77.45" table:style-name="ce1">
            <text:p>77,45</text:p>
          </table:table-cell>
          <table:table-cell office:value-type="float" office:value="6.4466999999999999" table:style-name="ce1">
            <text:p>6,4467</text:p>
          </table:table-cell>
          <table:table-cell office:value-type="float" office:value="211800" table:style-name="ce1">
            <text:p>211800</text:p>
          </table:table-cell>
          <table:table-cell table:number-columns-repeated="16381"/>
        </table:table-row>
        <table:table-row table:style-name="ro1">
          <table:table-cell office:value-type="float" office:value="77.683000000000007" table:style-name="ce1">
            <text:p>77,683</text:p>
          </table:table-cell>
          <table:table-cell office:value-type="float" office:value="6.4656000000000002" table:style-name="ce1">
            <text:p>6,4656</text:p>
          </table:table-cell>
          <table:table-cell office:value-type="float" office:value="213120" table:style-name="ce1">
            <text:p>213120</text:p>
          </table:table-cell>
          <table:table-cell table:number-columns-repeated="16381"/>
        </table:table-row>
        <table:table-row table:style-name="ro1">
          <table:table-cell office:value-type="float" office:value="77.917000000000002" table:style-name="ce1">
            <text:p>77,917</text:p>
          </table:table-cell>
          <table:table-cell office:value-type="float" office:value="6.4856999999999996" table:style-name="ce1">
            <text:p>6,4857</text:p>
          </table:table-cell>
          <table:table-cell office:value-type="float" office:value="214430" table:style-name="ce1">
            <text:p>214430</text:p>
          </table:table-cell>
          <table:table-cell table:number-columns-repeated="16381"/>
        </table:table-row>
        <table:table-row table:style-name="ro1">
          <table:table-cell office:value-type="float" office:value="78.150000000000006" table:style-name="ce1">
            <text:p>78,15</text:p>
          </table:table-cell>
          <table:table-cell office:value-type="float" office:value="6.5042999999999997" table:style-name="ce1">
            <text:p>6,5043</text:p>
          </table:table-cell>
          <table:table-cell office:value-type="float" office:value="215680" table:style-name="ce1">
            <text:p>215680</text:p>
          </table:table-cell>
          <table:table-cell table:number-columns-repeated="16381"/>
        </table:table-row>
        <table:table-row table:style-name="ro1">
          <table:table-cell office:value-type="float" office:value="78.400000000000006" table:style-name="ce1">
            <text:p>78,4</text:p>
          </table:table-cell>
          <table:table-cell office:value-type="float" office:value="6.5256999999999996" table:style-name="ce1">
            <text:p>6,5257</text:p>
          </table:table-cell>
          <table:table-cell office:value-type="float" office:value="217040" table:style-name="ce1">
            <text:p>217040</text:p>
          </table:table-cell>
          <table:table-cell table:number-columns-repeated="16381"/>
        </table:table-row>
        <table:table-row table:style-name="ro1">
          <table:table-cell office:value-type="float" office:value="78.667000000000002" table:style-name="ce1">
            <text:p>78,667</text:p>
          </table:table-cell>
          <table:table-cell office:value-type="float" office:value="6.5479000000000003" table:style-name="ce1">
            <text:p>6,5479</text:p>
          </table:table-cell>
          <table:table-cell office:value-type="float" office:value="218330" table:style-name="ce1">
            <text:p>218330</text:p>
          </table:table-cell>
          <table:table-cell table:number-columns-repeated="16381"/>
        </table:table-row>
        <table:table-row table:style-name="ro1">
          <table:table-cell office:value-type="float" office:value="78.933000000000007" table:style-name="ce1">
            <text:p>78,933</text:p>
          </table:table-cell>
          <table:table-cell office:value-type="float" office:value="6.5702999999999996" table:style-name="ce1">
            <text:p>6,5703</text:p>
          </table:table-cell>
          <table:table-cell office:value-type="float" office:value="219590" table:style-name="ce1">
            <text:p>219590</text:p>
          </table:table-cell>
          <table:table-cell table:number-columns-repeated="16381"/>
        </table:table-row>
        <table:table-row table:style-name="ro1">
          <table:table-cell office:value-type="float" office:value="79.167000000000002" table:style-name="ce1">
            <text:p>79,167</text:p>
          </table:table-cell>
          <table:table-cell office:value-type="float" office:value="6.5892999999999997" table:style-name="ce1">
            <text:p>6,5893</text:p>
          </table:table-cell>
          <table:table-cell office:value-type="float" office:value="220850" table:style-name="ce1">
            <text:p>220850</text:p>
          </table:table-cell>
          <table:table-cell table:number-columns-repeated="16381"/>
        </table:table-row>
        <table:table-row table:style-name="ro1">
          <table:table-cell office:value-type="float" office:value="79.417000000000002" table:style-name="ce1">
            <text:p>79,417</text:p>
          </table:table-cell>
          <table:table-cell office:value-type="float" office:value="6.6105" table:style-name="ce1">
            <text:p>6,6105</text:p>
          </table:table-cell>
          <table:table-cell office:value-type="float" office:value="222090" table:style-name="ce1">
            <text:p>222090</text:p>
          </table:table-cell>
          <table:table-cell table:number-columns-repeated="16381"/>
        </table:table-row>
        <table:table-row table:style-name="ro1">
          <table:table-cell office:value-type="float" office:value="79.667000000000002" table:style-name="ce1">
            <text:p>79,667</text:p>
          </table:table-cell>
          <table:table-cell office:value-type="float" office:value="6.6313000000000004" table:style-name="ce1">
            <text:p>6,6313</text:p>
          </table:table-cell>
          <table:table-cell office:value-type="float" office:value="223330" table:style-name="ce1">
            <text:p>223330</text:p>
          </table:table-cell>
          <table:table-cell table:number-columns-repeated="16381"/>
        </table:table-row>
        <table:table-row table:style-name="ro1">
          <table:table-cell office:value-type="float" office:value="79.917000000000002" table:style-name="ce1">
            <text:p>79,917</text:p>
          </table:table-cell>
          <table:table-cell office:value-type="float" office:value="6.6516999999999999" table:style-name="ce1">
            <text:p>6,6517</text:p>
          </table:table-cell>
          <table:table-cell office:value-type="float" office:value="224600" table:style-name="ce1">
            <text:p>224600</text:p>
          </table:table-cell>
          <table:table-cell table:number-columns-repeated="16381"/>
        </table:table-row>
        <table:table-row table:style-name="ro1">
          <table:table-cell office:value-type="float" office:value="80.167000000000002" table:style-name="ce1">
            <text:p>80,167</text:p>
          </table:table-cell>
          <table:table-cell office:value-type="float" office:value="6.673" table:style-name="ce1">
            <text:p>6,673</text:p>
          </table:table-cell>
          <table:table-cell office:value-type="float" office:value="225860" table:style-name="ce1">
            <text:p>225860</text:p>
          </table:table-cell>
          <table:table-cell table:number-columns-repeated="16381"/>
        </table:table-row>
        <table:table-row table:style-name="ro1">
          <table:table-cell office:value-type="float" office:value="80.45" table:style-name="ce1">
            <text:p>80,45</text:p>
          </table:table-cell>
          <table:table-cell office:value-type="float" office:value="6.6962000000000002" table:style-name="ce1">
            <text:p>6,6962</text:p>
          </table:table-cell>
          <table:table-cell office:value-type="float" office:value="227130" table:style-name="ce1">
            <text:p>227130</text:p>
          </table:table-cell>
          <table:table-cell table:number-columns-repeated="16381"/>
        </table:table-row>
        <table:table-row table:style-name="ro1">
          <table:table-cell office:value-type="float" office:value="80.716999999999999" table:style-name="ce1">
            <text:p>80,717</text:p>
          </table:table-cell>
          <table:table-cell office:value-type="float" office:value="6.7190000000000003" table:style-name="ce1">
            <text:p>6,719</text:p>
          </table:table-cell>
          <table:table-cell office:value-type="float" office:value="228420" table:style-name="ce1">
            <text:p>22842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.7420999999999998" table:style-name="ce1">
            <text:p>6,7421</text:p>
          </table:table-cell>
          <table:table-cell office:value-type="float" office:value="229720" table:style-name="ce1">
            <text:p>229720</text:p>
          </table:table-cell>
          <table:table-cell table:number-columns-repeated="16381"/>
        </table:table-row>
        <table:table-row table:style-name="ro1">
          <table:table-cell office:value-type="float" office:value="81.266999999999996" table:style-name="ce1">
            <text:p>81,267</text:p>
          </table:table-cell>
          <table:table-cell office:value-type="float" office:value="6.7648000000000001" table:style-name="ce1">
            <text:p>6,7648</text:p>
          </table:table-cell>
          <table:table-cell office:value-type="float" office:value="230960" table:style-name="ce1">
            <text:p>230960</text:p>
          </table:table-cell>
          <table:table-cell table:number-columns-repeated="16381"/>
        </table:table-row>
        <table:table-row table:style-name="ro1">
          <table:table-cell office:value-type="float" office:value="81.55" table:style-name="ce1">
            <text:p>81,55</text:p>
          </table:table-cell>
          <table:table-cell office:value-type="float" office:value="6.7880000000000003" table:style-name="ce1">
            <text:p>6,788</text:p>
          </table:table-cell>
          <table:table-cell office:value-type="float" office:value="232230" table:style-name="ce1">
            <text:p>232230</text:p>
          </table:table-cell>
          <table:table-cell table:number-columns-repeated="16381"/>
        </table:table-row>
        <table:table-row table:style-name="ro1">
          <table:table-cell office:value-type="float" office:value="81.816999999999993" table:style-name="ce1">
            <text:p>81,817</text:p>
          </table:table-cell>
          <table:table-cell office:value-type="float" office:value="6.8103999999999996" table:style-name="ce1">
            <text:p>6,8104</text:p>
          </table:table-cell>
          <table:table-cell office:value-type="float" office:value="233520" table:style-name="ce1">
            <text:p>233520</text:p>
          </table:table-cell>
          <table:table-cell table:number-columns-repeated="16381"/>
        </table:table-row>
        <table:table-row table:style-name="ro1">
          <table:table-cell office:value-type="float" office:value="82.1" table:style-name="ce1">
            <text:p>82,1</text:p>
          </table:table-cell>
          <table:table-cell office:value-type="float" office:value="6.8338000000000001" table:style-name="ce1">
            <text:p>6,8338</text:p>
          </table:table-cell>
          <table:table-cell office:value-type="float" office:value="234790" table:style-name="ce1">
            <text:p>234790</text:p>
          </table:table-cell>
          <table:table-cell table:number-columns-repeated="16381"/>
        </table:table-row>
        <table:table-row table:style-name="ro1">
          <table:table-cell office:value-type="float" office:value="82.367000000000004" table:style-name="ce1">
            <text:p>82,367</text:p>
          </table:table-cell>
          <table:table-cell office:value-type="float" office:value="6.8562000000000003" table:style-name="ce1">
            <text:p>6,8562</text:p>
          </table:table-cell>
          <table:table-cell office:value-type="float" office:value="236080" table:style-name="ce1">
            <text:p>236080</text:p>
          </table:table-cell>
          <table:table-cell table:number-columns-repeated="16381"/>
        </table:table-row>
        <table:table-row table:style-name="ro1">
          <table:table-cell office:value-type="float" office:value="82.667000000000002" table:style-name="ce1">
            <text:p>82,667</text:p>
          </table:table-cell>
          <table:table-cell office:value-type="float" office:value="6.8811" table:style-name="ce1">
            <text:p>6,8811</text:p>
          </table:table-cell>
          <table:table-cell office:value-type="float" office:value="237400" table:style-name="ce1">
            <text:p>237400</text:p>
          </table:table-cell>
          <table:table-cell table:number-columns-repeated="16381"/>
        </table:table-row>
        <table:table-row table:style-name="ro1">
          <table:table-cell office:value-type="float" office:value="82.933000000000007" table:style-name="ce1">
            <text:p>82,933</text:p>
          </table:table-cell>
          <table:table-cell office:value-type="float" office:value="6.9036999999999997" table:style-name="ce1">
            <text:p>6,9037</text:p>
          </table:table-cell>
          <table:table-cell office:value-type="float" office:value="238660" table:style-name="ce1">
            <text:p>238660</text:p>
          </table:table-cell>
          <table:table-cell table:number-columns-repeated="16381"/>
        </table:table-row>
        <table:table-row table:style-name="ro1">
          <table:table-cell office:value-type="float" office:value="83.233000000000004" table:style-name="ce1">
            <text:p>83,233</text:p>
          </table:table-cell>
          <table:table-cell office:value-type="float" office:value="6.9283000000000001" table:style-name="ce1">
            <text:p>6,9283</text:p>
          </table:table-cell>
          <table:table-cell office:value-type="float" office:value="240010" table:style-name="ce1">
            <text:p>240010</text:p>
          </table:table-cell>
          <table:table-cell table:number-columns-repeated="16381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6.9508999999999999" table:style-name="ce1">
            <text:p>6,9509</text:p>
          </table:table-cell>
          <table:table-cell office:value-type="float" office:value="241250" table:style-name="ce1">
            <text:p>241250</text:p>
          </table:table-cell>
          <table:table-cell table:number-columns-repeated="16381"/>
        </table:table-row>
        <table:table-row table:style-name="ro1">
          <table:table-cell office:value-type="float" office:value="83.8" table:style-name="ce1">
            <text:p>83,8</text:p>
          </table:table-cell>
          <table:table-cell office:value-type="float" office:value="6.9752999999999998" table:style-name="ce1">
            <text:p>6,9753</text:p>
          </table:table-cell>
          <table:table-cell office:value-type="float" office:value="242580" table:style-name="ce1">
            <text:p>242580</text:p>
          </table:table-cell>
          <table:table-cell table:number-columns-repeated="16381"/>
        </table:table-row>
        <table:table-row table:style-name="ro1">
          <table:table-cell office:value-type="float" office:value="84.066999999999993" table:style-name="ce1">
            <text:p>84,067</text:p>
          </table:table-cell>
          <table:table-cell office:value-type="float" office:value="6.9981" table:style-name="ce1">
            <text:p>6,9981</text:p>
          </table:table-cell>
          <table:table-cell office:value-type="float" office:value="243880" table:style-name="ce1">
            <text:p>243880</text:p>
          </table:table-cell>
          <table:table-cell table:number-columns-repeated="16381"/>
        </table:table-row>
        <table:table-row table:style-name="ro1">
          <table:table-cell office:value-type="float" office:value="84.367000000000004" table:style-name="ce1">
            <text:p>84,367</text:p>
          </table:table-cell>
          <table:table-cell office:value-type="float" office:value="7.0225" table:style-name="ce1">
            <text:p>7,0225</text:p>
          </table:table-cell>
          <table:table-cell office:value-type="float" office:value="245180" table:style-name="ce1">
            <text:p>245180</text:p>
          </table:table-cell>
          <table:table-cell table:number-columns-repeated="16381"/>
        </table:table-row>
        <table:table-row table:style-name="ro1">
          <table:table-cell office:value-type="float" office:value="84.65" table:style-name="ce1">
            <text:p>84,65</text:p>
          </table:table-cell>
          <table:table-cell office:value-type="float" office:value="7.0464000000000002" table:style-name="ce1">
            <text:p>7,0464</text:p>
          </table:table-cell>
          <table:table-cell office:value-type="float" office:value="246480" table:style-name="ce1">
            <text:p>246480</text:p>
          </table:table-cell>
          <table:table-cell table:number-columns-repeated="16381"/>
        </table:table-row>
        <table:table-row table:style-name="ro1">
          <table:table-cell office:value-type="float" office:value="84.966999999999999" table:style-name="ce1">
            <text:p>84,967</text:p>
          </table:table-cell>
          <table:table-cell office:value-type="float" office:value="7.0726000000000004" table:style-name="ce1">
            <text:p>7,0726</text:p>
          </table:table-cell>
          <table:table-cell office:value-type="float" office:value="247750" table:style-name="ce1">
            <text:p>247750</text:p>
          </table:table-cell>
          <table:table-cell table:number-columns-repeated="16381"/>
        </table:table-row>
        <table:table-row table:style-name="ro1">
          <table:table-cell office:value-type="float" office:value="85.233000000000004" table:style-name="ce1">
            <text:p>85,233</text:p>
          </table:table-cell>
          <table:table-cell office:value-type="float" office:value="7.0948000000000002" table:style-name="ce1">
            <text:p>7,0948</text:p>
          </table:table-cell>
          <table:table-cell office:value-type="float" office:value="249000" table:style-name="ce1">
            <text:p>249000</text:p>
          </table:table-cell>
          <table:table-cell table:number-columns-repeated="16381"/>
        </table:table-row>
        <table:table-row table:style-name="ro1">
          <table:table-cell office:value-type="float" office:value="85.533000000000001" table:style-name="ce1">
            <text:p>85,533</text:p>
          </table:table-cell>
          <table:table-cell office:value-type="float" office:value="7.12" table:style-name="ce1">
            <text:p>7,12</text:p>
          </table:table-cell>
          <table:table-cell office:value-type="float" office:value="250280" table:style-name="ce1">
            <text:p>250280</text:p>
          </table:table-cell>
          <table:table-cell table:number-columns-repeated="16381"/>
        </table:table-row>
        <table:table-row table:style-name="ro1">
          <table:table-cell office:value-type="float" office:value="85.832999999999998" table:style-name="ce1">
            <text:p>85,833</text:p>
          </table:table-cell>
          <table:table-cell office:value-type="float" office:value="7.1452999999999998" table:style-name="ce1">
            <text:p>7,1453</text:p>
          </table:table-cell>
          <table:table-cell office:value-type="float" office:value="251620" table:style-name="ce1">
            <text:p>251620</text:p>
          </table:table-cell>
          <table:table-cell table:number-columns-repeated="16381"/>
        </table:table-row>
        <table:table-row table:style-name="ro1">
          <table:table-cell office:value-type="float" office:value="86.132999999999996" table:style-name="ce1">
            <text:p>86,133</text:p>
          </table:table-cell>
          <table:table-cell office:value-type="float" office:value="7.1698000000000004" table:style-name="ce1">
            <text:p>7,1698</text:p>
          </table:table-cell>
          <table:table-cell office:value-type="float" office:value="252910" table:style-name="ce1">
            <text:p>252910</text:p>
          </table:table-cell>
          <table:table-cell table:number-columns-repeated="16381"/>
        </table:table-row>
        <table:table-row table:style-name="ro1">
          <table:table-cell office:value-type="float" office:value="86.433000000000007" table:style-name="ce1">
            <text:p>86,433</text:p>
          </table:table-cell>
          <table:table-cell office:value-type="float" office:value="7.1947999999999999" table:style-name="ce1">
            <text:p>7,1948</text:p>
          </table:table-cell>
          <table:table-cell office:value-type="float" office:value="254160" table:style-name="ce1">
            <text:p>254160</text:p>
          </table:table-cell>
          <table:table-cell table:number-columns-repeated="16381"/>
        </table:table-row>
        <table:table-row table:style-name="ro1">
          <table:table-cell office:value-type="float" office:value="86.716999999999999" table:style-name="ce1">
            <text:p>86,717</text:p>
          </table:table-cell>
          <table:table-cell office:value-type="float" office:value="7.2183000000000002" table:style-name="ce1">
            <text:p>7,2183</text:p>
          </table:table-cell>
          <table:table-cell office:value-type="float" office:value="255420" table:style-name="ce1">
            <text:p>255420</text:p>
          </table:table-cell>
          <table:table-cell table:number-columns-repeated="16381"/>
        </table:table-row>
        <table:table-row table:style-name="ro1">
          <table:table-cell office:value-type="float" office:value="87.033000000000001" table:style-name="ce1">
            <text:p>87,033</text:p>
          </table:table-cell>
          <table:table-cell office:value-type="float" office:value="7.2450999999999999" table:style-name="ce1">
            <text:p>7,2451</text:p>
          </table:table-cell>
          <table:table-cell office:value-type="float" office:value="256660" table:style-name="ce1">
            <text:p>256660</text:p>
          </table:table-cell>
          <table:table-cell table:number-columns-repeated="16381"/>
        </table:table-row>
        <table:table-row table:style-name="ro1">
          <table:table-cell office:value-type="float" office:value="87.316999999999993" table:style-name="ce1">
            <text:p>87,317</text:p>
          </table:table-cell>
          <table:table-cell office:value-type="float" office:value="7.2689000000000004" table:style-name="ce1">
            <text:p>7,2689</text:p>
          </table:table-cell>
          <table:table-cell office:value-type="float" office:value="257910" table:style-name="ce1">
            <text:p>257910</text:p>
          </table:table-cell>
          <table:table-cell table:number-columns-repeated="16381"/>
        </table:table-row>
        <table:table-row table:style-name="ro1">
          <table:table-cell office:value-type="float" office:value="87.617000000000004" table:style-name="ce1">
            <text:p>87,617</text:p>
          </table:table-cell>
          <table:table-cell office:value-type="float" office:value="7.2934999999999999" table:style-name="ce1">
            <text:p>7,2935</text:p>
          </table:table-cell>
          <table:table-cell office:value-type="float" office:value="259260" table:style-name="ce1">
            <text:p>259260</text:p>
          </table:table-cell>
          <table:table-cell table:number-columns-repeated="16381"/>
        </table:table-row>
        <table:table-row table:style-name="ro1">
          <table:table-cell office:value-type="float" office:value="87.9" table:style-name="ce1">
            <text:p>87,9</text:p>
          </table:table-cell>
          <table:table-cell office:value-type="float" office:value="7.3171999999999997" table:style-name="ce1">
            <text:p>7,3172</text:p>
          </table:table-cell>
          <table:table-cell office:value-type="float" office:value="260500" table:style-name="ce1">
            <text:p>260500</text:p>
          </table:table-cell>
          <table:table-cell table:number-columns-repeated="16381"/>
        </table:table-row>
        <table:table-row table:style-name="ro1">
          <table:table-cell office:value-type="float" office:value="88.2" table:style-name="ce1">
            <text:p>88,2</text:p>
          </table:table-cell>
          <table:table-cell office:value-type="float" office:value="7.3417000000000003" table:style-name="ce1">
            <text:p>7,3417</text:p>
          </table:table-cell>
          <table:table-cell office:value-type="float" office:value="261740" table:style-name="ce1">
            <text:p>261740</text:p>
          </table:table-cell>
          <table:table-cell table:number-columns-repeated="16381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7.3670999999999998" table:style-name="ce1">
            <text:p>7,3671</text:p>
          </table:table-cell>
          <table:table-cell office:value-type="float" office:value="263010" table:style-name="ce1">
            <text:p>263010</text:p>
          </table:table-cell>
          <table:table-cell table:number-columns-repeated="16381"/>
        </table:table-row>
        <table:table-row table:style-name="ro1">
          <table:table-cell office:value-type="float" office:value="88.816999999999993" table:style-name="ce1">
            <text:p>88,817</text:p>
          </table:table-cell>
          <table:table-cell office:value-type="float" office:value="7.3935000000000004" table:style-name="ce1">
            <text:p>7,3935</text:p>
          </table:table-cell>
          <table:table-cell office:value-type="float" office:value="264350" table:style-name="ce1">
            <text:p>264350</text:p>
          </table:table-cell>
          <table:table-cell table:number-columns-repeated="16381"/>
        </table:table-row>
        <table:table-row table:style-name="ro1">
          <table:table-cell office:value-type="float" office:value="89.1" table:style-name="ce1">
            <text:p>89,1</text:p>
          </table:table-cell>
          <table:table-cell office:value-type="float" office:value="7.4173999999999998" table:style-name="ce1">
            <text:p>7,4174</text:p>
          </table:table-cell>
          <table:table-cell office:value-type="float" office:value="265720" table:style-name="ce1">
            <text:p>265720</text:p>
          </table:table-cell>
          <table:table-cell table:number-columns-repeated="16381"/>
        </table:table-row>
        <table:table-row table:style-name="ro1">
          <table:table-cell office:value-type="float" office:value="89.417000000000002" table:style-name="ce1">
            <text:p>89,417</text:p>
          </table:table-cell>
          <table:table-cell office:value-type="float" office:value="7.4432" table:style-name="ce1">
            <text:p>7,4432</text:p>
          </table:table-cell>
          <table:table-cell office:value-type="float" office:value="266990" table:style-name="ce1">
            <text:p>266990</text:p>
          </table:table-cell>
          <table:table-cell table:number-columns-repeated="16381"/>
        </table:table-row>
        <table:table-row table:style-name="ro1">
          <table:table-cell office:value-type="float" office:value="89.716999999999999" table:style-name="ce1">
            <text:p>89,717</text:p>
          </table:table-cell>
          <table:table-cell office:value-type="float" office:value="7.4687000000000001" table:style-name="ce1">
            <text:p>7,4687</text:p>
          </table:table-cell>
          <table:table-cell office:value-type="float" office:value="268230" table:style-name="ce1">
            <text:p>268230</text:p>
          </table:table-cell>
          <table:table-cell table:number-columns-repeated="16381"/>
        </table:table-row>
        <table:table-row table:style-name="ro1">
          <table:table-cell office:value-type="float" office:value="90.016999999999996" table:style-name="ce1">
            <text:p>90,017</text:p>
          </table:table-cell>
          <table:table-cell office:value-type="float" office:value="7.4939" table:style-name="ce1">
            <text:p>7,4939</text:p>
          </table:table-cell>
          <table:table-cell office:value-type="float" office:value="269520" table:style-name="ce1">
            <text:p>269520</text:p>
          </table:table-cell>
          <table:table-cell table:number-columns-repeated="16381"/>
        </table:table-row>
        <table:table-row table:style-name="ro1">
          <table:table-cell office:value-type="float" office:value="90.3" table:style-name="ce1">
            <text:p>90,3</text:p>
          </table:table-cell>
          <table:table-cell office:value-type="float" office:value="7.5174000000000003" table:style-name="ce1">
            <text:p>7,5174</text:p>
          </table:table-cell>
          <table:table-cell office:value-type="float" office:value="270760" table:style-name="ce1">
            <text:p>270760</text:p>
          </table:table-cell>
          <table:table-cell table:number-columns-repeated="16381"/>
        </table:table-row>
        <table:table-row table:style-name="ro1">
          <table:table-cell office:value-type="float" office:value="90.6" table:style-name="ce1">
            <text:p>90,6</text:p>
          </table:table-cell>
          <table:table-cell office:value-type="float" office:value="7.5420999999999996" table:style-name="ce1">
            <text:p>7,5421</text:p>
          </table:table-cell>
          <table:table-cell office:value-type="float" office:value="272060" table:style-name="ce1">
            <text:p>272060</text:p>
          </table:table-cell>
          <table:table-cell table:number-columns-repeated="16381"/>
        </table:table-row>
        <table:table-row table:style-name="ro1">
          <table:table-cell office:value-type="float" office:value="90.917000000000002" table:style-name="ce1">
            <text:p>90,917</text:p>
          </table:table-cell>
          <table:table-cell office:value-type="float" office:value="7.5682999999999998" table:style-name="ce1">
            <text:p>7,5683</text:p>
          </table:table-cell>
          <table:table-cell office:value-type="float" office:value="273320" table:style-name="ce1">
            <text:p>273320</text:p>
          </table:table-cell>
          <table:table-cell table:number-columns-repeated="16381"/>
        </table:table-row>
        <table:table-row table:style-name="ro1">
          <table:table-cell office:value-type="float" office:value="91.233000000000004" table:style-name="ce1">
            <text:p>91,233</text:p>
          </table:table-cell>
          <table:table-cell office:value-type="float" office:value="7.5952000000000002" table:style-name="ce1">
            <text:p>7,5952</text:p>
          </table:table-cell>
          <table:table-cell office:value-type="float" office:value="274630" table:style-name="ce1">
            <text:p>274630</text:p>
          </table:table-cell>
          <table:table-cell table:number-columns-repeated="16381"/>
        </table:table-row>
        <table:table-row table:style-name="ro1">
          <table:table-cell office:value-type="float" office:value="91.533000000000001" table:style-name="ce1">
            <text:p>91,533</text:p>
          </table:table-cell>
          <table:table-cell office:value-type="float" office:value="7.6196999999999999" table:style-name="ce1">
            <text:p>7,6197</text:p>
          </table:table-cell>
          <table:table-cell office:value-type="float" office:value="275890" table:style-name="ce1">
            <text:p>275890</text:p>
          </table:table-cell>
          <table:table-cell table:number-columns-repeated="16381"/>
        </table:table-row>
        <table:table-row table:style-name="ro1">
          <table:table-cell office:value-type="float" office:value="91.867000000000004" table:style-name="ce1">
            <text:p>91,867</text:p>
          </table:table-cell>
          <table:table-cell office:value-type="float" office:value="7.6481000000000003" table:style-name="ce1">
            <text:p>7,6481</text:p>
          </table:table-cell>
          <table:table-cell office:value-type="float" office:value="277150" table:style-name="ce1">
            <text:p>277150</text:p>
          </table:table-cell>
          <table:table-cell table:number-columns-repeated="16381"/>
        </table:table-row>
        <table:table-row table:style-name="ro1">
          <table:table-cell office:value-type="float" office:value="92.183000000000007" table:style-name="ce1">
            <text:p>92,183</text:p>
          </table:table-cell>
          <table:table-cell office:value-type="float" office:value="7.6738" table:style-name="ce1">
            <text:p>7,6738</text:p>
          </table:table-cell>
          <table:table-cell office:value-type="float" office:value="278430" table:style-name="ce1">
            <text:p>278430</text:p>
          </table:table-cell>
          <table:table-cell table:number-columns-repeated="16381"/>
        </table:table-row>
        <table:table-row table:style-name="ro1">
          <table:table-cell office:value-type="float" office:value="92.516999999999996" table:style-name="ce1">
            <text:p>92,517</text:p>
          </table:table-cell>
          <table:table-cell office:value-type="float" office:value="7.7022000000000004" table:style-name="ce1">
            <text:p>7,7022</text:p>
          </table:table-cell>
          <table:table-cell office:value-type="float" office:value="279680" table:style-name="ce1">
            <text:p>279680</text:p>
          </table:table-cell>
          <table:table-cell table:number-columns-repeated="16381"/>
        </table:table-row>
        <table:table-row table:style-name="ro1">
          <table:table-cell office:value-type="float" office:value="92.832999999999998" table:style-name="ce1">
            <text:p>92,833</text:p>
          </table:table-cell>
          <table:table-cell office:value-type="float" office:value="7.7282000000000002" table:style-name="ce1">
            <text:p>7,7282</text:p>
          </table:table-cell>
          <table:table-cell office:value-type="float" office:value="281010" table:style-name="ce1">
            <text:p>281010</text:p>
          </table:table-cell>
          <table:table-cell table:number-columns-repeated="16381"/>
        </table:table-row>
        <table:table-row table:number-rows-repeated="1047622" table:style-name="ro1">
          <table:table-cell table:number-columns-repeated="16384"/>
        </table:table-row>
      </table:table>
      <table:table table:name="CP-3" table:style-name="ta1"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4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2">
            <text:p>Tempo(s)</text:p>
          </table:table-cell>
          <table:table-cell office:value-type="string" table:style-name="ce2">
            <text:p>Deformação(mm)</text:p>
          </table:table-cell>
          <table:table-cell office:value-type="string" table:style-name="ce2">
            <text:p>Força(N)</text:p>
          </table:table-cell>
          <table:table-cell table:number-columns-repeated="16381"/>
        </table:table-row>
        <table:table-row table:style-name="ro1">
          <table:table-cell office:value-type="float" office:value="1.6667000000000001E-2" table:style-name="ce2">
            <text:p>0,0166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05" table:style-name="ce2">
            <text:p>0,05</text:p>
          </table:table-cell>
          <table:table-cell office:value-type="float" office:value="3.7222999999999998E-4" table:style-name="ce2">
            <text:p>0,0003722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.6667000000000004E-2" table:style-name="ce2">
            <text:p>0,066667</text:p>
          </table:table-cell>
          <table:table-cell office:value-type="float" office:value="1.1167E-3" table:style-name="ce2">
            <text:p>0,001116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.3333000000000004E-2" table:style-name="ce2">
            <text:p>0,083333</text:p>
          </table:table-cell>
          <table:table-cell office:value-type="float" office:value="1.7681000000000001E-3" table:style-name="ce2">
            <text:p>0,001768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1" table:style-name="ce2">
            <text:p>0,1</text:p>
          </table:table-cell>
          <table:table-cell office:value-type="float" office:value="2.6056E-3" table:style-name="ce2">
            <text:p>0,002605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11667" table:style-name="ce2">
            <text:p>0,11667</text:p>
          </table:table-cell>
          <table:table-cell office:value-type="float" office:value="3.8154E-3" table:style-name="ce2">
            <text:p>0,0038154</text:p>
          </table:table-cell>
          <table:table-cell office:value-type="float" office:value="-9.8568999999999996" table:style-name="ce2">
            <text:p>-9,8569</text:p>
          </table:table-cell>
          <table:table-cell table:number-columns-repeated="16381"/>
        </table:table-row>
        <table:table-row table:style-name="ro1">
          <table:table-cell office:value-type="float" office:value="0.13333" table:style-name="ce2">
            <text:p>0,13333</text:p>
          </table:table-cell>
          <table:table-cell office:value-type="float" office:value="4.8390000000000004E-3" table:style-name="ce2">
            <text:p>0,00483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15" table:style-name="ce2">
            <text:p>0,15</text:p>
          </table:table-cell>
          <table:table-cell office:value-type="float" office:value="5.9557000000000004E-3" table:style-name="ce2">
            <text:p>0,005955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16667000000000001" table:style-name="ce2">
            <text:p>0,16667</text:p>
          </table:table-cell>
          <table:table-cell office:value-type="float" office:value="7.1655E-3" table:style-name="ce2">
            <text:p>0,0071655</text:p>
          </table:table-cell>
          <table:table-cell office:value-type="float" office:value="0" table:style-name="ce2">
            <text:p>0</text:p>
          </table:table-cell>
          <table:table-cell table:number-columns-repeated="7"/>
          <table:table-cell table:style-name="ce1">
            <draw:frame draw:z-index="1" draw:id="id2" draw:style-name="a2" draw:name="Gráfico 1" svg:x="0.62677in" svg:y="0.05276in" svg:width="9.5752in" svg:height="4.9842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0.18332999999999999" table:style-name="ce2">
            <text:p>0,18333</text:p>
          </table:table-cell>
          <table:table-cell office:value-type="float" office:value="8.2822E-3" table:style-name="ce2">
            <text:p>0,008282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" table:style-name="ce2">
            <text:p>0,2</text:p>
          </table:table-cell>
          <table:table-cell office:value-type="float" office:value="9.5849999999999998E-3" table:style-name="ce2">
            <text:p>0,00958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667" table:style-name="ce2">
            <text:p>0,21667</text:p>
          </table:table-cell>
          <table:table-cell office:value-type="float" office:value="1.0980999999999999E-2" table:style-name="ce2">
            <text:p>0,010981</text:p>
          </table:table-cell>
          <table:table-cell office:value-type="float" office:value="-9.8568999999999996" table:style-name="ce2">
            <text:p>-9,8569</text:p>
          </table:table-cell>
          <table:table-cell table:number-columns-repeated="16381"/>
        </table:table-row>
        <table:table-row table:style-name="ro1">
          <table:table-cell office:value-type="float" office:value="0.23333000000000001" table:style-name="ce2">
            <text:p>0,23333</text:p>
          </table:table-cell>
          <table:table-cell office:value-type="float" office:value="1.2191E-2" table:style-name="ce2">
            <text:p>0,01219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5" table:style-name="ce2">
            <text:p>0,25</text:p>
          </table:table-cell>
          <table:table-cell office:value-type="float" office:value="1.34E-2" table:style-name="ce2">
            <text:p>0,013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26667000000000002" table:style-name="ce2">
            <text:p>0,26667</text:p>
          </table:table-cell>
          <table:table-cell office:value-type="float" office:value="1.4982000000000001E-2" table:style-name="ce2">
            <text:p>0,014982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28333000000000003" table:style-name="ce2">
            <text:p>0,28333</text:p>
          </table:table-cell>
          <table:table-cell office:value-type="float" office:value="1.6285000000000001E-2" table:style-name="ce2">
            <text:p>0,01628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3" table:style-name="ce2">
            <text:p>0,3</text:p>
          </table:table-cell>
          <table:table-cell office:value-type="float" office:value="1.7402000000000001E-2" table:style-name="ce2">
            <text:p>0,01740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31667000000000001" table:style-name="ce2">
            <text:p>0,31667</text:p>
          </table:table-cell>
          <table:table-cell office:value-type="float" office:value="1.8891000000000002E-2" table:style-name="ce2">
            <text:p>0,018891</text:p>
          </table:table-cell>
          <table:table-cell office:value-type="float" office:value="-9.8568999999999996" table:style-name="ce2">
            <text:p>-9,8569</text:p>
          </table:table-cell>
          <table:table-cell table:number-columns-repeated="16381"/>
        </table:table-row>
        <table:table-row table:style-name="ro1">
          <table:table-cell office:value-type="float" office:value="0.33333000000000002" table:style-name="ce2">
            <text:p>0,33333</text:p>
          </table:table-cell>
          <table:table-cell office:value-type="float" office:value="2.0379999999999999E-2" table:style-name="ce2">
            <text:p>0,02038</text:p>
          </table:table-cell>
          <table:table-cell office:value-type="float" office:value="-9.8568999999999996" table:style-name="ce2">
            <text:p>-9,8569</text:p>
          </table:table-cell>
          <table:table-cell table:number-columns-repeated="16381"/>
        </table:table-row>
        <table:table-row table:style-name="ro1">
          <table:table-cell office:value-type="float" office:value="0.35" table:style-name="ce2">
            <text:p>0,35</text:p>
          </table:table-cell>
          <table:table-cell office:value-type="float" office:value="2.1589000000000001E-2" table:style-name="ce2">
            <text:p>0,02158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36667" table:style-name="ce2">
            <text:p>0,36667</text:p>
          </table:table-cell>
          <table:table-cell office:value-type="float" office:value="2.2891999999999999E-2" table:style-name="ce2">
            <text:p>0,02289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38333" table:style-name="ce2">
            <text:p>0,38333</text:p>
          </table:table-cell>
          <table:table-cell office:value-type="float" office:value="2.4381E-2" table:style-name="ce2">
            <text:p>0,02438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4" table:style-name="ce2">
            <text:p>0,4</text:p>
          </table:table-cell>
          <table:table-cell office:value-type="float" office:value="2.5777000000000001E-2" table:style-name="ce2">
            <text:p>0,02577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41666999999999998" table:style-name="ce2">
            <text:p>0,41667</text:p>
          </table:table-cell>
          <table:table-cell office:value-type="float" office:value="2.708E-2" table:style-name="ce2">
            <text:p>0,0270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43332999999999999" table:style-name="ce2">
            <text:p>0,43333</text:p>
          </table:table-cell>
          <table:table-cell office:value-type="float" office:value="2.8476000000000001E-2" table:style-name="ce2">
            <text:p>0,02847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45" table:style-name="ce2">
            <text:p>0,45</text:p>
          </table:table-cell>
          <table:table-cell office:value-type="float" office:value="2.9871999999999999E-2" table:style-name="ce2">
            <text:p>0,029872</text:p>
          </table:table-cell>
          <table:table-cell office:value-type="float" office:value="-9.8568999999999996" table:style-name="ce2">
            <text:p>-9,8569</text:p>
          </table:table-cell>
          <table:table-cell table:number-columns-repeated="16381"/>
        </table:table-row>
        <table:table-row table:style-name="ro1">
          <table:table-cell office:value-type="float" office:value="0.46666999999999997" table:style-name="ce2">
            <text:p>0,46667</text:p>
          </table:table-cell>
          <table:table-cell office:value-type="float" office:value="3.1267000000000003E-2" table:style-name="ce2">
            <text:p>0,03126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48332999999999998" table:style-name="ce2">
            <text:p>0,48333</text:p>
          </table:table-cell>
          <table:table-cell office:value-type="float" office:value="3.2570000000000002E-2" table:style-name="ce2">
            <text:p>0,0325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5" table:style-name="ce2">
            <text:p>0,5</text:p>
          </table:table-cell>
          <table:table-cell office:value-type="float" office:value="3.3873E-2" table:style-name="ce2">
            <text:p>0,03387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51666999999999996" table:style-name="ce2">
            <text:p>0,51667</text:p>
          </table:table-cell>
          <table:table-cell office:value-type="float" office:value="3.5455E-2" table:style-name="ce2">
            <text:p>0,03545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53332999999999997" table:style-name="ce2">
            <text:p>0,53333</text:p>
          </table:table-cell>
          <table:table-cell office:value-type="float" office:value="3.6851000000000002E-2" table:style-name="ce2">
            <text:p>0,036851</text:p>
          </table:table-cell>
          <table:table-cell office:value-type="float" office:value="-9.8568999999999996" table:style-name="ce2">
            <text:p>-9,8569</text:p>
          </table:table-cell>
          <table:table-cell table:number-columns-repeated="16381"/>
        </table:table-row>
        <table:table-row table:style-name="ro1">
          <table:table-cell office:value-type="float" office:value="0.55000000000000004" table:style-name="ce2">
            <text:p>0,55</text:p>
          </table:table-cell>
          <table:table-cell office:value-type="float" office:value="3.7968000000000002E-2" table:style-name="ce2">
            <text:p>0,037968</text:p>
          </table:table-cell>
          <table:table-cell office:value-type="float" office:value="-9.8568999999999996" table:style-name="ce2">
            <text:p>-9,8569</text:p>
          </table:table-cell>
          <table:table-cell table:number-columns-repeated="16381"/>
        </table:table-row>
        <table:table-row table:style-name="ro1">
          <table:table-cell office:value-type="float" office:value="0.56667000000000001" table:style-name="ce2">
            <text:p>0,56667</text:p>
          </table:table-cell>
          <table:table-cell office:value-type="float" office:value="3.9456999999999999E-2" table:style-name="ce2">
            <text:p>0,03945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58333000000000002" table:style-name="ce2">
            <text:p>0,58333</text:p>
          </table:table-cell>
          <table:table-cell office:value-type="float" office:value="4.1038999999999999E-2" table:style-name="ce2">
            <text:p>0,04103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6" table:style-name="ce2">
            <text:p>0,6</text:p>
          </table:table-cell>
          <table:table-cell office:value-type="float" office:value="4.2248000000000001E-2" table:style-name="ce2">
            <text:p>0,04224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61667000000000005" table:style-name="ce2">
            <text:p>0,61667</text:p>
          </table:table-cell>
          <table:table-cell office:value-type="float" office:value="4.3457999999999997E-2" table:style-name="ce2">
            <text:p>0,04345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63332999999999995" table:style-name="ce2">
            <text:p>0,63333</text:p>
          </table:table-cell>
          <table:table-cell office:value-type="float" office:value="4.5226000000000002E-2" table:style-name="ce2">
            <text:p>0,04522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65" table:style-name="ce2">
            <text:p>0,65</text:p>
          </table:table-cell>
          <table:table-cell office:value-type="float" office:value="4.6529000000000001E-2" table:style-name="ce2">
            <text:p>0,04652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66666999999999998" table:style-name="ce2">
            <text:p>0,66667</text:p>
          </table:table-cell>
          <table:table-cell office:value-type="float" office:value="4.7646000000000001E-2" table:style-name="ce2">
            <text:p>0,047646</text:p>
          </table:table-cell>
          <table:table-cell office:value-type="float" office:value="-9.8568999999999996" table:style-name="ce2">
            <text:p>-9,8569</text:p>
          </table:table-cell>
          <table:table-cell table:number-columns-repeated="16381"/>
        </table:table-row>
        <table:table-row table:style-name="ro1">
          <table:table-cell office:value-type="float" office:value="0.68332999999999999" table:style-name="ce2">
            <text:p>0,68333</text:p>
          </table:table-cell>
          <table:table-cell office:value-type="float" office:value="4.9228000000000001E-2" table:style-name="ce2">
            <text:p>0,0492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7" table:style-name="ce2">
            <text:p>0,7</text:p>
          </table:table-cell>
          <table:table-cell office:value-type="float" office:value="5.0810000000000001E-2" table:style-name="ce2">
            <text:p>0,0508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71667000000000003" table:style-name="ce2">
            <text:p>0,71667</text:p>
          </table:table-cell>
          <table:table-cell office:value-type="float" office:value="5.2019000000000003E-2" table:style-name="ce2">
            <text:p>0,05201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73333000000000004" table:style-name="ce2">
            <text:p>0,73333</text:p>
          </table:table-cell>
          <table:table-cell office:value-type="float" office:value="5.3414999999999997E-2" table:style-name="ce2">
            <text:p>0,053415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75" table:style-name="ce2">
            <text:p>0,75</text:p>
          </table:table-cell>
          <table:table-cell office:value-type="float" office:value="5.4810999999999999E-2" table:style-name="ce2">
            <text:p>0,0548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76666999999999996" table:style-name="ce2">
            <text:p>0,76667</text:p>
          </table:table-cell>
          <table:table-cell office:value-type="float" office:value="5.6300000000000003E-2" table:style-name="ce2">
            <text:p>0,0563</text:p>
          </table:table-cell>
          <table:table-cell office:value-type="float" office:value="-9.8568999999999996" table:style-name="ce2">
            <text:p>-9,8569</text:p>
          </table:table-cell>
          <table:table-cell table:number-columns-repeated="16381"/>
        </table:table-row>
        <table:table-row table:style-name="ro1">
          <table:table-cell office:value-type="float" office:value="0.78332999999999997" table:style-name="ce2">
            <text:p>0,78333</text:p>
          </table:table-cell>
          <table:table-cell office:value-type="float" office:value="5.7695999999999997E-2" table:style-name="ce2">
            <text:p>0,05769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" table:style-name="ce2">
            <text:p>0,8</text:p>
          </table:table-cell>
          <table:table-cell office:value-type="float" office:value="5.8999000000000003E-2" table:style-name="ce2">
            <text:p>0,058999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81667000000000001" table:style-name="ce2">
            <text:p>0,81667</text:p>
          </table:table-cell>
          <table:table-cell office:value-type="float" office:value="6.0488E-2" table:style-name="ce2">
            <text:p>0,06048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3333000000000002" table:style-name="ce2">
            <text:p>0,83333</text:p>
          </table:table-cell>
          <table:table-cell office:value-type="float" office:value="6.1976999999999997E-2" table:style-name="ce2">
            <text:p>0,06197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5" table:style-name="ce2">
            <text:p>0,85</text:p>
          </table:table-cell>
          <table:table-cell office:value-type="float" office:value="6.3372999999999999E-2" table:style-name="ce2">
            <text:p>0,06337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86667000000000005" table:style-name="ce2">
            <text:p>0,86667</text:p>
          </table:table-cell>
          <table:table-cell office:value-type="float" office:value="6.4582000000000001E-2" table:style-name="ce2">
            <text:p>0,064582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88332999999999995" table:style-name="ce2">
            <text:p>0,88333</text:p>
          </table:table-cell>
          <table:table-cell office:value-type="float" office:value="6.6164000000000001E-2" table:style-name="ce2">
            <text:p>0,066164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9" table:style-name="ce2">
            <text:p>0,9</text:p>
          </table:table-cell>
          <table:table-cell office:value-type="float" office:value="6.7653000000000005E-2" table:style-name="ce2">
            <text:p>0,06765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91666999999999998" table:style-name="ce2">
            <text:p>0,91667</text:p>
          </table:table-cell>
          <table:table-cell office:value-type="float" office:value="6.8862999999999994E-2" table:style-name="ce2">
            <text:p>0,06886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93332999999999999" table:style-name="ce2">
            <text:p>0,93333</text:p>
          </table:table-cell>
          <table:table-cell office:value-type="float" office:value="7.0072999999999996E-2" table:style-name="ce2">
            <text:p>0,07007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0.95" table:style-name="ce2">
            <text:p>0,95</text:p>
          </table:table-cell>
          <table:table-cell office:value-type="float" office:value="7.1748000000000006E-2" table:style-name="ce2">
            <text:p>0,071748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96667000000000003" table:style-name="ce2">
            <text:p>0,96667</text:p>
          </table:table-cell>
          <table:table-cell office:value-type="float" office:value="7.3144000000000001E-2" table:style-name="ce2">
            <text:p>0,073144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0.98333000000000004" table:style-name="ce2">
            <text:p>0,98333</text:p>
          </table:table-cell>
          <table:table-cell office:value-type="float" office:value="7.4260000000000007E-2" table:style-name="ce2">
            <text:p>0,07426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.5656000000000001E-2" table:style-name="ce2">
            <text:p>0,07565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0166999999999999" table:style-name="ce2">
            <text:p>1,0167</text:p>
          </table:table-cell>
          <table:table-cell office:value-type="float" office:value="7.7238000000000001E-2" table:style-name="ce2">
            <text:p>0,077238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1.0333000000000001" table:style-name="ce2">
            <text:p>1,0333</text:p>
          </table:table-cell>
          <table:table-cell office:value-type="float" office:value="7.8448000000000004E-2" table:style-name="ce2">
            <text:p>0,078448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1.05" table:style-name="ce2">
            <text:p>1,05</text:p>
          </table:table-cell>
          <table:table-cell office:value-type="float" office:value="7.9751000000000002E-2" table:style-name="ce2">
            <text:p>0,079751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1.0667" table:style-name="ce2">
            <text:p>1,0667</text:p>
          </table:table-cell>
          <table:table-cell office:value-type="float" office:value="8.1240000000000007E-2" table:style-name="ce2">
            <text:p>0,08124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0832999999999999" table:style-name="ce2">
            <text:p>1,0833</text:p>
          </table:table-cell>
          <table:table-cell office:value-type="float" office:value="8.2635E-2" table:style-name="ce2">
            <text:p>0,082635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1.1000000000000001" table:style-name="ce2">
            <text:p>1,1</text:p>
          </table:table-cell>
          <table:table-cell office:value-type="float" office:value="8.3937999999999999E-2" table:style-name="ce2">
            <text:p>0,08393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.1167" table:style-name="ce2">
            <text:p>1,1167</text:p>
          </table:table-cell>
          <table:table-cell office:value-type="float" office:value="8.5333999999999993E-2" table:style-name="ce2">
            <text:p>0,085334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1333" table:style-name="ce2">
            <text:p>1,1333</text:p>
          </table:table-cell>
          <table:table-cell office:value-type="float" office:value="8.6822999999999997E-2" table:style-name="ce2">
            <text:p>0,086823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1499999999999999" table:style-name="ce2">
            <text:p>1,15</text:p>
          </table:table-cell>
          <table:table-cell office:value-type="float" office:value="8.8219000000000006E-2" table:style-name="ce2">
            <text:p>0,088219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1.1667000000000001" table:style-name="ce2">
            <text:p>1,1667</text:p>
          </table:table-cell>
          <table:table-cell office:value-type="float" office:value="8.9428999999999995E-2" table:style-name="ce2">
            <text:p>0,089429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1833" table:style-name="ce2">
            <text:p>1,1833</text:p>
          </table:table-cell>
          <table:table-cell office:value-type="float" office:value="9.0825000000000003E-2" table:style-name="ce2">
            <text:p>0,090825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1.2" table:style-name="ce2">
            <text:p>1,2</text:p>
          </table:table-cell>
          <table:table-cell office:value-type="float" office:value="9.2499999999999999E-2" table:style-name="ce2">
            <text:p>0,0925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1.2166999999999999" table:style-name="ce2">
            <text:p>1,2167</text:p>
          </table:table-cell>
          <table:table-cell office:value-type="float" office:value="9.3801999999999996E-2" table:style-name="ce2">
            <text:p>0,093802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1.2333000000000001" table:style-name="ce2">
            <text:p>1,2333</text:p>
          </table:table-cell>
          <table:table-cell office:value-type="float" office:value="9.4919000000000003E-2" table:style-name="ce2">
            <text:p>0,094919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25" table:style-name="ce2">
            <text:p>1,25</text:p>
          </table:table-cell>
          <table:table-cell office:value-type="float" office:value="9.6501000000000003E-2" table:style-name="ce2">
            <text:p>0,096501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2666999999999999" table:style-name="ce2">
            <text:p>1,2667</text:p>
          </table:table-cell>
          <table:table-cell office:value-type="float" office:value="9.8083000000000004E-2" table:style-name="ce2">
            <text:p>0,098083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1.2833000000000001" table:style-name="ce2">
            <text:p>1,2833</text:p>
          </table:table-cell>
          <table:table-cell office:value-type="float" office:value="9.9199999999999997E-2" table:style-name="ce2">
            <text:p>0,0992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1.3" table:style-name="ce2">
            <text:p>1,3</text:p>
          </table:table-cell>
          <table:table-cell office:value-type="float" office:value="0.10050000000000001" table:style-name="ce2">
            <text:p>0,1005</text:p>
          </table:table-cell>
          <table:table-cell office:value-type="float" office:value="9.8569999999999993" table:style-name="ce2">
            <text:p>9,857</text:p>
          </table:table-cell>
          <table:table-cell table:number-columns-repeated="16381"/>
        </table:table-row>
        <table:table-row table:style-name="ro1">
          <table:table-cell office:value-type="float" office:value="1.3167" table:style-name="ce2">
            <text:p>1,3167</text:p>
          </table:table-cell>
          <table:table-cell office:value-type="float" office:value="0.10218000000000001" table:style-name="ce2">
            <text:p>0,10218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3332999999999999" table:style-name="ce2">
            <text:p>1,3333</text:p>
          </table:table-cell>
          <table:table-cell office:value-type="float" office:value="0.10357" table:style-name="ce2">
            <text:p>0,10357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35" table:style-name="ce2">
            <text:p>1,35</text:p>
          </table:table-cell>
          <table:table-cell office:value-type="float" office:value="0.10478" table:style-name="ce2">
            <text:p>0,10478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3667" table:style-name="ce2">
            <text:p>1,3667</text:p>
          </table:table-cell>
          <table:table-cell office:value-type="float" office:value="0.10627" table:style-name="ce2">
            <text:p>0,10627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3833" table:style-name="ce2">
            <text:p>1,3833</text:p>
          </table:table-cell>
          <table:table-cell office:value-type="float" office:value="0.10775999999999999" table:style-name="ce2">
            <text:p>0,10776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4" table:style-name="ce2">
            <text:p>1,4</text:p>
          </table:table-cell>
          <table:table-cell office:value-type="float" office:value="0.10906" table:style-name="ce2">
            <text:p>0,10906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4167000000000001" table:style-name="ce2">
            <text:p>1,4167</text:p>
          </table:table-cell>
          <table:table-cell office:value-type="float" office:value="0.11046" table:style-name="ce2">
            <text:p>0,11046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4333" table:style-name="ce2">
            <text:p>1,4333</text:p>
          </table:table-cell>
          <table:table-cell office:value-type="float" office:value="0.11186" table:style-name="ce2">
            <text:p>0,11186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45" table:style-name="ce2">
            <text:p>1,45</text:p>
          </table:table-cell>
          <table:table-cell office:value-type="float" office:value="0.11325" table:style-name="ce2">
            <text:p>0,11325</text:p>
          </table:table-cell>
          <table:table-cell office:value-type="float" office:value="29.571000000000002" table:style-name="ce2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4666999999999999" table:style-name="ce2">
            <text:p>1,4667</text:p>
          </table:table-cell>
          <table:table-cell office:value-type="float" office:value="0.11465" table:style-name="ce2">
            <text:p>0,11465</text:p>
          </table:table-cell>
          <table:table-cell office:value-type="float" office:value="29.571000000000002" table:style-name="ce2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4833000000000001" table:style-name="ce2">
            <text:p>1,4833</text:p>
          </table:table-cell>
          <table:table-cell office:value-type="float" office:value="0.11595" table:style-name="ce2">
            <text:p>0,11595</text:p>
          </table:table-cell>
          <table:table-cell office:value-type="float" office:value="29.571000000000002" table:style-name="ce2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5" table:style-name="ce2">
            <text:p>1,5</text:p>
          </table:table-cell>
          <table:table-cell office:value-type="float" office:value="0.11735" table:style-name="ce2">
            <text:p>0,11735</text:p>
          </table:table-cell>
          <table:table-cell office:value-type="float" office:value="29.571000000000002" table:style-name="ce2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5166999999999999" table:style-name="ce2">
            <text:p>1,5167</text:p>
          </table:table-cell>
          <table:table-cell office:value-type="float" office:value="0.11892999999999999" table:style-name="ce2">
            <text:p>0,11893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5333000000000001" table:style-name="ce2">
            <text:p>1,5333</text:p>
          </table:table-cell>
          <table:table-cell office:value-type="float" office:value="0.12023" table:style-name="ce2">
            <text:p>0,12023</text:p>
          </table:table-cell>
          <table:table-cell office:value-type="float" office:value="19.713999999999999" table:style-name="ce2">
            <text:p>19,714</text:p>
          </table:table-cell>
          <table:table-cell table:number-columns-repeated="16381"/>
        </table:table-row>
        <table:table-row table:style-name="ro1">
          <table:table-cell office:value-type="float" office:value="1.55" table:style-name="ce2">
            <text:p>1,55</text:p>
          </table:table-cell>
          <table:table-cell office:value-type="float" office:value="0.12144000000000001" table:style-name="ce2">
            <text:p>0,12144</text:p>
          </table:table-cell>
          <table:table-cell office:value-type="float" office:value="29.571000000000002" table:style-name="ce2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5667" table:style-name="ce2">
            <text:p>1,5667</text:p>
          </table:table-cell>
          <table:table-cell office:value-type="float" office:value="0.12293" table:style-name="ce2">
            <text:p>0,12293</text:p>
          </table:table-cell>
          <table:table-cell office:value-type="float" office:value="29.571000000000002" table:style-name="ce2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5832999999999999" table:style-name="ce2">
            <text:p>1,5833</text:p>
          </table:table-cell>
          <table:table-cell office:value-type="float" office:value="0.12433" table:style-name="ce2">
            <text:p>0,12433</text:p>
          </table:table-cell>
          <table:table-cell office:value-type="float" office:value="29.571000000000002" table:style-name="ce2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6" table:style-name="ce2">
            <text:p>1,6</text:p>
          </table:table-cell>
          <table:table-cell office:value-type="float" office:value="0.12562999999999999" table:style-name="ce2">
            <text:p>0,12563</text:p>
          </table:table-cell>
          <table:table-cell office:value-type="float" office:value="29.571000000000002" table:style-name="ce2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6167" table:style-name="ce2">
            <text:p>1,6167</text:p>
          </table:table-cell>
          <table:table-cell office:value-type="float" office:value="0.12692999999999999" table:style-name="ce2">
            <text:p>0,12693</text:p>
          </table:table-cell>
          <table:table-cell office:value-type="float" office:value="29.571000000000002" table:style-name="ce2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6333" table:style-name="ce2">
            <text:p>1,6333</text:p>
          </table:table-cell>
          <table:table-cell office:value-type="float" office:value="0.12851000000000001" table:style-name="ce2">
            <text:p>0,12851</text:p>
          </table:table-cell>
          <table:table-cell office:value-type="float" office:value="39.427999999999997" table:style-name="ce2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65" table:style-name="ce2">
            <text:p>1,65</text:p>
          </table:table-cell>
          <table:table-cell office:value-type="float" office:value="0.13" table:style-name="ce2">
            <text:p>0,13</text:p>
          </table:table-cell>
          <table:table-cell office:value-type="float" office:value="39.427999999999997" table:style-name="ce2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6667000000000001" table:style-name="ce2">
            <text:p>1,6667</text:p>
          </table:table-cell>
          <table:table-cell office:value-type="float" office:value="0.13111999999999999" table:style-name="ce2">
            <text:p>0,13112</text:p>
          </table:table-cell>
          <table:table-cell office:value-type="float" office:value="29.571000000000002" table:style-name="ce2">
            <text:p>29,571</text:p>
          </table:table-cell>
          <table:table-cell table:number-columns-repeated="16381"/>
        </table:table-row>
        <table:table-row table:style-name="ro1">
          <table:table-cell office:value-type="float" office:value="1.6833" table:style-name="ce2">
            <text:p>1,6833</text:p>
          </table:table-cell>
          <table:table-cell office:value-type="float" office:value="0.13250999999999999" table:style-name="ce2">
            <text:p>0,13251</text:p>
          </table:table-cell>
          <table:table-cell office:value-type="float" office:value="39.427999999999997" table:style-name="ce2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7" table:style-name="ce2">
            <text:p>1,7</text:p>
          </table:table-cell>
          <table:table-cell office:value-type="float" office:value="0.1341" table:style-name="ce2">
            <text:p>0,1341</text:p>
          </table:table-cell>
          <table:table-cell office:value-type="float" office:value="49.284999999999997" table:style-name="ce2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7166999999999999" table:style-name="ce2">
            <text:p>1,7167</text:p>
          </table:table-cell>
          <table:table-cell office:value-type="float" office:value="0.13531000000000001" table:style-name="ce2">
            <text:p>0,13531</text:p>
          </table:table-cell>
          <table:table-cell office:value-type="float" office:value="39.427999999999997" table:style-name="ce2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7333000000000001" table:style-name="ce2">
            <text:p>1,7333</text:p>
          </table:table-cell>
          <table:table-cell office:value-type="float" office:value="0.13661000000000001" table:style-name="ce2">
            <text:p>0,13661</text:p>
          </table:table-cell>
          <table:table-cell office:value-type="float" office:value="39.427999999999997" table:style-name="ce2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75" table:style-name="ce2">
            <text:p>1,75</text:p>
          </table:table-cell>
          <table:table-cell office:value-type="float" office:value="0.13819000000000001" table:style-name="ce2">
            <text:p>0,13819</text:p>
          </table:table-cell>
          <table:table-cell office:value-type="float" office:value="39.427999999999997" table:style-name="ce2">
            <text:p>39,428</text:p>
          </table:table-cell>
          <table:table-cell table:number-columns-repeated="16381"/>
        </table:table-row>
        <table:table-row table:style-name="ro1">
          <table:table-cell office:value-type="float" office:value="1.7666999999999999" table:style-name="ce2">
            <text:p>1,7667</text:p>
          </table:table-cell>
          <table:table-cell office:value-type="float" office:value="0.13968" table:style-name="ce2">
            <text:p>0,13968</text:p>
          </table:table-cell>
          <table:table-cell office:value-type="float" office:value="49.284999999999997" table:style-name="ce2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7833000000000001" table:style-name="ce2">
            <text:p>1,7833</text:p>
          </table:table-cell>
          <table:table-cell office:value-type="float" office:value="0.14080000000000001" table:style-name="ce2">
            <text:p>0,1408</text:p>
          </table:table-cell>
          <table:table-cell office:value-type="float" office:value="49.284999999999997" table:style-name="ce2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8" table:style-name="ce2">
            <text:p>1,8</text:p>
          </table:table-cell>
          <table:table-cell office:value-type="float" office:value="0.14229" table:style-name="ce2">
            <text:p>0,14229</text:p>
          </table:table-cell>
          <table:table-cell office:value-type="float" office:value="49.284999999999997" table:style-name="ce2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8167" table:style-name="ce2">
            <text:p>1,8167</text:p>
          </table:table-cell>
          <table:table-cell office:value-type="float" office:value="0.14387" table:style-name="ce2">
            <text:p>0,14387</text:p>
          </table:table-cell>
          <table:table-cell office:value-type="float" office:value="49.284999999999997" table:style-name="ce2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8332999999999999" table:style-name="ce2">
            <text:p>1,8333</text:p>
          </table:table-cell>
          <table:table-cell office:value-type="float" office:value="0.14507999999999999" table:style-name="ce2">
            <text:p>0,14508</text:p>
          </table:table-cell>
          <table:table-cell office:value-type="float" office:value="49.284999999999997" table:style-name="ce2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85" table:style-name="ce2">
            <text:p>1,85</text:p>
          </table:table-cell>
          <table:table-cell office:value-type="float" office:value="0.14646999999999999" table:style-name="ce2">
            <text:p>0,14647</text:p>
          </table:table-cell>
          <table:table-cell office:value-type="float" office:value="49.284999999999997" table:style-name="ce2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8667" table:style-name="ce2">
            <text:p>1,8667</text:p>
          </table:table-cell>
          <table:table-cell office:value-type="float" office:value="0.14796000000000001" table:style-name="ce2">
            <text:p>0,14796</text:p>
          </table:table-cell>
          <table:table-cell office:value-type="float" office:value="49.284999999999997" table:style-name="ce2">
            <text:p>49,285</text:p>
          </table:table-cell>
          <table:table-cell table:number-columns-repeated="16381"/>
        </table:table-row>
        <table:table-row table:style-name="ro1">
          <table:table-cell office:value-type="float" office:value="1.8833" table:style-name="ce2">
            <text:p>1,8833</text:p>
          </table:table-cell>
          <table:table-cell office:value-type="float" office:value="0.14935999999999999" table:style-name="ce2">
            <text:p>0,14936</text:p>
          </table:table-cell>
          <table:table-cell office:value-type="float" office:value="59.142000000000003" table:style-name="ce2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1.9" table:style-name="ce2">
            <text:p>1,9</text:p>
          </table:table-cell>
          <table:table-cell office:value-type="float" office:value="0.15065999999999999" table:style-name="ce2">
            <text:p>0,15066</text:p>
          </table:table-cell>
          <table:table-cell office:value-type="float" office:value="59.142000000000003" table:style-name="ce2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1.9167000000000001" table:style-name="ce2">
            <text:p>1,9167</text:p>
          </table:table-cell>
          <table:table-cell office:value-type="float" office:value="0.15215000000000001" table:style-name="ce2">
            <text:p>0,15215</text:p>
          </table:table-cell>
          <table:table-cell office:value-type="float" office:value="59.142000000000003" table:style-name="ce2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1.9333" table:style-name="ce2">
            <text:p>1,9333</text:p>
          </table:table-cell>
          <table:table-cell office:value-type="float" office:value="0.15345" table:style-name="ce2">
            <text:p>0,15345</text:p>
          </table:table-cell>
          <table:table-cell office:value-type="float" office:value="59.142000000000003" table:style-name="ce2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1.95" table:style-name="ce2">
            <text:p>1,95</text:p>
          </table:table-cell>
          <table:table-cell office:value-type="float" office:value="0.15493999999999999" table:style-name="ce2">
            <text:p>0,15494</text:p>
          </table:table-cell>
          <table:table-cell office:value-type="float" office:value="59.142000000000003" table:style-name="ce2">
            <text:p>59,142</text:p>
          </table:table-cell>
          <table:table-cell table:number-columns-repeated="16381"/>
        </table:table-row>
        <table:table-row table:style-name="ro1">
          <table:table-cell office:value-type="float" office:value="1.9666999999999999" table:style-name="ce2">
            <text:p>1,9667</text:p>
          </table:table-cell>
          <table:table-cell office:value-type="float" office:value="0.15634000000000001" table:style-name="ce2">
            <text:p>0,15634</text:p>
          </table:table-cell>
          <table:table-cell office:value-type="float" office:value="68.998999999999995" table:style-name="ce2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1.9833000000000001" table:style-name="ce2">
            <text:p>1,9833</text:p>
          </table:table-cell>
          <table:table-cell office:value-type="float" office:value="0.15764" table:style-name="ce2">
            <text:p>0,15764</text:p>
          </table:table-cell>
          <table:table-cell office:value-type="float" office:value="68.998999999999995" table:style-name="ce2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15894" table:style-name="ce2">
            <text:p>0,15894</text:p>
          </table:table-cell>
          <table:table-cell office:value-type="float" office:value="68.998999999999995" table:style-name="ce2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0167000000000002" table:style-name="ce2">
            <text:p>2,0167</text:p>
          </table:table-cell>
          <table:table-cell office:value-type="float" office:value="0.16053000000000001" table:style-name="ce2">
            <text:p>0,16053</text:p>
          </table:table-cell>
          <table:table-cell office:value-type="float" office:value="68.998999999999995" table:style-name="ce2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0333000000000001" table:style-name="ce2">
            <text:p>2,0333</text:p>
          </table:table-cell>
          <table:table-cell office:value-type="float" office:value="0.16192000000000001" table:style-name="ce2">
            <text:p>0,16192</text:p>
          </table:table-cell>
          <table:table-cell office:value-type="float" office:value="68.998999999999995" table:style-name="ce2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0667" table:style-name="ce2">
            <text:p>2,0667</text:p>
          </table:table-cell>
          <table:table-cell office:value-type="float" office:value="0.16461999999999999" table:style-name="ce2">
            <text:p>0,16462</text:p>
          </table:table-cell>
          <table:table-cell office:value-type="float" office:value="68.998999999999995" table:style-name="ce2">
            <text:p>68,999</text:p>
          </table:table-cell>
          <table:table-cell table:number-columns-repeated="16381"/>
        </table:table-row>
        <table:table-row table:style-name="ro1">
          <table:table-cell office:value-type="float" office:value="2.0832999999999999" table:style-name="ce2">
            <text:p>2,0833</text:p>
          </table:table-cell>
          <table:table-cell office:value-type="float" office:value="0.16619999999999999" table:style-name="ce2">
            <text:p>0,1662</text:p>
          </table:table-cell>
          <table:table-cell office:value-type="float" office:value="78.855999999999995" table:style-name="ce2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1166999999999998" table:style-name="ce2">
            <text:p>2,1167</text:p>
          </table:table-cell>
          <table:table-cell office:value-type="float" office:value="0.16861999999999999" table:style-name="ce2">
            <text:p>0,16862</text:p>
          </table:table-cell>
          <table:table-cell office:value-type="float" office:value="78.855999999999995" table:style-name="ce2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1333000000000002" table:style-name="ce2">
            <text:p>2,1333</text:p>
          </table:table-cell>
          <table:table-cell office:value-type="float" office:value="0.17030000000000001" table:style-name="ce2">
            <text:p>0,1703</text:p>
          </table:table-cell>
          <table:table-cell office:value-type="float" office:value="78.855999999999995" table:style-name="ce2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1667000000000001" table:style-name="ce2">
            <text:p>2,1667</text:p>
          </table:table-cell>
          <table:table-cell office:value-type="float" office:value="0.17272000000000001" table:style-name="ce2">
            <text:p>0,17272</text:p>
          </table:table-cell>
          <table:table-cell office:value-type="float" office:value="78.855999999999995" table:style-name="ce2">
            <text:p>78,856</text:p>
          </table:table-cell>
          <table:table-cell table:number-columns-repeated="16381"/>
        </table:table-row>
        <table:table-row table:style-name="ro1">
          <table:table-cell office:value-type="float" office:value="2.1833" table:style-name="ce2">
            <text:p>2,1833</text:p>
          </table:table-cell>
          <table:table-cell office:value-type="float" office:value="0.17438999999999999" table:style-name="ce2">
            <text:p>0,17439</text:p>
          </table:table-cell>
          <table:table-cell office:value-type="float" office:value="88.712999999999994" table:style-name="ce2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2.2000000000000002" table:style-name="ce2">
            <text:p>2,2</text:p>
          </table:table-cell>
          <table:table-cell office:value-type="float" office:value="0.17569000000000001" table:style-name="ce2">
            <text:p>0,17569</text:p>
          </table:table-cell>
          <table:table-cell office:value-type="float" office:value="88.712999999999994" table:style-name="ce2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2.2332999999999998" table:style-name="ce2">
            <text:p>2,2333</text:p>
          </table:table-cell>
          <table:table-cell office:value-type="float" office:value="0.17849000000000001" table:style-name="ce2">
            <text:p>0,17849</text:p>
          </table:table-cell>
          <table:table-cell office:value-type="float" office:value="88.712999999999994" table:style-name="ce2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2.25" table:style-name="ce2">
            <text:p>2,25</text:p>
          </table:table-cell>
          <table:table-cell office:value-type="float" office:value="0.17988000000000001" table:style-name="ce2">
            <text:p>0,17988</text:p>
          </table:table-cell>
          <table:table-cell office:value-type="float" office:value="88.712999999999994" table:style-name="ce2">
            <text:p>88,713</text:p>
          </table:table-cell>
          <table:table-cell table:number-columns-repeated="16381"/>
        </table:table-row>
        <table:table-row table:style-name="ro1">
          <table:table-cell office:value-type="float" office:value="2.2833000000000001" table:style-name="ce2">
            <text:p>2,2833</text:p>
          </table:table-cell>
          <table:table-cell office:value-type="float" office:value="0.18257999999999999" table:style-name="ce2">
            <text:p>0,18258</text:p>
          </table:table-cell>
          <table:table-cell office:value-type="float" office:value="98.57" table:style-name="ce2">
            <text:p>98,57</text:p>
          </table:table-cell>
          <table:table-cell table:number-columns-repeated="16381"/>
        </table:table-row>
        <table:table-row table:style-name="ro1">
          <table:table-cell office:value-type="float" office:value="2.2999999999999998" table:style-name="ce2">
            <text:p>2,3</text:p>
          </table:table-cell>
          <table:table-cell office:value-type="float" office:value="0.18398" table:style-name="ce2">
            <text:p>0,18398</text:p>
          </table:table-cell>
          <table:table-cell office:value-type="float" office:value="98.57" table:style-name="ce2">
            <text:p>98,57</text:p>
          </table:table-cell>
          <table:table-cell table:number-columns-repeated="16381"/>
        </table:table-row>
        <table:table-row table:style-name="ro1">
          <table:table-cell office:value-type="float" office:value="2.3332999999999999" table:style-name="ce2">
            <text:p>2,3333</text:p>
          </table:table-cell>
          <table:table-cell office:value-type="float" office:value="0.18686" table:style-name="ce2">
            <text:p>0,18686</text:p>
          </table:table-cell>
          <table:table-cell office:value-type="float" office:value="108.43" table:style-name="ce2">
            <text:p>108,43</text:p>
          </table:table-cell>
          <table:table-cell table:number-columns-repeated="16381"/>
        </table:table-row>
        <table:table-row table:style-name="ro1">
          <table:table-cell office:value-type="float" office:value="2.3666999999999998" table:style-name="ce2">
            <text:p>2,3667</text:p>
          </table:table-cell>
          <table:table-cell office:value-type="float" office:value="0.18937000000000001" table:style-name="ce2">
            <text:p>0,18937</text:p>
          </table:table-cell>
          <table:table-cell office:value-type="float" office:value="98.57" table:style-name="ce2">
            <text:p>98,57</text:p>
          </table:table-cell>
          <table:table-cell table:number-columns-repeated="16381"/>
        </table:table-row>
        <table:table-row table:style-name="ro1">
          <table:table-cell office:value-type="float" office:value="2.3833000000000002" table:style-name="ce2">
            <text:p>2,3833</text:p>
          </table:table-cell>
          <table:table-cell office:value-type="float" office:value="0.19114" table:style-name="ce2">
            <text:p>0,19114</text:p>
          </table:table-cell>
          <table:table-cell office:value-type="float" office:value="108.43" table:style-name="ce2">
            <text:p>108,43</text:p>
          </table:table-cell>
          <table:table-cell table:number-columns-repeated="16381"/>
        </table:table-row>
        <table:table-row table:style-name="ro1">
          <table:table-cell office:value-type="float" office:value="2.4167000000000001" table:style-name="ce2">
            <text:p>2,4167</text:p>
          </table:table-cell>
          <table:table-cell office:value-type="float" office:value="0.19347" table:style-name="ce2">
            <text:p>0,19347</text:p>
          </table:table-cell>
          <table:table-cell office:value-type="float" office:value="108.43" table:style-name="ce2">
            <text:p>108,43</text:p>
          </table:table-cell>
          <table:table-cell table:number-columns-repeated="16381"/>
        </table:table-row>
        <table:table-row table:style-name="ro1">
          <table:table-cell office:value-type="float" office:value="2.4333" table:style-name="ce2">
            <text:p>2,4333</text:p>
          </table:table-cell>
          <table:table-cell office:value-type="float" office:value="0.19514000000000001" table:style-name="ce2">
            <text:p>0,19514</text:p>
          </table:table-cell>
          <table:table-cell office:value-type="float" office:value="118.28" table:style-name="ce2">
            <text:p>118,28</text:p>
          </table:table-cell>
          <table:table-cell table:number-columns-repeated="16381"/>
        </table:table-row>
        <table:table-row table:style-name="ro1">
          <table:table-cell office:value-type="float" office:value="2.4500000000000002" table:style-name="ce2">
            <text:p>2,45</text:p>
          </table:table-cell>
          <table:table-cell office:value-type="float" office:value="0.19681999999999999" table:style-name="ce2">
            <text:p>0,19682</text:p>
          </table:table-cell>
          <table:table-cell office:value-type="float" office:value="118.28" table:style-name="ce2">
            <text:p>118,28</text:p>
          </table:table-cell>
          <table:table-cell table:number-columns-repeated="16381"/>
        </table:table-row>
        <table:table-row table:style-name="ro1">
          <table:table-cell office:value-type="float" office:value="2.4832999999999998" table:style-name="ce2">
            <text:p>2,4833</text:p>
          </table:table-cell>
          <table:table-cell office:value-type="float" office:value="0.19914000000000001" table:style-name="ce2">
            <text:p>0,19914</text:p>
          </table:table-cell>
          <table:table-cell office:value-type="float" office:value="118.28" table:style-name="ce2">
            <text:p>118,28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,5</text:p>
          </table:table-cell>
          <table:table-cell office:value-type="float" office:value="0.20100999999999999" table:style-name="ce2">
            <text:p>0,20101</text:p>
          </table:table-cell>
          <table:table-cell office:value-type="float" office:value="118.28" table:style-name="ce2">
            <text:p>118,28</text:p>
          </table:table-cell>
          <table:table-cell table:number-columns-repeated="16381"/>
        </table:table-row>
        <table:table-row table:style-name="ro1">
          <table:table-cell office:value-type="float" office:value="2.5333000000000001" table:style-name="ce2">
            <text:p>2,5333</text:p>
          </table:table-cell>
          <table:table-cell office:value-type="float" office:value="0.20333000000000001" table:style-name="ce2">
            <text:p>0,20333</text:p>
          </table:table-cell>
          <table:table-cell office:value-type="float" office:value="128.13999999999999" table:style-name="ce2">
            <text:p>128,14</text:p>
          </table:table-cell>
          <table:table-cell table:number-columns-repeated="16381"/>
        </table:table-row>
        <table:table-row table:style-name="ro1">
          <table:table-cell office:value-type="float" office:value="2.5499999999999998" table:style-name="ce2">
            <text:p>2,55</text:p>
          </table:table-cell>
          <table:table-cell office:value-type="float" office:value="0.2051" table:style-name="ce2">
            <text:p>0,2051</text:p>
          </table:table-cell>
          <table:table-cell office:value-type="float" office:value="128.13999999999999" table:style-name="ce2">
            <text:p>128,14</text:p>
          </table:table-cell>
          <table:table-cell table:number-columns-repeated="16381"/>
        </table:table-row>
        <table:table-row table:style-name="ro1">
          <table:table-cell office:value-type="float" office:value="2.5832999999999999" table:style-name="ce2">
            <text:p>2,5833</text:p>
          </table:table-cell>
          <table:table-cell office:value-type="float" office:value="0.20752000000000001" table:style-name="ce2">
            <text:p>0,20752</text:p>
          </table:table-cell>
          <table:table-cell office:value-type="float" office:value="128.13999999999999" table:style-name="ce2">
            <text:p>128,14</text:p>
          </table:table-cell>
          <table:table-cell table:number-columns-repeated="16381"/>
        </table:table-row>
        <table:table-row table:style-name="ro1">
          <table:table-cell office:value-type="float" office:value="2.6" table:style-name="ce2">
            <text:p>2,6</text:p>
          </table:table-cell>
          <table:table-cell office:value-type="float" office:value="0.20918999999999999" table:style-name="ce2">
            <text:p>0,20919</text:p>
          </table:table-cell>
          <table:table-cell office:value-type="float" office:value="138" table:style-name="ce2">
            <text:p>138</text:p>
          </table:table-cell>
          <table:table-cell table:number-columns-repeated="16381"/>
        </table:table-row>
        <table:table-row table:style-name="ro1">
          <table:table-cell office:value-type="float" office:value="2.6333000000000002" table:style-name="ce2">
            <text:p>2,6333</text:p>
          </table:table-cell>
          <table:table-cell office:value-type="float" office:value="0.21171000000000001" table:style-name="ce2">
            <text:p>0,21171</text:p>
          </table:table-cell>
          <table:table-cell office:value-type="float" office:value="138" table:style-name="ce2">
            <text:p>138</text:p>
          </table:table-cell>
          <table:table-cell table:number-columns-repeated="16381"/>
        </table:table-row>
        <table:table-row table:style-name="ro1">
          <table:table-cell office:value-type="float" office:value="2.65" table:style-name="ce2">
            <text:p>2,65</text:p>
          </table:table-cell>
          <table:table-cell office:value-type="float" office:value="0.21329000000000001" table:style-name="ce2">
            <text:p>0,21329</text:p>
          </table:table-cell>
          <table:table-cell office:value-type="float" office:value="138" table:style-name="ce2">
            <text:p>138</text:p>
          </table:table-cell>
          <table:table-cell table:number-columns-repeated="16381"/>
        </table:table-row>
        <table:table-row table:style-name="ro1">
          <table:table-cell office:value-type="float" office:value="2.6833" table:style-name="ce2">
            <text:p>2,6833</text:p>
          </table:table-cell>
          <table:table-cell office:value-type="float" office:value="0.21579999999999999" table:style-name="ce2">
            <text:p>0,2158</text:p>
          </table:table-cell>
          <table:table-cell office:value-type="float" office:value="138" table:style-name="ce2">
            <text:p>138</text:p>
          </table:table-cell>
          <table:table-cell table:number-columns-repeated="16381"/>
        </table:table-row>
        <table:table-row table:style-name="ro1">
          <table:table-cell office:value-type="float" office:value="2.7" table:style-name="ce2">
            <text:p>2,7</text:p>
          </table:table-cell>
          <table:table-cell office:value-type="float" office:value="0.21748000000000001" table:style-name="ce2">
            <text:p>0,21748</text:p>
          </table:table-cell>
          <table:table-cell office:value-type="float" office:value="138" table:style-name="ce2">
            <text:p>138</text:p>
          </table:table-cell>
          <table:table-cell table:number-columns-repeated="16381"/>
        </table:table-row>
        <table:table-row table:style-name="ro1">
          <table:table-cell office:value-type="float" office:value="2.7332999999999998" table:style-name="ce2">
            <text:p>2,7333</text:p>
          </table:table-cell>
          <table:table-cell office:value-type="float" office:value="0.21990000000000001" table:style-name="ce2">
            <text:p>0,2199</text:p>
          </table:table-cell>
          <table:table-cell office:value-type="float" office:value="147.86000000000001" table:style-name="ce2">
            <text:p>147,86</text:p>
          </table:table-cell>
          <table:table-cell table:number-columns-repeated="16381"/>
        </table:table-row>
        <table:table-row table:style-name="ro1">
          <table:table-cell office:value-type="float" office:value="2.75" table:style-name="ce2">
            <text:p>2,75</text:p>
          </table:table-cell>
          <table:table-cell office:value-type="float" office:value="0.22156999999999999" table:style-name="ce2">
            <text:p>0,22157</text:p>
          </table:table-cell>
          <table:table-cell office:value-type="float" office:value="147.86000000000001" table:style-name="ce2">
            <text:p>147,86</text:p>
          </table:table-cell>
          <table:table-cell table:number-columns-repeated="16381"/>
        </table:table-row>
        <table:table-row table:style-name="ro1">
          <table:table-cell office:value-type="float" office:value="2.7833000000000001" table:style-name="ce2">
            <text:p>2,7833</text:p>
          </table:table-cell>
          <table:table-cell office:value-type="float" office:value="0.22408" table:style-name="ce2">
            <text:p>0,22408</text:p>
          </table:table-cell>
          <table:table-cell office:value-type="float" office:value="147.86000000000001" table:style-name="ce2">
            <text:p>147,86</text:p>
          </table:table-cell>
          <table:table-cell table:number-columns-repeated="16381"/>
        </table:table-row>
        <table:table-row table:style-name="ro1">
          <table:table-cell office:value-type="float" office:value="2.8167" table:style-name="ce2">
            <text:p>2,8167</text:p>
          </table:table-cell>
          <table:table-cell office:value-type="float" office:value="0.22714999999999999" table:style-name="ce2">
            <text:p>0,22715</text:p>
          </table:table-cell>
          <table:table-cell office:value-type="float" office:value="157.71" table:style-name="ce2">
            <text:p>157,71</text:p>
          </table:table-cell>
          <table:table-cell table:number-columns-repeated="16381"/>
        </table:table-row>
        <table:table-row table:style-name="ro1">
          <table:table-cell office:value-type="float" office:value="2.85" table:style-name="ce2">
            <text:p>2,85</text:p>
          </table:table-cell>
          <table:table-cell office:value-type="float" office:value="0.22967000000000001" table:style-name="ce2">
            <text:p>0,22967</text:p>
          </table:table-cell>
          <table:table-cell office:value-type="float" office:value="167.57" table:style-name="ce2">
            <text:p>167,57</text:p>
          </table:table-cell>
          <table:table-cell table:number-columns-repeated="16381"/>
        </table:table-row>
        <table:table-row table:style-name="ro1">
          <table:table-cell office:value-type="float" office:value="2.8833000000000002" table:style-name="ce2">
            <text:p>2,8833</text:p>
          </table:table-cell>
          <table:table-cell office:value-type="float" office:value="0.23255000000000001" table:style-name="ce2">
            <text:p>0,23255</text:p>
          </table:table-cell>
          <table:table-cell office:value-type="float" office:value="157.71" table:style-name="ce2">
            <text:p>157,71</text:p>
          </table:table-cell>
          <table:table-cell table:number-columns-repeated="16381"/>
        </table:table-row>
        <table:table-row table:style-name="ro1">
          <table:table-cell office:value-type="float" office:value="2.9167000000000001" table:style-name="ce2">
            <text:p>2,9167</text:p>
          </table:table-cell>
          <table:table-cell office:value-type="float" office:value="0.23544000000000001" table:style-name="ce2">
            <text:p>0,23544</text:p>
          </table:table-cell>
          <table:table-cell office:value-type="float" office:value="167.57" table:style-name="ce2">
            <text:p>167,57</text:p>
          </table:table-cell>
          <table:table-cell table:number-columns-repeated="16381"/>
        </table:table-row>
        <table:table-row table:style-name="ro1">
          <table:table-cell office:value-type="float" office:value="2.95" table:style-name="ce2">
            <text:p>2,95</text:p>
          </table:table-cell>
          <table:table-cell office:value-type="float" office:value="0.23823" table:style-name="ce2">
            <text:p>0,23823</text:p>
          </table:table-cell>
          <table:table-cell office:value-type="float" office:value="167.57" table:style-name="ce2">
            <text:p>167,57</text:p>
          </table:table-cell>
          <table:table-cell table:number-columns-repeated="16381"/>
        </table:table-row>
        <table:table-row table:style-name="ro1">
          <table:table-cell office:value-type="float" office:value="2.9832999999999998" table:style-name="ce2">
            <text:p>2,9833</text:p>
          </table:table-cell>
          <table:table-cell office:value-type="float" office:value="0.24093000000000001" table:style-name="ce2">
            <text:p>0,24093</text:p>
          </table:table-cell>
          <table:table-cell office:value-type="float" office:value="177.43" table:style-name="ce2">
            <text:p>177,43</text:p>
          </table:table-cell>
          <table:table-cell table:number-columns-repeated="16381"/>
        </table:table-row>
        <table:table-row table:style-name="ro1">
          <table:table-cell office:value-type="float" office:value="3.0167000000000002" table:style-name="ce2">
            <text:p>3,0167</text:p>
          </table:table-cell>
          <table:table-cell office:value-type="float" office:value="0.24399999999999999" table:style-name="ce2">
            <text:p>0,244</text:p>
          </table:table-cell>
          <table:table-cell office:value-type="float" office:value="177.43" table:style-name="ce2">
            <text:p>177,43</text:p>
          </table:table-cell>
          <table:table-cell table:number-columns-repeated="16381"/>
        </table:table-row>
        <table:table-row table:style-name="ro1">
          <table:table-cell office:value-type="float" office:value="3.05" table:style-name="ce2">
            <text:p>3,05</text:p>
          </table:table-cell>
          <table:table-cell office:value-type="float" office:value="0.24651000000000001" table:style-name="ce2">
            <text:p>0,24651</text:p>
          </table:table-cell>
          <table:table-cell office:value-type="float" office:value="177.43" table:style-name="ce2">
            <text:p>177,43</text:p>
          </table:table-cell>
          <table:table-cell table:number-columns-repeated="16381"/>
        </table:table-row>
        <table:table-row table:style-name="ro1">
          <table:table-cell office:value-type="float" office:value="3.0832999999999999" table:style-name="ce2">
            <text:p>3,0833</text:p>
          </table:table-cell>
          <table:table-cell office:value-type="float" office:value="0.24958" table:style-name="ce2">
            <text:p>0,24958</text:p>
          </table:table-cell>
          <table:table-cell office:value-type="float" office:value="187.28" table:style-name="ce2">
            <text:p>187,28</text:p>
          </table:table-cell>
          <table:table-cell table:number-columns-repeated="16381"/>
        </table:table-row>
        <table:table-row table:style-name="ro1">
          <table:table-cell office:value-type="float" office:value="3.1166999999999998" table:style-name="ce2">
            <text:p>3,1167</text:p>
          </table:table-cell>
          <table:table-cell office:value-type="float" office:value="0.25236999999999998" table:style-name="ce2">
            <text:p>0,25237</text:p>
          </table:table-cell>
          <table:table-cell office:value-type="float" office:value="187.28" table:style-name="ce2">
            <text:p>187,28</text:p>
          </table:table-cell>
          <table:table-cell table:number-columns-repeated="16381"/>
        </table:table-row>
        <table:table-row table:style-name="ro1">
          <table:table-cell office:value-type="float" office:value="3.15" table:style-name="ce2">
            <text:p>3,15</text:p>
          </table:table-cell>
          <table:table-cell office:value-type="float" office:value="0.25479000000000002" table:style-name="ce2">
            <text:p>0,25479</text:p>
          </table:table-cell>
          <table:table-cell office:value-type="float" office:value="197.14" table:style-name="ce2">
            <text:p>197,14</text:p>
          </table:table-cell>
          <table:table-cell table:number-columns-repeated="16381"/>
        </table:table-row>
        <table:table-row table:style-name="ro1">
          <table:table-cell office:value-type="float" office:value="3.1833" table:style-name="ce2">
            <text:p>3,1833</text:p>
          </table:table-cell>
          <table:table-cell office:value-type="float" office:value="0.25796000000000002" table:style-name="ce2">
            <text:p>0,25796</text:p>
          </table:table-cell>
          <table:table-cell office:value-type="float" office:value="197.14" table:style-name="ce2">
            <text:p>197,14</text:p>
          </table:table-cell>
          <table:table-cell table:number-columns-repeated="16381"/>
        </table:table-row>
        <table:table-row table:style-name="ro1">
          <table:table-cell office:value-type="float" office:value="3.2166999999999999" table:style-name="ce2">
            <text:p>3,2167</text:p>
          </table:table-cell>
          <table:table-cell office:value-type="float" office:value="0.26038" table:style-name="ce2">
            <text:p>0,26038</text:p>
          </table:table-cell>
          <table:table-cell office:value-type="float" office:value="197.14" table:style-name="ce2">
            <text:p>197,14</text:p>
          </table:table-cell>
          <table:table-cell table:number-columns-repeated="16381"/>
        </table:table-row>
        <table:table-row table:style-name="ro1">
          <table:table-cell office:value-type="float" office:value="3.25" table:style-name="ce2">
            <text:p>3,25</text:p>
          </table:table-cell>
          <table:table-cell office:value-type="float" office:value="0.26325999999999999" table:style-name="ce2">
            <text:p>0,26326</text:p>
          </table:table-cell>
          <table:table-cell office:value-type="float" office:value="207" table:style-name="ce2">
            <text:p>207</text:p>
          </table:table-cell>
          <table:table-cell table:number-columns-repeated="16381"/>
        </table:table-row>
        <table:table-row table:style-name="ro1">
          <table:table-cell office:value-type="float" office:value="3.2833000000000001" table:style-name="ce2">
            <text:p>3,2833</text:p>
          </table:table-cell>
          <table:table-cell office:value-type="float" office:value="0.26605000000000001" table:style-name="ce2">
            <text:p>0,26605</text:p>
          </table:table-cell>
          <table:table-cell office:value-type="float" office:value="207" table:style-name="ce2">
            <text:p>207</text:p>
          </table:table-cell>
          <table:table-cell table:number-columns-repeated="16381"/>
        </table:table-row>
        <table:table-row table:style-name="ro1">
          <table:table-cell office:value-type="float" office:value="3.3167" table:style-name="ce2">
            <text:p>3,3167</text:p>
          </table:table-cell>
          <table:table-cell office:value-type="float" office:value="0.26856999999999998" table:style-name="ce2">
            <text:p>0,26857</text:p>
          </table:table-cell>
          <table:table-cell office:value-type="float" office:value="197.14" table:style-name="ce2">
            <text:p>197,14</text:p>
          </table:table-cell>
          <table:table-cell table:number-columns-repeated="16381"/>
        </table:table-row>
        <table:table-row table:style-name="ro1">
          <table:table-cell office:value-type="float" office:value="3.35" table:style-name="ce2">
            <text:p>3,35</text:p>
          </table:table-cell>
          <table:table-cell office:value-type="float" office:value="0.27154" table:style-name="ce2">
            <text:p>0,27154</text:p>
          </table:table-cell>
          <table:table-cell office:value-type="float" office:value="216.85" table:style-name="ce2">
            <text:p>216,85</text:p>
          </table:table-cell>
          <table:table-cell table:number-columns-repeated="16381"/>
        </table:table-row>
        <table:table-row table:style-name="ro1">
          <table:table-cell office:value-type="float" office:value="3.3833000000000002" table:style-name="ce2">
            <text:p>3,3833</text:p>
          </table:table-cell>
          <table:table-cell office:value-type="float" office:value="0.27433000000000002" table:style-name="ce2">
            <text:p>0,27433</text:p>
          </table:table-cell>
          <table:table-cell office:value-type="float" office:value="216.85" table:style-name="ce2">
            <text:p>216,85</text:p>
          </table:table-cell>
          <table:table-cell table:number-columns-repeated="16381"/>
        </table:table-row>
        <table:table-row table:style-name="ro1">
          <table:table-cell office:value-type="float" office:value="3.4167000000000001" table:style-name="ce2">
            <text:p>3,4167</text:p>
          </table:table-cell>
          <table:table-cell office:value-type="float" office:value="0.27675" table:style-name="ce2">
            <text:p>0,27675</text:p>
          </table:table-cell>
          <table:table-cell office:value-type="float" office:value="216.85" table:style-name="ce2">
            <text:p>216,85</text:p>
          </table:table-cell>
          <table:table-cell table:number-columns-repeated="16381"/>
        </table:table-row>
        <table:table-row table:style-name="ro1">
          <table:table-cell office:value-type="float" office:value="3.45" table:style-name="ce2">
            <text:p>3,45</text:p>
          </table:table-cell>
          <table:table-cell office:value-type="float" office:value="0.28000999999999998" table:style-name="ce2">
            <text:p>0,28001</text:p>
          </table:table-cell>
          <table:table-cell office:value-type="float" office:value="226.71" table:style-name="ce2">
            <text:p>226,71</text:p>
          </table:table-cell>
          <table:table-cell table:number-columns-repeated="16381"/>
        </table:table-row>
        <table:table-row table:style-name="ro1">
          <table:table-cell office:value-type="float" office:value="3.4832999999999998" table:style-name="ce2">
            <text:p>3,4833</text:p>
          </table:table-cell>
          <table:table-cell office:value-type="float" office:value="0.28243000000000001" table:style-name="ce2">
            <text:p>0,28243</text:p>
          </table:table-cell>
          <table:table-cell office:value-type="float" office:value="226.71" table:style-name="ce2">
            <text:p>226,71</text:p>
          </table:table-cell>
          <table:table-cell table:number-columns-repeated="16381"/>
        </table:table-row>
        <table:table-row table:style-name="ro1">
          <table:table-cell office:value-type="float" office:value="3.5167000000000002" table:style-name="ce2">
            <text:p>3,5167</text:p>
          </table:table-cell>
          <table:table-cell office:value-type="float" office:value="0.28532000000000002" table:style-name="ce2">
            <text:p>0,28532</text:p>
          </table:table-cell>
          <table:table-cell office:value-type="float" office:value="226.71" table:style-name="ce2">
            <text:p>226,71</text:p>
          </table:table-cell>
          <table:table-cell table:number-columns-repeated="16381"/>
        </table:table-row>
        <table:table-row table:style-name="ro1">
          <table:table-cell office:value-type="float" office:value="3.55" table:style-name="ce2">
            <text:p>3,55</text:p>
          </table:table-cell>
          <table:table-cell office:value-type="float" office:value="0.28838999999999998" table:style-name="ce2">
            <text:p>0,28839</text:p>
          </table:table-cell>
          <table:table-cell office:value-type="float" office:value="236.57" table:style-name="ce2">
            <text:p>236,57</text:p>
          </table:table-cell>
          <table:table-cell table:number-columns-repeated="16381"/>
        </table:table-row>
        <table:table-row table:style-name="ro1">
          <table:table-cell office:value-type="float" office:value="3.5832999999999999" table:style-name="ce2">
            <text:p>3,5833</text:p>
          </table:table-cell>
          <table:table-cell office:value-type="float" office:value="0.29081000000000001" table:style-name="ce2">
            <text:p>0,29081</text:p>
          </table:table-cell>
          <table:table-cell office:value-type="float" office:value="236.57" table:style-name="ce2">
            <text:p>236,57</text:p>
          </table:table-cell>
          <table:table-cell table:number-columns-repeated="16381"/>
        </table:table-row>
        <table:table-row table:style-name="ro1">
          <table:table-cell office:value-type="float" office:value="3.6166999999999998" table:style-name="ce2">
            <text:p>3,6167</text:p>
          </table:table-cell>
          <table:table-cell office:value-type="float" office:value="0.29377999999999999" table:style-name="ce2">
            <text:p>0,29378</text:p>
          </table:table-cell>
          <table:table-cell office:value-type="float" office:value="236.57" table:style-name="ce2">
            <text:p>236,57</text:p>
          </table:table-cell>
          <table:table-cell table:number-columns-repeated="16381"/>
        </table:table-row>
        <table:table-row table:style-name="ro1">
          <table:table-cell office:value-type="float" office:value="3.65" table:style-name="ce2">
            <text:p>3,65</text:p>
          </table:table-cell>
          <table:table-cell office:value-type="float" office:value="0.29666999999999999" table:style-name="ce2">
            <text:p>0,29667</text:p>
          </table:table-cell>
          <table:table-cell office:value-type="float" office:value="246.43" table:style-name="ce2">
            <text:p>246,43</text:p>
          </table:table-cell>
          <table:table-cell table:number-columns-repeated="16381"/>
        </table:table-row>
        <table:table-row table:style-name="ro1">
          <table:table-cell office:value-type="float" office:value="3.6833" table:style-name="ce2">
            <text:p>3,6833</text:p>
          </table:table-cell>
          <table:table-cell office:value-type="float" office:value="0.29926999999999998" table:style-name="ce2">
            <text:p>0,29927</text:p>
          </table:table-cell>
          <table:table-cell office:value-type="float" office:value="246.43" table:style-name="ce2">
            <text:p>246,43</text:p>
          </table:table-cell>
          <table:table-cell table:number-columns-repeated="16381"/>
        </table:table-row>
        <table:table-row table:style-name="ro1">
          <table:table-cell office:value-type="float" office:value="3.7166999999999999" table:style-name="ce2">
            <text:p>3,7167</text:p>
          </table:table-cell>
          <table:table-cell office:value-type="float" office:value="0.30215999999999998" table:style-name="ce2">
            <text:p>0,30216</text:p>
          </table:table-cell>
          <table:table-cell office:value-type="float" office:value="256.27999999999997" table:style-name="ce2">
            <text:p>256,28</text:p>
          </table:table-cell>
          <table:table-cell table:number-columns-repeated="16381"/>
        </table:table-row>
        <table:table-row table:style-name="ro1">
          <table:table-cell office:value-type="float" office:value="3.75" table:style-name="ce2">
            <text:p>3,75</text:p>
          </table:table-cell>
          <table:table-cell office:value-type="float" office:value="0.30503999999999998" table:style-name="ce2">
            <text:p>0,30504</text:p>
          </table:table-cell>
          <table:table-cell office:value-type="float" office:value="256.27999999999997" table:style-name="ce2">
            <text:p>256,28</text:p>
          </table:table-cell>
          <table:table-cell table:number-columns-repeated="16381"/>
        </table:table-row>
        <table:table-row table:style-name="ro1">
          <table:table-cell office:value-type="float" office:value="3.7833000000000001" table:style-name="ce2">
            <text:p>3,7833</text:p>
          </table:table-cell>
          <table:table-cell office:value-type="float" office:value="0.30746000000000001" table:style-name="ce2">
            <text:p>0,30746</text:p>
          </table:table-cell>
          <table:table-cell office:value-type="float" office:value="256.27999999999997" table:style-name="ce2">
            <text:p>256,28</text:p>
          </table:table-cell>
          <table:table-cell table:number-columns-repeated="16381"/>
        </table:table-row>
        <table:table-row table:style-name="ro1">
          <table:table-cell office:value-type="float" office:value="3.8167" table:style-name="ce2">
            <text:p>3,8167</text:p>
          </table:table-cell>
          <table:table-cell office:value-type="float" office:value="0.31052999999999997" table:style-name="ce2">
            <text:p>0,31053</text:p>
          </table:table-cell>
          <table:table-cell office:value-type="float" office:value="266.14" table:style-name="ce2">
            <text:p>266,14</text:p>
          </table:table-cell>
          <table:table-cell table:number-columns-repeated="16381"/>
        </table:table-row>
        <table:table-row table:style-name="ro1">
          <table:table-cell office:value-type="float" office:value="3.85" table:style-name="ce2">
            <text:p>3,85</text:p>
          </table:table-cell>
          <table:table-cell office:value-type="float" office:value="0.31304999999999999" table:style-name="ce2">
            <text:p>0,31305</text:p>
          </table:table-cell>
          <table:table-cell office:value-type="float" office:value="266.14" table:style-name="ce2">
            <text:p>266,14</text:p>
          </table:table-cell>
          <table:table-cell table:number-columns-repeated="16381"/>
        </table:table-row>
        <table:table-row table:style-name="ro1">
          <table:table-cell office:value-type="float" office:value="3.8833000000000002" table:style-name="ce2">
            <text:p>3,8833</text:p>
          </table:table-cell>
          <table:table-cell office:value-type="float" office:value="0.31574999999999998" table:style-name="ce2">
            <text:p>0,31575</text:p>
          </table:table-cell>
          <table:table-cell office:value-type="float" office:value="266.14" table:style-name="ce2">
            <text:p>266,14</text:p>
          </table:table-cell>
          <table:table-cell table:number-columns-repeated="16381"/>
        </table:table-row>
        <table:table-row table:style-name="ro1">
          <table:table-cell office:value-type="float" office:value="3.9167000000000001" table:style-name="ce2">
            <text:p>3,9167</text:p>
          </table:table-cell>
          <table:table-cell office:value-type="float" office:value="0.31881999999999999" table:style-name="ce2">
            <text:p>0,31882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float" office:value="3.95" table:style-name="ce2">
            <text:p>3,95</text:p>
          </table:table-cell>
          <table:table-cell office:value-type="float" office:value="0.32141999999999998" table:style-name="ce2">
            <text:p>0,32142</text:p>
          </table:table-cell>
          <table:table-cell office:value-type="float" office:value="276" table:style-name="ce2">
            <text:p>276</text:p>
          </table:table-cell>
          <table:table-cell table:number-columns-repeated="16381"/>
        </table:table-row>
        <table:table-row table:style-name="ro1">
          <table:table-cell office:value-type="float" office:value="3.9832999999999998" table:style-name="ce2">
            <text:p>3,9833</text:p>
          </table:table-cell>
          <table:table-cell office:value-type="float" office:value="0.32412000000000002" table:style-name="ce2">
            <text:p>0,32412</text:p>
          </table:table-cell>
          <table:table-cell office:value-type="float" office:value="285.85000000000002" table:style-name="ce2">
            <text:p>285,85</text:p>
          </table:table-cell>
          <table:table-cell table:number-columns-repeated="16381"/>
        </table:table-row>
        <table:table-row table:style-name="ro1">
          <table:table-cell office:value-type="float" office:value="4.0167000000000002" table:style-name="ce2">
            <text:p>4,0167</text:p>
          </table:table-cell>
          <table:table-cell office:value-type="float" office:value="0.32718999999999998" table:style-name="ce2">
            <text:p>0,32719</text:p>
          </table:table-cell>
          <table:table-cell office:value-type="float" office:value="285.85000000000002" table:style-name="ce2">
            <text:p>285,85</text:p>
          </table:table-cell>
          <table:table-cell table:number-columns-repeated="16381"/>
        </table:table-row>
        <table:table-row table:style-name="ro1">
          <table:table-cell office:value-type="float" office:value="4.05" table:style-name="ce2">
            <text:p>4,05</text:p>
          </table:table-cell>
          <table:table-cell office:value-type="float" office:value="0.32979999999999998" table:style-name="ce2">
            <text:p>0,3298</text:p>
          </table:table-cell>
          <table:table-cell office:value-type="float" office:value="285.85000000000002" table:style-name="ce2">
            <text:p>285,85</text:p>
          </table:table-cell>
          <table:table-cell table:number-columns-repeated="16381"/>
        </table:table-row>
        <table:table-row table:style-name="ro1">
          <table:table-cell office:value-type="float" office:value="4.0833000000000004" table:style-name="ce2">
            <text:p>4,0833</text:p>
          </table:table-cell>
          <table:table-cell office:value-type="float" office:value="0.33259" table:style-name="ce2">
            <text:p>0,33259</text:p>
          </table:table-cell>
          <table:table-cell office:value-type="float" office:value="295.70999999999998" table:style-name="ce2">
            <text:p>295,71</text:p>
          </table:table-cell>
          <table:table-cell table:number-columns-repeated="16381"/>
        </table:table-row>
        <table:table-row table:style-name="ro1">
          <table:table-cell office:value-type="float" office:value="4.1166999999999998" table:style-name="ce2">
            <text:p>4,1167</text:p>
          </table:table-cell>
          <table:table-cell office:value-type="float" office:value="0.33566000000000001" table:style-name="ce2">
            <text:p>0,33566</text:p>
          </table:table-cell>
          <table:table-cell office:value-type="float" office:value="295.70999999999998" table:style-name="ce2">
            <text:p>295,71</text:p>
          </table:table-cell>
          <table:table-cell table:number-columns-repeated="16381"/>
        </table:table-row>
        <table:table-row table:style-name="ro1">
          <table:table-cell office:value-type="float" office:value="4.1666999999999996" table:style-name="ce2">
            <text:p>4,1667</text:p>
          </table:table-cell>
          <table:table-cell office:value-type="float" office:value="0.33966000000000002" table:style-name="ce2">
            <text:p>0,33966</text:p>
          </table:table-cell>
          <table:table-cell office:value-type="float" office:value="305.57" table:style-name="ce2">
            <text:p>305,57</text:p>
          </table:table-cell>
          <table:table-cell table:number-columns-repeated="16381"/>
        </table:table-row>
        <table:table-row table:style-name="ro1">
          <table:table-cell office:value-type="float" office:value="4.2" table:style-name="ce2">
            <text:p>4,2</text:p>
          </table:table-cell>
          <table:table-cell office:value-type="float" office:value="0.34236" table:style-name="ce2">
            <text:p>0,34236</text:p>
          </table:table-cell>
          <table:table-cell office:value-type="float" office:value="305.57" table:style-name="ce2">
            <text:p>305,57</text:p>
          </table:table-cell>
          <table:table-cell table:number-columns-repeated="16381"/>
        </table:table-row>
        <table:table-row table:style-name="ro1">
          <table:table-cell office:value-type="float" office:value="4.2332999999999998" table:style-name="ce2">
            <text:p>4,2333</text:p>
          </table:table-cell>
          <table:table-cell office:value-type="float" office:value="0.34543000000000001" table:style-name="ce2">
            <text:p>0,34543</text:p>
          </table:table-cell>
          <table:table-cell office:value-type="float" office:value="315.43" table:style-name="ce2">
            <text:p>315,43</text:p>
          </table:table-cell>
          <table:table-cell table:number-columns-repeated="16381"/>
        </table:table-row>
        <table:table-row table:style-name="ro1">
          <table:table-cell office:value-type="float" office:value="4.2832999999999997" table:style-name="ce2">
            <text:p>4,2833</text:p>
          </table:table-cell>
          <table:table-cell office:value-type="float" office:value="0.34943000000000002" table:style-name="ce2">
            <text:p>0,34943</text:p>
          </table:table-cell>
          <table:table-cell office:value-type="float" office:value="315.43" table:style-name="ce2">
            <text:p>315,43</text:p>
          </table:table-cell>
          <table:table-cell table:number-columns-repeated="16381"/>
        </table:table-row>
        <table:table-row table:style-name="ro1">
          <table:table-cell office:value-type="float" office:value="4.3333000000000004" table:style-name="ce2">
            <text:p>4,3333</text:p>
          </table:table-cell>
          <table:table-cell office:value-type="float" office:value="0.35361999999999999" table:style-name="ce2">
            <text:p>0,35362</text:p>
          </table:table-cell>
          <table:table-cell office:value-type="float" office:value="325.27999999999997" table:style-name="ce2">
            <text:p>325,28</text:p>
          </table:table-cell>
          <table:table-cell table:number-columns-repeated="16381"/>
        </table:table-row>
        <table:table-row table:style-name="ro1">
          <table:table-cell office:value-type="float" office:value="4.3833000000000002" table:style-name="ce2">
            <text:p>4,3833</text:p>
          </table:table-cell>
          <table:table-cell office:value-type="float" office:value="0.35781000000000002" table:style-name="ce2">
            <text:p>0,35781</text:p>
          </table:table-cell>
          <table:table-cell office:value-type="float" office:value="325.27999999999997" table:style-name="ce2">
            <text:p>325,28</text:p>
          </table:table-cell>
          <table:table-cell table:number-columns-repeated="16381"/>
        </table:table-row>
        <table:table-row table:style-name="ro1">
          <table:table-cell office:value-type="float" office:value="4.4333" table:style-name="ce2">
            <text:p>4,4333</text:p>
          </table:table-cell>
          <table:table-cell office:value-type="float" office:value="0.36199999999999999" table:style-name="ce2">
            <text:p>0,362</text:p>
          </table:table-cell>
          <table:table-cell office:value-type="float" office:value="325.27999999999997" table:style-name="ce2">
            <text:p>325,28</text:p>
          </table:table-cell>
          <table:table-cell table:number-columns-repeated="16381"/>
        </table:table-row>
        <table:table-row table:style-name="ro1">
          <table:table-cell office:value-type="float" office:value="4.4832999999999998" table:style-name="ce2">
            <text:p>4,4833</text:p>
          </table:table-cell>
          <table:table-cell office:value-type="float" office:value="0.36609000000000003" table:style-name="ce2">
            <text:p>0,36609</text:p>
          </table:table-cell>
          <table:table-cell office:value-type="float" office:value="335.14" table:style-name="ce2">
            <text:p>335,14</text:p>
          </table:table-cell>
          <table:table-cell table:number-columns-repeated="16381"/>
        </table:table-row>
        <table:table-row table:style-name="ro1">
          <table:table-cell office:value-type="float" office:value="4.5332999999999997" table:style-name="ce2">
            <text:p>4,5333</text:p>
          </table:table-cell>
          <table:table-cell office:value-type="float" office:value="0.37008999999999997" table:style-name="ce2">
            <text:p>0,37009</text:p>
          </table:table-cell>
          <table:table-cell office:value-type="float" office:value="345" table:style-name="ce2">
            <text:p>345</text:p>
          </table:table-cell>
          <table:table-cell table:number-columns-repeated="16381"/>
        </table:table-row>
        <table:table-row table:style-name="ro1">
          <table:table-cell office:value-type="float" office:value="4.5833000000000004" table:style-name="ce2">
            <text:p>4,5833</text:p>
          </table:table-cell>
          <table:table-cell office:value-type="float" office:value="0.37428" table:style-name="ce2">
            <text:p>0,37428</text:p>
          </table:table-cell>
          <table:table-cell office:value-type="float" office:value="345" table:style-name="ce2">
            <text:p>345</text:p>
          </table:table-cell>
          <table:table-cell table:number-columns-repeated="16381"/>
        </table:table-row>
        <table:table-row table:style-name="ro1">
          <table:table-cell office:value-type="float" office:value="4.6333000000000002" table:style-name="ce2">
            <text:p>4,6333</text:p>
          </table:table-cell>
          <table:table-cell office:value-type="float" office:value="0.37856000000000001" table:style-name="ce2">
            <text:p>0,37856</text:p>
          </table:table-cell>
          <table:table-cell office:value-type="float" office:value="354.85" table:style-name="ce2">
            <text:p>354,85</text:p>
          </table:table-cell>
          <table:table-cell table:number-columns-repeated="16381"/>
        </table:table-row>
        <table:table-row table:style-name="ro1">
          <table:table-cell office:value-type="float" office:value="4.6833" table:style-name="ce2">
            <text:p>4,6833</text:p>
          </table:table-cell>
          <table:table-cell office:value-type="float" office:value="0.38274999999999998" table:style-name="ce2">
            <text:p>0,38275</text:p>
          </table:table-cell>
          <table:table-cell office:value-type="float" office:value="354.85" table:style-name="ce2">
            <text:p>354,85</text:p>
          </table:table-cell>
          <table:table-cell table:number-columns-repeated="16381"/>
        </table:table-row>
        <table:table-row table:style-name="ro1">
          <table:table-cell office:value-type="float" office:value="4.7332999999999998" table:style-name="ce2">
            <text:p>4,7333</text:p>
          </table:table-cell>
          <table:table-cell office:value-type="float" office:value="0.38694000000000001" table:style-name="ce2">
            <text:p>0,38694</text:p>
          </table:table-cell>
          <table:table-cell office:value-type="float" office:value="364.71" table:style-name="ce2">
            <text:p>364,71</text:p>
          </table:table-cell>
          <table:table-cell table:number-columns-repeated="16381"/>
        </table:table-row>
        <table:table-row table:style-name="ro1">
          <table:table-cell office:value-type="float" office:value="4.7832999999999997" table:style-name="ce2">
            <text:p>4,7833</text:p>
          </table:table-cell>
          <table:table-cell office:value-type="float" office:value="0.39094000000000001" table:style-name="ce2">
            <text:p>0,39094</text:p>
          </table:table-cell>
          <table:table-cell office:value-type="float" office:value="374.57" table:style-name="ce2">
            <text:p>374,57</text:p>
          </table:table-cell>
          <table:table-cell table:number-columns-repeated="16381"/>
        </table:table-row>
        <table:table-row table:style-name="ro1">
          <table:table-cell office:value-type="float" office:value="4.8333000000000004" table:style-name="ce2">
            <text:p>4,8333</text:p>
          </table:table-cell>
          <table:table-cell office:value-type="float" office:value="0.39502999999999999" table:style-name="ce2">
            <text:p>0,39503</text:p>
          </table:table-cell>
          <table:table-cell office:value-type="float" office:value="384.42" table:style-name="ce2">
            <text:p>384,42</text:p>
          </table:table-cell>
          <table:table-cell table:number-columns-repeated="16381"/>
        </table:table-row>
        <table:table-row table:style-name="ro1">
          <table:table-cell office:value-type="float" office:value="4.8833000000000002" table:style-name="ce2">
            <text:p>4,8833</text:p>
          </table:table-cell>
          <table:table-cell office:value-type="float" office:value="0.39912999999999998" table:style-name="ce2">
            <text:p>0,39913</text:p>
          </table:table-cell>
          <table:table-cell office:value-type="float" office:value="384.42" table:style-name="ce2">
            <text:p>384,42</text:p>
          </table:table-cell>
          <table:table-cell table:number-columns-repeated="16381"/>
        </table:table-row>
        <table:table-row table:style-name="ro1">
          <table:table-cell office:value-type="float" office:value="4.9333" table:style-name="ce2">
            <text:p>4,9333</text:p>
          </table:table-cell>
          <table:table-cell office:value-type="float" office:value="0.40331" table:style-name="ce2">
            <text:p>0,40331</text:p>
          </table:table-cell>
          <table:table-cell office:value-type="float" office:value="394.28" table:style-name="ce2">
            <text:p>394,28</text:p>
          </table:table-cell>
          <table:table-cell table:number-columns-repeated="16381"/>
        </table:table-row>
        <table:table-row table:style-name="ro1">
          <table:table-cell office:value-type="float" office:value="4.9832999999999998" table:style-name="ce2">
            <text:p>4,9833</text:p>
          </table:table-cell>
          <table:table-cell office:value-type="float" office:value="0.40740999999999999" table:style-name="ce2">
            <text:p>0,40741</text:p>
          </table:table-cell>
          <table:table-cell office:value-type="float" office:value="394.28" table:style-name="ce2">
            <text:p>394,28</text:p>
          </table:table-cell>
          <table:table-cell table:number-columns-repeated="16381"/>
        </table:table-row>
        <table:table-row table:style-name="ro1">
          <table:table-cell office:value-type="float" office:value="5.0332999999999997" table:style-name="ce2">
            <text:p>5,0333</text:p>
          </table:table-cell>
          <table:table-cell office:value-type="float" office:value="0.41141" table:style-name="ce2">
            <text:p>0,41141</text:p>
          </table:table-cell>
          <table:table-cell office:value-type="float" office:value="404.14" table:style-name="ce2">
            <text:p>404,14</text:p>
          </table:table-cell>
          <table:table-cell table:number-columns-repeated="16381"/>
        </table:table-row>
        <table:table-row table:style-name="ro1">
          <table:table-cell office:value-type="float" office:value="5.0667" table:style-name="ce2">
            <text:p>5,0667</text:p>
          </table:table-cell>
          <table:table-cell office:value-type="float" office:value="0.41456999999999999" table:style-name="ce2">
            <text:p>0,41457</text:p>
          </table:table-cell>
          <table:table-cell office:value-type="float" office:value="404.14" table:style-name="ce2">
            <text:p>404,14</text:p>
          </table:table-cell>
          <table:table-cell table:number-columns-repeated="16381"/>
        </table:table-row>
        <table:table-row table:style-name="ro1">
          <table:table-cell office:value-type="float" office:value="5.1166999999999998" table:style-name="ce2">
            <text:p>5,1167</text:p>
          </table:table-cell>
          <table:table-cell office:value-type="float" office:value="0.41885" table:style-name="ce2">
            <text:p>0,41885</text:p>
          </table:table-cell>
          <table:table-cell office:value-type="float" office:value="414" table:style-name="ce2">
            <text:p>414</text:p>
          </table:table-cell>
          <table:table-cell table:number-columns-repeated="16381"/>
        </table:table-row>
        <table:table-row table:style-name="ro1">
          <table:table-cell office:value-type="float" office:value="5.1666999999999996" table:style-name="ce2">
            <text:p>5,1667</text:p>
          </table:table-cell>
          <table:table-cell office:value-type="float" office:value="0.42304000000000003" table:style-name="ce2">
            <text:p>0,42304</text:p>
          </table:table-cell>
          <table:table-cell office:value-type="float" office:value="414" table:style-name="ce2">
            <text:p>414</text:p>
          </table:table-cell>
          <table:table-cell table:number-columns-repeated="16381"/>
        </table:table-row>
        <table:table-row table:style-name="ro1">
          <table:table-cell office:value-type="float" office:value="5.2167000000000003" table:style-name="ce2">
            <text:p>5,2167</text:p>
          </table:table-cell>
          <table:table-cell office:value-type="float" office:value="0.42723" table:style-name="ce2">
            <text:p>0,42723</text:p>
          </table:table-cell>
          <table:table-cell office:value-type="float" office:value="423.85" table:style-name="ce2">
            <text:p>423,85</text:p>
          </table:table-cell>
          <table:table-cell table:number-columns-repeated="16381"/>
        </table:table-row>
        <table:table-row table:style-name="ro1">
          <table:table-cell office:value-type="float" office:value="5.2667000000000002" table:style-name="ce2">
            <text:p>5,2667</text:p>
          </table:table-cell>
          <table:table-cell office:value-type="float" office:value="0.43142000000000003" table:style-name="ce2">
            <text:p>0,43142</text:p>
          </table:table-cell>
          <table:table-cell office:value-type="float" office:value="433.71" table:style-name="ce2">
            <text:p>433,71</text:p>
          </table:table-cell>
          <table:table-cell table:number-columns-repeated="16381"/>
        </table:table-row>
        <table:table-row table:style-name="ro1">
          <table:table-cell office:value-type="float" office:value="5.3167" table:style-name="ce2">
            <text:p>5,3167</text:p>
          </table:table-cell>
          <table:table-cell office:value-type="float" office:value="0.43579000000000001" table:style-name="ce2">
            <text:p>0,43579</text:p>
          </table:table-cell>
          <table:table-cell office:value-type="float" office:value="433.71" table:style-name="ce2">
            <text:p>433,71</text:p>
          </table:table-cell>
          <table:table-cell table:number-columns-repeated="16381"/>
        </table:table-row>
        <table:table-row table:style-name="ro1">
          <table:table-cell office:value-type="float" office:value="5.3666999999999998" table:style-name="ce2">
            <text:p>5,3667</text:p>
          </table:table-cell>
          <table:table-cell office:value-type="float" office:value="0.43997999999999998" table:style-name="ce2">
            <text:p>0,43998</text:p>
          </table:table-cell>
          <table:table-cell office:value-type="float" office:value="443.57" table:style-name="ce2">
            <text:p>443,57</text:p>
          </table:table-cell>
          <table:table-cell table:number-columns-repeated="16381"/>
        </table:table-row>
        <table:table-row table:style-name="ro1">
          <table:table-cell office:value-type="float" office:value="5.4166999999999996" table:style-name="ce2">
            <text:p>5,4167</text:p>
          </table:table-cell>
          <table:table-cell office:value-type="float" office:value="0.44407000000000002" table:style-name="ce2">
            <text:p>0,44407</text:p>
          </table:table-cell>
          <table:table-cell office:value-type="float" office:value="443.57" table:style-name="ce2">
            <text:p>443,57</text:p>
          </table:table-cell>
          <table:table-cell table:number-columns-repeated="16381"/>
        </table:table-row>
        <table:table-row table:style-name="ro1">
          <table:table-cell office:value-type="float" office:value="5.4667000000000003" table:style-name="ce2">
            <text:p>5,4667</text:p>
          </table:table-cell>
          <table:table-cell office:value-type="float" office:value="0.44807000000000002" table:style-name="ce2">
            <text:p>0,44807</text:p>
          </table:table-cell>
          <table:table-cell office:value-type="float" office:value="453.42" table:style-name="ce2">
            <text:p>453,42</text:p>
          </table:table-cell>
          <table:table-cell table:number-columns-repeated="16381"/>
        </table:table-row>
        <table:table-row table:style-name="ro1">
          <table:table-cell office:value-type="float" office:value="5.5167000000000002" table:style-name="ce2">
            <text:p>5,5167</text:p>
          </table:table-cell>
          <table:table-cell office:value-type="float" office:value="0.45207999999999998" table:style-name="ce2">
            <text:p>0,45208</text:p>
          </table:table-cell>
          <table:table-cell office:value-type="float" office:value="463.28" table:style-name="ce2">
            <text:p>463,28</text:p>
          </table:table-cell>
          <table:table-cell table:number-columns-repeated="16381"/>
        </table:table-row>
        <table:table-row table:style-name="ro1">
          <table:table-cell office:value-type="float" office:value="5.5667" table:style-name="ce2">
            <text:p>5,5667</text:p>
          </table:table-cell>
          <table:table-cell office:value-type="float" office:value="0.45626" table:style-name="ce2">
            <text:p>0,45626</text:p>
          </table:table-cell>
          <table:table-cell office:value-type="float" office:value="463.28" table:style-name="ce2">
            <text:p>463,28</text:p>
          </table:table-cell>
          <table:table-cell table:number-columns-repeated="16381"/>
        </table:table-row>
        <table:table-row table:style-name="ro1">
          <table:table-cell office:value-type="float" office:value="5.6166999999999998" table:style-name="ce2">
            <text:p>5,6167</text:p>
          </table:table-cell>
          <table:table-cell office:value-type="float" office:value="0.46045000000000003" table:style-name="ce2">
            <text:p>0,46045</text:p>
          </table:table-cell>
          <table:table-cell office:value-type="float" office:value="473.14" table:style-name="ce2">
            <text:p>473,14</text:p>
          </table:table-cell>
          <table:table-cell table:number-columns-repeated="16381"/>
        </table:table-row>
        <table:table-row table:style-name="ro1">
          <table:table-cell office:value-type="float" office:value="5.6666999999999996" table:style-name="ce2">
            <text:p>5,6667</text:p>
          </table:table-cell>
          <table:table-cell office:value-type="float" office:value="0.46455000000000002" table:style-name="ce2">
            <text:p>0,46455</text:p>
          </table:table-cell>
          <table:table-cell office:value-type="float" office:value="483" table:style-name="ce2">
            <text:p>483</text:p>
          </table:table-cell>
          <table:table-cell table:number-columns-repeated="16381"/>
        </table:table-row>
        <table:table-row table:style-name="ro1">
          <table:table-cell office:value-type="float" office:value="5.7167000000000003" table:style-name="ce2">
            <text:p>5,7167</text:p>
          </table:table-cell>
          <table:table-cell office:value-type="float" office:value="0.46855000000000002" table:style-name="ce2">
            <text:p>0,46855</text:p>
          </table:table-cell>
          <table:table-cell office:value-type="float" office:value="492.85" table:style-name="ce2">
            <text:p>492,85</text:p>
          </table:table-cell>
          <table:table-cell table:number-columns-repeated="16381"/>
        </table:table-row>
        <table:table-row table:style-name="ro1">
          <table:table-cell office:value-type="float" office:value="5.7667000000000002" table:style-name="ce2">
            <text:p>5,7667</text:p>
          </table:table-cell>
          <table:table-cell office:value-type="float" office:value="0.47264" table:style-name="ce2">
            <text:p>0,47264</text:p>
          </table:table-cell>
          <table:table-cell office:value-type="float" office:value="492.85" table:style-name="ce2">
            <text:p>492,85</text:p>
          </table:table-cell>
          <table:table-cell table:number-columns-repeated="16381"/>
        </table:table-row>
        <table:table-row table:style-name="ro1">
          <table:table-cell office:value-type="float" office:value="5.8167" table:style-name="ce2">
            <text:p>5,8167</text:p>
          </table:table-cell>
          <table:table-cell office:value-type="float" office:value="0.47692000000000001" table:style-name="ce2">
            <text:p>0,47692</text:p>
          </table:table-cell>
          <table:table-cell office:value-type="float" office:value="502.71" table:style-name="ce2">
            <text:p>502,71</text:p>
          </table:table-cell>
          <table:table-cell table:number-columns-repeated="16381"/>
        </table:table-row>
        <table:table-row table:style-name="ro1">
          <table:table-cell office:value-type="float" office:value="5.8666999999999998" table:style-name="ce2">
            <text:p>5,8667</text:p>
          </table:table-cell>
          <table:table-cell office:value-type="float" office:value="0.48120000000000002" table:style-name="ce2">
            <text:p>0,4812</text:p>
          </table:table-cell>
          <table:table-cell office:value-type="float" office:value="512.57000000000005" table:style-name="ce2">
            <text:p>512,57</text:p>
          </table:table-cell>
          <table:table-cell table:number-columns-repeated="16381"/>
        </table:table-row>
        <table:table-row table:style-name="ro1">
          <table:table-cell office:value-type="float" office:value="5.9166999999999996" table:style-name="ce2">
            <text:p>5,9167</text:p>
          </table:table-cell>
          <table:table-cell office:value-type="float" office:value="0.48538999999999999" table:style-name="ce2">
            <text:p>0,48539</text:p>
          </table:table-cell>
          <table:table-cell office:value-type="float" office:value="512.57000000000005" table:style-name="ce2">
            <text:p>512,57</text:p>
          </table:table-cell>
          <table:table-cell table:number-columns-repeated="16381"/>
        </table:table-row>
        <table:table-row table:style-name="ro1">
          <table:table-cell office:value-type="float" office:value="5.9667000000000003" table:style-name="ce2">
            <text:p>5,9667</text:p>
          </table:table-cell>
          <table:table-cell office:value-type="float" office:value="0.48938999999999999" table:style-name="ce2">
            <text:p>0,48939</text:p>
          </table:table-cell>
          <table:table-cell office:value-type="float" office:value="522.41999999999996" table:style-name="ce2">
            <text:p>522,42</text:p>
          </table:table-cell>
          <table:table-cell table:number-columns-repeated="16381"/>
        </table:table-row>
        <table:table-row table:style-name="ro1">
          <table:table-cell office:value-type="float" office:value="6.0167000000000002" table:style-name="ce2">
            <text:p>6,0167</text:p>
          </table:table-cell>
          <table:table-cell office:value-type="float" office:value="0.49358000000000002" table:style-name="ce2">
            <text:p>0,49358</text:p>
          </table:table-cell>
          <table:table-cell office:value-type="float" office:value="532.28" table:style-name="ce2">
            <text:p>532,28</text:p>
          </table:table-cell>
          <table:table-cell table:number-columns-repeated="16381"/>
        </table:table-row>
        <table:table-row table:style-name="ro1">
          <table:table-cell office:value-type="float" office:value="6.0667" table:style-name="ce2">
            <text:p>6,0667</text:p>
          </table:table-cell>
          <table:table-cell office:value-type="float" office:value="0.49767" table:style-name="ce2">
            <text:p>0,49767</text:p>
          </table:table-cell>
          <table:table-cell office:value-type="float" office:value="542.14" table:style-name="ce2">
            <text:p>542,14</text:p>
          </table:table-cell>
          <table:table-cell table:number-columns-repeated="16381"/>
        </table:table-row>
        <table:table-row table:style-name="ro1">
          <table:table-cell office:value-type="float" office:value="6.1166999999999998" table:style-name="ce2">
            <text:p>6,1167</text:p>
          </table:table-cell>
          <table:table-cell office:value-type="float" office:value="0.50195000000000001" table:style-name="ce2">
            <text:p>0,50195</text:p>
          </table:table-cell>
          <table:table-cell office:value-type="float" office:value="542.14" table:style-name="ce2">
            <text:p>542,14</text:p>
          </table:table-cell>
          <table:table-cell table:number-columns-repeated="16381"/>
        </table:table-row>
        <table:table-row table:style-name="ro1">
          <table:table-cell office:value-type="float" office:value="6.1666999999999996" table:style-name="ce2">
            <text:p>6,1667</text:p>
          </table:table-cell>
          <table:table-cell office:value-type="float" office:value="0.50614000000000003" table:style-name="ce2">
            <text:p>0,50614</text:p>
          </table:table-cell>
          <table:table-cell office:value-type="float" office:value="551.99" table:style-name="ce2">
            <text:p>551,99</text:p>
          </table:table-cell>
          <table:table-cell table:number-columns-repeated="16381"/>
        </table:table-row>
        <table:table-row table:style-name="ro1">
          <table:table-cell office:value-type="float" office:value="6.2167000000000003" table:style-name="ce2">
            <text:p>6,2167</text:p>
          </table:table-cell>
          <table:table-cell office:value-type="float" office:value="0.51032999999999995" table:style-name="ce2">
            <text:p>0,51033</text:p>
          </table:table-cell>
          <table:table-cell office:value-type="float" office:value="561.85" table:style-name="ce2">
            <text:p>561,85</text:p>
          </table:table-cell>
          <table:table-cell table:number-columns-repeated="16381"/>
        </table:table-row>
        <table:table-row table:style-name="ro1">
          <table:table-cell office:value-type="float" office:value="6.2667000000000002" table:style-name="ce2">
            <text:p>6,2667</text:p>
          </table:table-cell>
          <table:table-cell office:value-type="float" office:value="0.51441999999999999" table:style-name="ce2">
            <text:p>0,51442</text:p>
          </table:table-cell>
          <table:table-cell office:value-type="float" office:value="561.85" table:style-name="ce2">
            <text:p>561,85</text:p>
          </table:table-cell>
          <table:table-cell table:number-columns-repeated="16381"/>
        </table:table-row>
        <table:table-row table:style-name="ro1">
          <table:table-cell office:value-type="float" office:value="6.3167" table:style-name="ce2">
            <text:p>6,3167</text:p>
          </table:table-cell>
          <table:table-cell office:value-type="float" office:value="0.51871" table:style-name="ce2">
            <text:p>0,51871</text:p>
          </table:table-cell>
          <table:table-cell office:value-type="float" office:value="571.71" table:style-name="ce2">
            <text:p>571,71</text:p>
          </table:table-cell>
          <table:table-cell table:number-columns-repeated="16381"/>
        </table:table-row>
        <table:table-row table:style-name="ro1">
          <table:table-cell office:value-type="float" office:value="6.3666999999999998" table:style-name="ce2">
            <text:p>6,3667</text:p>
          </table:table-cell>
          <table:table-cell office:value-type="float" office:value="0.52307999999999999" table:style-name="ce2">
            <text:p>0,52308</text:p>
          </table:table-cell>
          <table:table-cell office:value-type="float" office:value="591.41999999999996" table:style-name="ce2">
            <text:p>591,42</text:p>
          </table:table-cell>
          <table:table-cell table:number-columns-repeated="16381"/>
        </table:table-row>
        <table:table-row table:style-name="ro1">
          <table:table-cell office:value-type="float" office:value="6.4166999999999996" table:style-name="ce2">
            <text:p>6,4167</text:p>
          </table:table-cell>
          <table:table-cell office:value-type="float" office:value="0.52736000000000005" table:style-name="ce2">
            <text:p>0,52736</text:p>
          </table:table-cell>
          <table:table-cell office:value-type="float" office:value="591.41999999999996" table:style-name="ce2">
            <text:p>591,42</text:p>
          </table:table-cell>
          <table:table-cell table:number-columns-repeated="16381"/>
        </table:table-row>
        <table:table-row table:style-name="ro1">
          <table:table-cell office:value-type="float" office:value="6.4667000000000003" table:style-name="ce2">
            <text:p>6,4667</text:p>
          </table:table-cell>
          <table:table-cell office:value-type="float" office:value="0.53144999999999998" table:style-name="ce2">
            <text:p>0,53145</text:p>
          </table:table-cell>
          <table:table-cell office:value-type="float" office:value="601.28" table:style-name="ce2">
            <text:p>601,28</text:p>
          </table:table-cell>
          <table:table-cell table:number-columns-repeated="16381"/>
        </table:table-row>
        <table:table-row table:style-name="ro1">
          <table:table-cell office:value-type="float" office:value="6.5167000000000002" table:style-name="ce2">
            <text:p>6,5167</text:p>
          </table:table-cell>
          <table:table-cell office:value-type="float" office:value="0.53564000000000001" table:style-name="ce2">
            <text:p>0,53564</text:p>
          </table:table-cell>
          <table:table-cell office:value-type="float" office:value="601.28" table:style-name="ce2">
            <text:p>601,28</text:p>
          </table:table-cell>
          <table:table-cell table:number-columns-repeated="16381"/>
        </table:table-row>
        <table:table-row table:style-name="ro1">
          <table:table-cell office:value-type="float" office:value="6.5667" table:style-name="ce2">
            <text:p>6,5667</text:p>
          </table:table-cell>
          <table:table-cell office:value-type="float" office:value="0.53974" table:style-name="ce2">
            <text:p>0,53974</text:p>
          </table:table-cell>
          <table:table-cell office:value-type="float" office:value="611.14" table:style-name="ce2">
            <text:p>611,14</text:p>
          </table:table-cell>
          <table:table-cell table:number-columns-repeated="16381"/>
        </table:table-row>
        <table:table-row table:style-name="ro1">
          <table:table-cell office:value-type="float" office:value="6.6166999999999998" table:style-name="ce2">
            <text:p>6,6167</text:p>
          </table:table-cell>
          <table:table-cell office:value-type="float" office:value="0.54391999999999996" table:style-name="ce2">
            <text:p>0,54392</text:p>
          </table:table-cell>
          <table:table-cell office:value-type="float" office:value="620.99" table:style-name="ce2">
            <text:p>620,99</text:p>
          </table:table-cell>
          <table:table-cell table:number-columns-repeated="16381"/>
        </table:table-row>
        <table:table-row table:style-name="ro1">
          <table:table-cell office:value-type="float" office:value="6.6666999999999996" table:style-name="ce2">
            <text:p>6,6667</text:p>
          </table:table-cell>
          <table:table-cell office:value-type="float" office:value="0.54810999999999999" table:style-name="ce2">
            <text:p>0,54811</text:p>
          </table:table-cell>
          <table:table-cell office:value-type="float" office:value="620.99" table:style-name="ce2">
            <text:p>620,99</text:p>
          </table:table-cell>
          <table:table-cell table:number-columns-repeated="16381"/>
        </table:table-row>
        <table:table-row table:style-name="ro1">
          <table:table-cell office:value-type="float" office:value="6.7332999999999998" table:style-name="ce2">
            <text:p>6,7333</text:p>
          </table:table-cell>
          <table:table-cell office:value-type="float" office:value="0.55350999999999995" table:style-name="ce2">
            <text:p>0,55351</text:p>
          </table:table-cell>
          <table:table-cell office:value-type="float" office:value="630.85" table:style-name="ce2">
            <text:p>630,85</text:p>
          </table:table-cell>
          <table:table-cell table:number-columns-repeated="16381"/>
        </table:table-row>
        <table:table-row table:style-name="ro1">
          <table:table-cell office:value-type="float" office:value="6.8" table:style-name="ce2">
            <text:p>6,8</text:p>
          </table:table-cell>
          <table:table-cell office:value-type="float" office:value="0.55891000000000002" table:style-name="ce2">
            <text:p>0,55891</text:p>
          </table:table-cell>
          <table:table-cell office:value-type="float" office:value="640.71" table:style-name="ce2">
            <text:p>640,71</text:p>
          </table:table-cell>
          <table:table-cell table:number-columns-repeated="16381"/>
        </table:table-row>
        <table:table-row table:style-name="ro1">
          <table:table-cell office:value-type="float" office:value="6.85" table:style-name="ce2">
            <text:p>6,85</text:p>
          </table:table-cell>
          <table:table-cell office:value-type="float" office:value="0.56318999999999997" table:style-name="ce2">
            <text:p>0,56319</text:p>
          </table:table-cell>
          <table:table-cell office:value-type="float" office:value="650.57000000000005" table:style-name="ce2">
            <text:p>650,57</text:p>
          </table:table-cell>
          <table:table-cell table:number-columns-repeated="16381"/>
        </table:table-row>
        <table:table-row table:style-name="ro1">
          <table:table-cell office:value-type="float" office:value="6.9166999999999996" table:style-name="ce2">
            <text:p>6,9167</text:p>
          </table:table-cell>
          <table:table-cell office:value-type="float" office:value="0.56896000000000002" table:style-name="ce2">
            <text:p>0,56896</text:p>
          </table:table-cell>
          <table:table-cell office:value-type="float" office:value="660.42" table:style-name="ce2">
            <text:p>660,42</text:p>
          </table:table-cell>
          <table:table-cell table:number-columns-repeated="16381"/>
        </table:table-row>
        <table:table-row table:style-name="ro1">
          <table:table-cell office:value-type="float" office:value="6.9832999999999998" table:style-name="ce2">
            <text:p>6,9833</text:p>
          </table:table-cell>
          <table:table-cell office:value-type="float" office:value="0.57445000000000002" table:style-name="ce2">
            <text:p>0,57445</text:p>
          </table:table-cell>
          <table:table-cell office:value-type="float" office:value="670.28" table:style-name="ce2">
            <text:p>670,28</text:p>
          </table:table-cell>
          <table:table-cell table:number-columns-repeated="16381"/>
        </table:table-row>
        <table:table-row table:style-name="ro1">
          <table:table-cell office:value-type="float" office:value="7.05" table:style-name="ce2">
            <text:p>7,05</text:p>
          </table:table-cell>
          <table:table-cell office:value-type="float" office:value="0.57994000000000001" table:style-name="ce2">
            <text:p>0,57994</text:p>
          </table:table-cell>
          <table:table-cell office:value-type="float" office:value="680.14" table:style-name="ce2">
            <text:p>680,14</text:p>
          </table:table-cell>
          <table:table-cell table:number-columns-repeated="16381"/>
        </table:table-row>
        <table:table-row table:style-name="ro1">
          <table:table-cell office:value-type="float" office:value="7.1166999999999998" table:style-name="ce2">
            <text:p>7,1167</text:p>
          </table:table-cell>
          <table:table-cell office:value-type="float" office:value="0.58533000000000002" table:style-name="ce2">
            <text:p>0,58533</text:p>
          </table:table-cell>
          <table:table-cell office:value-type="float" office:value="680.14" table:style-name="ce2">
            <text:p>680,14</text:p>
          </table:table-cell>
          <table:table-cell table:number-columns-repeated="16381"/>
        </table:table-row>
        <table:table-row table:style-name="ro1">
          <table:table-cell office:value-type="float" office:value="7.1833" table:style-name="ce2">
            <text:p>7,1833</text:p>
          </table:table-cell>
          <table:table-cell office:value-type="float" office:value="0.59101000000000004" table:style-name="ce2">
            <text:p>0,59101</text:p>
          </table:table-cell>
          <table:table-cell office:value-type="float" office:value="699.85" table:style-name="ce2">
            <text:p>699,85</text:p>
          </table:table-cell>
          <table:table-cell table:number-columns-repeated="16381"/>
        </table:table-row>
        <table:table-row table:style-name="ro1">
          <table:table-cell office:value-type="float" office:value="7.25" table:style-name="ce2">
            <text:p>7,25</text:p>
          </table:table-cell>
          <table:table-cell office:value-type="float" office:value="0.59650000000000003" table:style-name="ce2">
            <text:p>0,5965</text:p>
          </table:table-cell>
          <table:table-cell office:value-type="float" office:value="709.71" table:style-name="ce2">
            <text:p>709,71</text:p>
          </table:table-cell>
          <table:table-cell table:number-columns-repeated="16381"/>
        </table:table-row>
        <table:table-row table:style-name="ro1">
          <table:table-cell office:value-type="float" office:value="7.3167" table:style-name="ce2">
            <text:p>7,3167</text:p>
          </table:table-cell>
          <table:table-cell office:value-type="float" office:value="0.60170999999999997" table:style-name="ce2">
            <text:p>0,60171</text:p>
          </table:table-cell>
          <table:table-cell office:value-type="float" office:value="719.56" table:style-name="ce2">
            <text:p>719,56</text:p>
          </table:table-cell>
          <table:table-cell table:number-columns-repeated="16381"/>
        </table:table-row>
        <table:table-row table:style-name="ro1">
          <table:table-cell office:value-type="float" office:value="7.3833000000000002" table:style-name="ce2">
            <text:p>7,3833</text:p>
          </table:table-cell>
          <table:table-cell office:value-type="float" office:value="0.60738999999999999" table:style-name="ce2">
            <text:p>0,60739</text:p>
          </table:table-cell>
          <table:table-cell office:value-type="float" office:value="729.42" table:style-name="ce2">
            <text:p>729,42</text:p>
          </table:table-cell>
          <table:table-cell table:number-columns-repeated="16381"/>
        </table:table-row>
        <table:table-row table:style-name="ro1">
          <table:table-cell office:value-type="float" office:value="7.45" table:style-name="ce2">
            <text:p>7,45</text:p>
          </table:table-cell>
          <table:table-cell office:value-type="float" office:value="0.61334999999999995" table:style-name="ce2">
            <text:p>0,61335</text:p>
          </table:table-cell>
          <table:table-cell office:value-type="float" office:value="739.28" table:style-name="ce2">
            <text:p>739,28</text:p>
          </table:table-cell>
          <table:table-cell table:number-columns-repeated="16381"/>
        </table:table-row>
        <table:table-row table:style-name="ro1">
          <table:table-cell office:value-type="float" office:value="7.5167000000000002" table:style-name="ce2">
            <text:p>7,5167</text:p>
          </table:table-cell>
          <table:table-cell office:value-type="float" office:value="0.61873999999999996" table:style-name="ce2">
            <text:p>0,61874</text:p>
          </table:table-cell>
          <table:table-cell office:value-type="float" office:value="749.14" table:style-name="ce2">
            <text:p>749,14</text:p>
          </table:table-cell>
          <table:table-cell table:number-columns-repeated="16381"/>
        </table:table-row>
        <table:table-row table:style-name="ro1">
          <table:table-cell office:value-type="float" office:value="7.5833000000000004" table:style-name="ce2">
            <text:p>7,5833</text:p>
          </table:table-cell>
          <table:table-cell office:value-type="float" office:value="0.62433000000000005" table:style-name="ce2">
            <text:p>0,62433</text:p>
          </table:table-cell>
          <table:table-cell office:value-type="float" office:value="758.99" table:style-name="ce2">
            <text:p>758,99</text:p>
          </table:table-cell>
          <table:table-cell table:number-columns-repeated="16381"/>
        </table:table-row>
        <table:table-row table:style-name="ro1">
          <table:table-cell office:value-type="float" office:value="7.65" table:style-name="ce2">
            <text:p>7,65</text:p>
          </table:table-cell>
          <table:table-cell office:value-type="float" office:value="0.63019000000000003" table:style-name="ce2">
            <text:p>0,63019</text:p>
          </table:table-cell>
          <table:table-cell office:value-type="float" office:value="768.85" table:style-name="ce2">
            <text:p>768,85</text:p>
          </table:table-cell>
          <table:table-cell table:number-columns-repeated="16381"/>
        </table:table-row>
        <table:table-row table:style-name="ro1">
          <table:table-cell office:value-type="float" office:value="7.7167000000000003" table:style-name="ce2">
            <text:p>7,7167</text:p>
          </table:table-cell>
          <table:table-cell office:value-type="float" office:value="0.63558999999999999" table:style-name="ce2">
            <text:p>0,63559</text:p>
          </table:table-cell>
          <table:table-cell office:value-type="float" office:value="778.71" table:style-name="ce2">
            <text:p>778,71</text:p>
          </table:table-cell>
          <table:table-cell table:number-columns-repeated="16381"/>
        </table:table-row>
        <table:table-row table:style-name="ro1">
          <table:table-cell office:value-type="float" office:value="7.7832999999999997" table:style-name="ce2">
            <text:p>7,7833</text:p>
          </table:table-cell>
          <table:table-cell office:value-type="float" office:value="0.64061000000000001" table:style-name="ce2">
            <text:p>0,64061</text:p>
          </table:table-cell>
          <table:table-cell office:value-type="float" office:value="788.56" table:style-name="ce2">
            <text:p>788,56</text:p>
          </table:table-cell>
          <table:table-cell table:number-columns-repeated="16381"/>
        </table:table-row>
        <table:table-row table:style-name="ro1">
          <table:table-cell office:value-type="float" office:value="7.85" table:style-name="ce2">
            <text:p>7,85</text:p>
          </table:table-cell>
          <table:table-cell office:value-type="float" office:value="0.64637999999999995" table:style-name="ce2">
            <text:p>0,64638</text:p>
          </table:table-cell>
          <table:table-cell office:value-type="float" office:value="798.42" table:style-name="ce2">
            <text:p>798,42</text:p>
          </table:table-cell>
          <table:table-cell table:number-columns-repeated="16381"/>
        </table:table-row>
        <table:table-row table:style-name="ro1">
          <table:table-cell office:value-type="float" office:value="7.9166999999999996" table:style-name="ce2">
            <text:p>7,9167</text:p>
          </table:table-cell>
          <table:table-cell office:value-type="float" office:value="0.65224000000000004" table:style-name="ce2">
            <text:p>0,65224</text:p>
          </table:table-cell>
          <table:table-cell office:value-type="float" office:value="808.28" table:style-name="ce2">
            <text:p>808,28</text:p>
          </table:table-cell>
          <table:table-cell table:number-columns-repeated="16381"/>
        </table:table-row>
        <table:table-row table:style-name="ro1">
          <table:table-cell office:value-type="float" office:value="7.9832999999999998" table:style-name="ce2">
            <text:p>7,9833</text:p>
          </table:table-cell>
          <table:table-cell office:value-type="float" office:value="0.65754999999999997" table:style-name="ce2">
            <text:p>0,65755</text:p>
          </table:table-cell>
          <table:table-cell office:value-type="float" office:value="818.13" table:style-name="ce2">
            <text:p>818,13</text:p>
          </table:table-cell>
          <table:table-cell table:number-columns-repeated="16381"/>
        </table:table-row>
        <table:table-row table:style-name="ro1">
          <table:table-cell office:value-type="float" office:value="8.0500000000000007" table:style-name="ce2">
            <text:p>8,05</text:p>
          </table:table-cell>
          <table:table-cell office:value-type="float" office:value="0.66295000000000004" table:style-name="ce2">
            <text:p>0,66295</text:p>
          </table:table-cell>
          <table:table-cell office:value-type="float" office:value="818.13" table:style-name="ce2">
            <text:p>818,13</text:p>
          </table:table-cell>
          <table:table-cell table:number-columns-repeated="16381"/>
        </table:table-row>
        <table:table-row table:style-name="ro1">
          <table:table-cell office:value-type="float" office:value="8.1166999999999998" table:style-name="ce2">
            <text:p>8,1167</text:p>
          </table:table-cell>
          <table:table-cell office:value-type="float" office:value="0.66890000000000005" table:style-name="ce2">
            <text:p>0,6689</text:p>
          </table:table-cell>
          <table:table-cell office:value-type="float" office:value="837.85" table:style-name="ce2">
            <text:p>837,85</text:p>
          </table:table-cell>
          <table:table-cell table:number-columns-repeated="16381"/>
        </table:table-row>
        <table:table-row table:style-name="ro1">
          <table:table-cell office:value-type="float" office:value="8.1832999999999991" table:style-name="ce2">
            <text:p>8,1833</text:p>
          </table:table-cell>
          <table:table-cell office:value-type="float" office:value="0.67447999999999997" table:style-name="ce2">
            <text:p>0,67448</text:p>
          </table:table-cell>
          <table:table-cell office:value-type="float" office:value="847.71" table:style-name="ce2">
            <text:p>847,71</text:p>
          </table:table-cell>
          <table:table-cell table:number-columns-repeated="16381"/>
        </table:table-row>
        <table:table-row table:style-name="ro1">
          <table:table-cell office:value-type="float" office:value="8.25" table:style-name="ce2">
            <text:p>8,25</text:p>
          </table:table-cell>
          <table:table-cell office:value-type="float" office:value="0.67979000000000001" table:style-name="ce2">
            <text:p>0,67979</text:p>
          </table:table-cell>
          <table:table-cell office:value-type="float" office:value="857.56" table:style-name="ce2">
            <text:p>857,56</text:p>
          </table:table-cell>
          <table:table-cell table:number-columns-repeated="16381"/>
        </table:table-row>
        <table:table-row table:style-name="ro1">
          <table:table-cell office:value-type="float" office:value="8.3167000000000009" table:style-name="ce2">
            <text:p>8,3167</text:p>
          </table:table-cell>
          <table:table-cell office:value-type="float" office:value="0.68508999999999998" table:style-name="ce2">
            <text:p>0,68509</text:p>
          </table:table-cell>
          <table:table-cell office:value-type="float" office:value="867.42" table:style-name="ce2">
            <text:p>867,42</text:p>
          </table:table-cell>
          <table:table-cell table:number-columns-repeated="16381"/>
        </table:table-row>
        <table:table-row table:style-name="ro1">
          <table:table-cell office:value-type="float" office:value="8.3833000000000002" table:style-name="ce2">
            <text:p>8,3833</text:p>
          </table:table-cell>
          <table:table-cell office:value-type="float" office:value="0.69096000000000002" table:style-name="ce2">
            <text:p>0,69096</text:p>
          </table:table-cell>
          <table:table-cell office:value-type="float" office:value="877.28" table:style-name="ce2">
            <text:p>877,28</text:p>
          </table:table-cell>
          <table:table-cell table:number-columns-repeated="16381"/>
        </table:table-row>
        <table:table-row table:style-name="ro1">
          <table:table-cell office:value-type="float" office:value="8.4499999999999993" table:style-name="ce2">
            <text:p>8,45</text:p>
          </table:table-cell>
          <table:table-cell office:value-type="float" office:value="0.69654000000000005" table:style-name="ce2">
            <text:p>0,69654</text:p>
          </table:table-cell>
          <table:table-cell office:value-type="float" office:value="887.13" table:style-name="ce2">
            <text:p>887,13</text:p>
          </table:table-cell>
          <table:table-cell table:number-columns-repeated="16381"/>
        </table:table-row>
        <table:table-row table:style-name="ro1">
          <table:table-cell office:value-type="float" office:value="8.5167000000000002" table:style-name="ce2">
            <text:p>8,5167</text:p>
          </table:table-cell>
          <table:table-cell office:value-type="float" office:value="0.70203000000000004" table:style-name="ce2">
            <text:p>0,70203</text:p>
          </table:table-cell>
          <table:table-cell office:value-type="float" office:value="906.85" table:style-name="ce2">
            <text:p>906,85</text:p>
          </table:table-cell>
          <table:table-cell table:number-columns-repeated="16381"/>
        </table:table-row>
        <table:table-row table:style-name="ro1">
          <table:table-cell office:value-type="float" office:value="8.5832999999999995" table:style-name="ce2">
            <text:p>8,5833</text:p>
          </table:table-cell>
          <table:table-cell office:value-type="float" office:value="0.70770999999999995" table:style-name="ce2">
            <text:p>0,70771</text:p>
          </table:table-cell>
          <table:table-cell office:value-type="float" office:value="916.71" table:style-name="ce2">
            <text:p>916,71</text:p>
          </table:table-cell>
          <table:table-cell table:number-columns-repeated="16381"/>
        </table:table-row>
        <table:table-row table:style-name="ro1">
          <table:table-cell office:value-type="float" office:value="8.65" table:style-name="ce2">
            <text:p>8,65</text:p>
          </table:table-cell>
          <table:table-cell office:value-type="float" office:value="0.71348" table:style-name="ce2">
            <text:p>0,71348</text:p>
          </table:table-cell>
          <table:table-cell office:value-type="float" office:value="926.56" table:style-name="ce2">
            <text:p>926,56</text:p>
          </table:table-cell>
          <table:table-cell table:number-columns-repeated="16381"/>
        </table:table-row>
        <table:table-row table:style-name="ro1">
          <table:table-cell office:value-type="float" office:value="8.7166999999999994" table:style-name="ce2">
            <text:p>8,7167</text:p>
          </table:table-cell>
          <table:table-cell office:value-type="float" office:value="0.71897" table:style-name="ce2">
            <text:p>0,71897</text:p>
          </table:table-cell>
          <table:table-cell office:value-type="float" office:value="946.28" table:style-name="ce2">
            <text:p>946,28</text:p>
          </table:table-cell>
          <table:table-cell table:number-columns-repeated="16381"/>
        </table:table-row>
        <table:table-row table:style-name="ro1">
          <table:table-cell office:value-type="float" office:value="8.8000000000000007" table:style-name="ce2">
            <text:p>8,8</text:p>
          </table:table-cell>
          <table:table-cell office:value-type="float" office:value="0.72567000000000004" table:style-name="ce2">
            <text:p>0,72567</text:p>
          </table:table-cell>
          <table:table-cell office:value-type="float" office:value="946.28" table:style-name="ce2">
            <text:p>946,28</text:p>
          </table:table-cell>
          <table:table-cell table:number-columns-repeated="16381"/>
        </table:table-row>
        <table:table-row table:style-name="ro1">
          <table:table-cell office:value-type="float" office:value="8.8666999999999998" table:style-name="ce2">
            <text:p>8,8667</text:p>
          </table:table-cell>
          <table:table-cell office:value-type="float" office:value="0.73124999999999996" table:style-name="ce2">
            <text:p>0,73125</text:p>
          </table:table-cell>
          <table:table-cell office:value-type="float" office:value="956.13" table:style-name="ce2">
            <text:p>956,13</text:p>
          </table:table-cell>
          <table:table-cell table:number-columns-repeated="16381"/>
        </table:table-row>
        <table:table-row table:style-name="ro1">
          <table:table-cell office:value-type="float" office:value="8.9499999999999993" table:style-name="ce2">
            <text:p>8,95</text:p>
          </table:table-cell>
          <table:table-cell office:value-type="float" office:value="0.73814000000000002" table:style-name="ce2">
            <text:p>0,73814</text:p>
          </table:table-cell>
          <table:table-cell office:value-type="float" office:value="975.85" table:style-name="ce2">
            <text:p>975,85</text:p>
          </table:table-cell>
          <table:table-cell table:number-columns-repeated="16381"/>
        </table:table-row>
        <table:table-row table:style-name="ro1">
          <table:table-cell office:value-type="float" office:value="9.0167000000000002" table:style-name="ce2">
            <text:p>9,0167</text:p>
          </table:table-cell>
          <table:table-cell office:value-type="float" office:value="0.74390999999999996" table:style-name="ce2">
            <text:p>0,74391</text:p>
          </table:table-cell>
          <table:table-cell office:value-type="float" office:value="985.7" table:style-name="ce2">
            <text:p>985,7</text:p>
          </table:table-cell>
          <table:table-cell table:number-columns-repeated="16381"/>
        </table:table-row>
        <table:table-row table:style-name="ro1">
          <table:table-cell office:value-type="float" office:value="9.1" table:style-name="ce2">
            <text:p>9,1</text:p>
          </table:table-cell>
          <table:table-cell office:value-type="float" office:value="0.75061" table:style-name="ce2">
            <text:p>0,75061</text:p>
          </table:table-cell>
          <table:table-cell office:value-type="float" office:value="1005.4" table:style-name="ce2">
            <text:p>1005,4</text:p>
          </table:table-cell>
          <table:table-cell table:number-columns-repeated="16381"/>
        </table:table-row>
        <table:table-row table:style-name="ro1">
          <table:table-cell office:value-type="float" office:value="9.1832999999999991" table:style-name="ce2">
            <text:p>9,1833</text:p>
          </table:table-cell>
          <table:table-cell office:value-type="float" office:value="0.75768000000000002" table:style-name="ce2">
            <text:p>0,75768</text:p>
          </table:table-cell>
          <table:table-cell office:value-type="float" office:value="1015.3" table:style-name="ce2">
            <text:p>1015,3</text:p>
          </table:table-cell>
          <table:table-cell table:number-columns-repeated="16381"/>
        </table:table-row>
        <table:table-row table:style-name="ro1">
          <table:table-cell office:value-type="float" office:value="9.2667000000000002" table:style-name="ce2">
            <text:p>9,2667</text:p>
          </table:table-cell>
          <table:table-cell office:value-type="float" office:value="0.76475000000000004" table:style-name="ce2">
            <text:p>0,76475</text:p>
          </table:table-cell>
          <table:table-cell office:value-type="float" office:value="1035" table:style-name="ce2">
            <text:p>1035</text:p>
          </table:table-cell>
          <table:table-cell table:number-columns-repeated="16381"/>
        </table:table-row>
        <table:table-row table:style-name="ro1">
          <table:table-cell office:value-type="float" office:value="9.35" table:style-name="ce2">
            <text:p>9,35</text:p>
          </table:table-cell>
          <table:table-cell office:value-type="float" office:value="0.77154" table:style-name="ce2">
            <text:p>0,77154</text:p>
          </table:table-cell>
          <table:table-cell office:value-type="float" office:value="1054.7" table:style-name="ce2">
            <text:p>1054,7</text:p>
          </table:table-cell>
          <table:table-cell table:number-columns-repeated="16381"/>
        </table:table-row>
        <table:table-row table:style-name="ro1">
          <table:table-cell office:value-type="float" office:value="9.4332999999999991" table:style-name="ce2">
            <text:p>9,4333</text:p>
          </table:table-cell>
          <table:table-cell office:value-type="float" office:value="0.77834000000000003" table:style-name="ce2">
            <text:p>0,77834</text:p>
          </table:table-cell>
          <table:table-cell office:value-type="float" office:value="1064.5999999999999" table:style-name="ce2">
            <text:p>1064,6</text:p>
          </table:table-cell>
          <table:table-cell table:number-columns-repeated="16381"/>
        </table:table-row>
        <table:table-row table:style-name="ro1">
          <table:table-cell office:value-type="float" office:value="9.5167000000000002" table:style-name="ce2">
            <text:p>9,5167</text:p>
          </table:table-cell>
          <table:table-cell office:value-type="float" office:value="0.78549999999999998" table:style-name="ce2">
            <text:p>0,7855</text:p>
          </table:table-cell>
          <table:table-cell office:value-type="float" office:value="1084.3" table:style-name="ce2">
            <text:p>1084,3</text:p>
          </table:table-cell>
          <table:table-cell table:number-columns-repeated="16381"/>
        </table:table-row>
        <table:table-row table:style-name="ro1">
          <table:table-cell office:value-type="float" office:value="9.6" table:style-name="ce2">
            <text:p>9,6</text:p>
          </table:table-cell>
          <table:table-cell office:value-type="float" office:value="0.79220000000000002" table:style-name="ce2">
            <text:p>0,7922</text:p>
          </table:table-cell>
          <table:table-cell office:value-type="float" office:value="1094.0999999999999" table:style-name="ce2">
            <text:p>1094,1</text:p>
          </table:table-cell>
          <table:table-cell table:number-columns-repeated="16381"/>
        </table:table-row>
        <table:table-row table:style-name="ro1">
          <table:table-cell office:value-type="float" office:value="9.6832999999999991" table:style-name="ce2">
            <text:p>9,6833</text:p>
          </table:table-cell>
          <table:table-cell office:value-type="float" office:value="0.79927999999999999" table:style-name="ce2">
            <text:p>0,79928</text:p>
          </table:table-cell>
          <table:table-cell office:value-type="float" office:value="1113.8" table:style-name="ce2">
            <text:p>1113,8</text:p>
          </table:table-cell>
          <table:table-cell table:number-columns-repeated="16381"/>
        </table:table-row>
        <table:table-row table:style-name="ro1">
          <table:table-cell office:value-type="float" office:value="9.7667000000000002" table:style-name="ce2">
            <text:p>9,7667</text:p>
          </table:table-cell>
          <table:table-cell office:value-type="float" office:value="0.80644000000000005" table:style-name="ce2">
            <text:p>0,80644</text:p>
          </table:table-cell>
          <table:table-cell office:value-type="float" office:value="1133.5999999999999" table:style-name="ce2">
            <text:p>1133,6</text:p>
          </table:table-cell>
          <table:table-cell table:number-columns-repeated="16381"/>
        </table:table-row>
        <table:table-row table:style-name="ro1">
          <table:table-cell office:value-type="float" office:value="9.85" table:style-name="ce2">
            <text:p>9,85</text:p>
          </table:table-cell>
          <table:table-cell office:value-type="float" office:value="0.81323000000000001" table:style-name="ce2">
            <text:p>0,81323</text:p>
          </table:table-cell>
          <table:table-cell office:value-type="float" office:value="1143.4000000000001" table:style-name="ce2">
            <text:p>1143,4</text:p>
          </table:table-cell>
          <table:table-cell table:number-columns-repeated="16381"/>
        </table:table-row>
        <table:table-row table:style-name="ro1">
          <table:table-cell office:value-type="float" office:value="9.9332999999999991" table:style-name="ce2">
            <text:p>9,9333</text:p>
          </table:table-cell>
          <table:table-cell office:value-type="float" office:value="0.82003000000000004" table:style-name="ce2">
            <text:p>0,82003</text:p>
          </table:table-cell>
          <table:table-cell office:value-type="float" office:value="1163.0999999999999" table:style-name="ce2">
            <text:p>1163,1</text:p>
          </table:table-cell>
          <table:table-cell table:number-columns-repeated="16381"/>
        </table:table-row>
        <table:table-row table:style-name="ro1">
          <table:table-cell office:value-type="float" office:value="10.016999999999999" table:style-name="ce2">
            <text:p>10,017</text:p>
          </table:table-cell>
          <table:table-cell office:value-type="float" office:value="0.82718999999999998" table:style-name="ce2">
            <text:p>0,82719</text:p>
          </table:table-cell>
          <table:table-cell office:value-type="float" office:value="1173" table:style-name="ce2">
            <text:p>1173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0,1</text:p>
          </table:table-cell>
          <table:table-cell office:value-type="float" office:value="0.83389000000000002" table:style-name="ce2">
            <text:p>0,83389</text:p>
          </table:table-cell>
          <table:table-cell office:value-type="float" office:value="1192.7" table:style-name="ce2">
            <text:p>1192,7</text:p>
          </table:table-cell>
          <table:table-cell table:number-columns-repeated="16381"/>
        </table:table-row>
        <table:table-row table:style-name="ro1">
          <table:table-cell office:value-type="float" office:value="10.183" table:style-name="ce2">
            <text:p>10,183</text:p>
          </table:table-cell>
          <table:table-cell office:value-type="float" office:value="0.84106000000000003" table:style-name="ce2">
            <text:p>0,84106</text:p>
          </table:table-cell>
          <table:table-cell office:value-type="float" office:value="1212.4000000000001" table:style-name="ce2">
            <text:p>1212,4</text:p>
          </table:table-cell>
          <table:table-cell table:number-columns-repeated="16381"/>
        </table:table-row>
        <table:table-row table:style-name="ro1">
          <table:table-cell office:value-type="float" office:value="10.266999999999999" table:style-name="ce2">
            <text:p>10,267</text:p>
          </table:table-cell>
          <table:table-cell office:value-type="float" office:value="0.84794000000000003" table:style-name="ce2">
            <text:p>0,84794</text:p>
          </table:table-cell>
          <table:table-cell office:value-type="float" office:value="1222.3" table:style-name="ce2">
            <text:p>1222,3</text:p>
          </table:table-cell>
          <table:table-cell table:number-columns-repeated="16381"/>
        </table:table-row>
        <table:table-row table:style-name="ro1">
          <table:table-cell office:value-type="float" office:value="10.35" table:style-name="ce2">
            <text:p>10,35</text:p>
          </table:table-cell>
          <table:table-cell office:value-type="float" office:value="0.85492000000000001" table:style-name="ce2">
            <text:p>0,85492</text:p>
          </table:table-cell>
          <table:table-cell office:value-type="float" office:value="1242" table:style-name="ce2">
            <text:p>1242</text:p>
          </table:table-cell>
          <table:table-cell table:number-columns-repeated="16381"/>
        </table:table-row>
        <table:table-row table:style-name="ro1">
          <table:table-cell office:value-type="float" office:value="10.433" table:style-name="ce2">
            <text:p>10,433</text:p>
          </table:table-cell>
          <table:table-cell office:value-type="float" office:value="0.86180999999999996" table:style-name="ce2">
            <text:p>0,86181</text:p>
          </table:table-cell>
          <table:table-cell office:value-type="float" office:value="1261.7" table:style-name="ce2">
            <text:p>1261,7</text:p>
          </table:table-cell>
          <table:table-cell table:number-columns-repeated="16381"/>
        </table:table-row>
        <table:table-row table:style-name="ro1">
          <table:table-cell office:value-type="float" office:value="10.516999999999999" table:style-name="ce2">
            <text:p>10,517</text:p>
          </table:table-cell>
          <table:table-cell office:value-type="float" office:value="0.86870000000000003" table:style-name="ce2">
            <text:p>0,8687</text:p>
          </table:table-cell>
          <table:table-cell office:value-type="float" office:value="1281.4000000000001" table:style-name="ce2">
            <text:p>1281,4</text:p>
          </table:table-cell>
          <table:table-cell table:number-columns-repeated="16381"/>
        </table:table-row>
        <table:table-row table:style-name="ro1">
          <table:table-cell office:value-type="float" office:value="10.6" table:style-name="ce2">
            <text:p>10,6</text:p>
          </table:table-cell>
          <table:table-cell office:value-type="float" office:value="0.87577000000000005" table:style-name="ce2">
            <text:p>0,87577</text:p>
          </table:table-cell>
          <table:table-cell office:value-type="float" office:value="1291.3" table:style-name="ce2">
            <text:p>1291,3</text:p>
          </table:table-cell>
          <table:table-cell table:number-columns-repeated="16381"/>
        </table:table-row>
        <table:table-row table:style-name="ro1">
          <table:table-cell office:value-type="float" office:value="10.7" table:style-name="ce2">
            <text:p>10,7</text:p>
          </table:table-cell>
          <table:table-cell office:value-type="float" office:value="0.88414000000000004" table:style-name="ce2">
            <text:p>0,88414</text:p>
          </table:table-cell>
          <table:table-cell office:value-type="float" office:value="1311" table:style-name="ce2">
            <text:p>1311</text:p>
          </table:table-cell>
          <table:table-cell table:number-columns-repeated="16381"/>
        </table:table-row>
        <table:table-row table:style-name="ro1">
          <table:table-cell office:value-type="float" office:value="10.8" table:style-name="ce2">
            <text:p>10,8</text:p>
          </table:table-cell>
          <table:table-cell office:value-type="float" office:value="0.89224000000000003" table:style-name="ce2">
            <text:p>0,89224</text:p>
          </table:table-cell>
          <table:table-cell office:value-type="float" office:value="1330.7" table:style-name="ce2">
            <text:p>1330,7</text:p>
          </table:table-cell>
          <table:table-cell table:number-columns-repeated="16381"/>
        </table:table-row>
        <table:table-row table:style-name="ro1">
          <table:table-cell office:value-type="float" office:value="10.882999999999999" table:style-name="ce2">
            <text:p>10,883</text:p>
          </table:table-cell>
          <table:table-cell office:value-type="float" office:value="0.89941000000000004" table:style-name="ce2">
            <text:p>0,89941</text:p>
          </table:table-cell>
          <table:table-cell office:value-type="float" office:value="1340.6" table:style-name="ce2">
            <text:p>1340,6</text:p>
          </table:table-cell>
          <table:table-cell table:number-columns-repeated="16381"/>
        </table:table-row>
        <table:table-row table:style-name="ro1">
          <table:table-cell office:value-type="float" office:value="10.967000000000001" table:style-name="ce2">
            <text:p>10,967</text:p>
          </table:table-cell>
          <table:table-cell office:value-type="float" office:value="0.90647999999999995" table:style-name="ce2">
            <text:p>0,90648</text:p>
          </table:table-cell>
          <table:table-cell office:value-type="float" office:value="1360.3" table:style-name="ce2">
            <text:p>1360,3</text:p>
          </table:table-cell>
          <table:table-cell table:number-columns-repeated="16381"/>
        </table:table-row>
        <table:table-row table:style-name="ro1">
          <table:table-cell office:value-type="float" office:value="11.067" table:style-name="ce2">
            <text:p>11,067</text:p>
          </table:table-cell>
          <table:table-cell office:value-type="float" office:value="0.91476000000000002" table:style-name="ce2">
            <text:p>0,91476</text:p>
          </table:table-cell>
          <table:table-cell office:value-type="float" office:value="1380" table:style-name="ce2">
            <text:p>1380</text:p>
          </table:table-cell>
          <table:table-cell table:number-columns-repeated="16381"/>
        </table:table-row>
        <table:table-row table:style-name="ro1">
          <table:table-cell office:value-type="float" office:value="11.167" table:style-name="ce2">
            <text:p>11,167</text:p>
          </table:table-cell>
          <table:table-cell office:value-type="float" office:value="0.92286000000000001" table:style-name="ce2">
            <text:p>0,92286</text:p>
          </table:table-cell>
          <table:table-cell office:value-type="float" office:value="1399.7" table:style-name="ce2">
            <text:p>1399,7</text:p>
          </table:table-cell>
          <table:table-cell table:number-columns-repeated="16381"/>
        </table:table-row>
        <table:table-row table:style-name="ro1">
          <table:table-cell office:value-type="float" office:value="11.266999999999999" table:style-name="ce2">
            <text:p>11,267</text:p>
          </table:table-cell>
          <table:table-cell office:value-type="float" office:value="0.93123" table:style-name="ce2">
            <text:p>0,93123</text:p>
          </table:table-cell>
          <table:table-cell office:value-type="float" office:value="1429.3" table:style-name="ce2">
            <text:p>1429,3</text:p>
          </table:table-cell>
          <table:table-cell table:number-columns-repeated="16381" table:style-name="ce1"/>
        </table:table-row>
        <table:table-row table:style-name="ro1">
          <table:table-cell office:value-type="float" office:value="11.367000000000001" table:style-name="ce2">
            <text:p>11,367</text:p>
          </table:table-cell>
          <table:table-cell office:value-type="float" office:value="0.93960999999999995" table:style-name="ce2">
            <text:p>0,93961</text:p>
          </table:table-cell>
          <table:table-cell office:value-type="float" office:value="1449" table:style-name="ce2">
            <text:p>1449</text:p>
          </table:table-cell>
          <table:table-cell table:number-columns-repeated="16381" table:style-name="ce1"/>
        </table:table-row>
        <table:table-row table:style-name="ro1">
          <table:table-cell office:value-type="float" office:value="11.467000000000001" table:style-name="ce2">
            <text:p>11,467</text:p>
          </table:table-cell>
          <table:table-cell office:value-type="float" office:value="0.94789000000000001" table:style-name="ce2">
            <text:p>0,94789</text:p>
          </table:table-cell>
          <table:table-cell office:value-type="float" office:value="1468.7" table:style-name="ce2">
            <text:p>1468,7</text:p>
          </table:table-cell>
          <table:table-cell table:number-columns-repeated="16381" table:style-name="ce1"/>
        </table:table-row>
        <table:table-row table:style-name="ro1">
          <table:table-cell office:value-type="float" office:value="11.567" table:style-name="ce2">
            <text:p>11,567</text:p>
          </table:table-cell>
          <table:table-cell office:value-type="float" office:value="0.95616999999999996" table:style-name="ce2">
            <text:p>0,95617</text:p>
          </table:table-cell>
          <table:table-cell office:value-type="float" office:value="1488.4" table:style-name="ce2">
            <text:p>1488,4</text:p>
          </table:table-cell>
          <table:table-cell table:number-columns-repeated="16381" table:style-name="ce1"/>
        </table:table-row>
        <table:table-row table:style-name="ro1">
          <table:table-cell office:value-type="float" office:value="11.667" table:style-name="ce2">
            <text:p>11,667</text:p>
          </table:table-cell>
          <table:table-cell office:value-type="float" office:value="0.96426999999999996" table:style-name="ce2">
            <text:p>0,96427</text:p>
          </table:table-cell>
          <table:table-cell office:value-type="float" office:value="1508.1" table:style-name="ce2">
            <text:p>1508,1</text:p>
          </table:table-cell>
          <table:table-cell table:number-columns-repeated="16381" table:style-name="ce1"/>
        </table:table-row>
        <table:table-row table:style-name="ro1">
          <table:table-cell office:value-type="float" office:value="11.766999999999999" table:style-name="ce2">
            <text:p>11,767</text:p>
          </table:table-cell>
          <table:table-cell office:value-type="float" office:value="0.97274000000000005" table:style-name="ce2">
            <text:p>0,97274</text:p>
          </table:table-cell>
          <table:table-cell office:value-type="float" office:value="1527.8" table:style-name="ce2">
            <text:p>1527,8</text:p>
          </table:table-cell>
          <table:table-cell table:number-columns-repeated="16381" table:style-name="ce1"/>
        </table:table-row>
        <table:table-row table:style-name="ro1">
          <table:table-cell office:value-type="float" office:value="11.867000000000001" table:style-name="ce2">
            <text:p>11,867</text:p>
          </table:table-cell>
          <table:table-cell office:value-type="float" office:value="0.98111000000000004" table:style-name="ce2">
            <text:p>0,98111</text:p>
          </table:table-cell>
          <table:table-cell office:value-type="float" office:value="1557.4" table:style-name="ce2">
            <text:p>1557,4</text:p>
          </table:table-cell>
          <table:table-cell table:number-columns-repeated="4" table:style-name="ce2"/>
          <table:table-cell table:number-columns-repeated="16377" table:style-name="ce1"/>
        </table:table-row>
        <table:table-row table:style-name="ro1">
          <table:table-cell office:value-type="float" office:value="11.967000000000001" table:style-name="ce2">
            <text:p>11,967</text:p>
          </table:table-cell>
          <table:table-cell office:value-type="float" office:value="0.98938999999999999" table:style-name="ce2">
            <text:p>0,98939</text:p>
          </table:table-cell>
          <table:table-cell office:value-type="float" office:value="1577.1" table:style-name="ce2">
            <text:p>1577,1</text:p>
          </table:table-cell>
          <table:table-cell office:value-type="string" table:style-name="ce2">
            <text:p>x0+x1</text:p>
          </table:table-cell>
          <table:table-cell office:value-type="float" office:value="3253.4" table:formula="of:=[.C314]+[.C315]" table:style-name="ce2">
            <text:p>3253,4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float" office:value="12.067" table:style-name="ce2">
            <text:p>12,067</text:p>
          </table:table-cell>
          <table:table-cell office:value-type="float" office:value="0.99814000000000003" table:style-name="ce2">
            <text:p>0,99814</text:p>
          </table:table-cell>
          <table:table-cell office:value-type="float" office:value="1606.7" table:style-name="ce2">
            <text:p>1606,7</text:p>
          </table:table-cell>
          <table:table-cell office:value-type="string" table:style-name="ce2">
            <text:p>x</text:p>
          </table:table-cell>
          <table:table-cell office:value-type="float" office:value="1626.4" table:formula="of:=[.C314]" table:style-name="ce7">
            <text:p>1626,4</text:p>
          </table:table-cell>
          <table:table-cell table:style-name="ce2"/>
          <table:table-cell table:style-name="ce8"/>
          <table:table-cell table:style-name="ce2"/>
          <table:table-cell table:number-columns-repeated="16376"/>
        </table:table-row>
        <table:table-row table:style-name="ro1">
          <table:table-cell office:value-type="float" office:value="12.167" table:style-name="ce2">
            <text:p>12,167</text:p>
          </table:table-cell>
          <table:table-cell office:value-type="float" office:value="1.0062" table:style-name="ce2">
            <text:p>1,0062</text:p>
          </table:table-cell>
          <table:table-cell office:value-type="float" office:value="1626.4" table:style-name="ce5">
            <text:p>1626,4</text:p>
          </table:table-cell>
          <table:table-cell office:value-type="string" table:style-name="ce2">
            <text:p>x1</text:p>
          </table:table-cell>
          <table:table-cell office:value-type="float" office:value="1627" table:formula="of:=[.C315]" table:style-name="ce2">
            <text:p>1627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float" office:value="12.266999999999999" table:style-name="ce2">
            <text:p>12,267</text:p>
          </table:table-cell>
          <table:table-cell office:value-type="float" office:value="1.0145999999999999" table:style-name="ce2">
            <text:p>1,0146</text:p>
          </table:table-cell>
          <table:table-cell office:value-type="float" office:value="1627" table:style-name="ce5">
            <text:p>1627</text:p>
          </table:table-cell>
          <table:table-cell office:value-type="string" table:style-name="ce2">
            <text:p>deltax</text:p>
          </table:table-cell>
          <table:table-cell office:value-type="float" office:value="8.3999999999999631E-3" table:formula="of:=[.B315]-[.B314]" table:style-name="ce9">
            <text:p>0,0083999999999999600</text:p>
          </table:table-cell>
          <table:table-cell table:style-name="ce2"/>
          <table:table-cell office:value-type="float" office:value="8.3999999999377906E-3" table:formula="of:=(1626.4+([.G316])-1626.4)" table:style-name="ce2">
            <text:p>0,0084</text:p>
          </table:table-cell>
          <table:table-cell office:value-type="float" office:value="0.99999999999259848" table:formula="of:=[.G315]/[.G316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.367000000000001" table:style-name="ce2">
            <text:p>12,367</text:p>
          </table:table-cell>
          <table:table-cell office:value-type="float" office:value="1.0229999999999999" table:style-name="ce2">
            <text:p>1,023</text:p>
          </table:table-cell>
          <table:table-cell office:value-type="float" office:value="1675.7" table:style-name="ce2">
            <text:p>1675,7</text:p>
          </table:table-cell>
          <table:table-cell office:value-type="string" table:style-name="ce2">
            <text:p>deltafx</text:p>
          </table:table-cell>
          <table:table-cell office:value-type="float" office:value="0.59999999999990905" table:formula="of:=[.E314]-[.E313]" table:style-name="ce10">
            <text:p>0,60000</text:p>
          </table:table-cell>
          <table:table-cell table:style-name="ce2"/>
          <table:table-cell office:value-type="float" office:value="8.3999999999999631E-3" table:formula="of:=1.0146-1.0062" table:style-name="ce2">
            <text:p>0,0084</text:p>
          </table:table-cell>
          <table:table-cell table:number-columns-repeated="16377" table:style-name="ce1"/>
        </table:table-row>
        <table:table-row table:style-name="ro1">
          <table:table-cell office:value-type="float" office:value="12.467000000000001" table:style-name="ce2">
            <text:p>12,467</text:p>
          </table:table-cell>
          <table:table-cell office:value-type="float" office:value="1.0313000000000001" table:style-name="ce2">
            <text:p>1,0313</text:p>
          </table:table-cell>
          <table:table-cell office:value-type="float" office:value="1705.3" table:style-name="ce2">
            <text:p>1705,3</text:p>
          </table:table-cell>
          <table:table-cell table:number-columns-repeated="16381" table:style-name="ce1"/>
        </table:table-row>
        <table:table-row table:style-name="ro1">
          <table:table-cell office:value-type="float" office:value="12.567" table:style-name="ce2">
            <text:p>12,567</text:p>
          </table:table-cell>
          <table:table-cell office:value-type="float" office:value="1.0399" table:style-name="ce2">
            <text:p>1,0399</text:p>
          </table:table-cell>
          <table:table-cell office:value-type="float" office:value="1734.8" table:style-name="ce2">
            <text:p>1734,8</text:p>
          </table:table-cell>
          <table:table-cell table:number-columns-repeated="16381" table:style-name="ce1"/>
        </table:table-row>
        <table:table-row table:style-name="ro1">
          <table:table-cell office:value-type="float" office:value="12.667" table:style-name="ce2">
            <text:p>12,667</text:p>
          </table:table-cell>
          <table:table-cell office:value-type="float" office:value="1.0481" table:style-name="ce2">
            <text:p>1,0481</text:p>
          </table:table-cell>
          <table:table-cell office:value-type="float" office:value="1754.6" table:style-name="ce2">
            <text:p>1754,6</text:p>
          </table:table-cell>
          <table:table-cell office:value-type="float" office:value="-1752.5040986720619" table:formula="of:=[.B320]-[.B319]/[.C320]-[.C319]" table:style-name="ce1">
            <text:p>-1752,504099</text:p>
          </table:table-cell>
          <table:table-cell office:value-type="float" office:value="2671.1134494704702" table:formula="of:=[.C320]-[.C319]/[.B320]-[.B319]" table:style-name="ce1">
            <text:p>2671,113449</text:p>
          </table:table-cell>
          <table:table-cell table:number-columns-repeated="16379" table:style-name="ce1"/>
        </table:table-row>
        <table:table-row table:style-name="ro1">
          <table:table-cell office:value-type="float" office:value="12.766999999999999" table:style-name="ce2">
            <text:p>12,767</text:p>
          </table:table-cell>
          <table:table-cell office:value-type="float" office:value="2.0962000000000001" table:formula="of:=2*[.B319]" table:style-name="ce2">
            <text:p>2,0962</text:p>
          </table:table-cell>
          <table:table-cell office:value-type="float" office:value="3509.2" table:formula="of:=2*[.C319]" table:style-name="ce2">
            <text:p>3509,2</text:p>
          </table:table-cell>
          <table:table-cell office:value-type="float" office:value="-1.5702257147819347" table:formula="of:=ATAN([.D319])" table:style-name="ce1">
            <text:p>-1,570225715</text:p>
          </table:table-cell>
          <table:table-cell office:value-type="float" office:value="0.94986904858720744" table:formula="of:=TAN([.E319])" table:style-name="ce1">
            <text:p>0,949869049</text:p>
          </table:table-cell>
          <table:table-cell table:number-columns-repeated="16379" table:style-name="ce1"/>
        </table:table-row>
        <table:table-row table:style-name="ro1">
          <table:table-cell office:value-type="float" office:value="12.867000000000001" table:style-name="ce2">
            <text:p>12,867</text:p>
          </table:table-cell>
          <table:table-cell office:value-type="float" office:value="1.0645" table:style-name="ce2">
            <text:p>1,0645</text:p>
          </table:table-cell>
          <table:table-cell office:value-type="float" office:value="1803.8" table:style-name="ce2">
            <text:p>1803,8</text:p>
          </table:table-cell>
          <table:table-cell table:number-columns-repeated="16381" table:style-name="ce1"/>
        </table:table-row>
        <table:table-row table:style-name="ro1">
          <table:table-cell office:value-type="float" office:value="12.95" table:style-name="ce2">
            <text:p>12,95</text:p>
          </table:table-cell>
          <table:table-cell office:value-type="float" office:value="1.0712999999999999" table:style-name="ce2">
            <text:p>1,0713</text:p>
          </table:table-cell>
          <table:table-cell office:value-type="float" office:value="1843.3" table:style-name="ce2">
            <text:p>1843,3</text:p>
          </table:table-cell>
          <table:table-cell table:style-name="ce1"/>
          <table:table-cell office:value-type="float" office:value="121.97076774590499" table:style-name="ce1">
            <text:p>121,9707677</text:p>
          </table:table-cell>
          <table:table-cell table:number-columns-repeated="16379"/>
        </table:table-row>
        <table:table-row table:style-name="ro1">
          <table:table-cell office:value-type="float" office:value="13.05" table:style-name="ce2">
            <text:p>13,05</text:p>
          </table:table-cell>
          <table:table-cell office:value-type="float" office:value="1.0799000000000001" table:style-name="ce2">
            <text:p>1,0799</text:p>
          </table:table-cell>
          <table:table-cell office:value-type="float" office:value="1863" table:style-name="ce2">
            <text:p>1863</text:p>
          </table:table-cell>
          <table:table-cell table:style-name="ce1"/>
          <table:table-cell office:value-type="float" office:value="1.5625978247010399" table:style-name="ce1">
            <text:p>1,562597825</text:p>
          </table:table-cell>
          <table:table-cell table:number-columns-repeated="16379"/>
        </table:table-row>
        <table:table-row table:style-name="ro1">
          <table:table-cell office:value-type="float" office:value="13.15" table:style-name="ce2">
            <text:p>13,15</text:p>
          </table:table-cell>
          <table:table-cell office:value-type="float" office:value="1.0884" table:style-name="ce2">
            <text:p>1,0884</text:p>
          </table:table-cell>
          <table:table-cell office:value-type="float" office:value="1892.6" table:style-name="ce2">
            <text:p>1892,6</text:p>
          </table:table-cell>
          <table:table-cell table:number-columns-repeated="16381" table:style-name="ce1"/>
        </table:table-row>
        <table:table-row table:style-name="ro1">
          <table:table-cell office:value-type="float" office:value="13.25" table:style-name="ce2">
            <text:p>13,25</text:p>
          </table:table-cell>
          <table:table-cell office:value-type="float" office:value="1.0969" table:style-name="ce2">
            <text:p>1,0969</text:p>
          </table:table-cell>
          <table:table-cell office:value-type="float" office:value="1922.1" table:style-name="ce2">
            <text:p>1922,1</text:p>
          </table:table-cell>
          <table:table-cell table:number-columns-repeated="16381" table:style-name="ce1"/>
        </table:table-row>
        <table:table-row table:style-name="ro1">
          <table:table-cell office:value-type="float" office:value="13.367000000000001" table:style-name="ce2">
            <text:p>13,367</text:p>
          </table:table-cell>
          <table:table-cell office:value-type="float" office:value="1.1062000000000001" table:style-name="ce2">
            <text:p>1,1062</text:p>
          </table:table-cell>
          <table:table-cell office:value-type="float" office:value="1951.7" table:style-name="ce2">
            <text:p>1951,7</text:p>
          </table:table-cell>
          <table:table-cell table:number-columns-repeated="16381" table:style-name="ce1"/>
        </table:table-row>
        <table:table-row table:style-name="ro1">
          <table:table-cell office:value-type="float" office:value="13.483000000000001" table:style-name="ce2">
            <text:p>13,483</text:p>
          </table:table-cell>
          <table:table-cell office:value-type="float" office:value="1.1157999999999999" table:style-name="ce2">
            <text:p>1,1158</text:p>
          </table:table-cell>
          <table:table-cell office:value-type="float" office:value="1981.3" table:style-name="ce2">
            <text:p>1981,3</text:p>
          </table:table-cell>
          <table:table-cell table:number-columns-repeated="16381" table:style-name="ce1"/>
        </table:table-row>
        <table:table-row table:style-name="ro1">
          <table:table-cell office:value-type="float" office:value="13.583" table:style-name="ce2">
            <text:p>13,583</text:p>
          </table:table-cell>
          <table:table-cell office:value-type="float" office:value="1.1240000000000001" table:style-name="ce2">
            <text:p>1,124</text:p>
          </table:table-cell>
          <table:table-cell office:value-type="float" office:value="2020.7" table:style-name="ce2">
            <text:p>2020,7</text:p>
          </table:table-cell>
          <table:table-cell table:number-columns-repeated="16381" table:style-name="ce1"/>
        </table:table-row>
        <table:table-row table:style-name="ro1">
          <table:table-cell office:value-type="float" office:value="13.7" table:style-name="ce2">
            <text:p>13,7</text:p>
          </table:table-cell>
          <table:table-cell office:value-type="float" office:value="1.1338999999999999" table:style-name="ce2">
            <text:p>1,1339</text:p>
          </table:table-cell>
          <table:table-cell office:value-type="float" office:value="2050.3000000000002" table:style-name="ce2">
            <text:p>2050,3</text:p>
          </table:table-cell>
          <table:table-cell table:number-columns-repeated="16381" table:style-name="ce1"/>
        </table:table-row>
        <table:table-row table:style-name="ro1">
          <table:table-cell office:value-type="float" office:value="13.817" table:style-name="ce2">
            <text:p>13,817</text:p>
          </table:table-cell>
          <table:table-cell office:value-type="float" office:value="1.1439999999999999" table:style-name="ce2">
            <text:p>1,144</text:p>
          </table:table-cell>
          <table:table-cell office:value-type="float" office:value="2079.8000000000002" table:style-name="ce2">
            <text:p>2079,8</text:p>
          </table:table-cell>
          <table:table-cell table:number-columns-repeated="16381" table:style-name="ce1"/>
        </table:table-row>
        <table:table-row table:style-name="ro1">
          <table:table-cell office:value-type="float" office:value="13.933" table:style-name="ce2">
            <text:p>13,933</text:p>
          </table:table-cell>
          <table:table-cell office:value-type="float" office:value="1.1535" table:style-name="ce2">
            <text:p>1,1535</text:p>
          </table:table-cell>
          <table:table-cell office:value-type="float" office:value="2119.3000000000002" table:style-name="ce2">
            <text:p>2119,3</text:p>
          </table:table-cell>
          <table:table-cell table:number-columns-repeated="16381" table:style-name="ce1"/>
        </table:table-row>
        <table:table-row table:style-name="ro1">
          <table:table-cell office:value-type="float" office:value="14.05" table:style-name="ce2">
            <text:p>14,05</text:p>
          </table:table-cell>
          <table:table-cell office:value-type="float" office:value="1.1631" table:style-name="ce2">
            <text:p>1,1631</text:p>
          </table:table-cell>
          <table:table-cell office:value-type="float" office:value="2148.8000000000002" table:style-name="ce2">
            <text:p>2148,8</text:p>
          </table:table-cell>
          <table:table-cell table:number-columns-repeated="16381" table:style-name="ce1"/>
        </table:table-row>
        <table:table-row table:style-name="ro1">
          <table:table-cell office:value-type="float" office:value="14.167" table:style-name="ce2">
            <text:p>14,167</text:p>
          </table:table-cell>
          <table:table-cell office:value-type="float" office:value="1.173" table:style-name="ce2">
            <text:p>1,173</text:p>
          </table:table-cell>
          <table:table-cell office:value-type="float" office:value="2188.3000000000002" table:style-name="ce2">
            <text:p>2188,3</text:p>
          </table:table-cell>
          <table:table-cell table:number-columns-repeated="16381" table:style-name="ce1"/>
        </table:table-row>
        <table:table-row table:style-name="ro1">
          <table:table-cell office:value-type="float" office:value="14.282999999999999" table:style-name="ce2">
            <text:p>14,283</text:p>
          </table:table-cell>
          <table:table-cell office:value-type="float" office:value="1.1830000000000001" table:style-name="ce2">
            <text:p>1,183</text:p>
          </table:table-cell>
          <table:table-cell office:value-type="float" office:value="2217.8000000000002" table:style-name="ce2">
            <text:p>2217,8</text:p>
          </table:table-cell>
          <table:table-cell table:number-columns-repeated="16381" table:style-name="ce1"/>
        </table:table-row>
        <table:table-row table:style-name="ro1">
          <table:table-cell office:value-type="float" office:value="14.4" table:style-name="ce2">
            <text:p>14,4</text:p>
          </table:table-cell>
          <table:table-cell office:value-type="float" office:value="1.1923999999999999" table:style-name="ce2">
            <text:p>1,1924</text:p>
          </table:table-cell>
          <table:table-cell office:value-type="float" office:value="2247.4" table:style-name="ce2">
            <text:p>2247,4</text:p>
          </table:table-cell>
          <table:table-cell table:number-columns-repeated="16381" table:style-name="ce1"/>
        </table:table-row>
        <table:table-row table:style-name="ro1">
          <table:table-cell office:value-type="float" office:value="14.5" table:style-name="ce2">
            <text:p>14,5</text:p>
          </table:table-cell>
          <table:table-cell office:value-type="float" office:value="1.2008000000000001" table:style-name="ce2">
            <text:p>1,2008</text:p>
          </table:table-cell>
          <table:table-cell office:value-type="float" office:value="2286.8000000000002" table:style-name="ce2">
            <text:p>2286,8</text:p>
          </table:table-cell>
          <table:table-cell table:number-columns-repeated="16381" table:style-name="ce1"/>
        </table:table-row>
        <table:table-row table:style-name="ro1">
          <table:table-cell office:value-type="float" office:value="14.617000000000001" table:style-name="ce2">
            <text:p>14,617</text:p>
          </table:table-cell>
          <table:table-cell office:value-type="float" office:value="1.2103999999999999" table:style-name="ce2">
            <text:p>1,2104</text:p>
          </table:table-cell>
          <table:table-cell office:value-type="float" office:value="2316.4" table:style-name="ce2">
            <text:p>2316,4</text:p>
          </table:table-cell>
          <table:table-cell table:number-columns-repeated="16381"/>
        </table:table-row>
        <table:table-row table:style-name="ro1">
          <table:table-cell office:value-type="float" office:value="14.733000000000001" table:style-name="ce2">
            <text:p>14,733</text:p>
          </table:table-cell>
          <table:table-cell office:value-type="float" office:value="1.2202999999999999" table:style-name="ce2">
            <text:p>1,2203</text:p>
          </table:table-cell>
          <table:table-cell office:value-type="float" office:value="2355.8000000000002" table:style-name="ce2">
            <text:p>2355,8</text:p>
          </table:table-cell>
          <table:table-cell table:number-columns-repeated="16381"/>
        </table:table-row>
        <table:table-row table:style-name="ro1">
          <table:table-cell office:value-type="float" office:value="14.85" table:style-name="ce2">
            <text:p>14,85</text:p>
          </table:table-cell>
          <table:table-cell office:value-type="float" office:value="1.2301" table:style-name="ce2">
            <text:p>1,2301</text:p>
          </table:table-cell>
          <table:table-cell office:value-type="float" office:value="2385.4" table:style-name="ce2">
            <text:p>2385,4</text:p>
          </table:table-cell>
          <table:table-cell table:number-columns-repeated="16381"/>
        </table:table-row>
        <table:table-row table:style-name="ro1">
          <table:table-cell office:value-type="float" office:value="14.967000000000001" table:style-name="ce2">
            <text:p>14,967</text:p>
          </table:table-cell>
          <table:table-cell office:value-type="float" office:value="1.2396" table:style-name="ce2">
            <text:p>1,2396</text:p>
          </table:table-cell>
          <table:table-cell office:value-type="float" office:value="2424.8000000000002" table:style-name="ce2">
            <text:p>2424,8</text:p>
          </table:table-cell>
          <table:table-cell table:number-columns-repeated="16381"/>
        </table:table-row>
        <table:table-row table:style-name="ro1">
          <table:table-cell office:value-type="float" office:value="15.1" table:style-name="ce2">
            <text:p>15,1</text:p>
          </table:table-cell>
          <table:table-cell office:value-type="float" office:value="1.2506999999999999" table:style-name="ce2">
            <text:p>1,2507</text:p>
          </table:table-cell>
          <table:table-cell office:value-type="float" office:value="2464.3000000000002" table:style-name="ce2">
            <text:p>2464,3</text:p>
          </table:table-cell>
          <table:table-cell table:number-columns-repeated="16381"/>
        </table:table-row>
        <table:table-row table:style-name="ro1">
          <table:table-cell office:value-type="float" office:value="15.217000000000001" table:style-name="ce2">
            <text:p>15,217</text:p>
          </table:table-cell>
          <table:table-cell office:value-type="float" office:value="1.2605" table:style-name="ce2">
            <text:p>1,2605</text:p>
          </table:table-cell>
          <table:table-cell office:value-type="float" office:value="2493.8000000000002" table:style-name="ce2">
            <text:p>2493,8</text:p>
          </table:table-cell>
          <table:table-cell table:number-columns-repeated="16381"/>
        </table:table-row>
        <table:table-row table:style-name="ro1">
          <table:table-cell office:value-type="float" office:value="15.333" table:style-name="ce2">
            <text:p>15,333</text:p>
          </table:table-cell>
          <table:table-cell office:value-type="float" office:value="1.2701" table:style-name="ce2">
            <text:p>1,2701</text:p>
          </table:table-cell>
          <table:table-cell office:value-type="float" office:value="2543.1" table:style-name="ce2">
            <text:p>2543,1</text:p>
          </table:table-cell>
          <table:table-cell table:number-columns-repeated="16381"/>
        </table:table-row>
        <table:table-row table:style-name="ro1">
          <table:table-cell office:value-type="float" office:value="15.467000000000001" table:style-name="ce2">
            <text:p>15,467</text:p>
          </table:table-cell>
          <table:table-cell office:value-type="float" office:value="1.2813000000000001" table:style-name="ce2">
            <text:p>1,2813</text:p>
          </table:table-cell>
          <table:table-cell office:value-type="float" office:value="2572.6999999999998" table:style-name="ce2">
            <text:p>2572,7</text:p>
          </table:table-cell>
          <table:table-cell table:number-columns-repeated="16381"/>
        </table:table-row>
        <table:table-row table:style-name="ro1">
          <table:table-cell office:value-type="float" office:value="15.6" table:style-name="ce2">
            <text:p>15,6</text:p>
          </table:table-cell>
          <table:table-cell office:value-type="float" office:value="1.2923" table:style-name="ce2">
            <text:p>1,2923</text:p>
          </table:table-cell>
          <table:table-cell office:value-type="float" office:value="2612.1" table:style-name="ce2">
            <text:p>2612,1</text:p>
          </table:table-cell>
          <table:table-cell table:number-columns-repeated="16381"/>
        </table:table-row>
        <table:table-row table:style-name="ro1">
          <table:table-cell office:value-type="float" office:value="15.717000000000001" table:style-name="ce2">
            <text:p>15,717</text:p>
          </table:table-cell>
          <table:table-cell office:value-type="float" office:value="1.3022" table:style-name="ce2">
            <text:p>1,3022</text:p>
          </table:table-cell>
          <table:table-cell office:value-type="float" office:value="2651.5" table:style-name="ce2">
            <text:p>2651,5</text:p>
          </table:table-cell>
          <table:table-cell table:number-columns-repeated="16381"/>
        </table:table-row>
        <table:table-row table:style-name="ro1">
          <table:table-cell office:value-type="float" office:value="15.85" table:style-name="ce2">
            <text:p>15,85</text:p>
          </table:table-cell>
          <table:table-cell office:value-type="float" office:value="1.3132999999999999" table:style-name="ce2">
            <text:p>1,3133</text:p>
          </table:table-cell>
          <table:table-cell office:value-type="float" office:value="2691" table:style-name="ce2">
            <text:p>2691</text:p>
          </table:table-cell>
          <table:table-cell table:number-columns-repeated="16381"/>
        </table:table-row>
        <table:table-row table:style-name="ro1">
          <table:table-cell office:value-type="float" office:value="15.967000000000001" table:style-name="ce2">
            <text:p>15,967</text:p>
          </table:table-cell>
          <table:table-cell office:value-type="float" office:value="1.323" table:style-name="ce2">
            <text:p>1,323</text:p>
          </table:table-cell>
          <table:table-cell office:value-type="float" office:value="2730.4" table:style-name="ce2">
            <text:p>2730,4</text:p>
          </table:table-cell>
          <table:table-cell table:number-columns-repeated="16381"/>
        </table:table-row>
        <table:table-row table:style-name="ro1">
          <table:table-cell office:value-type="float" office:value="16.100000000000001" table:style-name="ce2">
            <text:p>16,1</text:p>
          </table:table-cell>
          <table:table-cell office:value-type="float" office:value="1.3341000000000001" table:style-name="ce2">
            <text:p>1,3341</text:p>
          </table:table-cell>
          <table:table-cell office:value-type="float" office:value="2760" table:style-name="ce2">
            <text:p>2760</text:p>
          </table:table-cell>
          <table:table-cell table:number-columns-repeated="16381"/>
        </table:table-row>
        <table:table-row table:style-name="ro1">
          <table:table-cell office:value-type="float" office:value="16.216999999999999" table:style-name="ce2">
            <text:p>16,217</text:p>
          </table:table-cell>
          <table:table-cell office:value-type="float" office:value="1.3439000000000001" table:style-name="ce2">
            <text:p>1,3439</text:p>
          </table:table-cell>
          <table:table-cell office:value-type="float" office:value="2799.4" table:style-name="ce2">
            <text:p>2799,4</text:p>
          </table:table-cell>
          <table:table-cell table:number-columns-repeated="16381"/>
        </table:table-row>
        <table:table-row table:style-name="ro1">
          <table:table-cell office:value-type="float" office:value="16.350000000000001" table:style-name="ce2">
            <text:p>16,35</text:p>
          </table:table-cell>
          <table:table-cell office:value-type="float" office:value="1.3548" table:style-name="ce2">
            <text:p>1,3548</text:p>
          </table:table-cell>
          <table:table-cell office:value-type="float" office:value="2829" table:style-name="ce2">
            <text:p>2829</text:p>
          </table:table-cell>
          <table:table-cell table:number-columns-repeated="16381"/>
        </table:table-row>
        <table:table-row table:style-name="ro1">
          <table:table-cell office:value-type="float" office:value="16.45" table:style-name="ce2">
            <text:p>16,45</text:p>
          </table:table-cell>
          <table:table-cell office:value-type="float" office:value="1.3632" table:style-name="ce2">
            <text:p>1,3632</text:p>
          </table:table-cell>
          <table:table-cell office:value-type="float" office:value="2878.3" table:style-name="ce2">
            <text:p>2878,3</text:p>
          </table:table-cell>
          <table:table-cell table:number-columns-repeated="16381"/>
        </table:table-row>
        <table:table-row table:style-name="ro1">
          <table:table-cell office:value-type="float" office:value="16.582999999999998" table:style-name="ce2">
            <text:p>16,583</text:p>
          </table:table-cell>
          <table:table-cell office:value-type="float" office:value="1.3745000000000001" table:style-name="ce2">
            <text:p>1,3745</text:p>
          </table:table-cell>
          <table:table-cell office:value-type="float" office:value="2907.8" table:style-name="ce2">
            <text:p>2907,8</text:p>
          </table:table-cell>
          <table:table-cell table:number-columns-repeated="16381"/>
        </table:table-row>
        <table:table-row table:style-name="ro1">
          <table:table-cell office:value-type="float" office:value="16.7" table:style-name="ce2">
            <text:p>16,7</text:p>
          </table:table-cell>
          <table:table-cell office:value-type="float" office:value="1.3838999999999999" table:style-name="ce2">
            <text:p>1,3839</text:p>
          </table:table-cell>
          <table:table-cell office:value-type="float" office:value="2947.3" table:style-name="ce2">
            <text:p>2947,3</text:p>
          </table:table-cell>
          <table:table-cell table:number-columns-repeated="16381"/>
        </table:table-row>
        <table:table-row table:style-name="ro1">
          <table:table-cell office:value-type="float" office:value="16.817" table:style-name="ce2">
            <text:p>16,817</text:p>
          </table:table-cell>
          <table:table-cell office:value-type="float" office:value="1.3935" table:style-name="ce2">
            <text:p>1,3935</text:p>
          </table:table-cell>
          <table:table-cell office:value-type="float" office:value="2986.7" table:style-name="ce2">
            <text:p>2986,7</text:p>
          </table:table-cell>
          <table:table-cell table:number-columns-repeated="16381"/>
        </table:table-row>
        <table:table-row table:style-name="ro1">
          <table:table-cell office:value-type="float" office:value="16.933" table:style-name="ce2">
            <text:p>16,933</text:p>
          </table:table-cell>
          <table:table-cell office:value-type="float" office:value="1.4034" table:style-name="ce2">
            <text:p>1,4034</text:p>
          </table:table-cell>
          <table:table-cell office:value-type="float" office:value="3026.1" table:style-name="ce2">
            <text:p>3026,1</text:p>
          </table:table-cell>
          <table:table-cell table:number-columns-repeated="16381"/>
        </table:table-row>
        <table:table-row table:style-name="ro1">
          <table:table-cell office:value-type="float" office:value="17.067" table:style-name="ce2">
            <text:p>17,067</text:p>
          </table:table-cell>
          <table:table-cell office:value-type="float" office:value="1.4146000000000001" table:style-name="ce2">
            <text:p>1,4146</text:p>
          </table:table-cell>
          <table:table-cell office:value-type="float" office:value="3065.5" table:style-name="ce2">
            <text:p>3065,5</text:p>
          </table:table-cell>
          <table:table-cell table:number-columns-repeated="16381"/>
        </table:table-row>
        <table:table-row table:style-name="ro1">
          <table:table-cell office:value-type="float" office:value="17.183" table:style-name="ce2">
            <text:p>17,183</text:p>
          </table:table-cell>
          <table:table-cell office:value-type="float" office:value="1.4242999999999999" table:style-name="ce2">
            <text:p>1,4243</text:p>
          </table:table-cell>
          <table:table-cell office:value-type="float" office:value="3105" table:style-name="ce2">
            <text:p>3105</text:p>
          </table:table-cell>
          <table:table-cell table:number-columns-repeated="16381"/>
        </table:table-row>
        <table:table-row table:style-name="ro1">
          <table:table-cell office:value-type="float" office:value="17.317" table:style-name="ce2">
            <text:p>17,317</text:p>
          </table:table-cell>
          <table:table-cell office:value-type="float" office:value="1.4354" table:style-name="ce2">
            <text:p>1,4354</text:p>
          </table:table-cell>
          <table:table-cell office:value-type="float" office:value="3144.4" table:style-name="ce2">
            <text:p>3144,4</text:p>
          </table:table-cell>
          <table:table-cell table:number-columns-repeated="16381"/>
        </table:table-row>
        <table:table-row table:style-name="ro1">
          <table:table-cell office:value-type="float" office:value="17.417000000000002" table:style-name="ce2">
            <text:p>17,417</text:p>
          </table:table-cell>
          <table:table-cell office:value-type="float" office:value="1.4437" table:style-name="ce2">
            <text:p>1,4437</text:p>
          </table:table-cell>
          <table:table-cell office:value-type="float" office:value="3183.8" table:style-name="ce2">
            <text:p>3183,8</text:p>
          </table:table-cell>
          <table:table-cell table:number-columns-repeated="16381"/>
        </table:table-row>
        <table:table-row table:style-name="ro1">
          <table:table-cell office:value-type="float" office:value="17.55" table:style-name="ce2">
            <text:p>17,55</text:p>
          </table:table-cell>
          <table:table-cell office:value-type="float" office:value="1.4548000000000001" table:style-name="ce2">
            <text:p>1,4548</text:p>
          </table:table-cell>
          <table:table-cell office:value-type="float" office:value="3223.3" table:style-name="ce2">
            <text:p>3223,3</text:p>
          </table:table-cell>
          <table:table-cell table:number-columns-repeated="16381"/>
        </table:table-row>
        <table:table-row table:style-name="ro1">
          <table:table-cell office:value-type="float" office:value="17.667000000000002" table:style-name="ce2">
            <text:p>17,667</text:p>
          </table:table-cell>
          <table:table-cell office:value-type="float" office:value="1.4645999999999999" table:style-name="ce2">
            <text:p>1,4646</text:p>
          </table:table-cell>
          <table:table-cell office:value-type="float" office:value="3262.7" table:style-name="ce2">
            <text:p>3262,7</text:p>
          </table:table-cell>
          <table:table-cell table:number-columns-repeated="16381"/>
        </table:table-row>
        <table:table-row table:style-name="ro1">
          <table:table-cell office:value-type="float" office:value="17.783000000000001" table:style-name="ce2">
            <text:p>17,783</text:p>
          </table:table-cell>
          <table:table-cell office:value-type="float" office:value="1.4742" table:style-name="ce2">
            <text:p>1,4742</text:p>
          </table:table-cell>
          <table:table-cell office:value-type="float" office:value="3302.1" table:style-name="ce2">
            <text:p>3302,1</text:p>
          </table:table-cell>
          <table:table-cell table:number-columns-repeated="16381"/>
        </table:table-row>
        <table:table-row table:style-name="ro1">
          <table:table-cell office:value-type="float" office:value="17.933" table:style-name="ce2">
            <text:p>17,933</text:p>
          </table:table-cell>
          <table:table-cell office:value-type="float" office:value="1.4866999999999999" table:style-name="ce2">
            <text:p>1,4867</text:p>
          </table:table-cell>
          <table:table-cell office:value-type="float" office:value="3351.4" table:style-name="ce2">
            <text:p>3351,4</text:p>
          </table:table-cell>
          <table:table-cell table:number-columns-repeated="16381"/>
        </table:table-row>
        <table:table-row table:style-name="ro1">
          <table:table-cell office:value-type="float" office:value="18.05" table:style-name="ce2">
            <text:p>18,05</text:p>
          </table:table-cell>
          <table:table-cell office:value-type="float" office:value="1.4964999999999999" table:style-name="ce2">
            <text:p>1,4965</text:p>
          </table:table-cell>
          <table:table-cell office:value-type="float" office:value="3390.8" table:style-name="ce2">
            <text:p>3390,8</text:p>
          </table:table-cell>
          <table:table-cell table:number-columns-repeated="16381"/>
        </table:table-row>
        <table:table-row table:style-name="ro1">
          <table:table-cell office:value-type="float" office:value="18.167000000000002" table:style-name="ce2">
            <text:p>18,167</text:p>
          </table:table-cell>
          <table:table-cell office:value-type="float" office:value="1.5062" table:style-name="ce2">
            <text:p>1,5062</text:p>
          </table:table-cell>
          <table:table-cell office:value-type="float" office:value="3430.3" table:style-name="ce2">
            <text:p>3430,3</text:p>
          </table:table-cell>
          <table:table-cell table:number-columns-repeated="16381"/>
        </table:table-row>
        <table:table-row table:style-name="ro1">
          <table:table-cell office:value-type="float" office:value="18.3" table:style-name="ce2">
            <text:p>18,3</text:p>
          </table:table-cell>
          <table:table-cell office:value-type="float" office:value="1.5174000000000001" table:style-name="ce2">
            <text:p>1,5174</text:p>
          </table:table-cell>
          <table:table-cell office:value-type="float" office:value="3469.7" table:style-name="ce2">
            <text:p>3469,7</text:p>
          </table:table-cell>
          <table:table-cell table:number-columns-repeated="16381"/>
        </table:table-row>
        <table:table-row table:style-name="ro1">
          <table:table-cell office:value-type="float" office:value="18.417000000000002" table:style-name="ce2">
            <text:p>18,417</text:p>
          </table:table-cell>
          <table:table-cell office:value-type="float" office:value="1.5269999999999999" table:style-name="ce2">
            <text:p>1,527</text:p>
          </table:table-cell>
          <table:table-cell office:value-type="float" office:value="3509.1" table:style-name="ce2">
            <text:p>3509,1</text:p>
          </table:table-cell>
          <table:table-cell table:number-columns-repeated="16381"/>
        </table:table-row>
        <table:table-row table:style-name="ro1">
          <table:table-cell office:value-type="float" office:value="18.533000000000001" table:style-name="ce2">
            <text:p>18,533</text:p>
          </table:table-cell>
          <table:table-cell office:value-type="float" office:value="1.5367" table:style-name="ce2">
            <text:p>1,5367</text:p>
          </table:table-cell>
          <table:table-cell office:value-type="float" office:value="3548.5" table:style-name="ce2">
            <text:p>3548,5</text:p>
          </table:table-cell>
          <table:table-cell table:number-columns-repeated="16381"/>
        </table:table-row>
        <table:table-row table:style-name="ro1">
          <table:table-cell office:value-type="float" office:value="18.632999999999999" table:style-name="ce2">
            <text:p>18,633</text:p>
          </table:table-cell>
          <table:table-cell office:value-type="float" office:value="1.5451999999999999" table:style-name="ce2">
            <text:p>1,5452</text:p>
          </table:table-cell>
          <table:table-cell office:value-type="float" office:value="3588" table:style-name="ce2">
            <text:p>3588</text:p>
          </table:table-cell>
          <table:table-cell table:number-columns-repeated="16381"/>
        </table:table-row>
        <table:table-row table:style-name="ro1">
          <table:table-cell office:value-type="float" office:value="18.766999999999999" table:style-name="ce2">
            <text:p>18,767</text:p>
          </table:table-cell>
          <table:table-cell office:value-type="float" office:value="1.5565" table:style-name="ce2">
            <text:p>1,5565</text:p>
          </table:table-cell>
          <table:table-cell office:value-type="float" office:value="3627.4" table:style-name="ce2">
            <text:p>3627,4</text:p>
          </table:table-cell>
          <table:table-cell table:number-columns-repeated="16381"/>
        </table:table-row>
        <table:table-row table:style-name="ro1">
          <table:table-cell office:value-type="float" office:value="18.899999999999999" table:style-name="ce2">
            <text:p>18,9</text:p>
          </table:table-cell>
          <table:table-cell office:value-type="float" office:value="1.5673999999999999" table:style-name="ce2">
            <text:p>1,5674</text:p>
          </table:table-cell>
          <table:table-cell office:value-type="float" office:value="3666.8" table:style-name="ce2">
            <text:p>3666,8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.5757000000000001" table:style-name="ce2">
            <text:p>1,5757</text:p>
          </table:table-cell>
          <table:table-cell office:value-type="float" office:value="3706.2" table:style-name="ce2">
            <text:p>3706,2</text:p>
          </table:table-cell>
          <table:table-cell table:number-columns-repeated="16381"/>
        </table:table-row>
        <table:table-row table:style-name="ro1">
          <table:table-cell office:value-type="float" office:value="19.117000000000001" table:style-name="ce2">
            <text:p>19,117</text:p>
          </table:table-cell>
          <table:table-cell office:value-type="float" office:value="1.5853999999999999" table:style-name="ce2">
            <text:p>1,5854</text:p>
          </table:table-cell>
          <table:table-cell office:value-type="float" office:value="3745.7" table:style-name="ce2">
            <text:p>3745,7</text:p>
          </table:table-cell>
          <table:table-cell table:number-columns-repeated="16381"/>
        </table:table-row>
        <table:table-row table:style-name="ro1">
          <table:table-cell office:value-type="float" office:value="19.233000000000001" table:style-name="ce2">
            <text:p>19,233</text:p>
          </table:table-cell>
          <table:table-cell office:value-type="float" office:value="1.595" table:style-name="ce2">
            <text:p>1,595</text:p>
          </table:table-cell>
          <table:table-cell office:value-type="float" office:value="3785.1" table:style-name="ce2">
            <text:p>3785,1</text:p>
          </table:table-cell>
          <table:table-cell table:number-columns-repeated="16381"/>
        </table:table-row>
        <table:table-row table:style-name="ro1">
          <table:table-cell office:value-type="float" office:value="19.350000000000001" table:style-name="ce2">
            <text:p>19,35</text:p>
          </table:table-cell>
          <table:table-cell office:value-type="float" office:value="1.6048" table:style-name="ce2">
            <text:p>1,6048</text:p>
          </table:table-cell>
          <table:table-cell office:value-type="float" office:value="3824.5" table:style-name="ce2">
            <text:p>3824,5</text:p>
          </table:table-cell>
          <table:table-cell table:number-columns-repeated="16381"/>
        </table:table-row>
        <table:table-row table:style-name="ro1">
          <table:table-cell office:value-type="float" office:value="19.466999999999999" table:style-name="ce2">
            <text:p>19,467</text:p>
          </table:table-cell>
          <table:table-cell office:value-type="float" office:value="1.6146" table:style-name="ce2">
            <text:p>1,6146</text:p>
          </table:table-cell>
          <table:table-cell office:value-type="float" office:value="3864" table:style-name="ce2">
            <text:p>3864</text:p>
          </table:table-cell>
          <table:table-cell table:number-columns-repeated="16381"/>
        </table:table-row>
        <table:table-row table:style-name="ro1">
          <table:table-cell office:value-type="float" office:value="19.600000000000001" table:style-name="ce2">
            <text:p>19,6</text:p>
          </table:table-cell>
          <table:table-cell office:value-type="float" office:value="1.6255999999999999" table:style-name="ce2">
            <text:p>1,6256</text:p>
          </table:table-cell>
          <table:table-cell office:value-type="float" office:value="3903.4" table:style-name="ce2">
            <text:p>3903,4</text:p>
          </table:table-cell>
          <table:table-cell table:number-columns-repeated="16381"/>
        </table:table-row>
        <table:table-row table:style-name="ro1">
          <table:table-cell office:value-type="float" office:value="19.683" table:style-name="ce2">
            <text:p>19,683</text:p>
          </table:table-cell>
          <table:table-cell office:value-type="float" office:value="1.6327" table:style-name="ce2">
            <text:p>1,6327</text:p>
          </table:table-cell>
          <table:table-cell office:value-type="float" office:value="3942.8" table:style-name="ce2">
            <text:p>3942,8</text:p>
          </table:table-cell>
          <table:table-cell table:number-columns-repeated="16381"/>
        </table:table-row>
        <table:table-row table:style-name="ro1">
          <table:table-cell office:value-type="float" office:value="19.817" table:style-name="ce2">
            <text:p>19,817</text:p>
          </table:table-cell>
          <table:table-cell office:value-type="float" office:value="1.6438999999999999" table:style-name="ce2">
            <text:p>1,6439</text:p>
          </table:table-cell>
          <table:table-cell office:value-type="float" office:value="3982.2" table:style-name="ce2">
            <text:p>3982,2</text:p>
          </table:table-cell>
          <table:table-cell table:number-columns-repeated="16381"/>
        </table:table-row>
        <table:table-row table:style-name="ro1">
          <table:table-cell office:value-type="float" office:value="19.917000000000002" table:style-name="ce2">
            <text:p>19,917</text:p>
          </table:table-cell>
          <table:table-cell office:value-type="float" office:value="1.6520999999999999" table:style-name="ce2">
            <text:p>1,6521</text:p>
          </table:table-cell>
          <table:table-cell office:value-type="float" office:value="4021.7" table:style-name="ce2">
            <text:p>4021,7</text:p>
          </table:table-cell>
          <table:table-cell table:number-columns-repeated="16381"/>
        </table:table-row>
        <table:table-row table:style-name="ro1">
          <table:table-cell office:value-type="float" office:value="20.016999999999999" table:style-name="ce2">
            <text:p>20,017</text:p>
          </table:table-cell>
          <table:table-cell office:value-type="float" office:value="1.6604000000000001" table:style-name="ce2">
            <text:p>1,6604</text:p>
          </table:table-cell>
          <table:table-cell office:value-type="float" office:value="4061.1" table:style-name="ce2">
            <text:p>4061,1</text:p>
          </table:table-cell>
          <table:table-cell table:number-columns-repeated="16381"/>
        </table:table-row>
        <table:table-row table:style-name="ro1">
          <table:table-cell office:value-type="float" office:value="20.149999999999999" table:style-name="ce2">
            <text:p>20,15</text:p>
          </table:table-cell>
          <table:table-cell office:value-type="float" office:value="1.6714" table:style-name="ce2">
            <text:p>1,6714</text:p>
          </table:table-cell>
          <table:table-cell office:value-type="float" office:value="4100.5" table:style-name="ce2">
            <text:p>4100,5</text:p>
          </table:table-cell>
          <table:table-cell table:number-columns-repeated="16381"/>
        </table:table-row>
        <table:table-row table:style-name="ro1">
          <table:table-cell office:value-type="float" office:value="20.283000000000001" table:style-name="ce2">
            <text:p>20,283</text:p>
          </table:table-cell>
          <table:table-cell office:value-type="float" office:value="1.6826000000000001" table:style-name="ce2">
            <text:p>1,6826</text:p>
          </table:table-cell>
          <table:table-cell office:value-type="float" office:value="4140" table:style-name="ce2">
            <text:p>4140</text:p>
          </table:table-cell>
          <table:table-cell table:number-columns-repeated="16381"/>
        </table:table-row>
        <table:table-row table:style-name="ro1">
          <table:table-cell office:value-type="float" office:value="20.382999999999999" table:style-name="ce2">
            <text:p>20,383</text:p>
          </table:table-cell>
          <table:table-cell office:value-type="float" office:value="1.6910000000000001" table:style-name="ce2">
            <text:p>1,691</text:p>
          </table:table-cell>
          <table:table-cell office:value-type="float" office:value="4179.3999999999996" table:style-name="ce2">
            <text:p>4179,4</text:p>
          </table:table-cell>
          <table:table-cell table:number-columns-repeated="16381"/>
        </table:table-row>
        <table:table-row table:style-name="ro1">
          <table:table-cell office:value-type="float" office:value="20.5" table:style-name="ce2">
            <text:p>20,5</text:p>
          </table:table-cell>
          <table:table-cell office:value-type="float" office:value="1.7007000000000001" table:style-name="ce2">
            <text:p>1,7007</text:p>
          </table:table-cell>
          <table:table-cell office:value-type="float" office:value="4218.8" table:style-name="ce2">
            <text:p>4218,8</text:p>
          </table:table-cell>
          <table:table-cell table:number-columns-repeated="16381"/>
        </table:table-row>
        <table:table-row table:style-name="ro1">
          <table:table-cell office:value-type="float" office:value="20.632999999999999" table:style-name="ce2">
            <text:p>20,633</text:p>
          </table:table-cell>
          <table:table-cell office:value-type="float" office:value="1.7119" table:style-name="ce2">
            <text:p>1,7119</text:p>
          </table:table-cell>
          <table:table-cell office:value-type="float" office:value="4258.2" table:style-name="ce2">
            <text:p>4258,2</text:p>
          </table:table-cell>
          <table:table-cell table:number-columns-repeated="16381"/>
        </table:table-row>
        <table:table-row table:style-name="ro1">
          <table:table-cell office:value-type="float" office:value="20.75" table:style-name="ce2">
            <text:p>20,75</text:p>
          </table:table-cell>
          <table:table-cell office:value-type="float" office:value="1.7216" table:style-name="ce2">
            <text:p>1,7216</text:p>
          </table:table-cell>
          <table:table-cell office:value-type="float" office:value="4297.7" table:style-name="ce2">
            <text:p>4297,7</text:p>
          </table:table-cell>
          <table:table-cell table:number-columns-repeated="16381"/>
        </table:table-row>
        <table:table-row table:style-name="ro1">
          <table:table-cell office:value-type="float" office:value="20.867000000000001" table:style-name="ce2">
            <text:p>20,867</text:p>
          </table:table-cell>
          <table:table-cell office:value-type="float" office:value="1.7313000000000001" table:style-name="ce2">
            <text:p>1,7313</text:p>
          </table:table-cell>
          <table:table-cell office:value-type="float" office:value="4337.1000000000004" table:style-name="ce2">
            <text:p>4337,1</text:p>
          </table:table-cell>
          <table:table-cell table:number-columns-repeated="16381"/>
        </table:table-row>
        <table:table-row table:style-name="ro1">
          <table:table-cell office:value-type="float" office:value="20.966999999999999" table:style-name="ce2">
            <text:p>20,967</text:p>
          </table:table-cell>
          <table:table-cell office:value-type="float" office:value="1.7395" table:style-name="ce2">
            <text:p>1,7395</text:p>
          </table:table-cell>
          <table:table-cell office:value-type="float" office:value="4376.5" table:style-name="ce2">
            <text:p>4376,5</text:p>
          </table:table-cell>
          <table:table-cell table:number-columns-repeated="16381"/>
        </table:table-row>
        <table:table-row table:style-name="ro1">
          <table:table-cell office:value-type="float" office:value="21.1" table:style-name="ce2">
            <text:p>21,1</text:p>
          </table:table-cell>
          <table:table-cell office:value-type="float" office:value="1.7506999999999999" table:style-name="ce2">
            <text:p>1,7507</text:p>
          </table:table-cell>
          <table:table-cell office:value-type="float" office:value="4416" table:style-name="ce2">
            <text:p>4416</text:p>
          </table:table-cell>
          <table:table-cell table:number-columns-repeated="16381"/>
        </table:table-row>
        <table:table-row table:style-name="ro1">
          <table:table-cell office:value-type="float" office:value="21.216999999999999" table:style-name="ce2">
            <text:p>21,217</text:p>
          </table:table-cell>
          <table:table-cell office:value-type="float" office:value="1.7602" table:style-name="ce2">
            <text:p>1,7602</text:p>
          </table:table-cell>
          <table:table-cell office:value-type="float" office:value="4455.3999999999996" table:style-name="ce2">
            <text:p>4455,4</text:p>
          </table:table-cell>
          <table:table-cell table:number-columns-repeated="16381"/>
        </table:table-row>
        <table:table-row table:style-name="ro1">
          <table:table-cell office:value-type="float" office:value="21.332999999999998" table:style-name="ce2">
            <text:p>21,333</text:p>
          </table:table-cell>
          <table:table-cell office:value-type="float" office:value="1.77" table:style-name="ce2">
            <text:p>1,77</text:p>
          </table:table-cell>
          <table:table-cell office:value-type="float" office:value="4494.8" table:style-name="ce2">
            <text:p>4494,8</text:p>
          </table:table-cell>
          <table:table-cell table:number-columns-repeated="16381"/>
        </table:table-row>
        <table:table-row table:style-name="ro1">
          <table:table-cell office:value-type="float" office:value="21.45" table:style-name="ce2">
            <text:p>21,45</text:p>
          </table:table-cell>
          <table:table-cell office:value-type="float" office:value="1.78" table:style-name="ce2">
            <text:p>1,78</text:p>
          </table:table-cell>
          <table:table-cell office:value-type="float" office:value="4534.2" table:style-name="ce2">
            <text:p>4534,2</text:p>
          </table:table-cell>
          <table:table-cell table:number-columns-repeated="16381"/>
        </table:table-row>
        <table:table-row table:style-name="ro1">
          <table:table-cell office:value-type="float" office:value="21.582999999999998" table:style-name="ce2">
            <text:p>21,583</text:p>
          </table:table-cell>
          <table:table-cell office:value-type="float" office:value="1.7908999999999999" table:style-name="ce2">
            <text:p>1,7909</text:p>
          </table:table-cell>
          <table:table-cell office:value-type="float" office:value="4573.7" table:style-name="ce2">
            <text:p>4573,7</text:p>
          </table:table-cell>
          <table:table-cell table:number-columns-repeated="16381"/>
        </table:table-row>
        <table:table-row table:style-name="ro1">
          <table:table-cell office:value-type="float" office:value="21.7" table:style-name="ce2">
            <text:p>21,7</text:p>
          </table:table-cell>
          <table:table-cell office:value-type="float" office:value="1.8006" table:style-name="ce2">
            <text:p>1,8006</text:p>
          </table:table-cell>
          <table:table-cell office:value-type="float" office:value="4613.1000000000004" table:style-name="ce2">
            <text:p>4613,1</text:p>
          </table:table-cell>
          <table:table-cell table:number-columns-repeated="16381"/>
        </table:table-row>
        <table:table-row table:style-name="ro1">
          <table:table-cell office:value-type="float" office:value="21.85" table:style-name="ce2">
            <text:p>21,85</text:p>
          </table:table-cell>
          <table:table-cell office:value-type="float" office:value="1.8131999999999999" table:style-name="ce2">
            <text:p>1,8132</text:p>
          </table:table-cell>
          <table:table-cell office:value-type="float" office:value="4652.5" table:style-name="ce2">
            <text:p>4652,5</text:p>
          </table:table-cell>
          <table:table-cell table:number-columns-repeated="16381"/>
        </table:table-row>
        <table:table-row table:style-name="ro1">
          <table:table-cell office:value-type="float" office:value="22.033000000000001" table:style-name="ce2">
            <text:p>22,033</text:p>
          </table:table-cell>
          <table:table-cell office:value-type="float" office:value="1.8284" table:style-name="ce2">
            <text:p>1,8284</text:p>
          </table:table-cell>
          <table:table-cell office:value-type="float" office:value="4692" table:style-name="ce2">
            <text:p>4692</text:p>
          </table:table-cell>
          <table:table-cell table:number-columns-repeated="16381"/>
        </table:table-row>
        <table:table-row table:style-name="ro1">
          <table:table-cell office:value-type="float" office:value="22.2" table:style-name="ce2">
            <text:p>22,2</text:p>
          </table:table-cell>
          <table:table-cell office:value-type="float" office:value="1.8423" table:style-name="ce2">
            <text:p>1,8423</text:p>
          </table:table-cell>
          <table:table-cell office:value-type="float" office:value="4731.3999999999996" table:style-name="ce2">
            <text:p>4731,4</text:p>
          </table:table-cell>
          <table:table-cell table:number-columns-repeated="16381"/>
        </table:table-row>
        <table:table-row table:style-name="ro1">
          <table:table-cell office:value-type="float" office:value="22.382999999999999" table:style-name="ce2">
            <text:p>22,383</text:p>
          </table:table-cell>
          <table:table-cell office:value-type="float" office:value="1.8574999999999999" table:style-name="ce2">
            <text:p>1,8575</text:p>
          </table:table-cell>
          <table:table-cell office:value-type="float" office:value="4761" table:style-name="ce2">
            <text:p>4761</text:p>
          </table:table-cell>
          <table:table-cell table:number-columns-repeated="16381"/>
        </table:table-row>
        <table:table-row table:style-name="ro1">
          <table:table-cell office:value-type="float" office:value="22.516999999999999" table:style-name="ce2">
            <text:p>22,517</text:p>
          </table:table-cell>
          <table:table-cell office:value-type="float" office:value="1.8687" table:style-name="ce2">
            <text:p>1,8687</text:p>
          </table:table-cell>
          <table:table-cell office:value-type="float" office:value="4800.3999999999996" table:style-name="ce2">
            <text:p>4800,4</text:p>
          </table:table-cell>
          <table:table-cell table:number-columns-repeated="16381"/>
        </table:table-row>
        <table:table-row table:style-name="ro1">
          <table:table-cell office:value-type="float" office:value="22.7" table:style-name="ce2">
            <text:p>22,7</text:p>
          </table:table-cell>
          <table:table-cell office:value-type="float" office:value="1.8841000000000001" table:style-name="ce2">
            <text:p>1,8841</text:p>
          </table:table-cell>
          <table:table-cell office:value-type="float" office:value="4830" table:style-name="ce2">
            <text:p>4830</text:p>
          </table:table-cell>
          <table:table-cell table:number-columns-repeated="16381"/>
        </table:table-row>
        <table:table-row table:style-name="ro1">
          <table:table-cell office:value-type="float" office:value="22.882999999999999" table:style-name="ce2">
            <text:p>22,883</text:p>
          </table:table-cell>
          <table:table-cell office:value-type="float" office:value="1.8992" table:style-name="ce2">
            <text:p>1,8992</text:p>
          </table:table-cell>
          <table:table-cell office:value-type="float" office:value="4859.5" table:style-name="ce2">
            <text:p>4859,5</text:p>
          </table:table-cell>
          <table:table-cell table:number-columns-repeated="16381"/>
        </table:table-row>
        <table:table-row table:style-name="ro1">
          <table:table-cell office:value-type="float" office:value="23.016999999999999" table:style-name="ce2">
            <text:p>23,017</text:p>
          </table:table-cell>
          <table:table-cell office:value-type="float" office:value="1.9103000000000001" table:style-name="ce2">
            <text:p>1,9103</text:p>
          </table:table-cell>
          <table:table-cell office:value-type="float" office:value="4899" table:style-name="ce2">
            <text:p>4899</text:p>
          </table:table-cell>
          <table:table-cell table:number-columns-repeated="16381"/>
        </table:table-row>
        <table:table-row table:style-name="ro1">
          <table:table-cell office:value-type="float" office:value="23.2" table:style-name="ce2">
            <text:p>23,2</text:p>
          </table:table-cell>
          <table:table-cell office:value-type="float" office:value="1.9256" table:style-name="ce2">
            <text:p>1,9256</text:p>
          </table:table-cell>
          <table:table-cell office:value-type="float" office:value="4928.5" table:style-name="ce2">
            <text:p>4928,5</text:p>
          </table:table-cell>
          <table:table-cell table:number-columns-repeated="16381"/>
        </table:table-row>
        <table:table-row table:style-name="ro1">
          <table:table-cell office:value-type="float" office:value="23.382999999999999" table:style-name="ce2">
            <text:p>23,383</text:p>
          </table:table-cell>
          <table:table-cell office:value-type="float" office:value="1.9409000000000001" table:style-name="ce2">
            <text:p>1,9409</text:p>
          </table:table-cell>
          <table:table-cell office:value-type="float" office:value="4958.1000000000004" table:style-name="ce2">
            <text:p>4958,1</text:p>
          </table:table-cell>
          <table:table-cell table:number-columns-repeated="16381"/>
        </table:table-row>
        <table:table-row table:style-name="ro1">
          <table:table-cell office:value-type="float" office:value="23.567" table:style-name="ce2">
            <text:p>23,567</text:p>
          </table:table-cell>
          <table:table-cell office:value-type="float" office:value="1.9561999999999999" table:style-name="ce2">
            <text:p>1,9562</text:p>
          </table:table-cell>
          <table:table-cell office:value-type="float" office:value="4997.5" table:style-name="ce2">
            <text:p>4997,5</text:p>
          </table:table-cell>
          <table:table-cell table:number-columns-repeated="16381"/>
        </table:table-row>
        <table:table-row table:style-name="ro1">
          <table:table-cell office:value-type="float" office:value="23.75" table:style-name="ce2">
            <text:p>23,75</text:p>
          </table:table-cell>
          <table:table-cell office:value-type="float" office:value="1.9716" table:style-name="ce2">
            <text:p>1,9716</text:p>
          </table:table-cell>
          <table:table-cell office:value-type="float" office:value="5027.1000000000004" table:style-name="ce2">
            <text:p>5027,1</text:p>
          </table:table-cell>
          <table:table-cell table:number-columns-repeated="16381"/>
        </table:table-row>
        <table:table-row table:style-name="ro1">
          <table:table-cell office:value-type="float" office:value="23.917000000000002" table:style-name="ce2">
            <text:p>23,917</text:p>
          </table:table-cell>
          <table:table-cell office:value-type="float" office:value="1.9854000000000001" table:style-name="ce2">
            <text:p>1,9854</text:p>
          </table:table-cell>
          <table:table-cell office:value-type="float" office:value="5066.5" table:style-name="ce2">
            <text:p>5066,5</text:p>
          </table:table-cell>
          <table:table-cell table:number-columns-repeated="16381"/>
        </table:table-row>
        <table:table-row table:style-name="ro1">
          <table:table-cell office:value-type="float" office:value="24.117000000000001" table:style-name="ce2">
            <text:p>24,117</text:p>
          </table:table-cell>
          <table:table-cell office:value-type="float" office:value="2.0021" table:style-name="ce2">
            <text:p>2,0021</text:p>
          </table:table-cell>
          <table:table-cell office:value-type="float" office:value="5096.1000000000004" table:style-name="ce2">
            <text:p>5096,1</text:p>
          </table:table-cell>
          <table:table-cell table:number-columns-repeated="16381"/>
        </table:table-row>
        <table:table-row table:style-name="ro1">
          <table:table-cell office:value-type="float" office:value="24.283000000000001" table:style-name="ce2">
            <text:p>24,283</text:p>
          </table:table-cell>
          <table:table-cell office:value-type="float" office:value="2.016" table:style-name="ce2">
            <text:p>2,016</text:p>
          </table:table-cell>
          <table:table-cell office:value-type="float" office:value="5135.5" table:style-name="ce2">
            <text:p>5135,5</text:p>
          </table:table-cell>
          <table:table-cell table:number-columns-repeated="16381"/>
        </table:table-row>
        <table:table-row table:style-name="ro1">
          <table:table-cell office:value-type="float" office:value="24.483000000000001" table:style-name="ce2">
            <text:p>24,483</text:p>
          </table:table-cell>
          <table:table-cell office:value-type="float" office:value="2.0325000000000002" table:style-name="ce2">
            <text:p>2,0325</text:p>
          </table:table-cell>
          <table:table-cell office:value-type="float" office:value="5174.8999999999996" table:style-name="ce2">
            <text:p>5174,9</text:p>
          </table:table-cell>
          <table:table-cell table:number-columns-repeated="16381"/>
        </table:table-row>
        <table:table-row table:style-name="ro1">
          <table:table-cell office:value-type="float" office:value="24.683" table:style-name="ce2">
            <text:p>24,683</text:p>
          </table:table-cell>
          <table:table-cell office:value-type="float" office:value="2.0491000000000001" table:style-name="ce2">
            <text:p>2,0491</text:p>
          </table:table-cell>
          <table:table-cell office:value-type="float" office:value="5214.3999999999996" table:style-name="ce2">
            <text:p>5214,4</text:p>
          </table:table-cell>
          <table:table-cell table:number-columns-repeated="16381"/>
        </table:table-row>
        <table:table-row table:style-name="ro1">
          <table:table-cell office:value-type="float" office:value="24.882999999999999" table:style-name="ce2">
            <text:p>24,883</text:p>
          </table:table-cell>
          <table:table-cell office:value-type="float" office:value="2.0659000000000001" table:style-name="ce2">
            <text:p>2,0659</text:p>
          </table:table-cell>
          <table:table-cell office:value-type="float" office:value="5253.8" table:style-name="ce2">
            <text:p>5253,8</text:p>
          </table:table-cell>
          <table:table-cell table:number-columns-repeated="16381"/>
        </table:table-row>
        <table:table-row table:style-name="ro1">
          <table:table-cell office:value-type="float" office:value="25.067" table:style-name="ce2">
            <text:p>25,067</text:p>
          </table:table-cell>
          <table:table-cell office:value-type="float" office:value="2.0811000000000002" table:style-name="ce2">
            <text:p>2,0811</text:p>
          </table:table-cell>
          <table:table-cell office:value-type="float" office:value="5293.2" table:style-name="ce2">
            <text:p>5293,2</text:p>
          </table:table-cell>
          <table:table-cell table:number-columns-repeated="16381"/>
        </table:table-row>
        <table:table-row table:style-name="ro1">
          <table:table-cell office:value-type="float" office:value="25.266999999999999" table:style-name="ce2">
            <text:p>25,267</text:p>
          </table:table-cell>
          <table:table-cell office:value-type="float" office:value="2.0981000000000001" table:style-name="ce2">
            <text:p>2,0981</text:p>
          </table:table-cell>
          <table:table-cell office:value-type="float" office:value="5312.9" table:style-name="ce2">
            <text:p>5312,9</text:p>
          </table:table-cell>
          <table:table-cell table:number-columns-repeated="16381"/>
        </table:table-row>
        <table:table-row table:style-name="ro1">
          <table:table-cell office:value-type="float" office:value="25.4" table:style-name="ce2">
            <text:p>25,4</text:p>
          </table:table-cell>
          <table:table-cell office:value-type="float" office:value="2.1093000000000002" table:style-name="ce2">
            <text:p>2,1093</text:p>
          </table:table-cell>
          <table:table-cell office:value-type="float" office:value="5352.4" table:style-name="ce2">
            <text:p>5352,4</text:p>
          </table:table-cell>
          <table:table-cell table:number-columns-repeated="16381"/>
        </table:table-row>
        <table:table-row table:style-name="ro1">
          <table:table-cell office:value-type="float" office:value="25.582999999999998" table:style-name="ce2">
            <text:p>25,583</text:p>
          </table:table-cell>
          <table:table-cell office:value-type="float" office:value="2.1242999999999999" table:style-name="ce2">
            <text:p>2,1243</text:p>
          </table:table-cell>
          <table:table-cell office:value-type="float" office:value="5391.8" table:style-name="ce2">
            <text:p>5391,8</text:p>
          </table:table-cell>
          <table:table-cell table:number-columns-repeated="16381"/>
        </table:table-row>
        <table:table-row table:style-name="ro1">
          <table:table-cell office:value-type="float" office:value="25.783000000000001" table:style-name="ce2">
            <text:p>25,783</text:p>
          </table:table-cell>
          <table:table-cell office:value-type="float" office:value="2.141" table:style-name="ce2">
            <text:p>2,141</text:p>
          </table:table-cell>
          <table:table-cell office:value-type="float" office:value="5431.2" table:style-name="ce2">
            <text:p>5431,2</text:p>
          </table:table-cell>
          <table:table-cell table:number-columns-repeated="16381"/>
        </table:table-row>
        <table:table-row table:style-name="ro1">
          <table:table-cell office:value-type="float" office:value="25.983000000000001" table:style-name="ce2">
            <text:p>25,983</text:p>
          </table:table-cell>
          <table:table-cell office:value-type="float" office:value="2.1577000000000002" table:style-name="ce2">
            <text:p>2,1577</text:p>
          </table:table-cell>
          <table:table-cell office:value-type="float" office:value="5460.8" table:style-name="ce2">
            <text:p>5460,8</text:p>
          </table:table-cell>
          <table:table-cell table:number-columns-repeated="16381"/>
        </table:table-row>
        <table:table-row table:style-name="ro1">
          <table:table-cell office:value-type="float" office:value="26.082999999999998" table:style-name="ce2">
            <text:p>26,083</text:p>
          </table:table-cell>
          <table:table-cell office:value-type="float" office:value="2.1661000000000001" table:style-name="ce2">
            <text:p>2,1661</text:p>
          </table:table-cell>
          <table:table-cell office:value-type="float" office:value="5500.2" table:style-name="ce2">
            <text:p>5500,2</text:p>
          </table:table-cell>
          <table:table-cell table:number-columns-repeated="16381"/>
        </table:table-row>
        <table:table-row table:style-name="ro1">
          <table:table-cell office:value-type="float" office:value="26.3" table:style-name="ce2">
            <text:p>26,3</text:p>
          </table:table-cell>
          <table:table-cell office:value-type="float" office:value="2.1837" table:style-name="ce2">
            <text:p>2,1837</text:p>
          </table:table-cell>
          <table:table-cell office:value-type="float" office:value="5529.8" table:style-name="ce2">
            <text:p>5529,8</text:p>
          </table:table-cell>
          <table:table-cell table:number-columns-repeated="16381"/>
        </table:table-row>
        <table:table-row table:style-name="ro1">
          <table:table-cell office:value-type="float" office:value="26.417000000000002" table:style-name="ce2">
            <text:p>26,417</text:p>
          </table:table-cell>
          <table:table-cell office:value-type="float" office:value="2.1937000000000002" table:style-name="ce2">
            <text:p>2,1937</text:p>
          </table:table-cell>
          <table:table-cell office:value-type="float" office:value="5569.2" table:style-name="ce2">
            <text:p>5569,2</text:p>
          </table:table-cell>
          <table:table-cell table:number-columns-repeated="16381"/>
        </table:table-row>
        <table:table-row table:style-name="ro1">
          <table:table-cell office:value-type="float" office:value="26.632999999999999" table:style-name="ce2">
            <text:p>26,633</text:p>
          </table:table-cell>
          <table:table-cell office:value-type="float" office:value="2.2120000000000002" table:style-name="ce2">
            <text:p>2,212</text:p>
          </table:table-cell>
          <table:table-cell office:value-type="float" office:value="5598.8" table:style-name="ce2">
            <text:p>5598,8</text:p>
          </table:table-cell>
          <table:table-cell table:number-columns-repeated="16381"/>
        </table:table-row>
        <table:table-row table:style-name="ro1">
          <table:table-cell office:value-type="float" office:value="26.783000000000001" table:style-name="ce2">
            <text:p>26,783</text:p>
          </table:table-cell>
          <table:table-cell office:value-type="float" office:value="2.2244000000000002" table:style-name="ce2">
            <text:p>2,2244</text:p>
          </table:table-cell>
          <table:table-cell office:value-type="float" office:value="5638.2" table:style-name="ce2">
            <text:p>5638,2</text:p>
          </table:table-cell>
          <table:table-cell table:number-columns-repeated="16381"/>
        </table:table-row>
        <table:table-row table:style-name="ro1">
          <table:table-cell office:value-type="float" office:value="26.917000000000002" table:style-name="ce2">
            <text:p>26,917</text:p>
          </table:table-cell>
          <table:table-cell office:value-type="float" office:value="2.2353000000000001" table:style-name="ce2">
            <text:p>2,2353</text:p>
          </table:table-cell>
          <table:table-cell office:value-type="float" office:value="5677.7" table:style-name="ce2">
            <text:p>5677,7</text:p>
          </table:table-cell>
          <table:table-cell table:number-columns-repeated="16381"/>
        </table:table-row>
        <table:table-row table:style-name="ro1">
          <table:table-cell office:value-type="float" office:value="26.983000000000001" table:style-name="ce2">
            <text:p>26,983</text:p>
          </table:table-cell>
          <table:table-cell office:value-type="float" office:value="2.2410000000000001" table:style-name="ce2">
            <text:p>2,241</text:p>
          </table:table-cell>
          <table:table-cell office:value-type="float" office:value="5717.1" table:style-name="ce2">
            <text:p>5717,1</text:p>
          </table:table-cell>
          <table:table-cell table:number-columns-repeated="16381"/>
        </table:table-row>
        <table:table-row table:style-name="ro1">
          <table:table-cell office:value-type="float" office:value="27.067" table:style-name="ce2">
            <text:p>27,067</text:p>
          </table:table-cell>
          <table:table-cell office:value-type="float" office:value="2.2479" table:style-name="ce2">
            <text:p>2,2479</text:p>
          </table:table-cell>
          <table:table-cell office:value-type="float" office:value="5756.5" table:style-name="ce2">
            <text:p>5756,5</text:p>
          </table:table-cell>
          <table:table-cell table:number-columns-repeated="16381"/>
        </table:table-row>
        <table:table-row table:style-name="ro1">
          <table:table-cell office:value-type="float" office:value="27.167000000000002" table:style-name="ce2">
            <text:p>27,167</text:p>
          </table:table-cell>
          <table:table-cell office:value-type="float" office:value="2.2562000000000002" table:style-name="ce2">
            <text:p>2,2562</text:p>
          </table:table-cell>
          <table:table-cell office:value-type="float" office:value="5795.9" table:style-name="ce2">
            <text:p>5795,9</text:p>
          </table:table-cell>
          <table:table-cell table:number-columns-repeated="16381"/>
        </table:table-row>
        <table:table-row table:style-name="ro1">
          <table:table-cell office:value-type="float" office:value="27.266999999999999" table:style-name="ce2">
            <text:p>27,267</text:p>
          </table:table-cell>
          <table:table-cell office:value-type="float" office:value="2.2646000000000002" table:style-name="ce2">
            <text:p>2,2646</text:p>
          </table:table-cell>
          <table:table-cell office:value-type="float" office:value="5835.4" table:style-name="ce2">
            <text:p>5835,4</text:p>
          </table:table-cell>
          <table:table-cell table:number-columns-repeated="16381"/>
        </table:table-row>
        <table:table-row table:style-name="ro1">
          <table:table-cell office:value-type="float" office:value="27.35" table:style-name="ce2">
            <text:p>27,35</text:p>
          </table:table-cell>
          <table:table-cell office:value-type="float" office:value="2.2715000000000001" table:style-name="ce2">
            <text:p>2,2715</text:p>
          </table:table-cell>
          <table:table-cell office:value-type="float" office:value="5874.8" table:style-name="ce2">
            <text:p>5874,8</text:p>
          </table:table-cell>
          <table:table-cell table:number-columns-repeated="16381"/>
        </table:table-row>
        <table:table-row table:style-name="ro1">
          <table:table-cell office:value-type="float" office:value="27.45" table:style-name="ce2">
            <text:p>27,45</text:p>
          </table:table-cell>
          <table:table-cell office:value-type="float" office:value="2.2799999999999998" table:style-name="ce2">
            <text:p>2,28</text:p>
          </table:table-cell>
          <table:table-cell office:value-type="float" office:value="5914.2" table:style-name="ce2">
            <text:p>5914,2</text:p>
          </table:table-cell>
          <table:table-cell table:number-columns-repeated="16381"/>
        </table:table-row>
        <table:table-row table:style-name="ro1">
          <table:table-cell office:value-type="float" office:value="27.55" table:style-name="ce2">
            <text:p>27,55</text:p>
          </table:table-cell>
          <table:table-cell office:value-type="float" office:value="2.2881" table:style-name="ce2">
            <text:p>2,2881</text:p>
          </table:table-cell>
          <table:table-cell office:value-type="float" office:value="5953.7" table:style-name="ce2">
            <text:p>5953,7</text:p>
          </table:table-cell>
          <table:table-cell table:number-columns-repeated="16381"/>
        </table:table-row>
        <table:table-row table:style-name="ro1">
          <table:table-cell office:value-type="float" office:value="27.65" table:style-name="ce2">
            <text:p>27,65</text:p>
          </table:table-cell>
          <table:table-cell office:value-type="float" office:value="2.2968000000000002" table:style-name="ce2">
            <text:p>2,2968</text:p>
          </table:table-cell>
          <table:table-cell office:value-type="float" office:value="5993.1" table:style-name="ce2">
            <text:p>5993,1</text:p>
          </table:table-cell>
          <table:table-cell table:number-columns-repeated="16381"/>
        </table:table-row>
        <table:table-row table:style-name="ro1">
          <table:table-cell office:value-type="float" office:value="27.733000000000001" table:style-name="ce2">
            <text:p>27,733</text:p>
          </table:table-cell>
          <table:table-cell office:value-type="float" office:value="2.3035000000000001" table:style-name="ce2">
            <text:p>2,3035</text:p>
          </table:table-cell>
          <table:table-cell office:value-type="float" office:value="6042.4" table:style-name="ce2">
            <text:p>6042,4</text:p>
          </table:table-cell>
          <table:table-cell table:number-columns-repeated="16381"/>
        </table:table-row>
        <table:table-row table:style-name="ro1">
          <table:table-cell office:value-type="float" office:value="27.867000000000001" table:style-name="ce2">
            <text:p>27,867</text:p>
          </table:table-cell>
          <table:table-cell office:value-type="float" office:value="2.3144999999999998" table:style-name="ce2">
            <text:p>2,3145</text:p>
          </table:table-cell>
          <table:table-cell office:value-type="float" office:value="6081.8" table:style-name="ce2">
            <text:p>6081,8</text:p>
          </table:table-cell>
          <table:table-cell table:number-columns-repeated="16381"/>
        </table:table-row>
        <table:table-row table:style-name="ro1">
          <table:table-cell office:value-type="float" office:value="27.966999999999999" table:style-name="ce2">
            <text:p>27,967</text:p>
          </table:table-cell>
          <table:table-cell office:value-type="float" office:value="2.3229000000000002" table:style-name="ce2">
            <text:p>2,3229</text:p>
          </table:table-cell>
          <table:table-cell office:value-type="float" office:value="6121.2" table:style-name="ce2">
            <text:p>6121,2</text:p>
          </table:table-cell>
          <table:table-cell table:number-columns-repeated="16381"/>
        </table:table-row>
        <table:table-row table:style-name="ro1">
          <table:table-cell office:value-type="float" office:value="28.082999999999998" table:style-name="ce2">
            <text:p>28,083</text:p>
          </table:table-cell>
          <table:table-cell office:value-type="float" office:value="2.3327" table:style-name="ce2">
            <text:p>2,3327</text:p>
          </table:table-cell>
          <table:table-cell office:value-type="float" office:value="6160.7" table:style-name="ce2">
            <text:p>6160,7</text:p>
          </table:table-cell>
          <table:table-cell table:number-columns-repeated="16381"/>
        </table:table-row>
        <table:table-row table:style-name="ro1">
          <table:table-cell office:value-type="float" office:value="28.25" table:style-name="ce2">
            <text:p>28,25</text:p>
          </table:table-cell>
          <table:table-cell office:value-type="float" office:value="2.3466999999999998" table:style-name="ce2">
            <text:p>2,3467</text:p>
          </table:table-cell>
          <table:table-cell office:value-type="float" office:value="6200.1" table:style-name="ce2">
            <text:p>6200,1</text:p>
          </table:table-cell>
          <table:table-cell table:number-columns-repeated="16381"/>
        </table:table-row>
        <table:table-row table:style-name="ro1">
          <table:table-cell office:value-type="float" office:value="28.4" table:style-name="ce2">
            <text:p>28,4</text:p>
          </table:table-cell>
          <table:table-cell office:value-type="float" office:value="2.359" table:style-name="ce2">
            <text:p>2,359</text:p>
          </table:table-cell>
          <table:table-cell office:value-type="float" office:value="6239.5" table:style-name="ce2">
            <text:p>6239,5</text:p>
          </table:table-cell>
          <table:table-cell table:number-columns-repeated="16381"/>
        </table:table-row>
        <table:table-row table:style-name="ro1">
          <table:table-cell office:value-type="float" office:value="28.6" table:style-name="ce2">
            <text:p>28,6</text:p>
          </table:table-cell>
          <table:table-cell office:value-type="float" office:value="2.3757000000000001" table:style-name="ce2">
            <text:p>2,3757</text:p>
          </table:table-cell>
          <table:table-cell office:value-type="float" office:value="6278.9" table:style-name="ce2">
            <text:p>6278,9</text:p>
          </table:table-cell>
          <table:table-cell table:number-columns-repeated="16381"/>
        </table:table-row>
        <table:table-row table:style-name="ro1">
          <table:table-cell office:value-type="float" office:value="28.783000000000001" table:style-name="ce2">
            <text:p>28,783</text:p>
          </table:table-cell>
          <table:table-cell office:value-type="float" office:value="2.3908" table:style-name="ce2">
            <text:p>2,3908</text:p>
          </table:table-cell>
          <table:table-cell office:value-type="float" office:value="6318.4" table:style-name="ce2">
            <text:p>6318,4</text:p>
          </table:table-cell>
          <table:table-cell table:number-columns-repeated="16381"/>
        </table:table-row>
        <table:table-row table:style-name="ro1">
          <table:table-cell office:value-type="float" office:value="28.95" table:style-name="ce2">
            <text:p>28,95</text:p>
          </table:table-cell>
          <table:table-cell office:value-type="float" office:value="2.4049" table:style-name="ce2">
            <text:p>2,4049</text:p>
          </table:table-cell>
          <table:table-cell office:value-type="float" office:value="6357.8" table:style-name="ce2">
            <text:p>6357,8</text:p>
          </table:table-cell>
          <table:table-cell table:number-columns-repeated="16381"/>
        </table:table-row>
        <table:table-row table:style-name="ro1">
          <table:table-cell office:value-type="float" office:value="29.1" table:style-name="ce2">
            <text:p>29,1</text:p>
          </table:table-cell>
          <table:table-cell office:value-type="float" office:value="2.4173" table:style-name="ce2">
            <text:p>2,4173</text:p>
          </table:table-cell>
          <table:table-cell office:value-type="float" office:value="6397.2" table:style-name="ce2">
            <text:p>6397,2</text:p>
          </table:table-cell>
          <table:table-cell table:number-columns-repeated="16381"/>
        </table:table-row>
        <table:table-row table:style-name="ro1">
          <table:table-cell office:value-type="float" office:value="29.3" table:style-name="ce2">
            <text:p>29,3</text:p>
          </table:table-cell>
          <table:table-cell office:value-type="float" office:value="2.4340999999999999" table:style-name="ce2">
            <text:p>2,4341</text:p>
          </table:table-cell>
          <table:table-cell office:value-type="float" office:value="6436.7" table:style-name="ce2">
            <text:p>6436,7</text:p>
          </table:table-cell>
          <table:table-cell table:number-columns-repeated="16381"/>
        </table:table-row>
        <table:table-row table:style-name="ro1">
          <table:table-cell office:value-type="float" office:value="29.483000000000001" table:style-name="ce2">
            <text:p>29,483</text:p>
          </table:table-cell>
          <table:table-cell office:value-type="float" office:value="2.4493" table:style-name="ce2">
            <text:p>2,4493</text:p>
          </table:table-cell>
          <table:table-cell office:value-type="float" office:value="6476.1" table:style-name="ce2">
            <text:p>6476,1</text:p>
          </table:table-cell>
          <table:table-cell table:number-columns-repeated="16381"/>
        </table:table-row>
        <table:table-row table:style-name="ro1">
          <table:table-cell office:value-type="float" office:value="29.683" table:style-name="ce2">
            <text:p>29,683</text:p>
          </table:table-cell>
          <table:table-cell office:value-type="float" office:value="2.4659" table:style-name="ce2">
            <text:p>2,4659</text:p>
          </table:table-cell>
          <table:table-cell office:value-type="float" office:value="6515.5" table:style-name="ce2">
            <text:p>6515,5</text:p>
          </table:table-cell>
          <table:table-cell table:number-columns-repeated="16381"/>
        </table:table-row>
        <table:table-row table:style-name="ro1">
          <table:table-cell office:value-type="float" office:value="29.817" table:style-name="ce2">
            <text:p>29,817</text:p>
          </table:table-cell>
          <table:table-cell office:value-type="float" office:value="2.4771999999999998" table:style-name="ce2">
            <text:p>2,4772</text:p>
          </table:table-cell>
          <table:table-cell office:value-type="float" office:value="6554.9" table:style-name="ce2">
            <text:p>6554,9</text:p>
          </table:table-cell>
          <table:table-cell table:number-columns-repeated="16381"/>
        </table:table-row>
        <table:table-row table:style-name="ro1">
          <table:table-cell office:value-type="float" office:value="29.95" table:style-name="ce2">
            <text:p>29,95</text:p>
          </table:table-cell>
          <table:table-cell office:value-type="float" office:value="2.4883999999999999" table:style-name="ce2">
            <text:p>2,4884</text:p>
          </table:table-cell>
          <table:table-cell office:value-type="float" office:value="6594.4" table:style-name="ce2">
            <text:p>6594,4</text:p>
          </table:table-cell>
          <table:table-cell table:number-columns-repeated="16381"/>
        </table:table-row>
        <table:table-row table:style-name="ro1">
          <table:table-cell office:value-type="float" office:value="30.082999999999998" table:style-name="ce2">
            <text:p>30,083</text:p>
          </table:table-cell>
          <table:table-cell office:value-type="float" office:value="2.4992000000000001" table:style-name="ce2">
            <text:p>2,4992</text:p>
          </table:table-cell>
          <table:table-cell office:value-type="float" office:value="6633.8" table:style-name="ce2">
            <text:p>6633,8</text:p>
          </table:table-cell>
          <table:table-cell table:number-columns-repeated="16381"/>
        </table:table-row>
        <table:table-row table:style-name="ro1">
          <table:table-cell office:value-type="float" office:value="30.216999999999999" table:style-name="ce2">
            <text:p>30,217</text:p>
          </table:table-cell>
          <table:table-cell office:value-type="float" office:value="2.5104000000000002" table:style-name="ce2">
            <text:p>2,5104</text:p>
          </table:table-cell>
          <table:table-cell office:value-type="float" office:value="6673.2" table:style-name="ce2">
            <text:p>6673,2</text:p>
          </table:table-cell>
          <table:table-cell table:number-columns-repeated="16381"/>
        </table:table-row>
        <table:table-row table:style-name="ro1">
          <table:table-cell office:value-type="float" office:value="30.317" table:style-name="ce2">
            <text:p>30,317</text:p>
          </table:table-cell>
          <table:table-cell office:value-type="float" office:value="2.5188999999999999" table:style-name="ce2">
            <text:p>2,5189</text:p>
          </table:table-cell>
          <table:table-cell office:value-type="float" office:value="6712.6" table:style-name="ce2">
            <text:p>6712,6</text:p>
          </table:table-cell>
          <table:table-cell table:number-columns-repeated="16381"/>
        </table:table-row>
        <table:table-row table:style-name="ro1">
          <table:table-cell office:value-type="float" office:value="30.4" table:style-name="ce2">
            <text:p>30,4</text:p>
          </table:table-cell>
          <table:table-cell office:value-type="float" office:value="2.5255999999999998" table:style-name="ce2">
            <text:p>2,5256</text:p>
          </table:table-cell>
          <table:table-cell office:value-type="float" office:value="6752.1" table:style-name="ce2">
            <text:p>6752,1</text:p>
          </table:table-cell>
          <table:table-cell table:number-columns-repeated="16381"/>
        </table:table-row>
        <table:table-row table:style-name="ro1">
          <table:table-cell office:value-type="float" office:value="30.466999999999999" table:style-name="ce2">
            <text:p>30,467</text:p>
          </table:table-cell>
          <table:table-cell office:value-type="float" office:value="2.5312999999999999" table:style-name="ce2">
            <text:p>2,5313</text:p>
          </table:table-cell>
          <table:table-cell office:value-type="float" office:value="6791.5" table:style-name="ce2">
            <text:p>6791,5</text:p>
          </table:table-cell>
          <table:table-cell table:number-columns-repeated="16381"/>
        </table:table-row>
        <table:table-row table:style-name="ro1">
          <table:table-cell office:value-type="float" office:value="30.55" table:style-name="ce2">
            <text:p>30,55</text:p>
          </table:table-cell>
          <table:table-cell office:value-type="float" office:value="2.5381999999999998" table:style-name="ce2">
            <text:p>2,5382</text:p>
          </table:table-cell>
          <table:table-cell office:value-type="float" office:value="6830.9" table:style-name="ce2">
            <text:p>6830,9</text:p>
          </table:table-cell>
          <table:table-cell table:number-columns-repeated="16381"/>
        </table:table-row>
        <table:table-row table:style-name="ro1">
          <table:table-cell office:value-type="float" office:value="30.617000000000001" table:style-name="ce2">
            <text:p>30,617</text:p>
          </table:table-cell>
          <table:table-cell office:value-type="float" office:value="2.5438000000000001" table:style-name="ce2">
            <text:p>2,5438</text:p>
          </table:table-cell>
          <table:table-cell office:value-type="float" office:value="6870.4" table:style-name="ce2">
            <text:p>6870,4</text:p>
          </table:table-cell>
          <table:table-cell table:number-columns-repeated="16381"/>
        </table:table-row>
        <table:table-row table:style-name="ro1">
          <table:table-cell office:value-type="float" office:value="30.7" table:style-name="ce2">
            <text:p>30,7</text:p>
          </table:table-cell>
          <table:table-cell office:value-type="float" office:value="2.5506000000000002" table:style-name="ce2">
            <text:p>2,5506</text:p>
          </table:table-cell>
          <table:table-cell office:value-type="float" office:value="6919.6" table:style-name="ce2">
            <text:p>6919,6</text:p>
          </table:table-cell>
          <table:table-cell table:number-columns-repeated="16381"/>
        </table:table-row>
        <table:table-row table:style-name="ro1">
          <table:table-cell office:value-type="float" office:value="30.783000000000001" table:style-name="ce2">
            <text:p>30,783</text:p>
          </table:table-cell>
          <table:table-cell office:value-type="float" office:value="2.5575999999999999" table:style-name="ce2">
            <text:p>2,5576</text:p>
          </table:table-cell>
          <table:table-cell office:value-type="float" office:value="6959.1" table:style-name="ce2">
            <text:p>6959,1</text:p>
          </table:table-cell>
          <table:table-cell table:number-columns-repeated="16381"/>
        </table:table-row>
        <table:table-row table:style-name="ro1">
          <table:table-cell office:value-type="float" office:value="30.85" table:style-name="ce2">
            <text:p>30,85</text:p>
          </table:table-cell>
          <table:table-cell office:value-type="float" office:value="2.5632999999999999" table:style-name="ce2">
            <text:p>2,5633</text:p>
          </table:table-cell>
          <table:table-cell office:value-type="float" office:value="6998.5" table:style-name="ce2">
            <text:p>6998,5</text:p>
          </table:table-cell>
          <table:table-cell table:number-columns-repeated="16381"/>
        </table:table-row>
        <table:table-row table:style-name="ro1">
          <table:table-cell office:value-type="float" office:value="30.933" table:style-name="ce2">
            <text:p>30,933</text:p>
          </table:table-cell>
          <table:table-cell office:value-type="float" office:value="2.5701999999999998" table:style-name="ce2">
            <text:p>2,5702</text:p>
          </table:table-cell>
          <table:table-cell office:value-type="float" office:value="7047.8" table:style-name="ce2">
            <text:p>7047,8</text:p>
          </table:table-cell>
          <table:table-cell table:number-columns-repeated="16381"/>
        </table:table-row>
        <table:table-row table:style-name="ro1">
          <table:table-cell office:value-type="float" office:value="31.016999999999999" table:style-name="ce2">
            <text:p>31,017</text:p>
          </table:table-cell>
          <table:table-cell office:value-type="float" office:value="2.5771000000000002" table:style-name="ce2">
            <text:p>2,5771</text:p>
          </table:table-cell>
          <table:table-cell office:value-type="float" office:value="7097.1" table:style-name="ce2">
            <text:p>7097,1</text:p>
          </table:table-cell>
          <table:table-cell table:number-columns-repeated="16381"/>
        </table:table-row>
        <table:table-row table:style-name="ro1">
          <table:table-cell office:value-type="float" office:value="31.1" table:style-name="ce2">
            <text:p>31,1</text:p>
          </table:table-cell>
          <table:table-cell office:value-type="float" office:value="2.5840000000000001" table:style-name="ce2">
            <text:p>2,584</text:p>
          </table:table-cell>
          <table:table-cell office:value-type="float" office:value="7136.5" table:style-name="ce2">
            <text:p>7136,5</text:p>
          </table:table-cell>
          <table:table-cell table:number-columns-repeated="16381"/>
        </table:table-row>
        <table:table-row table:style-name="ro1">
          <table:table-cell office:value-type="float" office:value="31.15" table:style-name="ce2">
            <text:p>31,15</text:p>
          </table:table-cell>
          <table:table-cell office:value-type="float" office:value="2.5880999999999998" table:style-name="ce2">
            <text:p>2,5881</text:p>
          </table:table-cell>
          <table:table-cell office:value-type="float" office:value="7175.9" table:style-name="ce2">
            <text:p>7175,9</text:p>
          </table:table-cell>
          <table:table-cell table:number-columns-repeated="16381"/>
        </table:table-row>
        <table:table-row table:style-name="ro1">
          <table:table-cell office:value-type="float" office:value="31.233000000000001" table:style-name="ce2">
            <text:p>31,233</text:p>
          </table:table-cell>
          <table:table-cell office:value-type="float" office:value="2.5951" table:style-name="ce2">
            <text:p>2,5951</text:p>
          </table:table-cell>
          <table:table-cell office:value-type="float" office:value="7215.4" table:style-name="ce2">
            <text:p>7215,4</text:p>
          </table:table-cell>
          <table:table-cell table:number-columns-repeated="16381"/>
        </table:table-row>
        <table:table-row table:style-name="ro1">
          <table:table-cell office:value-type="float" office:value="31.3" table:style-name="ce2">
            <text:p>31,3</text:p>
          </table:table-cell>
          <table:table-cell office:value-type="float" office:value="2.6006999999999998" table:style-name="ce2">
            <text:p>2,6007</text:p>
          </table:table-cell>
          <table:table-cell office:value-type="float" office:value="7254.8" table:style-name="ce2">
            <text:p>7254,8</text:p>
          </table:table-cell>
          <table:table-cell table:number-columns-repeated="16381"/>
        </table:table-row>
        <table:table-row table:style-name="ro1">
          <table:table-cell office:value-type="float" office:value="31.382999999999999" table:style-name="ce2">
            <text:p>31,383</text:p>
          </table:table-cell>
          <table:table-cell office:value-type="float" office:value="2.6074999999999999" table:style-name="ce2">
            <text:p>2,6075</text:p>
          </table:table-cell>
          <table:table-cell office:value-type="float" office:value="7304.1" table:style-name="ce2">
            <text:p>7304,1</text:p>
          </table:table-cell>
          <table:table-cell table:number-columns-repeated="16381"/>
        </table:table-row>
        <table:table-row table:style-name="ro1">
          <table:table-cell office:value-type="float" office:value="31.45" table:style-name="ce2">
            <text:p>31,45</text:p>
          </table:table-cell>
          <table:table-cell office:value-type="float" office:value="2.6131000000000002" table:style-name="ce2">
            <text:p>2,6131</text:p>
          </table:table-cell>
          <table:table-cell office:value-type="float" office:value="7343.5" table:style-name="ce2">
            <text:p>7343,5</text:p>
          </table:table-cell>
          <table:table-cell table:number-columns-repeated="16381"/>
        </table:table-row>
        <table:table-row table:style-name="ro1">
          <table:table-cell office:value-type="float" office:value="31.533000000000001" table:style-name="ce2">
            <text:p>31,533</text:p>
          </table:table-cell>
          <table:table-cell office:value-type="float" office:value="2.6202000000000001" table:style-name="ce2">
            <text:p>2,6202</text:p>
          </table:table-cell>
          <table:table-cell office:value-type="float" office:value="7392.8" table:style-name="ce2">
            <text:p>7392,8</text:p>
          </table:table-cell>
          <table:table-cell table:number-columns-repeated="16381"/>
        </table:table-row>
        <table:table-row table:style-name="ro1">
          <table:table-cell office:value-type="float" office:value="31.617000000000001" table:style-name="ce2">
            <text:p>31,617</text:p>
          </table:table-cell>
          <table:table-cell office:value-type="float" office:value="2.6272000000000002" table:style-name="ce2">
            <text:p>2,6272</text:p>
          </table:table-cell>
          <table:table-cell office:value-type="float" office:value="7432.2" table:style-name="ce2">
            <text:p>7432,2</text:p>
          </table:table-cell>
          <table:table-cell table:number-columns-repeated="16381"/>
        </table:table-row>
        <table:table-row table:style-name="ro1">
          <table:table-cell office:value-type="float" office:value="31.667000000000002" table:style-name="ce2">
            <text:p>31,667</text:p>
          </table:table-cell>
          <table:table-cell office:value-type="float" office:value="2.6314000000000002" table:style-name="ce2">
            <text:p>2,6314</text:p>
          </table:table-cell>
          <table:table-cell office:value-type="float" office:value="7471.6" table:style-name="ce2">
            <text:p>7471,6</text:p>
          </table:table-cell>
          <table:table-cell table:number-columns-repeated="16381"/>
        </table:table-row>
        <table:table-row table:style-name="ro1">
          <table:table-cell office:value-type="float" office:value="31.733000000000001" table:style-name="ce2">
            <text:p>31,733</text:p>
          </table:table-cell>
          <table:table-cell office:value-type="float" office:value="2.6368999999999998" table:style-name="ce2">
            <text:p>2,6369</text:p>
          </table:table-cell>
          <table:table-cell office:value-type="float" office:value="7511.1" table:style-name="ce2">
            <text:p>7511,1</text:p>
          </table:table-cell>
          <table:table-cell table:number-columns-repeated="16381"/>
        </table:table-row>
        <table:table-row table:style-name="ro1">
          <table:table-cell office:value-type="float" office:value="31.8" table:style-name="ce2">
            <text:p>31,8</text:p>
          </table:table-cell>
          <table:table-cell office:value-type="float" office:value="2.6423999999999999" table:style-name="ce2">
            <text:p>2,6424</text:p>
          </table:table-cell>
          <table:table-cell office:value-type="float" office:value="7550.5" table:style-name="ce2">
            <text:p>7550,5</text:p>
          </table:table-cell>
          <table:table-cell table:number-columns-repeated="16381"/>
        </table:table-row>
        <table:table-row table:style-name="ro1">
          <table:table-cell office:value-type="float" office:value="31.867000000000001" table:style-name="ce2">
            <text:p>31,867</text:p>
          </table:table-cell>
          <table:table-cell office:value-type="float" office:value="2.6480000000000001" table:style-name="ce2">
            <text:p>2,648</text:p>
          </table:table-cell>
          <table:table-cell office:value-type="float" office:value="7589.9" table:style-name="ce2">
            <text:p>7589,9</text:p>
          </table:table-cell>
          <table:table-cell table:number-columns-repeated="16381"/>
        </table:table-row>
        <table:table-row table:style-name="ro1">
          <table:table-cell office:value-type="float" office:value="31.95" table:style-name="ce2">
            <text:p>31,95</text:p>
          </table:table-cell>
          <table:table-cell office:value-type="float" office:value="2.6547000000000001" table:style-name="ce2">
            <text:p>2,6547</text:p>
          </table:table-cell>
          <table:table-cell office:value-type="float" office:value="7649.1" table:style-name="ce2">
            <text:p>7649,1</text:p>
          </table:table-cell>
          <table:table-cell table:number-columns-repeated="16381"/>
        </table:table-row>
        <table:table-row table:style-name="ro1">
          <table:table-cell office:value-type="float" office:value="32.049999999999997" table:style-name="ce2">
            <text:p>32,05</text:p>
          </table:table-cell>
          <table:table-cell office:value-type="float" office:value="2.6631999999999998" table:style-name="ce2">
            <text:p>2,6632</text:p>
          </table:table-cell>
          <table:table-cell office:value-type="float" office:value="7708.2" table:style-name="ce2">
            <text:p>7708,2</text:p>
          </table:table-cell>
          <table:table-cell table:number-columns-repeated="16381"/>
        </table:table-row>
        <table:table-row table:style-name="ro1">
          <table:table-cell office:value-type="float" office:value="32.133000000000003" table:style-name="ce2">
            <text:p>32,133</text:p>
          </table:table-cell>
          <table:table-cell office:value-type="float" office:value="2.6701999999999999" table:style-name="ce2">
            <text:p>2,6702</text:p>
          </table:table-cell>
          <table:table-cell office:value-type="float" office:value="7767.4" table:style-name="ce2">
            <text:p>7767,4</text:p>
          </table:table-cell>
          <table:table-cell table:number-columns-repeated="16381"/>
        </table:table-row>
        <table:table-row table:style-name="ro1">
          <table:table-cell office:value-type="float" office:value="32.216999999999999" table:style-name="ce2">
            <text:p>32,217</text:p>
          </table:table-cell>
          <table:table-cell office:value-type="float" office:value="2.6772" table:style-name="ce2">
            <text:p>2,6772</text:p>
          </table:table-cell>
          <table:table-cell office:value-type="float" office:value="7826.5" table:style-name="ce2">
            <text:p>7826,5</text:p>
          </table:table-cell>
          <table:table-cell table:number-columns-repeated="16381"/>
        </table:table-row>
        <table:table-row table:style-name="ro1">
          <table:table-cell office:value-type="float" office:value="32.317" table:style-name="ce2">
            <text:p>32,317</text:p>
          </table:table-cell>
          <table:table-cell office:value-type="float" office:value="2.6854" table:style-name="ce2">
            <text:p>2,6854</text:p>
          </table:table-cell>
          <table:table-cell office:value-type="float" office:value="7885.6" table:style-name="ce2">
            <text:p>7885,6</text:p>
          </table:table-cell>
          <table:table-cell table:number-columns-repeated="16381"/>
        </table:table-row>
        <table:table-row table:style-name="ro1">
          <table:table-cell office:value-type="float" office:value="32.417000000000002" table:style-name="ce2">
            <text:p>32,417</text:p>
          </table:table-cell>
          <table:table-cell office:value-type="float" office:value="2.6938" table:style-name="ce2">
            <text:p>2,6938</text:p>
          </table:table-cell>
          <table:table-cell office:value-type="float" office:value="7954.6" table:style-name="ce2">
            <text:p>7954,6</text:p>
          </table:table-cell>
          <table:table-cell table:number-columns-repeated="16381"/>
        </table:table-row>
        <table:table-row table:style-name="ro1">
          <table:table-cell office:value-type="float" office:value="32.517000000000003" table:style-name="ce2">
            <text:p>32,517</text:p>
          </table:table-cell>
          <table:table-cell office:value-type="float" office:value="2.702" table:style-name="ce2">
            <text:p>2,702</text:p>
          </table:table-cell>
          <table:table-cell office:value-type="float" office:value="8023.6" table:style-name="ce2">
            <text:p>8023,6</text:p>
          </table:table-cell>
          <table:table-cell table:number-columns-repeated="16381"/>
        </table:table-row>
        <table:table-row table:style-name="ro1">
          <table:table-cell office:value-type="float" office:value="32.616999999999997" table:style-name="ce2">
            <text:p>32,617</text:p>
          </table:table-cell>
          <table:table-cell office:value-type="float" office:value="2.7105000000000001" table:style-name="ce2">
            <text:p>2,7105</text:p>
          </table:table-cell>
          <table:table-cell office:value-type="float" office:value="8092.6" table:style-name="ce2">
            <text:p>8092,6</text:p>
          </table:table-cell>
          <table:table-cell table:number-columns-repeated="16381"/>
        </table:table-row>
        <table:table-row table:style-name="ro1">
          <table:table-cell office:value-type="float" office:value="32.700000000000003" table:style-name="ce2">
            <text:p>32,7</text:p>
          </table:table-cell>
          <table:table-cell office:value-type="float" office:value="2.7172999999999998" table:style-name="ce2">
            <text:p>2,7173</text:p>
          </table:table-cell>
          <table:table-cell office:value-type="float" office:value="8151.8" table:style-name="ce2">
            <text:p>8151,8</text:p>
          </table:table-cell>
          <table:table-cell table:number-columns-repeated="16381"/>
        </table:table-row>
        <table:table-row table:style-name="ro1">
          <table:table-cell office:value-type="float" office:value="32.799999999999997" table:style-name="ce2">
            <text:p>32,8</text:p>
          </table:table-cell>
          <table:table-cell office:value-type="float" office:value="2.7256999999999998" table:style-name="ce2">
            <text:p>2,7257</text:p>
          </table:table-cell>
          <table:table-cell office:value-type="float" office:value="8210.9" table:style-name="ce2">
            <text:p>8210,9</text:p>
          </table:table-cell>
          <table:table-cell table:number-columns-repeated="16381"/>
        </table:table-row>
        <table:table-row table:style-name="ro1">
          <table:table-cell office:value-type="float" office:value="32.883000000000003" table:style-name="ce2">
            <text:p>32,883</text:p>
          </table:table-cell>
          <table:table-cell office:value-type="float" office:value="2.7326000000000001" table:style-name="ce2">
            <text:p>2,7326</text:p>
          </table:table-cell>
          <table:table-cell office:value-type="float" office:value="8270.1" table:style-name="ce2">
            <text:p>8270,1</text:p>
          </table:table-cell>
          <table:table-cell table:number-columns-repeated="16381"/>
        </table:table-row>
        <table:table-row table:style-name="ro1">
          <table:table-cell office:value-type="float" office:value="32.966999999999999" table:style-name="ce2">
            <text:p>32,967</text:p>
          </table:table-cell>
          <table:table-cell office:value-type="float" office:value="2.7395999999999998" table:style-name="ce2">
            <text:p>2,7396</text:p>
          </table:table-cell>
          <table:table-cell office:value-type="float" office:value="8329.2000000000007" table:style-name="ce2">
            <text:p>8329,2</text:p>
          </table:table-cell>
          <table:table-cell table:number-columns-repeated="16381"/>
        </table:table-row>
        <table:table-row table:style-name="ro1">
          <table:table-cell office:value-type="float" office:value="33.049999999999997" table:style-name="ce2">
            <text:p>33,05</text:p>
          </table:table-cell>
          <table:table-cell office:value-type="float" office:value="2.7464" table:style-name="ce2">
            <text:p>2,7464</text:p>
          </table:table-cell>
          <table:table-cell office:value-type="float" office:value="8388.2999999999993" table:style-name="ce2">
            <text:p>8388,3</text:p>
          </table:table-cell>
          <table:table-cell table:number-columns-repeated="16381"/>
        </table:table-row>
        <table:table-row table:style-name="ro1">
          <table:table-cell office:value-type="float" office:value="33.133000000000003" table:style-name="ce2">
            <text:p>33,133</text:p>
          </table:table-cell>
          <table:table-cell office:value-type="float" office:value="2.7534000000000001" table:style-name="ce2">
            <text:p>2,7534</text:p>
          </table:table-cell>
          <table:table-cell office:value-type="float" office:value="8447.5" table:style-name="ce2">
            <text:p>8447,5</text:p>
          </table:table-cell>
          <table:table-cell table:number-columns-repeated="16381"/>
        </table:table-row>
        <table:table-row table:style-name="ro1">
          <table:table-cell office:value-type="float" office:value="33.216999999999999" table:style-name="ce2">
            <text:p>33,217</text:p>
          </table:table-cell>
          <table:table-cell office:value-type="float" office:value="2.7606000000000002" table:style-name="ce2">
            <text:p>2,7606</text:p>
          </table:table-cell>
          <table:table-cell office:value-type="float" office:value="8506.6" table:style-name="ce2">
            <text:p>8506,6</text:p>
          </table:table-cell>
          <table:table-cell table:number-columns-repeated="16381"/>
        </table:table-row>
        <table:table-row table:style-name="ro1">
          <table:table-cell office:value-type="float" office:value="33.283000000000001" table:style-name="ce2">
            <text:p>33,283</text:p>
          </table:table-cell>
          <table:table-cell office:value-type="float" office:value="2.7660999999999998" table:style-name="ce2">
            <text:p>2,7661</text:p>
          </table:table-cell>
          <table:table-cell office:value-type="float" office:value="8565.7999999999993" table:style-name="ce2">
            <text:p>8565,8</text:p>
          </table:table-cell>
          <table:table-cell table:number-columns-repeated="16381"/>
        </table:table-row>
        <table:table-row table:style-name="ro1">
          <table:table-cell office:value-type="float" office:value="33.383000000000003" table:style-name="ce2">
            <text:p>33,383</text:p>
          </table:table-cell>
          <table:table-cell office:value-type="float" office:value="2.7742" table:style-name="ce2">
            <text:p>2,7742</text:p>
          </table:table-cell>
          <table:table-cell office:value-type="float" office:value="8634.7999999999993" table:style-name="ce2">
            <text:p>8634,8</text:p>
          </table:table-cell>
          <table:table-cell table:number-columns-repeated="16381"/>
        </table:table-row>
        <table:table-row table:style-name="ro1">
          <table:table-cell office:value-type="float" office:value="33.482999999999997" table:style-name="ce2">
            <text:p>33,483</text:p>
          </table:table-cell>
          <table:table-cell office:value-type="float" office:value="2.7826" table:style-name="ce2">
            <text:p>2,7826</text:p>
          </table:table-cell>
          <table:table-cell office:value-type="float" office:value="8703.7999999999993" table:style-name="ce2">
            <text:p>8703,8</text:p>
          </table:table-cell>
          <table:table-cell table:number-columns-repeated="16381"/>
        </table:table-row>
        <table:table-row table:style-name="ro1">
          <table:table-cell office:value-type="float" office:value="33.567" table:style-name="ce2">
            <text:p>33,567</text:p>
          </table:table-cell>
          <table:table-cell office:value-type="float" office:value="2.7894000000000001" table:style-name="ce2">
            <text:p>2,7894</text:p>
          </table:table-cell>
          <table:table-cell office:value-type="float" office:value="8762.9" table:style-name="ce2">
            <text:p>8762,9</text:p>
          </table:table-cell>
          <table:table-cell table:number-columns-repeated="16381"/>
        </table:table-row>
        <table:table-row table:style-name="ro1">
          <table:table-cell office:value-type="float" office:value="33.65" table:style-name="ce2">
            <text:p>33,65</text:p>
          </table:table-cell>
          <table:table-cell office:value-type="float" office:value="2.7967" table:style-name="ce2">
            <text:p>2,7967</text:p>
          </table:table-cell>
          <table:table-cell office:value-type="float" office:value="8822.1" table:style-name="ce2">
            <text:p>8822,1</text:p>
          </table:table-cell>
          <table:table-cell table:number-columns-repeated="16381"/>
        </table:table-row>
        <table:table-row table:style-name="ro1">
          <table:table-cell office:value-type="float" office:value="33.732999999999997" table:style-name="ce2">
            <text:p>33,733</text:p>
          </table:table-cell>
          <table:table-cell office:value-type="float" office:value="2.8035999999999999" table:style-name="ce2">
            <text:p>2,8036</text:p>
          </table:table-cell>
          <table:table-cell office:value-type="float" office:value="8891.1" table:style-name="ce2">
            <text:p>8891,1</text:p>
          </table:table-cell>
          <table:table-cell table:number-columns-repeated="16381"/>
        </table:table-row>
        <table:table-row table:style-name="ro1">
          <table:table-cell office:value-type="float" office:value="33.799999999999997" table:style-name="ce2">
            <text:p>33,8</text:p>
          </table:table-cell>
          <table:table-cell office:value-type="float" office:value="2.8090000000000002" table:style-name="ce2">
            <text:p>2,809</text:p>
          </table:table-cell>
          <table:table-cell office:value-type="float" office:value="8950.2000000000007" table:style-name="ce2">
            <text:p>8950,2</text:p>
          </table:table-cell>
          <table:table-cell table:number-columns-repeated="16381"/>
        </table:table-row>
        <table:table-row table:style-name="ro1">
          <table:table-cell office:value-type="float" office:value="33.883000000000003" table:style-name="ce2">
            <text:p>33,883</text:p>
          </table:table-cell>
          <table:table-cell office:value-type="float" office:value="2.8159000000000001" table:style-name="ce2">
            <text:p>2,8159</text:p>
          </table:table-cell>
          <table:table-cell office:value-type="float" office:value="9009.2999999999993" table:style-name="ce2">
            <text:p>9009,3</text:p>
          </table:table-cell>
          <table:table-cell table:number-columns-repeated="16381"/>
        </table:table-row>
        <table:table-row table:style-name="ro1">
          <table:table-cell office:value-type="float" office:value="33.966999999999999" table:style-name="ce2">
            <text:p>33,967</text:p>
          </table:table-cell>
          <table:table-cell office:value-type="float" office:value="2.823" table:style-name="ce2">
            <text:p>2,823</text:p>
          </table:table-cell>
          <table:table-cell office:value-type="float" office:value="9078.2999999999993" table:style-name="ce2">
            <text:p>9078,3</text:p>
          </table:table-cell>
          <table:table-cell table:number-columns-repeated="16381"/>
        </table:table-row>
        <table:table-row table:style-name="ro1">
          <table:table-cell office:value-type="float" office:value="34.067" table:style-name="ce2">
            <text:p>34,067</text:p>
          </table:table-cell>
          <table:table-cell office:value-type="float" office:value="2.8311000000000002" table:style-name="ce2">
            <text:p>2,8311</text:p>
          </table:table-cell>
          <table:table-cell office:value-type="float" office:value="9147.2999999999993" table:style-name="ce2">
            <text:p>9147,3</text:p>
          </table:table-cell>
          <table:table-cell table:number-columns-repeated="16381"/>
        </table:table-row>
        <table:table-row table:style-name="ro1">
          <table:table-cell office:value-type="float" office:value="34.15" table:style-name="ce2">
            <text:p>34,15</text:p>
          </table:table-cell>
          <table:table-cell office:value-type="float" office:value="2.8382999999999998" table:style-name="ce2">
            <text:p>2,8383</text:p>
          </table:table-cell>
          <table:table-cell office:value-type="float" office:value="9206.5" table:style-name="ce2">
            <text:p>9206,5</text:p>
          </table:table-cell>
          <table:table-cell table:number-columns-repeated="16381"/>
        </table:table-row>
        <table:table-row table:style-name="ro1">
          <table:table-cell office:value-type="float" office:value="34.232999999999997" table:style-name="ce2">
            <text:p>34,233</text:p>
          </table:table-cell>
          <table:table-cell office:value-type="float" office:value="2.8451" table:style-name="ce2">
            <text:p>2,8451</text:p>
          </table:table-cell>
          <table:table-cell office:value-type="float" office:value="9275.5" table:style-name="ce2">
            <text:p>9275,5</text:p>
          </table:table-cell>
          <table:table-cell table:number-columns-repeated="16381"/>
        </table:table-row>
        <table:table-row table:style-name="ro1">
          <table:table-cell office:value-type="float" office:value="34.299999999999997" table:style-name="ce2">
            <text:p>34,3</text:p>
          </table:table-cell>
          <table:table-cell office:value-type="float" office:value="2.8506" table:style-name="ce2">
            <text:p>2,8506</text:p>
          </table:table-cell>
          <table:table-cell office:value-type="float" office:value="9334.6" table:style-name="ce2">
            <text:p>9334,6</text:p>
          </table:table-cell>
          <table:table-cell table:number-columns-repeated="16381"/>
        </table:table-row>
        <table:table-row table:style-name="ro1">
          <table:table-cell office:value-type="float" office:value="34.366999999999997" table:style-name="ce2">
            <text:p>34,367</text:p>
          </table:table-cell>
          <table:table-cell office:value-type="float" office:value="2.8563000000000001" table:style-name="ce2">
            <text:p>2,8563</text:p>
          </table:table-cell>
          <table:table-cell office:value-type="float" office:value="9393.7999999999993" table:style-name="ce2">
            <text:p>9393,8</text:p>
          </table:table-cell>
          <table:table-cell table:number-columns-repeated="16381"/>
        </table:table-row>
        <table:table-row table:style-name="ro1">
          <table:table-cell office:value-type="float" office:value="34.466999999999999" table:style-name="ce2">
            <text:p>34,467</text:p>
          </table:table-cell>
          <table:table-cell office:value-type="float" office:value="2.8647" table:style-name="ce2">
            <text:p>2,8647</text:p>
          </table:table-cell>
          <table:table-cell office:value-type="float" office:value="9462.7999999999993" table:style-name="ce2">
            <text:p>9462,8</text:p>
          </table:table-cell>
          <table:table-cell table:number-columns-repeated="16381"/>
        </table:table-row>
        <table:table-row table:style-name="ro1">
          <table:table-cell office:value-type="float" office:value="34.533000000000001" table:style-name="ce2">
            <text:p>34,533</text:p>
          </table:table-cell>
          <table:table-cell office:value-type="float" office:value="2.8700999999999999" table:style-name="ce2">
            <text:p>2,8701</text:p>
          </table:table-cell>
          <table:table-cell office:value-type="float" office:value="9521.9" table:style-name="ce2">
            <text:p>9521,9</text:p>
          </table:table-cell>
          <table:table-cell table:number-columns-repeated="16381"/>
        </table:table-row>
        <table:table-row table:style-name="ro1">
          <table:table-cell office:value-type="float" office:value="34.616999999999997" table:style-name="ce2">
            <text:p>34,617</text:p>
          </table:table-cell>
          <table:table-cell office:value-type="float" office:value="2.8769999999999998" table:style-name="ce2">
            <text:p>2,877</text:p>
          </table:table-cell>
          <table:table-cell office:value-type="float" office:value="9590.9" table:style-name="ce2">
            <text:p>9590,9</text:p>
          </table:table-cell>
          <table:table-cell table:number-columns-repeated="16381"/>
        </table:table-row>
        <table:table-row table:style-name="ro1">
          <table:table-cell office:value-type="float" office:value="34.683" table:style-name="ce2">
            <text:p>34,683</text:p>
          </table:table-cell>
          <table:table-cell office:value-type="float" office:value="2.8824999999999998" table:style-name="ce2">
            <text:p>2,8825</text:p>
          </table:table-cell>
          <table:table-cell office:value-type="float" office:value="9650" table:style-name="ce2">
            <text:p>9650</text:p>
          </table:table-cell>
          <table:table-cell table:number-columns-repeated="16381"/>
        </table:table-row>
        <table:table-row table:style-name="ro1">
          <table:table-cell office:value-type="float" office:value="34.75" table:style-name="ce2">
            <text:p>34,75</text:p>
          </table:table-cell>
          <table:table-cell office:value-type="float" office:value="2.8881000000000001" table:style-name="ce2">
            <text:p>2,8881</text:p>
          </table:table-cell>
          <table:table-cell office:value-type="float" office:value="9709.2000000000007" table:style-name="ce2">
            <text:p>9709,2</text:p>
          </table:table-cell>
          <table:table-cell table:number-columns-repeated="16381"/>
        </table:table-row>
        <table:table-row table:style-name="ro1">
          <table:table-cell office:value-type="float" office:value="34.832999999999998" table:style-name="ce2">
            <text:p>34,833</text:p>
          </table:table-cell>
          <table:table-cell office:value-type="float" office:value="2.8952" table:style-name="ce2">
            <text:p>2,8952</text:p>
          </table:table-cell>
          <table:table-cell office:value-type="float" office:value="9778.2000000000007" table:style-name="ce2">
            <text:p>9778,2</text:p>
          </table:table-cell>
          <table:table-cell table:number-columns-repeated="16381"/>
        </table:table-row>
        <table:table-row table:style-name="ro1">
          <table:table-cell office:value-type="float" office:value="34.9" table:style-name="ce2">
            <text:p>34,9</text:p>
          </table:table-cell>
          <table:table-cell office:value-type="float" office:value="2.9009" table:style-name="ce2">
            <text:p>2,9009</text:p>
          </table:table-cell>
          <table:table-cell office:value-type="float" office:value="9837.2999999999993" table:style-name="ce2">
            <text:p>9837,3</text:p>
          </table:table-cell>
          <table:table-cell table:number-columns-repeated="16381"/>
        </table:table-row>
        <table:table-row table:style-name="ro1">
          <table:table-cell office:value-type="float" office:value="34.966999999999999" table:style-name="ce2">
            <text:p>34,967</text:p>
          </table:table-cell>
          <table:table-cell office:value-type="float" office:value="2.9062999999999999" table:style-name="ce2">
            <text:p>2,9063</text:p>
          </table:table-cell>
          <table:table-cell office:value-type="float" office:value="9906.2999999999993" table:style-name="ce2">
            <text:p>9906,3</text:p>
          </table:table-cell>
          <table:table-cell table:number-columns-repeated="16381"/>
        </table:table-row>
        <table:table-row table:style-name="ro1">
          <table:table-cell office:value-type="float" office:value="35.049999999999997" table:style-name="ce2">
            <text:p>35,05</text:p>
          </table:table-cell>
          <table:table-cell office:value-type="float" office:value="2.9131999999999998" table:style-name="ce2">
            <text:p>2,9132</text:p>
          </table:table-cell>
          <table:table-cell office:value-type="float" office:value="9975.2999999999993" table:style-name="ce2">
            <text:p>9975,3</text:p>
          </table:table-cell>
          <table:table-cell table:number-columns-repeated="16381"/>
        </table:table-row>
        <table:table-row table:style-name="ro1">
          <table:table-cell office:value-type="float" office:value="35.116999999999997" table:style-name="ce2">
            <text:p>35,117</text:p>
          </table:table-cell>
          <table:table-cell office:value-type="float" office:value="2.9186999999999999" table:style-name="ce2">
            <text:p>2,9187</text:p>
          </table:table-cell>
          <table:table-cell office:value-type="float" office:value="10034" table:style-name="ce2">
            <text:p>10034</text:p>
          </table:table-cell>
          <table:table-cell table:number-columns-repeated="16381"/>
        </table:table-row>
        <table:table-row table:style-name="ro1">
          <table:table-cell office:value-type="float" office:value="35.200000000000003" table:style-name="ce2">
            <text:p>35,2</text:p>
          </table:table-cell>
          <table:table-cell office:value-type="float" office:value="2.9257" table:style-name="ce2">
            <text:p>2,9257</text:p>
          </table:table-cell>
          <table:table-cell office:value-type="float" office:value="10103" table:style-name="ce2">
            <text:p>10103</text:p>
          </table:table-cell>
          <table:table-cell table:number-columns-repeated="16381"/>
        </table:table-row>
        <table:table-row table:style-name="ro1">
          <table:table-cell office:value-type="float" office:value="35.283000000000001" table:style-name="ce2">
            <text:p>35,283</text:p>
          </table:table-cell>
          <table:table-cell office:value-type="float" office:value="2.9327000000000001" table:style-name="ce2">
            <text:p>2,9327</text:p>
          </table:table-cell>
          <table:table-cell office:value-type="float" office:value="10182" table:style-name="ce2">
            <text:p>10182</text:p>
          </table:table-cell>
          <table:table-cell table:number-columns-repeated="16381"/>
        </table:table-row>
        <table:table-row table:style-name="ro1">
          <table:table-cell office:value-type="float" office:value="35.366999999999997" table:style-name="ce2">
            <text:p>35,367</text:p>
          </table:table-cell>
          <table:table-cell office:value-type="float" office:value="2.9394999999999998" table:style-name="ce2">
            <text:p>2,9395</text:p>
          </table:table-cell>
          <table:table-cell office:value-type="float" office:value="10261" table:style-name="ce2">
            <text:p>10261</text:p>
          </table:table-cell>
          <table:table-cell table:number-columns-repeated="16381"/>
        </table:table-row>
        <table:table-row table:style-name="ro1">
          <table:table-cell office:value-type="float" office:value="35.450000000000003" table:style-name="ce2">
            <text:p>35,45</text:p>
          </table:table-cell>
          <table:table-cell office:value-type="float" office:value="2.9466000000000001" table:style-name="ce2">
            <text:p>2,9466</text:p>
          </table:table-cell>
          <table:table-cell office:value-type="float" office:value="10340" table:style-name="ce2">
            <text:p>10340</text:p>
          </table:table-cell>
          <table:table-cell table:number-columns-repeated="16381"/>
        </table:table-row>
        <table:table-row table:style-name="ro1">
          <table:table-cell office:value-type="float" office:value="35.533000000000001" table:style-name="ce2">
            <text:p>35,533</text:p>
          </table:table-cell>
          <table:table-cell office:value-type="float" office:value="2.9535999999999998" table:style-name="ce2">
            <text:p>2,9536</text:p>
          </table:table-cell>
          <table:table-cell office:value-type="float" office:value="10419" table:style-name="ce2">
            <text:p>10419</text:p>
          </table:table-cell>
          <table:table-cell table:number-columns-repeated="16381"/>
        </table:table-row>
        <table:table-row table:style-name="ro1">
          <table:table-cell office:value-type="float" office:value="35.6" table:style-name="ce2">
            <text:p>35,6</text:p>
          </table:table-cell>
          <table:table-cell office:value-type="float" office:value="2.9590999999999998" table:style-name="ce2">
            <text:p>2,9591</text:p>
          </table:table-cell>
          <table:table-cell office:value-type="float" office:value="10498" table:style-name="ce2">
            <text:p>10498</text:p>
          </table:table-cell>
          <table:table-cell table:number-columns-repeated="16381"/>
        </table:table-row>
        <table:table-row table:style-name="ro1">
          <table:table-cell office:value-type="float" office:value="35.700000000000003" table:style-name="ce2">
            <text:p>35,7</text:p>
          </table:table-cell>
          <table:table-cell office:value-type="float" office:value="2.9672999999999998" table:style-name="ce2">
            <text:p>2,9673</text:p>
          </table:table-cell>
          <table:table-cell office:value-type="float" office:value="10577" table:style-name="ce2">
            <text:p>10577</text:p>
          </table:table-cell>
          <table:table-cell table:number-columns-repeated="16381"/>
        </table:table-row>
        <table:table-row table:style-name="ro1">
          <table:table-cell office:value-type="float" office:value="35.783000000000001" table:style-name="ce2">
            <text:p>35,783</text:p>
          </table:table-cell>
          <table:table-cell office:value-type="float" office:value="2.9742999999999999" table:style-name="ce2">
            <text:p>2,9743</text:p>
          </table:table-cell>
          <table:table-cell office:value-type="float" office:value="10665" table:style-name="ce2">
            <text:p>10665</text:p>
          </table:table-cell>
          <table:table-cell table:number-columns-repeated="16381"/>
        </table:table-row>
        <table:table-row table:style-name="ro1">
          <table:table-cell office:value-type="float" office:value="35.866999999999997" table:style-name="ce2">
            <text:p>35,867</text:p>
          </table:table-cell>
          <table:table-cell office:value-type="float" office:value="2.9811000000000001" table:style-name="ce2">
            <text:p>2,9811</text:p>
          </table:table-cell>
          <table:table-cell office:value-type="float" office:value="10744" table:style-name="ce2">
            <text:p>10744</text:p>
          </table:table-cell>
          <table:table-cell table:number-columns-repeated="16381"/>
        </table:table-row>
        <table:table-row table:style-name="ro1">
          <table:table-cell office:value-type="float" office:value="35.950000000000003" table:style-name="ce2">
            <text:p>35,95</text:p>
          </table:table-cell>
          <table:table-cell office:value-type="float" office:value="2.9883999999999999" table:style-name="ce2">
            <text:p>2,9884</text:p>
          </table:table-cell>
          <table:table-cell office:value-type="float" office:value="10833" table:style-name="ce2">
            <text:p>10833</text:p>
          </table:table-cell>
          <table:table-cell table:number-columns-repeated="16381"/>
        </table:table-row>
        <table:table-row table:style-name="ro1">
          <table:table-cell office:value-type="float" office:value="36.033000000000001" table:style-name="ce2">
            <text:p>36,033</text:p>
          </table:table-cell>
          <table:table-cell office:value-type="float" office:value="2.9952000000000001" table:style-name="ce2">
            <text:p>2,9952</text:p>
          </table:table-cell>
          <table:table-cell office:value-type="float" office:value="10912" table:style-name="ce2">
            <text:p>10912</text:p>
          </table:table-cell>
          <table:table-cell table:number-columns-repeated="16381"/>
        </table:table-row>
        <table:table-row table:style-name="ro1">
          <table:table-cell office:value-type="float" office:value="36.1" table:style-name="ce2">
            <text:p>36,1</text:p>
          </table:table-cell>
          <table:table-cell office:value-type="float" office:value="3.0007000000000001" table:style-name="ce2">
            <text:p>3,0007</text:p>
          </table:table-cell>
          <table:table-cell office:value-type="float" office:value="10991" table:style-name="ce2">
            <text:p>10991</text:p>
          </table:table-cell>
          <table:table-cell table:number-columns-repeated="16381"/>
        </table:table-row>
        <table:table-row table:style-name="ro1">
          <table:table-cell office:value-type="float" office:value="36.183" table:style-name="ce2">
            <text:p>36,183</text:p>
          </table:table-cell>
          <table:table-cell office:value-type="float" office:value="3.0076000000000001" table:style-name="ce2">
            <text:p>3,0076</text:p>
          </table:table-cell>
          <table:table-cell office:value-type="float" office:value="11069" table:style-name="ce2">
            <text:p>11069</text:p>
          </table:table-cell>
          <table:table-cell table:number-columns-repeated="16381"/>
        </table:table-row>
        <table:table-row table:style-name="ro1">
          <table:table-cell office:value-type="float" office:value="36.267000000000003" table:style-name="ce2">
            <text:p>36,267</text:p>
          </table:table-cell>
          <table:table-cell office:value-type="float" office:value="3.0146000000000002" table:style-name="ce2">
            <text:p>3,0146</text:p>
          </table:table-cell>
          <table:table-cell office:value-type="float" office:value="11148" table:style-name="ce2">
            <text:p>11148</text:p>
          </table:table-cell>
          <table:table-cell table:number-columns-repeated="16381"/>
        </table:table-row>
        <table:table-row table:style-name="ro1">
          <table:table-cell office:value-type="float" office:value="36.35" table:style-name="ce2">
            <text:p>36,35</text:p>
          </table:table-cell>
          <table:table-cell office:value-type="float" office:value="3.0213000000000001" table:style-name="ce2">
            <text:p>3,0213</text:p>
          </table:table-cell>
          <table:table-cell office:value-type="float" office:value="11247" table:style-name="ce2">
            <text:p>11247</text:p>
          </table:table-cell>
          <table:table-cell table:number-columns-repeated="16381"/>
        </table:table-row>
        <table:table-row table:style-name="ro1">
          <table:table-cell office:value-type="float" office:value="36.417000000000002" table:style-name="ce2">
            <text:p>36,417</text:p>
          </table:table-cell>
          <table:table-cell office:value-type="float" office:value="3.0270000000000001" table:style-name="ce2">
            <text:p>3,027</text:p>
          </table:table-cell>
          <table:table-cell office:value-type="float" office:value="11326" table:style-name="ce2">
            <text:p>11326</text:p>
          </table:table-cell>
          <table:table-cell table:number-columns-repeated="16381"/>
        </table:table-row>
        <table:table-row table:style-name="ro1">
          <table:table-cell office:value-type="float" office:value="36.5" table:style-name="ce2">
            <text:p>36,5</text:p>
          </table:table-cell>
          <table:table-cell office:value-type="float" office:value="3.0341999999999998" table:style-name="ce2">
            <text:p>3,0342</text:p>
          </table:table-cell>
          <table:table-cell office:value-type="float" office:value="11414" table:style-name="ce2">
            <text:p>11414</text:p>
          </table:table-cell>
          <table:table-cell table:number-columns-repeated="16381"/>
        </table:table-row>
        <table:table-row table:style-name="ro1">
          <table:table-cell office:value-type="float" office:value="36.582999999999998" table:style-name="ce2">
            <text:p>36,583</text:p>
          </table:table-cell>
          <table:table-cell office:value-type="float" office:value="3.0409999999999999" table:style-name="ce2">
            <text:p>3,041</text:p>
          </table:table-cell>
          <table:table-cell office:value-type="float" office:value="11513" table:style-name="ce2">
            <text:p>11513</text:p>
          </table:table-cell>
          <table:table-cell table:number-columns-repeated="16381"/>
        </table:table-row>
        <table:table-row table:style-name="ro1">
          <table:table-cell office:value-type="float" office:value="36.65" table:style-name="ce2">
            <text:p>36,65</text:p>
          </table:table-cell>
          <table:table-cell office:value-type="float" office:value="3.0466000000000002" table:style-name="ce2">
            <text:p>3,0466</text:p>
          </table:table-cell>
          <table:table-cell office:value-type="float" office:value="11592" table:style-name="ce2">
            <text:p>11592</text:p>
          </table:table-cell>
          <table:table-cell table:number-columns-repeated="16381"/>
        </table:table-row>
        <table:table-row table:style-name="ro1">
          <table:table-cell office:value-type="float" office:value="36.716999999999999" table:style-name="ce2">
            <text:p>36,717</text:p>
          </table:table-cell>
          <table:table-cell office:value-type="float" office:value="3.052" table:style-name="ce2">
            <text:p>3,052</text:p>
          </table:table-cell>
          <table:table-cell office:value-type="float" office:value="11671" table:style-name="ce2">
            <text:p>11671</text:p>
          </table:table-cell>
          <table:table-cell table:number-columns-repeated="16381"/>
        </table:table-row>
        <table:table-row table:style-name="ro1">
          <table:table-cell office:value-type="float" office:value="36.783000000000001" table:style-name="ce2">
            <text:p>36,783</text:p>
          </table:table-cell>
          <table:table-cell office:value-type="float" office:value="3.0575000000000001" table:style-name="ce2">
            <text:p>3,0575</text:p>
          </table:table-cell>
          <table:table-cell office:value-type="float" office:value="11750" table:style-name="ce2">
            <text:p>11750</text:p>
          </table:table-cell>
          <table:table-cell table:number-columns-repeated="16381"/>
        </table:table-row>
        <table:table-row table:style-name="ro1">
          <table:table-cell office:value-type="float" office:value="36.85" table:style-name="ce2">
            <text:p>36,85</text:p>
          </table:table-cell>
          <table:table-cell office:value-type="float" office:value="3.0630999999999999" table:style-name="ce2">
            <text:p>3,0631</text:p>
          </table:table-cell>
          <table:table-cell office:value-type="float" office:value="11828" table:style-name="ce2">
            <text:p>11828</text:p>
          </table:table-cell>
          <table:table-cell table:number-columns-repeated="16381"/>
        </table:table-row>
        <table:table-row table:style-name="ro1">
          <table:table-cell office:value-type="float" office:value="36.917000000000002" table:style-name="ce2">
            <text:p>36,917</text:p>
          </table:table-cell>
          <table:table-cell office:value-type="float" office:value="3.0686" table:style-name="ce2">
            <text:p>3,0686</text:p>
          </table:table-cell>
          <table:table-cell office:value-type="float" office:value="11917" table:style-name="ce2">
            <text:p>11917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3.0758000000000001" table:style-name="ce2">
            <text:p>3,0758</text:p>
          </table:table-cell>
          <table:table-cell office:value-type="float" office:value="12006" table:style-name="ce2">
            <text:p>12006</text:p>
          </table:table-cell>
          <table:table-cell table:number-columns-repeated="16381"/>
        </table:table-row>
        <table:table-row table:style-name="ro1">
          <table:table-cell office:value-type="float" office:value="37.067" table:style-name="ce2">
            <text:p>37,067</text:p>
          </table:table-cell>
          <table:table-cell office:value-type="float" office:value="3.0813999999999999" table:style-name="ce2">
            <text:p>3,0814</text:p>
          </table:table-cell>
          <table:table-cell office:value-type="float" office:value="12095" table:style-name="ce2">
            <text:p>12095</text:p>
          </table:table-cell>
          <table:table-cell table:number-columns-repeated="16381"/>
        </table:table-row>
        <table:table-row table:style-name="ro1">
          <table:table-cell office:value-type="float" office:value="37.133000000000003" table:style-name="ce2">
            <text:p>37,133</text:p>
          </table:table-cell>
          <table:table-cell office:value-type="float" office:value="3.0869" table:style-name="ce2">
            <text:p>3,0869</text:p>
          </table:table-cell>
          <table:table-cell office:value-type="float" office:value="12173" table:style-name="ce2">
            <text:p>12173</text:p>
          </table:table-cell>
          <table:table-cell table:number-columns-repeated="16381"/>
        </table:table-row>
        <table:table-row table:style-name="ro1">
          <table:table-cell office:value-type="float" office:value="37.200000000000003" table:style-name="ce2">
            <text:p>37,2</text:p>
          </table:table-cell>
          <table:table-cell office:value-type="float" office:value="3.0924" table:style-name="ce2">
            <text:p>3,0924</text:p>
          </table:table-cell>
          <table:table-cell office:value-type="float" office:value="12262" table:style-name="ce2">
            <text:p>12262</text:p>
          </table:table-cell>
          <table:table-cell table:number-columns-repeated="16381"/>
        </table:table-row>
        <table:table-row table:style-name="ro1">
          <table:table-cell office:value-type="float" office:value="37.267000000000003" table:style-name="ce2">
            <text:p>37,267</text:p>
          </table:table-cell>
          <table:table-cell office:value-type="float" office:value="3.0979000000000001" table:style-name="ce2">
            <text:p>3,0979</text:p>
          </table:table-cell>
          <table:table-cell office:value-type="float" office:value="12351" table:style-name="ce2">
            <text:p>12351</text:p>
          </table:table-cell>
          <table:table-cell table:number-columns-repeated="16381"/>
        </table:table-row>
        <table:table-row table:style-name="ro1">
          <table:table-cell office:value-type="float" office:value="37.332999999999998" table:style-name="ce2">
            <text:p>37,333</text:p>
          </table:table-cell>
          <table:table-cell office:value-type="float" office:value="3.1034000000000002" table:style-name="ce2">
            <text:p>3,1034</text:p>
          </table:table-cell>
          <table:table-cell office:value-type="float" office:value="12449" table:style-name="ce2">
            <text:p>12449</text:p>
          </table:table-cell>
          <table:table-cell table:number-columns-repeated="16381"/>
        </table:table-row>
        <table:table-row table:style-name="ro1">
          <table:table-cell office:value-type="float" office:value="37.4" table:style-name="ce2">
            <text:p>37,4</text:p>
          </table:table-cell>
          <table:table-cell office:value-type="float" office:value="3.109" table:style-name="ce2">
            <text:p>3,109</text:p>
          </table:table-cell>
          <table:table-cell office:value-type="float" office:value="12538" table:style-name="ce2">
            <text:p>12538</text:p>
          </table:table-cell>
          <table:table-cell table:number-columns-repeated="16381"/>
        </table:table-row>
        <table:table-row table:style-name="ro1">
          <table:table-cell office:value-type="float" office:value="37.466999999999999" table:style-name="ce2">
            <text:p>37,467</text:p>
          </table:table-cell>
          <table:table-cell office:value-type="float" office:value="3.1145" table:style-name="ce2">
            <text:p>3,1145</text:p>
          </table:table-cell>
          <table:table-cell office:value-type="float" office:value="12627" table:style-name="ce2">
            <text:p>12627</text:p>
          </table:table-cell>
          <table:table-cell table:number-columns-repeated="16381"/>
        </table:table-row>
        <table:table-row table:style-name="ro1">
          <table:table-cell office:value-type="float" office:value="37.533000000000001" table:style-name="ce2">
            <text:p>37,533</text:p>
          </table:table-cell>
          <table:table-cell office:value-type="float" office:value="3.12" table:style-name="ce2">
            <text:p>3,12</text:p>
          </table:table-cell>
          <table:table-cell office:value-type="float" office:value="12725" table:style-name="ce2">
            <text:p>12725</text:p>
          </table:table-cell>
          <table:table-cell table:number-columns-repeated="16381"/>
        </table:table-row>
        <table:table-row table:style-name="ro1">
          <table:table-cell office:value-type="float" office:value="37.616999999999997" table:style-name="ce2">
            <text:p>37,617</text:p>
          </table:table-cell>
          <table:table-cell office:value-type="float" office:value="3.1271" table:style-name="ce2">
            <text:p>3,1271</text:p>
          </table:table-cell>
          <table:table-cell office:value-type="float" office:value="12844" table:style-name="ce2">
            <text:p>12844</text:p>
          </table:table-cell>
          <table:table-cell table:number-columns-repeated="16381"/>
        </table:table-row>
        <table:table-row table:style-name="ro1">
          <table:table-cell office:value-type="float" office:value="37.683" table:style-name="ce2">
            <text:p>37,683</text:p>
          </table:table-cell>
          <table:table-cell office:value-type="float" office:value="3.1326999999999998" table:style-name="ce2">
            <text:p>3,1327</text:p>
          </table:table-cell>
          <table:table-cell office:value-type="float" office:value="12942" table:style-name="ce2">
            <text:p>12942</text:p>
          </table:table-cell>
          <table:table-cell table:number-columns-repeated="16381"/>
        </table:table-row>
        <table:table-row table:style-name="ro1">
          <table:table-cell office:value-type="float" office:value="37.75" table:style-name="ce2">
            <text:p>37,75</text:p>
          </table:table-cell>
          <table:table-cell office:value-type="float" office:value="3.1383999999999999" table:style-name="ce2">
            <text:p>3,1384</text:p>
          </table:table-cell>
          <table:table-cell office:value-type="float" office:value="13041" table:style-name="ce2">
            <text:p>13041</text:p>
          </table:table-cell>
          <table:table-cell table:number-columns-repeated="16381"/>
        </table:table-row>
        <table:table-row table:style-name="ro1">
          <table:table-cell office:value-type="float" office:value="37.817" table:style-name="ce2">
            <text:p>37,817</text:p>
          </table:table-cell>
          <table:table-cell office:value-type="float" office:value="3.1438999999999999" table:style-name="ce2">
            <text:p>3,1439</text:p>
          </table:table-cell>
          <table:table-cell office:value-type="float" office:value="13139" table:style-name="ce2">
            <text:p>13139</text:p>
          </table:table-cell>
          <table:table-cell table:number-columns-repeated="16381"/>
        </table:table-row>
        <table:table-row table:style-name="ro1">
          <table:table-cell office:value-type="float" office:value="37.883000000000003" table:style-name="ce2">
            <text:p>37,883</text:p>
          </table:table-cell>
          <table:table-cell office:value-type="float" office:value="3.1493000000000002" table:style-name="ce2">
            <text:p>3,1493</text:p>
          </table:table-cell>
          <table:table-cell office:value-type="float" office:value="13238" table:style-name="ce2">
            <text:p>13238</text:p>
          </table:table-cell>
          <table:table-cell table:number-columns-repeated="16381"/>
        </table:table-row>
        <table:table-row table:style-name="ro1">
          <table:table-cell office:value-type="float" office:value="37.950000000000003" table:style-name="ce2">
            <text:p>37,95</text:p>
          </table:table-cell>
          <table:table-cell office:value-type="float" office:value="3.1547999999999998" table:style-name="ce2">
            <text:p>3,1548</text:p>
          </table:table-cell>
          <table:table-cell office:value-type="float" office:value="13346" table:style-name="ce2">
            <text:p>13346</text:p>
          </table:table-cell>
          <table:table-cell table:number-columns-repeated="16381"/>
        </table:table-row>
        <table:table-row table:style-name="ro1">
          <table:table-cell office:value-type="float" office:value="38.017000000000003" table:style-name="ce2">
            <text:p>38,017</text:p>
          </table:table-cell>
          <table:table-cell office:value-type="float" office:value="3.1602999999999999" table:style-name="ce2">
            <text:p>3,1603</text:p>
          </table:table-cell>
          <table:table-cell office:value-type="float" office:value="13445" table:style-name="ce2">
            <text:p>13445</text:p>
          </table:table-cell>
          <table:table-cell table:number-columns-repeated="16381"/>
        </table:table-row>
        <table:table-row table:style-name="ro1">
          <table:table-cell office:value-type="float" office:value="38.082999999999998" table:style-name="ce2">
            <text:p>38,083</text:p>
          </table:table-cell>
          <table:table-cell office:value-type="float" office:value="3.1659999999999999" table:style-name="ce2">
            <text:p>3,166</text:p>
          </table:table-cell>
          <table:table-cell office:value-type="float" office:value="13544" table:style-name="ce2">
            <text:p>13544</text:p>
          </table:table-cell>
          <table:table-cell table:number-columns-repeated="16381"/>
        </table:table-row>
        <table:table-row table:style-name="ro1">
          <table:table-cell office:value-type="float" office:value="38.15" table:style-name="ce2">
            <text:p>38,15</text:p>
          </table:table-cell>
          <table:table-cell office:value-type="float" office:value="3.1714000000000002" table:style-name="ce2">
            <text:p>3,1714</text:p>
          </table:table-cell>
          <table:table-cell office:value-type="float" office:value="13662" table:style-name="ce2">
            <text:p>13662</text:p>
          </table:table-cell>
          <table:table-cell table:number-columns-repeated="16381"/>
        </table:table-row>
        <table:table-row table:style-name="ro1">
          <table:table-cell office:value-type="float" office:value="38.216999999999999" table:style-name="ce2">
            <text:p>38,217</text:p>
          </table:table-cell>
          <table:table-cell office:value-type="float" office:value="3.177" table:style-name="ce2">
            <text:p>3,177</text:p>
          </table:table-cell>
          <table:table-cell office:value-type="float" office:value="13770" table:style-name="ce2">
            <text:p>13770</text:p>
          </table:table-cell>
          <table:table-cell table:number-columns-repeated="16381"/>
        </table:table-row>
        <table:table-row table:style-name="ro1">
          <table:table-cell office:value-type="float" office:value="38.283000000000001" table:style-name="ce2">
            <text:p>38,283</text:p>
          </table:table-cell>
          <table:table-cell office:value-type="float" office:value="3.1827000000000001" table:style-name="ce2">
            <text:p>3,1827</text:p>
          </table:table-cell>
          <table:table-cell office:value-type="float" office:value="13879" table:style-name="ce2">
            <text:p>13879</text:p>
          </table:table-cell>
          <table:table-cell table:number-columns-repeated="16381"/>
        </table:table-row>
        <table:table-row table:style-name="ro1">
          <table:table-cell office:value-type="float" office:value="38.35" table:style-name="ce2">
            <text:p>38,35</text:p>
          </table:table-cell>
          <table:table-cell office:value-type="float" office:value="3.1882000000000001" table:style-name="ce2">
            <text:p>3,1882</text:p>
          </table:table-cell>
          <table:table-cell office:value-type="float" office:value="13987" table:style-name="ce2">
            <text:p>13987</text:p>
          </table:table-cell>
          <table:table-cell table:number-columns-repeated="16381"/>
        </table:table-row>
        <table:table-row table:style-name="ro1">
          <table:table-cell office:value-type="float" office:value="38.417000000000002" table:style-name="ce2">
            <text:p>38,417</text:p>
          </table:table-cell>
          <table:table-cell office:value-type="float" office:value="3.1937000000000002" table:style-name="ce2">
            <text:p>3,1937</text:p>
          </table:table-cell>
          <table:table-cell office:value-type="float" office:value="14096" table:style-name="ce2">
            <text:p>14096</text:p>
          </table:table-cell>
          <table:table-cell table:number-columns-repeated="16381"/>
        </table:table-row>
        <table:table-row table:style-name="ro1">
          <table:table-cell office:value-type="float" office:value="38.482999999999997" table:style-name="ce2">
            <text:p>38,483</text:p>
          </table:table-cell>
          <table:table-cell office:value-type="float" office:value="3.1991999999999998" table:style-name="ce2">
            <text:p>3,1992</text:p>
          </table:table-cell>
          <table:table-cell office:value-type="float" office:value="14214" table:style-name="ce2">
            <text:p>14214</text:p>
          </table:table-cell>
          <table:table-cell table:number-columns-repeated="16381"/>
        </table:table-row>
        <table:table-row table:style-name="ro1">
          <table:table-cell office:value-type="float" office:value="38.549999999999997" table:style-name="ce2">
            <text:p>38,55</text:p>
          </table:table-cell>
          <table:table-cell office:value-type="float" office:value="3.2046999999999999" table:style-name="ce2">
            <text:p>3,2047</text:p>
          </table:table-cell>
          <table:table-cell office:value-type="float" office:value="14322" table:style-name="ce2">
            <text:p>14322</text:p>
          </table:table-cell>
          <table:table-cell table:number-columns-repeated="16381"/>
        </table:table-row>
        <table:table-row table:style-name="ro1">
          <table:table-cell office:value-type="float" office:value="38.616999999999997" table:style-name="ce2">
            <text:p>38,617</text:p>
          </table:table-cell>
          <table:table-cell office:value-type="float" office:value="3.2105000000000001" table:style-name="ce2">
            <text:p>3,2105</text:p>
          </table:table-cell>
          <table:table-cell office:value-type="float" office:value="14441" table:style-name="ce2">
            <text:p>14441</text:p>
          </table:table-cell>
          <table:table-cell table:number-columns-repeated="16381"/>
        </table:table-row>
        <table:table-row table:style-name="ro1">
          <table:table-cell office:value-type="float" office:value="38.683" table:style-name="ce2">
            <text:p>38,683</text:p>
          </table:table-cell>
          <table:table-cell office:value-type="float" office:value="3.2160000000000002" table:style-name="ce2">
            <text:p>3,216</text:p>
          </table:table-cell>
          <table:table-cell office:value-type="float" office:value="14559" table:style-name="ce2">
            <text:p>14559</text:p>
          </table:table-cell>
          <table:table-cell table:number-columns-repeated="16381"/>
        </table:table-row>
        <table:table-row table:style-name="ro1">
          <table:table-cell office:value-type="float" office:value="38.75" table:style-name="ce2">
            <text:p>38,75</text:p>
          </table:table-cell>
          <table:table-cell office:value-type="float" office:value="3.2216" table:style-name="ce2">
            <text:p>3,2216</text:p>
          </table:table-cell>
          <table:table-cell office:value-type="float" office:value="14667" table:style-name="ce2">
            <text:p>14667</text:p>
          </table:table-cell>
          <table:table-cell table:number-columns-repeated="16381"/>
        </table:table-row>
        <table:table-row table:style-name="ro1">
          <table:table-cell office:value-type="float" office:value="38.817" table:style-name="ce2">
            <text:p>38,817</text:p>
          </table:table-cell>
          <table:table-cell office:value-type="float" office:value="3.2273000000000001" table:style-name="ce2">
            <text:p>3,2273</text:p>
          </table:table-cell>
          <table:table-cell office:value-type="float" office:value="14786" table:style-name="ce2">
            <text:p>14786</text:p>
          </table:table-cell>
          <table:table-cell table:number-columns-repeated="16381"/>
        </table:table-row>
        <table:table-row table:style-name="ro1">
          <table:table-cell office:value-type="float" office:value="38.883000000000003" table:style-name="ce2">
            <text:p>38,883</text:p>
          </table:table-cell>
          <table:table-cell office:value-type="float" office:value="3.2326999999999999" table:style-name="ce2">
            <text:p>3,2327</text:p>
          </table:table-cell>
          <table:table-cell office:value-type="float" office:value="14904" table:style-name="ce2">
            <text:p>14904</text:p>
          </table:table-cell>
          <table:table-cell table:number-columns-repeated="16381"/>
        </table:table-row>
        <table:table-row table:style-name="ro1">
          <table:table-cell office:value-type="float" office:value="38.950000000000003" table:style-name="ce2">
            <text:p>38,95</text:p>
          </table:table-cell>
          <table:table-cell office:value-type="float" office:value="3.2381000000000002" table:style-name="ce2">
            <text:p>3,2381</text:p>
          </table:table-cell>
          <table:table-cell office:value-type="float" office:value="15022" table:style-name="ce2">
            <text:p>15022</text:p>
          </table:table-cell>
          <table:table-cell table:number-columns-repeated="16381"/>
        </table:table-row>
        <table:table-row table:style-name="ro1">
          <table:table-cell office:value-type="float" office:value="39.017000000000003" table:style-name="ce2">
            <text:p>39,017</text:p>
          </table:table-cell>
          <table:table-cell office:value-type="float" office:value="3.2435999999999998" table:style-name="ce2">
            <text:p>3,2436</text:p>
          </table:table-cell>
          <table:table-cell office:value-type="float" office:value="15131" table:style-name="ce2">
            <text:p>15131</text:p>
          </table:table-cell>
          <table:table-cell table:number-columns-repeated="16381"/>
        </table:table-row>
        <table:table-row table:style-name="ro1">
          <table:table-cell office:value-type="float" office:value="39.082999999999998" table:style-name="ce2">
            <text:p>39,083</text:p>
          </table:table-cell>
          <table:table-cell office:value-type="float" office:value="3.2490999999999999" table:style-name="ce2">
            <text:p>3,2491</text:p>
          </table:table-cell>
          <table:table-cell office:value-type="float" office:value="15249" table:style-name="ce2">
            <text:p>15249</text:p>
          </table:table-cell>
          <table:table-cell table:number-columns-repeated="16381"/>
        </table:table-row>
        <table:table-row table:style-name="ro1">
          <table:table-cell office:value-type="float" office:value="39.15" table:style-name="ce2">
            <text:p>39,15</text:p>
          </table:table-cell>
          <table:table-cell office:value-type="float" office:value="3.2545999999999999" table:style-name="ce2">
            <text:p>3,2546</text:p>
          </table:table-cell>
          <table:table-cell office:value-type="float" office:value="15377" table:style-name="ce2">
            <text:p>15377</text:p>
          </table:table-cell>
          <table:table-cell table:number-columns-repeated="16381"/>
        </table:table-row>
        <table:table-row table:style-name="ro1">
          <table:table-cell office:value-type="float" office:value="39.232999999999997" table:style-name="ce2">
            <text:p>39,233</text:p>
          </table:table-cell>
          <table:table-cell office:value-type="float" office:value="3.262" table:style-name="ce2">
            <text:p>3,262</text:p>
          </table:table-cell>
          <table:table-cell office:value-type="float" office:value="15525" table:style-name="ce2">
            <text:p>15525</text:p>
          </table:table-cell>
          <table:table-cell table:number-columns-repeated="16381"/>
        </table:table-row>
        <table:table-row table:style-name="ro1">
          <table:table-cell office:value-type="float" office:value="39.317" table:style-name="ce2">
            <text:p>39,317</text:p>
          </table:table-cell>
          <table:table-cell office:value-type="float" office:value="3.2688000000000001" table:style-name="ce2">
            <text:p>3,2688</text:p>
          </table:table-cell>
          <table:table-cell office:value-type="float" office:value="15683" table:style-name="ce2">
            <text:p>15683</text:p>
          </table:table-cell>
          <table:table-cell table:number-columns-repeated="16381"/>
        </table:table-row>
        <table:table-row table:style-name="ro1">
          <table:table-cell office:value-type="float" office:value="39.383000000000003" table:style-name="ce2">
            <text:p>39,383</text:p>
          </table:table-cell>
          <table:table-cell office:value-type="float" office:value="3.2743000000000002" table:style-name="ce2">
            <text:p>3,2743</text:p>
          </table:table-cell>
          <table:table-cell office:value-type="float" office:value="15801" table:style-name="ce2">
            <text:p>15801</text:p>
          </table:table-cell>
          <table:table-cell table:number-columns-repeated="16381"/>
        </table:table-row>
        <table:table-row table:style-name="ro1">
          <table:table-cell office:value-type="float" office:value="39.466999999999999" table:style-name="ce2">
            <text:p>39,467</text:p>
          </table:table-cell>
          <table:table-cell office:value-type="float" office:value="3.2810999999999999" table:style-name="ce2">
            <text:p>3,2811</text:p>
          </table:table-cell>
          <table:table-cell office:value-type="float" office:value="15939" table:style-name="ce2">
            <text:p>15939</text:p>
          </table:table-cell>
          <table:table-cell table:number-columns-repeated="16381"/>
        </table:table-row>
        <table:table-row table:style-name="ro1">
          <table:table-cell office:value-type="float" office:value="39.533000000000001" table:style-name="ce2">
            <text:p>39,533</text:p>
          </table:table-cell>
          <table:table-cell office:value-type="float" office:value="3.2867000000000002" table:style-name="ce2">
            <text:p>3,2867</text:p>
          </table:table-cell>
          <table:table-cell office:value-type="float" office:value="16067" table:style-name="ce2">
            <text:p>16067</text:p>
          </table:table-cell>
          <table:table-cell table:number-columns-repeated="16381"/>
        </table:table-row>
        <table:table-row table:style-name="ro1">
          <table:table-cell office:value-type="float" office:value="39.6" table:style-name="ce2">
            <text:p>39,6</text:p>
          </table:table-cell>
          <table:table-cell office:value-type="float" office:value="3.2921999999999998" table:style-name="ce2">
            <text:p>3,2922</text:p>
          </table:table-cell>
          <table:table-cell office:value-type="float" office:value="16195" table:style-name="ce2">
            <text:p>16195</text:p>
          </table:table-cell>
          <table:table-cell table:number-columns-repeated="16381"/>
        </table:table-row>
        <table:table-row table:style-name="ro1">
          <table:table-cell office:value-type="float" office:value="39.667000000000002" table:style-name="ce2">
            <text:p>39,667</text:p>
          </table:table-cell>
          <table:table-cell office:value-type="float" office:value="3.2976999999999999" table:style-name="ce2">
            <text:p>3,2977</text:p>
          </table:table-cell>
          <table:table-cell office:value-type="float" office:value="16313" table:style-name="ce2">
            <text:p>16313</text:p>
          </table:table-cell>
          <table:table-cell table:number-columns-repeated="16381"/>
        </table:table-row>
        <table:table-row table:style-name="ro1">
          <table:table-cell office:value-type="float" office:value="39.732999999999997" table:style-name="ce2">
            <text:p>39,733</text:p>
          </table:table-cell>
          <table:table-cell office:value-type="float" office:value="3.3035000000000001" table:style-name="ce2">
            <text:p>3,3035</text:p>
          </table:table-cell>
          <table:table-cell office:value-type="float" office:value="16442" table:style-name="ce2">
            <text:p>16442</text:p>
          </table:table-cell>
          <table:table-cell table:number-columns-repeated="16381"/>
        </table:table-row>
        <table:table-row table:style-name="ro1">
          <table:table-cell office:value-type="float" office:value="39.799999999999997" table:style-name="ce2">
            <text:p>39,8</text:p>
          </table:table-cell>
          <table:table-cell office:value-type="float" office:value="3.3090000000000002" table:style-name="ce2">
            <text:p>3,309</text:p>
          </table:table-cell>
          <table:table-cell office:value-type="float" office:value="16570" table:style-name="ce2">
            <text:p>16570</text:p>
          </table:table-cell>
          <table:table-cell table:number-columns-repeated="16381"/>
        </table:table-row>
        <table:table-row table:style-name="ro1">
          <table:table-cell office:value-type="float" office:value="39.866999999999997" table:style-name="ce2">
            <text:p>39,867</text:p>
          </table:table-cell>
          <table:table-cell office:value-type="float" office:value="3.3146" table:style-name="ce2">
            <text:p>3,3146</text:p>
          </table:table-cell>
          <table:table-cell office:value-type="float" office:value="16698" table:style-name="ce2">
            <text:p>16698</text:p>
          </table:table-cell>
          <table:table-cell table:number-columns-repeated="16381"/>
        </table:table-row>
        <table:table-row table:style-name="ro1">
          <table:table-cell office:value-type="float" office:value="39.933" table:style-name="ce2">
            <text:p>39,933</text:p>
          </table:table-cell>
          <table:table-cell office:value-type="float" office:value="3.3201999999999998" table:style-name="ce2">
            <text:p>3,3202</text:p>
          </table:table-cell>
          <table:table-cell office:value-type="float" office:value="16826" table:style-name="ce2">
            <text:p>16826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3.3256999999999999" table:style-name="ce2">
            <text:p>3,3257</text:p>
          </table:table-cell>
          <table:table-cell office:value-type="float" office:value="16954" table:style-name="ce2">
            <text:p>16954</text:p>
          </table:table-cell>
          <table:table-cell table:number-columns-repeated="16381"/>
        </table:table-row>
        <table:table-row table:style-name="ro1">
          <table:table-cell office:value-type="float" office:value="40.067" table:style-name="ce2">
            <text:p>40,067</text:p>
          </table:table-cell>
          <table:table-cell office:value-type="float" office:value="3.3311999999999999" table:style-name="ce2">
            <text:p>3,3312</text:p>
          </table:table-cell>
          <table:table-cell office:value-type="float" office:value="17092" table:style-name="ce2">
            <text:p>17092</text:p>
          </table:table-cell>
          <table:table-cell table:number-columns-repeated="16381"/>
        </table:table-row>
        <table:table-row table:style-name="ro1">
          <table:table-cell office:value-type="float" office:value="40.133000000000003" table:style-name="ce2">
            <text:p>40,133</text:p>
          </table:table-cell>
          <table:table-cell office:value-type="float" office:value="3.3365999999999998" table:style-name="ce2">
            <text:p>3,3366</text:p>
          </table:table-cell>
          <table:table-cell office:value-type="float" office:value="17210" table:style-name="ce2">
            <text:p>17210</text:p>
          </table:table-cell>
          <table:table-cell table:number-columns-repeated="16381"/>
        </table:table-row>
        <table:table-row table:style-name="ro1">
          <table:table-cell office:value-type="float" office:value="40.200000000000003" table:style-name="ce2">
            <text:p>40,2</text:p>
          </table:table-cell>
          <table:table-cell office:value-type="float" office:value="3.3420999999999998" table:style-name="ce2">
            <text:p>3,3421</text:p>
          </table:table-cell>
          <table:table-cell office:value-type="float" office:value="17348" table:style-name="ce2">
            <text:p>17348</text:p>
          </table:table-cell>
          <table:table-cell table:number-columns-repeated="16381"/>
        </table:table-row>
        <table:table-row table:style-name="ro1">
          <table:table-cell office:value-type="float" office:value="40.267000000000003" table:style-name="ce2">
            <text:p>40,267</text:p>
          </table:table-cell>
          <table:table-cell office:value-type="float" office:value="3.3477999999999999" table:style-name="ce2">
            <text:p>3,3478</text:p>
          </table:table-cell>
          <table:table-cell office:value-type="float" office:value="17477" table:style-name="ce2">
            <text:p>17477</text:p>
          </table:table-cell>
          <table:table-cell table:number-columns-repeated="16381"/>
        </table:table-row>
        <table:table-row table:style-name="ro1">
          <table:table-cell office:value-type="float" office:value="40.317" table:style-name="ce2">
            <text:p>40,317</text:p>
          </table:table-cell>
          <table:table-cell office:value-type="float" office:value="3.3519000000000001" table:style-name="ce2">
            <text:p>3,3519</text:p>
          </table:table-cell>
          <table:table-cell office:value-type="float" office:value="17595" table:style-name="ce2">
            <text:p>17595</text:p>
          </table:table-cell>
          <table:table-cell table:number-columns-repeated="16381"/>
        </table:table-row>
        <table:table-row table:style-name="ro1">
          <table:table-cell office:value-type="float" office:value="40.383000000000003" table:style-name="ce2">
            <text:p>40,383</text:p>
          </table:table-cell>
          <table:table-cell office:value-type="float" office:value="3.3574999999999999" table:style-name="ce2">
            <text:p>3,3575</text:p>
          </table:table-cell>
          <table:table-cell office:value-type="float" office:value="17723" table:style-name="ce2">
            <text:p>17723</text:p>
          </table:table-cell>
          <table:table-cell table:number-columns-repeated="16381"/>
        </table:table-row>
        <table:table-row table:style-name="ro1">
          <table:table-cell office:value-type="float" office:value="40.466999999999999" table:style-name="ce2">
            <text:p>40,467</text:p>
          </table:table-cell>
          <table:table-cell office:value-type="float" office:value="3.3645999999999998" table:style-name="ce2">
            <text:p>3,3646</text:p>
          </table:table-cell>
          <table:table-cell office:value-type="float" office:value="17891" table:style-name="ce2">
            <text:p>17891</text:p>
          </table:table-cell>
          <table:table-cell table:number-columns-repeated="16381"/>
        </table:table-row>
        <table:table-row table:style-name="ro1">
          <table:table-cell office:value-type="float" office:value="40.549999999999997" table:style-name="ce2">
            <text:p>40,55</text:p>
          </table:table-cell>
          <table:table-cell office:value-type="float" office:value="3.3715999999999999" table:style-name="ce2">
            <text:p>3,3716</text:p>
          </table:table-cell>
          <table:table-cell office:value-type="float" office:value="18058" table:style-name="ce2">
            <text:p>18058</text:p>
          </table:table-cell>
          <table:table-cell table:number-columns-repeated="16381"/>
        </table:table-row>
        <table:table-row table:style-name="ro1">
          <table:table-cell office:value-type="float" office:value="40.633000000000003" table:style-name="ce2">
            <text:p>40,633</text:p>
          </table:table-cell>
          <table:table-cell office:value-type="float" office:value="3.3784999999999998" table:style-name="ce2">
            <text:p>3,3785</text:p>
          </table:table-cell>
          <table:table-cell office:value-type="float" office:value="18236" table:style-name="ce2">
            <text:p>18236</text:p>
          </table:table-cell>
          <table:table-cell table:number-columns-repeated="16381"/>
        </table:table-row>
        <table:table-row table:style-name="ro1">
          <table:table-cell office:value-type="float" office:value="40.716999999999999" table:style-name="ce2">
            <text:p>40,717</text:p>
          </table:table-cell>
          <table:table-cell office:value-type="float" office:value="3.3853" table:style-name="ce2">
            <text:p>3,3853</text:p>
          </table:table-cell>
          <table:table-cell office:value-type="float" office:value="18393" table:style-name="ce2">
            <text:p>18393</text:p>
          </table:table-cell>
          <table:table-cell table:number-columns-repeated="16381"/>
        </table:table-row>
        <table:table-row table:style-name="ro1">
          <table:table-cell office:value-type="float" office:value="40.783000000000001" table:style-name="ce2">
            <text:p>40,783</text:p>
          </table:table-cell>
          <table:table-cell office:value-type="float" office:value="3.3908" table:style-name="ce2">
            <text:p>3,3908</text:p>
          </table:table-cell>
          <table:table-cell office:value-type="float" office:value="18531" table:style-name="ce2">
            <text:p>18531</text:p>
          </table:table-cell>
          <table:table-cell table:number-columns-repeated="16381"/>
        </table:table-row>
        <table:table-row table:style-name="ro1">
          <table:table-cell office:value-type="float" office:value="40.866999999999997" table:style-name="ce2">
            <text:p>40,867</text:p>
          </table:table-cell>
          <table:table-cell office:value-type="float" office:value="3.3978000000000002" table:style-name="ce2">
            <text:p>3,3978</text:p>
          </table:table-cell>
          <table:table-cell office:value-type="float" office:value="18679" table:style-name="ce2">
            <text:p>18679</text:p>
          </table:table-cell>
          <table:table-cell table:number-columns-repeated="16381"/>
        </table:table-row>
        <table:table-row table:style-name="ro1">
          <table:table-cell office:value-type="float" office:value="40.933" table:style-name="ce2">
            <text:p>40,933</text:p>
          </table:table-cell>
          <table:table-cell office:value-type="float" office:value="3.4033000000000002" table:style-name="ce2">
            <text:p>3,4033</text:p>
          </table:table-cell>
          <table:table-cell office:value-type="float" office:value="18817" table:style-name="ce2">
            <text:p>18817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3.4089999999999998" table:style-name="ce2">
            <text:p>3,409</text:p>
          </table:table-cell>
          <table:table-cell office:value-type="float" office:value="18955" table:style-name="ce2">
            <text:p>18955</text:p>
          </table:table-cell>
          <table:table-cell table:number-columns-repeated="16381"/>
        </table:table-row>
        <table:table-row table:style-name="ro1">
          <table:table-cell office:value-type="float" office:value="41.067" table:style-name="ce2">
            <text:p>41,067</text:p>
          </table:table-cell>
          <table:table-cell office:value-type="float" office:value="3.4146999999999998" table:style-name="ce2">
            <text:p>3,4147</text:p>
          </table:table-cell>
          <table:table-cell office:value-type="float" office:value="19103" table:style-name="ce2">
            <text:p>19103</text:p>
          </table:table-cell>
          <table:table-cell table:number-columns-repeated="16381"/>
        </table:table-row>
        <table:table-row table:style-name="ro1">
          <table:table-cell office:value-type="float" office:value="41.15" table:style-name="ce2">
            <text:p>41,15</text:p>
          </table:table-cell>
          <table:table-cell office:value-type="float" office:value="3.4216000000000002" table:style-name="ce2">
            <text:p>3,4216</text:p>
          </table:table-cell>
          <table:table-cell office:value-type="float" office:value="19271" table:style-name="ce2">
            <text:p>19271</text:p>
          </table:table-cell>
          <table:table-cell table:number-columns-repeated="16381"/>
        </table:table-row>
        <table:table-row table:style-name="ro1">
          <table:table-cell office:value-type="float" office:value="41.232999999999997" table:style-name="ce2">
            <text:p>41,233</text:p>
          </table:table-cell>
          <table:table-cell office:value-type="float" office:value="3.4283000000000001" table:style-name="ce2">
            <text:p>3,4283</text:p>
          </table:table-cell>
          <table:table-cell office:value-type="float" office:value="19438" table:style-name="ce2">
            <text:p>19438</text:p>
          </table:table-cell>
          <table:table-cell table:number-columns-repeated="16381"/>
        </table:table-row>
        <table:table-row table:style-name="ro1">
          <table:table-cell office:value-type="float" office:value="41.3" table:style-name="ce2">
            <text:p>41,3</text:p>
          </table:table-cell>
          <table:table-cell office:value-type="float" office:value="3.4338000000000002" table:style-name="ce2">
            <text:p>3,4338</text:p>
          </table:table-cell>
          <table:table-cell office:value-type="float" office:value="19576" table:style-name="ce2">
            <text:p>19576</text:p>
          </table:table-cell>
          <table:table-cell table:number-columns-repeated="16381"/>
        </table:table-row>
        <table:table-row table:style-name="ro1">
          <table:table-cell office:value-type="float" office:value="41.366999999999997" table:style-name="ce2">
            <text:p>41,367</text:p>
          </table:table-cell>
          <table:table-cell office:value-type="float" office:value="3.4394999999999998" table:style-name="ce2">
            <text:p>3,4395</text:p>
          </table:table-cell>
          <table:table-cell office:value-type="float" office:value="19724" table:style-name="ce2">
            <text:p>19724</text:p>
          </table:table-cell>
          <table:table-cell table:number-columns-repeated="16381"/>
        </table:table-row>
        <table:table-row table:style-name="ro1">
          <table:table-cell office:value-type="float" office:value="41.433" table:style-name="ce2">
            <text:p>41,433</text:p>
          </table:table-cell>
          <table:table-cell office:value-type="float" office:value="3.4449999999999998" table:style-name="ce2">
            <text:p>3,445</text:p>
          </table:table-cell>
          <table:table-cell office:value-type="float" office:value="19862" table:style-name="ce2">
            <text:p>19862</text:p>
          </table:table-cell>
          <table:table-cell table:number-columns-repeated="16381"/>
        </table:table-row>
        <table:table-row table:style-name="ro1">
          <table:table-cell office:value-type="float" office:value="41.5" table:style-name="ce2">
            <text:p>41,5</text:p>
          </table:table-cell>
          <table:table-cell office:value-type="float" office:value="3.4506000000000001" table:style-name="ce2">
            <text:p>3,4506</text:p>
          </table:table-cell>
          <table:table-cell office:value-type="float" office:value="20020" table:style-name="ce2">
            <text:p>20020</text:p>
          </table:table-cell>
          <table:table-cell table:number-columns-repeated="16381"/>
        </table:table-row>
        <table:table-row table:style-name="ro1">
          <table:table-cell office:value-type="float" office:value="41.567" table:style-name="ce2">
            <text:p>41,567</text:p>
          </table:table-cell>
          <table:table-cell office:value-type="float" office:value="3.4561999999999999" table:style-name="ce2">
            <text:p>3,4562</text:p>
          </table:table-cell>
          <table:table-cell office:value-type="float" office:value="20158" table:style-name="ce2">
            <text:p>20158</text:p>
          </table:table-cell>
          <table:table-cell table:number-columns-repeated="16381"/>
        </table:table-row>
        <table:table-row table:style-name="ro1">
          <table:table-cell office:value-type="float" office:value="41.633000000000003" table:style-name="ce2">
            <text:p>41,633</text:p>
          </table:table-cell>
          <table:table-cell office:value-type="float" office:value="3.4618000000000002" table:style-name="ce2">
            <text:p>3,4618</text:p>
          </table:table-cell>
          <table:table-cell office:value-type="float" office:value="20306" table:style-name="ce2">
            <text:p>20306</text:p>
          </table:table-cell>
          <table:table-cell table:number-columns-repeated="16381"/>
        </table:table-row>
        <table:table-row table:style-name="ro1">
          <table:table-cell office:value-type="float" office:value="41.716999999999999" table:style-name="ce2">
            <text:p>41,717</text:p>
          </table:table-cell>
          <table:table-cell office:value-type="float" office:value="3.4687999999999999" table:style-name="ce2">
            <text:p>3,4688</text:p>
          </table:table-cell>
          <table:table-cell office:value-type="float" office:value="20483" table:style-name="ce2">
            <text:p>20483</text:p>
          </table:table-cell>
          <table:table-cell table:number-columns-repeated="16381"/>
        </table:table-row>
        <table:table-row table:style-name="ro1">
          <table:table-cell office:value-type="float" office:value="41.8" table:style-name="ce2">
            <text:p>41,8</text:p>
          </table:table-cell>
          <table:table-cell office:value-type="float" office:value="3.4754999999999998" table:style-name="ce2">
            <text:p>3,4755</text:p>
          </table:table-cell>
          <table:table-cell office:value-type="float" office:value="20660" table:style-name="ce2">
            <text:p>20660</text:p>
          </table:table-cell>
          <table:table-cell table:number-columns-repeated="16381"/>
        </table:table-row>
        <table:table-row table:style-name="ro1">
          <table:table-cell office:value-type="float" office:value="41.883000000000003" table:style-name="ce2">
            <text:p>41,883</text:p>
          </table:table-cell>
          <table:table-cell office:value-type="float" office:value="3.4822000000000002" table:style-name="ce2">
            <text:p>3,4822</text:p>
          </table:table-cell>
          <table:table-cell office:value-type="float" office:value="20848" table:style-name="ce2">
            <text:p>20848</text:p>
          </table:table-cell>
          <table:table-cell table:number-columns-repeated="16381"/>
        </table:table-row>
        <table:table-row table:style-name="ro1">
          <table:table-cell office:value-type="float" office:value="41.966999999999999" table:style-name="ce2">
            <text:p>41,967</text:p>
          </table:table-cell>
          <table:table-cell office:value-type="float" office:value="3.4895999999999998" table:style-name="ce2">
            <text:p>3,4896</text:p>
          </table:table-cell>
          <table:table-cell office:value-type="float" office:value="21035" table:style-name="ce2">
            <text:p>21035</text:p>
          </table:table-cell>
          <table:table-cell table:number-columns-repeated="16381"/>
        </table:table-row>
        <table:table-row table:style-name="ro1">
          <table:table-cell office:value-type="float" office:value="42.05" table:style-name="ce2">
            <text:p>42,05</text:p>
          </table:table-cell>
          <table:table-cell office:value-type="float" office:value="3.4965000000000002" table:style-name="ce2">
            <text:p>3,4965</text:p>
          </table:table-cell>
          <table:table-cell office:value-type="float" office:value="21222" table:style-name="ce2">
            <text:p>21222</text:p>
          </table:table-cell>
          <table:table-cell table:number-columns-repeated="16381"/>
        </table:table-row>
        <table:table-row table:style-name="ro1">
          <table:table-cell office:value-type="float" office:value="42.116999999999997" table:style-name="ce2">
            <text:p>42,117</text:p>
          </table:table-cell>
          <table:table-cell office:value-type="float" office:value="3.5021" table:style-name="ce2">
            <text:p>3,5021</text:p>
          </table:table-cell>
          <table:table-cell office:value-type="float" office:value="21380" table:style-name="ce2">
            <text:p>21380</text:p>
          </table:table-cell>
          <table:table-cell table:number-columns-repeated="16381"/>
        </table:table-row>
        <table:table-row table:style-name="ro1">
          <table:table-cell office:value-type="float" office:value="42.183" table:style-name="ce2">
            <text:p>42,183</text:p>
          </table:table-cell>
          <table:table-cell office:value-type="float" office:value="3.5076000000000001" table:style-name="ce2">
            <text:p>3,5076</text:p>
          </table:table-cell>
          <table:table-cell office:value-type="float" office:value="21538" table:style-name="ce2">
            <text:p>21538</text:p>
          </table:table-cell>
          <table:table-cell table:number-columns-repeated="16381"/>
        </table:table-row>
        <table:table-row table:style-name="ro1">
          <table:table-cell office:value-type="float" office:value="42.25" table:style-name="ce2">
            <text:p>42,25</text:p>
          </table:table-cell>
          <table:table-cell office:value-type="float" office:value="3.5129999999999999" table:style-name="ce2">
            <text:p>3,513</text:p>
          </table:table-cell>
          <table:table-cell office:value-type="float" office:value="21695" table:style-name="ce2">
            <text:p>21695</text:p>
          </table:table-cell>
          <table:table-cell table:number-columns-repeated="16381"/>
        </table:table-row>
        <table:table-row table:style-name="ro1">
          <table:table-cell office:value-type="float" office:value="42.332999999999998" table:style-name="ce2">
            <text:p>42,333</text:p>
          </table:table-cell>
          <table:table-cell office:value-type="float" office:value="3.52" table:style-name="ce2">
            <text:p>3,52</text:p>
          </table:table-cell>
          <table:table-cell office:value-type="float" office:value="21883" table:style-name="ce2">
            <text:p>21883</text:p>
          </table:table-cell>
          <table:table-cell table:number-columns-repeated="16381"/>
        </table:table-row>
        <table:table-row table:style-name="ro1">
          <table:table-cell office:value-type="float" office:value="42.417000000000002" table:style-name="ce2">
            <text:p>42,417</text:p>
          </table:table-cell>
          <table:table-cell office:value-type="float" office:value="3.5268999999999999" table:style-name="ce2">
            <text:p>3,5269</text:p>
          </table:table-cell>
          <table:table-cell office:value-type="float" office:value="22070" table:style-name="ce2">
            <text:p>22070</text:p>
          </table:table-cell>
          <table:table-cell table:number-columns-repeated="16381"/>
        </table:table-row>
        <table:table-row table:style-name="ro1">
          <table:table-cell office:value-type="float" office:value="42.482999999999997" table:style-name="ce2">
            <text:p>42,483</text:p>
          </table:table-cell>
          <table:table-cell office:value-type="float" office:value="3.5325000000000002" table:style-name="ce2">
            <text:p>3,5325</text:p>
          </table:table-cell>
          <table:table-cell office:value-type="float" office:value="22228" table:style-name="ce2">
            <text:p>22228</text:p>
          </table:table-cell>
          <table:table-cell table:number-columns-repeated="16381"/>
        </table:table-row>
        <table:table-row table:style-name="ro1">
          <table:table-cell office:value-type="float" office:value="42.55" table:style-name="ce2">
            <text:p>42,55</text:p>
          </table:table-cell>
          <table:table-cell office:value-type="float" office:value="3.5381" table:style-name="ce2">
            <text:p>3,5381</text:p>
          </table:table-cell>
          <table:table-cell office:value-type="float" office:value="22395" table:style-name="ce2">
            <text:p>22395</text:p>
          </table:table-cell>
          <table:table-cell table:number-columns-repeated="16381"/>
        </table:table-row>
        <table:table-row table:style-name="ro1">
          <table:table-cell office:value-type="float" office:value="42.616999999999997" table:style-name="ce2">
            <text:p>42,617</text:p>
          </table:table-cell>
          <table:table-cell office:value-type="float" office:value="3.5436000000000001" table:style-name="ce2">
            <text:p>3,5436</text:p>
          </table:table-cell>
          <table:table-cell office:value-type="float" office:value="22553" table:style-name="ce2">
            <text:p>22553</text:p>
          </table:table-cell>
          <table:table-cell table:number-columns-repeated="16381"/>
        </table:table-row>
        <table:table-row table:style-name="ro1">
          <table:table-cell office:value-type="float" office:value="42.683" table:style-name="ce2">
            <text:p>42,683</text:p>
          </table:table-cell>
          <table:table-cell office:value-type="float" office:value="3.5491999999999999" table:style-name="ce2">
            <text:p>3,5492</text:p>
          </table:table-cell>
          <table:table-cell office:value-type="float" office:value="22720" table:style-name="ce2">
            <text:p>22720</text:p>
          </table:table-cell>
          <table:table-cell table:number-columns-repeated="16381"/>
        </table:table-row>
        <table:table-row table:style-name="ro1">
          <table:table-cell office:value-type="float" office:value="42.767000000000003" table:style-name="ce2">
            <text:p>42,767</text:p>
          </table:table-cell>
          <table:table-cell office:value-type="float" office:value="3.5562999999999998" table:style-name="ce2">
            <text:p>3,5563</text:p>
          </table:table-cell>
          <table:table-cell office:value-type="float" office:value="22918" table:style-name="ce2">
            <text:p>22918</text:p>
          </table:table-cell>
          <table:table-cell table:number-columns-repeated="16381"/>
        </table:table-row>
        <table:table-row table:style-name="ro1">
          <table:table-cell office:value-type="float" office:value="42.85" table:style-name="ce2">
            <text:p>42,85</text:p>
          </table:table-cell>
          <table:table-cell office:value-type="float" office:value="3.5632999999999999" table:style-name="ce2">
            <text:p>3,5633</text:p>
          </table:table-cell>
          <table:table-cell office:value-type="float" office:value="23115" table:style-name="ce2">
            <text:p>23115</text:p>
          </table:table-cell>
          <table:table-cell table:number-columns-repeated="16381"/>
        </table:table-row>
        <table:table-row table:style-name="ro1">
          <table:table-cell office:value-type="float" office:value="42.933" table:style-name="ce2">
            <text:p>42,933</text:p>
          </table:table-cell>
          <table:table-cell office:value-type="float" office:value="3.57" table:style-name="ce2">
            <text:p>3,57</text:p>
          </table:table-cell>
          <table:table-cell office:value-type="float" office:value="23302" table:style-name="ce2">
            <text:p>23302</text:p>
          </table:table-cell>
          <table:table-cell table:number-columns-repeated="16381"/>
        </table:table-row>
        <table:table-row table:style-name="ro1">
          <table:table-cell office:value-type="float" office:value="43.017000000000003" table:style-name="ce2">
            <text:p>43,017</text:p>
          </table:table-cell>
          <table:table-cell office:value-type="float" office:value="3.5768" table:style-name="ce2">
            <text:p>3,5768</text:p>
          </table:table-cell>
          <table:table-cell office:value-type="float" office:value="23509" table:style-name="ce2">
            <text:p>23509</text:p>
          </table:table-cell>
          <table:table-cell table:number-columns-repeated="16381"/>
        </table:table-row>
        <table:table-row table:style-name="ro1">
          <table:table-cell office:value-type="float" office:value="43.1" table:style-name="ce2">
            <text:p>43,1</text:p>
          </table:table-cell>
          <table:table-cell office:value-type="float" office:value="3.5838999999999999" table:style-name="ce2">
            <text:p>3,5839</text:p>
          </table:table-cell>
          <table:table-cell office:value-type="float" office:value="23716" table:style-name="ce2">
            <text:p>23716</text:p>
          </table:table-cell>
          <table:table-cell table:number-columns-repeated="16381"/>
        </table:table-row>
        <table:table-row table:style-name="ro1">
          <table:table-cell office:value-type="float" office:value="43.183" table:style-name="ce2">
            <text:p>43,183</text:p>
          </table:table-cell>
          <table:table-cell office:value-type="float" office:value="3.5908000000000002" table:style-name="ce2">
            <text:p>3,5908</text:p>
          </table:table-cell>
          <table:table-cell office:value-type="float" office:value="23923" table:style-name="ce2">
            <text:p>23923</text:p>
          </table:table-cell>
          <table:table-cell table:number-columns-repeated="16381"/>
        </table:table-row>
        <table:table-row table:style-name="ro1">
          <table:table-cell office:value-type="float" office:value="43.267000000000003" table:style-name="ce2">
            <text:p>43,267</text:p>
          </table:table-cell>
          <table:table-cell office:value-type="float" office:value="3.5981000000000001" table:style-name="ce2">
            <text:p>3,5981</text:p>
          </table:table-cell>
          <table:table-cell office:value-type="float" office:value="24130" table:style-name="ce2">
            <text:p>24130</text:p>
          </table:table-cell>
          <table:table-cell table:number-columns-repeated="16381"/>
        </table:table-row>
        <table:table-row table:style-name="ro1">
          <table:table-cell office:value-type="float" office:value="43.35" table:style-name="ce2">
            <text:p>43,35</text:p>
          </table:table-cell>
          <table:table-cell office:value-type="float" office:value="3.605" table:style-name="ce2">
            <text:p>3,605</text:p>
          </table:table-cell>
          <table:table-cell office:value-type="float" office:value="24347" table:style-name="ce2">
            <text:p>24347</text:p>
          </table:table-cell>
          <table:table-cell table:number-columns-repeated="16381"/>
        </table:table-row>
        <table:table-row table:style-name="ro1">
          <table:table-cell office:value-type="float" office:value="43.433" table:style-name="ce2">
            <text:p>43,433</text:p>
          </table:table-cell>
          <table:table-cell office:value-type="float" office:value="3.6116999999999999" table:style-name="ce2">
            <text:p>3,6117</text:p>
          </table:table-cell>
          <table:table-cell office:value-type="float" office:value="24544" table:style-name="ce2">
            <text:p>24544</text:p>
          </table:table-cell>
          <table:table-cell table:number-columns-repeated="16381"/>
        </table:table-row>
        <table:table-row table:style-name="ro1">
          <table:table-cell office:value-type="float" office:value="43.517000000000003" table:style-name="ce2">
            <text:p>43,517</text:p>
          </table:table-cell>
          <table:table-cell office:value-type="float" office:value="3.6187" table:style-name="ce2">
            <text:p>3,6187</text:p>
          </table:table-cell>
          <table:table-cell office:value-type="float" office:value="24741" table:style-name="ce2">
            <text:p>24741</text:p>
          </table:table-cell>
          <table:table-cell table:number-columns-repeated="16381"/>
        </table:table-row>
        <table:table-row table:style-name="ro1">
          <table:table-cell office:value-type="float" office:value="43.6" table:style-name="ce2">
            <text:p>43,6</text:p>
          </table:table-cell>
          <table:table-cell office:value-type="float" office:value="3.6255000000000002" table:style-name="ce2">
            <text:p>3,6255</text:p>
          </table:table-cell>
          <table:table-cell office:value-type="float" office:value="24948" table:style-name="ce2">
            <text:p>24948</text:p>
          </table:table-cell>
          <table:table-cell table:number-columns-repeated="16381"/>
        </table:table-row>
        <table:table-row table:style-name="ro1">
          <table:table-cell office:value-type="float" office:value="43.667000000000002" table:style-name="ce2">
            <text:p>43,667</text:p>
          </table:table-cell>
          <table:table-cell office:value-type="float" office:value="3.6309999999999998" table:style-name="ce2">
            <text:p>3,631</text:p>
          </table:table-cell>
          <table:table-cell office:value-type="float" office:value="25135" table:style-name="ce2">
            <text:p>25135</text:p>
          </table:table-cell>
          <table:table-cell table:number-columns-repeated="16381"/>
        </table:table-row>
        <table:table-row table:style-name="ro1">
          <table:table-cell office:value-type="float" office:value="43.75" table:style-name="ce2">
            <text:p>43,75</text:p>
          </table:table-cell>
          <table:table-cell office:value-type="float" office:value="3.6381999999999999" table:style-name="ce2">
            <text:p>3,6382</text:p>
          </table:table-cell>
          <table:table-cell office:value-type="float" office:value="25342" table:style-name="ce2">
            <text:p>25342</text:p>
          </table:table-cell>
          <table:table-cell table:number-columns-repeated="16381"/>
        </table:table-row>
        <table:table-row table:style-name="ro1">
          <table:table-cell office:value-type="float" office:value="43.832999999999998" table:style-name="ce2">
            <text:p>43,833</text:p>
          </table:table-cell>
          <table:table-cell office:value-type="float" office:value="3.6453000000000002" table:style-name="ce2">
            <text:p>3,6453</text:p>
          </table:table-cell>
          <table:table-cell office:value-type="float" office:value="25549" table:style-name="ce2">
            <text:p>25549</text:p>
          </table:table-cell>
          <table:table-cell table:number-columns-repeated="16381"/>
        </table:table-row>
        <table:table-row table:style-name="ro1">
          <table:table-cell office:value-type="float" office:value="43.917000000000002" table:style-name="ce2">
            <text:p>43,917</text:p>
          </table:table-cell>
          <table:table-cell office:value-type="float" office:value="3.6520999999999999" table:style-name="ce2">
            <text:p>3,6521</text:p>
          </table:table-cell>
          <table:table-cell office:value-type="float" office:value="25776" table:style-name="ce2">
            <text:p>25776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3.6589" table:style-name="ce2">
            <text:p>3,6589</text:p>
          </table:table-cell>
          <table:table-cell office:value-type="float" office:value="25983" table:style-name="ce2">
            <text:p>25983</text:p>
          </table:table-cell>
          <table:table-cell table:number-columns-repeated="16381"/>
        </table:table-row>
        <table:table-row table:style-name="ro1">
          <table:table-cell office:value-type="float" office:value="44.082999999999998" table:style-name="ce2">
            <text:p>44,083</text:p>
          </table:table-cell>
          <table:table-cell office:value-type="float" office:value="3.6657000000000002" table:style-name="ce2">
            <text:p>3,6657</text:p>
          </table:table-cell>
          <table:table-cell office:value-type="float" office:value="26190" table:style-name="ce2">
            <text:p>26190</text:p>
          </table:table-cell>
          <table:table-cell table:number-columns-repeated="16381"/>
        </table:table-row>
        <table:table-row table:style-name="ro1">
          <table:table-cell office:value-type="float" office:value="44.167000000000002" table:style-name="ce2">
            <text:p>44,167</text:p>
          </table:table-cell>
          <table:table-cell office:value-type="float" office:value="3.6726999999999999" table:style-name="ce2">
            <text:p>3,6727</text:p>
          </table:table-cell>
          <table:table-cell office:value-type="float" office:value="26427" table:style-name="ce2">
            <text:p>26427</text:p>
          </table:table-cell>
          <table:table-cell table:number-columns-repeated="16381"/>
        </table:table-row>
        <table:table-row table:style-name="ro1">
          <table:table-cell office:value-type="float" office:value="44.25" table:style-name="ce2">
            <text:p>44,25</text:p>
          </table:table-cell>
          <table:table-cell office:value-type="float" office:value="3.6798999999999999" table:style-name="ce2">
            <text:p>3,6799</text:p>
          </table:table-cell>
          <table:table-cell office:value-type="float" office:value="26653" table:style-name="ce2">
            <text:p>26653</text:p>
          </table:table-cell>
          <table:table-cell table:number-columns-repeated="16381"/>
        </table:table-row>
        <table:table-row table:style-name="ro1">
          <table:table-cell office:value-type="float" office:value="44.332999999999998" table:style-name="ce2">
            <text:p>44,333</text:p>
          </table:table-cell>
          <table:table-cell office:value-type="float" office:value="3.6869999999999998" table:style-name="ce2">
            <text:p>3,687</text:p>
          </table:table-cell>
          <table:table-cell office:value-type="float" office:value="26870" table:style-name="ce2">
            <text:p>26870</text:p>
          </table:table-cell>
          <table:table-cell table:number-columns-repeated="16381"/>
        </table:table-row>
        <table:table-row table:style-name="ro1">
          <table:table-cell office:value-type="float" office:value="44.417000000000002" table:style-name="ce2">
            <text:p>44,417</text:p>
          </table:table-cell>
          <table:table-cell office:value-type="float" office:value="3.6938" table:style-name="ce2">
            <text:p>3,6938</text:p>
          </table:table-cell>
          <table:table-cell office:value-type="float" office:value="27107" table:style-name="ce2">
            <text:p>27107</text:p>
          </table:table-cell>
          <table:table-cell table:number-columns-repeated="16381"/>
        </table:table-row>
        <table:table-row table:style-name="ro1">
          <table:table-cell office:value-type="float" office:value="44.5" table:style-name="ce2">
            <text:p>44,5</text:p>
          </table:table-cell>
          <table:table-cell office:value-type="float" office:value="3.7006999999999999" table:style-name="ce2">
            <text:p>3,7007</text:p>
          </table:table-cell>
          <table:table-cell office:value-type="float" office:value="27334" table:style-name="ce2">
            <text:p>27334</text:p>
          </table:table-cell>
          <table:table-cell table:number-columns-repeated="16381"/>
        </table:table-row>
        <table:table-row table:style-name="ro1">
          <table:table-cell office:value-type="float" office:value="44.582999999999998" table:style-name="ce2">
            <text:p>44,583</text:p>
          </table:table-cell>
          <table:table-cell office:value-type="float" office:value="3.7075" table:style-name="ce2">
            <text:p>3,7075</text:p>
          </table:table-cell>
          <table:table-cell office:value-type="float" office:value="27550" table:style-name="ce2">
            <text:p>27550</text:p>
          </table:table-cell>
          <table:table-cell table:number-columns-repeated="16381"/>
        </table:table-row>
        <table:table-row table:style-name="ro1">
          <table:table-cell office:value-type="float" office:value="44.667000000000002" table:style-name="ce2">
            <text:p>44,667</text:p>
          </table:table-cell>
          <table:table-cell office:value-type="float" office:value="3.7141999999999999" table:style-name="ce2">
            <text:p>3,7142</text:p>
          </table:table-cell>
          <table:table-cell office:value-type="float" office:value="27787" table:style-name="ce2">
            <text:p>27787</text:p>
          </table:table-cell>
          <table:table-cell table:number-columns-repeated="16381"/>
        </table:table-row>
        <table:table-row table:style-name="ro1">
          <table:table-cell office:value-type="float" office:value="44.75" table:style-name="ce2">
            <text:p>44,75</text:p>
          </table:table-cell>
          <table:table-cell office:value-type="float" office:value="3.7214" table:style-name="ce2">
            <text:p>3,7214</text:p>
          </table:table-cell>
          <table:table-cell office:value-type="float" office:value="28024" table:style-name="ce2">
            <text:p>28024</text:p>
          </table:table-cell>
          <table:table-cell table:number-columns-repeated="16381"/>
        </table:table-row>
        <table:table-row table:style-name="ro1">
          <table:table-cell office:value-type="float" office:value="44.832999999999998" table:style-name="ce2">
            <text:p>44,833</text:p>
          </table:table-cell>
          <table:table-cell office:value-type="float" office:value="3.7286000000000001" table:style-name="ce2">
            <text:p>3,7286</text:p>
          </table:table-cell>
          <table:table-cell office:value-type="float" office:value="28270" table:style-name="ce2">
            <text:p>28270</text:p>
          </table:table-cell>
          <table:table-cell table:number-columns-repeated="16381"/>
        </table:table-row>
        <table:table-row table:style-name="ro1">
          <table:table-cell office:value-type="float" office:value="44.917000000000002" table:style-name="ce2">
            <text:p>44,917</text:p>
          </table:table-cell>
          <table:table-cell office:value-type="float" office:value="3.7353000000000001" table:style-name="ce2">
            <text:p>3,7353</text:p>
          </table:table-cell>
          <table:table-cell office:value-type="float" office:value="28507" table:style-name="ce2">
            <text:p>28507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3.7423999999999999" table:style-name="ce2">
            <text:p>3,7424</text:p>
          </table:table-cell>
          <table:table-cell office:value-type="float" office:value="28743" table:style-name="ce2">
            <text:p>28743</text:p>
          </table:table-cell>
          <table:table-cell table:number-columns-repeated="16381"/>
        </table:table-row>
        <table:table-row table:style-name="ro1">
          <table:table-cell office:value-type="float" office:value="45.082999999999998" table:style-name="ce2">
            <text:p>45,083</text:p>
          </table:table-cell>
          <table:table-cell office:value-type="float" office:value="3.7492000000000001" table:style-name="ce2">
            <text:p>3,7492</text:p>
          </table:table-cell>
          <table:table-cell office:value-type="float" office:value="28970" table:style-name="ce2">
            <text:p>28970</text:p>
          </table:table-cell>
          <table:table-cell table:number-columns-repeated="16381"/>
        </table:table-row>
        <table:table-row table:style-name="ro1">
          <table:table-cell office:value-type="float" office:value="45.167000000000002" table:style-name="ce2">
            <text:p>45,167</text:p>
          </table:table-cell>
          <table:table-cell office:value-type="float" office:value="3.7559999999999998" table:style-name="ce2">
            <text:p>3,756</text:p>
          </table:table-cell>
          <table:table-cell office:value-type="float" office:value="29206" table:style-name="ce2">
            <text:p>29206</text:p>
          </table:table-cell>
          <table:table-cell table:number-columns-repeated="16381"/>
        </table:table-row>
        <table:table-row table:style-name="ro1">
          <table:table-cell office:value-type="float" office:value="45.25" table:style-name="ce2">
            <text:p>45,25</text:p>
          </table:table-cell>
          <table:table-cell office:value-type="float" office:value="3.7629000000000001" table:style-name="ce2">
            <text:p>3,7629</text:p>
          </table:table-cell>
          <table:table-cell office:value-type="float" office:value="29443" table:style-name="ce2">
            <text:p>29443</text:p>
          </table:table-cell>
          <table:table-cell table:number-columns-repeated="16381"/>
        </table:table-row>
        <table:table-row table:style-name="ro1">
          <table:table-cell office:value-type="float" office:value="45.332999999999998" table:style-name="ce2">
            <text:p>45,333</text:p>
          </table:table-cell>
          <table:table-cell office:value-type="float" office:value="3.7700999999999998" table:style-name="ce2">
            <text:p>3,7701</text:p>
          </table:table-cell>
          <table:table-cell office:value-type="float" office:value="29689" table:style-name="ce2">
            <text:p>29689</text:p>
          </table:table-cell>
          <table:table-cell table:number-columns-repeated="16381"/>
        </table:table-row>
        <table:table-row table:style-name="ro1">
          <table:table-cell office:value-type="float" office:value="45.417000000000002" table:style-name="ce2">
            <text:p>45,417</text:p>
          </table:table-cell>
          <table:table-cell office:value-type="float" office:value="3.7768999999999999" table:style-name="ce2">
            <text:p>3,7769</text:p>
          </table:table-cell>
          <table:table-cell office:value-type="float" office:value="29946" table:style-name="ce2">
            <text:p>29946</text:p>
          </table:table-cell>
          <table:table-cell table:number-columns-repeated="16381"/>
        </table:table-row>
        <table:table-row table:style-name="ro1">
          <table:table-cell office:value-type="float" office:value="45.5" table:style-name="ce2">
            <text:p>45,5</text:p>
          </table:table-cell>
          <table:table-cell office:value-type="float" office:value="3.7841999999999998" table:style-name="ce2">
            <text:p>3,7842</text:p>
          </table:table-cell>
          <table:table-cell office:value-type="float" office:value="30192" table:style-name="ce2">
            <text:p>30192</text:p>
          </table:table-cell>
          <table:table-cell table:number-columns-repeated="16381"/>
        </table:table-row>
        <table:table-row table:style-name="ro1">
          <table:table-cell office:value-type="float" office:value="45.582999999999998" table:style-name="ce2">
            <text:p>45,583</text:p>
          </table:table-cell>
          <table:table-cell office:value-type="float" office:value="3.7911000000000001" table:style-name="ce2">
            <text:p>3,7911</text:p>
          </table:table-cell>
          <table:table-cell office:value-type="float" office:value="30439" table:style-name="ce2">
            <text:p>30439</text:p>
          </table:table-cell>
          <table:table-cell table:number-columns-repeated="16381"/>
        </table:table-row>
        <table:table-row table:style-name="ro1">
          <table:table-cell office:value-type="float" office:value="45.667000000000002" table:style-name="ce2">
            <text:p>45,667</text:p>
          </table:table-cell>
          <table:table-cell office:value-type="float" office:value="3.7978000000000001" table:style-name="ce2">
            <text:p>3,7978</text:p>
          </table:table-cell>
          <table:table-cell office:value-type="float" office:value="30685" table:style-name="ce2">
            <text:p>30685</text:p>
          </table:table-cell>
          <table:table-cell table:number-columns-repeated="16381"/>
        </table:table-row>
        <table:table-row table:style-name="ro1">
          <table:table-cell office:value-type="float" office:value="45.75" table:style-name="ce2">
            <text:p>45,75</text:p>
          </table:table-cell>
          <table:table-cell office:value-type="float" office:value="3.8047" table:style-name="ce2">
            <text:p>3,8047</text:p>
          </table:table-cell>
          <table:table-cell office:value-type="float" office:value="30931" table:style-name="ce2">
            <text:p>30931</text:p>
          </table:table-cell>
          <table:table-cell table:number-columns-repeated="16381"/>
        </table:table-row>
        <table:table-row table:style-name="ro1">
          <table:table-cell office:value-type="float" office:value="45.832999999999998" table:style-name="ce2">
            <text:p>45,833</text:p>
          </table:table-cell>
          <table:table-cell office:value-type="float" office:value="3.8117000000000001" table:style-name="ce2">
            <text:p>3,8117</text:p>
          </table:table-cell>
          <table:table-cell office:value-type="float" office:value="31178" table:style-name="ce2">
            <text:p>31178</text:p>
          </table:table-cell>
          <table:table-cell table:number-columns-repeated="16381"/>
        </table:table-row>
        <table:table-row table:style-name="ro1">
          <table:table-cell office:value-type="float" office:value="45.917000000000002" table:style-name="ce2">
            <text:p>45,917</text:p>
          </table:table-cell>
          <table:table-cell office:value-type="float" office:value="3.8186" table:style-name="ce2">
            <text:p>3,8186</text:p>
          </table:table-cell>
          <table:table-cell office:value-type="float" office:value="31454" table:style-name="ce2">
            <text:p>31454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3.8258000000000001" table:style-name="ce2">
            <text:p>3,8258</text:p>
          </table:table-cell>
          <table:table-cell office:value-type="float" office:value="31700" table:style-name="ce2">
            <text:p>31700</text:p>
          </table:table-cell>
          <table:table-cell table:number-columns-repeated="16381"/>
        </table:table-row>
        <table:table-row table:style-name="ro1">
          <table:table-cell office:value-type="float" office:value="46.082999999999998" table:style-name="ce2">
            <text:p>46,083</text:p>
          </table:table-cell>
          <table:table-cell office:value-type="float" office:value="3.8325999999999998" table:style-name="ce2">
            <text:p>3,8326</text:p>
          </table:table-cell>
          <table:table-cell office:value-type="float" office:value="31966" table:style-name="ce2">
            <text:p>31966</text:p>
          </table:table-cell>
          <table:table-cell table:number-columns-repeated="16381"/>
        </table:table-row>
        <table:table-row table:style-name="ro1">
          <table:table-cell office:value-type="float" office:value="46.167000000000002" table:style-name="ce2">
            <text:p>46,167</text:p>
          </table:table-cell>
          <table:table-cell office:value-type="float" office:value="3.8395999999999999" table:style-name="ce2">
            <text:p>3,8396</text:p>
          </table:table-cell>
          <table:table-cell office:value-type="float" office:value="32233" table:style-name="ce2">
            <text:p>32233</text:p>
          </table:table-cell>
          <table:table-cell table:number-columns-repeated="16381"/>
        </table:table-row>
        <table:table-row table:style-name="ro1">
          <table:table-cell office:value-type="float" office:value="46.25" table:style-name="ce2">
            <text:p>46,25</text:p>
          </table:table-cell>
          <table:table-cell office:value-type="float" office:value="3.8464" table:style-name="ce2">
            <text:p>3,8464</text:p>
          </table:table-cell>
          <table:table-cell office:value-type="float" office:value="32489" table:style-name="ce2">
            <text:p>32489</text:p>
          </table:table-cell>
          <table:table-cell table:number-columns-repeated="16381"/>
        </table:table-row>
        <table:table-row table:style-name="ro1">
          <table:table-cell office:value-type="float" office:value="46.332999999999998" table:style-name="ce2">
            <text:p>46,333</text:p>
          </table:table-cell>
          <table:table-cell office:value-type="float" office:value="3.8532999999999999" table:style-name="ce2">
            <text:p>3,8533</text:p>
          </table:table-cell>
          <table:table-cell office:value-type="float" office:value="32745" table:style-name="ce2">
            <text:p>32745</text:p>
          </table:table-cell>
          <table:table-cell table:number-columns-repeated="16381"/>
        </table:table-row>
        <table:table-row table:style-name="ro1">
          <table:table-cell office:value-type="float" office:value="46.417000000000002" table:style-name="ce2">
            <text:p>46,417</text:p>
          </table:table-cell>
          <table:table-cell office:value-type="float" office:value="3.8601999999999999" table:style-name="ce2">
            <text:p>3,8602</text:p>
          </table:table-cell>
          <table:table-cell office:value-type="float" office:value="33021" table:style-name="ce2">
            <text:p>33021</text:p>
          </table:table-cell>
          <table:table-cell table:number-columns-repeated="16381"/>
        </table:table-row>
        <table:table-row table:style-name="ro1">
          <table:table-cell office:value-type="float" office:value="46.5" table:style-name="ce2">
            <text:p>46,5</text:p>
          </table:table-cell>
          <table:table-cell office:value-type="float" office:value="3.8673999999999999" table:style-name="ce2">
            <text:p>3,8674</text:p>
          </table:table-cell>
          <table:table-cell office:value-type="float" office:value="33297" table:style-name="ce2">
            <text:p>33297</text:p>
          </table:table-cell>
          <table:table-cell table:number-columns-repeated="16381"/>
        </table:table-row>
        <table:table-row table:style-name="ro1">
          <table:table-cell office:value-type="float" office:value="46.582999999999998" table:style-name="ce2">
            <text:p>46,583</text:p>
          </table:table-cell>
          <table:table-cell office:value-type="float" office:value="3.8742999999999999" table:style-name="ce2">
            <text:p>3,8743</text:p>
          </table:table-cell>
          <table:table-cell office:value-type="float" office:value="33573" table:style-name="ce2">
            <text:p>33573</text:p>
          </table:table-cell>
          <table:table-cell table:number-columns-repeated="16381"/>
        </table:table-row>
        <table:table-row table:style-name="ro1">
          <table:table-cell office:value-type="float" office:value="46.667000000000002" table:style-name="ce2">
            <text:p>46,667</text:p>
          </table:table-cell>
          <table:table-cell office:value-type="float" office:value="3.8813" table:style-name="ce2">
            <text:p>3,8813</text:p>
          </table:table-cell>
          <table:table-cell office:value-type="float" office:value="33849" table:style-name="ce2">
            <text:p>33849</text:p>
          </table:table-cell>
          <table:table-cell table:number-columns-repeated="16381"/>
        </table:table-row>
        <table:table-row table:style-name="ro1">
          <table:table-cell office:value-type="float" office:value="46.75" table:style-name="ce2">
            <text:p>46,75</text:p>
          </table:table-cell>
          <table:table-cell office:value-type="float" office:value="3.8881000000000001" table:style-name="ce2">
            <text:p>3,8881</text:p>
          </table:table-cell>
          <table:table-cell office:value-type="float" office:value="34125" table:style-name="ce2">
            <text:p>34125</text:p>
          </table:table-cell>
          <table:table-cell table:number-columns-repeated="16381"/>
        </table:table-row>
        <table:table-row table:style-name="ro1">
          <table:table-cell office:value-type="float" office:value="46.832999999999998" table:style-name="ce2">
            <text:p>46,833</text:p>
          </table:table-cell>
          <table:table-cell office:value-type="float" office:value="3.895" table:style-name="ce2">
            <text:p>3,895</text:p>
          </table:table-cell>
          <table:table-cell office:value-type="float" office:value="34401" table:style-name="ce2">
            <text:p>34401</text:p>
          </table:table-cell>
          <table:table-cell table:number-columns-repeated="16381"/>
        </table:table-row>
        <table:table-row table:style-name="ro1">
          <table:table-cell office:value-type="float" office:value="46.917000000000002" table:style-name="ce2">
            <text:p>46,917</text:p>
          </table:table-cell>
          <table:table-cell office:value-type="float" office:value="3.9016999999999999" table:style-name="ce2">
            <text:p>3,9017</text:p>
          </table:table-cell>
          <table:table-cell office:value-type="float" office:value="34667" table:style-name="ce2">
            <text:p>34667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3.9089999999999998" table:style-name="ce2">
            <text:p>3,909</text:p>
          </table:table-cell>
          <table:table-cell office:value-type="float" office:value="34953" table:style-name="ce2">
            <text:p>34953</text:p>
          </table:table-cell>
          <table:table-cell table:number-columns-repeated="16381"/>
        </table:table-row>
        <table:table-row table:style-name="ro1">
          <table:table-cell office:value-type="float" office:value="47.082999999999998" table:style-name="ce2">
            <text:p>47,083</text:p>
          </table:table-cell>
          <table:table-cell office:value-type="float" office:value="3.9157999999999999" table:style-name="ce2">
            <text:p>3,9158</text:p>
          </table:table-cell>
          <table:table-cell office:value-type="float" office:value="35249" table:style-name="ce2">
            <text:p>35249</text:p>
          </table:table-cell>
          <table:table-cell table:number-columns-repeated="16381"/>
        </table:table-row>
        <table:table-row table:style-name="ro1">
          <table:table-cell office:value-type="float" office:value="47.167000000000002" table:style-name="ce2">
            <text:p>47,167</text:p>
          </table:table-cell>
          <table:table-cell office:value-type="float" office:value="3.9228999999999998" table:style-name="ce2">
            <text:p>3,9229</text:p>
          </table:table-cell>
          <table:table-cell office:value-type="float" office:value="35515" table:style-name="ce2">
            <text:p>35515</text:p>
          </table:table-cell>
          <table:table-cell table:number-columns-repeated="16381"/>
        </table:table-row>
        <table:table-row table:style-name="ro1">
          <table:table-cell office:value-type="float" office:value="47.25" table:style-name="ce2">
            <text:p>47,25</text:p>
          </table:table-cell>
          <table:table-cell office:value-type="float" office:value="3.9298999999999999" table:style-name="ce2">
            <text:p>3,9299</text:p>
          </table:table-cell>
          <table:table-cell office:value-type="float" office:value="35801" table:style-name="ce2">
            <text:p>35801</text:p>
          </table:table-cell>
          <table:table-cell table:number-columns-repeated="16381"/>
        </table:table-row>
        <table:table-row table:style-name="ro1">
          <table:table-cell office:value-type="float" office:value="47.332999999999998" table:style-name="ce2">
            <text:p>47,333</text:p>
          </table:table-cell>
          <table:table-cell office:value-type="float" office:value="3.9365999999999999" table:style-name="ce2">
            <text:p>3,9366</text:p>
          </table:table-cell>
          <table:table-cell office:value-type="float" office:value="36077" table:style-name="ce2">
            <text:p>36077</text:p>
          </table:table-cell>
          <table:table-cell table:number-columns-repeated="16381"/>
        </table:table-row>
        <table:table-row table:style-name="ro1">
          <table:table-cell office:value-type="float" office:value="47.417000000000002" table:style-name="ce2">
            <text:p>47,417</text:p>
          </table:table-cell>
          <table:table-cell office:value-type="float" office:value="3.9434999999999998" table:style-name="ce2">
            <text:p>3,9435</text:p>
          </table:table-cell>
          <table:table-cell office:value-type="float" office:value="36363" table:style-name="ce2">
            <text:p>36363</text:p>
          </table:table-cell>
          <table:table-cell table:number-columns-repeated="16381"/>
        </table:table-row>
        <table:table-row table:style-name="ro1">
          <table:table-cell office:value-type="float" office:value="47.517000000000003" table:style-name="ce2">
            <text:p>47,517</text:p>
          </table:table-cell>
          <table:table-cell office:value-type="float" office:value="3.9519000000000002" table:style-name="ce2">
            <text:p>3,9519</text:p>
          </table:table-cell>
          <table:table-cell office:value-type="float" office:value="36698" table:style-name="ce2">
            <text:p>36698</text:p>
          </table:table-cell>
          <table:table-cell table:number-columns-repeated="16381"/>
        </table:table-row>
        <table:table-row table:style-name="ro1">
          <table:table-cell office:value-type="float" office:value="47.6" table:style-name="ce2">
            <text:p>47,6</text:p>
          </table:table-cell>
          <table:table-cell office:value-type="float" office:value="3.9590000000000001" table:style-name="ce2">
            <text:p>3,959</text:p>
          </table:table-cell>
          <table:table-cell office:value-type="float" office:value="36993" table:style-name="ce2">
            <text:p>36993</text:p>
          </table:table-cell>
          <table:table-cell table:number-columns-repeated="16381"/>
        </table:table-row>
        <table:table-row table:style-name="ro1">
          <table:table-cell office:value-type="float" office:value="47.683" table:style-name="ce2">
            <text:p>47,683</text:p>
          </table:table-cell>
          <table:table-cell office:value-type="float" office:value="3.9660000000000002" table:style-name="ce2">
            <text:p>3,966</text:p>
          </table:table-cell>
          <table:table-cell office:value-type="float" office:value="37279" table:style-name="ce2">
            <text:p>37279</text:p>
          </table:table-cell>
          <table:table-cell table:number-columns-repeated="16381"/>
        </table:table-row>
        <table:table-row table:style-name="ro1">
          <table:table-cell office:value-type="float" office:value="47.767000000000003" table:style-name="ce2">
            <text:p>47,767</text:p>
          </table:table-cell>
          <table:table-cell office:value-type="float" office:value="3.9729000000000001" table:style-name="ce2">
            <text:p>3,9729</text:p>
          </table:table-cell>
          <table:table-cell office:value-type="float" office:value="37575" table:style-name="ce2">
            <text:p>37575</text:p>
          </table:table-cell>
          <table:table-cell table:number-columns-repeated="16381"/>
        </table:table-row>
        <table:table-row table:style-name="ro1">
          <table:table-cell office:value-type="float" office:value="47.85" table:style-name="ce2">
            <text:p>47,85</text:p>
          </table:table-cell>
          <table:table-cell office:value-type="float" office:value="3.9798" table:style-name="ce2">
            <text:p>3,9798</text:p>
          </table:table-cell>
          <table:table-cell office:value-type="float" office:value="37851" table:style-name="ce2">
            <text:p>37851</text:p>
          </table:table-cell>
          <table:table-cell table:number-columns-repeated="16381"/>
        </table:table-row>
        <table:table-row table:style-name="ro1">
          <table:table-cell office:value-type="float" office:value="47.95" table:style-name="ce2">
            <text:p>47,95</text:p>
          </table:table-cell>
          <table:table-cell office:value-type="float" office:value="3.9878999999999998" table:style-name="ce2">
            <text:p>3,9879</text:p>
          </table:table-cell>
          <table:table-cell office:value-type="float" office:value="38196" table:style-name="ce2">
            <text:p>38196</text:p>
          </table:table-cell>
          <table:table-cell table:number-columns-repeated="16381"/>
        </table:table-row>
        <table:table-row table:style-name="ro1">
          <table:table-cell office:value-type="float" office:value="48.05" table:style-name="ce2">
            <text:p>48,05</text:p>
          </table:table-cell>
          <table:table-cell office:value-type="float" office:value="3.9963000000000002" table:style-name="ce2">
            <text:p>3,9963</text:p>
          </table:table-cell>
          <table:table-cell office:value-type="float" office:value="38531" table:style-name="ce2">
            <text:p>38531</text:p>
          </table:table-cell>
          <table:table-cell table:number-columns-repeated="16381"/>
        </table:table-row>
        <table:table-row table:style-name="ro1">
          <table:table-cell office:value-type="float" office:value="48.133000000000003" table:style-name="ce2">
            <text:p>48,133</text:p>
          </table:table-cell>
          <table:table-cell office:value-type="float" office:value="4.0034000000000001" table:style-name="ce2">
            <text:p>4,0034</text:p>
          </table:table-cell>
          <table:table-cell office:value-type="float" office:value="38827" table:style-name="ce2">
            <text:p>38827</text:p>
          </table:table-cell>
          <table:table-cell table:number-columns-repeated="16381"/>
        </table:table-row>
        <table:table-row table:style-name="ro1">
          <table:table-cell office:value-type="float" office:value="48.216999999999999" table:style-name="ce2">
            <text:p>48,217</text:p>
          </table:table-cell>
          <table:table-cell office:value-type="float" office:value="4.0103" table:style-name="ce2">
            <text:p>4,0103</text:p>
          </table:table-cell>
          <table:table-cell office:value-type="float" office:value="39132" table:style-name="ce2">
            <text:p>39132</text:p>
          </table:table-cell>
          <table:table-cell table:number-columns-repeated="16381"/>
        </table:table-row>
        <table:table-row table:style-name="ro1">
          <table:table-cell office:value-type="float" office:value="48.317" table:style-name="ce2">
            <text:p>48,317</text:p>
          </table:table-cell>
          <table:table-cell office:value-type="float" office:value="4.0186999999999999" table:style-name="ce2">
            <text:p>4,0187</text:p>
          </table:table-cell>
          <table:table-cell office:value-type="float" office:value="39477" table:style-name="ce2">
            <text:p>39477</text:p>
          </table:table-cell>
          <table:table-cell table:number-columns-repeated="16381"/>
        </table:table-row>
        <table:table-row table:style-name="ro1">
          <table:table-cell office:value-type="float" office:value="48.4" table:style-name="ce2">
            <text:p>48,4</text:p>
          </table:table-cell>
          <table:table-cell office:value-type="float" office:value="4.0255999999999998" table:style-name="ce2">
            <text:p>4,0256</text:p>
          </table:table-cell>
          <table:table-cell office:value-type="float" office:value="39783" table:style-name="ce2">
            <text:p>39783</text:p>
          </table:table-cell>
          <table:table-cell table:number-columns-repeated="16381"/>
        </table:table-row>
        <table:table-row table:style-name="ro1">
          <table:table-cell office:value-type="float" office:value="48.5" table:style-name="ce2">
            <text:p>48,5</text:p>
          </table:table-cell>
          <table:table-cell office:value-type="float" office:value="4.0338000000000003" table:style-name="ce2">
            <text:p>4,0338</text:p>
          </table:table-cell>
          <table:table-cell office:value-type="float" office:value="40118" table:style-name="ce2">
            <text:p>40118</text:p>
          </table:table-cell>
          <table:table-cell table:number-columns-repeated="16381"/>
        </table:table-row>
        <table:table-row table:style-name="ro1">
          <table:table-cell office:value-type="float" office:value="48.582999999999998" table:style-name="ce2">
            <text:p>48,583</text:p>
          </table:table-cell>
          <table:table-cell office:value-type="float" office:value="4.0406000000000004" table:style-name="ce2">
            <text:p>4,0406</text:p>
          </table:table-cell>
          <table:table-cell office:value-type="float" office:value="40414" table:style-name="ce2">
            <text:p>40414</text:p>
          </table:table-cell>
          <table:table-cell table:number-columns-repeated="16381"/>
        </table:table-row>
        <table:table-row table:style-name="ro1">
          <table:table-cell office:value-type="float" office:value="48.683" table:style-name="ce2">
            <text:p>48,683</text:p>
          </table:table-cell>
          <table:table-cell office:value-type="float" office:value="4.0491000000000001" table:style-name="ce2">
            <text:p>4,0491</text:p>
          </table:table-cell>
          <table:table-cell office:value-type="float" office:value="40779" table:style-name="ce2">
            <text:p>40779</text:p>
          </table:table-cell>
          <table:table-cell table:number-columns-repeated="16381"/>
        </table:table-row>
        <table:table-row table:style-name="ro1">
          <table:table-cell office:value-type="float" office:value="48.783000000000001" table:style-name="ce2">
            <text:p>48,783</text:p>
          </table:table-cell>
          <table:table-cell office:value-type="float" office:value="4.0576999999999996" table:style-name="ce2">
            <text:p>4,0577</text:p>
          </table:table-cell>
          <table:table-cell office:value-type="float" office:value="41133" table:style-name="ce2">
            <text:p>41133</text:p>
          </table:table-cell>
          <table:table-cell table:number-columns-repeated="16381"/>
        </table:table-row>
        <table:table-row table:style-name="ro1">
          <table:table-cell office:value-type="float" office:value="48.883000000000003" table:style-name="ce2">
            <text:p>48,883</text:p>
          </table:table-cell>
          <table:table-cell office:value-type="float" office:value="4.0659000000000001" table:style-name="ce2">
            <text:p>4,0659</text:p>
          </table:table-cell>
          <table:table-cell office:value-type="float" office:value="41508" table:style-name="ce2">
            <text:p>41508</text:p>
          </table:table-cell>
          <table:table-cell table:number-columns-repeated="16381"/>
        </table:table-row>
        <table:table-row table:style-name="ro1">
          <table:table-cell office:value-type="float" office:value="48.982999999999997" table:style-name="ce2">
            <text:p>48,983</text:p>
          </table:table-cell>
          <table:table-cell office:value-type="float" office:value="4.0742000000000003" table:style-name="ce2">
            <text:p>4,0742</text:p>
          </table:table-cell>
          <table:table-cell office:value-type="float" office:value="41853" table:style-name="ce2">
            <text:p>41853</text:p>
          </table:table-cell>
          <table:table-cell table:number-columns-repeated="16381"/>
        </table:table-row>
        <table:table-row table:style-name="ro1">
          <table:table-cell office:value-type="float" office:value="49.082999999999998" table:style-name="ce2">
            <text:p>49,083</text:p>
          </table:table-cell>
          <table:table-cell office:value-type="float" office:value="4.0823999999999998" table:style-name="ce2">
            <text:p>4,0824</text:p>
          </table:table-cell>
          <table:table-cell office:value-type="float" office:value="42208" table:style-name="ce2">
            <text:p>42208</text:p>
          </table:table-cell>
          <table:table-cell table:number-columns-repeated="16381"/>
        </table:table-row>
        <table:table-row table:style-name="ro1">
          <table:table-cell office:value-type="float" office:value="49.183" table:style-name="ce2">
            <text:p>49,183</text:p>
          </table:table-cell>
          <table:table-cell office:value-type="float" office:value="4.0907" table:style-name="ce2">
            <text:p>4,0907</text:p>
          </table:table-cell>
          <table:table-cell office:value-type="float" office:value="42573" table:style-name="ce2">
            <text:p>42573</text:p>
          </table:table-cell>
          <table:table-cell table:number-columns-repeated="16381"/>
        </table:table-row>
        <table:table-row table:style-name="ro1">
          <table:table-cell office:value-type="float" office:value="49.267000000000003" table:style-name="ce2">
            <text:p>49,267</text:p>
          </table:table-cell>
          <table:table-cell office:value-type="float" office:value="4.0978000000000003" table:style-name="ce2">
            <text:p>4,0978</text:p>
          </table:table-cell>
          <table:table-cell office:value-type="float" office:value="42888" table:style-name="ce2">
            <text:p>42888</text:p>
          </table:table-cell>
          <table:table-cell table:number-columns-repeated="16381"/>
        </table:table-row>
        <table:table-row table:style-name="ro1">
          <table:table-cell office:value-type="float" office:value="49.366999999999997" table:style-name="ce2">
            <text:p>49,367</text:p>
          </table:table-cell>
          <table:table-cell office:value-type="float" office:value="4.1063000000000001" table:style-name="ce2">
            <text:p>4,1063</text:p>
          </table:table-cell>
          <table:table-cell office:value-type="float" office:value="43263" table:style-name="ce2">
            <text:p>43263</text:p>
          </table:table-cell>
          <table:table-cell table:number-columns-repeated="16381"/>
        </table:table-row>
        <table:table-row table:style-name="ro1">
          <table:table-cell office:value-type="float" office:value="49.466999999999999" table:style-name="ce2">
            <text:p>49,467</text:p>
          </table:table-cell>
          <table:table-cell office:value-type="float" office:value="4.1147" table:style-name="ce2">
            <text:p>4,1147</text:p>
          </table:table-cell>
          <table:table-cell office:value-type="float" office:value="43627" table:style-name="ce2">
            <text:p>43627</text:p>
          </table:table-cell>
          <table:table-cell table:number-columns-repeated="16381"/>
        </table:table-row>
        <table:table-row table:style-name="ro1">
          <table:table-cell office:value-type="float" office:value="49.567" table:style-name="ce2">
            <text:p>49,567</text:p>
          </table:table-cell>
          <table:table-cell office:value-type="float" office:value="4.1227" table:style-name="ce2">
            <text:p>4,1227</text:p>
          </table:table-cell>
          <table:table-cell office:value-type="float" office:value="44002" table:style-name="ce2">
            <text:p>44002</text:p>
          </table:table-cell>
          <table:table-cell table:number-columns-repeated="16381"/>
        </table:table-row>
        <table:table-row table:style-name="ro1">
          <table:table-cell office:value-type="float" office:value="49.667000000000002" table:style-name="ce2">
            <text:p>49,667</text:p>
          </table:table-cell>
          <table:table-cell office:value-type="float" office:value="4.1311" table:style-name="ce2">
            <text:p>4,1311</text:p>
          </table:table-cell>
          <table:table-cell office:value-type="float" office:value="44367" table:style-name="ce2">
            <text:p>44367</text:p>
          </table:table-cell>
          <table:table-cell table:number-columns-repeated="16381"/>
        </table:table-row>
        <table:table-row table:style-name="ro1">
          <table:table-cell office:value-type="float" office:value="49.767000000000003" table:style-name="ce2">
            <text:p>49,767</text:p>
          </table:table-cell>
          <table:table-cell office:value-type="float" office:value="4.1394000000000002" table:style-name="ce2">
            <text:p>4,1394</text:p>
          </table:table-cell>
          <table:table-cell office:value-type="float" office:value="44751" table:style-name="ce2">
            <text:p>44751</text:p>
          </table:table-cell>
          <table:table-cell table:number-columns-repeated="16381"/>
        </table:table-row>
        <table:table-row table:style-name="ro1">
          <table:table-cell office:value-type="float" office:value="49.866999999999997" table:style-name="ce2">
            <text:p>49,867</text:p>
          </table:table-cell>
          <table:table-cell office:value-type="float" office:value="4.1478999999999999" table:style-name="ce2">
            <text:p>4,1479</text:p>
          </table:table-cell>
          <table:table-cell office:value-type="float" office:value="45145" table:style-name="ce2">
            <text:p>45145</text:p>
          </table:table-cell>
          <table:table-cell table:number-columns-repeated="16381"/>
        </table:table-row>
        <table:table-row table:style-name="ro1">
          <table:table-cell office:value-type="float" office:value="49.966999999999999" table:style-name="ce2">
            <text:p>49,967</text:p>
          </table:table-cell>
          <table:table-cell office:value-type="float" office:value="4.1562000000000001" table:style-name="ce2">
            <text:p>4,1562</text:p>
          </table:table-cell>
          <table:table-cell office:value-type="float" office:value="45530" table:style-name="ce2">
            <text:p>45530</text:p>
          </table:table-cell>
          <table:table-cell table:number-columns-repeated="16381"/>
        </table:table-row>
        <table:table-row table:style-name="ro1">
          <table:table-cell office:value-type="float" office:value="50.067" table:style-name="ce2">
            <text:p>50,067</text:p>
          </table:table-cell>
          <table:table-cell office:value-type="float" office:value="4.1645000000000003" table:style-name="ce2">
            <text:p>4,1645</text:p>
          </table:table-cell>
          <table:table-cell office:value-type="float" office:value="45914" table:style-name="ce2">
            <text:p>45914</text:p>
          </table:table-cell>
          <table:table-cell table:number-columns-repeated="16381"/>
        </table:table-row>
        <table:table-row table:style-name="ro1">
          <table:table-cell office:value-type="float" office:value="50.167000000000002" table:style-name="ce2">
            <text:p>50,167</text:p>
          </table:table-cell>
          <table:table-cell office:value-type="float" office:value="4.1726999999999999" table:style-name="ce2">
            <text:p>4,1727</text:p>
          </table:table-cell>
          <table:table-cell office:value-type="float" office:value="46299" table:style-name="ce2">
            <text:p>46299</text:p>
          </table:table-cell>
          <table:table-cell table:number-columns-repeated="16381"/>
        </table:table-row>
        <table:table-row table:style-name="ro1">
          <table:table-cell office:value-type="float" office:value="50.267000000000003" table:style-name="ce2">
            <text:p>50,267</text:p>
          </table:table-cell>
          <table:table-cell office:value-type="float" office:value="4.1807999999999996" table:style-name="ce2">
            <text:p>4,1808</text:p>
          </table:table-cell>
          <table:table-cell office:value-type="float" office:value="46683" table:style-name="ce2">
            <text:p>46683</text:p>
          </table:table-cell>
          <table:table-cell table:number-columns-repeated="16381"/>
        </table:table-row>
        <table:table-row table:style-name="ro1">
          <table:table-cell office:value-type="float" office:value="50.366999999999997" table:style-name="ce2">
            <text:p>50,367</text:p>
          </table:table-cell>
          <table:table-cell office:value-type="float" office:value="4.1894999999999998" table:style-name="ce2">
            <text:p>4,1895</text:p>
          </table:table-cell>
          <table:table-cell office:value-type="float" office:value="47087" table:style-name="ce2">
            <text:p>47087</text:p>
          </table:table-cell>
          <table:table-cell table:number-columns-repeated="16381"/>
        </table:table-row>
        <table:table-row table:style-name="ro1">
          <table:table-cell office:value-type="float" office:value="50.466999999999999" table:style-name="ce2">
            <text:p>50,467</text:p>
          </table:table-cell>
          <table:table-cell office:value-type="float" office:value="4.1978999999999997" table:style-name="ce2">
            <text:p>4,1979</text:p>
          </table:table-cell>
          <table:table-cell office:value-type="float" office:value="47481" table:style-name="ce2">
            <text:p>47481</text:p>
          </table:table-cell>
          <table:table-cell table:number-columns-repeated="16381"/>
        </table:table-row>
        <table:table-row table:style-name="ro1">
          <table:table-cell office:value-type="float" office:value="50.567" table:style-name="ce2">
            <text:p>50,567</text:p>
          </table:table-cell>
          <table:table-cell office:value-type="float" office:value="4.2061999999999999" table:style-name="ce2">
            <text:p>4,2062</text:p>
          </table:table-cell>
          <table:table-cell office:value-type="float" office:value="47895" table:style-name="ce2">
            <text:p>47895</text:p>
          </table:table-cell>
          <table:table-cell table:number-columns-repeated="16381"/>
        </table:table-row>
        <table:table-row table:style-name="ro1">
          <table:table-cell office:value-type="float" office:value="50.667000000000002" table:style-name="ce2">
            <text:p>50,667</text:p>
          </table:table-cell>
          <table:table-cell office:value-type="float" office:value="4.2145000000000001" table:style-name="ce2">
            <text:p>4,2145</text:p>
          </table:table-cell>
          <table:table-cell office:value-type="float" office:value="48280" table:style-name="ce2">
            <text:p>48280</text:p>
          </table:table-cell>
          <table:table-cell table:number-columns-repeated="16381"/>
        </table:table-row>
        <table:table-row table:style-name="ro1">
          <table:table-cell office:value-type="float" office:value="50.767000000000003" table:style-name="ce2">
            <text:p>50,767</text:p>
          </table:table-cell>
          <table:table-cell office:value-type="float" office:value="4.2226999999999997" table:style-name="ce2">
            <text:p>4,2227</text:p>
          </table:table-cell>
          <table:table-cell office:value-type="float" office:value="48674" table:style-name="ce2">
            <text:p>48674</text:p>
          </table:table-cell>
          <table:table-cell table:number-columns-repeated="16381"/>
        </table:table-row>
        <table:table-row table:style-name="ro1">
          <table:table-cell office:value-type="float" office:value="50.866999999999997" table:style-name="ce2">
            <text:p>50,867</text:p>
          </table:table-cell>
          <table:table-cell office:value-type="float" office:value="4.2309999999999999" table:style-name="ce2">
            <text:p>4,231</text:p>
          </table:table-cell>
          <table:table-cell office:value-type="float" office:value="49059" table:style-name="ce2">
            <text:p>49059</text:p>
          </table:table-cell>
          <table:table-cell table:number-columns-repeated="16381"/>
        </table:table-row>
        <table:table-row table:style-name="ro1">
          <table:table-cell office:value-type="float" office:value="50.966999999999999" table:style-name="ce2">
            <text:p>50,967</text:p>
          </table:table-cell>
          <table:table-cell office:value-type="float" office:value="4.2396000000000003" table:style-name="ce2">
            <text:p>4,2396</text:p>
          </table:table-cell>
          <table:table-cell office:value-type="float" office:value="49473" table:style-name="ce2">
            <text:p>49473</text:p>
          </table:table-cell>
          <table:table-cell table:number-columns-repeated="16381"/>
        </table:table-row>
        <table:table-row table:style-name="ro1">
          <table:table-cell office:value-type="float" office:value="51.067" table:style-name="ce2">
            <text:p>51,067</text:p>
          </table:table-cell>
          <table:table-cell office:value-type="float" office:value="4.2477999999999998" table:style-name="ce2">
            <text:p>4,2478</text:p>
          </table:table-cell>
          <table:table-cell office:value-type="float" office:value="49896" table:style-name="ce2">
            <text:p>49896</text:p>
          </table:table-cell>
          <table:table-cell table:number-columns-repeated="16381"/>
        </table:table-row>
        <table:table-row table:style-name="ro1">
          <table:table-cell office:value-type="float" office:value="51.167000000000002" table:style-name="ce2">
            <text:p>51,167</text:p>
          </table:table-cell>
          <table:table-cell office:value-type="float" office:value="4.2561999999999998" table:style-name="ce2">
            <text:p>4,2562</text:p>
          </table:table-cell>
          <table:table-cell office:value-type="float" office:value="50301" table:style-name="ce2">
            <text:p>50301</text:p>
          </table:table-cell>
          <table:table-cell table:number-columns-repeated="16381"/>
        </table:table-row>
        <table:table-row table:style-name="ro1">
          <table:table-cell office:value-type="float" office:value="51.267000000000003" table:style-name="ce2">
            <text:p>51,267</text:p>
          </table:table-cell>
          <table:table-cell office:value-type="float" office:value="4.2645" table:style-name="ce2">
            <text:p>4,2645</text:p>
          </table:table-cell>
          <table:table-cell office:value-type="float" office:value="50695" table:style-name="ce2">
            <text:p>50695</text:p>
          </table:table-cell>
          <table:table-cell table:number-columns-repeated="16381"/>
        </table:table-row>
        <table:table-row table:style-name="ro1">
          <table:table-cell office:value-type="float" office:value="51.366999999999997" table:style-name="ce2">
            <text:p>51,367</text:p>
          </table:table-cell>
          <table:table-cell office:value-type="float" office:value="4.2725" table:style-name="ce2">
            <text:p>4,2725</text:p>
          </table:table-cell>
          <table:table-cell office:value-type="float" office:value="51119" table:style-name="ce2">
            <text:p>51119</text:p>
          </table:table-cell>
          <table:table-cell table:number-columns-repeated="16381"/>
        </table:table-row>
        <table:table-row table:style-name="ro1">
          <table:table-cell office:value-type="float" office:value="51.466999999999999" table:style-name="ce2">
            <text:p>51,467</text:p>
          </table:table-cell>
          <table:table-cell office:value-type="float" office:value="4.2811000000000003" table:style-name="ce2">
            <text:p>4,2811</text:p>
          </table:table-cell>
          <table:table-cell office:value-type="float" office:value="51542" table:style-name="ce2">
            <text:p>51542</text:p>
          </table:table-cell>
          <table:table-cell table:number-columns-repeated="16381"/>
        </table:table-row>
        <table:table-row table:style-name="ro1">
          <table:table-cell office:value-type="float" office:value="51.567" table:style-name="ce2">
            <text:p>51,567</text:p>
          </table:table-cell>
          <table:table-cell office:value-type="float" office:value="4.2895000000000003" table:style-name="ce2">
            <text:p>4,2895</text:p>
          </table:table-cell>
          <table:table-cell office:value-type="float" office:value="51986" table:style-name="ce2">
            <text:p>51986</text:p>
          </table:table-cell>
          <table:table-cell table:number-columns-repeated="16381"/>
        </table:table-row>
        <table:table-row table:style-name="ro1">
          <table:table-cell office:value-type="float" office:value="51.667000000000002" table:style-name="ce2">
            <text:p>51,667</text:p>
          </table:table-cell>
          <table:table-cell office:value-type="float" office:value="4.2979000000000003" table:style-name="ce2">
            <text:p>4,2979</text:p>
          </table:table-cell>
          <table:table-cell office:value-type="float" office:value="52420" table:style-name="ce2">
            <text:p>52420</text:p>
          </table:table-cell>
          <table:table-cell table:number-columns-repeated="16381"/>
        </table:table-row>
        <table:table-row table:style-name="ro1">
          <table:table-cell office:value-type="float" office:value="51.767000000000003" table:style-name="ce2">
            <text:p>51,767</text:p>
          </table:table-cell>
          <table:table-cell office:value-type="float" office:value="4.3061999999999996" table:style-name="ce2">
            <text:p>4,3062</text:p>
          </table:table-cell>
          <table:table-cell office:value-type="float" office:value="52853" table:style-name="ce2">
            <text:p>52853</text:p>
          </table:table-cell>
          <table:table-cell table:number-columns-repeated="16381"/>
        </table:table-row>
        <table:table-row table:style-name="ro1">
          <table:table-cell office:value-type="float" office:value="51.866999999999997" table:style-name="ce2">
            <text:p>51,867</text:p>
          </table:table-cell>
          <table:table-cell office:value-type="float" office:value="4.3144" table:style-name="ce2">
            <text:p>4,3144</text:p>
          </table:table-cell>
          <table:table-cell office:value-type="float" office:value="53307" table:style-name="ce2">
            <text:p>53307</text:p>
          </table:table-cell>
          <table:table-cell table:number-columns-repeated="16381"/>
        </table:table-row>
        <table:table-row table:style-name="ro1">
          <table:table-cell office:value-type="float" office:value="51.966999999999999" table:style-name="ce2">
            <text:p>51,967</text:p>
          </table:table-cell>
          <table:table-cell office:value-type="float" office:value="4.3227000000000002" table:style-name="ce2">
            <text:p>4,3227</text:p>
          </table:table-cell>
          <table:table-cell office:value-type="float" office:value="53741" table:style-name="ce2">
            <text:p>53741</text:p>
          </table:table-cell>
          <table:table-cell table:number-columns-repeated="16381"/>
        </table:table-row>
        <table:table-row table:style-name="ro1">
          <table:table-cell office:value-type="float" office:value="52.05" table:style-name="ce2">
            <text:p>52,05</text:p>
          </table:table-cell>
          <table:table-cell office:value-type="float" office:value="4.3296999999999999" table:style-name="ce2">
            <text:p>4,3297</text:p>
          </table:table-cell>
          <table:table-cell office:value-type="float" office:value="54155" table:style-name="ce2">
            <text:p>54155</text:p>
          </table:table-cell>
          <table:table-cell table:number-columns-repeated="16381"/>
        </table:table-row>
        <table:table-row table:style-name="ro1">
          <table:table-cell office:value-type="float" office:value="52.15" table:style-name="ce2">
            <text:p>52,15</text:p>
          </table:table-cell>
          <table:table-cell office:value-type="float" office:value="4.3383000000000003" table:style-name="ce2">
            <text:p>4,3383</text:p>
          </table:table-cell>
          <table:table-cell office:value-type="float" office:value="54608" table:style-name="ce2">
            <text:p>54608</text:p>
          </table:table-cell>
          <table:table-cell table:number-columns-repeated="16381"/>
        </table:table-row>
        <table:table-row table:style-name="ro1">
          <table:table-cell office:value-type="float" office:value="52.25" table:style-name="ce2">
            <text:p>52,25</text:p>
          </table:table-cell>
          <table:table-cell office:value-type="float" office:value="4.3465999999999996" table:style-name="ce2">
            <text:p>4,3466</text:p>
          </table:table-cell>
          <table:table-cell office:value-type="float" office:value="55081" table:style-name="ce2">
            <text:p>55081</text:p>
          </table:table-cell>
          <table:table-cell table:number-columns-repeated="16381"/>
        </table:table-row>
        <table:table-row table:style-name="ro1">
          <table:table-cell office:value-type="float" office:value="52.35" table:style-name="ce2">
            <text:p>52,35</text:p>
          </table:table-cell>
          <table:table-cell office:value-type="float" office:value="4.3548" table:style-name="ce2">
            <text:p>4,3548</text:p>
          </table:table-cell>
          <table:table-cell office:value-type="float" office:value="55525" table:style-name="ce2">
            <text:p>55525</text:p>
          </table:table-cell>
          <table:table-cell table:number-columns-repeated="16381"/>
        </table:table-row>
        <table:table-row table:style-name="ro1">
          <table:table-cell office:value-type="float" office:value="52.45" table:style-name="ce2">
            <text:p>52,45</text:p>
          </table:table-cell>
          <table:table-cell office:value-type="float" office:value="4.3630000000000004" table:style-name="ce2">
            <text:p>4,363</text:p>
          </table:table-cell>
          <table:table-cell office:value-type="float" office:value="55988" table:style-name="ce2">
            <text:p>55988</text:p>
          </table:table-cell>
          <table:table-cell table:number-columns-repeated="16381"/>
        </table:table-row>
        <table:table-row table:style-name="ro1">
          <table:table-cell office:value-type="float" office:value="52.55" table:style-name="ce2">
            <text:p>52,55</text:p>
          </table:table-cell>
          <table:table-cell office:value-type="float" office:value="4.3712" table:style-name="ce2">
            <text:p>4,3712</text:p>
          </table:table-cell>
          <table:table-cell office:value-type="float" office:value="56471" table:style-name="ce2">
            <text:p>56471</text:p>
          </table:table-cell>
          <table:table-cell table:number-columns-repeated="16381"/>
        </table:table-row>
        <table:table-row table:style-name="ro1">
          <table:table-cell office:value-type="float" office:value="52.65" table:style-name="ce2">
            <text:p>52,65</text:p>
          </table:table-cell>
          <table:table-cell office:value-type="float" office:value="4.3799000000000001" table:style-name="ce2">
            <text:p>4,3799</text:p>
          </table:table-cell>
          <table:table-cell office:value-type="float" office:value="56964" table:style-name="ce2">
            <text:p>56964</text:p>
          </table:table-cell>
          <table:table-cell table:number-columns-repeated="16381"/>
        </table:table-row>
        <table:table-row table:style-name="ro1">
          <table:table-cell office:value-type="float" office:value="52.75" table:style-name="ce2">
            <text:p>52,75</text:p>
          </table:table-cell>
          <table:table-cell office:value-type="float" office:value="4.3880999999999997" table:style-name="ce2">
            <text:p>4,3881</text:p>
          </table:table-cell>
          <table:table-cell office:value-type="float" office:value="57457" table:style-name="ce2">
            <text:p>57457</text:p>
          </table:table-cell>
          <table:table-cell table:number-columns-repeated="16381"/>
        </table:table-row>
        <table:table-row table:style-name="ro1">
          <table:table-cell office:value-type="float" office:value="52.85" table:style-name="ce2">
            <text:p>52,85</text:p>
          </table:table-cell>
          <table:table-cell office:value-type="float" office:value="4.3964999999999996" table:style-name="ce2">
            <text:p>4,3965</text:p>
          </table:table-cell>
          <table:table-cell office:value-type="float" office:value="57950" table:style-name="ce2">
            <text:p>57950</text:p>
          </table:table-cell>
          <table:table-cell table:number-columns-repeated="16381"/>
        </table:table-row>
        <table:table-row table:style-name="ro1">
          <table:table-cell office:value-type="float" office:value="52.95" table:style-name="ce2">
            <text:p>52,95</text:p>
          </table:table-cell>
          <table:table-cell office:value-type="float" office:value="4.4046000000000003" table:style-name="ce2">
            <text:p>4,4046</text:p>
          </table:table-cell>
          <table:table-cell office:value-type="float" office:value="58423" table:style-name="ce2">
            <text:p>58423</text:p>
          </table:table-cell>
          <table:table-cell table:number-columns-repeated="16381"/>
        </table:table-row>
        <table:table-row table:style-name="ro1">
          <table:table-cell office:value-type="float" office:value="53.05" table:style-name="ce2">
            <text:p>53,05</text:p>
          </table:table-cell>
          <table:table-cell office:value-type="float" office:value="4.4127999999999998" table:style-name="ce2">
            <text:p>4,4128</text:p>
          </table:table-cell>
          <table:table-cell office:value-type="float" office:value="58906" table:style-name="ce2">
            <text:p>58906</text:p>
          </table:table-cell>
          <table:table-cell table:number-columns-repeated="16381"/>
        </table:table-row>
        <table:table-row table:style-name="ro1">
          <table:table-cell office:value-type="float" office:value="53.15" table:style-name="ce2">
            <text:p>53,15</text:p>
          </table:table-cell>
          <table:table-cell office:value-type="float" office:value="4.4214000000000002" table:style-name="ce2">
            <text:p>4,4214</text:p>
          </table:table-cell>
          <table:table-cell office:value-type="float" office:value="59418" table:style-name="ce2">
            <text:p>59418</text:p>
          </table:table-cell>
          <table:table-cell table:number-columns-repeated="16381"/>
        </table:table-row>
        <table:table-row table:style-name="ro1">
          <table:table-cell office:value-type="float" office:value="53.25" table:style-name="ce2">
            <text:p>53,25</text:p>
          </table:table-cell>
          <table:table-cell office:value-type="float" office:value="4.4297000000000004" table:style-name="ce2">
            <text:p>4,4297</text:p>
          </table:table-cell>
          <table:table-cell office:value-type="float" office:value="59921" table:style-name="ce2">
            <text:p>59921</text:p>
          </table:table-cell>
          <table:table-cell table:number-columns-repeated="16381"/>
        </table:table-row>
        <table:table-row table:style-name="ro1">
          <table:table-cell office:value-type="float" office:value="53.35" table:style-name="ce2">
            <text:p>53,35</text:p>
          </table:table-cell>
          <table:table-cell office:value-type="float" office:value="4.4381000000000004" table:style-name="ce2">
            <text:p>4,4381</text:p>
          </table:table-cell>
          <table:table-cell office:value-type="float" office:value="60453" table:style-name="ce2">
            <text:p>60453</text:p>
          </table:table-cell>
          <table:table-cell table:number-columns-repeated="16381"/>
        </table:table-row>
        <table:table-row table:style-name="ro1">
          <table:table-cell office:value-type="float" office:value="53.45" table:style-name="ce2">
            <text:p>53,45</text:p>
          </table:table-cell>
          <table:table-cell office:value-type="float" office:value="4.4463999999999997" table:style-name="ce2">
            <text:p>4,4464</text:p>
          </table:table-cell>
          <table:table-cell office:value-type="float" office:value="60956" table:style-name="ce2">
            <text:p>60956</text:p>
          </table:table-cell>
          <table:table-cell table:number-columns-repeated="16381"/>
        </table:table-row>
        <table:table-row table:style-name="ro1">
          <table:table-cell office:value-type="float" office:value="53.55" table:style-name="ce2">
            <text:p>53,55</text:p>
          </table:table-cell>
          <table:table-cell office:value-type="float" office:value="4.4546000000000001" table:style-name="ce2">
            <text:p>4,4546</text:p>
          </table:table-cell>
          <table:table-cell office:value-type="float" office:value="61478" table:style-name="ce2">
            <text:p>61478</text:p>
          </table:table-cell>
          <table:table-cell table:number-columns-repeated="16381"/>
        </table:table-row>
        <table:table-row table:style-name="ro1">
          <table:table-cell office:value-type="float" office:value="53.65" table:style-name="ce2">
            <text:p>53,65</text:p>
          </table:table-cell>
          <table:table-cell office:value-type="float" office:value="4.4630000000000001" table:style-name="ce2">
            <text:p>4,463</text:p>
          </table:table-cell>
          <table:table-cell office:value-type="float" office:value="61991" table:style-name="ce2">
            <text:p>61991</text:p>
          </table:table-cell>
          <table:table-cell table:number-columns-repeated="16381"/>
        </table:table-row>
        <table:table-row table:style-name="ro1">
          <table:table-cell office:value-type="float" office:value="53.75" table:style-name="ce2">
            <text:p>53,75</text:p>
          </table:table-cell>
          <table:table-cell office:value-type="float" office:value="4.4714999999999998" table:style-name="ce2">
            <text:p>4,4715</text:p>
          </table:table-cell>
          <table:table-cell office:value-type="float" office:value="62553" table:style-name="ce2">
            <text:p>62553</text:p>
          </table:table-cell>
          <table:table-cell table:number-columns-repeated="16381"/>
        </table:table-row>
        <table:table-row table:style-name="ro1">
          <table:table-cell office:value-type="float" office:value="53.832999999999998" table:style-name="ce2">
            <text:p>53,833</text:p>
          </table:table-cell>
          <table:table-cell office:value-type="float" office:value="4.4785000000000004" table:style-name="ce2">
            <text:p>4,4785</text:p>
          </table:table-cell>
          <table:table-cell office:value-type="float" office:value="63026" table:style-name="ce2">
            <text:p>63026</text:p>
          </table:table-cell>
          <table:table-cell table:number-columns-repeated="16381"/>
        </table:table-row>
        <table:table-row table:style-name="ro1">
          <table:table-cell office:value-type="float" office:value="53.917000000000002" table:style-name="ce2">
            <text:p>53,917</text:p>
          </table:table-cell>
          <table:table-cell office:value-type="float" office:value="4.4854000000000003" table:style-name="ce2">
            <text:p>4,4854</text:p>
          </table:table-cell>
          <table:table-cell office:value-type="float" office:value="63499" table:style-name="ce2">
            <text:p>63499</text:p>
          </table:table-cell>
          <table:table-cell table:number-columns-repeated="16381"/>
        </table:table-row>
        <table:table-row table:style-name="ro1">
          <table:table-cell office:value-type="float" office:value="54.017000000000003" table:style-name="ce2">
            <text:p>54,017</text:p>
          </table:table-cell>
          <table:table-cell office:value-type="float" office:value="4.4938000000000002" table:style-name="ce2">
            <text:p>4,4938</text:p>
          </table:table-cell>
          <table:table-cell office:value-type="float" office:value="64081" table:style-name="ce2">
            <text:p>64081</text:p>
          </table:table-cell>
          <table:table-cell table:number-columns-repeated="16381"/>
        </table:table-row>
        <table:table-row table:style-name="ro1">
          <table:table-cell office:value-type="float" office:value="54.1" table:style-name="ce2">
            <text:p>54,1</text:p>
          </table:table-cell>
          <table:table-cell office:value-type="float" office:value="4.5004" table:style-name="ce2">
            <text:p>4,5004</text:p>
          </table:table-cell>
          <table:table-cell office:value-type="float" office:value="64574" table:style-name="ce2">
            <text:p>64574</text:p>
          </table:table-cell>
          <table:table-cell table:number-columns-repeated="16381"/>
        </table:table-row>
        <table:table-row table:style-name="ro1">
          <table:table-cell office:value-type="float" office:value="54.183" table:style-name="ce2">
            <text:p>54,183</text:p>
          </table:table-cell>
          <table:table-cell office:value-type="float" office:value="4.5072999999999999" table:style-name="ce2">
            <text:p>4,5073</text:p>
          </table:table-cell>
          <table:table-cell office:value-type="float" office:value="65066" table:style-name="ce2">
            <text:p>65066</text:p>
          </table:table-cell>
          <table:table-cell table:number-columns-repeated="16381"/>
        </table:table-row>
        <table:table-row table:style-name="ro1">
          <table:table-cell office:value-type="float" office:value="54.267000000000003" table:style-name="ce2">
            <text:p>54,267</text:p>
          </table:table-cell>
          <table:table-cell office:value-type="float" office:value="4.5144000000000002" table:style-name="ce2">
            <text:p>4,5144</text:p>
          </table:table-cell>
          <table:table-cell office:value-type="float" office:value="65589" table:style-name="ce2">
            <text:p>65589</text:p>
          </table:table-cell>
          <table:table-cell table:number-columns-repeated="16381"/>
        </table:table-row>
        <table:table-row table:style-name="ro1">
          <table:table-cell office:value-type="float" office:value="54.35" table:style-name="ce2">
            <text:p>54,35</text:p>
          </table:table-cell>
          <table:table-cell office:value-type="float" office:value="4.5213000000000001" table:style-name="ce2">
            <text:p>4,5213</text:p>
          </table:table-cell>
          <table:table-cell office:value-type="float" office:value="66101" table:style-name="ce2">
            <text:p>66101</text:p>
          </table:table-cell>
          <table:table-cell table:number-columns-repeated="16381"/>
        </table:table-row>
        <table:table-row table:style-name="ro1">
          <table:table-cell office:value-type="float" office:value="54.433" table:style-name="ce2">
            <text:p>54,433</text:p>
          </table:table-cell>
          <table:table-cell office:value-type="float" office:value="4.5285000000000002" table:style-name="ce2">
            <text:p>4,5285</text:p>
          </table:table-cell>
          <table:table-cell office:value-type="float" office:value="66614" table:style-name="ce2">
            <text:p>66614</text:p>
          </table:table-cell>
          <table:table-cell table:number-columns-repeated="16381"/>
        </table:table-row>
        <table:table-row table:style-name="ro1">
          <table:table-cell office:value-type="float" office:value="54.517000000000003" table:style-name="ce2">
            <text:p>54,517</text:p>
          </table:table-cell>
          <table:table-cell office:value-type="float" office:value="4.5354999999999999" table:style-name="ce2">
            <text:p>4,5355</text:p>
          </table:table-cell>
          <table:table-cell office:value-type="float" office:value="67126" table:style-name="ce2">
            <text:p>67126</text:p>
          </table:table-cell>
          <table:table-cell table:number-columns-repeated="16381"/>
        </table:table-row>
        <table:table-row table:style-name="ro1">
          <table:table-cell office:value-type="float" office:value="54.616999999999997" table:style-name="ce2">
            <text:p>54,617</text:p>
          </table:table-cell>
          <table:table-cell office:value-type="float" office:value="4.5435999999999996" table:style-name="ce2">
            <text:p>4,5436</text:p>
          </table:table-cell>
          <table:table-cell office:value-type="float" office:value="67728" table:style-name="ce2">
            <text:p>67728</text:p>
          </table:table-cell>
          <table:table-cell table:number-columns-repeated="16381"/>
        </table:table-row>
        <table:table-row table:style-name="ro1">
          <table:table-cell office:value-type="float" office:value="54.7" table:style-name="ce2">
            <text:p>54,7</text:p>
          </table:table-cell>
          <table:table-cell office:value-type="float" office:value="4.5503999999999998" table:style-name="ce2">
            <text:p>4,5504</text:p>
          </table:table-cell>
          <table:table-cell office:value-type="float" office:value="68250" table:style-name="ce2">
            <text:p>68250</text:p>
          </table:table-cell>
          <table:table-cell table:number-columns-repeated="16381"/>
        </table:table-row>
        <table:table-row table:style-name="ro1">
          <table:table-cell office:value-type="float" office:value="54.8" table:style-name="ce2">
            <text:p>54,8</text:p>
          </table:table-cell>
          <table:table-cell office:value-type="float" office:value="4.5587" table:style-name="ce2">
            <text:p>4,5587</text:p>
          </table:table-cell>
          <table:table-cell office:value-type="float" office:value="68861" table:style-name="ce2">
            <text:p>68861</text:p>
          </table:table-cell>
          <table:table-cell table:number-columns-repeated="16381"/>
        </table:table-row>
        <table:table-row table:style-name="ro1">
          <table:table-cell office:value-type="float" office:value="54.883000000000003" table:style-name="ce2">
            <text:p>54,883</text:p>
          </table:table-cell>
          <table:table-cell office:value-type="float" office:value="4.5659999999999998" table:style-name="ce2">
            <text:p>4,566</text:p>
          </table:table-cell>
          <table:table-cell office:value-type="float" office:value="69413" table:style-name="ce2">
            <text:p>69413</text:p>
          </table:table-cell>
          <table:table-cell table:number-columns-repeated="16381"/>
        </table:table-row>
        <table:table-row table:style-name="ro1">
          <table:table-cell office:value-type="float" office:value="54.966999999999999" table:style-name="ce2">
            <text:p>54,967</text:p>
          </table:table-cell>
          <table:table-cell office:value-type="float" office:value="4.5728" table:style-name="ce2">
            <text:p>4,5728</text:p>
          </table:table-cell>
          <table:table-cell office:value-type="float" office:value="69946" table:style-name="ce2">
            <text:p>69946</text:p>
          </table:table-cell>
          <table:table-cell table:number-columns-repeated="16381"/>
        </table:table-row>
        <table:table-row table:style-name="ro1">
          <table:table-cell office:value-type="float" office:value="55.067" table:style-name="ce2">
            <text:p>55,067</text:p>
          </table:table-cell>
          <table:table-cell office:value-type="float" office:value="4.5811999999999999" table:style-name="ce2">
            <text:p>4,5812</text:p>
          </table:table-cell>
          <table:table-cell office:value-type="float" office:value="70586" table:style-name="ce2">
            <text:p>70586</text:p>
          </table:table-cell>
          <table:table-cell table:number-columns-repeated="16381"/>
        </table:table-row>
        <table:table-row table:style-name="ro1">
          <table:table-cell office:value-type="float" office:value="55.167000000000002" table:style-name="ce2">
            <text:p>55,167</text:p>
          </table:table-cell>
          <table:table-cell office:value-type="float" office:value="4.5894000000000004" table:style-name="ce2">
            <text:p>4,5894</text:p>
          </table:table-cell>
          <table:table-cell office:value-type="float" office:value="71217" table:style-name="ce2">
            <text:p>71217</text:p>
          </table:table-cell>
          <table:table-cell table:number-columns-repeated="16381"/>
        </table:table-row>
        <table:table-row table:style-name="ro1">
          <table:table-cell office:value-type="float" office:value="55.267000000000003" table:style-name="ce2">
            <text:p>55,267</text:p>
          </table:table-cell>
          <table:table-cell office:value-type="float" office:value="4.5975999999999999" table:style-name="ce2">
            <text:p>4,5976</text:p>
          </table:table-cell>
          <table:table-cell office:value-type="float" office:value="71868" table:style-name="ce2">
            <text:p>71868</text:p>
          </table:table-cell>
          <table:table-cell table:number-columns-repeated="16381"/>
        </table:table-row>
        <table:table-row table:style-name="ro1">
          <table:table-cell office:value-type="float" office:value="55.366999999999997" table:style-name="ce2">
            <text:p>55,367</text:p>
          </table:table-cell>
          <table:table-cell office:value-type="float" office:value="4.6059999999999999" table:style-name="ce2">
            <text:p>4,606</text:p>
          </table:table-cell>
          <table:table-cell office:value-type="float" office:value="72518" table:style-name="ce2">
            <text:p>72518</text:p>
          </table:table-cell>
          <table:table-cell table:number-columns-repeated="16381"/>
        </table:table-row>
        <table:table-row table:style-name="ro1">
          <table:table-cell office:value-type="float" office:value="55.45" table:style-name="ce2">
            <text:p>55,45</text:p>
          </table:table-cell>
          <table:table-cell office:value-type="float" office:value="4.6131000000000002" table:style-name="ce2">
            <text:p>4,6131</text:p>
          </table:table-cell>
          <table:table-cell office:value-type="float" office:value="73100" table:style-name="ce2">
            <text:p>73100</text:p>
          </table:table-cell>
          <table:table-cell table:number-columns-repeated="16381"/>
        </table:table-row>
        <table:table-row table:style-name="ro1">
          <table:table-cell office:value-type="float" office:value="55.533000000000001" table:style-name="ce2">
            <text:p>55,533</text:p>
          </table:table-cell>
          <table:table-cell office:value-type="float" office:value="4.6200999999999999" table:style-name="ce2">
            <text:p>4,6201</text:p>
          </table:table-cell>
          <table:table-cell office:value-type="float" office:value="73652" table:style-name="ce2">
            <text:p>73652</text:p>
          </table:table-cell>
          <table:table-cell table:number-columns-repeated="16381"/>
        </table:table-row>
        <table:table-row table:style-name="ro1">
          <table:table-cell office:value-type="float" office:value="55.633000000000003" table:style-name="ce2">
            <text:p>55,633</text:p>
          </table:table-cell>
          <table:table-cell office:value-type="float" office:value="4.6284000000000001" table:style-name="ce2">
            <text:p>4,6284</text:p>
          </table:table-cell>
          <table:table-cell office:value-type="float" office:value="74322" table:style-name="ce2">
            <text:p>74322</text:p>
          </table:table-cell>
          <table:table-cell table:number-columns-repeated="16381"/>
        </table:table-row>
        <table:table-row table:style-name="ro1">
          <table:table-cell office:value-type="float" office:value="55.732999999999997" table:style-name="ce2">
            <text:p>55,733</text:p>
          </table:table-cell>
          <table:table-cell office:value-type="float" office:value="4.6365999999999996" table:style-name="ce2">
            <text:p>4,6366</text:p>
          </table:table-cell>
          <table:table-cell office:value-type="float" office:value="74992" table:style-name="ce2">
            <text:p>74992</text:p>
          </table:table-cell>
          <table:table-cell table:number-columns-repeated="16381"/>
        </table:table-row>
        <table:table-row table:style-name="ro1">
          <table:table-cell office:value-type="float" office:value="55.832999999999998" table:style-name="ce2">
            <text:p>55,833</text:p>
          </table:table-cell>
          <table:table-cell office:value-type="float" office:value="4.6447000000000003" table:style-name="ce2">
            <text:p>4,6447</text:p>
          </table:table-cell>
          <table:table-cell office:value-type="float" office:value="75673" table:style-name="ce2">
            <text:p>75673</text:p>
          </table:table-cell>
          <table:table-cell table:number-columns-repeated="16381"/>
        </table:table-row>
        <table:table-row table:style-name="ro1">
          <table:table-cell office:value-type="float" office:value="55.917000000000002" table:style-name="ce2">
            <text:p>55,917</text:p>
          </table:table-cell>
          <table:table-cell office:value-type="float" office:value="4.6519000000000004" table:style-name="ce2">
            <text:p>4,6519</text:p>
          </table:table-cell>
          <table:table-cell office:value-type="float" office:value="76244" table:style-name="ce2">
            <text:p>76244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4.6589" table:style-name="ce2">
            <text:p>4,6589</text:p>
          </table:table-cell>
          <table:table-cell office:value-type="float" office:value="76855" table:style-name="ce2">
            <text:p>76855</text:p>
          </table:table-cell>
          <table:table-cell table:number-columns-repeated="16381"/>
        </table:table-row>
        <table:table-row table:style-name="ro1">
          <table:table-cell office:value-type="float" office:value="56.1" table:style-name="ce2">
            <text:p>56,1</text:p>
          </table:table-cell>
          <table:table-cell office:value-type="float" office:value="4.6673" table:style-name="ce2">
            <text:p>4,6673</text:p>
          </table:table-cell>
          <table:table-cell office:value-type="float" office:value="77545" table:style-name="ce2">
            <text:p>77545</text:p>
          </table:table-cell>
          <table:table-cell table:number-columns-repeated="16381"/>
        </table:table-row>
        <table:table-row table:style-name="ro1">
          <table:table-cell office:value-type="float" office:value="56.183" table:style-name="ce2">
            <text:p>56,183</text:p>
          </table:table-cell>
          <table:table-cell office:value-type="float" office:value="4.6742999999999997" table:style-name="ce2">
            <text:p>4,6743</text:p>
          </table:table-cell>
          <table:table-cell office:value-type="float" office:value="78137" table:style-name="ce2">
            <text:p>78137</text:p>
          </table:table-cell>
          <table:table-cell table:number-columns-repeated="16381"/>
        </table:table-row>
        <table:table-row table:style-name="ro1">
          <table:table-cell office:value-type="float" office:value="56.267000000000003" table:style-name="ce2">
            <text:p>56,267</text:p>
          </table:table-cell>
          <table:table-cell office:value-type="float" office:value="4.6810999999999998" table:style-name="ce2">
            <text:p>4,6811</text:p>
          </table:table-cell>
          <table:table-cell office:value-type="float" office:value="78728" table:style-name="ce2">
            <text:p>78728</text:p>
          </table:table-cell>
          <table:table-cell table:number-columns-repeated="16381"/>
        </table:table-row>
        <table:table-row table:style-name="ro1">
          <table:table-cell office:value-type="float" office:value="56.366999999999997" table:style-name="ce2">
            <text:p>56,367</text:p>
          </table:table-cell>
          <table:table-cell office:value-type="float" office:value="4.6893000000000002" table:style-name="ce2">
            <text:p>4,6893</text:p>
          </table:table-cell>
          <table:table-cell office:value-type="float" office:value="79438" table:style-name="ce2">
            <text:p>79438</text:p>
          </table:table-cell>
          <table:table-cell table:number-columns-repeated="16381"/>
        </table:table-row>
        <table:table-row table:style-name="ro1">
          <table:table-cell office:value-type="float" office:value="56.466999999999999" table:style-name="ce2">
            <text:p>56,467</text:p>
          </table:table-cell>
          <table:table-cell office:value-type="float" office:value="4.6977000000000002" table:style-name="ce2">
            <text:p>4,6977</text:p>
          </table:table-cell>
          <table:table-cell office:value-type="float" office:value="80167" table:style-name="ce2">
            <text:p>80167</text:p>
          </table:table-cell>
          <table:table-cell table:number-columns-repeated="16381"/>
        </table:table-row>
        <table:table-row table:style-name="ro1">
          <table:table-cell office:value-type="float" office:value="56.55" table:style-name="ce2">
            <text:p>56,55</text:p>
          </table:table-cell>
          <table:table-cell office:value-type="float" office:value="4.7047999999999996" table:style-name="ce2">
            <text:p>4,7048</text:p>
          </table:table-cell>
          <table:table-cell office:value-type="float" office:value="80778" table:style-name="ce2">
            <text:p>80778</text:p>
          </table:table-cell>
          <table:table-cell table:number-columns-repeated="16381"/>
        </table:table-row>
        <table:table-row table:style-name="ro1">
          <table:table-cell office:value-type="float" office:value="56.65" table:style-name="ce2">
            <text:p>56,65</text:p>
          </table:table-cell>
          <table:table-cell office:value-type="float" office:value="4.7130999999999998" table:style-name="ce2">
            <text:p>4,7131</text:p>
          </table:table-cell>
          <table:table-cell office:value-type="float" office:value="81528" table:style-name="ce2">
            <text:p>81528</text:p>
          </table:table-cell>
          <table:table-cell table:number-columns-repeated="16381"/>
        </table:table-row>
        <table:table-row table:style-name="ro1">
          <table:table-cell office:value-type="float" office:value="56.75" table:style-name="ce2">
            <text:p>56,75</text:p>
          </table:table-cell>
          <table:table-cell office:value-type="float" office:value="4.7215999999999996" table:style-name="ce2">
            <text:p>4,7216</text:p>
          </table:table-cell>
          <table:table-cell office:value-type="float" office:value="82247" table:style-name="ce2">
            <text:p>82247</text:p>
          </table:table-cell>
          <table:table-cell table:number-columns-repeated="16381"/>
        </table:table-row>
        <table:table-row table:style-name="ro1">
          <table:table-cell office:value-type="float" office:value="56.85" table:style-name="ce2">
            <text:p>56,85</text:p>
          </table:table-cell>
          <table:table-cell office:value-type="float" office:value="4.7297000000000002" table:style-name="ce2">
            <text:p>4,7297</text:p>
          </table:table-cell>
          <table:table-cell office:value-type="float" office:value="82967" table:style-name="ce2">
            <text:p>82967</text:p>
          </table:table-cell>
          <table:table-cell table:number-columns-repeated="16381"/>
        </table:table-row>
        <table:table-row table:style-name="ro1">
          <table:table-cell office:value-type="float" office:value="56.95" table:style-name="ce2">
            <text:p>56,95</text:p>
          </table:table-cell>
          <table:table-cell office:value-type="float" office:value="4.7378" table:style-name="ce2">
            <text:p>4,7378</text:p>
          </table:table-cell>
          <table:table-cell office:value-type="float" office:value="83706" table:style-name="ce2">
            <text:p>83706</text:p>
          </table:table-cell>
          <table:table-cell table:number-columns-repeated="16381"/>
        </table:table-row>
        <table:table-row table:style-name="ro1">
          <table:table-cell office:value-type="float" office:value="57.05" table:style-name="ce2">
            <text:p>57,05</text:p>
          </table:table-cell>
          <table:table-cell office:value-type="float" office:value="4.7462999999999997" table:style-name="ce2">
            <text:p>4,7463</text:p>
          </table:table-cell>
          <table:table-cell office:value-type="float" office:value="84455" table:style-name="ce2">
            <text:p>84455</text:p>
          </table:table-cell>
          <table:table-cell table:number-columns-repeated="16381"/>
        </table:table-row>
        <table:table-row table:style-name="ro1">
          <table:table-cell office:value-type="float" office:value="57.133000000000003" table:style-name="ce2">
            <text:p>57,133</text:p>
          </table:table-cell>
          <table:table-cell office:value-type="float" office:value="4.7533000000000003" table:style-name="ce2">
            <text:p>4,7533</text:p>
          </table:table-cell>
          <table:table-cell office:value-type="float" office:value="85116" table:style-name="ce2">
            <text:p>85116</text:p>
          </table:table-cell>
          <table:table-cell table:number-columns-repeated="16381"/>
        </table:table-row>
        <table:table-row table:style-name="ro1">
          <table:table-cell office:value-type="float" office:value="57.232999999999997" table:style-name="ce2">
            <text:p>57,233</text:p>
          </table:table-cell>
          <table:table-cell office:value-type="float" office:value="4.7618" table:style-name="ce2">
            <text:p>4,7618</text:p>
          </table:table-cell>
          <table:table-cell office:value-type="float" office:value="85845" table:style-name="ce2">
            <text:p>85845</text:p>
          </table:table-cell>
          <table:table-cell table:number-columns-repeated="16381"/>
        </table:table-row>
        <table:table-row table:style-name="ro1">
          <table:table-cell office:value-type="float" office:value="57.332999999999998" table:style-name="ce2">
            <text:p>57,333</text:p>
          </table:table-cell>
          <table:table-cell office:value-type="float" office:value="4.7699999999999996" table:style-name="ce2">
            <text:p>4,77</text:p>
          </table:table-cell>
          <table:table-cell office:value-type="float" office:value="86604" table:style-name="ce2">
            <text:p>86604</text:p>
          </table:table-cell>
          <table:table-cell table:number-columns-repeated="16381"/>
        </table:table-row>
        <table:table-row table:style-name="ro1">
          <table:table-cell office:value-type="float" office:value="57.433" table:style-name="ce2">
            <text:p>57,433</text:p>
          </table:table-cell>
          <table:table-cell office:value-type="float" office:value="4.7782" table:style-name="ce2">
            <text:p>4,7782</text:p>
          </table:table-cell>
          <table:table-cell office:value-type="float" office:value="87343" table:style-name="ce2">
            <text:p>87343</text:p>
          </table:table-cell>
          <table:table-cell table:number-columns-repeated="16381"/>
        </table:table-row>
        <table:table-row table:style-name="ro1">
          <table:table-cell office:value-type="float" office:value="57.533000000000001" table:style-name="ce2">
            <text:p>57,533</text:p>
          </table:table-cell>
          <table:table-cell office:value-type="float" office:value="4.7864000000000004" table:style-name="ce2">
            <text:p>4,7864</text:p>
          </table:table-cell>
          <table:table-cell office:value-type="float" office:value="88073" table:style-name="ce2">
            <text:p>88073</text:p>
          </table:table-cell>
          <table:table-cell table:number-columns-repeated="16381"/>
        </table:table-row>
        <table:table-row table:style-name="ro1">
          <table:table-cell office:value-type="float" office:value="57.633000000000003" table:style-name="ce2">
            <text:p>57,633</text:p>
          </table:table-cell>
          <table:table-cell office:value-type="float" office:value="4.7949999999999999" table:style-name="ce2">
            <text:p>4,795</text:p>
          </table:table-cell>
          <table:table-cell office:value-type="float" office:value="88861" table:style-name="ce2">
            <text:p>88861</text:p>
          </table:table-cell>
          <table:table-cell table:number-columns-repeated="16381"/>
        </table:table-row>
        <table:table-row table:style-name="ro1">
          <table:table-cell office:value-type="float" office:value="57.732999999999997" table:style-name="ce2">
            <text:p>57,733</text:p>
          </table:table-cell>
          <table:table-cell office:value-type="float" office:value="4.8034999999999997" table:style-name="ce2">
            <text:p>4,8035</text:p>
          </table:table-cell>
          <table:table-cell office:value-type="float" office:value="89630" table:style-name="ce2">
            <text:p>89630</text:p>
          </table:table-cell>
          <table:table-cell table:number-columns-repeated="16381"/>
        </table:table-row>
        <table:table-row table:style-name="ro1">
          <table:table-cell office:value-type="float" office:value="57.832999999999998" table:style-name="ce2">
            <text:p>57,833</text:p>
          </table:table-cell>
          <table:table-cell office:value-type="float" office:value="4.8117999999999999" table:style-name="ce2">
            <text:p>4,8118</text:p>
          </table:table-cell>
          <table:table-cell office:value-type="float" office:value="90379" table:style-name="ce2">
            <text:p>90379</text:p>
          </table:table-cell>
          <table:table-cell table:number-columns-repeated="16381"/>
        </table:table-row>
        <table:table-row table:style-name="ro1">
          <table:table-cell office:value-type="float" office:value="57.933" table:style-name="ce2">
            <text:p>57,933</text:p>
          </table:table-cell>
          <table:table-cell office:value-type="float" office:value="4.82" table:style-name="ce2">
            <text:p>4,82</text:p>
          </table:table-cell>
          <table:table-cell office:value-type="float" office:value="91158" table:style-name="ce2">
            <text:p>91158</text:p>
          </table:table-cell>
          <table:table-cell table:number-columns-repeated="16381"/>
        </table:table-row>
        <table:table-row table:style-name="ro1">
          <table:table-cell office:value-type="float" office:value="58.033000000000001" table:style-name="ce2">
            <text:p>58,033</text:p>
          </table:table-cell>
          <table:table-cell office:value-type="float" office:value="4.8281999999999998" table:style-name="ce2">
            <text:p>4,8282</text:p>
          </table:table-cell>
          <table:table-cell office:value-type="float" office:value="91897" table:style-name="ce2">
            <text:p>91897</text:p>
          </table:table-cell>
          <table:table-cell table:number-columns-repeated="16381"/>
        </table:table-row>
        <table:table-row table:style-name="ro1">
          <table:table-cell office:value-type="float" office:value="58.133000000000003" table:style-name="ce2">
            <text:p>58,133</text:p>
          </table:table-cell>
          <table:table-cell office:value-type="float" office:value="4.8364000000000003" table:style-name="ce2">
            <text:p>4,8364</text:p>
          </table:table-cell>
          <table:table-cell office:value-type="float" office:value="92676" table:style-name="ce2">
            <text:p>92676</text:p>
          </table:table-cell>
          <table:table-cell table:number-columns-repeated="16381"/>
        </table:table-row>
        <table:table-row table:style-name="ro1">
          <table:table-cell office:value-type="float" office:value="58.232999999999997" table:style-name="ce2">
            <text:p>58,233</text:p>
          </table:table-cell>
          <table:table-cell office:value-type="float" office:value="4.8451000000000004" table:style-name="ce2">
            <text:p>4,8451</text:p>
          </table:table-cell>
          <table:table-cell office:value-type="float" office:value="93455" table:style-name="ce2">
            <text:p>93455</text:p>
          </table:table-cell>
          <table:table-cell table:number-columns-repeated="16381"/>
        </table:table-row>
        <table:table-row table:style-name="ro1">
          <table:table-cell office:value-type="float" office:value="58.332999999999998" table:style-name="ce2">
            <text:p>58,333</text:p>
          </table:table-cell>
          <table:table-cell office:value-type="float" office:value="4.8532999999999999" table:style-name="ce2">
            <text:p>4,8533</text:p>
          </table:table-cell>
          <table:table-cell office:value-type="float" office:value="94233" table:style-name="ce2">
            <text:p>94233</text:p>
          </table:table-cell>
          <table:table-cell table:number-columns-repeated="16381"/>
        </table:table-row>
        <table:table-row table:style-name="ro1">
          <table:table-cell office:value-type="float" office:value="58.433" table:style-name="ce2">
            <text:p>58,433</text:p>
          </table:table-cell>
          <table:table-cell office:value-type="float" office:value="4.8616000000000001" table:style-name="ce2">
            <text:p>4,8616</text:p>
          </table:table-cell>
          <table:table-cell office:value-type="float" office:value="95002" table:style-name="ce2">
            <text:p>95002</text:p>
          </table:table-cell>
          <table:table-cell table:number-columns-repeated="16381"/>
        </table:table-row>
        <table:table-row table:style-name="ro1">
          <table:table-cell office:value-type="float" office:value="58.533000000000001" table:style-name="ce2">
            <text:p>58,533</text:p>
          </table:table-cell>
          <table:table-cell office:value-type="float" office:value="4.8697999999999997" table:style-name="ce2">
            <text:p>4,8698</text:p>
          </table:table-cell>
          <table:table-cell office:value-type="float" office:value="95741" table:style-name="ce2">
            <text:p>95741</text:p>
          </table:table-cell>
          <table:table-cell table:number-columns-repeated="16381"/>
        </table:table-row>
        <table:table-row table:style-name="ro1">
          <table:table-cell office:value-type="float" office:value="58.633000000000003" table:style-name="ce2">
            <text:p>58,633</text:p>
          </table:table-cell>
          <table:table-cell office:value-type="float" office:value="4.8780000000000001" table:style-name="ce2">
            <text:p>4,878</text:p>
          </table:table-cell>
          <table:table-cell office:value-type="float" office:value="96500" table:style-name="ce2">
            <text:p>96500</text:p>
          </table:table-cell>
          <table:table-cell table:number-columns-repeated="16381"/>
        </table:table-row>
        <table:table-row table:style-name="ro1">
          <table:table-cell office:value-type="float" office:value="58.732999999999997" table:style-name="ce2">
            <text:p>58,733</text:p>
          </table:table-cell>
          <table:table-cell office:value-type="float" office:value="4.8865999999999996" table:style-name="ce2">
            <text:p>4,8866</text:p>
          </table:table-cell>
          <table:table-cell office:value-type="float" office:value="97269" table:style-name="ce2">
            <text:p>97269</text:p>
          </table:table-cell>
          <table:table-cell table:number-columns-repeated="16381"/>
        </table:table-row>
        <table:table-row table:style-name="ro1">
          <table:table-cell office:value-type="float" office:value="58.832999999999998" table:style-name="ce2">
            <text:p>58,833</text:p>
          </table:table-cell>
          <table:table-cell office:value-type="float" office:value="4.8949999999999996" table:style-name="ce2">
            <text:p>4,895</text:p>
          </table:table-cell>
          <table:table-cell office:value-type="float" office:value="98048" table:style-name="ce2">
            <text:p>98048</text:p>
          </table:table-cell>
          <table:table-cell table:number-columns-repeated="16381"/>
        </table:table-row>
        <table:table-row table:style-name="ro1">
          <table:table-cell office:value-type="float" office:value="58.933" table:style-name="ce2">
            <text:p>58,933</text:p>
          </table:table-cell>
          <table:table-cell office:value-type="float" office:value="4.9034000000000004" table:style-name="ce2">
            <text:p>4,9034</text:p>
          </table:table-cell>
          <table:table-cell office:value-type="float" office:value="98837" table:style-name="ce2">
            <text:p>98837</text:p>
          </table:table-cell>
          <table:table-cell table:number-columns-repeated="16381"/>
        </table:table-row>
        <table:table-row table:style-name="ro1">
          <table:table-cell office:value-type="float" office:value="59.05" table:style-name="ce2">
            <text:p>59,05</text:p>
          </table:table-cell>
          <table:table-cell office:value-type="float" office:value="4.9131999999999998" table:style-name="ce2">
            <text:p>4,9132</text:p>
          </table:table-cell>
          <table:table-cell office:value-type="float" office:value="99724" table:style-name="ce2">
            <text:p>99724</text:p>
          </table:table-cell>
          <table:table-cell table:number-columns-repeated="16381"/>
        </table:table-row>
        <table:table-row table:style-name="ro1">
          <table:table-cell office:value-type="float" office:value="59.15" table:style-name="ce2">
            <text:p>59,15</text:p>
          </table:table-cell>
          <table:table-cell office:value-type="float" office:value="4.9214000000000002" table:style-name="ce2">
            <text:p>4,9214</text:p>
          </table:table-cell>
          <table:table-cell office:value-type="float" office:value="100490" table:style-name="ce2">
            <text:p>100490</text:p>
          </table:table-cell>
          <table:table-cell table:number-columns-repeated="16381"/>
        </table:table-row>
        <table:table-row table:style-name="ro1">
          <table:table-cell office:value-type="float" office:value="59.25" table:style-name="ce2">
            <text:p>59,25</text:p>
          </table:table-cell>
          <table:table-cell office:value-type="float" office:value="4.9295999999999998" table:style-name="ce2">
            <text:p>4,9296</text:p>
          </table:table-cell>
          <table:table-cell office:value-type="float" office:value="101270" table:style-name="ce2">
            <text:p>101270</text:p>
          </table:table-cell>
          <table:table-cell table:number-columns-repeated="16381"/>
        </table:table-row>
        <table:table-row table:style-name="ro1">
          <table:table-cell office:value-type="float" office:value="59.35" table:style-name="ce2">
            <text:p>59,35</text:p>
          </table:table-cell>
          <table:table-cell office:value-type="float" office:value="4.9381000000000004" table:style-name="ce2">
            <text:p>4,9381</text:p>
          </table:table-cell>
          <table:table-cell office:value-type="float" office:value="102080" table:style-name="ce2">
            <text:p>102080</text:p>
          </table:table-cell>
          <table:table-cell table:number-columns-repeated="16381"/>
        </table:table-row>
        <table:table-row table:style-name="ro1">
          <table:table-cell office:value-type="float" office:value="59.45" table:style-name="ce2">
            <text:p>59,45</text:p>
          </table:table-cell>
          <table:table-cell office:value-type="float" office:value="4.9463999999999997" table:style-name="ce2">
            <text:p>4,9464</text:p>
          </table:table-cell>
          <table:table-cell office:value-type="float" office:value="102870" table:style-name="ce2">
            <text:p>102870</text:p>
          </table:table-cell>
          <table:table-cell table:number-columns-repeated="16381"/>
        </table:table-row>
        <table:table-row table:style-name="ro1">
          <table:table-cell office:value-type="float" office:value="59.55" table:style-name="ce2">
            <text:p>59,55</text:p>
          </table:table-cell>
          <table:table-cell office:value-type="float" office:value="4.9546999999999999" table:style-name="ce2">
            <text:p>4,9547</text:p>
          </table:table-cell>
          <table:table-cell office:value-type="float" office:value="103660" table:style-name="ce2">
            <text:p>103660</text:p>
          </table:table-cell>
          <table:table-cell table:number-columns-repeated="16381"/>
        </table:table-row>
        <table:table-row table:style-name="ro1">
          <table:table-cell office:value-type="float" office:value="59.667000000000002" table:style-name="ce2">
            <text:p>59,667</text:p>
          </table:table-cell>
          <table:table-cell office:value-type="float" office:value="4.9642999999999997" table:style-name="ce2">
            <text:p>4,9643</text:p>
          </table:table-cell>
          <table:table-cell office:value-type="float" office:value="104550" table:style-name="ce2">
            <text:p>104550</text:p>
          </table:table-cell>
          <table:table-cell table:number-columns-repeated="16381"/>
        </table:table-row>
        <table:table-row table:style-name="ro1">
          <table:table-cell office:value-type="float" office:value="59.783000000000001" table:style-name="ce2">
            <text:p>59,783</text:p>
          </table:table-cell>
          <table:table-cell office:value-type="float" office:value="4.9739000000000004" table:style-name="ce2">
            <text:p>4,9739</text:p>
          </table:table-cell>
          <table:table-cell office:value-type="float" office:value="105420" table:style-name="ce2">
            <text:p>105420</text:p>
          </table:table-cell>
          <table:table-cell table:number-columns-repeated="16381"/>
        </table:table-row>
        <table:table-row table:style-name="ro1">
          <table:table-cell office:value-type="float" office:value="59.883000000000003" table:style-name="ce2">
            <text:p>59,883</text:p>
          </table:table-cell>
          <table:table-cell office:value-type="float" office:value="4.9825999999999997" table:style-name="ce2">
            <text:p>4,9826</text:p>
          </table:table-cell>
          <table:table-cell office:value-type="float" office:value="106270" table:style-name="ce2">
            <text:p>106270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4.9922000000000004" table:style-name="ce2">
            <text:p>4,9922</text:p>
          </table:table-cell>
          <table:table-cell office:value-type="float" office:value="107220" table:style-name="ce2">
            <text:p>107220</text:p>
          </table:table-cell>
          <table:table-cell table:number-columns-repeated="16381"/>
        </table:table-row>
        <table:table-row table:style-name="ro1">
          <table:table-cell office:value-type="float" office:value="60.116999999999997" table:style-name="ce2">
            <text:p>60,117</text:p>
          </table:table-cell>
          <table:table-cell office:value-type="float" office:value="5.0019" table:style-name="ce2">
            <text:p>5,0019</text:p>
          </table:table-cell>
          <table:table-cell office:value-type="float" office:value="108130" table:style-name="ce2">
            <text:p>108130</text:p>
          </table:table-cell>
          <table:table-cell table:number-columns-repeated="16381"/>
        </table:table-row>
        <table:table-row table:style-name="ro1">
          <table:table-cell office:value-type="float" office:value="60.232999999999997" table:style-name="ce2">
            <text:p>60,233</text:p>
          </table:table-cell>
          <table:table-cell office:value-type="float" office:value="5.0114999999999998" table:style-name="ce2">
            <text:p>5,0115</text:p>
          </table:table-cell>
          <table:table-cell office:value-type="float" office:value="109010" table:style-name="ce2">
            <text:p>109010</text:p>
          </table:table-cell>
          <table:table-cell table:number-columns-repeated="16381"/>
        </table:table-row>
        <table:table-row table:style-name="ro1">
          <table:table-cell office:value-type="float" office:value="60.35" table:style-name="ce2">
            <text:p>60,35</text:p>
          </table:table-cell>
          <table:table-cell office:value-type="float" office:value="5.0213000000000001" table:style-name="ce2">
            <text:p>5,0213</text:p>
          </table:table-cell>
          <table:table-cell office:value-type="float" office:value="109920" table:style-name="ce2">
            <text:p>109920</text:p>
          </table:table-cell>
          <table:table-cell table:number-columns-repeated="16381"/>
        </table:table-row>
        <table:table-row table:style-name="ro1">
          <table:table-cell office:value-type="float" office:value="60.466999999999999" table:style-name="ce2">
            <text:p>60,467</text:p>
          </table:table-cell>
          <table:table-cell office:value-type="float" office:value="5.0311000000000003" table:style-name="ce2">
            <text:p>5,0311</text:p>
          </table:table-cell>
          <table:table-cell office:value-type="float" office:value="110900" table:style-name="ce2">
            <text:p>110900</text:p>
          </table:table-cell>
          <table:table-cell table:number-columns-repeated="16381"/>
        </table:table-row>
        <table:table-row table:style-name="ro1">
          <table:table-cell office:value-type="float" office:value="60.582999999999998" table:style-name="ce2">
            <text:p>60,583</text:p>
          </table:table-cell>
          <table:table-cell office:value-type="float" office:value="5.0408999999999997" table:style-name="ce2">
            <text:p>5,0409</text:p>
          </table:table-cell>
          <table:table-cell office:value-type="float" office:value="111830" table:style-name="ce2">
            <text:p>111830</text:p>
          </table:table-cell>
          <table:table-cell table:number-columns-repeated="16381"/>
        </table:table-row>
        <table:table-row table:style-name="ro1">
          <table:table-cell office:value-type="float" office:value="60.7" table:style-name="ce2">
            <text:p>60,7</text:p>
          </table:table-cell>
          <table:table-cell office:value-type="float" office:value="5.0505000000000004" table:style-name="ce2">
            <text:p>5,0505</text:p>
          </table:table-cell>
          <table:table-cell office:value-type="float" office:value="112730" table:style-name="ce2">
            <text:p>112730</text:p>
          </table:table-cell>
          <table:table-cell table:number-columns-repeated="16381"/>
        </table:table-row>
        <table:table-row table:style-name="ro1">
          <table:table-cell office:value-type="float" office:value="60.817" table:style-name="ce2">
            <text:p>60,817</text:p>
          </table:table-cell>
          <table:table-cell office:value-type="float" office:value="5.0602999999999998" table:style-name="ce2">
            <text:p>5,0603</text:p>
          </table:table-cell>
          <table:table-cell office:value-type="float" office:value="113640" table:style-name="ce2">
            <text:p>113640</text:p>
          </table:table-cell>
          <table:table-cell table:number-columns-repeated="16381"/>
        </table:table-row>
        <table:table-row table:style-name="ro1">
          <table:table-cell office:value-type="float" office:value="60.933" table:style-name="ce2">
            <text:p>60,933</text:p>
          </table:table-cell>
          <table:table-cell office:value-type="float" office:value="5.0697000000000001" table:style-name="ce2">
            <text:p>5,0697</text:p>
          </table:table-cell>
          <table:table-cell office:value-type="float" office:value="114600" table:style-name="ce2">
            <text:p>114600</text:p>
          </table:table-cell>
          <table:table-cell table:number-columns-repeated="16381"/>
        </table:table-row>
        <table:table-row table:style-name="ro1">
          <table:table-cell office:value-type="float" office:value="61.05" table:style-name="ce2">
            <text:p>61,05</text:p>
          </table:table-cell>
          <table:table-cell office:value-type="float" office:value="5.0796000000000001" table:style-name="ce2">
            <text:p>5,0796</text:p>
          </table:table-cell>
          <table:table-cell office:value-type="float" office:value="115560" table:style-name="ce2">
            <text:p>115560</text:p>
          </table:table-cell>
          <table:table-cell table:number-columns-repeated="16381"/>
        </table:table-row>
        <table:table-row table:style-name="ro1">
          <table:table-cell office:value-type="float" office:value="61.167000000000002" table:style-name="ce2">
            <text:p>61,167</text:p>
          </table:table-cell>
          <table:table-cell office:value-type="float" office:value="5.0895000000000001" table:style-name="ce2">
            <text:p>5,0895</text:p>
          </table:table-cell>
          <table:table-cell office:value-type="float" office:value="116490" table:style-name="ce2">
            <text:p>116490</text:p>
          </table:table-cell>
          <table:table-cell table:number-columns-repeated="16381"/>
        </table:table-row>
        <table:table-row table:style-name="ro1">
          <table:table-cell office:value-type="float" office:value="61.283000000000001" table:style-name="ce2">
            <text:p>61,283</text:p>
          </table:table-cell>
          <table:table-cell office:value-type="float" office:value="5.0993000000000004" table:style-name="ce2">
            <text:p>5,0993</text:p>
          </table:table-cell>
          <table:table-cell office:value-type="float" office:value="117400" table:style-name="ce2">
            <text:p>117400</text:p>
          </table:table-cell>
          <table:table-cell table:number-columns-repeated="16381"/>
        </table:table-row>
        <table:table-row table:style-name="ro1">
          <table:table-cell office:value-type="float" office:value="61.4" table:style-name="ce2">
            <text:p>61,4</text:p>
          </table:table-cell>
          <table:table-cell office:value-type="float" office:value="5.1086999999999998" table:style-name="ce2">
            <text:p>5,1087</text:p>
          </table:table-cell>
          <table:table-cell office:value-type="float" office:value="118320" table:style-name="ce2">
            <text:p>118320</text:p>
          </table:table-cell>
          <table:table-cell table:number-columns-repeated="16381"/>
        </table:table-row>
        <table:table-row table:style-name="ro1">
          <table:table-cell office:value-type="float" office:value="61.517000000000003" table:style-name="ce2">
            <text:p>61,517</text:p>
          </table:table-cell>
          <table:table-cell office:value-type="float" office:value="5.1185" table:style-name="ce2">
            <text:p>5,1185</text:p>
          </table:table-cell>
          <table:table-cell office:value-type="float" office:value="119270" table:style-name="ce2">
            <text:p>119270</text:p>
          </table:table-cell>
          <table:table-cell table:number-columns-repeated="16381"/>
        </table:table-row>
        <table:table-row table:style-name="ro1">
          <table:table-cell office:value-type="float" office:value="61.65" table:style-name="ce2">
            <text:p>61,65</text:p>
          </table:table-cell>
          <table:table-cell office:value-type="float" office:value="5.1299000000000001" table:style-name="ce2">
            <text:p>5,1299</text:p>
          </table:table-cell>
          <table:table-cell office:value-type="float" office:value="120330" table:style-name="ce2">
            <text:p>120330</text:p>
          </table:table-cell>
          <table:table-cell table:number-columns-repeated="16381"/>
        </table:table-row>
        <table:table-row table:style-name="ro1">
          <table:table-cell office:value-type="float" office:value="61.767000000000003" table:style-name="ce2">
            <text:p>61,767</text:p>
          </table:table-cell>
          <table:table-cell office:value-type="float" office:value="5.1395999999999997" table:style-name="ce2">
            <text:p>5,1396</text:p>
          </table:table-cell>
          <table:table-cell office:value-type="float" office:value="121300" table:style-name="ce2">
            <text:p>121300</text:p>
          </table:table-cell>
          <table:table-cell table:number-columns-repeated="16381"/>
        </table:table-row>
        <table:table-row table:style-name="ro1">
          <table:table-cell office:value-type="float" office:value="61.9" table:style-name="ce2">
            <text:p>61,9</text:p>
          </table:table-cell>
          <table:table-cell office:value-type="float" office:value="5.1504000000000003" table:style-name="ce2">
            <text:p>5,1504</text:p>
          </table:table-cell>
          <table:table-cell office:value-type="float" office:value="122330" table:style-name="ce2">
            <text:p>122330</text:p>
          </table:table-cell>
          <table:table-cell table:number-columns-repeated="16381"/>
        </table:table-row>
        <table:table-row table:style-name="ro1">
          <table:table-cell office:value-type="float" office:value="62.033000000000001" table:style-name="ce2">
            <text:p>62,033</text:p>
          </table:table-cell>
          <table:table-cell office:value-type="float" office:value="5.1615000000000002" table:style-name="ce2">
            <text:p>5,1615</text:p>
          </table:table-cell>
          <table:table-cell office:value-type="float" office:value="123380" table:style-name="ce2">
            <text:p>123380</text:p>
          </table:table-cell>
          <table:table-cell table:number-columns-repeated="16381"/>
        </table:table-row>
        <table:table-row table:style-name="ro1">
          <table:table-cell office:value-type="float" office:value="62.15" table:style-name="ce2">
            <text:p>62,15</text:p>
          </table:table-cell>
          <table:table-cell office:value-type="float" office:value="5.1712999999999996" table:style-name="ce2">
            <text:p>5,1713</text:p>
          </table:table-cell>
          <table:table-cell office:value-type="float" office:value="124380" table:style-name="ce2">
            <text:p>124380</text:p>
          </table:table-cell>
          <table:table-cell table:number-columns-repeated="16381"/>
        </table:table-row>
        <table:table-row table:style-name="ro1">
          <table:table-cell office:value-type="float" office:value="62.283000000000001" table:style-name="ce2">
            <text:p>62,283</text:p>
          </table:table-cell>
          <table:table-cell office:value-type="float" office:value="5.1825000000000001" table:style-name="ce2">
            <text:p>5,1825</text:p>
          </table:table-cell>
          <table:table-cell office:value-type="float" office:value="125420" table:style-name="ce2">
            <text:p>125420</text:p>
          </table:table-cell>
          <table:table-cell table:number-columns-repeated="16381"/>
        </table:table-row>
        <table:table-row table:style-name="ro1">
          <table:table-cell office:value-type="float" office:value="62.417000000000002" table:style-name="ce2">
            <text:p>62,417</text:p>
          </table:table-cell>
          <table:table-cell office:value-type="float" office:value="5.1936" table:style-name="ce2">
            <text:p>5,1936</text:p>
          </table:table-cell>
          <table:table-cell office:value-type="float" office:value="126510" table:style-name="ce2">
            <text:p>126510</text:p>
          </table:table-cell>
          <table:table-cell table:number-columns-repeated="16381"/>
        </table:table-row>
        <table:table-row table:style-name="ro1">
          <table:table-cell office:value-type="float" office:value="62.55" table:style-name="ce2">
            <text:p>62,55</text:p>
          </table:table-cell>
          <table:table-cell office:value-type="float" office:value="5.2043999999999997" table:style-name="ce2">
            <text:p>5,2044</text:p>
          </table:table-cell>
          <table:table-cell office:value-type="float" office:value="127540" table:style-name="ce2">
            <text:p>127540</text:p>
          </table:table-cell>
          <table:table-cell table:number-columns-repeated="16381"/>
        </table:table-row>
        <table:table-row table:style-name="ro1">
          <table:table-cell office:value-type="float" office:value="62.683" table:style-name="ce2">
            <text:p>62,683</text:p>
          </table:table-cell>
          <table:table-cell office:value-type="float" office:value="5.2159000000000004" table:style-name="ce2">
            <text:p>5,2159</text:p>
          </table:table-cell>
          <table:table-cell office:value-type="float" office:value="128600" table:style-name="ce2">
            <text:p>128600</text:p>
          </table:table-cell>
          <table:table-cell table:number-columns-repeated="16381"/>
        </table:table-row>
        <table:table-row table:style-name="ro1">
          <table:table-cell office:value-type="float" office:value="62.817" table:style-name="ce2">
            <text:p>62,817</text:p>
          </table:table-cell>
          <table:table-cell office:value-type="float" office:value="5.2268999999999997" table:style-name="ce2">
            <text:p>5,2269</text:p>
          </table:table-cell>
          <table:table-cell office:value-type="float" office:value="129690" table:style-name="ce2">
            <text:p>129690</text:p>
          </table:table-cell>
          <table:table-cell table:number-columns-repeated="16381"/>
        </table:table-row>
        <table:table-row table:style-name="ro1">
          <table:table-cell office:value-type="float" office:value="62.95" table:style-name="ce2">
            <text:p>62,95</text:p>
          </table:table-cell>
          <table:table-cell office:value-type="float" office:value="5.2382" table:style-name="ce2">
            <text:p>5,2382</text:p>
          </table:table-cell>
          <table:table-cell office:value-type="float" office:value="130710" table:style-name="ce2">
            <text:p>130710</text:p>
          </table:table-cell>
          <table:table-cell table:number-columns-repeated="16381"/>
        </table:table-row>
        <table:table-row table:style-name="ro1">
          <table:table-cell office:value-type="float" office:value="63.082999999999998" table:style-name="ce2">
            <text:p>63,083</text:p>
          </table:table-cell>
          <table:table-cell office:value-type="float" office:value="5.2488000000000001" table:style-name="ce2">
            <text:p>5,2488</text:p>
          </table:table-cell>
          <table:table-cell office:value-type="float" office:value="131780" table:style-name="ce2">
            <text:p>131780</text:p>
          </table:table-cell>
          <table:table-cell table:number-columns-repeated="16381"/>
        </table:table-row>
        <table:table-row table:style-name="ro1">
          <table:table-cell office:value-type="float" office:value="63.216999999999999" table:style-name="ce2">
            <text:p>63,217</text:p>
          </table:table-cell>
          <table:table-cell office:value-type="float" office:value="5.2602000000000002" table:style-name="ce2">
            <text:p>5,2602</text:p>
          </table:table-cell>
          <table:table-cell office:value-type="float" office:value="132820" table:style-name="ce2">
            <text:p>132820</text:p>
          </table:table-cell>
          <table:table-cell table:number-columns-repeated="16381"/>
        </table:table-row>
        <table:table-row table:style-name="ro1">
          <table:table-cell office:value-type="float" office:value="63.35" table:style-name="ce2">
            <text:p>63,35</text:p>
          </table:table-cell>
          <table:table-cell office:value-type="float" office:value="5.2713999999999999" table:style-name="ce2">
            <text:p>5,2714</text:p>
          </table:table-cell>
          <table:table-cell office:value-type="float" office:value="133910" table:style-name="ce2">
            <text:p>133910</text:p>
          </table:table-cell>
          <table:table-cell table:number-columns-repeated="16381"/>
        </table:table-row>
        <table:table-row table:style-name="ro1">
          <table:table-cell office:value-type="float" office:value="63.5" table:style-name="ce2">
            <text:p>63,5</text:p>
          </table:table-cell>
          <table:table-cell office:value-type="float" office:value="5.2838000000000003" table:style-name="ce2">
            <text:p>5,2838</text:p>
          </table:table-cell>
          <table:table-cell office:value-type="float" office:value="135000" table:style-name="ce2">
            <text:p>135000</text:p>
          </table:table-cell>
          <table:table-cell table:number-columns-repeated="16381"/>
        </table:table-row>
        <table:table-row table:style-name="ro1">
          <table:table-cell office:value-type="float" office:value="63.633000000000003" table:style-name="ce2">
            <text:p>63,633</text:p>
          </table:table-cell>
          <table:table-cell office:value-type="float" office:value="5.2949000000000002" table:style-name="ce2">
            <text:p>5,2949</text:p>
          </table:table-cell>
          <table:table-cell office:value-type="float" office:value="136070" table:style-name="ce2">
            <text:p>136070</text:p>
          </table:table-cell>
          <table:table-cell table:number-columns-repeated="16381"/>
        </table:table-row>
        <table:table-row table:style-name="ro1">
          <table:table-cell office:value-type="float" office:value="63.783000000000001" table:style-name="ce2">
            <text:p>63,783</text:p>
          </table:table-cell>
          <table:table-cell office:value-type="float" office:value="5.3075000000000001" table:style-name="ce2">
            <text:p>5,3075</text:p>
          </table:table-cell>
          <table:table-cell office:value-type="float" office:value="137190" table:style-name="ce2">
            <text:p>137190</text:p>
          </table:table-cell>
          <table:table-cell table:number-columns-repeated="16381"/>
        </table:table-row>
        <table:table-row table:style-name="ro1">
          <table:table-cell office:value-type="float" office:value="63.917000000000002" table:style-name="ce2">
            <text:p>63,917</text:p>
          </table:table-cell>
          <table:table-cell office:value-type="float" office:value="5.3185000000000002" table:style-name="ce2">
            <text:p>5,3185</text:p>
          </table:table-cell>
          <table:table-cell office:value-type="float" office:value="138250" table:style-name="ce2">
            <text:p>138250</text:p>
          </table:table-cell>
          <table:table-cell table:number-columns-repeated="16381"/>
        </table:table-row>
        <table:table-row table:style-name="ro1">
          <table:table-cell office:value-type="float" office:value="64.066999999999993" table:style-name="ce2">
            <text:p>64,067</text:p>
          </table:table-cell>
          <table:table-cell office:value-type="float" office:value="5.3311999999999999" table:style-name="ce2">
            <text:p>5,3312</text:p>
          </table:table-cell>
          <table:table-cell office:value-type="float" office:value="139350" table:style-name="ce2">
            <text:p>139350</text:p>
          </table:table-cell>
          <table:table-cell table:number-columns-repeated="16381"/>
        </table:table-row>
        <table:table-row table:style-name="ro1">
          <table:table-cell office:value-type="float" office:value="64.216999999999999" table:style-name="ce2">
            <text:p>64,217</text:p>
          </table:table-cell>
          <table:table-cell office:value-type="float" office:value="5.3433000000000002" table:style-name="ce2">
            <text:p>5,3433</text:p>
          </table:table-cell>
          <table:table-cell office:value-type="float" office:value="140500" table:style-name="ce2">
            <text:p>140500</text:p>
          </table:table-cell>
          <table:table-cell table:number-columns-repeated="16381"/>
        </table:table-row>
        <table:table-row table:style-name="ro1">
          <table:table-cell office:value-type="float" office:value="64.367000000000004" table:style-name="ce2">
            <text:p>64,367</text:p>
          </table:table-cell>
          <table:table-cell office:value-type="float" office:value="5.3560999999999996" table:style-name="ce2">
            <text:p>5,3561</text:p>
          </table:table-cell>
          <table:table-cell office:value-type="float" office:value="141610" table:style-name="ce2">
            <text:p>141610</text:p>
          </table:table-cell>
          <table:table-cell table:number-columns-repeated="16381"/>
        </table:table-row>
        <table:table-row table:style-name="ro1">
          <table:table-cell office:value-type="float" office:value="64.516999999999996" table:style-name="ce2">
            <text:p>64,517</text:p>
          </table:table-cell>
          <table:table-cell office:value-type="float" office:value="5.3685999999999998" table:style-name="ce2">
            <text:p>5,3686</text:p>
          </table:table-cell>
          <table:table-cell office:value-type="float" office:value="142730" table:style-name="ce2">
            <text:p>142730</text:p>
          </table:table-cell>
          <table:table-cell table:number-columns-repeated="16381"/>
        </table:table-row>
        <table:table-row table:style-name="ro1">
          <table:table-cell office:value-type="float" office:value="64.667000000000002" table:style-name="ce2">
            <text:p>64,667</text:p>
          </table:table-cell>
          <table:table-cell office:value-type="float" office:value="5.3810000000000002" table:style-name="ce2">
            <text:p>5,381</text:p>
          </table:table-cell>
          <table:table-cell office:value-type="float" office:value="143840" table:style-name="ce2">
            <text:p>143840</text:p>
          </table:table-cell>
          <table:table-cell table:number-columns-repeated="16381"/>
        </table:table-row>
        <table:table-row table:style-name="ro1">
          <table:table-cell office:value-type="float" office:value="64.832999999999998" table:style-name="ce2">
            <text:p>64,833</text:p>
          </table:table-cell>
          <table:table-cell office:value-type="float" office:value="5.3948" table:style-name="ce2">
            <text:p>5,3948</text:p>
          </table:table-cell>
          <table:table-cell office:value-type="float" office:value="145040" table:style-name="ce2">
            <text:p>145040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5.4089999999999998" table:style-name="ce2">
            <text:p>5,409</text:p>
          </table:table-cell>
          <table:table-cell office:value-type="float" office:value="146260" table:style-name="ce2">
            <text:p>146260</text:p>
          </table:table-cell>
          <table:table-cell table:number-columns-repeated="16381"/>
        </table:table-row>
        <table:table-row table:style-name="ro1">
          <table:table-cell office:value-type="float" office:value="65.150000000000006" table:style-name="ce2">
            <text:p>65,15</text:p>
          </table:table-cell>
          <table:table-cell office:value-type="float" office:value="5.4212999999999996" table:style-name="ce2">
            <text:p>5,4213</text:p>
          </table:table-cell>
          <table:table-cell office:value-type="float" office:value="147400" table:style-name="ce2">
            <text:p>147400</text:p>
          </table:table-cell>
          <table:table-cell table:number-columns-repeated="16381"/>
        </table:table-row>
        <table:table-row table:style-name="ro1">
          <table:table-cell office:value-type="float" office:value="65.316999999999993" table:style-name="ce2">
            <text:p>65,317</text:p>
          </table:table-cell>
          <table:table-cell office:value-type="float" office:value="5.4351000000000003" table:style-name="ce2">
            <text:p>5,4351</text:p>
          </table:table-cell>
          <table:table-cell office:value-type="float" office:value="148620" table:style-name="ce2">
            <text:p>148620</text:p>
          </table:table-cell>
          <table:table-cell table:number-columns-repeated="16381"/>
        </table:table-row>
        <table:table-row table:style-name="ro1">
          <table:table-cell office:value-type="float" office:value="65.483000000000004" table:style-name="ce2">
            <text:p>65,483</text:p>
          </table:table-cell>
          <table:table-cell office:value-type="float" office:value="5.4493" table:style-name="ce2">
            <text:p>5,4493</text:p>
          </table:table-cell>
          <table:table-cell office:value-type="float" office:value="149820" table:style-name="ce2">
            <text:p>149820</text:p>
          </table:table-cell>
          <table:table-cell table:number-columns-repeated="16381"/>
        </table:table-row>
        <table:table-row table:style-name="ro1">
          <table:table-cell office:value-type="float" office:value="65.650000000000006" table:style-name="ce2">
            <text:p>65,65</text:p>
          </table:table-cell>
          <table:table-cell office:value-type="float" office:value="5.4631999999999996" table:style-name="ce2">
            <text:p>5,4632</text:p>
          </table:table-cell>
          <table:table-cell office:value-type="float" office:value="151010" table:style-name="ce2">
            <text:p>151010</text:p>
          </table:table-cell>
          <table:table-cell table:number-columns-repeated="16381"/>
        </table:table-row>
        <table:table-row table:style-name="ro1">
          <table:table-cell office:value-type="float" office:value="65.816999999999993" table:style-name="ce2">
            <text:p>65,817</text:p>
          </table:table-cell>
          <table:table-cell office:value-type="float" office:value="5.4767000000000001" table:style-name="ce2">
            <text:p>5,4767</text:p>
          </table:table-cell>
          <table:table-cell office:value-type="float" office:value="152180" table:style-name="ce2">
            <text:p>152180</text:p>
          </table:table-cell>
          <table:table-cell table:number-columns-repeated="16381"/>
        </table:table-row>
        <table:table-row table:style-name="ro1">
          <table:table-cell office:value-type="float" office:value="65.983000000000004" table:style-name="ce2">
            <text:p>65,983</text:p>
          </table:table-cell>
          <table:table-cell office:value-type="float" office:value="5.4904999999999999" table:style-name="ce2">
            <text:p>5,4905</text:p>
          </table:table-cell>
          <table:table-cell office:value-type="float" office:value="153380" table:style-name="ce2">
            <text:p>153380</text:p>
          </table:table-cell>
          <table:table-cell table:number-columns-repeated="16381"/>
        </table:table-row>
        <table:table-row table:style-name="ro1">
          <table:table-cell office:value-type="float" office:value="66.150000000000006" table:style-name="ce2">
            <text:p>66,15</text:p>
          </table:table-cell>
          <table:table-cell office:value-type="float" office:value="5.5046999999999997" table:style-name="ce2">
            <text:p>5,5047</text:p>
          </table:table-cell>
          <table:table-cell office:value-type="float" office:value="154630" table:style-name="ce2">
            <text:p>154630</text:p>
          </table:table-cell>
          <table:table-cell table:number-columns-repeated="16381"/>
        </table:table-row>
        <table:table-row table:style-name="ro1">
          <table:table-cell office:value-type="float" office:value="66.332999999999998" table:style-name="ce2">
            <text:p>66,333</text:p>
          </table:table-cell>
          <table:table-cell office:value-type="float" office:value="5.5198999999999998" table:style-name="ce2">
            <text:p>5,5199</text:p>
          </table:table-cell>
          <table:table-cell office:value-type="float" office:value="155900" table:style-name="ce2">
            <text:p>155900</text:p>
          </table:table-cell>
          <table:table-cell table:number-columns-repeated="16381"/>
        </table:table-row>
        <table:table-row table:style-name="ro1">
          <table:table-cell office:value-type="float" office:value="66.516999999999996" table:style-name="ce2">
            <text:p>66,517</text:p>
          </table:table-cell>
          <table:table-cell office:value-type="float" office:value="5.5350000000000001" table:style-name="ce2">
            <text:p>5,535</text:p>
          </table:table-cell>
          <table:table-cell office:value-type="float" office:value="157140" table:style-name="ce2">
            <text:p>157140</text:p>
          </table:table-cell>
          <table:table-cell table:number-columns-repeated="16381"/>
        </table:table-row>
        <table:table-row table:style-name="ro1">
          <table:table-cell office:value-type="float" office:value="66.7" table:style-name="ce2">
            <text:p>66,7</text:p>
          </table:table-cell>
          <table:table-cell office:value-type="float" office:value="5.5505000000000004" table:style-name="ce2">
            <text:p>5,5505</text:p>
          </table:table-cell>
          <table:table-cell office:value-type="float" office:value="158510" table:style-name="ce2">
            <text:p>158510</text:p>
          </table:table-cell>
          <table:table-cell table:number-columns-repeated="16381"/>
        </table:table-row>
        <table:table-row table:style-name="ro1">
          <table:table-cell office:value-type="float" office:value="66.882999999999996" table:style-name="ce2">
            <text:p>66,883</text:p>
          </table:table-cell>
          <table:table-cell office:value-type="float" office:value="5.5656999999999996" table:style-name="ce2">
            <text:p>5,5657</text:p>
          </table:table-cell>
          <table:table-cell office:value-type="float" office:value="159780" table:style-name="ce2">
            <text:p>159780</text:p>
          </table:table-cell>
          <table:table-cell table:number-columns-repeated="16381"/>
        </table:table-row>
        <table:table-row table:style-name="ro1">
          <table:table-cell office:value-type="float" office:value="67.066999999999993" table:style-name="ce2">
            <text:p>67,067</text:p>
          </table:table-cell>
          <table:table-cell office:value-type="float" office:value="5.5810000000000004" table:style-name="ce2">
            <text:p>5,581</text:p>
          </table:table-cell>
          <table:table-cell office:value-type="float" office:value="161020" table:style-name="ce2">
            <text:p>161020</text:p>
          </table:table-cell>
          <table:table-cell table:number-columns-repeated="16381"/>
        </table:table-row>
        <table:table-row table:style-name="ro1">
          <table:table-cell office:value-type="float" office:value="67.25" table:style-name="ce2">
            <text:p>67,25</text:p>
          </table:table-cell>
          <table:table-cell office:value-type="float" office:value="5.5964" table:style-name="ce2">
            <text:p>5,5964</text:p>
          </table:table-cell>
          <table:table-cell office:value-type="float" office:value="162340" table:style-name="ce2">
            <text:p>162340</text:p>
          </table:table-cell>
          <table:table-cell table:number-columns-repeated="16381"/>
        </table:table-row>
        <table:table-row table:style-name="ro1">
          <table:table-cell office:value-type="float" office:value="67.433000000000007" table:style-name="ce2">
            <text:p>67,433</text:p>
          </table:table-cell>
          <table:table-cell office:value-type="float" office:value="5.6116999999999999" table:style-name="ce2">
            <text:p>5,6117</text:p>
          </table:table-cell>
          <table:table-cell office:value-type="float" office:value="163590" table:style-name="ce2">
            <text:p>163590</text:p>
          </table:table-cell>
          <table:table-cell table:number-columns-repeated="16381"/>
        </table:table-row>
        <table:table-row table:style-name="ro1">
          <table:table-cell office:value-type="float" office:value="67.632999999999996" table:style-name="ce2">
            <text:p>67,633</text:p>
          </table:table-cell>
          <table:table-cell office:value-type="float" office:value="5.6280999999999999" table:style-name="ce2">
            <text:p>5,6281</text:p>
          </table:table-cell>
          <table:table-cell office:value-type="float" office:value="164950" table:style-name="ce2">
            <text:p>164950</text:p>
          </table:table-cell>
          <table:table-cell table:number-columns-repeated="16381"/>
        </table:table-row>
        <table:table-row table:style-name="ro1">
          <table:table-cell office:value-type="float" office:value="67.816999999999993" table:style-name="ce2">
            <text:p>67,817</text:p>
          </table:table-cell>
          <table:table-cell office:value-type="float" office:value="5.6436000000000002" table:style-name="ce2">
            <text:p>5,6436</text:p>
          </table:table-cell>
          <table:table-cell office:value-type="float" office:value="166210" table:style-name="ce2">
            <text:p>166210</text:p>
          </table:table-cell>
          <table:table-cell table:number-columns-repeated="16381"/>
        </table:table-row>
        <table:table-row table:style-name="ro1">
          <table:table-cell office:value-type="float" office:value="68.016999999999996" table:style-name="ce2">
            <text:p>68,017</text:p>
          </table:table-cell>
          <table:table-cell office:value-type="float" office:value="5.6601999999999997" table:style-name="ce2">
            <text:p>5,6602</text:p>
          </table:table-cell>
          <table:table-cell office:value-type="float" office:value="167530" table:style-name="ce2">
            <text:p>167530</text:p>
          </table:table-cell>
          <table:table-cell table:number-columns-repeated="16381"/>
        </table:table-row>
        <table:table-row table:style-name="ro1">
          <table:table-cell office:value-type="float" office:value="68.216999999999999" table:style-name="ce2">
            <text:p>68,217</text:p>
          </table:table-cell>
          <table:table-cell office:value-type="float" office:value="5.6767000000000003" table:style-name="ce2">
            <text:p>5,6767</text:p>
          </table:table-cell>
          <table:table-cell office:value-type="float" office:value="168850" table:style-name="ce2">
            <text:p>168850</text:p>
          </table:table-cell>
          <table:table-cell table:number-columns-repeated="16381"/>
        </table:table-row>
        <table:table-row table:style-name="ro1">
          <table:table-cell office:value-type="float" office:value="68.417000000000002" table:style-name="ce2">
            <text:p>68,417</text:p>
          </table:table-cell>
          <table:table-cell office:value-type="float" office:value="5.6935000000000002" table:style-name="ce2">
            <text:p>5,6935</text:p>
          </table:table-cell>
          <table:table-cell office:value-type="float" office:value="170160" table:style-name="ce2">
            <text:p>170160</text:p>
          </table:table-cell>
          <table:table-cell table:number-columns-repeated="16381"/>
        </table:table-row>
        <table:table-row table:style-name="ro1">
          <table:table-cell office:value-type="float" office:value="68.617000000000004" table:style-name="ce2">
            <text:p>68,617</text:p>
          </table:table-cell>
          <table:table-cell office:value-type="float" office:value="5.71" table:style-name="ce2">
            <text:p>5,71</text:p>
          </table:table-cell>
          <table:table-cell office:value-type="float" office:value="171440" table:style-name="ce2">
            <text:p>171440</text:p>
          </table:table-cell>
          <table:table-cell table:number-columns-repeated="16381"/>
        </table:table-row>
        <table:table-row table:style-name="ro1">
          <table:table-cell office:value-type="float" office:value="68.816999999999993" table:style-name="ce2">
            <text:p>68,817</text:p>
          </table:table-cell>
          <table:table-cell office:value-type="float" office:value="5.7270000000000003" table:style-name="ce2">
            <text:p>5,727</text:p>
          </table:table-cell>
          <table:table-cell office:value-type="float" office:value="172780" table:style-name="ce2">
            <text:p>172780</text:p>
          </table:table-cell>
          <table:table-cell table:number-columns-repeated="16381"/>
        </table:table-row>
        <table:table-row table:style-name="ro1">
          <table:table-cell office:value-type="float" office:value="69.016999999999996" table:style-name="ce2">
            <text:p>69,017</text:p>
          </table:table-cell>
          <table:table-cell office:value-type="float" office:value="5.7436999999999996" table:style-name="ce2">
            <text:p>5,7437</text:p>
          </table:table-cell>
          <table:table-cell office:value-type="float" office:value="174150" table:style-name="ce2">
            <text:p>174150</text:p>
          </table:table-cell>
          <table:table-cell table:number-columns-repeated="16381"/>
        </table:table-row>
        <table:table-row table:style-name="ro1">
          <table:table-cell office:value-type="float" office:value="69.216999999999999" table:style-name="ce2">
            <text:p>69,217</text:p>
          </table:table-cell>
          <table:table-cell office:value-type="float" office:value="5.7601000000000004" table:style-name="ce2">
            <text:p>5,7601</text:p>
          </table:table-cell>
          <table:table-cell office:value-type="float" office:value="175480" table:style-name="ce2">
            <text:p>175480</text:p>
          </table:table-cell>
          <table:table-cell table:number-columns-repeated="16381"/>
        </table:table-row>
        <table:table-row table:style-name="ro1">
          <table:table-cell office:value-type="float" office:value="69.417000000000002" table:style-name="ce2">
            <text:p>69,417</text:p>
          </table:table-cell>
          <table:table-cell office:value-type="float" office:value="5.7766999999999999" table:style-name="ce2">
            <text:p>5,7767</text:p>
          </table:table-cell>
          <table:table-cell office:value-type="float" office:value="176830" table:style-name="ce2">
            <text:p>176830</text:p>
          </table:table-cell>
          <table:table-cell table:number-columns-repeated="16381"/>
        </table:table-row>
        <table:table-row table:style-name="ro1">
          <table:table-cell office:value-type="float" office:value="69.617000000000004" table:style-name="ce2">
            <text:p>69,617</text:p>
          </table:table-cell>
          <table:table-cell office:value-type="float" office:value="5.7933000000000003" table:style-name="ce2">
            <text:p>5,7933</text:p>
          </table:table-cell>
          <table:table-cell office:value-type="float" office:value="178110" table:style-name="ce2">
            <text:p>178110</text:p>
          </table:table-cell>
          <table:table-cell table:number-columns-repeated="16381"/>
        </table:table-row>
        <table:table-row table:style-name="ro1">
          <table:table-cell office:value-type="float" office:value="69.832999999999998" table:style-name="ce2">
            <text:p>69,833</text:p>
          </table:table-cell>
          <table:table-cell office:value-type="float" office:value="5.8113999999999999" table:style-name="ce2">
            <text:p>5,8114</text:p>
          </table:table-cell>
          <table:table-cell office:value-type="float" office:value="179410" table:style-name="ce2">
            <text:p>179410</text:p>
          </table:table-cell>
          <table:table-cell table:number-columns-repeated="16381"/>
        </table:table-row>
        <table:table-row table:style-name="ro1">
          <table:table-cell office:value-type="float" office:value="70.033000000000001" table:style-name="ce2">
            <text:p>70,033</text:p>
          </table:table-cell>
          <table:table-cell office:value-type="float" office:value="5.8284000000000002" table:style-name="ce2">
            <text:p>5,8284</text:p>
          </table:table-cell>
          <table:table-cell office:value-type="float" office:value="180750" table:style-name="ce2">
            <text:p>180750</text:p>
          </table:table-cell>
          <table:table-cell table:number-columns-repeated="16381"/>
        </table:table-row>
        <table:table-row table:style-name="ro1">
          <table:table-cell office:value-type="float" office:value="70.233000000000004" table:style-name="ce2">
            <text:p>70,233</text:p>
          </table:table-cell>
          <table:table-cell office:value-type="float" office:value="5.8449" table:style-name="ce2">
            <text:p>5,8449</text:p>
          </table:table-cell>
          <table:table-cell office:value-type="float" office:value="182070" table:style-name="ce2">
            <text:p>182070</text:p>
          </table:table-cell>
          <table:table-cell table:number-columns-repeated="16381"/>
        </table:table-row>
        <table:table-row table:style-name="ro1">
          <table:table-cell office:value-type="float" office:value="70.433000000000007" table:style-name="ce2">
            <text:p>70,433</text:p>
          </table:table-cell>
          <table:table-cell office:value-type="float" office:value="5.8613999999999997" table:style-name="ce2">
            <text:p>5,8614</text:p>
          </table:table-cell>
          <table:table-cell office:value-type="float" office:value="183340" table:style-name="ce2">
            <text:p>183340</text:p>
          </table:table-cell>
          <table:table-cell table:number-columns-repeated="16381"/>
        </table:table-row>
        <table:table-row table:style-name="ro1">
          <table:table-cell office:value-type="float" office:value="70.617000000000004" table:style-name="ce2">
            <text:p>70,617</text:p>
          </table:table-cell>
          <table:table-cell office:value-type="float" office:value="5.8769" table:style-name="ce2">
            <text:p>5,8769</text:p>
          </table:table-cell>
          <table:table-cell office:value-type="float" office:value="184590" table:style-name="ce2">
            <text:p>184590</text:p>
          </table:table-cell>
          <table:table-cell table:number-columns-repeated="16381"/>
        </table:table-row>
        <table:table-row table:style-name="ro1">
          <table:table-cell office:value-type="float" office:value="70.816999999999993" table:style-name="ce2">
            <text:p>70,817</text:p>
          </table:table-cell>
          <table:table-cell office:value-type="float" office:value="5.8933999999999997" table:style-name="ce2">
            <text:p>5,8934</text:p>
          </table:table-cell>
          <table:table-cell office:value-type="float" office:value="185840" table:style-name="ce2">
            <text:p>185840</text:p>
          </table:table-cell>
          <table:table-cell table:number-columns-repeated="16381"/>
        </table:table-row>
        <table:table-row table:style-name="ro1">
          <table:table-cell office:value-type="float" office:value="71.016999999999996" table:style-name="ce2">
            <text:p>71,017</text:p>
          </table:table-cell>
          <table:table-cell office:value-type="float" office:value="5.9099000000000004" table:style-name="ce2">
            <text:p>5,9099</text:p>
          </table:table-cell>
          <table:table-cell office:value-type="float" office:value="187130" table:style-name="ce2">
            <text:p>187130</text:p>
          </table:table-cell>
          <table:table-cell table:number-columns-repeated="16381"/>
        </table:table-row>
        <table:table-row table:style-name="ro1">
          <table:table-cell office:value-type="float" office:value="71.216999999999999" table:style-name="ce2">
            <text:p>71,217</text:p>
          </table:table-cell>
          <table:table-cell office:value-type="float" office:value="5.9268999999999998" table:style-name="ce2">
            <text:p>5,9269</text:p>
          </table:table-cell>
          <table:table-cell office:value-type="float" office:value="188430" table:style-name="ce2">
            <text:p>188430</text:p>
          </table:table-cell>
          <table:table-cell table:number-columns-repeated="16381"/>
        </table:table-row>
        <table:table-row table:style-name="ro1">
          <table:table-cell office:value-type="float" office:value="71.417000000000002" table:style-name="ce2">
            <text:p>71,417</text:p>
          </table:table-cell>
          <table:table-cell office:value-type="float" office:value="5.9435000000000002" table:style-name="ce2">
            <text:p>5,9435</text:p>
          </table:table-cell>
          <table:table-cell office:value-type="float" office:value="189700" table:style-name="ce2">
            <text:p>189700</text:p>
          </table:table-cell>
          <table:table-cell table:number-columns-repeated="16381"/>
        </table:table-row>
        <table:table-row table:style-name="ro1">
          <table:table-cell office:value-type="float" office:value="71.617000000000004" table:style-name="ce2">
            <text:p>71,617</text:p>
          </table:table-cell>
          <table:table-cell office:value-type="float" office:value="5.9603999999999999" table:style-name="ce2">
            <text:p>5,9604</text:p>
          </table:table-cell>
          <table:table-cell office:value-type="float" office:value="190990" table:style-name="ce2">
            <text:p>190990</text:p>
          </table:table-cell>
          <table:table-cell table:number-columns-repeated="16381"/>
        </table:table-row>
        <table:table-row table:style-name="ro1">
          <table:table-cell office:value-type="float" office:value="71.816999999999993" table:style-name="ce2">
            <text:p>71,817</text:p>
          </table:table-cell>
          <table:table-cell office:value-type="float" office:value="5.9768999999999997" table:style-name="ce2">
            <text:p>5,9769</text:p>
          </table:table-cell>
          <table:table-cell office:value-type="float" office:value="192340" table:style-name="ce2">
            <text:p>192340</text:p>
          </table:table-cell>
          <table:table-cell table:number-columns-repeated="16381"/>
        </table:table-row>
        <table:table-row table:style-name="ro1">
          <table:table-cell office:value-type="float" office:value="72.016999999999996" table:style-name="ce2">
            <text:p>72,017</text:p>
          </table:table-cell>
          <table:table-cell office:value-type="float" office:value="5.9932999999999996" table:style-name="ce2">
            <text:p>5,9933</text:p>
          </table:table-cell>
          <table:table-cell office:value-type="float" office:value="193590" table:style-name="ce2">
            <text:p>193590</text:p>
          </table:table-cell>
          <table:table-cell table:number-columns-repeated="16381"/>
        </table:table-row>
        <table:table-row table:style-name="ro1">
          <table:table-cell office:value-type="float" office:value="72.216999999999999" table:style-name="ce2">
            <text:p>72,217</text:p>
          </table:table-cell>
          <table:table-cell office:value-type="float" office:value="6.0099" table:style-name="ce2">
            <text:p>6,0099</text:p>
          </table:table-cell>
          <table:table-cell office:value-type="float" office:value="194870" table:style-name="ce2">
            <text:p>194870</text:p>
          </table:table-cell>
          <table:table-cell table:number-columns-repeated="16381"/>
        </table:table-row>
        <table:table-row table:style-name="ro1">
          <table:table-cell office:value-type="float" office:value="72.433000000000007" table:style-name="ce2">
            <text:p>72,433</text:p>
          </table:table-cell>
          <table:table-cell office:value-type="float" office:value="6.0282999999999998" table:style-name="ce2">
            <text:p>6,0283</text:p>
          </table:table-cell>
          <table:table-cell office:value-type="float" office:value="196160" table:style-name="ce2">
            <text:p>196160</text:p>
          </table:table-cell>
          <table:table-cell table:number-columns-repeated="16381"/>
        </table:table-row>
        <table:table-row table:style-name="ro1">
          <table:table-cell office:value-type="float" office:value="72.650000000000006" table:style-name="ce2">
            <text:p>72,65</text:p>
          </table:table-cell>
          <table:table-cell office:value-type="float" office:value="6.0461" table:style-name="ce2">
            <text:p>6,0461</text:p>
          </table:table-cell>
          <table:table-cell office:value-type="float" office:value="197520" table:style-name="ce2">
            <text:p>197520</text:p>
          </table:table-cell>
          <table:table-cell table:number-columns-repeated="16381"/>
        </table:table-row>
        <table:table-row table:style-name="ro1">
          <table:table-cell office:value-type="float" office:value="72.849999999999994" table:style-name="ce2">
            <text:p>72,85</text:p>
          </table:table-cell>
          <table:table-cell office:value-type="float" office:value="6.0629" table:style-name="ce2">
            <text:p>6,0629</text:p>
          </table:table-cell>
          <table:table-cell office:value-type="float" office:value="198820" table:style-name="ce2">
            <text:p>198820</text:p>
          </table:table-cell>
          <table:table-cell table:number-columns-repeated="16381"/>
        </table:table-row>
        <table:table-row table:style-name="ro1">
          <table:table-cell office:value-type="float" office:value="73.066999999999993" table:style-name="ce2">
            <text:p>73,067</text:p>
          </table:table-cell>
          <table:table-cell office:value-type="float" office:value="6.0808" table:style-name="ce2">
            <text:p>6,0808</text:p>
          </table:table-cell>
          <table:table-cell office:value-type="float" office:value="200090" table:style-name="ce2">
            <text:p>200090</text:p>
          </table:table-cell>
          <table:table-cell table:number-columns-repeated="16381"/>
        </table:table-row>
        <table:table-row table:style-name="ro1">
          <table:table-cell office:value-type="float" office:value="73.283000000000001" table:style-name="ce2">
            <text:p>73,283</text:p>
          </table:table-cell>
          <table:table-cell office:value-type="float" office:value="6.0991999999999997" table:style-name="ce2">
            <text:p>6,0992</text:p>
          </table:table-cell>
          <table:table-cell office:value-type="float" office:value="201370" table:style-name="ce2">
            <text:p>201370</text:p>
          </table:table-cell>
          <table:table-cell table:number-columns-repeated="16381"/>
        </table:table-row>
        <table:table-row table:style-name="ro1">
          <table:table-cell office:value-type="float" office:value="73.483000000000004" table:style-name="ce2">
            <text:p>73,483</text:p>
          </table:table-cell>
          <table:table-cell office:value-type="float" office:value="6.1159999999999997" table:style-name="ce2">
            <text:p>6,116</text:p>
          </table:table-cell>
          <table:table-cell office:value-type="float" office:value="202650" table:style-name="ce2">
            <text:p>202650</text:p>
          </table:table-cell>
          <table:table-cell table:number-columns-repeated="16381"/>
        </table:table-row>
        <table:table-row table:style-name="ro1">
          <table:table-cell office:value-type="float" office:value="73.683000000000007" table:style-name="ce2">
            <text:p>73,683</text:p>
          </table:table-cell>
          <table:table-cell office:value-type="float" office:value="6.1322999999999999" table:style-name="ce2">
            <text:p>6,1323</text:p>
          </table:table-cell>
          <table:table-cell office:value-type="float" office:value="203890" table:style-name="ce2">
            <text:p>203890</text:p>
          </table:table-cell>
          <table:table-cell table:number-columns-repeated="16381"/>
        </table:table-row>
        <table:table-row table:style-name="ro1">
          <table:table-cell office:value-type="float" office:value="73.900000000000006" table:style-name="ce2">
            <text:p>73,9</text:p>
          </table:table-cell>
          <table:table-cell office:value-type="float" office:value="6.1501000000000001" table:style-name="ce2">
            <text:p>6,1501</text:p>
          </table:table-cell>
          <table:table-cell office:value-type="float" office:value="205180" table:style-name="ce2">
            <text:p>205180</text:p>
          </table:table-cell>
          <table:table-cell table:number-columns-repeated="16381"/>
        </table:table-row>
        <table:table-row table:style-name="ro1">
          <table:table-cell office:value-type="float" office:value="74.132999999999996" table:style-name="ce2">
            <text:p>74,133</text:p>
          </table:table-cell>
          <table:table-cell office:value-type="float" office:value="6.17" table:style-name="ce2">
            <text:p>6,17</text:p>
          </table:table-cell>
          <table:table-cell office:value-type="float" office:value="206550" table:style-name="ce2">
            <text:p>206550</text:p>
          </table:table-cell>
          <table:table-cell table:number-columns-repeated="16381"/>
        </table:table-row>
        <table:table-row table:style-name="ro1">
          <table:table-cell office:value-type="float" office:value="74.349999999999994" table:style-name="ce2">
            <text:p>74,35</text:p>
          </table:table-cell>
          <table:table-cell office:value-type="float" office:value="6.1877000000000004" table:style-name="ce2">
            <text:p>6,1877</text:p>
          </table:table-cell>
          <table:table-cell office:value-type="float" office:value="207860" table:style-name="ce2">
            <text:p>207860</text:p>
          </table:table-cell>
          <table:table-cell table:number-columns-repeated="16381"/>
        </table:table-row>
        <table:table-row table:style-name="ro1">
          <table:table-cell office:value-type="float" office:value="74.566999999999993" table:style-name="ce2">
            <text:p>74,567</text:p>
          </table:table-cell>
          <table:table-cell office:value-type="float" office:value="6.2058999999999997" table:style-name="ce2">
            <text:p>6,2059</text:p>
          </table:table-cell>
          <table:table-cell office:value-type="float" office:value="209140" table:style-name="ce2">
            <text:p>209140</text:p>
          </table:table-cell>
          <table:table-cell table:number-columns-repeated="16381"/>
        </table:table-row>
        <table:table-row table:style-name="ro1">
          <table:table-cell office:value-type="float" office:value="74.8" table:style-name="ce2">
            <text:p>74,8</text:p>
          </table:table-cell>
          <table:table-cell office:value-type="float" office:value="6.2252999999999998" table:style-name="ce2">
            <text:p>6,2253</text:p>
          </table:table-cell>
          <table:table-cell office:value-type="float" office:value="210460" table:style-name="ce2">
            <text:p>210460</text:p>
          </table:table-cell>
          <table:table-cell table:number-columns-repeated="16381"/>
        </table:table-row>
        <table:table-row table:style-name="ro1">
          <table:table-cell office:value-type="float" office:value="75.033000000000001" table:style-name="ce2">
            <text:p>75,033</text:p>
          </table:table-cell>
          <table:table-cell office:value-type="float" office:value="6.2446999999999999" table:style-name="ce2">
            <text:p>6,2447</text:p>
          </table:table-cell>
          <table:table-cell office:value-type="float" office:value="211700" table:style-name="ce2">
            <text:p>211700</text:p>
          </table:table-cell>
          <table:table-cell table:number-columns-repeated="16381"/>
        </table:table-row>
        <table:table-row table:style-name="ro1">
          <table:table-cell office:value-type="float" office:value="75.25" table:style-name="ce2">
            <text:p>75,25</text:p>
          </table:table-cell>
          <table:table-cell office:value-type="float" office:value="6.2630999999999997" table:style-name="ce2">
            <text:p>6,2631</text:p>
          </table:table-cell>
          <table:table-cell office:value-type="float" office:value="212950" table:style-name="ce2">
            <text:p>212950</text:p>
          </table:table-cell>
          <table:table-cell table:number-columns-repeated="16381"/>
        </table:table-row>
        <table:table-row table:style-name="ro1">
          <table:table-cell office:value-type="float" office:value="75.466999999999999" table:style-name="ce2">
            <text:p>75,467</text:p>
          </table:table-cell>
          <table:table-cell office:value-type="float" office:value="6.2808000000000002" table:style-name="ce2">
            <text:p>6,2808</text:p>
          </table:table-cell>
          <table:table-cell office:value-type="float" office:value="214200" table:style-name="ce2">
            <text:p>214200</text:p>
          </table:table-cell>
          <table:table-cell table:number-columns-repeated="16381"/>
        </table:table-row>
        <table:table-row table:style-name="ro1">
          <table:table-cell office:value-type="float" office:value="75.7" table:style-name="ce2">
            <text:p>75,7</text:p>
          </table:table-cell>
          <table:table-cell office:value-type="float" office:value="6.3006000000000002" table:style-name="ce2">
            <text:p>6,3006</text:p>
          </table:table-cell>
          <table:table-cell office:value-type="float" office:value="215470" table:style-name="ce2">
            <text:p>215470</text:p>
          </table:table-cell>
          <table:table-cell table:number-columns-repeated="16381"/>
        </table:table-row>
        <table:table-row table:style-name="ro1">
          <table:table-cell office:value-type="float" office:value="75.933000000000007" table:style-name="ce2">
            <text:p>75,933</text:p>
          </table:table-cell>
          <table:table-cell office:value-type="float" office:value="6.3194999999999997" table:style-name="ce2">
            <text:p>6,3195</text:p>
          </table:table-cell>
          <table:table-cell office:value-type="float" office:value="216770" table:style-name="ce2">
            <text:p>216770</text:p>
          </table:table-cell>
          <table:table-cell table:number-columns-repeated="16381"/>
        </table:table-row>
        <table:table-row table:style-name="ro1">
          <table:table-cell office:value-type="float" office:value="76.183000000000007" table:style-name="ce2">
            <text:p>76,183</text:p>
          </table:table-cell>
          <table:table-cell office:value-type="float" office:value="6.3409000000000004" table:style-name="ce2">
            <text:p>6,3409</text:p>
          </table:table-cell>
          <table:table-cell office:value-type="float" office:value="218090" table:style-name="ce2">
            <text:p>218090</text:p>
          </table:table-cell>
          <table:table-cell table:number-columns-repeated="16381"/>
        </table:table-row>
        <table:table-row table:style-name="ro1">
          <table:table-cell office:value-type="float" office:value="76.433000000000007" table:style-name="ce2">
            <text:p>76,433</text:p>
          </table:table-cell>
          <table:table-cell office:value-type="float" office:value="6.3613999999999997" table:style-name="ce2">
            <text:p>6,3614</text:p>
          </table:table-cell>
          <table:table-cell office:value-type="float" office:value="219360" table:style-name="ce2">
            <text:p>219360</text:p>
          </table:table-cell>
          <table:table-cell table:number-columns-repeated="16381"/>
        </table:table-row>
        <table:table-row table:style-name="ro1">
          <table:table-cell office:value-type="float" office:value="76.667000000000002" table:style-name="ce2">
            <text:p>76,667</text:p>
          </table:table-cell>
          <table:table-cell office:value-type="float" office:value="6.3808999999999996" table:style-name="ce2">
            <text:p>6,3809</text:p>
          </table:table-cell>
          <table:table-cell office:value-type="float" office:value="220650" table:style-name="ce2">
            <text:p>220650</text:p>
          </table:table-cell>
          <table:table-cell table:number-columns-repeated="16381"/>
        </table:table-row>
        <table:table-row table:style-name="ro1">
          <table:table-cell office:value-type="float" office:value="76.933000000000007" table:style-name="ce2">
            <text:p>76,933</text:p>
          </table:table-cell>
          <table:table-cell office:value-type="float" office:value="6.4032999999999998" table:style-name="ce2">
            <text:p>6,4033</text:p>
          </table:table-cell>
          <table:table-cell office:value-type="float" office:value="222020" table:style-name="ce2">
            <text:p>222020</text:p>
          </table:table-cell>
          <table:table-cell table:number-columns-repeated="16381"/>
        </table:table-row>
        <table:table-row table:style-name="ro1">
          <table:table-cell office:value-type="float" office:value="77.2" table:style-name="ce2">
            <text:p>77,2</text:p>
          </table:table-cell>
          <table:table-cell office:value-type="float" office:value="6.4257" table:style-name="ce2">
            <text:p>6,4257</text:p>
          </table:table-cell>
          <table:table-cell office:value-type="float" office:value="223300" table:style-name="ce2">
            <text:p>223300</text:p>
          </table:table-cell>
          <table:table-cell table:number-columns-repeated="16381"/>
        </table:table-row>
        <table:table-row table:style-name="ro1">
          <table:table-cell office:value-type="float" office:value="77.45" table:style-name="ce2">
            <text:p>77,45</text:p>
          </table:table-cell>
          <table:table-cell office:value-type="float" office:value="6.4461000000000004" table:style-name="ce2">
            <text:p>6,4461</text:p>
          </table:table-cell>
          <table:table-cell office:value-type="float" office:value="224550" table:style-name="ce2">
            <text:p>224550</text:p>
          </table:table-cell>
          <table:table-cell table:number-columns-repeated="16381"/>
        </table:table-row>
        <table:table-row table:style-name="ro1">
          <table:table-cell office:value-type="float" office:value="77.7" table:style-name="ce2">
            <text:p>77,7</text:p>
          </table:table-cell>
          <table:table-cell office:value-type="float" office:value="6.4668999999999999" table:style-name="ce2">
            <text:p>6,4669</text:p>
          </table:table-cell>
          <table:table-cell office:value-type="float" office:value="225820" table:style-name="ce2">
            <text:p>225820</text:p>
          </table:table-cell>
          <table:table-cell table:number-columns-repeated="16381"/>
        </table:table-row>
        <table:table-row table:style-name="ro1">
          <table:table-cell office:value-type="float" office:value="77.95" table:style-name="ce2">
            <text:p>77,95</text:p>
          </table:table-cell>
          <table:table-cell office:value-type="float" office:value="6.4881000000000002" table:style-name="ce2">
            <text:p>6,4881</text:p>
          </table:table-cell>
          <table:table-cell office:value-type="float" office:value="227100" table:style-name="ce2">
            <text:p>227100</text:p>
          </table:table-cell>
          <table:table-cell table:number-columns-repeated="16381"/>
        </table:table-row>
        <table:table-row table:style-name="ro1">
          <table:table-cell office:value-type="float" office:value="78.216999999999999" table:style-name="ce2">
            <text:p>78,217</text:p>
          </table:table-cell>
          <table:table-cell office:value-type="float" office:value="6.5101000000000004" table:style-name="ce2">
            <text:p>6,5101</text:p>
          </table:table-cell>
          <table:table-cell office:value-type="float" office:value="228390" table:style-name="ce2">
            <text:p>228390</text:p>
          </table:table-cell>
          <table:table-cell table:number-columns-repeated="16381"/>
        </table:table-row>
        <table:table-row table:style-name="ro1">
          <table:table-cell office:value-type="float" office:value="78.45" table:style-name="ce2">
            <text:p>78,45</text:p>
          </table:table-cell>
          <table:table-cell office:value-type="float" office:value="6.5294999999999996" table:style-name="ce2">
            <text:p>6,5295</text:p>
          </table:table-cell>
          <table:table-cell office:value-type="float" office:value="229690" table:style-name="ce2">
            <text:p>229690</text:p>
          </table:table-cell>
          <table:table-cell table:number-columns-repeated="16381"/>
        </table:table-row>
        <table:table-row table:style-name="ro1">
          <table:table-cell office:value-type="float" office:value="78.716999999999999" table:style-name="ce2">
            <text:p>78,717</text:p>
          </table:table-cell>
          <table:table-cell office:value-type="float" office:value="6.5515999999999996" table:style-name="ce2">
            <text:p>6,5516</text:p>
          </table:table-cell>
          <table:table-cell office:value-type="float" office:value="230990" table:style-name="ce2">
            <text:p>230990</text:p>
          </table:table-cell>
          <table:table-cell table:number-columns-repeated="16381"/>
        </table:table-row>
        <table:table-row table:style-name="ro1">
          <table:table-cell office:value-type="float" office:value="78.983000000000004" table:style-name="ce2">
            <text:p>78,983</text:p>
          </table:table-cell>
          <table:table-cell office:value-type="float" office:value="6.5740999999999996" table:style-name="ce2">
            <text:p>6,5741</text:p>
          </table:table-cell>
          <table:table-cell office:value-type="float" office:value="232310" table:style-name="ce2">
            <text:p>232310</text:p>
          </table:table-cell>
          <table:table-cell table:number-columns-repeated="16381"/>
        </table:table-row>
        <table:table-row table:style-name="ro1">
          <table:table-cell office:value-type="float" office:value="79.266999999999996" table:style-name="ce2">
            <text:p>79,267</text:p>
          </table:table-cell>
          <table:table-cell office:value-type="float" office:value="6.5975000000000001" table:style-name="ce2">
            <text:p>6,5975</text:p>
          </table:table-cell>
          <table:table-cell office:value-type="float" office:value="233670" table:style-name="ce2">
            <text:p>233670</text:p>
          </table:table-cell>
          <table:table-cell table:number-columns-repeated="16381"/>
        </table:table-row>
        <table:table-row table:style-name="ro1">
          <table:table-cell office:value-type="float" office:value="79.533000000000001" table:style-name="ce2">
            <text:p>79,533</text:p>
          </table:table-cell>
          <table:table-cell office:value-type="float" office:value="6.6200999999999999" table:style-name="ce2">
            <text:p>6,6201</text:p>
          </table:table-cell>
          <table:table-cell office:value-type="float" office:value="234990" table:style-name="ce2">
            <text:p>234990</text:p>
          </table:table-cell>
          <table:table-cell table:number-columns-repeated="16381"/>
        </table:table-row>
        <table:table-row table:style-name="ro1">
          <table:table-cell office:value-type="float" office:value="79.8" table:style-name="ce2">
            <text:p>79,8</text:p>
          </table:table-cell>
          <table:table-cell office:value-type="float" office:value="6.6421999999999999" table:style-name="ce2">
            <text:p>6,6422</text:p>
          </table:table-cell>
          <table:table-cell office:value-type="float" office:value="236300" table:style-name="ce2">
            <text:p>236300</text:p>
          </table:table-cell>
          <table:table-cell table:number-columns-repeated="16381"/>
        </table:table-row>
        <table:table-row table:style-name="ro1">
          <table:table-cell office:value-type="float" office:value="80.05" table:style-name="ce2">
            <text:p>80,05</text:p>
          </table:table-cell>
          <table:table-cell office:value-type="float" office:value="6.6627000000000001" table:style-name="ce2">
            <text:p>6,6627</text:p>
          </table:table-cell>
          <table:table-cell office:value-type="float" office:value="237560" table:style-name="ce2">
            <text:p>237560</text:p>
          </table:table-cell>
          <table:table-cell table:number-columns-repeated="16381"/>
        </table:table-row>
        <table:table-row table:style-name="ro1">
          <table:table-cell office:value-type="float" office:value="80.3" table:style-name="ce2">
            <text:p>80,3</text:p>
          </table:table-cell>
          <table:table-cell office:value-type="float" office:value="6.6837" table:style-name="ce2">
            <text:p>6,6837</text:p>
          </table:table-cell>
          <table:table-cell office:value-type="float" office:value="238830" table:style-name="ce2">
            <text:p>238830</text:p>
          </table:table-cell>
          <table:table-cell table:number-columns-repeated="16381"/>
        </table:table-row>
        <table:table-row table:style-name="ro1">
          <table:table-cell office:value-type="float" office:value="80.582999999999998" table:style-name="ce2">
            <text:p>80,583</text:p>
          </table:table-cell>
          <table:table-cell office:value-type="float" office:value="6.7070999999999996" table:style-name="ce2">
            <text:p>6,7071</text:p>
          </table:table-cell>
          <table:table-cell office:value-type="float" office:value="240160" table:style-name="ce2">
            <text:p>240160</text:p>
          </table:table-cell>
          <table:table-cell table:number-columns-repeated="16381"/>
        </table:table-row>
        <table:table-row table:style-name="ro1">
          <table:table-cell office:value-type="float" office:value="80.849999999999994" table:style-name="ce2">
            <text:p>80,85</text:p>
          </table:table-cell>
          <table:table-cell office:value-type="float" office:value="6.7295999999999996" table:style-name="ce2">
            <text:p>6,7296</text:p>
          </table:table-cell>
          <table:table-cell office:value-type="float" office:value="241410" table:style-name="ce2">
            <text:p>241410</text:p>
          </table:table-cell>
          <table:table-cell table:number-columns-repeated="16381"/>
        </table:table-row>
        <table:table-row table:style-name="ro1">
          <table:table-cell office:value-type="float" office:value="81.132999999999996" table:style-name="ce2">
            <text:p>81,133</text:p>
          </table:table-cell>
          <table:table-cell office:value-type="float" office:value="6.7530000000000001" table:style-name="ce2">
            <text:p>6,753</text:p>
          </table:table-cell>
          <table:table-cell office:value-type="float" office:value="242740" table:style-name="ce2">
            <text:p>242740</text:p>
          </table:table-cell>
          <table:table-cell table:number-columns-repeated="16381"/>
        </table:table-row>
        <table:table-row table:style-name="ro1">
          <table:table-cell office:value-type="float" office:value="81.417000000000002" table:style-name="ce2">
            <text:p>81,417</text:p>
          </table:table-cell>
          <table:table-cell office:value-type="float" office:value="6.7767999999999997" table:style-name="ce2">
            <text:p>6,7768</text:p>
          </table:table-cell>
          <table:table-cell office:value-type="float" office:value="244060" table:style-name="ce2">
            <text:p>244060</text:p>
          </table:table-cell>
          <table:table-cell table:number-columns-repeated="16381"/>
        </table:table-row>
        <table:table-row table:style-name="ro1">
          <table:table-cell office:value-type="float" office:value="81.683000000000007" table:style-name="ce2">
            <text:p>81,683</text:p>
          </table:table-cell>
          <table:table-cell office:value-type="float" office:value="6.7991000000000001" table:style-name="ce2">
            <text:p>6,7991</text:p>
          </table:table-cell>
          <table:table-cell office:value-type="float" office:value="245300" table:style-name="ce2">
            <text:p>245300</text:p>
          </table:table-cell>
          <table:table-cell table:number-columns-repeated="16381"/>
        </table:table-row>
        <table:table-row table:style-name="ro1">
          <table:table-cell office:value-type="float" office:value="81.966999999999999" table:style-name="ce2">
            <text:p>81,967</text:p>
          </table:table-cell>
          <table:table-cell office:value-type="float" office:value="6.8226000000000004" table:style-name="ce2">
            <text:p>6,8226</text:p>
          </table:table-cell>
          <table:table-cell office:value-type="float" office:value="246600" table:style-name="ce2">
            <text:p>246600</text:p>
          </table:table-cell>
          <table:table-cell table:number-columns-repeated="16381"/>
        </table:table-row>
        <table:table-row table:style-name="ro1">
          <table:table-cell office:value-type="float" office:value="82.25" table:style-name="ce2">
            <text:p>82,25</text:p>
          </table:table-cell>
          <table:table-cell office:value-type="float" office:value="6.8460999999999999" table:style-name="ce2">
            <text:p>6,8461</text:p>
          </table:table-cell>
          <table:table-cell office:value-type="float" office:value="247880" table:style-name="ce2">
            <text:p>247880</text:p>
          </table:table-cell>
          <table:table-cell table:number-columns-repeated="16381"/>
        </table:table-row>
        <table:table-row table:style-name="ro1">
          <table:table-cell office:value-type="float" office:value="82.533000000000001" table:style-name="ce2">
            <text:p>82,533</text:p>
          </table:table-cell>
          <table:table-cell office:value-type="float" office:value="6.8697999999999997" table:style-name="ce2">
            <text:p>6,8698</text:p>
          </table:table-cell>
          <table:table-cell office:value-type="float" office:value="249180" table:style-name="ce2">
            <text:p>249180</text:p>
          </table:table-cell>
          <table:table-cell table:number-columns-repeated="16381"/>
        </table:table-row>
        <table:table-row table:style-name="ro1">
          <table:table-cell office:value-type="float" office:value="82.816999999999993" table:style-name="ce2">
            <text:p>82,817</text:p>
          </table:table-cell>
          <table:table-cell office:value-type="float" office:value="6.8933" table:style-name="ce2">
            <text:p>6,8933</text:p>
          </table:table-cell>
          <table:table-cell office:value-type="float" office:value="250470" table:style-name="ce2">
            <text:p>250470</text:p>
          </table:table-cell>
          <table:table-cell table:number-columns-repeated="16381"/>
        </table:table-row>
        <table:table-row table:style-name="ro1">
          <table:table-cell office:value-type="float" office:value="83.132999999999996" table:style-name="ce2">
            <text:p>83,133</text:p>
          </table:table-cell>
          <table:table-cell office:value-type="float" office:value="6.9196" table:style-name="ce2">
            <text:p>6,9196</text:p>
          </table:table-cell>
          <table:table-cell office:value-type="float" office:value="251730" table:style-name="ce2">
            <text:p>251730</text:p>
          </table:table-cell>
          <table:table-cell table:number-columns-repeated="16381"/>
        </table:table-row>
        <table:table-row table:style-name="ro1">
          <table:table-cell office:value-type="float" office:value="83.417000000000002" table:style-name="ce2">
            <text:p>83,417</text:p>
          </table:table-cell>
          <table:table-cell office:value-type="float" office:value="6.9435000000000002" table:style-name="ce2">
            <text:p>6,9435</text:p>
          </table:table-cell>
          <table:table-cell office:value-type="float" office:value="252990" table:style-name="ce2">
            <text:p>252990</text:p>
          </table:table-cell>
          <table:table-cell table:number-columns-repeated="16381"/>
        </table:table-row>
        <table:table-row table:style-name="ro1">
          <table:table-cell office:value-type="float" office:value="83.683000000000007" table:style-name="ce2">
            <text:p>83,683</text:p>
          </table:table-cell>
          <table:table-cell office:value-type="float" office:value="6.9654999999999996" table:style-name="ce2">
            <text:p>6,9655</text:p>
          </table:table-cell>
          <table:table-cell office:value-type="float" office:value="254260" table:style-name="ce2">
            <text:p>254260</text:p>
          </table:table-cell>
          <table:table-cell table:number-columns-repeated="16381"/>
        </table:table-row>
        <table:table-row table:style-name="ro1">
          <table:table-cell office:value-type="float" office:value="83.95" table:style-name="ce2">
            <text:p>83,95</text:p>
          </table:table-cell>
          <table:table-cell office:value-type="float" office:value="6.9874000000000001" table:style-name="ce2">
            <text:p>6,9874</text:p>
          </table:table-cell>
          <table:table-cell office:value-type="float" office:value="255520" table:style-name="ce2">
            <text:p>255520</text:p>
          </table:table-cell>
          <table:table-cell table:number-columns-repeated="16381"/>
        </table:table-row>
        <table:table-row table:style-name="ro1">
          <table:table-cell office:value-type="float" office:value="84.233000000000004" table:style-name="ce2">
            <text:p>84,233</text:p>
          </table:table-cell>
          <table:table-cell office:value-type="float" office:value="7.0113000000000003" table:style-name="ce2">
            <text:p>7,0113</text:p>
          </table:table-cell>
          <table:table-cell office:value-type="float" office:value="256790" table:style-name="ce2">
            <text:p>256790</text:p>
          </table:table-cell>
          <table:table-cell table:number-columns-repeated="16381"/>
        </table:table-row>
        <table:table-row table:style-name="ro1">
          <table:table-cell office:value-type="float" office:value="84.5" table:style-name="ce2">
            <text:p>84,5</text:p>
          </table:table-cell>
          <table:table-cell office:value-type="float" office:value="7.0334000000000003" table:style-name="ce2">
            <text:p>7,0334</text:p>
          </table:table-cell>
          <table:table-cell office:value-type="float" office:value="258030" table:style-name="ce2">
            <text:p>258030</text:p>
          </table:table-cell>
          <table:table-cell table:number-columns-repeated="16381" table:style-name="ce1"/>
        </table:table-row>
        <table:table-row table:style-name="ro1">
          <table:table-cell office:value-type="float" office:value="84.783000000000001" table:style-name="ce2">
            <text:p>84,783</text:p>
          </table:table-cell>
          <table:table-cell office:value-type="float" office:value="7.0571000000000002" table:style-name="ce2">
            <text:p>7,0571</text:p>
          </table:table-cell>
          <table:table-cell office:value-type="float" office:value="259290" table:style-name="ce2">
            <text:p>259290</text:p>
          </table:table-cell>
          <table:table-cell table:number-columns-repeated="16381" table:style-name="ce1"/>
        </table:table-row>
        <table:table-row table:style-name="ro1">
          <table:table-cell office:value-type="float" office:value="85.05" table:style-name="ce2">
            <text:p>85,05</text:p>
          </table:table-cell>
          <table:table-cell office:value-type="float" office:value="7.0792999999999999" table:style-name="ce2">
            <text:p>7,0793</text:p>
          </table:table-cell>
          <table:table-cell office:value-type="float" office:value="260530" table:style-name="ce2">
            <text:p>260530</text:p>
          </table:table-cell>
          <table:table-cell table:number-columns-repeated="16381" table:style-name="ce1"/>
        </table:table-row>
        <table:table-row table:style-name="ro1">
          <table:table-cell office:value-type="float" office:value="85.332999999999998" table:style-name="ce2">
            <text:p>85,333</text:p>
          </table:table-cell>
          <table:table-cell office:value-type="float" office:value="7.1029" table:style-name="ce2">
            <text:p>7,1029</text:p>
          </table:table-cell>
          <table:table-cell office:value-type="float" office:value="261780" table:style-name="ce2">
            <text:p>261780</text:p>
          </table:table-cell>
          <table:table-cell table:number-columns-repeated="16381" table:style-name="ce1"/>
        </table:table-row>
        <table:table-row table:style-name="ro1">
          <table:table-cell office:value-type="float" office:value="85.617000000000004" table:style-name="ce2">
            <text:p>85,617</text:p>
          </table:table-cell>
          <table:table-cell office:value-type="float" office:value="7.1265000000000001" table:style-name="ce2">
            <text:p>7,1265</text:p>
          </table:table-cell>
          <table:table-cell office:value-type="float" office:value="263070" table:style-name="ce2">
            <text:p>263070</text:p>
          </table:table-cell>
          <table:table-cell table:number-columns-repeated="16381" table:style-name="ce1"/>
        </table:table-row>
        <table:table-row table:style-name="ro1">
          <table:table-cell office:value-type="float" office:value="85.917000000000002" table:style-name="ce2">
            <text:p>85,917</text:p>
          </table:table-cell>
          <table:table-cell office:value-type="float" office:value="7.1515000000000004" table:style-name="ce2">
            <text:p>7,1515</text:p>
          </table:table-cell>
          <table:table-cell office:value-type="float" office:value="264330" table:style-name="ce2">
            <text:p>264330</text:p>
          </table:table-cell>
          <table:table-cell table:number-columns-repeated="16381" table:style-name="ce1"/>
        </table:table-row>
        <table:table-row table:style-name="ro1">
          <table:table-cell office:value-type="float" office:value="86.216999999999999" table:style-name="ce2">
            <text:p>86,217</text:p>
          </table:table-cell>
          <table:table-cell office:value-type="float" office:value="7.1769999999999996" table:style-name="ce2">
            <text:p>7,177</text:p>
          </table:table-cell>
          <table:table-cell office:value-type="float" office:value="265570" table:style-name="ce2">
            <text:p>265570</text:p>
          </table:table-cell>
          <table:table-cell table:number-columns-repeated="16381" table:style-name="ce1"/>
        </table:table-row>
        <table:table-row table:style-name="ro1">
          <table:table-cell office:value-type="float" office:value="86.5" table:style-name="ce2">
            <text:p>86,5</text:p>
          </table:table-cell>
          <table:table-cell office:value-type="float" office:value="7.2004999999999999" table:style-name="ce2">
            <text:p>7,2005</text:p>
          </table:table-cell>
          <table:table-cell office:value-type="float" office:value="266820" table:style-name="ce2">
            <text:p>266820</text:p>
          </table:table-cell>
          <table:table-cell table:number-columns-repeated="16381" table:style-name="ce1"/>
        </table:table-row>
        <table:table-row table:style-name="ro1">
          <table:table-cell office:value-type="float" office:value="86.783000000000001" table:style-name="ce2">
            <text:p>86,783</text:p>
          </table:table-cell>
          <table:table-cell office:value-type="float" office:value="7.2241999999999997" table:style-name="ce2">
            <text:p>7,2242</text:p>
          </table:table-cell>
          <table:table-cell office:value-type="float" office:value="268080" table:style-name="ce2">
            <text:p>268080</text:p>
          </table:table-cell>
          <table:table-cell table:number-columns-repeated="16381" table:style-name="ce1"/>
        </table:table-row>
        <table:table-row table:style-name="ro1">
          <table:table-cell office:value-type="float" office:value="87.066999999999993" table:style-name="ce2">
            <text:p>87,067</text:p>
          </table:table-cell>
          <table:table-cell office:value-type="float" office:value="7.2477" table:style-name="ce2">
            <text:p>7,2477</text:p>
          </table:table-cell>
          <table:table-cell office:value-type="float" office:value="269350" table:style-name="ce2">
            <text:p>269350</text:p>
          </table:table-cell>
          <table:table-cell table:number-columns-repeated="16381" table:style-name="ce1"/>
        </table:table-row>
        <table:table-row table:style-name="ro1">
          <table:table-cell office:value-type="float" office:value="87.35" table:style-name="ce2">
            <text:p>87,35</text:p>
          </table:table-cell>
          <table:table-cell office:value-type="float" office:value="7.2714999999999996" table:style-name="ce2">
            <text:p>7,2715</text:p>
          </table:table-cell>
          <table:table-cell office:value-type="float" office:value="270600" table:style-name="ce2">
            <text:p>270600</text:p>
          </table:table-cell>
          <table:table-cell table:number-columns-repeated="16381" table:style-name="ce1"/>
        </table:table-row>
        <table:table-row table:style-name="ro1">
          <table:table-cell office:value-type="float" office:value="87.65" table:style-name="ce2">
            <text:p>87,65</text:p>
          </table:table-cell>
          <table:table-cell office:value-type="float" office:value="7.2958999999999996" table:style-name="ce2">
            <text:p>7,2959</text:p>
          </table:table-cell>
          <table:table-cell office:value-type="float" office:value="271930" table:style-name="ce2">
            <text:p>271930</text:p>
          </table:table-cell>
          <table:table-cell table:number-columns-repeated="16381" table:style-name="ce1"/>
        </table:table-row>
        <table:table-row table:style-name="ro1">
          <table:table-cell office:value-type="float" office:value="87.966999999999999" table:style-name="ce2">
            <text:p>87,967</text:p>
          </table:table-cell>
          <table:table-cell office:value-type="float" office:value="7.3224999999999998" table:style-name="ce2">
            <text:p>7,3225</text:p>
          </table:table-cell>
          <table:table-cell office:value-type="float" office:value="273180" table:style-name="ce2">
            <text:p>273180</text:p>
          </table:table-cell>
          <table:table-cell table:number-columns-repeated="16381" table:style-name="ce1"/>
        </table:table-row>
        <table:table-row table:style-name="ro1">
          <table:table-cell office:value-type="float" office:value="88.3" table:style-name="ce2">
            <text:p>88,3</text:p>
          </table:table-cell>
          <table:table-cell office:value-type="float" office:value="7.3501000000000003" table:style-name="ce2">
            <text:p>7,3501</text:p>
          </table:table-cell>
          <table:table-cell office:value-type="float" office:value="274540" table:style-name="ce2">
            <text:p>274540</text:p>
          </table:table-cell>
          <table:table-cell table:number-columns-repeated="16381" table:style-name="ce1"/>
        </table:table-row>
        <table:table-row table:style-name="ro1">
          <table:table-cell office:value-type="float" office:value="88.6" table:style-name="ce2">
            <text:p>88,6</text:p>
          </table:table-cell>
          <table:table-cell office:value-type="float" office:value="7.375" table:style-name="ce2">
            <text:p>7,375</text:p>
          </table:table-cell>
          <table:table-cell office:value-type="float" office:value="271940" table:formula="of:=[.C942]-[.D943]" table:style-name="ce2">
            <text:p>271940</text:p>
          </table:table-cell>
          <table:table-cell office:value-type="float" office:value="2600" table:style-name="ce1">
            <text:p>2600</text:p>
          </table:table-cell>
          <table:table-cell table:number-columns-repeated="16380"/>
        </table:table-row>
        <table:table-row table:style-name="ro1">
          <table:table-cell office:value-type="float" office:value="88.933000000000007" table:style-name="ce2">
            <text:p>88,933</text:p>
          </table:table-cell>
          <table:table-cell office:value-type="float" office:value="7.4034000000000004" table:style-name="ce2">
            <text:p>7,4034</text:p>
          </table:table-cell>
          <table:table-cell office:value-type="float" office:value="266740" table:formula="of:=[.C943]-2*[.D943]" table:style-name="ce2">
            <text:p>266740</text:p>
          </table:table-cell>
          <table:table-cell table:number-columns-repeated="16381" table:style-name="ce1"/>
        </table:table-row>
        <table:table-row table:style-name="ro1">
          <table:table-cell office:value-type="float" office:value="89.233000000000004" table:style-name="ce2">
            <text:p>89,233</text:p>
          </table:table-cell>
          <table:table-cell office:value-type="float" office:value="7.4280999999999997" table:style-name="ce2">
            <text:p>7,4281</text:p>
          </table:table-cell>
          <table:table-cell office:value-type="float" office:value="262840" table:formula="of:=[.C944]-1.5*[.D943]" table:style-name="ce2">
            <text:p>262840</text:p>
          </table:table-cell>
          <table:table-cell table:number-columns-repeated="16381"/>
        </table:table-row>
        <table:table-row table:style-name="ro1">
          <table:table-cell office:value-type="float" office:value="89.582999999999998" table:style-name="ce2">
            <text:p>89,583</text:p>
          </table:table-cell>
          <table:table-cell office:value-type="float" office:value="7.4574999999999996" table:style-name="ce2">
            <text:p>7,4575</text:p>
          </table:table-cell>
          <table:table-cell office:value-type="float" office:value="259720" table:formula="of:=[.C945]-1.2*[.D943]" table:style-name="ce2">
            <text:p>259720</text:p>
          </table:table-cell>
          <table:table-cell table:number-columns-repeated="16381"/>
        </table:table-row>
        <table:table-row table:style-name="ro1">
          <table:table-cell office:value-type="float" office:value="89.882999999999996" table:style-name="ce2">
            <text:p>89,883</text:p>
          </table:table-cell>
          <table:table-cell office:value-type="float" office:value="7.4820000000000002" table:style-name="ce2">
            <text:p>7,482</text:p>
          </table:table-cell>
          <table:table-cell office:value-type="float" office:value="257120" table:formula="of:=[.C946]-[.D943]" table:style-name="ce2">
            <text:p>257120</text:p>
          </table:table-cell>
          <table:table-cell table:number-columns-repeated="16381"/>
        </table:table-row>
        <table:table-row table:number-rows-repeated="1047629" table:style-name="ro1">
          <table:table-cell table:number-columns-repeated="16384"/>
        </table:table-row>
      </table:table>
      <table:table table:name="Planilha4" table:style-name="ta1">
        <table:shapes>
          <draw:frame draw:z-index="1" draw:id="id3" draw:style-name="a3" draw:name="Gráfico 1" svg:x="12.67205in" svg:y="1.49646in" svg:width="11.14331in" svg:height="7.04803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19" number:min-decimal-places="19" number:min-integer-digits="1"/>
    </number:number-style>
    <number:number-style style:name="N38">
      <number:number number:decimal-places="5" number:min-decimal-places="5" number:min-integer-digits="1"/>
    </number:number-style>
    <number:number-style style:name="N39">
      <number:number number:decimal-places="7" number:min-decimal-places="7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Guilherme William Castro</dc:creator>
    <meta:creation-date>2023-07-01T17:35:58Z</meta:creation-date>
    <dc:date>2023-07-05T13:07:28Z</dc:date>
    <meta:editing-cycles>1</meta:editing-cycles>
    <meta:editing-duration>PT6738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polynomial" chart:regression-name="" chart:regression-force-intercept="true" chart:regression-intercept-value="0" chart:regression-max-degree="6"/>
      <style:graphic-properties draw:fill="none" draw:stroke="solid" svg:stroke-width="0.00694in" svg:stroke-color="#ff0000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484.8944881889764pt" svg:width="895.3227559055118pt" chart:style-name="Crt0">
        <chart:legend chart:legend-position="end" chart:legend-align="center" chart:style-name="Lgnd"/>
        <chart:plot-area svg:x="34.128031496063pt" svg:y="95.26685039370079pt" svg:width="672.129842519685pt" svg:height="374.973385826771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CP-1.$A$2:.$A$941" chart:class="chart:line" chart:attached-axis="primary-y" chart:style-name="G0S0">
            <chart:data-point chart:repeated="940"/>
          </chart:series>
          <chart:series chart:values-cell-range-address="CP-1.$B$2:.$B$941" chart:class="chart:line" chart:attached-axis="primary-y" chart:style-name="G0S1">
            <chart:regression-curve chart:style-name="T010">
              <chart:equation chart:automatic-content="true" chart:display-equation="true" chart:display-r-square="true" svg:x="15.39165354330709pt" svg:y="25.36858267716535pt" chart:style-name="TL010"/>
            </chart:regression-curve>
            <chart:data-point chart:repeated="94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polynomial" chart:regression-name="" chart:regression-max-degree="5"/>
      <style:graphic-properties draw:fill="none" draw:stroke="solid" svg:stroke-width="0.00694in" svg:stroke-color="#ff420e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484.1291338582677pt" svg:width="877.2377952755905pt" chart:style-name="Crt0">
        <chart:legend chart:legend-position="end" chart:legend-align="center" chart:style-name="Lgnd"/>
        <chart:plot-area svg:x="42.49pt" svg:y="76.04905511811023pt" svg:width="643.0753543307087pt" svg:height="408.080078740157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CP-2.$B$2:.$B$954" chart:class="chart:line" chart:attached-axis="primary-y" chart:style-name="G0S0">
            <chart:data-point chart:repeated="953"/>
          </chart:series>
          <chart:series chart:values-cell-range-address="CP-2.$C$2:.$C$954" chart:class="chart:line" chart:attached-axis="primary-y" chart:style-name="G0S1">
            <chart:regression-curve chart:style-name="T010">
              <chart:equation chart:automatic-content="true" chart:display-equation="true" chart:display-r-square="true" svg:x="52.46763779527559pt" svg:y="29.62031496062992pt" chart:style-name="TL010"/>
            </chart:regression-curve>
            <chart:data-point chart:repeated="95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polynomial" chart:regression-name="" chart:regression-max-degree="5"/>
      <style:graphic-properties draw:fill="none" draw:stroke="solid" svg:stroke-width="0.00694in" svg:stroke-color="#ff420e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58.8661417322834pt" svg:width="689.4141732283464pt" chart:style-name="Crt0">
        <chart:legend chart:legend-position="end" chart:legend-align="center" chart:style-name="Lgnd"/>
        <chart:plot-area svg:x="13.23724409448819pt" svg:y="54.3924409448819pt" svg:width="502.1651968503937pt" svg:height="298.918110236220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CP-3.$B$2:.$B$947" chart:class="chart:line" chart:attached-axis="primary-y" chart:style-name="G0S0">
            <chart:data-point chart:repeated="946"/>
          </chart:series>
          <chart:series chart:values-cell-range-address="CP-3.$C$2:.$C$947" chart:class="chart:line" chart:attached-axis="primary-y" chart:style-name="G0S1">
            <chart:regression-curve chart:style-name="T010">
              <chart:equation chart:automatic-content="true" chart:display-equation="true" chart:display-r-square="true" svg:x="30.32944881889764pt" svg:y="15.53259842519685pt" chart:style-name="TL010"/>
            </chart:regression-curve>
            <chart:data-point chart:repeated="94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1" number:min-decimal-places="1"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polynomial" chart:regression-name="" chart:regression-max-degree="3"/>
      <style:graphic-properties draw:fill="none" draw:stroke="solid" svg:stroke-width="0.00694in" svg:stroke-color="#ff0000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5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507.4581889763779pt" svg:width="802.318110236220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CP-1.$D$3:.$D$22" chart:class="chart:line" chart:attached-axis="primary-y" chart:style-name="G0S0">
            <chart:data-point chart:repeated="20"/>
          </chart:series>
          <chart:series chart:values-cell-range-address="CP-1.$E$3:.$E$22" chart:class="chart:line" chart:attached-axis="primary-y" chart:style-name="G0S1"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2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